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2000002800007DAD00000D55074AF012.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EUAlbertina" svg:font-family="EUAlbertina"/>
    <style:font-face style:name="NewsGotT" svg:font-family="NewsGotT"/>
    <style:font-face style:name="OpenSymbol" svg:font-family="OpenSymbol, 'Arial Unicode MS'"/>
    <style:font-face style:name="Tahoma1" svg:font-family="Tahoma"/>
    <style:font-face style:name="Courier New" svg:font-family="'Courier New'" style:font-family-generic="modern"/>
    <style:font-face style:name="FreeSans" svg:font-family="FreeSans" style:font-family-generic="swiss"/>
    <style:font-face style:name="NewsGotT1" svg:font-family="NewsGotT"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d BT" svg:font-family="'Eras Bd BT'"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44cm" table:align="left" style:writing-mode="lr-tb"/>
    </style:style>
    <style:style style:name="Tabla1.A" style:family="table-column">
      <style:table-column-properties style:column-width="3.251cm"/>
    </style:style>
    <style:style style:name="Tabla1.B" style:family="table-column">
      <style:table-column-properties style:column-width="3.995cm"/>
    </style:style>
    <style:style style:name="Tabla1.C" style:family="table-column">
      <style:table-column-properties style:column-width="9.698cm"/>
    </style:style>
    <style:style style:name="Tabla1.1" style:family="table-row">
      <style:table-row-properties style:keep-together="true" fo:keep-together="auto"/>
    </style:style>
    <style:style style:name="Tabla1.A1" style:family="table-cell">
      <style:table-cell-properties style:vertical-align="top" fo:padding="0cm" fo:border-left="0.5pt solid #000000" fo:border-right="none" fo:border-top="0.5pt solid #000000" fo:border-bottom="0.5pt solid #000000" style:writing-mode="lr-tb"/>
    </style:style>
    <style:style style:name="Tabla1.C1" style:family="table-cell">
      <style:table-cell-properties style:vertical-align="top" fo:padding="0cm" fo:border="0.5pt solid #000000" style:writing-mode="lr-tb"/>
    </style:style>
    <style:style style:name="Tabla1.A2" style:family="table-cell">
      <style:table-cell-properties style:vertical-align="top" fo:padding="0cm" fo:border-left="0.5pt solid #000000" fo:border-right="none" fo:border-top="0.5pt solid #000000" fo:border-bottom="none" style:writing-mode="lr-tb"/>
    </style:style>
    <style:style style:name="Tabla1.B2" style:family="table-cell">
      <style:table-cell-properties style:vertical-align="top" fo:padding="0cm" fo:border-left="none" fo:border-right="0.5pt solid #000000" fo:border-top="0.5pt solid #000000" fo:border-bottom="0.5pt solid #000000" style:writing-mode="lr-tb"/>
    </style:style>
    <style:style style:name="Tabla2" style:family="table">
      <style:table-properties style:width="17.066cm" table:align="left" style:writing-mode="lr-tb"/>
    </style:style>
    <style:style style:name="Tabla2.A" style:family="table-column">
      <style:table-column-properties style:column-width="17.066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944cm" table:align="left" style:writing-mode="lr-tb"/>
    </style:style>
    <style:style style:name="Tabla3.A" style:family="table-column">
      <style:table-column-properties style:column-width="16.944cm"/>
    </style:style>
    <style:style style:name="Tabla3.1" style:family="table-row">
      <style:table-row-properties style:keep-together="true" fo:keep-together="auto"/>
    </style:style>
    <style:style style:name="Tabla3.A1" style:family="table-cell">
      <style:table-cell-properties style:vertical-align="top" fo:padding="0cm" fo:border="0.5pt solid #000000" style:writing-mode="lr-tb"/>
    </style:style>
    <style:style style:name="Tabla4" style:family="table">
      <style:table-properties style:width="16.955cm" table:align="left" style:writing-mode="lr-tb"/>
    </style:style>
    <style:style style:name="Tabla4.A" style:family="table-column">
      <style:table-column-properties style:column-width="4.763cm"/>
    </style:style>
    <style:style style:name="Tabla4.B" style:family="table-column">
      <style:table-column-properties style:column-width="3.463cm"/>
    </style:style>
    <style:style style:name="Tabla4.C" style:family="table-column">
      <style:table-column-properties style:column-width="0.277cm"/>
    </style:style>
    <style:style style:name="Tabla4.D" style:family="table-column">
      <style:table-column-properties style:column-width="3cm"/>
    </style:style>
    <style:style style:name="Tabla4.E" style:family="table-column">
      <style:table-column-properties style:column-width="0.75cm"/>
    </style:style>
    <style:style style:name="Tabla4.F" style:family="table-column">
      <style:table-column-properties style:column-width="0.443cm"/>
    </style:style>
    <style:style style:name="Tabla4.G" style:family="table-column">
      <style:table-column-properties style:column-width="4.26cm"/>
    </style:style>
    <style:style style:name="Tabla4.1" style:family="table-row">
      <style:table-row-properties style:keep-together="true" fo:keep-together="auto"/>
    </style:style>
    <style:style style:name="Tab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E1" style:family="table-cell">
      <style:table-cell-properties style:vertical-align="top" fo:padding-left="0.123cm" fo:padding-right="0.123cm" fo:padding-top="0cm" fo:padding-bottom="0cm" fo:border="0.5pt solid #000000" style:writing-mode="lr-tb"/>
    </style:style>
    <style:style style:name="Tabla4.2" style:family="table-row">
      <style:table-row-properties style:min-row-height="0.506cm" style:keep-together="true" fo:keep-together="auto"/>
    </style:style>
    <style:style style:name="Tabla4.A2" style:family="table-cell">
      <style:table-cell-properties style:vertical-align="top" fo:padding="0cm" fo:border-left="0.5pt solid #000000" fo:border-right="0.5pt solid #000000" fo:border-top="none" fo:border-bottom="0.5pt solid #000000" style:writing-mode="lr-tb"/>
    </style:style>
    <style:style style:name="Tabla4.A3" style:family="table-cell">
      <style:table-cell-properties style:vertical-align="middle" fo:padding="0cm" fo:border-left="0.5pt solid #000000" fo:border-right="0.5pt solid #000000" fo:border-top="0.5pt solid #000000" fo:border-bottom="none" style:writing-mode="lr-tb"/>
    </style:style>
    <style:style style:name="Tabla4.4" style:family="table-row">
      <style:table-row-properties style:min-row-height="0.529cm" style:keep-together="true" fo:keep-together="auto"/>
    </style:style>
    <style:style style:name="Tabla4.A6" style:family="table-cell">
      <style:table-cell-properties style:vertical-align="top" fo:padding="0cm" fo:border-left="0.5pt solid #000000" fo:border-right="none" fo:border-top="0.5pt solid #000000" fo:border-bottom="none" style:writing-mode="lr-tb"/>
    </style:style>
    <style:style style:name="Tabla4.D6" style:family="table-cell">
      <style:table-cell-properties style:vertical-align="top" fo:padding="0cm" fo:border-left="none" fo:border-right="none" fo:border-top="0.5pt solid #000000" fo:border-bottom="none" style:writing-mode="lr-tb"/>
    </style:style>
    <style:style style:name="Tabla4.F6" style:family="table-cell">
      <style:table-cell-properties style:vertical-align="top" fo:padding="0cm" fo:border-left="none" fo:border-right="0.5pt solid #000000" fo:border-top="0.5pt solid #000000" fo:border-bottom="none" style:writing-mode="lr-tb"/>
    </style:style>
    <style:style style:name="Tabla4.7" style:family="table-row">
      <style:table-row-properties style:min-row-height="0.176cm" style:keep-together="true" fo:keep-together="auto"/>
    </style:style>
    <style:style style:name="Tabla4.A7" style:family="table-cell">
      <style:table-cell-properties style:vertical-align="top" fo:padding="0cm" fo:border-left="0.5pt solid #000000" fo:border-right="none" fo:border-top="none" fo:border-bottom="none" style:writing-mode="lr-tb"/>
    </style:style>
    <style:style style:name="Tabla4.B7" style:family="table-cell">
      <style:table-cell-properties style:vertical-align="top" fo:padding="0cm" fo:border="none" style:writing-mode="lr-tb"/>
    </style:style>
    <style:style style:name="Tabla4.F7" style:family="table-cell">
      <style:table-cell-properties style:vertical-align="top" fo:padding="0cm" fo:border-left="none" fo:border-right="0.5pt solid #000000" fo:border-top="none" fo:border-bottom="none" style:writing-mode="lr-tb"/>
    </style:style>
    <style:style style:name="Tabla4.A8" style:family="table-cell">
      <style:table-cell-properties style:vertical-align="top" fo:padding="0cm" fo:border-left="0.5pt solid #000000" fo:border-right="none" fo:border-top="none" fo:border-bottom="0.5pt solid #000000" style:writing-mode="lr-tb"/>
    </style:style>
    <style:style style:name="Tabla4.B8" style:family="table-cell">
      <style:table-cell-properties style:vertical-align="top" fo:padding="0cm" fo:border-left="none" fo:border-right="none" fo:border-top="none" fo:border-bottom="0.5pt solid #000000" style:writing-mode="lr-tb"/>
    </style:style>
    <style:style style:name="Tabla4.F8" style:family="table-cell">
      <style:table-cell-properties style:vertical-align="top" fo:padding="0cm" fo:border-left="none" fo:border-right="0.5pt solid #000000" fo:border-top="none" fo:border-bottom="0.5pt solid #000000" style:writing-mode="lr-tb"/>
    </style:style>
    <style:style style:name="Tabla4.A9" style:family="table-cell">
      <style:table-cell-properties style:vertical-align="middle" fo:padding="0cm" fo:border-left="0.5pt solid #000000" fo:border-right="none" fo:border-top="0.5pt solid #000000" fo:border-bottom="0.5pt solid #000000" style:writing-mode="lr-tb"/>
    </style:style>
    <style:style style:name="Tabla4.D9" style:family="table-cell">
      <style:table-cell-properties style:vertical-align="middle" fo:padding="0cm" fo:border-left="none" fo:border-right="0.5pt solid #000000" fo:border-top="0.5pt solid #000000" fo:border-bottom="0.5pt solid #000000" style:writing-mode="lr-tb"/>
    </style:style>
    <style:style style:name="Tabla4.A10" style:family="table-cell">
      <style:table-cell-properties style:vertical-align="top" fo:padding="0cm" fo:border-left="0.5pt solid #000000" fo:border-right="none" fo:border-top="0.5pt solid #000000" fo:border-bottom="0.5pt solid #000000" style:writing-mode="lr-tb"/>
    </style:style>
    <style:style style:name="Tabla4.D10" style:family="table-cell">
      <style:table-cell-properties style:vertical-align="top" fo:padding="0cm" fo:border-left="none" fo:border-right="none" fo:border-top="0.5pt solid #000000" fo:border-bottom="0.5pt solid #000000" style:writing-mode="lr-tb"/>
    </style:style>
    <style:style style:name="Tabla4.G10" style:family="table-cell">
      <style:table-cell-properties style:vertical-align="top" fo:padding="0cm" fo:border-left="none" fo:border-right="0.5pt solid #000000" fo:border-top="0.5pt solid #000000" fo:border-bottom="0.5pt solid #000000" style:writing-mode="lr-tb"/>
    </style:style>
    <style:style style:name="Tabla4.A11" style:family="table-cell">
      <style:table-cell-properties style:vertical-align="top" fo:padding="0cm" fo:border-left="0.5pt solid #000000" fo:border-right="0.5pt solid #000000" fo:border-top="0.5pt solid #000000" fo:border-bottom="none" style:writing-mode="lr-tb"/>
    </style:style>
    <style:style style:name="Tabla4.A12" style:family="table-cell">
      <style:table-cell-properties style:vertical-align="top" fo:padding="0cm" fo:border-left="0.5pt solid #000000" fo:border-right="0.5pt solid #000000" fo:border-top="none" fo:border-bottom="none" style:writing-mode="lr-tb"/>
    </style:style>
    <style:style style:name="Tabla4.13" style:family="table-row">
      <style:table-row-properties style:min-row-height="0.342cm" style:keep-together="true" fo:keep-together="auto"/>
    </style:style>
    <style:style style:name="Tabla4.A13" style:family="table-cell">
      <style:table-cell-properties style:vertical-align="top" fo:padding="0cm" fo:border="0.5pt solid #000000" style:writing-mode="lr-tb"/>
    </style:style>
    <style:style style:name="Tabla5" style:family="table">
      <style:table-properties style:width="16.944cm" table:align="left" style:writing-mode="lr-tb"/>
    </style:style>
    <style:style style:name="Tabla5.A" style:family="table-column">
      <style:table-column-properties style:column-width="8.001cm"/>
    </style:style>
    <style:style style:name="Tabla5.B" style:family="table-column">
      <style:table-column-properties style:column-width="3.501cm"/>
    </style:style>
    <style:style style:name="Tabla5.C" style:family="table-column">
      <style:table-column-properties style:column-width="5.442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944cm" table:align="left" style:writing-mode="lr-tb"/>
    </style:style>
    <style:style style:name="Tabla6.A" style:family="table-column">
      <style:table-column-properties style:column-width="8.001cm"/>
    </style:style>
    <style:style style:name="Tabla6.B" style:family="table-column">
      <style:table-column-properties style:column-width="3.501cm"/>
    </style:style>
    <style:style style:name="Tabla6.C" style:family="table-column">
      <style:table-column-properties style:column-width="5.442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0.5pt solid #000000" style:writing-mode="lr-tb"/>
    </style:style>
    <style:style style:name="Tabla7" style:family="table">
      <style:table-properties style:width="16.944cm" table:align="left" style:writing-mode="lr-tb"/>
    </style:style>
    <style:style style:name="Tabla7.A" style:family="table-column">
      <style:table-column-properties style:column-width="8.001cm"/>
    </style:style>
    <style:style style:name="Tabla7.B" style:family="table-column">
      <style:table-column-properties style:column-width="3.501cm"/>
    </style:style>
    <style:style style:name="Tabla7.C" style:family="table-column">
      <style:table-column-properties style:column-width="5.442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23cm" fo:padding-right="0.123cm" fo:padding-top="0cm" fo:padding-bottom="0cm" fo:border="0.5pt solid #000000" style:writing-mode="lr-tb"/>
    </style:style>
    <style:style style:name="Tabla8" style:family="table">
      <style:table-properties style:width="15.007cm" table:align="left" style:writing-mode="lr-tb"/>
    </style:style>
    <style:style style:name="Tabla8.A" style:family="table-column">
      <style:table-column-properties style:column-width="15.007cm"/>
    </style:style>
    <style:style style:name="Tabla8.1" style:family="table-row">
      <style:table-row-properties style:keep-together="true" fo:keep-together="auto"/>
    </style:style>
    <style:style style:name="Tabla8.A1" style:family="table-cell">
      <style:table-cell-properties style:vertical-align="top" fo:padding="0.097cm" fo:border="0.1pt solid #000000" style:writing-mode="lr-tb"/>
    </style:style>
    <style:style style:name="Tabla9" style:family="table">
      <style:table-properties style:width="16.887cm" table:align="left" style:writing-mode="lr-tb"/>
    </style:style>
    <style:style style:name="Tabla9.A" style:family="table-column">
      <style:table-column-properties style:column-width="16.887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0.5pt solid #000000" style:writing-mode="lr-tb"/>
    </style:style>
    <style:style style:name="Tabla10" style:family="table">
      <style:table-properties style:width="16.944cm" table:align="left" style:writing-mode="lr-tb"/>
    </style:style>
    <style:style style:name="Tabla10.A" style:family="table-column">
      <style:table-column-properties style:column-width="16.944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944cm" table:align="left" style:writing-mode="lr-tb"/>
    </style:style>
    <style:style style:name="Tabla11.A" style:family="table-column">
      <style:table-column-properties style:column-width="16.944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944cm" table:align="left" style:writing-mode="lr-tb"/>
    </style:style>
    <style:style style:name="Tabla12.A" style:family="table-column">
      <style:table-column-properties style:column-width="16.944cm"/>
    </style:style>
    <style:style style:name="Tabla12.1" style:family="table-row">
      <style:table-row-properties style:keep-together="true" fo:keep-together="auto"/>
    </style:style>
    <style:style style:name="Tabla12.A1"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944cm" table:align="left" style:writing-mode="lr-tb"/>
    </style:style>
    <style:style style:name="Tabla13.A" style:family="table-column">
      <style:table-column-properties style:column-width="16.944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944cm" table:align="left" style:writing-mode="lr-tb"/>
    </style:style>
    <style:style style:name="Tabla14.A" style:family="table-column">
      <style:table-column-properties style:column-width="7.001cm"/>
    </style:style>
    <style:style style:name="Tabla14.B" style:family="table-column">
      <style:table-column-properties style:column-width="9.943cm"/>
    </style:style>
    <style:style style:name="Tabla14.1" style:family="table-row">
      <style:table-row-properties style:min-row-height="0.512cm" style:keep-together="true" fo:keep-together="auto"/>
    </style:style>
    <style:style style:name="Tabla14.A1" style:family="table-cell">
      <style:table-cell-properties style:vertical-align="top" fo:padding="0cm" fo:border-left="0.5pt solid #000000" fo:border-right="none" fo:border-top="0.5pt solid #000000" fo:border-bottom="0.5pt solid #000000" style:writing-mode="lr-tb"/>
    </style:style>
    <style:style style:name="Tabla14.B1" style:family="table-cell">
      <style:table-cell-properties style:vertical-align="top" fo:padding="0cm" fo:border="0.5pt solid #000000" style:writing-mode="lr-tb"/>
    </style:style>
    <style:style style:name="Tabla14.2" style:family="table-row">
      <style:table-row-properties style:min-row-height="0.318cm" style:keep-together="true" fo:keep-together="auto"/>
    </style:style>
    <style:style style:name="Tabla14.3" style:family="table-row">
      <style:table-row-properties style:keep-together="true" fo:keep-together="auto"/>
    </style:style>
    <style:style style:name="Tabla15" style:family="table">
      <style:table-properties style:width="16.944cm" table:align="left" style:writing-mode="lr-tb"/>
    </style:style>
    <style:style style:name="Tabla15.A" style:family="table-column">
      <style:table-column-properties style:column-width="16.944cm"/>
    </style:style>
    <style:style style:name="Tabla15.1" style:family="table-row">
      <style:table-row-properties style:keep-together="true" fo:keep-together="auto"/>
    </style:style>
    <style:style style:name="Tabla15.A1"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928cm" table:align="left" style:writing-mode="lr-tb"/>
    </style:style>
    <style:style style:name="Tabla16.A" style:family="table-column">
      <style:table-column-properties style:column-width="16.928cm"/>
    </style:style>
    <style:style style:name="Tabla16.1" style:family="table-row">
      <style:table-row-properties style:min-row-height="0.467cm" style:keep-together="true" fo:keep-together="auto"/>
    </style:style>
    <style:style style:name="Tabla16.A1" style:family="table-cell">
      <style:table-cell-properties style:vertical-align="top" fo:padding="0cm" fo:border="0.5pt solid #000000" style:writing-mode="lr-tb"/>
    </style:style>
    <style:style style:name="Tabla16.2" style:family="table-row">
      <style:table-row-properties style:keep-together="true" fo:keep-together="auto"/>
    </style:style>
    <style:style style:name="Tabla16.A2" style:family="table-cell">
      <style:table-cell-properties style:vertical-align="middle" fo:padding="0cm" fo:border="0.5pt solid #000000" style:writing-mode="lr-tb"/>
    </style:style>
    <style:style style:name="Tabla17" style:family="table">
      <style:table-properties style:width="16.944cm" table:align="left" style:writing-mode="lr-tb"/>
    </style:style>
    <style:style style:name="Tabla17.A" style:family="table-column">
      <style:table-column-properties style:column-width="8.001cm"/>
    </style:style>
    <style:style style:name="Tabla17.B" style:family="table-column">
      <style:table-column-properties style:column-width="3.501cm"/>
    </style:style>
    <style:style style:name="Tabla17.C" style:family="table-column">
      <style:table-column-properties style:column-width="5.442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1"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944cm" table:align="left" style:writing-mode="lr-tb"/>
    </style:style>
    <style:style style:name="Tabla18.A" style:family="table-column">
      <style:table-column-properties style:column-width="16.944cm"/>
    </style:style>
    <style:style style:name="Tabla18.1" style:family="table-row">
      <style:table-row-properties style:min-row-height="0.527cm" style:keep-together="true" fo:keep-together="auto"/>
    </style:style>
    <style:style style:name="Tabla18.A1" style:family="table-cell">
      <style:table-cell-properties style:vertical-align="top" fo:padding="0cm" fo:border="0.5pt solid #000000" style:writing-mode="lr-tb"/>
    </style:style>
    <style:style style:name="Tabla19" style:family="table">
      <style:table-properties style:width="16.944cm" table:align="left" style:writing-mode="lr-tb"/>
    </style:style>
    <style:style style:name="Tabla19.A" style:family="table-column">
      <style:table-column-properties style:column-width="16.944cm"/>
    </style:style>
    <style:style style:name="Tabla19.1" style:family="table-row">
      <style:table-row-properties style:min-row-height="0.369cm" style:keep-together="true" fo:keep-together="auto"/>
    </style:style>
    <style:style style:name="Tabla19.A1" style:family="table-cell">
      <style:table-cell-properties style:vertical-align="top" fo:padding="0cm" fo:border="0.5pt solid #000000" style:writing-mode="lr-tb"/>
    </style:style>
    <style:style style:name="Tabla20" style:family="table">
      <style:table-properties style:width="16.944cm" table:align="left" style:writing-mode="lr-tb"/>
    </style:style>
    <style:style style:name="Tabla20.A" style:family="table-column">
      <style:table-column-properties style:column-width="16.944cm"/>
    </style:style>
    <style:style style:name="Tabla20.1" style:family="table-row">
      <style:table-row-properties style:min-row-height="0.527cm" style:keep-together="true" fo:keep-together="auto"/>
    </style:style>
    <style:style style:name="Tabla20.A1" style:family="table-cell">
      <style:table-cell-properties style:vertical-align="top" fo:padding="0cm" fo:border="0.5pt solid #000000" style:writing-mode="lr-tb"/>
    </style:style>
    <style:style style:name="Tabla21" style:family="table">
      <style:table-properties style:width="16.984cm" table:align="left" style:writing-mode="lr-tb"/>
    </style:style>
    <style:style style:name="Tabla21.A" style:family="table-column">
      <style:table-column-properties style:column-width="2.247cm"/>
    </style:style>
    <style:style style:name="Tabla21.B" style:family="table-column">
      <style:table-column-properties style:column-width="0.25cm"/>
    </style:style>
    <style:style style:name="Tabla21.C" style:family="table-column">
      <style:table-column-properties style:column-width="0.686cm"/>
    </style:style>
    <style:style style:name="Tabla21.D" style:family="table-column">
      <style:table-column-properties style:column-width="2.067cm"/>
    </style:style>
    <style:style style:name="Tabla21.E" style:family="table-column">
      <style:table-column-properties style:column-width="0.623cm"/>
    </style:style>
    <style:style style:name="Tabla21.F" style:family="table-column">
      <style:table-column-properties style:column-width="2.131cm"/>
    </style:style>
    <style:style style:name="Tabla21.G" style:family="table-column">
      <style:table-column-properties style:column-width="0.041cm"/>
    </style:style>
    <style:style style:name="Tabla21.H" style:family="table-column">
      <style:table-column-properties style:column-width="0.519cm"/>
    </style:style>
    <style:style style:name="Tabla21.I" style:family="table-column">
      <style:table-column-properties style:column-width="1.946cm"/>
    </style:style>
    <style:style style:name="Tabla21.J" style:family="table-column">
      <style:table-column-properties style:column-width="0.746cm"/>
    </style:style>
    <style:style style:name="Tabla21.K" style:family="table-column">
      <style:table-column-properties style:column-width="2.009cm"/>
    </style:style>
    <style:style style:name="Tabla21.L" style:family="table-column">
      <style:table-column-properties style:column-width="0.681cm"/>
    </style:style>
    <style:style style:name="Tabla21.M" style:family="table-column">
      <style:table-column-properties style:column-width="2.584cm"/>
    </style:style>
    <style:style style:name="Tabla21.N" style:family="table-column">
      <style:table-column-properties style:column-width="0.455cm"/>
    </style:style>
    <style:style style:name="Tabla21.1" style:family="table-row">
      <style:table-row-properties style:min-row-height="0.423cm" style:keep-together="true" fo:keep-together="auto"/>
    </style:style>
    <style:style style:name="Tabla21.A1" style:family="table-cell">
      <style:table-cell-properties style:vertical-align="top" fo:padding="0cm" fo:border-left="0.5pt solid #000000" fo:border-right="0.5pt solid #000000" fo:border-top="0.5pt solid #000000" fo:border-bottom="none" style:writing-mode="lr-tb"/>
    </style:style>
    <style:style style:name="Tabla21.A2" style:family="table-cell">
      <style:table-cell-properties style:vertical-align="top" fo:padding="0cm" fo:border-left="0.5pt solid #000000" fo:border-right="none" fo:border-top="none" fo:border-bottom="none" style:writing-mode="lr-tb"/>
    </style:style>
    <style:style style:name="Tabla21.C2" style:family="table-cell">
      <style:table-cell-properties style:vertical-align="top" fo:padding="0cm" fo:border="none" style:writing-mode="lr-tb"/>
    </style:style>
    <style:style style:name="Tabla21.N2" style:family="table-cell">
      <style:table-cell-properties style:vertical-align="top" fo:padding="0cm" fo:border-left="none" fo:border-right="0.5pt solid #000000" fo:border-top="none" fo:border-bottom="none" style:writing-mode="lr-tb"/>
    </style:style>
    <style:style style:name="Tabla21.A4" style:family="table-cell">
      <style:table-cell-properties style:vertical-align="top" fo:padding="0cm" fo:border="0.5pt solid #000000" style:writing-mode="lr-tb"/>
    </style:style>
    <style:style style:name="Tabla21.A6" style:family="table-cell">
      <style:table-cell-properties style:vertical-align="top" fo:padding="0cm" fo:border-left="0.5pt solid #000000" fo:border-right="none" fo:border-top="none" fo:border-bottom="0.5pt solid #000000" style:writing-mode="lr-tb"/>
    </style:style>
    <style:style style:name="Tabla21.B6" style:family="table-cell">
      <style:table-cell-properties style:vertical-align="top" fo:padding="0cm" fo:border-left="none" fo:border-right="none" fo:border-top="none" fo:border-bottom="0.5pt solid #000000" style:writing-mode="lr-tb"/>
    </style:style>
    <style:style style:name="Tabla21.N6" style:family="table-cell">
      <style:table-cell-properties style:vertical-align="top" fo:padding="0cm" fo:border-left="none" fo:border-right="0.5pt solid #000000" fo:border-top="none" fo:border-bottom="0.5pt solid #000000" style:writing-mode="lr-tb"/>
    </style:style>
    <style:style style:name="Tabla22" style:family="table">
      <style:table-properties style:width="16.944cm" table:align="left" style:writing-mode="lr-tb"/>
    </style:style>
    <style:style style:name="Tabla22.A" style:family="table-column">
      <style:table-column-properties style:column-width="16.944cm"/>
    </style:style>
    <style:style style:name="Tabla22.1" style:family="table-row">
      <style:table-row-properties style:keep-together="true" fo:keep-together="auto"/>
    </style:style>
    <style:style style:name="Tabla22.A1" style:family="table-cell">
      <style:table-cell-properties style:vertical-align="top" fo:padding="0cm" fo:border="0.5pt solid #000000" style:writing-mode="lr-tb"/>
    </style:style>
    <style:style style:name="Tabla23" style:family="table">
      <style:table-properties style:width="16.944cm" table:align="left" style:writing-mode="lr-tb"/>
    </style:style>
    <style:style style:name="Tabla23.A" style:family="table-column">
      <style:table-column-properties style:column-width="16.944cm"/>
    </style:style>
    <style:style style:name="Tabla23.1" style:family="table-row">
      <style:table-row-properties style:keep-together="true" fo:keep-together="auto"/>
    </style:style>
    <style:style style:name="Tabla23.A1" style:family="table-cell">
      <style:table-cell-properties style:vertical-align="top" fo:padding="0cm" fo:border="0.5pt solid #000000" style:writing-mode="lr-tb"/>
    </style:style>
    <style:style style:name="Tabla24" style:family="table">
      <style:table-properties style:width="16.944cm" table:align="left" style:writing-mode="lr-tb"/>
    </style:style>
    <style:style style:name="Tabla24.A" style:family="table-column">
      <style:table-column-properties style:column-width="16.944cm"/>
    </style:style>
    <style:style style:name="Tabla24.1" style:family="table-row">
      <style:table-row-properties style:keep-together="true" fo:keep-together="auto"/>
    </style:style>
    <style:style style:name="Tabla24.A1"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7.013cm" fo:margin-left="-0.143cm" table:align="left" style:writing-mode="lr-tb"/>
    </style:style>
    <style:style style:name="Tabla25.A" style:family="table-column">
      <style:table-column-properties style:column-width="17.013cm"/>
    </style:style>
    <style:style style:name="Tabla25.1" style:family="table-row">
      <style:table-row-properties style:keep-together="true"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944cm" table:align="left" style:writing-mode="lr-tb"/>
    </style:style>
    <style:style style:name="Tabla26.A" style:family="table-column">
      <style:table-column-properties style:column-width="16.944cm"/>
    </style:style>
    <style:style style:name="Tabla26.1" style:family="table-row">
      <style:table-row-properties style:min-row-height="0.213cm" style:keep-together="true" fo:keep-together="auto"/>
    </style:style>
    <style:style style:name="Tabla26.A1" style:family="table-cell">
      <style:table-cell-properties style:vertical-align="middle" fo:padding="0cm" fo:border="0.5pt solid #000000" style:writing-mode="lr-tb"/>
    </style:style>
    <style:style style:name="Tabla26.2" style:family="table-row">
      <style:table-row-properties style:min-row-height="2.184cm" style:keep-together="true" fo:keep-together="auto"/>
    </style:style>
    <style:style style:name="Tabla27" style:family="table">
      <style:table-properties style:width="16.932cm" fo:margin-left="-0.194cm" table:align="left" style:writing-mode="lr-tb"/>
    </style:style>
    <style:style style:name="Tabla27.A" style:family="table-column">
      <style:table-column-properties style:column-width="16.932cm"/>
    </style:style>
    <style:style style:name="Tabla27.1" style:family="table-row">
      <style:table-row-properties style:keep-together="true"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678cm" table:align="left" style:writing-mode="lr-tb"/>
    </style:style>
    <style:style style:name="Tabla28.A" style:family="table-column">
      <style:table-column-properties style:column-width="16.678cm"/>
    </style:style>
    <style:style style:name="Tabla28.1" style:family="table-row">
      <style:table-row-properties style:keep-together="true" fo:keep-together="auto"/>
    </style:style>
    <style:style style:name="Tabla28.A1"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693cm" table:align="left" style:writing-mode="lr-tb"/>
    </style:style>
    <style:style style:name="Tabla29.A" style:family="table-column">
      <style:table-column-properties style:column-width="16.693cm"/>
    </style:style>
    <style:style style:name="Tabla29.1" style:family="table-row">
      <style:table-row-properties style:keep-together="true"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93cm" table:align="left" style:writing-mode="lr-tb"/>
    </style:style>
    <style:style style:name="Tabla30.A" style:family="table-column">
      <style:table-column-properties style:column-width="16.693cm"/>
    </style:style>
    <style:style style:name="Tabla30.1" style:family="table-row">
      <style:table-row-properties style:keep-together="true" fo:keep-together="auto"/>
    </style:style>
    <style:style style:name="Tabla30.A1"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693cm" table:align="left" style:writing-mode="lr-tb"/>
    </style:style>
    <style:style style:name="Tabla31.A" style:family="table-column">
      <style:table-column-properties style:column-width="16.693cm"/>
    </style:style>
    <style:style style:name="Tabla31.1" style:family="table-row">
      <style:table-row-properties style:min-row-height="1.238cm" style:keep-together="true"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5.03cm" table:align="left" style:writing-mode="lr-tb"/>
    </style:style>
    <style:style style:name="Tabla32.A" style:family="table-column">
      <style:table-column-properties style:column-width="15.03cm"/>
    </style:style>
    <style:style style:name="Tabla32.1" style:family="table-row">
      <style:table-row-properties style:keep-together="true" fo:keep-together="auto"/>
    </style:style>
    <style:style style:name="Tabla32.A1" style:family="table-cell">
      <style:table-cell-properties style:vertical-align="top" fo:padding="0.097cm" fo:border="0.1pt solid #000000" style:writing-mode="lr-tb"/>
    </style:style>
    <style:style style:name="Tabla33" style:family="table">
      <style:table-properties style:width="15.328cm" table:align="left" style:writing-mode="lr-tb"/>
    </style:style>
    <style:style style:name="Tabla33.A" style:family="table-column">
      <style:table-column-properties style:column-width="15.328cm"/>
    </style:style>
    <style:style style:name="Tabla33.1" style:family="table-row">
      <style:table-row-properties style:keep-together="true"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4.97cm" fo:margin-left="0cm" table:align="left" style:writing-mode="lr-tb"/>
    </style:style>
    <style:style style:name="Tabla34.A" style:family="table-column">
      <style:table-column-properties style:column-width="4.701cm"/>
    </style:style>
    <style:style style:name="Tabla34.B" style:family="table-column">
      <style:table-column-properties style:column-width="10.269cm"/>
    </style:style>
    <style:style style:name="Tabla34.1" style:family="table-row">
      <style:table-row-properties style:keep-together="true" fo:keep-together="auto"/>
    </style:style>
    <style:style style:name="Tabla34.A1" style:family="table-cell">
      <style:table-cell-properties style:vertical-align="top" fo:background-color="#e6e6ff" fo:padding="0.097cm" fo:border-left="0.1pt solid #000000" fo:border-right="none" fo:border-top="0.1pt solid #000000" fo:border-bottom="0.1pt solid #000000" style:writing-mode="lr-tb">
        <style:background-image/>
      </style:table-cell-properties>
    </style:style>
    <style:style style:name="Tabla34.B1" style:family="table-cell">
      <style:table-cell-properties style:vertical-align="top" fo:background-color="#e6e6ff" fo:padding="0.097cm" fo:border="0.1pt solid #000000" style:writing-mode="lr-tb">
        <style:background-image/>
      </style:table-cell-properties>
    </style:style>
    <style:style style:name="Tabla34.A2" style:family="table-cell">
      <style:table-cell-properties style:vertical-align="top" fo:padding="0.097cm" fo:border-left="0.1pt solid #000000" fo:border-right="none" fo:border-top="none" fo:border-bottom="0.1pt solid #000000" style:writing-mode="lr-tb"/>
    </style:style>
    <style:style style:name="Tabla34.B2" style:family="table-cell">
      <style:table-cell-properties style:vertical-align="top" fo:padding="0.097cm" fo:border-left="0.1pt solid #000000" fo:border-right="0.1pt solid #000000" fo:border-top="none" fo:border-bottom="0.1pt solid #000000" style:writing-mode="lr-tb"/>
    </style:style>
    <style:style style:name="Tabla34.A3" style:family="table-cell">
      <style:table-cell-properties style:vertical-align="top" fo:padding="0.097cm" fo:border-left="0.1pt solid #000000" fo:border-right="none" fo:border-top="none" fo:border-bottom="0.1pt solid #000000" style:writing-mode="lr-tb"/>
    </style:style>
    <style:style style:name="Tabla34.B3" style:family="table-cell">
      <style:table-cell-properties style:vertical-align="top" fo:padding="0.097cm" fo:border-left="0.1pt solid #000000" fo:border-right="0.1pt solid #000000" fo:border-top="none" fo:border-bottom="0.1pt solid #000000" style:writing-mode="lr-tb"/>
    </style:style>
    <style:style style:name="Tabla34.A4" style:family="table-cell">
      <style:table-cell-properties style:vertical-align="top" fo:padding="0.097cm" fo:border-left="0.1pt solid #000000" fo:border-right="none" fo:border-top="none" fo:border-bottom="0.1pt solid #000000" style:writing-mode="lr-tb"/>
    </style:style>
    <style:style style:name="Tabla34.B4" style:family="table-cell">
      <style:table-cell-properties style:vertical-align="top" fo:padding="0.097cm" fo:border-left="0.1pt solid #000000" fo:border-right="0.1pt solid #000000" fo:border-top="none" fo:border-bottom="0.1pt solid #000000" style:writing-mode="lr-tb"/>
    </style:style>
    <style:style style:name="Tabla34.A5" style:family="table-cell">
      <style:table-cell-properties style:vertical-align="top" fo:padding="0.097cm" fo:border-left="0.1pt solid #000000" fo:border-right="none" fo:border-top="none" fo:border-bottom="0.1pt solid #000000" style:writing-mode="lr-tb"/>
    </style:style>
    <style:style style:name="Tabla34.B5" style:family="table-cell">
      <style:table-cell-properties style:vertical-align="top" fo:padding="0.097cm" fo:border-left="0.1pt solid #000000" fo:border-right="0.1pt solid #000000" fo:border-top="none" fo:border-bottom="0.1pt solid #000000" style:writing-mode="lr-tb"/>
    </style:style>
    <style:style style:name="Tabla34.A6" style:family="table-cell">
      <style:table-cell-properties style:vertical-align="top" fo:padding="0.097cm" fo:border-left="0.1pt solid #000000" fo:border-right="none" fo:border-top="none" fo:border-bottom="0.1pt solid #000000" style:writing-mode="lr-tb"/>
    </style:style>
    <style:style style:name="Tabla34.B6" style:family="table-cell">
      <style:table-cell-properties style:vertical-align="top" fo:padding="0.097cm" fo:border-left="0.1pt solid #000000" fo:border-right="0.1pt solid #000000" fo:border-top="none" fo:border-bottom="0.1pt solid #000000" style:writing-mode="lr-tb"/>
    </style:style>
    <style:style style:name="Tabla34.A7" style:family="table-cell">
      <style:table-cell-properties style:vertical-align="top" fo:padding="0.097cm" fo:border-left="0.1pt solid #000000" fo:border-right="none" fo:border-top="none" fo:border-bottom="0.1pt solid #000000" style:writing-mode="lr-tb"/>
    </style:style>
    <style:style style:name="Tabla34.B7" style:family="table-cell">
      <style:table-cell-properties style:vertical-align="top" fo:padding="0.097cm" fo:border-left="0.1pt solid #000000" fo:border-right="0.1pt solid #000000" fo:border-top="none" fo:border-bottom="0.1pt solid #000000" style:writing-mode="lr-tb"/>
    </style:style>
    <style:style style:name="Tabla34.A8" style:family="table-cell">
      <style:table-cell-properties style:vertical-align="top" fo:padding="0.097cm" fo:border-left="0.1pt solid #000000" fo:border-right="none" fo:border-top="none" fo:border-bottom="0.1pt solid #000000" style:writing-mode="lr-tb"/>
    </style:style>
    <style:style style:name="Tabla34.B8" style:family="table-cell">
      <style:table-cell-properties style:vertical-align="top" fo:padding="0.097cm" fo:border-left="0.1pt solid #000000" fo:border-right="0.1pt solid #000000" fo:border-top="none" fo:border-bottom="0.1pt solid #000000" style:writing-mode="lr-tb"/>
    </style:style>
    <style:style style:name="Tabla35" style:family="table">
      <style:table-properties style:width="15.055cm" table:align="left" style:writing-mode="lr-tb"/>
    </style:style>
    <style:style style:name="Tabla35.A" style:family="table-column">
      <style:table-column-properties style:column-width="7.84cm"/>
    </style:style>
    <style:style style:name="Tabla35.B" style:family="table-column">
      <style:table-column-properties style:column-width="7.214cm"/>
    </style:style>
    <style:style style:name="Tabla35.1" style:family="table-row">
      <style:table-row-properties style:keep-together="true" fo:keep-together="auto"/>
    </style:style>
    <style:style style:name="Tabla35.A1" style:family="table-cell">
      <style:table-cell-properties style:vertical-align="top" fo:background-color="#ffffff" fo:padding-left="0.123cm" fo:padding-right="0.123cm" fo:padding-top="0cm" fo:padding-bottom="0cm" fo:border="0.1pt solid #000000" style:writing-mode="lr-tb">
        <style:background-image/>
      </style:table-cell-properties>
    </style:style>
    <style:style style:name="Tabla35.2" style:family="table-row">
      <style:table-row-properties style:min-row-height="0.083cm" style:keep-together="true" fo:keep-together="auto"/>
    </style:style>
    <style:style style:name="Tabla35.A2" style:family="table-cell">
      <style:table-cell-properties style:vertical-align="middle" fo:background-color="#ffffff" fo:padding-left="0.123cm" fo:padding-right="0.123cm" fo:padding-top="0cm" fo:padding-bottom="0cm" fo:border="0.1pt solid #000000" style:writing-mode="lr-tb">
        <style:background-image/>
      </style:table-cell-properties>
    </style:style>
    <style:style style:name="Tabla35.A3" style:family="table-cell">
      <style:table-cell-properties style:vertical-align="middle" fo:background-color="#ffffff" fo:padding-left="0.123cm" fo:padding-right="0.123cm" fo:padding-top="0cm" fo:padding-bottom="0cm" fo:border-left="0.1pt solid #000000" fo:border-right="none" fo:border-top="none" fo:border-bottom="0.1pt solid #000000" style:writing-mode="lr-tb">
        <style:background-image/>
      </style:table-cell-properties>
    </style:style>
    <style:style style:name="Tabla35.B3" style:family="table-cell">
      <style:table-cell-properties style:vertical-align="middle" fo:background-color="#ffffff"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6" style:family="table">
      <style:table-properties style:width="14.94cm" fo:margin-left="0.023cm" table:align="left" style:writing-mode="lr-tb"/>
    </style:style>
    <style:style style:name="Tabla36.A" style:family="table-column">
      <style:table-column-properties style:column-width="12.058cm"/>
    </style:style>
    <style:style style:name="Tabla36.B" style:family="table-column">
      <style:table-column-properties style:column-width="2.882cm"/>
    </style:style>
    <style:style style:name="Tabla36.1" style:family="table-row">
      <style:table-row-properties style:keep-together="true" fo:keep-together="auto"/>
    </style:style>
    <style:style style:name="Tabla36.A1" style:family="table-cell">
      <style:table-cell-properties style:vertical-align="top" fo:background-color="#000000"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6.B1" style:family="table-cell">
      <style:table-cell-properties style:vertical-align="top" fo:background-color="#000000" fo:padding-left="0.123cm" fo:padding-right="0.123cm" fo:padding-top="0cm" fo:padding-bottom="0cm" fo:border="0.1pt solid #000000" style:writing-mode="lr-tb">
        <style:background-image/>
      </style:table-cell-properties>
    </style:style>
    <style:style style:name="Tabla36.A2" style:family="table-cell">
      <style:table-cell-properties style:vertical-align="top" fo:background-color="#b3b3b3" fo:padding-left="0.123cm" fo:padding-right="0.123cm" fo:padding-top="0cm" fo:padding-bottom="0cm" fo:border-left="0.1pt solid #000000" fo:border-right="none" fo:border-top="none" fo:border-bottom="0.1pt solid #000000" style:writing-mode="lr-tb">
        <style:background-image/>
      </style:table-cell-properties>
    </style:style>
    <style:style style:name="Tabla36.B2" style:family="table-cell">
      <style:table-cell-properties style:vertical-align="top" fo:background-color="#b3b3b3"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6.A3" style:family="table-cell">
      <style:table-cell-properties style:vertical-align="top" fo:padding-left="0.123cm" fo:padding-right="0.123cm" fo:padding-top="0cm" fo:padding-bottom="0cm" fo:border-left="0.1pt solid #000000" fo:border-right="none" fo:border-top="0.1pt solid #000000" fo:border-bottom="0.1pt solid #000000" style:writing-mode="lr-tb"/>
    </style:style>
    <style:style style:name="Tabla36.B3" style:family="table-cell">
      <style:table-cell-properties style:vertical-align="middle" fo:padding-left="0.123cm" fo:padding-right="0.123cm" fo:padding-top="0cm" fo:padding-bottom="0cm" fo:border="0.1pt solid #000000" style:writing-mode="lr-tb"/>
    </style:style>
    <style:style style:name="Tabla36.A4" style:family="table-cell">
      <style:table-cell-properties style:vertical-align="top" fo:padding-left="0.123cm" fo:padding-right="0.123cm" fo:padding-top="0cm" fo:padding-bottom="0cm" fo:border-left="0.1pt solid #000000" fo:border-right="none" fo:border-top="none" fo:border-bottom="0.1pt solid #000000" style:writing-mode="lr-tb"/>
    </style:style>
    <style:style style:name="Tabla36.B4" style:family="table-cell">
      <style:table-cell-properties style:vertical-align="top" fo:padding-left="0.123cm" fo:padding-right="0.123cm" fo:padding-top="0cm" fo:padding-bottom="0cm" fo:border-left="0.1pt solid #000000" fo:border-right="0.1pt solid #000000" fo:border-top="none" fo:border-bottom="0.1pt solid #000000" style:writing-mode="lr-tb"/>
    </style:style>
    <style:style style:name="Tabla36.A5" style:family="table-cell">
      <style:table-cell-properties style:vertical-align="top" fo:padding-left="0.123cm" fo:padding-right="0.123cm" fo:padding-top="0cm" fo:padding-bottom="0cm" fo:border-left="0.1pt solid #000000" fo:border-right="none" fo:border-top="none" fo:border-bottom="0.1pt solid #000000" style:writing-mode="lr-tb"/>
    </style:style>
    <style:style style:name="Tabla36.B5" style:family="table-cell">
      <style:table-cell-properties style:vertical-align="top" fo:padding-left="0.123cm" fo:padding-right="0.123cm" fo:padding-top="0cm" fo:padding-bottom="0cm" fo:border-left="0.1pt solid #000000" fo:border-right="0.1pt solid #000000" fo:border-top="none" fo:border-bottom="0.1pt solid #000000" style:writing-mode="lr-tb"/>
    </style:style>
    <style:style style:name="Tabla36.A6" style:family="table-cell">
      <style:table-cell-properties style:vertical-align="top" fo:padding-left="0.123cm" fo:padding-right="0.123cm" fo:padding-top="0cm" fo:padding-bottom="0cm" fo:border-left="0.1pt solid #000000" fo:border-right="none" fo:border-top="none" fo:border-bottom="0.1pt solid #000000" style:writing-mode="lr-tb"/>
    </style:style>
    <style:style style:name="Tabla36.B6" style:family="table-cell">
      <style:table-cell-properties style:vertical-align="top" fo:padding-left="0.123cm" fo:padding-right="0.123cm" fo:padding-top="0cm" fo:padding-bottom="0cm" fo:border-left="0.1pt solid #000000" fo:border-right="0.1pt solid #000000" fo:border-top="none" fo:border-bottom="0.1pt solid #000000" style:writing-mode="lr-tb"/>
    </style:style>
    <style:style style:name="Tabla36.7" style:family="table-row">
      <style:table-row-properties style:min-row-height="0.531cm" style:keep-together="true" fo:keep-together="auto"/>
    </style:style>
    <style:style style:name="Tabla36.A8"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8"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6.A9"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9"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6.A10"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10"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6.A11" style:family="table-cell">
      <style:table-cell-properties style:vertical-align="top" fo:background-color="#b3b3b3"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6.A12"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12"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6.A13"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13"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6.A14"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14"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6.A15" style:family="table-cell">
      <style:table-cell-properties style:vertical-align="top" fo:padding-left="0.123cm" fo:padding-right="0.123cm" fo:padding-top="0cm" fo:padding-bottom="0cm" fo:border-left="0.1pt solid #000000" fo:border-right="none" fo:border-top="none" fo:border-bottom="none" style:writing-mode="lr-tb"/>
    </style:style>
    <style:style style:name="Tabla36.B15" style:family="table-cell">
      <style:table-cell-properties style:vertical-align="top" fo:padding-left="0.123cm" fo:padding-right="0.123cm" fo:padding-top="0cm" fo:padding-bottom="0cm" fo:border-left="0.1pt solid #000000" fo:border-right="0.1pt solid #000000" fo:border-top="none" fo:border-bottom="none" style:writing-mode="lr-tb"/>
    </style:style>
    <style:style style:name="Tabla37" style:family="table">
      <style:table-properties style:width="14.926cm" fo:margin-left="0.03cm" table:align="left" style:writing-mode="lr-tb"/>
    </style:style>
    <style:style style:name="Tabla37.A" style:family="table-column">
      <style:table-column-properties style:column-width="12.056cm"/>
    </style:style>
    <style:style style:name="Tabla37.B" style:family="table-column">
      <style:table-column-properties style:column-width="2.87cm"/>
    </style:style>
    <style:style style:name="Tabla37.1" style:family="table-row">
      <style:table-row-properties style:keep-together="true" fo:keep-together="auto"/>
    </style:style>
    <style:style style:name="Tabla37.A1" style:family="table-cell">
      <style:table-cell-properties style:vertical-align="top" fo:background-color="#000000"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7.B1" style:family="table-cell">
      <style:table-cell-properties style:vertical-align="top" fo:background-color="#000000" fo:padding-left="0.123cm" fo:padding-right="0.123cm" fo:padding-top="0cm" fo:padding-bottom="0cm" fo:border="0.1pt solid #000000" style:writing-mode="lr-tb">
        <style:background-image/>
      </style:table-cell-properties>
    </style:style>
    <style:style style:name="Tabla37.A2" style:family="table-cell">
      <style:table-cell-properties style:vertical-align="top" fo:background-color="#b3b3b3" fo:padding-left="0.123cm" fo:padding-right="0.123cm" fo:padding-top="0cm" fo:padding-bottom="0cm" fo:border-left="0.1pt solid #000000" fo:border-right="none" fo:border-top="none" fo:border-bottom="0.1pt solid #000000" style:writing-mode="lr-tb">
        <style:background-image/>
      </style:table-cell-properties>
    </style:style>
    <style:style style:name="Tabla37.B2" style:family="table-cell">
      <style:table-cell-properties style:vertical-align="top" fo:background-color="#b3b3b3"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7.A3" style:family="table-cell">
      <style:table-cell-properties style:vertical-align="top" fo:padding-left="0.123cm" fo:padding-right="0.123cm" fo:padding-top="0cm" fo:padding-bottom="0cm" fo:border-left="0.1pt solid #000000" fo:border-right="none" fo:border-top="0.1pt solid #000000" fo:border-bottom="0.1pt solid #000000" style:writing-mode="lr-tb"/>
    </style:style>
    <style:style style:name="Tabla37.B3" style:family="table-cell">
      <style:table-cell-properties style:vertical-align="top" fo:padding-left="0.123cm" fo:padding-right="0.123cm" fo:padding-top="0cm" fo:padding-bottom="0cm" fo:border="0.1pt solid #000000" style:writing-mode="lr-tb"/>
    </style:style>
    <style:style style:name="Tabla37.A4" style:family="table-cell">
      <style:table-cell-properties style:vertical-align="top" fo:padding-left="0.123cm" fo:padding-right="0.123cm" fo:padding-top="0cm" fo:padding-bottom="0cm" fo:border-left="0.1pt solid #000000" fo:border-right="none" fo:border-top="none" fo:border-bottom="0.1pt solid #000000" style:writing-mode="lr-tb"/>
    </style:style>
    <style:style style:name="Tabla37.B4" style:family="table-cell">
      <style:table-cell-properties style:vertical-align="top" fo:padding-left="0.123cm" fo:padding-right="0.123cm" fo:padding-top="0cm" fo:padding-bottom="0cm" fo:border-left="0.1pt solid #000000" fo:border-right="0.1pt solid #000000" fo:border-top="none" fo:border-bottom="0.1pt solid #000000" style:writing-mode="lr-tb"/>
    </style:style>
    <style:style style:name="Tabla37.A5" style:family="table-cell">
      <style:table-cell-properties style:vertical-align="top" fo:padding-left="0.123cm" fo:padding-right="0.123cm" fo:padding-top="0cm" fo:padding-bottom="0cm" fo:border-left="0.1pt solid #000000" fo:border-right="none" fo:border-top="none" fo:border-bottom="0.1pt solid #000000" style:writing-mode="lr-tb"/>
    </style:style>
    <style:style style:name="Tabla37.B5" style:family="table-cell">
      <style:table-cell-properties style:vertical-align="top" fo:padding-left="0.123cm" fo:padding-right="0.123cm" fo:padding-top="0cm" fo:padding-bottom="0cm" fo:border-left="0.1pt solid #000000" fo:border-right="0.1pt solid #000000" fo:border-top="none" fo:border-bottom="0.1pt solid #000000" style:writing-mode="lr-tb"/>
    </style:style>
    <style:style style:name="Tabla37.A6" style:family="table-cell">
      <style:table-cell-properties style:vertical-align="top" fo:padding-left="0.123cm" fo:padding-right="0.123cm" fo:padding-top="0cm" fo:padding-bottom="0cm" fo:border-left="0.1pt solid #000000" fo:border-right="none" fo:border-top="none" fo:border-bottom="0.1pt solid #000000" style:writing-mode="lr-tb"/>
    </style:style>
    <style:style style:name="Tabla37.B6" style:family="table-cell">
      <style:table-cell-properties style:vertical-align="top" fo:padding-left="0.123cm" fo:padding-right="0.123cm" fo:padding-top="0cm" fo:padding-bottom="0cm" fo:border-left="0.1pt solid #000000" fo:border-right="0.1pt solid #000000" fo:border-top="none" fo:border-bottom="0.1pt solid #000000" style:writing-mode="lr-tb"/>
    </style:style>
    <style:style style:name="Tabla37.7" style:family="table-row">
      <style:table-row-properties style:min-row-height="0.531cm" style:keep-together="true" fo:keep-together="auto"/>
    </style:style>
    <style:style style:name="Tabla37.B8" style:family="table-cell">
      <style:table-cell-properties style:vertical-align="middle" fo:background-color="#b3b3b3"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8" style:family="table">
      <style:table-properties style:width="15.164cm" table:align="left" style:writing-mode="lr-tb"/>
    </style:style>
    <style:style style:name="Tabla38.A" style:family="table-column">
      <style:table-column-properties style:column-width="15.164cm"/>
    </style:style>
    <style:style style:name="Tabla38.1" style:family="table-row">
      <style:table-row-properties style:keep-together="true" fo:keep-together="auto"/>
    </style:style>
    <style:style style:name="Tabla38.A1" style:family="table-cell">
      <style:table-cell-properties style:vertical-align="top" fo:padding-left="0.123cm" fo:padding-right="0.123cm" fo:padding-top="0cm" fo:padding-bottom="0cm" fo:border="0.5pt solid #000000" style:writing-mode="lr-tb"/>
    </style:style>
    <style:style style:name="P1" style:family="paragraph" style:parent-style-name="Text_20_body">
      <style:text-properties fo:font-size="10pt" style:font-name-asian="Arial" style:font-size-asian="10pt"/>
    </style:style>
    <style:style style:name="P2" style:family="paragraph" style:parent-style-name="Text_20_body">
      <style:text-properties style:font-name="NewsGotT1" fo:font-size="10pt" style:font-size-asian="10pt" style:font-name-complex="NewsGotT1"/>
    </style:style>
    <style:style style:name="P3" style:family="paragraph" style:parent-style-name="Text_20_body">
      <style:text-properties style:font-name="NewsGotT1" fo:font-size="10pt" fo:font-weight="bold" style:font-size-asian="10pt" style:font-weight-asian="bold" style:font-name-complex="NewsGotT1"/>
    </style:style>
    <style:style style:name="P4" style:family="paragraph" style:parent-style-name="Text_20_body">
      <style:text-properties style:font-name="NewsGotT1" fo:font-size="10pt" style:font-name-asian="NewsGotT1" style:font-size-asian="10pt" style:font-name-complex="NewsGotT1"/>
    </style:style>
    <style:style style:name="P5" style:family="paragraph" style:parent-style-name="Text_20_body">
      <style:text-properties style:font-name="NewsGotT1" fo:font-size="10pt" fo:letter-spacing="-0.004cm" fo:font-weight="bold" style:font-size-asian="10pt" style:font-weight-asian="bold" style:font-name-complex="NewsGotT1"/>
    </style:style>
    <style:style style:name="P6" style:family="paragraph" style:parent-style-name="Text_20_body">
      <style:paragraph-properties fo:text-align="center" style:justify-single-word="false"/>
      <style:text-properties style:font-name="NewsGotT1" fo:font-size="10pt" fo:letter-spacing="-0.004cm" fo:font-weight="bold" style:font-size-asian="10pt" style:font-weight-asian="bold" style:font-name-complex="NewsGotT1"/>
    </style:style>
    <style:style style:name="P7" style:family="paragraph" style:parent-style-name="Text_20_body">
      <style:text-properties style:font-name="NewsGotT1" fo:font-size="10pt" fo:letter-spacing="-0.005cm" fo:font-weight="bold" style:font-size-asian="10pt" style:font-weight-asian="bold" style:font-name-complex="NewsGotT1"/>
    </style:style>
    <style:style style:name="P8" style:family="paragraph" style:parent-style-name="Text_20_body">
      <style:text-properties style:font-name="NewsGotT1" fo:font-size="9pt" fo:letter-spacing="-0.004cm" style:letter-kerning="true" style:font-size-asian="9pt" style:font-name-complex="NewsGotT1"/>
    </style:style>
    <style:style style:name="P9" style:family="paragraph" style:parent-style-name="Text_20_body">
      <style:text-properties fo:letter-spacing="-0.005cm"/>
    </style:style>
    <style:style style:name="P10" style:family="paragraph" style:parent-style-name="Text_20_body">
      <style:paragraph-properties style:snap-to-layout-gri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snap-to-layout-grid="false"/>
    </style:style>
    <style:style style:name="P13" style:family="paragraph" style:parent-style-name="Text_20_body">
      <style:text-properties style:font-name="NewsGotT1" fo:font-size="10pt" style:font-size-asian="10pt" style:font-name-complex="NewsGotT1" style:font-size-complex="10pt"/>
    </style:style>
    <style:style style:name="P14" style:family="paragraph" style:parent-style-name="Text_20_body">
      <style:paragraph-properties fo:text-align="justify" style:justify-single-word="false"/>
      <style:text-properties style:font-name="NewsGotT1" fo:font-size="10pt" style:font-size-asian="10pt" style:font-name-complex="NewsGotT1" style:font-size-complex="10pt"/>
    </style:style>
    <style:style style:name="P15" style:family="paragraph" style:parent-style-name="Text_20_body">
      <style:text-properties style:font-name="NewsGotT1" fo:font-size="10pt" fo:language="es" fo:country="ES" style:font-size-asian="10pt" style:font-name-complex="NewsGotT1" style:font-size-complex="10pt" style:language-complex="ar" style:country-complex="SA"/>
    </style:style>
    <style:style style:name="P16" style:family="paragraph" style:parent-style-name="Text_20_body">
      <style:paragraph-properties fo:text-align="justify" style:justify-single-word="false"/>
      <style:text-properties style:font-name="NewsGotT1" fo:font-size="10pt" fo:language="es" fo:country="ES" style:font-size-asian="10pt" style:font-name-complex="NewsGotT1" style:font-size-complex="10pt" style:language-complex="ar" style:country-complex="SA"/>
    </style:style>
    <style:style style:name="P17" style:family="paragraph" style:parent-style-name="Text_20_body">
      <style:text-properties fo:color="#0000ff" style:font-name="NewsGotT1" fo:font-size="10pt" fo:font-weight="bold" style:font-size-asian="10pt" style:font-weight-asian="bold" style:font-name-complex="NewsGotT1"/>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text-align="justify" style:justify-single-word="false"/>
      <style:text-properties fo:color="#000000" style:font-name="NewsGotT1" fo:font-size="10pt" fo:language="es" fo:country="ES" fo:font-style="normal" style:text-underline-style="none" fo:font-weight="normal" style:font-size-asian="10pt" style:font-style-asian="normal" style:font-weight-asian="normal" style:font-name-complex="NewsGotT1" style:font-size-complex="10pt" style:language-complex="ar" style:country-complex="SA" style:font-style-complex="italic" style:font-weight-complex="bold"/>
    </style:style>
    <style:style style:name="P20" style:family="paragraph" style:parent-style-name="Text_20_body">
      <style:paragraph-properties fo:margin-left="2cm" fo:margin-right="0cm" fo:text-indent="0cm" style:auto-text-indent="false"/>
    </style:style>
    <style:style style:name="P21" style:family="paragraph" style:parent-style-name="Text_20_body">
      <style:paragraph-properties fo:margin-left="2cm" fo:margin-right="0cm" fo:text-indent="0cm" style:auto-text-indent="false"/>
      <style:text-properties style:font-name="NewsGotT1" fo:font-size="10pt" style:font-size-asian="10pt" style:font-name-complex="NewsGotT1"/>
    </style:style>
    <style:style style:name="P22" style:family="paragraph" style:parent-style-name="Text_20_body">
      <style:paragraph-properties fo:margin-left="1.752cm" fo:margin-right="0cm" fo:text-indent="0cm" style:auto-text-indent="false"/>
      <style:text-properties fo:font-size="11pt" style:font-size-asian="11pt"/>
    </style:style>
    <style:style style:name="P23" style:family="paragraph" style:parent-style-name="Text_20_body">
      <style:paragraph-properties fo:margin-left="0.014cm" fo:margin-right="-0.005cm" fo:text-align="start" style:justify-single-word="false" fo:text-indent="0cm" style:auto-text-indent="false"/>
      <style:text-properties style:use-window-font-color="true" style:font-name="NewsGotT1" fo:font-size="10pt" fo:font-weight="normal" fo:background-color="transparent" style:font-size-asian="10pt" style:font-weight-asian="normal" style:font-name-complex="NewsGotT1" style:font-size-complex="10pt" style:font-weight-complex="normal"/>
    </style:style>
    <style:style style:name="P24" style:family="paragraph" style:parent-style-name="Text_20_body">
      <style:paragraph-properties fo:padding="0cm" fo:border="none"/>
      <style:text-properties style:use-window-font-color="true" fo:font-size="10pt" fo:font-weight="bold" style:font-size-asian="10pt" style:font-weight-asian="bold"/>
    </style:style>
    <style:style style:name="P25" style:family="paragraph" style:parent-style-name="Text_20_body">
      <style:paragraph-properties fo:margin-left="0.501cm" fo:margin-right="0cm" fo:text-indent="0cm" style:auto-text-indent="false"/>
    </style:style>
    <style:style style:name="P26" style:family="paragraph" style:parent-style-name="Text_20_body">
      <style:paragraph-properties fo:margin-left="0.501cm" fo:margin-right="0cm" fo:text-indent="0cm" style:auto-text-indent="false"/>
      <style:text-properties style:font-name="NewsGotT1" fo:font-size="10pt" fo:font-weight="bold" style:font-size-asian="10pt" style:font-weight-asian="bold" style:font-name-complex="NewsGotT1"/>
    </style:style>
    <style:style style:name="P27" style:family="paragraph" style:parent-style-name="Text_20_body">
      <style:paragraph-properties fo:margin-left="0.501cm" fo:margin-right="0cm" fo:text-indent="0cm" style:auto-text-indent="false"/>
      <style:text-properties style:font-name="NewsGotT1" fo:font-size="10pt" style:font-size-asian="10pt" style:font-name-complex="NewsGotT1"/>
    </style:style>
    <style:style style:name="P28" style:family="paragraph" style:parent-style-name="Text_20_body">
      <style:paragraph-properties fo:margin-left="0.501cm" fo:margin-right="0cm" fo:text-indent="0cm" style:auto-text-indent="false"/>
      <style:text-properties style:font-name="NewsGotT1" fo:font-size="10pt" fo:letter-spacing="-0.004cm" fo:font-weight="bold" style:font-size-asian="10pt" style:font-weight-asian="bold" style:font-name-complex="NewsGotT1"/>
    </style:style>
    <style:style style:name="P29" style:family="paragraph" style:parent-style-name="Text_20_body">
      <style:paragraph-properties fo:margin-left="0.501cm" fo:margin-right="0cm" fo:text-indent="0cm" style:auto-text-indent="false"/>
      <style:text-properties style:font-name="NewsGotT1" fo:font-size="10pt" fo:letter-spacing="-0.004cm" style:font-size-asian="10pt" style:font-name-complex="NewsGotT1"/>
    </style:style>
    <style:style style:name="P30" style:family="paragraph" style:parent-style-name="Text_20_body">
      <style:paragraph-properties fo:margin-left="0.501cm" fo:margin-right="0cm" fo:text-align="center" style:justify-single-word="false" fo:text-indent="0cm" style:auto-text-indent="false"/>
      <style:text-properties style:font-name="NewsGotT1" fo:font-size="11pt" fo:letter-spacing="-0.004cm" fo:font-weight="bold" style:font-size-asian="11pt" style:font-weight-asian="bold" style:font-name-complex="NewsGotT1"/>
    </style:style>
    <style:style style:name="P31" style:family="paragraph" style:parent-style-name="Text_20_body">
      <style:paragraph-properties fo:margin-left="0.501cm" fo:margin-right="0cm" fo:text-align="center" style:justify-single-word="false" fo:text-indent="0cm" style:auto-text-indent="false"/>
      <style:text-properties style:font-name="NewsGotT1" fo:font-size="11pt" fo:font-weight="bold" style:font-size-asian="11pt" style:font-weight-asian="bold" style:font-name-complex="NewsGotT1"/>
    </style:style>
    <style:style style:name="P32" style:family="paragraph" style:parent-style-name="Text_20_body">
      <style:paragraph-properties fo:text-align="justify" style:justify-single-word="false" fo:padding="0.035cm" fo:border="0.11pt solid #000000">
        <style:tab-stops>
          <style:tab-stop style:position="0.635cm"/>
        </style:tab-stops>
      </style:paragraph-properties>
    </style:style>
    <style:style style:name="P33" style:family="paragraph" style:parent-style-name="Text_20_body">
      <style:paragraph-properties fo:margin-left="0cm" fo:margin-right="0cm" fo:text-indent="1.249cm" style:auto-text-indent="false"/>
      <style:text-properties style:font-name="NewsGotT1" fo:font-size="10pt" style:font-size-asian="10pt" style:font-name-complex="NewsGotT1"/>
    </style:style>
    <style:style style:name="P34" style:family="paragraph" style:parent-style-name="Text_20_body" style:list-style-name="WW8Num13">
      <style:paragraph-properties fo:margin-left="1.136cm" fo:margin-right="0cm" fo:text-indent="-0.635cm" style:auto-text-indent="false"/>
      <style:text-properties style:font-name="NewsGotT1" fo:font-size="9pt" fo:letter-spacing="-0.004cm" style:letter-kerning="true" style:font-size-asian="9pt" style:font-name-complex="NewsGotT1"/>
    </style:style>
    <style:style style:name="P35" style:family="paragraph" style:parent-style-name="Text_20_body" style:list-style-name="WW8Num20">
      <style:paragraph-properties fo:margin-left="2.501cm" fo:margin-right="0cm" fo:line-height="150%" fo:text-indent="-0.635cm" style:auto-text-indent="false"/>
      <style:text-properties style:font-name="NewsGotT1" fo:font-size="10pt" style:font-size-asian="10pt" style:font-name-complex="NewsGotT1" style:font-size-complex="10pt"/>
    </style:style>
    <style:style style:name="P36" style:family="paragraph" style:parent-style-name="Text_20_body">
      <style:paragraph-properties fo:margin-left="3.752cm" fo:margin-right="0cm" fo:text-align="justify" style:justify-single-word="false" fo:text-indent="0cm" style:auto-text-indent="false"/>
      <style:text-properties style:font-name="NewsGotT1" fo:font-size="10pt" style:text-underline-style="none" fo:font-weight="normal" style:font-size-asian="10pt" style:font-weight-asian="normal" style:font-name-complex="NewsGotT1" style:font-size-complex="10pt" style:font-weight-complex="normal"/>
    </style:style>
    <style:style style:name="P37" style:family="paragraph" style:parent-style-name="Text_20_body">
      <style:paragraph-properties fo:margin-left="3.752cm" fo:margin-right="0cm" fo:text-align="justify" style:justify-single-word="false" fo:text-indent="0cm" style:auto-text-indent="false"/>
      <style:text-properties style:font-name="NewsGotT1" fo:font-size="10pt" fo:font-weight="normal" style:font-size-asian="10pt" style:font-weight-asian="normal" style:font-name-complex="NewsGotT1" style:font-size-complex="10pt" style:font-weight-complex="normal"/>
    </style:style>
    <style:style style:name="P38" style:family="paragraph" style:parent-style-name="Text_20_body">
      <style:paragraph-properties fo:margin-left="4.995cm" fo:margin-right="0cm" fo:text-align="justify" style:justify-single-word="false" fo:text-indent="0cm" style:auto-text-indent="false"/>
      <style:text-properties style:font-name="NewsGotT1" fo:font-size="10pt" fo:font-weight="normal" style:font-size-asian="10pt" style:font-weight-asian="normal" style:font-name-complex="NewsGotT1" style:font-size-complex="10pt" style:font-weight-complex="normal"/>
    </style:style>
    <style:style style:name="P39" style:family="paragraph" style:parent-style-name="Text_20_body">
      <style:paragraph-properties fo:margin-left="0.048cm" fo:margin-right="0cm" fo:text-align="justify" style:justify-single-word="false" fo:text-indent="0.048cm" style:auto-text-indent="false"/>
      <style:text-properties fo:color="#000000" style:font-name="NewsGotT1" fo:font-size="10pt" fo:language="es" fo:country="ES" fo:font-style="normal" style:text-underline-style="none" fo:font-weight="normal" style:font-size-asian="10pt" style:font-style-asian="normal" style:font-weight-asian="normal" style:font-name-complex="NewsGotT1" style:font-size-complex="10pt" style:language-complex="ar" style:country-complex="SA" style:font-style-complex="italic" style:font-weight-complex="bold"/>
    </style:style>
    <style:style style:name="P40" style:family="paragraph" style:parent-style-name="Text_20_body" style:list-style-name="WW8Num27">
      <style:paragraph-properties fo:margin-left="3.752cm" fo:margin-right="0cm" fo:text-align="justify" style:justify-single-word="false" fo:text-indent="-0.635cm" style:auto-text-indent="false"/>
      <style:text-properties style:use-window-font-color="true" style:font-name="NewsGotT1" fo:font-size="10pt" fo:language="es" fo:country="ES" style:text-underline-style="none" fo:font-weight="normal" fo:background-color="transparent" style:font-size-asian="10pt" style:font-weight-asian="normal" style:font-name-complex="NewsGotT1" style:font-size-complex="10pt" style:language-complex="ar" style:country-complex="SA" style:font-weight-complex="normal"/>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autospace="none"/>
    </style:style>
    <style:style style:name="P43" style:family="paragraph" style:parent-style-name="Standard">
      <style:paragraph-properties fo:text-align="justify" style:justify-single-word="false" style:snap-to-layout-grid="false"/>
    </style:style>
    <style:style style:name="P44" style:family="paragraph" style:parent-style-name="Standard" style:list-style-name="WW8Num31">
      <style:paragraph-properties fo:text-align="justify" style:justify-single-word="false"/>
    </style:style>
    <style:style style:name="P45" style:family="paragraph" style:parent-style-name="Standard" style:list-style-name="WW8Num32">
      <style:paragraph-properties fo:text-align="justify" style:justify-single-word="false"/>
    </style:style>
    <style:style style:name="P46" style:family="paragraph" style:parent-style-name="Standard" style:list-style-name="WW8Num33">
      <style:paragraph-properties fo:text-align="justify" style:justify-single-word="false"/>
    </style:style>
    <style:style style:name="P47" style:family="paragraph" style:parent-style-name="Standard">
      <style:text-properties style:font-name="NewsGotT1" style:font-name-complex="NewsGotT1"/>
    </style:style>
    <style:style style:name="P48" style:family="paragraph" style:parent-style-name="Standard">
      <style:paragraph-properties fo:text-align="justify" style:justify-single-word="false"/>
      <style:text-properties style:font-name="NewsGotT1" style:font-name-complex="NewsGotT1"/>
    </style:style>
    <style:style style:name="P49" style:family="paragraph" style:parent-style-name="Standard" style:list-style-name="WW8Num12">
      <style:paragraph-properties fo:text-align="justify" style:justify-single-word="false"/>
      <style:text-properties style:font-name="NewsGotT1" style:font-name-complex="NewsGotT1"/>
    </style:style>
    <style:style style:name="P50" style:family="paragraph" style:parent-style-name="Standard">
      <style:paragraph-properties fo:text-align="justify" style:justify-single-word="false" style:snap-to-layout-grid="false"/>
      <style:text-properties style:font-name="NewsGotT1" style:font-name-complex="NewsGotT1"/>
    </style:style>
    <style:style style:name="P51" style:family="paragraph" style:parent-style-name="Standard">
      <style:paragraph-properties fo:text-align="center" style:justify-single-word="false"/>
      <style:text-properties style:font-name="NewsGotT1" style:font-name-complex="NewsGotT1"/>
    </style:style>
    <style:style style:name="P52" style:family="paragraph" style:parent-style-name="Standard">
      <style:paragraph-properties style:snap-to-layout-grid="false"/>
      <style:text-properties style:font-name="NewsGotT1" style:font-name-complex="NewsGotT1"/>
    </style:style>
    <style:style style:name="P53" style:family="paragraph" style:parent-style-name="Standard">
      <style:paragraph-properties fo:text-align="end" style:justify-single-word="false"/>
      <style:text-properties style:font-name="NewsGotT1" style:font-name-complex="NewsGotT1"/>
    </style:style>
    <style:style style:name="P54" style:family="paragraph" style:parent-style-name="Standard">
      <style:text-properties style:font-name="NewsGotT1" fo:font-weight="bold" style:font-weight-asian="bold" style:font-name-complex="NewsGotT1"/>
    </style:style>
    <style:style style:name="P55" style:family="paragraph" style:parent-style-name="Standard">
      <style:paragraph-properties fo:text-align="justify" style:justify-single-word="false"/>
      <style:text-properties style:font-name="NewsGotT1" fo:font-weight="bold" style:font-weight-asian="bold" style:font-name-complex="NewsGotT1"/>
    </style:style>
    <style:style style:name="P56" style:family="paragraph" style:parent-style-name="Standard">
      <style:paragraph-properties fo:text-align="justify" style:justify-single-word="false" style:snap-to-layout-grid="false"/>
      <style:text-properties style:font-name="NewsGotT1" fo:font-weight="bold" style:font-weight-asian="bold" style:font-name-complex="NewsGotT1"/>
    </style:style>
    <style:style style:name="P57" style:family="paragraph" style:parent-style-name="Standard">
      <style:paragraph-properties fo:text-align="center" style:justify-single-word="false"/>
      <style:text-properties style:font-name="NewsGotT1" fo:font-weight="bold" style:font-weight-asian="bold" style:font-name-complex="NewsGotT1"/>
    </style:style>
    <style:style style:name="P58" style:family="paragraph" style:parent-style-name="Standard">
      <style:text-properties style:font-name="NewsGotT1" fo:font-size="11pt" fo:font-weight="bold" style:font-size-asian="11pt" style:font-weight-asian="bold" style:font-name-complex="NewsGotT1"/>
    </style:style>
    <style:style style:name="P59" style:family="paragraph" style:parent-style-name="Standard">
      <style:paragraph-properties fo:text-align="center" style:justify-single-word="false"/>
      <style:text-properties style:font-name="NewsGotT1" fo:font-size="11pt" fo:font-weight="bold" style:font-size-asian="11pt" style:font-weight-asian="bold" style:font-name-complex="NewsGotT1"/>
    </style:style>
    <style:style style:name="P60" style:family="paragraph" style:parent-style-name="Standard">
      <style:text-properties style:font-name="NewsGotT1" fo:letter-spacing="-0.004cm" fo:font-weight="bold" style:font-weight-asian="bold" style:font-name-complex="NewsGotT1"/>
    </style:style>
    <style:style style:name="P61" style:family="paragraph" style:parent-style-name="Standard">
      <style:paragraph-properties fo:text-align="justify" style:justify-single-word="false"/>
      <style:text-properties style:font-name="NewsGotT1" fo:letter-spacing="-0.004cm" fo:font-weight="bold" style:font-weight-asian="bold" style:font-name-complex="NewsGotT1"/>
    </style:style>
    <style:style style:name="P62" style:family="paragraph" style:parent-style-name="Standard">
      <style:paragraph-properties fo:text-align="justify" style:justify-single-word="false" style:snap-to-layout-grid="false"/>
      <style:text-properties style:font-name="NewsGotT1" fo:letter-spacing="-0.004cm" fo:font-weight="bold" style:font-weight-asian="bold" style:font-name-complex="NewsGotT1"/>
    </style:style>
    <style:style style:name="P63" style:family="paragraph" style:parent-style-name="Standard">
      <style:paragraph-properties fo:text-align="justify" style:justify-single-word="false"/>
      <style:text-properties style:font-name="NewsGotT1" fo:letter-spacing="-0.004cm" style:font-name-complex="NewsGotT1"/>
    </style:style>
    <style:style style:name="P64" style:family="paragraph" style:parent-style-name="Standard">
      <style:paragraph-properties fo:text-align="justify" style:justify-single-word="false">
        <style:tab-stops>
          <style:tab-stop style:position="1.136cm"/>
        </style:tab-stops>
      </style:paragraph-properties>
      <style:text-properties style:font-name="NewsGotT1" fo:letter-spacing="-0.004cm" style:font-name-complex="NewsGotT1"/>
    </style:style>
    <style:style style:name="P65" style:family="paragraph" style:parent-style-name="Standard">
      <style:paragraph-properties fo:text-align="center" style:justify-single-word="false"/>
      <style:text-properties style:font-name="NewsGotT1" fo:letter-spacing="-0.004cm" style:font-name-complex="NewsGotT1"/>
    </style:style>
    <style:style style:name="P66" style:family="paragraph" style:parent-style-name="Standard">
      <style:paragraph-properties fo:text-align="justify" style:justify-single-word="false" style:snap-to-layout-grid="false"/>
      <style:text-properties style:font-name="NewsGotT1" fo:letter-spacing="-0.004cm" fo:language="es" fo:country="ES" fo:font-weight="bold" style:font-weight-asian="bold" style:font-name-complex="NewsGotT1"/>
    </style:style>
    <style:style style:name="P67" style:family="paragraph" style:parent-style-name="Standard">
      <style:paragraph-properties fo:text-align="justify" style:justify-single-word="false"/>
      <style:text-properties style:font-name="NewsGotT1" fo:letter-spacing="-0.004cm" style:text-underline-style="solid" style:text-underline-width="auto" style:text-underline-color="font-color" fo:font-weight="bold" style:font-weight-asian="bold" style:font-name-complex="NewsGotT1"/>
    </style:style>
    <style:style style:name="P68" style:family="paragraph" style:parent-style-name="Standard">
      <style:paragraph-properties fo:text-align="justify" style:justify-single-word="false"/>
      <style:text-properties style:font-name="NewsGotT1" fo:letter-spacing="-0.005cm" style:font-name-complex="NewsGotT1"/>
    </style:style>
    <style:style style:name="P69" style:family="paragraph" style:parent-style-name="Standard">
      <style:paragraph-properties fo:text-align="justify" style:justify-single-word="false">
        <style:tab-stops>
          <style:tab-stop style:position="-1.905cm"/>
          <style:tab-stop style:position="-1.27cm"/>
        </style:tab-stops>
      </style:paragraph-properties>
      <style:text-properties style:font-name="NewsGotT1" fo:letter-spacing="-0.005cm" style:font-name-complex="NewsGotT1"/>
    </style:style>
    <style:style style:name="P70" style:family="paragraph" style:parent-style-name="Standard">
      <style:paragraph-properties fo:text-align="justify" style:justify-single-word="false" style:snap-to-layout-grid="false"/>
      <style:text-properties style:font-name="NewsGotT1" fo:letter-spacing="-0.005cm" style:font-name-complex="NewsGotT1"/>
    </style:style>
    <style:style style:name="P71" style:family="paragraph" style:parent-style-name="Standard">
      <style:paragraph-properties style:snap-to-layout-grid="false"/>
      <style:text-properties style:font-name="NewsGotT1" fo:letter-spacing="-0.005cm" style:font-name-complex="NewsGotT1"/>
    </style:style>
    <style:style style:name="P72" style:family="paragraph" style:parent-style-name="Standard">
      <style:paragraph-properties fo:text-align="justify" style:justify-single-word="false"/>
      <style:text-properties style:font-name="NewsGotT1" fo:letter-spacing="-0.005cm" fo:font-weight="bold" style:font-weight-asian="bold" style:font-name-complex="NewsGotT1"/>
    </style:style>
    <style:style style:name="P73" style:family="paragraph" style:parent-style-name="Standard">
      <style:paragraph-properties fo:text-align="justify" style:justify-single-word="false" style:snap-to-layout-grid="false"/>
      <style:text-properties style:font-name="NewsGotT1" fo:letter-spacing="-0.005cm" fo:font-weight="bold" style:font-weight-asian="bold" style:font-name-complex="NewsGotT1"/>
    </style:style>
    <style:style style:name="P74" style:family="paragraph" style:parent-style-name="Standard">
      <style:paragraph-properties style:snap-to-layout-grid="false"/>
      <style:text-properties style:font-name="NewsGotT1" fo:letter-spacing="-0.005cm" fo:font-weight="bold" style:font-weight-asian="bold" style:font-name-complex="NewsGotT1"/>
    </style:style>
    <style:style style:name="P75" style:family="paragraph" style:parent-style-name="Standard">
      <style:paragraph-properties fo:text-align="justify" style:justify-single-word="false" style:snap-to-layout-grid="false"/>
      <style:text-properties style:font-name="NewsGotT1" fo:letter-spacing="-0.005cm" fo:font-weight="bold" style:font-name-asian="NewsGotT1" style:font-weight-asian="bold" style:font-name-complex="NewsGotT1"/>
    </style:style>
    <style:style style:name="P76" style:family="paragraph" style:parent-style-name="Standard">
      <style:paragraph-properties fo:text-align="start" style:justify-single-word="false" style:snap-to-layout-grid="false"/>
      <style:text-properties style:font-name="NewsGotT1" fo:letter-spacing="-0.005cm" style:font-name-asian="NewsGotT1" style:font-name-complex="NewsGotT1"/>
    </style:style>
    <style:style style:name="P77" style:family="paragraph" style:parent-style-name="Standard">
      <style:paragraph-properties fo:text-align="center" style:justify-single-word="false"/>
      <style:text-properties style:font-name="NewsGotT1" fo:font-size="12pt" fo:letter-spacing="-0.004cm" fo:font-weight="bold" style:font-size-asian="12pt" style:font-weight-asian="bold" style:font-name-complex="NewsGotT1"/>
    </style:style>
    <style:style style:name="P78" style:family="paragraph" style:parent-style-name="Standard">
      <style:paragraph-properties fo:text-align="justify" style:justify-single-word="false"/>
      <style:text-properties style:font-name="NewsGotT1" fo:font-size="12pt" fo:font-weight="bold" style:font-size-asian="12pt" style:font-weight-asian="bold" style:font-name-complex="NewsGotT1"/>
    </style:style>
    <style:style style:name="P79" style:family="paragraph" style:parent-style-name="Standard">
      <style:paragraph-properties fo:text-align="justify" style:justify-single-word="false"/>
      <style:text-properties style:font-name="NewsGotT1" fo:font-size="12pt" style:font-size-asian="12pt" style:font-name-complex="NewsGotT1" style:font-size-complex="12pt"/>
    </style:style>
    <style:style style:name="P80" style:family="paragraph" style:parent-style-name="Standard">
      <style:paragraph-properties fo:text-align="justify" style:justify-single-word="false" style:snap-to-layout-grid="false"/>
      <style:text-properties style:font-name="NewsGotT1" fo:font-size="10pt" fo:letter-spacing="-0.005cm" style:font-size-asian="10pt" style:font-name-complex="NewsGotT1" style:font-size-complex="10pt"/>
    </style:style>
    <style:style style:name="P81" style:family="paragraph" style:parent-style-name="Standard">
      <style:paragraph-properties fo:text-align="justify" style:justify-single-word="false"/>
      <style:text-properties style:font-name="NewsGotT1" fo:font-size="10pt" style:font-size-asian="10pt" style:font-name-complex="NewsGotT1" style:font-size-complex="10pt"/>
    </style:style>
    <style:style style:name="P82" style:family="paragraph" style:parent-style-name="Standard">
      <style:paragraph-properties fo:text-align="end" style:justify-single-word="false"/>
      <style:text-properties style:font-name="NewsGotT1" fo:font-size="8pt" style:font-size-asian="8pt" style:font-name-complex="NewsGotT1"/>
    </style:style>
    <style:style style:name="P83" style:family="paragraph" style:parent-style-name="Standard">
      <style:paragraph-properties fo:text-align="justify" style:justify-single-word="false" style:snap-to-layout-grid="false"/>
      <style:text-properties style:font-name="NewsGotT1" fo:font-size="8pt" fo:letter-spacing="-0.005cm" style:font-size-asian="8pt" style:font-name-complex="NewsGotT1"/>
    </style:style>
    <style:style style:name="P84" style:family="paragraph" style:parent-style-name="Standard">
      <style:paragraph-properties fo:text-align="justify" style:justify-single-word="false" style:snap-to-layout-grid="false"/>
      <style:text-properties style:font-name="NewsGotT1" fo:font-size="8pt" fo:letter-spacing="-0.005cm" fo:font-weight="bold" style:font-size-asian="8pt" style:font-weight-asian="bold" style:font-name-complex="NewsGotT1"/>
    </style:style>
    <style:style style:name="P85" style:family="paragraph" style:parent-style-name="Standard">
      <style:paragraph-properties fo:text-align="justify" style:justify-single-word="false"/>
      <style:text-properties style:font-name="NewsGotT1" fo:font-size="8pt" fo:letter-spacing="-0.004cm" style:font-size-asian="8pt" style:font-name-complex="NewsGotT1"/>
    </style:style>
    <style:style style:name="P86" style:family="paragraph" style:parent-style-name="Standard">
      <style:paragraph-properties fo:text-align="justify" style:justify-single-word="false" style:snap-to-layout-grid="false"/>
      <style:text-properties style:font-name="NewsGotT1" fo:font-size="9pt" fo:letter-spacing="-0.005cm" style:font-size-asian="9pt" style:font-name-complex="NewsGotT1"/>
    </style:style>
    <style:style style:name="P87" style:family="paragraph" style:parent-style-name="Standard">
      <style:paragraph-properties fo:line-height="150%" fo:text-align="justify" style:justify-single-word="false"/>
      <style:text-properties style:font-name="NewsGotT1" fo:font-size="9pt" fo:letter-spacing="-0.004cm" style:font-size-asian="9pt" style:font-name-complex="NewsGotT1"/>
    </style:style>
    <style:style style:name="P88" style:family="paragraph" style:parent-style-name="Standard">
      <style:paragraph-properties fo:text-align="justify" style:justify-single-word="false"/>
      <style:text-properties style:font-name="NewsGotT1" style:text-underline-style="solid" style:text-underline-width="auto" style:text-underline-color="font-color" style:font-name-complex="NewsGotT1"/>
    </style:style>
    <style:style style:name="P89" style:family="paragraph" style:parent-style-name="Standard">
      <style:paragraph-properties fo:text-align="justify" style:justify-single-word="false" style:text-autospace="none" style:punctuation-wrap="simple" style:vertical-align="baseline" style:snap-to-layout-grid="false"/>
      <style:text-properties style:use-window-font-color="true" style:font-name="NewsGotT1" fo:font-size="12pt" fo:language="es" fo:country="ES" fo:font-weight="bold" style:font-name-asian="Times New Roman" style:font-size-asian="12pt" style:font-weight-asian="bold" style:font-name-complex="NewsGotT1" style:font-size-complex="12pt" style:language-complex="ar" style:country-complex="SA"/>
    </style:style>
    <style:style style:name="P90" style:family="paragraph" style:parent-style-name="Standard">
      <style:paragraph-properties fo:text-align="end" style:justify-single-word="false" style:text-autospace="none" style:punctuation-wrap="simple" style:vertical-align="baseline" style:snap-to-layout-grid="false"/>
      <style:text-properties style:use-window-font-color="true" style:font-name="NewsGotT1" fo:font-size="12pt" fo:language="es" fo:country="ES" fo:font-weight="bold" style:font-name-asian="Times New Roman" style:font-size-asian="12pt" style:font-weight-asian="bold" style:font-name-complex="NewsGotT1" style:font-size-complex="12pt" style:language-complex="ar" style:country-complex="SA" style:font-weight-complex="bold"/>
    </style:style>
    <style:style style:name="P91" style:family="paragraph" style:parent-style-name="Standard">
      <style:paragraph-properties fo:text-align="justify" style:justify-single-word="false" style:text-autospace="none" style:punctuation-wrap="simple" style:vertical-align="baseline" style:snap-to-layout-grid="false"/>
      <style:text-properties style:use-window-font-color="true" style:font-name="NewsGotT1" fo:font-size="12pt" fo:language="es" fo:country="ES" fo:font-weight="bold" style:font-size-asian="12pt" style:font-weight-asian="bold" style:font-name-complex="NewsGotT1" style:font-size-complex="12pt" style:language-complex="ar" style:country-complex="SA" style:font-weight-complex="bold"/>
    </style:style>
    <style:style style:name="P92" style:family="paragraph" style:parent-style-name="Standard">
      <style:paragraph-properties style:text-autospace="none" style:punctuation-wrap="simple" style:vertical-align="baseline" style:snap-to-layout-grid="false"/>
      <style:text-properties style:use-window-font-color="true" style:font-name="NewsGotT1" fo:font-size="12pt" fo:language="es" fo:country="ES" fo:font-weight="bold" style:font-size-asian="12pt" style:font-weight-asian="bold" style:font-name-complex="NewsGotT1" style:font-size-complex="12pt" style:language-complex="ar" style:country-complex="SA" style:font-weight-complex="bold"/>
    </style:style>
    <style:style style:name="P93" style:family="paragraph" style:parent-style-name="Standard">
      <style:paragraph-properties fo:text-align="start" style:justify-single-word="false" style:text-autospace="none" style:punctuation-wrap="simple" style:vertical-align="baseline" style:snap-to-layout-grid="false"/>
      <style:text-properties style:use-window-font-color="true" style:font-name="NewsGotT1" fo:font-size="12pt" fo:language="es" fo:country="ES" fo:background-color="transparent" style:font-name-asian="Times New Roman" style:font-size-asian="12pt" style:font-name-complex="NewsGotT1" style:font-size-complex="12pt" style:language-complex="ar" style:country-complex="SA"/>
    </style:style>
    <style:style style:name="P94" style:family="paragraph" style:parent-style-name="Standard">
      <style:paragraph-properties fo:text-align="justify" style:justify-single-word="false"/>
      <style:text-properties style:use-window-font-color="true" style:font-name="NewsGotT1" fo:font-size="10pt" fo:language="es" fo:country="ES" style:font-name-asian="Times New Roman" style:font-size-asian="10pt" style:font-name-complex="NewsGotT1" style:font-size-complex="10pt" style:language-complex="ar" style:country-complex="SA"/>
    </style:style>
    <style:style style:name="P95"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1" fo:font-size="10pt" fo:language="es" fo:country="ES" style:font-name-asian="Times New Roman" style:font-size-asian="10pt" style:font-name-complex="NewsGotT1" style:font-size-complex="10pt" style:language-complex="ar" style:country-complex="SA"/>
    </style:style>
    <style:style style:name="P96"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1" fo:font-size="10pt" fo:language="es" fo:country="ES" fo:font-weight="bold" style:font-name-asian="Times New Roman" style:font-size-asian="10pt" style:font-weight-asian="bold" style:font-name-complex="NewsGotT1" style:font-size-complex="10pt" style:language-complex="ar" style:country-complex="SA"/>
    </style:style>
    <style:style style:name="P97"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1" fo:font-size="10pt" fo:language="es" fo:country="ES" fo:font-weight="bold" style:font-name-asian="Times New Roman" style:font-size-asian="10pt" style:font-weight-asian="bold" style:font-name-complex="NewsGotT1" style:font-size-complex="10pt" style:language-complex="ar" style:country-complex="SA" style:font-weight-complex="bold"/>
    </style:style>
    <style:style style:name="P98" style:family="paragraph" style:parent-style-name="Standard">
      <style:paragraph-properties fo:text-align="justify" style:justify-single-word="false" style:text-autospace="none" style:punctuation-wrap="simple" style:vertical-align="baseline" style:snap-to-layout-grid="false"/>
      <style:text-properties style:use-window-font-color="true" style:font-name="NewsGotT1" fo:font-size="10pt" fo:language="es" fo:country="ES" fo:font-weight="bold" style:font-size-asian="10pt" style:font-weight-asian="bold" style:font-name-complex="NewsGotT1" style:font-size-complex="10pt" style:language-complex="ar" style:country-complex="SA" style:font-weight-complex="bold"/>
    </style:style>
    <style:style style:name="P99" style:family="paragraph" style:parent-style-name="Standard">
      <style:paragraph-properties style:text-autospace="none" style:punctuation-wrap="simple" style:vertical-align="baseline" style:snap-to-layout-grid="false"/>
      <style:text-properties style:use-window-font-color="true" style:font-name="NewsGotT1" fo:font-size="10pt" fo:language="es" fo:country="ES" fo:font-weight="bold" style:font-size-asian="10pt" style:font-weight-asian="bold" style:font-name-complex="NewsGotT1" style:font-size-complex="10pt" style:language-complex="ar" style:country-complex="SA" style:font-weight-complex="bold"/>
    </style:style>
    <style:style style:name="P100" style:family="paragraph" style:parent-style-name="Standard">
      <style:paragraph-properties style:text-autospace="none" style:punctuation-wrap="simple" style:vertical-align="baseline" style:snap-to-layout-grid="false"/>
      <style:text-properties style:use-window-font-color="true" style:font-name="NewsGotT1" fo:font-size="10pt" fo:language="es" fo:country="ES" style:text-underline-style="none" fo:font-weight="normal" style:letter-kerning="true" style:font-size-asian="10pt" style:language-asian="zxx" style:country-asian="none" style:font-weight-asian="normal" style:font-name-complex="NewsGotT1" style:font-size-complex="10pt" style:language-complex="ar" style:country-complex="SA" style:font-weight-complex="normal"/>
    </style:style>
    <style:style style:name="P101"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1" fo:font-size="10pt" fo:language="es" fo:country="ES" style:text-underline-style="none" fo:font-weight="normal" style:letter-kerning="true" style:font-name-asian="Times New Roman" style:font-size-asian="10pt" style:language-asian="zxx" style:country-asian="none" style:font-weight-asian="normal" style:font-name-complex="NewsGotT1" style:font-size-complex="10pt" style:language-complex="ar" style:country-complex="SA" style:font-weight-complex="normal"/>
    </style:style>
    <style:style style:name="P102" style:family="paragraph" style:parent-style-name="Standard">
      <style:paragraph-properties style:text-autospace="none" style:punctuation-wrap="simple" style:vertical-align="baseline" style:snap-to-layout-grid="false"/>
      <style:text-properties style:use-window-font-color="true" style:font-name="NewsGotT1" fo:font-size="10pt" fo:language="es" fo:country="ES" fo:font-style="normal" style:text-underline-style="none" fo:font-weight="normal" style:letter-kerning="true" style:font-size-asian="10pt" style:language-asian="zxx" style:country-asian="none" style:font-style-asian="normal" style:font-weight-asian="normal" style:font-name-complex="NewsGotT1" style:font-size-complex="10pt" style:language-complex="ar" style:country-complex="SA" style:font-weight-complex="bold"/>
    </style:style>
    <style:style style:name="P103"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1" fo:font-size="10pt" fo:language="es" fo:country="ES" fo:font-style="normal" style:text-underline-style="none" fo:font-weight="normal" style:letter-kerning="true" style:font-size-asian="10pt" style:language-asian="zxx" style:country-asian="none" style:font-style-asian="normal" style:font-weight-asian="normal" style:font-name-complex="NewsGotT1" style:font-size-complex="10pt" style:language-complex="ar" style:country-complex="SA"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fo:text-align="end" style:justify-single-word="false"/>
    </style:style>
    <style:style style:name="P106" style:family="paragraph" style:parent-style-name="Standard">
      <style:paragraph-properties fo:text-align="justify" style:justify-single-word="false" style:snap-to-layout-grid="false"/>
      <style:text-properties fo:letter-spacing="-0.005cm"/>
    </style:style>
    <style:style style:name="P107" style:family="paragraph" style:parent-style-name="Standard">
      <style:paragraph-properties fo:text-align="justify" style:justify-single-word="false"/>
      <style:text-properties fo:color="#0000ff" style:font-name="NewsGotT1" fo:font-weight="bold" style:font-weight-asian="bold" style:font-name-complex="NewsGotT1"/>
    </style:style>
    <style:style style:name="P108" style:family="paragraph" style:parent-style-name="Standard">
      <style:text-properties fo:color="#0000ff" style:font-name="NewsGotT1" style:font-name-complex="NewsGotT1"/>
    </style:style>
    <style:style style:name="P109" style:family="paragraph" style:parent-style-name="Standard">
      <style:paragraph-properties fo:text-align="justify" style:justify-single-word="false"/>
      <style:text-properties fo:color="#0000ff" style:font-name="NewsGotT1" style:font-name-complex="NewsGotT1"/>
    </style:style>
    <style:style style:name="P110" style:family="paragraph" style:parent-style-name="Standard">
      <style:paragraph-properties style:snap-to-layout-grid="false"/>
    </style:style>
    <style:style style:name="P111" style:family="paragraph" style:parent-style-name="Standard">
      <style:paragraph-properties fo:text-align="start" style:justify-single-word="false" style:text-autospace="none"/>
      <style:text-properties style:font-name="NewsGotT" fo:font-size="10pt" style:font-name-asian="NewsGotT" style:font-size-asian="10pt" style:font-name-complex="NewsGotT" style:font-size-complex="10pt"/>
    </style:style>
    <style:style style:name="P112" style:family="paragraph" style:parent-style-name="Standard">
      <style:paragraph-properties fo:text-align="start" style:justify-single-word="false" style:snap-to-layout-grid="false"/>
    </style:style>
    <style:style style:name="P113" style:family="paragraph" style:parent-style-name="Standard">
      <style:paragraph-properties fo:text-align="start" style:justify-single-word="false" style:text-autospace="none" style:punctuation-wrap="simple" style:vertical-align="baseline" style:snap-to-layout-grid="false"/>
    </style:style>
    <style:style style:name="P114" style:family="paragraph" style:parent-style-name="Standard">
      <style:paragraph-properties fo:text-align="justify" style:justify-single-word="false" style:snap-to-layout-grid="false"/>
      <style:text-properties style:font-name="NewsGotT1" fo:font-size="10pt" fo:letter-spacing="-0.005cm" style:font-size-asian="10pt" style:font-name-complex="NewsGotT1" style:font-size-complex="10pt"/>
    </style:style>
    <style:style style:name="P115" style:family="paragraph" style:parent-style-name="Standard">
      <style:paragraph-properties fo:text-align="center" style:justify-single-word="false" style:text-autospace="none" style:punctuation-wrap="simple" style:vertical-align="baseline" style:snap-to-layout-grid="false"/>
      <style:text-properties style:font-name="NewsGotT1" fo:font-size="10pt" fo:font-weight="bold" style:font-size-asian="10pt" style:font-weight-asian="bold" style:font-name-complex="NewsGotT1" style:font-size-complex="10pt" style:font-weight-complex="bold"/>
    </style:style>
    <style:style style:name="P116" style:family="paragraph" style:parent-style-name="Standard">
      <style:paragraph-properties style:text-autospace="none" style:punctuation-wrap="simple" style:vertical-align="baseline" style:snap-to-layout-grid="false"/>
      <style:text-properties style:font-name="NewsGotT1" fo:font-size="10pt" fo:font-weight="bold" style:font-size-asian="10pt" style:font-weight-asian="bold" style:font-name-complex="NewsGotT1" style:font-size-complex="10pt" style:font-weight-complex="bold"/>
    </style:style>
    <style:style style:name="P117" style:family="paragraph" style:parent-style-name="Standard">
      <style:paragraph-properties fo:text-align="justify" style:justify-single-word="false"/>
      <style:text-properties style:font-name="NewsGotT1" fo:font-size="10pt" style:font-size-asian="10pt" style:font-name-complex="NewsGotT1" style:font-size-complex="10pt"/>
    </style:style>
    <style:style style:name="P118" style:family="paragraph" style:parent-style-name="Standard">
      <style:paragraph-properties fo:text-align="justify" style:justify-single-word="false"/>
      <style:text-properties style:font-name="NewsGotT1" fo:font-weight="bold" style:font-weight-asian="bold" style:font-name-complex="NewsGotT1"/>
    </style:style>
    <style:style style:name="P119" style:family="paragraph" style:parent-style-name="Standard">
      <style:paragraph-properties style:text-autospace="none" style:punctuation-wrap="simple" style:vertical-align="baseline" style:snap-to-layout-grid="false"/>
      <style:text-properties style:font-name="NewsGotT1" fo:font-size="12pt" fo:font-weight="bold" style:font-size-asian="12pt" style:font-weight-asian="bold" style:font-name-complex="NewsGotT1" style:font-size-complex="12pt" style:font-weight-complex="bold"/>
    </style:style>
    <style:style style:name="P120" style:family="paragraph" style:parent-style-name="Standard">
      <style:paragraph-properties fo:text-align="end" style:justify-single-word="false" style:text-autospace="none" style:punctuation-wrap="simple" style:vertical-align="baseline" style:snap-to-layout-grid="false"/>
      <style:text-properties style:font-name="NewsGotT1" fo:font-size="12pt" fo:font-weight="bold" style:font-size-asian="12pt" style:font-weight-asian="bold" style:font-name-complex="NewsGotT1" style:font-size-complex="12pt" style:font-weight-complex="bold"/>
    </style:style>
    <style:style style:name="P121" style:family="paragraph" style:parent-style-name="Standard">
      <style:text-properties style:font-name="NewsGotT1" style:font-name-complex="NewsGotT1"/>
    </style:style>
    <style:style style:name="P122" style:family="paragraph" style:parent-style-name="Standard" style:list-style-name="WW8Num31">
      <style:paragraph-properties fo:text-align="justify" style:justify-single-word="false"/>
      <style:text-properties style:font-name="NewsGotT1" fo:font-weight="normal" style:font-weight-asian="normal" style:font-name-complex="NewsGotT1" style:font-weight-complex="normal"/>
    </style:style>
    <style:style style:name="P123" style:family="paragraph" style:parent-style-name="Standard">
      <style:paragraph-properties fo:text-align="justify" style:justify-single-word="false"/>
      <style:text-properties fo:color="#ff0000" style:font-name="NewsGotT1" fo:letter-spacing="-0.004cm" fo:font-weight="bold" style:font-weight-asian="bold" style:font-name-complex="NewsGotT1"/>
    </style:style>
    <style:style style:name="P124" style:family="paragraph" style:parent-style-name="Standard">
      <style:paragraph-properties fo:text-align="justify" style:justify-single-word="false"/>
      <style:text-properties style:font-name="Arial" fo:font-size="12pt" fo:letter-spacing="-0.004cm" style:font-size-asian="12pt" style:font-name-complex="Arial"/>
    </style:style>
    <style:style style:name="P125" style:family="paragraph" style:parent-style-name="Standard">
      <style:paragraph-properties fo:text-align="justify" style:justify-single-word="false"/>
      <style:text-properties style:font-name="Arial" fo:letter-spacing="-0.004cm" style:font-name-complex="Arial"/>
    </style:style>
    <style:style style:name="P126"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style>
    <style:style style:name="P127"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1" fo:font-weight="bold" style:font-weight-asian="bold" style:font-name-complex="NewsGotT1"/>
    </style:style>
    <style:style style:name="P128"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1" style:font-name-complex="NewsGotT1"/>
    </style:style>
    <style:style style:name="P129"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1" fo:font-size="10pt" fo:font-weight="bold" style:font-size-asian="10pt" style:font-weight-asian="bold" style:font-name-complex="NewsGotT1"/>
    </style:style>
    <style:style style:name="P130"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1" fo:font-size="10pt" style:font-size-asian="10pt" style:font-name-complex="NewsGotT1"/>
    </style:style>
    <style:style style:name="P131"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1" style:text-underline-style="solid" style:text-underline-width="auto" style:text-underline-color="font-color" fo:font-weight="normal" style:font-weight-asian="normal" style:font-name-complex="NewsGotT1" style:font-weight-complex="normal"/>
    </style:style>
    <style:style style:name="P132" style:family="paragraph" style:parent-style-name="Standard">
      <style:paragraph-properties fo:margin-left="4.5cm" fo:margin-right="0cm" fo:text-align="justify" style:justify-single-word="false" fo:text-indent="-4.001cm" style:auto-text-indent="false">
        <style:tab-stops>
          <style:tab-stop style:position="-43.603cm"/>
        </style:tab-stops>
      </style:paragraph-properties>
    </style:style>
    <style:style style:name="P133" style:family="paragraph" style:parent-style-name="Standard">
      <style:paragraph-properties fo:margin-left="4.5cm" fo:margin-right="0cm" fo:text-align="justify" style:justify-single-word="false" fo:text-indent="-4.001cm" style:auto-text-indent="false"/>
      <style:text-properties style:font-name="NewsGotT1" style:font-name-complex="NewsGotT1"/>
    </style:style>
    <style:style style:name="P134" style:family="paragraph" style:parent-style-name="Standard">
      <style:paragraph-properties fo:margin-left="4.5cm" fo:margin-right="0cm" fo:text-align="justify" style:justify-single-word="false" fo:text-indent="-4.001cm" style:auto-text-indent="false">
        <style:tab-stops>
          <style:tab-stop style:position="-43.603cm"/>
        </style:tab-stops>
      </style:paragraph-properties>
      <style:text-properties style:font-name="NewsGotT1" fo:font-weight="bold" style:font-weight-asian="bold" style:font-name-complex="NewsGotT1"/>
    </style:style>
    <style:style style:name="P135" style:family="paragraph" style:parent-style-name="Standard">
      <style:paragraph-properties fo:margin-left="4.5cm" fo:margin-right="0cm" fo:text-align="justify" style:justify-single-word="false" fo:text-indent="-4.001cm" style:auto-text-indent="false" style:snap-to-layout-grid="false">
        <style:tab-stops>
          <style:tab-stop style:position="-43.603cm"/>
        </style:tab-stops>
      </style:paragraph-properties>
      <style:text-properties style:font-name="NewsGotT1" fo:font-size="10pt" fo:letter-spacing="-0.005cm" fo:language="zxx" fo:country="none" fo:font-weight="normal" style:letter-kerning="true" fo:background-color="transparent" style:font-name-asian="NewsGotT1" style:font-size-asian="10pt" style:font-weight-asian="normal" style:font-name-complex="NewsGotT1" style:font-size-complex="10pt" style:font-weight-complex="normal"/>
    </style:style>
    <style:style style:name="P136" style:family="paragraph" style:parent-style-name="Standard">
      <style:paragraph-properties fo:margin-left="4.5cm" fo:margin-right="0cm" fo:text-align="justify" style:justify-single-word="false" fo:text-indent="-4.001cm" style:auto-text-indent="false" style:snap-to-layout-grid="false">
        <style:tab-stops>
          <style:tab-stop style:position="-43.603cm"/>
        </style:tab-stops>
      </style:paragraph-properties>
      <style:text-properties style:font-name="NewsGotT1" fo:font-size="10pt" fo:font-weight="normal" fo:background-color="transparent" style:font-size-asian="10pt" style:font-weight-asian="normal" style:font-name-complex="NewsGotT1" style:font-size-complex="10pt" style:font-weight-complex="normal"/>
    </style:style>
    <style:style style:name="P137" style:family="paragraph" style:parent-style-name="Standard">
      <style:paragraph-properties fo:margin-left="4.5cm" fo:margin-right="0cm" fo:text-align="justify" style:justify-single-word="false" fo:text-indent="-4.001cm" style:auto-text-indent="false">
        <style:tab-stops>
          <style:tab-stop style:position="-43.603cm"/>
        </style:tab-stops>
      </style:paragraph-properties>
      <style:text-properties style:use-window-font-color="true" style:font-name="NewsGotT1" fo:font-size="10pt" fo:letter-spacing="-0.005cm" fo:language="es" fo:country="ES" fo:font-weight="normal" style:letter-kerning="true" fo:background-color="transparent" style:font-size-asian="10pt" style:font-weight-asian="normal" style:font-name-complex="NewsGotT1" style:font-size-complex="10pt" style:language-complex="ar" style:country-complex="SA" style:font-weight-complex="normal"/>
    </style:style>
    <style:style style:name="P138" style:family="paragraph" style:parent-style-name="Standard">
      <style:paragraph-properties fo:margin-left="2.501cm" fo:margin-right="0cm" fo:text-indent="0cm" style:auto-text-indent="false"/>
    </style:style>
    <style:style style:name="P139" style:family="paragraph" style:parent-style-name="Standard">
      <style:paragraph-properties fo:margin-left="2.501cm" fo:margin-right="0cm" fo:text-align="justify" style:justify-single-word="false" fo:text-indent="0cm" style:auto-text-indent="false"/>
    </style:style>
    <style:style style:name="P140" style:family="paragraph" style:parent-style-name="Standard">
      <style:paragraph-properties fo:margin-left="2.501cm" fo:margin-right="0cm" fo:text-align="justify" style:justify-single-word="false" fo:text-indent="0cm" style:auto-text-indent="false"/>
      <style:text-properties style:font-name="NewsGotT1" style:font-name-complex="NewsGotT1"/>
    </style:style>
    <style:style style:name="P141" style:family="paragraph" style:parent-style-name="Standard">
      <style:paragraph-properties fo:margin-left="2.501cm" fo:margin-right="0cm" fo:text-indent="0cm" style:auto-text-indent="false"/>
      <style:text-properties style:font-name="NewsGotT1" fo:letter-spacing="-0.004cm" fo:font-weight="bold" style:font-weight-asian="bold" style:font-name-complex="NewsGotT1"/>
    </style:style>
    <style:style style:name="P142" style:family="paragraph" style:parent-style-name="Standard">
      <style:paragraph-properties fo:margin-left="2.501cm" fo:margin-right="0cm" fo:text-align="justify" style:justify-single-word="false" fo:text-indent="0cm" style:auto-text-indent="false"/>
      <style:text-properties style:font-name="NewsGotT1" fo:letter-spacing="-0.004cm" fo:font-weight="bold" style:font-weight-asian="bold" style:font-name-complex="NewsGotT1"/>
    </style:style>
    <style:style style:name="P143" style:family="paragraph" style:parent-style-name="Standard">
      <style:paragraph-properties fo:margin-left="2.501cm" fo:margin-right="0cm" fo:text-align="justify" style:justify-single-word="false" fo:text-indent="0cm" style:auto-text-indent="false">
        <style:tab-stops>
          <style:tab-stop style:position="5.002cm"/>
        </style:tab-stops>
      </style:paragraph-properties>
      <style:text-properties style:font-name="NewsGotT1" fo:letter-spacing="-0.004cm" fo:font-weight="bold" style:font-weight-asian="bold" style:font-name-complex="NewsGotT1"/>
    </style:style>
    <style:style style:name="P144" style:family="paragraph" style:parent-style-name="Standard">
      <style:paragraph-properties fo:margin-left="2.501cm" fo:margin-right="0cm" fo:text-align="justify" style:justify-single-word="false" fo:text-indent="0cm" style:auto-text-indent="false"/>
      <style:text-properties style:font-name="NewsGotT1" fo:letter-spacing="-0.004cm" style:font-name-complex="NewsGotT1"/>
    </style:style>
    <style:style style:name="P145" style:family="paragraph" style:parent-style-name="Standard">
      <style:paragraph-properties fo:margin-left="2.501cm" fo:margin-right="0cm" fo:text-align="justify" style:justify-single-word="false" fo:text-indent="0cm" style:auto-text-indent="false"/>
      <style:text-properties style:font-name="NewsGotT1" style:font-name-asian="NewsGotT1" style:font-name-complex="NewsGotT1"/>
    </style:style>
    <style:style style:name="P146" style:family="paragraph" style:parent-style-name="Standard">
      <style:paragraph-properties fo:margin-left="2.501cm" fo:margin-right="0cm" fo:text-align="justify" style:justify-single-word="false" fo:text-indent="0cm" style:auto-text-indent="false"/>
      <style:text-properties style:font-name="NewsGotT1" fo:letter-spacing="-0.005cm" fo:font-weight="bold" style:font-weight-asian="bold" style:font-name-complex="NewsGotT1"/>
    </style:style>
    <style:style style:name="P147" style:family="paragraph" style:parent-style-name="Standard">
      <style:paragraph-properties fo:margin-left="2.501cm" fo:margin-right="0cm" fo:text-align="justify" style:justify-single-word="false" fo:text-indent="0cm" style:auto-text-indent="false"/>
      <style:text-properties fo:color="#0000ff" style:font-name="NewsGotT1" fo:letter-spacing="-0.004cm" fo:font-weight="bold" style:font-weight-asian="bold" style:font-name-complex="NewsGotT1"/>
    </style:style>
    <style:style style:name="P148" style:family="paragraph" style:parent-style-name="Standard">
      <style:paragraph-properties fo:margin-left="2.501cm" fo:margin-right="0cm" fo:text-align="justify" style:justify-single-word="false" fo:text-indent="0cm" style:auto-text-indent="false"/>
      <style:text-properties style:text-line-through-style="solid" style:font-name="NewsGotT1" fo:letter-spacing="-0.004cm" style:font-name-complex="NewsGotT1"/>
    </style:style>
    <style:style style:name="P149" style:family="paragraph" style:parent-style-name="Standard">
      <style:paragraph-properties fo:margin-left="2.501cm" fo:margin-right="0cm" fo:text-align="justify" style:justify-single-word="false" fo:text-indent="0cm" style:auto-text-indent="false"/>
      <style:text-properties style:font-name="NewsGotT1" fo:font-size="10pt" fo:font-style="normal" fo:font-weight="normal" style:font-size-asian="10pt" style:font-style-asian="normal" style:font-weight-asian="normal" style:font-name-complex="NewsGotT1" style:font-size-complex="10pt" style:font-style-complex="italic" style:font-weight-complex="bold"/>
    </style:style>
    <style:style style:name="P150" style:family="paragraph" style:parent-style-name="Standard">
      <style:paragraph-properties fo:margin-left="2.501cm" fo:margin-right="0cm" fo:margin-top="0.423cm" fo:margin-bottom="0.212cm" fo:text-align="justify" style:justify-single-word="false" fo:text-indent="0cm" style:auto-text-indent="false"/>
    </style:style>
    <style:style style:name="P151" style:family="paragraph" style:parent-style-name="Standard">
      <style:paragraph-properties fo:margin-left="2.501cm" fo:margin-right="0cm" fo:text-align="justify" style:justify-single-word="false" fo:text-indent="-2cm" style:auto-text-indent="false"/>
      <style:text-properties style:font-name="NewsGotT1" fo:font-weight="bold" style:font-weight-asian="bold" style:font-name-complex="NewsGotT1"/>
    </style:style>
    <style:style style:name="P152" style:family="paragraph" style:parent-style-name="Standard">
      <style:paragraph-properties fo:text-align="end" style:justify-single-word="false" fo:break-before="page" fo:padding-left="0cm" fo:padding-right="0cm" fo:padding-top="0cm" fo:padding-bottom="0.035cm" fo:border-left="none" fo:border-right="none" fo:border-top="none" fo:border-bottom="0.99pt solid #000000"/>
      <style:text-properties style:font-name="NewsGotT1" fo:font-weight="bold" style:font-weight-asian="bold" style:font-name-complex="NewsGotT1"/>
    </style:style>
    <style:style style:name="P153" style:family="paragraph" style:parent-style-name="Standard">
      <style:paragraph-properties fo:text-align="justify" style:justify-single-word="false" fo:break-before="page" fo:padding-left="0cm" fo:padding-right="0cm" fo:padding-top="0cm" fo:padding-bottom="0.035cm" fo:border-left="none" fo:border-right="none" fo:border-top="none" fo:border-bottom="0.99pt solid #000000"/>
      <style:text-properties style:font-name="NewsGotT1" fo:font-weight="bold" style:font-weight-asian="bold" style:font-name-complex="NewsGotT1"/>
    </style:style>
    <style:style style:name="P154" style:family="paragraph" style:parent-style-name="Standard">
      <style:paragraph-properties fo:margin-left="0.499cm" fo:margin-right="0cm" fo:text-align="justify" style:justify-single-word="false" fo:text-indent="0cm" style:auto-text-indent="false"/>
    </style:style>
    <style:style style:name="P155" style:family="paragraph" style:parent-style-name="Standard">
      <style:paragraph-properties fo:margin-left="0.499cm" fo:margin-right="0cm" fo:text-align="justify" style:justify-single-word="false" fo:text-indent="0cm" style:auto-text-indent="false"/>
      <style:text-properties style:font-name="NewsGotT1" fo:letter-spacing="-0.004cm" style:font-name-complex="NewsGotT1"/>
    </style:style>
    <style:style style:name="P156" style:family="paragraph" style:parent-style-name="Standard">
      <style:paragraph-properties fo:margin-left="0.499cm" fo:margin-right="0cm" fo:text-align="justify" style:justify-single-word="false" fo:text-indent="0cm" style:auto-text-indent="false">
        <style:tab-stops>
          <style:tab-stop style:position="1.769cm"/>
        </style:tab-stops>
      </style:paragraph-properties>
      <style:text-properties style:font-name="NewsGotT1" fo:letter-spacing="-0.004cm" style:font-name-complex="NewsGotT1"/>
    </style:style>
    <style:style style:name="P157" style:family="paragraph" style:parent-style-name="Standard">
      <style:paragraph-properties fo:margin-left="0.499cm" fo:margin-right="0cm" fo:text-align="end" style:justify-single-word="false" fo:text-indent="0cm" style:auto-text-indent="false"/>
      <style:text-properties style:font-name="NewsGotT1" fo:letter-spacing="-0.004cm" style:font-name-complex="NewsGotT1"/>
    </style:style>
    <style:style style:name="P158" style:family="paragraph" style:parent-style-name="Standard">
      <style:paragraph-properties fo:margin-left="0.499cm" fo:margin-right="0cm" fo:text-align="justify" style:justify-single-word="false" fo:text-indent="0cm" style:auto-text-indent="false"/>
      <style:text-properties style:font-name="NewsGotT1" fo:letter-spacing="-0.004cm" fo:language="es" fo:country="ES" style:font-name-complex="NewsGotT1"/>
    </style:style>
    <style:style style:name="P159" style:family="paragraph" style:parent-style-name="Standard">
      <style:paragraph-properties fo:margin-left="0.499cm" fo:margin-right="0cm" fo:text-align="justify" style:justify-single-word="false" fo:text-indent="0cm" style:auto-text-indent="false"/>
      <style:text-properties style:font-name="NewsGotT1" fo:letter-spacing="-0.004cm" fo:font-weight="bold" style:font-weight-asian="bold" style:font-name-complex="NewsGotT1"/>
    </style:style>
    <style:style style:name="P160" style:family="paragraph" style:parent-style-name="Standard">
      <style:paragraph-properties fo:margin-left="0.499cm" fo:margin-right="0cm" fo:text-indent="0cm" style:auto-text-indent="false"/>
      <style:text-properties style:font-name="NewsGotT1" style:font-name-complex="NewsGotT1"/>
    </style:style>
    <style:style style:name="P161" style:family="paragraph" style:parent-style-name="Standard">
      <style:paragraph-properties fo:margin-left="0.499cm" fo:margin-right="0cm" fo:text-align="justify" style:justify-single-word="false" fo:text-indent="0cm" style:auto-text-indent="false"/>
      <style:text-properties style:font-name="NewsGotT1" fo:font-weight="bold" style:font-weight-asian="bold" style:font-name-complex="NewsGotT1"/>
    </style:style>
    <style:style style:name="P162" style:family="paragraph" style:parent-style-name="Standard">
      <style:paragraph-properties fo:margin-left="0.499cm" fo:margin-right="0cm" fo:text-align="justify" style:justify-single-word="false" fo:text-indent="0cm" style:auto-text-indent="false"/>
      <style:text-properties style:font-name="NewsGotT1" fo:letter-spacing="-0.005cm" fo:font-weight="bold" style:font-weight-asian="bold" style:font-name-complex="NewsGotT1"/>
    </style:style>
    <style:style style:name="P163" style:family="paragraph" style:parent-style-name="Standard">
      <style:paragraph-properties fo:margin-left="0.499cm" fo:margin-right="0cm" fo:text-align="end" style:justify-single-word="false" fo:text-indent="0cm" style:auto-text-indent="false"/>
      <style:text-properties style:font-name="NewsGotT1" fo:font-size="10pt" fo:letter-spacing="-0.004cm" style:font-size-asian="10pt" style:font-name-complex="NewsGotT1"/>
    </style:style>
    <style:style style:name="P164" style:family="paragraph" style:parent-style-name="Standard">
      <style:paragraph-properties fo:margin-left="0.499cm" fo:margin-right="0cm" fo:text-align="end" style:justify-single-word="false" fo:text-indent="0cm" style:auto-text-indent="false"/>
      <style:text-properties style:font-name="NewsGotT1" fo:font-size="10pt" fo:letter-spacing="-0.004cm" style:font-size-asian="10pt" style:font-name-complex="NewsGotT1" style:font-size-complex="10pt"/>
    </style:style>
    <style:style style:name="P165" style:family="paragraph" style:parent-style-name="Standard">
      <style:paragraph-properties fo:margin-left="0.499cm" fo:margin-right="0cm" fo:text-align="justify" style:justify-single-word="false" fo:text-indent="0cm" style:auto-text-indent="false" style:snap-to-layout-grid="false">
        <style:tab-stops>
          <style:tab-stop style:position="51.992cm"/>
        </style:tab-stops>
      </style:paragraph-properties>
      <style:text-properties style:use-window-font-color="true" style:font-name="NewsGotT1" fo:font-size="10pt" fo:letter-spacing="-0.005cm" fo:language="es" fo:country="ES" fo:font-weight="normal" style:letter-kerning="true" fo:background-color="transparent" style:font-size-asian="10pt" style:font-weight-asian="normal" style:font-name-complex="NewsGotT1" style:font-size-complex="10pt" style:language-complex="ar" style:country-complex="SA" style:font-weight-complex="normal"/>
    </style:style>
    <style:style style:name="P166" style:family="paragraph" style:parent-style-name="Standard">
      <style:paragraph-properties fo:margin-left="0.499cm" fo:margin-right="0cm" fo:text-align="justify" style:justify-single-word="false" fo:text-indent="0cm" style:auto-text-indent="false" style:snap-to-layout-grid="false">
        <style:tab-stops>
          <style:tab-stop style:position="51.992cm"/>
        </style:tab-stops>
      </style:paragraph-properties>
      <style:text-properties style:use-window-font-color="true" style:font-name="NewsGotT1" fo:font-size="12pt" fo:letter-spacing="-0.005cm" fo:language="es" fo:country="ES" fo:font-weight="normal" style:letter-kerning="true" fo:background-color="transparent" style:font-name-asian="EUAlbertina" style:font-size-asian="12pt" style:font-weight-asian="normal" style:font-name-complex="NewsGotT1" style:font-size-complex="12pt" style:language-complex="ar" style:country-complex="SA" style:font-weight-complex="normal"/>
    </style:style>
    <style:style style:name="P167" style:family="paragraph" style:parent-style-name="Standard">
      <style:paragraph-properties fo:margin-left="0.499cm" fo:margin-right="0cm" fo:text-align="justify" style:justify-single-word="false" fo:text-indent="0cm" style:auto-text-indent="false" fo:padding-left="0.706cm" fo:padding-right="0.035cm" fo:padding-top="0.035cm" fo:padding-bottom="0.035cm" fo:border="0.11pt solid #000000"/>
    </style:style>
    <style:style style:name="P168" style:family="paragraph" style:parent-style-name="Standard">
      <style:paragraph-properties fo:margin-left="1cm" fo:margin-right="0cm" fo:text-indent="0cm" style:auto-text-indent="false"/>
      <style:text-properties style:font-name="NewsGotT1" style:font-name-complex="NewsGotT1"/>
    </style:style>
    <style:style style:name="P169" style:family="paragraph" style:parent-style-name="Standard">
      <style:paragraph-properties fo:margin-left="1cm" fo:margin-right="0cm" fo:text-align="justify" style:justify-single-word="false" fo:text-indent="0cm" style:auto-text-indent="false"/>
      <style:text-properties style:font-name="NewsGotT1" style:font-name-complex="NewsGotT1"/>
    </style:style>
    <style:style style:name="P170" style:family="paragraph" style:parent-style-name="Standard">
      <style:paragraph-properties fo:margin-left="1cm" fo:margin-right="0cm" fo:text-align="justify" style:justify-single-word="false" fo:text-indent="0cm" style:auto-text-indent="false"/>
      <style:text-properties style:font-name="NewsGotT1" fo:letter-spacing="-0.004cm" style:font-name-complex="NewsGotT1"/>
    </style:style>
    <style:style style:name="P171" style:family="paragraph" style:parent-style-name="Standard">
      <style:paragraph-properties fo:margin-left="1cm" fo:margin-right="0cm" fo:text-align="justify" style:justify-single-word="false" fo:text-indent="0cm" style:auto-text-indent="false">
        <style:tab-stops>
          <style:tab-stop style:position="3.251cm"/>
        </style:tab-stops>
      </style:paragraph-properties>
      <style:text-properties style:font-name="NewsGotT1" fo:letter-spacing="-0.004cm" style:font-name-complex="NewsGotT1"/>
    </style:style>
    <style:style style:name="P172" style:family="paragraph" style:parent-style-name="Standard">
      <style:paragraph-properties fo:margin-left="1cm" fo:margin-right="0cm" fo:text-align="justify" style:justify-single-word="false" fo:text-indent="0cm" style:auto-text-indent="false"/>
      <style:text-properties style:font-name="NewsGotT1" fo:letter-spacing="-0.004cm" fo:language="es" fo:country="ES" style:font-name-complex="NewsGotT1"/>
    </style:style>
    <style:style style:name="P173" style:family="paragraph" style:parent-style-name="Standard">
      <style:paragraph-properties fo:margin-left="1cm" fo:margin-right="0cm" fo:text-align="justify" style:justify-single-word="false" fo:text-indent="0cm" style:auto-text-indent="false"/>
      <style:text-properties style:font-name="NewsGotT1" fo:letter-spacing="-0.004cm" fo:font-weight="bold" style:font-weight-asian="bold" style:font-name-complex="NewsGotT1"/>
    </style:style>
    <style:style style:name="P174" style:family="paragraph" style:parent-style-name="Standard">
      <style:paragraph-properties fo:margin-left="1cm" fo:margin-right="0cm" fo:text-indent="0cm" style:auto-text-indent="false"/>
      <style:text-properties style:font-name="NewsGotT1" fo:font-weight="bold" style:font-weight-asian="bold" style:font-name-complex="NewsGotT1"/>
    </style:style>
    <style:style style:name="P175" style:family="paragraph" style:parent-style-name="Standard">
      <style:paragraph-properties fo:margin-left="1cm" fo:margin-right="0cm" fo:text-align="justify" style:justify-single-word="false" fo:text-indent="0cm" style:auto-text-indent="false"/>
      <style:text-properties style:font-name="NewsGotT1" fo:font-weight="bold" style:font-weight-asian="bold" style:font-name-complex="NewsGotT1"/>
    </style:style>
    <style:style style:name="P176" style:family="paragraph" style:parent-style-name="Standard">
      <style:paragraph-properties fo:margin-left="1cm" fo:margin-right="0cm" fo:text-align="justify" style:justify-single-word="false" fo:text-indent="0cm" style:auto-text-indent="false"/>
      <style:text-properties style:font-name="NewsGotT1" fo:letter-spacing="-0.005cm" style:font-name-complex="NewsGotT1"/>
    </style:style>
    <style:style style:name="P177" style:family="paragraph" style:parent-style-name="Standard">
      <style:paragraph-properties fo:margin-left="1cm" fo:margin-right="0cm" fo:text-align="justify" style:justify-single-word="false" fo:text-indent="0cm" style:auto-text-indent="false"/>
    </style:style>
    <style:style style:name="P178" style:family="paragraph" style:parent-style-name="Standard">
      <style:paragraph-properties fo:margin-left="1cm" fo:margin-right="0cm" fo:text-indent="0cm" style:auto-text-indent="false"/>
      <style:text-properties fo:color="#0000ff" style:font-name="NewsGotT1" fo:font-weight="bold" style:font-weight-asian="bold" style:font-name-complex="NewsGotT1"/>
    </style:style>
    <style:style style:name="P179" style:family="paragraph" style:parent-style-name="Standard">
      <style:paragraph-properties fo:margin-left="1cm" fo:margin-right="0cm" fo:text-align="justify" style:justify-single-word="false" fo:text-indent="0cm" style:auto-text-indent="false"/>
      <style:text-properties fo:color="#0000ff" style:font-name="NewsGotT1" fo:font-weight="bold" style:font-weight-asian="bold" style:font-name-complex="NewsGotT1"/>
    </style:style>
    <style:style style:name="P180" style:family="paragraph" style:parent-style-name="Standard">
      <style:paragraph-properties fo:margin-left="1cm" fo:margin-right="0cm" fo:text-align="justify" style:justify-single-word="false" fo:text-indent="0cm" style:auto-text-indent="false"/>
      <style:text-properties fo:color="#0000ff" style:font-name="NewsGotT1" fo:letter-spacing="-0.004cm" style:font-name-complex="NewsGotT1"/>
    </style:style>
    <style:style style:name="P181" style:family="paragraph" style:parent-style-name="Standard">
      <style:paragraph-properties fo:margin-left="1cm" fo:margin-right="0cm" fo:text-align="justify" style:justify-single-word="false" fo:text-indent="0cm" style:auto-text-indent="false"/>
      <style:text-properties fo:color="#0000ff" style:font-name="NewsGotT1" fo:letter-spacing="-0.004cm" fo:font-weight="bold" style:font-weight-asian="bold" style:font-name-complex="NewsGotT1"/>
    </style:style>
    <style:style style:name="P182" style:family="paragraph" style:parent-style-name="Standard">
      <style:paragraph-properties fo:margin-left="1.499cm" fo:margin-right="0cm" fo:text-indent="0cm" style:auto-text-indent="false"/>
      <style:text-properties style:font-name="NewsGotT1" style:font-name-complex="NewsGotT1"/>
    </style:style>
    <style:style style:name="P183" style:family="paragraph" style:parent-style-name="Standard">
      <style:paragraph-properties fo:margin-left="1.499cm" fo:margin-right="0cm" fo:text-align="justify" style:justify-single-word="false" fo:text-indent="0cm" style:auto-text-indent="false"/>
      <style:text-properties style:font-name="NewsGotT1" style:font-name-complex="NewsGotT1"/>
    </style:style>
    <style:style style:name="P184" style:family="paragraph" style:parent-style-name="Standard">
      <style:paragraph-properties fo:margin-left="1.499cm" fo:margin-right="0cm" fo:text-align="justify" style:justify-single-word="false" fo:text-indent="0cm" style:auto-text-indent="false"/>
      <style:text-properties style:font-name="NewsGotT1" fo:letter-spacing="-0.004cm" style:font-name-complex="NewsGotT1"/>
    </style:style>
    <style:style style:name="P185" style:family="paragraph" style:parent-style-name="Standard">
      <style:paragraph-properties fo:margin-left="1.499cm" fo:margin-right="0cm" fo:text-align="justify" style:justify-single-word="false" fo:text-indent="0cm" style:auto-text-indent="false"/>
      <style:text-properties style:font-name="NewsGotT1" fo:letter-spacing="-0.004cm" fo:language="es" fo:country="ES" style:font-name-complex="NewsGotT1"/>
    </style:style>
    <style:style style:name="P186" style:family="paragraph" style:parent-style-name="Standard">
      <style:paragraph-properties fo:margin-left="1.499cm" fo:margin-right="0cm" fo:text-align="justify" style:justify-single-word="false" fo:text-indent="0cm" style:auto-text-indent="false"/>
      <style:text-properties style:font-name="NewsGotT1" fo:letter-spacing="-0.004cm" fo:language="es" fo:country="ES" fo:font-weight="bold" style:font-weight-asian="bold" style:font-name-complex="NewsGotT1"/>
    </style:style>
    <style:style style:name="P187" style:family="paragraph" style:parent-style-name="Standard">
      <style:paragraph-properties fo:margin-left="1.499cm" fo:margin-right="0cm" fo:text-align="justify" style:justify-single-word="false" fo:text-indent="0cm" style:auto-text-indent="false"/>
      <style:text-properties style:font-name="NewsGotT1" fo:letter-spacing="-0.004cm" fo:font-weight="bold" style:font-weight-asian="bold" style:font-name-complex="NewsGotT1"/>
    </style:style>
    <style:style style:name="P188" style:family="paragraph" style:parent-style-name="Standard">
      <style:paragraph-properties fo:margin-left="1.499cm" fo:margin-right="0cm" fo:text-align="justify" style:justify-single-word="false" fo:text-indent="0cm" style:auto-text-indent="false"/>
      <style:text-properties style:font-name="NewsGotT1" fo:font-size="12pt" fo:letter-spacing="-0.004cm" fo:language="es" fo:country="ES" style:font-size-asian="12pt" style:font-name-complex="NewsGotT1"/>
    </style:style>
    <style:style style:name="P189" style:family="paragraph" style:parent-style-name="Standard">
      <style:paragraph-properties fo:margin-left="1.499cm" fo:margin-right="0cm" fo:text-align="justify" style:justify-single-word="false" fo:text-indent="0cm" style:auto-text-indent="false"/>
      <style:text-properties style:font-name="NewsGotT1" fo:letter-spacing="-0.005cm" style:font-name-complex="NewsGotT1"/>
    </style:style>
    <style:style style:name="P190" style:family="paragraph" style:parent-style-name="Standard">
      <style:paragraph-properties fo:margin-left="1.499cm" fo:margin-right="0cm" fo:text-align="justify" style:justify-single-word="false" fo:text-indent="0cm" style:auto-text-indent="false"/>
    </style:style>
    <style:style style:name="P191" style:family="paragraph" style:parent-style-name="Standard">
      <style:paragraph-properties fo:margin-left="1.499cm" fo:margin-right="0cm" fo:text-align="justify" style:justify-single-word="false" fo:text-indent="0cm" style:auto-text-indent="false"/>
      <style:text-properties style:text-line-through-style="solid" style:font-name="NewsGotT1" fo:letter-spacing="-0.004cm" fo:language="es" fo:country="ES" style:font-name-complex="NewsGotT1"/>
    </style:style>
    <style:style style:name="P192" style:family="paragraph" style:parent-style-name="Standard">
      <style:paragraph-properties fo:margin-left="1.499cm" fo:margin-right="0cm" fo:text-indent="0cm" style:auto-text-indent="false"/>
      <style:text-properties fo:font-weight="bold" style:font-weight-asian="bold"/>
    </style:style>
    <style:style style:name="P193" style:family="paragraph" style:parent-style-name="Standard">
      <style:paragraph-properties fo:margin-left="0.501cm" fo:margin-right="0cm" fo:text-indent="0cm" style:auto-text-indent="false"/>
      <style:text-properties style:font-name="NewsGotT1" fo:letter-spacing="-0.004cm" style:font-name-complex="NewsGotT1"/>
    </style:style>
    <style:style style:name="P194" style:family="paragraph" style:parent-style-name="Standard">
      <style:paragraph-properties fo:margin-left="0.501cm" fo:margin-right="0cm" fo:text-align="justify" style:justify-single-word="false" fo:text-indent="0cm" style:auto-text-indent="false"/>
      <style:text-properties style:font-name="NewsGotT1" fo:letter-spacing="-0.004cm" style:font-name-complex="NewsGotT1"/>
    </style:style>
    <style:style style:name="P195" style:family="paragraph" style:parent-style-name="Standard">
      <style:paragraph-properties fo:margin-left="0.501cm" fo:margin-right="0cm" fo:text-align="center" style:justify-single-word="false" fo:text-indent="0cm" style:auto-text-indent="false"/>
      <style:text-properties style:font-name="NewsGotT1" fo:letter-spacing="-0.004cm" style:font-name-complex="NewsGotT1"/>
    </style:style>
    <style:style style:name="P196" style:family="paragraph" style:parent-style-name="Standard">
      <style:paragraph-properties fo:margin-left="0.501cm" fo:margin-right="0cm" fo:text-indent="0cm" style:auto-text-indent="false"/>
      <style:text-properties style:font-name="NewsGotT1" fo:letter-spacing="-0.004cm" fo:font-weight="bold" style:font-weight-asian="bold" style:font-name-complex="NewsGotT1"/>
    </style:style>
    <style:style style:name="P197" style:family="paragraph" style:parent-style-name="Standard">
      <style:paragraph-properties fo:margin-left="0.501cm" fo:margin-right="0cm" fo:text-align="justify" style:justify-single-word="false" fo:text-indent="0cm" style:auto-text-indent="false"/>
      <style:text-properties style:font-name="NewsGotT1" fo:letter-spacing="-0.004cm" fo:font-weight="bold" style:font-weight-asian="bold" style:font-name-complex="NewsGotT1"/>
    </style:style>
    <style:style style:name="P198" style:family="paragraph" style:parent-style-name="Standard">
      <style:paragraph-properties fo:margin-left="0.501cm" fo:margin-right="0cm" fo:text-align="justify" style:justify-single-word="false" fo:text-indent="0cm" style:auto-text-indent="false"/>
      <style:text-properties style:font-name="NewsGotT1" style:font-name-complex="NewsGotT1"/>
    </style:style>
    <style:style style:name="P199" style:family="paragraph" style:parent-style-name="Standard">
      <style:paragraph-properties fo:margin-left="0.501cm" fo:margin-right="0cm" fo:text-indent="0cm" style:auto-text-indent="false"/>
      <style:text-properties style:font-name="NewsGotT1" fo:font-weight="bold" style:font-weight-asian="bold" style:font-name-complex="NewsGotT1"/>
    </style:style>
    <style:style style:name="P200" style:family="paragraph" style:parent-style-name="Standard">
      <style:paragraph-properties fo:margin-left="0.501cm" fo:margin-right="0cm" fo:text-align="justify" style:justify-single-word="false" fo:text-indent="0cm" style:auto-text-indent="false"/>
      <style:text-properties style:font-name="NewsGotT1" fo:letter-spacing="-0.005cm" fo:font-weight="bold" style:font-weight-asian="bold" style:font-name-complex="NewsGotT1"/>
    </style:style>
    <style:style style:name="P201" style:family="paragraph" style:parent-style-name="Standard">
      <style:paragraph-properties fo:margin-left="0.501cm" fo:margin-right="0cm" fo:text-align="justify" style:justify-single-word="false" fo:text-indent="0cm" style:auto-text-indent="false"/>
      <style:text-properties style:font-name="NewsGotT1" fo:letter-spacing="-0.005cm" style:font-name-complex="NewsGotT1"/>
    </style:style>
    <style:style style:name="P202" style:family="paragraph" style:parent-style-name="Standard">
      <style:paragraph-properties fo:margin-left="0.501cm" fo:margin-right="0cm" fo:text-align="center" style:justify-single-word="false" fo:text-indent="0cm" style:auto-text-indent="false"/>
      <style:text-properties style:font-name="NewsGotT1" fo:font-size="11pt" fo:letter-spacing="-0.004cm" fo:font-weight="bold" style:font-size-asian="11pt" style:font-weight-asian="bold" style:font-name-complex="NewsGotT1"/>
    </style:style>
    <style:style style:name="P203" style:family="paragraph" style:parent-style-name="Standard">
      <style:paragraph-properties fo:margin-left="0.501cm" fo:margin-right="0cm" fo:line-height="150%" fo:text-align="justify" style:justify-single-word="false" fo:text-indent="0cm" style:auto-text-indent="false"/>
      <style:text-properties style:font-name="NewsGotT1" fo:font-size="9pt" fo:letter-spacing="-0.004cm" style:font-size-asian="9pt" style:font-name-complex="NewsGotT1"/>
    </style:style>
    <style:style style:name="P204" style:family="paragraph" style:parent-style-name="Standard">
      <style:paragraph-properties fo:margin-left="0.501cm" fo:margin-right="0cm" fo:text-align="justify" style:justify-single-word="false" fo:text-indent="0cm" style:auto-text-indent="false"/>
      <style:text-properties style:font-name="NewsGotT1" fo:font-size="9pt" fo:letter-spacing="-0.004cm" style:font-size-asian="9pt" style:font-name-complex="NewsGotT1"/>
    </style:style>
    <style:style style:name="P205" style:family="paragraph" style:parent-style-name="Standard">
      <style:paragraph-properties fo:margin-left="0.501cm" fo:margin-right="0cm" fo:text-align="end" style:justify-single-word="false" fo:text-indent="0cm" style:auto-text-indent="false"/>
      <style:text-properties style:font-name="NewsGotT1" fo:font-size="9pt" style:font-size-asian="9pt" style:font-name-complex="NewsGotT1"/>
    </style:style>
    <style:style style:name="P206" style:family="paragraph" style:parent-style-name="Standard">
      <style:paragraph-properties fo:margin-left="0.501cm" fo:margin-right="0cm" fo:text-align="justify" style:justify-single-word="false" fo:text-indent="0cm" style:auto-text-indent="false"/>
    </style:style>
    <style:style style:name="P207" style:family="paragraph" style:parent-style-name="Standard">
      <style:paragraph-properties fo:margin-left="0.501cm" fo:margin-right="0cm" fo:text-align="justify" style:justify-single-word="false" fo:text-indent="0cm" style:auto-text-indent="false"/>
      <style:text-properties fo:text-transform="uppercase" style:font-name="NewsGotT1" fo:letter-spacing="-0.004cm" style:font-name-complex="NewsGotT1"/>
    </style:style>
    <style:style style:name="P208" style:family="paragraph" style:parent-style-name="Standard">
      <style:paragraph-properties fo:margin-left="0.499cm" fo:margin-right="0cm" fo:text-align="justify" style:justify-single-word="false" fo:text-indent="-0.019cm" style:auto-text-indent="false"/>
    </style:style>
    <style:style style:name="P209" style:family="paragraph" style:parent-style-name="Standard">
      <style:paragraph-properties fo:margin-left="0.75cm" fo:margin-right="0cm" fo:text-align="justify" style:justify-single-word="false" fo:text-indent="0cm" style:auto-text-indent="false"/>
      <style:text-properties style:font-name="NewsGotT1" fo:letter-spacing="-0.004cm" style:font-name-complex="NewsGotT1"/>
    </style:style>
    <style:style style:name="P210" style:family="paragraph" style:parent-style-name="Standard">
      <style:paragraph-properties fo:margin-left="0.75cm" fo:margin-right="0cm" fo:text-align="justify" style:justify-single-word="false" fo:text-indent="0cm" style:auto-text-indent="false"/>
      <style:text-properties style:font-name="NewsGotT1" fo:letter-spacing="-0.004cm" fo:font-weight="bold" style:font-name-asian="NewsGotT1" style:font-weight-asian="bold" style:font-name-complex="NewsGotT1"/>
    </style:style>
    <style:style style:name="P211" style:family="paragraph" style:parent-style-name="Standard">
      <style:paragraph-properties fo:margin-left="0.501cm" fo:margin-right="-3cm" fo:text-align="justify" style:justify-single-word="false" fo:text-indent="0cm" style:auto-text-indent="false"/>
      <style:text-properties style:font-name="NewsGotT1" style:font-name-complex="NewsGotT1"/>
    </style:style>
    <style:style style:name="P212" style:family="paragraph" style:parent-style-name="Standard">
      <style:paragraph-properties fo:margin-left="0cm" fo:margin-right="-3cm" fo:text-align="justify" style:justify-single-word="false" fo:text-indent="0.501cm" style:auto-text-indent="false"/>
      <style:text-properties style:font-name="NewsGotT1" style:font-name-complex="NewsGotT1"/>
    </style:style>
    <style:style style:name="P213" style:family="paragraph" style:parent-style-name="Standard">
      <style:paragraph-properties fo:margin-left="0.249cm" fo:margin-right="0cm" fo:text-align="justify" style:justify-single-word="false" fo:text-indent="0cm" style:auto-text-indent="false"/>
      <style:text-properties style:font-name="NewsGotT1" fo:letter-spacing="-0.004cm" fo:font-weight="bold" style:font-weight-asian="bold" style:font-name-complex="NewsGotT1"/>
    </style:style>
    <style:style style:name="P214" style:family="paragraph" style:parent-style-name="Standard">
      <style:paragraph-properties fo:margin-left="0.249cm" fo:margin-right="0cm" fo:text-align="justify" style:justify-single-word="false" fo:text-indent="0cm" style:auto-text-indent="false"/>
      <style:text-properties style:font-name="NewsGotT1" fo:letter-spacing="-0.005cm" style:font-name-complex="NewsGotT1"/>
    </style:style>
    <style:style style:name="P215" style:family="paragraph" style:parent-style-name="Standard">
      <style:paragraph-properties fo:margin-left="1.007cm" fo:margin-right="0cm" fo:text-align="justify" style:justify-single-word="false" fo:text-indent="0cm" style:auto-text-indent="false"/>
      <style:text-properties style:font-name="NewsGotT1" fo:letter-spacing="-0.004cm" fo:language="es" fo:country="ES" style:font-name-complex="NewsGotT1"/>
    </style:style>
    <style:style style:name="P216" style:family="paragraph" style:parent-style-name="Standard">
      <style:paragraph-properties fo:margin-left="1.251cm" fo:margin-right="0cm" fo:text-align="justify" style:justify-single-word="false" fo:text-indent="0cm" style:auto-text-indent="false"/>
      <style:text-properties style:font-name="NewsGotT1" fo:letter-spacing="-0.004cm" fo:language="es" fo:country="ES" style:font-name-complex="NewsGotT1"/>
    </style:style>
    <style:style style:name="P217" style:family="paragraph" style:parent-style-name="Standard">
      <style:paragraph-properties fo:margin-left="1.251cm" fo:margin-right="0cm" fo:text-align="justify" style:justify-single-word="false" fo:text-indent="0cm" style:auto-text-indent="false"/>
      <style:text-properties style:font-name="NewsGotT1" fo:letter-spacing="-0.004cm" style:font-name-complex="NewsGotT1"/>
    </style:style>
    <style:style style:name="P218" style:family="paragraph" style:parent-style-name="Standard">
      <style:paragraph-properties fo:margin-left="2.002cm" fo:margin-right="0cm" fo:text-align="justify" style:justify-single-word="false" fo:text-indent="0cm" style:auto-text-indent="false"/>
      <style:text-properties style:font-name="NewsGotT1" fo:letter-spacing="-0.004cm" fo:language="es" fo:country="ES" fo:font-weight="bold" style:font-weight-asian="bold" style:font-name-complex="NewsGotT1"/>
    </style:style>
    <style:style style:name="P219" style:family="paragraph" style:parent-style-name="Standard">
      <style:paragraph-properties fo:margin-left="2.002cm" fo:margin-right="0cm" fo:text-align="justify" style:justify-single-word="false" fo:text-indent="0.002cm" style:auto-text-indent="false"/>
      <style:text-properties style:font-name="NewsGotT1" fo:letter-spacing="-0.004cm" fo:language="es" fo:country="ES" fo:font-weight="bold" style:font-weight-asian="bold" style:font-name-complex="NewsGotT1"/>
    </style:style>
    <style:style style:name="P220" style:family="paragraph" style:parent-style-name="Standard">
      <style:paragraph-properties fo:margin-left="2cm" fo:margin-right="0cm" fo:text-align="justify" style:justify-single-word="false" fo:text-indent="0cm" style:auto-text-indent="false"/>
      <style:text-properties style:font-name="NewsGotT1" fo:letter-spacing="-0.004cm" fo:language="es" fo:country="ES" style:font-name-complex="NewsGotT1"/>
    </style:style>
    <style:style style:name="P221" style:family="paragraph" style:parent-style-name="Standard">
      <style:paragraph-properties fo:margin-left="2cm" fo:margin-right="0cm" fo:text-align="justify" style:justify-single-word="false" fo:text-indent="0cm" style:auto-text-indent="false"/>
      <style:text-properties style:font-name="NewsGotT1" fo:letter-spacing="-0.004cm" style:font-name-complex="NewsGotT1"/>
    </style:style>
    <style:style style:name="P222" style:family="paragraph" style:parent-style-name="Standard">
      <style:paragraph-properties fo:margin-left="2cm" fo:margin-right="0cm" fo:text-align="justify" style:justify-single-word="false" fo:text-indent="0cm" style:auto-text-indent="false"/>
      <style:text-properties style:font-name="NewsGotT1" style:font-name-complex="NewsGotT1"/>
    </style:style>
    <style:style style:name="P223" style:family="paragraph" style:parent-style-name="Standard">
      <style:paragraph-properties fo:margin-left="2cm" fo:margin-right="0cm" fo:text-align="justify" style:justify-single-word="false" fo:text-indent="0cm" style:auto-text-indent="false"/>
      <style:text-properties style:font-name="NewsGotT1" fo:letter-spacing="-0.005cm" style:font-name-complex="NewsGotT1"/>
    </style:style>
    <style:style style:name="P224" style:family="paragraph" style:parent-style-name="Standard">
      <style:paragraph-properties fo:margin-left="2cm" fo:margin-right="0cm" fo:text-align="justify" style:justify-single-word="false" fo:text-indent="0cm" style:auto-text-indent="false">
        <style:tab-stops>
          <style:tab-stop style:position="4.001cm"/>
        </style:tab-stops>
      </style:paragraph-properties>
      <style:text-properties style:font-name="NewsGotT1" fo:letter-spacing="-0.005cm" style:font-name-complex="NewsGotT1"/>
    </style:style>
    <style:style style:name="P225" style:family="paragraph" style:parent-style-name="Standard">
      <style:paragraph-properties fo:margin-left="2cm" fo:margin-right="0cm" fo:text-align="justify" style:justify-single-word="false" fo:text-indent="0cm" style:auto-text-indent="false"/>
      <style:text-properties style:font-name="NewsGotT1" fo:letter-spacing="-0.005cm" style:text-underline-style="solid" style:text-underline-width="auto" style:text-underline-color="font-color" style:font-name-complex="NewsGotT1"/>
    </style:style>
    <style:style style:name="P226" style:family="paragraph" style:parent-style-name="Standard">
      <style:paragraph-properties fo:margin-left="2cm" fo:margin-right="0cm" fo:text-align="justify" style:justify-single-word="false" fo:text-indent="0cm" style:auto-text-indent="false"/>
      <style:text-properties style:font-name="NewsGotT1" fo:font-weight="bold" style:font-weight-asian="bold" style:font-name-complex="NewsGotT1"/>
    </style:style>
    <style:style style:name="P227" style:family="paragraph" style:parent-style-name="Standard">
      <style:paragraph-properties fo:margin-left="2cm" fo:margin-right="0cm" fo:text-align="justify" style:justify-single-word="false" fo:text-indent="0cm" style:auto-text-indent="false"/>
    </style:style>
    <style:style style:name="P228" style:family="paragraph" style:parent-style-name="Standard">
      <style:paragraph-properties fo:margin-left="2cm" fo:margin-right="0cm" fo:text-align="justify" style:justify-single-word="false" fo:text-indent="0cm" style:auto-text-indent="false"/>
      <style:text-properties fo:color="#0000ff" style:font-name="NewsGotT1" fo:letter-spacing="-0.004cm" fo:font-weight="bold" style:font-weight-asian="bold" style:font-name-complex="NewsGotT1"/>
    </style:style>
    <style:style style:name="P229" style:family="paragraph" style:parent-style-name="Standard">
      <style:paragraph-properties fo:margin-left="4.75cm" fo:margin-right="0cm" fo:text-align="justify" style:justify-single-word="false" fo:text-indent="-3.75cm" style:auto-text-indent="false"/>
    </style:style>
    <style:style style:name="P230" style:family="paragraph" style:parent-style-name="Standard">
      <style:paragraph-properties fo:margin-left="1.501cm" fo:margin-right="0cm" fo:text-align="justify" style:justify-single-word="false" fo:text-indent="0cm" style:auto-text-indent="false"/>
      <style:text-properties style:font-name="NewsGotT1" fo:letter-spacing="-0.004cm" fo:language="es" fo:country="ES" style:font-name-complex="NewsGotT1"/>
    </style:style>
    <style:style style:name="P231" style:family="paragraph" style:parent-style-name="Standard">
      <style:paragraph-properties fo:margin-left="1.501cm" fo:margin-right="0cm" fo:text-align="justify" style:justify-single-word="false" fo:text-indent="0cm" style:auto-text-indent="false"/>
      <style:text-properties style:font-name="NewsGotT1" fo:letter-spacing="-0.004cm" style:font-name-complex="NewsGotT1"/>
    </style:style>
    <style:style style:name="P232" style:family="paragraph" style:parent-style-name="Standard">
      <style:paragraph-properties fo:margin-left="1.501cm" fo:margin-right="0cm" fo:text-align="justify" style:justify-single-word="false" fo:text-indent="0cm" style:auto-text-indent="false">
        <style:tab-stops>
          <style:tab-stop style:position="13.254cm"/>
        </style:tab-stops>
      </style:paragraph-properties>
      <style:text-properties style:font-name="NewsGotT1" fo:letter-spacing="-0.004cm" style:font-name-complex="NewsGotT1"/>
    </style:style>
    <style:style style:name="P233" style:family="paragraph" style:parent-style-name="Standard">
      <style:paragraph-properties fo:margin-left="1.501cm" fo:margin-right="0cm" fo:text-align="justify" style:justify-single-word="false" fo:text-indent="0cm" style:auto-text-indent="false">
        <style:tab-stops>
          <style:tab-stop style:position="4.002cm"/>
        </style:tab-stops>
      </style:paragraph-properties>
      <style:text-properties style:font-name="NewsGotT1" fo:letter-spacing="-0.004cm" style:font-name-complex="NewsGotT1"/>
    </style:style>
    <style:style style:name="P234" style:family="paragraph" style:parent-style-name="Standard">
      <style:paragraph-properties fo:margin-left="1.501cm" fo:margin-right="0cm" fo:text-align="justify" style:justify-single-word="false" fo:text-indent="0cm" style:auto-text-indent="false"/>
      <style:text-properties style:font-name="NewsGotT1" style:font-name-complex="NewsGotT1"/>
    </style:style>
    <style:style style:name="P235" style:family="paragraph" style:parent-style-name="Standard">
      <style:paragraph-properties fo:margin-left="1.501cm" fo:margin-right="0cm" fo:text-align="justify" style:justify-single-word="false" fo:text-indent="0cm" style:auto-text-indent="false" style:text-autospace="none"/>
      <style:text-properties style:font-name="NewsGotT1" style:font-name-complex="NewsGotT1"/>
    </style:style>
    <style:style style:name="P236" style:family="paragraph" style:parent-style-name="Standard">
      <style:paragraph-properties fo:margin-left="1.501cm" fo:margin-right="0cm" fo:text-indent="0cm" style:auto-text-indent="false"/>
      <style:text-properties style:font-name="NewsGotT1" fo:font-weight="bold" style:font-weight-asian="bold" style:font-name-complex="NewsGotT1"/>
    </style:style>
    <style:style style:name="P237" style:family="paragraph" style:parent-style-name="Standard">
      <style:paragraph-properties fo:margin-left="1.501cm" fo:margin-right="0cm" fo:text-align="justify" style:justify-single-word="false" fo:text-indent="0cm" style:auto-text-indent="false"/>
      <style:text-properties style:font-name="NewsGotT1" fo:letter-spacing="-0.005cm" style:font-name-complex="NewsGotT1"/>
    </style:style>
    <style:style style:name="P238" style:family="paragraph" style:parent-style-name="Standard">
      <style:paragraph-properties fo:margin-left="1.501cm" fo:margin-right="0cm" fo:text-align="justify" style:justify-single-word="false" fo:text-indent="0cm" style:auto-text-indent="false"/>
    </style:style>
    <style:style style:name="P239" style:family="paragraph" style:parent-style-name="Standard">
      <style:paragraph-properties fo:margin-left="1.501cm" fo:margin-right="0cm" fo:text-align="justify" style:justify-single-word="false" fo:text-indent="0cm" style:auto-text-indent="false"/>
      <style:text-properties fo:color="#0000ff" style:font-name="NewsGotT1" fo:letter-spacing="-0.004cm" fo:font-weight="bold" style:font-weight-asian="bold" style:font-name-complex="NewsGotT1"/>
    </style:style>
    <style:style style:name="P240" style:family="paragraph" style:parent-style-name="Standard">
      <style:paragraph-properties fo:margin-left="0cm" fo:margin-right="-2.002cm" fo:text-align="justify" style:justify-single-word="false" fo:text-indent="0cm" style:auto-text-indent="false"/>
      <style:text-properties style:font-name="NewsGotT1" style:font-name-complex="NewsGotT1"/>
    </style:style>
    <style:style style:name="P241" style:family="paragraph" style:parent-style-name="Standard">
      <style:paragraph-properties fo:margin-left="0cm" fo:margin-right="-2.002cm" fo:text-align="justify" style:justify-single-word="false" fo:text-indent="0.501cm" style:auto-text-indent="false"/>
      <style:text-properties style:font-name="NewsGotT1" fo:font-weight="bold" style:font-weight-asian="bold" style:font-name-complex="NewsGotT1"/>
    </style:style>
    <style:style style:name="P242" style:family="paragraph" style:parent-style-name="Standard">
      <style:paragraph-properties fo:margin-left="1.496cm" fo:margin-right="0cm" fo:text-align="justify" style:justify-single-word="false" fo:text-indent="0cm" style:auto-text-indent="false"/>
    </style:style>
    <style:style style:name="P243" style:family="paragraph" style:parent-style-name="Standard">
      <style:paragraph-properties fo:margin-left="1.496cm" fo:margin-right="0cm" fo:text-align="justify" style:justify-single-word="false" fo:text-indent="0cm" style:auto-text-indent="false"/>
      <style:text-properties style:font-name="NewsGotT1" style:font-name-complex="NewsGotT1"/>
    </style:style>
    <style:style style:name="P244" style:family="paragraph" style:parent-style-name="Standard">
      <style:paragraph-properties fo:margin-left="1.496cm" fo:margin-right="0cm" fo:text-align="justify" style:justify-single-word="false" fo:text-indent="0cm" style:auto-text-indent="false"/>
      <style:text-properties style:font-name="NewsGotT1" fo:letter-spacing="-0.004cm" style:font-name-complex="NewsGotT1"/>
    </style:style>
    <style:style style:name="P245" style:family="paragraph" style:parent-style-name="Standard">
      <style:paragraph-properties fo:margin-left="2.249cm" fo:margin-right="0cm" fo:text-align="justify" style:justify-single-word="false" fo:text-indent="0cm" style:auto-text-indent="false"/>
      <style:text-properties style:font-name="NewsGotT1" style:font-name-complex="NewsGotT1"/>
    </style:style>
    <style:style style:name="P246" style:family="paragraph" style:parent-style-name="Standard">
      <style:paragraph-properties fo:margin-left="3cm" fo:margin-right="0cm" fo:text-align="justify" style:justify-single-word="false" fo:text-indent="0cm" style:auto-text-indent="false"/>
      <style:text-properties style:font-name="NewsGotT1" style:font-name-complex="NewsGotT1"/>
    </style:style>
    <style:style style:name="P247" style:family="paragraph" style:parent-style-name="Standard">
      <style:paragraph-properties fo:margin-left="3cm" fo:margin-right="0cm" fo:text-align="justify" style:justify-single-word="false" fo:text-indent="0cm" style:auto-text-indent="false"/>
      <style:text-properties style:font-name="NewsGotT1" fo:letter-spacing="-0.004cm" style:font-name-complex="NewsGotT1"/>
    </style:style>
    <style:style style:name="P248" style:family="paragraph" style:parent-style-name="Standard">
      <style:paragraph-properties fo:margin-left="3cm" fo:margin-right="0cm" fo:text-align="justify" style:justify-single-word="false" fo:text-indent="0cm" style:auto-text-indent="false">
        <style:tab-stops>
          <style:tab-stop style:position="8.752cm"/>
        </style:tab-stops>
      </style:paragraph-properties>
      <style:text-properties style:font-name="NewsGotT1" fo:letter-spacing="-0.004cm" style:font-name-complex="NewsGotT1"/>
    </style:style>
    <style:style style:name="P249" style:family="paragraph" style:parent-style-name="Standard">
      <style:paragraph-properties fo:margin-left="3cm" fo:margin-right="0cm" fo:text-align="justify" style:justify-single-word="false" fo:text-indent="0cm" style:auto-text-indent="false">
        <style:tab-stops>
          <style:tab-stop style:position="6.001cm"/>
          <style:tab-stop style:position="7.001cm"/>
        </style:tab-stops>
      </style:paragraph-properties>
      <style:text-properties style:font-name="NewsGotT1" fo:letter-spacing="-0.004cm" style:font-name-complex="NewsGotT1"/>
    </style:style>
    <style:style style:name="P250" style:family="paragraph" style:parent-style-name="Standard">
      <style:paragraph-properties fo:margin-left="3cm" fo:margin-right="0cm" fo:text-align="justify" style:justify-single-word="false" fo:text-indent="0cm" style:auto-text-indent="false"/>
      <style:text-properties style:font-name="NewsGotT1" fo:letter-spacing="-0.004cm" fo:font-weight="bold" style:font-weight-asian="bold" style:font-name-complex="NewsGotT1"/>
    </style:style>
    <style:style style:name="P251" style:family="paragraph" style:parent-style-name="Standard">
      <style:paragraph-properties fo:margin-left="3cm" fo:margin-right="0cm" fo:text-align="justify" style:justify-single-word="false" fo:text-indent="0cm" style:auto-text-indent="false"/>
      <style:text-properties style:font-name="NewsGotT1" fo:letter-spacing="-0.004cm" style:font-name-asian="NewsGotT1" style:font-name-complex="NewsGotT1"/>
    </style:style>
    <style:style style:name="P252" style:family="paragraph" style:parent-style-name="Standard">
      <style:paragraph-properties fo:margin-left="3cm" fo:margin-right="0cm" fo:text-align="justify" style:justify-single-word="false" fo:text-indent="0cm" style:auto-text-indent="false"/>
    </style:style>
    <style:style style:name="P253" style:family="paragraph" style:parent-style-name="Standard">
      <style:paragraph-properties fo:margin-left="3cm" fo:margin-right="0cm" fo:text-align="justify" style:justify-single-word="false" fo:text-indent="0cm" style:auto-text-indent="false"/>
      <style:text-properties style:text-line-through-style="solid" style:font-name="NewsGotT1" fo:letter-spacing="-0.004cm" style:font-name-complex="NewsGotT1"/>
    </style:style>
    <style:style style:name="P254" style:family="paragraph" style:parent-style-name="Standard">
      <style:paragraph-properties fo:margin-left="3cm" fo:margin-right="0cm" fo:text-align="justify" style:justify-single-word="false" fo:text-indent="0cm" style:auto-text-indent="false"/>
      <style:text-properties fo:color="#0000ff" style:font-name="NewsGotT1" fo:letter-spacing="-0.004cm" fo:font-weight="bold" style:font-weight-asian="bold" style:font-name-complex="NewsGotT1"/>
    </style:style>
    <style:style style:name="P255" style:family="paragraph" style:parent-style-name="Standard">
      <style:paragraph-properties fo:margin-left="3cm" fo:margin-right="0cm" fo:text-align="justify" style:justify-single-word="false" fo:text-indent="0cm" style:auto-text-indent="false"/>
      <style:text-properties fo:color="#0000ff" style:font-name="NewsGotT1" fo:letter-spacing="-0.004cm" style:font-name-complex="NewsGotT1"/>
    </style:style>
    <style:style style:name="P256" style:family="paragraph" style:parent-style-name="Standard">
      <style:paragraph-properties fo:margin-left="5.001cm" fo:margin-right="0cm" fo:text-align="justify" style:justify-single-word="false" fo:text-indent="0cm" style:auto-text-indent="false"/>
      <style:text-properties style:font-name="NewsGotT1" fo:letter-spacing="-0.004cm" style:font-name-complex="NewsGotT1"/>
    </style:style>
    <style:style style:name="P257" style:family="paragraph" style:parent-style-name="Standard">
      <style:paragraph-properties fo:margin-left="5.001cm" fo:margin-right="0cm" fo:text-align="justify" style:justify-single-word="false" fo:text-indent="0cm" style:auto-text-indent="false"/>
      <style:text-properties style:font-name="NewsGotT1" fo:letter-spacing="-0.004cm" fo:font-weight="bold" style:font-weight-asian="bold" style:font-name-complex="NewsGotT1"/>
    </style:style>
    <style:style style:name="P258" style:family="paragraph" style:parent-style-name="Standard">
      <style:paragraph-properties fo:margin-left="5.001cm" fo:margin-right="0cm" fo:text-indent="0cm" style:auto-text-indent="false"/>
      <style:text-properties style:text-line-through-style="solid" style:font-name="NewsGotT1" fo:letter-spacing="-0.004cm" fo:font-weight="bold" style:font-weight-asian="bold" style:font-name-complex="NewsGotT1"/>
    </style:style>
    <style:style style:name="P259" style:family="paragraph" style:parent-style-name="Standard">
      <style:paragraph-properties fo:margin-left="4.001cm" fo:margin-right="0cm" fo:text-align="justify" style:justify-single-word="false" fo:text-indent="0cm" style:auto-text-indent="false"/>
      <style:text-properties style:font-name="NewsGotT1" fo:letter-spacing="-0.004cm" style:font-name-complex="NewsGotT1"/>
    </style:style>
    <style:style style:name="P260" style:family="paragraph" style:parent-style-name="Standard">
      <style:paragraph-properties fo:margin-left="4.001cm" fo:margin-right="0cm" fo:text-align="justify" style:justify-single-word="false" fo:text-indent="0cm" style:auto-text-indent="false">
        <style:tab-stops>
          <style:tab-stop style:position="8.5cm"/>
        </style:tab-stops>
      </style:paragraph-properties>
      <style:text-properties style:font-name="NewsGotT1" fo:letter-spacing="-0.004cm" style:font-name-complex="NewsGotT1"/>
    </style:style>
    <style:style style:name="P261" style:family="paragraph" style:parent-style-name="Standard">
      <style:paragraph-properties fo:margin-left="4.001cm" fo:margin-right="0cm" fo:text-align="justify" style:justify-single-word="false" fo:text-indent="0cm" style:auto-text-indent="false"/>
      <style:text-properties style:font-name="NewsGotT1" style:font-name-complex="NewsGotT1"/>
    </style:style>
    <style:style style:name="P262" style:family="paragraph" style:parent-style-name="Standard">
      <style:paragraph-properties fo:margin-left="4.001cm" fo:margin-right="0cm" fo:text-align="justify" style:justify-single-word="false" fo:text-indent="0cm" style:auto-text-indent="false">
        <style:tab-stops>
          <style:tab-stop style:position="8.5cm"/>
        </style:tab-stops>
      </style:paragraph-properties>
      <style:text-properties style:font-name="NewsGotT1" style:font-name-complex="NewsGotT1"/>
    </style:style>
    <style:style style:name="P263" style:family="paragraph" style:parent-style-name="Standard">
      <style:paragraph-properties fo:margin-left="5.5cm" fo:margin-right="0cm" fo:text-align="justify" style:justify-single-word="false" fo:text-indent="0cm" style:auto-text-indent="false"/>
      <style:text-properties style:font-name="NewsGotT1" fo:letter-spacing="-0.004cm" style:font-name-complex="NewsGotT1"/>
    </style:style>
    <style:style style:name="P264" style:family="paragraph" style:parent-style-name="Standard">
      <style:paragraph-properties fo:margin-left="5.5cm" fo:margin-right="0cm" fo:text-align="justify" style:justify-single-word="false" fo:text-indent="0cm" style:auto-text-indent="false">
        <style:tab-stops>
          <style:tab-stop style:position="9.999cm"/>
          <style:tab-stop style:position="11cm"/>
        </style:tab-stops>
      </style:paragraph-properties>
      <style:text-properties style:font-name="NewsGotT1" fo:letter-spacing="-0.004cm" style:font-name-complex="NewsGotT1"/>
    </style:style>
    <style:style style:name="P265" style:family="paragraph" style:parent-style-name="Standard">
      <style:paragraph-properties fo:margin-left="5.5cm" fo:margin-right="0cm" fo:text-align="justify" style:justify-single-word="false" fo:text-indent="0cm" style:auto-text-indent="false">
        <style:tab-stops>
          <style:tab-stop style:position="9.999cm"/>
        </style:tab-stops>
      </style:paragraph-properties>
      <style:text-properties style:font-name="NewsGotT1" fo:letter-spacing="-0.004cm" style:font-name-complex="NewsGotT1"/>
    </style:style>
    <style:style style:name="P266" style:family="paragraph" style:parent-style-name="Standard">
      <style:paragraph-properties fo:margin-left="3.501cm" fo:margin-right="0cm" fo:text-align="justify" style:justify-single-word="false" fo:text-indent="0cm" style:auto-text-indent="false"/>
      <style:text-properties style:font-name="NewsGotT1" fo:letter-spacing="-0.004cm" fo:font-weight="bold" style:font-weight-asian="bold" style:font-name-complex="NewsGotT1"/>
    </style:style>
    <style:style style:name="P267" style:family="paragraph" style:parent-style-name="Standard">
      <style:paragraph-properties fo:margin-left="2.977cm" fo:margin-right="0cm" fo:text-align="justify" style:justify-single-word="false" fo:text-indent="0cm" style:auto-text-indent="false"/>
      <style:text-properties style:font-name="NewsGotT1" fo:letter-spacing="-0.004cm" style:font-name-complex="NewsGotT1"/>
    </style:style>
    <style:style style:name="P268" style:family="paragraph" style:parent-style-name="Standard">
      <style:paragraph-properties fo:margin-left="3cm" fo:margin-right="0cm" fo:text-align="justify" style:justify-single-word="false" fo:text-indent="-0.002cm" style:auto-text-indent="false"/>
      <style:text-properties style:font-name="NewsGotT1" fo:letter-spacing="-0.004cm" style:font-name-complex="NewsGotT1"/>
    </style:style>
    <style:style style:name="P269" style:family="paragraph" style:parent-style-name="Standard">
      <style:paragraph-properties fo:margin-left="4.136cm" fo:margin-right="0cm" fo:text-align="justify" style:justify-single-word="false" fo:text-indent="-0.635cm" style:auto-text-indent="false">
        <style:tab-stops>
          <style:tab-stop style:position="8.273cm"/>
        </style:tab-stops>
      </style:paragraph-properties>
      <style:text-properties style:font-name="NewsGotT1" fo:letter-spacing="-0.004cm" style:font-name-complex="NewsGotT1"/>
    </style:style>
    <style:style style:name="P270" style:family="paragraph" style:parent-style-name="Standard">
      <style:paragraph-properties fo:margin-left="5.001cm" fo:margin-right="0cm" fo:text-align="justify" style:justify-single-word="false" fo:text-indent="-3cm" style:auto-text-indent="false"/>
      <style:text-properties style:font-name="NewsGotT1" fo:letter-spacing="-0.004cm" fo:font-weight="bold" style:font-weight-asian="bold" style:font-name-complex="NewsGotT1"/>
    </style:style>
    <style:style style:name="P271" style:family="paragraph" style:parent-style-name="Standard">
      <style:paragraph-properties fo:margin-left="1.995cm" fo:margin-right="0cm" fo:text-indent="0cm" style:auto-text-indent="false"/>
      <style:text-properties style:font-name="NewsGotT1" fo:font-weight="bold" style:font-weight-asian="bold" style:font-name-complex="NewsGotT1"/>
    </style:style>
    <style:style style:name="P272" style:family="paragraph" style:parent-style-name="Standard">
      <style:paragraph-properties fo:margin-left="1.995cm" fo:margin-right="0cm" fo:text-align="justify" style:justify-single-word="false" fo:text-indent="0cm" style:auto-text-indent="false"/>
      <style:text-properties style:font-name="NewsGotT1" fo:letter-spacing="-0.004cm" style:font-name-complex="NewsGotT1"/>
    </style:style>
    <style:style style:name="P273" style:family="paragraph" style:parent-style-name="Standard">
      <style:paragraph-properties fo:margin-left="1.995cm" fo:margin-right="-0.004cm" fo:text-align="justify" style:justify-single-word="false" fo:text-indent="0cm" style:auto-text-indent="false"/>
      <style:text-properties style:font-name="NewsGotT1" fo:font-weight="bold" style:font-name-asian="NewsGotT1" style:font-weight-asian="bold" style:font-name-complex="NewsGotT1"/>
    </style:style>
    <style:style style:name="P274" style:family="paragraph" style:parent-style-name="Standard">
      <style:paragraph-properties fo:margin-left="1.995cm" fo:margin-right="-0.004cm" fo:text-align="justify" style:justify-single-word="false" fo:text-indent="0cm" style:auto-text-indent="false"/>
    </style:style>
    <style:style style:name="P275" style:family="paragraph" style:parent-style-name="Standard">
      <style:paragraph-properties fo:margin-left="2.752cm" fo:margin-right="0cm" fo:text-align="justify" style:justify-single-word="false" fo:text-indent="0cm" style:auto-text-indent="false"/>
    </style:style>
    <style:style style:name="P276" style:family="paragraph" style:parent-style-name="Standard">
      <style:paragraph-properties fo:margin-left="2.752cm" fo:margin-right="0cm" fo:text-align="justify" style:justify-single-word="false" fo:text-indent="0cm" style:auto-text-indent="false"/>
      <style:text-properties style:font-name="NewsGotT1" style:font-name-complex="NewsGotT1"/>
    </style:style>
    <style:style style:name="P277" style:family="paragraph" style:parent-style-name="Standard">
      <style:paragraph-properties fo:margin-left="2.752cm" fo:margin-right="0cm" fo:text-align="justify" style:justify-single-word="false" fo:text-indent="0cm" style:auto-text-indent="false"/>
      <style:text-properties style:font-name="NewsGotT1" fo:letter-spacing="-0.004cm" style:font-name-complex="NewsGotT1"/>
    </style:style>
    <style:style style:name="P278" style:family="paragraph" style:parent-style-name="Standard">
      <style:paragraph-properties fo:margin-left="0.751cm" fo:margin-right="0cm" fo:text-align="justify" style:justify-single-word="false" fo:text-indent="1.249cm" style:auto-text-indent="false"/>
      <style:text-properties style:font-name="NewsGotT1" fo:letter-spacing="-0.004cm" style:font-name-complex="NewsGotT1"/>
    </style:style>
    <style:style style:name="P279" style:family="paragraph" style:parent-style-name="Standard">
      <style:paragraph-properties fo:margin-left="1.501cm" fo:margin-right="0cm" fo:text-align="justify" style:justify-single-word="false" fo:text-indent="-0.501cm" style:auto-text-indent="false"/>
      <style:text-properties style:font-name="NewsGotT1" fo:letter-spacing="-0.004cm" fo:font-weight="bold" style:font-weight-asian="bold" style:font-name-complex="NewsGotT1"/>
    </style:style>
    <style:style style:name="P280" style:family="paragraph" style:parent-style-name="Standard">
      <style:paragraph-properties fo:margin-left="1.752cm" fo:margin-right="0cm" fo:text-align="justify" style:justify-single-word="false" fo:text-indent="0cm" style:auto-text-indent="false"/>
      <style:text-properties style:font-name="NewsGotT1" fo:letter-spacing="-0.004cm" style:font-name-complex="NewsGotT1"/>
    </style:style>
    <style:style style:name="P281" style:family="paragraph" style:parent-style-name="Standard">
      <style:paragraph-properties fo:margin-left="1.588cm" fo:margin-right="0cm" fo:text-align="justify" style:justify-single-word="false" fo:text-indent="0cm" style:auto-text-indent="false"/>
      <style:text-properties style:font-name="NewsGotT1" fo:letter-spacing="-0.004cm" style:font-name-complex="NewsGotT1"/>
    </style:style>
    <style:style style:name="P282" style:family="paragraph" style:parent-style-name="Standard">
      <style:paragraph-properties fo:margin-left="1.249cm" fo:margin-right="0cm" fo:text-align="justify" style:justify-single-word="false" fo:text-indent="0cm" style:auto-text-indent="false"/>
    </style:style>
    <style:style style:name="P283" style:family="paragraph" style:parent-style-name="Standard">
      <style:paragraph-properties fo:margin-left="0.25cm" fo:margin-right="0cm" fo:text-align="justify" style:justify-single-word="false" fo:text-indent="0cm" style:auto-text-indent="false"/>
      <style:text-properties style:font-name="NewsGotT1" fo:letter-spacing="-0.005cm" style:font-name-complex="NewsGotT1"/>
    </style:style>
    <style:style style:name="P284" style:family="paragraph" style:parent-style-name="Standard">
      <style:paragraph-properties fo:margin-left="0.25cm" fo:margin-right="0cm" fo:text-align="justify" style:justify-single-word="false" fo:text-indent="1.249cm" style:auto-text-indent="false"/>
      <style:text-properties style:font-name="NewsGotT1" fo:letter-spacing="-0.005cm" fo:font-weight="bold" style:font-weight-asian="bold" style:font-name-complex="NewsGotT1"/>
    </style:style>
    <style:style style:name="P285" style:family="paragraph" style:parent-style-name="Standard">
      <style:paragraph-properties fo:margin-left="1.501cm" fo:margin-right="0cm" fo:text-indent="-1cm" style:auto-text-indent="false"/>
      <style:text-properties style:font-name="NewsGotT1" fo:letter-spacing="-0.004cm" style:font-name-complex="NewsGotT1"/>
    </style:style>
    <style:style style:name="P286" style:family="paragraph" style:parent-style-name="Standard">
      <style:paragraph-properties fo:margin-left="0.501cm" fo:margin-right="0cm" fo:text-align="justify" style:justify-single-word="false" fo:text-indent="-0.501cm" style:auto-text-indent="false"/>
    </style:style>
    <style:style style:name="P287" style:family="paragraph" style:parent-style-name="Standard">
      <style:paragraph-properties fo:margin-left="0.499cm" fo:margin-right="0cm" fo:text-align="justify" style:justify-single-word="false" fo:text-indent="0.501cm" style:auto-text-indent="false"/>
      <style:text-properties style:font-name="NewsGotT1" fo:font-weight="bold" style:font-weight-asian="bold" style:font-name-complex="NewsGotT1"/>
    </style:style>
    <style:style style:name="P288" style:family="paragraph" style:parent-style-name="Standard">
      <style:paragraph-properties fo:margin-left="1cm" fo:margin-right="0cm" fo:text-align="justify" style:justify-single-word="false" fo:text-indent="0.501cm" style:auto-text-indent="false"/>
      <style:text-properties style:font-name="NewsGotT1" style:font-name-complex="NewsGotT1"/>
    </style:style>
    <style:style style:name="P289" style:family="paragraph" style:parent-style-name="Standard">
      <style:paragraph-properties fo:margin-left="1cm" fo:margin-right="0cm" fo:text-align="justify" style:justify-single-word="false" fo:text-indent="0.501cm" style:auto-text-indent="false"/>
      <style:text-properties style:font-name="NewsGotT1" style:font-name-asian="NewsGotT1" style:font-name-complex="NewsGotT1"/>
    </style:style>
    <style:style style:name="P290" style:family="paragraph" style:parent-style-name="Standard">
      <style:paragraph-properties fo:margin-left="0cm" fo:margin-right="0cm" fo:text-align="justify" style:justify-single-word="false" fo:text-indent="0.501cm" style:auto-text-indent="false"/>
      <style:text-properties style:font-name="NewsGotT1" style:font-name-complex="NewsGotT1"/>
    </style:style>
    <style:style style:name="P291" style:family="paragraph" style:parent-style-name="Standard">
      <style:paragraph-properties fo:margin-left="0cm" fo:margin-right="0cm" fo:text-align="end" style:justify-single-word="false" fo:text-indent="0.501cm" style:auto-text-indent="false"/>
      <style:text-properties style:font-name="NewsGotT1" fo:letter-spacing="-0.004cm" style:font-name-complex="NewsGotT1"/>
    </style:style>
    <style:style style:name="P292" style:family="paragraph" style:parent-style-name="Standard">
      <style:paragraph-properties fo:margin-left="1.75cm" fo:margin-right="0cm" fo:text-align="justify" style:justify-single-word="false" fo:text-indent="0cm" style:auto-text-indent="false"/>
      <style:text-properties style:font-name="NewsGotT1" style:font-name-complex="NewsGotT1"/>
    </style:style>
    <style:style style:name="P293" style:family="paragraph" style:parent-style-name="Standard">
      <style:paragraph-properties fo:margin-left="0cm" fo:margin-right="-3.501cm" fo:text-align="justify" style:justify-single-word="false" fo:text-indent="0cm" style:auto-text-indent="false" style:snap-to-layout-grid="false"/>
      <style:text-properties style:font-name="NewsGotT1" fo:font-size="9pt" fo:letter-spacing="-0.005cm" style:font-size-asian="9pt" style:font-name-complex="NewsGotT1"/>
    </style:style>
    <style:style style:name="P294" style:family="paragraph" style:parent-style-name="Standard" style:list-style-name="WW8Num5">
      <style:paragraph-properties fo:margin-left="2.381cm" fo:margin-right="0cm" fo:text-indent="-0.635cm" style:auto-text-indent="false"/>
      <style:text-properties style:font-name="NewsGotT1" style:font-name-complex="NewsGotT1"/>
    </style:style>
    <style:style style:name="P295" style:family="paragraph" style:parent-style-name="Standard">
      <style:paragraph-properties fo:margin-left="1.746cm" fo:margin-right="0cm" fo:text-indent="0cm" style:auto-text-indent="false"/>
      <style:text-properties style:font-name="NewsGotT1" style:font-name-complex="NewsGotT1"/>
    </style:style>
    <style:style style:name="P296" style:family="paragraph" style:parent-style-name="Standard">
      <style:paragraph-properties fo:margin-left="0.635cm" fo:margin-right="0cm" fo:text-align="center" style:justify-single-word="false" fo:text-indent="0cm" style:auto-text-indent="false"/>
      <style:text-properties style:font-name="NewsGotT1" style:text-underline-style="solid" style:text-underline-width="auto" style:text-underline-color="font-color" fo:font-weight="bold" style:font-weight-asian="bold" style:font-name-complex="NewsGotT1"/>
    </style:style>
    <style:style style:name="P297" style:family="paragraph" style:parent-style-name="Standard">
      <style:paragraph-properties fo:margin-left="0.635cm" fo:margin-right="0cm" fo:text-indent="0cm" style:auto-text-indent="false"/>
      <style:text-properties style:font-name="NewsGotT1" fo:font-size="11pt" style:font-size-asian="11pt" style:font-name-complex="NewsGotT1"/>
    </style:style>
    <style:style style:name="P298" style:family="paragraph" style:parent-style-name="Standard">
      <style:paragraph-properties fo:margin-left="0.635cm" fo:margin-right="0cm" fo:text-align="justify" style:justify-single-word="false" fo:text-indent="0cm" style:auto-text-indent="false"/>
      <style:text-properties style:font-name="NewsGotT1" style:font-name-complex="NewsGotT1"/>
    </style:style>
    <style:style style:name="P299" style:family="paragraph" style:parent-style-name="Standard">
      <style:paragraph-properties fo:margin-left="0.635cm" fo:margin-right="0cm" fo:text-align="justify" style:justify-single-word="false" fo:text-indent="0cm" style:auto-text-indent="false"/>
      <style:text-properties style:font-name="NewsGotT1" style:font-name-asian="NewsGotT1" style:font-name-complex="NewsGotT1"/>
    </style:style>
    <style:style style:name="P300" style:family="paragraph" style:parent-style-name="Standard">
      <style:paragraph-properties fo:margin-left="0.635cm" fo:margin-right="0cm" fo:text-indent="0cm" style:auto-text-indent="false"/>
      <style:text-properties fo:color="#0000ff" style:font-name="NewsGotT1" fo:font-size="11pt" style:font-size-asian="11pt" style:font-name-complex="NewsGotT1"/>
    </style:style>
    <style:style style:name="P301" style:family="paragraph" style:parent-style-name="Standard" style:list-style-name="WW8Num11">
      <style:paragraph-properties fo:margin-left="0.635cm" fo:margin-right="0cm" fo:text-align="justify" style:justify-single-word="false" fo:text-indent="-0.635cm" style:auto-text-indent="false" style:snap-to-layout-grid="false">
        <style:tab-stops>
          <style:tab-stop style:position="10.901cm"/>
        </style:tab-stops>
      </style:paragraph-properties>
    </style:style>
    <style:style style:name="P302" style:family="paragraph" style:parent-style-name="Standard" style:list-style-name="WW8Num6">
      <style:paragraph-properties fo:margin-left="0.635cm" fo:margin-right="0cm" fo:text-align="justify" style:justify-single-word="false" fo:text-indent="-0.635cm" style:auto-text-indent="false"/>
    </style:style>
    <style:style style:name="P303" style:family="paragraph" style:parent-style-name="Standard">
      <style:paragraph-properties fo:margin-left="0.635cm" fo:margin-right="0cm" fo:text-align="justify" style:justify-single-word="false" fo:text-indent="-0.635cm" style:auto-text-indent="false" style:snap-to-layout-grid="false">
        <style:tab-stops>
          <style:tab-stop style:position="10.16cm"/>
        </style:tab-stops>
      </style:paragraph-properties>
      <style:text-properties style:font-name="NewsGotT1" fo:letter-spacing="-0.005cm" style:font-name-complex="NewsGotT1"/>
    </style:style>
    <style:style style:name="P304" style:family="paragraph" style:parent-style-name="Standard" style:list-style-name="WW8Num12">
      <style:paragraph-properties fo:margin-left="0.635cm" fo:margin-right="0cm" fo:text-align="justify" style:justify-single-word="false" fo:text-indent="-0.635cm" style:auto-text-indent="false"/>
      <style:text-properties style:font-name="NewsGotT1" fo:letter-spacing="-0.004cm" style:font-name-complex="NewsGotT1"/>
    </style:style>
    <style:style style:name="P305" style:family="paragraph" style:parent-style-name="Standard" style:list-style-name="WW8Num6">
      <style:paragraph-properties fo:margin-left="0.635cm" fo:margin-right="0cm" fo:text-align="justify" style:justify-single-word="false" fo:text-indent="-0.635cm" style:auto-text-indent="false"/>
      <style:text-properties style:font-name="NewsGotT1" fo:letter-spacing="-0.004cm" style:font-name-complex="NewsGotT1"/>
    </style:style>
    <style:style style:name="P306" style:family="paragraph" style:parent-style-name="Standard" style:list-style-name="WW8Num4">
      <style:paragraph-properties fo:margin-left="0.635cm" fo:margin-right="0cm" fo:text-align="justify" style:justify-single-word="false" fo:text-indent="-0.635cm" style:auto-text-indent="false"/>
      <style:text-properties style:font-name="NewsGotT1" fo:letter-spacing="-0.004cm" style:font-name-complex="NewsGotT1"/>
    </style:style>
    <style:style style:name="P307" style:family="paragraph" style:parent-style-name="Standard" style:list-style-name="WW8Num8">
      <style:paragraph-properties fo:margin-left="0.635cm" fo:margin-right="0cm" fo:line-height="150%" fo:text-align="justify" style:justify-single-word="false" fo:text-indent="-0.635cm" style:auto-text-indent="false"/>
      <style:text-properties style:font-name="NewsGotT1" fo:font-size="9pt" fo:letter-spacing="-0.004cm" style:font-size-asian="9pt" style:font-name-complex="NewsGotT1"/>
    </style:style>
    <style:style style:name="P308" style:family="paragraph" style:parent-style-name="Standard" style:list-style-name="WW8Num16">
      <style:paragraph-properties fo:margin-left="0.635cm" fo:margin-right="0cm" fo:text-align="justify" style:justify-single-word="false" fo:text-indent="-0.635cm" style:auto-text-indent="false"/>
      <style:text-properties style:font-name="NewsGotT1" style:font-name-complex="NewsGotT1"/>
    </style:style>
    <style:style style:name="P309" style:family="paragraph" style:parent-style-name="Standard" style:list-style-name="WW8Num7">
      <style:paragraph-properties fo:margin-left="0.635cm" fo:margin-right="0cm" fo:text-align="justify" style:justify-single-word="false" fo:text-indent="-0.635cm" style:auto-text-indent="false"/>
      <style:text-properties style:font-name="NewsGotT1" style:font-name-complex="NewsGotT1"/>
    </style:style>
    <style:style style:name="P310" style:family="paragraph" style:parent-style-name="Standard">
      <style:paragraph-properties fo:margin-left="0.635cm" fo:margin-right="0cm" fo:text-align="justify" style:justify-single-word="false" fo:text-indent="-0.635cm" style:auto-text-indent="false" fo:padding="0.035cm" fo:border="0.11pt solid #000000"/>
    </style:style>
    <style:style style:name="P311" style:family="paragraph" style:parent-style-name="Standard">
      <style:paragraph-properties fo:margin-left="0.635cm" fo:margin-right="0cm" fo:text-align="justify" style:justify-single-word="false" fo:text-indent="-0.635cm" style:auto-text-indent="false" fo:padding="0.035cm" fo:border="0.11pt solid #000000">
        <style:tab-stops>
          <style:tab-stop style:position="10.16cm"/>
        </style:tab-stops>
      </style:paragraph-properties>
      <style:text-properties style:font-name="NewsGotT1" fo:letter-spacing="-0.004cm" fo:font-weight="bold" style:font-weight-asian="bold" style:font-name-complex="NewsGotT1"/>
    </style:style>
    <style:style style:name="P312" style:family="paragraph" style:parent-style-name="Standard" style:list-style-name="WW8Num10">
      <style:paragraph-properties fo:margin-left="0.635cm" fo:margin-right="0cm" fo:text-align="justify" style:justify-single-word="false" fo:text-indent="-0.635cm" style:auto-text-indent="false" fo:padding="0.035cm" fo:border="0.11pt solid #000000"/>
      <style:text-properties style:font-name="NewsGotT1" fo:letter-spacing="-0.004cm" fo:font-weight="bold" style:font-weight-asian="bold" style:font-name-complex="NewsGotT1"/>
    </style:style>
    <style:style style:name="P313" style:family="paragraph" style:parent-style-name="Standard">
      <style:paragraph-properties fo:margin-left="0.635cm" fo:margin-right="0cm" fo:text-align="justify" style:justify-single-word="false" fo:text-indent="-0.635cm" style:auto-text-indent="false" fo:padding="0.035cm" fo:border="0.11pt solid #000000"/>
      <style:text-properties style:use-window-font-color="true" style:font-name="NewsGotT1" fo:font-size="10pt" fo:letter-spacing="-0.004cm" fo:language="es" fo:country="ES" fo:font-style="normal" style:text-underline-style="none" fo:font-weight="bold" style:font-size-asian="10pt" style:font-style-asian="normal" style:font-weight-asian="bold" style:font-name-complex="NewsGotT1" style:font-size-complex="10pt" style:language-complex="ar" style:country-complex="SA" style:font-style-complex="normal" style:font-weight-complex="bold"/>
    </style:style>
    <style:style style:name="P314" style:family="paragraph" style:parent-style-name="Standard">
      <style:paragraph-properties fo:margin-left="0.635cm" fo:margin-right="0cm" fo:text-align="justify" style:justify-single-word="false" fo:text-indent="-0.635cm" style:auto-text-indent="false" fo:padding="0.035cm" fo:border="0.11pt solid #000000" style:text-autospace="none" style:punctuation-wrap="simple" style:vertical-align="baseline" style:snap-to-layout-grid="false"/>
      <style:text-properties style:use-window-font-color="true" style:font-name="NewsGotT1" fo:font-size="10pt" fo:letter-spacing="-0.004cm" fo:language="es" fo:country="ES" fo:font-style="normal" style:text-underline-style="none" fo:font-weight="bold" style:font-size-asian="10pt" style:font-style-asian="normal" style:font-weight-asian="bold" style:font-name-complex="NewsGotT1" style:font-size-complex="12pt" style:language-complex="ar" style:country-complex="SA" style:font-style-complex="normal" style:font-weight-complex="bold"/>
    </style:style>
    <style:style style:name="P315" style:family="paragraph" style:parent-style-name="Standard">
      <style:paragraph-properties fo:margin-left="0.635cm" fo:margin-right="0cm" fo:text-align="justify" style:justify-single-word="false" fo:text-indent="-0.635cm" style:auto-text-indent="false" fo:padding="0.035cm" fo:border="0.11pt solid #000000"/>
      <style:text-properties style:use-window-font-color="true" style:font-name="NewsGotT1" fo:font-size="10pt" fo:letter-spacing="-0.004cm" fo:language="es" fo:country="ES" fo:font-style="normal" style:text-underline-style="none" fo:font-weight="normal" style:font-size-asian="10pt" style:font-style-asian="normal" style:font-weight-asian="normal" style:font-name-complex="NewsGotT1" style:font-size-complex="10pt" style:language-complex="ar" style:country-complex="SA" style:font-style-complex="normal" style:font-weight-complex="normal"/>
    </style:style>
    <style:style style:name="P316" style:family="paragraph" style:parent-style-name="Standard">
      <style:paragraph-properties fo:margin-left="0.635cm" fo:margin-right="0cm" fo:text-align="justify" style:justify-single-word="false" fo:text-indent="-0.635cm" style:auto-text-indent="false" fo:padding="0.035cm" fo:border="0.11pt solid #000000"/>
      <style:text-properties style:use-window-font-color="true" style:font-name="NewsGotT1" fo:font-size="10pt" fo:letter-spacing="-0.004cm" fo:language="es" fo:country="ES" fo:font-style="normal" style:text-underline-style="none" fo:font-weight="normal" style:font-name-asian="Times New Roman" style:font-size-asian="10pt" style:font-style-asian="normal" style:font-weight-asian="normal" style:font-name-complex="NewsGotT1" style:font-size-complex="10pt" style:language-complex="ar" style:country-complex="SA" style:font-style-complex="normal" style:font-weight-complex="normal"/>
    </style:style>
    <style:style style:name="P317" style:family="paragraph" style:parent-style-name="Standard" style:list-style-name="WW8Num9">
      <style:paragraph-properties fo:margin-left="1.884cm" fo:margin-right="0cm" fo:text-align="justify" style:justify-single-word="false" fo:text-indent="-0.635cm" style:auto-text-indent="false" style:snap-to-layout-grid="false"/>
      <style:text-properties style:font-name="NewsGotT1" style:font-name-complex="NewsGotT1"/>
    </style:style>
    <style:style style:name="P318" style:family="paragraph" style:parent-style-name="Standard">
      <style:paragraph-properties fo:margin-left="-0.051cm" fo:margin-right="-0.004cm" fo:text-align="justify" style:justify-single-word="false" fo:text-indent="-0.025cm" style:auto-text-indent="false" style:snap-to-layout-grid="false"/>
      <style:text-properties style:font-name="NewsGotT1" style:font-name-complex="NewsGotT1"/>
    </style:style>
    <style:style style:name="P319" style:family="paragraph" style:parent-style-name="Standard">
      <style:paragraph-properties fo:margin-left="9.991cm" fo:margin-right="0cm" fo:text-indent="1.249cm" style:auto-text-indent="false"/>
      <style:text-properties style:font-name="NewsGotT1" style:font-name-complex="NewsGotT1"/>
    </style:style>
    <style:style style:name="P320" style:family="paragraph" style:parent-style-name="Standard">
      <style:paragraph-properties fo:margin-left="11.24cm" fo:margin-right="0cm" fo:text-indent="1.249cm" style:auto-text-indent="false"/>
      <style:text-properties style:font-name="NewsGotT1" style:font-name-complex="NewsGotT1"/>
    </style:style>
    <style:style style:name="P321" style:family="paragraph" style:parent-style-name="Standard">
      <style:paragraph-properties fo:margin-left="0.501cm" fo:margin-right="-1.251cm" fo:text-align="justify" style:justify-single-word="false" fo:text-indent="0cm" style:auto-text-indent="false"/>
      <style:text-properties style:font-name="NewsGotT1" fo:letter-spacing="-0.004cm" style:font-name-complex="NewsGotT1"/>
    </style:style>
    <style:style style:name="P322" style:family="paragraph" style:parent-style-name="Standard">
      <style:paragraph-properties fo:margin-left="0.501cm" fo:margin-right="-1.251cm" fo:line-height="150%" fo:text-align="justify" style:justify-single-word="false" fo:text-indent="0cm" style:auto-text-indent="false"/>
      <style:text-properties style:font-name="NewsGotT1" fo:letter-spacing="-0.004cm" style:font-name-complex="NewsGotT1"/>
    </style:style>
    <style:style style:name="P323" style:family="paragraph" style:parent-style-name="Standard">
      <style:paragraph-properties fo:margin-left="0cm" fo:margin-right="-1.251cm" fo:line-height="150%" fo:text-align="justify" style:justify-single-word="false" fo:text-indent="0cm" style:auto-text-indent="false"/>
      <style:text-properties style:font-name="NewsGotT1" fo:letter-spacing="-0.004cm" style:font-name-complex="NewsGotT1"/>
    </style:style>
    <style:style style:name="P324" style:family="paragraph" style:parent-style-name="Standard">
      <style:paragraph-properties fo:margin-left="0cm" fo:margin-right="-1.251cm" fo:text-align="justify" style:justify-single-word="false" fo:text-indent="0cm" style:auto-text-indent="false"/>
      <style:text-properties style:font-name="NewsGotT1" fo:letter-spacing="-0.004cm" style:font-name-complex="NewsGotT1"/>
    </style:style>
    <style:style style:name="P325" style:family="paragraph" style:parent-style-name="Standard">
      <style:paragraph-properties fo:margin-left="0.501cm" fo:margin-right="-0.002cm" fo:text-align="justify" style:justify-single-word="false" fo:text-indent="0cm" style:auto-text-indent="false"/>
      <style:text-properties style:font-name="NewsGotT1" fo:letter-spacing="-0.004cm" style:font-name-complex="NewsGotT1"/>
    </style:style>
    <style:style style:name="P326" style:family="paragraph" style:parent-style-name="Standard">
      <style:paragraph-properties fo:margin-left="1.244cm" fo:margin-right="0cm" fo:text-align="justify" style:justify-single-word="false" fo:text-indent="0cm" style:auto-text-indent="false"/>
      <style:text-properties style:font-name="NewsGotT1" fo:font-size="8pt" fo:letter-spacing="-0.004cm" style:font-size-asian="8pt" style:font-name-complex="NewsGotT1"/>
    </style:style>
    <style:style style:name="P327" style:family="paragraph" style:parent-style-name="Standard">
      <style:paragraph-properties fo:margin-left="1.244cm" fo:margin-right="0cm" fo:text-align="justify" style:justify-single-word="false" fo:text-indent="0cm" style:auto-text-indent="false"/>
      <style:text-properties style:font-name="NewsGotT1" fo:letter-spacing="-0.004cm" style:font-name-complex="NewsGotT1"/>
    </style:style>
    <style:style style:name="P328" style:family="paragraph" style:parent-style-name="Standard" style:list-style-name="WW8Num19">
      <style:paragraph-properties fo:margin-left="1.27cm" fo:margin-right="0cm" fo:text-align="justify" style:justify-single-word="false" fo:text-indent="-0.635cm" style:auto-text-indent="false"/>
    </style:style>
    <style:style style:name="P329" style:family="paragraph" style:parent-style-name="Standard" style:list-style-name="WW8Num14">
      <style:paragraph-properties fo:margin-left="1.27cm" fo:margin-right="0cm" fo:text-align="justify" style:justify-single-word="false" fo:text-indent="-0.635cm" style:auto-text-indent="false">
        <style:tab-stops>
          <style:tab-stop style:position="20.32cm"/>
        </style:tab-stops>
      </style:paragraph-properties>
      <style:text-properties style:font-name="NewsGotT1" style:font-name-complex="NewsGotT1"/>
    </style:style>
    <style:style style:name="P330" style:family="paragraph" style:parent-style-name="Standard" style:list-style-name="WW8Num14">
      <style:paragraph-properties fo:margin-left="1.27cm" fo:margin-right="0cm" fo:text-align="justify" style:justify-single-word="false" fo:text-indent="-0.635cm" style:auto-text-indent="false">
        <style:tab-stops>
          <style:tab-stop style:position="20.32cm"/>
        </style:tab-stops>
      </style:paragraph-properties>
      <style:text-properties style:font-name="NewsGotT1" fo:letter-spacing="-0.004cm" style:font-name-complex="NewsGotT1"/>
    </style:style>
    <style:style style:name="P331" style:family="paragraph" style:parent-style-name="Standard">
      <style:paragraph-properties fo:text-align="justify" style:justify-single-word="false" fo:padding="0.035cm" fo:border="0.11pt solid #000000">
        <style:tab-stops>
          <style:tab-stop style:position="0.635cm"/>
        </style:tab-stops>
      </style:paragraph-properties>
    </style:style>
    <style:style style:name="P332" style:family="paragraph" style:parent-style-name="Standard">
      <style:paragraph-properties fo:text-align="justify" style:justify-single-word="false" fo:padding="0.035cm" fo:border="0.11pt solid #000000" style:snap-to-layout-grid="false">
        <style:tab-stops>
          <style:tab-stop style:position="22.507cm"/>
        </style:tab-stops>
      </style:paragraph-properties>
    </style:style>
    <style:style style:name="P333"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letter-spacing="-0.004cm" fo:font-weight="bold" style:font-weight-asian="bold" style:font-name-complex="NewsGotT1"/>
    </style:style>
    <style:style style:name="P334" style:family="paragraph" style:parent-style-name="Standard">
      <style:paragraph-properties fo:text-align="justify" style:justify-single-word="false" fo:padding="0.035cm" fo:border="0.11pt solid #000000"/>
      <style:text-properties style:font-name="NewsGotT1" fo:letter-spacing="-0.004cm" style:text-underline-style="solid" style:text-underline-width="auto" style:text-underline-color="font-color" fo:font-weight="bold" style:font-weight-asian="bold" style:font-name-complex="NewsGotT1"/>
    </style:style>
    <style:style style:name="P335" style:family="paragraph" style:parent-style-name="Standard">
      <style:paragraph-properties fo:text-align="justify" style:justify-single-word="false" fo:padding="0.035cm" fo:border="0.11pt solid #000000"/>
      <style:text-properties style:font-name="NewsGotT1" fo:letter-spacing="-0.004cm" style:text-underline-style="none" fo:font-weight="normal" style:font-weight-asian="normal" style:font-name-complex="NewsGotT1" style:font-weight-complex="normal"/>
    </style:style>
    <style:style style:name="P336"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style:font-size-asian="10pt" style:font-name-complex="NewsGotT1" style:font-size-complex="10pt"/>
    </style:style>
    <style:style style:name="P337"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style:text-underline-style="solid" style:text-underline-width="auto" style:text-underline-color="font-color" style:font-size-asian="10pt" style:font-name-complex="NewsGotT1" style:font-size-complex="10pt"/>
    </style:style>
    <style:style style:name="P338"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style:text-underline-style="solid" style:text-underline-width="auto" style:text-underline-color="font-color" fo:font-weight="normal" style:font-size-asian="10pt" style:font-weight-asian="normal" style:font-name-complex="NewsGotT1" style:font-size-complex="10pt" style:font-weight-complex="normal"/>
    </style:style>
    <style:style style:name="P339"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style:text-underline-style="none" fo:font-weight="normal" style:font-size-asian="10pt" style:font-weight-asian="normal" style:font-name-complex="NewsGotT1" style:font-size-complex="10pt" style:font-weight-complex="normal"/>
    </style:style>
    <style:style style:name="P340"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fo:language="zxx" fo:country="none" style:letter-kerning="true" style:font-name-asian="NewsGotT1" style:font-size-asian="10pt" style:font-name-complex="NewsGotT1" style:font-size-complex="10pt"/>
    </style:style>
    <style:style style:name="P341" style:family="paragraph" style:parent-style-name="Standard">
      <style:paragraph-properties fo:text-align="justify" style:justify-single-word="false" fo:padding="0.035cm" fo:border="0.11pt solid #000000"/>
      <style:text-properties style:font-name="NewsGotT1" fo:font-weight="bold" style:font-weight-asian="bold" style:font-name-complex="NewsGotT1"/>
    </style:style>
    <style:style style:name="P342"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weight="bold" style:font-weight-asian="bold" style:font-name-complex="NewsGotT1"/>
    </style:style>
    <style:style style:name="P343"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fo:font-weight="bold" style:font-size-asian="10pt" style:font-weight-asian="bold" style:font-name-complex="NewsGotT1" style:font-size-complex="10pt" style:font-weight-complex="bold"/>
    </style:style>
    <style:style style:name="P344"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fo:letter-spacing="-0.005cm" fo:font-weight="normal" fo:background-color="transparent" style:font-size-asian="10pt" style:font-weight-asian="normal" style:font-name-complex="NewsGotT1" style:font-size-complex="10pt" style:font-weight-complex="normal"/>
    </style:style>
    <style:style style:name="P345"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1" fo:font-size="10pt" style:font-size-asian="10pt" style:font-name-complex="NewsGotT1" style:font-size-complex="10pt"/>
    </style:style>
    <style:style style:name="P346" style:family="paragraph" style:parent-style-name="Standard">
      <style:paragraph-properties fo:text-align="justify" style:justify-single-word="false" fo:padding="0.035cm" fo:border="0.11pt solid #000000"/>
      <style:text-properties style:font-name="NewsGotT1" fo:letter-spacing="-0.004cm" style:text-underline-style="none" fo:font-weight="normal" style:font-weight-asian="normal" style:font-name-complex="NewsGotT1" style:font-weight-complex="normal"/>
    </style:style>
    <style:style style:name="P347" style:family="paragraph" style:parent-style-name="Standard">
      <style:paragraph-properties fo:text-align="justify" style:justify-single-word="false" fo:padding="0.035cm" fo:border="0.11pt solid #000000"/>
      <style:text-properties style:font-name="Arial" fo:letter-spacing="-0.004cm" style:text-underline-style="solid" style:text-underline-width="auto" style:text-underline-color="font-color" fo:font-weight="bold" style:font-weight-asian="bold" style:font-name-complex="Arial"/>
    </style:style>
    <style:style style:name="P348" style:family="paragraph" style:parent-style-name="Standard">
      <style:paragraph-properties fo:text-align="justify" style:justify-single-word="false" fo:padding="0.035cm" fo:border="0.11pt solid #000000"/>
      <style:text-properties style:font-name="Arial" fo:letter-spacing="-0.004cm" style:font-name-complex="Arial"/>
    </style:style>
    <style:style style:name="P349" style:family="paragraph" style:parent-style-name="Standard">
      <style:paragraph-properties fo:text-align="justify" style:justify-single-word="false" fo:padding="0.035cm" fo:border="0.11pt solid #000000"/>
      <style:text-properties style:font-name="Arial" fo:font-weight="bold" style:font-weight-asian="bold" style:font-name-complex="Arial"/>
    </style:style>
    <style:style style:name="P350" style:family="paragraph" style:parent-style-name="Standard">
      <style:paragraph-properties fo:margin-left="0cm" fo:margin-right="0cm" fo:text-align="justify" style:justify-single-word="false" fo:text-indent="1.249cm" style:auto-text-indent="false"/>
    </style:style>
    <style:style style:name="P351" style:family="paragraph" style:parent-style-name="Standard">
      <style:paragraph-properties fo:margin-left="0.751cm" fo:margin-right="0cm" fo:text-align="justify" style:justify-single-word="false" fo:text-indent="1.499cm" style:auto-text-indent="false"/>
      <style:text-properties style:font-name="NewsGotT1" fo:letter-spacing="-0.004cm" style:font-name-complex="NewsGotT1"/>
    </style:style>
    <style:style style:name="P352" style:family="paragraph" style:parent-style-name="Standard">
      <style:paragraph-properties fo:margin-left="0.751cm" fo:margin-right="0cm" fo:text-align="justify" style:justify-single-word="false" fo:text-indent="1.499cm" style:auto-text-indent="false"/>
      <style:text-properties style:font-name="NewsGotT1" style:font-name-complex="NewsGotT1"/>
    </style:style>
    <style:style style:name="P353" style:family="paragraph" style:parent-style-name="Standard" style:list-style-name="WW8Num15">
      <style:paragraph-properties fo:margin-left="1.879cm" fo:margin-right="0cm" fo:text-align="justify" style:justify-single-word="false" fo:text-indent="-0.635cm" style:auto-text-indent="false"/>
      <style:text-properties style:font-name="NewsGotT1" fo:letter-spacing="-0.004cm" style:font-name-complex="NewsGotT1"/>
    </style:style>
    <style:style style:name="P354" style:family="paragraph" style:parent-style-name="Standard">
      <style:paragraph-properties fo:margin-left="0cm" fo:margin-right="0cm" fo:text-align="justify" style:justify-single-word="false" fo:text-indent="0.635cm" style:auto-text-indent="false"/>
      <style:text-properties style:font-name="NewsGotT1" fo:letter-spacing="-0.004cm" style:font-name-complex="NewsGotT1"/>
    </style:style>
    <style:style style:name="P355" style:family="paragraph" style:parent-style-name="Standard">
      <style:paragraph-properties fo:margin-left="12.488cm" fo:margin-right="0cm" fo:text-align="justify" style:justify-single-word="false" fo:text-indent="1.249cm" style:auto-text-indent="false"/>
      <style:text-properties style:font-name="NewsGotT1" fo:letter-spacing="-0.004cm" style:font-name-complex="NewsGotT1"/>
    </style:style>
    <style:style style:name="P356" style:family="paragraph" style:parent-style-name="Standard" style:list-style-name="WW8Num21">
      <style:paragraph-properties fo:margin-left="2.54cm" fo:margin-right="0cm" fo:line-height="150%" fo:text-indent="-0.635cm" style:auto-text-indent="false"/>
      <style:text-properties style:font-name="NewsGotT1" fo:font-size="10pt" style:font-size-asian="10pt" style:font-name-complex="NewsGotT1" style:font-size-complex="10pt"/>
    </style:style>
    <style:style style:name="P357" style:family="paragraph" style:parent-style-name="Standard" style:list-style-name="WW8Num21">
      <style:paragraph-properties fo:margin-left="2.54cm" fo:margin-right="0cm" fo:line-height="150%" fo:text-align="justify" style:justify-single-word="false" fo:text-indent="-0.635cm" style:auto-text-indent="false"/>
      <style:text-properties style:font-name="NewsGotT1" fo:font-size="10pt" style:font-size-asian="10pt" style:font-name-complex="NewsGotT1" style:font-size-complex="10pt"/>
    </style:style>
    <style:style style:name="P358" style:family="paragraph" style:parent-style-name="Standard" style:list-style-name="WW8Num18">
      <style:paragraph-properties fo:margin-left="2.54cm" fo:margin-right="0cm" fo:text-align="justify" style:justify-single-word="false" fo:text-indent="-0.635cm" style:auto-text-indent="false"/>
      <style:text-properties style:font-name="NewsGotT1" fo:font-size="10pt" fo:font-weight="bold" style:font-size-asian="10pt" style:font-weight-asian="bold" style:font-name-complex="NewsGotT1" style:font-size-complex="10pt" style:font-weight-complex="bold"/>
    </style:style>
    <style:style style:name="P359" style:family="paragraph" style:parent-style-name="Standard" style:list-style-name="WW8Num22">
      <style:paragraph-properties fo:margin-left="2.54cm" fo:margin-right="0cm" fo:text-align="justify" style:justify-single-word="false" fo:text-indent="-0.635cm" style:auto-text-indent="false"/>
      <style:text-properties style:font-name="NewsGotT1" fo:font-size="10pt" fo:font-weight="bold" style:font-size-asian="10pt" style:font-weight-asian="bold" style:font-name-complex="NewsGotT1" style:font-size-complex="10pt" style:font-weight-complex="bold"/>
    </style:style>
    <style:style style:name="P360" style:family="paragraph" style:parent-style-name="Standard" style:list-style-name="WW8Num28">
      <style:paragraph-properties fo:margin-left="2.54cm" fo:margin-right="0cm" fo:text-align="justify" style:justify-single-word="false" fo:text-indent="-0.635cm" style:auto-text-indent="false"/>
      <style:text-properties style:font-name="NewsGotT1" fo:font-size="10pt" fo:font-weight="bold" style:font-size-asian="10pt" style:font-weight-asian="bold" style:font-name-complex="NewsGotT1" style:font-size-complex="10pt" style:font-weight-complex="bold"/>
    </style:style>
    <style:style style:name="P361" style:family="paragraph" style:parent-style-name="Standard">
      <style:paragraph-properties fo:margin-left="3.752cm" fo:margin-right="0cm" fo:text-indent="-0.635cm" style:auto-text-indent="false"/>
      <style:text-properties style:font-name="NewsGotT1" fo:font-size="10pt" style:font-size-asian="10pt" style:font-name-complex="NewsGotT1" style:font-size-complex="10pt"/>
    </style:style>
    <style:style style:name="P362" style:family="paragraph" style:parent-style-name="Standard" style:list-style-name="WW8Num21">
      <style:paragraph-properties fo:margin-left="3.752cm" fo:margin-right="0cm" fo:line-height="150%" fo:text-align="justify" style:justify-single-word="false" fo:text-indent="-0.635cm" style:auto-text-indent="false"/>
      <style:text-properties style:font-name="NewsGotT1" fo:font-size="10pt" style:font-size-asian="10pt" style:font-name-complex="NewsGotT1" style:font-size-complex="10pt"/>
    </style:style>
    <style:style style:name="P363" style:family="paragraph" style:parent-style-name="Standard">
      <style:paragraph-properties fo:margin-left="3.752cm" fo:margin-right="0cm" fo:text-align="justify" style:justify-single-word="false" fo:text-indent="-0.635cm" style:auto-text-indent="false"/>
      <style:text-properties style:font-name="NewsGotT1" fo:font-size="10pt" style:font-size-asian="10pt" style:font-name-complex="NewsGotT1" style:font-size-complex="10pt"/>
    </style:style>
    <style:style style:name="P364" style:family="paragraph" style:parent-style-name="Standard" style:list-style-name="WW8Num24">
      <style:paragraph-properties fo:margin-left="3.752cm" fo:margin-right="0cm" fo:text-indent="-0.635cm" style:auto-text-indent="false"/>
      <style:text-properties style:font-name="NewsGotT1" fo:font-size="10pt" style:font-size-asian="10pt" style:font-name-complex="NewsGotT1" style:font-size-complex="10pt"/>
    </style:style>
    <style:style style:name="P365" style:family="paragraph" style:parent-style-name="Standard" style:list-style-name="WW8Num21">
      <style:paragraph-properties fo:margin-left="3.752cm" fo:margin-right="0cm" fo:line-height="150%" fo:text-align="justify" style:justify-single-word="false" fo:text-indent="-0.635cm" style:auto-text-indent="false"/>
      <style:text-properties style:font-name="NewsGotT1" fo:font-size="10pt" fo:letter-spacing="-0.004cm" style:font-size-asian="10pt" style:font-name-complex="NewsGotT1" style:font-size-complex="10pt"/>
    </style:style>
    <style:style style:name="P366" style:family="paragraph" style:parent-style-name="Standard">
      <style:paragraph-properties fo:margin-left="3.752cm" fo:margin-right="0cm" fo:text-align="justify" style:justify-single-word="false" fo:text-indent="-0.635cm" style:auto-text-indent="false"/>
      <style:text-properties style:font-name="NewsGotT1" fo:font-size="10pt" fo:font-weight="normal" style:font-size-asian="10pt" style:font-weight-asian="normal" style:font-name-complex="NewsGotT1" style:font-size-complex="10pt" style:font-weight-complex="normal"/>
    </style:style>
    <style:style style:name="P367" style:family="paragraph" style:parent-style-name="Standard" style:list-style-name="WW8Num30">
      <style:paragraph-properties fo:margin-left="3.752cm" fo:margin-right="0cm" fo:text-align="justify" style:justify-single-word="false" fo:text-indent="-0.635cm" style:auto-text-indent="false"/>
      <style:text-properties style:font-name="NewsGotT1" fo:font-weight="bold" fo:background-color="transparent" style:font-weight-asian="bold" style:font-name-complex="NewsGotT1" style:font-weight-complex="bold"/>
    </style:style>
    <style:style style:name="P368" style:family="paragraph" style:parent-style-name="Standard" style:list-style-name="WW8Num30">
      <style:paragraph-properties fo:margin-left="3.752cm" fo:margin-right="0cm" fo:text-align="justify" style:justify-single-word="false" fo:text-indent="-0.635cm" style:auto-text-indent="false"/>
      <style:text-properties style:font-name="NewsGotT1" fo:font-weight="bold" style:font-weight-asian="bold" style:font-name-complex="NewsGotT1" style:font-weight-complex="bold"/>
    </style:style>
    <style:style style:name="P369" style:family="paragraph" style:parent-style-name="Standard" style:list-style-name="WW8Num21">
      <style:paragraph-properties fo:margin-left="5.002cm" fo:margin-right="0cm" fo:line-height="150%" fo:text-align="justify" style:justify-single-word="false" fo:text-indent="-0.635cm" style:auto-text-indent="false"/>
      <style:text-properties style:font-name="NewsGotT1" fo:font-size="10pt" style:font-size-asian="10pt" style:font-name-complex="NewsGotT1" style:font-size-complex="10pt"/>
    </style:style>
    <style:style style:name="P370" style:family="paragraph" style:parent-style-name="Standard" style:list-style-name="WW8Num30">
      <style:paragraph-properties fo:margin-left="5.002cm" fo:margin-right="0cm" fo:text-align="justify" style:justify-single-word="false" fo:text-indent="-0.635cm" style:auto-text-indent="false"/>
      <style:text-properties style:font-name="NewsGotT1" fo:font-weight="normal" fo:background-color="transparent" style:font-weight-asian="normal" style:font-name-complex="NewsGotT1" style:font-weight-complex="normal"/>
    </style:style>
    <style:style style:name="P371" style:family="paragraph" style:parent-style-name="Standard">
      <style:paragraph-properties fo:text-align="center" style:justify-single-word="false" fo:background-color="#ffff00" style:text-autospace="none" style:punctuation-wrap="simple" style:vertical-align="baseline" style:snap-to-layout-grid="false">
        <style:background-image/>
      </style:paragraph-properties>
      <style:text-properties style:use-window-font-color="true" style:font-name="NewsGotT1" fo:font-size="10pt" fo:language="es" fo:country="ES" fo:font-weight="bold" fo:background-color="#ffffff" style:font-size-asian="10pt" style:font-weight-asian="bold" style:font-name-complex="NewsGotT1" style:font-size-complex="10pt" style:language-complex="ar" style:country-complex="SA" style:font-weight-complex="bold"/>
    </style:style>
    <style:style style:name="P372"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bold" fo:background-color="#ffffff" style:font-size-asian="10pt" style:font-weight-asian="bold" style:font-name-complex="NewsGotT1" style:font-size-complex="10pt" style:font-weight-complex="bold"/>
    </style:style>
    <style:style style:name="P373" style:family="paragraph" style:parent-style-name="Standard">
      <style:paragraph-properties fo:text-align="justify"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bold" fo:background-color="#ffffff" style:font-size-asian="10pt" style:font-weight-asian="bold" style:font-name-complex="NewsGotT1" style:font-size-complex="10pt" style:font-weight-complex="bold"/>
    </style:style>
    <style:style style:name="P374" style:family="paragraph" style:parent-style-name="Standard">
      <style:paragraph-properties fo:text-align="start" style:justify-single-word="false" fo:background-color="#ffff00" style:snap-to-layout-grid="false">
        <style:tab-stops>
          <style:tab-stop style:position="23.758cm"/>
        </style:tab-stops>
        <style:background-image/>
      </style:paragraph-properties>
      <style:text-properties style:font-name="NewsGotT1" fo:font-size="10pt" fo:letter-spacing="-0.005cm" fo:font-weight="normal" fo:background-color="#ffffff" style:font-size-asian="10pt" style:font-weight-asian="normal" style:font-name-complex="NewsGotT1" style:font-size-complex="10pt" style:font-weight-complex="normal"/>
    </style:style>
    <style:style style:name="P375"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normal" fo:background-color="#ffffff" style:font-size-asian="10pt" style:font-weight-asian="normal" style:font-name-complex="NewsGotT1" style:font-size-complex="10pt" style:font-weight-complex="normal"/>
    </style:style>
    <style:style style:name="P376" style:family="paragraph" style:parent-style-name="Standard" style:list-style-name="WW8Num29">
      <style:paragraph-properties fo:text-align="start"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normal" fo:background-color="#ffffff" style:font-size-asian="10pt" style:font-weight-asian="normal" style:font-name-complex="NewsGotT1" style:font-size-complex="10pt" style:font-weight-complex="normal"/>
    </style:style>
    <style:style style:name="P377" style:family="paragraph" style:parent-style-name="Standard">
      <style:paragraph-properties fo:text-align="start" style:justify-single-word="false" fo:background-color="#ffff00" style:snap-to-layout-grid="false">
        <style:tab-stops>
          <style:tab-stop style:position="17.505cm"/>
        </style:tab-stops>
        <style:background-image/>
      </style:paragraph-properties>
      <style:text-properties style:font-name="NewsGotT1" fo:font-size="10pt" fo:letter-spacing="-0.005cm" fo:font-weight="normal" fo:background-color="#ffffff" style:font-size-asian="10pt" style:font-weight-asian="normal" style:font-name-complex="NewsGotT1" style:font-size-complex="10pt" style:font-weight-complex="normal"/>
    </style:style>
    <style:style style:name="P378" style:family="paragraph" style:parent-style-name="Standard">
      <style:paragraph-properties fo:text-align="justify" style:justify-single-word="false" fo:background-color="#ffff00" style:snap-to-layout-grid="false">
        <style:tab-stops>
          <style:tab-stop style:position="23.758cm"/>
        </style:tab-stops>
        <style:background-image/>
      </style:paragraph-properties>
      <style:text-properties style:font-name="NewsGotT1" fo:font-size="10pt" fo:letter-spacing="-0.005cm" fo:font-weight="normal" fo:background-color="#ffffff" style:font-size-asian="10pt" style:font-weight-asian="normal" style:font-name-complex="NewsGotT1" style:font-size-complex="10pt" style:font-weight-complex="normal"/>
    </style:style>
    <style:style style:name="P379" style:family="paragraph" style:parent-style-name="Standard">
      <style:paragraph-properties fo:text-align="justify"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normal" fo:background-color="#ffffff" style:font-size-asian="10pt" style:font-weight-asian="normal" style:font-name-complex="NewsGotT1" style:font-size-complex="10pt" style:font-weight-complex="normal"/>
    </style:style>
    <style:style style:name="P380"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normal" fo:background-color="#ffffff" style:font-name-asian="EUAlbertina" style:font-size-asian="10pt" style:font-weight-asian="normal" style:font-name-complex="NewsGotT1" style:font-size-complex="10pt" style:font-weight-complex="normal"/>
    </style:style>
    <style:style style:name="P381"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1" fo:font-size="10pt" fo:letter-spacing="-0.005cm" fo:font-weight="normal" fo:background-color="#ffffff" style:font-name-asian="NewsGotT1" style:font-size-asian="10pt" style:font-weight-asian="normal" style:font-name-complex="NewsGotT1" style:font-size-complex="10pt" style:font-weight-complex="normal"/>
    </style:style>
    <style:style style:name="P382" style:family="paragraph" style:parent-style-name="Standard">
      <style:paragraph-properties fo:text-align="start" style:justify-single-word="false" fo:background-color="#ffff00" style:snap-to-layout-grid="false">
        <style:tab-stops>
          <style:tab-stop style:position="23.758cm"/>
        </style:tab-stops>
        <style:background-image/>
      </style:paragraph-properties>
      <style:text-properties style:font-name="NewsGotT1" fo:font-size="10pt" fo:letter-spacing="-0.007cm" fo:font-weight="normal" fo:background-color="#ffffff" style:font-size-asian="10pt" style:font-weight-asian="normal" style:font-name-complex="NewsGotT1" style:font-size-complex="10pt" style:font-weight-complex="normal"/>
    </style:style>
    <style:style style:name="P383" style:family="paragraph" style:parent-style-name="Standard">
      <style:paragraph-properties fo:margin-left="1.27cm" fo:margin-right="0cm" fo:text-indent="-1.27cm" style:auto-text-indent="false"/>
    </style:style>
    <style:style style:name="P384" style:family="paragraph" style:parent-style-name="Standard">
      <style:paragraph-properties fo:margin-left="3cm" fo:margin-right="0cm" fo:text-align="justify" style:justify-single-word="false" fo:text-indent="-0.635cm" style:auto-text-indent="false">
        <style:tab-stops>
          <style:tab-stop style:position="45.641cm"/>
        </style:tab-stops>
      </style:paragraph-properties>
      <style:text-properties style:font-name="NewsGotT1" fo:letter-spacing="-0.004cm" style:font-name-complex="NewsGotT1"/>
    </style:style>
    <style:style style:name="P385" style:family="paragraph" style:parent-style-name="Standard">
      <style:paragraph-properties fo:margin-left="1.136cm" fo:margin-right="0cm" fo:text-align="justify" style:justify-single-word="false" fo:text-indent="-0.635cm" style:auto-text-indent="false">
        <style:tab-stops>
          <style:tab-stop style:position="18.175cm"/>
        </style:tab-stops>
      </style:paragraph-properties>
      <style:text-properties style:font-name="NewsGotT1" fo:letter-spacing="-0.004cm" style:font-name-complex="NewsGotT1"/>
    </style:style>
    <style:style style:name="P386" style:family="paragraph" style:parent-style-name="Standard">
      <style:paragraph-properties fo:text-align="justify" style:justify-single-word="false" fo:keep-with-next="always"/>
      <style:text-properties style:font-name="NewsGotT1" fo:letter-spacing="-0.004cm" fo:font-weight="bold" style:font-weight-asian="bold" style:font-name-complex="NewsGotT1"/>
    </style:style>
    <style:style style:name="P387" style:family="paragraph" style:parent-style-name="Standard">
      <style:paragraph-properties fo:margin-left="0cm" fo:margin-right="0cm" fo:text-align="justify" style:justify-single-word="false" fo:text-indent="1.27cm" style:auto-text-indent="false" fo:padding="0.035cm" fo:border="0.11pt solid #000000"/>
      <style:text-properties style:font-name="NewsGotT1" style:font-name-complex="NewsGotT1"/>
    </style:style>
    <style:style style:name="P388" style:family="paragraph" style:parent-style-name="Standard">
      <style:paragraph-properties fo:margin-left="0cm" fo:margin-right="0.026cm" fo:text-align="center" style:justify-single-word="false" fo:text-indent="0cm" style:auto-text-indent="false"/>
      <style:text-properties style:font-name="Arial" fo:font-size="12pt" fo:letter-spacing="-0.004cm" style:font-size-asian="12pt" style:font-name-complex="Arial"/>
    </style:style>
    <style:style style:name="P389" style:family="paragraph" style:parent-style-name="Standard">
      <style:paragraph-properties fo:margin-left="0cm" fo:margin-right="0cm" fo:text-align="justify" style:justify-single-word="false" fo:text-indent="-0.635cm" style:auto-text-indent="false"/>
      <style:text-properties style:font-name="NewsGotT1" fo:font-size="10pt" fo:font-weight="bold" style:font-size-asian="10pt" style:font-weight-asian="bold" style:font-name-complex="NewsGotT1" style:font-size-complex="10pt" style:font-weight-complex="bold"/>
    </style:style>
    <style:style style:name="P390" style:family="paragraph" style:parent-style-name="Standard">
      <style:paragraph-properties fo:margin-top="0.21cm" fo:margin-bottom="0.21cm" fo:text-align="center" style:justify-single-word="false" fo:orphans="2" fo:widows="2" fo:hyphenation-ladder-count="no-limit" style:text-autospace="none" style:punctuation-wrap="simple" style:line-break="strict" style:vertical-align="baseline" style:snap-to-layout-grid="false" style:writing-mode="lr-tb"/>
      <style:text-properties style:font-name="NewsGotT1" fo:font-size="10pt" fo:font-weight="bold" style:font-size-asian="10pt" style:font-weight-asian="bold" style:font-name-complex="NewsGotT1" style:font-size-complex="10pt" style:font-weight-complex="bold" fo:hyphenate="false" fo:hyphenation-remain-char-count="2" fo:hyphenation-push-char-count="2"/>
    </style:style>
    <style:style style:name="P391" style:family="paragraph" style:parent-style-name="Standard">
      <style:paragraph-properties fo:margin-top="0.21cm" fo:margin-bottom="0.21cm" fo:text-align="end" style:justify-single-word="false" fo:orphans="2" fo:widows="2" fo:hyphenation-ladder-count="no-limit" style:text-autospace="none" style:punctuation-wrap="simple" style:line-break="strict" style:vertical-align="baseline" style:snap-to-layout-grid="false" style:writing-mode="lr-tb"/>
      <style:text-properties style:font-name="NewsGotT1" fo:font-size="12pt" fo:font-weight="bold" style:font-size-asian="12pt" style:font-weight-asian="bold" style:font-name-complex="NewsGotT1" style:font-size-complex="12pt" style:font-weight-complex="bold" fo:hyphenate="false" fo:hyphenation-remain-char-count="2" fo:hyphenation-push-char-count="2"/>
    </style:style>
    <style:style style:name="P392" style:family="paragraph" style:parent-style-name="Standard" style:list-style-name="WW8Num18">
      <style:paragraph-properties fo:margin-left="1.905cm" fo:margin-right="0cm" fo:text-align="justify" style:justify-single-word="false" fo:text-indent="-0.635cm" style:auto-text-indent="false"/>
      <style:text-properties style:font-name="NewsGotT1" fo:font-size="10pt" style:font-size-asian="10pt" style:font-name-complex="NewsGotT1" style:font-size-complex="10pt"/>
    </style:style>
    <style:style style:name="P393" style:family="paragraph" style:parent-style-name="Standard" style:list-style-name="WW8Num28">
      <style:paragraph-properties fo:margin-left="1.905cm" fo:margin-right="0cm" fo:text-align="justify" style:justify-single-word="false" fo:text-indent="-0.635cm" style:auto-text-indent="false"/>
      <style:text-properties style:font-name="NewsGotT1" fo:font-size="10pt" style:font-size-asian="10pt" style:font-name-complex="NewsGotT1" style:font-size-complex="10pt"/>
    </style:style>
    <style:style style:name="P394" style:family="paragraph" style:parent-style-name="Standard" style:list-style-name="WW8Num23">
      <style:paragraph-properties fo:margin-left="1.905cm" fo:margin-right="0cm" fo:margin-top="0.423cm" fo:margin-bottom="0.212cm" fo:text-align="justify" style:justify-single-word="false" fo:text-indent="-0.635cm" style:auto-text-indent="false"/>
      <style:text-properties style:font-name="NewsGotT1" fo:font-size="10pt" fo:font-style="normal" fo:font-weight="normal" style:font-name-asian="Arial Unicode MS" style:font-size-asian="10pt" style:font-style-asian="normal" style:font-weight-asian="normal" style:font-name-complex="NewsGotT1" style:font-size-complex="10pt" style:font-style-complex="italic" style:font-weight-complex="bold"/>
    </style:style>
    <style:style style:name="P395" style:family="paragraph" style:parent-style-name="Standard">
      <style:paragraph-properties fo:margin-left="3.752cm" fo:margin-right="0cm" fo:text-align="justify" style:justify-single-word="false" fo:text-indent="0cm" style:auto-text-indent="false"/>
      <style:text-properties style:font-name="NewsGotT1" fo:font-weight="normal" fo:background-color="transparent" style:font-weight-asian="normal" style:font-name-complex="NewsGotT1" style:font-weight-complex="normal"/>
    </style:style>
    <style:style style:name="P396" style:family="paragraph" style:parent-style-name="Standard">
      <style:paragraph-properties fo:text-align="justify" style:justify-single-word="false" fo:break-before="auto" fo:break-after="auto"/>
      <style:text-properties style:font-name="NewsGotT1" fo:font-size="10pt" style:font-size-asian="10pt" style:font-name-complex="NewsGotT1" style:font-size-complex="10pt"/>
    </style:style>
    <style:style style:name="P397" style:family="paragraph" style:parent-style-name="Standard">
      <style:paragraph-properties fo:margin-left="0.048cm" fo:margin-right="0cm" fo:text-align="justify" style:justify-single-word="false" fo:text-indent="0cm" style:auto-text-indent="false"/>
      <style:text-properties style:font-name="NewsGotT1" style:font-name-complex="NewsGotT1"/>
    </style:style>
    <style:style style:name="P398" style:family="paragraph" style:parent-style-name="Standard">
      <style:paragraph-properties fo:margin-left="2.501cm" fo:margin-right="0cm" fo:text-align="justify" style:justify-single-word="false" fo:text-indent="-0.635cm" style:auto-text-indent="false"/>
      <style:text-properties style:font-name="NewsGotT1" style:font-name-complex="NewsGotT1"/>
    </style:style>
    <style:style style:name="P399" style:family="paragraph" style:parent-style-name="Standard" style:list-style-name="WW8Num30">
      <style:paragraph-properties fo:margin-left="2.501cm" fo:margin-right="0cm" fo:text-align="justify" style:justify-single-word="false" fo:text-indent="-0.635cm" style:auto-text-indent="false"/>
      <style:text-properties style:font-name="NewsGotT1" style:font-name-complex="NewsGotT1"/>
    </style:style>
    <style:style style:name="P400" style:family="paragraph" style:parent-style-name="Standard" style:list-style-name="WW8Num25">
      <style:paragraph-properties fo:margin-left="2.501cm" fo:margin-right="0cm" fo:text-align="justify" style:justify-single-word="false" fo:text-indent="-0.635cm" style:auto-text-indent="false"/>
      <style:text-properties style:font-name="NewsGotT1" fo:font-size="10pt" fo:font-weight="bold" style:font-size-asian="10pt" style:font-weight-asian="bold" style:font-name-complex="NewsGotT1" style:font-size-complex="10pt" style:font-weight-complex="bold"/>
    </style:style>
    <style:style style:name="P401" style:family="paragraph" style:parent-style-name="Standard" style:list-style-name="WW8Num26">
      <style:paragraph-properties fo:margin-left="2.501cm" fo:margin-right="0cm" fo:text-align="justify" style:justify-single-word="false" fo:text-indent="-0.635cm" style:auto-text-indent="false"/>
      <style:text-properties style:font-name="NewsGotT1" fo:font-size="10pt" fo:font-weight="bold" style:font-size-asian="10pt" style:font-weight-asian="bold" style:font-name-complex="NewsGotT1" style:font-size-complex="10pt" style:font-weight-complex="bold"/>
    </style:style>
    <style:style style:name="P402" style:family="paragraph" style:parent-style-name="Standard">
      <style:paragraph-properties fo:margin-left="4.367cm" fo:margin-right="0cm" fo:text-align="justify" style:justify-single-word="false" fo:text-indent="0cm" style:auto-text-indent="false"/>
    </style:style>
    <style:style style:name="P403" style:family="paragraph" style:parent-style-name="Standard">
      <style:paragraph-properties fo:margin-left="4.367cm" fo:margin-right="0cm" fo:text-align="justify" style:justify-single-word="false" fo:text-indent="0cm" style:auto-text-indent="false"/>
      <style:text-properties style:font-name="NewsGotT1" fo:font-weight="normal" style:font-weight-asian="normal" style:font-name-complex="NewsGotT1" style:font-weight-complex="normal"/>
    </style:style>
    <style:style style:name="P404" style:family="paragraph" style:parent-style-name="Standard" style:list-style-name="WW8Num33">
      <style:paragraph-properties fo:margin-left="5.581cm" fo:margin-right="0cm" fo:text-align="justify" style:justify-single-word="false" fo:text-indent="-0.457cm" style:auto-text-indent="false"/>
    </style:style>
    <style:style style:name="P405" style:family="paragraph" style:parent-style-name="Standard">
      <style:paragraph-properties fo:margin-left="0.496cm" fo:margin-right="0cm" fo:text-align="justify" style:justify-single-word="false" fo:text-indent="0cm" style:auto-text-indent="false"/>
      <style:text-properties style:font-name="NewsGotT1" fo:letter-spacing="-0.005cm" style:font-name-complex="NewsGotT1"/>
    </style:style>
    <style:style style:name="P406" style:family="paragraph" style:parent-style-name="Standard">
      <style:paragraph-properties fo:margin-left="0cm" fo:margin-right="0.25cm" fo:text-align="justify" style:justify-single-word="false" fo:text-indent="0cm" style:auto-text-indent="false"/>
      <style:text-properties style:font-name="NewsGotT1" fo:letter-spacing="-0.005cm" style:font-name-complex="NewsGotT1"/>
    </style:style>
    <style:style style:name="P407" style:family="paragraph" style:parent-style-name="Standard">
      <style:paragraph-properties fo:text-align="justify" style:justify-single-word="false" fo:padding-left="0cm" fo:padding-right="0.035cm" fo:padding-top="0.035cm" fo:padding-bottom="0.035cm" fo:border="0.11pt solid #000000"/>
      <style:text-properties style:font-name="NewsGotT1" fo:font-weight="bold" style:font-weight-asian="bold" style:font-name-complex="NewsGotT1"/>
    </style:style>
    <style:style style:name="P408" style:family="paragraph" style:parent-style-name="Standard">
      <style:paragraph-properties fo:text-align="justify" style:justify-single-word="false" fo:padding-left="0cm" fo:padding-right="0.035cm" fo:padding-top="0.035cm" fo:padding-bottom="0.035cm" fo:border="0.11pt solid #000000">
        <style:tab-stops>
          <style:tab-stop style:position="0.635cm"/>
        </style:tab-stops>
      </style:paragraph-properties>
      <style:text-properties style:font-name="NewsGotT1" fo:font-weight="bold" style:font-weight-asian="bold" style:font-name-complex="NewsGotT1"/>
    </style:style>
    <style:style style:name="P409" style:family="paragraph" style:parent-style-name="Standard">
      <style:paragraph-properties fo:margin-top="0.423cm" fo:margin-bottom="0.423cm" fo:line-height="200%" fo:padding="0.035cm" fo:border="0.11pt solid #000000" fo:keep-with-next="always"/>
      <style:text-properties style:font-name="Arial" style:font-name-complex="Arial"/>
    </style:style>
    <style:style style:name="P410" style:family="paragraph" style:parent-style-name="Standard" style:master-page-name="Standard">
      <style:paragraph-properties fo:text-align="justify" style:justify-single-word="false" style:page-number="1" fo:padding-left="0cm" fo:padding-right="0cm" fo:padding-top="0cm" fo:padding-bottom="0.035cm" fo:border-left="none" fo:border-right="none" fo:border-top="none" fo:border-bottom="0.99pt solid #000000"/>
      <style:text-properties style:font-name="NewsGotT1" fo:font-weight="bold" style:font-weight-asian="bold" style:font-name-complex="NewsGotT1"/>
    </style:style>
    <style:style style:name="P411" style:family="paragraph" style:parent-style-name="Heading_20_2">
      <style:paragraph-properties fo:text-align="start" style:justify-single-word="false"/>
      <style:text-properties style:use-window-font-color="true" style:font-name="NewsGotT1" fo:font-size="10pt" style:text-underline-style="none" style:font-size-asian="10pt" style:font-name-complex="NewsGotT1" style:font-size-complex="10pt"/>
    </style:style>
    <style:style style:name="P412" style:family="paragraph" style:parent-style-name="Heading_20_2">
      <style:paragraph-properties fo:margin-left="1.016cm" fo:margin-right="0cm" fo:text-align="start" style:justify-single-word="false" fo:text-indent="-1.016cm" style:auto-text-indent="false" style:snap-to-layout-grid="false"/>
    </style:style>
    <style:style style:name="P413" style:family="paragraph" style:parent-style-name="Heading_20_2">
      <style:paragraph-properties fo:margin-left="1.016cm" fo:margin-right="0cm" fo:text-indent="-1.016cm" style:auto-text-indent="false"/>
      <style:text-properties style:use-window-font-color="true" fo:font-size="11pt" style:text-underline-style="none" style:font-size-asian="11pt"/>
    </style:style>
    <style:style style:name="P414" style:family="paragraph" style:parent-style-name="Heading_20_1">
      <style:paragraph-properties fo:margin-left="0.762cm" fo:margin-right="0cm" fo:text-indent="-0.762cm" style:auto-text-indent="false"/>
      <style:text-properties fo:font-size="11pt" style:font-size-asian="11pt"/>
    </style:style>
    <style:style style:name="P415" style:family="paragraph" style:parent-style-name="Heading_20_1">
      <style:paragraph-properties fo:margin-left="0.762cm" fo:margin-right="0cm" fo:text-indent="-0.762cm" style:auto-text-indent="false"/>
      <style:text-properties fo:font-size="11pt" fo:letter-spacing="-0.004cm" style:font-size-asian="11pt"/>
    </style:style>
    <style:style style:name="P416" style:family="paragraph" style:parent-style-name="Heading_20_1">
      <style:paragraph-properties fo:margin-left="0cm" fo:margin-right="0cm" fo:text-align="justify" style:justify-single-word="false" fo:text-indent="0cm" style:auto-text-indent="false" fo:break-before="auto" fo:break-after="auto"/>
      <style:text-properties fo:font-size="10pt" fo:font-weight="normal" style:font-size-asian="10pt" style:font-weight-asian="normal" style:font-size-complex="10pt" style:font-weight-complex="normal"/>
    </style:style>
    <style:style style:name="P417" style:family="paragraph" style:parent-style-name="Heading_20_1">
      <style:paragraph-properties fo:margin-left="-2.498cm" fo:margin-right="0cm" fo:text-indent="-0.762cm" style:auto-text-indent="false"/>
      <style:text-properties style:font-name="NewsGotT1" fo:font-size="10pt" style:font-size-asian="10pt" style:font-name-complex="NewsGotT1" style:font-size-complex="10pt"/>
    </style:style>
    <style:style style:name="P418" style:family="paragraph" style:parent-style-name="Heading_20_3">
      <style:paragraph-properties fo:margin-left="1.27cm" fo:margin-right="0cm" fo:text-align="start" style:justify-single-word="false" fo:text-indent="-1.27cm" style:auto-text-indent="false"/>
      <style:text-properties style:use-window-font-color="true" style:font-name="NewsGotT1" fo:font-size="10pt" style:font-size-asian="10pt" style:font-name-complex="NewsGotT1" style:font-size-complex="10pt"/>
    </style:style>
    <style:style style:name="P419" style:family="paragraph" style:parent-style-name="Heading_20_3">
      <style:paragraph-properties fo:margin-left="1.27cm" fo:margin-right="0cm" fo:text-indent="-1.27cm" style:auto-text-indent="false"/>
      <style:text-properties style:use-window-font-color="true" fo:font-size="11pt" style:font-size-asian="11pt"/>
    </style:style>
    <style:style style:name="P420" style:family="paragraph" style:parent-style-name="Heading_20_3">
      <style:paragraph-properties fo:margin-left="1.27cm" fo:margin-right="0cm" fo:text-indent="-1.27cm" style:auto-text-indent="false"/>
      <style:text-properties style:use-window-font-color="true" fo:font-size="11pt" fo:letter-spacing="normal" style:font-size-asian="11pt"/>
    </style:style>
    <style:style style:name="P421" style:family="paragraph" style:parent-style-name="Heading_20_3">
      <style:paragraph-properties fo:margin-left="1.27cm" fo:margin-right="0cm" fo:text-indent="-1.27cm" style:auto-text-indent="false"/>
      <style:text-properties style:use-window-font-color="true" fo:letter-spacing="normal"/>
    </style:style>
    <style:style style:name="P422" style:family="paragraph" style:parent-style-name="Heading_20_4">
      <style:paragraph-properties fo:margin-left="1.524cm" fo:margin-right="0cm" fo:text-indent="-1.524cm" style:auto-text-indent="false" fo:padding="0cm" fo:border="none"/>
    </style:style>
    <style:style style:name="P423" style:family="paragraph" style:parent-style-name="Heading_20_4">
      <style:paragraph-properties fo:margin-left="1.524cm" fo:margin-right="0cm" fo:text-indent="-1.524cm" style:auto-text-indent="false" fo:padding="0cm" fo:border="none"/>
      <style:text-properties fo:font-size="11pt" style:font-size-asian="11pt"/>
    </style:style>
    <style:style style:name="P424" style:family="paragraph" style:parent-style-name="Heading_20_6">
      <style:paragraph-properties fo:margin-left="2.032cm" fo:margin-right="0cm" fo:text-align="center" style:justify-single-word="false" fo:text-indent="-2.032cm" style:auto-text-indent="false"/>
      <style:text-properties style:font-name="NewsGotT1" fo:font-size="11pt" style:font-size-asian="11pt" style:font-name-complex="NewsGotT1"/>
    </style:style>
    <style:style style:name="P425" style:family="paragraph" style:parent-style-name="Heading_20_6">
      <style:paragraph-properties fo:margin-left="2.032cm" fo:margin-right="0cm" fo:orphans="0" fo:widows="0" fo:hyphenation-ladder-count="no-limit" fo:text-indent="-2.032cm" style:auto-text-indent="false" style:punctuation-wrap="simple"/>
      <style:text-properties style:font-name="NewsGotT1" style:letter-kerning="true" style:font-name-complex="NewsGotT1" fo:hyphenate="false" fo:hyphenation-remain-char-count="2" fo:hyphenation-push-char-count="2"/>
    </style:style>
    <style:style style:name="P426" style:family="paragraph" style:parent-style-name="Heading_20_5">
      <style:paragraph-properties fo:orphans="0" fo:widows="0" fo:hyphenation-ladder-count="no-limit" style:punctuation-wrap="simple"/>
      <style:text-properties fo:hyphenate="false" fo:hyphenation-remain-char-count="2" fo:hyphenation-push-char-count="2"/>
    </style:style>
    <style:style style:name="P427" style:family="paragraph" style:parent-style-name="Heading_20_5">
      <style:paragraph-properties fo:orphans="0" fo:widows="0" fo:hyphenation-ladder-count="no-limit" style:punctuation-wrap="simple"/>
      <style:text-properties fo:letter-spacing="-0.004cm" style:letter-kerning="true" fo:hyphenate="false" fo:hyphenation-remain-char-count="2" fo:hyphenation-push-char-count="2"/>
    </style:style>
    <style:style style:name="P428" style:family="paragraph" style:parent-style-name="Heading_20_5">
      <style:paragraph-properties fo:orphans="0" fo:widows="0" fo:hyphenation-ladder-count="no-limit" style:punctuation-wrap="simple">
        <style:tab-stops>
          <style:tab-stop style:position="0.75cm"/>
        </style:tab-stops>
      </style:paragraph-properties>
      <style:text-properties fo:letter-spacing="-0.004cm" style:letter-kerning="true" fo:hyphenate="false" fo:hyphenation-remain-char-count="2" fo:hyphenation-push-char-count="2"/>
    </style:style>
    <style:style style:name="P429" style:family="paragraph" style:parent-style-name="Heading_20_5">
      <style:paragraph-properties fo:orphans="0" fo:widows="0" fo:hyphenation-ladder-count="no-limit" style:punctuation-wrap="simple"/>
      <style:text-properties style:letter-kerning="true" fo:hyphenate="false" fo:hyphenation-remain-char-count="2" fo:hyphenation-push-char-count="2"/>
    </style:style>
    <style:style style:name="P430" style:family="paragraph" style:parent-style-name="Heading_20_5">
      <style:paragraph-properties fo:margin-left="1.778cm" fo:margin-right="0cm" fo:text-indent="-1.778cm" style:auto-text-indent="false" style:snap-to-layout-grid="false"/>
      <style:text-properties fo:font-weight="normal" style:font-weight-asian="normal" style:font-weight-complex="normal"/>
    </style:style>
    <style:style style:name="P431" style:family="paragraph" style:parent-style-name="Heading_20_5">
      <style:paragraph-properties fo:margin-left="1.778cm" fo:margin-right="0cm" fo:text-indent="-1.778cm" style:auto-text-indent="false" style:snap-to-layout-grid="false"/>
      <style:text-properties fo:font-weight="normal" style:font-weight-asian="normal"/>
    </style:style>
    <style:style style:name="P432" style:family="paragraph" style:parent-style-name="Heading_20_5">
      <style:paragraph-properties fo:margin-left="1.778cm" fo:margin-right="0cm" fo:text-indent="-1.778cm" style:auto-text-indent="false" style:snap-to-layout-grid="false"/>
    </style:style>
    <style:style style:name="P433" style:family="paragraph" style:parent-style-name="Heading_20_7">
      <style:paragraph-properties fo:margin-left="2.286cm" fo:margin-right="0cm" fo:text-indent="-2.286cm" style:auto-text-indent="false"/>
    </style:style>
    <style:style style:name="P434" style:family="paragraph" style:parent-style-name="Heading_20_7">
      <style:paragraph-properties fo:margin-left="2.286cm" fo:margin-right="0cm" fo:text-indent="-2.286cm" style:auto-text-indent="false" style:snap-to-layout-grid="false"/>
    </style:style>
    <style:style style:name="P435" style:family="paragraph" style:parent-style-name="Heading_20_9">
      <style:paragraph-properties fo:margin-left="0.501cm" fo:margin-right="0cm" fo:text-align="center" style:justify-single-word="false" fo:text-indent="0cm" style:auto-text-indent="false">
        <style:tab-stops/>
      </style:paragraph-properties>
      <style:text-properties style:use-window-font-color="true" fo:font-size="10pt" fo:font-style="normal" style:font-size-asian="10pt" style:font-style-asian="normal"/>
    </style:style>
    <style:style style:name="P436" style:family="paragraph" style:parent-style-name="Heading_20_9">
      <style:paragraph-properties fo:margin-left="0.501cm" fo:margin-right="0cm" fo:text-indent="0cm" style:auto-text-indent="false">
        <style:tab-stops/>
      </style:paragraph-properties>
      <style:text-properties style:use-window-font-color="true" fo:font-size="10pt" fo:font-style="normal" style:font-size-asian="10pt" style:font-style-asian="normal"/>
    </style:style>
    <style:style style:name="P437" style:family="paragraph" style:parent-style-name="Heading_20__28_user_29_">
      <style:paragraph-properties fo:padding="0cm" fo:border="none"/>
      <style:text-properties style:use-window-font-color="true" fo:font-size="10pt" fo:font-weight="bold" style:font-size-asian="10pt" style:font-weight-asian="bold"/>
    </style:style>
    <style:style style:name="P438" style:family="paragraph" style:parent-style-name="Heading_20__28_user_29_">
      <style:paragraph-properties fo:padding="0cm" fo:border="none"/>
      <style:text-properties style:use-window-font-color="true" fo:font-size="11pt" fo:font-weight="bold" style:font-size-asian="11pt" style:font-weight-asian="bold"/>
    </style:style>
    <style:style style:name="P439" style:family="paragraph" style:parent-style-name="Heading_20__28_user_29_">
      <style:paragraph-properties fo:padding="0cm" fo:border="none"/>
      <style:text-properties style:use-window-font-color="true" fo:font-weight="bold" style:font-weight-asian="bold"/>
    </style:style>
    <style:style style:name="P440" style:family="paragraph" style:parent-style-name="Heading_20__28_user_29_">
      <style:paragraph-properties fo:padding="0cm" fo:border="none"/>
      <style:text-properties fo:font-size="10pt" fo:font-weight="bold" style:font-size-asian="10pt" style:font-weight-asian="bold"/>
    </style:style>
    <style:style style:name="P441" style:family="paragraph" style:parent-style-name="Sangría_20_3_20_de_20_t._20_independiente">
      <style:text-properties fo:font-size="8pt" style:font-size-asian="8pt"/>
    </style:style>
    <style:style style:name="P442" style:family="paragraph" style:parent-style-name="Sangría_20_3_20_de_20_t._20_independiente">
      <style:paragraph-properties fo:margin-left="2.752cm" fo:margin-right="0cm" fo:text-indent="0cm" style:auto-text-indent="false"/>
    </style:style>
    <style:style style:name="P443" style:family="paragraph" style:parent-style-name="Sangría_20_3_20_de_20_t._20_independiente">
      <style:paragraph-properties fo:margin-left="0.25cm" fo:margin-right="0cm" fo:text-indent="1.249cm" style:auto-text-indent="false"/>
      <style:text-properties style:font-name="NewsGotT1" fo:font-size="10pt" fo:font-weight="bold" style:font-size-asian="10pt" style:font-weight-asian="bold" style:font-name-complex="NewsGotT1"/>
    </style:style>
    <style:style style:name="P444" style:family="paragraph" style:parent-style-name="Sangría_20_3_20_de_20_t._20_independiente">
      <style:paragraph-properties fo:margin-left="3.006cm" fo:margin-right="0cm" fo:text-indent="0.134cm" style:auto-text-indent="false"/>
      <style:text-properties style:font-name="NewsGotT1" fo:font-size="10pt" fo:font-weight="bold" style:font-size-asian="10pt" style:font-weight-asian="bold" style:font-name-complex="NewsGotT1"/>
    </style:style>
    <style:style style:name="P445" style:family="paragraph" style:parent-style-name="Sangría_20_3_20_de_20_t._20_independiente">
      <style:paragraph-properties fo:margin-left="0cm" fo:margin-right="0cm" fo:text-indent="0cm" style:auto-text-indent="false"/>
    </style:style>
    <style:style style:name="P446" style:family="paragraph" style:parent-style-name="Texto_20_de_20_bloque">
      <style:paragraph-properties fo:margin-left="0cm" fo:margin-right="-3cm" fo:text-indent="0cm" style:auto-text-indent="false"/>
    </style:style>
    <style:style style:name="P447" style:family="paragraph" style:parent-style-name="Texto_20_de_20_bloque">
      <style:paragraph-properties fo:margin-left="0cm" fo:margin-right="-3cm" fo:text-indent="0cm" style:auto-text-indent="false" style:snap-to-layout-grid="false"/>
    </style:style>
    <style:style style:name="P448" style:family="paragraph" style:parent-style-name="Texto_20_de_20_bloque">
      <style:paragraph-properties fo:margin-left="0cm" fo:margin-right="-3cm" fo:text-indent="0cm" style:auto-text-indent="false"/>
      <style:text-properties style:font-name="NewsGotT1" fo:font-size="10pt" style:font-size-asian="10pt" style:font-name-complex="NewsGotT1"/>
    </style:style>
    <style:style style:name="P449" style:family="paragraph" style:parent-style-name="Texto_20_de_20_bloque">
      <style:paragraph-properties fo:margin-left="0cm" fo:margin-right="-3cm" fo:text-indent="0cm" style:auto-text-indent="false" style:snap-to-layout-grid="false"/>
      <style:text-properties style:font-name="NewsGotT1" fo:font-size="10pt" fo:letter-spacing="-0.004cm" fo:font-weight="bold" style:font-size-asian="10pt" style:font-weight-asian="bold" style:font-name-complex="NewsGotT1"/>
    </style:style>
    <style:style style:name="P450" style:family="paragraph" style:parent-style-name="Texto_20_de_20_bloque">
      <style:paragraph-properties fo:margin-left="0cm" fo:margin-right="-3cm" fo:text-indent="0cm" style:auto-text-indent="false"/>
      <style:text-properties style:font-name="NewsGotT1" fo:font-size="8pt" style:font-size-asian="8pt" style:font-name-complex="NewsGotT1"/>
    </style:style>
    <style:style style:name="P451" style:family="paragraph" style:parent-style-name="Texto_20_de_20_bloque">
      <style:paragraph-properties fo:margin-left="0cm" fo:margin-right="0cm" fo:text-indent="0cm" style:auto-text-indent="false"/>
    </style:style>
    <style:style style:name="P452" style:family="paragraph" style:parent-style-name="Texto_20_de_20_bloque">
      <style:paragraph-properties fo:margin-left="0cm" fo:margin-right="0cm" fo:text-indent="0cm" style:auto-text-indent="false"/>
      <style:text-properties style:font-name="NewsGotT1" fo:font-size="10pt" style:letter-kerning="true" style:font-size-asian="10pt" style:font-name-complex="NewsGotT1"/>
    </style:style>
    <style:style style:name="P453" style:family="paragraph" style:parent-style-name="Texto_20_de_20_bloque">
      <style:paragraph-properties fo:margin-left="0cm" fo:margin-right="0cm" fo:text-indent="0cm" style:auto-text-indent="false"/>
      <style:text-properties style:font-name="NewsGotT1" style:font-name-complex="NewsGotT1"/>
    </style:style>
    <style:style style:name="P454" style:family="paragraph" style:parent-style-name="Subtitle">
      <style:paragraph-properties fo:padding="0cm" fo:border="none"/>
      <style:text-properties style:use-window-font-color="true" fo:font-size="10pt" fo:font-weight="bold" style:font-size-asian="10pt" style:font-weight-asian="bold"/>
    </style:style>
    <style:style style:name="P455" style:family="paragraph" style:parent-style-name="Header">
      <style:paragraph-properties>
        <style:tab-stops/>
      </style:paragraph-properties>
      <style:text-properties style:font-name="NewsGotT1" style:font-name-complex="NewsGotT1"/>
    </style:style>
    <style:style style:name="P456" style:family="paragraph" style:parent-style-name="Header">
      <style:paragraph-properties fo:text-align="justify" style:justify-single-word="false" style:snap-to-layout-grid="false">
        <style:tab-stops/>
      </style:paragraph-properties>
      <style:text-properties style:font-name="NewsGotT1" style:font-name-complex="NewsGotT1"/>
    </style:style>
    <style:style style:name="P457" style:family="paragraph" style:parent-style-name="Header">
      <style:paragraph-properties>
        <style:tab-stops/>
      </style:paragraph-properties>
      <style:text-properties style:font-name="NewsGotT1" fo:letter-spacing="-0.005cm" style:font-name-complex="NewsGotT1"/>
    </style:style>
    <style:style style:name="P458" style:family="paragraph" style:parent-style-name="Header">
      <style:paragraph-properties style:snap-to-layout-grid="false">
        <style:tab-stops/>
      </style:paragraph-properties>
      <style:text-properties style:font-name="NewsGotT1" fo:letter-spacing="-0.005cm" style:font-name-complex="NewsGotT1"/>
    </style:style>
    <style:style style:name="P459" style:family="paragraph" style:parent-style-name="Header">
      <style:paragraph-properties style:snap-to-layout-grid="false">
        <style:tab-stops/>
      </style:paragraph-properties>
      <style:text-properties style:font-name="NewsGotT1" fo:letter-spacing="-0.005cm" fo:font-weight="bold" style:font-weight-asian="bold" style:font-name-complex="NewsGotT1"/>
    </style:style>
    <style:style style:name="P460" style:family="paragraph" style:parent-style-name="Header">
      <style:paragraph-properties style:snap-to-layout-grid="false">
        <style:tab-stops/>
      </style:paragraph-properties>
      <style:text-properties style:font-name="NewsGotT1" fo:font-size="10pt" fo:letter-spacing="-0.005cm" fo:font-weight="normal" fo:background-color="transparent" style:font-size-asian="10pt" style:font-weight-asian="normal" style:font-name-complex="NewsGotT1" style:font-size-complex="10pt" style:font-weight-complex="normal"/>
    </style:style>
    <style:style style:name="P461" style:family="paragraph" style:parent-style-name="Header">
      <style:paragraph-properties style:snap-to-layout-grid="false">
        <style:tab-stops/>
      </style:paragraph-properties>
      <style:text-properties style:font-name="NewsGotT1" fo:font-size="8pt" fo:letter-spacing="-0.005cm" style:font-size-asian="8pt" style:font-name-complex="NewsGotT1"/>
    </style:style>
    <style:style style:name="P462" style:family="paragraph" style:parent-style-name="Header">
      <style:paragraph-properties>
        <style:tab-stops/>
      </style:paragraph-properties>
      <style:text-properties style:font-name="NewsGotT1" fo:font-size="8pt" fo:letter-spacing="-0.005cm" fo:font-weight="bold" style:font-size-asian="8pt" style:font-weight-asian="bold" style:font-name-complex="NewsGotT1"/>
    </style:style>
    <style:style style:name="P463" style:family="paragraph" style:parent-style-name="Header">
      <style:paragraph-properties style:snap-to-layout-grid="false">
        <style:tab-stops/>
      </style:paragraph-properties>
      <style:text-properties style:font-name="NewsGotT1" fo:font-size="8pt" fo:letter-spacing="-0.005cm" fo:font-weight="bold" style:font-size-asian="8pt" style:font-weight-asian="bold" style:font-name-complex="NewsGotT1"/>
    </style:style>
    <style:style style:name="P464" style:family="paragraph" style:parent-style-name="Header">
      <style:paragraph-properties style:snap-to-layout-grid="false">
        <style:tab-stops/>
      </style:paragraph-properties>
    </style:style>
    <style:style style:name="P465" style:family="paragraph" style:parent-style-name="Header">
      <style:paragraph-properties fo:margin-left="0cm" fo:margin-right="-0.123cm" fo:text-indent="0cm" style:auto-text-indent="false" style:snap-to-layout-grid="false">
        <style:tab-stops>
          <style:tab-stop style:position="0cm"/>
          <style:tab-stop style:position="15cm" style:type="right"/>
        </style:tab-stops>
      </style:paragraph-properties>
      <style:text-properties style:font-name="Eras Bd BT" style:font-name-complex="Eras Bd BT"/>
    </style:style>
    <style:style style:name="P466" style:family="paragraph" style:parent-style-name="Header">
      <style:paragraph-properties fo:margin-top="0.212cm" fo:margin-bottom="0cm" style:snap-to-layout-grid="false"/>
    </style:style>
    <style:style style:name="P467" style:family="paragraph" style:parent-style-name="Footer">
      <style:paragraph-properties fo:text-align="end" style:justify-single-word="false"/>
    </style:style>
    <style:style style:name="P468" style:family="paragraph" style:parent-style-name="Texto_20_independiente_20_2">
      <style:text-properties style:use-window-font-color="true"/>
    </style:style>
    <style:style style:name="P469" style:family="paragraph" style:parent-style-name="Texto_20_independiente_20_2">
      <style:paragraph-properties fo:text-align="center" style:justify-single-word="false"/>
      <style:text-properties style:use-window-font-color="true"/>
    </style:style>
    <style:style style:name="P470" style:family="paragraph" style:parent-style-name="Texto_20_independiente_20_2">
      <style:paragraph-properties fo:text-align="center" style:justify-single-word="false"/>
      <style:text-properties style:use-window-font-color="true" fo:font-size="11pt" style:font-size-asian="11pt"/>
    </style:style>
    <style:style style:name="P471" style:family="paragraph" style:parent-style-name="Texto_20_independiente_20_2">
      <style:paragraph-properties>
        <style:tab-stops>
          <style:tab-stop style:position="7.107cm"/>
        </style:tab-stops>
      </style:paragraph-properties>
      <style:text-properties style:use-window-font-color="true"/>
    </style:style>
    <style:style style:name="P472" style:family="paragraph" style:parent-style-name="Texto_20_independiente_20_2">
      <style:paragraph-properties fo:margin-left="0.501cm" fo:margin-right="0cm" fo:text-indent="0cm" style:auto-text-indent="false"/>
      <style:text-properties style:font-name="NewsGotT1" fo:font-size="10pt" fo:letter-spacing="-0.004cm" style:font-size-asian="10pt" style:font-name-complex="NewsGotT1" style:font-size-complex="10pt"/>
    </style:style>
    <style:style style:name="P473" style:family="paragraph" style:parent-style-name="Text_20_body_20_indent">
      <style:paragraph-properties>
        <style:tab-stops>
          <style:tab-stop style:position="3.251cm"/>
        </style:tab-stops>
      </style:paragraph-properties>
      <style:text-properties style:font-name="NewsGotT1" fo:language="es" fo:country="ES" style:font-name-complex="NewsGotT1"/>
    </style:style>
    <style:style style:name="P474" style:family="paragraph" style:parent-style-name="Text_20_body_20_indent" style:list-style-name="WW8Num14">
      <style:text-properties style:font-name="NewsGotT1" fo:language="es" fo:country="ES" style:font-name-complex="NewsGotT1"/>
    </style:style>
    <style:style style:name="P475" style:family="paragraph" style:parent-style-name="Text_20_body_20_indent">
      <style:text-properties style:font-name="NewsGotT1" fo:language="es" fo:country="ES" style:letter-kerning="true" style:language-asian="none" style:country-asian="none" style:font-name-complex="NewsGotT1"/>
    </style:style>
    <style:style style:name="P476" style:family="paragraph" style:parent-style-name="Text_20_body_20_indent">
      <style:paragraph-properties fo:orphans="0" fo:widows="0" style:punctuation-wrap="simple"/>
      <style:text-properties style:font-name="NewsGotT1" fo:language="es" fo:country="ES" style:letter-kerning="true" style:language-asian="none" style:country-asian="none" style:font-name-complex="NewsGotT1"/>
    </style:style>
    <style:style style:name="P477" style:family="paragraph" style:parent-style-name="Text_20_body_20_indent" style:list-style-name="WW8Num14">
      <style:text-properties style:font-name="NewsGotT1" fo:language="es" fo:country="ES" style:letter-kerning="true" style:language-asian="none" style:country-asian="none" style:font-name-complex="NewsGotT1"/>
    </style:style>
    <style:style style:name="P478" style:family="paragraph" style:parent-style-name="Text_20_body_20_indent">
      <style:paragraph-properties fo:orphans="0" fo:widows="0" style:punctuation-wrap="simple"/>
      <style:text-properties style:font-name="NewsGotT1" style:letter-kerning="true" style:language-asian="none" style:country-asian="none" style:font-name-complex="NewsGotT1"/>
    </style:style>
    <style:style style:name="P479" style:family="paragraph" style:parent-style-name="Text_20_body_20_indent">
      <style:text-properties style:font-name="NewsGotT1" style:font-name-complex="NewsGotT1"/>
    </style:style>
    <style:style style:name="P480" style:family="paragraph" style:parent-style-name="Text_20_body_20_indent" style:list-style-name="WW8Num14">
      <style:text-properties style:font-name="NewsGotT1" style:font-name-complex="NewsGotT1"/>
    </style:style>
    <style:style style:name="P481" style:family="paragraph" style:parent-style-name="Text_20_body_20_indent">
      <style:paragraph-properties fo:orphans="0" fo:widows="0" style:punctuation-wrap="simple"/>
      <style:text-properties style:font-name="NewsGotT1" fo:letter-spacing="normal" fo:language="es" fo:country="ES" style:letter-kerning="true" style:language-asian="none" style:country-asian="none" style:font-name-complex="NewsGotT1"/>
    </style:style>
    <style:style style:name="P482" style:family="paragraph" style:parent-style-name="Text_20_body_20_indent">
      <style:text-properties style:font-name="NewsGotT1" fo:letter-spacing="-0.005cm" style:font-name-complex="NewsGotT1"/>
    </style:style>
    <style:style style:name="P483" style:family="paragraph" style:parent-style-name="Text_20_body_20_indent">
      <style:text-properties style:font-name="NewsGotT1" fo:letter-spacing="-0.005cm" fo:language="es" fo:country="ES" style:font-name-complex="NewsGotT1"/>
    </style:style>
    <style:style style:name="P484" style:family="paragraph" style:parent-style-name="Text_20_body_20_indent">
      <style:paragraph-properties fo:orphans="0" fo:widows="0" style:punctuation-wrap="simple"/>
      <style:text-properties style:font-name="NewsGotT1" fo:letter-spacing="-0.005cm" fo:language="es" fo:country="ES" style:letter-kerning="true" style:language-asian="none" style:country-asian="none" style:font-name-complex="NewsGotT1"/>
    </style:style>
    <style:style style:name="P485" style:family="paragraph" style:parent-style-name="Text_20_body_20_indent">
      <style:text-properties style:font-name="NewsGotT1" fo:letter-spacing="-0.004cm" fo:font-weight="bold" style:font-weight-asian="bold" style:font-name-complex="NewsGotT1"/>
    </style:style>
    <style:style style:name="P486" style:family="paragraph" style:parent-style-name="Text_20_body_20_indent">
      <style:paragraph-properties fo:orphans="0" fo:widows="0" style:punctuation-wrap="simple"/>
    </style:style>
    <style:style style:name="P487" style:family="paragraph" style:parent-style-name="Text_20_body_20_indent" style:list-style-name="WW8Num14"/>
    <style:style style:name="P488" style:family="paragraph" style:parent-style-name="Text_20_body_20_indent">
      <style:paragraph-properties fo:margin-left="1.501cm" fo:margin-right="0cm" fo:text-indent="0cm" style:auto-text-indent="false"/>
      <style:text-properties style:font-name="NewsGotT1" style:font-name-complex="NewsGotT1"/>
    </style:style>
    <style:style style:name="P489" style:family="paragraph" style:parent-style-name="Text_20_body_20_indent">
      <style:paragraph-properties fo:margin-left="1.501cm" fo:margin-right="0cm" fo:orphans="0" fo:widows="0" fo:text-indent="0cm" style:auto-text-indent="false" style:punctuation-wrap="simple"/>
      <style:text-properties style:font-name="NewsGotT1" fo:letter-spacing="normal" fo:language="es" fo:country="ES" style:letter-kerning="true" style:language-asian="none" style:country-asian="none" style:font-name-complex="NewsGotT1"/>
    </style:style>
    <style:style style:name="P490" style:family="paragraph" style:parent-style-name="Text_20_body_20_indent">
      <style:paragraph-properties fo:margin-left="1.501cm" fo:margin-right="0cm" fo:orphans="0" fo:widows="0" fo:text-indent="0cm" style:auto-text-indent="false" style:punctuation-wrap="simple"/>
    </style:style>
    <style:style style:name="P491" style:family="paragraph" style:parent-style-name="Text_20_body_20_indent">
      <style:paragraph-properties fo:margin-left="0.501cm" fo:margin-right="0cm" fo:text-indent="0cm" style:auto-text-indent="false"/>
      <style:text-properties style:font-name="NewsGotT1" fo:font-weight="bold" style:font-weight-asian="bold" style:font-name-complex="NewsGotT1"/>
    </style:style>
    <style:style style:name="P492" style:family="paragraph" style:parent-style-name="Text_20_body_20_indent">
      <style:paragraph-properties fo:margin-left="0cm" fo:margin-right="0cm" fo:text-indent="0cm" style:auto-text-indent="false" style:snap-to-layout-grid="false"/>
      <style:text-properties style:font-name="NewsGotT1" fo:font-weight="bold" style:font-weight-asian="bold" style:font-name-complex="NewsGotT1"/>
    </style:style>
    <style:style style:name="P493" style:family="paragraph" style:parent-style-name="Sangría_20_2_20_de_20_t._20_independiente">
      <style:text-properties fo:font-weight="bold" style:font-weight-asian="bold"/>
    </style:style>
    <style:style style:name="P494" style:family="paragraph" style:parent-style-name="Sangría_20_2_20_de_20_t._20_independiente">
      <style:paragraph-properties fo:margin-left="1.501cm" fo:margin-right="0cm" fo:text-indent="0cm" style:auto-text-indent="false"/>
      <style:text-properties style:use-window-font-color="true"/>
    </style:style>
    <style:style style:name="P495" style:family="paragraph" style:parent-style-name="Sangría_20_2_20_de_20_t._20_independiente">
      <style:paragraph-properties fo:margin-left="0cm" fo:margin-right="0cm" fo:text-indent="1cm" style:auto-text-indent="false"/>
      <style:text-properties style:use-window-font-color="true"/>
    </style:style>
    <style:style style:name="P496" style:family="paragraph" style:parent-style-name="Sangría_20_2_20_de_20_t._20_independiente">
      <style:paragraph-properties fo:margin-left="1cm" fo:margin-right="0cm" fo:text-indent="0cm" style:auto-text-indent="false"/>
    </style:style>
    <style:style style:name="P497" style:family="paragraph" style:parent-style-name="Sangría_20_2_20_de_20_t._20_independiente">
      <style:paragraph-properties fo:margin-left="1cm" fo:margin-right="0cm" fo:text-indent="0cm" style:auto-text-indent="false"/>
      <style:text-properties fo:font-weight="bold" style:font-weight-asian="bold"/>
    </style:style>
    <style:style style:name="P498" style:family="paragraph" style:parent-style-name="Texto_20_independiente_20_3">
      <style:text-properties style:use-window-font-color="true"/>
    </style:style>
    <style:style style:name="P499" style:family="paragraph" style:parent-style-name="List_20_Paragraph">
      <style:paragraph-properties fo:margin-left="0cm" fo:margin-right="0cm" fo:hyphenation-ladder-count="no-limit" fo:text-indent="0cm" style:auto-text-indent="false"/>
      <style:text-properties style:font-name="NewsGotT1" style:font-name-complex="NewsGotT1" fo:hyphenate="true" fo:hyphenation-remain-char-count="2" fo:hyphenation-push-char-count="2"/>
    </style:style>
    <style:style style:name="P500" style:family="paragraph" style:parent-style-name="List_20_Paragraph">
      <style:paragraph-properties fo:margin-left="1cm" fo:margin-right="0cm" fo:text-indent="-0.501cm" style:auto-text-indent="false"/>
    </style:style>
    <style:style style:name="P501" style:family="paragraph" style:parent-style-name="List_20_Paragraph">
      <style:paragraph-properties fo:margin-left="1cm" fo:margin-right="0cm" fo:text-indent="-0.501cm" style:auto-text-indent="false"/>
      <style:text-properties style:font-name="NewsGotT1" style:font-name-complex="NewsGotT1"/>
    </style:style>
    <style:style style:name="P502" style:family="paragraph" style:parent-style-name="List_20_Paragraph">
      <style:paragraph-properties fo:margin-left="1.688cm" fo:margin-right="0cm" fo:text-align="justify" style:justify-single-word="false" fo:text-indent="0cm" style:auto-text-indent="false"/>
    </style:style>
    <style:style style:name="P503" style:family="paragraph" style:parent-style-name="List_20_Paragraph">
      <style:paragraph-properties fo:margin-left="1.688cm" fo:margin-right="0cm" fo:text-align="justify" style:justify-single-word="false" fo:text-indent="0cm" style:auto-text-indent="false"/>
      <style:text-properties style:font-name="NewsGotT1" style:font-name-complex="NewsGotT1"/>
    </style:style>
    <style:style style:name="P504" style:family="paragraph" style:parent-style-name="Corp_20_-_20_Texto_20_normal">
      <style:text-properties fo:font-size="10pt" fo:font-weight="bold" style:font-size-asian="10pt" style:font-weight-asian="bold" style:font-size-complex="10pt"/>
    </style:style>
    <style:style style:name="P505" style:family="paragraph" style:parent-style-name="Block_20_Text" style:list-style-name="WW8Num17">
      <style:paragraph-properties fo:margin-left="1.27cm" fo:margin-right="0cm" fo:text-indent="-0.635cm" style:auto-text-indent="false" style:snap-to-layout-grid="false">
        <style:tab-stops>
          <style:tab-stop style:position="6.456cm"/>
        </style:tab-stops>
      </style:paragraph-properties>
      <style:text-properties style:use-window-font-color="true" style:font-name="NewsGotT1" fo:font-size="10pt" fo:language="zxx" fo:country="none" fo:font-weight="normal" style:letter-kerning="true" style:font-size-asian="10pt" style:font-weight-asian="normal" style:font-name-complex="NewsGotT1" style:font-size-complex="10pt"/>
    </style:style>
    <style:style style:name="P506" style:family="paragraph" style:parent-style-name="Table_20_Contents">
      <style:paragraph-properties style:snap-to-layout-grid="false"/>
    </style:style>
    <style:style style:name="P507" style:family="paragraph" style:parent-style-name="Table_20_Contents">
      <style:text-properties style:font-name="NewsGotT1" fo:font-size="10pt" style:font-size-asian="10pt" style:font-name-complex="NewsGotT1" style:font-size-complex="10pt"/>
    </style:style>
    <style:style style:name="P508" style:family="paragraph" style:parent-style-name="Table_20_Contents">
      <style:paragraph-properties style:snap-to-layout-grid="false"/>
      <style:text-properties style:font-name="NewsGotT1" fo:font-size="10pt" style:font-size-asian="10pt" style:font-name-complex="NewsGotT1" style:font-size-complex="10pt"/>
    </style:style>
    <style:style style:name="P509" style:family="paragraph" style:parent-style-name="Table_20_Contents">
      <style:paragraph-properties fo:text-align="center" style:justify-single-word="false" style:snap-to-layout-grid="false"/>
      <style:text-properties style:font-name="NewsGotT1" fo:font-size="10pt" style:font-size-asian="10pt" style:font-name-complex="NewsGotT1" style:font-size-complex="10pt"/>
    </style:style>
    <style:style style:name="P510" style:family="paragraph" style:parent-style-name="Table_20_Contents">
      <style:paragraph-properties fo:text-align="center" style:justify-single-word="false" style:snap-to-layout-grid="false"/>
      <style:text-properties style:font-name="NewsGotT1" fo:font-size="10pt" fo:font-weight="bold" style:font-size-asian="10pt" style:font-weight-asian="bold" style:font-name-complex="NewsGotT1" style:font-size-complex="10pt" style:font-weight-complex="bold"/>
    </style:style>
    <style:style style:name="P511" style:family="paragraph" style:parent-style-name="Table_20_Contents">
      <style:paragraph-properties style:snap-to-layout-grid="false"/>
      <style:text-properties style:font-name="NewsGotT1" fo:font-size="10pt" style:font-size-asian="10pt" style:font-name-complex="NewsGotT1" style:font-size-complex="10pt"/>
    </style:style>
    <style:style style:name="P512" style:family="paragraph" style:parent-style-name="Normal_20__28_Web_29_">
      <style:paragraph-properties fo:margin-top="0.109cm" fo:margin-bottom="0.109cm" fo:text-align="justify" style:justify-single-word="false" fo:orphans="2" fo:widows="2" fo:hyphenation-ladder-count="no-limit" style:text-autospace="none" style:punctuation-wrap="simple" style:line-break="strict" style:vertical-align="baseline" style:snap-to-layout-grid="false" style:writing-mode="lr-tb"/>
      <style:text-properties style:use-window-font-color="true" style:font-name="NewsGotT1" fo:font-size="10pt" fo:language="es" fo:country="ES" fo:font-style="normal" style:text-underline-style="none" fo:font-weight="normal" style:font-size-asian="10pt" style:font-style-asian="normal" style:font-weight-asian="normal" style:font-name-complex="NewsGotT1" style:font-size-complex="10pt" style:language-complex="ar" style:country-complex="SA" style:font-style-complex="normal" style:font-weight-complex="normal" fo:hyphenate="false" fo:hyphenation-remain-char-count="2" fo:hyphenation-push-char-count="2"/>
    </style:style>
    <style:style style:name="P513" style:family="paragraph" style:parent-style-name="Normal_20__28_Web_29_">
      <style:paragraph-properties fo:margin-top="0.109cm" fo:margin-bottom="0.109cm" fo:text-align="justify" style:justify-single-word="false" fo:orphans="2" fo:widows="2" fo:hyphenation-ladder-count="no-limit" style:text-autospace="none" style:punctuation-wrap="simple" style:line-break="strict" style:vertical-align="baseline" style:snap-to-layout-grid="false" style:writing-mode="lr-tb"/>
      <style:text-properties style:use-window-font-color="true" style:font-name="NewsGotT1" fo:font-size="12pt" fo:language="es" fo:country="ES" fo:font-style="normal" style:text-underline-style="none" fo:font-weight="normal" fo:background-color="transparent" style:font-size-asian="12pt" style:font-style-asian="normal" style:font-weight-asian="normal" style:font-name-complex="NewsGotT1" style:font-size-complex="12pt" style:language-complex="ar" style:country-complex="SA" style:font-style-complex="normal" style:font-weight-complex="normal" fo:hyphenate="false" fo:hyphenation-remain-char-count="2" fo:hyphenation-push-char-count="2"/>
    </style:style>
    <style:style style:name="P514" style:family="paragraph" style:parent-style-name="Cuerpo_20_de_20_texto_20_Junta">
      <style:paragraph-properties fo:margin-left="0.014cm" fo:margin-right="-0.005cm" fo:text-align="start" style:justify-single-word="false" fo:text-indent="0cm" style:auto-text-indent="false"/>
      <style:text-properties fo:font-size="10pt" fo:font-weight="bold" fo:background-color="transparent" style:font-name-asian="NewsGotT1" style:font-size-asian="10pt" style:font-weight-asian="bold" style:font-name-complex="NewsGotT1" style:font-size-complex="10pt" style:font-weight-complex="bold"/>
    </style:style>
    <style:style style:name="P515" style:family="paragraph" style:parent-style-name="Contenido_20_Cuadro">
      <style:paragraph-properties fo:margin-left="0.661cm" fo:margin-right="0cm" fo:text-indent="-0.635cm" style:auto-text-indent="false"/>
    </style:style>
    <style:style style:name="P516" style:family="paragraph" style:parent-style-name="Contenido_20_Cuadro">
      <style:paragraph-properties fo:margin-left="0.661cm" fo:margin-right="0cm" fo:text-indent="-0.635cm" style:auto-text-indent="false"/>
      <style:text-properties style:font-name="NewsGotT1" fo:font-size="10pt" fo:letter-spacing="-0.004cm" style:font-size-asian="10pt" style:font-name-complex="NewsGotT1" style:font-size-complex="10pt"/>
    </style:style>
    <style:style style:name="P517" style:family="paragraph" style:parent-style-name="Contenido_20_Cuadro">
      <style:paragraph-properties fo:margin-left="0.661cm" fo:margin-right="0cm" fo:text-indent="-0.635cm" style:auto-text-indent="false"/>
      <style:text-properties fo:font-size="10pt" style:font-size-asian="10pt" style:font-size-complex="10pt"/>
    </style:style>
    <style:style style:name="P518" style:family="paragraph" style:parent-style-name="Contenido_20_Cuadro">
      <style:paragraph-properties fo:margin-left="0.661cm" fo:margin-right="0cm" fo:text-indent="-0.635cm" style:auto-text-indent="false"/>
      <style:text-properties fo:font-size="12pt" fo:letter-spacing="-0.004cm" fo:font-weight="normal" style:font-size-asian="12pt" style:font-weight-asian="normal" style:font-size-complex="12pt" style:font-weight-complex="normal"/>
    </style:style>
    <style:style style:name="P519" style:family="paragraph" style:parent-style-name="Contenido_20_Cuadro">
      <style:paragraph-properties fo:margin-left="0.026cm" fo:margin-right="0cm" fo:text-indent="0cm" style:auto-text-indent="false"/>
      <style:text-properties style:font-name="NewsGotT1" fo:font-size="10pt" fo:letter-spacing="-0.004cm" style:font-size-asian="10pt" style:font-name-complex="NewsGotT1" style:font-size-complex="10pt"/>
    </style:style>
    <style:style style:name="P520" style:family="paragraph">
      <style:paragraph-properties style:writing-mode="lr-tb"/>
    </style:style>
    <style:style style:name="T1" style:family="text">
      <style:text-properties style:font-name-complex="NewsGotT1"/>
    </style:style>
    <style:style style:name="T2" style:family="text">
      <style:text-properties style:font-name-asian="NewsGotT1"/>
    </style:style>
    <style:style style:name="T3" style:family="text">
      <style:text-properties style:font-name-asian="NewsGotT1" style:font-name-complex="NewsGotT1"/>
    </style:style>
    <style:style style:name="T4" style:family="text">
      <style:text-properties style:font-name="NewsGotT1" style:font-name-complex="NewsGotT1"/>
    </style:style>
    <style:style style:name="T5" style:family="text">
      <style:text-properties style:font-name="NewsGotT1" fo:font-weight="bold" style:font-weight-asian="bold" style:font-name-complex="NewsGotT1"/>
    </style:style>
    <style:style style:name="T6" style:family="text">
      <style:text-properties style:font-name="NewsGotT1" fo:font-weight="bold" style:font-weight-asian="bold" style:font-name-complex="NewsGotT1" style:font-weight-complex="bold"/>
    </style:style>
    <style:style style:name="T7" style:family="text">
      <style:text-properties style:font-name="NewsGotT1" fo:font-weight="bold" style:font-name-asian="NewsGotT1" style:font-weight-asian="bold" style:font-name-complex="NewsGotT1"/>
    </style:style>
    <style:style style:name="T8" style:family="text">
      <style:text-properties style:font-name="NewsGotT1" fo:font-weight="bold" style:font-name-asian="NewsGotT1" style:font-weight-asian="bold" style:font-name-complex="NewsGotT1" style:font-weight-complex="bold"/>
    </style:style>
    <style:style style:name="T9" style:family="text">
      <style:text-properties style:font-name="NewsGotT1" fo:font-weight="bold" fo:background-color="#ffffff" style:font-name-asian="NewsGotT1" style:font-weight-asian="bold" style:font-name-complex="NewsGotT1" style:font-weight-complex="normal"/>
    </style:style>
    <style:style style:name="T10" style:family="text">
      <style:text-properties style:font-name="NewsGotT1" fo:font-weight="bold" style:letter-kerning="true" style:font-weight-asian="bold" style:font-name-complex="NewsGotT1"/>
    </style:style>
    <style:style style:name="T11" style:family="text">
      <style:text-properties style:font-name="NewsGotT1" fo:font-weight="bold" style:letter-kerning="true" style:font-name-asian="NewsGotT1" style:font-weight-asian="bold" style:font-name-complex="NewsGotT1"/>
    </style:style>
    <style:style style:name="T12" style:family="text">
      <style:text-properties style:font-name="NewsGotT1" fo:font-weight="normal" style:font-weight-asian="normal" style:font-name-complex="NewsGotT1" style:font-weight-complex="normal"/>
    </style:style>
    <style:style style:name="T13" style:family="text">
      <style:text-properties style:font-name="NewsGotT1" fo:font-weight="normal" style:font-name-asian="NewsGotT1" style:font-weight-asian="normal" style:font-name-complex="NewsGotT1" style:font-weight-complex="normal"/>
    </style:style>
    <style:style style:name="T14" style:family="text">
      <style:text-properties style:font-name="NewsGotT1" fo:font-weight="normal" fo:background-color="#ffffff" style:font-weight-asian="normal" style:font-name-complex="NewsGotT1" style:font-weight-complex="normal"/>
    </style:style>
    <style:style style:name="T15" style:family="text">
      <style:text-properties style:font-name="NewsGotT1" fo:font-weight="normal" fo:background-color="#ffffff" style:font-name-asian="NewsGotT1" style:font-weight-asian="normal" style:font-name-complex="NewsGotT1" style:font-weight-complex="normal"/>
    </style:style>
    <style:style style:name="T16" style:family="text">
      <style:text-properties style:font-name="NewsGotT1" fo:font-size="10pt" fo:language="zxx" fo:country="none" fo:font-weight="bold" style:letter-kerning="true" style:font-name-asian="NewsGotT1" style:font-size-asian="10pt" style:font-weight-asian="bold" style:font-name-complex="NewsGotT1" style:font-size-complex="10pt" style:font-weight-complex="bold"/>
    </style:style>
    <style:style style:name="T17" style:family="text">
      <style:text-properties style:font-name="NewsGotT1" fo:font-size="10pt" fo:language="zxx" fo:country="none" fo:font-weight="bold" style:letter-kerning="true" fo:background-color="transparent" style:font-name-asian="NewsGotT1" style:font-size-asian="10pt" style:font-weight-asian="bold" style:font-name-complex="NewsGotT1" style:font-size-complex="10pt" style:font-weight-complex="bold"/>
    </style:style>
    <style:style style:name="T18" style:family="text">
      <style:text-properties style:font-name="NewsGotT1" fo:font-size="10pt" fo:language="zxx" fo:country="none" fo:font-weight="normal" style:letter-kerning="true" fo:background-color="transparent" style:font-name-asian="NewsGotT1" style:font-size-asian="10pt" style:font-weight-asian="normal" style:font-name-complex="NewsGotT1" style:font-size-complex="10pt" style:font-weight-complex="normal"/>
    </style:style>
    <style:style style:name="T19" style:family="text">
      <style:text-properties style:font-name="NewsGotT1" fo:font-size="10pt" fo:language="zxx" fo:country="none" fo:font-weight="normal" style:letter-kerning="true" fo:background-color="transparent" style:font-name-asian="NewsGotT1" style:font-size-asian="10pt" style:font-weight-asian="normal" style:font-name-complex="NewsGotT1" style:font-size-complex="10pt" style:language-complex="ar" style:country-complex="SA" style:font-weight-complex="normal"/>
    </style:style>
    <style:style style:name="T20" style:family="text">
      <style:text-properties style:font-name="NewsGotT1" fo:font-size="10pt" fo:language="zxx" fo:country="none" fo:font-weight="normal" style:letter-kerning="true" fo:background-color="transparent" style:font-name-asian="Times New Roman" style:font-size-asian="10pt" style:font-weight-asian="normal" style:font-name-complex="NewsGotT1" style:font-size-complex="10pt" style:language-complex="ar" style:country-complex="SA" style:font-weight-complex="normal"/>
    </style:style>
    <style:style style:name="T21" style:family="text">
      <style:text-properties style:font-name="NewsGotT1" fo:font-size="10pt" fo:language="zxx" fo:country="none" fo:font-weight="normal" style:letter-kerning="true" fo:background-color="transparent" style:font-size-asian="10pt" style:font-weight-asian="normal" style:font-name-complex="NewsGotT1" style:font-size-complex="10pt" style:language-complex="ar" style:country-complex="SA" style:font-weight-complex="normal"/>
    </style:style>
    <style:style style:name="T22" style:family="text">
      <style:text-properties style:font-name="NewsGotT1" fo:font-size="10pt" fo:language="zxx" fo:country="none" style:letter-kerning="true" style:font-name-asian="NewsGotT1" style:font-size-asian="10pt" style:font-name-complex="NewsGotT1" style:font-size-complex="10pt"/>
    </style:style>
    <style:style style:name="T23" style:family="text">
      <style:text-properties style:font-name="NewsGotT1" fo:font-size="10pt" fo:language="zxx" fo:country="none" fo:font-style="italic" style:letter-kerning="true" style:font-name-asian="NewsGotT1" style:font-size-asian="10pt" style:font-style-asian="italic" style:font-name-complex="NewsGotT1" style:font-size-complex="10pt" style:font-style-complex="italic"/>
    </style:style>
    <style:style style:name="T24" style:family="text">
      <style:text-properties style:font-name="NewsGotT1" fo:font-size="10pt" fo:font-weight="normal" fo:background-color="transparent" style:font-name-asian="EUAlbertina" style:font-size-asian="10pt" style:font-weight-asian="normal" style:font-name-complex="NewsGotT1" style:font-size-complex="10pt" style:font-weight-complex="normal"/>
    </style:style>
    <style:style style:name="T25" style:family="text">
      <style:text-properties style:font-name="NewsGotT1" fo:font-size="10pt" fo:font-weight="normal" fo:background-color="transparent" style:font-size-asian="10pt" style:font-weight-asian="normal" style:font-name-complex="NewsGotT1" style:font-size-complex="10pt" style:font-weight-complex="normal"/>
    </style:style>
    <style:style style:name="T26" style:family="text">
      <style:text-properties style:font-name="NewsGotT1" fo:font-size="10pt" fo:font-weight="normal" fo:background-color="transparent" style:font-name-asian="NewsGotT1" style:font-size-asian="10pt" style:font-weight-asian="normal" style:font-name-complex="NewsGotT1" style:font-size-complex="10pt" style:font-weight-complex="normal"/>
    </style:style>
    <style:style style:name="T27" style:family="text">
      <style:text-properties style:font-name="NewsGotT1" fo:font-size="10pt" fo:font-weight="normal" style:font-size-asian="10pt" style:font-weight-asian="normal" style:font-name-complex="NewsGotT1" style:font-weight-complex="normal"/>
    </style:style>
    <style:style style:name="T28" style:family="text">
      <style:text-properties style:font-name="NewsGotT1" fo:font-size="10pt" fo:font-weight="normal" style:font-name-asian="NewsGotT1" style:font-size-asian="10pt" style:font-weight-asian="normal" style:font-name-complex="NewsGotT1" style:font-weight-complex="normal"/>
    </style:style>
    <style:style style:name="T29" style:family="text">
      <style:text-properties style:font-name="NewsGotT1" fo:font-size="10pt" fo:font-weight="bold" style:font-name-asian="NewsGotT1" style:font-size-asian="10pt" style:font-weight-asian="bold" style:font-name-complex="NewsGotT1"/>
    </style:style>
    <style:style style:name="T30" style:family="text">
      <style:text-properties style:font-name="NewsGotT1" fo:font-size="10pt" fo:font-weight="bold" style:font-size-asian="10pt" style:font-weight-asian="bold" style:font-name-complex="NewsGotT1"/>
    </style:style>
    <style:style style:name="T31" style:family="text">
      <style:text-properties style:font-name="NewsGotT1" fo:font-size="10pt" style:font-size-asian="10pt" style:font-name-complex="NewsGotT1"/>
    </style:style>
    <style:style style:name="T32" style:family="text">
      <style:text-properties style:font-name="NewsGotT1" fo:font-size="10pt" style:font-size-asian="10pt" style:font-name-complex="NewsGotT1" style:font-size-complex="10pt"/>
    </style:style>
    <style:style style:name="T33" style:family="text">
      <style:text-properties style:font-name="NewsGotT1" fo:font-size="10pt" fo:letter-spacing="-0.004cm" style:font-size-asian="10pt" style:font-name-complex="NewsGotT1"/>
    </style:style>
    <style:style style:name="T34" style:family="text">
      <style:text-properties style:font-name="NewsGotT1" fo:font-size="10pt" fo:letter-spacing="-0.004cm" style:font-name-asian="NewsGotT1" style:font-size-asian="10pt" style:font-name-complex="NewsGotT1"/>
    </style:style>
    <style:style style:name="T35" style:family="text">
      <style:text-properties style:font-name="NewsGotT1" fo:font-size="10pt" fo:letter-spacing="-0.004cm" fo:font-weight="bold" style:font-size-asian="10pt" style:font-weight-asian="bold" style:font-name-complex="NewsGotT1"/>
    </style:style>
    <style:style style:name="T36" style:family="text">
      <style:text-properties style:font-name="NewsGotT1" fo:font-size="10pt" fo:letter-spacing="-0.004cm" fo:font-weight="bold" style:font-name-asian="NewsGotT1" style:font-size-asian="10pt" style:font-weight-asian="bold" style:font-name-complex="NewsGotT1"/>
    </style:style>
    <style:style style:name="T37" style:family="text">
      <style:text-properties style:font-name="NewsGotT1" fo:font-size="10pt" style:font-name-asian="NewsGotT1" style:font-size-asian="10pt" style:font-name-complex="NewsGotT1"/>
    </style:style>
    <style:style style:name="T38" style:family="text">
      <style:text-properties style:font-name="NewsGotT1" fo:font-size="10pt" style:font-name-asian="NewsGotT1" style:font-size-asian="10pt" style:font-name-complex="NewsGotT1" style:font-size-complex="10pt"/>
    </style:style>
    <style:style style:name="T39" style:family="text">
      <style:text-properties style:font-name="NewsGotT1" fo:font-size="10pt" fo:letter-spacing="-0.005cm" fo:language="zxx" fo:country="none" fo:font-weight="normal" style:letter-kerning="true" fo:background-color="transparent" style:font-name-asian="NewsGotT1" style:font-size-asian="10pt" style:font-weight-asian="normal" style:font-name-complex="NewsGotT1" style:font-size-complex="10pt" style:font-weight-complex="normal"/>
    </style:style>
    <style:style style:name="T40" style:family="text">
      <style:text-properties style:font-name="NewsGotT1" fo:font-size="10pt" fo:letter-spacing="-0.005cm" fo:language="es" fo:country="ES" fo:font-weight="normal" fo:background-color="transparent" style:font-name-asian="NewsGotT1" style:font-size-asian="10pt" style:font-weight-asian="normal" style:font-name-complex="NewsGotT1" style:font-size-complex="10pt" style:font-weight-complex="normal"/>
    </style:style>
    <style:style style:name="T41" style:family="text">
      <style:text-properties style:font-name="NewsGotT1" fo:font-size="10pt" fo:letter-spacing="-0.005cm" style:font-size-asian="10pt" style:font-name-complex="NewsGotT1"/>
    </style:style>
    <style:style style:name="T42" style:family="text">
      <style:text-properties style:font-name="NewsGotT1" fo:font-size="10pt" fo:letter-spacing="-0.005cm" style:font-size-asian="10pt" style:font-name-complex="NewsGotT1" style:font-size-complex="10pt"/>
    </style:style>
    <style:style style:name="T43" style:family="text">
      <style:text-properties style:font-name="NewsGotT1" fo:font-size="10pt" fo:letter-spacing="-0.005cm" style:font-name-asian="NewsGotT1" style:font-size-asian="10pt" style:font-name-complex="NewsGotT1" style:font-size-complex="10pt"/>
    </style:style>
    <style:style style:name="T44" style:family="text">
      <style:text-properties style:font-name="NewsGotT1" fo:font-size="10pt" fo:letter-spacing="-0.005cm" style:text-underline-style="none" fo:font-weight="normal" fo:background-color="transparent" style:font-size-asian="10pt" style:font-weight-asian="normal" style:font-name-complex="NewsGotT1" style:font-size-complex="10pt" style:font-weight-complex="normal"/>
    </style:style>
    <style:style style:name="T45" style:family="text">
      <style:text-properties style:font-name="NewsGotT1" fo:font-size="10pt" fo:letter-spacing="-0.005cm" style:text-underline-style="none" fo:font-weight="normal" fo:background-color="transparent" style:font-name-asian="NewsGotT1" style:font-size-asian="10pt" style:font-weight-asian="normal" style:font-name-complex="NewsGotT1" style:font-size-complex="10pt" style:font-weight-complex="normal"/>
    </style:style>
    <style:style style:name="T46" style:family="text">
      <style:text-properties style:font-name="NewsGotT1" fo:font-size="10pt" fo:letter-spacing="-0.005cm" fo:font-weight="normal" fo:background-color="transparent" style:font-size-asian="10pt" style:font-weight-asian="normal" style:font-name-complex="NewsGotT1" style:font-size-complex="10pt" style:font-weight-complex="normal"/>
    </style:style>
    <style:style style:name="T47" style:family="text">
      <style:text-properties style:font-name="NewsGotT1" fo:font-size="10pt" fo:letter-spacing="-0.005cm" fo:font-weight="bold" style:letter-kerning="true" style:font-size-asian="10pt" style:font-weight-asian="bold" style:font-name-complex="NewsGotT1"/>
    </style:style>
    <style:style style:name="T48" style:family="text">
      <style:text-properties style:font-name="NewsGotT1" fo:font-size="10pt" fo:letter-spacing="-0.005cm" fo:font-weight="bold" style:letter-kerning="true" style:font-name-asian="NewsGotT1" style:font-size-asian="10pt" style:font-weight-asian="bold" style:font-name-complex="NewsGotT1"/>
    </style:style>
    <style:style style:name="T49" style:family="text">
      <style:text-properties style:font-name="NewsGotT1" fo:font-size="10pt" style:letter-kerning="true" style:font-size-asian="10pt" style:font-name-complex="NewsGotT1"/>
    </style:style>
    <style:style style:name="T50" style:family="text">
      <style:text-properties style:font-name="NewsGotT1" fo:font-size="10pt" style:text-underline-style="solid" style:text-underline-width="auto" style:text-underline-color="font-color" style:font-size-asian="10pt" style:font-name-complex="NewsGotT1" style:font-size-complex="10pt"/>
    </style:style>
    <style:style style:name="T51" style:family="text">
      <style:text-properties style:font-name="NewsGotT1" fo:font-size="10pt" style:text-underline-style="solid" style:text-underline-width="auto" style:text-underline-color="font-color" fo:font-weight="normal" style:font-size-asian="10pt" style:font-weight-asian="normal" style:font-name-complex="NewsGotT1" style:font-size-complex="10pt" style:font-weight-complex="normal"/>
    </style:style>
    <style:style style:name="T52" style:family="text">
      <style:text-properties style:font-name="NewsGotT1" fo:font-size="10pt" style:text-underline-style="none" fo:font-weight="normal" style:font-size-asian="10pt" style:font-weight-asian="normal" style:font-name-complex="NewsGotT1" style:font-size-complex="10pt" style:font-weight-complex="normal"/>
    </style:style>
    <style:style style:name="T53" style:family="text">
      <style:text-properties style:font-name="NewsGotT1" fo:font-size="10pt" style:font-name-asian="Arial Unicode MS" style:font-size-asian="10pt" style:font-name-complex="NewsGotT1" style:font-size-complex="10pt"/>
    </style:style>
    <style:style style:name="T54" style:family="text">
      <style:text-properties style:font-name="NewsGotT1" fo:letter-spacing="-0.004cm" fo:font-weight="bold" style:font-weight-asian="bold" style:font-name-complex="NewsGotT1"/>
    </style:style>
    <style:style style:name="T55" style:family="text">
      <style:text-properties style:font-name="NewsGotT1" fo:letter-spacing="-0.004cm" fo:font-weight="bold" style:font-weight-asian="bold" style:font-name-complex="NewsGotT1" style:font-weight-complex="bold"/>
    </style:style>
    <style:style style:name="T56" style:family="text">
      <style:text-properties style:font-name="NewsGotT1" fo:letter-spacing="-0.004cm" fo:font-weight="bold" style:font-name-asian="NewsGotT1" style:font-weight-asian="bold" style:font-name-complex="NewsGotT1"/>
    </style:style>
    <style:style style:name="T57" style:family="text">
      <style:text-properties style:font-name="NewsGotT1" fo:letter-spacing="-0.004cm" fo:font-weight="bold" style:font-name-asian="NewsGotT1" style:font-weight-asian="bold" style:font-name-complex="NewsGotT1" style:font-weight-complex="bold"/>
    </style:style>
    <style:style style:name="T58" style:family="text">
      <style:text-properties style:font-name="NewsGotT1" fo:letter-spacing="-0.004cm" style:font-name-complex="NewsGotT1"/>
    </style:style>
    <style:style style:name="T59" style:family="text">
      <style:text-properties style:font-name="NewsGotT1" fo:letter-spacing="-0.004cm" style:font-name-asian="NewsGotT1" style:font-name-complex="NewsGotT1"/>
    </style:style>
    <style:style style:name="T60" style:family="text">
      <style:text-properties style:font-name="NewsGotT1" fo:letter-spacing="-0.004cm" fo:language="es" fo:country="ES" style:font-name-complex="NewsGotT1"/>
    </style:style>
    <style:style style:name="T61" style:family="text">
      <style:text-properties style:font-name="NewsGotT1" fo:letter-spacing="-0.004cm" fo:language="es" fo:country="ES" style:font-name-asian="NewsGotT1" style:font-name-complex="NewsGotT1"/>
    </style:style>
    <style:style style:name="T62" style:family="text">
      <style:text-properties style:font-name="NewsGotT1" fo:letter-spacing="-0.004cm" fo:language="es" fo:country="ES" fo:font-weight="bold" style:font-weight-asian="bold" style:font-name-complex="NewsGotT1"/>
    </style:style>
    <style:style style:name="T63" style:family="text">
      <style:text-properties style:font-name="NewsGotT1" fo:letter-spacing="-0.004cm" fo:language="es" fo:country="ES" fo:font-weight="bold" style:font-name-asian="NewsGotT1" style:font-weight-asian="bold" style:font-name-complex="NewsGotT1"/>
    </style:style>
    <style:style style:name="T64" style:family="text">
      <style:text-properties style:font-name="NewsGotT1" fo:letter-spacing="-0.004cm" style:text-underline-style="solid" style:text-underline-width="auto" style:text-underline-color="font-color" style:font-name-complex="NewsGotT1"/>
    </style:style>
    <style:style style:name="T65" style:family="text">
      <style:text-properties style:font-name="NewsGotT1" fo:letter-spacing="-0.004cm" style:text-underline-style="solid" style:text-underline-width="auto" style:text-underline-color="font-color" style:font-name-asian="NewsGotT1" style:font-name-complex="NewsGotT1"/>
    </style:style>
    <style:style style:name="T66" style:family="text">
      <style:text-properties style:font-name="NewsGotT1" fo:letter-spacing="-0.004cm" style:text-underline-style="solid" style:text-underline-width="auto" style:text-underline-color="font-color" fo:font-weight="bold" style:font-weight-asian="bold" style:font-name-complex="NewsGotT1"/>
    </style:style>
    <style:style style:name="T67" style:family="text">
      <style:text-properties style:font-name="NewsGotT1" fo:letter-spacing="-0.004cm" fo:font-weight="normal" style:font-weight-asian="normal" style:font-name-complex="NewsGotT1" style:font-weight-complex="normal"/>
    </style:style>
    <style:style style:name="T68" style:family="text">
      <style:text-properties style:font-name="NewsGotT1" fo:letter-spacing="-0.004cm" fo:font-weight="normal" style:font-name-asian="NewsGotT1" style:font-weight-asian="normal" style:font-name-complex="NewsGotT1" style:font-weight-complex="normal"/>
    </style:style>
    <style:style style:name="T69" style:family="text">
      <style:text-properties style:font-name="NewsGotT1" fo:letter-spacing="-0.004cm" style:text-underline-style="none" fo:font-weight="normal" style:font-weight-asian="normal" style:font-name-complex="NewsGotT1" style:font-weight-complex="normal"/>
    </style:style>
    <style:style style:name="T70" style:family="text">
      <style:text-properties style:font-name="NewsGotT1" style:font-name-asian="NewsGotT1" style:font-name-complex="NewsGotT1"/>
    </style:style>
    <style:style style:name="T71" style:family="text">
      <style:text-properties style:font-name="NewsGotT1" fo:language="es" fo:country="ES" style:font-name-complex="NewsGotT1"/>
    </style:style>
    <style:style style:name="T72" style:family="text">
      <style:text-properties style:font-name="NewsGotT1" fo:language="es" fo:country="ES" fo:font-weight="bold" style:font-weight-asian="bold" style:font-name-complex="NewsGotT1"/>
    </style:style>
    <style:style style:name="T73" style:family="text">
      <style:text-properties style:font-name="NewsGotT1" fo:language="es" fo:country="ES" fo:font-weight="bold" style:font-name-asian="NewsGotT1" style:font-weight-asian="bold" style:font-name-complex="NewsGotT1"/>
    </style:style>
    <style:style style:name="T74" style:family="text">
      <style:text-properties style:font-name="NewsGotT1" fo:language="es" fo:country="ES" style:font-name-asian="NewsGotT1" style:font-name-complex="NewsGotT1"/>
    </style:style>
    <style:style style:name="T75" style:family="text">
      <style:text-properties style:font-name="NewsGotT1" fo:language="es" fo:country="ES" style:letter-kerning="true" style:language-asian="none" style:country-asian="none" style:font-name-complex="NewsGotT1"/>
    </style:style>
    <style:style style:name="T76" style:family="text">
      <style:text-properties style:font-name="NewsGotT1" fo:language="es" fo:country="ES" style:letter-kerning="true" style:font-name-asian="NewsGotT1" style:language-asian="none" style:country-asian="none" style:font-name-complex="NewsGotT1"/>
    </style:style>
    <style:style style:name="T77" style:family="text">
      <style:text-properties style:font-name="NewsGotT1" fo:letter-spacing="-0.005cm" style:font-name-complex="NewsGotT1"/>
    </style:style>
    <style:style style:name="T78" style:family="text">
      <style:text-properties style:font-name="NewsGotT1" fo:letter-spacing="-0.005cm" style:font-name-asian="NewsGotT1" style:font-name-complex="NewsGotT1"/>
    </style:style>
    <style:style style:name="T79" style:family="text">
      <style:text-properties style:font-name="NewsGotT1" fo:letter-spacing="-0.005cm" style:text-underline-style="solid" style:text-underline-width="auto" style:text-underline-color="font-color" style:font-name-complex="NewsGotT1"/>
    </style:style>
    <style:style style:name="T80" style:family="text">
      <style:text-properties style:font-name="NewsGotT1" fo:letter-spacing="-0.005cm" fo:font-weight="bold" style:font-weight-asian="bold" style:font-name-complex="NewsGotT1"/>
    </style:style>
    <style:style style:name="T81" style:family="text">
      <style:text-properties style:font-name="NewsGotT1" fo:letter-spacing="-0.005cm" fo:font-weight="bold" style:font-weight-asian="bold" style:font-name-complex="NewsGotT1" style:font-weight-complex="bold"/>
    </style:style>
    <style:style style:name="T82" style:family="text">
      <style:text-properties style:font-name="NewsGotT1" fo:letter-spacing="-0.005cm" fo:font-weight="bold" style:font-name-asian="NewsGotT1" style:font-weight-asian="bold" style:font-name-complex="NewsGotT1"/>
    </style:style>
    <style:style style:name="T83" style:family="text">
      <style:text-properties style:font-name="NewsGotT1" fo:letter-spacing="-0.005cm" fo:font-weight="bold" style:font-name-asian="NewsGotT1" style:font-weight-asian="bold" style:font-name-complex="NewsGotT1" style:font-weight-complex="bold"/>
    </style:style>
    <style:style style:name="T84" style:family="text">
      <style:text-properties style:font-name="NewsGotT1" fo:letter-spacing="-0.005cm" fo:language="es" fo:country="ES" style:font-name-complex="NewsGotT1"/>
    </style:style>
    <style:style style:name="T85" style:family="text">
      <style:text-properties style:font-name="NewsGotT1" fo:letter-spacing="-0.005cm" fo:font-weight="normal" style:font-weight-asian="normal" style:font-name-complex="NewsGotT1" style:font-weight-complex="normal"/>
    </style:style>
    <style:style style:name="T86" style:family="text">
      <style:text-properties style:font-name="NewsGotT1" fo:letter-spacing="-0.005cm" fo:font-weight="normal" style:font-name-asian="NewsGotT1" style:font-weight-asian="normal" style:font-name-complex="NewsGotT1" style:font-weight-complex="normal"/>
    </style:style>
    <style:style style:name="T87" style:family="text">
      <style:text-properties style:font-name="NewsGotT1" fo:letter-spacing="-0.005cm" fo:font-style="normal" fo:font-weight="normal" style:font-style-asian="normal" style:font-weight-asian="normal" style:font-name-complex="NewsGotT1" style:font-style-complex="normal" style:font-weight-complex="normal"/>
    </style:style>
    <style:style style:name="T88" style:family="text">
      <style:text-properties style:font-name="NewsGotT1" fo:font-size="12pt" fo:letter-spacing="-0.004cm" fo:language="es" fo:country="ES" style:font-size-asian="12pt" style:font-name-complex="NewsGotT1"/>
    </style:style>
    <style:style style:name="T89" style:family="text">
      <style:text-properties style:font-name="NewsGotT1" fo:font-size="12pt" fo:letter-spacing="-0.004cm" style:font-size-asian="12pt" style:font-name-complex="NewsGotT1"/>
    </style:style>
    <style:style style:name="T90" style:family="text">
      <style:text-properties style:font-name="NewsGotT1" fo:font-size="12pt" fo:letter-spacing="-0.004cm" fo:font-weight="bold" style:font-size-asian="12pt" style:font-weight-asian="bold" style:font-name-complex="NewsGotT1"/>
    </style:style>
    <style:style style:name="T91" style:family="text">
      <style:text-properties style:font-name="NewsGotT1" fo:font-size="12pt" fo:language="zxx" fo:country="none" fo:font-weight="normal" style:letter-kerning="true" fo:background-color="transparent" style:font-name-asian="NewsGotT1" style:font-size-asian="12pt" style:font-weight-asian="normal" style:font-name-complex="NewsGotT1" style:font-size-complex="12pt" style:language-complex="ar" style:country-complex="SA" style:font-weight-complex="normal"/>
    </style:style>
    <style:style style:name="T92" style:family="text">
      <style:text-properties style:font-name="NewsGotT1" fo:font-size="12pt" fo:font-weight="bold" style:font-size-asian="12pt" style:font-weight-asian="bold" style:font-name-complex="NewsGotT1"/>
    </style:style>
    <style:style style:name="T93" style:family="text">
      <style:text-properties style:font-name="NewsGotT1" fo:font-size="12pt" fo:font-weight="bold" style:font-size-asian="12pt" style:font-weight-asian="bold" style:font-name-complex="NewsGotT1" style:font-size-complex="12pt" style:font-weight-complex="bold"/>
    </style:style>
    <style:style style:name="T94" style:family="text">
      <style:text-properties style:font-name="NewsGotT1" fo:font-size="12pt" style:font-size-asian="12pt" style:font-name-complex="NewsGotT1" style:font-size-complex="12pt"/>
    </style:style>
    <style:style style:name="T95" style:family="text">
      <style:text-properties style:font-name="NewsGotT1" style:letter-kerning="true" style:language-asian="none" style:country-asian="none" style:font-name-complex="NewsGotT1"/>
    </style:style>
    <style:style style:name="T96" style:family="text">
      <style:text-properties style:font-name="NewsGotT1" style:letter-kerning="true" style:font-name-asian="NewsGotT1" style:language-asian="none" style:country-asian="none" style:font-name-complex="NewsGotT1"/>
    </style:style>
    <style:style style:name="T97" style:family="text">
      <style:text-properties style:font-name="NewsGotT1" fo:letter-spacing="normal" fo:language="es" fo:country="ES" style:letter-kerning="true" style:language-asian="none" style:country-asian="none" style:font-name-complex="NewsGotT1"/>
    </style:style>
    <style:style style:name="T98" style:family="text">
      <style:text-properties style:font-name="NewsGotT1" fo:letter-spacing="normal" fo:language="es" fo:country="ES" style:letter-kerning="true" style:font-name-asian="NewsGotT1" style:language-asian="none" style:country-asian="none" style:font-name-complex="NewsGotT1"/>
    </style:style>
    <style:style style:name="T99" style:family="text">
      <style:text-properties style:font-name="NewsGotT1" fo:letter-spacing="normal" fo:language="es" fo:country="ES" style:font-name-complex="NewsGotT1"/>
    </style:style>
    <style:style style:name="T100" style:family="text">
      <style:text-properties style:font-name="NewsGotT1" fo:letter-spacing="normal" fo:language="es" fo:country="ES" style:font-name-asian="NewsGotT1" style:font-name-complex="NewsGotT1"/>
    </style:style>
    <style:style style:name="T101" style:family="text">
      <style:text-properties style:font-name="NewsGotT1" fo:font-size="8pt" style:font-size-asian="8pt" style:font-name-complex="NewsGotT1"/>
    </style:style>
    <style:style style:name="T102" style:family="text">
      <style:text-properties style:font-name="NewsGotT1" fo:font-size="8pt" fo:letter-spacing="-0.005cm" style:font-name-asian="NewsGotT1" style:font-size-asian="8pt" style:font-name-complex="NewsGotT1"/>
    </style:style>
    <style:style style:name="T103" style:family="text">
      <style:text-properties style:font-name="NewsGotT1" fo:font-size="8pt" fo:letter-spacing="-0.005cm" style:font-size-asian="8pt" style:font-name-complex="NewsGotT1"/>
    </style:style>
    <style:style style:name="T104" style:family="text">
      <style:text-properties style:font-name="NewsGotT1" fo:font-size="8pt" fo:letter-spacing="-0.005cm" fo:font-weight="bold" style:font-size-asian="8pt" style:font-weight-asian="bold" style:font-name-complex="NewsGotT1"/>
    </style:style>
    <style:style style:name="T105" style:family="text">
      <style:text-properties style:font-name="NewsGotT1" fo:font-size="8pt" fo:letter-spacing="-0.004cm" style:font-size-asian="8pt" style:font-name-complex="NewsGotT1"/>
    </style:style>
    <style:style style:name="T106" style:family="text">
      <style:text-properties style:font-name="NewsGotT1" fo:font-size="9pt" fo:letter-spacing="-0.005cm" style:font-size-asian="9pt" style:font-name-complex="NewsGotT1"/>
    </style:style>
    <style:style style:name="T107" style:family="text">
      <style:text-properties style:font-name="NewsGotT1" fo:font-size="9pt" fo:letter-spacing="-0.004cm" style:font-size-asian="9pt" style:font-name-complex="NewsGotT1"/>
    </style:style>
    <style:style style:name="T108" style:family="text">
      <style:text-properties style:font-name="NewsGotT1" fo:font-size="9pt" fo:letter-spacing="-0.004cm" style:letter-kerning="true" style:font-size-asian="9pt" style:font-name-complex="NewsGotT1"/>
    </style:style>
    <style:style style:name="T109" style:family="text">
      <style:text-properties style:font-name="NewsGotT1" fo:font-size="11pt" style:font-size-asian="11pt" style:font-name-complex="NewsGotT1"/>
    </style:style>
    <style:style style:name="T110" style:family="text">
      <style:text-properties style:font-name="NewsGotT1" fo:font-style="italic" style:font-style-asian="italic" style:font-name-complex="NewsGotT1"/>
    </style:style>
    <style:style style:name="T111" style:family="text">
      <style:text-properties style:font-name="NewsGotT1" fo:font-style="italic" style:font-name-asian="NewsGotT1" style:font-style-asian="italic" style:font-name-complex="NewsGotT1"/>
    </style:style>
    <style:style style:name="T112" style:family="text">
      <style:text-properties fo:font-weight="bold" style:font-weight-asian="bold"/>
    </style:style>
    <style:style style:name="T113" style:family="text">
      <style:text-properties fo:font-weight="normal" style:font-weight-asian="normal"/>
    </style:style>
    <style:style style:name="T114" style:family="text">
      <style:text-properties fo:font-weight="normal" style:font-weight-asian="normal" style:font-weight-complex="normal"/>
    </style:style>
    <style:style style:name="T115" style:family="text">
      <style:text-properties fo:font-size="10pt" fo:font-weight="normal" style:font-size-asian="10pt" style:font-weight-asian="normal" style:font-size-complex="10pt" style:font-weight-complex="normal"/>
    </style:style>
    <style:style style:name="T116" style:family="text">
      <style:text-properties fo:font-size="10pt" fo:font-weight="bold" style:font-size-asian="10pt" style:font-weight-asian="bold"/>
    </style:style>
    <style:style style:name="T117" style:family="text">
      <style:text-properties fo:font-size="10pt" fo:font-weight="bold" style:font-size-asian="10pt" style:font-weight-asian="bold" style:font-size-complex="10pt"/>
    </style:style>
    <style:style style:name="T118" style:family="text">
      <style:text-properties fo:font-size="10pt" fo:font-weight="bold" fo:background-color="transparent" style:font-name-asian="NewsGotT1" style:font-size-asian="10pt" style:font-weight-asian="bold" style:font-name-complex="NewsGotT1" style:font-size-complex="10pt" style:font-weight-complex="bold"/>
    </style:style>
    <style:style style:name="T119" style:family="text">
      <style:text-properties fo:font-size="10pt" style:font-name-asian="Arial" style:font-size-asian="10pt"/>
    </style:style>
    <style:style style:name="T120" style:family="text">
      <style:text-properties fo:language="zxx" fo:country="none" style:font-name-complex="NewsGotT1"/>
    </style:style>
    <style:style style:name="T121" style:family="text">
      <style:text-properties style:font-name-asian="EUAlbertina"/>
    </style:style>
    <style:style style:name="T122" style:family="text">
      <style:text-properties style:use-window-font-color="true"/>
    </style:style>
    <style:style style:name="T123" style:family="text">
      <style:text-properties style:use-window-font-color="true" fo:font-size="10pt" fo:language="zxx" fo:country="none" style:text-underline-style="none" fo:font-weight="normal" style:letter-kerning="true" style:font-name-asian="NewsGotT1" style:font-size-asian="10pt" style:font-weight-asian="normal" style:font-name-complex="NewsGotT1" style:font-size-complex="10pt"/>
    </style:style>
    <style:style style:name="T124" style:family="text">
      <style:text-properties style:use-window-font-color="true" fo:font-size="10pt" fo:font-weight="bold" style:font-size-asian="10pt" style:font-weight-asian="bold"/>
    </style:style>
    <style:style style:name="T125" style:family="text">
      <style:text-properties style:use-window-font-color="true" style:font-name="NewsGotT1" fo:font-size="10pt" fo:letter-spacing="-0.005cm" fo:language="es" fo:country="ES" fo:font-weight="normal" style:letter-kerning="true" fo:background-color="transparent" style:font-name-asian="Arial" style:font-size-asian="10pt" style:font-weight-asian="normal" style:font-name-complex="NewsGotT1" style:font-size-complex="10pt" style:language-complex="ar" style:country-complex="SA" style:font-weight-complex="normal"/>
    </style:style>
    <style:style style:name="T126" style:family="text">
      <style:text-properties style:use-window-font-color="true" style:font-name="NewsGotT1" fo:font-size="10pt" fo:language="zxx" fo:country="none" fo:font-weight="normal" style:letter-kerning="true" style:font-name-asian="Arial" style:font-size-asian="10pt" style:font-weight-asian="normal" style:font-name-complex="NewsGotT1" style:font-size-complex="10pt"/>
    </style:style>
    <style:style style:name="T127" style:family="text">
      <style:text-properties style:use-window-font-color="true" style:font-name="NewsGotT1" fo:font-size="10pt" fo:letter-spacing="-0.004cm" fo:language="es" fo:country="ES" fo:font-style="normal" style:text-underline-style="none" fo:font-weight="bold" style:font-name-asian="Times New Roman" style:font-size-asian="10pt" style:font-style-asian="normal" style:font-weight-asian="bold" style:font-name-complex="NewsGotT1" style:font-size-complex="10pt" style:language-complex="ar" style:country-complex="SA" style:font-style-complex="normal" style:font-weight-complex="bold"/>
    </style:style>
    <style:style style:name="T128" style:family="text">
      <style:text-properties style:use-window-font-color="true" style:font-name="NewsGotT1" fo:font-size="10pt" fo:letter-spacing="-0.004cm" fo:language="es" fo:country="ES" fo:font-style="normal" style:text-underline-style="none" fo:font-weight="normal" style:font-name-asian="Times New Roman" style:font-size-asian="10pt" style:font-style-asian="normal" style:font-weight-asian="normal" style:font-name-complex="NewsGotT1" style:font-size-complex="10pt" style:language-complex="ar" style:country-complex="SA" style:font-style-complex="normal" style:font-weight-complex="normal"/>
    </style:style>
    <style:style style:name="T129" style:family="text">
      <style:text-properties style:use-window-font-color="true" style:font-name="NewsGotT1" fo:font-size="10pt" fo:letter-spacing="-0.004cm" fo:language="es" fo:country="ES" fo:font-style="normal" style:text-underline-style="none" fo:font-weight="normal" style:font-name-asian="NewsGotT1" style:font-size-asian="10pt" style:font-style-asian="normal" style:font-weight-asian="normal" style:font-name-complex="NewsGotT1" style:font-size-complex="10pt" style:language-complex="ar" style:country-complex="SA" style:font-style-complex="normal" style:font-weight-complex="normal"/>
    </style:style>
    <style:style style:name="T130" style:family="text">
      <style:text-properties style:use-window-font-color="true" style:font-name="NewsGotT1" fo:font-size="10pt" fo:letter-spacing="-0.004cm" fo:language="es" fo:country="ES" fo:font-style="normal" style:text-underline-style="none" fo:font-weight="normal" style:font-size-asian="10pt" style:font-style-asian="normal" style:font-weight-asian="normal" style:font-name-complex="NewsGotT1" style:font-size-complex="10pt" style:language-complex="ar" style:country-complex="SA" style:font-style-complex="normal" style:font-weight-complex="normal"/>
    </style:style>
    <style:style style:name="T131" style:family="text">
      <style:text-properties style:use-window-font-color="true" style:font-name="NewsGotT1" fo:font-size="12pt" fo:letter-spacing="-0.005cm" fo:language="es" fo:country="ES" fo:font-weight="normal" style:letter-kerning="true" fo:background-color="transparent" style:font-name-asian="EUAlbertina" style:font-size-asian="12pt" style:font-weight-asian="normal" style:font-name-complex="NewsGotT1" style:font-size-complex="12pt" style:language-complex="ar" style:country-complex="SA" style:font-weight-complex="normal"/>
    </style:style>
    <style:style style:name="T132" style:family="text">
      <style:text-properties style:use-window-font-color="true" style:font-name="NewsGotT1" fo:font-size="12pt" fo:language="es" fo:country="ES" fo:font-weight="bold" style:font-name-asian="Times New Roman" style:font-size-asian="12pt" style:font-weight-asian="bold" style:font-name-complex="NewsGotT1" style:font-size-complex="12pt" style:language-complex="ar" style:country-complex="SA"/>
    </style:style>
    <style:style style:name="T133" style:family="text">
      <style:text-properties style:use-window-font-color="true" style:font-name="NewsGotT1" fo:font-size="12pt" fo:language="es" fo:country="ES" fo:font-weight="bold" style:font-name-asian="Times New Roman" style:font-size-asian="12pt" style:font-weight-asian="bold" style:font-name-complex="NewsGotT1" style:font-size-complex="12pt" style:language-complex="ar" style:country-complex="SA" style:font-weight-complex="bold"/>
    </style:style>
    <style:style style:name="T134" style:family="text">
      <style:text-properties style:use-window-font-color="true" style:font-name="NewsGotT1" fo:font-size="12pt" fo:language="es" fo:country="ES" fo:background-color="transparent" style:font-name-asian="Times New Roman" style:font-size-asian="12pt" style:font-name-complex="NewsGotT1" style:font-size-complex="12pt" style:language-complex="ar" style:country-complex="SA"/>
    </style:style>
    <style:style style:name="T135" style:family="text">
      <style:text-properties style:use-window-font-color="true" style:font-name="NewsGotT1" fo:font-weight="normal" fo:background-color="transparent" style:font-weight-asian="normal" style:font-name-complex="NewsGotT1" style:font-weight-complex="normal"/>
    </style:style>
    <style:style style:name="T136" style:family="text">
      <style:text-properties style:use-window-font-color="true" style:font-name="NewsGotT1" fo:font-weight="normal" fo:background-color="transparent" style:font-name-asian="NewsGotT1" style:font-weight-asian="normal" style:font-name-complex="NewsGotT1" style:font-weight-complex="normal"/>
    </style:style>
    <style:style style:name="T137" style:family="text">
      <style:text-properties style:use-window-font-color="true" style:font-name-asian="NewsGotT1"/>
    </style:style>
    <style:style style:name="T138" style:family="text">
      <style:text-properties style:use-window-font-color="true" fo:font-weight="bold" style:font-weight-asian="bold"/>
    </style:style>
    <style:style style:name="T139" style:family="text">
      <style:text-properties style:use-window-font-color="true" fo:font-weight="bold" style:font-name-asian="NewsGotT1" style:font-weight-asian="bold"/>
    </style:style>
    <style:style style:name="T140" style:family="text">
      <style:text-properties style:use-window-font-color="true" style:text-line-through-style="none" style:font-name="NewsGotT1" fo:font-size="10pt" fo:letter-spacing="-0.005cm" fo:language="es" fo:country="ES" style:text-underline-style="none" fo:font-weight="normal" fo:background-color="transparent" style:font-name-asian="EUAlbertina" style:font-size-asian="10pt" style:font-weight-asian="normal" style:font-name-complex="NewsGotT1" style:font-size-complex="10pt" style:language-complex="ar" style:country-complex="SA" style:font-weight-complex="normal"/>
    </style:style>
    <style:style style:name="T141" style:family="text">
      <style:text-properties style:use-window-font-color="true" style:text-line-through-style="none" style:font-name="NewsGotT1" fo:font-size="10pt" fo:letter-spacing="-0.005cm" fo:language="es" fo:country="ES" style:text-underline-style="none" fo:font-weight="normal" fo:background-color="transparent" style:font-name-asian="EUAlbertina" style:font-size-asian="10pt" style:font-weight-asian="normal" style:font-name-complex="NewsGotT1" style:font-size-complex="10pt" style:language-complex="ar" style:country-complex="SA" style:font-weight-complex="normal"/>
    </style:style>
    <style:style style:name="T142" style:family="text">
      <style:text-properties style:use-window-font-color="true" style:font-name="NewsGotT1" fo:font-size="10pt" fo:letter-spacing="-0.005cm" fo:language="es" fo:country="ES" fo:font-weight="normal" fo:background-color="transparent" style:font-name-asian="EUAlbertina" style:font-size-asian="10pt" style:font-weight-asian="normal" style:font-name-complex="NewsGotT1" style:font-size-complex="10pt" style:language-complex="ar" style:country-complex="SA" style:font-weight-complex="normal"/>
    </style:style>
    <style:style style:name="T143" style:family="text">
      <style:text-properties style:use-window-font-color="true" style:font-name="NewsGotT1" fo:font-size="10pt" fo:language="es" fo:country="ES" fo:font-weight="normal" fo:background-color="transparent" style:font-name-asian="NewsGotT1" style:font-size-asian="10pt" style:font-weight-asian="normal" style:font-name-complex="NewsGotT1" style:font-size-complex="10pt" style:language-complex="ar" style:country-complex="SA" style:font-weight-complex="normal"/>
    </style:style>
    <style:style style:name="T144" style:family="text">
      <style:text-properties style:use-window-font-color="true" style:font-name="NewsGotT1" fo:font-size="10pt" fo:language="es" fo:country="ES" style:font-name-asian="Times New Roman" style:font-size-asian="10pt" style:font-name-complex="NewsGotT1" style:font-size-complex="10pt" style:language-complex="ar" style:country-complex="SA"/>
    </style:style>
    <style:style style:name="T145" style:family="text">
      <style:text-properties style:use-window-font-color="true" style:font-name="NewsGotT1" fo:font-size="10pt" fo:language="es" fo:country="ES" fo:font-weight="bold" style:font-name-asian="Times New Roman" style:font-size-asian="10pt" style:font-weight-asian="bold" style:font-name-complex="NewsGotT1" style:font-size-complex="10pt" style:language-complex="ar" style:country-complex="SA"/>
    </style:style>
    <style:style style:name="T146" style:family="text">
      <style:text-properties style:use-window-font-color="true" style:font-name="NewsGotT1" fo:font-size="10pt" fo:language="es" fo:country="ES" fo:font-weight="bold" style:font-name-asian="Times New Roman" style:font-size-asian="10pt" style:font-weight-asian="bold" style:font-name-complex="NewsGotT1" style:font-size-complex="10pt" style:language-complex="ar" style:country-complex="SA" style:font-weight-complex="bold"/>
    </style:style>
    <style:style style:name="T147" style:family="text">
      <style:text-properties style:use-window-font-color="true" style:font-name="NewsGotT1" fo:font-size="10pt" fo:language="es" fo:country="ES" style:text-underline-style="none" fo:font-weight="normal" style:letter-kerning="true" style:font-name-asian="Times New Roman" style:font-size-asian="10pt" style:language-asian="zxx" style:country-asian="none" style:font-weight-asian="normal" style:font-name-complex="NewsGotT1" style:font-size-complex="10pt" style:language-complex="ar" style:country-complex="SA" style:font-weight-complex="normal"/>
    </style:style>
    <style:style style:name="T148" style:family="text">
      <style:text-properties style:use-window-font-color="true" style:font-name="NewsGotT1" fo:font-size="10pt" fo:language="es" fo:country="ES" style:text-underline-style="none" fo:font-weight="normal" fo:background-color="transparent" style:font-name-asian="Arial Unicode MS" style:font-size-asian="10pt" style:font-weight-asian="normal" style:font-name-complex="NewsGotT1" style:font-size-complex="10pt" style:language-complex="ar" style:country-complex="SA" style:font-weight-complex="normal"/>
    </style:style>
    <style:style style:name="T149" style:family="text">
      <style:text-properties style:use-window-font-color="true" style:font-name="NewsGotT1" fo:font-size="10pt" fo:language="es" fo:country="ES" style:text-underline-style="none" fo:font-weight="normal" fo:background-color="transparent" style:font-size-asian="10pt" style:font-weight-asian="normal" style:font-name-complex="NewsGotT1" style:font-size-complex="10pt" style:language-complex="ar" style:country-complex="SA" style:font-weight-complex="normal"/>
    </style:style>
    <style:style style:name="T150" style:family="text">
      <style:text-properties style:use-window-font-color="true" style:font-name="NewsGotT1" fo:font-size="10pt" fo:language="es" fo:country="ES" style:text-underline-style="none" fo:font-weight="normal" fo:background-color="transparent" style:font-name-asian="NewsGotT1" style:font-size-asian="10pt" style:font-weight-asian="normal" style:font-name-complex="NewsGotT1" style:font-size-complex="10pt" style:language-complex="ar" style:country-complex="SA" style:font-weight-complex="normal"/>
    </style:style>
    <style:style style:name="T151" style:family="text">
      <style:text-properties style:use-window-font-color="true" style:font-name="NewsGotT1" fo:font-size="10pt" fo:language="es" fo:country="ES" fo:font-style="normal" style:text-underline-style="none" fo:font-weight="normal" style:letter-kerning="true" style:font-name-asian="Arial Unicode MS" style:font-size-asian="10pt" style:language-asian="zxx" style:country-asian="none" style:font-style-asian="normal" style:font-weight-asian="normal" style:font-name-complex="NewsGotT1" style:font-size-complex="10pt" style:language-complex="ar" style:country-complex="SA" style:font-style-complex="italic" style:font-weight-complex="bold"/>
    </style:style>
    <style:style style:name="T152" style:family="text">
      <style:text-properties style:use-window-font-color="true" style:font-name="NewsGotT1" fo:font-size="10pt" fo:language="es" fo:country="ES" fo:font-style="normal" style:text-underline-style="none" fo:font-weight="normal" style:letter-kerning="true" style:font-size-asian="10pt" style:language-asian="zxx" style:country-asian="none" style:font-style-asian="normal" style:font-weight-asian="normal" style:font-name-complex="NewsGotT1" style:font-size-complex="10pt" style:language-complex="ar" style:country-complex="SA" style:font-style-complex="italic" style:font-weight-complex="bold"/>
    </style:style>
    <style:style style:name="T153" style:family="text">
      <style:text-properties style:use-window-font-color="true" style:font-name="NewsGotT1" fo:font-size="10pt" fo:language="es" fo:country="ES" fo:font-style="normal" style:text-underline-style="none" fo:font-weight="normal" style:letter-kerning="true" style:font-size-asian="10pt" style:language-asian="zxx" style:country-asian="none" style:font-style-asian="normal" style:font-weight-asian="normal" style:font-name-complex="NewsGotT1" style:font-size-complex="10pt" style:language-complex="ar" style:country-complex="SA" style:font-weight-complex="bold"/>
    </style:style>
    <style:style style:name="T154" style:family="text">
      <style:text-properties style:use-window-font-color="true" style:font-name="NewsGotT1" fo:font-size="10pt" fo:language="es" fo:country="ES" fo:font-style="normal" style:text-underline-style="none" fo:font-weight="normal" style:letter-kerning="true" style:font-name-asian="NewsGotT1" style:font-size-asian="10pt" style:language-asian="zxx" style:country-asian="none" style:font-style-asian="normal" style:font-weight-asian="normal" style:font-name-complex="NewsGotT1" style:font-size-complex="10pt" style:language-complex="ar" style:country-complex="SA" style:font-style-complex="italic" style:font-weight-complex="bold"/>
    </style:style>
    <style:style style:name="T155" style:family="text">
      <style:text-properties style:use-window-font-color="true" style:font-name="NewsGotT1" fo:font-size="10pt" style:font-size-asian="10pt" style:font-name-complex="NewsGotT1" style:font-size-complex="10pt"/>
    </style:style>
    <style:style style:name="T156" style:family="text">
      <style:text-properties style:use-window-font-color="true" style:font-name="NewsGotT1" fo:font-size="10pt" fo:font-weight="normal" fo:background-color="transparent" style:font-size-asian="10pt" style:font-weight-asian="normal" style:font-name-complex="NewsGotT1" style:font-size-complex="10pt" style:font-weight-complex="normal"/>
    </style:style>
    <style:style style:name="T157" style:family="text">
      <style:text-properties style:use-window-font-color="true" style:text-underline-style="none"/>
    </style:style>
    <style:style style:name="T158" style:family="text">
      <style:text-properties style:use-window-font-color="true" style:text-underline-style="none" style:font-name-asian="NewsGotT1"/>
    </style:style>
    <style:style style:name="T159" style:family="text">
      <style:text-properties style:use-window-font-color="true" style:text-underline-style="none" fo:font-weight="normal" style:font-weight-asian="normal"/>
    </style:style>
    <style:style style:name="T160" style:family="text">
      <style:text-properties style:use-window-font-color="true" style:text-underline-style="none" fo:font-weight="normal" style:font-weight-asian="normal" style:font-weight-complex="normal"/>
    </style:style>
    <style:style style:name="T161" style:family="text">
      <style:text-properties style:use-window-font-color="true" style:text-underline-style="none" fo:font-weight="normal" style:font-name-asian="NewsGotT1" style:font-weight-asian="normal"/>
    </style:style>
    <style:style style:name="T162" style:family="text">
      <style:text-properties style:use-window-font-color="true" style:text-underline-style="none" fo:font-weight="normal" style:font-name-asian="NewsGotT1" style:font-weight-asian="normal" style:font-weight-complex="normal"/>
    </style:style>
    <style:style style:name="T163" style:family="text">
      <style:text-properties style:use-window-font-color="true" fo:letter-spacing="-0.005cm"/>
    </style:style>
    <style:style style:name="T164" style:family="text">
      <style:text-properties style:use-window-font-color="true" fo:letter-spacing="-0.005cm" style:font-name-asian="NewsGotT1"/>
    </style:style>
    <style:style style:name="T165" style:family="text">
      <style:text-properties style:use-window-font-color="true" fo:font-weight="normal" style:font-weight-asian="normal"/>
    </style:style>
    <style:style style:name="T166" style:family="text">
      <style:text-properties style:use-window-font-color="true" fo:font-weight="normal" style:font-name-asian="NewsGotT1" style:font-weight-asian="normal"/>
    </style:style>
    <style:style style:name="T167" style:family="text">
      <style:text-properties style:use-window-font-color="true" style:font-name="Symbol1" fo:font-weight="normal" style:font-name-asian="Symbol1" style:font-weight-asian="normal" style:font-name-complex="Symbol1"/>
    </style:style>
    <style:style style:name="T168" style:family="text">
      <style:text-properties style:use-window-font-color="true" fo:letter-spacing="normal"/>
    </style:style>
    <style:style style:name="T169" style:family="text">
      <style:text-properties style:use-window-font-color="true" fo:letter-spacing="normal" style:font-name-asian="NewsGotT1"/>
    </style:style>
    <style:style style:name="T170" style:family="text">
      <style:text-properties fo:letter-spacing="-0.005cm"/>
    </style:style>
    <style:style style:name="T171" style:family="text">
      <style:text-properties fo:language="es" fo:country="ES" style:font-name-complex="NewsGotT1"/>
    </style:style>
    <style:style style:name="T172" style:family="text">
      <style:text-properties fo:language="es" fo:country="ES" style:font-name-complex="NewsGotT1"/>
    </style:style>
    <style:style style:name="T173" style:family="text">
      <style:text-properties style:font-name-asian="Arial"/>
    </style:style>
    <style:style style:name="T174" style:family="text">
      <style:text-properties fo:language="es" fo:country="ES" style:font-name-complex="NewsGotT1"/>
    </style:style>
    <style:style style:name="T175" style:family="text">
      <style:text-properties fo:color="#0000ff" style:font-name="NewsGotT1" fo:letter-spacing="-0.004cm" fo:font-weight="bold" style:font-weight-asian="bold" style:font-name-complex="NewsGotT1"/>
    </style:style>
    <style:style style:name="T176" style:family="text">
      <style:text-properties fo:color="#0000ff" style:font-name="NewsGotT1" fo:letter-spacing="-0.004cm" fo:font-weight="bold" style:font-name-asian="NewsGotT1" style:font-weight-asian="bold" style:font-name-complex="NewsGotT1"/>
    </style:style>
    <style:style style:name="T177" style:family="text">
      <style:text-properties fo:color="#0000ff" style:font-name="NewsGotT1" fo:letter-spacing="-0.004cm" style:font-name-complex="NewsGotT1"/>
    </style:style>
    <style:style style:name="T178" style:family="text">
      <style:text-properties fo:color="#0000ff" style:font-name="NewsGotT1" fo:letter-spacing="-0.004cm" style:font-name-asian="NewsGotT1" style:font-name-complex="NewsGotT1"/>
    </style:style>
    <style:style style:name="T179" style:family="text">
      <style:text-properties fo:color="#0000ff" style:font-name="NewsGotT1" fo:font-weight="bold" style:font-weight-asian="bold" style:font-name-complex="NewsGotT1"/>
    </style:style>
    <style:style style:name="T180" style:family="text">
      <style:text-properties fo:color="#0000ff" style:font-name="NewsGotT1" fo:font-weight="bold" style:font-name-asian="NewsGotT1" style:font-weight-asian="bold" style:font-name-complex="NewsGotT1"/>
    </style:style>
    <style:style style:name="T181" style:family="text">
      <style:text-properties fo:color="#0000ff" style:font-name="NewsGotT1" fo:font-size="11pt" fo:language="es" fo:country="ES" fo:font-weight="bold" style:font-name-asian="NewsGotT1" style:font-size-asian="11pt" style:font-weight-asian="bold" style:font-name-complex="NewsGotT1"/>
    </style:style>
    <style:style style:name="T182" style:family="text">
      <style:text-properties fo:color="#0000ff" style:font-name="NewsGotT1" fo:font-size="11pt" style:font-name-asian="NewsGotT1" style:font-size-asian="11pt" style:font-name-complex="NewsGotT1"/>
    </style:style>
    <style:style style:name="T183" style:family="text">
      <style:text-properties fo:color="#0000ff" style:font-name="NewsGotT1" style:font-name-complex="NewsGotT1"/>
    </style:style>
    <style:style style:name="T184" style:family="text">
      <style:text-properties fo:color="#0000ff" style:font-name="NewsGotT1" style:font-name-asian="NewsGotT1" style:font-name-complex="NewsGotT1"/>
    </style:style>
    <style:style style:name="T185" style:family="text">
      <style:text-properties fo:color="#ff0000" style:font-name="NewsGotT1" fo:letter-spacing="-0.004cm" style:font-name-asian="NewsGotT1" style:font-name-complex="NewsGotT1"/>
    </style:style>
    <style:style style:name="T186" style:family="text">
      <style:text-properties fo:color="#ff0000" style:font-name="NewsGotT1" fo:letter-spacing="-0.004cm" fo:language="es" fo:country="ES" fo:font-weight="bold" style:font-name-asian="NewsGotT1" style:font-weight-asian="bold" style:font-name-complex="NewsGotT1"/>
    </style:style>
    <style:style style:name="T187" style:family="text">
      <style:text-properties fo:color="#ff0000" style:font-name="NewsGotT1" fo:letter-spacing="-0.004cm" fo:font-weight="bold" style:font-name-asian="NewsGotT1" style:font-weight-asian="bold" style:font-name-complex="NewsGotT1"/>
    </style:style>
    <style:style style:name="T188" style:family="text">
      <style:text-properties fo:text-transform="uppercase" style:font-name="NewsGotT1" fo:letter-spacing="-0.004cm" style:font-name-complex="NewsGotT1"/>
    </style:style>
    <style:style style:name="T189" style:family="text">
      <style:text-properties fo:text-transform="uppercase" style:font-name="NewsGotT1" fo:letter-spacing="-0.004cm" style:font-name-asian="NewsGotT1" style:font-name-complex="NewsGotT1"/>
    </style:style>
    <style:style style:name="T190" style:family="text">
      <style:text-properties style:text-line-through-style="solid" style:font-name="NewsGotT1" fo:letter-spacing="-0.004cm" fo:language="es" fo:country="ES" style:font-name-complex="NewsGotT1"/>
    </style:style>
    <style:style style:name="T191" style:family="text">
      <style:text-properties style:text-line-through-style="solid" style:font-name="NewsGotT1" fo:letter-spacing="-0.004cm" style:font-name-complex="NewsGotT1"/>
    </style:style>
    <style:style style:name="T192" style:family="text">
      <style:text-properties style:text-line-through-style="solid" style:font-name="NewsGotT1" fo:letter-spacing="-0.004cm" fo:font-weight="bold" style:font-weight-asian="bold" style:font-name-complex="NewsGotT1"/>
    </style:style>
    <style:style style:name="T193" style:family="text">
      <style:text-properties fo:font-size="11pt" style:font-size-asian="11pt"/>
    </style:style>
    <style:style style:name="T194" style:family="text">
      <style:text-properties style:font-name="NewsGotT" fo:font-size="10pt" fo:font-weight="normal" style:font-name-asian="NewsGotT" style:font-size-asian="10pt" style:font-weight-asian="normal" style:font-name-complex="NewsGotT" style:font-size-complex="10pt" style:font-weight-complex="normal"/>
    </style:style>
    <style:style style:name="T195" style:family="text">
      <style:text-properties style:font-name="NewsGotT" fo:font-size="10pt" style:font-name-asian="NewsGotT" style:font-size-asian="10pt" style:font-name-complex="NewsGotT" style:font-size-complex="10pt"/>
    </style:style>
    <style:style style:name="T196" style:family="text">
      <style:text-properties style:font-name="NewsGotT1" fo:font-size="10pt" fo:font-weight="normal" style:font-size-asian="10pt" style:font-weight-asian="normal" style:font-name-complex="NewsGotT1" style:font-size-complex="10pt" style:font-weight-complex="normal"/>
    </style:style>
    <style:style style:name="T197" style:family="text">
      <style:text-properties style:font-name="NewsGotT1" fo:font-size="10pt" fo:font-weight="normal" style:font-name-asian="NewsGotT1" style:font-size-asian="10pt" style:font-weight-asian="normal" style:font-name-complex="NewsGotT1" style:font-size-complex="10pt" style:font-weight-complex="normal"/>
    </style:style>
    <style:style style:name="T198" style:family="text">
      <style:text-properties style:font-name="NewsGotT1" fo:font-size="10pt" fo:font-weight="normal" fo:background-color="transparent" style:font-size-asian="10pt" style:font-weight-asian="normal" style:font-name-complex="NewsGotT1" style:font-size-complex="10pt" style:font-weight-complex="normal"/>
    </style:style>
    <style:style style:name="T199" style:family="text">
      <style:text-properties style:font-name="NewsGotT1" fo:font-size="10pt" fo:font-weight="normal" fo:background-color="transparent" style:font-name-asian="NewsGotT1" style:font-size-asian="10pt" style:font-weight-asian="normal" style:font-name-complex="NewsGotT1" style:font-size-complex="10pt" style:font-weight-complex="normal"/>
    </style:style>
    <style:style style:name="T200" style:family="text">
      <style:text-properties style:font-name="NewsGotT1" fo:font-size="10pt" fo:letter-spacing="-0.005cm" style:font-size-asian="10pt" style:font-name-complex="NewsGotT1" style:font-size-complex="10pt"/>
    </style:style>
    <style:style style:name="T201" style:family="text">
      <style:text-properties style:font-name="NewsGotT1" fo:font-size="10pt" fo:letter-spacing="-0.005cm" fo:font-weight="normal" fo:background-color="transparent" style:font-size-asian="10pt" style:font-weight-asian="normal" style:font-name-complex="NewsGotT1" style:font-size-complex="10pt" style:font-weight-complex="normal"/>
    </style:style>
    <style:style style:name="T202" style:family="text">
      <style:text-properties style:font-name="NewsGotT1" fo:font-size="10pt" fo:letter-spacing="-0.005cm" fo:font-weight="normal" fo:background-color="transparent" style:font-name-asian="NewsGotT1" style:font-size-asian="10pt" style:font-weight-asian="normal" style:font-name-complex="NewsGotT1" style:font-size-complex="10pt" style:font-weight-complex="normal"/>
    </style:style>
    <style:style style:name="T203" style:family="text">
      <style:text-properties style:font-name="NewsGotT1" fo:font-size="10pt" fo:letter-spacing="-0.005cm" fo:font-weight="normal" fo:background-color="transparent" style:font-name-asian="EUAlbertina" style:font-size-asian="10pt" style:font-weight-asian="normal" style:font-name-complex="NewsGotT1" style:font-size-complex="10pt" style:font-weight-complex="normal"/>
    </style:style>
    <style:style style:name="T204" style:family="text">
      <style:text-properties style:font-name="NewsGotT1" fo:font-size="10pt" fo:letter-spacing="-0.005cm" fo:font-weight="normal" fo:background-color="#ffffff" style:font-name-asian="EUAlbertina" style:font-size-asian="10pt" style:font-weight-asian="normal" style:font-name-complex="NewsGotT1" style:font-size-complex="10pt" style:font-weight-complex="normal"/>
    </style:style>
    <style:style style:name="T205" style:family="text">
      <style:text-properties style:font-name="NewsGotT1" fo:font-size="10pt" fo:letter-spacing="-0.005cm" fo:font-weight="normal" fo:background-color="#ffffff" style:font-name-asian="NewsGotT1" style:font-size-asian="10pt" style:font-weight-asian="normal" style:font-name-complex="NewsGotT1" style:font-size-complex="10pt" style:font-weight-complex="normal"/>
    </style:style>
    <style:style style:name="T206" style:family="text">
      <style:text-properties style:font-name="NewsGotT1" fo:font-size="10pt" fo:letter-spacing="-0.005cm" style:font-name-asian="NewsGotT" style:font-size-asian="10pt" style:font-name-complex="NewsGotT1" style:font-size-complex="10pt"/>
    </style:style>
    <style:style style:name="T207" style:family="text">
      <style:text-properties style:font-name="NewsGotT1" fo:font-size="10pt" fo:letter-spacing="-0.005cm" style:font-name-asian="NewsGotT1" style:font-size-asian="10pt" style:font-name-complex="NewsGotT1" style:font-size-complex="10pt"/>
    </style:style>
    <style:style style:name="T208" style:family="text">
      <style:text-properties style:font-name="NewsGotT1" fo:font-size="10pt" fo:letter-spacing="-0.005cm" fo:language="zxx" fo:country="none" fo:font-weight="normal" style:letter-kerning="true" fo:background-color="transparent" style:font-name-asian="EUAlbertina" style:font-size-asian="10pt" style:font-weight-asian="normal" style:font-name-complex="NewsGotT1" style:font-size-complex="10pt" style:font-weight-complex="normal"/>
    </style:style>
    <style:style style:name="T209" style:family="text">
      <style:text-properties style:font-name="NewsGotT1" fo:font-size="10pt" fo:letter-spacing="-0.005cm" fo:language="zxx" fo:country="none" fo:font-weight="normal" style:letter-kerning="true" fo:background-color="transparent" style:font-size-asian="10pt" style:font-weight-asian="normal" style:font-name-complex="NewsGotT1" style:font-size-complex="10pt" style:font-weight-complex="normal"/>
    </style:style>
    <style:style style:name="T210" style:family="text">
      <style:text-properties style:font-name="NewsGotT1" fo:font-size="10pt" fo:letter-spacing="-0.005cm" fo:language="zxx" fo:country="none" fo:font-weight="normal" style:letter-kerning="true" fo:background-color="transparent" style:font-name-asian="NewsGotT1" style:font-size-asian="10pt" style:font-weight-asian="normal" style:font-name-complex="NewsGotT1" style:font-size-complex="10pt" style:font-weight-complex="normal"/>
    </style:style>
    <style:style style:name="T211" style:family="text">
      <style:text-properties style:font-name="NewsGotT1" fo:font-size="10pt" fo:letter-spacing="-0.005cm" fo:language="zxx" fo:country="none" fo:font-weight="normal" style:letter-kerning="true" fo:background-color="transparent" style:font-name-asian="NewsGotT1" style:font-size-asian="10pt" style:font-weight-asian="normal" style:font-name-complex="NewsGotT1" style:font-size-complex="10pt" style:language-complex="ar" style:country-complex="SA" style:font-weight-complex="normal"/>
    </style:style>
    <style:style style:name="T212" style:family="text">
      <style:text-properties style:font-name="NewsGotT1" fo:font-size="10pt" fo:letter-spacing="-0.005cm" style:text-underline-style="none" fo:font-weight="normal" fo:background-color="transparent" style:font-name-asian="EUAlbertina" style:font-size-asian="10pt" style:font-weight-asian="normal" style:font-name-complex="NewsGotT1" style:font-size-complex="10pt" style:font-weight-complex="normal"/>
    </style:style>
    <style:style style:name="T213" style:family="text">
      <style:text-properties style:font-name="NewsGotT1" fo:font-size="10pt" fo:letter-spacing="-0.005cm" style:text-underline-style="none" fo:font-weight="normal" fo:background-color="transparent" style:font-size-asian="10pt" style:font-weight-asian="normal" style:font-name-complex="NewsGotT1" style:font-size-complex="10pt" style:font-weight-complex="normal"/>
    </style:style>
    <style:style style:name="T214" style:family="text">
      <style:text-properties style:font-name="NewsGotT1" fo:font-size="10pt" fo:letter-spacing="-0.005cm" style:text-underline-style="none" fo:font-weight="normal" fo:background-color="transparent" style:font-name-asian="NewsGotT1" style:font-size-asian="10pt" style:font-weight-asian="normal" style:font-name-complex="NewsGotT1" style:font-size-complex="10pt" style:font-weight-complex="normal"/>
    </style:style>
    <style:style style:name="T215" style:family="text">
      <style:text-properties style:font-name="NewsGotT1" fo:font-size="10pt" fo:letter-spacing="-0.005cm" fo:font-style="italic" style:text-underline-style="none" fo:font-weight="normal" fo:background-color="transparent" style:font-name-asian="EUAlbertina" style:font-size-asian="10pt" style:font-style-asian="italic" style:font-weight-asian="normal" style:font-name-complex="NewsGotT1" style:font-size-complex="10pt" style:font-style-complex="italic" style:font-weight-complex="normal"/>
    </style:style>
    <style:style style:name="T216" style:family="text">
      <style:text-properties style:font-name="NewsGotT1" fo:font-size="10pt" fo:letter-spacing="-0.005cm" fo:font-style="italic" style:text-underline-style="none" fo:font-weight="normal" fo:background-color="transparent" style:font-size-asian="10pt" style:font-style-asian="italic" style:font-weight-asian="normal" style:font-name-complex="NewsGotT1" style:font-size-complex="10pt" style:font-style-complex="italic" style:font-weight-complex="normal"/>
    </style:style>
    <style:style style:name="T217" style:family="text">
      <style:text-properties style:font-name="NewsGotT1" fo:font-size="10pt" fo:letter-spacing="-0.005cm" fo:font-style="italic" style:text-underline-style="none" fo:font-weight="normal" fo:background-color="transparent" style:font-name-asian="NewsGotT1" style:font-size-asian="10pt" style:font-style-asian="italic" style:font-weight-asian="normal" style:font-name-complex="NewsGotT1" style:font-size-complex="10pt" style:font-style-complex="italic" style:font-weight-complex="normal"/>
    </style:style>
    <style:style style:name="T218" style:family="text">
      <style:text-properties style:font-name="NewsGotT1" fo:font-size="10pt" style:font-name-asian="NewsGotT" style:font-size-asian="10pt" style:font-name-complex="NewsGotT1" style:font-size-complex="10pt"/>
    </style:style>
    <style:style style:name="T219" style:family="text">
      <style:text-properties style:font-name="NewsGotT1" fo:font-size="10pt" style:font-size-asian="10pt" style:font-name-complex="NewsGotT1" style:font-size-complex="10pt"/>
    </style:style>
    <style:style style:name="T220" style:family="text">
      <style:text-properties style:font-name="NewsGotT1" fo:font-size="10pt" style:font-name-asian="NewsGotT1" style:font-size-asian="10pt" style:font-name-complex="NewsGotT1" style:font-size-complex="10pt"/>
    </style:style>
    <style:style style:name="T221" style:family="text">
      <style:text-properties style:font-name="NewsGotT1" fo:font-size="10pt" fo:font-weight="bold" style:font-size-asian="10pt" style:font-weight-asian="bold" style:font-name-complex="NewsGotT1" style:font-size-complex="10pt"/>
    </style:style>
    <style:style style:name="T222" style:family="text">
      <style:text-properties style:font-name="NewsGotT1" fo:font-size="10pt" fo:font-weight="bold" style:font-size-asian="10pt" style:font-weight-asian="bold" style:font-name-complex="NewsGotT1" style:font-size-complex="10pt" style:font-weight-complex="bold"/>
    </style:style>
    <style:style style:name="T223" style:family="text">
      <style:text-properties style:font-name="NewsGotT1" fo:font-size="10pt" fo:font-weight="bold" style:font-name-asian="NewsGotT1" style:font-size-asian="10pt" style:font-weight-asian="bold" style:font-name-complex="NewsGotT1" style:font-size-complex="10pt"/>
    </style:style>
    <style:style style:name="T224" style:family="text">
      <style:text-properties style:font-name="NewsGotT1" fo:font-size="10pt" fo:language="es" fo:country="ES" style:font-size-asian="10pt" style:font-name-complex="NewsGotT1" style:font-size-complex="10pt" style:language-complex="ar" style:country-complex="SA"/>
    </style:style>
    <style:style style:name="T225" style:family="text">
      <style:text-properties style:font-name="NewsGotT1" fo:font-size="10pt" fo:language="zxx" fo:country="none" fo:font-weight="bold" style:letter-kerning="true" style:font-name-asian="NewsGotT1" style:font-size-asian="10pt" style:font-weight-asian="bold" style:font-name-complex="NewsGotT1" style:font-size-complex="10pt" style:font-weight-complex="bold"/>
    </style:style>
    <style:style style:name="T226" style:family="text">
      <style:text-properties style:font-name="NewsGotT1" fo:font-size="10pt" fo:language="zxx" fo:country="none" fo:font-weight="bold" style:letter-kerning="true" style:font-name-asian="NewsGotT1" style:font-size-asian="10pt" style:font-weight-asian="bold" style:font-name-complex="NewsGotT1" style:font-size-complex="10pt" style:font-weight-complex="bold"/>
    </style:style>
    <style:style style:name="T227" style:family="text">
      <style:text-properties style:font-name="NewsGotT1" fo:font-size="10pt" fo:letter-spacing="-0.004cm" style:font-size-asian="10pt" style:font-name-complex="NewsGotT1" style:font-size-complex="10pt"/>
    </style:style>
    <style:style style:name="T228" style:family="text">
      <style:text-properties style:font-name="NewsGotT1" fo:font-size="10pt" style:font-name-asian="Arial Unicode MS" style:font-size-asian="10pt" style:font-name-complex="NewsGotT1" style:font-size-complex="10pt"/>
    </style:style>
    <style:style style:name="T229" style:family="text">
      <style:text-properties style:font-name="NewsGotT1" fo:font-size="10pt" style:text-underline-style="none" fo:font-weight="normal" style:font-size-asian="10pt" style:font-weight-asian="normal" style:font-name-complex="NewsGotT1" style:font-size-complex="10pt" style:font-weight-complex="normal"/>
    </style:style>
    <style:style style:name="T230" style:family="text">
      <style:text-properties style:font-name="NewsGotT1" fo:font-size="10pt" fo:font-style="normal" fo:font-weight="normal" style:font-name-asian="Arial Unicode MS" style:font-size-asian="10pt" style:font-style-asian="normal" style:font-weight-asian="normal" style:font-name-complex="NewsGotT1" style:font-size-complex="10pt" style:font-style-complex="italic" style:font-weight-complex="bold"/>
    </style:style>
    <style:style style:name="T231" style:family="text">
      <style:text-properties style:font-name="NewsGotT1" fo:font-size="10pt" fo:font-style="normal" fo:font-weight="normal" style:font-size-asian="10pt" style:font-style-asian="normal" style:font-weight-asian="normal" style:font-name-complex="NewsGotT1" style:font-size-complex="10pt" style:font-style-complex="italic" style:font-weight-complex="bold"/>
    </style:style>
    <style:style style:name="T232" style:family="text">
      <style:text-properties style:font-name="NewsGotT1" fo:font-size="10pt" fo:font-style="normal" fo:font-weight="normal" style:font-name-asian="NewsGotT1" style:font-size-asian="10pt" style:font-style-asian="normal" style:font-weight-asian="normal" style:font-name-complex="NewsGotT1" style:font-size-complex="10pt" style:font-style-complex="italic" style:font-weight-complex="bold"/>
    </style:style>
    <style:style style:name="T233" style:family="text">
      <style:text-properties style:font-name="NewsGotT1" fo:font-size="10pt" style:text-underline-style="solid" style:text-underline-width="auto" style:text-underline-color="font-color" fo:font-weight="normal" fo:background-color="transparent" style:font-size-asian="10pt" style:font-weight-asian="normal" style:font-name-complex="NewsGotT1" style:font-size-complex="10pt" style:font-weight-complex="normal"/>
    </style:style>
    <style:style style:name="T234" style:family="text">
      <style:text-properties style:font-name="NewsGotT1" fo:font-weight="bold" style:font-weight-asian="bold" style:font-name-complex="NewsGotT1"/>
    </style:style>
    <style:style style:name="T235" style:family="text">
      <style:text-properties style:font-name="NewsGotT1" fo:font-weight="bold" style:font-weight-asian="bold" style:font-name-complex="NewsGotT1" style:font-weight-complex="bold"/>
    </style:style>
    <style:style style:name="T236" style:family="text">
      <style:text-properties style:font-name="NewsGotT1" fo:font-weight="bold" style:font-name-asian="NewsGotT1" style:font-weight-asian="bold" style:font-name-complex="NewsGotT1" style:font-weight-complex="bold"/>
    </style:style>
    <style:style style:name="T237" style:family="text">
      <style:text-properties style:font-name="NewsGotT1" fo:font-weight="bold" fo:background-color="transparent" style:font-weight-asian="bold" style:font-name-complex="NewsGotT1" style:font-weight-complex="bold"/>
    </style:style>
    <style:style style:name="T238" style:family="text">
      <style:text-properties style:font-name="NewsGotT1" style:font-name-complex="NewsGotT1"/>
    </style:style>
    <style:style style:name="T239" style:family="text">
      <style:text-properties style:font-name="NewsGotT1" style:font-name-asian="NewsGotT1" style:font-name-complex="NewsGotT1"/>
    </style:style>
    <style:style style:name="T240" style:family="text">
      <style:text-properties style:font-name="NewsGotT1" fo:font-size="12pt" fo:font-weight="bold" style:font-size-asian="12pt" style:font-weight-asian="bold" style:font-name-complex="NewsGotT1" style:font-size-complex="12pt" style:font-weight-complex="bold"/>
    </style:style>
    <style:style style:name="T241" style:family="text">
      <style:text-properties style:font-name="NewsGotT1" fo:font-weight="normal" fo:background-color="transparent" style:font-weight-asian="normal" style:font-name-complex="NewsGotT1" style:font-weight-complex="normal"/>
    </style:style>
    <style:style style:name="T242" style:family="text">
      <style:text-properties style:font-name="NewsGotT1" fo:font-weight="normal" fo:background-color="transparent" style:font-name-asian="NewsGotT1" style:font-weight-asian="normal" style:font-name-complex="NewsGotT1" style:font-weight-complex="normal"/>
    </style:style>
    <style:style style:name="T243" style:family="text">
      <style:text-properties style:font-name="NewsGotT1" fo:font-weight="normal" style:font-weight-asian="normal" style:font-name-complex="NewsGotT1" style:font-weight-complex="normal"/>
    </style:style>
    <style:style style:name="T244" style:family="text">
      <style:text-properties style:font-name="NewsGotT1" fo:font-weight="normal" style:font-name-asian="NewsGotT1" style:font-weight-asian="normal" style:font-name-complex="NewsGotT1" style:font-weight-complex="normal"/>
    </style:style>
    <style:style style:name="T245" style:family="text">
      <style:text-properties style:font-name="NewsGotT1" style:text-underline-style="solid" style:text-underline-width="auto" style:text-underline-color="font-color" fo:font-weight="normal" style:font-weight-asian="normal" style:font-name-complex="NewsGotT1" style:font-weight-complex="normal"/>
    </style:style>
    <style:style style:name="T246" style:family="text">
      <style:text-properties style:font-name="NewsGotT1" style:text-underline-style="solid" style:text-underline-width="auto" style:text-underline-color="font-color" fo:font-weight="normal" style:font-name-asian="NewsGotT1" style:font-weight-asian="normal" style:font-name-complex="NewsGotT1" style:font-weight-complex="normal"/>
    </style:style>
    <style:style style:name="T247" style:family="text">
      <style:text-properties style:font-name="NewsGotT1" fo:letter-spacing="-0.005cm" style:font-name-complex="NewsGotT1"/>
    </style:style>
    <style:style style:name="T248" style:family="text">
      <style:text-properties style:font-name="NewsGotT1" fo:letter-spacing="-0.004cm" fo:font-weight="bold" style:font-weight-asian="bold" style:font-name-complex="NewsGotT1"/>
    </style:style>
    <style:style style:name="T249" style:family="text">
      <style:text-properties style:font-name="NewsGotT1" fo:letter-spacing="-0.004cm" fo:font-weight="bold" style:font-name-asian="NewsGotT1" style:font-weight-asian="bold" style:font-name-complex="NewsGotT1"/>
    </style:style>
    <style:style style:name="T250" style:family="text">
      <style:text-properties style:font-name="NewsGotT1" fo:letter-spacing="-0.004cm" fo:font-weight="normal" style:font-weight-asian="normal" style:font-name-complex="NewsGotT1" style:font-weight-complex="normal"/>
    </style:style>
    <style:style style:name="T251" style:family="text">
      <style:text-properties style:font-name-complex="NewsGotT1"/>
    </style:style>
    <style:style style:name="T252" style:family="text">
      <style:text-properties style:font-name-asian="NewsGotT1"/>
    </style:style>
    <style:style style:name="T253" style:family="text">
      <style:text-properties fo:font-size="8pt" style:font-size-asian="8pt"/>
    </style:style>
    <style:style style:name="T254" style:family="text">
      <style:text-properties fo:color="#000000" style:text-underline-style="none"/>
    </style:style>
    <style:style style:name="T255" style:family="text">
      <style:text-properties fo:color="#000000" style:text-underline-style="none" style:font-name-asian="NewsGotT1"/>
    </style:style>
    <style:style style:name="T256" style:family="text">
      <style:text-properties fo:color="#000000" style:font-name="NewsGotT1" fo:font-size="10pt" fo:language="zxx" fo:country="none" style:letter-kerning="true" fo:background-color="transparent" style:font-name-asian="NewsGotT1" style:font-size-asian="10pt" style:font-name-complex="NewsGotT1" style:font-size-complex="12pt"/>
    </style:style>
    <style:style style:name="T257" style:family="text">
      <style:text-properties fo:color="#000000" style:font-name="NewsGotT1" fo:font-size="10pt" fo:language="es" fo:country="ES" fo:font-style="normal" style:text-underline-style="none" fo:font-weight="normal" style:font-name-asian="Times New Roman" style:font-size-asian="10pt" style:font-style-asian="normal" style:font-weight-asian="normal" style:font-name-complex="NewsGotT1" style:font-size-complex="10pt" style:language-complex="ar" style:country-complex="SA" style:font-style-complex="italic" style:font-weight-complex="bold"/>
    </style:style>
    <style:style style:name="T258" style:family="text">
      <style:text-properties style:font-name-complex="Symbol1"/>
    </style:style>
    <style:style style:name="T259" style:family="text">
      <style:text-properties style:font-name="Symbol1" fo:font-size="10pt" style:font-name-asian="Symbol1" style:font-size-asian="10pt" style:font-name-complex="Symbol1"/>
    </style:style>
    <style:style style:name="T260" style:family="text">
      <style:text-properties style:font-name="Symbol1" fo:letter-spacing="-0.004cm" style:font-name-asian="Symbol1" style:font-name-complex="Symbol1"/>
    </style:style>
    <style:style style:name="T261" style:family="text">
      <style:text-properties style:font-name="Symbol1" fo:letter-spacing="-0.004cm" fo:font-weight="normal" style:font-name-asian="Symbol1" style:font-weight-asian="normal" style:font-name-complex="Symbol1" style:font-weight-complex="normal"/>
    </style:style>
    <style:style style:name="T262" style:family="text">
      <style:text-properties style:font-name="Symbol1" fo:font-weight="bold" style:font-name-asian="Symbol1" style:font-weight-asian="bold" style:font-name-complex="Symbol1"/>
    </style:style>
    <style:style style:name="T263" style:family="text">
      <style:text-properties style:font-name-asian="Times New Roman"/>
    </style:style>
    <style:style style:name="T264" style:family="text">
      <style:text-properties style:font-name-asian="Arial Unicode MS"/>
    </style:style>
    <style:style style:name="T265" style:family="text">
      <style:text-properties style:font-name="Arial" fo:font-size="12pt" fo:letter-spacing="-0.004cm" style:font-size-asian="12pt" style:font-name-complex="Arial"/>
    </style:style>
    <style:style style:name="T266" style:family="text">
      <style:text-properties style:font-name="Arial" fo:letter-spacing="-0.004cm" style:text-underline-style="solid" style:text-underline-width="auto" style:text-underline-color="font-color" fo:font-weight="bold" style:font-weight-asian="bold" style:font-name-complex="Arial"/>
    </style:style>
    <style:style style:name="T267" style:family="text">
      <style:text-properties style:font-name="Arial" fo:font-weight="bold" style:font-weight-asian="bold" style:font-name-complex="Arial"/>
    </style:style>
    <style:style style:name="T268" style:family="text">
      <style:text-properties style:font-name="Eras Bk BT" fo:font-size="11pt" fo:font-weight="bold" style:font-name-asian="Eras Bk BT" style:font-size-asian="11pt" style:font-weight-asian="bold" style:font-name-complex="Eras Bk BT"/>
    </style:style>
    <style:style style:name="T269" style:family="text">
      <style:text-properties style:font-name="Eras Bk BT" fo:font-weight="bold" style:font-weight-asian="bold" style:font-name-complex="Eras Bk BT"/>
    </style:style>
    <style:style style:name="T270" style:family="text">
      <style:text-properties style:font-name="Eras Bk BT" fo:font-weight="bold" style:font-name-asian="Eras Bk BT" style:font-weight-asian="bold" style:font-name-complex="Eras Bk BT"/>
    </style:style>
    <style:style style:name="T271" style:family="text">
      <style:text-properties style:font-name="Eras Md BT" fo:font-weight="bold" style:font-name-asian="Eras Md BT" style:font-weight-asian="bold" style:font-name-complex="Eras Md BT"/>
    </style:style>
    <style:style style:name="T272" style:family="text">
      <style:text-properties style:font-name="Eras Md BT" fo:font-weight="bold" style:font-weight-asian="bold" style:font-name-complex="Eras Md B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wrap="none" style:vertical-pos="from-top" style:vertical-rel="paragraph" style:horizontal-pos="from-left" style:horizontal-rel="paragraph" fo:background-color="#ffffff" style:background-transparency="0%" fo:padding="0.026cm" fo:border="none" style:flow-with-text="true" draw:ole-draw-aspect="1">
        <style:background-image/>
      </style:graphic-properties>
    </style:style>
    <style:style style:name="gr1" style:family="graphic">
      <style:graphic-properties draw:stroke="none" draw:fill="solid" draw:fill-color="#c0c0c0"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8"/>
      <text:p text:style-name="P48"/>
      <text:p text:style-name="P48"/>
      <text:p text:style-name="P48"/>
      <text:p text:style-name="P48"/>
      <text:p text:style-name="P48"/>
      <text:p text:style-name="P48"/>
      <text:p text:style-name="P132"><text:span text:style-name="T5">Expediente<text:tab/>:</text:span><text:span text:style-name="T12">SGT075/14TIC</text:span></text:p>
      <text:p text:style-name="P133"/>
      <text:p text:style-name="P132"><text:span text:style-name="T5">Titulo</text:span><text:span text:style-name="T7"> <text:s text:c="8"/></text:span><text:span text:style-name="T5"><text:tab/>:</text:span><text:span text:style-name="T16"> <text:s/></text:span><text:span text:style-name="T18"><text:s/>Soporte y desarrollo de la gestión unificada de identidades de la Administración de la Junta de Andalucía</text:span></text:p>
      <text:p text:style-name="P134"/>
      <text:p text:style-name="P151"/>
      <text:p text:style-name="P132"><text:span text:style-name="T5">Localidad<text:tab/>:</text:span><text:span text:style-name="T7"> </text:span><text:span text:style-name="T22">Sevilla.</text:span></text:p>
      <text:p text:style-name="P48"/>
      <text:p text:style-name="P132"><text:span text:style-name="T5">Código</text:span><text:span text:style-name="T7"> </text:span><text:span text:style-name="T5">CPV</text:span><text:span text:style-name="T7"> </text:span><text:span text:style-name="T5"><text:tab/>:</text:span><text:span text:style-name="T7"> </text:span><text:span text:style-name="T24">48000000-8</text:span><text:span text:style-name="T26"> </text:span><text:span text:style-name="T25">Paquetes</text:span><text:span text:style-name="T26"> </text:span><text:span text:style-name="T25">de</text:span><text:span text:style-name="T26"> </text:span><text:span text:style-name="T25">software</text:span><text:span text:style-name="T26"> </text:span><text:span text:style-name="T25">y</text:span><text:span text:style-name="T26"> </text:span><text:span text:style-name="T25">sistemas</text:span><text:span text:style-name="T26"> </text:span><text:span text:style-name="T25">de</text:span><text:span text:style-name="T26"> </text:span><text:span text:style-name="T25">información</text:span></text:p>
      <text:p text:style-name="P137"><text:span text:style-name="T173"><text:tab/></text:span><text:span text:style-name="T2"> <text:s/></text:span>72267100-0<text:span text:style-name="T2"> </text:span>Mantenimiento<text:span text:style-name="T2"> </text:span>de<text:span text:style-name="T2"> </text:span>software<text:span text:style-name="T2"> </text:span>de<text:span text:style-name="T2"> </text:span>tecnología<text:span text:style-name="T2"> </text:span>de<text:span text:style-name="T2"> </text:span>la<text:span text:style-name="T2"> </text:span>información<text:span text:style-name="T2"> </text:span></text:p>
      <text:p text:style-name="P48"/>
      <text:p text:style-name="P48"/>
      <text:p text:style-name="P48"/>
      <text:p text:style-name="P48"/>
      <text:p text:style-name="P48">El<text:span text:style-name="T2"> </text:span>presente<text:span text:style-name="T2"> </text:span>modelo<text:span text:style-name="T2"> </text:span>de<text:span text:style-name="T2"> </text:span>Pliego<text:span text:style-name="T2"> </text:span>de<text:span text:style-name="T2"> </text:span>Cláusulas<text:span text:style-name="T2"> </text:span>Administrativas<text:span text:style-name="T2"> </text:span>Particulares<text:span text:style-name="T2"> </text:span>ha<text:span text:style-name="T2"> </text:span>sido<text:span text:style-name="T2"> </text:span>informado<text:span text:style-name="T2"> </text:span>por<text:span text:style-name="T2"> </text:span>la<text:span text:style-name="T2"> </text:span>Asesoría<text:span text:style-name="T2"> </text:span>Jurídica<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con<text:span text:style-name="T2"> </text:span>fecha<text:span text:style-name="T2"> </text:span>de<text:span text:style-name="T2"> </text:span>27<text:span text:style-name="T2"> </text:span>de<text:span text:style-name="T2"> </text:span>febrero<text:span text:style-name="T2"> </text:span>de<text:span text:style-name="T2"> </text:span>2014.</text:p>
      <text:p text:style-name="P455"/>
      <text:p text:style-name="P47"/>
      <text:p text:style-name="P47"/>
      <text:p text:style-name="P47"/>
      <text:p text:style-name="P51"/>
      <text:p text:style-name="P58"/>
      <text:p text:style-name="P58"/>
      <text:p text:style-name="P47"/>
      <text:p text:style-name="P152">ÍNDICE</text:p>
      <text:p text:style-name="P61">I.<text:span text:style-name="T2"> </text:span>ELEMENTOS<text:span text:style-name="T2"> </text:span>DEL<text:span text:style-name="T2"> </text:span>CONTRATO</text:p>
      <text:p text:style-name="P63"/>
      <text:p text:style-name="P155">1.<text:span text:style-name="T2"> </text:span>Régimen<text:span text:style-name="T2"> </text:span>jurídico<text:span text:style-name="T2"> </text:span>del<text:span text:style-name="T2"> </text:span>contrato.<text:span text:style-name="T2"> </text:span></text:p>
      <text:p text:style-name="P155">2.<text:span text:style-name="T2"> </text:span>Objeto<text:span text:style-name="T2"> </text:span>del<text:span text:style-name="T2"> </text:span>contrato.</text:p>
      <text:p text:style-name="P155">3.<text:span text:style-name="T2"> </text:span>Presupuesto<text:span text:style-name="T2"> </text:span>de<text:span text:style-name="T2"> </text:span>licitación<text:span text:style-name="T2"> </text:span>y<text:span text:style-name="T2"> </text:span>precio<text:span text:style-name="T2"> </text:span>del<text:span text:style-name="T2"> </text:span>contrato.</text:p>
      <text:p text:style-name="P155">4.<text:span text:style-name="T2"> </text:span>Existencia<text:span text:style-name="T2"> </text:span>del<text:span text:style-name="T2"> </text:span>crédito.</text:p>
      <text:p text:style-name="P155">5.<text:span text:style-name="T2"> </text:span>Plazo<text:span text:style-name="T2"> </text:span>de<text:span text:style-name="T2"> </text:span>ejecución.</text:p>
      <text:p text:style-name="P155">6.<text:span text:style-name="T2"> </text:span>Capacidad<text:span text:style-name="T2"> </text:span>y<text:span text:style-name="T2"> </text:span>solvencia<text:span text:style-name="T2"> </text:span>de<text:span text:style-name="T2"> </text:span>la<text:span text:style-name="T2"> </text:span>persona<text:span text:style-name="T2"> </text:span>empresaria<text:span text:style-name="T2"> </text:span>para<text:span text:style-name="T2"> </text:span>contratar.</text:p>
      <text:p text:style-name="Standard"><text:span text:style-name="T70"><text:s text:c="10"/></text:span><text:span text:style-name="T4">6.1.</text:span><text:span text:style-name="T70"> </text:span><text:span text:style-name="T4">Aptitud</text:span><text:span text:style-name="T70"> </text:span><text:span text:style-name="T4">y</text:span><text:span text:style-name="T70"> </text:span><text:span text:style-name="T4">Capacidad.</text:span></text:p>
      <text:p text:style-name="Standard"><text:span text:style-name="T70"><text:s text:c="10"/></text:span><text:span text:style-name="T4">6.2.</text:span><text:span text:style-name="T70"> </text:span><text:span text:style-name="T4">Solvencia.</text:span></text:p>
      <text:p text:style-name="P160">7.<text:span text:style-name="T2"> </text:span>Perfil<text:span text:style-name="T2"> </text:span>de<text:span text:style-name="T2"> </text:span>contratante.</text:p>
      <text:p text:style-name="Standard"/>
      <text:p text:style-name="P61">II.<text:span text:style-name="T2"> </text:span>ADJUDICACIÓN<text:span text:style-name="T2"> </text:span>DEL<text:span text:style-name="T2"> </text:span>CONTRATO</text:p>
      <text:p text:style-name="P155"/>
      <text:p text:style-name="P155">8.<text:span text:style-name="T2"> </text:span>Procedimiento<text:span text:style-name="T2"> </text:span>de<text:span text:style-name="T2"> </text:span>adjudicación<text:span text:style-name="T2"> </text:span>y<text:span text:style-name="T2"> </text:span>tramitación<text:span text:style-name="T2"> </text:span>del<text:span text:style-name="T2"> </text:span>expediente.</text:p>
      <text:p text:style-name="P155">9.<text:span text:style-name="T2"> </text:span>Presentación<text:span text:style-name="T2"> </text:span>de<text:span text:style-name="T2"> </text:span>las<text:span text:style-name="T2"> </text:span>proposiciones.</text:p>
      <text:p text:style-name="P168">9.1.Lugar<text:span text:style-name="T2"> </text:span>y<text:span text:style-name="T2"> </text:span>plazo<text:span text:style-name="T2"> </text:span>de<text:span text:style-name="T2"> </text:span>presentación.</text:p>
      <text:p text:style-name="P168">9.2.Forma<text:span text:style-name="T2"> </text:span>de<text:span text:style-name="T2"> </text:span>presentación.</text:p>
      <text:p text:style-name="P182">9.2.1.<text:span text:style-name="T2"> </text:span>Sobre<text:span text:style-name="T2"> </text:span>nº<text:span text:style-name="T2"> </text:span>1:<text:span text:style-name="T2"> </text:span>Documentación<text:span text:style-name="T2"> </text:span>General.</text:p>
      <text:p text:style-name="P182"><text:tab/>9.2.1.1.<text:span text:style-name="T2"> </text:span>Documentación<text:span text:style-name="T2"> </text:span>acreditativa<text:span text:style-name="T2"> </text:span>de<text:span text:style-name="T2"> </text:span>los<text:span text:style-name="T2"> </text:span>requisitos<text:span text:style-name="T2"> </text:span>previos.</text:p>
      <text:p text:style-name="P182"><text:tab/>9.2.1.2.<text:span text:style-name="T2"> </text:span>Otra<text:span text:style-name="T2"> </text:span>Documentación.<text:span text:style-name="T2"> </text:span></text:p>
      <text:p text:style-name="P182">9.2.2.<text:span text:style-name="T2"> </text:span>Sobre<text:span text:style-name="T2"> </text:span>nº<text:span text:style-name="T2"> </text:span>2:<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un<text:span text:style-name="T2"> </text:span>juicio<text:span text:style-name="T2"> </text:span>de<text:span text:style-name="T2"> </text:span>valor.</text:p>
      <text:p text:style-name="P184">9.2.3.<text:span text:style-name="T2"> </text:span>Sobre<text:span text:style-name="T2"> </text:span>nº<text:span text:style-name="T2"> </text:span>3:<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la<text:span text:style-name="T2"> </text:span>aplicación<text:span text:style-name="T2"> </text:span>de<text:span text:style-name="T2"> </text:span>fórmulas.</text:p>
      <text:p text:style-name="P194">10.<text:span text:style-name="T2"> </text:span>Selección<text:span text:style-name="T2"> </text:span>de<text:span text:style-name="T2"> </text:span>la<text:span text:style-name="T2"> </text:span>persona<text:span text:style-name="T2"> </text:span>contratista<text:span text:style-name="T2"> </text:span>y<text:span text:style-name="T2"> </text:span>adjudicación.</text:p>
      <text:p text:style-name="P170">10.1.<text:span text:style-name="T2"> </text:span>Recepción<text:span text:style-name="T2"> </text:span>de<text:span text:style-name="T2"> </text:span>documentación.</text:p>
      <text:p text:style-name="P171">10.2.<text:span text:style-name="T2"> </text:span>Comisión<text:span text:style-name="T2"> </text:span>Técnica.</text:p>
      <text:p text:style-name="P171">10.3.<text:span text:style-name="T2"> </text:span>Certificación<text:span text:style-name="T2"> </text:span>y<text:span text:style-name="T2"> </text:span>calificación<text:span text:style-name="T2"> </text:span>de<text:span text:style-name="T2"> </text:span>documentos.<text:span text:style-name="T2"> </text:span></text:p>
      <text:p text:style-name="P170">10.4.<text:span text:style-name="T2"> </text:span>Informe<text:span text:style-name="T2"> </text:span>técnico<text:span text:style-name="T2"> </text:span>de<text:span text:style-name="T2"> </text:span>valoración<text:span text:style-name="T2"> </text:span>de<text:span text:style-name="T2"> </text:span>los<text:span text:style-name="T2"> </text:span>criterios<text:span text:style-name="T2"> </text:span>de<text:span text:style-name="T2"> </text:span>adjudicación<text:span text:style-name="T2"> </text:span>cuya<text:span text:style-name="T2"> </text:span>ponderación<text:span text:style-name="T2"> </text:span>dependa<text:span text:style-name="T2"> </text:span>de<text:span text:style-name="T2"> </text:span>un<text:span text:style-name="T2"> </text:span>juicio<text:span text:style-name="T2"> </text:span>de<text:span text:style-name="T2"> </text:span>valor.</text:p>
      <text:p text:style-name="P171">10.5.<text:span text:style-name="T2"> </text:span>Apertura<text:span text:style-name="T2"> </text:span>de<text:span text:style-name="T2"> </text:span>proposiciones.<text:span text:style-name="T2"> </text:span></text:p>
      <text:p text:style-name="P473">10.6.<text:span text:style-name="T2"> </text:span>Clasificación<text:span text:style-name="T2"> </text:span>de<text:span text:style-name="T2"> </text:span>las<text:span text:style-name="T2"> </text:span>proposiciones.</text:p>
      <text:p text:style-name="P171">10.7.<text:span text:style-name="T2"> </text:span>Documentación<text:span text:style-name="T2"> </text:span>previa<text:span text:style-name="T2"> </text:span>a<text:span text:style-name="T2"> </text:span>la<text:span text:style-name="T2"> </text:span>adjudicación.</text:p>
      <text:p text:style-name="P473">10.8.<text:span text:style-name="T2"> </text:span>Adjudicación<text:span text:style-name="T2"> </text:span>del<text:span text:style-name="T2"> </text:span>contrato.</text:p>
      <text:p text:style-name="P155">11.<text:span text:style-name="T2"> </text:span>Formalización<text:span text:style-name="T2"> </text:span>del<text:span text:style-name="T2"> </text:span>contrato.</text:p>
      <text:p text:style-name="P63"/>
      <text:h text:style-name="P427" text:outline-level="5">III.<text:span text:style-name="T2"> </text:span>EJECUCIÓN<text:span text:style-name="T2"> </text:span>DEL<text:span text:style-name="T2"> </text:span>CONTRATO<text:span text:style-name="T2"> </text:span></text:h>
      <text:p text:style-name="P63"/>
      <text:p text:style-name="P208"><text:span text:style-name="T58">12.</text:span><text:span text:style-name="T59"> </text:span><text:span text:style-name="T58">Persona</text:span><text:span text:style-name="T176"> </text:span><text:span text:style-name="T58">responsable</text:span><text:span text:style-name="T59"> </text:span><text:span text:style-name="T58">del</text:span><text:span text:style-name="T59"> </text:span><text:span text:style-name="T58">contrato.</text:span></text:p>
      <text:p text:style-name="P155">13.<text:span text:style-name="T2"> </text:span>Ejecución<text:span text:style-name="T2"> </text:span>del<text:span text:style-name="T2"> </text:span>contrato.</text:p>
      <text:p text:style-name="P154"><text:span text:style-name="T59"><text:s text:c="5"/></text:span><text:span text:style-name="T58">13.1.</text:span><text:span text:style-name="T59"> </text:span><text:span text:style-name="T58">Condiciones</text:span><text:span text:style-name="T59"> </text:span><text:span text:style-name="T58">de</text:span><text:span text:style-name="T59"> </text:span><text:span text:style-name="T58">ejecución.</text:span></text:p>
      <text:p text:style-name="P154"><text:span text:style-name="T59"><text:s text:c="5"/></text:span><text:span text:style-name="T58">13.2.</text:span><text:span text:style-name="T59"> </text:span><text:span text:style-name="T58">Condiciones</text:span><text:span text:style-name="T59"> </text:span><text:span text:style-name="T58">esenciales</text:span><text:span text:style-name="T59"> </text:span><text:span text:style-name="T58">de</text:span><text:span text:style-name="T59"> </text:span><text:span text:style-name="T58">ejecución.</text:span></text:p>
      <text:p text:style-name="P155">14.<text:span text:style-name="T2"> </text:span>Obligaciones<text:span text:style-name="T2"> </text:span>laborales,<text:span text:style-name="T2"> </text:span>sociales<text:span text:style-name="T2"> </text:span>y<text:span text:style-name="T2"> </text:span>económicas<text:span text:style-name="T2"> </text:span>de<text:span text:style-name="T2"> </text:span>la<text:span text:style-name="T2"> </text:span>persona<text:span text:style-name="T2"> </text:span>contratista.</text:p>
      <text:p text:style-name="P155">15.<text:span text:style-name="T2"> </text:span>Seguros.</text:p>
      <text:p text:style-name="P158">16.<text:span text:style-name="T2"> </text:span>Plazos<text:span text:style-name="T2"> </text:span>y<text:span text:style-name="T2"> </text:span>penalidades.</text:p>
      <text:p text:style-name="P155">17.<text:span text:style-name="T2"> </text:span>Recepción.</text:p>
      <text:p text:style-name="P154"><text:span text:style-name="T58">18.</text:span><text:span text:style-name="T59"> <text:s/></text:span><text:span text:style-name="T60">Abono</text:span><text:span text:style-name="T61"> </text:span><text:span text:style-name="T60">del</text:span><text:span text:style-name="T61"> </text:span><text:span text:style-name="T60">precio.</text:span></text:p>
      <text:p text:style-name="P158">19.<text:span text:style-name="T2"> <text:s/></text:span>Abono<text:span text:style-name="T2"> </text:span>de<text:span text:style-name="T2"> </text:span>intereses<text:span text:style-name="T2"> </text:span>de<text:span text:style-name="T2"> </text:span>demora<text:span text:style-name="T2"> </text:span>y<text:span text:style-name="T2"> </text:span>costes<text:span text:style-name="T2"> </text:span>de<text:span text:style-name="T2"> </text:span>cobro.</text:p>
      <text:p text:style-name="P155">20.<text:span text:style-name="T2"> </text:span>Propiedad<text:span text:style-name="T2"> </text:span>de<text:span text:style-name="T2"> </text:span>los<text:span text:style-name="T2"> </text:span>trabajos<text:span text:style-name="T2"> </text:span>realizados.</text:p>
      <text:p text:style-name="P155">21.<text:span text:style-name="T2"> </text:span>Modificación<text:span text:style-name="T2"> </text:span>del<text:span text:style-name="T2"> </text:span>contrato.<text:span text:style-name="T2"> </text:span></text:p>
      <text:p text:style-name="P154"><text:soft-page-break/><text:span text:style-name="T58">22.</text:span><text:span text:style-name="T185"> </text:span><text:span text:style-name="T58">Extinción</text:span><text:span text:style-name="T59"> </text:span><text:span text:style-name="T58">del</text:span><text:span text:style-name="T59"> </text:span><text:span text:style-name="T58">contrato.</text:span></text:p>
      <text:p text:style-name="P154"><text:span text:style-name="T59"><text:s text:c="6"/></text:span><text:span text:style-name="T58">22.1.</text:span><text:span text:style-name="T59"> </text:span><text:span text:style-name="T58">Extinción</text:span><text:span text:style-name="T59"> </text:span><text:span text:style-name="T58">por</text:span><text:span text:style-name="T59"> </text:span><text:span text:style-name="T58">cumplimiento</text:span><text:span text:style-name="T59"> </text:span><text:span text:style-name="T58">del</text:span><text:span text:style-name="T59"> </text:span><text:span text:style-name="T58">contrato.</text:span></text:p>
      <text:p text:style-name="P154"><text:span text:style-name="T59"><text:s text:c="6"/></text:span><text:span text:style-name="T58">22.2.</text:span><text:span text:style-name="T59"> </text:span><text:span text:style-name="T58">Extinción</text:span><text:span text:style-name="T59"> </text:span><text:span text:style-name="T58">por</text:span><text:span text:style-name="T59"> </text:span><text:span text:style-name="T58">resolución</text:span><text:span text:style-name="T59"> </text:span><text:span text:style-name="T58">del</text:span><text:span text:style-name="T59"> </text:span><text:span text:style-name="T58">contrato.</text:span><text:span text:style-name="T59"> </text:span></text:p>
      <text:p text:style-name="P155"/>
      <text:p text:style-name="P61">IV.<text:span text:style-name="T2"> </text:span>PRERROGATIVAS<text:span text:style-name="T2"> </text:span>DE<text:span text:style-name="T2"> </text:span>LA<text:span text:style-name="T2"> </text:span>ADMINISTRACIÓN,<text:span text:style-name="T2"> </text:span>JURISDICCIÓN<text:span text:style-name="T2"> </text:span>Y<text:span text:style-name="T2"> </text:span>RECURSOS</text:p>
      <text:p text:style-name="P61"/>
      <text:p text:style-name="P155">23.<text:span text:style-name="T2"> </text:span>Prerrogativas<text:span text:style-name="T2"> </text:span>de<text:span text:style-name="T2"> </text:span>la<text:span text:style-name="T2"> </text:span>Administración.</text:p>
      <text:p text:style-name="P155">24.<text:span text:style-name="T2"> </text:span>Jurisdicción<text:span text:style-name="T2"> </text:span>competente<text:span text:style-name="T2"> </text:span>y<text:span text:style-name="T2"> </text:span>recursos.</text:p>
      <text:p text:style-name="P156">25.<text:span text:style-name="T2"> </text:span>Recurso<text:span text:style-name="T2"> </text:span>especial<text:span text:style-name="T2"> </text:span>en<text:span text:style-name="T2"> </text:span>materia<text:span text:style-name="T2"> </text:span>de<text:span text:style-name="T2"> </text:span>contratación.</text:p>
      <text:p text:style-name="P209"/>
      <text:h text:style-name="P428" text:outline-level="5">V.<text:span text:style-name="T2"> </text:span>ANEXOS</text:h>
      <text:p text:style-name="P41"/>
      <text:p text:style-name="P207">ANEXO<text:span text:style-name="T2"> </text:span>I-A:<text:span text:style-name="T2"> </text:span>OBJETO<text:span text:style-name="T2"> </text:span>Y<text:span text:style-name="T2"> </text:span>CARACTERÍSTICAS<text:span text:style-name="T2"> </text:span>DEL<text:span text:style-name="T2"> </text:span>CONTRATO</text:p>
      <text:p text:style-name="P206"><text:span text:style-name="T188">ANEXO</text:span><text:span text:style-name="T189"> </text:span><text:span text:style-name="T188">I-B:</text:span><text:span text:style-name="T70"> </text:span><text:span text:style-name="T4">DECLARACIÓN</text:span><text:span text:style-name="T70"> </text:span><text:span text:style-name="T4">RESPONSABLE</text:span><text:span text:style-name="T70"> </text:span><text:span text:style-name="T4">DEL</text:span><text:span text:style-name="T70"> </text:span><text:span text:style-name="T4">CUMPLIMIENTO</text:span><text:span text:style-name="T70"> </text:span><text:span text:style-name="T4">DE</text:span><text:span text:style-name="T70"> </text:span><text:span text:style-name="T4">LOS</text:span><text:span text:style-name="T70"> </text:span><text:span text:style-name="T4">REQUISITOS</text:span><text:span text:style-name="T70"> </text:span><text:span text:style-name="T4">PREVIOS</text:span></text:p>
      <text:p text:style-name="P207">ANEXO<text:span text:style-name="T2"> </text:span>I-C:<text:span text:style-name="T2"> </text:span>DECLARACIÓN<text:span text:style-name="T2"> </text:span>DE<text:span text:style-name="T2"> </text:span>COMPROMISO<text:span text:style-name="T2"> </text:span>DE<text:span text:style-name="T2"> </text:span>CONSTITUCIÓN<text:span text:style-name="T2"> </text:span>EN<text:span text:style-name="T2"> </text:span>UNIÓN<text:span text:style-name="T2"> </text:span>TEMPORAL</text:p>
      <text:p text:style-name="P198">ANEXO<text:span text:style-name="T2"> </text:span>II:<text:span text:style-name="T2"> </text:span>DECLARACIÓN<text:span text:style-name="T2"> </text:span>DE<text:span text:style-name="T2"> </text:span>CONFIDENCIALIDAD<text:span text:style-name="T2"> <text:s/></text:span></text:p>
      <text:p text:style-name="P211">ANEXO<text:span text:style-name="T2"> </text:span>III-A:<text:span text:style-name="T2"> </text:span>DECLARACIÓN<text:span text:style-name="T2"> </text:span>RESPONSABLE<text:span text:style-name="T2"> </text:span>DE<text:span text:style-name="T2"> </text:span>TENER<text:span text:style-name="T2"> </text:span>CAPACIDAD<text:span text:style-name="T2"> </text:span>PARA<text:span text:style-name="T2"> </text:span>CONTRATAR<text:span text:style-name="T2"> </text:span></text:p>
      <text:p text:style-name="P211">ANEXO<text:span text:style-name="T2"> </text:span>III-B:<text:span text:style-name="T2"> </text:span>SOLVENCIA<text:span text:style-name="T2"> </text:span>ECONÓMICA<text:span text:style-name="T2"> </text:span>Y<text:span text:style-name="T2"> </text:span>FINANCIERA<text:span text:style-name="T2"> </text:span></text:p>
      <text:p text:style-name="P211">ANEXO<text:span text:style-name="T2"> </text:span>III-C:<text:span text:style-name="T2"> </text:span>SOLVENCIA<text:span text:style-name="T2"> </text:span>TÉCNICA<text:span text:style-name="T2"> </text:span>O<text:span text:style-name="T2"> </text:span>PROFESIONAL</text:p>
      <text:p text:style-name="P211">ANEXO<text:span text:style-name="T2"> </text:span>III-D:<text:span text:style-name="T2"> </text:span>DECLARACIÓN<text:span text:style-name="T2"> </text:span>RESPONSABLE<text:span text:style-name="T2"> </text:span>SOBRE<text:span text:style-name="T2"> </text:span>CORREO<text:span text:style-name="T2"> </text:span>ELECTRÓNICO</text:p>
      <text:p text:style-name="P211">ANEXO<text:span text:style-name="T2"> </text:span>III-E:<text:span text:style-name="T2"> </text:span>DECLARACIÓN<text:span text:style-name="T2"> </text:span>RESPONSABLE<text:span text:style-name="T2"> </text:span>SOBRE<text:span text:style-name="T2"> </text:span>CONDICIONES<text:span text:style-name="T2"> </text:span>ESPECIALES<text:span text:style-name="T2"> </text:span>DE<text:span text:style-name="T2"> </text:span>COMPATIBILIDAD</text:p>
      <text:p text:style-name="P212">ANEXO<text:span text:style-name="T2"> </text:span>III-F:<text:span text:style-name="T2"> </text:span>CERTIFICACIÓN<text:span text:style-name="T2"> </text:span>DE<text:span text:style-name="T2"> </text:span>NO<text:span text:style-name="T2"> </text:span>ESTAR<text:span text:style-name="T2"> </text:span>INCURSA<text:span text:style-name="T2"> </text:span>EN<text:span text:style-name="T2"> </text:span>INCOMPATIBILIDAD<text:span text:style-name="T2"> </text:span>PARA<text:span text:style-name="T2"> </text:span>CONTRATAR</text:p>
      <text:p text:style-name="P198">ANEXO<text:span text:style-name="T2"> </text:span>III-G:<text:span text:style-name="T2"> </text:span>AUTORIZACIÓN<text:span text:style-name="T2"> </text:span>PARA<text:span text:style-name="T2"> </text:span>LA<text:span text:style-name="T2"> </text:span>CESIÓN<text:span text:style-name="T2"> </text:span>DE<text:span text:style-name="T2"> </text:span>INFORMACIÓN<text:span text:style-name="T2"> </text:span>RELATIVA<text:span text:style-name="T2"> </text:span>A<text:span text:style-name="T2"> </text:span>OBLIGACIONES<text:span text:style-name="T2"> </text:span>TRIBUTARIAS<text:span text:style-name="T2"> </text:span>CON<text:span text:style-name="T2"> </text:span>EL<text:span text:style-name="T2"> </text:span>ESTADO<text:span text:style-name="T2"> </text:span>Y<text:span text:style-name="T2"> </text:span>LA<text:span text:style-name="T2"> </text:span>COMUNIDAD<text:span text:style-name="T2"> </text:span>AUTÓNOMA<text:span text:style-name="T2"> </text:span>DE<text:span text:style-name="T2"> </text:span>ANDALUCÍA<text:span text:style-name="T2"> </text:span>EN<text:span text:style-name="T2"> </text:span>PROCEDIMIENTOS<text:span text:style-name="T2"> </text:span>DE<text:span text:style-name="T2"> </text:span>CONTRATACIÓN</text:p>
      <text:p text:style-name="P211">ANEXO<text:span text:style-name="T2"> </text:span>III-H:<text:span text:style-name="T2"> </text:span>CERTIFICACIÓN<text:span text:style-name="T2"> </text:span>DE<text:span text:style-name="T2"> </text:span>PERSONAS<text:span text:style-name="T2"> </text:span>TRABAJADORAS<text:span text:style-name="T2"> </text:span>CON<text:span text:style-name="T2"> </text:span>DISCAPACIDAD</text:p>
      <text:p text:style-name="P211">ANEXO<text:span text:style-name="T2"> </text:span>III-I:<text:span text:style-name="T2"> </text:span>RELACIÓN<text:span text:style-name="T2"> </text:span>DE<text:span text:style-name="T2"> </text:span>EMPRESAS<text:span text:style-name="T2"> </text:span>PERTENECIENTES<text:span text:style-name="T2"> </text:span>AL<text:span text:style-name="T2"> </text:span>MISMO<text:span text:style-name="T2"> </text:span>GRUPO</text:p>
      <text:p text:style-name="P211">ANEXO<text:span text:style-name="T2"> </text:span>III-J:<text:span text:style-name="T2"> </text:span>DECLARACIÓN<text:span text:style-name="T2"> </text:span>SOBRE<text:span text:style-name="T2"> </text:span>LA<text:span text:style-name="T2"> </text:span>PROMOCIÓN<text:span text:style-name="T2"> </text:span>DE<text:span text:style-name="T2"> </text:span>LA<text:span text:style-name="T2"> </text:span>IGUALDAD<text:span text:style-name="T2"> </text:span>DE<text:span text:style-name="T2"> </text:span>GÉNERO<text:span text:style-name="T2"> </text:span></text:p>
      <text:p text:style-name="P194">ANEXO<text:span text:style-name="T2"> </text:span>IV:<text:span text:style-name="T2"> </text:span>SOBRE<text:span text:style-name="T2"> </text:span>2<text:span text:style-name="T2"> </text:span>-<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text:span>UN<text:span text:style-name="T2"> </text:span>JUICIO<text:span text:style-name="T2"> </text:span>DE<text:span text:style-name="T2"> </text:span>VALOR</text:p>
      <text:p text:style-name="P194">ANEXO<text:span text:style-name="T2"> </text:span>V-A:<text:span text:style-name="T2"> </text:span>SOBRE<text:span text:style-name="T2"> </text:span>3<text:span text:style-name="T2"> </text:span>-<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LA<text:span text:style-name="T2"> </text:span>APLICACIÓN<text:span text:style-name="T2"> </text:span>DE<text:span text:style-name="T2"> </text:span>FÓRMULAS</text:p>
      <text:p text:style-name="P194">ANEXO<text:span text:style-name="T2"> </text:span>V-B:<text:span text:style-name="T2"> </text:span>MODELO<text:span text:style-name="T2"> </text:span>DE<text:span text:style-name="T2"> </text:span>PROPOSICIÓN<text:span text:style-name="T2"> </text:span>ECONÓMICA<text:tab/></text:p>
      <text:p text:style-name="P194">ANEXO<text:span text:style-name="T2"> </text:span>VI-A:<text:span text:style-name="T2"> </text:span>MEJORAS<text:span text:style-name="T2"> </text:span>INCLUIDAS<text:span text:style-name="T2"> </text:span>EN<text:span text:style-name="T2"> </text:span>EL<text:span text:style-name="T2"> </text:span>SOBRE<text:span text:style-name="T2"> </text:span>2:<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text:span>UN<text:span text:style-name="T2"> </text:span>JUICIO<text:span text:style-name="T2"> </text:span>DE<text:span text:style-name="T2"> </text:span>VALOR</text:p>
      <text:p text:style-name="P194">ANEXO<text:span text:style-name="T2"> </text:span>VI-B:<text:span text:style-name="T2"> </text:span>MEJORAS<text:span text:style-name="T2"> </text:span>INCLUIDAS<text:span text:style-name="T2"> </text:span>EN<text:span text:style-name="T2"> </text:span>EL<text:span text:style-name="T2"> </text:span>SOBRE<text:span text:style-name="T2"> </text:span>3:<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text:span>LA<text:span text:style-name="T2"> </text:span>APLICACIÓN<text:span text:style-name="T2"> </text:span>DE<text:span text:style-name="T2"> </text:span>FÓRMULAS</text:p>
      <text:p text:style-name="P194">ANEXO<text:span text:style-name="T2"> </text:span>VII:<text:span text:style-name="T2"> </text:span>CRITERIOS<text:span text:style-name="T2"> </text:span>DE<text:span text:style-name="T2"> </text:span>ADJUDICACIÓN<text:span text:style-name="T2"> </text:span>Y<text:span text:style-name="T2"> </text:span>BAREMOS<text:span text:style-name="T2"> </text:span>DE<text:span text:style-name="T2"> </text:span>VALORACIÓN</text:p>
      <text:p text:style-name="P194">ANEXO<text:span text:style-name="T2"> </text:span>VIII:<text:span text:style-name="T2"> </text:span>PARÁMETROS<text:span text:style-name="T2"> </text:span>OBJETIVOS<text:span text:style-name="T2"> </text:span>PARA<text:span text:style-name="T2"> </text:span>CONSIDERAR<text:span text:style-name="T2"> </text:span>UNA<text:span text:style-name="T2"> </text:span>OFERTA<text:span text:style-name="T2"> </text:span>ANORMAL<text:span text:style-name="T2"> </text:span>O<text:span text:style-name="T2"> </text:span>DESPROPORCIONADA</text:p>
      <text:p text:style-name="P194">ANEXO<text:span text:style-name="T2"> </text:span>IX:<text:span text:style-name="T2"> </text:span>ESPECIFICACIONES<text:span text:style-name="T2"> </text:span>PARA<text:span text:style-name="T2"> </text:span>EL<text:span text:style-name="T2"> </text:span>ABONO<text:span text:style-name="T2"> </text:span>A<text:span text:style-name="T2"> </text:span>CUENTA<text:span text:style-name="T2"> </text:span>POR<text:span text:style-name="T2"> </text:span>OPERACIONES<text:span text:style-name="T2"> </text:span>PREPARATORIAS</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Standard"><text:soft-page-break/><text:span text:style-name="T5">I.</text:span><text:span text:style-name="T70"> </text:span><text:span text:style-name="T54">ELEMENTOS</text:span><text:span text:style-name="T56"> </text:span><text:span text:style-name="T54">DEL</text:span><text:span text:style-name="T56"> </text:span><text:span text:style-name="T54">CONTRATO</text:span></text:p>
      <text:p text:style-name="P69"/>
      <text:p text:style-name="P159">1.<text:span text:style-name="T2"> </text:span>Régimen<text:span text:style-name="T2"> </text:span>jurídico<text:span text:style-name="T2"> </text:span>del<text:span text:style-name="T2"> </text:span>contrato.<text:span text:style-name="T2"> </text:span></text:p>
      <text:p text:style-name="P210"><text:s/></text:p>
      <text:p text:style-name="P177"><text:span text:style-name="T58">El</text:span><text:span text:style-name="T59"> </text:span><text:span text:style-name="T58">contrato</text:span><text:span text:style-name="T59"> </text:span><text:span text:style-name="T58">a</text:span><text:span text:style-name="T59"> </text:span><text:span text:style-name="T58">que</text:span><text:span text:style-name="T59"> </text:span><text:span text:style-name="T58">se</text:span><text:span text:style-name="T59"> </text:span><text:span text:style-name="T58">refiere</text:span><text:span text:style-name="T59"> </text:span><text:span text:style-name="T58">el</text:span><text:span text:style-name="T59"> </text:span><text:span text:style-name="T58">presente</text:span><text:span text:style-name="T59"> </text:span><text:span text:style-name="T58">pliego</text:span><text:span text:style-name="T59"> </text:span><text:span text:style-name="T58">es</text:span><text:span text:style-name="T59"> </text:span><text:span text:style-name="T58">de</text:span><text:span text:style-name="T59"> </text:span><text:span text:style-name="T58">naturaleza</text:span><text:span text:style-name="T59"> </text:span><text:span text:style-name="T58">administrativa</text:span><text:span text:style-name="T59"> </text:span><text:span text:style-name="T58">y</text:span><text:span text:style-name="T59"> </text:span><text:span text:style-name="T58">se</text:span><text:span text:style-name="T59"> </text:span><text:span text:style-name="T58">regirá</text:span><text:span text:style-name="T59"> </text:span><text:span text:style-name="T58">por</text:span><text:span text:style-name="T59"> </text:span><text:span text:style-name="T58">el</text:span><text:span text:style-name="T59"> </text:span><text:span text:style-name="T58">texto</text:span><text:span text:style-name="T59"> </text:span><text:span text:style-name="T58">refundido</text:span><text:span text:style-name="T59"> </text:span><text:span text:style-name="T58">de</text:span><text:span text:style-name="T59"> </text:span><text:span text:style-name="T58">la</text:span><text:span text:style-name="T59"> </text:span><text:span text:style-name="T58">Ley</text:span><text:span text:style-name="T59"> </text:span><text:span text:style-name="T58">de</text:span><text:span text:style-name="T59"> </text:span><text:span text:style-name="T58">Contratos</text:span><text:span text:style-name="T59"> </text:span><text:span text:style-name="T58">del</text:span><text:span text:style-name="T59"> </text:span><text:span text:style-name="T58">Sector</text:span><text:span text:style-name="T59"> </text:span><text:span text:style-name="T58">Público</text:span><text:span text:style-name="T59"> </text:span><text:span text:style-name="T58">aprobado</text:span><text:span text:style-name="T59"> </text:span><text:span text:style-name="T58">por</text:span><text:span text:style-name="T59"> </text:span><text:span text:style-name="T58">el</text:span><text:span text:style-name="T59"> </text:span><text:span text:style-name="T58">Real</text:span><text:span text:style-name="T59"> </text:span><text:span text:style-name="T58">Decreto</text:span><text:span text:style-name="T59"> </text:span><text:span text:style-name="T58">Legislativo</text:span><text:span text:style-name="T59"> </text:span><text:span text:style-name="T58">3/2011,</text:span><text:span text:style-name="T59"> </text:span><text:span text:style-name="T58">de</text:span><text:span text:style-name="T59"> </text:span><text:span text:style-name="T58">14</text:span><text:span text:style-name="T59"> </text:span><text:span text:style-name="T58">de</text:span><text:span text:style-name="T59"> </text:span><text:span text:style-name="T58">noviembre,</text:span><text:span text:style-name="T59"> </text:span><text:span text:style-name="T58">(en</text:span><text:span text:style-name="T59"> </text:span><text:span text:style-name="T58">adelante</text:span><text:span text:style-name="T59"> </text:span><text:span text:style-name="T58">TRLCSP),</text:span><text:span text:style-name="T59"> </text:span><text:span text:style-name="T58">el</text:span><text:span text:style-name="T59"> </text:span><text:span text:style-name="T58">Real</text:span><text:span text:style-name="T59"> </text:span><text:span text:style-name="T58">Decreto</text:span><text:span text:style-name="T59"> </text:span><text:span text:style-name="T58">817/2009,</text:span><text:span text:style-name="T59"> </text:span><text:span text:style-name="T58">de</text:span><text:span text:style-name="T59"> </text:span><text:span text:style-name="T58">8</text:span><text:span text:style-name="T59"> </text:span><text:span text:style-name="T58">de</text:span><text:span text:style-name="T59"> </text:span><text:span text:style-name="T58">mayo,</text:span><text:span text:style-name="T59"> </text:span><text:span text:style-name="T58">por</text:span><text:span text:style-name="T59"> </text:span><text:span text:style-name="T58">el</text:span><text:span text:style-name="T59"> </text:span><text:span text:style-name="T58">que</text:span><text:span text:style-name="T59"> </text:span><text:span text:style-name="T58">se</text:span><text:span text:style-name="T59"> </text:span><text:span text:style-name="T58">desarrolla</text:span><text:span text:style-name="T59"> </text:span><text:span text:style-name="T58">parcialmente</text:span><text:span text:style-name="T59"> </text:span><text:span text:style-name="T58">la</text:span><text:span text:style-name="T59"> </text:span><text:span text:style-name="T58">Ley</text:span><text:span text:style-name="T59"> </text:span><text:span text:style-name="T58">30/2007,</text:span><text:span text:style-name="T59"> </text:span><text:span text:style-name="T58">de</text:span><text:span text:style-name="T59"> </text:span><text:span text:style-name="T58">Contratos</text:span><text:span text:style-name="T59"> </text:span><text:span text:style-name="T58">del</text:span><text:span text:style-name="T59"> </text:span><text:span text:style-name="T58">Sector</text:span><text:span text:style-name="T59"> </text:span><text:span text:style-name="T58">Público,</text:span><text:span text:style-name="T59"> </text:span><text:span text:style-name="T58">el</text:span><text:span text:style-name="T59"> </text:span><text:span text:style-name="T58">Reglamento</text:span><text:span text:style-name="T59"> </text:span><text:span text:style-name="T58">general</text:span><text:span text:style-name="T59"> </text:span><text:span text:style-name="T58">de</text:span><text:span text:style-name="T59"> </text:span><text:span text:style-name="T58">la</text:span><text:span text:style-name="T59"> </text:span><text:span text:style-name="T58">Ley</text:span><text:span text:style-name="T59"> </text:span><text:span text:style-name="T58">de</text:span><text:span text:style-name="T59"> </text:span><text:span text:style-name="T58">Contratos</text:span><text:span text:style-name="T59"> </text:span><text:span text:style-name="T58">de</text:span><text:span text:style-name="T59"> </text:span><text:span text:style-name="T58">las</text:span><text:span text:style-name="T59"> </text:span><text:span text:style-name="T58">Administraciones</text:span><text:span text:style-name="T59"> </text:span><text:span text:style-name="T58">Públicas,</text:span><text:span text:style-name="T59"> </text:span><text:span text:style-name="T58">aprobado</text:span><text:span text:style-name="T59"> </text:span><text:span text:style-name="T58">por</text:span><text:span text:style-name="T59"> </text:span><text:span text:style-name="T58">el</text:span><text:span text:style-name="T59"> </text:span><text:span text:style-name="T58">Real</text:span><text:span text:style-name="T59"> </text:span><text:span text:style-name="T58">Decreto</text:span><text:span text:style-name="T59"> </text:span><text:span text:style-name="T58">1098/2001,</text:span><text:span text:style-name="T59"> </text:span><text:span text:style-name="T58">de</text:span><text:span text:style-name="T59"> </text:span><text:span text:style-name="T58">12</text:span><text:span text:style-name="T59"> </text:span><text:span text:style-name="T58">de</text:span><text:span text:style-name="T59"> </text:span><text:span text:style-name="T58">octubre</text:span><text:span text:style-name="T178"> </text:span><text:span text:style-name="T58">(en</text:span><text:span text:style-name="T59"> </text:span><text:span text:style-name="T58">adelante</text:span><text:span text:style-name="T59"> </text:span><text:span text:style-name="T58">RGLCAP),</text:span><text:span text:style-name="T70"> </text:span><text:span text:style-name="T4">el</text:span><text:span text:style-name="T70"> </text:span><text:span text:style-name="T4">Decreto</text:span><text:span text:style-name="T70"> </text:span><text:span text:style-name="T4">39/2011,</text:span><text:span text:style-name="T70"> </text:span><text:span text:style-name="T4">de</text:span><text:span text:style-name="T70"> </text:span><text:span text:style-name="T4">22</text:span><text:span text:style-name="T70"> </text:span><text:span text:style-name="T4">de</text:span><text:span text:style-name="T70"> </text:span><text:span text:style-name="T4">febrero,</text:span><text:span text:style-name="T70"> </text:span><text:span text:style-name="T4">por</text:span><text:span text:style-name="T70"> </text:span><text:span text:style-name="T4">el</text:span><text:span text:style-name="T70"> </text:span><text:span text:style-name="T4">que</text:span><text:span text:style-name="T70"> </text:span><text:span text:style-name="T4">se</text:span><text:span text:style-name="T70"> </text:span><text:span text:style-name="T4">establece</text:span><text:span text:style-name="T70"> </text:span><text:span text:style-name="T4">la</text:span><text:span text:style-name="T70"> </text:span><text:span text:style-name="T4">organización</text:span><text:span text:style-name="T70"> </text:span><text:span text:style-name="T4">administrativa</text:span><text:span text:style-name="T70"> </text:span><text:span text:style-name="T4">para</text:span><text:span text:style-name="T70"> </text:span><text:span text:style-name="T4">la</text:span><text:span text:style-name="T70"> </text:span><text:span text:style-name="T4">gestión</text:span><text:span text:style-name="T70"> </text:span><text:span text:style-name="T4">de</text:span><text:span text:style-name="T70"> </text:span><text:span text:style-name="T4">la</text:span><text:span text:style-name="T70"> </text:span><text:span text:style-name="T4">contratación</text:span><text:span text:style-name="T70"> </text:span><text:span text:style-name="T4">de</text:span><text:span text:style-name="T70"> </text:span><text:span text:style-name="T4">la</text:span><text:span text:style-name="T70"> </text:span><text:span text:style-name="T4">Administración</text:span><text:span text:style-name="T70"> </text:span><text:span text:style-name="T4">de</text:span><text:span text:style-name="T70"> </text:span><text:span text:style-name="T4">la</text:span><text:span text:style-name="T70"> </text:span><text:span text:style-name="T4">Junta</text:span><text:span text:style-name="T70"> </text:span><text:span text:style-name="T4">de</text:span><text:span text:style-name="T70"> </text:span><text:span text:style-name="T4">Andalucía</text:span><text:span text:style-name="T70"> </text:span><text:span text:style-name="T4">y</text:span><text:span text:style-name="T70"> </text:span><text:span text:style-name="T4">sus</text:span><text:span text:style-name="T70"> </text:span><text:span text:style-name="T4">entidades</text:span><text:span text:style-name="T70"> </text:span><text:span text:style-name="T4">instrumentales</text:span><text:span text:style-name="T70"> </text:span><text:span text:style-name="T4">y</text:span><text:span text:style-name="T70"> </text:span><text:span text:style-name="T4">se</text:span><text:span text:style-name="T70"> </text:span><text:span text:style-name="T4">regula</text:span><text:span text:style-name="T70"> </text:span><text:span text:style-name="T4">el</text:span><text:span text:style-name="T70"> </text:span><text:span text:style-name="T4">régimen</text:span><text:span text:style-name="T70"> </text:span><text:span text:style-name="T4">de</text:span><text:span text:style-name="T70"> </text:span><text:span text:style-name="T4">bienes</text:span><text:span text:style-name="T70"> </text:span><text:span text:style-name="T4">y</text:span><text:span text:style-name="T70"> </text:span><text:span text:style-name="T4">servicios</text:span><text:span text:style-name="T70"> </text:span><text:span text:style-name="T4">homologados;</text:span><text:span text:style-name="T70"> </text:span><text:span text:style-name="T4">con</text:span><text:span text:style-name="T70"> </text:span><text:span text:style-name="T4">carácter</text:span><text:span text:style-name="T70"> </text:span><text:span text:style-name="T4">supletorio</text:span><text:span text:style-name="T70"> </text:span><text:span text:style-name="T4">se</text:span><text:span text:style-name="T70"> </text:span><text:span text:style-name="T4">aplicarán</text:span><text:span text:style-name="T70"> </text:span><text:span text:style-name="T4">las</text:span><text:span text:style-name="T70"> </text:span><text:span text:style-name="T4">restantes</text:span><text:span text:style-name="T70"> </text:span><text:span text:style-name="T4">normas</text:span><text:span text:style-name="T70"> </text:span><text:span text:style-name="T4">de</text:span><text:span text:style-name="T70"> </text:span><text:span text:style-name="T4">derecho</text:span><text:span text:style-name="T70"> </text:span><text:span text:style-name="T4">administrativo</text:span><text:span text:style-name="T70"> </text:span><text:span text:style-name="T4">y,</text:span><text:span text:style-name="T70"> </text:span><text:span text:style-name="T4">en</text:span><text:span text:style-name="T70"> </text:span><text:span text:style-name="T4">su</text:span><text:span text:style-name="T70"> </text:span><text:span text:style-name="T4">defecto,</text:span><text:span text:style-name="T70"> </text:span><text:span text:style-name="T4">las</text:span><text:span text:style-name="T70"> </text:span><text:span text:style-name="T4">normas</text:span><text:span text:style-name="T70"> </text:span><text:span text:style-name="T4">de</text:span><text:span text:style-name="T70"> </text:span><text:span text:style-name="T4">derecho</text:span><text:span text:style-name="T70"> </text:span><text:span text:style-name="T4">privado.</text:span></text:p>
      <text:p text:style-name="P169"/>
      <text:p text:style-name="P172">El<text:span text:style-name="T2"> </text:span>Pliego<text:span text:style-name="T2"> </text:span>de<text:span text:style-name="T2"> </text:span>Cláusulas<text:span text:style-name="T2"> </text:span>Administrativas<text:span text:style-name="T2"> </text:span>Particulares,<text:span text:style-name="T2"> </text:span>el<text:span text:style-name="T2"> </text:span>Pliego<text:span text:style-name="T2"> </text:span>de<text:span text:style-name="T2"> </text:span>Prescripciones<text:span text:style-name="T2"> </text:span>Técnicas<text:span text:style-name="T2"> </text:span>Particulares<text:span text:style-name="T2"> </text:span>y<text:span text:style-name="T2"> </text:span>demás<text:span text:style-name="T2"> </text:span>documentos<text:span text:style-name="T2"> </text:span>anexos,<text:span text:style-name="T2"> </text:span>revestirán<text:span text:style-name="T2"> </text:span>carácter<text:span text:style-name="T2"> </text:span>contractual.<text:span text:style-name="T2"> </text:span>Los<text:span text:style-name="T2"> </text:span>contratos<text:span text:style-name="T2"> </text:span>se<text:span text:style-name="T2"> </text:span>ajustarán<text:span text:style-name="T2"> </text:span>al<text:span text:style-name="T2"> </text:span>contenido<text:span text:style-name="T2"> </text:span>del<text:span text:style-name="T2"> </text:span>presente<text:span text:style-name="T2"> </text:span>pliego,<text:span text:style-name="T2"> </text:span>cuyas<text:span text:style-name="T2"> </text:span>cláusulas<text:span text:style-name="T2"> </text:span>se<text:span text:style-name="T2"> </text:span>considerarán<text:span text:style-name="T2"> </text:span>parte<text:span text:style-name="T2"> </text:span>integrante<text:span text:style-name="T2"> </text:span>de<text:span text:style-name="T2"> </text:span>los<text:span text:style-name="T2"> </text:span>respectivos<text:span text:style-name="T2"> </text:span>contratos.<text:span text:style-name="T2"> </text:span></text:p>
      <text:p text:style-name="P172"/>
      <text:p text:style-name="P172">Queda<text:span text:style-name="T2"> </text:span>prohibida<text:span text:style-name="T2"> </text:span>toda<text:span text:style-name="T2"> </text:span>negociación<text:span text:style-name="T2"> </text:span>de<text:span text:style-name="T2"> </text:span>los<text:span text:style-name="T2"> </text:span>términos<text:span text:style-name="T2"> </text:span>del<text:span text:style-name="T2"> </text:span>contrato<text:span text:style-name="T2"> </text:span>con<text:span text:style-name="T2"> </text:span>las<text:span text:style-name="T2"> </text:span>licitadoras.</text:p>
      <text:p text:style-name="P172"/>
      <text:p text:style-name="P172">En<text:span text:style-name="T2"> </text:span>caso<text:span text:style-name="T2"> </text:span>de<text:span text:style-name="T2"> </text:span>discordancia<text:span text:style-name="T2"> </text:span>entre<text:span text:style-name="T2"> </text:span>el<text:span text:style-name="T2"> </text:span>presente<text:span text:style-name="T2"> </text:span>pliego<text:span text:style-name="T2"> </text:span>y<text:span text:style-name="T2"> </text:span>cualquiera<text:span text:style-name="T2"> </text:span>del<text:span text:style-name="T2"> </text:span>resto<text:span text:style-name="T2"> </text:span>de<text:span text:style-name="T2"> </text:span>los<text:span text:style-name="T2"> </text:span>documentos<text:span text:style-name="T2"> </text:span>contractuales,<text:span text:style-name="T2"> </text:span>prevalecerá<text:span text:style-name="T2"> </text:span>el<text:span text:style-name="T2"> </text:span>Pliego<text:span text:style-name="T2"> </text:span>de<text:span text:style-name="T2"> </text:span>Cláusulas<text:span text:style-name="T2"> </text:span>Administrativas<text:span text:style-name="T2"> </text:span>Particulares,<text:span text:style-name="T2"> </text:span>en<text:span text:style-name="T2"> </text:span>el<text:span text:style-name="T2"> </text:span>que<text:span text:style-name="T2"> </text:span>se<text:span text:style-name="T2"> </text:span>contienen<text:span text:style-name="T2"> </text:span>los<text:span text:style-name="T2"> </text:span>derechos<text:span text:style-name="T2"> </text:span>y<text:span text:style-name="T2"> </text:span>obligaciones<text:span text:style-name="T2"> </text:span>que<text:span text:style-name="T2"> </text:span>asumirán<text:span text:style-name="T2"> </text:span>las<text:span text:style-name="T2"> </text:span>partes<text:span text:style-name="T2"> </text:span>del<text:span text:style-name="T2"> </text:span>contrato.<text:span text:style-name="T2"> </text:span></text:p>
      <text:p text:style-name="P172"/>
      <text:p text:style-name="P172">El<text:span text:style-name="T2"> </text:span>desconocimiento<text:span text:style-name="T2"> </text:span>del<text:span text:style-name="T2"> </text:span>presente<text:span text:style-name="T2"> </text:span>pliego,<text:span text:style-name="T2"> </text:span>del<text:span text:style-name="T2"> </text:span>contrato,<text:span text:style-name="T2"> </text:span>de<text:span text:style-name="T2"> </text:span>sus<text:span text:style-name="T2"> </text:span>documentos<text:span text:style-name="T2"> </text:span>anexos<text:span text:style-name="T2"> </text:span>o<text:span text:style-name="T2"> </text:span>de<text:span text:style-name="T2"> </text:span>las<text:span text:style-name="T2"> </text:span>instrucciones<text:span text:style-name="T2"> </text:span>o<text:span text:style-name="T2"> </text:span>normas<text:span text:style-name="T2"> </text:span>de<text:span text:style-name="T2"> </text:span>toda<text:span text:style-name="T2"> </text:span>índole<text:span text:style-name="T2"> </text:span>aprobadas<text:span text:style-name="T2"> </text:span>por<text:span text:style-name="T2"> </text:span>la<text:span text:style-name="T2"> </text:span>Administración<text:span text:style-name="T2"> </text:span>que<text:span text:style-name="T2"> </text:span>puedan<text:span text:style-name="T2"> </text:span>ser<text:span text:style-name="T2"> </text:span>de<text:span text:style-name="T2"> </text:span>aplicación<text:span text:style-name="T2"> </text:span>en<text:span text:style-name="T2"> </text:span>la<text:span text:style-name="T2"> </text:span>ejecución<text:span text:style-name="T2"> </text:span>de<text:span text:style-name="T2"> </text:span>lo<text:span text:style-name="T2"> </text:span>pactado,<text:span text:style-name="T2"> </text:span>no<text:span text:style-name="T2"> </text:span>eximirá<text:span text:style-name="T2"> </text:span>a<text:span text:style-name="T2"> </text:span>la<text:span text:style-name="T2"> </text:span>persona<text:span text:style-name="T2"> </text:span>contratista<text:span text:style-name="T2"> </text:span>de<text:span text:style-name="T2"> </text:span>la<text:span text:style-name="T2"> </text:span>obligación<text:span text:style-name="T2"> </text:span>de<text:span text:style-name="T2"> </text:span>su<text:span text:style-name="T2"> </text:span>cumplimiento.</text:p>
      <text:p text:style-name="P185"/>
      <text:p text:style-name="P159">2.<text:span text:style-name="T2"> </text:span>Objeto<text:span text:style-name="T2"> </text:span>del<text:span text:style-name="T2"> </text:span>contrato.</text:p>
      <text:p text:style-name="P213"/>
      <text:p text:style-name="P215">El<text:span text:style-name="T2"> </text:span>contrato<text:span text:style-name="T2"> </text:span>a<text:span text:style-name="T2"> </text:span>que<text:span text:style-name="T2"> </text:span>se<text:span text:style-name="T2"> </text:span>refiere<text:span text:style-name="T2"> </text:span>el<text:span text:style-name="T2"> </text:span>presente<text:span text:style-name="T2"> </text:span>pliego<text:span text:style-name="T2"> </text:span>tiene<text:span text:style-name="T2"> </text:span>por<text:span text:style-name="T2"> </text:span>objeto<text:span text:style-name="T2"> </text:span>la<text:span text:style-name="T2"> </text:span>prestación<text:span text:style-name="T2"> </text:span>del<text:span text:style-name="T2"> </text:span>servicio<text:span text:style-name="T2"> </text:span>a<text:span text:style-name="T2"> </text:span>que<text:span text:style-name="T2"> </text:span>se<text:span text:style-name="T2"> </text:span>refiere<text:span text:style-name="T2"> </text:span>el<text:span text:style-name="T2"> </text:span>anexo<text:span text:style-name="T2"> </text:span>I-A.</text:p>
      <text:p text:style-name="P172"/>
      <text:p text:style-name="P159">3.<text:span text:style-name="T2"> </text:span>Presupuesto<text:span text:style-name="T2"> </text:span>de<text:span text:style-name="T2"> </text:span>licitación<text:span text:style-name="T2"> </text:span>y<text:span text:style-name="T2"> </text:span>precio<text:span text:style-name="T2"> </text:span>del<text:span text:style-name="T2"> </text:span>contrato.</text:p>
      <text:p text:style-name="P216"/>
      <text:p text:style-name="P172">El<text:span text:style-name="T2"> </text:span>presupuesto<text:span text:style-name="T2"> </text:span>de<text:span text:style-name="T2"> </text:span>licitación<text:span text:style-name="T2"> </text:span>es<text:span text:style-name="T2"> </text:span>el<text:span text:style-name="T2"> </text:span>que<text:span text:style-name="T2"> </text:span>figura<text:span text:style-name="T2"> </text:span>en<text:span text:style-name="T2"> </text:span>el<text:span text:style-name="T2"> </text:span>anexo<text:span text:style-name="T2"> </text:span>I-A,<text:span text:style-name="T2"> </text:span>en<text:span text:style-name="T2"> </text:span>el<text:span text:style-name="T2"> </text:span>que<text:span text:style-name="T2"> </text:span>se<text:span text:style-name="T2"> </text:span>indicará<text:span text:style-name="T2"> </text:span>como<text:span text:style-name="T2"> </text:span>partida<text:span text:style-name="T2"> </text:span>independiente<text:span text:style-name="T2"> </text:span>el<text:span text:style-name="T2"> </text:span>importe<text:span text:style-name="T2"> </text:span>del<text:span text:style-name="T2"> </text:span>Impuesto<text:span text:style-name="T2"> </text:span>sobre<text:span text:style-name="T2"> </text:span>el<text:span text:style-name="T2"> </text:span>Valor<text:span text:style-name="T2"> </text:span>Añadido<text:span text:style-name="T2"> </text:span>que<text:span text:style-name="T2"> </text:span>deba<text:span text:style-name="T2"> </text:span>soportar<text:span text:style-name="T2"> </text:span>la<text:span text:style-name="T2"> </text:span>Administración.</text:p>
      <text:p text:style-name="P172"/>
      <text:p text:style-name="P172">El<text:span text:style-name="T2"> </text:span>precio<text:span text:style-name="T2"> </text:span>del<text:span text:style-name="T2"> </text:span>contrato<text:span text:style-name="T2"> </text:span>será<text:span text:style-name="T2"> </text:span>el<text:span text:style-name="T2"> </text:span>que<text:span text:style-name="T2"> </text:span>resulte<text:span text:style-name="T2"> </text:span>de<text:span text:style-name="T2"> </text:span>la<text:span text:style-name="T2"> </text:span>adjudicación<text:span text:style-name="T2"> </text:span>del<text:span text:style-name="T2"> </text:span>mismo<text:span text:style-name="T2"> </text:span>e<text:span text:style-name="T2"> </text:span>incluirá,<text:span text:style-name="T2"> </text:span>como<text:span text:style-name="T2"> </text:span>partida<text:span text:style-name="T2"> </text:span>independiente,<text:span text:style-name="T2"> </text:span>el<text:span text:style-name="T2"> </text:span>Impuesto<text:span text:style-name="T2"> </text:span>sobre<text:span text:style-name="T2"> </text:span>el<text:span text:style-name="T2"> </text:span>Valor<text:span text:style-name="T2"> </text:span>Añadido.</text:p>
      <text:p text:style-name="P172"/>
      <text:p text:style-name="P478">En<text:span text:style-name="T2"> </text:span>el<text:span text:style-name="T2"> </text:span>precio<text:span text:style-name="T2"> </text:span>del<text:span text:style-name="T2"> </text:span>contrato<text:span text:style-name="T2"> </text:span>se<text:span text:style-name="T2"> </text:span>considerarán<text:span text:style-name="T2"> </text:span>incluidos<text:span text:style-name="T2"> </text:span>los<text:span text:style-name="T2"> </text:span>demás<text:span text:style-name="T2"> </text:span>tributos,<text:span text:style-name="T2"> </text:span>tasas<text:span text:style-name="T2"> </text:span>y<text:span text:style-name="T2"> </text:span>cánones<text:span text:style-name="T2"> </text:span>de<text:span text:style-name="T2"> </text:span>cualquier<text:span text:style-name="T2"> </text:span>índole<text:span text:style-name="T2"> </text:span>que<text:span text:style-name="T2"> </text:span>sean<text:span text:style-name="T2"> </text:span>de<text:span text:style-name="T2"> </text:span>aplicación,<text:span text:style-name="T2"> </text:span>así<text:span text:style-name="T2"> </text:span>como<text:span text:style-name="T2"> </text:span>todos<text:span text:style-name="T2"> </text:span>los<text:span text:style-name="T2"> </text:span>gastos<text:span text:style-name="T2"> </text:span>que<text:span text:style-name="T2"> </text:span>se<text:span text:style-name="T2"> </text:span>originen<text:span text:style-name="T2"> </text:span>para<text:span text:style-name="T2"> </text:span>la<text:span text:style-name="T2"> </text:span>persona<text:span text:style-name="T2"> </text:span>adjudicataria<text:span text:style-name="T2"> </text:span>como<text:span text:style-name="T2"> </text:span>consecuencia<text:span text:style-name="T2"> </text:span>del<text:span text:style-name="T2"> </text:span>cumplimiento<text:span text:style-name="T2"> </text:span>de<text:span text:style-name="T2"> </text:span>las<text:span text:style-name="T2"> </text:span>obligaciones<text:span text:style-name="T2"> </text:span>contempladas<text:span text:style-name="T2"> </text:span>en<text:span text:style-name="T2"> </text:span>el<text:span text:style-name="T2"> </text:span>presente<text:span text:style-name="T2"> </text:span>pliego,<text:span text:style-name="T2"> </text:span>y<text:span text:style-name="T2"> </text:span>se<text:span text:style-name="T2"> </text:span>abonará<text:span text:style-name="T2"> </text:span>con<text:span text:style-name="T2"> </text:span>cargo<text:span text:style-name="T2"> </text:span>a<text:span text:style-name="T2"> </text:span>las<text:span text:style-name="T2"> </text:span>anualidades<text:span text:style-name="T2"> </text:span>que<text:span text:style-name="T2"> </text:span>se<text:span text:style-name="T2"> </text:span>señalen<text:span text:style-name="T2"> </text:span>en<text:span text:style-name="T2"> </text:span>el<text:span text:style-name="T2"> </text:span>anexo<text:span text:style-name="T2"> </text:span>I-A.<text:span text:style-name="T2"> </text:span></text:p>
      <text:p text:style-name="P172"/>
      <text:p text:style-name="P478">En<text:span text:style-name="T2"> </text:span>el<text:span text:style-name="T2"> </text:span>anexo<text:span text:style-name="T2"> </text:span>I-A<text:span text:style-name="T2"> </text:span>se<text:span text:style-name="T2"> </text:span>indicará<text:span text:style-name="T2"> </text:span>igualmente<text:span text:style-name="T2"> </text:span>el<text:span text:style-name="T2"> </text:span>sistema<text:span text:style-name="T2"> </text:span>de<text:span text:style-name="T2"> </text:span>determinación<text:span text:style-name="T2"> </text:span>del<text:span text:style-name="T2"> </text:span>precio,<text:span text:style-name="T2"> </text:span>que<text:span text:style-name="T2"> </text:span>podrá<text:span text:style-name="T2"> </text:span>estar<text:span text:style-name="T2"> </text:span>referido<text:span text:style-name="T2"> </text:span>a<text:span text:style-name="T2"> </text:span>componentes<text:span text:style-name="T2"> </text:span>de<text:span text:style-name="T2"> </text:span>la<text:span text:style-name="T2"> </text:span>prestación,<text:span text:style-name="T2"> </text:span>unidades<text:span text:style-name="T2"> </text:span>de<text:span text:style-name="T2"> </text:span>ejecución<text:span text:style-name="T2"> </text:span>o<text:span text:style-name="T2"> </text:span>unidades<text:span text:style-name="T2"> </text:span>de<text:span text:style-name="T2"> </text:span>tiempo,<text:span text:style-name="T2"> </text:span>o<text:span text:style-name="T2"> </text:span>fijarse<text:span text:style-name="T2"> </text:span>en<text:span text:style-name="T2"> </text:span>un<text:span text:style-name="T2"> </text:span>tanto<text:span text:style-name="T2"> </text:span>alzado<text:span text:style-name="T2"> </text:span>cuando<text:span text:style-name="T2"> </text:span>no<text:span text:style-name="T2"> </text:span>sea<text:span text:style-name="T2"> </text:span>posible<text:span text:style-name="T2"> </text:span>o<text:span text:style-name="T2"> </text:span>conveniente<text:span text:style-name="T2"> </text:span>su<text:span text:style-name="T2"> </text:span>descomposición,<text:span text:style-name="T2"> </text:span>o<text:span text:style-name="T2"> </text:span>resultar<text:span text:style-name="T2"> </text:span>de<text:span text:style-name="T2"> </text:span>la<text:span text:style-name="T2"> </text:span>aplicación<text:span text:style-name="T2"> </text:span>de<text:span text:style-name="T2"> </text:span>honorarios<text:span text:style-name="T2"> </text:span>por<text:span text:style-name="T2"> </text:span>tarifas<text:span text:style-name="T2"> </text:span>o<text:span text:style-name="T2"> </text:span>de<text:span text:style-name="T2"> </text:span>una<text:span text:style-name="T2"> </text:span>combinación<text:span text:style-name="T2"> </text:span>de<text:span text:style-name="T2"> </text:span>varias<text:span text:style-name="T2"> </text:span>de<text:span text:style-name="T2"> </text:span>estas<text:span text:style-name="T2"> </text:span>modalidades.<text:span text:style-name="T2"> </text:span></text:p>
      <text:p text:style-name="P172"/>
      <text:p text:style-name="P172">En<text:span text:style-name="T2"> </text:span>caso<text:span text:style-name="T2"> </text:span>de<text:span text:style-name="T2"> </text:span>que<text:span text:style-name="T2"> </text:span>el<text:span text:style-name="T2"> </text:span>valor<text:span text:style-name="T2"> </text:span>estimado<text:span text:style-name="T2"> </text:span>del<text:span text:style-name="T2"> </text:span>contrato,<text:span text:style-name="T2"> </text:span>calculado<text:span text:style-name="T2"> </text:span>conforme<text:span text:style-name="T2"> </text:span>a<text:span text:style-name="T2"> </text:span>las<text:span text:style-name="T2"> </text:span>previsiones<text:span text:style-name="T2"> </text:span>del<text:span text:style-name="T2"> </text:span>artículo<text:span text:style-name="T2"> </text:span>88<text:span text:style-name="T2"> </text:span>del<text:span text:style-name="T2"> </text:span><text:soft-page-break/>TRLCSP,<text:span text:style-name="T2"> </text:span>no<text:span text:style-name="T2"> </text:span>coincida<text:span text:style-name="T2"> </text:span>con<text:span text:style-name="T2"> </text:span>el<text:span text:style-name="T2"> </text:span>presupuesto<text:span text:style-name="T2"> </text:span>de<text:span text:style-name="T2"> </text:span>licitación,<text:span text:style-name="T2"> </text:span>se<text:span text:style-name="T2"> </text:span>hará<text:span text:style-name="T2"> </text:span>constar<text:span text:style-name="T2"> </text:span>tal<text:span text:style-name="T2"> </text:span>circunstancia<text:span text:style-name="T2"> </text:span>en<text:span text:style-name="T2"> </text:span>el<text:span text:style-name="T2"> </text:span>anexo<text:span text:style-name="T2"> </text:span>I-A,<text:span text:style-name="T2"> </text:span>motivándolo<text:span text:style-name="T2"> </text:span>adecuadamente,<text:span text:style-name="T2"> </text:span>donde<text:span text:style-name="T2"> </text:span>igualmente<text:span text:style-name="T2"> </text:span>se<text:span text:style-name="T2"> </text:span>indicará<text:span text:style-name="T2"> </text:span>si<text:span text:style-name="T2"> </text:span>el<text:span text:style-name="T2"> </text:span>contrato<text:span text:style-name="T2"> </text:span>está<text:span text:style-name="T2"> </text:span>o<text:span text:style-name="T2"> </text:span>no<text:span text:style-name="T2"> </text:span>sujeto<text:span text:style-name="T2"> </text:span>a<text:span text:style-name="T2"> </text:span>regulación<text:span text:style-name="T2"> </text:span>armonizada.<text:span text:style-name="T2"> </text:span></text:p>
      <text:p text:style-name="P172"/>
      <text:p text:style-name="P479">Si<text:span text:style-name="T2"> </text:span>así<text:span text:style-name="T2"> </text:span>se<text:span text:style-name="T2"> </text:span>establece<text:span text:style-name="T2"> </text:span>en<text:span text:style-name="T2"> </text:span>el<text:span text:style-name="T2"> </text:span>anexo<text:span text:style-name="T2"> </text:span>I-A,<text:span text:style-name="T2"> </text:span>el<text:span text:style-name="T2"> </text:span>precio<text:span text:style-name="T2"> </text:span>del<text:span text:style-name="T2"> </text:span>presente<text:span text:style-name="T2"> </text:span>contrato<text:span text:style-name="T2"> </text:span>podrá<text:span text:style-name="T2"> </text:span>ser<text:span text:style-name="T2"> </text:span>objeto<text:span text:style-name="T2"> </text:span>de<text:span text:style-name="T2"> </text:span>revisión,<text:span text:style-name="T2"> </text:span>al<text:span text:style-name="T2"> </text:span>alza<text:span text:style-name="T2"> </text:span>o<text:span text:style-name="T2"> </text:span>a<text:span text:style-name="T2"> </text:span>la<text:span text:style-name="T2"> </text:span>baja,<text:span text:style-name="T2"> </text:span>a<text:span text:style-name="T2"> </text:span>cuyos<text:span text:style-name="T2"> </text:span>efectos<text:span text:style-name="T2"> </text:span>se<text:span text:style-name="T2"> </text:span>establecerá<text:span text:style-name="T2"> </text:span>en<text:span text:style-name="T2"> </text:span>el<text:span text:style-name="T2"> </text:span>citado<text:span text:style-name="T2"> </text:span>anexo<text:span text:style-name="T2"> </text:span>la<text:span text:style-name="T2"> </text:span>fórmula<text:span text:style-name="T2"> </text:span>o<text:span text:style-name="T2"> </text:span>índices<text:span text:style-name="T2"> </text:span>oficiales<text:span text:style-name="T2"> </text:span>aplicables.<text:span text:style-name="T2"> </text:span>En<text:span text:style-name="T2"> </text:span>el<text:span text:style-name="T2"> </text:span>supuesto<text:span text:style-name="T2"> </text:span>de<text:span text:style-name="T2"> </text:span>que<text:span text:style-name="T2"> </text:span>no<text:span text:style-name="T2"> </text:span>lo<text:span text:style-name="T2"> </text:span>fuesen<text:span text:style-name="T2"> </text:span>solo<text:span text:style-name="T2"> </text:span>se<text:span text:style-name="T2"> </text:span>modificará<text:span text:style-name="T2"> </text:span>dicha<text:span text:style-name="T2"> </text:span>circunstancia<text:span text:style-name="T2"> </text:span>por<text:span text:style-name="T2"> </text:span>la<text:span text:style-name="T2"> </text:span>prórroga<text:span text:style-name="T2"> </text:span>del<text:span text:style-name="T2"> </text:span>plazo<text:span text:style-name="T2"> </text:span>durante<text:span text:style-name="T2"> </text:span>la<text:span text:style-name="T2"> </text:span>ejecución<text:span text:style-name="T2"> </text:span>del<text:span text:style-name="T2"> </text:span>contrato<text:span text:style-name="T2"> </text:span>por<text:span text:style-name="T2"> </text:span>causa<text:span text:style-name="T2"> </text:span>imputable<text:span text:style-name="T2"> </text:span>a<text:span text:style-name="T2"> </text:span>la<text:span text:style-name="T2"> </text:span>Administración<text:span text:style-name="T2"> </text:span>o<text:span text:style-name="T2"> </text:span>por<text:span text:style-name="T2"> </text:span>casos<text:span text:style-name="T2"> </text:span>de<text:span text:style-name="T2"> </text:span>fuerza<text:span text:style-name="T2"> </text:span>mayor,<text:span text:style-name="T2"> </text:span>entendiendo<text:span text:style-name="T2"> </text:span>por<text:span text:style-name="T2"> </text:span>tal<text:span text:style-name="T2"> </text:span>los<text:span text:style-name="T2"> </text:span>así<text:span text:style-name="T2"> </text:span>establecidos<text:span text:style-name="T2"> </text:span>en<text:span text:style-name="T2"> </text:span>el<text:span text:style-name="T2"> </text:span>artículo<text:span text:style-name="T2"> </text:span>231<text:span text:style-name="T2"> </text:span>del<text:span text:style-name="T2"> </text:span>TRLCSP.<text:span text:style-name="T2"> </text:span></text:p>
      <text:p text:style-name="P172"/>
      <text:p text:style-name="P172">En<text:span text:style-name="T2"> </text:span>el<text:span text:style-name="T2"> </text:span>anexo<text:span text:style-name="T2"> </text:span>I-A<text:span text:style-name="T2"> </text:span>se<text:span text:style-name="T2"> </text:span>establecerá<text:span text:style-name="T2"> </text:span>igualmente<text:span text:style-name="T2"> </text:span>la<text:span text:style-name="T2"> </text:span>posibilidad<text:span text:style-name="T2"> </text:span>de<text:span text:style-name="T2"> </text:span>incluir<text:span text:style-name="T2"> </text:span>cláusulas<text:span text:style-name="T2"> </text:span>de<text:span text:style-name="T2"> </text:span>variación<text:span text:style-name="T2"> </text:span>de<text:span text:style-name="T2"> </text:span>precios<text:span text:style-name="T2"> </text:span>en<text:span text:style-name="T2"> </text:span>función<text:span text:style-name="T2"> </text:span>del<text:span text:style-name="T2"> </text:span>cumplimiento<text:span text:style-name="T2"> </text:span>de<text:span text:style-name="T2"> </text:span>determinados<text:span text:style-name="T2"> </text:span>objetivos<text:span text:style-name="T2"> </text:span>de<text:span text:style-name="T2"> </text:span>plazos<text:span text:style-name="T2"> </text:span>o<text:span text:style-name="T2"> </text:span>de<text:span text:style-name="T2"> </text:span>rendimiento,<text:span text:style-name="T2"> </text:span>así<text:span text:style-name="T2"> </text:span>como<text:span text:style-name="T2"> </text:span>penalizaciones<text:span text:style-name="T2"> </text:span>por<text:span text:style-name="T2"> </text:span>incumplimiento<text:span text:style-name="T2"> </text:span>de<text:span text:style-name="T2"> </text:span>cláusulas<text:span text:style-name="T2"> </text:span>contractuales,<text:span text:style-name="T2"> </text:span>de<text:span text:style-name="T2"> </text:span>conformidad<text:span text:style-name="T2"> </text:span>con<text:span text:style-name="T2"> </text:span>lo<text:span text:style-name="T2"> </text:span>establecido<text:span text:style-name="T2"> </text:span>en<text:span text:style-name="T2"> </text:span>el<text:span text:style-name="T2"> </text:span>artículo<text:span text:style-name="T2"> </text:span>87.4<text:span text:style-name="T2"> </text:span>del<text:span text:style-name="T2"> </text:span>TRLCSP.</text:p>
      <text:p text:style-name="P172"/>
      <text:p text:style-name="P159">4.<text:span text:style-name="T2"> </text:span>Existencia<text:span text:style-name="T2"> </text:span>de<text:span text:style-name="T2"> </text:span>crédito.<text:span text:style-name="T2"> </text:span><text:tab/></text:p>
      <text:p text:style-name="P185"/>
      <text:p text:style-name="P172">Existe<text:span text:style-name="T2"> </text:span>el<text:span text:style-name="T2"> </text:span>crédito<text:span text:style-name="T2"> </text:span>preciso<text:span text:style-name="T2"> </text:span>para<text:span text:style-name="T2"> </text:span>atender<text:span text:style-name="T2"> </text:span>las<text:span text:style-name="T2"> </text:span>obligaciones<text:span text:style-name="T2"> </text:span>económicas<text:span text:style-name="T2"> </text:span>que<text:span text:style-name="T2"> </text:span>se<text:span text:style-name="T2"> </text:span>deriven<text:span text:style-name="T2"> </text:span>para<text:span text:style-name="T2"> </text:span>la<text:span text:style-name="T2"> </text:span>Administración<text:span text:style-name="T2"> </text:span>del<text:span text:style-name="T2"> </text:span>contrato<text:span text:style-name="T2"> </text:span>a<text:span text:style-name="T2"> </text:span>que<text:span text:style-name="T2"> </text:span>se<text:span text:style-name="T2"> </text:span>refiere<text:span text:style-name="T2"> </text:span>el<text:span text:style-name="T2"> </text:span>presente<text:span text:style-name="T2"> </text:span>pliego.<text:span text:style-name="T2"> </text:span></text:p>
      <text:p text:style-name="P172"/>
      <text:p text:style-name="P172">En<text:span text:style-name="T2"> </text:span>el<text:span text:style-name="T2"> </text:span>supuesto<text:span text:style-name="T2"> </text:span>de<text:span text:style-name="T2"> </text:span>que<text:span text:style-name="T2"> </text:span>el<text:span text:style-name="T2"> </text:span>presupuesto<text:span text:style-name="T2"> </text:span>se<text:span text:style-name="T2"> </text:span>financie<text:span text:style-name="T2"> </text:span>con<text:span text:style-name="T2"> </text:span>Fondos<text:span text:style-name="T2"> </text:span>Europeos,<text:span text:style-name="T2"> </text:span>constará<text:span text:style-name="T2"> </text:span>en<text:span text:style-name="T2"> </text:span>el<text:span text:style-name="T2"> </text:span>anexo<text:span text:style-name="T2"> </text:span>I-A<text:span text:style-name="T2"> </text:span>del<text:span text:style-name="T2"> </text:span>contrato<text:span text:style-name="T2"> </text:span>el<text:span text:style-name="T2"> </text:span>tipo<text:span text:style-name="T2"> </text:span>de<text:span text:style-name="T2"> </text:span>Fondo<text:span text:style-name="T2"> </text:span>y<text:span text:style-name="T2"> </text:span>el<text:span text:style-name="T2"> </text:span>porcentaje<text:span text:style-name="T2"> </text:span>de<text:span text:style-name="T2"> </text:span>cofinanciación.<text:span text:style-name="T2"> </text:span></text:p>
      <text:p text:style-name="P184"/>
      <text:p text:style-name="P159">5.<text:span text:style-name="T2"> </text:span>Plazo<text:span text:style-name="T2"> </text:span>de<text:span text:style-name="T2"> </text:span>ejecución.<text:span text:style-name="T2"> </text:span></text:p>
      <text:p text:style-name="P172"/>
      <text:p text:style-name="P177"><text:span text:style-name="T60">El</text:span><text:span text:style-name="T61"> </text:span><text:span text:style-name="T60">plazo</text:span><text:span text:style-name="T61"> </text:span><text:span text:style-name="T60">de</text:span><text:span text:style-name="T61"> </text:span><text:span text:style-name="T60">ejecución</text:span><text:span text:style-name="T61"> </text:span><text:span text:style-name="T60">del</text:span><text:span text:style-name="T61"> </text:span><text:span text:style-name="T60">contrato,</text:span><text:span text:style-name="T61"> </text:span><text:span text:style-name="T60">así</text:span><text:span text:style-name="T61"> </text:span><text:span text:style-name="T60">como</text:span><text:span text:style-name="T61"> </text:span><text:span text:style-name="T60">los</text:span><text:span text:style-name="T61"> </text:span><text:span text:style-name="T60">plazos</text:span><text:span text:style-name="T61"> </text:span><text:span text:style-name="T60">parciales</text:span><text:span text:style-name="T61"> </text:span><text:span text:style-name="T60">que,</text:span><text:span text:style-name="T61"> </text:span><text:span text:style-name="T60">en</text:span><text:span text:style-name="T61"> </text:span><text:span text:style-name="T60">su</text:span><text:span text:style-name="T61"> </text:span><text:span text:style-name="T60">caso,</text:span><text:span text:style-name="T61"> </text:span><text:span text:style-name="T60">pudieran</text:span><text:span text:style-name="T61"> </text:span><text:span text:style-name="T60">establecerse,</text:span><text:span text:style-name="T61"> </text:span><text:span text:style-name="T60">serán</text:span><text:span text:style-name="T61"> </text:span><text:span text:style-name="T60">los</text:span><text:span text:style-name="T61"> </text:span><text:span text:style-name="T60">fijados</text:span><text:span text:style-name="T61"> </text:span><text:span text:style-name="T60">en</text:span><text:span text:style-name="T61"> </text:span><text:span text:style-name="T60">el</text:span><text:span text:style-name="T61"> </text:span><text:span text:style-name="T60">anexo</text:span><text:span text:style-name="T61"> </text:span><text:span text:style-name="T60">I-A,</text:span><text:span text:style-name="T61"> </text:span><text:span text:style-name="T4">y</text:span><text:span text:style-name="T70"> </text:span><text:span text:style-name="T4">comenzará</text:span><text:span text:style-name="T70"> </text:span><text:span text:style-name="T4">a</text:span><text:span text:style-name="T70"> </text:span><text:span text:style-name="T4">contar</text:span><text:span text:style-name="T70"> </text:span><text:span text:style-name="T4">a</text:span><text:span text:style-name="T70"> </text:span><text:span text:style-name="T4">partir</text:span><text:span text:style-name="T70"> </text:span><text:span text:style-name="T4">de</text:span><text:span text:style-name="T70"> </text:span><text:span text:style-name="T4">la</text:span><text:span text:style-name="T70"> </text:span><text:span text:style-name="T4">fecha</text:span><text:span text:style-name="T70"> </text:span><text:span text:style-name="T4">que</text:span><text:span text:style-name="T70"> </text:span><text:span text:style-name="T4">se</text:span><text:span text:style-name="T70"> </text:span><text:span text:style-name="T4">establezca</text:span><text:span text:style-name="T70"> </text:span><text:span text:style-name="T4">a</text:span><text:span text:style-name="T70"> </text:span><text:span text:style-name="T4">este</text:span><text:span text:style-name="T70"> </text:span><text:span text:style-name="T4">efecto</text:span><text:span text:style-name="T70"> </text:span><text:span text:style-name="T4">en</text:span><text:span text:style-name="T70"> </text:span><text:span text:style-name="T4">el</text:span><text:span text:style-name="T70"> </text:span><text:span text:style-name="T4">contrato.</text:span></text:p>
      <text:p text:style-name="P188"/>
      <text:p text:style-name="P169">Por<text:span text:style-name="T2"> </text:span>mutuo<text:span text:style-name="T2"> </text:span>acuerdo<text:span text:style-name="T2"> </text:span>de<text:span text:style-name="T2"> </text:span>las<text:span text:style-name="T2"> </text:span>partes<text:span text:style-name="T2"> </text:span>antes<text:span text:style-name="T2"> </text:span>de<text:span text:style-name="T2"> </text:span>la<text:span text:style-name="T2"> </text:span>finalización<text:span text:style-name="T2"> </text:span>del<text:span text:style-name="T2"> </text:span>contrato,<text:span text:style-name="T2"> </text:span>podrá<text:span text:style-name="T2"> </text:span>prorrogarse<text:span text:style-name="T2"> </text:span>el<text:span text:style-name="T2"> </text:span>plazo<text:span text:style-name="T2"> </text:span>de<text:span text:style-name="T2"> </text:span>ejecución,<text:span text:style-name="T2"> </text:span>siempre<text:span text:style-name="T2"> </text:span>que<text:span text:style-name="T2"> </text:span>la<text:span text:style-name="T2"> </text:span>duración<text:span text:style-name="T2"> </text:span>total,<text:span text:style-name="T2"> </text:span>incluidas<text:span text:style-name="T2"> </text:span>las<text:span text:style-name="T2"> </text:span>prórrogas,<text:span text:style-name="T2"> </text:span>no<text:span text:style-name="T2"> </text:span>exceda<text:span text:style-name="T2"> </text:span>de<text:span text:style-name="T2"> </text:span>seis<text:span text:style-name="T2"> </text:span>años,<text:span text:style-name="T2"> </text:span>y<text:span text:style-name="T2"> </text:span>que<text:span text:style-name="T2"> </text:span>las<text:span text:style-name="T2"> </text:span>prórrogas<text:span text:style-name="T2"> </text:span>no<text:span text:style-name="T2"> </text:span>superen,<text:span text:style-name="T2"> </text:span>aislada<text:span text:style-name="T2"> </text:span>o<text:span text:style-name="T2"> </text:span>conjuntamente,<text:span text:style-name="T2"> </text:span>el<text:span text:style-name="T2"> </text:span>plazo<text:span text:style-name="T2"> </text:span>fijado<text:span text:style-name="T2"> </text:span>originariamente.<text:span text:style-name="T2"> </text:span></text:p>
      <text:p text:style-name="P185"/>
      <text:p text:style-name="P159">6.<text:span text:style-name="T2"> </text:span>Capacidad<text:span text:style-name="T2"> </text:span>y<text:span text:style-name="T2"> </text:span>solvencia<text:span text:style-name="T2"> </text:span>de<text:span text:style-name="T2"> </text:span>la<text:span text:style-name="T2"> </text:span>persona<text:span text:style-name="T2"> </text:span>empresaria<text:span text:style-name="T2"> </text:span>para<text:span text:style-name="T2"> </text:span>contratar.</text:p>
      <text:p text:style-name="P219"/>
      <text:p text:style-name="P174">6.1.<text:span text:style-name="T2"> </text:span>Aptitud<text:span text:style-name="T2"> </text:span>y<text:span text:style-name="T2"> </text:span>Capacidad.</text:p>
      <text:p text:style-name="P218"/>
      <text:p text:style-name="P185">Están<text:span text:style-name="T2"> </text:span>facultadas<text:span text:style-name="T2"> </text:span>para<text:span text:style-name="T2"> </text:span>contratar<text:span text:style-name="T2"> </text:span>las<text:span text:style-name="T2"> </text:span>personas<text:span text:style-name="T2"> </text:span>naturales<text:span text:style-name="T2"> </text:span>o<text:span text:style-name="T2"> </text:span>jurídicas,<text:span text:style-name="T2"> </text:span>españolas<text:span text:style-name="T2"> </text:span>o<text:span text:style-name="T2"> </text:span>extranjeras,<text:span text:style-name="T2"> </text:span>que<text:span text:style-name="T2"> </text:span>tengan<text:span text:style-name="T2"> </text:span>plena<text:span text:style-name="T2"> </text:span>capacidad<text:span text:style-name="T2"> </text:span>de<text:span text:style-name="T2"> </text:span>obrar,<text:span text:style-name="T2"> </text:span>no<text:span text:style-name="T2"> </text:span>estén<text:span text:style-name="T2"> </text:span>incursas<text:span text:style-name="T2"> </text:span>en<text:span text:style-name="T2"> </text:span>alguna<text:span text:style-name="T2"> </text:span>de<text:span text:style-name="T2"> </text:span>las<text:span text:style-name="T2"> </text:span>prohibiciones<text:span text:style-name="T2"> </text:span>de<text:span text:style-name="T2"> </text:span>contratar<text:span text:style-name="T2"> </text:span>que<text:span text:style-name="T2"> </text:span>señala<text:span text:style-name="T2"> </text:span>el<text:span text:style-name="T2"> </text:span>artículo<text:span text:style-name="T2"> </text:span>60<text:span text:style-name="T2"> </text:span>del<text:span text:style-name="T2"> </text:span>TRLCSP<text:span text:style-name="T2"> </text:span>y<text:span text:style-name="T2"> </text:span>acrediten<text:span text:style-name="T2"> </text:span>su<text:span text:style-name="T2"> </text:span>solvencia<text:span text:style-name="T2"> </text:span>económica<text:span text:style-name="T2"> </text:span>y<text:span text:style-name="T2"> </text:span>financiera<text:span text:style-name="T2"> </text:span>y<text:span text:style-name="T2"> </text:span>técnica<text:span text:style-name="T2"> </text:span>o<text:span text:style-name="T2"> </text:span>profesional,<text:span text:style-name="T2"> </text:span>conforme<text:span text:style-name="T2"> </text:span>a<text:span text:style-name="T2"> </text:span>lo<text:span text:style-name="T2"> </text:span>establecido<text:span text:style-name="T2"> </text:span>en<text:span text:style-name="T2"> </text:span>los<text:span text:style-name="T2"> </text:span>artículos<text:span text:style-name="T2"> </text:span>74,<text:span text:style-name="T2"> </text:span>75<text:span text:style-name="T2"> </text:span>y<text:span text:style-name="T2"> </text:span>78<text:span text:style-name="T2"> </text:span>del<text:span text:style-name="T2"> </text:span>TRLCSP<text:span text:style-name="T2"> </text:span>o,<text:span text:style-name="T2"> </text:span>en<text:span text:style-name="T2"> </text:span>los<text:span text:style-name="T2"> </text:span>casos<text:span text:style-name="T2"> </text:span>en<text:span text:style-name="T2"> </text:span>que<text:span text:style-name="T2"> </text:span>así<text:span text:style-name="T2"> </text:span>lo<text:span text:style-name="T2"> </text:span>exija<text:span text:style-name="T2"> </text:span>la<text:span text:style-name="T2"> </text:span>Ley,<text:span text:style-name="T2"> </text:span>se<text:span text:style-name="T2"> </text:span>encuentren<text:span text:style-name="T2"> </text:span>debidamente<text:span text:style-name="T2"> </text:span>clasificadas.<text:span text:style-name="T2"> </text:span></text:p>
      <text:p text:style-name="P185"/>
      <text:p text:style-name="P185">Asimismo,<text:span text:style-name="T2"> </text:span>deberán<text:span text:style-name="T2"> </text:span>contar<text:span text:style-name="T2"> </text:span>con<text:span text:style-name="T2"> </text:span>la<text:span text:style-name="T2"> </text:span>habilitación<text:span text:style-name="T2"> </text:span>empresarial<text:span text:style-name="T2"> </text:span>o<text:span text:style-name="T2"> </text:span>profesional<text:span text:style-name="T2"> </text:span>que,<text:span text:style-name="T2"> </text:span>en<text:span text:style-name="T2"> </text:span>su<text:span text:style-name="T2"> </text:span>caso,<text:span text:style-name="T2"> </text:span>sea<text:span text:style-name="T2"> </text:span>exigible<text:span text:style-name="T2"> </text:span>para<text:span text:style-name="T2"> </text:span>la<text:span text:style-name="T2"> </text:span>realización<text:span text:style-name="T2"> </text:span>de<text:span text:style-name="T2"> </text:span>la<text:span text:style-name="T2"> </text:span>actividad<text:span text:style-name="T2"> </text:span>o<text:span text:style-name="T2"> </text:span>prestación<text:span text:style-name="T2"> </text:span>que<text:span text:style-name="T2"> </text:span>constituya<text:span text:style-name="T2"> </text:span>el<text:span text:style-name="T2"> </text:span>objeto<text:span text:style-name="T2"> </text:span>del<text:span text:style-name="T2"> </text:span>contrato.<text:span text:style-name="T2"> </text:span></text:p>
      <text:p text:style-name="P185"/>
      <text:p text:style-name="P185">Las<text:span text:style-name="T2"> </text:span>personas<text:span text:style-name="T2"> </text:span>jurídicas<text:span text:style-name="T2"> </text:span>solo<text:span text:style-name="T2"> </text:span>podrán<text:span text:style-name="T2"> </text:span>ser<text:span text:style-name="T2"> </text:span>adjudicatarias<text:span text:style-name="T2"> </text:span>de<text:span text:style-name="T2"> </text:span>contratos<text:span text:style-name="T2"> </text:span>cuyas<text:span text:style-name="T2"> </text:span>prestaciones<text:span text:style-name="T2"> </text:span>estén<text:span text:style-name="T2"> </text:span>comprendidas<text:span text:style-name="T2"> </text:span>dentro<text:span text:style-name="T2"> </text:span>de<text:span text:style-name="T2"> </text:span>los<text:span text:style-name="T2"> </text:span>fines,<text:span text:style-name="T2"> </text:span>objeto<text:span text:style-name="T2"> </text:span>o<text:span text:style-name="T2"> </text:span>ámbito<text:span text:style-name="T2"> </text:span>de<text:span text:style-name="T2"> </text:span>actividad<text:span text:style-name="T2"> </text:span>que,<text:span text:style-name="T2"> </text:span>a<text:span text:style-name="T2"> </text:span>tenor<text:span text:style-name="T2"> </text:span>de<text:span text:style-name="T2"> </text:span>sus<text:span text:style-name="T2"> </text:span>propios<text:span text:style-name="T2"> </text:span>estatutos<text:span text:style-name="T2"> </text:span>o<text:span text:style-name="T2"> </text:span>reglas<text:span text:style-name="T2"> </text:span>fundacionales,<text:span text:style-name="T2"> </text:span>les<text:span text:style-name="T2"> </text:span>sean<text:span text:style-name="T2"> </text:span>propios.</text:p>
      <text:p text:style-name="P185"/>
      <text:p text:style-name="P488">Para<text:span text:style-name="T2"> </text:span>las<text:span text:style-name="T2"> </text:span>empresas<text:span text:style-name="T2"> </text:span>no<text:span text:style-name="T2"> </text:span>comunitarias,<text:span text:style-name="T2"> </text:span>comunitarias<text:span text:style-name="T2"> </text:span>y<text:span text:style-name="T2"> </text:span>uniones<text:span text:style-name="T2"> </text:span>temporales,<text:span text:style-name="T2"> </text:span>se<text:span text:style-name="T2"> </text:span>estará<text:span text:style-name="T2"> </text:span>a<text:span text:style-name="T2"> </text:span>lo<text:span text:style-name="T2"> </text:span>dispuesto<text:span text:style-name="T2"> </text:span>en<text:span text:style-name="T2"> </text:span>los<text:span text:style-name="T2"> </text:span>artículos<text:span text:style-name="T2"> </text:span>55,<text:span text:style-name="T2"> </text:span>58<text:span text:style-name="T2"> </text:span>Y<text:span text:style-name="T2"> </text:span>59<text:span text:style-name="T2"> </text:span>del<text:span text:style-name="T2"> </text:span>TRLCSP,<text:span text:style-name="T2"> </text:span>respectivamente.</text:p>
      <text:p text:style-name="P220"><text:soft-page-break/></text:p>
      <text:p text:style-name="P190"><text:span text:style-name="T60">Las</text:span><text:span text:style-name="T61"> </text:span><text:span text:style-name="T60">personas</text:span><text:span text:style-name="T61"> </text:span><text:span text:style-name="T60">empresarias</text:span><text:span text:style-name="T61"> </text:span><text:span text:style-name="T60">que</text:span><text:span text:style-name="T61"> </text:span><text:span text:style-name="T60">concurran</text:span><text:span text:style-name="T61"> </text:span><text:span text:style-name="T60">agrupadas</text:span><text:span text:style-name="T61"> </text:span><text:span text:style-name="T60">en</text:span><text:span text:style-name="T61"> </text:span><text:span text:style-name="T60">uniones</text:span><text:span text:style-name="T61"> </text:span><text:span text:style-name="T60">temporales</text:span><text:span text:style-name="T186"> </text:span><text:span text:style-name="T60">quedarán</text:span><text:span text:style-name="T61"> </text:span><text:span text:style-name="T60">obligadas</text:span><text:span text:style-name="T61"> </text:span><text:span text:style-name="T60">solidariamente</text:span><text:span text:style-name="T61"> </text:span><text:span text:style-name="T60">y</text:span><text:span text:style-name="T61"> </text:span><text:span text:style-name="T60">deberán</text:span><text:span text:style-name="T61"> </text:span><text:span text:style-name="T60">nombrar</text:span><text:span text:style-name="T61"> </text:span><text:span text:style-name="T60">una</text:span><text:span text:style-name="T61"> </text:span><text:span text:style-name="T60">persona</text:span><text:span text:style-name="T61"> </text:span><text:span text:style-name="T60">representante</text:span><text:span text:style-name="T61"> </text:span><text:span text:style-name="T60">o</text:span><text:span text:style-name="T61"> </text:span><text:span text:style-name="T60">apoderada</text:span><text:span text:style-name="T61"> </text:span><text:span text:style-name="T60">única</text:span><text:span text:style-name="T61"> </text:span><text:span text:style-name="T60">de</text:span><text:span text:style-name="T61"> </text:span><text:span text:style-name="T60">la</text:span><text:span text:style-name="T61"> </text:span><text:span text:style-name="T60">unión</text:span><text:span text:style-name="T61"> </text:span><text:span text:style-name="T60">con</text:span><text:span text:style-name="T61"> </text:span><text:span text:style-name="T60">poderes</text:span><text:span text:style-name="T61"> </text:span><text:span text:style-name="T60">bastantes</text:span><text:span text:style-name="T61"> </text:span><text:span text:style-name="T60">para</text:span><text:span text:style-name="T61"> </text:span><text:span text:style-name="T60">ejercitar</text:span><text:span text:style-name="T61"> </text:span><text:span text:style-name="T60">los</text:span><text:span text:style-name="T61"> </text:span><text:span text:style-name="T60">derechos</text:span><text:span text:style-name="T61"> </text:span><text:span text:style-name="T60">y</text:span><text:span text:style-name="T61"> </text:span><text:span text:style-name="T60">cumplir</text:span><text:span text:style-name="T61"> </text:span><text:span text:style-name="T60">las</text:span><text:span text:style-name="T61"> </text:span><text:span text:style-name="T60">obligaciones</text:span><text:span text:style-name="T61"> </text:span><text:span text:style-name="T60">que</text:span><text:span text:style-name="T61"> </text:span><text:span text:style-name="T60">del</text:span><text:span text:style-name="T61"> </text:span><text:span text:style-name="T60">contrato</text:span><text:span text:style-name="T61"> </text:span><text:span text:style-name="T60">se</text:span><text:span text:style-name="T61"> </text:span><text:span text:style-name="T60">deriven</text:span><text:span text:style-name="T61"> </text:span><text:span text:style-name="T60">hasta</text:span><text:span text:style-name="T61"> </text:span><text:span text:style-name="T60">la</text:span><text:span text:style-name="T61"> </text:span><text:span text:style-name="T60">extinción</text:span><text:span text:style-name="T61"> </text:span><text:span text:style-name="T60">del</text:span><text:span text:style-name="T61"> </text:span><text:span text:style-name="T60">mismo,</text:span><text:span text:style-name="T61"> </text:span><text:span text:style-name="T60">sin</text:span><text:span text:style-name="T61"> </text:span><text:span text:style-name="T60">perjuicio</text:span><text:span text:style-name="T61"> </text:span><text:span text:style-name="T60">de</text:span><text:span text:style-name="T61"> </text:span><text:span text:style-name="T60">la</text:span><text:span text:style-name="T61"> </text:span><text:span text:style-name="T60">existencia</text:span><text:span text:style-name="T61"> </text:span><text:span text:style-name="T60">de</text:span><text:span text:style-name="T61"> </text:span><text:span text:style-name="T60">poderes</text:span><text:span text:style-name="T61"> </text:span><text:span text:style-name="T60">mancomunados</text:span><text:span text:style-name="T61"> </text:span><text:span text:style-name="T60">que</text:span><text:span text:style-name="T61"> </text:span><text:span text:style-name="T60">puedan</text:span><text:span text:style-name="T61"> </text:span><text:span text:style-name="T60">otorgar</text:span><text:span text:style-name="T61"> </text:span><text:span text:style-name="T60">para</text:span><text:span text:style-name="T61"> </text:span><text:span text:style-name="T60">cobros</text:span><text:span text:style-name="T61"> </text:span><text:span text:style-name="T60">y</text:span><text:span text:style-name="T61"> </text:span><text:span text:style-name="T60">pagos</text:span><text:span text:style-name="T61"> </text:span><text:span text:style-name="T60">de</text:span><text:span text:style-name="T61"> </text:span><text:span text:style-name="T60">cuantía</text:span><text:span text:style-name="T61"> </text:span><text:span text:style-name="T60">significativa.</text:span><text:span text:style-name="T61"> </text:span><text:span text:style-name="T60">A</text:span><text:span text:style-name="T61"> </text:span><text:span text:style-name="T60">efectos</text:span><text:span text:style-name="T61"> </text:span><text:span text:style-name="T60">de</text:span><text:span text:style-name="T61"> </text:span><text:span text:style-name="T60">la</text:span><text:span text:style-name="T61"> </text:span><text:span text:style-name="T60">licitación,</text:span><text:span text:style-name="T61"> </text:span><text:span text:style-name="T60">deberán</text:span><text:span text:style-name="T61"> </text:span><text:span text:style-name="T60">indicar</text:span><text:span text:style-name="T61"> </text:span><text:span text:style-name="T60">los</text:span><text:span text:style-name="T61"> </text:span><text:span text:style-name="T60">nombres</text:span><text:span text:style-name="T61"> </text:span><text:span text:style-name="T60">y</text:span><text:span text:style-name="T61"> </text:span><text:span text:style-name="T60">circunstancias</text:span><text:span text:style-name="T61"> </text:span><text:span text:style-name="T60">de</text:span><text:span text:style-name="T61"> </text:span><text:span text:style-name="T60">las</text:span><text:span text:style-name="T61"> </text:span><text:span text:style-name="T60">que</text:span><text:span text:style-name="T61"> </text:span><text:span text:style-name="T60">la</text:span><text:span text:style-name="T61"> </text:span><text:span text:style-name="T60">constituyan</text:span><text:span text:style-name="T61"> </text:span><text:span text:style-name="T60">y</text:span><text:span text:style-name="T61"> </text:span><text:span text:style-name="T60">la</text:span><text:span text:style-name="T61"> </text:span><text:span text:style-name="T60">participación</text:span><text:span text:style-name="T61"> </text:span><text:span text:style-name="T60">de</text:span><text:span text:style-name="T61"> </text:span><text:span text:style-name="T60">cada</text:span><text:span text:style-name="T61"> </text:span><text:span text:style-name="T60">una,</text:span><text:span text:style-name="T61"> </text:span><text:span text:style-name="T60">así</text:span><text:span text:style-name="T61"> </text:span><text:span text:style-name="T60">como</text:span><text:span text:style-name="T61"> </text:span><text:span text:style-name="T60">que</text:span><text:span text:style-name="T61"> </text:span><text:span text:style-name="T60">asumen</text:span><text:span text:style-name="T61"> </text:span><text:span text:style-name="T60">el</text:span><text:span text:style-name="T61"> </text:span><text:span text:style-name="T60">compromiso</text:span><text:span text:style-name="T61"> </text:span><text:span text:style-name="T60">de</text:span><text:span text:style-name="T61"> </text:span><text:span text:style-name="T60">constituirse</text:span><text:span text:style-name="T61"> </text:span><text:span text:style-name="T60">formalmente</text:span><text:span text:style-name="T61"> </text:span><text:span text:style-name="T60">en</text:span><text:span text:style-name="T61"> </text:span><text:span text:style-name="T60">unión</text:span><text:span text:style-name="T61"> </text:span><text:span text:style-name="T60">temporal</text:span><text:span text:style-name="T61"> </text:span><text:span text:style-name="T60">en</text:span><text:span text:style-name="T61"> </text:span><text:span text:style-name="T60">caso</text:span><text:span text:style-name="T61"> </text:span><text:span text:style-name="T60">de</text:span><text:span text:style-name="T61"> </text:span><text:span text:style-name="T60">resultar</text:span><text:span text:style-name="T61"> </text:span><text:span text:style-name="T60">adjudicatarias</text:span><text:span text:style-name="T61"> </text:span><text:span text:style-name="T60">del</text:span><text:span text:style-name="T61"> </text:span><text:span text:style-name="T60">contrato.</text:span><text:span text:style-name="T61"> </text:span></text:p>
      <text:p text:style-name="P220"/>
      <text:p text:style-name="P185">No<text:span text:style-name="T2"> </text:span>podrán<text:span text:style-name="T2"> </text:span>concurrir<text:span text:style-name="T2"> </text:span>a<text:span text:style-name="T2"> </text:span>las<text:span text:style-name="T2"> </text:span>licitaciones<text:span text:style-name="T2"> </text:span>empresas<text:span text:style-name="T2"> </text:span>que<text:span text:style-name="T2"> </text:span>hubieran<text:span text:style-name="T2"> </text:span>participado<text:span text:style-name="T2"> </text:span>en<text:span text:style-name="T2"> </text:span>la<text:span text:style-name="T2"> </text:span>elaboración<text:span text:style-name="T2"> </text:span>de<text:span text:style-name="T2"> </text:span>las<text:span text:style-name="T2"> </text:span>especificaciones<text:span text:style-name="T2"> </text:span>técnicas<text:span text:style-name="T2"> </text:span>o<text:span text:style-name="T2"> </text:span>de<text:span text:style-name="T2"> </text:span>los<text:span text:style-name="T2"> </text:span>documentos<text:span text:style-name="T2"> </text:span>preparatorios<text:span text:style-name="T2"> </text:span>del<text:span text:style-name="T2"> </text:span>contrato,<text:span text:style-name="T2"> </text:span>por<text:span text:style-name="T2"> </text:span>sí<text:span text:style-name="T2"> </text:span>o<text:span text:style-name="T2"> </text:span>mediante<text:span text:style-name="T2"> </text:span>unión<text:span text:style-name="T2"> </text:span>temporal,<text:span text:style-name="T2"> </text:span>siempre<text:span text:style-name="T2"> </text:span>que<text:span text:style-name="T2"> </text:span>dicha<text:span text:style-name="T2"> </text:span>participación<text:span text:style-name="T2"> </text:span>pueda<text:span text:style-name="T2"> </text:span>provocar<text:span text:style-name="T2"> </text:span>restricciones<text:span text:style-name="T2"> </text:span>a<text:span text:style-name="T2"> </text:span>la<text:span text:style-name="T2"> </text:span>libre<text:span text:style-name="T2"> </text:span>concurrencia<text:span text:style-name="T2"> </text:span>o<text:span text:style-name="T2"> </text:span>suponer<text:span text:style-name="T2"> </text:span>un<text:span text:style-name="T2"> </text:span>trato<text:span text:style-name="T2"> </text:span>privilegiado<text:span text:style-name="T2"> </text:span>con<text:span text:style-name="T2"> </text:span>respecto<text:span text:style-name="T2"> </text:span>al<text:span text:style-name="T2"> </text:span>resto<text:span text:style-name="T2"> </text:span>de<text:span text:style-name="T2"> </text:span>las<text:span text:style-name="T2"> </text:span>empresas<text:span text:style-name="T2"> </text:span>licitadoras.</text:p>
      <text:p text:style-name="P191"/>
      <text:p text:style-name="P229"><text:span text:style-name="T61"><text:s/></text:span><text:span text:style-name="T62">6.2.</text:span><text:span text:style-name="T63"> </text:span><text:span text:style-name="T62">Solvencia.</text:span></text:p>
      <text:p text:style-name="P186"/>
      <text:p text:style-name="P190"><text:span text:style-name="T60">a)</text:span><text:span text:style-name="T61"> </text:span><text:span text:style-name="T60">Para</text:span><text:span text:style-name="T61"> </text:span><text:span text:style-name="T60">celebrar</text:span><text:span text:style-name="T61"> </text:span><text:span text:style-name="T60">contratos,</text:span><text:span text:style-name="T61"> </text:span><text:span text:style-name="T60">las</text:span><text:span text:style-name="T61"> </text:span><text:span text:style-name="T60">personas</text:span><text:span text:style-name="T61"> </text:span><text:span text:style-name="T60">empresarias</text:span><text:span text:style-name="T61"> </text:span><text:span text:style-name="T60">deberán</text:span><text:span text:style-name="T61"> </text:span><text:span text:style-name="T60">acreditar</text:span><text:span text:style-name="T61"> </text:span><text:span text:style-name="T60">estar</text:span><text:span text:style-name="T61"> </text:span><text:span text:style-name="T60">en</text:span><text:span text:style-name="T61"> </text:span><text:span text:style-name="T60">posesión</text:span><text:span text:style-name="T61"> </text:span><text:span text:style-name="T60">de</text:span><text:span text:style-name="T61"> </text:span><text:span text:style-name="T60">las</text:span><text:span text:style-name="T61"> </text:span><text:span text:style-name="T60">condiciones</text:span><text:span text:style-name="T61"> </text:span><text:span text:style-name="T60">mínimas</text:span><text:span text:style-name="T61"> </text:span><text:span text:style-name="T60">de</text:span><text:span text:style-name="T61"> </text:span><text:span text:style-name="T60">solvencia</text:span><text:span text:style-name="T61"> </text:span><text:span text:style-name="T60">económica</text:span><text:span text:style-name="T61"> </text:span><text:span text:style-name="T60">y</text:span><text:span text:style-name="T61"> </text:span><text:span text:style-name="T60">financiera</text:span><text:span text:style-name="T61"> </text:span><text:span text:style-name="T60">y</text:span><text:span text:style-name="T61"> </text:span><text:span text:style-name="T60">técnica</text:span><text:span text:style-name="T61"> </text:span><text:span text:style-name="T60">o</text:span><text:span text:style-name="T61"> </text:span><text:span text:style-name="T60">profesional</text:span><text:span text:style-name="T61"> </text:span><text:span text:style-name="T60">que</text:span><text:span text:style-name="T61"> </text:span><text:span text:style-name="T60">se</text:span><text:span text:style-name="T61"> </text:span><text:span text:style-name="T60">especifican</text:span><text:span text:style-name="T61"> </text:span><text:span text:style-name="T60">en</text:span><text:span text:style-name="T61"> </text:span><text:span text:style-name="T60">la</text:span><text:span text:style-name="T61"> </text:span><text:span text:style-name="T60">cláusula</text:span><text:span text:style-name="T61"> </text:span><text:span text:style-name="T60">9.2.1.1.apartados</text:span><text:span text:style-name="T61"> </text:span><text:span text:style-name="T60">c),</text:span><text:span text:style-name="T61"> </text:span><text:span text:style-name="T60">d)</text:span><text:span text:style-name="T61"> </text:span><text:span text:style-name="T60">y</text:span><text:span text:style-name="T61"> </text:span><text:span text:style-name="T60">e)</text:span><text:span text:style-name="T61"> </text:span><text:span text:style-name="T60">en</text:span><text:span text:style-name="T61"> </text:span><text:span text:style-name="T60">las</text:span><text:span text:style-name="T61"> </text:span><text:span text:style-name="T60">que,</text:span><text:span text:style-name="T61"> </text:span><text:span text:style-name="T60">asimismo,</text:span><text:span text:style-name="T61"> </text:span><text:span text:style-name="T60">se</text:span><text:span text:style-name="T61"> </text:span><text:span text:style-name="T60">indicará</text:span><text:span text:style-name="T61"> </text:span><text:span text:style-name="T60">la</text:span><text:span text:style-name="T61"> </text:span><text:span text:style-name="T60">documentación</text:span><text:span text:style-name="T61"> </text:span><text:span text:style-name="T60">requerida</text:span><text:span text:style-name="T61"> </text:span><text:span text:style-name="T60">para</text:span><text:span text:style-name="T61"> </text:span><text:span text:style-name="T60">acreditar</text:span><text:span text:style-name="T61"> </text:span><text:span text:style-name="T60">las</text:span><text:span text:style-name="T61"> </text:span><text:span text:style-name="T60">mismas.</text:span><text:span text:style-name="T61"> </text:span><text:span text:style-name="T60">Este</text:span><text:span text:style-name="T61"> </text:span><text:span text:style-name="T60">requisito</text:span><text:span text:style-name="T61"> </text:span><text:span text:style-name="T60">será</text:span><text:span text:style-name="T61"> </text:span><text:span text:style-name="T60">sustituido</text:span><text:span text:style-name="T61"> </text:span><text:span text:style-name="T60">por</text:span><text:span text:style-name="T61"> </text:span><text:span text:style-name="T60">el</text:span><text:span text:style-name="T61"> </text:span><text:span text:style-name="T60">de</text:span><text:span text:style-name="T61"> </text:span><text:span text:style-name="T60">la</text:span><text:span text:style-name="T61"> </text:span><text:span text:style-name="T60">clasificación,</text:span><text:span text:style-name="T61"> </text:span><text:span text:style-name="T60">cuando</text:span><text:span text:style-name="T61"> </text:span><text:span text:style-name="T60">ésta</text:span><text:span text:style-name="T61"> </text:span><text:span text:style-name="T60">sea</text:span><text:span text:style-name="T61"> </text:span><text:span text:style-name="T60">exigible</text:span><text:span text:style-name="T61"> </text:span><text:span text:style-name="T60">conforme</text:span><text:span text:style-name="T61"> </text:span><text:span text:style-name="T60">a</text:span><text:span text:style-name="T61"> </text:span><text:span text:style-name="T60">lo</text:span><text:span text:style-name="T61"> </text:span><text:span text:style-name="T60">dispuesto</text:span><text:span text:style-name="T61"> </text:span><text:span text:style-name="T60">en</text:span><text:span text:style-name="T61"> </text:span><text:span text:style-name="T4">el</text:span><text:span text:style-name="T70"> </text:span><text:span text:style-name="T4">TRLCSP.</text:span><text:span text:style-name="T61"> </text:span></text:p>
      <text:p text:style-name="P185"/>
      <text:p text:style-name="P190"><text:span text:style-name="T58">Cuando</text:span><text:span text:style-name="T59"> </text:span><text:span text:style-name="T58">no</text:span><text:span text:style-name="T59"> </text:span><text:span text:style-name="T58">sea</text:span><text:span text:style-name="T59"> </text:span><text:span text:style-name="T58">exigible</text:span><text:span text:style-name="T59"> </text:span><text:span text:style-name="T58">la</text:span><text:span text:style-name="T59"> </text:span><text:span text:style-name="T58">clasificación,</text:span><text:span text:style-name="T59"> </text:span><text:span text:style-name="T58">para</text:span><text:span text:style-name="T59"> </text:span><text:span text:style-name="T58">acreditar</text:span><text:span text:style-name="T59"> </text:span><text:span text:style-name="T58">la</text:span><text:span text:style-name="T59"> </text:span><text:span text:style-name="T58">solvencia</text:span><text:span text:style-name="T59"> </text:span><text:span text:style-name="T58">necesaria</text:span><text:span text:style-name="T59"> </text:span><text:span text:style-name="T60">la</text:span><text:span text:style-name="T61"> </text:span><text:span text:style-name="T60">persona</text:span><text:span text:style-name="T61"> </text:span><text:span text:style-name="T60">empresaria</text:span><text:span text:style-name="T61"> </text:span><text:span text:style-name="T58">podrá</text:span><text:span text:style-name="T59"> </text:span><text:span text:style-name="T58">basarse</text:span><text:span text:style-name="T59"> </text:span><text:span text:style-name="T58">en</text:span><text:span text:style-name="T59"> </text:span><text:span text:style-name="T58">la</text:span><text:span text:style-name="T59"> </text:span><text:span text:style-name="T58">solvencia</text:span><text:span text:style-name="T59"> </text:span><text:span text:style-name="T58">y</text:span><text:span text:style-name="T59"> </text:span><text:span text:style-name="T58">medios</text:span><text:span text:style-name="T59"> </text:span><text:span text:style-name="T58">de</text:span><text:span text:style-name="T59"> </text:span><text:span text:style-name="T58">otras</text:span><text:span text:style-name="T59"> </text:span><text:span text:style-name="T58">entidades,</text:span><text:span text:style-name="T59"> </text:span><text:span text:style-name="T58">independientemente</text:span><text:span text:style-name="T59"> </text:span><text:span text:style-name="T58">de</text:span><text:span text:style-name="T59"> </text:span><text:span text:style-name="T58">la</text:span><text:span text:style-name="T59"> </text:span><text:span text:style-name="T58">naturaleza</text:span><text:span text:style-name="T59"> </text:span><text:span text:style-name="T58">jurídica</text:span><text:span text:style-name="T59"> </text:span><text:span text:style-name="T58">de</text:span><text:span text:style-name="T59"> </text:span><text:span text:style-name="T58">los</text:span><text:span text:style-name="T59"> </text:span><text:span text:style-name="T58">vínculos</text:span><text:span text:style-name="T59"> </text:span><text:span text:style-name="T58">que</text:span><text:span text:style-name="T59"> </text:span><text:span text:style-name="T58">tenga</text:span><text:span text:style-name="T59"> </text:span><text:span text:style-name="T58">con</text:span><text:span text:style-name="T59"> </text:span><text:span text:style-name="T58">ellas,</text:span><text:span text:style-name="T59"> </text:span><text:span text:style-name="T58">siempre</text:span><text:span text:style-name="T59"> </text:span><text:span text:style-name="T58">que</text:span><text:span text:style-name="T59"> </text:span><text:span text:style-name="T58">demuestre</text:span><text:span text:style-name="T59"> </text:span><text:span text:style-name="T58">que,</text:span><text:span text:style-name="T59"> </text:span><text:span text:style-name="T58">para</text:span><text:span text:style-name="T59"> </text:span><text:span text:style-name="T58">la</text:span><text:span text:style-name="T59"> </text:span><text:span text:style-name="T58">ejecución</text:span><text:span text:style-name="T59"> </text:span><text:span text:style-name="T58">del</text:span><text:span text:style-name="T59"> </text:span><text:span text:style-name="T58">contrato,</text:span><text:span text:style-name="T59"> </text:span><text:span text:style-name="T58">dispone</text:span><text:span text:style-name="T59"> </text:span><text:span text:style-name="T58">efectivamente</text:span><text:span text:style-name="T59"> </text:span><text:span text:style-name="T58">de</text:span><text:span text:style-name="T59"> </text:span><text:span text:style-name="T58">esos</text:span><text:span text:style-name="T59"> </text:span><text:span text:style-name="T58">medios,</text:span><text:span text:style-name="T59"> </text:span><text:span text:style-name="T58">debiendo</text:span><text:span text:style-name="T59"> </text:span><text:span text:style-name="T58">a</text:span><text:span text:style-name="T59"> </text:span><text:span text:style-name="T58">tal</text:span><text:span text:style-name="T59"> </text:span><text:span text:style-name="T58">fin</text:span><text:span text:style-name="T59"> </text:span><text:span text:style-name="T58">aportar</text:span><text:span text:style-name="T59"> </text:span><text:span text:style-name="T58">certificado</text:span><text:span text:style-name="T59"> </text:span><text:span text:style-name="T58">emitido</text:span><text:span text:style-name="T59"> </text:span><text:span text:style-name="T58">por</text:span><text:span text:style-name="T59"> </text:span><text:span text:style-name="T58">el</text:span><text:span text:style-name="T59"> </text:span><text:span text:style-name="T58">órgano</text:span><text:span text:style-name="T59"> </text:span><text:span text:style-name="T58">de</text:span><text:span text:style-name="T59"> </text:span><text:span text:style-name="T58">dirección</text:span><text:span text:style-name="T59"> </text:span><text:span text:style-name="T58">de</text:span><text:span text:style-name="T59"> </text:span><text:span text:style-name="T58">la</text:span><text:span text:style-name="T59"> </text:span><text:span text:style-name="T58">empresa</text:span><text:span text:style-name="T59"> </text:span><text:span text:style-name="T58">que</text:span><text:span text:style-name="T59"> </text:span><text:span text:style-name="T58">preste</text:span><text:span text:style-name="T59"> </text:span><text:span text:style-name="T58">la</text:span><text:span text:style-name="T59"> </text:span><text:span text:style-name="T58">citada</text:span><text:span text:style-name="T59"> </text:span><text:span text:style-name="T58">solvencia,</text:span><text:span text:style-name="T59"> </text:span><text:span text:style-name="T58">acreditativo</text:span><text:span text:style-name="T59"> </text:span><text:span text:style-name="T58">de</text:span><text:span text:style-name="T59"> </text:span><text:span text:style-name="T58">tal</text:span><text:span text:style-name="T59"> </text:span><text:span text:style-name="T58">circunstancia,</text:span><text:span text:style-name="T59"> </text:span><text:span text:style-name="T58">en</text:span><text:span text:style-name="T59"> </text:span><text:span text:style-name="T58">el</text:span><text:span text:style-name="T59"> </text:span><text:span text:style-name="T58">que</text:span><text:span text:style-name="T59"> </text:span><text:span text:style-name="T58">se</text:span><text:span text:style-name="T59"> </text:span><text:span text:style-name="T58">contenga</text:span><text:span text:style-name="T59"> </text:span><text:span text:style-name="T58">además</text:span><text:span text:style-name="T59"> </text:span><text:span text:style-name="T58">la</text:span><text:span text:style-name="T59"> </text:span><text:span text:style-name="T58">aceptación</text:span><text:span text:style-name="T59"> </text:span><text:span text:style-name="T58">expresa</text:span><text:span text:style-name="T59"> </text:span><text:span text:style-name="T58">de</text:span><text:span text:style-name="T59"> </text:span><text:span text:style-name="T58">los</text:span><text:span text:style-name="T59"> </text:span><text:span text:style-name="T58">efectos</text:span><text:span text:style-name="T59"> </text:span><text:span text:style-name="T58">señalados</text:span><text:span text:style-name="T59"> </text:span><text:span text:style-name="T58">en</text:span><text:span text:style-name="T59"> </text:span><text:span text:style-name="T58">el</text:span><text:span text:style-name="T59"> </text:span><text:span text:style-name="T58">artículo</text:span><text:span text:style-name="T59"> </text:span><text:span text:style-name="T58">1257</text:span><text:span text:style-name="T59"> </text:span><text:span text:style-name="T58">del</text:span><text:span text:style-name="T59"> </text:span><text:span text:style-name="T58">Código</text:span><text:span text:style-name="T59"> </text:span><text:span text:style-name="T58">Civil</text:span><text:span text:style-name="T59"> </text:span><text:span text:style-name="T58">por</text:span><text:span text:style-name="T59"> </text:span><text:span text:style-name="T58">la</text:span><text:span text:style-name="T59"> </text:span><text:span text:style-name="T58">empresa</text:span><text:span text:style-name="T59"> </text:span><text:span text:style-name="T58">que</text:span><text:span text:style-name="T59"> </text:span><text:span text:style-name="T58">preste</text:span><text:span text:style-name="T59"> </text:span><text:span text:style-name="T58">su</text:span><text:span text:style-name="T59"> </text:span><text:span text:style-name="T58">solvencia.</text:span></text:p>
      <text:p text:style-name="P192"><text:s/></text:p>
      <text:p text:style-name="P184">En<text:span text:style-name="T2"> </text:span>caso<text:span text:style-name="T2"> </text:span>de<text:span text:style-name="T2"> </text:span>que<text:span text:style-name="T2"> </text:span>el<text:span text:style-name="T2"> </text:span>referido<text:span text:style-name="T2"> </text:span>certificado<text:span text:style-name="T2"> </text:span>sea<text:span text:style-name="T2"> </text:span>aceptado<text:span text:style-name="T2"> </text:span>por<text:span text:style-name="T2"> </text:span>el<text:span text:style-name="T2"> </text:span>órgano<text:span text:style-name="T2"> </text:span>de<text:span text:style-name="T2"> </text:span>contratación,<text:span text:style-name="T2"> </text:span>la<text:span text:style-name="T2"> </text:span>Administración<text:span text:style-name="T2"> </text:span>podrá<text:span text:style-name="T2"> </text:span>exigir<text:span text:style-name="T2"> </text:span>en<text:span text:style-name="T2"> </text:span>vía<text:span text:style-name="T2"> </text:span>administrativa<text:span text:style-name="T2"> </text:span>el<text:span text:style-name="T2"> </text:span>cumplimiento<text:span text:style-name="T2"> </text:span>por<text:span text:style-name="T2"> </text:span>la<text:span text:style-name="T2"> </text:span>empresa<text:span text:style-name="T2"> </text:span>prestataria<text:span text:style-name="T2"> </text:span>de<text:span text:style-name="T2"> </text:span>la<text:span text:style-name="T2"> </text:span>solvencia<text:span text:style-name="T2"> </text:span>de<text:span text:style-name="T2"> </text:span>aquello<text:span text:style-name="T2"> </text:span>a<text:span text:style-name="T2"> </text:span>lo<text:span text:style-name="T2"> </text:span>que<text:span text:style-name="T2"> </text:span>se<text:span text:style-name="T2"> </text:span>comprometió<text:span text:style-name="T2"> </text:span>con<text:span text:style-name="T2"> </text:span>la<text:span text:style-name="T2"> </text:span>empresa<text:span text:style-name="T2"> </text:span>contratista.<text:span text:style-name="T2"> </text:span></text:p>
      <text:p text:style-name="P185"/>
      <text:p text:style-name="P190"><text:span text:style-name="T60">b)</text:span><text:span text:style-name="T63"> </text:span><text:span text:style-name="T60">Requisitos</text:span><text:span text:style-name="T61"> </text:span><text:span text:style-name="T60">de</text:span><text:span text:style-name="T61"> </text:span><text:span text:style-name="T60">solvencia</text:span><text:span text:style-name="T61"> </text:span><text:span text:style-name="T60">técnica</text:span><text:span text:style-name="T61"> </text:span><text:span text:style-name="T60">complementaria.</text:span><text:span text:style-name="T61"> </text:span></text:p>
      <text:p text:style-name="P185"/>
      <text:p text:style-name="P488">En<text:span text:style-name="T2"> </text:span>los<text:span text:style-name="T2"> </text:span>contratos<text:span text:style-name="T2"> </text:span>sujetos<text:span text:style-name="T2"> </text:span>a<text:span text:style-name="T2"> </text:span>regulación<text:span text:style-name="T2"> </text:span>armonizada,<text:span text:style-name="T2"> </text:span>el<text:span text:style-name="T2"> </text:span>órgano<text:span text:style-name="T2"> </text:span>de<text:span text:style-name="T2"> </text:span>contratación<text:span text:style-name="T2"> </text:span>podrá<text:span text:style-name="T2"> </text:span>exigir<text:span text:style-name="T2"> </text:span>la<text:span text:style-name="T2"> </text:span>presentación<text:span text:style-name="T2"> </text:span>de<text:span text:style-name="T2"> </text:span>certificados<text:span text:style-name="T2"> </text:span>expedidos<text:span text:style-name="T2"> </text:span>por<text:span text:style-name="T2"> </text:span>organismos<text:span text:style-name="T2"> </text:span>independientes<text:span text:style-name="T2"> </text:span>que<text:span text:style-name="T2"> </text:span>acrediten<text:span text:style-name="T2"> </text:span>que<text:span text:style-name="T2"> </text:span>la<text:span text:style-name="T2"> </text:span>persona<text:span text:style-name="T2"> </text:span>empresaria<text:span text:style-name="T2"> </text:span>cumple<text:span text:style-name="T2"> </text:span>determinadas<text:span text:style-name="T2"> </text:span>normas<text:span text:style-name="T2"> </text:span>de<text:span text:style-name="T2"> </text:span>garantía<text:span text:style-name="T2"> </text:span>de<text:span text:style-name="T2"> </text:span>la<text:span text:style-name="T2"> </text:span>calidad,<text:span text:style-name="T2"> </text:span>o<text:span text:style-name="T2"> </text:span>de<text:span text:style-name="T2"> </text:span>gestión<text:span text:style-name="T2"> </text:span>medioambiental,<text:span text:style-name="T2"> </text:span>conforme<text:span text:style-name="T2"> </text:span>a<text:span text:style-name="T2"> </text:span>lo<text:span text:style-name="T2"> </text:span>dispuesto<text:span text:style-name="T2"> </text:span>en<text:span text:style-name="T2"> </text:span>los<text:span text:style-name="T2"> </text:span>artículos<text:span text:style-name="T2"> </text:span>80<text:span text:style-name="T2"> </text:span>y<text:span text:style-name="T2"> </text:span>81<text:span text:style-name="T2"> </text:span>del<text:span text:style-name="T2"> </text:span>TRLCSP.<text:span text:style-name="T2"> </text:span></text:p>
      <text:p text:style-name="P230"/>
      <text:p text:style-name="P172">La<text:span text:style-name="T2"> </text:span>Mesa<text:span text:style-name="T2"> </text:span>o<text:span text:style-name="T2"> </text:span>el<text:span text:style-name="T2"> </text:span>órgano<text:span text:style-name="T2"> </text:span>de<text:span text:style-name="T2"> </text:span>contratación<text:span text:style-name="T2"> </text:span>podrá<text:span text:style-name="T2"> </text:span>recabar<text:span text:style-name="T2"> </text:span>de<text:span text:style-name="T2"> </text:span>la<text:span text:style-name="T2"> </text:span>persona<text:span text:style-name="T2"> </text:span>empresaria<text:span text:style-name="T2"> </text:span>aclaraciones<text:span text:style-name="T2"> </text:span>sobre<text:span text:style-name="T2"> </text:span>los<text:span text:style-name="T2"> </text:span>certificados<text:span text:style-name="T2"> </text:span>y<text:span text:style-name="T2"> </text:span>documentos<text:span text:style-name="T2"> </text:span>presentados,<text:span text:style-name="T2"> </text:span>o<text:span text:style-name="T2"> </text:span>requerirle<text:span text:style-name="T2"> </text:span>para<text:span text:style-name="T2"> </text:span>la<text:span text:style-name="T2"> </text:span>presentación<text:span text:style-name="T2"> </text:span>de<text:span text:style-name="T2"> </text:span>otros<text:span text:style-name="T2"> </text:span>complementarios.</text:p>
      <text:p text:style-name="P185"/>
      <text:p text:style-name="P491">7.<text:span text:style-name="T2"> </text:span>Perfil<text:span text:style-name="T2"> </text:span>de<text:span text:style-name="T2"> </text:span>contratante.<text:span text:style-name="T2"> </text:span></text:p>
      <text:p text:style-name="P491"/>
      <text:p text:style-name="P170">En<text:span text:style-name="T2"> </text:span>el<text:span text:style-name="T2"> </text:span>perfil<text:span text:style-name="T2"> </text:span>de<text:span text:style-name="T2"> </text:span>contratante<text:span text:style-name="T2"> </text:span>del<text:span text:style-name="T2"> </text:span>órgano<text:span text:style-name="T2"> </text:span>de<text:span text:style-name="T2"> </text:span>contratación<text:span text:style-name="T2"> </text:span>se<text:span text:style-name="T2"> </text:span>publicará<text:span text:style-name="T2"> </text:span>la<text:span text:style-name="T2"> </text:span>composición<text:span text:style-name="T2"> </text:span>de<text:span text:style-name="T2"> </text:span>la<text:span text:style-name="T2"> </text:span>Mesa<text:span text:style-name="T2"> </text:span>de<text:span text:style-name="T2"> </text:span>contratación<text:span text:style-name="T2"> </text:span>y,<text:span text:style-name="T2"> </text:span>en<text:span text:style-name="T2"> </text:span>su<text:span text:style-name="T2"> </text:span>caso,<text:span text:style-name="T2"> </text:span>la<text:span text:style-name="T2"> </text:span>designación<text:span text:style-name="T2"> </text:span>de<text:span text:style-name="T2"> </text:span>los<text:span text:style-name="T2"> </text:span>y<text:span text:style-name="T2"> </text:span>las<text:span text:style-name="T2"> </text:span>miembros<text:span text:style-name="T2"> </text:span>del<text:span text:style-name="T2"> </text:span>comité<text:span text:style-name="T2"> </text:span>de<text:span text:style-name="T2"> </text:span>personas<text:span text:style-name="T2"> </text:span>expertas<text:span text:style-name="T2"> </text:span>o<text:span text:style-name="T2"> </text:span>del<text:span text:style-name="T2"> </text:span>organismo<text:span text:style-name="T2"> </text:span>técnico<text:span text:style-name="T2"> </text:span>especializado,<text:span text:style-name="T2"> </text:span>la<text:span text:style-name="T2"> </text:span>adjudicación,<text:span text:style-name="T2"> </text:span>la<text:span text:style-name="T2"> </text:span>formalización<text:span text:style-name="T2"> </text:span>del<text:span text:style-name="T2"> </text:span>contrato<text:span text:style-name="T2"> </text:span>y<text:span text:style-name="T2"> </text:span>el<text:span text:style-name="T2"> </text:span>plazo<text:span text:style-name="T2"> </text:span>en<text:span text:style-name="T2"> </text:span>que<text:span text:style-name="T2"> </text:span>debe<text:span text:style-name="T2"> </text:span>procederse<text:span text:style-name="T2"> </text:span>a<text:span text:style-name="T2"> </text:span>la<text:span text:style-name="T2"> </text:span>misma,<text:span text:style-name="T2"> </text:span>así<text:span text:style-name="T2"> </text:span>como<text:span text:style-name="T2"> </text:span>cualquier<text:span text:style-name="T2"> </text:span>otro<text:span text:style-name="T2"> </text:span>dato<text:span text:style-name="T2"> </text:span>e<text:span text:style-name="T2"> </text:span>información<text:span text:style-name="T2"> </text:span>referente<text:span text:style-name="T2"> </text:span>a<text:span text:style-name="T2"> </text:span>su<text:span text:style-name="T2"> </text:span>actividad<text:span text:style-name="T2"> </text:span>contractual,<text:span text:style-name="T2"> </text:span>de<text:span text:style-name="T2"> </text:span>acuerdo<text:span text:style-name="T2"> </text:span>con<text:span text:style-name="T2"> </text:span>lo<text:span text:style-name="T2"> </text:span>establecido<text:span text:style-name="T2"> </text:span>en<text:span text:style-name="T2"> </text:span>el<text:span text:style-name="T2"> </text:span>53<text:span text:style-name="T2"> </text:span>del<text:span text:style-name="T2"> </text:span>TRLCSP<text:span text:style-name="T2"> </text:span>y<text:span text:style-name="T2"> </text:span>en<text:span text:style-name="T2"> </text:span>la<text:span text:style-name="T2"> </text:span>Orden<text:span text:style-name="T2"> </text:span>de<text:span text:style-name="T2"> </text:span>la<text:span text:style-name="T2"> </text:span>Consejería<text:span text:style-name="T2"> </text:span>de<text:span text:style-name="T2"> </text:span>Economía<text:span text:style-name="T2"> </text:span>y<text:span text:style-name="T2"> </text:span>Hacienda<text:span text:style-name="T2"> </text:span>de<text:span text:style-name="T2"> </text:span>16<text:span text:style-name="T2"> </text:span>de<text:span text:style-name="T2"> </text:span>junio<text:span text:style-name="T2"> </text:span>de<text:span text:style-name="T2"> </text:span>2008,<text:span text:style-name="T2"> </text:span>por<text:span text:style-name="T2"> </text:span>la<text:span text:style-name="T2"> </text:span>que<text:span text:style-name="T2"> </text:span><text:soft-page-break/>se<text:span text:style-name="T2"> </text:span>regula<text:span text:style-name="T2"> </text:span>el<text:span text:style-name="T2"> </text:span>perfil<text:span text:style-name="T2"> </text:span>de<text:span text:style-name="T2"> </text:span>contratante<text:span text:style-name="T2"> </text:span>de<text:span text:style-name="T2"> </text:span>los<text:span text:style-name="T2"> </text:span>órganos<text:span text:style-name="T2"> </text:span>de<text:span text:style-name="T2"> </text:span>contratación<text:span text:style-name="T2"> </text:span>de<text:span text:style-name="T2"> </text:span>la<text:span text:style-name="T2"> </text:span>Administración<text:span text:style-name="T2"> </text:span>de<text:span text:style-name="T2"> </text:span>la<text:span text:style-name="T2"> </text:span>Junta<text:span text:style-name="T2"> </text:span>de<text:span text:style-name="T2"> </text:span>Andalucía<text:span text:style-name="T2"> </text:span>y<text:span text:style-name="T2"> </text:span>sus<text:span text:style-name="T2"> </text:span>entidades<text:span text:style-name="T2"> </text:span>instrumentales.</text:p>
      <text:p text:style-name="P170"/>
      <text:p text:style-name="P476">El<text:span text:style-name="T2"> </text:span>acceso<text:span text:style-name="T2"> </text:span>al<text:span text:style-name="T2"> </text:span>perfil<text:span text:style-name="T2"> </text:span>de<text:span text:style-name="T2"> </text:span>contratante<text:span text:style-name="T2"> </text:span>se<text:span text:style-name="T2"> </text:span>efectuará<text:span text:style-name="T2"> </text:span>a<text:span text:style-name="T2"> </text:span>través<text:span text:style-name="T2"> </text:span>de<text:span text:style-name="T2"> </text:span>la<text:span text:style-name="T2"> </text:span>Plataforma<text:span text:style-name="T2"> </text:span>de<text:span text:style-name="T2"> </text:span>Contratación<text:span text:style-name="T2"> </text:span>de<text:span text:style-name="T2"> </text:span>la<text:span text:style-name="T2"> </text:span>Junta<text:span text:style-name="T2"> </text:span>de<text:span text:style-name="T2"> </text:span>Andalucía,<text:span text:style-name="T2"> </text:span>indicada<text:span text:style-name="T2"> </text:span>en<text:span text:style-name="T2"> </text:span>el<text:span text:style-name="T2"> </text:span>anexo<text:span text:style-name="T2"> </text:span>I-A<text:span text:style-name="T2"> </text:span>del<text:span text:style-name="T2"> </text:span>presente<text:span text:style-name="T2"> </text:span>pliego.<text:span text:style-name="T2"> </text:span></text:p>
      <text:p text:style-name="P61"/>
      <text:p text:style-name="P61">II.<text:span text:style-name="T2"> </text:span>ADJUDICACIÓN<text:span text:style-name="T2"> </text:span>DEL<text:span text:style-name="T2"> </text:span>CONTRATO</text:p>
      <text:p text:style-name="P176"/>
      <text:p text:style-name="P241">8.<text:span text:style-name="T2"> </text:span>Procedimiento<text:span text:style-name="T2"> </text:span>de<text:span text:style-name="T2"> </text:span>adjudicación<text:span text:style-name="T2"> </text:span>y<text:span text:style-name="T2"> </text:span>tramitación<text:span text:style-name="T2"> </text:span>del<text:span text:style-name="T2"> </text:span>expediente.<text:span text:style-name="T2"> </text:span></text:p>
      <text:p text:style-name="P240"/>
      <text:p text:style-name="P481">El<text:span text:style-name="T2"> </text:span>contrato<text:span text:style-name="T2"> </text:span>de<text:span text:style-name="T2"> </text:span>servicios<text:span text:style-name="T2"> </text:span>se<text:span text:style-name="T2"> </text:span>adjudicará<text:span text:style-name="T2"> </text:span>mediante<text:span text:style-name="T2"> </text:span>procedimiento<text:span text:style-name="T2"> </text:span>abierto<text:span text:style-name="T2"> </text:span>o<text:span text:style-name="T2"> </text:span>restringido,<text:span text:style-name="T2"> </text:span>según<text:span text:style-name="T2"> </text:span>disponga<text:span text:style-name="T2"> </text:span>el<text:span text:style-name="T2"> </text:span>anexo<text:span text:style-name="T2"> </text:span>I-A,<text:span text:style-name="T2"> </text:span>en<text:span text:style-name="T2"> </text:span>el<text:span text:style-name="T2"> </text:span>que<text:span text:style-name="T2"> </text:span>también<text:span text:style-name="T2"> </text:span>se<text:span text:style-name="T2"> </text:span>establecerá<text:span text:style-name="T2"> </text:span>la<text:span text:style-name="T2"> </text:span>posibilidad<text:span text:style-name="T2"> </text:span>o<text:span text:style-name="T2"> </text:span>no<text:span text:style-name="T2"> </text:span>de<text:span text:style-name="T2"> </text:span>incluir<text:span text:style-name="T2"> </text:span>variantes<text:span text:style-name="T2"> </text:span>o<text:span text:style-name="T2"> </text:span>mejoras.</text:p>
      <text:p text:style-name="P169"/>
      <text:p text:style-name="P169">En<text:span text:style-name="T2"> </text:span>el<text:span text:style-name="T2"> </text:span>anexo<text:span text:style-name="T2"> </text:span>I-A<text:span text:style-name="T2"> </text:span>se<text:span text:style-name="T2"> </text:span>indicará<text:span text:style-name="T2"> </text:span>la<text:span text:style-name="T2"> </text:span>forma<text:span text:style-name="T2"> </text:span>de<text:span text:style-name="T2"> </text:span>tramitación<text:span text:style-name="T2"> </text:span>del<text:span text:style-name="T2"> </text:span>expediente.<text:span text:style-name="T2"> </text:span></text:p>
      <text:p text:style-name="P172"/>
      <text:p text:style-name="P159">9.<text:span text:style-name="T2"> </text:span>Presentación<text:span text:style-name="T2"> </text:span>de<text:span text:style-name="T2"> </text:span>las<text:span text:style-name="T2"> </text:span>proposiciones.</text:p>
      <text:p text:style-name="P172"/>
      <text:p text:style-name="P177"><text:span text:style-name="T60">El</text:span><text:span text:style-name="T61"> </text:span><text:span text:style-name="T60">órgano</text:span><text:span text:style-name="T61"> </text:span><text:span text:style-name="T60">de</text:span><text:span text:style-name="T61"> </text:span><text:span text:style-name="T60">contratación</text:span><text:span text:style-name="T61"> </text:span><text:span text:style-name="T60">anunciará</text:span><text:span text:style-name="T61"> </text:span><text:span text:style-name="T60">la</text:span><text:span text:style-name="T61"> </text:span><text:span text:style-name="T60">licitación</text:span><text:span text:style-name="T61"> </text:span><text:span text:style-name="T60">del</text:span><text:span text:style-name="T61"> </text:span><text:span text:style-name="T60">contrato</text:span><text:span text:style-name="T61"> </text:span><text:span text:style-name="T60">en</text:span><text:span text:style-name="T61"> </text:span><text:span text:style-name="T60">los</text:span><text:span text:style-name="T61"> </text:span><text:span text:style-name="T60">correspondientes</text:span><text:span text:style-name="T61"> </text:span><text:span text:style-name="T60">boletines</text:span><text:span text:style-name="T61"> </text:span><text:span text:style-name="T60">oficiales</text:span><text:span text:style-name="T61"> </text:span><text:span text:style-name="T60">de</text:span><text:span text:style-name="T61"> </text:span><text:span text:style-name="T60">acuerdo</text:span><text:span text:style-name="T61"> </text:span><text:span text:style-name="T60">con</text:span><text:span text:style-name="T61"> </text:span><text:span text:style-name="T60">lo</text:span><text:span text:style-name="T61"> </text:span><text:span text:style-name="T60">dispuesto</text:span><text:span text:style-name="T61"> </text:span><text:span text:style-name="T60">en</text:span><text:span text:style-name="T61"> </text:span><text:span text:style-name="T4">el</text:span><text:span text:style-name="T70"> </text:span><text:span text:style-name="T4">TRLCSP</text:span><text:span text:style-name="T60">,</text:span><text:span text:style-name="T61"> </text:span><text:span text:style-name="T60">así</text:span><text:span text:style-name="T61"> </text:span><text:span text:style-name="T60">como</text:span><text:span text:style-name="T61"> </text:span><text:span text:style-name="T60">en</text:span><text:span text:style-name="T61"> </text:span><text:span text:style-name="T60">su</text:span><text:span text:style-name="T61"> </text:span><text:span text:style-name="T60">perfil</text:span><text:span text:style-name="T61"> </text:span><text:span text:style-name="T60">de</text:span><text:span text:style-name="T61"> </text:span><text:span text:style-name="T60">contratante.</text:span></text:p>
      <text:p text:style-name="P172"/>
      <text:p text:style-name="P486"><text:span text:style-name="T95">Cada</text:span><text:span text:style-name="T96"> </text:span><text:span text:style-name="T95">persona</text:span><text:span text:style-name="T96"> </text:span><text:span text:style-name="T4">licitadora</text:span><text:span text:style-name="T96"> </text:span><text:span text:style-name="T95">no</text:span><text:span text:style-name="T96"> </text:span><text:span text:style-name="T95">podrá</text:span><text:span text:style-name="T96"> </text:span><text:span text:style-name="T95">presentar</text:span><text:span text:style-name="T96"> </text:span><text:span text:style-name="T95">más</text:span><text:span text:style-name="T96"> </text:span><text:span text:style-name="T95">de</text:span><text:span text:style-name="T96"> </text:span><text:span text:style-name="T95">una</text:span><text:span text:style-name="T96"> </text:span><text:span text:style-name="T95">proposición,</text:span><text:span text:style-name="T96"> </text:span><text:span text:style-name="T95">ni</text:span><text:span text:style-name="T96"> </text:span><text:span text:style-name="T95">suscribir</text:span><text:span text:style-name="T96"> </text:span><text:span text:style-name="T95">ninguna</text:span><text:span text:style-name="T96"> </text:span><text:span text:style-name="T95">propuesta</text:span><text:span text:style-name="T96"> </text:span><text:span text:style-name="T95">en</text:span><text:span text:style-name="T96"> </text:span><text:span text:style-name="T95">unión</text:span><text:span text:style-name="T96"> </text:span><text:span text:style-name="T95">temporal</text:span><text:span text:style-name="T96"> </text:span><text:span text:style-name="T95">con</text:span><text:span text:style-name="T96"> </text:span><text:span text:style-name="T95">otras</text:span><text:span text:style-name="T96"> </text:span><text:span text:style-name="T95">si</text:span><text:span text:style-name="T96"> </text:span><text:span text:style-name="T95">lo</text:span><text:span text:style-name="T96"> </text:span><text:span text:style-name="T95">ha</text:span><text:span text:style-name="T96"> </text:span><text:span text:style-name="T95">hecho</text:span><text:span text:style-name="T96"> </text:span><text:span text:style-name="T95">individualmente</text:span><text:span text:style-name="T96"> </text:span><text:span text:style-name="T95">o</text:span><text:span text:style-name="T96"> </text:span><text:span text:style-name="T95">figurar</text:span><text:span text:style-name="T96"> </text:span><text:span text:style-name="T95">en</text:span><text:span text:style-name="T96"> </text:span><text:span text:style-name="T95">más</text:span><text:span text:style-name="T96"> </text:span><text:span text:style-name="T95">de</text:span><text:span text:style-name="T96"> </text:span><text:span text:style-name="T95">una</text:span><text:span text:style-name="T96"> </text:span><text:span text:style-name="T95">unión</text:span><text:span text:style-name="T96"> </text:span><text:span text:style-name="T95">temporal.</text:span><text:span text:style-name="T96"> </text:span><text:span text:style-name="T95">La</text:span><text:span text:style-name="T96"> </text:span><text:span text:style-name="T95">infracción</text:span><text:span text:style-name="T96"> </text:span><text:span text:style-name="T95">de</text:span><text:span text:style-name="T96"> </text:span><text:span text:style-name="T95">estas</text:span><text:span text:style-name="T96"> </text:span><text:span text:style-name="T95">normas</text:span><text:span text:style-name="T96"> </text:span><text:span text:style-name="T95">dará</text:span><text:span text:style-name="T96"> </text:span><text:span text:style-name="T95">lugar</text:span><text:span text:style-name="T96"> </text:span><text:span text:style-name="T95">a</text:span><text:span text:style-name="T96"> </text:span><text:span text:style-name="T95">la</text:span><text:span text:style-name="T96"> </text:span><text:span text:style-name="T95">no</text:span><text:span text:style-name="T96"> </text:span><text:span text:style-name="T95">admisión</text:span><text:span text:style-name="T96"> </text:span><text:span text:style-name="T95">de</text:span><text:span text:style-name="T96"> </text:span><text:span text:style-name="T95">todas</text:span><text:span text:style-name="T96"> </text:span><text:span text:style-name="T95">las</text:span><text:span text:style-name="T96"> </text:span><text:span text:style-name="T95">propuestas</text:span><text:span text:style-name="T96"> </text:span><text:span text:style-name="T95">por</text:span><text:span text:style-name="T96"> </text:span><text:span text:style-name="T95">ella</text:span><text:span text:style-name="T96"> </text:span><text:span text:style-name="T95">suscritas.</text:span><text:span text:style-name="T96"> </text:span></text:p>
      <text:p text:style-name="P183"/>
      <text:p text:style-name="P177"><text:span text:style-name="T4">La</text:span><text:span text:style-name="T70"> </text:span><text:span text:style-name="T4">presentación</text:span><text:span text:style-name="T70"> </text:span><text:span text:style-name="T4">de</text:span><text:span text:style-name="T70"> </text:span><text:span text:style-name="T4">la</text:span><text:span text:style-name="T70"> </text:span><text:span text:style-name="T4">proposición</text:span><text:span text:style-name="T70"> </text:span><text:span text:style-name="T4">supone</text:span><text:span text:style-name="T70"> </text:span><text:span text:style-name="T4">la</text:span><text:span text:style-name="T70"> </text:span><text:span text:style-name="T4">aceptación</text:span><text:span text:style-name="T70"> </text:span><text:span text:style-name="T4">incondicionada</text:span><text:span text:style-name="T70"> </text:span><text:span text:style-name="T4">por</text:span><text:span text:style-name="T70"> </text:span><text:span text:style-name="T60">la</text:span><text:span text:style-name="T61"> </text:span><text:span text:style-name="T60">persona</text:span><text:span text:style-name="T61"> </text:span><text:span text:style-name="T60">empresaria</text:span><text:span text:style-name="T61"> </text:span><text:span text:style-name="T4">del</text:span><text:span text:style-name="T70"> </text:span><text:span text:style-name="T4">contenido</text:span><text:span text:style-name="T70"> </text:span><text:span text:style-name="T4">de</text:span><text:span text:style-name="T70"> </text:span><text:span text:style-name="T4">la</text:span><text:span text:style-name="T70"> </text:span><text:span text:style-name="T4">totalidad</text:span><text:span text:style-name="T70"> </text:span><text:span text:style-name="T4">de</text:span><text:span text:style-name="T70"> </text:span><text:span text:style-name="T4">las</text:span><text:span text:style-name="T70"> </text:span><text:span text:style-name="T4">cláusulas</text:span><text:span text:style-name="T70"> </text:span><text:span text:style-name="T4">o</text:span><text:span text:style-name="T70"> </text:span><text:span text:style-name="T4">condiciones</text:span><text:span text:style-name="T70"> </text:span><text:span text:style-name="T4">de</text:span><text:span text:style-name="T70"> </text:span><text:span text:style-name="T4">este</text:span><text:span text:style-name="T70"> </text:span><text:span text:style-name="T4">pliego,</text:span><text:span text:style-name="T70"> </text:span><text:span text:style-name="T4">sin</text:span><text:span text:style-name="T70"> </text:span><text:span text:style-name="T4">salvedad</text:span><text:span text:style-name="T70"> </text:span><text:span text:style-name="T4">o</text:span><text:span text:style-name="T70"> </text:span><text:span text:style-name="T4">reserva</text:span><text:span text:style-name="T70"> </text:span><text:span text:style-name="T4">alguna.</text:span><text:span text:style-name="T70"> </text:span></text:p>
      <text:p text:style-name="P169"/>
      <text:p text:style-name="P481">Las<text:span text:style-name="T2"> </text:span>personas<text:span text:style-name="T2"> </text:span>licitadoras,<text:span text:style-name="T2"> </text:span>presentarán,<text:span text:style-name="T2"> </text:span>en<text:span text:style-name="T2"> </text:span>su<text:span text:style-name="T2"> </text:span>caso,<text:span text:style-name="T2"> </text:span>una<text:span text:style-name="T2"> </text:span>declaración<text:span text:style-name="T2"> </text:span>a<text:span text:style-name="T2"> </text:span>incluir<text:span text:style-name="T2"> </text:span>en<text:span text:style-name="T2"> </text:span>cada<text:span text:style-name="T2"> </text:span>sobre,<text:span text:style-name="T2"> </text:span>designando<text:span text:style-name="T2"> </text:span>qué<text:span text:style-name="T2"> </text:span>documentos<text:span text:style-name="T2"> </text:span>administrativos<text:span text:style-name="T2"> </text:span>y<text:span text:style-name="T2"> </text:span>técnicos<text:span text:style-name="T2"> </text:span>y<text:span text:style-name="T2"> </text:span>datos<text:span text:style-name="T2"> </text:span>presentados<text:span text:style-name="T2"> </text:span>son,<text:span text:style-name="T2"> </text:span>a<text:span text:style-name="T2"> </text:span>su<text:span text:style-name="T2"> </text:span>parecer,<text:span text:style-name="T2"> </text:span>constitutivos<text:span text:style-name="T2"> </text:span>de<text:span text:style-name="T2"> </text:span>ser<text:span text:style-name="T2"> </text:span>considerados<text:span text:style-name="T2"> </text:span>confidenciales,<text:span text:style-name="T2"> </text:span>tal<text:span text:style-name="T2"> </text:span>como<text:span text:style-name="T2"> </text:span>se<text:span text:style-name="T2"> </text:span>indica<text:span text:style-name="T2"> </text:span>en<text:span text:style-name="T2"> </text:span>el<text:span text:style-name="T2"> </text:span>artículo<text:span text:style-name="T2"> </text:span>140<text:span text:style-name="T2"> </text:span>del<text:span text:style-name="T2"> </text:span>TRLCSP.<text:span text:style-name="T2"> </text:span>Los<text:span text:style-name="T2"> </text:span>documentos<text:span text:style-name="T2"> </text:span>y<text:span text:style-name="T2"> </text:span>datos<text:span text:style-name="T2"> </text:span>presentados<text:span text:style-name="T2"> </text:span>pueden<text:span text:style-name="T2"> </text:span>ser<text:span text:style-name="T2"> </text:span>considerados<text:span text:style-name="T2"> </text:span>de<text:span text:style-name="T2"> </text:span>carácter<text:span text:style-name="T2"> </text:span>confidencial<text:span text:style-name="T2"> </text:span>cuando<text:span text:style-name="T2"> </text:span>su<text:span text:style-name="T2"> </text:span>difusión<text:span text:style-name="T2"> </text:span>a<text:span text:style-name="T2"> </text:span>terceras<text:span text:style-name="T2"> </text:span>personas<text:span text:style-name="T2"> </text:span>pueda<text:span text:style-name="T2"> </text:span>ser<text:span text:style-name="T2"> </text:span>contraria<text:span text:style-name="T2"> </text:span>a<text:span text:style-name="T2"> </text:span>sus<text:span text:style-name="T2"> </text:span>intereses<text:span text:style-name="T2"> </text:span>comerciales<text:span text:style-name="T2"> </text:span>legítimos,<text:span text:style-name="T2"> </text:span>perjudicar<text:span text:style-name="T2"> </text:span>la<text:span text:style-name="T2"> </text:span>leal<text:span text:style-name="T2"> </text:span>competencia<text:span text:style-name="T2"> </text:span>entre<text:span text:style-name="T2"> </text:span>las<text:span text:style-name="T2"> </text:span>empresas<text:span text:style-name="T2"> </text:span>del<text:span text:style-name="T2"> </text:span>sector<text:span text:style-name="T2"> </text:span>o<text:span text:style-name="T2"> </text:span>bien<text:span text:style-name="T2"> </text:span>estén<text:span text:style-name="T2"> </text:span>comprendidas<text:span text:style-name="T2"> </text:span>en<text:span text:style-name="T2"> </text:span>las<text:span text:style-name="T2"> </text:span>prohibiciones<text:span text:style-name="T2"> </text:span>establecidas<text:span text:style-name="T2"> </text:span>en<text:span text:style-name="T2"> </text:span>la<text:span text:style-name="T2"> </text:span>Ley<text:span text:style-name="T2"> </text:span>de<text:span text:style-name="T2"> </text:span>Protección<text:span text:style-name="T2"> </text:span>de<text:span text:style-name="T2"> </text:span>datos<text:span text:style-name="T2"> </text:span>de<text:span text:style-name="T2"> </text:span>Carácter<text:span text:style-name="T2"> </text:span>Personal.<text:span text:style-name="T2"> </text:span>De<text:span text:style-name="T2"> </text:span>no<text:span text:style-name="T2"> </text:span>aportarse<text:span text:style-name="T2"> </text:span>esta<text:span text:style-name="T2"> </text:span>declaración<text:span text:style-name="T2"> </text:span>se<text:span text:style-name="T2"> </text:span>considerará<text:span text:style-name="T2"> </text:span>que<text:span text:style-name="T2"> </text:span>ningún<text:span text:style-name="T2"> </text:span>documento<text:span text:style-name="T2"> </text:span>o<text:span text:style-name="T2"> </text:span>dato<text:span text:style-name="T2"> </text:span>posee<text:span text:style-name="T2"> </text:span>dicho<text:span text:style-name="T2"> </text:span>carácter.</text:p>
      <text:p text:style-name="P179"/>
      <text:p text:style-name="P481">El<text:span text:style-name="T2"> </text:span>modelo<text:span text:style-name="T2"> </text:span>de<text:span text:style-name="T2"> </text:span>declaración<text:span text:style-name="T2"> </text:span>se<text:span text:style-name="T2"> </text:span>incluye<text:span text:style-name="T2"> </text:span>en<text:span text:style-name="T2"> </text:span>el<text:span text:style-name="T2"> </text:span>anexo<text:span text:style-name="T2"> </text:span>II.</text:p>
      <text:p text:style-name="P179"/>
      <text:p text:style-name="P174">9.1.<text:span text:style-name="T2"> </text:span>Lugar<text:span text:style-name="T2"> </text:span>y<text:span text:style-name="T2"> </text:span>plazo<text:span text:style-name="T2"> </text:span>de<text:span text:style-name="T2"> </text:span>presentación.</text:p>
      <text:p text:style-name="P140"/>
      <text:p text:style-name="P183">Las<text:span text:style-name="T2"> </text:span>proposiciones,<text:span text:style-name="T2"> </text:span>junto<text:span text:style-name="T2"> </text:span>con<text:span text:style-name="T2"> </text:span>la<text:span text:style-name="T2"> </text:span>documentación<text:span text:style-name="T2"> </text:span>preceptiva,<text:span text:style-name="T2"> </text:span>se<text:span text:style-name="T2"> </text:span>presentarán,<text:span text:style-name="T2"> </text:span>dentro<text:span text:style-name="T2"> </text:span>del<text:span text:style-name="T2"> </text:span>plazo<text:span text:style-name="T2"> </text:span>señalado<text:span text:style-name="T2"> </text:span>en<text:span text:style-name="T2"> </text:span>el<text:span text:style-name="T2"> </text:span>anuncio,<text:span text:style-name="T2"> </text:span>en<text:span text:style-name="T2"> </text:span>el<text:span text:style-name="T2"> </text:span>Registro<text:span text:style-name="T2"> </text:span>General<text:span text:style-name="T2"> </text:span>del<text:span text:style-name="T2"> </text:span>órgano<text:span text:style-name="T2"> </text:span>de<text:span text:style-name="T2"> </text:span>contratación<text:span text:style-name="T2"> </text:span>indicado<text:span text:style-name="T2"> </text:span>en<text:span text:style-name="T2"> </text:span>el<text:span text:style-name="T2"> </text:span>mismo.</text:p>
      <text:p text:style-name="P140"/>
      <text:p text:style-name="P190"><text:span text:style-name="T4">Cuando</text:span><text:span text:style-name="T70"> </text:span><text:span text:style-name="T4">las</text:span><text:span text:style-name="T70"> </text:span><text:span text:style-name="T4">proposiciones</text:span><text:span text:style-name="T70"> </text:span><text:span text:style-name="T4">se</text:span><text:span text:style-name="T70"> </text:span><text:span text:style-name="T4">envíen</text:span><text:span text:style-name="T70"> </text:span><text:span text:style-name="T4">por</text:span><text:span text:style-name="T70"> </text:span><text:span text:style-name="T4">correo,</text:span><text:span text:style-name="T70"> </text:span><text:span text:style-name="T60">la</text:span><text:span text:style-name="T61"> </text:span><text:span text:style-name="T60">persona</text:span><text:span text:style-name="T61"> </text:span><text:span text:style-name="T60">empresaria</text:span><text:span text:style-name="T61"> </text:span><text:span text:style-name="T4">deberá</text:span><text:span text:style-name="T70"> </text:span><text:span text:style-name="T4">justificar</text:span><text:span text:style-name="T70"> </text:span><text:span text:style-name="T4">la</text:span><text:span text:style-name="T70"> </text:span><text:span text:style-name="T4">fecha</text:span><text:span text:style-name="T70"> </text:span><text:span text:style-name="T4">de</text:span><text:span text:style-name="T70"> </text:span><text:span text:style-name="T4">imposición</text:span><text:span text:style-name="T70"> </text:span><text:span text:style-name="T4">del</text:span><text:span text:style-name="T70"> </text:span><text:span text:style-name="T4">envío</text:span><text:span text:style-name="T70"> </text:span><text:span text:style-name="T4">en</text:span><text:span text:style-name="T70"> </text:span><text:span text:style-name="T4">las</text:span><text:span text:style-name="T70"> </text:span><text:span text:style-name="T4">Oficinas</text:span><text:span text:style-name="T70"> </text:span><text:span text:style-name="T4">de</text:span><text:span text:style-name="T70"> </text:span><text:span text:style-name="T4">Correos</text:span><text:span text:style-name="T70"> </text:span><text:span text:style-name="T4">y</text:span><text:span text:style-name="T70"> </text:span><text:span text:style-name="T4">anunciará</text:span><text:span text:style-name="T70"> </text:span><text:span text:style-name="T4">la</text:span><text:span text:style-name="T70"> </text:span><text:span text:style-name="T4">remisión</text:span><text:span text:style-name="T70"> </text:span><text:span text:style-name="T4">de</text:span><text:span text:style-name="T70"> </text:span><text:span text:style-name="T4">su</text:span><text:span text:style-name="T70"> </text:span><text:span text:style-name="T4">oferta</text:span><text:span text:style-name="T70"> </text:span><text:span text:style-name="T4">al</text:span><text:span text:style-name="T70"> </text:span><text:span text:style-name="T4">órgano</text:span><text:span text:style-name="T70"> </text:span><text:span text:style-name="T4">de</text:span><text:span text:style-name="T70"> </text:span><text:span text:style-name="T4">contratación,</text:span><text:span text:style-name="T70"> </text:span><text:span text:style-name="T4">en</text:span><text:span text:style-name="T70"> </text:span><text:span text:style-name="T4">el</text:span><text:span text:style-name="T70"> </text:span><text:span text:style-name="T4">mismo</text:span><text:span text:style-name="T70"> </text:span><text:span text:style-name="T4">día,</text:span><text:span text:style-name="T70"> </text:span><text:span text:style-name="T4">mediante</text:span><text:span text:style-name="T70"> </text:span><text:span text:style-name="T4">fax</text:span><text:span text:style-name="T70"> </text:span><text:span text:style-name="T4">o</text:span><text:span text:style-name="T70"> </text:span><text:span text:style-name="T4">telegrama</text:span><text:span text:style-name="T70"> </text:span><text:span text:style-name="T4">remitido</text:span><text:span text:style-name="T70"> </text:span><text:span text:style-name="T4">al</text:span><text:span text:style-name="T70"> </text:span><text:span text:style-name="T4">número</text:span><text:span text:style-name="T70"> </text:span><text:span text:style-name="T4">del</text:span><text:span text:style-name="T70"> </text:span><text:span text:style-name="T4">Registro</text:span><text:span text:style-name="T70"> </text:span><text:span text:style-name="T4">General</text:span><text:span text:style-name="T70"> </text:span><text:span text:style-name="T4">que</text:span><text:span text:style-name="T70"> </text:span><text:span text:style-name="T4">se</text:span><text:span text:style-name="T70"> </text:span><text:span text:style-name="T4">indique</text:span><text:span text:style-name="T70"> </text:span><text:span text:style-name="T4">en</text:span><text:span text:style-name="T70"> </text:span><text:span text:style-name="T4">el</text:span><text:span text:style-name="T70"> </text:span><text:span text:style-name="T4">anuncio</text:span><text:span text:style-name="T70"> </text:span><text:span text:style-name="T4">de</text:span><text:span text:style-name="T70"> </text:span><text:span text:style-name="T4">licitación.</text:span><text:span text:style-name="T70"> </text:span><text:span text:style-name="T4">En</text:span><text:span text:style-name="T70"> </text:span><text:span text:style-name="T4">caso</text:span><text:span text:style-name="T70"> </text:span><text:span text:style-name="T4">de</text:span><text:span text:style-name="T70"> </text:span><text:span text:style-name="T4">que</text:span><text:span text:style-name="T70"> </text:span><text:span text:style-name="T4">así</text:span><text:span text:style-name="T70"> </text:span><text:span text:style-name="T4">se</text:span><text:span text:style-name="T70"> </text:span><text:span text:style-name="T4">indique</text:span><text:span text:style-name="T70"> </text:span><text:span text:style-name="T4">en</text:span><text:span text:style-name="T70"> </text:span><text:span text:style-name="T4">el</text:span><text:span text:style-name="T70"> </text:span><text:span text:style-name="T4">anuncio</text:span><text:span text:style-name="T70"> </text:span><text:span text:style-name="T4">de</text:span><text:span text:style-name="T70"> </text:span><text:span text:style-name="T4">licitación,</text:span><text:span text:style-name="T70"> </text:span><text:span text:style-name="T4">podrá</text:span><text:span text:style-name="T70"> </text:span><text:span text:style-name="T4">enviarse</text:span><text:span text:style-name="T70"> </text:span><text:span text:style-name="T4">por</text:span><text:span text:style-name="T70"> </text:span><text:span text:style-name="T4">correo</text:span><text:span text:style-name="T70"> </text:span><text:span text:style-name="T4">electrónico</text:span><text:span text:style-name="T70"> </text:span><text:span text:style-name="T4">a</text:span><text:span text:style-name="T70"> </text:span><text:span text:style-name="T4">la</text:span><text:span text:style-name="T70"> </text:span><text:span text:style-name="T4">dirección</text:span><text:span text:style-name="T70"> </text:span><text:span text:style-name="T4">señalada.</text:span></text:p>
      <text:p text:style-name="P183"/>
      <text:p text:style-name="P183">Sin<text:span text:style-name="T2"> </text:span>la<text:span text:style-name="T2"> </text:span>concurrencia<text:span text:style-name="T2"> </text:span>de<text:span text:style-name="T2"> </text:span>ambos<text:span text:style-name="T2"> </text:span>requisitos<text:span text:style-name="T2"> </text:span>no<text:span text:style-name="T2"> </text:span>será<text:span text:style-name="T2"> </text:span>admitida<text:span text:style-name="T2"> </text:span>la<text:span text:style-name="T2"> </text:span>proposición<text:span text:style-name="T2"> </text:span>si<text:span text:style-name="T2"> </text:span>es<text:span text:style-name="T2"> </text:span>recibida<text:span text:style-name="T2"> </text:span>por<text:span text:style-name="T2"> </text:span>el<text:span text:style-name="T2"> </text:span>órgano<text:span text:style-name="T2"> </text:span>de<text:span text:style-name="T2"> </text:span>contratación<text:span text:style-name="T2"> </text:span>con<text:span text:style-name="T2"> </text:span>posterioridad<text:span text:style-name="T2"> </text:span>a<text:span text:style-name="T2"> </text:span>la<text:span text:style-name="T2"> </text:span>fecha<text:span text:style-name="T2"> </text:span>y<text:span text:style-name="T2"> </text:span>hora<text:span text:style-name="T2"> </text:span>de<text:span text:style-name="T2"> </text:span>la<text:span text:style-name="T2"> </text:span>terminación<text:span text:style-name="T2"> </text:span>del<text:span text:style-name="T2"> </text:span>plazo<text:span text:style-name="T2"> </text:span>señalado<text:span text:style-name="T2"> </text:span>en<text:span text:style-name="T2"> </text:span>el<text:span text:style-name="T2"> </text:span>anuncio.</text:p>
      <text:p text:style-name="P183"/>
      <text:p text:style-name="P243"><text:soft-page-break/>Transcurridos,<text:span text:style-name="T2"> </text:span>no<text:span text:style-name="T2"> </text:span>obstante,<text:span text:style-name="T2"> </text:span>diez<text:span text:style-name="T2"> </text:span>días<text:span text:style-name="T2"> </text:span>naturales<text:span text:style-name="T2"> </text:span>siguientes<text:span text:style-name="T2"> </text:span>a<text:span text:style-name="T2"> </text:span>la<text:span text:style-name="T2"> </text:span>indicada<text:span text:style-name="T2"> </text:span>fecha<text:span text:style-name="T2"> </text:span>sin<text:span text:style-name="T2"> </text:span>haberse<text:span text:style-name="T2"> </text:span>recibido<text:span text:style-name="T2"> </text:span>la<text:span text:style-name="T2"> </text:span>proposición,<text:span text:style-name="T2"> </text:span>ésta<text:span text:style-name="T2"> </text:span>no<text:span text:style-name="T2"> </text:span>será<text:span text:style-name="T2"> </text:span>admitida<text:span text:style-name="T2"> </text:span>en<text:span text:style-name="T2"> </text:span>ningún<text:span text:style-name="T2"> </text:span>caso.</text:p>
      <text:p text:style-name="P174">9.2.<text:span text:style-name="T2"> </text:span>Forma<text:span text:style-name="T2"> </text:span>de<text:span text:style-name="T2"> </text:span>presentación.</text:p>
      <text:p text:style-name="P245"/>
      <text:p text:style-name="P183">a)<text:span text:style-name="T2"> </text:span>En<text:span text:style-name="T2"> </text:span>aquellos<text:span text:style-name="T2"> </text:span>casos<text:span text:style-name="T2"> </text:span>en<text:span text:style-name="T2"> </text:span>que<text:span text:style-name="T2"> </text:span>el<text:span text:style-name="T2"> </text:span>contrato<text:span text:style-name="T2"> </text:span>se<text:span text:style-name="T2"> </text:span>adjudique<text:span text:style-name="T2"> </text:span>mediante<text:span text:style-name="T2"> </text:span>procedimiento<text:span text:style-name="T2"> </text:span>abierto,<text:span text:style-name="T2"> </text:span>las<text:span text:style-name="T2"> </text:span>personas<text:span text:style-name="T2"> </text:span>licitadoras<text:span text:style-name="T2"> </text:span>deberán<text:span text:style-name="T2"> </text:span>presentar<text:span text:style-name="T2"> </text:span>tres<text:span text:style-name="T2"> </text:span>sobres,<text:span text:style-name="T2"> </text:span>firmados<text:span text:style-name="T2"> </text:span>y<text:span text:style-name="T2"> </text:span>cerrados,<text:span text:style-name="T2"> </text:span>de<text:span text:style-name="T2"> </text:span>forma<text:span text:style-name="T2"> </text:span>que<text:span text:style-name="T2"> </text:span>se<text:span text:style-name="T2"> </text:span>garantice<text:span text:style-name="T2"> </text:span>el<text:span text:style-name="T2"> </text:span>secreto<text:span text:style-name="T2"> </text:span>de<text:span text:style-name="T2"> </text:span>su<text:span text:style-name="T2"> </text:span>contenido,<text:span text:style-name="T2"> </text:span>señalados<text:span text:style-name="T2"> </text:span>con<text:span text:style-name="T2"> </text:span>los<text:span text:style-name="T2"> </text:span>números<text:span text:style-name="T2"> </text:span>1,2<text:span text:style-name="T2"> </text:span>y<text:span text:style-name="T2"> </text:span>3.</text:p>
      <text:p text:style-name="P48"/>
      <text:p text:style-name="P183">b)<text:span text:style-name="T2"> </text:span>En<text:span text:style-name="T2"> </text:span>aquellos<text:span text:style-name="T2"> </text:span>casos<text:span text:style-name="T2"> </text:span>en<text:span text:style-name="T2"> </text:span>que<text:span text:style-name="T2"> </text:span>el<text:span text:style-name="T2"> </text:span>contrato<text:span text:style-name="T2"> </text:span>se<text:span text:style-name="T2"> </text:span>adjudique<text:span text:style-name="T2"> </text:span>mediante<text:span text:style-name="T2"> </text:span>procedimiento<text:span text:style-name="T2"> </text:span>restringido,<text:span text:style-name="T2"> </text:span>las<text:span text:style-name="T2"> </text:span>personas<text:span text:style-name="T2"> </text:span>candidatas<text:span text:style-name="T2"> </text:span>presentarán,<text:span text:style-name="T2"> </text:span>dentro<text:span text:style-name="T2"> </text:span>del<text:span text:style-name="T2"> </text:span>plazo<text:span text:style-name="T2"> </text:span>señalado<text:span text:style-name="T2"> </text:span>en<text:span text:style-name="T2"> </text:span>el<text:span text:style-name="T2"> </text:span>anuncio,<text:span text:style-name="T2"> </text:span>el<text:span text:style-name="T2"> </text:span>sobre<text:span text:style-name="T2"> </text:span>número<text:span text:style-name="T2"> </text:span>1,<text:span text:style-name="T2"> </text:span>firmado<text:span text:style-name="T2"> </text:span>y<text:span text:style-name="T2"> </text:span>cerrado,<text:span text:style-name="T2"> </text:span>de<text:span text:style-name="T2"> </text:span>forma<text:span text:style-name="T2"> </text:span>que<text:span text:style-name="T2"> </text:span>se<text:span text:style-name="T2"> </text:span>garantice<text:span text:style-name="T2"> </text:span>el<text:span text:style-name="T2"> </text:span>secreto<text:span text:style-name="T2"> </text:span>de<text:span text:style-name="T2"> </text:span>su<text:span text:style-name="T2"> </text:span>contenido,<text:span text:style-name="T2"> </text:span>con<text:span text:style-name="T2"> </text:span>excepción<text:span text:style-name="T2"> </text:span>de<text:span text:style-name="T2"> </text:span>la<text:span text:style-name="T2"> </text:span>garantía<text:span text:style-name="T2"> </text:span>provisional<text:span text:style-name="T2"> </text:span>que,<text:span text:style-name="T2"> </text:span>en<text:span text:style-name="T2"> </text:span>su<text:span text:style-name="T2"> </text:span>caso,<text:span text:style-name="T2"> </text:span>se<text:span text:style-name="T2"> </text:span>hubiese<text:span text:style-name="T2"> </text:span>exigido.<text:span text:style-name="T2"> </text:span></text:p>
      <text:p text:style-name="P48"/>
      <text:p text:style-name="P183">Posteriormente,<text:span text:style-name="T2"> </text:span>el<text:span text:style-name="T2"> </text:span>órgano<text:span text:style-name="T2"> </text:span>de<text:span text:style-name="T2"> </text:span>contratación<text:span text:style-name="T2"> </text:span>o<text:span text:style-name="T2"> </text:span>la<text:span text:style-name="T2"> </text:span>Mesa<text:span text:style-name="T2"> </text:span>de<text:span text:style-name="T2"> </text:span>contratación,<text:span text:style-name="T2"> </text:span>de<text:span text:style-name="T2"> </text:span>conformidad<text:span text:style-name="T2"> </text:span>con<text:span text:style-name="T2"> </text:span>lo<text:span text:style-name="T2"> </text:span>establecido<text:span text:style-name="T2"> </text:span>en<text:span text:style-name="T2"> </text:span>la<text:span text:style-name="T2"> </text:span>cláusula<text:span text:style-name="T2"> </text:span>10.3<text:span text:style-name="T2"> </text:span>resolverá<text:span text:style-name="T2"> </text:span>sobre<text:span text:style-name="T2"> </text:span>la<text:span text:style-name="T2"> </text:span>admisión<text:span text:style-name="T2"> </text:span>de<text:span text:style-name="T2"> </text:span>las<text:span text:style-name="T2"> </text:span>personas<text:span text:style-name="T2"> </text:span>candidatas<text:span text:style-name="T2"> </text:span>e<text:span text:style-name="T2"> </text:span>invitará<text:span text:style-name="T2"> </text:span>por<text:span text:style-name="T2"> </text:span>escrito<text:span text:style-name="T2"> </text:span>a<text:span text:style-name="T2"> </text:span>las<text:span text:style-name="T2"> </text:span>admitidas,<text:span text:style-name="T2"> </text:span>las<text:span text:style-name="T2"> </text:span>cuales<text:span text:style-name="T2"> </text:span>deberán<text:span text:style-name="T2"> </text:span>presentar,<text:span text:style-name="T2"> </text:span>en<text:span text:style-name="T2"> </text:span>el<text:span text:style-name="T2"> </text:span>plazo<text:span text:style-name="T2"> </text:span>que<text:span text:style-name="T2"> </text:span>se<text:span text:style-name="T2"> </text:span>señale<text:span text:style-name="T2"> </text:span>en<text:span text:style-name="T2"> </text:span>la<text:span text:style-name="T2"> </text:span>propia<text:span text:style-name="T2"> </text:span>invitación,<text:span text:style-name="T2"> </text:span>los<text:span text:style-name="T2"> </text:span>sobres<text:span text:style-name="T2"> </text:span>señalados<text:span text:style-name="T2"> </text:span>con<text:span text:style-name="T2"> </text:span>los<text:span text:style-name="T2"> </text:span>números<text:span text:style-name="T2"> </text:span>2<text:span text:style-name="T2"> </text:span>y<text:span text:style-name="T2"> </text:span>3,<text:span text:style-name="T2"> <text:s/></text:span>firmados<text:span text:style-name="T2"> </text:span>y<text:span text:style-name="T2"> </text:span>cerrados,<text:span text:style-name="T2"> </text:span>de<text:span text:style-name="T2"> </text:span>forma<text:span text:style-name="T2"> </text:span>que<text:span text:style-name="T2"> </text:span>se<text:span text:style-name="T2"> </text:span>garantice<text:span text:style-name="T2"> </text:span>el<text:span text:style-name="T2"> </text:span>secreto<text:span text:style-name="T2"> </text:span>de<text:span text:style-name="T2"> </text:span>su<text:span text:style-name="T2"> </text:span>contenido.</text:p>
      <text:p text:style-name="P183"/>
      <text:p text:style-name="P183">c)<text:span text:style-name="T2"> </text:span>Para<text:span text:style-name="T2"> </text:span>ambos<text:span text:style-name="T2"> </text:span>supuestos,<text:span text:style-name="T2"> </text:span>cuando<text:span text:style-name="T2"> </text:span>en<text:span text:style-name="T2"> </text:span>el<text:span text:style-name="T2"> </text:span>anexo<text:span text:style-name="T2"> </text:span>I-A<text:span text:style-name="T2"> </text:span>se<text:span text:style-name="T2"> </text:span>indique<text:span text:style-name="T2"> </text:span>que<text:span text:style-name="T2"> </text:span>solo<text:span text:style-name="T2"> </text:span>se<text:span text:style-name="T2"> </text:span>utilizará<text:span text:style-name="T2"> </text:span>como<text:span text:style-name="T2"> </text:span>criterio<text:span text:style-name="T2"> </text:span>de<text:span text:style-name="T2"> </text:span>adjudicación<text:span text:style-name="T2"> </text:span>el<text:span text:style-name="T2"> </text:span>del<text:span text:style-name="T2"> </text:span>precio<text:span text:style-name="T2"> </text:span>más<text:span text:style-name="T2"> </text:span>bajo,<text:span text:style-name="T2"> </text:span>únicamente<text:span text:style-name="T2"> </text:span>se<text:span text:style-name="T2"> </text:span>presentarán<text:span text:style-name="T2"> </text:span>los<text:span text:style-name="T2"> </text:span>sobres<text:span text:style-name="T2"> </text:span>1<text:span text:style-name="T2"> </text:span>y<text:span text:style-name="T2"> </text:span>3.</text:p>
      <text:p text:style-name="P183"/>
      <text:p text:style-name="P183">d)<text:span text:style-name="T2"> </text:span>Asimismo,<text:span text:style-name="T2"> </text:span>para<text:span text:style-name="T2"> </text:span>ambos<text:span text:style-name="T2"> </text:span>supuestos,<text:span text:style-name="T2"> </text:span>cuando<text:span text:style-name="T2"> </text:span>en<text:span text:style-name="T2"> </text:span>el<text:span text:style-name="T2"> </text:span>anexo<text:span text:style-name="T2"> </text:span>VII<text:span text:style-name="T2"> </text:span>solo<text:span text:style-name="T2"> </text:span>se<text:span text:style-name="T2"> </text:span>utilicen<text:span text:style-name="T2"> </text:span>como<text:span text:style-name="T2"> </text:span>criterios<text:span text:style-name="T2"> </text:span>de<text:span text:style-name="T2"> </text:span>adjudicación<text:span text:style-name="T2"> </text:span>criterios<text:span text:style-name="T2"> </text:span>evaluables<text:span text:style-name="T2"> </text:span>de<text:span text:style-name="T2"> </text:span>forma<text:span text:style-name="T2"> </text:span>automática,<text:span text:style-name="T2"> </text:span>únicamente<text:span text:style-name="T2"> </text:span>se<text:span text:style-name="T2"> </text:span>presentarán<text:span text:style-name="T2"> </text:span>los<text:span text:style-name="T2"> </text:span>sobres<text:span text:style-name="T2"> </text:span>1<text:span text:style-name="T2"> </text:span>y<text:span text:style-name="T2"> </text:span>3.</text:p>
      <text:p text:style-name="P246"/>
      <text:p text:style-name="P243">En<text:span text:style-name="T2"> </text:span>cada<text:span text:style-name="T2"> </text:span>uno<text:span text:style-name="T2"> </text:span>de<text:span text:style-name="T2"> </text:span>los<text:span text:style-name="T2"> </text:span>sobres<text:span text:style-name="T2"> </text:span>figurará<text:span text:style-name="T2"> </text:span>externamente<text:span text:style-name="T2"> </text:span>el<text:span text:style-name="T2"> </text:span>nombre<text:span text:style-name="T2"> </text:span>de<text:span text:style-name="T2"> </text:span>la<text:span text:style-name="T2"> </text:span>persona<text:span text:style-name="T2"> </text:span>licitadora<text:span text:style-name="T2"> </text:span>y,<text:span text:style-name="T2"> </text:span>en<text:span text:style-name="T2"> </text:span>su<text:span text:style-name="T2"> </text:span>caso,<text:span text:style-name="T2"> </text:span>de<text:span text:style-name="T2"> </text:span>la<text:span text:style-name="T2"> </text:span>persona<text:span text:style-name="T2"> </text:span>representante,<text:span text:style-name="T2"> </text:span>domicilio<text:span text:style-name="T2"> </text:span>social,<text:span text:style-name="T2"> </text:span>teléfono,<text:span text:style-name="T2"> </text:span>correo<text:span text:style-name="T2"> </text:span>electrónico<text:span text:style-name="T2"> </text:span>y<text:span text:style-name="T2"> </text:span>fax<text:span text:style-name="T2"> </text:span>a<text:span text:style-name="T2"> </text:span>efectos<text:span text:style-name="T2"> </text:span>de<text:span text:style-name="T2"> </text:span>comunicaciones,<text:span text:style-name="T2"> </text:span>así<text:span text:style-name="T2"> </text:span>como<text:span text:style-name="T2"> </text:span>el<text:span text:style-name="T2"> </text:span>número<text:span text:style-name="T2"> </text:span>del<text:span text:style-name="T2"> </text:span>expediente<text:span text:style-name="T2"> </text:span>y<text:span text:style-name="T2"> </text:span>la<text:span text:style-name="T2"> </text:span>denominación<text:span text:style-name="T2"> </text:span>del<text:span text:style-name="T2"> </text:span>contrato<text:span text:style-name="T2"> </text:span>al<text:span text:style-name="T2"> </text:span>que<text:span text:style-name="T2"> </text:span>licitan.</text:p>
      <text:p text:style-name="P494"/>
      <text:p text:style-name="P494">Toda<text:span text:style-name="T2"> </text:span>la<text:span text:style-name="T2"> </text:span>documentación<text:span text:style-name="T2"> </text:span>de<text:span text:style-name="T2"> </text:span>las<text:span text:style-name="T2"> </text:span>proposiciones<text:span text:style-name="T2"> </text:span>presentadas<text:span text:style-name="T2"> </text:span>deberá<text:span text:style-name="T2"> </text:span>venir<text:span text:style-name="T2"> </text:span>en<text:span text:style-name="T2"> </text:span>castellano.<text:span text:style-name="T2"> </text:span>La<text:span text:style-name="T2"> </text:span>documentación<text:span text:style-name="T2"> </text:span>redactada<text:span text:style-name="T2"> </text:span>en<text:span text:style-name="T2"> </text:span>otra<text:span text:style-name="T2"> </text:span>lengua<text:span text:style-name="T2"> </text:span>deberá<text:span text:style-name="T2"> </text:span>acompañarse<text:span text:style-name="T2"> </text:span>de<text:span text:style-name="T2"> </text:span>la<text:span text:style-name="T2"> </text:span>correspondiente<text:span text:style-name="T2"> </text:span>traducción<text:span text:style-name="T2"> </text:span>oficial<text:span text:style-name="T2"> </text:span>al<text:span text:style-name="T2"> </text:span>castellano.<text:span text:style-name="T2"> </text:span></text:p>
      <text:p text:style-name="P494"/>
      <text:p text:style-name="P243">En<text:span text:style-name="T2"> </text:span>el<text:span text:style-name="T2"> </text:span>interior<text:span text:style-name="T2"> </text:span>de<text:span text:style-name="T2"> </text:span>cada<text:span text:style-name="T2"> </text:span>sobre<text:span text:style-name="T2"> </text:span>se<text:span text:style-name="T2"> </text:span>hará<text:span text:style-name="T2"> </text:span>constar<text:span text:style-name="T2"> </text:span>en<text:span text:style-name="T2"> </text:span>hoja<text:span text:style-name="T2"> </text:span>independiente<text:span text:style-name="T2"> </text:span>su<text:span text:style-name="T2"> </text:span>contenido<text:span text:style-name="T2"> </text:span>siguiendo<text:span text:style-name="T2"> </text:span>la<text:span text:style-name="T2"> </text:span>numeración<text:span text:style-name="T2"> </text:span>que<text:span text:style-name="T2"> </text:span>se<text:span text:style-name="T2"> </text:span>especifica<text:span text:style-name="T2"> </text:span>en<text:span text:style-name="T2"> </text:span>las<text:span text:style-name="T2"> </text:span>cláusulas<text:span text:style-name="T2"> <text:s/></text:span>9.2.1,<text:span text:style-name="T2"> </text:span>9.2.2.<text:span text:style-name="T2"> </text:span>y<text:span text:style-name="T2"> </text:span>9.2.3.</text:p>
      <text:p text:style-name="P243"/>
      <text:p text:style-name="P187">9.2.1.<text:span text:style-name="T2"> </text:span>Sobre<text:span text:style-name="T2"> </text:span>nº<text:span text:style-name="T2"> </text:span>1:<text:span text:style-name="T2"> </text:span>Documentación<text:span text:style-name="T2"> </text:span>General.</text:p>
      <text:p text:style-name="P187"/>
      <text:p text:style-name="P221">Los<text:span text:style-name="T2"> </text:span>documentos<text:span text:style-name="T2"> </text:span>incluidos<text:span text:style-name="T2"> </text:span>en<text:span text:style-name="T2"> </text:span>este<text:span text:style-name="T2"> </text:span>sobre<text:span text:style-name="T2"> </text:span>podrán<text:span text:style-name="T2"> </text:span>aportarse<text:span text:style-name="T2"> </text:span>en<text:span text:style-name="T2"> </text:span>original<text:span text:style-name="T2"> </text:span>o<text:span text:style-name="T2"> </text:span>mediante<text:span text:style-name="T2"> </text:span>copias<text:span text:style-name="T2"> </text:span>que<text:span text:style-name="T2"> </text:span>tengan<text:span text:style-name="T2"> </text:span>carácter<text:span text:style-name="T2"> </text:span>de<text:span text:style-name="T2"> </text:span>auténticas<text:span text:style-name="T2"> </text:span>o<text:span text:style-name="T2"> </text:span>autenticadas<text:span text:style-name="T2"> </text:span>conforme<text:span text:style-name="T2"> </text:span>a<text:span text:style-name="T2"> </text:span>la<text:span text:style-name="T2"> </text:span>legislación<text:span text:style-name="T2"> </text:span>vigente,<text:span text:style-name="T2"> </text:span>a<text:span text:style-name="T2"> </text:span>excepción<text:span text:style-name="T2"> </text:span>de<text:span text:style-name="T2"> </text:span>aquellos<text:span text:style-name="T2"> </text:span>documentos<text:span text:style-name="T2"> </text:span>que<text:span text:style-name="T2"> </text:span>acrediten,<text:span text:style-name="T2"> </text:span>en<text:span text:style-name="T2"> </text:span>su<text:span text:style-name="T2"> </text:span>caso,<text:span text:style-name="T2"> </text:span>la<text:span text:style-name="T2"> </text:span>constitución<text:span text:style-name="T2"> </text:span>de<text:span text:style-name="T2"> </text:span>la<text:span text:style-name="T2"> </text:span>garantía<text:span text:style-name="T2"> </text:span>provisional,<text:span text:style-name="T2"> </text:span>que<text:span text:style-name="T2"> </text:span>deberán<text:span text:style-name="T2"> </text:span>ser<text:span text:style-name="T2"> </text:span>en<text:span text:style-name="T2"> </text:span>todo<text:span text:style-name="T2"> </text:span>caso<text:span text:style-name="T2"> </text:span>originales.</text:p>
      <text:p text:style-name="P221"/>
      <text:p text:style-name="P227"><text:span text:style-name="T58">En</text:span><text:span text:style-name="T59"> </text:span><text:span text:style-name="T58">las</text:span><text:span text:style-name="T59"> </text:span><text:span text:style-name="T58">uniones</text:span><text:span text:style-name="T59"> </text:span><text:span text:style-name="T58">temporales,</text:span><text:span text:style-name="T59"> </text:span><text:span text:style-name="T58">tanto</text:span><text:span text:style-name="T59"> </text:span><text:span text:style-name="T58">de</text:span><text:span text:style-name="T59"> </text:span><text:span text:style-name="T58">personas</text:span><text:span text:style-name="T59"> </text:span><text:span text:style-name="T58">físicas</text:span><text:span text:style-name="T59"> </text:span><text:span text:style-name="T58">como</text:span><text:span text:style-name="T59"> </text:span><text:span text:style-name="T58">jurídicas,</text:span><text:span text:style-name="T59"> </text:span><text:span text:style-name="T58">cada</text:span><text:span text:style-name="T59"> </text:span><text:span text:style-name="T58">una</text:span><text:span text:style-name="T59"> </text:span><text:span text:style-name="T58">de</text:span><text:span text:style-name="T59"> </text:span><text:span text:style-name="T58">sus</text:span><text:span text:style-name="T59"> </text:span><text:span text:style-name="T58">componentes</text:span><text:span text:style-name="T59"> </text:span><text:span text:style-name="T4">presentará</text:span><text:span text:style-name="T70"> </text:span><text:span text:style-name="T4">la</text:span><text:span text:style-name="T70"> </text:span><text:span text:style-name="T4">documentación</text:span><text:span text:style-name="T70"> </text:span><text:span text:style-name="T4">exigida</text:span><text:span text:style-name="T70"> </text:span><text:span text:style-name="T4">en</text:span><text:span text:style-name="T70"> </text:span><text:span text:style-name="T4">esta</text:span><text:span text:style-name="T70"> </text:span><text:span text:style-name="T4">cláusula,</text:span><text:span text:style-name="T70"> </text:span><text:span text:style-name="T4">acreditando</text:span><text:span text:style-name="T70"> </text:span><text:span text:style-name="T58">su</text:span><text:span text:style-name="T59"> </text:span><text:span text:style-name="T58">capacidad,</text:span><text:span text:style-name="T59"> </text:span><text:span text:style-name="T58">personalidad,</text:span><text:span text:style-name="T59"> </text:span><text:span text:style-name="T58">representación</text:span><text:span text:style-name="T59"> </text:span><text:span text:style-name="T58">y</text:span><text:span text:style-name="T59"> </text:span><text:span text:style-name="T58">solvencia</text:span><text:span text:style-name="T59"> </text:span><text:span text:style-name="T58">en</text:span><text:span text:style-name="T59"> </text:span><text:span text:style-name="T58">los</text:span><text:span text:style-name="T59"> </text:span><text:span text:style-name="T58">términos</text:span><text:span text:style-name="T59"> </text:span><text:span text:style-name="T58">previstos</text:span><text:span text:style-name="T59"> </text:span><text:span text:style-name="T58">en</text:span><text:span text:style-name="T59"> </text:span><text:span text:style-name="T58">el</text:span><text:span text:style-name="T59"> </text:span><text:span text:style-name="T58">artículo</text:span><text:span text:style-name="T59"> </text:span><text:span text:style-name="T58">59</text:span><text:span text:style-name="T59"> </text:span><text:span text:style-name="T58">del</text:span><text:span text:style-name="T59"> </text:span><text:span text:style-name="T58">TRLCSP.</text:span><text:span text:style-name="T59"> </text:span></text:p>
      <text:p text:style-name="P221"/>
      <text:p text:style-name="P227"><text:span text:style-name="T58">La</text:span><text:span text:style-name="T59"> </text:span><text:span text:style-name="T58">aportación</text:span><text:span text:style-name="T59"> </text:span><text:span text:style-name="T58">del</text:span><text:span text:style-name="T59"> </text:span><text:span text:style-name="T58">certificado</text:span><text:span text:style-name="T59"> </text:span><text:span text:style-name="T58">expedido</text:span><text:span text:style-name="T59"> </text:span><text:span text:style-name="T58">por</text:span><text:span text:style-name="T59"> </text:span><text:span text:style-name="T58">el</text:span><text:span text:style-name="T59"> </text:span><text:span text:style-name="T58">Registro</text:span><text:span text:style-name="T59"> </text:span><text:span text:style-name="T58">de</text:span><text:span text:style-name="T59"> </text:span><text:span text:style-name="T58">Licitadores</text:span><text:span text:style-name="T59"> </text:span><text:span text:style-name="T58">de</text:span><text:span text:style-name="T59"> </text:span><text:span text:style-name="T58">la</text:span><text:span text:style-name="T59"> </text:span><text:span text:style-name="T58">Comunidad</text:span><text:span text:style-name="T59"> </text:span><text:span text:style-name="T58">Autónoma</text:span><text:span text:style-name="T59"> </text:span><text:span text:style-name="T58">de</text:span><text:span text:style-name="T59"> </text:span><text:span text:style-name="T58">Andalucía,</text:span><text:span text:style-name="T59"> </text:span><text:span text:style-name="T58">acompañada</text:span><text:span text:style-name="T59"> </text:span><text:span text:style-name="T58">de</text:span><text:span text:style-name="T59"> </text:span><text:span text:style-name="T58">una</text:span><text:span text:style-name="T59"> </text:span><text:span text:style-name="T58">declaración</text:span><text:span text:style-name="T59"> </text:span><text:span text:style-name="T58">expresa</text:span><text:span text:style-name="T59"> </text:span><text:span text:style-name="T58">responsable,</text:span><text:span text:style-name="T59"> </text:span><text:span text:style-name="T58">emitida</text:span><text:span text:style-name="T59"> </text:span><text:span text:style-name="T58">por</text:span><text:span text:style-name="T59"> </text:span><text:span text:style-name="T4">la</text:span><text:span text:style-name="T70"> </text:span><text:span text:style-name="T4">persona</text:span><text:span text:style-name="T70"> </text:span><text:span text:style-name="T4">licitadora</text:span><text:span text:style-name="T70"> </text:span><text:span text:style-name="T58">o</text:span><text:span text:style-name="T59"> </text:span><text:span text:style-name="T58">sus</text:span><text:span text:style-name="T59"> </text:span><text:span text:style-name="T58">representantes</text:span><text:span text:style-name="T59"> </text:span><text:span text:style-name="T58">con</text:span><text:span text:style-name="T59"> </text:span><text:span text:style-name="T58">facultades</text:span><text:span text:style-name="T59"> </text:span><text:span text:style-name="T58">que</text:span><text:span text:style-name="T59"> </text:span><text:span text:style-name="T58">figuren</text:span><text:span text:style-name="T59"> </text:span><text:span text:style-name="T58">en</text:span><text:span text:style-name="T59"> </text:span><text:span text:style-name="T58">el</text:span><text:span text:style-name="T59"> </text:span><text:span text:style-name="T58">Registro,</text:span><text:span text:style-name="T59"> </text:span><text:span text:style-name="T58">relativo</text:span><text:span text:style-name="T59"> </text:span><text:span text:style-name="T58">a</text:span><text:span text:style-name="T59"> </text:span><text:span text:style-name="T58">la</text:span><text:span text:style-name="T59"> </text:span><text:span text:style-name="T58">no</text:span><text:span text:style-name="T59"> </text:span><text:span text:style-name="T58">alteración</text:span><text:span text:style-name="T59"> </text:span><text:span text:style-name="T58">de</text:span><text:span text:style-name="T59"> </text:span><text:span text:style-name="T58">los</text:span><text:span text:style-name="T59"> </text:span><text:span text:style-name="T58">datos</text:span><text:span text:style-name="T59"> </text:span><text:span text:style-name="T58">que</text:span><text:span text:style-name="T59"> </text:span><text:span text:style-name="T58">constan</text:span><text:span text:style-name="T59"> </text:span><text:span text:style-name="T58">en</text:span><text:span text:style-name="T59"> </text:span><text:span text:style-name="T58">el</text:span><text:span text:style-name="T59"> </text:span><text:span text:style-name="T58">mismo,</text:span><text:span text:style-name="T59"> </text:span><text:span text:style-name="T58">podrá</text:span><text:span text:style-name="T59"> </text:span><text:span text:style-name="T58">sustituir</text:span><text:span text:style-name="T59"> </text:span><text:span text:style-name="T58">a</text:span><text:span text:style-name="T59"> </text:span><text:span text:style-name="T58">la</text:span><text:span text:style-name="T59"> </text:span><text:span text:style-name="T58">documentación</text:span><text:span text:style-name="T59"> </text:span><text:span text:style-name="T58">contenida</text:span><text:span text:style-name="T59"> </text:span><text:span text:style-name="T58">en</text:span><text:span text:style-name="T59"> </text:span><text:span text:style-name="T58">la</text:span><text:span text:style-name="T59"> </text:span><text:span text:style-name="T58">cláusula</text:span><text:span text:style-name="T59"> </text:span><text:span text:style-name="T58">9.2.1.1.</text:span><text:span text:style-name="T59"> </text:span><text:span text:style-name="T58">letras</text:span><text:span text:style-name="T59"> </text:span><text:span text:style-name="T58">a),</text:span><text:span text:style-name="T59"> </text:span><text:span text:style-name="T58">b),</text:span><text:span text:style-name="T59"> </text:span><text:span text:style-name="T58">c),</text:span><text:span text:style-name="T59"> </text:span><text:span text:style-name="T58">d)</text:span><text:span text:style-name="T59"> </text:span><text:span text:style-name="T58">apartado</text:span><text:span text:style-name="T59"> </text:span><text:span text:style-name="T58">1</text:span><text:span text:style-name="T59"> </text:span><text:span text:style-name="T58">y</text:span><text:span text:style-name="T59"> </text:span><text:span text:style-name="T58">e)</text:span><text:span text:style-name="T59"> </text:span><text:span text:style-name="T58">apartado</text:span><text:span text:style-name="T59"> </text:span><text:span text:style-name="T58">1</text:span><text:span text:style-name="T59"> </text:span><text:span text:style-name="T58">para</text:span><text:span text:style-name="T59"> </text:span><text:span text:style-name="T58">el</text:span><text:span text:style-name="T59"> </text:span><text:span text:style-name="T58">caso</text:span><text:span text:style-name="T59"> </text:span><text:span text:style-name="T58">de</text:span><text:span text:style-name="T59"> </text:span><text:span text:style-name="T58">que</text:span><text:span text:style-name="T59"> </text:span><text:span text:style-name="T58">estuviera</text:span><text:span text:style-name="T59"> </text:span><text:span text:style-name="T58">clasificada</text:span><text:span text:style-name="T59"> </text:span><text:span text:style-name="T58">y</text:span><text:span text:style-name="T59"> </text:span><text:span text:style-name="T58">h)</text:span><text:span text:style-name="T59"> </text:span><text:span text:style-name="T58">en</text:span><text:span text:style-name="T59"> </text:span><text:span text:style-name="T58">la</text:span><text:span text:style-name="T59"> </text:span><text:span text:style-name="T58">cláusula</text:span><text:span text:style-name="T59"> </text:span><text:span text:style-name="T58">9.2.1.2.</text:span><text:span text:style-name="T59"> </text:span><text:span text:style-name="T58">letra</text:span><text:span text:style-name="T59"> </text:span><text:span text:style-name="T58">a)</text:span><text:span text:style-name="T59"> </text:span><text:span text:style-name="T58">apartado</text:span><text:span text:style-name="T59"> </text:span><text:span text:style-name="T58">2</text:span><text:span text:style-name="T59"> </text:span><text:span text:style-name="T58">y</text:span><text:span text:style-name="T59"> </text:span><text:span text:style-name="T58">en</text:span><text:span text:style-name="T59"> </text:span><text:span text:style-name="T58">la</text:span><text:span text:style-name="T59"> </text:span><text:span text:style-name="T58">cláusula</text:span><text:span text:style-name="T59"> </text:span><text:span text:style-name="T58">10.7</text:span><text:span text:style-name="T59"> </text:span><text:span text:style-name="T58">epígrafes</text:span><text:span text:style-name="T59"> </text:span><text:span text:style-name="T58">A),</text:span><text:span text:style-name="T59"> </text:span><text:span text:style-name="T58">B)</text:span><text:span text:style-name="T59"> </text:span><text:span text:style-name="T58">y</text:span><text:span text:style-name="T59"> </text:span><text:span text:style-name="T58">C),</text:span><text:span text:style-name="T59"> </text:span><text:span text:style-name="T58">de</text:span><text:span text:style-name="T59"> </text:span><text:span text:style-name="T58">acuerdo</text:span><text:span text:style-name="T59"> </text:span><text:span text:style-name="T58">con</text:span><text:span text:style-name="T59"> </text:span><text:span text:style-name="T58">lo</text:span><text:span text:style-name="T59"> </text:span><text:span text:style-name="T58">previsto</text:span><text:span text:style-name="T59"> </text:span><text:span text:style-name="T58">en</text:span><text:span text:style-name="T59"> </text:span><text:span text:style-name="T58">el</text:span><text:span text:style-name="T59"> </text:span><text:soft-page-break/><text:span text:style-name="T4">Decreto</text:span><text:span text:style-name="T70"> </text:span><text:span text:style-name="T4">39/2011,</text:span><text:span text:style-name="T70"> </text:span><text:span text:style-name="T4">de</text:span><text:span text:style-name="T70"> </text:span><text:span text:style-name="T4">22</text:span><text:span text:style-name="T70"> </text:span><text:span text:style-name="T4">de</text:span><text:span text:style-name="T70"> </text:span><text:span text:style-name="T4">febrero,</text:span><text:span text:style-name="T70"> </text:span><text:span text:style-name="T4">por</text:span><text:span text:style-name="T70"> </text:span><text:span text:style-name="T4">el</text:span><text:span text:style-name="T70"> </text:span><text:span text:style-name="T4">que</text:span><text:span text:style-name="T70"> </text:span><text:span text:style-name="T4">se</text:span><text:span text:style-name="T70"> </text:span><text:span text:style-name="T4">establece</text:span><text:span text:style-name="T70"> </text:span><text:span text:style-name="T4">la</text:span><text:span text:style-name="T70"> </text:span><text:span text:style-name="T4">organización</text:span><text:span text:style-name="T70"> </text:span><text:span text:style-name="T4">administrativa</text:span><text:span text:style-name="T70"> </text:span><text:span text:style-name="T4">para</text:span><text:span text:style-name="T70"> </text:span><text:span text:style-name="T4">la</text:span><text:span text:style-name="T70"> </text:span><text:span text:style-name="T4">gestión</text:span><text:span text:style-name="T70"> </text:span><text:span text:style-name="T4">de</text:span><text:span text:style-name="T70"> </text:span><text:span text:style-name="T4">la</text:span><text:span text:style-name="T70"> </text:span><text:span text:style-name="T4">contratación</text:span><text:span text:style-name="T70"> </text:span><text:span text:style-name="T4">de</text:span><text:span text:style-name="T70"> </text:span><text:span text:style-name="T4">la</text:span><text:span text:style-name="T70"> </text:span><text:span text:style-name="T4">Administración</text:span><text:span text:style-name="T70"> </text:span><text:span text:style-name="T4">de</text:span><text:span text:style-name="T70"> </text:span><text:span text:style-name="T4">la</text:span><text:span text:style-name="T70"> </text:span><text:span text:style-name="T4">Junta</text:span><text:span text:style-name="T70"> </text:span><text:span text:style-name="T4">de</text:span><text:span text:style-name="T70"> </text:span><text:span text:style-name="T4">Andalucía</text:span><text:span text:style-name="T70"> </text:span><text:span text:style-name="T4">y</text:span><text:span text:style-name="T70"> </text:span><text:span text:style-name="T4">sus</text:span><text:span text:style-name="T70"> </text:span><text:span text:style-name="T4">entidades</text:span><text:span text:style-name="T70"> </text:span><text:span text:style-name="T4">instrumentales</text:span><text:span text:style-name="T70"> </text:span><text:span text:style-name="T4">y</text:span><text:span text:style-name="T70"> </text:span><text:span text:style-name="T4">se</text:span><text:span text:style-name="T70"> </text:span><text:span text:style-name="T4">regula</text:span><text:span text:style-name="T70"> </text:span><text:span text:style-name="T4">el</text:span><text:span text:style-name="T70"> </text:span><text:span text:style-name="T4">régimen</text:span><text:span text:style-name="T70"> </text:span><text:span text:style-name="T4">de</text:span><text:span text:style-name="T70"> </text:span><text:span text:style-name="T4">bienes</text:span><text:span text:style-name="T70"> </text:span><text:span text:style-name="T4">y</text:span><text:span text:style-name="T70"> </text:span><text:span text:style-name="T4">servicios</text:span><text:span text:style-name="T70"> </text:span><text:span text:style-name="T4">homologados.</text:span></text:p>
      <text:p text:style-name="P247"/>
      <text:p text:style-name="P227"><text:span text:style-name="T58">El</text:span><text:span text:style-name="T59"> </text:span><text:span text:style-name="T58">referido</text:span><text:span text:style-name="T59"> </text:span><text:span text:style-name="T58">certificado</text:span><text:span text:style-name="T59"> </text:span><text:span text:style-name="T58">podrá</text:span><text:span text:style-name="T59"> </text:span><text:span text:style-name="T58">ser</text:span><text:span text:style-name="T59"> </text:span><text:span text:style-name="T58">expedido</text:span><text:span text:style-name="T59"> </text:span><text:span text:style-name="T58">electrónicamente.</text:span><text:span text:style-name="T59"> </text:span><text:span text:style-name="T58">La</text:span><text:span text:style-name="T59"> </text:span><text:span text:style-name="T58">incorporación</text:span><text:span text:style-name="T59"> </text:span><text:span text:style-name="T58">del</text:span><text:span text:style-name="T59"> </text:span><text:span text:style-name="T58">certificado</text:span><text:span text:style-name="T59"> </text:span><text:span text:style-name="T58">al</text:span><text:span text:style-name="T59"> </text:span><text:span text:style-name="T58">procedimiento</text:span><text:span text:style-name="T59"> </text:span><text:span text:style-name="T58">se</text:span><text:span text:style-name="T59"> </text:span><text:span text:style-name="T58">efectuará</text:span><text:span text:style-name="T59"> </text:span><text:span text:style-name="T58">de</text:span><text:span text:style-name="T59"> </text:span><text:span text:style-name="T58">oficio</text:span><text:span text:style-name="T59"> </text:span><text:span text:style-name="T58">por</text:span><text:span text:style-name="T59"> </text:span><text:span text:style-name="T58">el</text:span><text:span text:style-name="T59"> </text:span><text:span text:style-name="T58">órgano</text:span><text:span text:style-name="T59"> </text:span><text:span text:style-name="T58">de</text:span><text:span text:style-name="T59"> </text:span><text:span text:style-name="T58">contratación</text:span><text:span text:style-name="T59"> </text:span><text:span text:style-name="T58">o</text:span><text:span text:style-name="T59"> </text:span><text:span text:style-name="T58">por</text:span><text:span text:style-name="T59"> </text:span><text:span text:style-name="T58">aquél</text:span><text:span text:style-name="T59"> </text:span><text:span text:style-name="T58">al</text:span><text:span text:style-name="T59"> </text:span><text:span text:style-name="T58">que</text:span><text:span text:style-name="T59"> </text:span><text:span text:style-name="T58">corresponda</text:span><text:span text:style-name="T59"> </text:span><text:span text:style-name="T58">la</text:span><text:span text:style-name="T59"> </text:span><text:span text:style-name="T58">calificación</text:span><text:span text:style-name="T59"> </text:span><text:span text:style-name="T58">de</text:span><text:span text:style-name="T59"> </text:span><text:span text:style-name="T58">la</text:span><text:span text:style-name="T59"> </text:span><text:span text:style-name="T58">documentación</text:span><text:span text:style-name="T59"> </text:span><text:span text:style-name="T58">acreditativa</text:span><text:span text:style-name="T59"> </text:span><text:span text:style-name="T58">de</text:span><text:span text:style-name="T59"> </text:span><text:span text:style-name="T58">requisitos</text:span><text:span text:style-name="T59"> </text:span><text:span text:style-name="T58">previos,</text:span><text:span text:style-name="T59"> </text:span><text:span text:style-name="T58">solicitándolo</text:span><text:span text:style-name="T59"> </text:span><text:span text:style-name="T58">directamente</text:span><text:span text:style-name="T59"> </text:span><text:span text:style-name="T58">al</text:span><text:span text:style-name="T59"> </text:span><text:span text:style-name="T58">Registro</text:span><text:span text:style-name="T59"> </text:span><text:span text:style-name="T58">de</text:span><text:span text:style-name="T59"> </text:span><text:span text:style-name="T58">Licitadores</text:span><text:span text:style-name="T59"> </text:span><text:span text:style-name="T58">de</text:span><text:span text:style-name="T59"> </text:span><text:span text:style-name="T58">la</text:span><text:span text:style-name="T59"> </text:span><text:span text:style-name="T58">Comunidad</text:span><text:span text:style-name="T59"> </text:span><text:span text:style-name="T58">Autónoma</text:span><text:span text:style-name="T59"> </text:span><text:span text:style-name="T58">de</text:span><text:span text:style-name="T59"> </text:span><text:span text:style-name="T58">Andalucía,</text:span><text:span text:style-name="T59"> </text:span><text:span text:style-name="T58">sin</text:span><text:span text:style-name="T59"> </text:span><text:span text:style-name="T58">perjuicio</text:span><text:span text:style-name="T59"> </text:span><text:span text:style-name="T58">de</text:span><text:span text:style-name="T59"> </text:span><text:span text:style-name="T58">que</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deban</text:span><text:span text:style-name="T59"> </text:span><text:span text:style-name="T58">presentar</text:span><text:span text:style-name="T59"> </text:span><text:span text:style-name="T58">en</text:span><text:span text:style-name="T59"> </text:span><text:span text:style-name="T58">todo</text:span><text:span text:style-name="T59"> </text:span><text:span text:style-name="T58">caso</text:span><text:span text:style-name="T59"> </text:span><text:span text:style-name="T58">la</text:span><text:span text:style-name="T59"> </text:span><text:span text:style-name="T58">declaración</text:span><text:span text:style-name="T59"> </text:span><text:span text:style-name="T58">responsable</text:span><text:span text:style-name="T59"> </text:span><text:span text:style-name="T58">indicada.</text:span></text:p>
      <text:p text:style-name="P221"/>
      <text:p text:style-name="P221">Cuando<text:span text:style-name="T2"> </text:span>en<text:span text:style-name="T2"> </text:span>el<text:span text:style-name="T2"> </text:span>anexo<text:span text:style-name="T2"> </text:span>I-A<text:span text:style-name="T2"> </text:span>se<text:span text:style-name="T2"> </text:span>contemple<text:span text:style-name="T2"> </text:span>que<text:span text:style-name="T2"> </text:span>la<text:span text:style-name="T2"> </text:span>aportación<text:span text:style-name="T2"> </text:span>inicial<text:span text:style-name="T2"> </text:span>de<text:span text:style-name="T2"> </text:span>la<text:span text:style-name="T2"> </text:span>documentación<text:span text:style-name="T2"> </text:span>acreditativa<text:span text:style-name="T2"> </text:span>de<text:span text:style-name="T2"> </text:span>los<text:span text:style-name="T2"> </text:span>requisitos<text:span text:style-name="T2"> </text:span>previos<text:span text:style-name="T2"> </text:span>del<text:span text:style-name="T2"> </text:span>sobre<text:span text:style-name="T2"> </text:span>1<text:span text:style-name="T2"> </text:span>se<text:span text:style-name="T2"> </text:span>sustituya<text:span text:style-name="T2"> </text:span>por<text:span text:style-name="T2"> </text:span>una<text:span text:style-name="T2"> </text:span>declaración<text:span text:style-name="T2"> </text:span>responsable<text:span text:style-name="T2"> </text:span>y,<text:span text:style-name="T2"> </text:span>en<text:span text:style-name="T2"> </text:span>todo<text:span text:style-name="T2"> </text:span>caso,<text:span text:style-name="T2"> </text:span>en<text:span text:style-name="T2"> </text:span>los<text:span text:style-name="T2"> </text:span>contratos<text:span text:style-name="T2"> </text:span>con<text:span text:style-name="T2"> </text:span>valor<text:span text:style-name="T2"> </text:span>estimado<text:span text:style-name="T2"> </text:span>inferior<text:span text:style-name="T2"> </text:span>a<text:span text:style-name="T2"> </text:span>90.000<text:span text:style-name="T2"> </text:span>euros,<text:span text:style-name="T2"> </text:span>la<text:span text:style-name="T2"> </text:span>persona<text:span text:style-name="T2"> </text:span>licitadora<text:span text:style-name="T2"> </text:span>presentará<text:span text:style-name="T2"> </text:span>declaración<text:span text:style-name="T2"> </text:span>responsable<text:span text:style-name="T2"> </text:span>conforme<text:span text:style-name="T2"> </text:span>al<text:span text:style-name="T2"> </text:span>modelo<text:span text:style-name="T2"> </text:span>del<text:span text:style-name="T2"> </text:span>anexo<text:span text:style-name="T2"> </text:span>I-B,<text:span text:style-name="T2"> </text:span>que<text:span text:style-name="T2"> </text:span>sustituirá<text:span text:style-name="T2"> </text:span>la<text:span text:style-name="T2"> </text:span>aportación<text:span text:style-name="T2"> </text:span>de<text:span text:style-name="T2"> </text:span>la<text:span text:style-name="T2"> </text:span>documentación<text:span text:style-name="T2"> </text:span>a<text:span text:style-name="T2"> </text:span>que<text:span text:style-name="T2"> </text:span>se<text:span text:style-name="T2"> </text:span>refiere<text:span text:style-name="T2"> </text:span>la<text:span text:style-name="T2"> </text:span>cláusula<text:span text:style-name="T2"> </text:span>9.2.1.1.<text:span text:style-name="T2"> </text:span>No<text:span text:style-name="T2"> </text:span>obstante,<text:span text:style-name="T2"> </text:span>junto<text:span text:style-name="T2"> </text:span>con<text:span text:style-name="T2"> </text:span>la<text:span text:style-name="T2"> </text:span>declaración<text:span text:style-name="T2"> </text:span>responsable,<text:span text:style-name="T2"> </text:span>deberá<text:span text:style-name="T2"> </text:span>presentarse,<text:span text:style-name="T2"> </text:span>en<text:span text:style-name="T2"> </text:span>todo<text:span text:style-name="T2"> </text:span>caso,<text:span text:style-name="T2"> </text:span>la<text:span text:style-name="T2"> </text:span>documentación<text:span text:style-name="T2"> </text:span>de<text:span text:style-name="T2"> </text:span>la<text:span text:style-name="T2"> </text:span>cláusula<text:span text:style-name="T2"> </text:span>9.2.1.2.<text:span text:style-name="T2"> </text:span></text:p>
      <text:p text:style-name="P228"/>
      <text:p text:style-name="P221">Los<text:span text:style-name="T2"> </text:span>documentos<text:span text:style-name="T2"> </text:span>a<text:span text:style-name="T2"> </text:span>incorporar<text:span text:style-name="T2"> </text:span>en<text:span text:style-name="T2"> </text:span>este<text:span text:style-name="T2"> </text:span>sobre<text:span text:style-name="T2"> </text:span>se<text:span text:style-name="T2"> </text:span>aportarán<text:span text:style-name="T2"> </text:span>ordenados<text:span text:style-name="T2"> </text:span>tal<text:span text:style-name="T2"> </text:span>como<text:span text:style-name="T2"> </text:span>se<text:span text:style-name="T2"> </text:span>indica<text:span text:style-name="T2"> </text:span>a<text:span text:style-name="T2"> </text:span>continuación.</text:p>
      <text:p text:style-name="P228"/>
      <text:p text:style-name="P227"><text:span text:style-name="T54">9.2.1.1.</text:span><text:span text:style-name="T56"> </text:span><text:span text:style-name="T54">Documentación</text:span><text:span text:style-name="T56"> </text:span><text:span text:style-name="T5">acreditativa</text:span><text:span text:style-name="T7"> </text:span><text:span text:style-name="T5">de</text:span><text:span text:style-name="T7"> </text:span><text:span text:style-name="T5">los</text:span><text:span text:style-name="T7"> </text:span><text:span text:style-name="T5">requisitos</text:span><text:span text:style-name="T7"> </text:span><text:span text:style-name="T5">previos.</text:span></text:p>
      <text:p text:style-name="P256"/>
      <text:p text:style-name="P142">a)<text:span text:style-name="T2"> </text:span>Documentos<text:span text:style-name="T2"> </text:span>acreditativos<text:span text:style-name="T2"> </text:span>de<text:span text:style-name="T2"> </text:span>la<text:span text:style-name="T2"> </text:span>personalidad<text:span text:style-name="T2"> </text:span>y<text:span text:style-name="T2"> </text:span>capacidad<text:span text:style-name="T2"> </text:span>de<text:span text:style-name="T2"> </text:span>la<text:span text:style-name="T2"> </text:span>persona<text:span text:style-name="T2"> </text:span>licitadora.</text:p>
      <text:p text:style-name="P259"/>
      <text:p text:style-name="P247">1.<text:span text:style-name="T2"> </text:span>La<text:span text:style-name="T2"> </text:span>capacidad<text:span text:style-name="T2"> </text:span>de<text:span text:style-name="T2"> </text:span>obrar<text:span text:style-name="T2"> </text:span>de<text:span text:style-name="T2"> </text:span>las<text:span text:style-name="T2"> </text:span>empresarias<text:span text:style-name="T2"> </text:span>o<text:span text:style-name="T2"> </text:span>empresarios<text:span text:style-name="T2"> </text:span>que<text:span text:style-name="T2"> </text:span>fueren<text:span text:style-name="T2"> </text:span>personas<text:span text:style-name="T2"> </text:span>jurídicas<text:span text:style-name="T2"> </text:span>se<text:span text:style-name="T2"> </text:span>acreditará<text:span text:style-name="T2"> </text:span>mediante<text:span text:style-name="T2"> </text:span>la<text:span text:style-name="T2"> </text:span>escritura<text:span text:style-name="T2"> </text:span>o<text:span text:style-name="T2"> </text:span>documento<text:span text:style-name="T2"> </text:span>de<text:span text:style-name="T2"> </text:span>constitución,<text:span text:style-name="T2"> </text:span>los<text:span text:style-name="T2"> </text:span>estatutos<text:span text:style-name="T2"> </text:span>o<text:span text:style-name="T2"> </text:span>el<text:span text:style-name="T2"> </text:span>acto<text:span text:style-name="T2"> </text:span>fundacional,<text:span text:style-name="T2"> </text:span>en<text:span text:style-name="T2"> </text:span>los<text:span text:style-name="T2"> </text:span>que<text:span text:style-name="T2"> </text:span>consten<text:span text:style-name="T2"> </text:span>las<text:span text:style-name="T2"> </text:span>normas<text:span text:style-name="T2"> </text:span>por<text:span text:style-name="T2"> </text:span>las<text:span text:style-name="T2"> </text:span>que<text:span text:style-name="T2"> </text:span>se<text:span text:style-name="T2"> </text:span>regula<text:span text:style-name="T2"> </text:span>su<text:span text:style-name="T2"> </text:span>actividad,<text:span text:style-name="T2"> </text:span>debidamente<text:span text:style-name="T2"> </text:span>inscritos,<text:span text:style-name="T2"> </text:span>en<text:span text:style-name="T2"> </text:span>su<text:span text:style-name="T2"> </text:span>caso,<text:span text:style-name="T2"> </text:span>en<text:span text:style-name="T2"> </text:span>el<text:span text:style-name="T2"> </text:span>Registro<text:span text:style-name="T2"> </text:span>Público<text:span text:style-name="T2"> </text:span>que<text:span text:style-name="T2"> </text:span>corresponda,<text:span text:style-name="T2"> </text:span>según<text:span text:style-name="T2"> </text:span>el<text:span text:style-name="T2"> </text:span>tipo<text:span text:style-name="T2"> </text:span>de<text:span text:style-name="T2"> </text:span>persona<text:span text:style-name="T2"> </text:span>jurídica<text:span text:style-name="T2"> </text:span>de<text:span text:style-name="T2"> </text:span>que<text:span text:style-name="T2"> </text:span>se<text:span text:style-name="T2"> </text:span>trate.</text:p>
      <text:p text:style-name="P259"/>
      <text:p text:style-name="P247">2.<text:span text:style-name="T2"> </text:span>Las<text:span text:style-name="T2"> </text:span>personas<text:span text:style-name="T2"> </text:span>licitadoras<text:span text:style-name="T2"> </text:span>individuales<text:span text:style-name="T2"> </text:span>presentarán<text:span text:style-name="T2"> </text:span>copia<text:span text:style-name="T2"> </text:span>compulsada,<text:span text:style-name="T2"> </text:span>notarial<text:span text:style-name="T2"> </text:span>o<text:span text:style-name="T2"> </text:span>administrativamente,<text:span text:style-name="T2"> </text:span>del<text:span text:style-name="T2"> </text:span>Documento<text:span text:style-name="T2"> </text:span>Nacional<text:span text:style-name="T2"> </text:span>de<text:span text:style-name="T2"> </text:span>Identidad<text:span text:style-name="T2"> </text:span>o,<text:span text:style-name="T2"> </text:span>en<text:span text:style-name="T2"> </text:span>su<text:span text:style-name="T2"> </text:span>caso,<text:span text:style-name="T2"> </text:span>el<text:span text:style-name="T2"> </text:span>documento<text:span text:style-name="T2"> </text:span>que<text:span text:style-name="T2"> </text:span>haga<text:span text:style-name="T2"> </text:span>sus<text:span text:style-name="T2"> </text:span>veces.<text:span text:style-name="T2"> </text:span></text:p>
      <text:p text:style-name="P262"/>
      <text:p text:style-name="P246">3.<text:span text:style-name="T2"> </text:span>Cuando<text:span text:style-name="T2"> </text:span>sea<text:span text:style-name="T2"> </text:span>exigible<text:span text:style-name="T2"> </text:span>para<text:span text:style-name="T2"> </text:span>la<text:span text:style-name="T2"> </text:span>realización<text:span text:style-name="T2"> </text:span>de<text:span text:style-name="T2"> </text:span>la<text:span text:style-name="T2"> </text:span>actividad<text:span text:style-name="T2"> </text:span>o<text:span text:style-name="T2"> </text:span>prestación<text:span text:style-name="T2"> </text:span>que<text:span text:style-name="T2"> </text:span>constituya<text:span text:style-name="T2"> </text:span>el<text:span text:style-name="T2"> </text:span>objeto<text:span text:style-name="T2"> </text:span>del<text:span text:style-name="T2"> </text:span>contrato<text:span text:style-name="T2"> </text:span>una<text:span text:style-name="T2"> </text:span>determinada<text:span text:style-name="T2"> </text:span>habilitación<text:span text:style-name="T2"> </text:span>empresarial,<text:span text:style-name="T2"> </text:span>se<text:span text:style-name="T2"> </text:span>acompañará<text:span text:style-name="T2"> </text:span>copia<text:span text:style-name="T2"> </text:span>compulsada<text:span text:style-name="T2"> </text:span>del<text:span text:style-name="T2"> </text:span>certificado<text:span text:style-name="T2"> </text:span>que<text:span text:style-name="T2"> </text:span>acredite<text:span text:style-name="T2"> </text:span>las<text:span text:style-name="T2"> </text:span>condiciones<text:span text:style-name="T2"> </text:span>de<text:span text:style-name="T2"> </text:span>aptitud<text:span text:style-name="T2"> </text:span>profesional.</text:p>
      <text:p text:style-name="P261"/>
      <text:p text:style-name="P247">4.<text:span text:style-name="T2"> </text:span>En<text:span text:style-name="T2"> </text:span>cuanto<text:span text:style-name="T2"> </text:span>a<text:span text:style-name="T2"> </text:span>las<text:span text:style-name="T2"> </text:span>empresas<text:span text:style-name="T2"> </text:span>no<text:span text:style-name="T2"> </text:span>españolas<text:span text:style-name="T2"> </text:span>de<text:span text:style-name="T2"> </text:span>estados<text:span text:style-name="T2"> </text:span>miembros<text:span text:style-name="T2"> </text:span>de<text:span text:style-name="T2"> </text:span>la<text:span text:style-name="T2"> </text:span>Unión<text:span text:style-name="T2"> </text:span>Europea,<text:span text:style-name="T2"> </text:span>tendrán<text:span text:style-name="T2"> </text:span>capacidad<text:span text:style-name="T2"> </text:span>para<text:span text:style-name="T2"> </text:span>contratar<text:span text:style-name="T2"> </text:span>aquéllas<text:span text:style-name="T2"> </text:span>que,<text:span text:style-name="T2"> </text:span>con<text:span text:style-name="T2"> </text:span>arreglo<text:span text:style-name="T2"> </text:span>a<text:span text:style-name="T2"> </text:span>la<text:span text:style-name="T2"> </text:span>legislación<text:span text:style-name="T2"> </text:span>del<text:span text:style-name="T2"> </text:span>Estado<text:span text:style-name="T2"> </text:span>en<text:span text:style-name="T2"> </text:span>que<text:span text:style-name="T2"> </text:span>estén<text:span text:style-name="T2"> </text:span>establecidas,<text:span text:style-name="T2"> </text:span>se<text:span text:style-name="T2"> </text:span>encuentren<text:span text:style-name="T2"> </text:span>habilitadas<text:span text:style-name="T2"> </text:span>para<text:span text:style-name="T2"> </text:span>realizar<text:span text:style-name="T2"> </text:span>la<text:span text:style-name="T2"> </text:span>prestación<text:span text:style-name="T2"> </text:span>de<text:span text:style-name="T2"> </text:span>que<text:span text:style-name="T2"> </text:span>se<text:span text:style-name="T2"> </text:span>trate.<text:span text:style-name="T2"> </text:span>Cuando<text:span text:style-name="T2"> </text:span>la<text:span text:style-name="T2"> </text:span>legislación<text:span text:style-name="T2"> </text:span>del<text:span text:style-name="T2"> </text:span>Estado<text:span text:style-name="T2"> </text:span>en<text:span text:style-name="T2"> </text:span>que<text:span text:style-name="T2"> </text:span>se<text:span text:style-name="T2"> </text:span>encuentren<text:span text:style-name="T2"> </text:span>establecidas<text:span text:style-name="T2"> </text:span>exija<text:span text:style-name="T2"> </text:span>una<text:span text:style-name="T2"> </text:span>autorización<text:span text:style-name="T2"> </text:span>especial<text:span text:style-name="T2"> </text:span>o<text:span text:style-name="T2"> </text:span>la<text:span text:style-name="T2"> </text:span>pertenencia<text:span text:style-name="T2"> </text:span>a<text:span text:style-name="T2"> </text:span>una<text:span text:style-name="T2"> </text:span>determinadas<text:span text:style-name="T2"> </text:span>organización<text:span text:style-name="T2"> </text:span>para<text:span text:style-name="T2"> </text:span>poder<text:span text:style-name="T2"> </text:span>prestar<text:span text:style-name="T2"> </text:span>en<text:span text:style-name="T2"> </text:span>él<text:span text:style-name="T2"> </text:span>el<text:span text:style-name="T2"> </text:span>servicio<text:span text:style-name="T2"> </text:span>de<text:span text:style-name="T2"> </text:span>que<text:span text:style-name="T2"> </text:span>se<text:span text:style-name="T2"> </text:span>trate,<text:span text:style-name="T2"> </text:span>deberán<text:span text:style-name="T2"> </text:span>acreditar<text:span text:style-name="T2"> </text:span>que<text:span text:style-name="T2"> </text:span>cumplen<text:span text:style-name="T2"> </text:span>este<text:span text:style-name="T2"> </text:span>requisito.<text:span text:style-name="T2"> </text:span></text:p>
      <text:p text:style-name="P263"/>
      <text:p text:style-name="P247">La<text:span text:style-name="T2"> </text:span>capacidad<text:span text:style-name="T2"> </text:span>de<text:span text:style-name="T2"> </text:span>las<text:span text:style-name="T2"> </text:span>mismas<text:span text:style-name="T2"> </text:span>se<text:span text:style-name="T2"> </text:span>acreditará<text:span text:style-name="T2"> </text:span>por<text:span text:style-name="T2"> </text:span>su<text:span text:style-name="T2"> </text:span>inscripción<text:span text:style-name="T2"> </text:span>en<text:span text:style-name="T2"> </text:span>el<text:span text:style-name="T2"> </text:span>Registro<text:span text:style-name="T2"> </text:span>procedente,<text:span text:style-name="T2"> </text:span>de<text:span text:style-name="T2"> </text:span>acuerdo<text:span text:style-name="T2"> </text:span>con<text:span text:style-name="T2"> </text:span>la<text:span text:style-name="T2"> </text:span>legislación<text:span text:style-name="T2"> </text:span>del<text:span text:style-name="T2"> </text:span>Estado<text:span text:style-name="T2"> </text:span>donde<text:span text:style-name="T2"> </text:span>están<text:span text:style-name="T2"> </text:span>establecidas,<text:span text:style-name="T2"> </text:span>o<text:span text:style-name="T2"> </text:span>mediante<text:span text:style-name="T2"> </text:span>la<text:span text:style-name="T2"> </text:span>presentación<text:span text:style-name="T2"> </text:span>de<text:span text:style-name="T2"> </text:span>una<text:span text:style-name="T2"> </text:span>declaración<text:span text:style-name="T2"> </text:span>jurada<text:span text:style-name="T2"> </text:span>o<text:span text:style-name="T2"> </text:span>un<text:span text:style-name="T2"> </text:span>certificado,<text:span text:style-name="T2"> </text:span>de<text:span text:style-name="T2"> </text:span>acuerdo<text:span text:style-name="T2"> </text:span>con<text:span text:style-name="T2"> </text:span>lo<text:span text:style-name="T2"> </text:span>establecido<text:span text:style-name="T2"> </text:span>en<text:span text:style-name="T2"> </text:span>el<text:span text:style-name="T2"> </text:span>anexo<text:span text:style-name="T2"> </text:span>I<text:span text:style-name="T2"> </text:span>del<text:span text:style-name="T2"> </text:span>Reglamento<text:span text:style-name="T2"> </text:span>general<text:span text:style-name="T2"> </text:span>de<text:span text:style-name="T2"> </text:span>la<text:span text:style-name="T2"> </text:span>Ley<text:span text:style-name="T2"> </text:span>de<text:span text:style-name="T2"> </text:span>Contratos<text:span text:style-name="T2"> </text:span>de<text:span text:style-name="T2"> </text:span>las<text:span text:style-name="T2"> </text:span>Administraciones<text:span text:style-name="T2"> </text:span>Públicas.<text:span text:style-name="T2"> </text:span></text:p>
      <text:p text:style-name="P259"/>
      <text:p text:style-name="P247">5.<text:span text:style-name="T2"> </text:span>Las<text:span text:style-name="T2"> </text:span>demás<text:span text:style-name="T2"> </text:span>empresas<text:span text:style-name="T2"> </text:span>extranjeras<text:span text:style-name="T2"> </text:span>deberán<text:span text:style-name="T2"> </text:span>justificar<text:span text:style-name="T2"> </text:span>mediante<text:span text:style-name="T2"> </text:span>informe,<text:span text:style-name="T2"> </text:span>en<text:span text:style-name="T2"> </text:span>la<text:span text:style-name="T2"> </text:span>forma<text:span text:style-name="T2"> </text:span>recogida<text:span text:style-name="T2"> </text:span>en<text:span text:style-name="T2"> </text:span>el<text:span text:style-name="T2"> </text:span>artículo<text:span text:style-name="T2"> </text:span>55<text:span text:style-name="T2"> </text:span>del<text:span text:style-name="T2"> </text:span>TRLCSP,<text:span text:style-name="T2"> </text:span>que<text:span text:style-name="T2"> </text:span>el<text:span text:style-name="T2"> </text:span>Estado<text:span text:style-name="T2"> </text:span>de<text:span text:style-name="T2"> </text:span>procedencia<text:span text:style-name="T2"> </text:span>de<text:span text:style-name="T2"> </text:span>la<text:span text:style-name="T2"> </text:span>empresa<text:span text:style-name="T2"> </text:span>extranjera<text:span text:style-name="T2"> </text:span>admite<text:span text:style-name="T2"> </text:span>a<text:span text:style-name="T2"> </text:span><text:soft-page-break/>su<text:span text:style-name="T2"> </text:span>vez<text:span text:style-name="T2"> </text:span>la<text:span text:style-name="T2"> </text:span>participación<text:span text:style-name="T2"> </text:span>de<text:span text:style-name="T2"> </text:span>empresas<text:span text:style-name="T2"> </text:span>españolas<text:span text:style-name="T2"> </text:span>en<text:span text:style-name="T2"> </text:span>la<text:span text:style-name="T2"> </text:span>contratación<text:span text:style-name="T2"> </text:span>con<text:span text:style-name="T2"> </text:span>la<text:span text:style-name="T2"> </text:span>Administración<text:span text:style-name="T2"> </text:span>y<text:span text:style-name="T2"> </text:span>con<text:span text:style-name="T2"> </text:span>los<text:span text:style-name="T2"> </text:span>entes,<text:span text:style-name="T2"> </text:span>organismos<text:span text:style-name="T2"> </text:span>o<text:span text:style-name="T2"> </text:span>entidades<text:span text:style-name="T2"> </text:span>del<text:span text:style-name="T2"> </text:span>sector<text:span text:style-name="T2"> </text:span>público<text:span text:style-name="T2"> </text:span>asimilables<text:span text:style-name="T2"> </text:span>a<text:span text:style-name="T2"> </text:span>los<text:span text:style-name="T2"> </text:span>enumerados<text:span text:style-name="T2"> </text:span>en<text:span text:style-name="T2"> </text:span>el<text:span text:style-name="T2"> </text:span>artículo<text:span text:style-name="T2"> </text:span>3<text:span text:style-name="T2"> </text:span>del<text:span text:style-name="T2"> </text:span>TRLCSP,<text:span text:style-name="T2"> </text:span>en<text:span text:style-name="T2"> </text:span>forma<text:span text:style-name="T2"> </text:span>sustancialmente<text:span text:style-name="T2"> </text:span>análoga.<text:span text:style-name="T2"> </text:span></text:p>
      <text:p text:style-name="P259"/>
      <text:p text:style-name="P247">En<text:span text:style-name="T2"> </text:span>los<text:span text:style-name="T2"> </text:span>contratos<text:span text:style-name="T2"> </text:span>sujetos<text:span text:style-name="T2"> </text:span>a<text:span text:style-name="T2"> </text:span>regulación<text:span text:style-name="T2"> </text:span>armonizada<text:span text:style-name="T2"> </text:span>se<text:span text:style-name="T2"> </text:span>prescindirá<text:span text:style-name="T2"> </text:span>del<text:span text:style-name="T2"> </text:span>informe<text:span text:style-name="T2"> </text:span>sobre<text:span text:style-name="T2"> </text:span>reciprocidad<text:span text:style-name="T2"> </text:span>en<text:span text:style-name="T2"> </text:span>relación<text:span text:style-name="T2"> </text:span>con<text:span text:style-name="T2"> </text:span>las<text:span text:style-name="T2"> </text:span>empresas<text:span text:style-name="T2"> </text:span>de<text:span text:style-name="T2"> </text:span>Estados<text:span text:style-name="T2"> </text:span>signatarios<text:span text:style-name="T2"> </text:span>del<text:span text:style-name="T2"> </text:span>Acuerdo<text:span text:style-name="T2"> </text:span>sobre<text:span text:style-name="T2"> </text:span>Contratación<text:span text:style-name="T2"> </text:span>Pública<text:span text:style-name="T2"> </text:span>de<text:span text:style-name="T2"> </text:span>la<text:span text:style-name="T2"> </text:span>Organización<text:span text:style-name="T2"> </text:span>Mundial<text:span text:style-name="T2"> </text:span>de<text:span text:style-name="T2"> </text:span>Comercio.<text:span text:style-name="T2"> </text:span></text:p>
      <text:p text:style-name="P247"/>
      <text:p text:style-name="P247">La<text:span text:style-name="T2"> </text:span>acreditación<text:span text:style-name="T2"> </text:span>de<text:span text:style-name="T2"> </text:span>su<text:span text:style-name="T2"> </text:span>capacidad<text:span text:style-name="T2"> </text:span>de<text:span text:style-name="T2"> </text:span>obrar<text:span text:style-name="T2"> </text:span>se<text:span text:style-name="T2"> </text:span>instrumentará<text:span text:style-name="T2"> </text:span>a<text:span text:style-name="T2"> </text:span>través<text:span text:style-name="T2"> </text:span>de<text:span text:style-name="T2"> </text:span>informe<text:span text:style-name="T2"> </text:span>de<text:span text:style-name="T2"> </text:span>la<text:span text:style-name="T2"> </text:span>Misión<text:span text:style-name="T2"> </text:span>Diplomática<text:span text:style-name="T2"> </text:span>Permanente<text:span text:style-name="T2"> </text:span>de<text:span text:style-name="T2"> </text:span>España<text:span text:style-name="T2"> </text:span>en<text:span text:style-name="T2"> </text:span>el<text:span text:style-name="T2"> </text:span>Estado<text:span text:style-name="T2"> </text:span>correspondiente<text:span text:style-name="T2"> </text:span>o<text:span text:style-name="T2"> </text:span>de<text:span text:style-name="T2"> </text:span>la<text:span text:style-name="T2"> </text:span>Oficina<text:span text:style-name="T2"> </text:span>Consular<text:span text:style-name="T2"> </text:span>en<text:span text:style-name="T2"> </text:span>cuyo<text:span text:style-name="T2"> </text:span>ámbito<text:span text:style-name="T2"> </text:span>territorial<text:span text:style-name="T2"> </text:span>radique<text:span text:style-name="T2"> </text:span>el<text:span text:style-name="T2"> </text:span>domicilio<text:span text:style-name="T2"> </text:span>de<text:span text:style-name="T2"> </text:span>la<text:span text:style-name="T2"> </text:span>empresa.</text:p>
      <text:p text:style-name="P247"/>
      <text:p text:style-name="P142">b)<text:span text:style-name="T2"> </text:span>Documentos<text:span text:style-name="T2"> </text:span>acreditativos<text:span text:style-name="T2"> </text:span>de<text:span text:style-name="T2"> </text:span>la<text:span text:style-name="T2"> </text:span>representación.</text:p>
      <text:p text:style-name="P263"/>
      <text:p text:style-name="P247">Las<text:span text:style-name="T2"> </text:span>personas<text:span text:style-name="T2"> </text:span>que<text:span text:style-name="T2"> </text:span>comparezcan<text:span text:style-name="T2"> </text:span>o<text:span text:style-name="T2"> </text:span>firmen<text:span text:style-name="T2"> </text:span>proposiciones<text:span text:style-name="T2"> </text:span>en<text:span text:style-name="T2"> </text:span>nombre<text:span text:style-name="T2"> </text:span>de<text:span text:style-name="T2"> </text:span>otra<text:span text:style-name="T2"> </text:span>presentarán<text:span text:style-name="T2"> </text:span>poder<text:span text:style-name="T2"> </text:span>de<text:span text:style-name="T2"> </text:span>representación,<text:span text:style-name="T2"> </text:span>bastanteado<text:span text:style-name="T2"> </text:span>por<text:span text:style-name="T2"> </text:span>el<text:span text:style-name="T2"> </text:span>Gabinete<text:span text:style-name="T2"> </text:span>Jurídico<text:span text:style-name="T2"> </text:span>de<text:span text:style-name="T2"> </text:span>la<text:span text:style-name="T2"> </text:span>Junta<text:span text:style-name="T2"> </text:span>de<text:span text:style-name="T2"> </text:span>Andalucía.</text:p>
      <text:p text:style-name="P247"/>
      <text:p text:style-name="P247">Si<text:span text:style-name="T2"> </text:span>la<text:span text:style-name="T2"> </text:span>licitadora<text:span text:style-name="T2"> </text:span>fuera<text:span text:style-name="T2"> </text:span>persona<text:span text:style-name="T2"> </text:span>jurídica,<text:span text:style-name="T2"> </text:span>el<text:span text:style-name="T2"> </text:span>poder<text:span text:style-name="T2"> </text:span>general<text:span text:style-name="T2"> </text:span>deberá<text:span text:style-name="T2"> </text:span>figurar<text:span text:style-name="T2"> </text:span>inscrito,<text:span text:style-name="T2"> </text:span>en<text:span text:style-name="T2"> </text:span>su<text:span text:style-name="T2"> </text:span>caso,<text:span text:style-name="T2"> </text:span>en<text:span text:style-name="T2"> </text:span>el<text:span text:style-name="T2"> </text:span>Registro<text:span text:style-name="T2"> </text:span>Mercantil.<text:span text:style-name="T2"> </text:span>Si<text:span text:style-name="T2"> </text:span>se<text:span text:style-name="T2"> </text:span>trata<text:span text:style-name="T2"> </text:span>de<text:span text:style-name="T2"> </text:span>un<text:span text:style-name="T2"> </text:span>poder<text:span text:style-name="T2"> </text:span>especial<text:span text:style-name="T2"> </text:span>para<text:span text:style-name="T2"> </text:span>un<text:span text:style-name="T2"> </text:span>acto<text:span text:style-name="T2"> </text:span>concreto<text:span text:style-name="T2"> </text:span>no<text:span text:style-name="T2"> </text:span>será<text:span text:style-name="T2"> </text:span>necesario<text:span text:style-name="T2"> </text:span>el<text:span text:style-name="T2"> </text:span>requisito<text:span text:style-name="T2"> </text:span>de<text:span text:style-name="T2"> </text:span>su<text:span text:style-name="T2"> </text:span>previa<text:span text:style-name="T2"> </text:span>inscripción<text:span text:style-name="T2"> </text:span>en<text:span text:style-name="T2"> </text:span>el<text:span text:style-name="T2"> </text:span>Registro<text:span text:style-name="T2"> </text:span>Mercantil.</text:p>
      <text:p text:style-name="P247"/>
      <text:p text:style-name="P247">Igualmente,<text:span text:style-name="T2"> </text:span>la<text:span text:style-name="T2"> </text:span>persona<text:span text:style-name="T2"> </text:span>con<text:span text:style-name="T2"> </text:span>poder<text:span text:style-name="T2"> </text:span>bastante<text:span text:style-name="T2"> </text:span>a<text:span text:style-name="T2"> </text:span>efectos<text:span text:style-name="T2"> </text:span>de<text:span text:style-name="T2"> </text:span>representación<text:span text:style-name="T2"> </text:span>deberá<text:span text:style-name="T2"> </text:span>acompañar<text:span text:style-name="T2"> </text:span>copia<text:span text:style-name="T2"> </text:span>compulsada,<text:span text:style-name="T2"> </text:span>notarial<text:span text:style-name="T2"> </text:span>o<text:span text:style-name="T2"> </text:span>administrativamente,<text:span text:style-name="T2"> </text:span>de<text:span text:style-name="T2"> </text:span>su<text:span text:style-name="T2"> </text:span>Documento<text:span text:style-name="T2"> </text:span>Nacional<text:span text:style-name="T2"> </text:span>de<text:span text:style-name="T2"> </text:span>Identidad<text:span text:style-name="T2"> </text:span>o,<text:span text:style-name="T2"> </text:span>en<text:span text:style-name="T2"> </text:span>su<text:span text:style-name="T2"> </text:span>caso,<text:span text:style-name="T2"> </text:span>el<text:span text:style-name="T2"> </text:span>documento<text:span text:style-name="T2"> </text:span>que<text:span text:style-name="T2"> </text:span>haga<text:span text:style-name="T2"> </text:span>sus<text:span text:style-name="T2"> </text:span>veces.</text:p>
      <text:p text:style-name="P247"/>
      <text:p text:style-name="P252"><text:span text:style-name="T58">De</text:span><text:span text:style-name="T59"> </text:span><text:span text:style-name="T58">acuerdo</text:span><text:span text:style-name="T59"> </text:span><text:span text:style-name="T58">con</text:span><text:span text:style-name="T59"> </text:span><text:span text:style-name="T58">lo</text:span><text:span text:style-name="T59"> </text:span><text:span text:style-name="T58">previsto</text:span><text:span text:style-name="T59"> </text:span><text:span text:style-name="T58">en</text:span><text:span text:style-name="T59"> </text:span><text:span text:style-name="T58">el</text:span><text:span text:style-name="T59"> </text:span><text:span text:style-name="T58">Decreto</text:span><text:span text:style-name="T59"> </text:span><text:span text:style-name="T58">68/2008,</text:span><text:span text:style-name="T59"> </text:span><text:span text:style-name="T58">de</text:span><text:span text:style-name="T59"> </text:span><text:span text:style-name="T58">26</text:span><text:span text:style-name="T59"> </text:span><text:span text:style-name="T58">de</text:span><text:span text:style-name="T59"> </text:span><text:span text:style-name="T58">febrero,</text:span><text:span text:style-name="T59"> </text:span><text:span text:style-name="T58">por</text:span><text:span text:style-name="T59"> </text:span><text:span text:style-name="T58">el</text:span><text:span text:style-name="T59"> </text:span><text:span text:style-name="T58">que</text:span><text:span text:style-name="T59"> </text:span><text:span text:style-name="T58">se</text:span><text:span text:style-name="T59"> </text:span><text:span text:style-name="T58">suprime</text:span><text:span text:style-name="T59"> </text:span><text:span text:style-name="T58">la</text:span><text:span text:style-name="T59"> </text:span><text:span text:style-name="T58">aportación</text:span><text:span text:style-name="T59"> </text:span><text:span text:style-name="T58">de</text:span><text:span text:style-name="T59"> </text:span><text:span text:style-name="T58">la</text:span><text:span text:style-name="T59"> </text:span><text:span text:style-name="T58">fotocopia</text:span><text:span text:style-name="T59"> </text:span><text:span text:style-name="T58">de</text:span><text:span text:style-name="T59"> </text:span><text:span text:style-name="T58">los</text:span><text:span text:style-name="T59"> </text:span><text:span text:style-name="T58">documentos</text:span><text:span text:style-name="T59"> </text:span><text:span text:style-name="T58">identificativos</text:span><text:span text:style-name="T59"> </text:span><text:span text:style-name="T58">oficiales</text:span><text:span text:style-name="T59"> <text:s/></text:span><text:span text:style-name="T58">en</text:span><text:span text:style-name="T59"> </text:span><text:span text:style-name="T58">los</text:span><text:span text:style-name="T59"> </text:span><text:span text:style-name="T58">procedimientos</text:span><text:span text:style-name="T59"> </text:span><text:span text:style-name="T58">administrativos</text:span><text:span text:style-name="T59"> </text:span><text:span text:style-name="T58">de</text:span><text:span text:style-name="T59"> </text:span><text:span text:style-name="T58">la</text:span><text:span text:style-name="T59"> </text:span><text:span text:style-name="T58">Administración</text:span><text:span text:style-name="T59"> </text:span><text:span text:style-name="T58">de</text:span><text:span text:style-name="T59"> </text:span><text:span text:style-name="T58">la</text:span><text:span text:style-name="T59"> </text:span><text:span text:style-name="T58">Junta</text:span><text:span text:style-name="T59"> </text:span><text:span text:style-name="T58">de</text:span><text:span text:style-name="T59"> </text:span><text:span text:style-name="T58">Andalucía,</text:span><text:span text:style-name="T59"> </text:span><text:span text:style-name="T58">podrá</text:span><text:span text:style-name="T59"> </text:span><text:span text:style-name="T58">eximirse</text:span><text:span text:style-name="T59"> </text:span><text:span text:style-name="T58">a</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de</text:span><text:span text:style-name="T59"> </text:span><text:span text:style-name="T58">presentar</text:span><text:span text:style-name="T59"> </text:span><text:span text:style-name="T58">la</text:span><text:span text:style-name="T59"> </text:span><text:span text:style-name="T58">copia</text:span><text:span text:style-name="T59"> </text:span><text:span text:style-name="T58">del</text:span><text:span text:style-name="T59"> </text:span><text:span text:style-name="T58">Documento</text:span><text:span text:style-name="T59"> </text:span><text:span text:style-name="T58">Nacional</text:span><text:span text:style-name="T59"> </text:span><text:span text:style-name="T58">de</text:span><text:span text:style-name="T59"> </text:span><text:span text:style-name="T58">Identidad</text:span><text:span text:style-name="T59"> </text:span><text:span text:style-name="T58">u</text:span><text:span text:style-name="T59"> </text:span><text:span text:style-name="T58">otro</text:span><text:span text:style-name="T59"> </text:span><text:span text:style-name="T58">documento</text:span><text:span text:style-name="T59"> </text:span><text:span text:style-name="T58">identificativo</text:span><text:span text:style-name="T59"> </text:span><text:span text:style-name="T58">oficial</text:span><text:span text:style-name="T59"> </text:span><text:span text:style-name="T58">cuando</text:span><text:span text:style-name="T59"> </text:span><text:span text:style-name="T58">se</text:span><text:span text:style-name="T59"> </text:span><text:span text:style-name="T58">habiliten</text:span><text:span text:style-name="T59"> </text:span><text:span text:style-name="T58">los</text:span><text:span text:style-name="T59"> </text:span><text:span text:style-name="T58">medios</text:span><text:span text:style-name="T59"> </text:span><text:span text:style-name="T58">que</text:span><text:span text:style-name="T59"> </text:span><text:span text:style-name="T58">permitan</text:span><text:span text:style-name="T59"> </text:span><text:span text:style-name="T58">su</text:span><text:span text:style-name="T59"> </text:span><text:span text:style-name="T58">comprobación</text:span><text:span text:style-name="T59"> </text:span><text:span text:style-name="T58">o</text:span><text:span text:style-name="T59"> </text:span><text:span text:style-name="T58">verificación,</text:span><text:span text:style-name="T59"> </text:span><text:span text:style-name="T58">indicándose</text:span><text:span text:style-name="T59"> </text:span><text:span text:style-name="T58">tal</text:span><text:span text:style-name="T59"> </text:span><text:span text:style-name="T58">circunstancia</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p>
      <text:p text:style-name="P259"/>
      <text:p text:style-name="P142">c)<text:span text:style-name="T2"> </text:span>Clasificación<text:span text:style-name="T2"> </text:span>administrativa.</text:p>
      <text:p text:style-name="P266"/>
      <text:p text:style-name="P252"><text:span text:style-name="T58">1.</text:span><text:span text:style-name="T56"> </text:span><text:span text:style-name="T58">Cuando</text:span><text:span text:style-name="T59"> </text:span><text:span text:style-name="T58">sea</text:span><text:span text:style-name="T59"> </text:span><text:span text:style-name="T58">exigible</text:span><text:span text:style-name="T59"> </text:span><text:span text:style-name="T58">clasificación</text:span><text:span text:style-name="T59"> </text:span><text:span text:style-name="T58">administrativa</text:span><text:span text:style-name="T59"> </text:span><text:span text:style-name="T58">de</text:span><text:span text:style-name="T59"> </text:span><text:span text:style-name="T58">acuerdo</text:span><text:span text:style-name="T59"> </text:span><text:span text:style-name="T58">con</text:span><text:span text:style-name="T59"> </text:span><text:span text:style-name="T58">la</text:span><text:span text:style-name="T59"> </text:span><text:span text:style-name="T58">Ley,</text:span><text:span text:style-name="T59"> </text:span><text:span text:style-name="T58">dicha</text:span><text:span text:style-name="T59"> </text:span><text:span text:style-name="T58">circunstancia</text:span><text:span text:style-name="T59"> </text:span><text:span text:style-name="T58">se</text:span><text:span text:style-name="T59"> </text:span><text:span text:style-name="T58">hará</text:span><text:span text:style-name="T59"> </text:span><text:span text:style-name="T58">constar</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58">debiendo</text:span><text:span text:style-name="T59"> </text:span><text:span text:style-name="T58">presentar</text:span><text:span text:style-name="T59"> </text:span><text:span text:style-name="T4">la</text:span><text:span text:style-name="T70"> </text:span><text:span text:style-name="T4">persona</text:span><text:span text:style-name="T70"> </text:span><text:span text:style-name="T4">licitadora</text:span><text:span text:style-name="T70"> </text:span><text:span text:style-name="T58">el</text:span><text:span text:style-name="T59"> </text:span><text:span text:style-name="T58">certificado</text:span><text:span text:style-name="T59"> </text:span><text:span text:style-name="T58">de</text:span><text:span text:style-name="T59"> </text:span><text:span text:style-name="T58">clasificación</text:span><text:span text:style-name="T59"> </text:span><text:span text:style-name="T58">administrativa</text:span><text:span text:style-name="T59"> </text:span><text:span text:style-name="T58">exigido,</text:span><text:span text:style-name="T59"> </text:span><text:span text:style-name="T58">expedido</text:span><text:span text:style-name="T59"> </text:span><text:span text:style-name="T58">por</text:span><text:span text:style-name="T59"> </text:span><text:span text:style-name="T58">la</text:span><text:span text:style-name="T59"> </text:span><text:span text:style-name="T58">Junta</text:span><text:span text:style-name="T59"> </text:span><text:span text:style-name="T58">Consultiva</text:span><text:span text:style-name="T59"> </text:span><text:span text:style-name="T58">de</text:span><text:span text:style-name="T59"> </text:span><text:span text:style-name="T58">Contratación</text:span><text:span text:style-name="T59"> </text:span><text:span text:style-name="T58">Administrativa</text:span><text:span text:style-name="T59"> </text:span><text:span text:style-name="T58">del</text:span><text:span text:style-name="T59"> </text:span><text:span text:style-name="T58">Estado,</text:span><text:span text:style-name="T59"> </text:span><text:span text:style-name="T58">acompañado</text:span><text:span text:style-name="T59"> </text:span><text:span text:style-name="T58">de</text:span><text:span text:style-name="T59"> </text:span><text:span text:style-name="T58">una</text:span><text:span text:style-name="T59"> </text:span><text:span text:style-name="T58">declaración</text:span><text:span text:style-name="T59"> </text:span><text:span text:style-name="T58">sobre</text:span><text:span text:style-name="T59"> </text:span><text:span text:style-name="T58">su</text:span><text:span text:style-name="T59"> </text:span><text:span text:style-name="T58">vigencia</text:span><text:span text:style-name="T59"> </text:span><text:span text:style-name="T58">y</text:span><text:span text:style-name="T59"> </text:span><text:span text:style-name="T58">de</text:span><text:span text:style-name="T59"> </text:span><text:span text:style-name="T58">las</text:span><text:span text:style-name="T59"> </text:span><text:span text:style-name="T58">circunstancias</text:span><text:span text:style-name="T59"> </text:span><text:span text:style-name="T58">que</text:span><text:span text:style-name="T59"> </text:span><text:span text:style-name="T58">sirvieron</text:span><text:span text:style-name="T59"> </text:span><text:span text:style-name="T58">de</text:span><text:span text:style-name="T59"> </text:span><text:span text:style-name="T58">base</text:span><text:span text:style-name="T59"> </text:span><text:span text:style-name="T58">para</text:span><text:span text:style-name="T59"> </text:span><text:span text:style-name="T58">la</text:span><text:span text:style-name="T59"> </text:span><text:span text:style-name="T58">obtención</text:span><text:span text:style-name="T59"> </text:span><text:span text:style-name="T58">de</text:span><text:span text:style-name="T59"> </text:span><text:span text:style-name="T58">la</text:span><text:span text:style-name="T59"> </text:span><text:span text:style-name="T58">misma,</text:span><text:span text:style-name="T59"> </text:span><text:span text:style-name="T58">conforme</text:span><text:span text:style-name="T59"> </text:span><text:span text:style-name="T58">al</text:span><text:span text:style-name="T59"> </text:span><text:span text:style-name="T58">anexo</text:span><text:span text:style-name="T59"> </text:span><text:span text:style-name="T58">III-A.</text:span></text:p>
      <text:p text:style-name="P247"/>
      <text:p text:style-name="P247">La<text:span text:style-name="T2"> </text:span>clasificación<text:span text:style-name="T2"> </text:span>de<text:span text:style-name="T2"> </text:span>la<text:span text:style-name="T2"> </text:span>persona<text:span text:style-name="T2"> </text:span>empresaria<text:span text:style-name="T2"> </text:span>acreditará<text:span text:style-name="T2"> </text:span>su<text:span text:style-name="T2"> </text:span>solvencia<text:span text:style-name="T2"> </text:span>para<text:span text:style-name="T2"> </text:span>la<text:span text:style-name="T2"> </text:span>celebración<text:span text:style-name="T2"> </text:span>de<text:span text:style-name="T2"> </text:span>contratos<text:span text:style-name="T2"> </text:span>del<text:span text:style-name="T2"> </text:span>mismo<text:span text:style-name="T2"> </text:span>tipo<text:span text:style-name="T2"> </text:span>que<text:span text:style-name="T2"> </text:span>aquéllos<text:span text:style-name="T2"> </text:span>para<text:span text:style-name="T2"> </text:span>los<text:span text:style-name="T2"> </text:span>que<text:span text:style-name="T2"> </text:span>se<text:span text:style-name="T2"> </text:span>haya<text:span text:style-name="T2"> </text:span>obtenido<text:span text:style-name="T2"> </text:span>y<text:span text:style-name="T2"> </text:span>para<text:span text:style-name="T2"> </text:span>cuya<text:span text:style-name="T2"> </text:span>celebración<text:span text:style-name="T2"> </text:span>no<text:span text:style-name="T2"> </text:span>se<text:span text:style-name="T2"> </text:span>exija<text:span text:style-name="T2"> </text:span>estar<text:span text:style-name="T2"> </text:span>en<text:span text:style-name="T2"> </text:span>posesión<text:span text:style-name="T2"> </text:span>de<text:span text:style-name="T2"> </text:span>la<text:span text:style-name="T2"> </text:span>misma.<text:span text:style-name="T2"> </text:span></text:p>
      <text:p text:style-name="P259"/>
      <text:p text:style-name="P252"><text:span text:style-name="T58">La</text:span><text:span text:style-name="T59"> </text:span><text:span text:style-name="T58">clasificación</text:span><text:span text:style-name="T59"> </text:span><text:span text:style-name="T58">de</text:span><text:span text:style-name="T59"> </text:span><text:span text:style-name="T58">las</text:span><text:span text:style-name="T59"> </text:span><text:span text:style-name="T58">uniones</text:span><text:span text:style-name="T59"> </text:span><text:span text:style-name="T58">temporales</text:span><text:span text:style-name="T59"> </text:span><text:span text:style-name="T58">será</text:span><text:span text:style-name="T59"> </text:span><text:span text:style-name="T58">la</text:span><text:span text:style-name="T59"> </text:span><text:span text:style-name="T58">resultante</text:span><text:span text:style-name="T59"> </text:span><text:span text:style-name="T58">de</text:span><text:span text:style-name="T59"> </text:span><text:span text:style-name="T58">la</text:span><text:span text:style-name="T59"> </text:span><text:span text:style-name="T58">acumulación</text:span><text:span text:style-name="T59"> </text:span><text:span text:style-name="T58">de</text:span><text:span text:style-name="T59"> </text:span><text:span text:style-name="T58">las</text:span><text:span text:style-name="T59"> </text:span><text:span text:style-name="T58">clasificaciones</text:span><text:span text:style-name="T59"> </text:span><text:span text:style-name="T58">de</text:span><text:span text:style-name="T59"> </text:span><text:span text:style-name="T58">las</text:span><text:span text:style-name="T59"> </text:span><text:span text:style-name="T58">empresas</text:span><text:span text:style-name="T59"> </text:span><text:span text:style-name="T58">agrupadas,</text:span><text:span text:style-name="T59"> </text:span><text:span text:style-name="T58">de</text:span><text:span text:style-name="T59"> </text:span><text:span text:style-name="T58">conformidad</text:span><text:span text:style-name="T59"> </text:span><text:span text:style-name="T58">con</text:span><text:span text:style-name="T59"> </text:span><text:span text:style-name="T58">lo</text:span><text:span text:style-name="T59"> </text:span><text:span text:style-name="T58">establecido</text:span><text:span text:style-name="T59"> </text:span><text:span text:style-name="T58">en</text:span><text:span text:style-name="T59"> </text:span><text:span text:style-name="T58">el</text:span><text:span text:style-name="T59"> </text:span><text:span text:style-name="T58">artículo 67.5</text:span><text:span text:style-name="T59"> </text:span><text:span text:style-name="T58">del</text:span><text:span text:style-name="T59"> </text:span><text:span text:style-name="T58">TRLCSP,</text:span><text:span text:style-name="T59"> </text:span><text:span text:style-name="T58">así</text:span><text:span text:style-name="T59"> </text:span><text:span text:style-name="T58">como</text:span><text:span text:style-name="T59"> </text:span><text:span text:style-name="T58">en</text:span><text:span text:style-name="T59"> </text:span><text:span text:style-name="T58">el</text:span><text:span text:style-name="T59"> </text:span><text:span text:style-name="T58">artículo</text:span><text:span text:style-name="T59"> </text:span><text:span text:style-name="T58">52</text:span><text:span text:style-name="T59"> </text:span><text:span text:style-name="T58">del</text:span><text:span text:style-name="T59"> </text:span><text:span text:style-name="T58">RGLCAP,</text:span><text:span text:style-name="T59"> </text:span><text:span text:style-name="T58">y</text:span><text:span text:style-name="T59"> </text:span><text:span text:style-name="T58">demás</text:span><text:span text:style-name="T59"> </text:span><text:span text:style-name="T58">normas</text:span><text:span text:style-name="T59"> </text:span><text:span text:style-name="T58">reguladoras</text:span><text:span text:style-name="T59"> </text:span><text:span text:style-name="T58">de</text:span><text:span text:style-name="T59"> </text:span><text:span text:style-name="T58">la</text:span><text:span text:style-name="T59"> </text:span><text:span text:style-name="T58">clasificación</text:span><text:span text:style-name="T59"> </text:span><text:span text:style-name="T58">de</text:span><text:span text:style-name="T59"> </text:span><text:span text:style-name="T58">contratistas</text:span><text:span text:style-name="T59"> </text:span><text:span text:style-name="T58">de</text:span><text:span text:style-name="T59"> </text:span><text:span text:style-name="T58">servicios.</text:span><text:span text:style-name="T59"> </text:span><text:span text:style-name="T58">En</text:span><text:span text:style-name="T59"> </text:span><text:span text:style-name="T58">todo</text:span><text:span text:style-name="T59"> </text:span><text:span text:style-name="T58">caso,</text:span><text:span text:style-name="T59"> </text:span><text:span text:style-name="T58">para</text:span><text:span text:style-name="T59"> </text:span><text:span text:style-name="T58">proceder</text:span><text:span text:style-name="T59"> </text:span><text:span text:style-name="T58">a</text:span><text:span text:style-name="T59"> </text:span><text:span text:style-name="T58">la</text:span><text:span text:style-name="T59"> </text:span><text:span text:style-name="T58">acumulación,</text:span><text:span text:style-name="T59"> </text:span><text:span text:style-name="T58">todas</text:span><text:span text:style-name="T59"> </text:span><text:span text:style-name="T58">habrán</text:span><text:span text:style-name="T59"> </text:span><text:span text:style-name="T58">de</text:span><text:span text:style-name="T59"> </text:span><text:span text:style-name="T58">haber</text:span><text:span text:style-name="T59"> </text:span><text:span text:style-name="T58">obtenido</text:span><text:span text:style-name="T59"> </text:span><text:span text:style-name="T58">previamente</text:span><text:span text:style-name="T59"> </text:span><text:span text:style-name="T58">la</text:span><text:span text:style-name="T59"> </text:span><text:span text:style-name="T58">clasificación</text:span><text:span text:style-name="T59"> </text:span><text:span text:style-name="T4">como</text:span><text:span text:style-name="T70"> </text:span><text:span text:style-name="T4">empresa</text:span><text:span text:style-name="T70"> </text:span><text:span text:style-name="T58">de</text:span><text:span text:style-name="T59"> </text:span><text:span text:style-name="T58">servicios,</text:span><text:span text:style-name="T59"> </text:span><text:span text:style-name="T58">sin</text:span><text:span text:style-name="T59"> </text:span><text:span text:style-name="T58">perjuicio</text:span><text:span text:style-name="T59"> </text:span><text:span text:style-name="T58">de</text:span><text:span text:style-name="T59"> </text:span><text:span text:style-name="T58">lo</text:span><text:span text:style-name="T59"> </text:span><text:span text:style-name="T58">previsto</text:span><text:span text:style-name="T59"> </text:span><text:span text:style-name="T58">para</text:span><text:span text:style-name="T59"> </text:span><text:span text:style-name="T58">empresas</text:span><text:span text:style-name="T59"> </text:span><text:span text:style-name="T58">comunitarias</text:span><text:span text:style-name="T59"> </text:span><text:span text:style-name="T58">conforme</text:span><text:span text:style-name="T59"> </text:span><text:span text:style-name="T58">al</text:span><text:span text:style-name="T59"> </text:span><text:span text:style-name="T58">artículo</text:span><text:span text:style-name="T59"> </text:span><text:span text:style-name="T58">59.4</text:span><text:span text:style-name="T59"> </text:span><text:span text:style-name="T58">del</text:span><text:span text:style-name="T59"> </text:span><text:span text:style-name="T58">TRLCSP.</text:span><text:span text:style-name="T59"> </text:span></text:p>
      <text:p text:style-name="P247"/>
      <text:p text:style-name="P247">No<text:span text:style-name="T2"> </text:span>obstante<text:span text:style-name="T2"> </text:span>lo<text:span text:style-name="T2"> </text:span>anterior,<text:span text:style-name="T2"> </text:span>si<text:span text:style-name="T2"> </text:span>en<text:span text:style-name="T2"> </text:span>la<text:span text:style-name="T2"> </text:span>licitación<text:span text:style-name="T2"> </text:span>se<text:span text:style-name="T2"> </text:span>exigiese<text:span text:style-name="T2"> </text:span>uno<text:span text:style-name="T2"> </text:span>o<text:span text:style-name="T2"> </text:span>varios<text:span text:style-name="T2"> </text:span>grupos<text:span text:style-name="T2"> </text:span>de<text:span text:style-name="T2"> </text:span>clasificación,<text:span text:style-name="T2"> </text:span><text:soft-page-break/>deberán<text:span text:style-name="T2"> </text:span>estar<text:span text:style-name="T2"> </text:span>clasificadas<text:span text:style-name="T2"> </text:span>individualmente<text:span text:style-name="T2"> </text:span>al<text:span text:style-name="T2"> </text:span>menos<text:span text:style-name="T2"> </text:span>en<text:span text:style-name="T2"> </text:span>uno<text:span text:style-name="T2"> </text:span>de<text:span text:style-name="T2"> </text:span>los<text:span text:style-name="T2"> </text:span>grupos<text:span text:style-name="T2"> </text:span>exigidos<text:span text:style-name="T2"> </text:span>un<text:span text:style-name="T2"> </text:span>número<text:span text:style-name="T2"> </text:span>de<text:span text:style-name="T2"> </text:span>empresas<text:span text:style-name="T2"> </text:span>que<text:span text:style-name="T2"> </text:span>representen<text:span text:style-name="T2"> </text:span>más<text:span text:style-name="T2"> </text:span>del<text:span text:style-name="T2"> </text:span>50<text:span text:style-name="T2"> </text:span>por<text:span text:style-name="T2"> </text:span>ciento<text:span text:style-name="T2"> </text:span>de<text:span text:style-name="T2"> </text:span>participación<text:span text:style-name="T2"> </text:span>en<text:span text:style-name="T2"> </text:span>la<text:span text:style-name="T2"> </text:span>unión<text:span text:style-name="T2"> </text:span>temporal.</text:p>
      <text:p text:style-name="P259"/>
      <text:p text:style-name="P246">2.<text:span text:style-name="T2"> </text:span>En<text:span text:style-name="T2"> </text:span>el<text:span text:style-name="T2"> </text:span>caso<text:span text:style-name="T2"> </text:span>de<text:span text:style-name="T2"> </text:span>que<text:span text:style-name="T2"> </text:span>una<text:span text:style-name="T2"> </text:span>parte<text:span text:style-name="T2"> </text:span>de<text:span text:style-name="T2"> </text:span>la<text:span text:style-name="T2"> </text:span>prestación<text:span text:style-name="T2"> </text:span>objeto<text:span text:style-name="T2"> </text:span>del<text:span text:style-name="T2"> </text:span>contrato<text:span text:style-name="T2"> </text:span>tenga<text:span text:style-name="T2"> </text:span>que<text:span text:style-name="T2"> </text:span>ser<text:span text:style-name="T2"> </text:span>realizada<text:span text:style-name="T2"> </text:span>por<text:span text:style-name="T2"> </text:span>empresas<text:span text:style-name="T2"> </text:span>especializadas<text:span text:style-name="T2"> </text:span>que<text:span text:style-name="T2"> </text:span>cuenten<text:span text:style-name="T2"> </text:span>con<text:span text:style-name="T2"> </text:span>una<text:span text:style-name="T2"> </text:span>determinada<text:span text:style-name="T2"> </text:span>habilitación<text:span text:style-name="T2"> </text:span>o<text:span text:style-name="T2"> </text:span>autorización<text:span text:style-name="T2"> </text:span>empresarial<text:span text:style-name="T2"> </text:span>o<text:span text:style-name="T2"> </text:span>profesional,<text:span text:style-name="T2"> </text:span>la<text:span text:style-name="T2"> </text:span>clasificación<text:span text:style-name="T2"> </text:span>en<text:span text:style-name="T2"> </text:span>el<text:span text:style-name="T2"> </text:span>grupo<text:span text:style-name="T2"> </text:span>correspondiente<text:span text:style-name="T2"> </text:span>a<text:span text:style-name="T2"> </text:span>esa<text:span text:style-name="T2"> </text:span>especialización,<text:span text:style-name="T2"> </text:span>en<text:span text:style-name="T2"> </text:span>el<text:span text:style-name="T2"> </text:span>caso<text:span text:style-name="T2"> </text:span>de<text:span text:style-name="T2"> </text:span>ser<text:span text:style-name="T2"> </text:span>exigida,<text:span text:style-name="T2"> </text:span>en<text:span text:style-name="T2"> </text:span>el<text:span text:style-name="T2"> </text:span>anexo<text:span text:style-name="T2"> </text:span>I-A,<text:span text:style-name="T2"> </text:span>podrá<text:span text:style-name="T2"> </text:span>suplirse<text:span text:style-name="T2"> </text:span>por<text:span text:style-name="T2"> </text:span>el<text:span text:style-name="T2"> </text:span>compromiso<text:span text:style-name="T2"> </text:span>de<text:span text:style-name="T2"> </text:span>la<text:span text:style-name="T2"> </text:span>persona<text:span text:style-name="T2"> </text:span>empresaria<text:span text:style-name="T2"> </text:span>de<text:span text:style-name="T2"> </text:span>subcontratar<text:span text:style-name="T2"> </text:span>la<text:span text:style-name="T2"> </text:span>ejecución<text:span text:style-name="T2"> </text:span>de<text:span text:style-name="T2"> </text:span>esta<text:span text:style-name="T2"> </text:span>porción<text:span text:style-name="T2"> </text:span>con<text:span text:style-name="T2"> </text:span>otras<text:span text:style-name="T2"> </text:span>personas<text:span text:style-name="T2"> </text:span>empresarias<text:span text:style-name="T2"> </text:span>que<text:span text:style-name="T2"> </text:span>dispongan<text:span text:style-name="T2"> </text:span>de<text:span text:style-name="T2"> </text:span>la<text:span text:style-name="T2"> </text:span>habilitación<text:span text:style-name="T2"> </text:span>y,<text:span text:style-name="T2"> </text:span>en<text:span text:style-name="T2"> </text:span>su<text:span text:style-name="T2"> </text:span>caso,<text:span text:style-name="T2"> </text:span>clasificación<text:span text:style-name="T2"> </text:span>necesarias,<text:span text:style-name="T2"> </text:span>siempre<text:span text:style-name="T2"> </text:span>que<text:span text:style-name="T2"> </text:span>el<text:span text:style-name="T2"> </text:span>importe<text:span text:style-name="T2"> </text:span>de<text:span text:style-name="T2"> </text:span>la<text:span text:style-name="T2"> </text:span>parte<text:span text:style-name="T2"> </text:span>que<text:span text:style-name="T2"> </text:span>deba<text:span text:style-name="T2"> </text:span>ser<text:span text:style-name="T2"> </text:span>ejecutada<text:span text:style-name="T2"> </text:span>por<text:span text:style-name="T2"> </text:span>éstos<text:span text:style-name="T2"> </text:span>no<text:span text:style-name="T2"> </text:span>exceda<text:span text:style-name="T2"> </text:span>del<text:span text:style-name="T2"> </text:span>50<text:span text:style-name="T2"> </text:span>por<text:span text:style-name="T2"> </text:span>100<text:span text:style-name="T2"> </text:span>del<text:span text:style-name="T2"> </text:span>precio<text:span text:style-name="T2"> </text:span>del<text:span text:style-name="T2"> </text:span>contrato.</text:p>
      <text:p text:style-name="P246"/>
      <text:p text:style-name="P247">3.<text:span text:style-name="T2"> </text:span>Si<text:span text:style-name="T2"> </text:span>la<text:span text:style-name="T2"> </text:span>empresa<text:span text:style-name="T2"> </text:span>se<text:span text:style-name="T2"> </text:span>encontrase<text:span text:style-name="T2"> </text:span>pendiente<text:span text:style-name="T2"> </text:span>de<text:span text:style-name="T2"> </text:span>clasificación,<text:span text:style-name="T2"> </text:span>deberá<text:span text:style-name="T2"> </text:span>aportarse<text:span text:style-name="T2"> </text:span>el<text:span text:style-name="T2"> </text:span>documento<text:span text:style-name="T2"> </text:span>acreditativo<text:span text:style-name="T2"> </text:span>de<text:span text:style-name="T2"> </text:span>haber<text:span text:style-name="T2"> </text:span>presentado<text:span text:style-name="T2"> </text:span>la<text:span text:style-name="T2"> </text:span>correspondiente<text:span text:style-name="T2"> </text:span>solicitud<text:span text:style-name="T2"> </text:span>para<text:span text:style-name="T2"> </text:span>ello,<text:span text:style-name="T2"> </text:span>debiendo<text:span text:style-name="T2"> </text:span>justificar<text:span text:style-name="T2"> </text:span>el<text:span text:style-name="T2"> </text:span>estar<text:span text:style-name="T2"> </text:span>en<text:span text:style-name="T2"> </text:span>posesión<text:span text:style-name="T2"> </text:span>de<text:span text:style-name="T2"> </text:span>la<text:span text:style-name="T2"> </text:span>clasificación<text:span text:style-name="T2"> </text:span>exigida<text:span text:style-name="T2"> </text:span>en<text:span text:style-name="T2"> </text:span>el<text:span text:style-name="T2"> </text:span>plazo<text:span text:style-name="T2"> </text:span>que<text:span text:style-name="T2"> </text:span>a<text:span text:style-name="T2"> </text:span>tal<text:span text:style-name="T2"> </text:span>efecto<text:span text:style-name="T2"> </text:span>se<text:span text:style-name="T2"> </text:span>le<text:span text:style-name="T2"> </text:span>conceda<text:span text:style-name="T2"> </text:span>para<text:span text:style-name="T2"> </text:span>la<text:span text:style-name="T2"> </text:span>subsanación<text:span text:style-name="T2"> </text:span>de<text:span text:style-name="T2"> </text:span>defectos<text:span text:style-name="T2"> </text:span>u<text:span text:style-name="T2"> </text:span>omisiones<text:span text:style-name="T2"> </text:span>en<text:span text:style-name="T2"> </text:span>la<text:span text:style-name="T2"> </text:span>documentación.<text:span text:style-name="T2"> </text:span></text:p>
      <text:p text:style-name="P259"/>
      <text:p text:style-name="P247">4.<text:span text:style-name="T2"> </text:span>En<text:span text:style-name="T2"> </text:span>el<text:span text:style-name="T2"> </text:span>caso<text:span text:style-name="T2"> </text:span>de<text:span text:style-name="T2"> </text:span>personas<text:span text:style-name="T2"> </text:span>empresarias<text:span text:style-name="T2"> </text:span>no<text:span text:style-name="T2"> </text:span>españolas<text:span text:style-name="T2"> </text:span>de<text:span text:style-name="T2"> </text:span>Estados<text:span text:style-name="T2"> </text:span>miembros<text:span text:style-name="T2"> </text:span>de<text:span text:style-name="T2"> </text:span>la<text:span text:style-name="T2"> </text:span>Unión<text:span text:style-name="T2"> </text:span>Europea,<text:span text:style-name="T2"> </text:span>no<text:span text:style-name="T2"> </text:span>será<text:span text:style-name="T2"> </text:span>exigible<text:span text:style-name="T2"> </text:span>la<text:span text:style-name="T2"> </text:span>clasificación,<text:span text:style-name="T2"> </text:span>ya<text:span text:style-name="T2"> </text:span>concurran<text:span text:style-name="T2"> </text:span>al<text:span text:style-name="T2"> </text:span>contrato<text:span text:style-name="T2"> </text:span>aisladamente<text:span text:style-name="T2"> </text:span>o<text:span text:style-name="T2"> </text:span>integradas<text:span text:style-name="T2"> </text:span>en<text:span text:style-name="T2"> </text:span>una<text:span text:style-name="T2"> </text:span>unión,<text:span text:style-name="T2"> </text:span>sin<text:span text:style-name="T2"> </text:span>perjuicio<text:span text:style-name="T2"> </text:span>de<text:span text:style-name="T2"> </text:span>la<text:span text:style-name="T2"> </text:span>obligación<text:span text:style-name="T2"> </text:span>de<text:span text:style-name="T2"> </text:span>acreditar<text:span text:style-name="T2"> </text:span>su<text:span text:style-name="T2"> </text:span>solvencia<text:span text:style-name="T2"> </text:span>conforme<text:span text:style-name="T2"> </text:span>al<text:span text:style-name="T2"> </text:span>apartado<text:span text:style-name="T2"> </text:span>siguiente.<text:span text:style-name="T2"> <text:s/></text:span></text:p>
      <text:p text:style-name="P247"/>
      <text:p text:style-name="P142">d)<text:span text:style-name="T2"> </text:span>Documentos<text:span text:style-name="T2"> </text:span>que<text:span text:style-name="T2"> </text:span>acreditan<text:span text:style-name="T2"> </text:span>la<text:span text:style-name="T2"> </text:span>solvencia<text:span text:style-name="T2"> </text:span>económica<text:span text:style-name="T2"> </text:span>y<text:span text:style-name="T2"> </text:span>financiera.</text:p>
      <text:p text:style-name="P142"/>
      <text:p text:style-name="P267">1.<text:span text:style-name="T2"> </text:span>Cuando<text:span text:style-name="T2"> </text:span>en<text:span text:style-name="T2"> </text:span>el<text:span text:style-name="T2"> </text:span>anexo<text:span text:style-name="T2"> </text:span>I-A<text:span text:style-name="T2"> </text:span>se<text:span text:style-name="T2"> </text:span>exija<text:span text:style-name="T2"> </text:span>clasificación<text:span text:style-name="T2"> </text:span>administrativa,<text:span text:style-name="T2"> </text:span>la<text:span text:style-name="T2"> </text:span>solvencia<text:span text:style-name="T2"> </text:span>económica<text:span text:style-name="T2"> </text:span>y<text:span text:style-name="T2"> </text:span>financiera<text:span text:style-name="T2"> </text:span>quedará<text:span text:style-name="T2"> <text:s/></text:span>acreditada<text:span text:style-name="T2"> </text:span>mediante<text:span text:style-name="T2"> </text:span>la<text:span text:style-name="T2"> </text:span>presentación<text:span text:style-name="T2"> </text:span>de<text:span text:style-name="T2"> </text:span>la<text:span text:style-name="T2"> </text:span>documentación<text:span text:style-name="T2"> </text:span>exigida<text:span text:style-name="T2"> </text:span>en<text:span text:style-name="T2"> </text:span>la<text:span text:style-name="T2"> </text:span>cláusula<text:span text:style-name="T2"> </text:span>9.2.1.1.c)<text:span text:style-name="T2"> </text:span>del<text:span text:style-name="T2"> </text:span>presente<text:span text:style-name="T2"> </text:span>pliego.</text:p>
      <text:p text:style-name="P144"><text:tab/></text:p>
      <text:p text:style-name="P247">2.<text:span text:style-name="T2"> </text:span>Cuando<text:span text:style-name="T2"> </text:span>en<text:span text:style-name="T2"> </text:span>el<text:span text:style-name="T2"> </text:span>anexo<text:span text:style-name="T2"> </text:span>I-A<text:span text:style-name="T2"> </text:span>no<text:span text:style-name="T2"> </text:span>se<text:span text:style-name="T2"> </text:span>exija<text:span text:style-name="T2"> </text:span>clasificación<text:span text:style-name="T2"> </text:span>administrativa,<text:span text:style-name="T2"> </text:span>la<text:span text:style-name="T2"> </text:span>citada<text:span text:style-name="T2"> </text:span>solvencia<text:span text:style-name="T2"> </text:span>podrá<text:span text:style-name="T2"> </text:span>acreditarse<text:span text:style-name="T2"> </text:span>mediante<text:span text:style-name="T2"> </text:span>los<text:span text:style-name="T2"> </text:span>medios<text:span text:style-name="T2"> </text:span>de<text:span text:style-name="T2"> </text:span>admisión<text:span text:style-name="T2"> </text:span>y<text:span text:style-name="T2"> </text:span>conforme<text:span text:style-name="T2"> </text:span>a<text:span text:style-name="T2"> </text:span>los<text:span text:style-name="T2"> </text:span>criterios<text:span text:style-name="T2"> </text:span>fijados<text:span text:style-name="T2"> </text:span>en<text:span text:style-name="T2"> </text:span>el<text:span text:style-name="T2"> </text:span>anexo<text:span text:style-name="T2"> </text:span>III-B<text:span text:style-name="T2"> </text:span>por<text:span text:style-name="T2"> </text:span>el<text:span text:style-name="T2"> </text:span>órgano<text:span text:style-name="T2"> </text:span>de<text:span text:style-name="T2"> </text:span>contratación.</text:p>
      <text:p text:style-name="P63"/>
      <text:p text:style-name="P247">Se<text:span text:style-name="T2"> </text:span>considerará<text:span text:style-name="T2"> </text:span>que<text:span text:style-name="T2"> </text:span>la<text:span text:style-name="T2"> </text:span>empresa<text:span text:style-name="T2"> </text:span>tiene<text:span text:style-name="T2"> </text:span>solvencia<text:span text:style-name="T2"> </text:span>económica<text:span text:style-name="T2"> </text:span>y<text:span text:style-name="T2"> </text:span>financiera<text:span text:style-name="T2"> </text:span>si<text:span text:style-name="T2"> </text:span>cumple<text:span text:style-name="T2"> </text:span>con<text:span text:style-name="T2"> </text:span>los<text:span text:style-name="T2"> </text:span>criterios<text:span text:style-name="T2"> </text:span>que<text:span text:style-name="T2"> </text:span>se<text:span text:style-name="T2"> </text:span>señalan<text:span text:style-name="T2"> </text:span>en<text:span text:style-name="T2"> </text:span>el<text:span text:style-name="T2"> </text:span>citado<text:span text:style-name="T2"> </text:span>anexo.</text:p>
      <text:p text:style-name="P142"/>
      <text:p text:style-name="P142">e)<text:span text:style-name="T2"> </text:span>Documentos<text:span text:style-name="T2"> </text:span>que<text:span text:style-name="T2"> </text:span>acreditan<text:span text:style-name="T2"> </text:span>la<text:span text:style-name="T2"> </text:span>solvencia<text:span text:style-name="T2"> </text:span>técnica<text:span text:style-name="T2"> </text:span>o<text:span text:style-name="T2"> </text:span>profesional.</text:p>
      <text:p text:style-name="P253"/>
      <text:p text:style-name="P247">La<text:span text:style-name="T2"> </text:span>solvencia<text:span text:style-name="T2"> </text:span>técnica<text:span text:style-name="T2"> </text:span>o<text:span text:style-name="T2"> </text:span>profesional<text:span text:style-name="T2"> </text:span>se<text:span text:style-name="T2"> </text:span>acreditará<text:span text:style-name="T2"> </text:span>mediante<text:span text:style-name="T2"> </text:span>la<text:span text:style-name="T2"> </text:span>presentación<text:span text:style-name="T2"> </text:span>de<text:span text:style-name="T2"> </text:span>los<text:span text:style-name="T2"> </text:span>documentos<text:span text:style-name="T2"> </text:span>exigidos<text:span text:style-name="T2"> </text:span>en<text:span text:style-name="T2"> </text:span>los<text:span text:style-name="T2"> </text:span>apartados<text:span text:style-name="T2"> </text:span>siguientes:</text:p>
      <text:p text:style-name="P247"/>
      <text:p text:style-name="P247">1.<text:span text:style-name="T2"> </text:span>Cuando<text:span text:style-name="T2"> </text:span>en<text:span text:style-name="T2"> </text:span>el<text:span text:style-name="T2"> </text:span>anexo<text:span text:style-name="T2"> </text:span>I-A<text:span text:style-name="T2"> </text:span>se<text:span text:style-name="T2"> </text:span>exija<text:span text:style-name="T2"> </text:span>clasificación<text:span text:style-name="T2"> </text:span>administrativa,<text:span text:style-name="T2"> </text:span>la<text:span text:style-name="T2"> </text:span>solvencia<text:span text:style-name="T2"> </text:span>técnica<text:span text:style-name="T2"> </text:span>o<text:span text:style-name="T2"> </text:span>profesional<text:span text:style-name="T2"> </text:span>quedará<text:span text:style-name="T2"> </text:span>acreditada<text:span text:style-name="T2"> </text:span>mediante<text:span text:style-name="T2"> </text:span>la<text:span text:style-name="T2"> </text:span>presentación<text:span text:style-name="T2"> </text:span>de<text:span text:style-name="T2"> </text:span>la<text:span text:style-name="T2"> </text:span>documentación<text:span text:style-name="T2"> </text:span>exigida<text:span text:style-name="T2"> </text:span>en<text:span text:style-name="T2"> </text:span>la<text:span text:style-name="T2"> </text:span>cláusula<text:span text:style-name="T2"> </text:span>9.2.1.1.c)<text:span text:style-name="T2"> </text:span>del<text:span text:style-name="T2"> </text:span>presente<text:span text:style-name="T2"> </text:span>pliego.</text:p>
      <text:p text:style-name="P247"/>
      <text:p text:style-name="P252"><text:span text:style-name="T58">2.</text:span><text:span text:style-name="T56"> </text:span><text:span text:style-name="T58">Cuando</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58">no</text:span><text:span text:style-name="T59"> </text:span><text:span text:style-name="T58">se</text:span><text:span text:style-name="T59"> </text:span><text:span text:style-name="T58">exija</text:span><text:span text:style-name="T59"> </text:span><text:span text:style-name="T58">clasificación</text:span><text:span text:style-name="T59"> </text:span><text:span text:style-name="T58">administrativa,</text:span><text:span text:style-name="T59"> </text:span><text:span text:style-name="T58">la</text:span><text:span text:style-name="T59"> </text:span><text:span text:style-name="T58">citada</text:span><text:span text:style-name="T59"> </text:span><text:span text:style-name="T58">solvencia</text:span><text:span text:style-name="T59"> </text:span><text:span text:style-name="T58">podrá</text:span><text:span text:style-name="T59"> </text:span><text:span text:style-name="T58">acreditarse</text:span><text:span text:style-name="T59"> </text:span><text:span text:style-name="T58">mediante</text:span><text:span text:style-name="T59"> </text:span><text:span text:style-name="T58">los</text:span><text:span text:style-name="T59"> </text:span><text:span text:style-name="T58">medios</text:span><text:span text:style-name="T59"> </text:span><text:span text:style-name="T58">de</text:span><text:span text:style-name="T59"> </text:span><text:span text:style-name="T58">admisión</text:span><text:span text:style-name="T59"> </text:span><text:span text:style-name="T58">y</text:span><text:span text:style-name="T59"> </text:span><text:span text:style-name="T58">conforme</text:span><text:span text:style-name="T59"> </text:span><text:span text:style-name="T58">a</text:span><text:span text:style-name="T59"> </text:span><text:span text:style-name="T58">los</text:span><text:span text:style-name="T59"> </text:span><text:span text:style-name="T58">criterios</text:span><text:span text:style-name="T59"> </text:span><text:span text:style-name="T58">fijados</text:span><text:span text:style-name="T59"> </text:span><text:span text:style-name="T58">en</text:span><text:span text:style-name="T59"> </text:span><text:span text:style-name="T58">el</text:span><text:span text:style-name="T59"> </text:span><text:span text:style-name="T58">anexo</text:span><text:span text:style-name="T59"> </text:span><text:span text:style-name="T58">III-C</text:span><text:span text:style-name="T59"> </text:span><text:span text:style-name="T58">por</text:span><text:span text:style-name="T59"> </text:span><text:span text:style-name="T58">el</text:span><text:span text:style-name="T59"> </text:span><text:span text:style-name="T58">órgano</text:span><text:span text:style-name="T59"> </text:span><text:span text:style-name="T58">de</text:span><text:span text:style-name="T59"> </text:span><text:span text:style-name="T58">contratación.</text:span></text:p>
      <text:p text:style-name="P247"/>
      <text:p text:style-name="P247">3.<text:span text:style-name="T2"> </text:span>En<text:span text:style-name="T2"> </text:span>caso<text:span text:style-name="T2"> </text:span>de<text:span text:style-name="T2"> </text:span>que<text:span text:style-name="T2"> </text:span>la<text:span text:style-name="T2"> </text:span>persona<text:span text:style-name="T2"> </text:span>empresaria<text:span text:style-name="T2"> </text:span>se<text:span text:style-name="T2"> </text:span>base<text:span text:style-name="T2"> </text:span>en<text:span text:style-name="T2"> </text:span>la<text:span text:style-name="T2"> </text:span>solvencia<text:span text:style-name="T2"> </text:span>y<text:span text:style-name="T2"> </text:span>medios<text:span text:style-name="T2"> </text:span>de<text:span text:style-name="T2"> </text:span>otras<text:span text:style-name="T2"> </text:span>entidades<text:span text:style-name="T2"> </text:span>conforme<text:span text:style-name="T2"> </text:span>a<text:span text:style-name="T2"> </text:span>la<text:span text:style-name="T2"> </text:span>cláusula<text:span text:style-name="T2"> </text:span>6.2.<text:span text:style-name="T2"> </text:span>de<text:span text:style-name="T2"> </text:span>este<text:span text:style-name="T2"> </text:span>pliego,<text:span text:style-name="T2"> </text:span>además<text:span text:style-name="T2"> </text:span>de<text:span text:style-name="T2"> </text:span>la<text:span text:style-name="T2"> </text:span>documentación<text:span text:style-name="T2"> </text:span>exigida<text:span text:style-name="T2"> </text:span>en<text:span text:style-name="T2"> </text:span>los<text:span text:style-name="T2"> </text:span>apartados<text:span text:style-name="T2"> </text:span>anteriores<text:span text:style-name="T2"> </text:span>firmada<text:span text:style-name="T2"> </text:span>por<text:span text:style-name="T2"> </text:span>la<text:span text:style-name="T2"> </text:span>empresa<text:span text:style-name="T2"> </text:span>que<text:span text:style-name="T2"> </text:span>presta<text:span text:style-name="T2"> </text:span>la<text:span text:style-name="T2"> </text:span>solvencia<text:span text:style-name="T2"> </text:span>o<text:span text:style-name="T2"> </text:span>los<text:span text:style-name="T2"> </text:span>medios,<text:span text:style-name="T2"> </text:span>deberá<text:span text:style-name="T2"> </text:span>presentar<text:span text:style-name="T2"> </text:span>certificado,<text:span text:style-name="T2"> </text:span>emitido<text:span text:style-name="T2"> </text:span>por<text:span text:style-name="T2"> </text:span>el<text:span text:style-name="T2"> </text:span>órgano<text:span text:style-name="T2"> </text:span>de<text:span text:style-name="T2"> </text:span>dirección<text:span text:style-name="T2"> </text:span>de<text:span text:style-name="T2"> </text:span>la<text:span text:style-name="T2"> </text:span>citada<text:span text:style-name="T2"> </text:span>empresa,<text:span text:style-name="T2"> </text:span>acreditativo<text:span text:style-name="T2"> </text:span>de<text:span text:style-name="T2"> </text:span><text:soft-page-break/>tal<text:span text:style-name="T2"> </text:span>circunstancia.<text:span text:style-name="T2"> </text:span></text:p>
      <text:p text:style-name="P247"/>
      <text:p text:style-name="P247">4.<text:span text:style-name="T2"> </text:span>En<text:span text:style-name="T2"> </text:span>el<text:span text:style-name="T2"> </text:span>anexo<text:span text:style-name="T2"> </text:span>III-C<text:span text:style-name="T2"> </text:span>podrá<text:span text:style-name="T2"> </text:span>exigirse<text:span text:style-name="T2"> </text:span>a<text:span text:style-name="T2"> </text:span>las<text:span text:style-name="T2"> </text:span>personas<text:span text:style-name="T2"> </text:span>jurídicas<text:span text:style-name="T2"> </text:span>que<text:span text:style-name="T2"> </text:span>especifiquen,<text:span text:style-name="T2"> </text:span>en<text:span text:style-name="T2"> </text:span>la<text:span text:style-name="T2"> </text:span>oferta<text:span text:style-name="T2"> </text:span>o<text:span text:style-name="T2"> </text:span>en<text:span text:style-name="T2"> </text:span>la<text:span text:style-name="T2"> </text:span>solicitud<text:span text:style-name="T2"> </text:span>de<text:span text:style-name="T2"> </text:span>participación,<text:span text:style-name="T2"> </text:span>los<text:span text:style-name="T2"> </text:span>nombres<text:span text:style-name="T2"> </text:span>y<text:span text:style-name="T2"> </text:span>la<text:span text:style-name="T2"> </text:span>cualificación<text:span text:style-name="T2"> </text:span>profesional<text:span text:style-name="T2"> </text:span>del<text:span text:style-name="T2"> </text:span>personal<text:span text:style-name="T2"> </text:span>responsable<text:span text:style-name="T2"> </text:span>de<text:span text:style-name="T2"> </text:span>ejecutar<text:span text:style-name="T2"> </text:span>la<text:span text:style-name="T2"> </text:span>prestación.<text:span text:style-name="T2"> </text:span></text:p>
      <text:p text:style-name="P184"/>
      <text:p text:style-name="P268">Asimismo<text:span text:style-name="T2"> </text:span>se<text:span text:style-name="T2"> </text:span>indicará<text:span text:style-name="T2"> </text:span>si<text:span text:style-name="T2"> </text:span>las<text:span text:style-name="T2"> </text:span>personas<text:span text:style-name="T2"> </text:span>candidatas<text:span text:style-name="T2"> </text:span>o<text:span text:style-name="T2"> </text:span>licitadoras,<text:span text:style-name="T2"> </text:span>además<text:span text:style-name="T2"> </text:span>de<text:span text:style-name="T2"> </text:span>acreditar<text:span text:style-name="T2"> </text:span>su<text:span text:style-name="T2"> </text:span>solvencia<text:span text:style-name="T2"> </text:span>o,<text:span text:style-name="T2"> </text:span>en<text:span text:style-name="T2"> </text:span>su<text:span text:style-name="T2"> </text:span>caso,<text:span text:style-name="T2"> </text:span>clasificación,<text:span text:style-name="T2"> </text:span>deben<text:span text:style-name="T2"> </text:span>comprometerse<text:span text:style-name="T2"> </text:span>a<text:span text:style-name="T2"> </text:span>dedicar<text:span text:style-name="T2"> </text:span>o<text:span text:style-name="T2"> </text:span>adscribir<text:span text:style-name="T2"> </text:span>a<text:span text:style-name="T2"> </text:span>la<text:span text:style-name="T2"> </text:span>ejecución<text:span text:style-name="T2"> </text:span>del<text:span text:style-name="T2"> </text:span>contrato<text:span text:style-name="T2"> </text:span>los<text:span text:style-name="T2"> </text:span>medios<text:span text:style-name="T2"> </text:span>personales<text:span text:style-name="T2"> </text:span>o<text:span text:style-name="T2"> </text:span>materiales<text:span text:style-name="T2"> </text:span>suficientes<text:span text:style-name="T2"> </text:span>para<text:span text:style-name="T2"> </text:span>ello,<text:span text:style-name="T2"> </text:span>así<text:span text:style-name="T2"> </text:span>como<text:span text:style-name="T2"> </text:span>si<text:span text:style-name="T2"> </text:span>estos<text:span text:style-name="T2"> </text:span>compromisos,<text:span text:style-name="T2"> </text:span>que<text:span text:style-name="T2"> </text:span>se<text:span text:style-name="T2"> </text:span>integrarán<text:span text:style-name="T2"> </text:span>en<text:span text:style-name="T2"> </text:span>el<text:span text:style-name="T2"> </text:span>contrato,<text:span text:style-name="T2"> </text:span>tienen<text:span text:style-name="T2"> </text:span>el<text:span text:style-name="T2"> </text:span>carácter<text:span text:style-name="T2"> </text:span>de<text:span text:style-name="T2"> </text:span>obligaciones<text:span text:style-name="T2"> </text:span>esenciales<text:span text:style-name="T2"> </text:span>a<text:span text:style-name="T2"> </text:span>los<text:span text:style-name="T2"> </text:span>efectos<text:span text:style-name="T2"> </text:span>previstos<text:span text:style-name="T2"> </text:span>en<text:span text:style-name="T2"> </text:span>el<text:span text:style-name="T2"> </text:span>artículo<text:span text:style-name="T2"> </text:span>223<text:span text:style-name="T2"> </text:span>f)<text:span text:style-name="T2"> </text:span>del<text:span text:style-name="T2"> </text:span>TRLCSP,<text:span text:style-name="T2"> </text:span>o<text:span text:style-name="T2"> </text:span>si<text:span text:style-name="T2"> </text:span>se<text:span text:style-name="T2"> </text:span>establecen<text:span text:style-name="T2"> </text:span>penalidades,<text:span text:style-name="T2"> </text:span>conforme<text:span text:style-name="T2"> </text:span>a<text:span text:style-name="T2"> </text:span>lo<text:span text:style-name="T2"> </text:span>señalado<text:span text:style-name="T2"> </text:span>en<text:span text:style-name="T2"> </text:span>el<text:span text:style-name="T2"> </text:span>artículo<text:span text:style-name="T2"> </text:span>212.1<text:span text:style-name="T2"> </text:span>del<text:span text:style-name="T2"> </text:span>TRLCSP,<text:span text:style-name="T2"> </text:span>para<text:span text:style-name="T2"> </text:span>el<text:span text:style-name="T2"> </text:span>caso<text:span text:style-name="T2"> </text:span>de<text:span text:style-name="T2"> </text:span>que<text:span text:style-name="T2"> </text:span>se<text:span text:style-name="T2"> </text:span>incumplan<text:span text:style-name="T2"> </text:span>por<text:span text:style-name="T2"> </text:span>la<text:span text:style-name="T2"> </text:span>persona<text:span text:style-name="T2"> </text:span>adjudicataria.<text:span text:style-name="T2"> </text:span></text:p>
      <text:p text:style-name="P142"/>
      <text:p text:style-name="P142">f)<text:span text:style-name="T2"> </text:span>Acreditación<text:span text:style-name="T2"> </text:span>del<text:span text:style-name="T2"> </text:span>cumplimiento<text:span text:style-name="T2"> </text:span>de<text:span text:style-name="T2"> </text:span>las<text:span text:style-name="T2"> </text:span>normas<text:span text:style-name="T2"> </text:span>de<text:span text:style-name="T2"> </text:span>garantía<text:span text:style-name="T2"> </text:span>de<text:span text:style-name="T2"> </text:span>la<text:span text:style-name="T2"> </text:span>calidad<text:span text:style-name="T2"> </text:span>y<text:span text:style-name="T2"> </text:span>de<text:span text:style-name="T2"> </text:span>gestión<text:span text:style-name="T2"> </text:span>medioambiental.</text:p>
      <text:p text:style-name="P257"><text:tab/></text:p>
      <text:p text:style-name="P252"><text:span text:style-name="T58">En</text:span><text:span text:style-name="T59"> </text:span><text:span text:style-name="T58">los</text:span><text:span text:style-name="T59"> </text:span><text:span text:style-name="T58">casos</text:span><text:span text:style-name="T59"> </text:span><text:span text:style-name="T58">en</text:span><text:span text:style-name="T59"> </text:span><text:span text:style-name="T58">que</text:span><text:span text:style-name="T59"> </text:span><text:span text:style-name="T58">así</text:span><text:span text:style-name="T59"> </text:span><text:span text:style-name="T58">se</text:span><text:span text:style-name="T59"> </text:span><text:span text:style-name="T58">señale</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presentarán</text:span><text:span text:style-name="T59"> </text:span><text:span text:style-name="T58">los</text:span><text:span text:style-name="T59"> </text:span><text:span text:style-name="T58">certificados</text:span><text:span text:style-name="T59"> </text:span><text:span text:style-name="T58">a</text:span><text:span text:style-name="T59"> </text:span><text:span text:style-name="T58">que</text:span><text:span text:style-name="T59"> </text:span><text:span text:style-name="T58">se</text:span><text:span text:style-name="T59"> </text:span><text:span text:style-name="T58">refieren</text:span><text:span text:style-name="T59"> </text:span><text:span text:style-name="T58">los</text:span><text:span text:style-name="T59"> </text:span><text:span text:style-name="T58">artículos</text:span><text:span text:style-name="T59"> </text:span><text:span text:style-name="T58">80</text:span><text:span text:style-name="T59"> </text:span><text:span text:style-name="T58">y</text:span><text:span text:style-name="T59"> </text:span><text:span text:style-name="T58">81</text:span><text:span text:style-name="T59"> </text:span><text:span text:style-name="T58">del</text:span><text:span text:style-name="T59"> </text:span><text:span text:style-name="T58">TRLCSP,</text:span><text:span text:style-name="T59"> </text:span><text:span text:style-name="T58">relativos</text:span><text:span text:style-name="T59"> </text:span><text:span text:style-name="T58">al</text:span><text:span text:style-name="T59"> </text:span><text:span text:style-name="T58">cumplimiento</text:span><text:span text:style-name="T59"> </text:span><text:span text:style-name="T58">por</text:span><text:span text:style-name="T59"> </text:span><text:span text:style-name="T58">la</text:span><text:span text:style-name="T59"> </text:span><text:span text:style-name="T58">persona</text:span><text:span text:style-name="T59"> </text:span><text:span text:style-name="T58">empresaria</text:span><text:span text:style-name="T59"> </text:span><text:span text:style-name="T58">de</text:span><text:span text:style-name="T59"> </text:span><text:span text:style-name="T58">las</text:span><text:span text:style-name="T59"> </text:span><text:span text:style-name="T58">normas</text:span><text:span text:style-name="T59"> </text:span><text:span text:style-name="T58">de</text:span><text:span text:style-name="T59"> </text:span><text:span text:style-name="T58">garantía</text:span><text:span text:style-name="T59"> </text:span><text:span text:style-name="T58">de</text:span><text:span text:style-name="T59"> </text:span><text:span text:style-name="T58">la</text:span><text:span text:style-name="T59"> </text:span><text:span text:style-name="T58">calidad,</text:span><text:span text:style-name="T59"> </text:span><text:span text:style-name="T58">así</text:span><text:span text:style-name="T59"> </text:span><text:span text:style-name="T58">como</text:span><text:span text:style-name="T59"> </text:span><text:span text:style-name="T58">de</text:span><text:span text:style-name="T59"> </text:span><text:span text:style-name="T58">las</text:span><text:span text:style-name="T59"> </text:span><text:span text:style-name="T58">normas</text:span><text:span text:style-name="T59"> </text:span><text:span text:style-name="T58">de</text:span><text:span text:style-name="T59"> </text:span><text:span text:style-name="T58">gestión</text:span><text:span text:style-name="T59"> </text:span><text:span text:style-name="T58">medioambiental.</text:span></text:p>
      <text:p text:style-name="P254"/>
      <text:p text:style-name="P247">En<text:span text:style-name="T2"> </text:span>cualquier<text:span text:style-name="T2"> </text:span>caso,<text:span text:style-name="T2"> </text:span>las<text:span text:style-name="T2"> </text:span>personas<text:span text:style-name="T2"> </text:span>licitadoras<text:span text:style-name="T2"> </text:span>podrán<text:span text:style-name="T2"> </text:span>aportar<text:span text:style-name="T2"> </text:span>un<text:span text:style-name="T2"> </text:span>documento<text:span text:style-name="T2"> </text:span>que<text:span text:style-name="T2"> </text:span>justifique<text:span text:style-name="T2"> </text:span>el<text:span text:style-name="T2"> </text:span>grado<text:span text:style-name="T2"> </text:span>de<text:span text:style-name="T2"> </text:span>compromiso<text:span text:style-name="T2"> </text:span>medioambiental<text:span text:style-name="T2"> </text:span>de<text:span text:style-name="T2"> </text:span>la<text:span text:style-name="T2"> </text:span>empresa,<text:span text:style-name="T2"> </text:span>de<text:span text:style-name="T2"> </text:span>acuerdo<text:span text:style-name="T2"> </text:span>con<text:span text:style-name="T2"> </text:span>lo<text:span text:style-name="T2"> </text:span>previsto<text:span text:style-name="T2"> </text:span>en<text:span text:style-name="T2"> </text:span>el<text:span text:style-name="T2"> </text:span>artículo<text:span text:style-name="T2"> </text:span>120<text:span text:style-name="T2"> </text:span>de<text:span text:style-name="T2"> </text:span>la<text:span text:style-name="T2"> </text:span>Ley<text:span text:style-name="T2"> </text:span>del<text:span text:style-name="T2"> </text:span>Parlamento<text:span text:style-name="T2"> </text:span>de<text:span text:style-name="T2"> </text:span>Andalucía<text:span text:style-name="T2"> </text:span>18/2003,<text:span text:style-name="T2"> </text:span>de<text:span text:style-name="T2"> </text:span>29<text:span text:style-name="T2"> </text:span>de<text:span text:style-name="T2"> </text:span>diciembre,<text:span text:style-name="T2"> </text:span>por<text:span text:style-name="T2"> </text:span>la<text:span text:style-name="T2"> </text:span>que<text:span text:style-name="T2"> </text:span>se<text:span text:style-name="T2"> </text:span>aprueban<text:span text:style-name="T2"> </text:span>medidas<text:span text:style-name="T2"> </text:span>fiscales<text:span text:style-name="T2"> </text:span>y<text:span text:style-name="T2"> </text:span>administrativas,<text:span text:style-name="T2"> </text:span>a<text:span text:style-name="T2"> </text:span>efectos<text:span text:style-name="T2"> </text:span>de<text:span text:style-name="T2"> </text:span>lo<text:span text:style-name="T2"> </text:span>establecido<text:span text:style-name="T2"> </text:span>para<text:span text:style-name="T2"> </text:span>los<text:span text:style-name="T2"> </text:span>supuestos<text:span text:style-name="T2"> </text:span>de<text:span text:style-name="T2"> </text:span>empate<text:span text:style-name="T2"> </text:span>en<text:span text:style-name="T2"> </text:span>la<text:span text:style-name="T2"> </text:span>cláusula<text:span text:style-name="T2"> </text:span>relativa<text:span text:style-name="T2"> </text:span>a<text:span text:style-name="T2"> </text:span>la<text:span text:style-name="T2"> </text:span>clasificación<text:span text:style-name="T2"> </text:span>de<text:span text:style-name="T2"> </text:span>las<text:span text:style-name="T2"> </text:span>ofertas.<text:span text:style-name="T2"> </text:span></text:p>
      <text:p text:style-name="P142"/>
      <text:p text:style-name="P142">g)<text:span text:style-name="T2"> </text:span>Empresas<text:span text:style-name="T2"> </text:span>extranjeras.</text:p>
      <text:p text:style-name="P263"/>
      <text:p text:style-name="P252"><text:span text:style-name="T58">Las</text:span><text:span text:style-name="T59"> </text:span><text:span text:style-name="T58">empresas</text:span><text:span text:style-name="T59"> </text:span><text:span text:style-name="T58">extranjeras,</text:span><text:span text:style-name="T59"> </text:span><text:span text:style-name="T58">en</text:span><text:span text:style-name="T59"> </text:span><text:span text:style-name="T58">los</text:span><text:span text:style-name="T59"> </text:span><text:span text:style-name="T58">casos</text:span><text:span text:style-name="T59"> </text:span><text:span text:style-name="T58">en</text:span><text:span text:style-name="T59"> </text:span><text:span text:style-name="T58">que</text:span><text:span text:style-name="T59"> </text:span><text:span text:style-name="T58">el</text:span><text:span text:style-name="T59"> </text:span><text:span text:style-name="T58">contrato</text:span><text:span text:style-name="T59"> </text:span><text:span text:style-name="T58">vaya</text:span><text:span text:style-name="T59"> </text:span><text:span text:style-name="T58">a</text:span><text:span text:style-name="T59"> </text:span><text:span text:style-name="T58">ejecutarse</text:span><text:span text:style-name="T59"> </text:span><text:span text:style-name="T58">en</text:span><text:span text:style-name="T59"> </text:span><text:span text:style-name="T58">España,</text:span><text:span text:style-name="T59"> </text:span><text:span text:style-name="T58">aportarán</text:span><text:span text:style-name="T59"> </text:span><text:span text:style-name="T58">declaración</text:span><text:span text:style-name="T59"> </text:span><text:span text:style-name="T58">de</text:span><text:span text:style-name="T59"> </text:span><text:span text:style-name="T58">someterse</text:span><text:span text:style-name="T59"> </text:span><text:span text:style-name="T58">a</text:span><text:span text:style-name="T59"> </text:span><text:span text:style-name="T58">la</text:span><text:span text:style-name="T59"> </text:span><text:span text:style-name="T58">jurisdicción</text:span><text:span text:style-name="T59"> </text:span><text:span text:style-name="T58">de</text:span><text:span text:style-name="T59"> </text:span><text:span text:style-name="T58">los</text:span><text:span text:style-name="T59"> </text:span><text:span text:style-name="T58">Juzgados</text:span><text:span text:style-name="T59"> </text:span><text:span text:style-name="T58">y</text:span><text:span text:style-name="T59"> </text:span><text:span text:style-name="T58">Tribunales</text:span><text:span text:style-name="T59"> </text:span><text:span text:style-name="T58">españoles</text:span><text:span text:style-name="T59"> </text:span><text:span text:style-name="T58">de</text:span><text:span text:style-name="T59"> </text:span><text:span text:style-name="T58">cualquier</text:span><text:span text:style-name="T59"> </text:span><text:span text:style-name="T58">orden,</text:span><text:span text:style-name="T59"> </text:span><text:span text:style-name="T58">para</text:span><text:span text:style-name="T59"> </text:span><text:span text:style-name="T58">todas</text:span><text:span text:style-name="T59"> </text:span><text:span text:style-name="T58">las</text:span><text:span text:style-name="T59"> </text:span><text:span text:style-name="T58">incidencias</text:span><text:span text:style-name="T59"> </text:span><text:span text:style-name="T58">que</text:span><text:span text:style-name="T59"> </text:span><text:span text:style-name="T58">de</text:span><text:span text:style-name="T59"> </text:span><text:span text:style-name="T58">modo</text:span><text:span text:style-name="T59"> </text:span><text:span text:style-name="T58">directo</text:span><text:span text:style-name="T59"> </text:span><text:span text:style-name="T58">o</text:span><text:span text:style-name="T59"> </text:span><text:span text:style-name="T58">indirecto</text:span><text:span text:style-name="T59"> </text:span><text:span text:style-name="T58">pudieran</text:span><text:span text:style-name="T59"> </text:span><text:span text:style-name="T58">surgir</text:span><text:span text:style-name="T59"> </text:span><text:span text:style-name="T58">del</text:span><text:span text:style-name="T59"> </text:span><text:span text:style-name="T58">contrato,</text:span><text:span text:style-name="T59"> </text:span><text:span text:style-name="T58">con</text:span><text:span text:style-name="T59"> </text:span><text:span text:style-name="T58">renuncia,</text:span><text:span text:style-name="T59"> </text:span><text:span text:style-name="T58">en</text:span><text:span text:style-name="T59"> </text:span><text:span text:style-name="T58">su</text:span><text:span text:style-name="T59"> </text:span><text:span text:style-name="T58">caso,</text:span><text:span text:style-name="T59"> </text:span><text:span text:style-name="T58">al</text:span><text:span text:style-name="T59"> </text:span><text:span text:style-name="T58">fuero</text:span><text:span text:style-name="T59"> </text:span><text:span text:style-name="T58">jurisdiccional</text:span><text:span text:style-name="T59"> </text:span><text:span text:style-name="T58">extranjero</text:span><text:span text:style-name="T59"> </text:span><text:span text:style-name="T58">que</text:span><text:span text:style-name="T59"> </text:span><text:span text:style-name="T58">pudiera</text:span><text:span text:style-name="T59"> </text:span><text:span text:style-name="T58">corresponder</text:span><text:span text:style-name="T59"> </text:span><text:span text:style-name="T58">a</text:span><text:span text:style-name="T59"> </text:span><text:span text:style-name="T4">la</text:span><text:span text:style-name="T70"> </text:span><text:span text:style-name="T4">persona</text:span><text:span text:style-name="T70"> </text:span><text:span text:style-name="T4">licitadora</text:span><text:span text:style-name="T58">.</text:span></text:p>
      <text:p text:style-name="P263"/>
      <text:p text:style-name="P142">h)<text:span text:style-name="T2"> </text:span>Declaraciones<text:span text:style-name="T2"> </text:span>responsables.</text:p>
      <text:p text:style-name="P264"/>
      <text:p text:style-name="P252"><text:span text:style-name="T58">Así</text:span><text:span text:style-name="T59"> </text:span><text:span text:style-name="T58">mismo,</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deberán</text:span><text:span text:style-name="T59"> </text:span><text:span text:style-name="T58">presentar</text:span><text:span text:style-name="T59"> </text:span><text:span text:style-name="T58">los</text:span><text:span text:style-name="T59"> </text:span><text:span text:style-name="T58">siguientes</text:span><text:span text:style-name="T59"> </text:span><text:span text:style-name="T58">documentos:</text:span></text:p>
      <text:p text:style-name="P264"/>
      <text:p text:style-name="P248">1.<text:span text:style-name="T2"> </text:span>Declaración<text:span text:style-name="T2"> </text:span>responsable<text:span text:style-name="T2"> </text:span>de<text:span text:style-name="T2"> </text:span>tener<text:span text:style-name="T2"> </text:span>plena<text:span text:style-name="T2"> </text:span>capacidad<text:span text:style-name="T2"> </text:span>de<text:span text:style-name="T2"> </text:span>obrar<text:span text:style-name="T2"> </text:span>y<text:span text:style-name="T2"> </text:span>no<text:span text:style-name="T2"> </text:span>estar<text:span text:style-name="T2"> </text:span>incursa/o<text:span text:style-name="T2"> </text:span>en<text:span text:style-name="T2"> </text:span>las<text:span text:style-name="T2"> </text:span>prohibiciones<text:span text:style-name="T2"> </text:span>de<text:span text:style-name="T2"> </text:span>contratar<text:span text:style-name="T2"> </text:span>previstas<text:span text:style-name="T2"> </text:span>en<text:span text:style-name="T2"> </text:span>el<text:span text:style-name="T2"> </text:span>artículo<text:span text:style-name="T2"> </text:span>60<text:span text:style-name="T2"> </text:span>del<text:span text:style-name="T2"> </text:span>TRLCSP.</text:p>
      <text:p text:style-name="P63"/>
      <text:p text:style-name="P247">2.<text:span text:style-name="T2"> </text:span>Declaración<text:span text:style-name="T2"> </text:span>responsable<text:span text:style-name="T2"> </text:span>de<text:span text:style-name="T2"> </text:span>hallarse<text:span text:style-name="T2"> </text:span>al<text:span text:style-name="T2"> </text:span>corriente<text:span text:style-name="T2"> </text:span>en<text:span text:style-name="T2"> </text:span>el<text:span text:style-name="T2"> </text:span>cumplimiento<text:span text:style-name="T2"> </text:span>de<text:span text:style-name="T2"> </text:span>sus<text:span text:style-name="T2"> </text:span>obligaciones<text:span text:style-name="T2"> </text:span>tributarias<text:span text:style-name="T2"> </text:span>y<text:span text:style-name="T2"> </text:span>con<text:span text:style-name="T2"> </text:span>la<text:span text:style-name="T2"> </text:span>Seguridad<text:span text:style-name="T2"> </text:span>Social<text:span text:style-name="T2"> </text:span>impuestas<text:span text:style-name="T2"> </text:span>por<text:span text:style-name="T2"> </text:span>las<text:span text:style-name="T2"> </text:span>disposiciones<text:span text:style-name="T2"> </text:span>vigentes.</text:p>
      <text:p text:style-name="P269"/>
      <text:p text:style-name="P247">Las<text:span text:style-name="T2"> </text:span>referidas<text:span text:style-name="T2"> </text:span>declaraciones<text:span text:style-name="T2"> </text:span>se<text:span text:style-name="T2"> </text:span>acreditarán<text:span text:style-name="T2"> </text:span>conforme<text:span text:style-name="T2"> </text:span>al<text:span text:style-name="T2"> </text:span>modelo<text:span text:style-name="T2"> </text:span>establecido<text:span text:style-name="T2"> </text:span>en<text:span text:style-name="T2"> </text:span>el<text:span text:style-name="T2"> </text:span>anexo<text:span text:style-name="T2"> </text:span>III-A.</text:p>
      <text:p text:style-name="P61"/>
      <text:p text:style-name="P270">9.2.1.2.<text:span text:style-name="T2"> </text:span>Otra<text:span text:style-name="T2"> </text:span>documentación.</text:p>
      <text:p text:style-name="P256"/>
      <text:p text:style-name="P139"><text:span text:style-name="T54">a)</text:span><text:span text:style-name="T187"> </text:span><text:span text:style-name="T54">Declaraciones</text:span><text:span text:style-name="T56"> </text:span><text:span text:style-name="T54">responsables.</text:span><text:span text:style-name="T56"> </text:span></text:p>
      <text:p text:style-name="P247"/>
      <text:p text:style-name="P252"><text:soft-page-break/><text:span text:style-name="T58">1.</text:span><text:span text:style-name="T59"> </text:span><text:span text:style-name="T58">Declaración</text:span><text:span text:style-name="T59"> </text:span><text:span text:style-name="T58">responsable</text:span><text:span text:style-name="T59"> </text:span><text:span text:style-name="T58">en</text:span><text:span text:style-name="T59"> </text:span><text:span text:style-name="T58">los</text:span><text:span text:style-name="T59"> </text:span><text:span text:style-name="T58">términos</text:span><text:span text:style-name="T59"> </text:span><text:span text:style-name="T58">previstos</text:span><text:span text:style-name="T59"> </text:span><text:span text:style-name="T58">en</text:span><text:span text:style-name="T59"> </text:span><text:span text:style-name="T58">el</text:span><text:span text:style-name="T59"> </text:span><text:span text:style-name="T58">párrafo</text:span><text:span text:style-name="T59"> </text:span><text:span text:style-name="T58">1º</text:span><text:span text:style-name="T59"> </text:span><text:span text:style-name="T58">del</text:span><text:span text:style-name="T59"> </text:span><text:span text:style-name="T58">artículo</text:span><text:span text:style-name="T59"> </text:span><text:span text:style-name="T58">56</text:span><text:span text:style-name="T59"> </text:span><text:span text:style-name="T58">del</text:span><text:span text:style-name="T59"> </text:span><text:span text:style-name="T58">TRLCSP,</text:span><text:span text:style-name="T59"> </text:span><text:span text:style-name="T58">de</text:span><text:span text:style-name="T59"> </text:span><text:span text:style-name="T58">no</text:span><text:span text:style-name="T59"> </text:span><text:span text:style-name="T58">haber</text:span><text:span text:style-name="T59"> </text:span><text:span text:style-name="T58">sido</text:span><text:span text:style-name="T59"> </text:span><text:span text:style-name="T58">adjudicataria</text:span><text:span text:style-name="T59"> </text:span><text:span text:style-name="T58">o</text:span><text:span text:style-name="T59"> </text:span><text:span text:style-name="T58">haber</text:span><text:span text:style-name="T59"> </text:span><text:span text:style-name="T4">participado</text:span><text:span text:style-name="T70"> </text:span><text:span text:style-name="T4">en</text:span><text:span text:style-name="T70"> </text:span><text:span text:style-name="T4">la</text:span><text:span text:style-name="T70"> </text:span><text:span text:style-name="T4">elaboración</text:span><text:span text:style-name="T70"> </text:span><text:span text:style-name="T4">de</text:span><text:span text:style-name="T70"> </text:span><text:span text:style-name="T4">las</text:span><text:span text:style-name="T70"> </text:span><text:span text:style-name="T4">especificaciones</text:span><text:span text:style-name="T70"> </text:span><text:span text:style-name="T4">técnicas</text:span><text:span text:style-name="T70"> </text:span><text:span text:style-name="T4">o</text:span><text:span text:style-name="T70"> </text:span><text:span text:style-name="T4">de</text:span><text:span text:style-name="T70"> </text:span><text:span text:style-name="T4">los</text:span><text:span text:style-name="T70"> </text:span><text:span text:style-name="T4">documentos</text:span><text:span text:style-name="T70"> </text:span><text:span text:style-name="T4">preparatorios</text:span><text:span text:style-name="T70"> </text:span><text:span text:style-name="T4">del</text:span><text:span text:style-name="T70"> </text:span><text:span text:style-name="T4">contrato,</text:span><text:span text:style-name="T70"> </text:span><text:span text:style-name="T4">por</text:span><text:span text:style-name="T70"> </text:span><text:span text:style-name="T4">sí</text:span><text:span text:style-name="T70"> </text:span><text:span text:style-name="T4">o</text:span><text:span text:style-name="T70"> </text:span><text:span text:style-name="T4">mediante</text:span><text:span text:style-name="T70"> </text:span><text:span text:style-name="T4">unión</text:span><text:span text:style-name="T70"> </text:span><text:span text:style-name="T4">temporal</text:span><text:span text:style-name="T70"> </text:span><text:span text:style-name="T4">de</text:span><text:span text:style-name="T7"> </text:span><text:span text:style-name="T4">empresarias</text:span><text:span text:style-name="T70"> </text:span><text:span text:style-name="T4">y/o</text:span><text:span text:style-name="T70"> </text:span><text:span text:style-name="T4">empresarios,</text:span><text:span text:style-name="T70"> </text:span><text:span text:style-name="T4">conforme</text:span><text:span text:style-name="T70"> </text:span><text:span text:style-name="T4">al</text:span><text:span text:style-name="T70"> </text:span><text:span text:style-name="T4">modelo</text:span><text:span text:style-name="T70"> </text:span><text:span text:style-name="T4">establecido</text:span><text:span text:style-name="T70"> </text:span><text:span text:style-name="T4">en</text:span><text:span text:style-name="T70"> </text:span><text:span text:style-name="T4">el</text:span><text:span text:style-name="T70"> </text:span><text:span text:style-name="T4">anexo</text:span><text:span text:style-name="T70"> </text:span><text:span text:style-name="T4">III-E.</text:span></text:p>
      <text:p text:style-name="P246"/>
      <text:p text:style-name="P252"><text:span text:style-name="T4">2.</text:span><text:span text:style-name="T70"> </text:span><text:span text:style-name="T4">Las</text:span><text:span text:style-name="T70"> </text:span><text:span text:style-name="T4">personas</text:span><text:span text:style-name="T70"> </text:span><text:span text:style-name="T4">físicas,</text:span><text:span text:style-name="T70"> </text:span><text:span text:style-name="T4">mediante</text:span><text:span text:style-name="T70"> </text:span><text:span text:style-name="T4">declaración</text:span><text:span text:style-name="T70"> </text:span><text:span text:style-name="T4">responsable,</text:span><text:span text:style-name="T70"> </text:span><text:span text:style-name="T4">o</text:span><text:span text:style-name="T70"> </text:span><text:span text:style-name="T4">las</text:span><text:span text:style-name="T70"> </text:span><text:span text:style-name="T4">administradoras</text:span><text:span text:style-name="T70"> </text:span><text:span text:style-name="T4">de</text:span><text:span text:style-name="T70"> </text:span><text:span text:style-name="T4">las</text:span><text:span text:style-name="T70"> </text:span><text:span text:style-name="T4">personas</text:span><text:span text:style-name="T70"> </text:span><text:span text:style-name="T4">jurídicas,</text:span><text:span text:style-name="T70"> </text:span><text:span text:style-name="T4">mediante</text:span><text:span text:style-name="T70"> </text:span><text:span text:style-name="T4">la</text:span><text:span text:style-name="T70"> </text:span><text:span text:style-name="T4">oportuna</text:span><text:span text:style-name="T70"> </text:span><text:span text:style-name="T4">certificación</text:span><text:span text:style-name="T70"> </text:span><text:span text:style-name="T4">expedida</text:span><text:span text:style-name="T70"> </text:span><text:span text:style-name="T4">por</text:span><text:span text:style-name="T70"> </text:span><text:span text:style-name="T4">su</text:span><text:span text:style-name="T70"> </text:span><text:span text:style-name="T4">órgano</text:span><text:span text:style-name="T70"> </text:span><text:span text:style-name="T4">de</text:span><text:span text:style-name="T70"> </text:span><text:span text:style-name="T4">dirección</text:span><text:span text:style-name="T70"> </text:span><text:span text:style-name="T4">o</text:span><text:span text:style-name="T70"> </text:span><text:span text:style-name="T4">representación</text:span><text:span text:style-name="T70"> </text:span><text:span text:style-name="T4">competente,</text:span><text:span text:style-name="T70"> </text:span><text:span text:style-name="T4">deberán</text:span><text:span text:style-name="T70"> </text:span><text:span text:style-name="T4">especificar</text:span><text:span text:style-name="T70"> </text:span><text:span text:style-name="T4">en</text:span><text:span text:style-name="T70"> </text:span><text:span text:style-name="T4">la</text:span><text:span text:style-name="T70"> </text:span><text:span text:style-name="T4">citada</text:span><text:span text:style-name="T70"> </text:span><text:span text:style-name="T4">declaración</text:span><text:span text:style-name="T70"> </text:span><text:span text:style-name="T4">o</text:span><text:span text:style-name="T70"> </text:span><text:span text:style-name="T4">certificación,</text:span><text:span text:style-name="T70"> </text:span><text:span text:style-name="T4">que</text:span><text:span text:style-name="T70"> </text:span><text:span text:style-name="T58">no</text:span><text:span text:style-name="T59"> </text:span><text:span text:style-name="T58">forma</text:span><text:span text:style-name="T59"> </text:span><text:span text:style-name="T58">parte</text:span><text:span text:style-name="T59"> </text:span><text:span text:style-name="T58">de</text:span><text:span text:style-name="T59"> </text:span><text:span text:style-name="T58">los</text:span><text:span text:style-name="T59"> </text:span><text:span text:style-name="T58">órganos</text:span><text:span text:style-name="T59"> </text:span><text:span text:style-name="T58">de</text:span><text:span text:style-name="T59"> </text:span><text:span text:style-name="T58">gobierno</text:span><text:span text:style-name="T59"> </text:span><text:span text:style-name="T58">o</text:span><text:span text:style-name="T59"> </text:span><text:span text:style-name="T58">administración</text:span><text:span text:style-name="T59"> </text:span><text:span text:style-name="T58">de</text:span><text:span text:style-name="T59"> </text:span><text:span text:style-name="T58">la</text:span><text:span text:style-name="T59"> </text:span><text:span text:style-name="T58">empresa</text:span><text:span text:style-name="T59"> </text:span><text:span text:style-name="T58">persona</text:span><text:span text:style-name="T59"> </text:span><text:span text:style-name="T58">alguna</text:span><text:span text:style-name="T59"> </text:span><text:span text:style-name="T58">a</text:span><text:span text:style-name="T59"> </text:span><text:span text:style-name="T58">la</text:span><text:span text:style-name="T59"> </text:span><text:span text:style-name="T58">que</text:span><text:span text:style-name="T59"> </text:span><text:span text:style-name="T58">se</text:span><text:span text:style-name="T59"> </text:span><text:span text:style-name="T58">refiere</text:span><text:span text:style-name="T59"> </text:span><text:span text:style-name="T58">la</text:span><text:span text:style-name="T59"> </text:span><text:span text:style-name="T58">Ley</text:span><text:span text:style-name="T59"> </text:span><text:span text:style-name="T58">3/2005,</text:span><text:span text:style-name="T59"> </text:span><text:span text:style-name="T58">de</text:span><text:span text:style-name="T59"> </text:span><text:span text:style-name="T58">8</text:span><text:span text:style-name="T59"> </text:span><text:span text:style-name="T58">de</text:span><text:span text:style-name="T59"> </text:span><text:span text:style-name="T58">abril,</text:span><text:span text:style-name="T59"> </text:span><text:span text:style-name="T58">de</text:span><text:span text:style-name="T59"> </text:span><text:span text:style-name="T58">Incompatibilidades</text:span><text:span text:style-name="T59"> </text:span><text:span text:style-name="T58">de</text:span><text:span text:style-name="T59"> </text:span><text:span text:style-name="T58">Altos</text:span><text:span text:style-name="T59"> </text:span><text:span text:style-name="T58">Cargos</text:span><text:span text:style-name="T59"> </text:span><text:span text:style-name="T58">de</text:span><text:span text:style-name="T59"> </text:span><text:span text:style-name="T58">la</text:span><text:span text:style-name="T59"> </text:span><text:span text:style-name="T58">Administración</text:span><text:span text:style-name="T59"> </text:span><text:span text:style-name="T58">de</text:span><text:span text:style-name="T59"> </text:span><text:span text:style-name="T58">la</text:span><text:span text:style-name="T59"> </text:span><text:span text:style-name="T58">Junta</text:span><text:span text:style-name="T59"> </text:span><text:span text:style-name="T58">de</text:span><text:span text:style-name="T59"> </text:span><text:span text:style-name="T58">Andalucía</text:span><text:span text:style-name="T59"> </text:span><text:span text:style-name="T58">y</text:span><text:span text:style-name="T59"> </text:span><text:span text:style-name="T58">de</text:span><text:span text:style-name="T59"> </text:span><text:span text:style-name="T58">Declaración</text:span><text:span text:style-name="T59"> </text:span><text:span text:style-name="T58">de</text:span><text:span text:style-name="T59"> </text:span><text:span text:style-name="T58">Actividades,</text:span><text:span text:style-name="T59"> </text:span><text:span text:style-name="T4">Bienes,</text:span><text:span text:style-name="T70"> </text:span><text:span text:style-name="T4">Intereses</text:span><text:span text:style-name="T70"> </text:span><text:span text:style-name="T4">y</text:span><text:span text:style-name="T70"> </text:span><text:span text:style-name="T4">Retribuciones</text:span><text:span text:style-name="T59"> </text:span><text:span text:style-name="T58">de</text:span><text:span text:style-name="T59"> </text:span><text:span text:style-name="T58">Altos</text:span><text:span text:style-name="T59"> </text:span><text:span text:style-name="T58">Cargos</text:span><text:span text:style-name="T59"> </text:span><text:span text:style-name="T58">y</text:span><text:span text:style-name="T59"> </text:span><text:span text:style-name="T58">otros</text:span><text:span text:style-name="T59"> </text:span><text:span text:style-name="T58">Cargos</text:span><text:span text:style-name="T59"> </text:span><text:span text:style-name="T58">Públicos,</text:span><text:span text:style-name="T59"> </text:span><text:span text:style-name="T58">y</text:span><text:span text:style-name="T59"> </text:span><text:span text:style-name="T58">Decreto</text:span><text:span text:style-name="T59"> </text:span><text:span text:style-name="T58">176/2005,</text:span><text:span text:style-name="T59"> </text:span><text:span text:style-name="T58">de</text:span><text:span text:style-name="T59"> </text:span><text:span text:style-name="T58">26</text:span><text:span text:style-name="T59"> </text:span><text:span text:style-name="T58">de</text:span><text:span text:style-name="T59"> </text:span><text:span text:style-name="T58">julio,</text:span><text:span text:style-name="T59"> </text:span><text:span text:style-name="T58">de</text:span><text:span text:style-name="T59"> </text:span><text:span text:style-name="T58">desarrollo</text:span><text:span text:style-name="T59"> </text:span><text:span text:style-name="T58">de</text:span><text:span text:style-name="T59"> </text:span><text:span text:style-name="T58">la</text:span><text:span text:style-name="T59"> </text:span><text:span text:style-name="T58">citada</text:span><text:span text:style-name="T59"> </text:span><text:span text:style-name="T58">ley,</text:span><text:span text:style-name="T59"> </text:span><text:span text:style-name="T58">así</text:span><text:span text:style-name="T59"> </text:span><text:span text:style-name="T58">como</text:span><text:span text:style-name="T59"> </text:span><text:span text:style-name="T58">que</text:span><text:span text:style-name="T59"> </text:span><text:span text:style-name="T58">no</text:span><text:span text:style-name="T59"> </text:span><text:span text:style-name="T58">ostenta</text:span><text:span text:style-name="T59"> </text:span><text:span text:style-name="T58">participación</text:span><text:span text:style-name="T59"> </text:span><text:span text:style-name="T58">superior</text:span><text:span text:style-name="T59"> </text:span><text:span text:style-name="T58">al</text:span><text:span text:style-name="T59"> </text:span><text:span text:style-name="T58">diez</text:span><text:span text:style-name="T59"> </text:span><text:span text:style-name="T58">por</text:span><text:span text:style-name="T59"> </text:span><text:span text:style-name="T58">ciento</text:span><text:span text:style-name="T59"> </text:span><text:span text:style-name="T58">computada</text:span><text:span text:style-name="T59"> </text:span><text:span text:style-name="T58">en</text:span><text:span text:style-name="T59"> </text:span><text:span text:style-name="T58">la</text:span><text:span text:style-name="T59"> </text:span><text:span text:style-name="T58">forma</text:span><text:span text:style-name="T59"> </text:span><text:span text:style-name="T58">que</text:span><text:span text:style-name="T59"> </text:span><text:span text:style-name="T58">regula</text:span><text:span text:style-name="T59"> </text:span><text:span text:style-name="T58">el</text:span><text:span text:style-name="T59"> </text:span><text:span text:style-name="T58">artículo</text:span><text:span text:style-name="T59"> </text:span><text:span text:style-name="T58">5</text:span><text:span text:style-name="T59"> </text:span><text:span text:style-name="T58">de</text:span><text:span text:style-name="T59"> </text:span><text:span text:style-name="T58">la</text:span><text:span text:style-name="T59"> </text:span><text:span text:style-name="T58">citada</text:span><text:span text:style-name="T59"> </text:span><text:span text:style-name="T58">Ley.</text:span></text:p>
      <text:p text:style-name="P259"/>
      <text:p text:style-name="P252"><text:span text:style-name="T4">La</text:span><text:span text:style-name="T70"> </text:span><text:span text:style-name="T4">formulación</text:span><text:span text:style-name="T70"> </text:span><text:span text:style-name="T4">de</text:span><text:span text:style-name="T70"> </text:span><text:span text:style-name="T4">esta</text:span><text:span text:style-name="T70"> </text:span><text:span text:style-name="T4">declaración</text:span><text:span text:style-name="T70"> </text:span><text:span text:style-name="T4">responsable</text:span><text:span text:style-name="T70"> </text:span><text:span text:style-name="T4">o</text:span><text:span text:style-name="T70"> </text:span><text:span text:style-name="T4">certificación</text:span><text:span text:style-name="T59"> </text:span><text:span text:style-name="T58">se</text:span><text:span text:style-name="T59"> </text:span><text:span text:style-name="T58">acreditará</text:span><text:span text:style-name="T59"> </text:span><text:span text:style-name="T58">conforme</text:span><text:span text:style-name="T59"> </text:span><text:span text:style-name="T58">al</text:span><text:span text:style-name="T59"> </text:span><text:span text:style-name="T58">modelo</text:span><text:span text:style-name="T59"> </text:span><text:span text:style-name="T58">establecido</text:span><text:span text:style-name="T59"> </text:span><text:span text:style-name="T58">en</text:span><text:span text:style-name="T59"> </text:span><text:span text:style-name="T58">el</text:span><text:span text:style-name="T59"> </text:span><text:span text:style-name="T58">anexo</text:span><text:span text:style-name="T59"> </text:span><text:span text:style-name="T58">III-F,</text:span><text:span text:style-name="T59"> </text:span><text:span text:style-name="T58">y</text:span><text:span text:style-name="T59"> </text:span><text:span text:style-name="T58">en</text:span><text:span text:style-name="T59"> </text:span><text:span text:style-name="T58">el</text:span><text:span text:style-name="T59"> </text:span><text:span text:style-name="T58">supuesto</text:span><text:span text:style-name="T59"> </text:span><text:span text:style-name="T58">de</text:span><text:span text:style-name="T59"> </text:span><text:span text:style-name="T58">personas</text:span><text:span text:style-name="T59"> </text:span><text:span text:style-name="T58">jurídicas</text:span><text:span text:style-name="T59"> </text:span><text:span text:style-name="T58">deberá</text:span><text:span text:style-name="T59"> </text:span><text:span text:style-name="T58">ser</text:span><text:span text:style-name="T59"> </text:span><text:span text:style-name="T58">firmada</text:span><text:span text:style-name="T59"> </text:span><text:span text:style-name="T58">en</text:span><text:span text:style-name="T59"> </text:span><text:span text:style-name="T58">todo</text:span><text:span text:style-name="T59"> </text:span><text:span text:style-name="T58">caso</text:span><text:span text:style-name="T59"> </text:span><text:span text:style-name="T58">por</text:span><text:span text:style-name="T59"> </text:span><text:span text:style-name="T58">el</text:span><text:span text:style-name="T59"> </text:span><text:span text:style-name="T58">órgano</text:span><text:span text:style-name="T59"> </text:span><text:span text:style-name="T58">de</text:span><text:span text:style-name="T59"> </text:span><text:span text:style-name="T58">dirección</text:span><text:span text:style-name="T59"> </text:span><text:span text:style-name="T58">o</text:span><text:span text:style-name="T59"> </text:span><text:span text:style-name="T58">representación</text:span><text:span text:style-name="T59"> </text:span><text:span text:style-name="T58">competente</text:span><text:span text:style-name="T59"> </text:span><text:span text:style-name="T58">de</text:span><text:span text:style-name="T59"> </text:span><text:span text:style-name="T58">la</text:span><text:span text:style-name="T59"> </text:span><text:span text:style-name="T58">empresa,</text:span><text:span text:style-name="T59"> </text:span><text:span text:style-name="T58">persona</text:span><text:span text:style-name="T59"> </text:span><text:span text:style-name="T4">administradora</text:span><text:span text:style-name="T70"> </text:span><text:span text:style-name="T4">única,</text:span><text:span text:style-name="T70"> </text:span><text:span text:style-name="T4">administradoras</text:span><text:span text:style-name="T70"> </text:span><text:span text:style-name="T4">solidarias,</text:span><text:span text:style-name="T70"> </text:span><text:span text:style-name="T4">administradoras</text:span><text:span text:style-name="T70"> </text:span><text:span text:style-name="T4">mancomunadas,</text:span><text:span text:style-name="T70"> </text:span><text:span text:style-name="T4">o</text:span><text:span text:style-name="T70"> </text:span><text:span text:style-name="T4">firma</text:span><text:span text:style-name="T70"> </text:span><text:span text:style-name="T4">del</text:span><text:span text:style-name="T70"> </text:span><text:span text:style-name="T4">Secretario</text:span><text:span text:style-name="T70"> </text:span><text:span text:style-name="T4">o</text:span><text:span text:style-name="T70"> </text:span><text:span text:style-name="T4">Secretaria</text:span><text:span text:style-name="T70"> </text:span><text:span text:style-name="T4">con</text:span><text:span text:style-name="T70"> </text:span><text:span text:style-name="T4">el</text:span><text:span text:style-name="T70"> </text:span><text:span text:style-name="T4">visto</text:span><text:span text:style-name="T70"> </text:span><text:span text:style-name="T4">bueno</text:span><text:span text:style-name="T70"> </text:span><text:span text:style-name="T4">de</text:span><text:span text:style-name="T70"> </text:span><text:span text:style-name="T4">la</text:span><text:span text:style-name="T70"> </text:span><text:span text:style-name="T4">Presidencia,</text:span><text:span text:style-name="T70"> </text:span><text:span text:style-name="T4">en</text:span><text:span text:style-name="T70"> </text:span><text:span text:style-name="T4">el</text:span><text:span text:style-name="T70"> </text:span><text:span text:style-name="T4">caso</text:span><text:span text:style-name="T70"> </text:span><text:span text:style-name="T4">de</text:span><text:span text:style-name="T70"> </text:span><text:span text:style-name="T4">Consejo</text:span><text:span text:style-name="T70"> </text:span><text:span text:style-name="T4">de</text:span><text:span text:style-name="T70"> </text:span><text:span text:style-name="T4">Administración.</text:span></text:p>
      <text:p text:style-name="P247"/>
      <text:p text:style-name="P142">b)<text:span text:style-name="T2"> </text:span>Cesión<text:span text:style-name="T2"> </text:span>de<text:span text:style-name="T2"> </text:span>información<text:span text:style-name="T2"> </text:span>tributaria.</text:p>
      <text:p text:style-name="P247"/>
      <text:p text:style-name="P252"><text:span text:style-name="T58">De</text:span><text:span text:style-name="T59"> </text:span><text:span text:style-name="T58">conformidad</text:span><text:span text:style-name="T59"> </text:span><text:span text:style-name="T58">con</text:span><text:span text:style-name="T59"> </text:span><text:span text:style-name="T58">la</text:span><text:span text:style-name="T59"> </text:span><text:span text:style-name="T58">Orden</text:span><text:span text:style-name="T59"> </text:span><text:span text:style-name="T58">de</text:span><text:span text:style-name="T59"> </text:span><text:span text:style-name="T58">12</text:span><text:span text:style-name="T59"> </text:span><text:span text:style-name="T58">de</text:span><text:span text:style-name="T59"> </text:span><text:span text:style-name="T58">septiembre</text:span><text:span text:style-name="T59"> </text:span><text:span text:style-name="T58">de</text:span><text:span text:style-name="T59"> </text:span><text:span text:style-name="T58">2003</text:span><text:span text:style-name="T59"> </text:span><text:span text:style-name="T58">de</text:span><text:span text:style-name="T59"> </text:span><text:span text:style-name="T58">la</text:span><text:span text:style-name="T59"> </text:span><text:span text:style-name="T58">Consejería</text:span><text:span text:style-name="T59"> </text:span><text:span text:style-name="T58">de</text:span><text:span text:style-name="T59"> </text:span><text:span text:style-name="T58">Economía</text:span><text:span text:style-name="T59"> </text:span><text:span text:style-name="T58">y</text:span><text:span text:style-name="T59"> </text:span><text:span text:style-name="T58">Hacienda,</text:span><text:span text:style-name="T59"> </text:span><text:span text:style-name="T58">el</text:span><text:span text:style-name="T59"> </text:span><text:span text:style-name="T58">cumplimiento</text:span><text:span text:style-name="T59"> </text:span><text:span text:style-name="T58">de</text:span><text:span text:style-name="T59"> </text:span><text:span text:style-name="T58">las</text:span><text:span text:style-name="T59"> </text:span><text:span text:style-name="T58">obligaciones</text:span><text:span text:style-name="T59"> </text:span><text:span text:style-name="T58">tributarias</text:span><text:span text:style-name="T59"> </text:span><text:span text:style-name="T58">con</text:span><text:span text:style-name="T59"> </text:span><text:span text:style-name="T58">la</text:span><text:span text:style-name="T59"> </text:span><text:span text:style-name="T58">Comunidad</text:span><text:span text:style-name="T59"> </text:span><text:span text:style-name="T58">Autónoma</text:span><text:span text:style-name="T59"> </text:span><text:span text:style-name="T58">de</text:span><text:span text:style-name="T59"> </text:span><text:span text:style-name="T58">Andalucía</text:span><text:span text:style-name="T59"> </text:span><text:span text:style-name="T58">y</text:span><text:span text:style-name="T59"> </text:span><text:span text:style-name="T58">con</text:span><text:span text:style-name="T59"> </text:span><text:span text:style-name="T58">el</text:span><text:span text:style-name="T59"> </text:span><text:span text:style-name="T58">Estado,</text:span><text:span text:style-name="T59"> </text:span><text:span text:style-name="T58">podrá</text:span><text:span text:style-name="T59"> </text:span><text:span text:style-name="T58">acreditarse</text:span><text:span text:style-name="T59"> </text:span><text:span text:style-name="T58">también,</text:span><text:span text:style-name="T59"> </text:span><text:span text:style-name="T58">si</text:span><text:span text:style-name="T59"> </text:span><text:span text:style-name="T4">la</text:span><text:span text:style-name="T70"> </text:span><text:span text:style-name="T4">persona</text:span><text:span text:style-name="T70"> </text:span><text:span text:style-name="T4">licitadora</text:span><text:span text:style-name="T70"> </text:span><text:span text:style-name="T58">voluntariamente</text:span><text:span text:style-name="T59"> </text:span><text:span text:style-name="T58">así</text:span><text:span text:style-name="T59"> </text:span><text:span text:style-name="T58">lo</text:span><text:span text:style-name="T59"> </text:span><text:span text:style-name="T58">desea,</text:span><text:span text:style-name="T59"> </text:span><text:span text:style-name="T58">mediante</text:span><text:span text:style-name="T59"> </text:span><text:span text:style-name="T58">la</text:span><text:span text:style-name="T59"> </text:span><text:span text:style-name="T58">cesión</text:span><text:span text:style-name="T59"> </text:span><text:span text:style-name="T58">por</text:span><text:span text:style-name="T59"> </text:span><text:span text:style-name="T58">la</text:span><text:span text:style-name="T59"> </text:span><text:span text:style-name="T58">Administración</text:span><text:span text:style-name="T59"> </text:span><text:span text:style-name="T58">competente</text:span><text:span text:style-name="T59"> </text:span><text:span text:style-name="T58">a</text:span><text:span text:style-name="T59"> </text:span><text:span text:style-name="T58">la</text:span><text:span text:style-name="T59"> </text:span><text:span text:style-name="T58">Consejería</text:span><text:span text:style-name="T59"> </text:span><text:span text:style-name="T58">u</text:span><text:span text:style-name="T59"> </text:span><text:span text:style-name="T58">Organismo</text:span><text:span text:style-name="T59"> </text:span><text:span text:style-name="T58">que</text:span><text:span text:style-name="T59"> </text:span><text:span text:style-name="T58">tramite</text:span><text:span text:style-name="T59"> </text:span><text:span text:style-name="T58">el</text:span><text:span text:style-name="T59"> </text:span><text:span text:style-name="T58">expediente</text:span><text:span text:style-name="T59"> </text:span><text:span text:style-name="T58">de</text:span><text:span text:style-name="T59"> </text:span><text:span text:style-name="T58">la</text:span><text:span text:style-name="T59"> </text:span><text:span text:style-name="T58">información</text:span><text:span text:style-name="T59"> </text:span><text:span text:style-name="T58">que</text:span><text:span text:style-name="T59"> </text:span><text:span text:style-name="T58">acredite</text:span><text:span text:style-name="T59"> </text:span><text:span text:style-name="T58">que</text:span><text:span text:style-name="T59"> </text:span><text:span text:style-name="T58">la</text:span><text:span text:style-name="T59"> </text:span><text:span text:style-name="T58">empresa</text:span><text:span text:style-name="T59"> </text:span><text:span text:style-name="T58">cumple</text:span><text:span text:style-name="T59"> </text:span><text:span text:style-name="T58">tales</text:span><text:span text:style-name="T59"> </text:span><text:span text:style-name="T58">circunstancias,</text:span><text:span text:style-name="T59"> </text:span><text:span text:style-name="T58">en</text:span><text:span text:style-name="T59"> </text:span><text:span text:style-name="T58">cuyo</text:span><text:span text:style-name="T59"> </text:span><text:span text:style-name="T58">caso</text:span><text:span text:style-name="T59"> </text:span><text:span text:style-name="T58">deberá</text:span><text:span text:style-name="T59"> </text:span><text:span text:style-name="T58">cumplimentar</text:span><text:span text:style-name="T59"> </text:span><text:span text:style-name="T58">el</text:span><text:span text:style-name="T59"> </text:span><text:span text:style-name="T58">anexo III-G.</text:span><text:span text:style-name="T59"> </text:span><text:span text:style-name="T58">En</text:span><text:span text:style-name="T59"> </text:span><text:span text:style-name="T58">tal</text:span><text:span text:style-name="T59"> </text:span><text:span text:style-name="T58">caso,</text:span><text:span text:style-name="T59"> </text:span><text:span text:style-name="T58">de</text:span><text:span text:style-name="T59"> </text:span><text:span text:style-name="T58">resultar</text:span><text:span text:style-name="T59"> </text:span><text:span text:style-name="T58">adjudicataria</text:span><text:span text:style-name="T56"> </text:span><text:span text:style-name="T58">no</text:span><text:span text:style-name="T59"> </text:span><text:span text:style-name="T58">deberá</text:span><text:span text:style-name="T59"> </text:span><text:span text:style-name="T58">aportar</text:span><text:span text:style-name="T59"> </text:span><text:span text:style-name="T58">las</text:span><text:span text:style-name="T59"> </text:span><text:span text:style-name="T58">certificaciones</text:span><text:span text:style-name="T59"> </text:span><text:span text:style-name="T58">positivas</text:span><text:span text:style-name="T59"> </text:span><text:span text:style-name="T58">a</text:span><text:span text:style-name="T59"> </text:span><text:span text:style-name="T58">que</text:span><text:span text:style-name="T59"> </text:span><text:span text:style-name="T58">se</text:span><text:span text:style-name="T59"> </text:span><text:span text:style-name="T58">refiere</text:span><text:span text:style-name="T59"> </text:span><text:span text:style-name="T58">la</text:span><text:span text:style-name="T59"> </text:span><text:span text:style-name="T58">cláusula</text:span><text:span text:style-name="T59"> </text:span><text:span text:style-name="T58">10.7.</text:span><text:span text:style-name="T59"> </text:span><text:span text:style-name="T58">epígrafe</text:span><text:span text:style-name="T59"> </text:span><text:span text:style-name="T58">A).</text:span></text:p>
      <text:p text:style-name="P247"/>
      <text:p text:style-name="P142">c)<text:span text:style-name="T2"> </text:span>Personas<text:span text:style-name="T2"> </text:span>trabajadoras<text:span text:style-name="T2"> </text:span>con<text:span text:style-name="T2"> </text:span>discapacidad.</text:p>
      <text:p text:style-name="P247"/>
      <text:p text:style-name="P252"><text:span text:style-name="T4">Las</text:span><text:span text:style-name="T70"> </text:span><text:span text:style-name="T4">personas</text:span><text:span text:style-name="T70"> </text:span><text:span text:style-name="T4">licitadoras</text:span><text:span text:style-name="T70"> </text:span><text:span text:style-name="T58">que</text:span><text:span text:style-name="T59"> </text:span><text:span text:style-name="T58">tengan</text:span><text:span text:style-name="T59"> </text:span><text:span text:style-name="T58">un</text:span><text:span text:style-name="T59"> </text:span><text:span text:style-name="T58">número</text:span><text:span text:style-name="T59"> </text:span><text:span text:style-name="T58">de</text:span><text:span text:style-name="T59"> </text:span><text:span text:style-name="T58">50</text:span><text:span text:style-name="T59"> </text:span><text:span text:style-name="T58">o</text:span><text:span text:style-name="T59"> </text:span><text:span text:style-name="T58">más</text:span><text:span text:style-name="T59"> </text:span><text:span text:style-name="T58">personas</text:span><text:span text:style-name="T59"> </text:span><text:span text:style-name="T58">trabajadoras</text:span><text:span text:style-name="T59"> </text:span><text:span text:style-name="T58">en</text:span><text:span text:style-name="T59"> </text:span><text:span text:style-name="T58">su</text:span><text:span text:style-name="T59"> </text:span><text:span text:style-name="T58">plantilla</text:span><text:span text:style-name="T59"> </text:span><text:span text:style-name="T58">estarán</text:span><text:span text:style-name="T59"> </text:span><text:span text:style-name="T58">obligadas</text:span><text:span text:style-name="T59"> </text:span><text:span text:style-name="T58">a</text:span><text:span text:style-name="T59"> </text:span><text:span text:style-name="T58">contar</text:span><text:span text:style-name="T59"> </text:span><text:span text:style-name="T58">con,</text:span><text:span text:style-name="T59"> </text:span><text:span text:style-name="T58">al</text:span><text:span text:style-name="T59"> </text:span><text:span text:style-name="T58">menos,</text:span><text:span text:style-name="T59"> </text:span><text:span text:style-name="T58">un</text:span><text:span text:style-name="T59"> </text:span><text:span text:style-name="T58">dos</text:span><text:span text:style-name="T59"> </text:span><text:span text:style-name="T58">por</text:span><text:span text:style-name="T59"> </text:span><text:span text:style-name="T58">ciento</text:span><text:span text:style-name="T59"> </text:span><text:span text:style-name="T58">de</text:span><text:span text:style-name="T59"> </text:span><text:span text:style-name="T58">personas</text:span><text:span text:style-name="T59"> </text:span><text:span text:style-name="T58">trabajadoras</text:span><text:span text:style-name="T59"> </text:span><text:span text:style-name="T58">con</text:span><text:span text:style-name="T59"> </text:span><text:span text:style-name="T58">discapacidad</text:span><text:span text:style-name="T59"> </text:span><text:span text:style-name="T58">o</text:span><text:span text:style-name="T59"> </text:span><text:span text:style-name="T58">a</text:span><text:span text:style-name="T59"> </text:span><text:span text:style-name="T58">adoptar</text:span><text:span text:style-name="T59"> </text:span><text:span text:style-name="T58">las</text:span><text:span text:style-name="T59"> </text:span><text:span text:style-name="T58">medidas</text:span><text:span text:style-name="T59"> </text:span><text:span text:style-name="T58">alternativas</text:span><text:span text:style-name="T59"> </text:span><text:span text:style-name="T58">previstas</text:span><text:span text:style-name="T59"> </text:span><text:span text:style-name="T58">en</text:span><text:span text:style-name="T59"> </text:span><text:span text:style-name="T58">el</text:span><text:span text:style-name="T59"> </text:span><text:span text:style-name="T58">Real</text:span><text:span text:style-name="T59"> </text:span><text:span text:style-name="T58">Decreto</text:span><text:span text:style-name="T59"> </text:span><text:span text:style-name="T58">364/2005,</text:span><text:span text:style-name="T59"> </text:span><text:span text:style-name="T58">de</text:span><text:span text:style-name="T59"> </text:span><text:span text:style-name="T58">8</text:span><text:span text:style-name="T59"> </text:span><text:span text:style-name="T58">de</text:span><text:span text:style-name="T59"> </text:span><text:span text:style-name="T58">abril,</text:span><text:span text:style-name="T59"> </text:span><text:span text:style-name="T58">por</text:span><text:span text:style-name="T59"> </text:span><text:span text:style-name="T58">el</text:span><text:span text:style-name="T59"> </text:span><text:span text:style-name="T58">que</text:span><text:span text:style-name="T59"> </text:span><text:span text:style-name="T58">se</text:span><text:span text:style-name="T59"> </text:span><text:span text:style-name="T58">regula</text:span><text:span text:style-name="T59"> </text:span><text:span text:style-name="T58">el</text:span><text:span text:style-name="T59"> </text:span><text:span text:style-name="T58">cumplimiento</text:span><text:span text:style-name="T59"> </text:span><text:span text:style-name="T58">alternativo</text:span><text:span text:style-name="T59"> </text:span><text:span text:style-name="T58">con</text:span><text:span text:style-name="T59"> </text:span><text:span text:style-name="T58">carácter</text:span><text:span text:style-name="T59"> </text:span><text:span text:style-name="T58">excepcional</text:span><text:span text:style-name="T59"> </text:span><text:span text:style-name="T58">de</text:span><text:span text:style-name="T59"> </text:span><text:span text:style-name="T58">la</text:span><text:span text:style-name="T59"> </text:span><text:span text:style-name="T58">cuota</text:span><text:span text:style-name="T59"> </text:span><text:span text:style-name="T58">de</text:span><text:span text:style-name="T59"> </text:span><text:span text:style-name="T58">reserva</text:span><text:span text:style-name="T59"> </text:span><text:span text:style-name="T58">en</text:span><text:span text:style-name="T59"> </text:span><text:span text:style-name="T58">favor</text:span><text:span text:style-name="T59"> </text:span><text:span text:style-name="T58">de</text:span><text:span text:style-name="T59"> </text:span><text:span text:style-name="T58">personas</text:span><text:span text:style-name="T59"> <text:s/></text:span><text:span text:style-name="T58">trabajadoras</text:span><text:span text:style-name="T59"> </text:span><text:span text:style-name="T58">con</text:span><text:span text:style-name="T59"> </text:span><text:span text:style-name="T58">discapacidad.</text:span><text:span text:style-name="T59"> </text:span><text:span text:style-name="T58">A</text:span><text:span text:style-name="T59"> </text:span><text:span text:style-name="T58">tal</text:span><text:span text:style-name="T59"> </text:span><text:span text:style-name="T58">efecto,</text:span><text:span text:style-name="T59"> </text:span><text:span text:style-name="T58">deberán</text:span><text:span text:style-name="T59"> </text:span><text:span text:style-name="T58">aportar,</text:span><text:span text:style-name="T59"> </text:span><text:span text:style-name="T58">en</text:span><text:span text:style-name="T59"> </text:span><text:span text:style-name="T58">todo</text:span><text:span text:style-name="T59"> </text:span><text:span text:style-name="T58">caso,</text:span><text:span text:style-name="T59"> </text:span><text:span text:style-name="T58">un</text:span><text:span text:style-name="T59"> </text:span><text:span text:style-name="T58">certificado</text:span><text:span text:style-name="T59"> </text:span><text:span text:style-name="T58">de</text:span><text:span text:style-name="T59"> </text:span><text:span text:style-name="T58">la</text:span><text:span text:style-name="T59"> </text:span><text:span text:style-name="T58">empresa</text:span><text:span text:style-name="T59"> </text:span><text:span text:style-name="T58">en</text:span><text:span text:style-name="T59"> </text:span><text:span text:style-name="T58">que</text:span><text:span text:style-name="T59"> </text:span><text:span text:style-name="T58">conste</text:span><text:span text:style-name="T59"> </text:span><text:span text:style-name="T58">tanto</text:span><text:span text:style-name="T59"> </text:span><text:span text:style-name="T58">el</text:span><text:span text:style-name="T59"> </text:span><text:span text:style-name="T58">número</text:span><text:span text:style-name="T59"> </text:span><text:span text:style-name="T58">global</text:span><text:span text:style-name="T59"> </text:span><text:span text:style-name="T58">de</text:span><text:span text:style-name="T59"> </text:span><text:span text:style-name="T58">personas</text:span><text:span text:style-name="T59"> </text:span><text:span text:style-name="T58">trabajadoras</text:span><text:span text:style-name="T59"> </text:span><text:span text:style-name="T58">de</text:span><text:span text:style-name="T59"> </text:span><text:span text:style-name="T58">plantilla</text:span><text:span text:style-name="T59"> </text:span><text:span text:style-name="T58">como</text:span><text:span text:style-name="T59"> </text:span><text:span text:style-name="T58">el</text:span><text:span text:style-name="T59"> </text:span><text:span text:style-name="T58">número</text:span><text:span text:style-name="T59"> </text:span><text:span text:style-name="T58">particular</text:span><text:span text:style-name="T59"> </text:span><text:span text:style-name="T58">de</text:span><text:span text:style-name="T59"> </text:span><text:span text:style-name="T58">personas</text:span><text:span text:style-name="T59"> </text:span><text:span text:style-name="T58">trabajadoras</text:span><text:span text:style-name="T59"> </text:span><text:span text:style-name="T58">con</text:span><text:span text:style-name="T59"> </text:span><text:span text:style-name="T58">discapacidad</text:span><text:span text:style-name="T59"> </text:span><text:span text:style-name="T58">en</text:span><text:span text:style-name="T59"> </text:span><text:span text:style-name="T58">la</text:span><text:span text:style-name="T59"> </text:span><text:span text:style-name="T58">misma.</text:span><text:span text:style-name="T59"> </text:span><text:span text:style-name="T58">En</text:span><text:span text:style-name="T59"> </text:span><text:span text:style-name="T58">el</text:span><text:span text:style-name="T59"> </text:span><text:span text:style-name="T58">caso</text:span><text:span text:style-name="T59"> </text:span><text:span text:style-name="T58">de</text:span><text:span text:style-name="T59"> </text:span><text:span text:style-name="T58">haberse</text:span><text:span text:style-name="T59"> </text:span><text:span text:style-name="T58">optado</text:span><text:span text:style-name="T59"> </text:span><text:span text:style-name="T58">por</text:span><text:span text:style-name="T59"> </text:span><text:span text:style-name="T58">el</text:span><text:span text:style-name="T59"> </text:span><text:span text:style-name="T58">cumplimiento</text:span><text:span text:style-name="T59"> </text:span><text:span text:style-name="T58">de</text:span><text:span text:style-name="T59"> </text:span><text:span text:style-name="T58">las</text:span><text:span text:style-name="T59"> </text:span><text:span text:style-name="T58">medidas</text:span><text:span text:style-name="T59"> </text:span><text:span text:style-name="T58">alternativas</text:span><text:span text:style-name="T59"> </text:span><text:span text:style-name="T58">legalmente</text:span><text:span text:style-name="T59"> </text:span><text:span text:style-name="T58">previstas,</text:span><text:span text:style-name="T59"> </text:span><text:span text:style-name="T58">deberán</text:span><text:span text:style-name="T59"> </text:span><text:span text:style-name="T58">aportar</text:span><text:span text:style-name="T59"> </text:span><text:span text:style-name="T58">una</text:span><text:span text:style-name="T59"> </text:span><text:span text:style-name="T58">copia</text:span><text:span text:style-name="T59"> </text:span><text:span text:style-name="T58">de</text:span><text:span text:style-name="T59"> </text:span><text:span text:style-name="T58">la</text:span><text:span text:style-name="T59"> </text:span><text:span text:style-name="T58">declaración</text:span><text:span text:style-name="T59"> </text:span><text:span text:style-name="T58">de</text:span><text:span text:style-name="T59"> </text:span><text:span text:style-name="T58">excepcionalidad</text:span><text:span text:style-name="T59"> </text:span><text:span text:style-name="T58">y</text:span><text:span text:style-name="T59"> </text:span><text:span text:style-name="T58">una</text:span><text:span text:style-name="T59"> </text:span><text:span text:style-name="T58">declaración</text:span><text:span text:style-name="T59"> </text:span><text:span text:style-name="T58">con</text:span><text:span text:style-name="T59"> </text:span><text:span text:style-name="T58">las</text:span><text:span text:style-name="T59"> </text:span><text:span text:style-name="T58">concretas</text:span><text:span text:style-name="T59"> </text:span><text:span text:style-name="T58">medidas</text:span><text:span text:style-name="T59"> </text:span><text:span text:style-name="T58">aplicadas.</text:span><text:span text:style-name="T70"> </text:span><text:span text:style-name="T4">Asimismo,</text:span><text:span text:style-name="T70"> </text:span><text:span text:style-name="T4">podrán</text:span><text:span text:style-name="T70"> </text:span><text:span text:style-name="T4">hacer</text:span><text:span text:style-name="T70"> </text:span><text:span text:style-name="T4">constar</text:span><text:span text:style-name="T70"> </text:span><text:span text:style-name="T4">en</text:span><text:span text:style-name="T70"> </text:span><text:span text:style-name="T4">el</text:span><text:span text:style-name="T70"> </text:span><text:span text:style-name="T4">citado</text:span><text:span text:style-name="T70"> </text:span><text:span text:style-name="T4">certificado</text:span><text:span text:style-name="T70"> </text:span><text:span text:style-name="T4">el</text:span><text:span text:style-name="T70"> </text:span><text:span text:style-name="T4">porcentaje</text:span><text:span text:style-name="T70"> </text:span><text:span text:style-name="T4">de</text:span><text:span text:style-name="T70"> </text:span><text:span text:style-name="T4">personas</text:span><text:span text:style-name="T70"> </text:span><text:span text:style-name="T4">trabajadoras</text:span><text:span text:style-name="T70"> </text:span><text:span text:style-name="T4">fijas</text:span><text:span text:style-name="T70"> </text:span><text:span text:style-name="T4">con</text:span><text:span text:style-name="T70"> </text:span><text:span text:style-name="T4">discapacidad</text:span><text:span text:style-name="T70"> </text:span><text:span text:style-name="T4">que</text:span><text:span text:style-name="T70"> </text:span><text:span text:style-name="T4">tienen</text:span><text:span text:style-name="T70"> </text:span><text:span text:style-name="T4">en</text:span><text:span text:style-name="T70"> </text:span><text:span text:style-name="T4">la</text:span><text:span text:style-name="T70"> </text:span><text:span text:style-name="T4">plantilla,</text:span><text:span text:style-name="T70"> </text:span><text:span text:style-name="T4">a</text:span><text:span text:style-name="T70"> </text:span><text:span text:style-name="T4">efectos</text:span><text:span text:style-name="T70"> </text:span><text:span text:style-name="T4">de</text:span><text:span text:style-name="T70"> </text:span><text:span text:style-name="T4">lo</text:span><text:span text:style-name="T70"> </text:span><text:span text:style-name="T4">establecido</text:span><text:span text:style-name="T70"> </text:span><text:span text:style-name="T4">para</text:span><text:span text:style-name="T70"> </text:span><text:span text:style-name="T4">los</text:span><text:span text:style-name="T70"> </text:span><text:span text:style-name="T4">supuestos</text:span><text:span text:style-name="T70"> </text:span><text:span text:style-name="T4">de</text:span><text:span text:style-name="T70"> </text:span><text:span text:style-name="T4">empate</text:span><text:span text:style-name="T70"> </text:span><text:span text:style-name="T4">en</text:span><text:span text:style-name="T70"> </text:span><text:span text:style-name="T4">la</text:span><text:span text:style-name="T70"> </text:span><text:span text:style-name="T4">cláusula</text:span><text:span text:style-name="T70"> </text:span><text:span text:style-name="T4">relativa</text:span><text:span text:style-name="T70"> </text:span><text:span text:style-name="T4">a</text:span><text:span text:style-name="T70"> </text:span><text:span text:style-name="T4">la</text:span><text:span text:style-name="T70"> </text:span><text:span text:style-name="T4">clasificación</text:span><text:span text:style-name="T70"> </text:span><text:span text:style-name="T4">de</text:span><text:span text:style-name="T70"> </text:span><text:span text:style-name="T4">las</text:span><text:span text:style-name="T70"> </text:span><text:span text:style-name="T4">ofertas.</text:span></text:p>
      <text:p text:style-name="P246"/>
      <text:p text:style-name="P247">Las<text:span text:style-name="T2"> </text:span>personas<text:span text:style-name="T2"> </text:span>licitadoras<text:span text:style-name="T2"> </text:span>que<text:span text:style-name="T2"> </text:span>tengan<text:span text:style-name="T2"> </text:span>menos<text:span text:style-name="T2"> </text:span>de<text:span text:style-name="T2"> </text:span>50<text:span text:style-name="T2"> </text:span>personas<text:span text:style-name="T2"> </text:span>trabajadoras<text:span text:style-name="T2"> </text:span>en<text:span text:style-name="T2"> </text:span>su<text:span text:style-name="T2"> </text:span>plantilla,<text:span text:style-name="T2"> </text:span>deberán<text:span text:style-name="T2"> </text:span>aportar,<text:span text:style-name="T2"> </text:span>en<text:span text:style-name="T2"> </text:span>todo<text:span text:style-name="T2"> </text:span>caso,<text:span text:style-name="T2"> </text:span>un<text:span text:style-name="T2"> </text:span>certificado<text:span text:style-name="T2"> </text:span>acreditativo<text:span text:style-name="T2"> </text:span>del<text:span text:style-name="T2"> </text:span>número<text:span text:style-name="T2"> </text:span>de<text:span text:style-name="T2"> </text:span>personas<text:span text:style-name="T2"> </text:span>trabajadoras<text:span text:style-name="T2"> </text:span><text:soft-page-break/>de<text:span text:style-name="T2"> </text:span>plantilla.<text:span text:style-name="T2"> </text:span>Asimismo,<text:span text:style-name="T2"> </text:span>podrán<text:span text:style-name="T2"> </text:span>hacer<text:span text:style-name="T2"> </text:span>constar,<text:span text:style-name="T2"> </text:span>en<text:span text:style-name="T2"> </text:span>su<text:span text:style-name="T2"> </text:span>caso,<text:span text:style-name="T2"> </text:span>en<text:span text:style-name="T2"> </text:span>el<text:span text:style-name="T2"> </text:span>citado<text:span text:style-name="T2"> </text:span>certificado<text:span text:style-name="T2"> </text:span>el<text:span text:style-name="T2"> </text:span>número<text:span text:style-name="T2"> </text:span>global<text:span text:style-name="T2"> </text:span>de<text:span text:style-name="T2"> </text:span>personas<text:span text:style-name="T2"> </text:span>trabajadoras<text:span text:style-name="T2"> </text:span>de<text:span text:style-name="T2"> </text:span>plantilla,<text:span text:style-name="T2"> </text:span>el<text:span text:style-name="T2"> </text:span>número<text:span text:style-name="T2"> </text:span>particular<text:span text:style-name="T2"> </text:span>de<text:span text:style-name="T2"> </text:span>personas<text:span text:style-name="T2"> </text:span>trabajadoras<text:span text:style-name="T2"> </text:span>con<text:span text:style-name="T2"> </text:span>discapacidad<text:span text:style-name="T2"> </text:span>y<text:span text:style-name="T2"> </text:span>el<text:span text:style-name="T2"> </text:span>porcentaje<text:span text:style-name="T2"> </text:span>de<text:span text:style-name="T2"> </text:span>personas<text:span text:style-name="T2"> </text:span>trabajadoras<text:span text:style-name="T2"> </text:span>fijas<text:span text:style-name="T2"> </text:span>con<text:span text:style-name="T2"> </text:span>discapacidad<text:span text:style-name="T2"> </text:span>que<text:span text:style-name="T2"> </text:span>tienen<text:span text:style-name="T2"> </text:span>en<text:span text:style-name="T2"> </text:span>la<text:span text:style-name="T2"> </text:span>misma,<text:span text:style-name="T2"> </text:span>a<text:span text:style-name="T2"> </text:span>efectos<text:span text:style-name="T2"> </text:span>de<text:span text:style-name="T2"> </text:span>lo<text:span text:style-name="T2"> </text:span>establecido<text:span text:style-name="T2"> </text:span>para<text:span text:style-name="T2"> </text:span>los<text:span text:style-name="T2"> </text:span>supuestos<text:span text:style-name="T2"> </text:span>de<text:span text:style-name="T2"> </text:span>empate<text:span text:style-name="T2"> </text:span>en<text:span text:style-name="T2"> </text:span>la<text:span text:style-name="T2"> </text:span>cláusula<text:span text:style-name="T2"> </text:span>relativa<text:span text:style-name="T2"> </text:span>a<text:span text:style-name="T2"> </text:span>la<text:span text:style-name="T2"> </text:span>clasificación<text:span text:style-name="T2"> </text:span>de<text:span text:style-name="T2"> </text:span>las<text:span text:style-name="T2"> </text:span>ofertas.<text:span text:style-name="T2"> </text:span></text:p>
      <text:p text:style-name="P247"/>
      <text:p text:style-name="P247">Las<text:span text:style-name="T2"> </text:span>referidas<text:span text:style-name="T2"> </text:span>certificaciones<text:span text:style-name="T2"> </text:span>se<text:span text:style-name="T2"> </text:span>acreditarán<text:span text:style-name="T2"> </text:span>conforme<text:span text:style-name="T2"> </text:span>al<text:span text:style-name="T2"> </text:span>modelo<text:span text:style-name="T2"> </text:span>establecido<text:span text:style-name="T2"> </text:span>en<text:span text:style-name="T2"> </text:span>el<text:span text:style-name="T2"> </text:span>anexo<text:span text:style-name="T2"> </text:span>III-H.</text:p>
      <text:p text:style-name="P247"/>
      <text:p text:style-name="P142">d)<text:span text:style-name="T2"> </text:span>Promoción<text:span text:style-name="T2"> </text:span>de<text:span text:style-name="T2"> </text:span>la<text:span text:style-name="T2"> </text:span>igualdad<text:span text:style-name="T2"> </text:span>entre<text:span text:style-name="T2"> </text:span>mujeres<text:span text:style-name="T2"> </text:span>y<text:span text:style-name="T2"> </text:span>hombres.</text:p>
      <text:p text:style-name="P147"/>
      <text:p text:style-name="P247">Las<text:span text:style-name="T2"> </text:span>personas<text:span text:style-name="T2"> </text:span>licitadoras<text:span text:style-name="T2"> </text:span>que<text:span text:style-name="T2"> </text:span>tengan<text:span text:style-name="T2"> </text:span>más<text:span text:style-name="T2"> </text:span>de<text:span text:style-name="T2"> </text:span>doscientos<text:span text:style-name="T2"> </text:span>cincuenta<text:span text:style-name="T2"> </text:span>personas<text:span text:style-name="T2"> <text:s/></text:span>trabajadoras<text:span text:style-name="T2"> </text:span>deberán<text:span text:style-name="T2"> </text:span>acreditar<text:span text:style-name="T2"> </text:span>la<text:span text:style-name="T2"> </text:span>elaboración<text:span text:style-name="T2"> </text:span>y<text:span text:style-name="T2"> </text:span>aplicación<text:span text:style-name="T2"> </text:span>efectiva<text:span text:style-name="T2"> </text:span>del<text:span text:style-name="T2"> </text:span>Plan<text:span text:style-name="T2"> </text:span>de<text:span text:style-name="T2"> </text:span>Igualdad<text:span text:style-name="T2"> </text:span>previsto<text:span text:style-name="T2"> </text:span>en<text:span text:style-name="T2"> </text:span>el<text:span text:style-name="T2"> </text:span>artículo<text:span text:style-name="T2"> </text:span>45<text:span text:style-name="T2"> </text:span>de<text:span text:style-name="T2"> </text:span>la<text:span text:style-name="T2"> </text:span>Ley<text:span text:style-name="T2"> </text:span>Orgánica<text:span text:style-name="T2"> </text:span>3/2007,<text:span text:style-name="T2"> </text:span>de<text:span text:style-name="T2"> </text:span>22<text:span text:style-name="T2"> </text:span>de<text:span text:style-name="T2"> </text:span>marzo,<text:span text:style-name="T2"> </text:span>para<text:span text:style-name="T2"> </text:span>la<text:span text:style-name="T2"> </text:span>igualdad<text:span text:style-name="T2"> </text:span>efectiva<text:span text:style-name="T2"> </text:span>de<text:span text:style-name="T2"> </text:span>mujeres<text:span text:style-name="T2"> </text:span>y<text:span text:style-name="T2"> </text:span>hombres.</text:p>
      <text:p text:style-name="P247"/>
      <text:p text:style-name="P247">En<text:span text:style-name="T2"> </text:span>dicho<text:span text:style-name="T2"> </text:span>Plan<text:span text:style-name="T2"> </text:span>se<text:span text:style-name="T2"> </text:span>fijarán<text:span text:style-name="T2"> </text:span>los<text:span text:style-name="T2"> </text:span>concretos<text:span text:style-name="T2"> </text:span>objetivos<text:span text:style-name="T2"> </text:span>de<text:span text:style-name="T2"> </text:span>igualdad<text:span text:style-name="T2"> </text:span>a<text:span text:style-name="T2"> </text:span>alcanzar,<text:span text:style-name="T2"> </text:span>las<text:span text:style-name="T2"> </text:span>estrategias<text:span text:style-name="T2"> </text:span>y<text:span text:style-name="T2"> </text:span>prácticas<text:span text:style-name="T2"> </text:span>a<text:span text:style-name="T2"> </text:span>adoptar<text:span text:style-name="T2"> </text:span>para<text:span text:style-name="T2"> </text:span>su<text:span text:style-name="T2"> </text:span>consecución,<text:span text:style-name="T2"> </text:span>así<text:span text:style-name="T2"> </text:span>como<text:span text:style-name="T2"> </text:span>el<text:span text:style-name="T2"> </text:span>establecimiento<text:span text:style-name="T2"> </text:span>de<text:span text:style-name="T2"> </text:span>sistemas<text:span text:style-name="T2"> </text:span>eficaces<text:span text:style-name="T2"> </text:span>de<text:span text:style-name="T2"> </text:span>seguimiento<text:span text:style-name="T2"> </text:span>y<text:span text:style-name="T2"> </text:span>evaluación<text:span text:style-name="T2"> </text:span>de<text:span text:style-name="T2"> </text:span>los<text:span text:style-name="T2"> </text:span>objetivos<text:span text:style-name="T2"> </text:span>fijados.</text:p>
      <text:p text:style-name="P247"/>
      <text:p text:style-name="P247">A<text:span text:style-name="T2"> </text:span>tal<text:span text:style-name="T2"> </text:span>efecto,<text:span text:style-name="T2"> </text:span>las<text:span text:style-name="T2"> </text:span>personas<text:span text:style-name="T2"> </text:span>licitadoras<text:span text:style-name="T2"> </text:span>deberán<text:span text:style-name="T2"> </text:span>aportar<text:span text:style-name="T2"> </text:span>dicho<text:span text:style-name="T2"> </text:span>Plan,<text:span text:style-name="T2"> </text:span>así<text:span text:style-name="T2"> </text:span>como<text:span text:style-name="T2"> </text:span>los<text:span text:style-name="T2"> </text:span>acuerdos<text:span text:style-name="T2"> </text:span>adoptados<text:span text:style-name="T2"> </text:span>en<text:span text:style-name="T2"> </text:span>relación<text:span text:style-name="T2"> </text:span>al<text:span text:style-name="T2"> </text:span>mismo.</text:p>
      <text:p text:style-name="P247"/>
      <text:p text:style-name="P247">Asimismo,<text:span text:style-name="T2"> </text:span>a<text:span text:style-name="T2"> </text:span>efectos<text:span text:style-name="T2"> </text:span>de<text:span text:style-name="T2"> </text:span>lo<text:span text:style-name="T2"> </text:span>establecido<text:span text:style-name="T2"> </text:span>para<text:span text:style-name="T2"> </text:span>los<text:span text:style-name="T2"> </text:span>supuestos<text:span text:style-name="T2"> </text:span>de<text:span text:style-name="T2"> </text:span>empate<text:span text:style-name="T2"> </text:span>en<text:span text:style-name="T2"> </text:span>la<text:span text:style-name="T2"> </text:span>cláusula<text:span text:style-name="T2"> </text:span>relativa<text:span text:style-name="T2"> </text:span>a<text:span text:style-name="T2"> </text:span>la<text:span text:style-name="T2"> </text:span>clasificación<text:span text:style-name="T2"> </text:span>de<text:span text:style-name="T2"> </text:span>las<text:span text:style-name="T2"> </text:span>ofertas,<text:span text:style-name="T2"> </text:span>las<text:span text:style-name="T2"> </text:span>personas<text:span text:style-name="T2"> </text:span>licitadoras<text:span text:style-name="T2"> </text:span>podrán<text:span text:style-name="T2"> </text:span>presentar<text:span text:style-name="T2"> </text:span>declaración,<text:span text:style-name="T2"> </text:span>conforme<text:span text:style-name="T2"> </text:span>al<text:span text:style-name="T2"> </text:span>modelo<text:span text:style-name="T2"> </text:span>del<text:span text:style-name="T2"> </text:span>anexo<text:span text:style-name="T2"> </text:span>III-J,<text:span text:style-name="T2"> </text:span>acreditativa<text:span text:style-name="T2"> </text:span>de<text:span text:style-name="T2"> </text:span>tener<text:span text:style-name="T2"> </text:span>la<text:span text:style-name="T2"> </text:span>marca<text:span text:style-name="T2"> </text:span>de<text:span text:style-name="T2"> </text:span>excelencia<text:span text:style-name="T2"> </text:span>e<text:span text:style-name="T2"> </text:span>igualdad<text:span text:style-name="T2"> </text:span>o<text:span text:style-name="T2"> </text:span>desarrollar<text:span text:style-name="T2"> </text:span>otras<text:span text:style-name="T2"> </text:span>medidas<text:span text:style-name="T2"> </text:span>destinadas<text:span text:style-name="T2"> </text:span>a<text:span text:style-name="T2"> </text:span>lograr<text:span text:style-name="T2"> </text:span>la<text:span text:style-name="T2"> </text:span>igualdad<text:span text:style-name="T2"> </text:span>de<text:span text:style-name="T2"> </text:span>oportunidades,<text:span text:style-name="T2"> </text:span>siempre<text:span text:style-name="T2"> </text:span>que<text:span text:style-name="T2"> </text:span>las<text:span text:style-name="T2"> </text:span>medidas<text:span text:style-name="T2"> </text:span>de<text:span text:style-name="T2"> </text:span>igualdad<text:span text:style-name="T2"> </text:span>aplicadas<text:span text:style-name="T2"> </text:span>permanezcan<text:span text:style-name="T2"> </text:span>en<text:span text:style-name="T2"> </text:span>el<text:span text:style-name="T2"> </text:span>tiempo<text:span text:style-name="T2"> </text:span>y<text:span text:style-name="T2"> </text:span>mantengan<text:span text:style-name="T2"> </text:span>la<text:span text:style-name="T2"> </text:span>efectividad.</text:p>
      <text:p text:style-name="P247"/>
      <text:p text:style-name="P142">e)<text:span text:style-name="T2"> </text:span>Relación<text:span text:style-name="T2"> </text:span>de<text:span text:style-name="T2"> </text:span>empresas<text:span text:style-name="T2"> </text:span>pertenecientes<text:span text:style-name="T2"> </text:span>al<text:span text:style-name="T2"> </text:span>mismo<text:span text:style-name="T2"> </text:span>grupo.<text:span text:style-name="T2"> </text:span></text:p>
      <text:p text:style-name="P142"/>
      <text:p text:style-name="P252"><text:span text:style-name="T58">A</text:span><text:span text:style-name="T59"> </text:span><text:span text:style-name="T58">los</text:span><text:span text:style-name="T59"> </text:span><text:span text:style-name="T58">efectos</text:span><text:span text:style-name="T59"> </text:span><text:span text:style-name="T58">de</text:span><text:span text:style-name="T59"> </text:span><text:span text:style-name="T58">la</text:span><text:span text:style-name="T59"> </text:span><text:span text:style-name="T58">aplicación</text:span><text:span text:style-name="T59"> </text:span><text:span text:style-name="T58">de</text:span><text:span text:style-name="T59"> </text:span><text:span text:style-name="T58">la</text:span><text:span text:style-name="T59"> </text:span><text:span text:style-name="T58">regla</text:span><text:span text:style-name="T59"> </text:span><text:span text:style-name="T58">prevista</text:span><text:span text:style-name="T59"> </text:span><text:span text:style-name="T58">en</text:span><text:span text:style-name="T59"> </text:span><text:span text:style-name="T58">el</text:span><text:span text:style-name="T59"> </text:span><text:span text:style-name="T58">artículo</text:span><text:span text:style-name="T59"> </text:span><text:span text:style-name="T58">86.1</text:span><text:span text:style-name="T59"> </text:span><text:span text:style-name="T58">del</text:span><text:span text:style-name="T59"> </text:span><text:span text:style-name="T58">RGLCAP,</text:span><text:span text:style-name="T59"> </text:span><text:span text:style-name="T58">en</text:span><text:span text:style-name="T59"> </text:span><text:span text:style-name="T58">relación</text:span><text:span text:style-name="T59"> </text:span><text:span text:style-name="T58">con</text:span><text:span text:style-name="T59"> </text:span><text:span text:style-name="T58">el</text:span><text:span text:style-name="T59"> </text:span><text:span text:style-name="T4">párrafo</text:span><text:span text:style-name="T70"> </text:span><text:span text:style-name="T4">segundo</text:span><text:span text:style-name="T70"> </text:span><text:span text:style-name="T4">del</text:span><text:span text:style-name="T70"> </text:span><text:span text:style-name="T4">artículo</text:span><text:span text:style-name="T70"> </text:span><text:span text:style-name="T4">145.4</text:span><text:span text:style-name="T70"> </text:span><text:span text:style-name="T4">del</text:span><text:span text:style-name="T70"> </text:span><text:span text:style-name="T4">TRLCSP</text:span><text:span text:style-name="T58">,</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4">deberán</text:span><text:span text:style-name="T70"> </text:span><text:span text:style-name="T4">presentar</text:span><text:span text:style-name="T70"> </text:span><text:span text:style-name="T4">declaración,</text:span><text:span text:style-name="T70"> </text:span><text:span text:style-name="T4">según</text:span><text:span text:style-name="T70"> </text:span><text:span text:style-name="T4">modelo</text:span><text:span text:style-name="T70"> </text:span><text:span text:style-name="T4">del</text:span><text:span text:style-name="T70"> </text:span><text:span text:style-name="T4">anexo</text:span><text:span text:style-name="T70"> </text:span><text:span text:style-name="T4">III-I</text:span><text:span text:style-name="T70"> </text:span><text:span text:style-name="T4">del</text:span><text:span text:style-name="T70"> </text:span><text:span text:style-name="T4">presente</text:span><text:span text:style-name="T70"> </text:span><text:span text:style-name="T4">pliego,</text:span><text:span text:style-name="T70"> </text:span><text:span text:style-name="T4">bien</text:span><text:span text:style-name="T70"> </text:span><text:span text:style-name="T4">de</text:span><text:span text:style-name="T70"> </text:span><text:span text:style-name="T4">que</text:span><text:span text:style-name="T70"> </text:span><text:span text:style-name="T4">no</text:span><text:span text:style-name="T70"> </text:span><text:span text:style-name="T4">pertenece</text:span><text:span text:style-name="T70"> </text:span><text:span text:style-name="T4">a</text:span><text:span text:style-name="T70"> </text:span><text:span text:style-name="T4">ningún</text:span><text:span text:style-name="T70"> </text:span><text:span text:style-name="T4">grupo</text:span><text:span text:style-name="T70"> </text:span><text:span text:style-name="T4">de</text:span><text:span text:style-name="T70"> </text:span><text:span text:style-name="T4">empresas</text:span><text:span text:style-name="T70"> </text:span><text:span text:style-name="T4">o</text:span><text:span text:style-name="T70"> </text:span><text:span text:style-name="T4">bien</text:span><text:span text:style-name="T70"> </text:span><text:span text:style-name="T4">de</text:span><text:span text:style-name="T70"> </text:span><text:span text:style-name="T4">que</text:span><text:span text:style-name="T70"> </text:span><text:span text:style-name="T4">se</text:span><text:span text:style-name="T70"> </text:span><text:span text:style-name="T4">encuentra</text:span><text:span text:style-name="T70"> </text:span><text:span text:style-name="T4">en</text:span><text:span text:style-name="T70"> </text:span><text:span text:style-name="T4">alguno</text:span><text:span text:style-name="T70"> </text:span><text:span text:style-name="T4">de</text:span><text:span text:style-name="T70"> </text:span><text:span text:style-name="T4">los</text:span><text:span text:style-name="T70"> </text:span><text:span text:style-name="T4">supuestos</text:span><text:span text:style-name="T70"> </text:span><text:span text:style-name="T4">previstos</text:span><text:span text:style-name="T70"> </text:span><text:span text:style-name="T4">en</text:span><text:span text:style-name="T70"> </text:span><text:span text:style-name="T4">el</text:span><text:span text:style-name="T70"> </text:span><text:span text:style-name="T4">artículo</text:span><text:span text:style-name="T70"> </text:span><text:span text:style-name="T4">42</text:span><text:span text:style-name="T70"> </text:span><text:span text:style-name="T4">del</text:span><text:span text:style-name="T70"> </text:span><text:span text:style-name="T4">Código</text:span><text:span text:style-name="T70"> </text:span><text:span text:style-name="T4">de</text:span><text:span text:style-name="T70"> </text:span><text:span text:style-name="T4">Comercio</text:span><text:span text:style-name="T70"> </text:span><text:span text:style-name="T4">y</text:span><text:span text:style-name="T70"> </text:span><text:span text:style-name="T4">pertenece</text:span><text:span text:style-name="T70"> </text:span><text:span text:style-name="T4">a</text:span><text:span text:style-name="T70"> </text:span><text:span text:style-name="T4">un</text:span><text:span text:style-name="T70"> </text:span><text:span text:style-name="T4">grupo</text:span><text:span text:style-name="T70"> </text:span><text:span text:style-name="T4">de</text:span><text:span text:style-name="T70"> </text:span><text:span text:style-name="T4">empresas,</text:span><text:span text:style-name="T70"> </text:span><text:span text:style-name="T4">con</text:span><text:span text:style-name="T70"> </text:span><text:span text:style-name="T4">indicación</text:span><text:span text:style-name="T70"> </text:span><text:span text:style-name="T4">de</text:span><text:span text:style-name="T70"> </text:span><text:span text:style-name="T4">la</text:span><text:span text:style-name="T70"> </text:span><text:span text:style-name="T4">relación</text:span><text:span text:style-name="T70"> </text:span><text:span text:style-name="T4">de</text:span><text:span text:style-name="T70"> </text:span><text:span text:style-name="T4">las</text:span><text:span text:style-name="T70"> </text:span><text:span text:style-name="T4">empresas</text:span><text:span text:style-name="T70"> </text:span><text:span text:style-name="T4">de</text:span><text:span text:style-name="T70"> </text:span><text:span text:style-name="T4">dicho</text:span><text:span text:style-name="T70"> </text:span><text:span text:style-name="T4">grupo</text:span><text:span text:style-name="T70"> </text:span><text:span text:style-name="T4">y</text:span><text:span text:style-name="T70"> </text:span><text:span text:style-name="T4">de</text:span><text:span text:style-name="T70"> </text:span><text:span text:style-name="T4">las</text:span><text:span text:style-name="T70"> </text:span><text:span text:style-name="T4">que</text:span><text:span text:style-name="T70"> </text:span><text:span text:style-name="T4">se</text:span><text:span text:style-name="T70"> </text:span><text:span text:style-name="T4">presentan</text:span><text:span text:style-name="T70"> </text:span><text:span text:style-name="T4">a</text:span><text:span text:style-name="T70"> </text:span><text:span text:style-name="T4">la</text:span><text:span text:style-name="T70"> </text:span><text:span text:style-name="T4">licitación.</text:span></text:p>
      <text:p text:style-name="P246"/>
      <text:p text:style-name="P142">f)<text:span text:style-name="T2"> </text:span>Documento<text:span text:style-name="T2"> </text:span>justificativo,<text:span text:style-name="T2"> </text:span>en<text:span text:style-name="T2"> </text:span>su<text:span text:style-name="T2"> </text:span>caso,<text:span text:style-name="T2"> </text:span>de<text:span text:style-name="T2"> </text:span>haber<text:span text:style-name="T2"> </text:span>constituido<text:span text:style-name="T2"> </text:span>la<text:span text:style-name="T2"> </text:span>garantía<text:span text:style-name="T2"> </text:span>provisional<text:span text:style-name="T2"> </text:span>a<text:span text:style-name="T2"> </text:span>favor<text:span text:style-name="T2"> </text:span>del<text:span text:style-name="T2"> </text:span>órgano<text:span text:style-name="T2"> </text:span>de<text:span text:style-name="T2"> </text:span>contratación.</text:p>
      <text:p text:style-name="P250"/>
      <text:p text:style-name="P247">Esta<text:span text:style-name="T2"> </text:span>documentación<text:span text:style-name="T2"> </text:span>solo<text:span text:style-name="T2"> </text:span>se<text:span text:style-name="T2"> </text:span>aportará<text:span text:style-name="T2"> </text:span>en<text:span text:style-name="T2"> </text:span>los<text:span text:style-name="T2"> </text:span>casos<text:span text:style-name="T2"> </text:span>y<text:span text:style-name="T2"> </text:span>por<text:span text:style-name="T2"> </text:span>la<text:span text:style-name="T2"> </text:span>cuantía<text:span text:style-name="T2"> </text:span>en<text:span text:style-name="T2"> </text:span>que<text:span text:style-name="T2"> </text:span>así<text:span text:style-name="T2"> </text:span>se<text:span text:style-name="T2"> </text:span>indique<text:span text:style-name="T2"> </text:span>expresamente<text:span text:style-name="T2"> </text:span>en<text:span text:style-name="T2"> </text:span>el<text:span text:style-name="T2"> </text:span>anexo<text:span text:style-name="T2"> </text:span>I-A,<text:span text:style-name="T2"> </text:span>en<text:span text:style-name="T2"> </text:span>el<text:span text:style-name="T2"> </text:span>que<text:span text:style-name="T2"> </text:span>se<text:span text:style-name="T2"> </text:span>justificarán<text:span text:style-name="T2"> </text:span>las<text:span text:style-name="T2"> </text:span>razones<text:span text:style-name="T2"> </text:span>por<text:span text:style-name="T2"> </text:span>las<text:span text:style-name="T2"> </text:span>que<text:span text:style-name="T2"> </text:span>se<text:span text:style-name="T2"> </text:span>estima<text:span text:style-name="T2"> </text:span>procedente<text:span text:style-name="T2"> </text:span>su<text:span text:style-name="T2"> </text:span>exigencia.<text:span text:style-name="T2"> </text:span></text:p>
      <text:p text:style-name="P247"/>
      <text:p text:style-name="P247">La<text:span text:style-name="T2"> </text:span>garantía<text:span text:style-name="T2"> </text:span>podrá<text:span text:style-name="T2"> </text:span>constituirse<text:span text:style-name="T2"> </text:span>en<text:span text:style-name="T2"> </text:span>cualquiera<text:span text:style-name="T2"> </text:span>de<text:span text:style-name="T2"> </text:span>las<text:span text:style-name="T2"> </text:span>formas<text:span text:style-name="T2"> </text:span>previstas<text:span text:style-name="T2"> </text:span>en<text:span text:style-name="T2"> </text:span>el<text:span text:style-name="T2"> </text:span>artículo<text:span text:style-name="T2"> </text:span>96.1<text:span text:style-name="T2"> </text:span>del<text:span text:style-name="T2"> </text:span>TRLCSP.</text:p>
      <text:p text:style-name="P247">1.-<text:span text:style-name="T2"> </text:span>Si<text:span text:style-name="T2"> </text:span>se<text:span text:style-name="T2"> </text:span>constituye<text:span text:style-name="T2"> </text:span>la<text:span text:style-name="T2"> </text:span>garantía<text:span text:style-name="T2"> </text:span>mediante<text:span text:style-name="T2"> </text:span>aval,<text:span text:style-name="T2"> </text:span>prestado<text:span text:style-name="T2"> </text:span>por<text:span text:style-name="T2"> </text:span>alguno<text:span text:style-name="T2"> </text:span>de<text:span text:style-name="T2"> </text:span>los<text:span text:style-name="T2"> </text:span>bancos,<text:span text:style-name="T2"> </text:span>cajas<text:span text:style-name="T2"> </text:span>de<text:span text:style-name="T2"> </text:span>ahorros,<text:span text:style-name="T2"> </text:span>cooperativas<text:span text:style-name="T2"> </text:span>de<text:span text:style-name="T2"> </text:span>crédito,<text:span text:style-name="T2"> </text:span>establecimientos<text:span text:style-name="T2"> </text:span>financieros<text:span text:style-name="T2"> </text:span>de<text:span text:style-name="T2"> </text:span>crédito<text:span text:style-name="T2"> </text:span>y<text:span text:style-name="T2"> </text:span>sociedades<text:span text:style-name="T2"> </text:span>de<text:span text:style-name="T2"> </text:span>garantía<text:span text:style-name="T2"> </text:span>recíproca<text:span text:style-name="T2"> </text:span>autorizados<text:span text:style-name="T2"> </text:span>para<text:span text:style-name="T2"> </text:span>operar<text:span text:style-name="T2"> </text:span>en<text:span text:style-name="T2"> </text:span>España,<text:span text:style-name="T2"> </text:span>deberá<text:span text:style-name="T2"> </text:span>aportarse<text:span text:style-name="T2"> </text:span>el<text:span text:style-name="T2"> </text:span>documento<text:span text:style-name="T2"> </text:span>original.</text:p>
      <text:p text:style-name="P265"/>
      <text:p text:style-name="P247">2.-<text:span text:style-name="T2"> </text:span>Si<text:span text:style-name="T2"> </text:span>se<text:span text:style-name="T2"> </text:span>constituyera<text:span text:style-name="T2"> </text:span>la<text:span text:style-name="T2"> </text:span>garantía<text:span text:style-name="T2"> </text:span>mediante<text:span text:style-name="T2"> </text:span>seguro<text:span text:style-name="T2"> </text:span>de<text:span text:style-name="T2"> </text:span>caución,<text:span text:style-name="T2"> </text:span>celebrado<text:span text:style-name="T2"> </text:span>con<text:span text:style-name="T2"> </text:span>una<text:span text:style-name="T2"> </text:span>entidad<text:span text:style-name="T2"> </text:span><text:soft-page-break/>aseguradora<text:span text:style-name="T2"> </text:span>autorizada<text:span text:style-name="T2"> </text:span>para<text:span text:style-name="T2"> </text:span>operar<text:span text:style-name="T2"> </text:span>en<text:span text:style-name="T2"> </text:span>el<text:span text:style-name="T2"> </text:span>ramo,<text:span text:style-name="T2"> </text:span>deberá<text:span text:style-name="T2"> </text:span>aportarse<text:span text:style-name="T2"> </text:span>el<text:span text:style-name="T2"> </text:span>original<text:span text:style-name="T2"> </text:span>del<text:span text:style-name="T2"> </text:span>certificado<text:span text:style-name="T2"> </text:span>del<text:span text:style-name="T2"> </text:span>contrato.</text:p>
      <text:p text:style-name="P247"/>
      <text:p text:style-name="P247">En<text:span text:style-name="T2"> </text:span>ambos<text:span text:style-name="T2"> </text:span>casos,<text:span text:style-name="T2"> </text:span>deberá<text:span text:style-name="T2"> </text:span>constar<text:span text:style-name="T2"> </text:span>en<text:span text:style-name="T2"> </text:span>los<text:span text:style-name="T2"> </text:span>citados<text:span text:style-name="T2"> </text:span>documentos<text:span text:style-name="T2"> </text:span>el<text:span text:style-name="T2"> </text:span>visado<text:span text:style-name="T2"> </text:span>que<text:span text:style-name="T2"> </text:span>acredite<text:span text:style-name="T2"> </text:span>el<text:span text:style-name="T2"> </text:span>previo<text:span text:style-name="T2"> </text:span>bastanteo<text:span text:style-name="T2"> </text:span>del<text:span text:style-name="T2"> </text:span>poder<text:span text:style-name="T2"> </text:span>efectuado<text:span text:style-name="T2"> </text:span>por<text:span text:style-name="T2"> </text:span>el<text:span text:style-name="T2"> </text:span>Gabinete<text:span text:style-name="T2"> </text:span>Jurídico<text:span text:style-name="T2"> </text:span>de<text:span text:style-name="T2"> </text:span>la<text:span text:style-name="T2"> </text:span>Junta<text:span text:style-name="T2"> </text:span>de<text:span text:style-name="T2"> </text:span>Andalucía.</text:p>
      <text:p text:style-name="P263"/>
      <text:p text:style-name="P247">3.-<text:span text:style-name="T2"> </text:span>Si<text:span text:style-name="T2"> </text:span>se<text:span text:style-name="T2"> </text:span>constituye<text:span text:style-name="T2"> </text:span>en<text:span text:style-name="T2"> </text:span>valores<text:span text:style-name="T2"> </text:span>de<text:span text:style-name="T2"> </text:span>Deuda<text:span text:style-name="T2"> </text:span>Pública,<text:span text:style-name="T2"> </text:span>deberán<text:span text:style-name="T2"> </text:span>aportarse<text:span text:style-name="T2"> </text:span>los<text:span text:style-name="T2"> </text:span>certificados<text:span text:style-name="T2"> </text:span>de<text:span text:style-name="T2"> </text:span>inmovilización<text:span text:style-name="T2"> </text:span>de<text:span text:style-name="T2"> </text:span>los<text:span text:style-name="T2"> </text:span>valores<text:span text:style-name="T2"> </text:span>anotados.<text:span text:style-name="T2"> </text:span></text:p>
      <text:p text:style-name="P251"><text:s/></text:p>
      <text:p text:style-name="P247">4.-<text:span text:style-name="T2"> </text:span>En<text:span text:style-name="T2"> </text:span>caso<text:span text:style-name="T2"> </text:span>de<text:span text:style-name="T2"> </text:span>constituirse<text:span text:style-name="T2"> </text:span>en<text:span text:style-name="T2"> </text:span>efectivo,<text:span text:style-name="T2"> </text:span>deberá<text:span text:style-name="T2"> </text:span>depositarse<text:span text:style-name="T2"> </text:span>en<text:span text:style-name="T2"> </text:span>las<text:span text:style-name="T2"> </text:span>Cajas<text:span text:style-name="T2"> </text:span>Provinciales<text:span text:style-name="T2"> </text:span>de<text:span text:style-name="T2"> </text:span>Depósitos,<text:span text:style-name="T2"> </text:span>establecidas<text:span text:style-name="T2"> </text:span>en<text:span text:style-name="T2"> </text:span>las<text:span text:style-name="T2"> </text:span>Delegaciones<text:span text:style-name="T2"> </text:span>Provinciales<text:span text:style-name="T2"> </text:span>de<text:span text:style-name="T2"> </text:span>la<text:span text:style-name="T2"> </text:span>Consejería<text:span text:style-name="T2"> </text:span>competente<text:span text:style-name="T2"> </text:span>en<text:span text:style-name="T2"> </text:span>materia<text:span text:style-name="T2"> </text:span>de<text:span text:style-name="T2"> </text:span>Hacienda.<text:span text:style-name="T2"> </text:span></text:p>
      <text:p text:style-name="P247"/>
      <text:p text:style-name="P252"><text:span text:style-name="T4">Las</text:span><text:span text:style-name="T70"> </text:span><text:span text:style-name="T4">personas</text:span><text:span text:style-name="T70"> </text:span><text:span text:style-name="T4">licitadoras</text:span><text:span text:style-name="T70"> </text:span><text:span text:style-name="T4">o</text:span><text:span text:style-name="T70"> </text:span><text:span text:style-name="T4">candidatas</text:span><text:span text:style-name="T70"> </text:span><text:span text:style-name="T58">que</text:span><text:span text:style-name="T59"> </text:span><text:span text:style-name="T58">tuvieran</text:span><text:span text:style-name="T59"> </text:span><text:span text:style-name="T58">constituida</text:span><text:span text:style-name="T59"> </text:span><text:span text:style-name="T58">una</text:span><text:span text:style-name="T59"> </text:span><text:span text:style-name="T58">garantía</text:span><text:span text:style-name="T59"> </text:span><text:span text:style-name="T58">global</text:span><text:span text:style-name="T59"> </text:span><text:span text:style-name="T58">conforme</text:span><text:span text:style-name="T59"> </text:span><text:span text:style-name="T58">a</text:span><text:span text:style-name="T59"> </text:span><text:span text:style-name="T58">lo</text:span><text:span text:style-name="T59"> </text:span><text:span text:style-name="T58">establecido</text:span><text:span text:style-name="T59"> </text:span><text:span text:style-name="T58">en</text:span><text:span text:style-name="T59"> </text:span><text:span text:style-name="T58">el</text:span><text:span text:style-name="T59"> </text:span><text:span text:style-name="T58">artículo </text:span><text:span text:style-name="T59"> </text:span><text:span text:style-name="T58">98</text:span><text:span text:style-name="T59"> </text:span><text:span text:style-name="T58">del</text:span><text:span text:style-name="T59"> </text:span><text:span text:style-name="T58">TRLCSP,</text:span><text:span text:style-name="T59"> </text:span><text:span text:style-name="T58">deberán</text:span><text:span text:style-name="T59"> </text:span><text:span text:style-name="T58">aportar</text:span><text:span text:style-name="T59"> </text:span><text:span text:style-name="T58">certificación</text:span><text:span text:style-name="T59"> </text:span><text:span text:style-name="T58">expedida</text:span><text:span text:style-name="T59"> </text:span><text:span text:style-name="T58">por</text:span><text:span text:style-name="T59"> </text:span><text:span text:style-name="T58">la</text:span><text:span text:style-name="T59"> </text:span><text:span text:style-name="T58">Caja</text:span><text:span text:style-name="T59"> </text:span><text:span text:style-name="T58">de</text:span><text:span text:style-name="T59"> </text:span><text:span text:style-name="T58">Depósitos</text:span><text:span text:style-name="T59"> </text:span><text:span text:style-name="T58">comprensiva</text:span><text:span text:style-name="T59"> </text:span><text:span text:style-name="T58">de</text:span><text:span text:style-name="T59"> </text:span><text:span text:style-name="T58">la</text:span><text:span text:style-name="T59"> </text:span><text:span text:style-name="T58">existencia</text:span><text:span text:style-name="T59"> </text:span><text:span text:style-name="T58">de</text:span><text:span text:style-name="T59"> </text:span><text:span text:style-name="T58">la</text:span><text:span text:style-name="T59"> </text:span><text:span text:style-name="T58">garantía</text:span><text:span text:style-name="T59"> </text:span><text:span text:style-name="T58">global</text:span><text:span text:style-name="T59"> </text:span><text:span text:style-name="T58">y</text:span><text:span text:style-name="T59"> </text:span><text:span text:style-name="T58">de</text:span><text:span text:style-name="T59"> </text:span><text:span text:style-name="T58">la</text:span><text:span text:style-name="T59"> </text:span><text:span text:style-name="T58">suficiencia</text:span><text:span text:style-name="T59"> </text:span><text:span text:style-name="T58">de</text:span><text:span text:style-name="T59"> </text:span><text:span text:style-name="T58">la</text:span><text:span text:style-name="T59"> </text:span><text:span text:style-name="T58">misma.</text:span></text:p>
      <text:p text:style-name="P247"/>
      <text:p text:style-name="P252"><text:span text:style-name="T4">La</text:span><text:span text:style-name="T70"> </text:span><text:span text:style-name="T4">acreditación</text:span><text:span text:style-name="T70"> </text:span><text:span text:style-name="T4">de</text:span><text:span text:style-name="T70"> </text:span><text:span text:style-name="T4">la</text:span><text:span text:style-name="T70"> </text:span><text:span text:style-name="T4">constitución</text:span><text:span text:style-name="T70"> </text:span><text:span text:style-name="T4">de</text:span><text:span text:style-name="T70"> </text:span><text:span text:style-name="T4">la</text:span><text:span text:style-name="T70"> </text:span><text:span text:style-name="T4">garantía</text:span><text:span text:style-name="T70"> </text:span><text:span text:style-name="T4">podrá</text:span><text:span text:style-name="T70"> </text:span><text:span text:style-name="T4">hacerse</text:span><text:span text:style-name="T70"> </text:span><text:span text:style-name="T4">mediante</text:span><text:span text:style-name="T70"> </text:span><text:span text:style-name="T4">medios</text:span><text:span text:style-name="T70"> </text:span><text:span text:style-name="T4">electrónicos,</text:span><text:span text:style-name="T70"> </text:span><text:span text:style-name="T4">informáticos</text:span><text:span text:style-name="T70"> </text:span><text:span text:style-name="T4">y</text:span><text:span text:style-name="T70"> </text:span><text:span text:style-name="T4">telemáticos</text:span><text:span text:style-name="T70"> </text:span><text:span text:style-name="T4">en</text:span><text:span text:style-name="T70"> </text:span><text:span text:style-name="T4">el</text:span><text:span text:style-name="T70"> </text:span><text:span text:style-name="T4">caso</text:span><text:span text:style-name="T70"> </text:span><text:span text:style-name="T4">en</text:span><text:span text:style-name="T70"> </text:span><text:span text:style-name="T4">que</text:span><text:span text:style-name="T70"> </text:span><text:span text:style-name="T4">así</text:span><text:span text:style-name="T70"> </text:span><text:span text:style-name="T4">se</text:span><text:span text:style-name="T70"> </text:span><text:span text:style-name="T4">prevea</text:span><text:span text:style-name="T70"> </text:span><text:span text:style-name="T4">en</text:span><text:span text:style-name="T70"> </text:span><text:span text:style-name="T4">el</text:span><text:span text:style-name="T70"> </text:span><text:span text:style-name="T4">citado</text:span><text:span text:style-name="T70"> </text:span><text:span text:style-name="T4">anexo.</text:span><text:span text:style-name="T59"> </text:span></text:p>
      <text:p text:style-name="P262"/>
      <text:p text:style-name="P247">En<text:span text:style-name="T2"> </text:span>el<text:span text:style-name="T2"> </text:span>caso<text:span text:style-name="T2"> </text:span>de<text:span text:style-name="T2"> </text:span>las<text:span text:style-name="T2"> </text:span>uniones<text:span text:style-name="T2"> </text:span>temporales,<text:span text:style-name="T2"> </text:span>las<text:span text:style-name="T2"> </text:span>garantías<text:span text:style-name="T2"> </text:span>provisionales<text:span text:style-name="T2"> </text:span>podrán<text:span text:style-name="T2"> </text:span>constituirse<text:span text:style-name="T2"> </text:span>por<text:span text:style-name="T2"> </text:span>una<text:span text:style-name="T2"> </text:span>o<text:span text:style-name="T2"> </text:span>varias<text:span text:style-name="T2"> </text:span>de<text:span text:style-name="T2"> </text:span>las<text:span text:style-name="T2"> </text:span>empresas<text:span text:style-name="T2"> </text:span>que<text:span text:style-name="T2"> </text:span>concurran<text:span text:style-name="T2"> </text:span>agrupadas,<text:span text:style-name="T2"> </text:span>siempre<text:span text:style-name="T2"> </text:span>que<text:span text:style-name="T2"> </text:span>en<text:span text:style-name="T2"> </text:span>conjunto<text:span text:style-name="T2"> </text:span>se<text:span text:style-name="T2"> </text:span>alcance<text:span text:style-name="T2"> </text:span>la<text:span text:style-name="T2"> </text:span>cuantía<text:span text:style-name="T2"> </text:span>requerida<text:span text:style-name="T2"> </text:span>y<text:span text:style-name="T2"> </text:span>garantice<text:span text:style-name="T2"> </text:span>solidariamente<text:span text:style-name="T2"> </text:span>a<text:span text:style-name="T2"> </text:span>todas<text:span text:style-name="T2"> </text:span>las<text:span text:style-name="T2"> </text:span>personas<text:span text:style-name="T2"> </text:span>integrantes<text:span text:style-name="T2"> </text:span>de<text:span text:style-name="T2"> </text:span>la<text:span text:style-name="T2"> </text:span>unión<text:span text:style-name="T2"> </text:span>temporal.</text:p>
      <text:p text:style-name="P260"/>
      <text:p text:style-name="P246">Las<text:span text:style-name="T2"> </text:span>Sociedades<text:span text:style-name="T2"> </text:span>Cooperativas<text:span text:style-name="T2"> </text:span>Andaluzas<text:span text:style-name="T2"> </text:span>solo<text:span text:style-name="T2"> </text:span>tendrán<text:span text:style-name="T2"> </text:span>que<text:span text:style-name="T2"> </text:span>aportar<text:span text:style-name="T2"> </text:span>el<text:span text:style-name="T2"> </text:span>veinticinco<text:span text:style-name="T2"> </text:span>por<text:span text:style-name="T2"> </text:span>ciento<text:span text:style-name="T2"> </text:span>de<text:span text:style-name="T2"> </text:span>las<text:span text:style-name="T2"> </text:span>garantías<text:span text:style-name="T2"> </text:span>que<text:span text:style-name="T2"> </text:span>hubieren<text:span text:style-name="T2"> </text:span>de<text:span text:style-name="T2"> </text:span>constituir,<text:span text:style-name="T2"> </text:span>conforme<text:span text:style-name="T2"> </text:span>al<text:span text:style-name="T2"> </text:span>artículo<text:span text:style-name="T2"> </text:span>116.6<text:span text:style-name="T2"> </text:span>de<text:span text:style-name="T2"> </text:span>la<text:span text:style-name="T2"> </text:span>Ley<text:span text:style-name="T2"> </text:span>14/2011,<text:span text:style-name="T2"> </text:span>de<text:span text:style-name="T2"> </text:span>23<text:span text:style-name="T2"> </text:span>de<text:span text:style-name="T2"> </text:span>diciembre<text:span text:style-name="T2"> </text:span>de<text:span text:style-name="T2"> </text:span>Sociedades<text:span text:style-name="T2"> </text:span>Cooperativas<text:span text:style-name="T2"> </text:span>Andaluzas.</text:p>
      <text:p text:style-name="P265"/>
      <text:p text:style-name="P252"><text:span text:style-name="T58">La</text:span><text:span text:style-name="T59"> </text:span><text:span text:style-name="T58">garantía</text:span><text:span text:style-name="T59"> </text:span><text:span text:style-name="T58">provisional</text:span><text:span text:style-name="T59"> </text:span><text:span text:style-name="T58">responderá</text:span><text:span text:style-name="T59"> </text:span><text:span text:style-name="T58">del</text:span><text:span text:style-name="T59"> </text:span><text:span text:style-name="T58">mantenimiento</text:span><text:span text:style-name="T59"> </text:span><text:span text:style-name="T58">de</text:span><text:span text:style-name="T59"> </text:span><text:span text:style-name="T58">las</text:span><text:span text:style-name="T59"> </text:span><text:span text:style-name="T58">ofertas</text:span><text:span text:style-name="T59"> </text:span><text:span text:style-name="T58">de</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hasta</text:span><text:span text:style-name="T59"> </text:span><text:span text:style-name="T58">la</text:span><text:span text:style-name="T59"> </text:span><text:span text:style-name="T58">adjudicación</text:span><text:span text:style-name="T59"> </text:span><text:span text:style-name="T58">del</text:span><text:span text:style-name="T59"> </text:span><text:span text:style-name="T58">contrato.</text:span><text:span text:style-name="T59"> </text:span><text:span text:style-name="T58">Para</text:span><text:span text:style-name="T59"> </text:span><text:span text:style-name="T4">la</text:span><text:span text:style-name="T70"> </text:span><text:span text:style-name="T4">persona</text:span><text:span text:style-name="T70"> </text:span><text:span text:style-name="T4">licitadora</text:span><text:span text:style-name="T70"> </text:span><text:span text:style-name="T58">que</text:span><text:span text:style-name="T59"> </text:span><text:span text:style-name="T58">resulte</text:span><text:span text:style-name="T59"> </text:span><text:span text:style-name="T58">adjudicataria,</text:span><text:span text:style-name="T59"> </text:span><text:span text:style-name="T58">la</text:span><text:span text:style-name="T59"> </text:span><text:span text:style-name="T58">garantía</text:span><text:span text:style-name="T59"> </text:span><text:span text:style-name="T58">responderá</text:span><text:span text:style-name="T59"> </text:span><text:span text:style-name="T58">también</text:span><text:span text:style-name="T59"> </text:span><text:span text:style-name="T58">del</text:span><text:span text:style-name="T59"> </text:span><text:span text:style-name="T58">cumplimiento</text:span><text:span text:style-name="T59"> </text:span><text:span text:style-name="T58">de</text:span><text:span text:style-name="T59"> </text:span><text:span text:style-name="T58">las</text:span><text:span text:style-name="T59"> </text:span><text:span text:style-name="T58">obligaciones</text:span><text:span text:style-name="T59"> </text:span><text:span text:style-name="T58">establecidas</text:span><text:span text:style-name="T59"> </text:span><text:span text:style-name="T58">en</text:span><text:span text:style-name="T59"> </text:span><text:span text:style-name="T58">la</text:span><text:span text:style-name="T59"> </text:span><text:span text:style-name="T58">cláusula</text:span><text:span text:style-name="T59"> </text:span><text:span text:style-name="T58">10.7.</text:span><text:span text:style-name="T59"> </text:span></text:p>
      <text:p text:style-name="P259"/>
      <text:p text:style-name="P252"><text:span text:style-name="T58">La</text:span><text:span text:style-name="T59"> </text:span><text:span text:style-name="T58">garantía</text:span><text:span text:style-name="T59"> </text:span><text:span text:style-name="T58">provisional</text:span><text:span text:style-name="T59"> </text:span><text:span text:style-name="T58">se</text:span><text:span text:style-name="T59"> </text:span><text:span text:style-name="T58">extinguirá</text:span><text:span text:style-name="T59"> </text:span><text:span text:style-name="T58">automáticamente</text:span><text:span text:style-name="T59"> </text:span><text:span text:style-name="T58">y</text:span><text:span text:style-name="T59"> </text:span><text:span text:style-name="T58">será</text:span><text:span text:style-name="T59"> </text:span><text:span text:style-name="T58">devuelta</text:span><text:span text:style-name="T59"> </text:span><text:span text:style-name="T58">a</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inmediatamente</text:span><text:span text:style-name="T59"> </text:span><text:span text:style-name="T58">después</text:span><text:span text:style-name="T59"> </text:span><text:span text:style-name="T58">de</text:span><text:span text:style-name="T59"> </text:span><text:span text:style-name="T58">la</text:span><text:span text:style-name="T59"> </text:span><text:span text:style-name="T58">adjudicación</text:span><text:span text:style-name="T59"> </text:span><text:span text:style-name="T58">del</text:span><text:span text:style-name="T59"> </text:span><text:span text:style-name="T58">contrato.</text:span><text:span text:style-name="T59"> </text:span><text:span text:style-name="T58">En</text:span><text:span text:style-name="T59"> </text:span><text:span text:style-name="T58">todo</text:span><text:span text:style-name="T59"> </text:span><text:span text:style-name="T58">caso,</text:span><text:span text:style-name="T59"> </text:span><text:span text:style-name="T58">la</text:span><text:span text:style-name="T59"> </text:span><text:span text:style-name="T58">garantía</text:span><text:span text:style-name="T59"> </text:span><text:span text:style-name="T58">será</text:span><text:span text:style-name="T59"> </text:span><text:span text:style-name="T58">retenida</text:span><text:span text:style-name="T59"> </text:span><text:span text:style-name="T58">a</text:span><text:span text:style-name="T59"> </text:span><text:span text:style-name="T4">la</text:span><text:span text:style-name="T70"> </text:span><text:span text:style-name="T4">persona</text:span><text:span text:style-name="T70"> </text:span><text:span text:style-name="T4">licitadora</text:span><text:span text:style-name="T70"> </text:span><text:span text:style-name="T58">que</text:span><text:span text:style-name="T59"> </text:span><text:span text:style-name="T58">haya</text:span><text:span text:style-name="T59"> </text:span><text:span text:style-name="T58">presentado</text:span><text:span text:style-name="T59"> </text:span><text:span text:style-name="T58">la</text:span><text:span text:style-name="T59"> </text:span><text:span text:style-name="T58">oferta</text:span><text:span text:style-name="T59"> </text:span><text:span text:style-name="T58">económicamente</text:span><text:span text:style-name="T59"> </text:span><text:span text:style-name="T58">más</text:span><text:span text:style-name="T59"> </text:span><text:span text:style-name="T58">ventajosa</text:span><text:span text:style-name="T59"> </text:span><text:span text:style-name="T58">hasta</text:span><text:span text:style-name="T59"> </text:span><text:span text:style-name="T58">que</text:span><text:span text:style-name="T59"> </text:span><text:span text:style-name="T58">proceda</text:span><text:span text:style-name="T59"> </text:span><text:span text:style-name="T58">a</text:span><text:span text:style-name="T59"> </text:span><text:span text:style-name="T58">la</text:span><text:span text:style-name="T59"> </text:span><text:span text:style-name="T58">constitución</text:span><text:span text:style-name="T59"> </text:span><text:span text:style-name="T58">de</text:span><text:span text:style-name="T59"> </text:span><text:span text:style-name="T58">la</text:span><text:span text:style-name="T59"> </text:span><text:span text:style-name="T58">garantía</text:span><text:span text:style-name="T59"> </text:span><text:span text:style-name="T58">definitiva.</text:span></text:p>
      <text:p text:style-name="P247"/>
      <text:p text:style-name="P252"><text:span text:style-name="T77">Si</text:span><text:span text:style-name="T78"> </text:span><text:span text:style-name="T77">alguna</text:span><text:span text:style-name="T78"> </text:span><text:span text:style-name="T77">persona</text:span><text:span text:style-name="T78"> </text:span><text:span text:style-name="T77">licitadora</text:span><text:span text:style-name="T78"> </text:span><text:span text:style-name="T77">retira</text:span><text:span text:style-name="T78"> </text:span><text:span text:style-name="T77">su</text:span><text:span text:style-name="T78"> </text:span><text:span text:style-name="T77">proposición</text:span><text:span text:style-name="T78"> </text:span><text:span text:style-name="T77">injustificadamente</text:span><text:span text:style-name="T78"> </text:span><text:span text:style-name="T77">antes</text:span><text:span text:style-name="T78"> </text:span><text:span text:style-name="T77">de</text:span><text:span text:style-name="T78"> </text:span><text:span text:style-name="T77">la</text:span><text:span text:style-name="T78"> </text:span><text:span text:style-name="T77">adjudicación,</text:span><text:span text:style-name="T78"> </text:span><text:span text:style-name="T77">se</text:span><text:span text:style-name="T78"> </text:span><text:span text:style-name="T77">procederá</text:span><text:span text:style-name="T78"> </text:span><text:span text:style-name="T77">a</text:span><text:span text:style-name="T78"> </text:span><text:span text:style-name="T77">la</text:span><text:span text:style-name="T78"> </text:span><text:span text:style-name="T77">incautación</text:span><text:span text:style-name="T78"> </text:span><text:span text:style-name="T77">de</text:span><text:span text:style-name="T78"> </text:span><text:span text:style-name="T77">la</text:span><text:span text:style-name="T78"> </text:span><text:span text:style-name="T77">garantía</text:span><text:span text:style-name="T78"> </text:span><text:span text:style-name="T77">provisional.</text:span><text:span text:style-name="T70"> </text:span><text:span text:style-name="T4">Si</text:span><text:span text:style-name="T70"> </text:span><text:span text:style-name="T4">no</text:span><text:span text:style-name="T70"> </text:span><text:span text:style-name="T4">se</text:span><text:span text:style-name="T70"> </text:span><text:span text:style-name="T4">hubiera</text:span><text:span text:style-name="T70"> </text:span><text:span text:style-name="T4">constituido</text:span><text:span text:style-name="T70"> </text:span><text:span text:style-name="T4">garantía</text:span><text:span text:style-name="T70"> </text:span><text:span text:style-name="T4">provisional,</text:span><text:span text:style-name="T70"> </text:span><text:span text:style-name="T4">la</text:span><text:span text:style-name="T70"> </text:span><text:span text:style-name="T4">Administración</text:span><text:span text:style-name="T70"> </text:span><text:span text:style-name="T4">le</text:span><text:span text:style-name="T70"> </text:span><text:span text:style-name="T4">podrá</text:span><text:span text:style-name="T70"> </text:span><text:span text:style-name="T4">imponer</text:span><text:span text:style-name="T70"> </text:span><text:span text:style-name="T4">una</text:span><text:span text:style-name="T70"> </text:span><text:span text:style-name="T4">penalización</text:span><text:span text:style-name="T70"> </text:span><text:span text:style-name="T4">por</text:span><text:span text:style-name="T70"> </text:span><text:span text:style-name="T4">el</text:span><text:span text:style-name="T70"> </text:span><text:span text:style-name="T4">importe</text:span><text:span text:style-name="T70"> </text:span><text:span text:style-name="T4">que</text:span><text:span text:style-name="T70"> </text:span><text:span text:style-name="T4">se</text:span><text:span text:style-name="T70"> </text:span><text:span text:style-name="T4">indique</text:span><text:span text:style-name="T70"> </text:span><text:span text:style-name="T4">en</text:span><text:span text:style-name="T70"> </text:span><text:span text:style-name="T4">el</text:span><text:span text:style-name="T70"> </text:span><text:span text:style-name="T4">anexo</text:span><text:span text:style-name="T70"> </text:span><text:span text:style-name="T4">I-A,</text:span><text:span text:style-name="T70"> </text:span><text:span text:style-name="T4">que</text:span><text:span text:style-name="T70"> </text:span><text:span text:style-name="T4">no</text:span><text:span text:style-name="T70"> </text:span><text:span text:style-name="T4">podrá</text:span><text:span text:style-name="T70"> </text:span><text:span text:style-name="T4">ser</text:span><text:span text:style-name="T70"> </text:span><text:span text:style-name="T4">superior</text:span><text:span text:style-name="T70"> </text:span><text:span text:style-name="T4">a</text:span><text:span text:style-name="T70"> </text:span><text:span text:style-name="T4">un</text:span><text:span text:style-name="T70"> </text:span><text:span text:style-name="T4">3%</text:span><text:span text:style-name="T70"> </text:span><text:span text:style-name="T4">del</text:span><text:span text:style-name="T70"> </text:span><text:span text:style-name="T4">presupuesto</text:span><text:span text:style-name="T70"> </text:span><text:span text:style-name="T4">de</text:span><text:span text:style-name="T70"> </text:span><text:span text:style-name="T4">licitación.</text:span></text:p>
      <text:p text:style-name="P247"/>
      <text:p text:style-name="P252"><text:span text:style-name="T58">En</text:span><text:span text:style-name="T59"> </text:span><text:span text:style-name="T58">el</text:span><text:span text:style-name="T59"> </text:span><text:span text:style-name="T58">caso</text:span><text:span text:style-name="T59"> </text:span><text:span text:style-name="T58">de</text:span><text:span text:style-name="T59"> </text:span><text:span text:style-name="T58">ofertas</text:span><text:span text:style-name="T59"> </text:span><text:span text:style-name="T58">consideradas</text:span><text:span text:style-name="T59"> </text:span><text:span text:style-name="T58">desproporcionadas</text:span><text:span text:style-name="T59"> </text:span><text:span text:style-name="T58">o</text:span><text:span text:style-name="T59"> </text:span><text:span text:style-name="T58">anormales,</text:span><text:span text:style-name="T59"> </text:span><text:span text:style-name="T58">la</text:span><text:span text:style-name="T59"> </text:span><text:span text:style-name="T58">falta</text:span><text:span text:style-name="T59"> </text:span><text:span text:style-name="T58">de</text:span><text:span text:style-name="T59"> </text:span><text:span text:style-name="T58">contestación</text:span><text:span text:style-name="T59"> </text:span><text:span text:style-name="T58">a</text:span><text:span text:style-name="T59"> </text:span><text:span text:style-name="T58">la</text:span><text:span text:style-name="T59"> </text:span><text:span text:style-name="T58">solicitud</text:span><text:span text:style-name="T59"> </text:span><text:span text:style-name="T58">de</text:span><text:span text:style-name="T59"> </text:span><text:span text:style-name="T58">información</text:span><text:span text:style-name="T59"> </text:span><text:span text:style-name="T58">a</text:span><text:span text:style-name="T59"> </text:span><text:span text:style-name="T58">que</text:span><text:span text:style-name="T59"> </text:span><text:span text:style-name="T58">se</text:span><text:span text:style-name="T59"> </text:span><text:span text:style-name="T58">refiere</text:span><text:span text:style-name="T59"> </text:span><text:span text:style-name="T58">el</text:span><text:span text:style-name="T59"> </text:span><text:span text:style-name="T58">artículo</text:span><text:span text:style-name="T59"> </text:span><text:span text:style-name="T58">152.3</text:span><text:span text:style-name="T59"> </text:span><text:span text:style-name="T58">del</text:span><text:span text:style-name="T59"> </text:span><text:span text:style-name="T58">TRLCSP,</text:span><text:span text:style-name="T59"> </text:span><text:span text:style-name="T58">o</text:span><text:span text:style-name="T59"> </text:span><text:span text:style-name="T58">el</text:span><text:span text:style-name="T59"> </text:span><text:span text:style-name="T58">reconocimiento</text:span><text:span text:style-name="T59"> </text:span><text:span text:style-name="T58">por</text:span><text:span text:style-name="T59"> </text:span><text:span text:style-name="T58">parte</text:span><text:span text:style-name="T59"> </text:span><text:span text:style-name="T58">de</text:span><text:span text:style-name="T59"> </text:span><text:span text:style-name="T4">la</text:span><text:span text:style-name="T70"> </text:span><text:span text:style-name="T4">persona</text:span><text:span text:style-name="T70"> </text:span><text:span text:style-name="T4">licitadora</text:span><text:span text:style-name="T70"> </text:span><text:span text:style-name="T58">de</text:span><text:span text:style-name="T59"> </text:span><text:span text:style-name="T58">que</text:span><text:span text:style-name="T59"> </text:span><text:span text:style-name="T58">su</text:span><text:span text:style-name="T59"> </text:span><text:span text:style-name="T58">proposición</text:span><text:span text:style-name="T59"> </text:span><text:span text:style-name="T58">adolece</text:span><text:span text:style-name="T59"> </text:span><text:span text:style-name="T58">de</text:span><text:span text:style-name="T59"> </text:span><text:span text:style-name="T58">error</text:span><text:span text:style-name="T59"> </text:span><text:span text:style-name="T58">o</text:span><text:span text:style-name="T59"> </text:span><text:span text:style-name="T58">inconsistencia</text:span><text:span text:style-name="T59"> </text:span><text:span text:style-name="T58">que</text:span><text:span text:style-name="T59"> </text:span><text:span text:style-name="T58">la</text:span><text:span text:style-name="T59"> </text:span><text:span text:style-name="T58">hagan</text:span><text:span text:style-name="T59"> </text:span><text:span text:style-name="T58">inviable,</text:span><text:span text:style-name="T59"> </text:span><text:span text:style-name="T58">tendrán</text:span><text:span text:style-name="T59"> </text:span><text:span text:style-name="T58">la</text:span><text:span text:style-name="T59"> </text:span><text:span text:style-name="T58">consideración</text:span><text:span text:style-name="T59"> </text:span><text:span text:style-name="T58">de</text:span><text:span text:style-name="T59"> </text:span><text:span text:style-name="T58">retirada</text:span><text:span text:style-name="T59"> </text:span><text:span text:style-name="T58">injustificada</text:span><text:span text:style-name="T59"> </text:span><text:span text:style-name="T58">de</text:span><text:span text:style-name="T59"> </text:span><text:span text:style-name="T58">la</text:span><text:span text:style-name="T59"> </text:span><text:span text:style-name="T58">proposición.</text:span></text:p>
      <text:p text:style-name="P142"/>
      <text:p text:style-name="P142">g)<text:span text:style-name="T2"> </text:span>Empresas<text:span text:style-name="T2"> </text:span>de<text:span text:style-name="T2"> </text:span>inserción.</text:p>
      <text:p text:style-name="P147"/>
      <text:p text:style-name="P252"><text:soft-page-break/><text:span text:style-name="T58">Las</text:span><text:span text:style-name="T59"> </text:span><text:span text:style-name="T58">personas</text:span><text:span text:style-name="T59"> </text:span><text:span text:style-name="T58">licitadoras</text:span><text:span text:style-name="T59"> </text:span><text:span text:style-name="T58">podrán</text:span><text:span text:style-name="T59"> </text:span><text:span text:style-name="T58">aportar,</text:span><text:span text:style-name="T59"> </text:span><text:span text:style-name="T58">en</text:span><text:span text:style-name="T59"> </text:span><text:span text:style-name="T58">su</text:span><text:span text:style-name="T59"> </text:span><text:span text:style-name="T58">caso,</text:span><text:span text:style-name="T59"> </text:span><text:span text:style-name="T58">un</text:span><text:span text:style-name="T59"> </text:span><text:span text:style-name="T58">documento</text:span><text:span text:style-name="T59"> </text:span><text:span text:style-name="T58">que</text:span><text:span text:style-name="T59"> </text:span><text:span text:style-name="T58">acredite</text:span><text:span text:style-name="T59"> </text:span><text:span text:style-name="T58">que</text:span><text:span text:style-name="T59"> </text:span><text:span text:style-name="T58">se</text:span><text:span text:style-name="T59"> </text:span><text:span text:style-name="T58">trata</text:span><text:span text:style-name="T59"> </text:span><text:span text:style-name="T58">de</text:span><text:span text:style-name="T59"> </text:span><text:span text:style-name="T58">una</text:span><text:span text:style-name="T59"> </text:span><text:span text:style-name="T58">empresa</text:span><text:span text:style-name="T59"> </text:span><text:span text:style-name="T58">de</text:span><text:span text:style-name="T59"> </text:span><text:span text:style-name="T58">inserción</text:span><text:span text:style-name="T59"> </text:span><text:span text:style-name="T58">de</text:span><text:span text:style-name="T59"> </text:span><text:span text:style-name="T58">las</text:span><text:span text:style-name="T59"> </text:span><text:span text:style-name="T58">reguladas</text:span><text:span text:style-name="T59"> </text:span><text:span text:style-name="T58">en</text:span><text:span text:style-name="T59"> </text:span><text:span text:style-name="T58">la</text:span><text:span text:style-name="T59"> </text:span><text:span text:style-name="T58">Ley</text:span><text:span text:style-name="T59"> </text:span><text:span text:style-name="T58">44/2007,</text:span><text:span text:style-name="T59"> </text:span><text:span text:style-name="T58">de</text:span><text:span text:style-name="T59"> </text:span><text:span text:style-name="T58">13</text:span><text:span text:style-name="T59"> </text:span><text:span text:style-name="T58">de</text:span><text:span text:style-name="T59"> </text:span><text:span text:style-name="T58">diciembre,</text:span><text:span text:style-name="T59"> </text:span><text:span text:style-name="T58">para</text:span><text:span text:style-name="T59"> </text:span><text:span text:style-name="T58">la</text:span><text:span text:style-name="T59"> </text:span><text:span text:style-name="T58">regulación</text:span><text:span text:style-name="T59"> </text:span><text:span text:style-name="T58">del</text:span><text:span text:style-name="T59"> </text:span><text:span text:style-name="T58">régimen</text:span><text:span text:style-name="T59"> </text:span><text:span text:style-name="T58">de</text:span><text:span text:style-name="T59"> </text:span><text:span text:style-name="T58">las</text:span><text:span text:style-name="T59"> </text:span><text:span text:style-name="T58">empresas</text:span><text:span text:style-name="T59"> </text:span><text:span text:style-name="T58">de</text:span><text:span text:style-name="T59"> </text:span><text:span text:style-name="T58">inserción,</text:span><text:span text:style-name="T59"> </text:span><text:span text:style-name="T58">a</text:span><text:span text:style-name="T59"> </text:span><text:span text:style-name="T58">efectos</text:span><text:span text:style-name="T59"> </text:span><text:span text:style-name="T58">de</text:span><text:span text:style-name="T59"> </text:span><text:span text:style-name="T58">lo</text:span><text:span text:style-name="T59"> </text:span><text:span text:style-name="T58">establecido</text:span><text:span text:style-name="T59"> </text:span><text:span text:style-name="T58">para</text:span><text:span text:style-name="T59"> </text:span><text:span text:style-name="T58">los</text:span><text:span text:style-name="T59"> </text:span><text:span text:style-name="T58">supuestos</text:span><text:span text:style-name="T59"> </text:span><text:span text:style-name="T58">de</text:span><text:span text:style-name="T59"> </text:span><text:span text:style-name="T58">empate</text:span><text:span text:style-name="T59"> </text:span><text:span text:style-name="T58">en</text:span><text:span text:style-name="T59"> </text:span><text:span text:style-name="T58">la</text:span><text:span text:style-name="T59"> </text:span><text:span text:style-name="T58">cláusula</text:span><text:span text:style-name="T59"> </text:span><text:span text:style-name="T58">relativa</text:span><text:span text:style-name="T59"> </text:span><text:span text:style-name="T58">a</text:span><text:span text:style-name="T59"> </text:span><text:span text:style-name="T58">la</text:span><text:span text:style-name="T59"> </text:span><text:span text:style-name="T58">clasificación</text:span><text:span text:style-name="T59"> </text:span><text:span text:style-name="T58">de</text:span><text:span text:style-name="T59"> </text:span><text:span text:style-name="T58">las</text:span><text:span text:style-name="T59"> </text:span><text:span text:style-name="T58">ofertas</text:span><text:span text:style-name="T175">.</text:span><text:span text:style-name="T176"> </text:span></text:p>
      <text:p text:style-name="P142">h)<text:span text:style-name="T2"> </text:span>Declaración<text:span text:style-name="T2"> </text:span>de<text:span text:style-name="T2"> </text:span>confidencialidad.</text:p>
      <text:p text:style-name="P142"/>
      <text:p text:style-name="P246">De<text:span text:style-name="T2"> </text:span>conformidad<text:span text:style-name="T2"> </text:span>con<text:span text:style-name="T2"> </text:span>lo<text:span text:style-name="T2"> </text:span>establecido<text:span text:style-name="T2"> </text:span>en<text:span text:style-name="T2"> </text:span>la<text:span text:style-name="T2"> </text:span>cláusula<text:span text:style-name="T2"> </text:span>9,<text:span text:style-name="T2"> </text:span>las<text:span text:style-name="T2"> </text:span>personas<text:span text:style-name="T2"> </text:span>licitadoras<text:span text:style-name="T2"> </text:span>podrán<text:span text:style-name="T2"> </text:span>presentar<text:span text:style-name="T2"> </text:span>una<text:span text:style-name="T2"> </text:span>declaración,<text:span text:style-name="T2"> </text:span>designando<text:span text:style-name="T2"> </text:span>qué<text:span text:style-name="T2"> </text:span>documentos<text:span text:style-name="T2"> </text:span>administrativos<text:span text:style-name="T2"> </text:span>y<text:span text:style-name="T2"> </text:span>técnicos<text:span text:style-name="T2"> </text:span>y<text:span text:style-name="T2"> </text:span>datos<text:span text:style-name="T2"> </text:span>presentados<text:span text:style-name="T2"> </text:span>son,<text:span text:style-name="T2"> </text:span>a<text:span text:style-name="T2"> </text:span>su<text:span text:style-name="T2"> </text:span>parecer,<text:span text:style-name="T2"> </text:span>constitutivos<text:span text:style-name="T2"> </text:span>de<text:span text:style-name="T2"> </text:span>ser<text:span text:style-name="T2"> </text:span>considerados<text:span text:style-name="T2"> </text:span>confidenciales.</text:p>
      <text:p text:style-name="P247"/>
      <text:p text:style-name="P20"><text:span text:style-name="T29"><text:s text:c="7"/></text:span><text:span text:style-name="T30">i)</text:span><text:span text:style-name="T29"> </text:span><text:span text:style-name="T30">Uniones</text:span><text:span text:style-name="T29"> </text:span><text:span text:style-name="T30">temporales.</text:span></text:p>
      <text:p text:style-name="P21"/>
      <text:p text:style-name="P246">Las<text:span text:style-name="T2"> </text:span>personas<text:span text:style-name="T2"> </text:span>empresarias<text:span text:style-name="T2"> </text:span>que<text:span text:style-name="T2"> </text:span>concurran<text:span text:style-name="T2"> </text:span>a<text:span text:style-name="T2"> </text:span>la<text:span text:style-name="T2"> </text:span>licitación<text:span text:style-name="T2"> </text:span>agrupadas<text:span text:style-name="T2"> </text:span>en<text:span text:style-name="T2"> </text:span>uniones<text:span text:style-name="T2"> </text:span>temporales<text:span text:style-name="T2"> </text:span>deberán<text:span text:style-name="T2"> </text:span>presentar<text:span text:style-name="T2"> </text:span>una<text:span text:style-name="T2"> </text:span>declaración<text:span text:style-name="T2"> </text:span>de<text:span text:style-name="T2"> </text:span>compromiso<text:span text:style-name="T2"> </text:span>de<text:span text:style-name="T2"> </text:span>constitución<text:span text:style-name="T2"> </text:span>en<text:span text:style-name="T2"> </text:span>unión<text:span text:style-name="T2"> </text:span>temporal,<text:span text:style-name="T2"> </text:span>conforme<text:span text:style-name="T2"> </text:span>al<text:span text:style-name="T2"> </text:span>modelo<text:span text:style-name="T2"> </text:span>establecido<text:span text:style-name="T2"> </text:span>en<text:span text:style-name="T2"> </text:span>el<text:span text:style-name="T2"> </text:span>anexo<text:span text:style-name="T2"> </text:span>I-C,<text:span text:style-name="T2"> </text:span>indicando<text:span text:style-name="T2"> </text:span>los<text:span text:style-name="T2"> </text:span>nombres<text:span text:style-name="T2"> </text:span>y<text:span text:style-name="T2"> </text:span>circunstancias<text:span text:style-name="T2"> </text:span>de<text:span text:style-name="T2"> </text:span>las<text:span text:style-name="T2"> </text:span>que<text:span text:style-name="T2"> </text:span>la<text:span text:style-name="T2"> </text:span>suscriben,<text:span text:style-name="T2"> </text:span>el<text:span text:style-name="T2"> </text:span>porcentaje<text:span text:style-name="T2"> </text:span>de<text:span text:style-name="T2"> </text:span>participación<text:span text:style-name="T2"> </text:span>de<text:span text:style-name="T2"> </text:span>cada<text:span text:style-name="T2"> </text:span>uno<text:span text:style-name="T2"> </text:span>de<text:span text:style-name="T2"> </text:span>ellas,<text:span text:style-name="T2"> </text:span>así<text:span text:style-name="T2"> </text:span>como<text:span text:style-name="T2"> </text:span>que<text:span text:style-name="T2"> </text:span>asumen<text:span text:style-name="T2"> </text:span>el<text:span text:style-name="T2"> </text:span>compromiso<text:span text:style-name="T2"> </text:span>de<text:span text:style-name="T2"> </text:span>constituirse<text:span text:style-name="T2"> </text:span>formalmente<text:span text:style-name="T2"> </text:span>en<text:span text:style-name="T2"> </text:span>unión<text:span text:style-name="T2"> </text:span>temporal<text:span text:style-name="T2"> </text:span>en<text:span text:style-name="T2"> </text:span>caso<text:span text:style-name="T2"> </text:span>de<text:span text:style-name="T2"> </text:span>resultar<text:span text:style-name="T2"> </text:span>adjudicatarias<text:span text:style-name="T2"> </text:span>del<text:span text:style-name="T2"> </text:span>contrato<text:span text:style-name="T2"> </text:span>y<text:span text:style-name="T2"> </text:span>designando<text:span text:style-name="T2"> </text:span>a<text:span text:style-name="T2"> </text:span>la<text:span text:style-name="T2"> </text:span>persona<text:span text:style-name="T2"> </text:span>o<text:span text:style-name="T2"> </text:span>personas<text:span text:style-name="T2"> </text:span>que<text:span text:style-name="T2"> </text:span>durante<text:span text:style-name="T2"> </text:span>la<text:span text:style-name="T2"> </text:span>vigencia<text:span text:style-name="T2"> </text:span>del<text:span text:style-name="T2"> </text:span>contrato<text:span text:style-name="T2"> </text:span>han<text:span text:style-name="T2"> </text:span>de<text:span text:style-name="T2"> </text:span>ostentar<text:span text:style-name="T2"> </text:span>la<text:span text:style-name="T2"> </text:span>plena<text:span text:style-name="T2"> </text:span>representación<text:span text:style-name="T2"> </text:span>de<text:span text:style-name="T2"> </text:span>todas<text:span text:style-name="T2"> </text:span>ante<text:span text:style-name="T2"> </text:span>la<text:span text:style-name="T2"> </text:span>Administración.</text:p>
      <text:p text:style-name="P141"/>
      <text:p text:style-name="P138"><text:span text:style-name="T54">j)</text:span><text:span text:style-name="T59"> </text:span><text:span text:style-name="T56"><text:s/></text:span><text:span text:style-name="T54">Subcontratación.</text:span><text:span text:style-name="T56"> <text:s/></text:span></text:p>
      <text:p text:style-name="P258"/>
      <text:p text:style-name="P252"><text:span text:style-name="T58">En</text:span><text:span text:style-name="T59"> </text:span><text:span text:style-name="T58">caso</text:span><text:span text:style-name="T59"> </text:span><text:span text:style-name="T58">de</text:span><text:span text:style-name="T59"> </text:span><text:span text:style-name="T58">que</text:span><text:span text:style-name="T59"> </text:span><text:span text:style-name="T58">se</text:span><text:span text:style-name="T59"> </text:span><text:span text:style-name="T58">prevea</text:span><text:span text:style-name="T59"> </text:span><text:span text:style-name="T58">la</text:span><text:span text:style-name="T59"> </text:span><text:span text:style-name="T58">posibilidad</text:span><text:span text:style-name="T59"> </text:span><text:span text:style-name="T58">de</text:span><text:span text:style-name="T59"> </text:span><text:span text:style-name="T58">subcontratación</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deberán</text:span><text:span text:style-name="T59"> </text:span><text:span text:style-name="T58">indicar</text:span><text:span text:style-name="T59"> </text:span><text:span text:style-name="T58">en</text:span><text:span text:style-name="T59"> </text:span><text:span text:style-name="T58">la</text:span><text:span text:style-name="T59"> </text:span><text:span text:style-name="T58">oferta</text:span><text:span text:style-name="T59"> </text:span><text:span text:style-name="T58">la</text:span><text:span text:style-name="T59"> </text:span><text:span text:style-name="T58">parte</text:span><text:span text:style-name="T59"> </text:span><text:span text:style-name="T58">del</text:span><text:span text:style-name="T59"> </text:span><text:span text:style-name="T58">contrato</text:span><text:span text:style-name="T59"> </text:span><text:span text:style-name="T58">que</text:span><text:span text:style-name="T59"> </text:span><text:span text:style-name="T58">tengan</text:span><text:span text:style-name="T59"> </text:span><text:span text:style-name="T58">previsto</text:span><text:span text:style-name="T59"> </text:span><text:span text:style-name="T58">subcontratar,</text:span><text:span text:style-name="T59"> </text:span><text:span text:style-name="T58">señalando</text:span><text:span text:style-name="T59"> <text:s/></text:span><text:span text:style-name="T58">su</text:span><text:span text:style-name="T59"> </text:span><text:span text:style-name="T58">importe</text:span><text:span text:style-name="T59"> </text:span><text:span text:style-name="T58">y</text:span><text:span text:style-name="T59"> </text:span><text:span text:style-name="T58">el</text:span><text:span text:style-name="T59"> </text:span><text:span text:style-name="T58">nombre</text:span><text:span text:style-name="T59"> </text:span><text:span text:style-name="T58">o</text:span><text:span text:style-name="T59"> </text:span><text:span text:style-name="T58">perfil</text:span><text:span text:style-name="T59"> </text:span><text:span text:style-name="T58">empresarial,</text:span><text:span text:style-name="T59"> </text:span><text:span text:style-name="T58">definido</text:span><text:span text:style-name="T59"> </text:span><text:span text:style-name="T58">por</text:span><text:span text:style-name="T59"> </text:span><text:span text:style-name="T58">referencia</text:span><text:span text:style-name="T59"> </text:span><text:span text:style-name="T58">a</text:span><text:span text:style-name="T59"> </text:span><text:span text:style-name="T58">las</text:span><text:span text:style-name="T59"> </text:span><text:span text:style-name="T58">condiciones</text:span><text:span text:style-name="T59"> </text:span><text:span text:style-name="T58">de</text:span><text:span text:style-name="T59"> </text:span><text:span text:style-name="T58">solvencia</text:span><text:span text:style-name="T59"> </text:span><text:span text:style-name="T58">profesional</text:span><text:span text:style-name="T59"> </text:span><text:span text:style-name="T58">o</text:span><text:span text:style-name="T59"> </text:span><text:span text:style-name="T58">técnica</text:span><text:span text:style-name="T59"> </text:span><text:span text:style-name="T58">de</text:span><text:span text:style-name="T59"> </text:span><text:span text:style-name="T58">las</text:span><text:span text:style-name="T59"> </text:span><text:span text:style-name="T58">personas</text:span><text:span text:style-name="T59"> </text:span><text:span text:style-name="T58">subcontratistas</text:span><text:span text:style-name="T59"> </text:span><text:span text:style-name="T58">a</text:span><text:span text:style-name="T59"> </text:span><text:span text:style-name="T58">las</text:span><text:span text:style-name="T59"> </text:span><text:span text:style-name="T58">que</text:span><text:span text:style-name="T59"> </text:span><text:span text:style-name="T58">se</text:span><text:span text:style-name="T59"> </text:span><text:span text:style-name="T58">vaya</text:span><text:span text:style-name="T59"> </text:span><text:span text:style-name="T58">a</text:span><text:span text:style-name="T59"> </text:span><text:span text:style-name="T58">encomendar</text:span><text:span text:style-name="T59"> </text:span><text:span text:style-name="T58">su</text:span><text:span text:style-name="T59"> </text:span><text:span text:style-name="T58">realización.</text:span></text:p>
      <text:p text:style-name="P247"/>
      <text:p text:style-name="P252"><text:span text:style-name="T58">Asimismo,</text:span><text:span text:style-name="T59"> </text:span><text:span text:style-name="T58">si</text:span><text:span text:style-name="T59"> </text:span><text:span text:style-name="T58">así</text:span><text:span text:style-name="T59"> </text:span><text:span text:style-name="T58">se</text:span><text:span text:style-name="T59"> </text:span><text:span text:style-name="T58">establece</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58">podrá</text:span><text:span text:style-name="T59"> </text:span><text:span text:style-name="T58">imponerse</text:span><text:span text:style-name="T59"> </text:span><text:span text:style-name="T58">a</text:span><text:span text:style-name="T59"> </text:span><text:span text:style-name="T58">la</text:span><text:span text:style-name="T59"> </text:span><text:span text:style-name="T58">persona</text:span><text:span text:style-name="T59"> </text:span><text:span text:style-name="T58">contratista</text:span><text:span text:style-name="T59"> </text:span><text:span text:style-name="T58">la</text:span><text:span text:style-name="T59"> </text:span><text:span text:style-name="T58">subcontratación</text:span><text:span text:style-name="T59"> </text:span><text:span text:style-name="T58">con</text:span><text:span text:style-name="T59"> </text:span><text:span text:style-name="T58">personas</text:span><text:span text:style-name="T59"> </text:span><text:span text:style-name="T58">terceras</text:span><text:span text:style-name="T59"> </text:span><text:span text:style-name="T58">no</text:span><text:span text:style-name="T59"> </text:span><text:span text:style-name="T58">vinculadas</text:span><text:span text:style-name="T59"> </text:span><text:span text:style-name="T58">al</text:span><text:span text:style-name="T59"> </text:span><text:span text:style-name="T58">mismo,</text:span><text:span text:style-name="T59"> </text:span><text:span text:style-name="T58">de</text:span><text:span text:style-name="T59"> </text:span><text:span text:style-name="T58">determinadas</text:span><text:span text:style-name="T59"> </text:span><text:span text:style-name="T58">partes</text:span><text:span text:style-name="T59"> </text:span><text:span text:style-name="T58">de</text:span><text:span text:style-name="T59"> </text:span><text:span text:style-name="T58">la</text:span><text:span text:style-name="T59"> </text:span><text:span text:style-name="T58">prestación</text:span><text:span text:style-name="T59"> </text:span><text:span text:style-name="T58">que</text:span><text:span text:style-name="T59"> </text:span><text:span text:style-name="T58">no</text:span><text:span text:style-name="T59"> </text:span><text:span text:style-name="T58">excedan</text:span><text:span text:style-name="T59"> </text:span><text:span text:style-name="T58">en</text:span><text:span text:style-name="T59"> </text:span><text:span text:style-name="T58">su</text:span><text:span text:style-name="T59"> </text:span><text:span text:style-name="T58">conjunto</text:span><text:span text:style-name="T59"> </text:span><text:span text:style-name="T58">del</text:span><text:span text:style-name="T59"> </text:span><text:span text:style-name="T58">50%</text:span><text:span text:style-name="T59"> </text:span><text:span text:style-name="T58">del</text:span><text:span text:style-name="T59"> </text:span><text:span text:style-name="T58">presupuesto</text:span><text:span text:style-name="T59"> </text:span><text:span text:style-name="T58">del</text:span><text:span text:style-name="T59"> </text:span><text:span text:style-name="T58">contrato.</text:span><text:span text:style-name="T56"> </text:span></text:p>
      <text:p text:style-name="P250"/>
      <text:p text:style-name="P142">k)<text:span text:style-name="T2"> </text:span>Dirección<text:span text:style-name="T2"> </text:span>de<text:span text:style-name="T2"> </text:span>correo<text:span text:style-name="T2"> </text:span>electrónico.</text:p>
      <text:p text:style-name="P147"/>
      <text:p text:style-name="P252"><text:span text:style-name="T4">La</text:span><text:span text:style-name="T70"> </text:span><text:span text:style-name="T4">persona</text:span><text:span text:style-name="T70"> </text:span><text:span text:style-name="T4">licitadora</text:span><text:span text:style-name="T70"> </text:span><text:span text:style-name="T58">podrá</text:span><text:span text:style-name="T59"> </text:span><text:span text:style-name="T58">aportar</text:span><text:span text:style-name="T59"> </text:span><text:span text:style-name="T58">una</text:span><text:span text:style-name="T59"> </text:span><text:span text:style-name="T58">dirección</text:span><text:span text:style-name="T59"> </text:span><text:span text:style-name="T58">de</text:span><text:span text:style-name="T59"> </text:span><text:span text:style-name="T58">correo</text:span><text:span text:style-name="T59"> </text:span><text:span text:style-name="T58">electrónico</text:span><text:span text:style-name="T59"> </text:span><text:span text:style-name="T58">en</text:span><text:span text:style-name="T59"> </text:span><text:span text:style-name="T58">la</text:span><text:span text:style-name="T59"> </text:span><text:span text:style-name="T58">que</text:span><text:span text:style-name="T59"> </text:span><text:span text:style-name="T58">la</text:span><text:span text:style-name="T59"> </text:span><text:span text:style-name="T58">Administración</text:span><text:span text:style-name="T59"> </text:span><text:span text:style-name="T58">le</text:span><text:span text:style-name="T59"> </text:span><text:span text:style-name="T58">efectuará</text:span><text:span text:style-name="T59"> </text:span><text:span text:style-name="T58">las</text:span><text:span text:style-name="T59"> </text:span><text:span text:style-name="T58">notificaciones,</text:span><text:span text:style-name="T59"> </text:span><text:span text:style-name="T58">conforme</text:span><text:span text:style-name="T59"> </text:span><text:span text:style-name="T58">al</text:span><text:span text:style-name="T59"> </text:span><text:span text:style-name="T58">modelo</text:span><text:span text:style-name="T59"> </text:span><text:span text:style-name="T58">establecido</text:span><text:span text:style-name="T59"> </text:span><text:span text:style-name="T58">en</text:span><text:span text:style-name="T59"> </text:span><text:span text:style-name="T58">el</text:span><text:span text:style-name="T59"> </text:span><text:span text:style-name="T58">anexo</text:span><text:span text:style-name="T59"> </text:span><text:span text:style-name="T58">III-D.</text:span></text:p>
      <text:p text:style-name="P148"/>
      <text:p text:style-name="P142">l)<text:span text:style-name="T2"> </text:span>Documentación<text:span text:style-name="T2"> </text:span>técnica<text:span text:style-name="T2"> </text:span>para<text:span text:style-name="T2"> </text:span>la<text:span text:style-name="T2"> </text:span>selección<text:span text:style-name="T2"> </text:span>de<text:span text:style-name="T2"> </text:span>personas<text:span text:style-name="T2"> </text:span>candidatas<text:span text:style-name="T2"> </text:span>en<text:span text:style-name="T2"> </text:span>el<text:span text:style-name="T2"> </text:span>procedimiento<text:span text:style-name="T2"> </text:span>restringido.<text:span text:style-name="T2"> </text:span></text:p>
      <text:p text:style-name="P142"/>
      <text:p text:style-name="P247">En<text:span text:style-name="T2"> </text:span>su<text:span text:style-name="T2"> </text:span>caso,<text:span text:style-name="T2"> </text:span>se<text:span text:style-name="T2"> </text:span>indicará<text:span text:style-name="T2"> </text:span>en<text:span text:style-name="T2"> </text:span>el<text:span text:style-name="T2"> </text:span>anexo<text:span text:style-name="T2"> </text:span>I-A,<text:span text:style-name="T2"> </text:span>el<text:span text:style-name="T2"> </text:span>número<text:span text:style-name="T2"> </text:span>de<text:span text:style-name="T2"> </text:span>personas<text:span text:style-name="T2"> </text:span>candidatas<text:span text:style-name="T2"> </text:span>a<text:span text:style-name="T2"> </text:span>las<text:span text:style-name="T2"> </text:span>que<text:span text:style-name="T2"> </text:span>se<text:span text:style-name="T2"> </text:span>proyecta<text:span text:style-name="T2"> </text:span>invitar<text:span text:style-name="T2"> </text:span>así<text:span text:style-name="T2"> </text:span>como<text:span text:style-name="T2"> </text:span>los<text:span text:style-name="T2"> </text:span>criterios<text:span text:style-name="T2"> </text:span>objetivos<text:span text:style-name="T2"> </text:span>en<text:span text:style-name="T2"> </text:span>base<text:span text:style-name="T2"> </text:span>a<text:span text:style-name="T2"> </text:span>los<text:span text:style-name="T2"> </text:span>cuales<text:span text:style-name="T2"> </text:span>el<text:span text:style-name="T2"> </text:span>órgano<text:span text:style-name="T2"> </text:span>de<text:span text:style-name="T2"> </text:span>contratación<text:span text:style-name="T2"> </text:span>cursará<text:span text:style-name="T2"> </text:span>las<text:span text:style-name="T2"> </text:span>invitaciones<text:span text:style-name="T2"> </text:span>de<text:span text:style-name="T2"> </text:span>participación.</text:p>
      <text:p text:style-name="P273"><text:s/></text:p>
      <text:p text:style-name="P274"><text:span text:style-name="T5">9.2.2.</text:span><text:span text:style-name="T7"> </text:span><text:span text:style-name="T54">Sobre</text:span><text:span text:style-name="T56"> </text:span><text:span text:style-name="T54">nº</text:span><text:span text:style-name="T56"> </text:span><text:span text:style-name="T54">2:</text:span><text:span text:style-name="T56"> <text:s/></text:span><text:span text:style-name="T54">Documentación</text:span><text:span text:style-name="T56"> </text:span><text:span text:style-name="T54">relativa</text:span><text:span text:style-name="T56"> </text:span><text:span text:style-name="T54">a</text:span><text:span text:style-name="T56"> </text:span><text:span text:style-name="T54">los</text:span><text:span text:style-name="T56"> </text:span><text:span text:style-name="T54">criterios</text:span><text:span text:style-name="T56"> </text:span><text:span text:style-name="T54">de</text:span><text:span text:style-name="T56"> </text:span><text:span text:style-name="T54">adjudicación</text:span><text:span text:style-name="T56"> </text:span><text:span text:style-name="T54">valorados</text:span><text:span text:style-name="T56"> </text:span><text:span text:style-name="T54">mediante</text:span><text:span text:style-name="T56"> </text:span><text:span text:style-name="T54">un</text:span><text:span text:style-name="T56"> </text:span><text:span text:style-name="T54">juicio</text:span><text:span text:style-name="T56"> </text:span><text:span text:style-name="T54">de</text:span><text:span text:style-name="T56"> </text:span><text:span text:style-name="T54">valor.</text:span></text:p>
      <text:p text:style-name="P221"/>
      <text:p text:style-name="P140">En<text:span text:style-name="T2"> </text:span>este<text:span text:style-name="T2"> </text:span>sobre<text:span text:style-name="T2"> </text:span>se<text:span text:style-name="T2"> </text:span>incluirá<text:span text:style-name="T2"> </text:span>la<text:span text:style-name="T2"> </text:span>documentación<text:span text:style-name="T2"> </text:span>que<text:span text:style-name="T2"> </text:span>se<text:span text:style-name="T2"> </text:span>indica<text:span text:style-name="T2"> </text:span>en<text:span text:style-name="T2"> </text:span>el<text:span text:style-name="T2"> </text:span>anexo<text:span text:style-name="T2"> </text:span>IV,<text:span text:style-name="T2"> </text:span>acompañada,<text:span text:style-name="T2"> </text:span>en<text:span text:style-name="T2"> </text:span>su<text:span text:style-name="T2"> </text:span>caso,<text:span text:style-name="T2"> </text:span>de<text:span text:style-name="T2"> </text:span>la<text:span text:style-name="T2"> </text:span>declaración<text:span text:style-name="T2"> </text:span>de<text:span text:style-name="T2"> </text:span>confidencialidad<text:span text:style-name="T2"> </text:span>según<text:span text:style-name="T2"> </text:span>modelo<text:span text:style-name="T2"> </text:span>del<text:span text:style-name="T2"> </text:span>anexo<text:span text:style-name="T2"> </text:span>II.</text:p>
      <text:p text:style-name="P145"><text:s/></text:p>
      <text:p text:style-name="P140">En<text:span text:style-name="T2"> </text:span>el<text:span text:style-name="T2"> </text:span>caso<text:span text:style-name="T2"> </text:span>de<text:span text:style-name="T2"> </text:span>que<text:span text:style-name="T2"> </text:span>el<text:span text:style-name="T2"> </text:span>órgano<text:span text:style-name="T2"> </text:span>de<text:span text:style-name="T2"> </text:span>contratación<text:span text:style-name="T2"> </text:span>autorice<text:span text:style-name="T2"> </text:span>la<text:span text:style-name="T2"> </text:span>presentación<text:span text:style-name="T2"> </text:span>de<text:span text:style-name="T2"> </text:span>mejoras,<text:span text:style-name="T2"> </text:span>en<text:span text:style-name="T2"> </text:span>relación<text:span text:style-name="T2"> </text:span>con<text:span text:style-name="T2"> </text:span><text:soft-page-break/>la<text:span text:style-name="T2"> </text:span>documentación<text:span text:style-name="T2"> </text:span>contenida<text:span text:style-name="T2"> </text:span>en<text:span text:style-name="T2"> </text:span>este<text:span text:style-name="T2"> </text:span>sobre,<text:span text:style-name="T2"> </text:span>en<text:span text:style-name="T2"> </text:span>el<text:span text:style-name="T2"> </text:span>anexo<text:span text:style-name="T2"> </text:span>VI-A<text:span text:style-name="T2"> </text:span>se<text:span text:style-name="T2"> </text:span>establecerá<text:span text:style-name="T2"> </text:span>sobre<text:span text:style-name="T2"> </text:span>qué<text:span text:style-name="T2"> </text:span>elementos<text:span text:style-name="T2"> </text:span>y<text:span text:style-name="T2"> </text:span>en<text:span text:style-name="T2"> </text:span>qué<text:span text:style-name="T2"> </text:span>condiciones<text:span text:style-name="T2"> </text:span>queda<text:span text:style-name="T2"> </text:span>autorizada<text:span text:style-name="T2"> </text:span>la<text:span text:style-name="T2"> </text:span>presentación<text:span text:style-name="T2"> </text:span>de<text:span text:style-name="T2"> </text:span>las<text:span text:style-name="T2"> </text:span>mismas<text:span text:style-name="T2"> </text:span>y<text:span text:style-name="T2"> </text:span>si<text:span text:style-name="T2"> </text:span>podrán<text:span text:style-name="T2"> </text:span>tener<text:span text:style-name="T2"> </text:span>o<text:span text:style-name="T2"> </text:span>no<text:span text:style-name="T2"> </text:span>repercusión<text:span text:style-name="T2"> </text:span>económica.</text:p>
      <text:p text:style-name="P140"/>
      <text:p text:style-name="P140">Estas<text:span text:style-name="T2"> </text:span>mejoras,<text:span text:style-name="T2"> </text:span>en<text:span text:style-name="T2"> </text:span>el<text:span text:style-name="T2"> </text:span>supuesto<text:span text:style-name="T2"> </text:span>de<text:span text:style-name="T2"> </text:span>ser<text:span text:style-name="T2"> </text:span>aceptadas<text:span text:style-name="T2"> </text:span>por<text:span text:style-name="T2"> </text:span>el<text:span text:style-name="T2"> </text:span>órgano<text:span text:style-name="T2"> </text:span>de<text:span text:style-name="T2"> </text:span>contratación,<text:span text:style-name="T2"> </text:span>formarán<text:span text:style-name="T2"> </text:span>parte<text:span text:style-name="T2"> </text:span>del<text:span text:style-name="T2"> </text:span>contrato<text:span text:style-name="T2"> </text:span>y<text:span text:style-name="T2"> </text:span>se<text:span text:style-name="T2"> </text:span>recogerán<text:span text:style-name="T2"> </text:span>expresamente<text:span text:style-name="T2"> </text:span>en<text:span text:style-name="T2"> </text:span>el<text:span text:style-name="T2"> </text:span>mismo.</text:p>
      <text:p text:style-name="P140"/>
      <text:p text:style-name="P271">9.2.3.<text:span text:style-name="T2"> </text:span>Sobre<text:span text:style-name="T2"> </text:span>nº<text:span text:style-name="T2"> </text:span>3:<text:span text:style-name="T2"> <text:s/></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la<text:span text:style-name="T2"> </text:span>aplicación<text:span text:style-name="T2"> </text:span>de<text:span text:style-name="T2"> </text:span>fórmulas.</text:p>
      <text:p text:style-name="P22"/>
      <text:p text:style-name="P276">En<text:span text:style-name="T2"> </text:span>este<text:span text:style-name="T2"> </text:span>sobre<text:span text:style-name="T2"> </text:span>se<text:span text:style-name="T2"> </text:span>incluirá<text:span text:style-name="T2"> </text:span>la<text:span text:style-name="T2"> </text:span>documentación<text:span text:style-name="T2"> </text:span>que<text:span text:style-name="T2"> </text:span>se<text:span text:style-name="T2"> </text:span>indica<text:span text:style-name="T2"> </text:span>en<text:span text:style-name="T2"> </text:span>el<text:span text:style-name="T2"> </text:span>anexo<text:span text:style-name="T2"> </text:span>V-A.<text:span text:style-name="T2"> </text:span>Asimismo,<text:span text:style-name="T2"> </text:span>se<text:span text:style-name="T2"> </text:span>incluirá,<text:span text:style-name="T2"> </text:span>en<text:span text:style-name="T2"> </text:span>su<text:span text:style-name="T2"> </text:span>caso,<text:span text:style-name="T2"> </text:span>la<text:span text:style-name="T2"> </text:span>declaración<text:span text:style-name="T2"> </text:span>de<text:span text:style-name="T2"> </text:span>confidencialidad<text:span text:style-name="T2"> </text:span>según<text:span text:style-name="T2"> </text:span>modelo<text:span text:style-name="T2"> </text:span>del<text:span text:style-name="T2"> </text:span>anexo<text:span text:style-name="T2"> </text:span>II.</text:p>
      <text:p text:style-name="P277"/>
      <text:p text:style-name="P276">En<text:span text:style-name="T2"> </text:span>el<text:span text:style-name="T2"> </text:span>caso<text:span text:style-name="T2"> </text:span>de<text:span text:style-name="T2"> </text:span>que<text:span text:style-name="T2"> </text:span>el<text:span text:style-name="T2"> </text:span>órgano<text:span text:style-name="T2"> </text:span>de<text:span text:style-name="T2"> </text:span>contratación<text:span text:style-name="T2"> </text:span>autorice<text:span text:style-name="T2"> </text:span>la<text:span text:style-name="T2"> </text:span>presentación<text:span text:style-name="T2"> </text:span>de<text:span text:style-name="T2"> </text:span>mejoras,<text:span text:style-name="T2"> </text:span>en<text:span text:style-name="T2"> </text:span>relación<text:span text:style-name="T2"> </text:span>con<text:span text:style-name="T2"> </text:span>la<text:span text:style-name="T2"> </text:span>documentación<text:span text:style-name="T2"> </text:span>contenida<text:span text:style-name="T2"> </text:span>en<text:span text:style-name="T2"> </text:span>este<text:span text:style-name="T2"> </text:span>sobre,<text:span text:style-name="T2"> </text:span>en<text:span text:style-name="T2"> </text:span>el<text:span text:style-name="T2"> </text:span>anexo<text:span text:style-name="T2"> </text:span>VI-B<text:span text:style-name="T2"> </text:span>se<text:span text:style-name="T2"> </text:span>establecerá<text:span text:style-name="T2"> </text:span>sobre<text:span text:style-name="T2"> </text:span>qué<text:span text:style-name="T2"> </text:span>elementos<text:span text:style-name="T2"> </text:span>y<text:span text:style-name="T2"> </text:span>en<text:span text:style-name="T2"> </text:span>qué<text:span text:style-name="T2"> </text:span>condiciones<text:span text:style-name="T2"> </text:span>queda<text:span text:style-name="T2"> </text:span>autorizada<text:span text:style-name="T2"> </text:span>la<text:span text:style-name="T2"> </text:span>presentación<text:span text:style-name="T2"> </text:span>de<text:span text:style-name="T2"> </text:span>las<text:span text:style-name="T2"> </text:span>mismas<text:span text:style-name="T2"> </text:span>y<text:span text:style-name="T2"> </text:span>si<text:span text:style-name="T2"> </text:span>podrán<text:span text:style-name="T2"> </text:span>tener<text:span text:style-name="T2"> </text:span>o<text:span text:style-name="T2"> </text:span>no<text:span text:style-name="T2"> </text:span>repercusión<text:span text:style-name="T2"> </text:span>económica.</text:p>
      <text:p text:style-name="P276"/>
      <text:p text:style-name="P276">Estas<text:span text:style-name="T2"> </text:span>mejoras,<text:span text:style-name="T2"> </text:span>en<text:span text:style-name="T2"> </text:span>el<text:span text:style-name="T2"> </text:span>supuesto<text:span text:style-name="T2"> </text:span>de<text:span text:style-name="T2"> </text:span>ser<text:span text:style-name="T2"> </text:span>aceptadas<text:span text:style-name="T2"> </text:span>por<text:span text:style-name="T2"> </text:span>el<text:span text:style-name="T2"> </text:span>órgano<text:span text:style-name="T2"> </text:span>de<text:span text:style-name="T2"> </text:span>contratación,<text:span text:style-name="T2"> </text:span>formarán<text:span text:style-name="T2"> </text:span>parte<text:span text:style-name="T2"> </text:span>del<text:span text:style-name="T2"> </text:span>contrato<text:span text:style-name="T2"> </text:span>y<text:span text:style-name="T2"> </text:span>se<text:span text:style-name="T2"> </text:span>recogerán<text:span text:style-name="T2"> </text:span>expresamente<text:span text:style-name="T2"> </text:span>en<text:span text:style-name="T2"> </text:span>el<text:span text:style-name="T2"> </text:span>mismo.</text:p>
      <text:p text:style-name="P277"/>
      <text:p text:style-name="P275"><text:span text:style-name="T4">La</text:span><text:span text:style-name="T70"> </text:span><text:span text:style-name="T4">proposición</text:span><text:span text:style-name="T70"> </text:span><text:span text:style-name="T4">económica,</text:span><text:span text:style-name="T70"> </text:span><text:span text:style-name="T4">debidamente</text:span><text:span text:style-name="T70"> </text:span><text:span text:style-name="T4">firmada</text:span><text:span text:style-name="T70"> </text:span><text:span text:style-name="T4">y</text:span><text:span text:style-name="T70"> </text:span><text:span text:style-name="T4">fechada,</text:span><text:span text:style-name="T70"> </text:span><text:span text:style-name="T4">deberá</text:span><text:span text:style-name="T70"> </text:span><text:span text:style-name="T4">ajustarse</text:span><text:span text:style-name="T70"> </text:span><text:span text:style-name="T4">al</text:span><text:span text:style-name="T70"> </text:span><text:span text:style-name="T4">modelo</text:span><text:span text:style-name="T70"> </text:span><text:span text:style-name="T4">que</text:span><text:span text:style-name="T70"> </text:span><text:span text:style-name="T4">figura</text:span><text:span text:style-name="T70"> </text:span><text:span text:style-name="T4">en</text:span><text:span text:style-name="T70"> </text:span><text:span text:style-name="T4">el</text:span><text:span text:style-name="T70"> </text:span><text:span text:style-name="T4">anexo</text:span><text:span text:style-name="T70"> </text:span><text:span text:style-name="T4">V-B</text:span><text:span text:style-name="T70"> </text:span><text:span text:style-name="T4">y</text:span><text:span text:style-name="T70"> </text:span><text:span text:style-name="T4">en</text:span><text:span text:style-name="T70"> </text:span><text:span text:style-name="T4">la</text:span><text:span text:style-name="T70"> </text:span><text:span text:style-name="T4">misma</text:span><text:span text:style-name="T70"> </text:span><text:span text:style-name="T58">deberá</text:span><text:span text:style-name="T59"> </text:span><text:span text:style-name="T58">indicarse,</text:span><text:span text:style-name="T59"> </text:span><text:span text:style-name="T58">como</text:span><text:span text:style-name="T59"> </text:span><text:span text:style-name="T58">partida</text:span><text:span text:style-name="T59"> </text:span><text:span text:style-name="T58">independiente,</text:span><text:span text:style-name="T59"> </text:span><text:span text:style-name="T58">el</text:span><text:span text:style-name="T59"> </text:span><text:span text:style-name="T58">importe</text:span><text:span text:style-name="T59"> </text:span><text:span text:style-name="T58">del</text:span><text:span text:style-name="T59"> </text:span><text:span text:style-name="T58">Impuesto</text:span><text:span text:style-name="T59"> </text:span><text:span text:style-name="T58">sobre</text:span><text:span text:style-name="T59"> </text:span><text:span text:style-name="T58">el</text:span><text:span text:style-name="T59"> </text:span><text:span text:style-name="T58">Valor</text:span><text:span text:style-name="T59"> </text:span><text:span text:style-name="T58">Añadido</text:span><text:span text:style-name="T59"> </text:span><text:span text:style-name="T58">que</text:span><text:span text:style-name="T59"> </text:span><text:span text:style-name="T58">deba</text:span><text:span text:style-name="T59"> </text:span><text:span text:style-name="T58">ser</text:span><text:span text:style-name="T59"> </text:span><text:span text:style-name="T58">repercutido.</text:span></text:p>
      <text:p text:style-name="P277"/>
      <text:p text:style-name="P277">En<text:span text:style-name="T2"> </text:span>la<text:span text:style-name="T2"> </text:span>proposición<text:span text:style-name="T2"> </text:span>se<text:span text:style-name="T2"> </text:span>entenderán<text:span text:style-name="T2"> </text:span>incluidos<text:span text:style-name="T2"> </text:span>a<text:span text:style-name="T2"> </text:span>todos<text:span text:style-name="T2"> </text:span>los<text:span text:style-name="T2"> </text:span>efectos<text:span text:style-name="T2"> </text:span>los<text:span text:style-name="T2"> </text:span>demás<text:span text:style-name="T2"> </text:span>tributos,<text:span text:style-name="T2"> </text:span>tasas<text:span text:style-name="T2"> </text:span>y<text:span text:style-name="T2"> </text:span>cánones<text:span text:style-name="T2"> </text:span>de<text:span text:style-name="T2"> </text:span>cualquier<text:span text:style-name="T2"> </text:span>índole<text:span text:style-name="T2"> </text:span>que<text:span text:style-name="T2"> </text:span>sean<text:span text:style-name="T2"> </text:span>de<text:span text:style-name="T2"> </text:span>aplicación,<text:span text:style-name="T2"> </text:span>así<text:span text:style-name="T2"> </text:span>como<text:span text:style-name="T2"> </text:span>todos<text:span text:style-name="T2"> </text:span>los<text:span text:style-name="T2"> </text:span>gastos<text:span text:style-name="T2"> </text:span>que<text:span text:style-name="T2"> </text:span>se<text:span text:style-name="T2"> </text:span>originen<text:span text:style-name="T2"> </text:span>para<text:span text:style-name="T2"> </text:span>la<text:span text:style-name="T2"> </text:span>persona<text:span text:style-name="T2"> </text:span>adjudicataria,<text:span text:style-name="T2"> </text:span>como<text:span text:style-name="T2"> </text:span>consecuencia<text:span text:style-name="T2"> </text:span>del<text:span text:style-name="T2"> </text:span>cumplimiento<text:span text:style-name="T2"> </text:span>de<text:span text:style-name="T2"> </text:span>las<text:span text:style-name="T2"> </text:span>obligaciones<text:span text:style-name="T2"> </text:span>contempladas<text:span text:style-name="T2"> </text:span>en<text:span text:style-name="T2"> </text:span>el<text:span text:style-name="T2"> </text:span>presente<text:span text:style-name="T2"> </text:span>pliego.</text:p>
      <text:p text:style-name="P277"/>
      <text:p text:style-name="P442"><text:span text:style-name="T33">Cada</text:span><text:span text:style-name="T34"> </text:span><text:span text:style-name="T33">persona</text:span><text:span text:style-name="T34"> </text:span><text:span text:style-name="T33">licitadora</text:span><text:span text:style-name="T34"> </text:span><text:span text:style-name="T33">solamente</text:span><text:span text:style-name="T34"> </text:span><text:span text:style-name="T33">podrá</text:span><text:span text:style-name="T34"> </text:span><text:span text:style-name="T33">presentar</text:span><text:span text:style-name="T34"> </text:span><text:span text:style-name="T33">una</text:span><text:span text:style-name="T34"> </text:span><text:span text:style-name="T33">oferta</text:span><text:span text:style-name="T34"> </text:span><text:span text:style-name="T33">económica</text:span><text:span text:style-name="T58">,</text:span><text:span text:style-name="T59"> </text:span><text:span text:style-name="T31">no</text:span><text:span text:style-name="T37"> </text:span><text:span text:style-name="T31">siendo</text:span><text:span text:style-name="T37"> </text:span><text:span text:style-name="T31">admitidas</text:span><text:span text:style-name="T37"> </text:span><text:span text:style-name="T31">aquéllas</text:span><text:span text:style-name="T37"> </text:span><text:span text:style-name="T31">cuyo</text:span><text:span text:style-name="T37"> <text:s/></text:span><text:span text:style-name="T31">importe</text:span><text:span text:style-name="T37"> </text:span><text:span text:style-name="T31">sea</text:span><text:span text:style-name="T37"> </text:span><text:span text:style-name="T31">superior</text:span><text:span text:style-name="T37"> </text:span><text:span text:style-name="T31">al</text:span><text:span text:style-name="T37"> </text:span><text:span text:style-name="T31">presupuesto</text:span><text:span text:style-name="T37"> </text:span><text:span text:style-name="T31">de</text:span><text:span text:style-name="T37"> </text:span><text:span text:style-name="T31">licitación.</text:span></text:p>
      <text:p text:style-name="P277"/>
      <text:p text:style-name="P276">En<text:span text:style-name="T2"> </text:span>caso<text:span text:style-name="T2"> </text:span>de<text:span text:style-name="T2"> </text:span>discordancia<text:span text:style-name="T2"> </text:span>entre<text:span text:style-name="T2"> </text:span>la<text:span text:style-name="T2"> </text:span>cantidad<text:span text:style-name="T2"> </text:span>consignada<text:span text:style-name="T2"> </text:span>en<text:span text:style-name="T2"> </text:span>cifras<text:span text:style-name="T2"> </text:span>y<text:span text:style-name="T2"> </text:span>la<text:span text:style-name="T2"> </text:span>consignada<text:span text:style-name="T2"> </text:span>en<text:span text:style-name="T2"> </text:span>letra,<text:span text:style-name="T2"> </text:span>prevalecerá<text:span text:style-name="T2"> </text:span>ésta<text:span text:style-name="T2"> </text:span>última.</text:p>
      <text:p text:style-name="P277"/>
      <text:p text:style-name="P277">No<text:span text:style-name="T2"> </text:span>se<text:span text:style-name="T2"> </text:span>aceptarán<text:span text:style-name="T2"> </text:span>aquellas<text:span text:style-name="T2"> </text:span>proposiciones<text:span text:style-name="T2"> </text:span>que<text:span text:style-name="T2"> </text:span>tengan<text:span text:style-name="T2"> </text:span>omisiones,<text:span text:style-name="T2"> </text:span>errores<text:span text:style-name="T2"> </text:span>o<text:span text:style-name="T2"> </text:span>tachaduras<text:span text:style-name="T2"> </text:span>que<text:span text:style-name="T2"> </text:span>impidan<text:span text:style-name="T2"> </text:span>conocer<text:span text:style-name="T2"> </text:span>claramente<text:span text:style-name="T2"> </text:span>todo<text:span text:style-name="T2"> </text:span>aquello<text:span text:style-name="T2"> </text:span>que<text:span text:style-name="T2"> </text:span>la<text:span text:style-name="T2"> </text:span>Administración<text:span text:style-name="T2"> </text:span>estime<text:span text:style-name="T2"> </text:span>fundamental<text:span text:style-name="T2"> </text:span>para<text:span text:style-name="T2"> </text:span>la<text:span text:style-name="T2"> </text:span>oferta.</text:p>
      <text:p text:style-name="P276"/>
      <text:p text:style-name="P276">En<text:span text:style-name="T2"> </text:span>el<text:span text:style-name="T2"> </text:span>caso<text:span text:style-name="T2"> </text:span>de<text:span text:style-name="T2"> </text:span>que<text:span text:style-name="T2"> </text:span>el<text:span text:style-name="T2"> </text:span>órgano<text:span text:style-name="T2"> </text:span>de<text:span text:style-name="T2"> </text:span>contratación<text:span text:style-name="T2"> </text:span>autorice<text:span text:style-name="T2"> </text:span>la<text:span text:style-name="T2"> </text:span>presentación<text:span text:style-name="T2"> </text:span>de<text:span text:style-name="T2"> </text:span>mejoras,<text:span text:style-name="T2"> </text:span>en<text:span text:style-name="T2"> </text:span>relación<text:span text:style-name="T2"> </text:span>con<text:span text:style-name="T2"> </text:span>la<text:span text:style-name="T2"> </text:span>documentación<text:span text:style-name="T2"> </text:span>contenida<text:span text:style-name="T2"> </text:span>en<text:span text:style-name="T2"> </text:span>este<text:span text:style-name="T2"> </text:span>sobre,<text:span text:style-name="T2"> </text:span>en<text:span text:style-name="T2"> </text:span>el<text:span text:style-name="T2"> </text:span>anexo<text:span text:style-name="T2"> </text:span>VI-B<text:span text:style-name="T2"> </text:span>se<text:span text:style-name="T2"> </text:span>establecerá<text:span text:style-name="T2"> </text:span>sobre<text:span text:style-name="T2"> </text:span>qué<text:span text:style-name="T2"> </text:span>elementos<text:span text:style-name="T2"> </text:span>y<text:span text:style-name="T2"> </text:span>en<text:span text:style-name="T2"> </text:span>qué<text:span text:style-name="T2"> </text:span>condiciones<text:span text:style-name="T2"> </text:span>queda<text:span text:style-name="T2"> </text:span>autorizada<text:span text:style-name="T2"> </text:span>la<text:span text:style-name="T2"> </text:span>presentación<text:span text:style-name="T2"> </text:span>de<text:span text:style-name="T2"> </text:span>las<text:span text:style-name="T2"> </text:span>mismas<text:span text:style-name="T2"> </text:span>y<text:span text:style-name="T2"> </text:span>si<text:span text:style-name="T2"> </text:span>podrán<text:span text:style-name="T2"> </text:span>tener<text:span text:style-name="T2"> </text:span>o<text:span text:style-name="T2"> </text:span>no<text:span text:style-name="T2"> </text:span>repercusión<text:span text:style-name="T2"> </text:span>económica.</text:p>
      <text:p text:style-name="P277"/>
      <text:p text:style-name="P277">En<text:span text:style-name="T2"> </text:span>el<text:span text:style-name="T2"> </text:span>supuesto<text:span text:style-name="T2"> </text:span>de<text:span text:style-name="T2"> </text:span>adjudicación<text:span text:style-name="T2"> </text:span>mediante<text:span text:style-name="T2"> </text:span>procedimiento<text:span text:style-name="T2"> </text:span>restringido,<text:span text:style-name="T2"> </text:span>junto<text:span text:style-name="T2"> </text:span>con<text:span text:style-name="T2"> </text:span>la<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la<text:span text:style-name="T2"> </text:span>aplicación<text:span text:style-name="T2"> </text:span>de<text:span text:style-name="T2"> </text:span>fórmulas,<text:span text:style-name="T2"> </text:span>las<text:span text:style-name="T2"> </text:span>personas<text:span text:style-name="T2"> </text:span>empresarias<text:span text:style-name="T2"> </text:span>seleccionadas<text:span text:style-name="T2"> </text:span>deberán<text:span text:style-name="T2"> </text:span>incluir,<text:span text:style-name="T2"> </text:span>en<text:span text:style-name="T2"> </text:span>su<text:span text:style-name="T2"> </text:span>caso,<text:span text:style-name="T2"> </text:span>el<text:span text:style-name="T2"> </text:span>documento<text:span text:style-name="T2"> </text:span>acreditativo<text:span text:style-name="T2"> </text:span>de<text:span text:style-name="T2"> </text:span>constitución<text:span text:style-name="T2"> </text:span>de<text:span text:style-name="T2"> </text:span>la<text:span text:style-name="T2"> </text:span>garantía<text:span text:style-name="T2"> </text:span>provisional,<text:span text:style-name="T2"> </text:span>conforme<text:span text:style-name="T2"> </text:span>a<text:span text:style-name="T2"> </text:span>lo<text:span text:style-name="T2"> </text:span>establecido<text:span text:style-name="T2"> </text:span>en<text:span text:style-name="T2"> </text:span>la<text:span text:style-name="T2"> </text:span>cláusula<text:span text:style-name="T2"> </text:span>9.2.1.2.f).<text:span text:style-name="T2"> </text:span></text:p>
      <text:p text:style-name="P247"/>
      <text:p text:style-name="P159">10.<text:span text:style-name="T2"> </text:span>Selección<text:span text:style-name="T2"> </text:span>de<text:span text:style-name="T2"> </text:span>la<text:span text:style-name="T2"> </text:span>persona<text:span text:style-name="T2"> </text:span>contratista<text:span text:style-name="T2"> </text:span>y<text:span text:style-name="T2"> </text:span>adjudicación.</text:p>
      <text:p text:style-name="P173"/>
      <text:p text:style-name="P173"><text:soft-page-break/>10.1.<text:span text:style-name="T2"> </text:span>Recepción<text:span text:style-name="T2"> </text:span>de<text:span text:style-name="T2"> </text:span>documentación.</text:p>
      <text:p text:style-name="P144"/>
      <text:p text:style-name="P238"><text:span text:style-name="T58">Terminado</text:span><text:span text:style-name="T59"> </text:span><text:span text:style-name="T58">el</text:span><text:span text:style-name="T59"> </text:span><text:span text:style-name="T58">plazo</text:span><text:span text:style-name="T59"> </text:span><text:span text:style-name="T58">de</text:span><text:span text:style-name="T59"> </text:span><text:span text:style-name="T58">recepción</text:span><text:span text:style-name="T59"> </text:span><text:span text:style-name="T58">de</text:span><text:span text:style-name="T59"> </text:span><text:span text:style-name="T58">proposiciones,</text:span><text:span text:style-name="T59"> </text:span><text:span text:style-name="T58">la</text:span><text:span text:style-name="T59"> </text:span><text:span text:style-name="T58">persona</text:span><text:span text:style-name="T59"> </text:span><text:span text:style-name="T58">responsable</text:span><text:span text:style-name="T59"> </text:span><text:span text:style-name="T58">del</text:span><text:span text:style-name="T59"> </text:span><text:span text:style-name="T58">Registro</text:span><text:span text:style-name="T59"> </text:span><text:span text:style-name="T58">General</text:span><text:span text:style-name="T59"> </text:span><text:span text:style-name="T58">expedirá</text:span><text:span text:style-name="T59"> </text:span><text:span text:style-name="T58">una</text:span><text:span text:style-name="T59"> </text:span><text:span text:style-name="T58">certificación</text:span><text:span text:style-name="T59"> </text:span><text:span text:style-name="T58">donde</text:span><text:span text:style-name="T59"> </text:span><text:span text:style-name="T58">se</text:span><text:span text:style-name="T59"> </text:span><text:span text:style-name="T58">relacionen</text:span><text:span text:style-name="T59"> </text:span><text:span text:style-name="T58">las</text:span><text:span text:style-name="T59"> </text:span><text:span text:style-name="T58">proposiciones</text:span><text:span text:style-name="T59"> </text:span><text:span text:style-name="T58">recibidas,</text:span><text:span text:style-name="T59"> </text:span><text:span text:style-name="T58">las</text:span><text:span text:style-name="T59"> </text:span><text:span text:style-name="T58">presentadas</text:span><text:span text:style-name="T59"> </text:span><text:span text:style-name="T58">por</text:span><text:span text:style-name="T59"> </text:span><text:span text:style-name="T58">correo</text:span><text:span text:style-name="T59"> </text:span><text:span text:style-name="T58">con</text:span><text:span text:style-name="T59"> </text:span><text:span text:style-name="T58">los</text:span><text:span text:style-name="T59"> </text:span><text:span text:style-name="T58">requisitos</text:span><text:span text:style-name="T59"> </text:span><text:span text:style-name="T58">de</text:span><text:span text:style-name="T59"> </text:span><text:span text:style-name="T58">la</text:span><text:span text:style-name="T59"> </text:span><text:span text:style-name="T58">cláusula</text:span><text:span text:style-name="T59"> </text:span><text:span text:style-name="T58">9.1</text:span><text:span text:style-name="T59"> </text:span><text:span text:style-name="T58">pero</text:span><text:span text:style-name="T59"> </text:span><text:span text:style-name="T58">aún</text:span><text:span text:style-name="T59"> </text:span><text:span text:style-name="T58">no</text:span><text:span text:style-name="T59"> </text:span><text:span text:style-name="T58">recibidas</text:span><text:span text:style-name="T59"> </text:span><text:span text:style-name="T58">o,</text:span><text:span text:style-name="T59"> </text:span><text:span text:style-name="T58">en</text:span><text:span text:style-name="T59"> </text:span><text:span text:style-name="T58">su</text:span><text:span text:style-name="T59"> </text:span><text:span text:style-name="T58">caso,</text:span><text:span text:style-name="T59"> </text:span><text:span text:style-name="T58">sobre</text:span><text:span text:style-name="T59"> </text:span><text:span text:style-name="T58">la</text:span><text:span text:style-name="T59"> </text:span><text:span text:style-name="T58">ausencia</text:span><text:span text:style-name="T59"> </text:span><text:span text:style-name="T58">de</text:span><text:span text:style-name="T59"> </text:span><text:span text:style-name="T4">personas</text:span><text:span text:style-name="T70"> </text:span><text:span text:style-name="T4">licitadoras</text:span><text:span text:style-name="T58">,</text:span><text:span text:style-name="T59"> </text:span><text:span text:style-name="T58">que,</text:span><text:span text:style-name="T59"> </text:span><text:span text:style-name="T58">junto</text:span><text:span text:style-name="T59"> </text:span><text:span text:style-name="T58">con</text:span><text:span text:style-name="T59"> </text:span><text:span text:style-name="T58">los</text:span><text:span text:style-name="T59"> </text:span><text:span text:style-name="T58">sobres,</text:span><text:span text:style-name="T59"> </text:span><text:span text:style-name="T58">remitirá</text:span><text:span text:style-name="T59"> </text:span><text:span text:style-name="T58">a</text:span><text:span text:style-name="T59"> </text:span><text:span text:style-name="T58">la</text:span><text:span text:style-name="T59"> </text:span><text:span text:style-name="T58">secretaría</text:span><text:span text:style-name="T59"> </text:span><text:span text:style-name="T58">de</text:span><text:span text:style-name="T59"> </text:span><text:span text:style-name="T58">la</text:span><text:span text:style-name="T59"> </text:span><text:span text:style-name="T58">Mesa</text:span><text:span text:style-name="T59"> </text:span><text:span text:style-name="T58">de</text:span><text:span text:style-name="T59"> </text:span><text:span text:style-name="T58">contratación</text:span><text:span text:style-name="T59"> </text:span><text:span text:style-name="T58">designada</text:span><text:span text:style-name="T59"> </text:span><text:span text:style-name="T58">por</text:span><text:span text:style-name="T59"> </text:span><text:span text:style-name="T58">el</text:span><text:span text:style-name="T59"> </text:span><text:span text:style-name="T58">órgano</text:span><text:span text:style-name="T59"> </text:span><text:span text:style-name="T58">de</text:span><text:span text:style-name="T59"> </text:span><text:span text:style-name="T58">contratación,</text:span><text:span text:style-name="T59"> </text:span><text:span text:style-name="T58">cuya</text:span><text:span text:style-name="T59"> </text:span><text:span text:style-name="T58">composición</text:span><text:span text:style-name="T59"> </text:span><text:span text:style-name="T58">se</text:span><text:span text:style-name="T59"> </text:span><text:span text:style-name="T58">publicará</text:span><text:span text:style-name="T59"> </text:span><text:span text:style-name="T58">en</text:span><text:span text:style-name="T59"> </text:span><text:span text:style-name="T58">su</text:span><text:span text:style-name="T59"> </text:span><text:span text:style-name="T58">perfil</text:span><text:span text:style-name="T59"> </text:span><text:span text:style-name="T58">de</text:span><text:span text:style-name="T59"> </text:span><text:span text:style-name="T58">contratante</text:span><text:span text:style-name="T59"> </text:span><text:span text:style-name="T58">con</text:span><text:span text:style-name="T59"> </text:span><text:span text:style-name="T58">una</text:span><text:span text:style-name="T59"> </text:span><text:span text:style-name="T58">antelación</text:span><text:span text:style-name="T59"> </text:span><text:span text:style-name="T58">mínima</text:span><text:span text:style-name="T59"> </text:span><text:span text:style-name="T58">de</text:span><text:span text:style-name="T59"> </text:span><text:span text:style-name="T58">siete</text:span><text:span text:style-name="T59"> </text:span><text:span text:style-name="T58">días</text:span><text:span text:style-name="T59"> </text:span><text:span text:style-name="T58">con</text:span><text:span text:style-name="T59"> </text:span><text:span text:style-name="T58">respecto</text:span><text:span text:style-name="T59"> </text:span><text:span text:style-name="T58">a</text:span><text:span text:style-name="T59"> </text:span><text:span text:style-name="T58">la</text:span><text:span text:style-name="T59"> </text:span><text:span text:style-name="T58">reunión</text:span><text:span text:style-name="T59"> </text:span><text:span text:style-name="T58">que</text:span><text:span text:style-name="T59"> </text:span><text:span text:style-name="T58">celebrará</text:span><text:span text:style-name="T59"> </text:span><text:span text:style-name="T58">la</text:span><text:span text:style-name="T59"> </text:span><text:span text:style-name="T58">Mesa</text:span><text:span text:style-name="T59"> </text:span><text:span text:style-name="T58">para</text:span><text:span text:style-name="T59"> </text:span><text:span text:style-name="T58">la</text:span><text:span text:style-name="T59"> </text:span><text:span text:style-name="T58">apertura</text:span><text:span text:style-name="T59"> </text:span><text:span text:style-name="T58">del</text:span><text:span text:style-name="T59"> </text:span><text:span text:style-name="T58">sobre</text:span><text:span text:style-name="T59"> </text:span><text:span text:style-name="T58">nº1.</text:span></text:p>
      <text:p text:style-name="P272"/>
      <text:p text:style-name="P174">10.2.<text:span text:style-name="T2"> </text:span>Comisión<text:span text:style-name="T2"> </text:span>Técnica.<text:span text:style-name="T2"> </text:span></text:p>
      <text:p text:style-name="P231"/>
      <text:p text:style-name="P231">En<text:span text:style-name="T2"> </text:span>su<text:span text:style-name="T2"> </text:span>caso,<text:span text:style-name="T2"> </text:span>podrá<text:span text:style-name="T2"> </text:span>ser<text:span text:style-name="T2"> </text:span>designada<text:span text:style-name="T2"> </text:span>una<text:span text:style-name="T2"> </text:span>Comisión<text:span text:style-name="T2"> </text:span>Técnica<text:span text:style-name="T2"> </text:span>de<text:span text:style-name="T2"> </text:span>apoyo<text:span text:style-name="T2"> </text:span>a<text:span text:style-name="T2"> </text:span>la<text:span text:style-name="T2"> </text:span>Mesa<text:span text:style-name="T2"> </text:span>de<text:span text:style-name="T2"> </text:span>contratación,<text:span text:style-name="T2"> </text:span>encargada<text:span text:style-name="T2"> </text:span>de<text:span text:style-name="T2"> </text:span>elaborar<text:span text:style-name="T2"> </text:span>los<text:span text:style-name="T2"> </text:span>correspondientes<text:span text:style-name="T2"> </text:span>informes<text:span text:style-name="T2"> </text:span>técnicos<text:span text:style-name="T2"> </text:span>en<text:span text:style-name="T2"> </text:span>relación<text:span text:style-name="T2"> </text:span>con<text:span text:style-name="T2"> </text:span>la<text:span text:style-name="T2"> </text:span>documentación<text:span text:style-name="T2"> </text:span>contenida<text:span text:style-name="T2"> </text:span>en<text:span text:style-name="T2"> </text:span>el<text:span text:style-name="T2"> </text:span>sobre<text:span text:style-name="T2"> </text:span>nº<text:span text:style-name="T2"> </text:span>2,<text:span text:style-name="T2"> </text:span>en<text:span text:style-name="T2"> </text:span>el<text:span text:style-name="T2"> </text:span>procedimiento<text:span text:style-name="T2"> </text:span>abierto<text:span text:style-name="T2"> </text:span>y<text:span text:style-name="T2"> </text:span>en<text:span text:style-name="T2"> </text:span>el<text:span text:style-name="T2"> </text:span>sobre<text:span text:style-name="T2"> </text:span>nº<text:span text:style-name="T2"> </text:span>1<text:span text:style-name="T2"> </text:span>(Documentación<text:span text:style-name="T2"> </text:span>técnica<text:span text:style-name="T2"> </text:span>para<text:span text:style-name="T2"> </text:span>la<text:span text:style-name="T2"> </text:span>selección<text:span text:style-name="T2"> </text:span>de<text:span text:style-name="T2"> </text:span>personas<text:span text:style-name="T2"> </text:span>candidatas)<text:span text:style-name="T2"> </text:span>y<text:span text:style-name="T2"> </text:span>nº<text:span text:style-name="T2"> </text:span>2,<text:span text:style-name="T2"> </text:span>en<text:span text:style-name="T2"> </text:span>el<text:span text:style-name="T2"> </text:span>procedimiento<text:span text:style-name="T2"> </text:span>restringido.</text:p>
      <text:p text:style-name="P231"/>
      <text:p text:style-name="P174">10.3.<text:span text:style-name="T2"> </text:span>Certificación<text:span text:style-name="T2"> </text:span>y<text:span text:style-name="T2"> </text:span>calificación<text:span text:style-name="T2"> </text:span>de<text:span text:style-name="T2"> </text:span>documentos.<text:span text:style-name="T2"> </text:span></text:p>
      <text:p text:style-name="P144"/>
      <text:p text:style-name="P231">Una<text:span text:style-name="T2"> </text:span>vez<text:span text:style-name="T2"> </text:span>recibidos<text:span text:style-name="T2"> </text:span>los<text:span text:style-name="T2"> </text:span>sobres<text:span text:style-name="T2"> </text:span>por<text:span text:style-name="T2"> </text:span>la<text:span text:style-name="T2"> </text:span>secretaría<text:span text:style-name="T2"> </text:span>de<text:span text:style-name="T2"> </text:span>la<text:span text:style-name="T2"> </text:span>Mesa<text:span text:style-name="T2"> </text:span>de<text:span text:style-name="T2"> </text:span>contratación<text:span text:style-name="T2"> </text:span>junto<text:span text:style-name="T2"> </text:span>con<text:span text:style-name="T2"> </text:span>el<text:span text:style-name="T2"> </text:span>certificado<text:span text:style-name="T2"> </text:span>de<text:span text:style-name="T2"> </text:span>la<text:span text:style-name="T2"> </text:span>persona<text:span text:style-name="T2"> </text:span>responsable<text:span text:style-name="T2"> </text:span>del<text:span text:style-name="T2"> </text:span>Registro,<text:span text:style-name="T2"> </text:span>se<text:span text:style-name="T2"> </text:span>reunirá<text:span text:style-name="T2"> </text:span>la<text:span text:style-name="T2"> </text:span>misma<text:span text:style-name="T2"> </text:span>para<text:span text:style-name="T2"> </text:span>calificar<text:span text:style-name="T2"> </text:span>previamente<text:span text:style-name="T2"> </text:span>los<text:span text:style-name="T2"> </text:span>documentos<text:span text:style-name="T2"> </text:span>presentados<text:span text:style-name="T2"> </text:span>en<text:span text:style-name="T2"> </text:span>tiempo<text:span text:style-name="T2"> </text:span>y<text:span text:style-name="T2"> </text:span>forma.</text:p>
      <text:p text:style-name="P221"/>
      <text:p text:style-name="P231">A<text:span text:style-name="T2"> </text:span>tal<text:span text:style-name="T2"> </text:span>efecto,<text:span text:style-name="T2"> </text:span>por<text:span text:style-name="T2"> </text:span>la<text:span text:style-name="T2"> </text:span>presidencia<text:span text:style-name="T2"> </text:span>se<text:span text:style-name="T2"> </text:span>ordenará<text:span text:style-name="T2"> </text:span>la<text:span text:style-name="T2"> </text:span>apertura<text:span text:style-name="T2"> </text:span>del<text:span text:style-name="T2"> </text:span>sobre<text:span text:style-name="T2"> </text:span>nº<text:span text:style-name="T2"> </text:span>1.</text:p>
      <text:p text:style-name="P221"/>
      <text:p text:style-name="P231">Si<text:span text:style-name="T2"> </text:span>la<text:span text:style-name="T2"> </text:span>Mesa<text:span text:style-name="T2"> </text:span>observase<text:span text:style-name="T2"> </text:span>defectos<text:span text:style-name="T2"> </text:span>u<text:span text:style-name="T2"> </text:span>omisiones<text:span text:style-name="T2"> </text:span>subsanables<text:span text:style-name="T2"> </text:span>en<text:span text:style-name="T2"> </text:span>la<text:span text:style-name="T2"> </text:span>documentación<text:span text:style-name="T2"> </text:span>del<text:span text:style-name="T2"> </text:span>sobre<text:span text:style-name="T2"> </text:span>número<text:span text:style-name="T2"> </text:span>1<text:span text:style-name="T2"> </text:span>o,<text:span text:style-name="T2"> </text:span>en<text:span text:style-name="T2"> </text:span>su<text:span text:style-name="T2"> </text:span>caso,<text:span text:style-name="T2"> </text:span>en<text:span text:style-name="T2"> </text:span>la<text:span text:style-name="T2"> </text:span>declaración<text:span text:style-name="T2"> </text:span>responsable<text:span text:style-name="T2"> </text:span>presentada,<text:span text:style-name="T2"> </text:span>lo<text:span text:style-name="T2"> </text:span>comunicará<text:span text:style-name="T2"> </text:span>verbalmente<text:span text:style-name="T2"> </text:span>o<text:span text:style-name="T2"> </text:span>por<text:span text:style-name="T2"> </text:span>medios<text:span text:style-name="T2"> </text:span>electrónicos,<text:span text:style-name="T2"> </text:span>informáticos<text:span text:style-name="T2"> </text:span>o<text:span text:style-name="T2"> </text:span>telemáticos<text:span text:style-name="T2"> </text:span>a<text:span text:style-name="T2"> </text:span>las<text:span text:style-name="T2"> </text:span>personas<text:span text:style-name="T2"> </text:span>interesadas<text:span text:style-name="T2"> </text:span>y<text:span text:style-name="T2"> </text:span>lo<text:span text:style-name="T2"> </text:span>hará<text:span text:style-name="T2"> </text:span>público<text:span text:style-name="T2"> </text:span>a<text:span text:style-name="T2"> </text:span>través<text:span text:style-name="T2"> </text:span>del<text:span text:style-name="T2"> </text:span>perfil<text:span text:style-name="T2"> </text:span>de<text:span text:style-name="T2"> </text:span>contratante<text:span text:style-name="T2"> </text:span>del<text:span text:style-name="T2"> </text:span>órgano<text:span text:style-name="T2"> </text:span>de<text:span text:style-name="T2"> </text:span>contratación,<text:span text:style-name="T2"> </text:span>concediéndose<text:span text:style-name="T2"> </text:span>un<text:span text:style-name="T2"> </text:span>plazo<text:span text:style-name="T2"> </text:span>no<text:span text:style-name="T2"> </text:span>superior<text:span text:style-name="T2"> </text:span>a<text:span text:style-name="T2"> </text:span>tres<text:span text:style-name="T2"> </text:span>días<text:span text:style-name="T2"> </text:span>hábiles<text:span text:style-name="T2"> </text:span>para<text:span text:style-name="T2"> </text:span>que<text:span text:style-name="T2"> </text:span>las<text:span text:style-name="T2"> </text:span>personas<text:span text:style-name="T2"> </text:span>licitadoras<text:span text:style-name="T2"> </text:span>los<text:span text:style-name="T2"> </text:span>corrijan<text:span text:style-name="T2"> </text:span>o<text:span text:style-name="T2"> </text:span>subsanen<text:span text:style-name="T2"> </text:span>ante<text:span text:style-name="T2"> </text:span>la<text:span text:style-name="T2"> </text:span>propia<text:span text:style-name="T2"> </text:span>Mesa<text:span text:style-name="T2"> </text:span>de<text:span text:style-name="T2"> </text:span>contratación,<text:span text:style-name="T2"> </text:span>bajo<text:span text:style-name="T2"> </text:span>apercibimiento<text:span text:style-name="T2"> </text:span>de<text:span text:style-name="T2"> </text:span>exclusión<text:span text:style-name="T2"> </text:span>definitiva<text:span text:style-name="T2"> </text:span>de<text:span text:style-name="T2"> </text:span>la<text:span text:style-name="T2"> </text:span>persona<text:span text:style-name="T2"> </text:span>licitadora<text:span text:style-name="T2"> </text:span>si<text:span text:style-name="T2"> </text:span>en<text:span text:style-name="T2"> </text:span>el<text:span text:style-name="T2"> </text:span>plazo<text:span text:style-name="T2"> </text:span>concedido<text:span text:style-name="T2"> </text:span>no<text:span text:style-name="T2"> </text:span>procede<text:span text:style-name="T2"> </text:span>a<text:span text:style-name="T2"> </text:span>la<text:span text:style-name="T2"> </text:span>subsanación<text:span text:style-name="T2"> </text:span>de<text:span text:style-name="T2"> </text:span>dicha<text:span text:style-name="T2"> </text:span>documentación<text:span text:style-name="T2"> </text:span>o,<text:span text:style-name="T2"> </text:span>en<text:span text:style-name="T2"> </text:span>su<text:span text:style-name="T2"> </text:span>caso,<text:span text:style-name="T2"> </text:span>de<text:span text:style-name="T2"> </text:span>la<text:span text:style-name="T2"> </text:span>citada<text:span text:style-name="T2"> </text:span>declaración<text:span text:style-name="T2"> </text:span>responsable.</text:p>
      <text:p text:style-name="P278"/>
      <text:p text:style-name="P231">Posteriormente<text:span text:style-name="T2"> </text:span>se<text:span text:style-name="T2"> </text:span>reunirá<text:span text:style-name="T2"> </text:span>la<text:span text:style-name="T2"> </text:span>Mesa<text:span text:style-name="T2"> </text:span>de<text:span text:style-name="T2"> </text:span>contratación<text:span text:style-name="T2"> </text:span>para<text:span text:style-name="T2"> </text:span>adoptar<text:span text:style-name="T2"> </text:span>el<text:span text:style-name="T2"> </text:span>oportuno<text:span text:style-name="T2"> </text:span>acuerdo<text:span text:style-name="T2"> </text:span>sobre<text:span text:style-name="T2"> </text:span>la<text:span text:style-name="T2"> </text:span>admisión<text:span text:style-name="T2"> </text:span>definitiva<text:span text:style-name="T2"> </text:span>de<text:span text:style-name="T2"> </text:span>las<text:span text:style-name="T2"> </text:span>personas<text:span text:style-name="T2"> </text:span>licitadoras.</text:p>
      <text:p text:style-name="P221"/>
      <text:p text:style-name="P234">En<text:span text:style-name="T2"> </text:span>los<text:span text:style-name="T2"> </text:span>supuestos<text:span text:style-name="T2"> </text:span>de<text:span text:style-name="T2"> </text:span>adjudicación<text:span text:style-name="T2"> </text:span>mediante<text:span text:style-name="T2"> </text:span>procedimiento<text:span text:style-name="T2"> </text:span>restringido,<text:span text:style-name="T2"> </text:span>una<text:span text:style-name="T2"> </text:span>vez<text:span text:style-name="T2"> </text:span>comprobada<text:span text:style-name="T2"> </text:span>la<text:span text:style-name="T2"> </text:span>personalidad<text:span text:style-name="T2"> </text:span>y<text:span text:style-name="T2"> </text:span>solvencia<text:span text:style-name="T2"> </text:span>de<text:span text:style-name="T2"> </text:span>las<text:span text:style-name="T2"> </text:span>personas<text:span text:style-name="T2"> </text:span>solicitantes,<text:span text:style-name="T2"> </text:span>el<text:span text:style-name="T2"> </text:span>órgano<text:span text:style-name="T2"> </text:span>de<text:span text:style-name="T2"> </text:span>contratación<text:span text:style-name="T2"> </text:span>o<text:span text:style-name="T2"> </text:span>la<text:span text:style-name="T2"> </text:span>Mesa<text:span text:style-name="T2"> </text:span>de<text:span text:style-name="T2"> </text:span>contratación<text:span text:style-name="T2"> </text:span>por<text:span text:style-name="T2"> </text:span>delegación<text:span text:style-name="T2"> </text:span>de<text:span text:style-name="T2"> </text:span>aquél,<text:span text:style-name="T2"> </text:span>si<text:span text:style-name="T2"> </text:span>así<text:span text:style-name="T2"> </text:span>se<text:span text:style-name="T2"> </text:span>establece<text:span text:style-name="T2"> </text:span>en<text:span text:style-name="T2"> </text:span>el<text:span text:style-name="T2"> </text:span>anexo<text:span text:style-name="T2"> </text:span>I-A,<text:span text:style-name="T2"> </text:span>seleccionará<text:span text:style-name="T2"> </text:span>a<text:span text:style-name="T2"> </text:span>las<text:span text:style-name="T2"> </text:span>personas<text:span text:style-name="T2"> </text:span>candidatas<text:span text:style-name="T2"> </text:span>que,<text:span text:style-name="T2"> </text:span>de<text:span text:style-name="T2"> </text:span>acuerdo<text:span text:style-name="T2"> </text:span>con<text:span text:style-name="T2"> </text:span>los<text:span text:style-name="T2"> </text:span>criterios<text:span text:style-name="T2"> </text:span>establecidos<text:span text:style-name="T2"> </text:span>en<text:span text:style-name="T2"> </text:span>dicho<text:span text:style-name="T2"> </text:span>anexo,<text:span text:style-name="T2"> </text:span>deban<text:span text:style-name="T2"> </text:span>pasar<text:span text:style-name="T2"> </text:span>a<text:span text:style-name="T2"> </text:span>la<text:span text:style-name="T2"> </text:span>siguiente<text:span text:style-name="T2"> </text:span>fase,<text:span text:style-name="T2"> </text:span>a<text:span text:style-name="T2"> </text:span>las<text:span text:style-name="T2"> </text:span>que<text:span text:style-name="T2"> </text:span>invitará,<text:span text:style-name="T2"> </text:span>simultáneamente<text:span text:style-name="T2"> </text:span>y<text:span text:style-name="T2"> </text:span>por<text:span text:style-name="T2"> </text:span>escrito,<text:span text:style-name="T2"> </text:span>a<text:span text:style-name="T2"> </text:span>presentar,<text:span text:style-name="T2"> </text:span>los<text:span text:style-name="T2"> </text:span>sobres<text:span text:style-name="T2"> </text:span>señalados<text:span text:style-name="T2"> </text:span>con<text:span text:style-name="T2"> </text:span>los<text:span text:style-name="T2"> </text:span>números<text:span text:style-name="T2"> </text:span>2<text:span text:style-name="T2"> </text:span>y<text:span text:style-name="T2"> </text:span>3,<text:span text:style-name="T2"> </text:span>en<text:span text:style-name="T2"> </text:span>el<text:span text:style-name="T2"> </text:span>plazo<text:span text:style-name="T2"> </text:span>que<text:span text:style-name="T2"> </text:span>se<text:span text:style-name="T2"> </text:span>les<text:span text:style-name="T2"> </text:span>indique.</text:p>
      <text:p text:style-name="P231"/>
      <text:p text:style-name="P279">10.4.<text:span text:style-name="T2"> </text:span>Informe<text:span text:style-name="T2"> </text:span>técnico<text:span text:style-name="T2"> </text:span>de<text:span text:style-name="T2"> </text:span>valoración<text:span text:style-name="T2"> </text:span>de<text:span text:style-name="T2"> </text:span>los<text:span text:style-name="T2"> </text:span>criterios<text:span text:style-name="T2"> </text:span>de<text:span text:style-name="T2"> </text:span>adjudicación<text:span text:style-name="T2"> </text:span>cuya<text:span text:style-name="T2"> </text:span>ponderación<text:span text:style-name="T2"> </text:span>dependa<text:span text:style-name="T2"> </text:span>de<text:span text:style-name="T2"> </text:span>un<text:span text:style-name="T2"> </text:span>juicio<text:span text:style-name="T2"> </text:span>de<text:span text:style-name="T2"> </text:span>valor.</text:p>
      <text:p text:style-name="P231"><text:tab/></text:p>
      <text:p text:style-name="P238"><text:span text:style-name="T58">Una</text:span><text:span text:style-name="T59"> </text:span><text:span text:style-name="T58">vez</text:span><text:span text:style-name="T59"> </text:span><text:span text:style-name="T58">adoptado</text:span><text:span text:style-name="T59"> </text:span><text:span text:style-name="T58">el</text:span><text:span text:style-name="T59"> </text:span><text:span text:style-name="T58">acuerdo</text:span><text:span text:style-name="T59"> </text:span><text:span text:style-name="T58">sobre</text:span><text:span text:style-name="T59"> </text:span><text:span text:style-name="T58">admisión</text:span><text:span text:style-name="T59"> </text:span><text:span text:style-name="T58">definitiva</text:span><text:span text:style-name="T59"> </text:span><text:span text:style-name="T58">de</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se</text:span><text:span text:style-name="T59"> </text:span><text:span text:style-name="T58">reunirá</text:span><text:span text:style-name="T59"> </text:span><text:span text:style-name="T58">la</text:span><text:span text:style-name="T59"> </text:span><text:span text:style-name="T58">Mesa</text:span><text:span text:style-name="T59"> </text:span><text:span text:style-name="T58">de</text:span><text:span text:style-name="T59"> </text:span><text:span text:style-name="T58">contratación</text:span><text:span text:style-name="T59"> </text:span><text:span text:style-name="T58">y</text:span><text:span text:style-name="T59"> </text:span><text:span text:style-name="T4">se</text:span><text:span text:style-name="T70"> </text:span><text:span text:style-name="T4">procederá</text:span><text:span text:style-name="T70"> </text:span><text:span text:style-name="T4">en</text:span><text:span text:style-name="T70"> </text:span><text:span text:style-name="T4">acto</text:span><text:span text:style-name="T70"> </text:span><text:span text:style-name="T4">público</text:span><text:span text:style-name="T70"> </text:span><text:span text:style-name="T4">a</text:span><text:span text:style-name="T70"> </text:span><text:span text:style-name="T4">manifestar</text:span><text:span text:style-name="T70"> </text:span><text:span text:style-name="T4">el</text:span><text:span text:style-name="T70"> </text:span><text:span text:style-name="T4">resultado</text:span><text:span text:style-name="T70"> </text:span><text:span text:style-name="T4">de</text:span><text:span text:style-name="T70"> </text:span><text:span text:style-name="T4">la</text:span><text:span text:style-name="T70"> </text:span><text:span text:style-name="T4">calificación</text:span><text:span text:style-name="T70"> </text:span><text:span text:style-name="T4">de</text:span><text:span text:style-name="T70"> </text:span><text:span text:style-name="T4">los</text:span><text:span text:style-name="T70"> </text:span><text:span text:style-name="T4">documentos</text:span><text:span text:style-name="T70"> </text:span><text:span text:style-name="T4">presentados,</text:span><text:span text:style-name="T70"> </text:span><text:span text:style-name="T4">con</text:span><text:span text:style-name="T70"> </text:span><text:span text:style-name="T4">expresión</text:span><text:span text:style-name="T70"> </text:span><text:span text:style-name="T4">de</text:span><text:span text:style-name="T70"> </text:span><text:span text:style-name="T4">las</text:span><text:span text:style-name="T70"> </text:span><text:span text:style-name="T4">proposiciones</text:span><text:span text:style-name="T70"> </text:span><text:span text:style-name="T4">admitidas,</text:span><text:span text:style-name="T70"> </text:span><text:span text:style-name="T4">de</text:span><text:span text:style-name="T70"> </text:span><text:span text:style-name="T4">las</text:span><text:span text:style-name="T70"> </text:span><text:span text:style-name="T4">rechazadas</text:span><text:span text:style-name="T70"> </text:span><text:span text:style-name="T4">y</text:span><text:span text:style-name="T70"> </text:span><text:span text:style-name="T4">causa</text:span><text:span text:style-name="T70"> </text:span><text:span text:style-name="T4">o</text:span><text:span text:style-name="T70"> </text:span><text:span text:style-name="T4">causas</text:span><text:span text:style-name="T70"> </text:span><text:span text:style-name="T4">de</text:span><text:span text:style-name="T70"> </text:span><text:span text:style-name="T4">inadmisión</text:span><text:span text:style-name="T70"> </text:span><text:span text:style-name="T4">de</text:span><text:span text:style-name="T70"> </text:span><text:span text:style-name="T4">estas</text:span><text:span text:style-name="T70"> </text:span><text:span text:style-name="T4">últimas</text:span><text:span text:style-name="T59"> </text:span><text:span text:style-name="T58">procediendo,</text:span><text:span text:style-name="T59"> </text:span><text:span text:style-name="T58">en</text:span><text:span text:style-name="T59"> </text:span><text:span text:style-name="T58">su</text:span><text:span text:style-name="T59"> </text:span><text:span text:style-name="T58">caso,</text:span><text:span text:style-name="T59"> </text:span><text:span text:style-name="T58">a</text:span><text:span text:style-name="T59"> </text:span><text:span text:style-name="T58">la</text:span><text:span text:style-name="T59"> </text:span><text:span text:style-name="T58">apertura,</text:span><text:span text:style-name="T59"> </text:span><text:span text:style-name="T58">en</text:span><text:span text:style-name="T59"> </text:span><text:span text:style-name="T58">acto</text:span><text:span text:style-name="T59"> </text:span><text:span text:style-name="T58">público,</text:span><text:span text:style-name="T59"> </text:span><text:span text:style-name="T58">del</text:span><text:span text:style-name="T59"> </text:span><text:span text:style-name="T58">sobre</text:span><text:span text:style-name="T59"> </text:span><text:span text:style-name="T58">nº</text:span><text:span text:style-name="T59"> </text:span><text:span text:style-name="T58">2</text:span><text:span text:style-name="T59"> </text:span><text:span text:style-name="T58">de</text:span><text:span text:style-name="T59"> </text:span><text:span text:style-name="T4">las</text:span><text:span text:style-name="T70"> </text:span><text:span text:style-name="T4">personas</text:span><text:span text:style-name="T70"> </text:span><text:span text:style-name="T4">licitadoras</text:span><text:span text:style-name="T70"> </text:span><text:span text:style-name="T58">admitidas,</text:span><text:span text:style-name="T59"> </text:span><text:span text:style-name="T58">en</text:span><text:span text:style-name="T59"> </text:span><text:span text:style-name="T58">un</text:span><text:span text:style-name="T59"> </text:span><text:span text:style-name="T58">plazo</text:span><text:span text:style-name="T59"> </text:span><text:span text:style-name="T58">que</text:span><text:span text:style-name="T59"> </text:span><text:span text:style-name="T58">en</text:span><text:span text:style-name="T59"> </text:span><text:span text:style-name="T58">el</text:span><text:span text:style-name="T59"> </text:span><text:span text:style-name="T58">procedimiento</text:span><text:span text:style-name="T59"> </text:span><text:span text:style-name="T58">abierto</text:span><text:span text:style-name="T59"> </text:span><text:span text:style-name="T58">no</text:span><text:span text:style-name="T59"> </text:span><text:span text:style-name="T58">será</text:span><text:span text:style-name="T59"> </text:span><text:span text:style-name="T58">superior</text:span><text:span text:style-name="T59"> </text:span><text:span text:style-name="T58">a</text:span><text:span text:style-name="T59"> </text:span><text:span text:style-name="T58">siete</text:span><text:span text:style-name="T59"> </text:span><text:span text:style-name="T58">días</text:span><text:span text:style-name="T59"> </text:span><text:span text:style-name="T58">a</text:span><text:span text:style-name="T59"> </text:span><text:span text:style-name="T58">contar</text:span><text:span text:style-name="T59"> </text:span><text:span text:style-name="T58">desde</text:span><text:span text:style-name="T59"> </text:span><text:span text:style-name="T58">la</text:span><text:span text:style-name="T59"> </text:span><text:span text:style-name="T58">apertura</text:span><text:span text:style-name="T59"> </text:span><text:span text:style-name="T58">del</text:span><text:span text:style-name="T59"> </text:span><text:span text:style-name="T58">sobre</text:span><text:span text:style-name="T59"> </text:span><text:span text:style-name="T58">nº</text:span><text:span text:style-name="T59"> </text:span><text:span text:style-name="T58">1.</text:span><text:span text:style-name="T59"> </text:span><text:span text:style-name="T58">El</text:span><text:span text:style-name="T59"> </text:span><text:span text:style-name="T58">día</text:span><text:span text:style-name="T59"> </text:span><text:span text:style-name="T58">señalado</text:span><text:span text:style-name="T59"> </text:span><text:span text:style-name="T58">para</text:span><text:span text:style-name="T59"> </text:span><text:span text:style-name="T58">la</text:span><text:span text:style-name="T59"> </text:span><text:span text:style-name="T58">celebración</text:span><text:span text:style-name="T59"> </text:span><text:span text:style-name="T58">de</text:span><text:span text:style-name="T59"> </text:span><text:span text:style-name="T58">dicho</text:span><text:span text:style-name="T59"> </text:span><text:span text:style-name="T58">acto</text:span><text:span text:style-name="T59"> </text:span><text:span text:style-name="T58">público</text:span><text:span text:style-name="T59"> </text:span><text:span text:style-name="T58">se</text:span><text:span text:style-name="T59"> </text:span><text:span text:style-name="T58">indicará</text:span><text:span text:style-name="T59"> </text:span><text:span text:style-name="T58">en</text:span><text:span text:style-name="T59"> </text:span><text:span text:style-name="T58">el</text:span><text:span text:style-name="T59"> </text:span><text:span text:style-name="T58">anuncio</text:span><text:span text:style-name="T59"> </text:span><text:span text:style-name="T58">de</text:span><text:span text:style-name="T59"> </text:span><text:span text:style-name="T58">licitación</text:span><text:span text:style-name="T59"> </text:span><text:span text:style-name="T58">y</text:span><text:span text:style-name="T59"> </text:span><text:span text:style-name="T58">se</text:span><text:span text:style-name="T59"> </text:span><text:span text:style-name="T58">publicará</text:span><text:span text:style-name="T59"> </text:span><text:span text:style-name="T58">en</text:span><text:span text:style-name="T59"> </text:span><text:span text:style-name="T58">el</text:span><text:span text:style-name="T59"> </text:span><text:span text:style-name="T58">perfil</text:span><text:span text:style-name="T59"> </text:span><text:span text:style-name="T58">de</text:span><text:span text:style-name="T59"> </text:span><text:span text:style-name="T58">contratante</text:span><text:span text:style-name="T59"> </text:span><text:span text:style-name="T58">del</text:span><text:span text:style-name="T59"> </text:span><text:span text:style-name="T58">órgano</text:span><text:span text:style-name="T59"> </text:span><text:span text:style-name="T58">de</text:span><text:span text:style-name="T59"> </text:span><text:soft-page-break/><text:span text:style-name="T58">contratación.</text:span></text:p>
      <text:p text:style-name="P231"/>
      <text:p text:style-name="P231">Posteriormente<text:span text:style-name="T2"> </text:span>la<text:span text:style-name="T2"> </text:span>Mesa<text:span text:style-name="T2"> </text:span>de<text:span text:style-name="T2"> </text:span>contratación<text:span text:style-name="T2"> </text:span>remitirá<text:span text:style-name="T2"> </text:span>a<text:span text:style-name="T2"> </text:span>la<text:span text:style-name="T2"> </text:span>Comisión<text:span text:style-name="T2"> </text:span>Técnica,<text:span text:style-name="T2"> </text:span>en<text:span text:style-name="T2"> </text:span>caso<text:span text:style-name="T2"> </text:span>de<text:span text:style-name="T2"> </text:span>que<text:span text:style-name="T2"> </text:span>hubiese<text:span text:style-name="T2"> </text:span>sido<text:span text:style-name="T2"> </text:span>designada,<text:span text:style-name="T2"> </text:span>la<text:span text:style-name="T2"> </text:span>documentación<text:span text:style-name="T2"> </text:span>del<text:span text:style-name="T2"> </text:span>citado<text:span text:style-name="T2"> </text:span>sobre,<text:span text:style-name="T2"> </text:span>a<text:span text:style-name="T2"> </text:span>fin<text:span text:style-name="T2"> </text:span>de<text:span text:style-name="T2"> </text:span>que<text:span text:style-name="T2"> </text:span>por<text:span text:style-name="T2"> </text:span>ésta<text:span text:style-name="T2"> </text:span>se<text:span text:style-name="T2"> </text:span>emita<text:span text:style-name="T2"> </text:span>el<text:span text:style-name="T2"> </text:span>correspondiente<text:span text:style-name="T2"> </text:span>informe<text:span text:style-name="T2"> </text:span>técnico.<text:span text:style-name="T2"> </text:span>Este<text:span text:style-name="T2"> </text:span>informe<text:span text:style-name="T2"> </text:span>técnico,<text:span text:style-name="T2"> </text:span>junto<text:span text:style-name="T2"> </text:span>con<text:span text:style-name="T2"> </text:span>la<text:span text:style-name="T2"> </text:span>documentación,<text:span text:style-name="T2"> </text:span>se<text:span text:style-name="T2"> </text:span>elevará<text:span text:style-name="T2"> </text:span>a<text:span text:style-name="T2"> </text:span>la<text:span text:style-name="T2"> </text:span>Mesa<text:span text:style-name="T2"> </text:span>de<text:span text:style-name="T2"> </text:span>contratación<text:span text:style-name="T2"> </text:span>con<text:span text:style-name="T2"> </text:span>anterioridad<text:span text:style-name="T2"> </text:span>al<text:span text:style-name="T2"> </text:span>acto<text:span text:style-name="T2"> </text:span>de<text:span text:style-name="T2"> </text:span>apertura<text:span text:style-name="T2"> </text:span>de<text:span text:style-name="T2"> </text:span>las<text:span text:style-name="T2"> </text:span>proposiciones,<text:span text:style-name="T2"> </text:span>correspondiendo<text:span text:style-name="T2"> </text:span>a<text:span text:style-name="T2"> </text:span>la<text:span text:style-name="T2"> </text:span>Mesa<text:span text:style-name="T2"> </text:span>la<text:span text:style-name="T2"> </text:span>valoración<text:span text:style-name="T2"> </text:span>de<text:span text:style-name="T2"> </text:span>las<text:span text:style-name="T2"> </text:span>distintas<text:span text:style-name="T2"> </text:span>proposiciones<text:span text:style-name="T2"> </text:span>clasificándolas<text:span text:style-name="T2"> </text:span>en<text:span text:style-name="T2"> </text:span>orden<text:span text:style-name="T2"> </text:span>decreciente<text:span text:style-name="T2"> </text:span>de<text:span text:style-name="T2"> </text:span>valoración.</text:p>
      <text:p text:style-name="P231"/>
      <text:p text:style-name="P231">La<text:span text:style-name="T2"> </text:span>valoración<text:span text:style-name="T2"> </text:span>de<text:span text:style-name="T2"> </text:span>los<text:span text:style-name="T2"> </text:span>criterios<text:span text:style-name="T2"> </text:span>cuya<text:span text:style-name="T2"> </text:span>cuantificación<text:span text:style-name="T2"> </text:span>dependa<text:span text:style-name="T2"> </text:span>de<text:span text:style-name="T2"> </text:span>un<text:span text:style-name="T2"> </text:span>juicio<text:span text:style-name="T2"> </text:span>de<text:span text:style-name="T2"> </text:span>valor<text:span text:style-name="T2"> </text:span>corresponderá,<text:span text:style-name="T2"> </text:span>en<text:span text:style-name="T2"> </text:span>los<text:span text:style-name="T2"> </text:span>casos<text:span text:style-name="T2"> </text:span>en<text:span text:style-name="T2"> </text:span>que<text:span text:style-name="T2"> </text:span>proceda<text:span text:style-name="T2"> </text:span>por<text:span text:style-name="T2"> </text:span>tener<text:span text:style-name="T2"> </text:span>atribuida<text:span text:style-name="T2"> </text:span>una<text:span text:style-name="T2"> </text:span>ponderación<text:span text:style-name="T2"> </text:span>mayor<text:span text:style-name="T2"> </text:span>que<text:span text:style-name="T2"> </text:span>la<text:span text:style-name="T2"> </text:span>correspondiente<text:span text:style-name="T2"> </text:span>a<text:span text:style-name="T2"> </text:span>los<text:span text:style-name="T2"> </text:span>criterios<text:span text:style-name="T2"> </text:span>evaluables<text:span text:style-name="T2"> </text:span>de<text:span text:style-name="T2"> </text:span>forma<text:span text:style-name="T2"> </text:span>automática,<text:span text:style-name="T2"> </text:span>bien<text:span text:style-name="T2"> </text:span>a<text:span text:style-name="T2"> </text:span>un<text:span text:style-name="T2"> </text:span>comité<text:span text:style-name="T2"> </text:span>formado<text:span text:style-name="T2"> </text:span>por<text:span text:style-name="T2"> </text:span>personas<text:span text:style-name="T2"> </text:span>expertas<text:span text:style-name="T2"> </text:span>bien<text:span text:style-name="T2"> </text:span>a<text:span text:style-name="T2"> </text:span>un<text:span text:style-name="T2"> </text:span>organismo<text:span text:style-name="T2"> </text:span>técnico<text:span text:style-name="T2"> </text:span>especializado.</text:p>
      <text:p text:style-name="P231"/>
      <text:p text:style-name="P231">Cuando<text:span text:style-name="T2"> </text:span>la<text:span text:style-name="T2"> </text:span>evaluación<text:span text:style-name="T2"> </text:span>deba<text:span text:style-name="T2"> </text:span>efectuarse<text:span text:style-name="T2"> </text:span>por<text:span text:style-name="T2"> </text:span>un<text:span text:style-name="T2"> </text:span>comité<text:span text:style-name="T2"> </text:span>formado<text:span text:style-name="T2"> </text:span>por<text:span text:style-name="T2"> </text:span>personas<text:span text:style-name="T2"> </text:span>expertas,<text:span text:style-name="T2"> </text:span>éstas<text:span text:style-name="T2"> </text:span>deberán<text:span text:style-name="T2"> </text:span>ser<text:span text:style-name="T2"> </text:span>como<text:span text:style-name="T2"> </text:span>mínimo<text:span text:style-name="T2"> </text:span>tres.<text:span text:style-name="T2"> </text:span>Siempre<text:span text:style-name="T2"> </text:span>que<text:span text:style-name="T2"> </text:span>sea<text:span text:style-name="T2"> </text:span>posible,<text:span text:style-name="T2"> </text:span>las<text:span text:style-name="T2"> </text:span>personas<text:span text:style-name="T2"> </text:span>miembros<text:span text:style-name="T2"> </text:span>del<text:span text:style-name="T2"> </text:span>citado<text:span text:style-name="T2"> </text:span>comité<text:span text:style-name="T2"> </text:span>habrán<text:span text:style-name="T2"> </text:span>de<text:span text:style-name="T2"> </text:span>ser<text:span text:style-name="T2"> </text:span>personal<text:span text:style-name="T2"> </text:span>al<text:span text:style-name="T2"> </text:span>servicio<text:span text:style-name="T2"> </text:span>de<text:span text:style-name="T2"> </text:span>la<text:span text:style-name="T2"> </text:span>Consejería<text:span text:style-name="T2"> </text:span>u<text:span text:style-name="T2"> </text:span>Organismo<text:span text:style-name="T2"> </text:span>contratante.<text:span text:style-name="T2"> </text:span>En<text:span text:style-name="T2"> </text:span>ningún<text:span text:style-name="T2"> </text:span>caso<text:span text:style-name="T2"> </text:span>podrán<text:span text:style-name="T2"> </text:span>estar<text:span text:style-name="T2"> </text:span>integradas<text:span text:style-name="T2"> </text:span>en<text:span text:style-name="T2"> </text:span>el<text:span text:style-name="T2"> </text:span>órgano<text:span text:style-name="T2"> </text:span>que<text:span text:style-name="T2"> </text:span>proponga<text:span text:style-name="T2"> </text:span>la<text:span text:style-name="T2"> </text:span>celebración<text:span text:style-name="T2"> </text:span>del<text:span text:style-name="T2"> </text:span>contrato.<text:span text:style-name="T2"> </text:span>Todas<text:span text:style-name="T2"> </text:span>las<text:span text:style-name="T2"> </text:span>personas<text:span text:style-name="T2"> </text:span>miembros<text:span text:style-name="T2"> </text:span>del<text:span text:style-name="T2"> </text:span>comité<text:span text:style-name="T2"> </text:span>contarán<text:span text:style-name="T2"> </text:span>con<text:span text:style-name="T2"> </text:span>la<text:span text:style-name="T2"> </text:span>cualificación<text:span text:style-name="T2"> </text:span>profesional<text:span text:style-name="T2"> </text:span>adecuada<text:span text:style-name="T2"> </text:span>en<text:span text:style-name="T2"> </text:span>razón<text:span text:style-name="T2"> </text:span>de<text:span text:style-name="T2"> </text:span>la<text:span text:style-name="T2"> </text:span>materia<text:span text:style-name="T2"> </text:span>sobre<text:span text:style-name="T2"> </text:span>la<text:span text:style-name="T2"> </text:span>que<text:span text:style-name="T2"> </text:span>verse<text:span text:style-name="T2"> </text:span>la<text:span text:style-name="T2"> </text:span>valoración.<text:span text:style-name="T2"> </text:span></text:p>
      <text:p text:style-name="P231"/>
      <text:p text:style-name="P231">Las<text:span text:style-name="T2"> </text:span>personas<text:span text:style-name="T2"> </text:span>miembros<text:span text:style-name="T2"> </text:span>del<text:span text:style-name="T2"> </text:span>comité<text:span text:style-name="T2"> </text:span>o<text:span text:style-name="T2"> </text:span>del<text:span text:style-name="T2"> </text:span>organismo<text:span text:style-name="T2"> </text:span>técnico<text:span text:style-name="T2"> </text:span>especializado<text:span text:style-name="T2"> </text:span>se<text:span text:style-name="T2"> </text:span>identificarán<text:span text:style-name="T2"> </text:span>en<text:span text:style-name="T2"> </text:span>el<text:span text:style-name="T2"> </text:span>anexo<text:span text:style-name="T2"> </text:span>I-A<text:span text:style-name="T2"> </text:span>y<text:span text:style-name="T2"> </text:span>su<text:span text:style-name="T2"> </text:span>designación<text:span text:style-name="T2"> </text:span>se<text:span text:style-name="T2"> </text:span>publicará<text:span text:style-name="T2"> </text:span>en<text:span text:style-name="T2"> </text:span>el<text:span text:style-name="T2"> </text:span>perfil<text:span text:style-name="T2"> </text:span>de<text:span text:style-name="T2"> </text:span>contratante<text:span text:style-name="T2"> </text:span>con<text:span text:style-name="T2"> </text:span>carácter<text:span text:style-name="T2"> </text:span>previo<text:span text:style-name="T2"> </text:span>a<text:span text:style-name="T2"> </text:span>la<text:span text:style-name="T2"> </text:span>apertura<text:span text:style-name="T2"> </text:span>del<text:span text:style-name="T2"> </text:span>sobre<text:span text:style-name="T2"> </text:span>nº1.</text:p>
      <text:p text:style-name="P231"/>
      <text:p text:style-name="P231">El<text:span text:style-name="T2"> </text:span>orden<text:span text:style-name="T2"> </text:span>de<text:span text:style-name="T2"> </text:span>prioridad<text:span text:style-name="T2"> </text:span>de<text:span text:style-name="T2"> </text:span>los<text:span text:style-name="T2"> </text:span>criterios<text:span text:style-name="T2"> </text:span>de<text:span text:style-name="T2"> </text:span>adjudicación<text:span text:style-name="T2"> </text:span>y<text:span text:style-name="T2"> </text:span>su<text:span text:style-name="T2"> </text:span>ponderación<text:span text:style-name="T2"> </text:span>se<text:span text:style-name="T2"> </text:span>fijarán<text:span text:style-name="T2"> </text:span>por<text:span text:style-name="T2"> </text:span>orden<text:span text:style-name="T2"> </text:span>decreciente<text:span text:style-name="T2"> </text:span>en<text:span text:style-name="T2"> </text:span>el<text:span text:style-name="T2"> </text:span>anexo VII.<text:span text:style-name="T2"> </text:span>En<text:span text:style-name="T2"> </text:span>este<text:span text:style-name="T2"> </text:span>anexo<text:span text:style-name="T2"> </text:span>se<text:span text:style-name="T2"> </text:span>expresará,<text:span text:style-name="T2"> </text:span>en<text:span text:style-name="T2"> </text:span>su<text:span text:style-name="T2"> </text:span>caso,<text:span text:style-name="T2"> </text:span>el<text:span text:style-name="T2"> </text:span>umbral<text:span text:style-name="T2"> </text:span>mínimo<text:span text:style-name="T2"> </text:span>de<text:span text:style-name="T2"> </text:span>puntuación<text:span text:style-name="T2"> </text:span>exigido<text:span text:style-name="T2"> </text:span>al<text:span text:style-name="T2"> </text:span>licitador<text:span text:style-name="T2"> </text:span>para<text:span text:style-name="T2"> </text:span>continuar<text:span text:style-name="T2"> </text:span>en<text:span text:style-name="T2"> </text:span>el<text:span text:style-name="T2"> </text:span>proceso<text:span text:style-name="T2"> </text:span>selectivo.<text:span text:style-name="T2"> </text:span></text:p>
      <text:p text:style-name="P231"/>
      <text:p text:style-name="P175">10.5.<text:span text:style-name="T2"> </text:span>Apertura<text:span text:style-name="T2"> </text:span>de<text:span text:style-name="T2"> </text:span>proposiciones.<text:span text:style-name="T2"> </text:span></text:p>
      <text:p text:style-name="P175"/>
      <text:p text:style-name="P238"><text:span text:style-name="T4">Por</text:span><text:span text:style-name="T70"> </text:span><text:span text:style-name="T4">la</text:span><text:span text:style-name="T70"> </text:span><text:span text:style-name="T4">presidencia</text:span><text:span text:style-name="T70"> </text:span><text:span text:style-name="T4">de</text:span><text:span text:style-name="T70"> </text:span><text:span text:style-name="T4">la</text:span><text:span text:style-name="T70"> </text:span><text:span text:style-name="T4">Mesa</text:span><text:span text:style-name="T70"> </text:span><text:span text:style-name="T4">de</text:span><text:span text:style-name="T70"> </text:span><text:span text:style-name="T4">contratación,</text:span><text:span text:style-name="T70"> </text:span><text:span text:style-name="T4">en</text:span><text:span text:style-name="T70"> </text:span><text:span text:style-name="T4">el</text:span><text:span text:style-name="T70"> </text:span><text:span text:style-name="T4">día</text:span><text:span text:style-name="T70"> </text:span><text:span text:style-name="T4">y</text:span><text:span text:style-name="T70"> </text:span><text:span text:style-name="T4">hora</text:span><text:span text:style-name="T70"> </text:span><text:span text:style-name="T4">señalado</text:span><text:span text:style-name="T70"> </text:span><text:span text:style-name="T58">en</text:span><text:span text:style-name="T59"> </text:span><text:span text:style-name="T58">el</text:span><text:span text:style-name="T59"> </text:span><text:span text:style-name="T58">anuncio</text:span><text:span text:style-name="T59"> </text:span><text:span text:style-name="T58">de</text:span><text:span text:style-name="T59"> </text:span><text:span text:style-name="T58">licitación</text:span><text:span text:style-name="T59"> </text:span><text:span text:style-name="T58">y</text:span><text:span text:style-name="T59"> </text:span><text:span text:style-name="T58">en</text:span><text:span text:style-name="T59"> </text:span><text:span text:style-name="T58">el</text:span><text:span text:style-name="T59"> </text:span><text:span text:style-name="T58">perfil</text:span><text:span text:style-name="T59"> </text:span><text:span text:style-name="T58">de</text:span><text:span text:style-name="T59"> </text:span><text:span text:style-name="T58">contratante</text:span><text:span text:style-name="T59"> </text:span><text:span text:style-name="T58">del</text:span><text:span text:style-name="T59"> </text:span><text:span text:style-name="T58">órgano</text:span><text:span text:style-name="T59"> </text:span><text:span text:style-name="T58">de</text:span><text:span text:style-name="T59"> </text:span><text:span text:style-name="T58">contratación</text:span><text:span text:style-name="T59"> </text:span><text:span text:style-name="T4">se</text:span><text:span text:style-name="T70"> </text:span><text:span text:style-name="T4">procederá</text:span><text:span text:style-name="T70"> </text:span><text:span text:style-name="T4">en</text:span><text:span text:style-name="T70"> </text:span><text:span text:style-name="T4">acto</text:span><text:span text:style-name="T70"> </text:span><text:span text:style-name="T4">público</text:span><text:span text:style-name="T70"> </text:span><text:span text:style-name="T4">a</text:span><text:span text:style-name="T70"> </text:span><text:span text:style-name="T4">manifestar</text:span><text:span text:style-name="T70"> </text:span><text:span text:style-name="T4">el</text:span><text:span text:style-name="T70"> </text:span><text:span text:style-name="T4">resultado</text:span><text:span text:style-name="T70"> </text:span><text:span text:style-name="T4">de</text:span><text:span text:style-name="T70"> </text:span><text:span text:style-name="T4">la</text:span><text:span text:style-name="T70"> </text:span><text:span text:style-name="T4">ponderación</text:span><text:span text:style-name="T70"> </text:span><text:span text:style-name="T4">asignada</text:span><text:span text:style-name="T70"> </text:span><text:span text:style-name="T4">al</text:span><text:span text:style-name="T70"> </text:span><text:span text:style-name="T4">criterio</text:span><text:span text:style-name="T70"> </text:span><text:span text:style-name="T4">dependiente</text:span><text:span text:style-name="T70"> </text:span><text:span text:style-name="T4">de</text:span><text:span text:style-name="T70"> </text:span><text:span text:style-name="T4">un</text:span><text:span text:style-name="T70"> </text:span><text:span text:style-name="T4">juicio</text:span><text:span text:style-name="T70"> </text:span><text:span text:style-name="T4">de</text:span><text:span text:style-name="T70"> </text:span><text:span text:style-name="T4">valor.</text:span></text:p>
      <text:p text:style-name="P243"/>
      <text:p text:style-name="P242"><text:span text:style-name="T4">Cuando</text:span><text:span text:style-name="T70"> </text:span><text:span text:style-name="T58">una</text:span><text:span text:style-name="T59"> </text:span><text:span text:style-name="T58">persona</text:span><text:span text:style-name="T59"> </text:span><text:span text:style-name="T58">licitadora</text:span><text:span text:style-name="T59"> </text:span><text:span text:style-name="T4">no</text:span><text:span text:style-name="T70"> </text:span><text:span text:style-name="T4">alcance</text:span><text:span text:style-name="T70"> </text:span><text:span text:style-name="T4">los</text:span><text:span text:style-name="T70"> </text:span><text:span text:style-name="T4">umbrales</text:span><text:span text:style-name="T70"> </text:span><text:span text:style-name="T4">mínimos</text:span><text:span text:style-name="T70"> </text:span><text:span text:style-name="T4">de</text:span><text:span text:style-name="T70"> </text:span><text:span text:style-name="T4">puntuación</text:span><text:span text:style-name="T70"> </text:span><text:span text:style-name="T4">que</text:span><text:span text:style-name="T70"> </text:span><text:span text:style-name="T4">se</text:span><text:span text:style-name="T70"> </text:span><text:span text:style-name="T4">hayan</text:span><text:span text:style-name="T70"> </text:span><text:span text:style-name="T4">exigido,</text:span><text:span text:style-name="T70"> </text:span><text:span text:style-name="T4">en</text:span><text:span text:style-name="T70"> </text:span><text:span text:style-name="T4">su</text:span><text:span text:style-name="T70"> </text:span><text:span text:style-name="T4">caso,</text:span><text:span text:style-name="T70"> </text:span><text:span text:style-name="T4">en</text:span><text:span text:style-name="T70"> </text:span><text:span text:style-name="T4">el</text:span><text:span text:style-name="T70"> </text:span><text:span text:style-name="T4">anexo</text:span><text:span text:style-name="T70"> </text:span><text:span text:style-name="T4">VII,</text:span><text:span text:style-name="T70"> </text:span><text:span text:style-name="T4">no</text:span><text:span text:style-name="T70"> </text:span><text:span text:style-name="T4">podrá</text:span><text:span text:style-name="T70"> </text:span><text:span text:style-name="T4">continuar</text:span><text:span text:style-name="T70"> </text:span><text:span text:style-name="T4">en</text:span><text:span text:style-name="T70"> </text:span><text:span text:style-name="T4">el</text:span><text:span text:style-name="T70"> </text:span><text:span text:style-name="T4">procedimiento</text:span><text:span text:style-name="T70"> </text:span><text:span text:style-name="T4">de</text:span><text:span text:style-name="T70"> </text:span><text:span text:style-name="T4">contratación.</text:span></text:p>
      <text:p text:style-name="P243"/>
      <text:p text:style-name="P244">A<text:span text:style-name="T2"> </text:span>continuación<text:span text:style-name="T2"> </text:span>se<text:span text:style-name="T2"> </text:span>realizará<text:span text:style-name="T2"> <text:s/></text:span>la<text:span text:style-name="T2"> </text:span>apertura<text:span text:style-name="T2"> </text:span>del<text:span text:style-name="T2"> </text:span>sobre<text:span text:style-name="T2"> </text:span>nº<text:span text:style-name="T2"> </text:span>3<text:span text:style-name="T2"> <text:s/></text:span>de<text:span text:style-name="T2"> </text:span>aquellas<text:span text:style-name="T2"> </text:span>empresas<text:span text:style-name="T2"> </text:span>que<text:span text:style-name="T2"> </text:span>continúen<text:span text:style-name="T2"> </text:span>en<text:span text:style-name="T2"> </text:span>el<text:span text:style-name="T2"> </text:span>procedimiento.</text:p>
      <text:p text:style-name="P243"/>
      <text:p text:style-name="P235">La<text:span text:style-name="T2"> </text:span>Mesa<text:span text:style-name="T2"> </text:span>de<text:span text:style-name="T2"> </text:span>contratación,<text:span text:style-name="T2"> </text:span>una<text:span text:style-name="T2"> </text:span>vez<text:span text:style-name="T2"> </text:span>valorados<text:span text:style-name="T2"> </text:span>los<text:span text:style-name="T2"> </text:span>criterios<text:span text:style-name="T2"> </text:span>de<text:span text:style-name="T2"> </text:span>adjudicación<text:span text:style-name="T2"> </text:span>evaluables<text:span text:style-name="T2"> </text:span>mediante<text:span text:style-name="T2"> </text:span>la<text:span text:style-name="T2"> </text:span>aplicación<text:span text:style-name="T2"> </text:span>de<text:span text:style-name="T2"> </text:span>fórmulas<text:span text:style-name="T2"> </text:span>de<text:span text:style-name="T2"> </text:span>conformidad<text:span text:style-name="T2"> </text:span>con<text:span text:style-name="T2"> </text:span>el<text:span text:style-name="T2"> </text:span>anexo<text:span text:style-name="T2"> </text:span>VII<text:span text:style-name="T2"> </text:span>y<text:span text:style-name="T2"> </text:span>visto,<text:span text:style-name="T2"> </text:span>en<text:span text:style-name="T2"> </text:span>su<text:span text:style-name="T2"> </text:span>caso,<text:span text:style-name="T2"> </text:span>el<text:span text:style-name="T2"> </text:span>informe<text:span text:style-name="T2"> </text:span>técnico<text:span text:style-name="T2"> </text:span>de<text:span text:style-name="T2"> </text:span>valoración<text:span text:style-name="T2"> </text:span>de<text:span text:style-name="T2"> </text:span>los<text:span text:style-name="T2"> </text:span>criterios<text:span text:style-name="T2"> </text:span>de<text:span text:style-name="T2"> </text:span>adjudicación<text:span text:style-name="T2"> </text:span>cuya<text:span text:style-name="T2"> </text:span>ponderación<text:span text:style-name="T2"> </text:span>dependa<text:span text:style-name="T2"> </text:span>de<text:span text:style-name="T2"> </text:span>un<text:span text:style-name="T2"> </text:span>juicio<text:span text:style-name="T2"> </text:span>de<text:span text:style-name="T2"> </text:span>valor,<text:span text:style-name="T2"> </text:span>procederá<text:span text:style-name="T2"> </text:span>a<text:span text:style-name="T2"> </text:span>formular<text:span text:style-name="T2"> </text:span>la<text:span text:style-name="T2"> </text:span>correspondiente<text:span text:style-name="T2"> </text:span>propuesta<text:span text:style-name="T2"> </text:span>de<text:span text:style-name="T2"> </text:span>adjudicación<text:span text:style-name="T2"> </text:span>al<text:span text:style-name="T2"> </text:span>órgano<text:span text:style-name="T2"> </text:span>de<text:span text:style-name="T2"> </text:span>contratación.</text:p>
      <text:p text:style-name="P235"/>
      <text:p text:style-name="Text_20_body_20_indent"><text:span text:style-name="T5">10.6.</text:span><text:span text:style-name="T7"> </text:span><text:span text:style-name="T72">Clasificación</text:span><text:span text:style-name="T73"> </text:span><text:span text:style-name="T72">de</text:span><text:span text:style-name="T73"> </text:span><text:span text:style-name="T72">las</text:span><text:span text:style-name="T73"> </text:span><text:span text:style-name="T72">proposiciones.</text:span></text:p>
      <text:p text:style-name="P280"/>
      <text:p text:style-name="P231">El<text:span text:style-name="T2"> </text:span>órgano<text:span text:style-name="T2"> </text:span>de<text:span text:style-name="T2"> </text:span>contratación,<text:span text:style-name="T2"> </text:span>clasificará<text:span text:style-name="T2"> </text:span>por<text:span text:style-name="T2"> </text:span>orden<text:span text:style-name="T2"> </text:span>decreciente<text:span text:style-name="T2"> </text:span>las<text:span text:style-name="T2"> </text:span>proposiciones<text:span text:style-name="T2"> </text:span>presentadas<text:span text:style-name="T2"> </text:span>y<text:span text:style-name="T2"> </text:span>que<text:span text:style-name="T2"> </text:span>no<text:span text:style-name="T2"> </text:span>hayan<text:span text:style-name="T2"> </text:span>sido<text:span text:style-name="T2"> </text:span>declaradas<text:span text:style-name="T2"> </text:span>desproporcionadas<text:span text:style-name="T2"> </text:span>o<text:span text:style-name="T2"> </text:span>anormales,<text:span text:style-name="T2"> </text:span>atendiendo<text:span text:style-name="T2"> </text:span>a<text:span text:style-name="T2"> </text:span>los<text:span text:style-name="T2"> </text:span>criterios<text:span text:style-name="T2"> </text:span>de<text:span text:style-name="T2"> </text:span>adjudicación<text:span text:style-name="T2"> </text:span>señalados<text:span text:style-name="T2"> </text:span>en<text:span text:style-name="T2"> </text:span>el<text:span text:style-name="T2"> </text:span>presente<text:span text:style-name="T2"> </text:span>pliego.</text:p>
      <text:p text:style-name="P232"/>
      <text:p text:style-name="P231">En<text:span text:style-name="T2"> </text:span>el<text:span text:style-name="T2"> </text:span>anexo<text:span text:style-name="T2"> </text:span>VIII<text:span text:style-name="T2"> </text:span>podrán<text:span text:style-name="T2"> </text:span>incluirse<text:span text:style-name="T2"> </text:span>los<text:span text:style-name="T2"> </text:span>parámetros<text:span text:style-name="T2"> </text:span>objetivos<text:span text:style-name="T2"> </text:span>en<text:span text:style-name="T2"> </text:span>función<text:span text:style-name="T2"> </text:span>de<text:span text:style-name="T2"> </text:span>los<text:span text:style-name="T2"> </text:span>cuales<text:span text:style-name="T2"> </text:span>se<text:span text:style-name="T2"> </text:span>apreciará,<text:span text:style-name="T2"> </text:span>en<text:span text:style-name="T2"> </text:span>su<text:span text:style-name="T2"> </text:span>caso,<text:span text:style-name="T2"> </text:span>que<text:span text:style-name="T2"> </text:span>la<text:span text:style-name="T2"> </text:span>proposición<text:span text:style-name="T2"> </text:span>no<text:span text:style-name="T2"> </text:span>puede<text:span text:style-name="T2"> </text:span>ser<text:span text:style-name="T2"> </text:span>cumplida<text:span text:style-name="T2"> </text:span>como<text:span text:style-name="T2"> </text:span>consecuencia<text:span text:style-name="T2"> </text:span>de<text:span text:style-name="T2"> </text:span>la<text:span text:style-name="T2"> </text:span>inclusión<text:span text:style-name="T2"> </text:span>de<text:span text:style-name="T2"> <text:s/></text:span>valores<text:span text:style-name="T2"> </text:span>anormales<text:span text:style-name="T2"> </text:span>o<text:span text:style-name="T2"> </text:span>desproporcionados.<text:span text:style-name="T2"> </text:span>En<text:span text:style-name="T2"> </text:span>tal<text:span text:style-name="T2"> </text:span>caso<text:span text:style-name="T2"> </text:span>se<text:span text:style-name="T2"> </text:span>deberá<text:span text:style-name="T2"> </text:span>dar<text:span text:style-name="T2"> </text:span>audiencia<text:span text:style-name="T2"> </text:span>a<text:span text:style-name="T2"> </text:span>la<text:span text:style-name="T2"> </text:span>persona<text:span text:style-name="T2"> </text:span>licitadora<text:span text:style-name="T2"> </text:span>para<text:span text:style-name="T2"> </text:span>que<text:span text:style-name="T2"> </text:span>justifique<text:span text:style-name="T2"> </text:span>la<text:span text:style-name="T2"> </text:span><text:soft-page-break/>valoración<text:span text:style-name="T2"> </text:span>de<text:span text:style-name="T2"> </text:span>su<text:span text:style-name="T2"> </text:span>oferta<text:span text:style-name="T2"> </text:span>y<text:span text:style-name="T2"> </text:span>solicitar<text:span text:style-name="T2"> </text:span>el<text:span text:style-name="T2"> </text:span>asesoramiento<text:span text:style-name="T2"> </text:span>técnico<text:span text:style-name="T2"> </text:span>del<text:span text:style-name="T2"> </text:span>servicio<text:span text:style-name="T2"> </text:span>correspondiente.<text:span text:style-name="T2"> </text:span>Si<text:span text:style-name="T2"> </text:span>el<text:span text:style-name="T2"> </text:span>órgano<text:span text:style-name="T2"> </text:span>de<text:span text:style-name="T2"> </text:span>contratación,<text:span text:style-name="T2"> </text:span>considerando<text:span text:style-name="T2"> </text:span>la<text:span text:style-name="T2"> </text:span>justificación<text:span text:style-name="T2"> </text:span>efectuada<text:span text:style-name="T2"> </text:span>por<text:span text:style-name="T2"> </text:span>la<text:span text:style-name="T2"> </text:span>persona<text:span text:style-name="T2"> </text:span>licitadora<text:span text:style-name="T2"> </text:span>y<text:span text:style-name="T2"> </text:span>los<text:span text:style-name="T2"> </text:span>informes<text:span text:style-name="T2"> </text:span>técnicos,<text:span text:style-name="T2"> </text:span>estimase<text:span text:style-name="T2"> </text:span>que<text:span text:style-name="T2"> </text:span>la<text:span text:style-name="T2"> </text:span>oferta<text:span text:style-name="T2"> </text:span>no<text:span text:style-name="T2"> </text:span>puede<text:span text:style-name="T2"> </text:span>ser<text:span text:style-name="T2"> </text:span>cumplida<text:span text:style-name="T2"> </text:span>como<text:span text:style-name="T2"> </text:span>consecuencia<text:span text:style-name="T2"> </text:span>de<text:span text:style-name="T2"> </text:span>la<text:span text:style-name="T2"> </text:span>inclusión<text:span text:style-name="T2"> </text:span>de<text:span text:style-name="T2"> </text:span>valores<text:span text:style-name="T2"> </text:span>anormales<text:span text:style-name="T2"> </text:span>o<text:span text:style-name="T2"> </text:span>desproporcionados,<text:span text:style-name="T2"> </text:span>la<text:span text:style-name="T2"> </text:span>excluirá<text:span text:style-name="T2"> </text:span>de<text:span text:style-name="T2"> </text:span>la<text:span text:style-name="T2"> </text:span>clasificación<text:span text:style-name="T2"> </text:span>prevista<text:span text:style-name="T2"> </text:span>en<text:span text:style-name="T2"> </text:span>el<text:span text:style-name="T2"> </text:span>párrafo<text:span text:style-name="T2"> </text:span>anterior.<text:span text:style-name="T2"> </text:span></text:p>
      <text:p text:style-name="P231"/>
      <text:p text:style-name="P238"><text:span text:style-name="T58">En</text:span><text:span text:style-name="T59"> </text:span><text:span text:style-name="T58">el</text:span><text:span text:style-name="T59"> </text:span><text:span text:style-name="T58">caso</text:span><text:span text:style-name="T59"> </text:span><text:span text:style-name="T58">de</text:span><text:span text:style-name="T59"> </text:span><text:span text:style-name="T58">que</text:span><text:span text:style-name="T59"> </text:span><text:span text:style-name="T58">dos</text:span><text:span text:style-name="T59"> </text:span><text:span text:style-name="T58">o</text:span><text:span text:style-name="T59"> </text:span><text:span text:style-name="T58">más</text:span><text:span text:style-name="T59"> </text:span><text:span text:style-name="T58">proposiciones</text:span><text:span text:style-name="T59"> </text:span><text:span text:style-name="T58">se</text:span><text:span text:style-name="T59"> </text:span><text:span text:style-name="T58">encuentren</text:span><text:span text:style-name="T59"> </text:span><text:span text:style-name="T58">igualadas,</text:span><text:span text:style-name="T59"> </text:span><text:span text:style-name="T58">como</text:span><text:span text:style-name="T59"> </text:span><text:span text:style-name="T58">las</text:span><text:span text:style-name="T59"> </text:span><text:span text:style-name="T58">más</text:span><text:span text:style-name="T59"> </text:span><text:span text:style-name="T58">ventajosas</text:span><text:span text:style-name="T59"> </text:span><text:span text:style-name="T58">desde</text:span><text:span text:style-name="T59"> </text:span><text:span text:style-name="T58">el</text:span><text:span text:style-name="T59"> </text:span><text:span text:style-name="T58">punto</text:span><text:span text:style-name="T59"> </text:span><text:span text:style-name="T58">de</text:span><text:span text:style-name="T59"> </text:span><text:span text:style-name="T58">vista</text:span><text:span text:style-name="T59"> </text:span><text:span text:style-name="T58">de</text:span><text:span text:style-name="T59"> </text:span><text:span text:style-name="T58">los</text:span><text:span text:style-name="T59"> </text:span><text:span text:style-name="T58">criterios</text:span><text:span text:style-name="T59"> </text:span><text:span text:style-name="T58">que</text:span><text:span text:style-name="T59"> </text:span><text:span text:style-name="T58">sirven</text:span><text:span text:style-name="T59"> </text:span><text:span text:style-name="T58">de</text:span><text:span text:style-name="T59"> </text:span><text:span text:style-name="T58">base</text:span><text:span text:style-name="T59"> </text:span><text:span text:style-name="T58">para</text:span><text:span text:style-name="T59"> </text:span><text:span text:style-name="T58">la</text:span><text:span text:style-name="T59"> </text:span><text:span text:style-name="T58">adjudicación,</text:span><text:span text:style-name="T59"> </text:span><text:span text:style-name="T58">tendrán</text:span><text:span text:style-name="T59"> </text:span><text:span text:style-name="T58">preferencia,</text:span><text:span text:style-name="T59"> </text:span><text:span text:style-name="T58">siempre</text:span><text:span text:style-name="T59"> </text:span><text:span text:style-name="T58">que</text:span><text:span text:style-name="T59"> </text:span><text:span text:style-name="T58">hayan</text:span><text:span text:style-name="T59"> </text:span><text:span text:style-name="T58">presentado</text:span><text:span text:style-name="T59"> </text:span><text:span text:style-name="T58">la</text:span><text:span text:style-name="T59"> </text:span><text:span text:style-name="T58">documentación</text:span><text:span text:style-name="T59"> </text:span><text:span text:style-name="T58">acreditativa:</text:span><text:span text:style-name="T187"> </text:span></text:p>
      <text:p text:style-name="P231"/>
      <text:p text:style-name="P281">-Las<text:span text:style-name="T2"> </text:span>empresas<text:span text:style-name="T2"> </text:span>con<text:span text:style-name="T2"> </text:span>personas<text:span text:style-name="T2"> </text:span>trabajadoras<text:span text:style-name="T2"> </text:span>con<text:span text:style-name="T2"> </text:span>discapacidad<text:span text:style-name="T2"> </text:span>conforme<text:span text:style-name="T2"> </text:span>a<text:span text:style-name="T2"> </text:span>lo<text:span text:style-name="T2"> </text:span>señalado<text:span text:style-name="T2"> </text:span>en<text:span text:style-name="T2"> </text:span>la<text:span text:style-name="T2"> </text:span>cláusula<text:span text:style-name="T2"> </text:span>9.2.1.2.c).<text:span text:style-name="T2"> </text:span>En<text:span text:style-name="T2"> </text:span>caso<text:span text:style-name="T2"> </text:span>de<text:span text:style-name="T2"> </text:span>empate<text:span text:style-name="T2"> </text:span>entre<text:span text:style-name="T2"> </text:span>aquellas,<text:span text:style-name="T2"> </text:span>tendrá<text:span text:style-name="T2"> </text:span>preferencia<text:span text:style-name="T2"> </text:span>la<text:span text:style-name="T2"> </text:span>persona<text:span text:style-name="T2"> </text:span>licitadora<text:span text:style-name="T2"> </text:span>que<text:span text:style-name="T2"> </text:span>disponga<text:span text:style-name="T2"> </text:span>del<text:span text:style-name="T2"> </text:span>mayor<text:span text:style-name="T2"> </text:span>porcentaje<text:span text:style-name="T2"> </text:span>de<text:span text:style-name="T2"> </text:span>personas<text:span text:style-name="T2"> </text:span>trabajadoras<text:span text:style-name="T2"> </text:span>fijas<text:span text:style-name="T2"> </text:span>con<text:span text:style-name="T2"> </text:span>discapacidad<text:span text:style-name="T2"> </text:span>en<text:span text:style-name="T2"> </text:span>su<text:span text:style-name="T2"> </text:span>plantilla.</text:p>
      <text:p text:style-name="P281">-Las<text:span text:style-name="T2"> </text:span>empresas<text:span text:style-name="T2"> </text:span>que<text:span text:style-name="T2"> </text:span>tengan<text:span text:style-name="T2"> </text:span>la<text:span text:style-name="T2"> </text:span>marca<text:span text:style-name="T2"> </text:span>de<text:span text:style-name="T2"> </text:span>excelencia<text:span text:style-name="T2"> </text:span>o<text:span text:style-name="T2"> </text:span>desarrollen<text:span text:style-name="T2"> </text:span>otras<text:span text:style-name="T2"> </text:span>medidas<text:span text:style-name="T2"> </text:span>destinadas<text:span text:style-name="T2"> </text:span>a<text:span text:style-name="T2"> </text:span>lograr<text:span text:style-name="T2"> </text:span>la<text:span text:style-name="T2"> </text:span>igualdad<text:span text:style-name="T2"> </text:span>de<text:span text:style-name="T2"> </text:span>oportunidades,<text:span text:style-name="T2"> </text:span>conforme<text:span text:style-name="T2"> </text:span>a<text:span text:style-name="T2"> </text:span>la<text:span text:style-name="T2"> </text:span>cláusula<text:span text:style-name="T2"> </text:span>9.2.1.2.d).</text:p>
      <text:p text:style-name="P281">-Las<text:span text:style-name="T2"> </text:span>empresas<text:span text:style-name="T2"> </text:span>de<text:span text:style-name="T2"> </text:span>inserción<text:span text:style-name="T2"> </text:span>en<text:span text:style-name="T2"> </text:span>los<text:span text:style-name="T2"> </text:span>términos<text:span text:style-name="T2"> </text:span>previstos<text:span text:style-name="T2"> </text:span>en<text:span text:style-name="T2"> </text:span>la<text:span text:style-name="T2"> </text:span>cláusula<text:span text:style-name="T2"> </text:span>9.2.1.2.g).</text:p>
      <text:p text:style-name="P281">-Las<text:span text:style-name="T2"> </text:span>empresas<text:span text:style-name="T2"> </text:span>que<text:span text:style-name="T2"> </text:span>presenten<text:span text:style-name="T2"> </text:span>un<text:span text:style-name="T2"> </text:span>adecuado<text:span text:style-name="T2"> </text:span>compromiso<text:span text:style-name="T2"> </text:span>medioambiental,<text:span text:style-name="T2"> </text:span>conforme<text:span text:style-name="T2"> </text:span>a<text:span text:style-name="T2"> </text:span>la<text:span text:style-name="T2"> </text:span>cláusula<text:span text:style-name="T2"> </text:span>9.2.1.1.f)<text:span text:style-name="T2"> </text:span>y<text:span text:style-name="T2"> </text:span>las<text:span text:style-name="T2"> </text:span>Sociedades<text:span text:style-name="T2"> </text:span>Cooperativas<text:span text:style-name="T2"> </text:span>Andaluzas.<text:span text:style-name="T2"> </text:span></text:p>
      <text:p text:style-name="P281"/>
      <text:p text:style-name="P238"><text:span text:style-name="T58">Si</text:span><text:span text:style-name="T59"> </text:span><text:span text:style-name="T58">aún</text:span><text:span text:style-name="T59"> </text:span><text:span text:style-name="T58">así</text:span><text:span text:style-name="T59"> </text:span><text:span text:style-name="T58">persistiera</text:span><text:span text:style-name="T59"> </text:span><text:span text:style-name="T58">la</text:span><text:span text:style-name="T59"> </text:span><text:span text:style-name="T58">igualdad</text:span><text:span text:style-name="T59"> </text:span><text:span text:style-name="T58">entre</text:span><text:span text:style-name="T59"> </text:span><text:span text:style-name="T58">las</text:span><text:span text:style-name="T59"> </text:span><text:span text:style-name="T58">proposiciones,</text:span><text:span text:style-name="T59"> </text:span><text:span text:style-name="T58">o</text:span><text:span text:style-name="T59"> </text:span><text:span text:style-name="T58">si</text:span><text:span text:style-name="T59"> </text:span><text:span text:style-name="T58">ninguna</text:span><text:span text:style-name="T59"> </text:span><text:span text:style-name="T58">de</text:span><text:span text:style-name="T59"> </text:span><text:span text:style-name="T58">las</text:span><text:span text:style-name="T59"> </text:span><text:span text:style-name="T58">empresas</text:span><text:span text:style-name="T59"> </text:span><text:span text:style-name="T58">tiene</text:span><text:span text:style-name="T59"> </text:span><text:span text:style-name="T58">preferencia</text:span><text:span text:style-name="T59"> </text:span><text:span text:style-name="T58">conforme</text:span><text:span text:style-name="T59"> </text:span><text:span text:style-name="T58">al</text:span><text:span text:style-name="T59"> </text:span><text:span text:style-name="T58">párrafo</text:span><text:span text:style-name="T59"> </text:span><text:span text:style-name="T58">anterior,</text:span><text:span text:style-name="T59"> </text:span><text:span text:style-name="T58">se</text:span><text:span text:style-name="T59"> </text:span><text:span text:style-name="T58">considerará</text:span><text:span text:style-name="T59"> </text:span><text:span text:style-name="T58">como</text:span><text:span text:style-name="T59"> </text:span><text:span text:style-name="T58">la</text:span><text:span text:style-name="T59"> </text:span><text:span text:style-name="T58">oferta</text:span><text:span text:style-name="T59"> </text:span><text:span text:style-name="T58">económicamente</text:span><text:span text:style-name="T59"> </text:span><text:span text:style-name="T58">más</text:span><text:span text:style-name="T59"> </text:span><text:span text:style-name="T58">ventajosa</text:span><text:span text:style-name="T56"> </text:span><text:span text:style-name="T58">aquélla</text:span><text:span text:style-name="T59"> </text:span><text:span text:style-name="T58">que</text:span><text:span text:style-name="T59"> </text:span><text:span text:style-name="T58">obtenga</text:span><text:span text:style-name="T59"> </text:span><text:span text:style-name="T58">una</text:span><text:span text:style-name="T59"> </text:span><text:span text:style-name="T58">mayor</text:span><text:span text:style-name="T59"> </text:span><text:span text:style-name="T58">puntuación</text:span><text:span text:style-name="T59"> </text:span><text:span text:style-name="T58">en</text:span><text:span text:style-name="T59"> </text:span><text:span text:style-name="T58">el</text:span><text:span text:style-name="T59"> </text:span><text:span text:style-name="T58">criterio</text:span><text:span text:style-name="T59"> </text:span><text:span text:style-name="T58">de</text:span><text:span text:style-name="T59"> </text:span><text:span text:style-name="T58">adjudicación</text:span><text:span text:style-name="T59"> </text:span><text:span text:style-name="T58">que</text:span><text:span text:style-name="T59"> </text:span><text:span text:style-name="T58">tenga</text:span><text:span text:style-name="T59"> </text:span><text:span text:style-name="T58">mayor</text:span><text:span text:style-name="T59"> </text:span><text:span text:style-name="T58">peso</text:span><text:span text:style-name="T59"> </text:span><text:span text:style-name="T58">en</text:span><text:span text:style-name="T59"> </text:span><text:span text:style-name="T58">la</text:span><text:span text:style-name="T59"> </text:span><text:span text:style-name="T58">ponderación</text:span><text:span text:style-name="T59"> </text:span><text:span text:style-name="T58">de</text:span><text:span text:style-name="T59"> </text:span><text:span text:style-name="T58">los</text:span><text:span text:style-name="T59"> </text:span><text:span text:style-name="T58">mismos,</text:span><text:span text:style-name="T59"> </text:span><text:span text:style-name="T58">prevaleciendo,</text:span><text:span text:style-name="T59"> </text:span><text:span text:style-name="T58">en</text:span><text:span text:style-name="T59"> </text:span><text:span text:style-name="T58">caso</text:span><text:span text:style-name="T59"> </text:span><text:span text:style-name="T58">de</text:span><text:span text:style-name="T59"> </text:span><text:span text:style-name="T58">empate</text:span><text:span text:style-name="T59"> </text:span><text:span text:style-name="T58">en</text:span><text:span text:style-name="T59"> </text:span><text:span text:style-name="T58">la</text:span><text:span text:style-name="T59"> </text:span><text:span text:style-name="T58">ponderación,</text:span><text:span text:style-name="T59"> </text:span><text:span text:style-name="T58">los</text:span><text:span text:style-name="T59"> </text:span><text:span text:style-name="T58">criterios</text:span><text:span text:style-name="T59"> </text:span><text:span text:style-name="T58">evaluables</text:span><text:span text:style-name="T59"> </text:span><text:span text:style-name="T58">de</text:span><text:span text:style-name="T59"> </text:span><text:span text:style-name="T58">forma</text:span><text:span text:style-name="T59"> </text:span><text:span text:style-name="T58">automática</text:span><text:span text:style-name="T59"> </text:span><text:span text:style-name="T58">sobre</text:span><text:span text:style-name="T59"> </text:span><text:span text:style-name="T58">los</text:span><text:span text:style-name="T59"> </text:span><text:span text:style-name="T58">que</text:span><text:span text:style-name="T59"> </text:span><text:span text:style-name="T58">dependen</text:span><text:span text:style-name="T59"> </text:span><text:span text:style-name="T58">de</text:span><text:span text:style-name="T59"> </text:span><text:span text:style-name="T58">un</text:span><text:span text:style-name="T59"> </text:span><text:span text:style-name="T58">juicio</text:span><text:span text:style-name="T59"> </text:span><text:span text:style-name="T58">de</text:span><text:span text:style-name="T59"> </text:span><text:span text:style-name="T58">valor.</text:span><text:span text:style-name="T59"> </text:span><text:span text:style-name="T58">Y</text:span><text:span text:style-name="T59"> </text:span><text:span text:style-name="T58">en</text:span><text:span text:style-name="T59"> </text:span><text:span text:style-name="T58">el</text:span><text:span text:style-name="T59"> </text:span><text:span text:style-name="T58">caso</text:span><text:span text:style-name="T59"> </text:span><text:span text:style-name="T58">de</text:span><text:span text:style-name="T59"> </text:span><text:span text:style-name="T58">que</text:span><text:span text:style-name="T59"> </text:span><text:span text:style-name="T58">continuara</text:span><text:span text:style-name="T59"> </text:span><text:span text:style-name="T58">la</text:span><text:span text:style-name="T59"> </text:span><text:span text:style-name="T58">igualdad,</text:span><text:span text:style-name="T59"> </text:span><text:span text:style-name="T58">se</text:span><text:span text:style-name="T59"> </text:span><text:span text:style-name="T58">procederá</text:span><text:span text:style-name="T59"> </text:span><text:span text:style-name="T58">a</text:span><text:span text:style-name="T59"> </text:span><text:span text:style-name="T58">la</text:span><text:span text:style-name="T59"> </text:span><text:span text:style-name="T58">realización</text:span><text:span text:style-name="T59"> </text:span><text:span text:style-name="T58">de</text:span><text:span text:style-name="T59"> </text:span><text:span text:style-name="T58">un</text:span><text:span text:style-name="T59"> </text:span><text:span text:style-name="T58">sorteo.</text:span></text:p>
      <text:p text:style-name="P173"/>
      <text:p text:style-name="P173">10.7.<text:span text:style-name="T2"> </text:span>Documentación<text:span text:style-name="T2"> </text:span>previa<text:span text:style-name="T2"> </text:span>a<text:span text:style-name="T2"> </text:span>la<text:span text:style-name="T2"> </text:span>adjudicación.<text:span text:style-name="T2"> </text:span></text:p>
      <text:p text:style-name="P173"/>
      <text:p text:style-name="P238"><text:span text:style-name="T58">El</text:span><text:span text:style-name="T59"> </text:span><text:span text:style-name="T58">órgano</text:span><text:span text:style-name="T59"> </text:span><text:span text:style-name="T58">de</text:span><text:span text:style-name="T59"> </text:span><text:span text:style-name="T58">contratación</text:span><text:span text:style-name="T59"> </text:span><text:span text:style-name="T58">requerirá</text:span><text:span text:style-name="T59"> </text:span><text:span text:style-name="T58">a</text:span><text:span text:style-name="T59"> </text:span><text:span text:style-name="T58">la</text:span><text:span text:style-name="T59"> </text:span><text:span text:style-name="T58">persona</text:span><text:span text:style-name="T59"> </text:span><text:span text:style-name="T58">licitadora</text:span><text:span text:style-name="T59"> </text:span><text:span text:style-name="T58">que</text:span><text:span text:style-name="T59"> </text:span><text:span text:style-name="T58">haya</text:span><text:span text:style-name="T59"> </text:span><text:span text:style-name="T58">presentado</text:span><text:span text:style-name="T59"> </text:span><text:span text:style-name="T58">la</text:span><text:span text:style-name="T59"> </text:span><text:span text:style-name="T58">oferta</text:span><text:span text:style-name="T59"> </text:span><text:span text:style-name="T58">económicamente</text:span><text:span text:style-name="T59"> </text:span><text:span text:style-name="T58">más</text:span><text:span text:style-name="T59"> </text:span><text:span text:style-name="T58">ventajosa</text:span><text:span text:style-name="T59"> </text:span><text:span text:style-name="T58">para</text:span><text:span text:style-name="T59"> </text:span><text:span text:style-name="T58">que,</text:span><text:span text:style-name="T59"> </text:span><text:span text:style-name="T58">dentro</text:span><text:span text:style-name="T59"> </text:span><text:span text:style-name="T58">del</text:span><text:span text:style-name="T59"> </text:span><text:span text:style-name="T58">plazo</text:span><text:span text:style-name="T59"> </text:span><text:span text:style-name="T58">de</text:span><text:span text:style-name="T59"> </text:span><text:span text:style-name="T58">diez</text:span><text:span text:style-name="T59"> </text:span><text:span text:style-name="T58">días</text:span><text:span text:style-name="T59"> </text:span><text:span text:style-name="T58">hábiles,</text:span><text:span text:style-name="T59"> </text:span><text:span text:style-name="T58">a</text:span><text:span text:style-name="T59"> </text:span><text:span text:style-name="T58">contar</text:span><text:span text:style-name="T59"> </text:span><text:span text:style-name="T58">desde</text:span><text:span text:style-name="T59"> </text:span><text:span text:style-name="T58">el</text:span><text:span text:style-name="T59"> </text:span><text:span text:style-name="T58">siguiente</text:span><text:span text:style-name="T59"> </text:span><text:span text:style-name="T58">a</text:span><text:span text:style-name="T59"> </text:span><text:span text:style-name="T58">aquél</text:span><text:span text:style-name="T59"> </text:span><text:span text:style-name="T58">en</text:span><text:span text:style-name="T59"> </text:span><text:span text:style-name="T58">que</text:span><text:span text:style-name="T59"> </text:span><text:span text:style-name="T58">hubiera</text:span><text:span text:style-name="T59"> </text:span><text:span text:style-name="T58">recibido</text:span><text:span text:style-name="T59"> </text:span><text:span text:style-name="T58">el</text:span><text:span text:style-name="T59"> </text:span><text:span text:style-name="T58">requerimiento,</text:span><text:span text:style-name="T59"> </text:span><text:span text:style-name="T58">presente</text:span><text:span text:style-name="T59"> </text:span><text:span text:style-name="T58">la</text:span><text:span text:style-name="T59"> </text:span><text:span text:style-name="T58">documentación</text:span><text:span text:style-name="T59"> </text:span><text:span text:style-name="T58">que</text:span><text:span text:style-name="T59"> </text:span><text:span text:style-name="T58">se</text:span><text:span text:style-name="T59"> </text:span><text:span text:style-name="T58">detalla</text:span><text:span text:style-name="T59"> </text:span><text:span text:style-name="T58">a</text:span><text:span text:style-name="T59"> </text:span><text:span text:style-name="T58">continuación:</text:span><text:span text:style-name="T187"> </text:span></text:p>
      <text:p text:style-name="P231"/>
      <text:p text:style-name="P238"><text:span text:style-name="T58">1.</text:span><text:span text:style-name="T59"> </text:span><text:span text:style-name="T64">Supuesto</text:span><text:span text:style-name="T65"> </text:span><text:span text:style-name="T64">en</text:span><text:span text:style-name="T65"> </text:span><text:span text:style-name="T64">el</text:span><text:span text:style-name="T65"> </text:span><text:span text:style-name="T64">que</text:span><text:span text:style-name="T65"> </text:span><text:span text:style-name="T64">el</text:span><text:span text:style-name="T65"> </text:span><text:span text:style-name="T64">anexo</text:span><text:span text:style-name="T65"> </text:span><text:span text:style-name="T64">I-A</text:span><text:span text:style-name="T65"> </text:span><text:span text:style-name="T64">contemple</text:span><text:span text:style-name="T65"> </text:span><text:span text:style-name="T64">que</text:span><text:span text:style-name="T65"> </text:span><text:span text:style-name="T64">la</text:span><text:span text:style-name="T65"> </text:span><text:span text:style-name="T64">aportación</text:span><text:span text:style-name="T65"> </text:span><text:span text:style-name="T64">inicial</text:span><text:span text:style-name="T65"> </text:span><text:span text:style-name="T64">de</text:span><text:span text:style-name="T65"> </text:span><text:span text:style-name="T64">la</text:span><text:span text:style-name="T65"> </text:span><text:span text:style-name="T64">documentación</text:span><text:span text:style-name="T65"> </text:span><text:span text:style-name="T64">acreditativa</text:span><text:span text:style-name="T65"> </text:span><text:span text:style-name="T64">de</text:span><text:span text:style-name="T65"> </text:span><text:span text:style-name="T64">los</text:span><text:span text:style-name="T65"> </text:span><text:span text:style-name="T64">requisitos</text:span><text:span text:style-name="T65"> </text:span><text:span text:style-name="T64">previos</text:span><text:span text:style-name="T65"> </text:span><text:span text:style-name="T64">del</text:span><text:span text:style-name="T65"> </text:span><text:span text:style-name="T64">sobre</text:span><text:span text:style-name="T65"> </text:span><text:span text:style-name="T64">1</text:span><text:span text:style-name="T65"> </text:span><text:span text:style-name="T64">se</text:span><text:span text:style-name="T65"> </text:span><text:span text:style-name="T64">sustituya</text:span><text:span text:style-name="T65"> </text:span><text:span text:style-name="T64">por</text:span><text:span text:style-name="T65"> </text:span><text:span text:style-name="T64">una</text:span><text:span text:style-name="T65"> </text:span><text:span text:style-name="T64">declaración</text:span><text:span text:style-name="T65"> </text:span><text:span text:style-name="T64">responsable</text:span><text:span text:style-name="T65"> </text:span><text:span text:style-name="T64">de</text:span><text:span text:style-name="T65"> </text:span><text:span text:style-name="T64">la</text:span><text:span text:style-name="T65"> </text:span><text:span text:style-name="T64">persona</text:span><text:span text:style-name="T65"> </text:span><text:span text:style-name="T64">licitadora.</text:span></text:p>
      <text:p text:style-name="P231"/>
      <text:p text:style-name="P231">a)<text:span text:style-name="T2"> </text:span>Deberá<text:span text:style-name="T2"> </text:span>presentar<text:span text:style-name="T2"> </text:span>la<text:span text:style-name="T2"> </text:span>documentación<text:span text:style-name="T2"> </text:span>exigida<text:span text:style-name="T2"> </text:span>en<text:span text:style-name="T2"> </text:span>la<text:span text:style-name="T2"> </text:span>cláusula<text:span text:style-name="T2"> </text:span>9.2.1.1<text:span text:style-name="T2"> </text:span>del<text:span text:style-name="T2"> </text:span>presente<text:span text:style-name="T2"> </text:span>pliego.<text:span text:style-name="T2"> </text:span></text:p>
      <text:p text:style-name="P231"/>
      <text:p text:style-name="P231">El<text:span text:style-name="T2"> </text:span>órgano<text:span text:style-name="T2"> </text:span>de<text:span text:style-name="T2"> </text:span>contratación<text:span text:style-name="T2"> </text:span>trasladará<text:span text:style-name="T2"> </text:span>la<text:span text:style-name="T2"> </text:span>documentación<text:span text:style-name="T2"> </text:span>presentada<text:span text:style-name="T2"> </text:span>a<text:span text:style-name="T2"> </text:span>la<text:span text:style-name="T2"> </text:span>Mesa<text:span text:style-name="T2"> </text:span>de<text:span text:style-name="T2"> </text:span>contratación<text:span text:style-name="T2"> </text:span>para<text:span text:style-name="T2"> </text:span>su<text:span text:style-name="T2"> </text:span>examen.</text:p>
      <text:p text:style-name="P231"/>
      <text:p text:style-name="P231">Si<text:span text:style-name="T2"> </text:span>la<text:span text:style-name="T2"> </text:span>persona<text:span text:style-name="T2"> </text:span>licitadora<text:span text:style-name="T2"> </text:span>no<text:span text:style-name="T2"> </text:span>presenta<text:span text:style-name="T2"> </text:span>la<text:span text:style-name="T2"> </text:span>documentación,<text:span text:style-name="T2"> </text:span>la<text:span text:style-name="T2"> </text:span>Mesa<text:span text:style-name="T2"> </text:span>de<text:span text:style-name="T2"> </text:span>contratación<text:span text:style-name="T2"> </text:span>procederá<text:span text:style-name="T2"> </text:span>a<text:span text:style-name="T2"> </text:span>su<text:span text:style-name="T2"> </text:span>exclusión<text:span text:style-name="T2"> </text:span>del<text:span text:style-name="T2"> </text:span>procedimiento<text:span text:style-name="T2"> </text:span>de<text:span text:style-name="T2"> </text:span>adjudicación.</text:p>
      <text:p text:style-name="P231"/>
      <text:p text:style-name="P231">Si<text:span text:style-name="T2"> </text:span>la<text:span text:style-name="T2"> </text:span>persona<text:span text:style-name="T2"> </text:span>licitadora<text:span text:style-name="T2"> </text:span>presenta<text:span text:style-name="T2"> </text:span>la<text:span text:style-name="T2"> </text:span>documentación<text:span text:style-name="T2"> </text:span>y<text:span text:style-name="T2"> </text:span>la<text:span text:style-name="T2"> </text:span>Mesa<text:span text:style-name="T2"> </text:span>de<text:span text:style-name="T2"> </text:span>contratación<text:span text:style-name="T2"> </text:span>observase<text:span text:style-name="T2"> </text:span>defectos<text:span text:style-name="T2"> </text:span>u<text:span text:style-name="T2"> </text:span>omisiones<text:span text:style-name="T2"> </text:span>subsanables<text:span text:style-name="T2"> </text:span>en<text:span text:style-name="T2"> </text:span>la<text:span text:style-name="T2"> </text:span>misma,<text:span text:style-name="T2"> </text:span>lo<text:span text:style-name="T2"> </text:span>comunicará,<text:span text:style-name="T2"> </text:span>preferentemente<text:span text:style-name="T2"> </text:span>por<text:span text:style-name="T2"> </text:span>medios<text:span text:style-name="T2"> </text:span>electrónicos,<text:span text:style-name="T2"> </text:span>informáticos<text:span text:style-name="T2"> </text:span>o<text:span text:style-name="T2"> </text:span>telemáticos,<text:span text:style-name="T2"> </text:span>a<text:span text:style-name="T2"> </text:span>la<text:span text:style-name="T2"> </text:span>persona<text:span text:style-name="T2"> </text:span>licitadora<text:span text:style-name="T2"> </text:span>concediéndole<text:span text:style-name="T2"> </text:span>un<text:span text:style-name="T2"> </text:span>plazo<text:span text:style-name="T2"> </text:span>no<text:span text:style-name="T2"> </text:span>superior<text:span text:style-name="T2"> </text:span>a<text:span text:style-name="T2"> </text:span>tres<text:span text:style-name="T2"> </text:span>días<text:span text:style-name="T2"> </text:span>hábiles<text:span text:style-name="T2"> </text:span>para<text:span text:style-name="T2"> </text:span>que<text:span text:style-name="T2"> </text:span>los<text:span text:style-name="T2"> </text:span>corrija<text:span text:style-name="T2"> </text:span>o<text:span text:style-name="T2"> </text:span>subsane.<text:span text:style-name="T2"> </text:span>Si<text:span text:style-name="T2"> </text:span>en<text:span text:style-name="T2"> </text:span>el<text:span text:style-name="T2"> </text:span>plazo<text:span text:style-name="T2"> </text:span>concedido<text:span text:style-name="T2"> </text:span>no<text:span text:style-name="T2"> </text:span>procede<text:span text:style-name="T2"> </text:span>a<text:span text:style-name="T2"> </text:span>la<text:span text:style-name="T2"> </text:span>subsanación<text:span text:style-name="T2"> </text:span>de<text:span text:style-name="T2"> </text:span>la<text:span text:style-name="T2"> </text:span>documentación,<text:span text:style-name="T2"> </text:span>será<text:span text:style-name="T2"> </text:span>excluida<text:span text:style-name="T2"> </text:span>del<text:span text:style-name="T2"> <text:s/></text:span>procedimiento<text:span text:style-name="T2"> </text:span>de<text:span text:style-name="T2"> </text:span>adjudicación.</text:p>
      <text:p text:style-name="P231"/>
      <text:p text:style-name="P238"><text:span text:style-name="T59"><text:s/></text:span><text:span text:style-name="T58">b)</text:span><text:span text:style-name="T59"> </text:span><text:span text:style-name="T58">Asimismo,</text:span><text:span text:style-name="T59"> </text:span><text:span text:style-name="T58">deberá</text:span><text:span text:style-name="T59"> </text:span><text:span text:style-name="T58">presentar</text:span><text:span text:style-name="T59"> </text:span><text:span text:style-name="T58">la</text:span><text:span text:style-name="T59"> </text:span><text:span text:style-name="T58">documentación</text:span><text:span text:style-name="T59"> </text:span><text:span text:style-name="T58">que</text:span><text:span text:style-name="T59"> </text:span><text:span text:style-name="T58">se</text:span><text:span text:style-name="T59"> </text:span><text:span text:style-name="T58">enumera</text:span><text:span text:style-name="T59"> </text:span><text:span text:style-name="T58">en</text:span><text:span text:style-name="T59"> </text:span><text:span text:style-name="T58">los</text:span><text:span text:style-name="T59"> </text:span><text:span text:style-name="T58">epígrafes</text:span><text:span text:style-name="T59"> </text:span><text:span text:style-name="T58">A)</text:span><text:span text:style-name="T59"> </text:span><text:span text:style-name="T58">a</text:span><text:span text:style-name="T59"> </text:span><text:span text:style-name="T58">F)</text:span><text:span text:style-name="T59"> </text:span><text:span text:style-name="T58">del</text:span><text:span text:style-name="T59"> </text:span><text:span text:style-name="T58">apartado</text:span><text:span text:style-name="T59"> </text:span><text:span text:style-name="T58">2</text:span><text:span text:style-name="T59"> </text:span><text:span text:style-name="T58">de</text:span><text:span text:style-name="T59"> </text:span><text:span text:style-name="T58">esta</text:span><text:span text:style-name="T59"> </text:span><text:span text:style-name="T58">cláusula,</text:span><text:span text:style-name="T59"> </text:span><text:span text:style-name="T58">que</text:span><text:span text:style-name="T59"> </text:span><text:span text:style-name="T58">podrá</text:span><text:span text:style-name="T59"> </text:span><text:span text:style-name="T58">ser</text:span><text:span text:style-name="T59"> </text:span><text:span text:style-name="T58">expedida,</text:span><text:span text:style-name="T59"> </text:span><text:span text:style-name="T58">si</text:span><text:span text:style-name="T59"> </text:span><text:span text:style-name="T58">así</text:span><text:span text:style-name="T59"> </text:span><text:span text:style-name="T58">se</text:span><text:span text:style-name="T59"> </text:span><text:span text:style-name="T58">indica</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58">por</text:span><text:span text:style-name="T59"> </text:span><text:span text:style-name="T58">medios</text:span><text:span text:style-name="T59"> </text:span><text:span text:style-name="T58">electrónicos,</text:span><text:span text:style-name="T59"> </text:span><text:span text:style-name="T58">informáticos</text:span><text:span text:style-name="T59"> </text:span><text:span text:style-name="T58">o</text:span><text:span text:style-name="T59"> </text:span><text:span text:style-name="T58">telemáticos.</text:span><text:span text:style-name="T59"> </text:span><text:span text:style-name="T58">La</text:span><text:span text:style-name="T59"> </text:span><text:span text:style-name="T58">falta</text:span><text:span text:style-name="T59"> </text:span><text:span text:style-name="T58">de</text:span><text:span text:style-name="T59"> </text:span><text:span text:style-name="T58">aportación</text:span><text:span text:style-name="T59"> </text:span><text:span text:style-name="T58">de</text:span><text:span text:style-name="T59"> </text:span><text:span text:style-name="T58">esta</text:span><text:span text:style-name="T59"> </text:span><text:span text:style-name="T58">documentación</text:span><text:span text:style-name="T59"> </text:span><text:span text:style-name="T58">en</text:span><text:span text:style-name="T59"> </text:span><text:span text:style-name="T58">el</text:span><text:span text:style-name="T59"> </text:span><text:span text:style-name="T58">plazo</text:span><text:span text:style-name="T59"> </text:span><text:span text:style-name="T58">de</text:span><text:span text:style-name="T59"> </text:span><text:span text:style-name="T58">diez</text:span><text:span text:style-name="T59"> </text:span><text:span text:style-name="T58">días</text:span><text:span text:style-name="T59"> </text:span><text:span text:style-name="T58">hábiles</text:span><text:span text:style-name="T59"> </text:span><text:span text:style-name="T58">se</text:span><text:span text:style-name="T59"> </text:span><text:span text:style-name="T58">considerará</text:span><text:span text:style-name="T59"> </text:span><text:span text:style-name="T58">retirada</text:span><text:span text:style-name="T59"> </text:span><text:span text:style-name="T58">injustificada</text:span><text:span text:style-name="T59"> </text:span><text:span text:style-name="T58">de</text:span><text:span text:style-name="T59"> </text:span><text:span text:style-name="T58">la</text:span><text:span text:style-name="T59"> </text:span><text:span text:style-name="T58">proposición</text:span><text:span text:style-name="T59"> </text:span><text:span text:style-name="T58">por</text:span><text:span text:style-name="T59"> </text:span><text:span text:style-name="T58">la</text:span><text:span text:style-name="T59"> </text:span><text:span text:style-name="T58">persona</text:span><text:span text:style-name="T59"> </text:span><text:span text:style-name="T58">licitadora,</text:span><text:span text:style-name="T59"> </text:span><text:span text:style-name="T58">lo</text:span><text:span text:style-name="T59"> </text:span><text:span text:style-name="T58">que</text:span><text:span text:style-name="T59"> </text:span><text:span text:style-name="T58">supondrá</text:span><text:span text:style-name="T59"> </text:span><text:span text:style-name="T58">su</text:span><text:span text:style-name="T59"> </text:span><text:soft-page-break/><text:span text:style-name="T58">exclusión</text:span><text:span text:style-name="T59"> </text:span><text:span text:style-name="T58">del</text:span><text:span text:style-name="T59"> </text:span><text:span text:style-name="T58">procedimiento</text:span><text:span text:style-name="T59"> </text:span><text:span text:style-name="T58">de</text:span><text:span text:style-name="T59"> </text:span><text:span text:style-name="T58">adjudicación</text:span><text:span text:style-name="T59"> </text:span><text:span text:style-name="T58">y</text:span><text:span text:style-name="T59"> </text:span><text:span text:style-name="T58">la</text:span><text:span text:style-name="T59"> </text:span><text:span text:style-name="T58">incautación</text:span><text:span text:style-name="T59"> </text:span><text:span text:style-name="T58">de</text:span><text:span text:style-name="T59"> </text:span><text:span text:style-name="T58">la</text:span><text:span text:style-name="T59"> </text:span><text:span text:style-name="T58">garantía</text:span><text:span text:style-name="T59"> </text:span><text:span text:style-name="T58">provisional</text:span><text:span text:style-name="T59"> </text:span><text:span text:style-name="T58">que,</text:span><text:span text:style-name="T59"> </text:span><text:span text:style-name="T58">en</text:span><text:span text:style-name="T59"> </text:span><text:span text:style-name="T58">su</text:span><text:span text:style-name="T59"> </text:span><text:span text:style-name="T58">caso,</text:span><text:span text:style-name="T59"> </text:span><text:span text:style-name="T58">se</text:span><text:span text:style-name="T59"> </text:span><text:span text:style-name="T58">hubiese</text:span><text:span text:style-name="T59"> </text:span><text:span text:style-name="T58">constituido</text:span><text:span text:style-name="T59"> </text:span><text:span text:style-name="T58">o,</text:span><text:span text:style-name="T59"> </text:span><text:span text:style-name="T58">en</text:span><text:span text:style-name="T59"> </text:span><text:span text:style-name="T58">caso</text:span><text:span text:style-name="T59"> </text:span><text:span text:style-name="T58">de</text:span><text:span text:style-name="T59"> </text:span><text:span text:style-name="T58">que</text:span><text:span text:style-name="T59"> </text:span><text:span text:style-name="T58">no</text:span><text:span text:style-name="T59"> </text:span><text:span text:style-name="T58">se</text:span><text:span text:style-name="T59"> </text:span><text:span text:style-name="T58">hubiera</text:span><text:span text:style-name="T59"> </text:span><text:span text:style-name="T58">constituido,</text:span><text:span text:style-name="T59"> </text:span><text:span text:style-name="T58">el</text:span><text:span text:style-name="T59"> </text:span><text:span text:style-name="T58">abono</text:span><text:span text:style-name="T59"> </text:span><text:span text:style-name="T58">por</text:span><text:span text:style-name="T59"> </text:span><text:span text:style-name="T58">parte</text:span><text:span text:style-name="T59"> </text:span><text:span text:style-name="T58">de</text:span><text:span text:style-name="T59"> </text:span><text:span text:style-name="T58">la</text:span><text:span text:style-name="T59"> </text:span><text:span text:style-name="T58">misma</text:span><text:span text:style-name="T59"> </text:span><text:span text:style-name="T58">de</text:span><text:span text:style-name="T59"> </text:span><text:span text:style-name="T58">la</text:span><text:span text:style-name="T59"> </text:span><text:span text:style-name="T58">penalidad</text:span><text:span text:style-name="T59"> </text:span><text:span text:style-name="T58">establecida</text:span><text:span text:style-name="T59"> </text:span><text:span text:style-name="T58">en</text:span><text:span text:style-name="T59"> </text:span><text:span text:style-name="T58">el</text:span><text:span text:style-name="T59"> </text:span><text:span text:style-name="T58">anexo</text:span><text:span text:style-name="T59"> </text:span><text:span text:style-name="T58">I-A,</text:span><text:span text:style-name="T59"> </text:span><text:span text:style-name="T58">que</text:span><text:span text:style-name="T59"> </text:span><text:span text:style-name="T58">no</text:span><text:span text:style-name="T59"> </text:span><text:span text:style-name="T58">podrá</text:span><text:span text:style-name="T59"> </text:span><text:span text:style-name="T58">ser</text:span><text:span text:style-name="T59"> </text:span><text:span text:style-name="T58">superior</text:span><text:span text:style-name="T59"> </text:span><text:span text:style-name="T58">al</text:span><text:span text:style-name="T59"> </text:span><text:span text:style-name="T58">3</text:span><text:span text:style-name="T59"> </text:span><text:span text:style-name="T58">por</text:span><text:span text:style-name="T59"> </text:span><text:span text:style-name="T58">100</text:span><text:span text:style-name="T59"> </text:span><text:span text:style-name="T58">del</text:span><text:span text:style-name="T59"> </text:span><text:span text:style-name="T58">presupuesto</text:span><text:span text:style-name="T59"> </text:span><text:span text:style-name="T58">de</text:span><text:span text:style-name="T59"> </text:span><text:span text:style-name="T58">licitación.</text:span></text:p>
      <text:p text:style-name="P239"/>
      <text:p text:style-name="P282"><text:span text:style-name="T58">2.</text:span><text:span text:style-name="T59"> </text:span><text:span text:style-name="T64">Supuesto</text:span><text:span text:style-name="T65"> </text:span><text:span text:style-name="T64">en</text:span><text:span text:style-name="T65"> </text:span><text:span text:style-name="T64">el</text:span><text:span text:style-name="T65"> </text:span><text:span text:style-name="T64">que</text:span><text:span text:style-name="T65"> </text:span><text:span text:style-name="T64">el</text:span><text:span text:style-name="T65"> </text:span><text:span text:style-name="T64">anexo</text:span><text:span text:style-name="T65"> </text:span><text:span text:style-name="T64">I-A</text:span><text:span text:style-name="T65"> </text:span><text:span text:style-name="T64">no</text:span><text:span text:style-name="T65"> </text:span><text:span text:style-name="T64">contemple</text:span><text:span text:style-name="T65"> </text:span><text:span text:style-name="T64">que</text:span><text:span text:style-name="T65"> </text:span><text:span text:style-name="T64">la</text:span><text:span text:style-name="T65"> </text:span><text:span text:style-name="T64">aportación</text:span><text:span text:style-name="T65"> </text:span><text:span text:style-name="T64">inicial</text:span><text:span text:style-name="T65"> </text:span><text:span text:style-name="T64">de</text:span><text:span text:style-name="T65"> </text:span><text:span text:style-name="T64">la</text:span><text:span text:style-name="T65"> </text:span><text:span text:style-name="T64">documentación</text:span><text:span text:style-name="T65"> </text:span><text:span text:style-name="T64">acreditativa</text:span><text:span text:style-name="T65"> </text:span><text:span text:style-name="T64">de</text:span><text:span text:style-name="T65"> </text:span><text:span text:style-name="T64">los</text:span><text:span text:style-name="T65"> </text:span><text:span text:style-name="T64">requisitos</text:span><text:span text:style-name="T65"> </text:span><text:span text:style-name="T64">previos</text:span><text:span text:style-name="T65"> </text:span><text:span text:style-name="T64">del</text:span><text:span text:style-name="T65"> </text:span><text:span text:style-name="T64">sobre</text:span><text:span text:style-name="T65"> </text:span><text:span text:style-name="T64">1</text:span><text:span text:style-name="T65"> </text:span><text:span text:style-name="T64">se</text:span><text:span text:style-name="T65"> </text:span><text:span text:style-name="T64">sustituya</text:span><text:span text:style-name="T65"> </text:span><text:span text:style-name="T64">por</text:span><text:span text:style-name="T65"> </text:span><text:span text:style-name="T64">una</text:span><text:span text:style-name="T65"> </text:span><text:span text:style-name="T64">declaración</text:span><text:span text:style-name="T65"> </text:span><text:span text:style-name="T64">responsable</text:span><text:span text:style-name="T65"> </text:span><text:span text:style-name="T64">de</text:span><text:span text:style-name="T65"> </text:span><text:span text:style-name="T64">la</text:span><text:span text:style-name="T65"> </text:span><text:span text:style-name="T64">persona</text:span><text:span text:style-name="T65"> </text:span><text:span text:style-name="T64">licitadora</text:span><text:span text:style-name="T58">.</text:span></text:p>
      <text:p text:style-name="P239"/>
      <text:p text:style-name="P231">Deberá<text:span text:style-name="T2"> </text:span>aportar<text:span text:style-name="T2"> </text:span>la<text:span text:style-name="T2"> </text:span>documentación<text:span text:style-name="T2"> </text:span>que<text:span text:style-name="T2"> </text:span>se<text:span text:style-name="T2"> </text:span>relaciona<text:span text:style-name="T2"> </text:span>a<text:span text:style-name="T2"> </text:span>continuación,<text:span text:style-name="T2"> </text:span>que<text:span text:style-name="T2"> </text:span>podrá<text:span text:style-name="T2"> </text:span>ser<text:span text:style-name="T2"> </text:span>expedida,<text:span text:style-name="T2"> </text:span>si<text:span text:style-name="T2"> </text:span>así<text:span text:style-name="T2"> </text:span>se<text:span text:style-name="T2"> </text:span>indica<text:span text:style-name="T2"> </text:span>en<text:span text:style-name="T2"> </text:span>el<text:span text:style-name="T2"> </text:span>anexo<text:span text:style-name="T2"> </text:span>I-A,<text:span text:style-name="T2"> </text:span>por<text:span text:style-name="T2"> </text:span>medios<text:span text:style-name="T2"> </text:span>electrónicos,<text:span text:style-name="T2"> </text:span>informáticos<text:span text:style-name="T2"> </text:span>o<text:span text:style-name="T2"> </text:span>telemáticos.<text:span text:style-name="T2"> </text:span>La<text:span text:style-name="T2"> </text:span>falta<text:span text:style-name="T2"> </text:span>de<text:span text:style-name="T2"> </text:span>aportación<text:span text:style-name="T2"> </text:span>de<text:span text:style-name="T2"> </text:span>esta<text:span text:style-name="T2"> </text:span>documentación<text:span text:style-name="T2"> </text:span>en<text:span text:style-name="T2"> </text:span>el<text:span text:style-name="T2"> </text:span>plazo<text:span text:style-name="T2"> </text:span>de<text:span text:style-name="T2"> </text:span>diez<text:span text:style-name="T2"> </text:span>días<text:span text:style-name="T2"> </text:span>hábiles<text:span text:style-name="T2"> </text:span>se<text:span text:style-name="T2"> </text:span>considerará<text:span text:style-name="T2"> </text:span>retirada<text:span text:style-name="T2"> </text:span>injustificada<text:span text:style-name="T2"> </text:span>de<text:span text:style-name="T2"> </text:span>la<text:span text:style-name="T2"> </text:span>proposición<text:span text:style-name="T2"> </text:span>por<text:span text:style-name="T2"> </text:span>la<text:span text:style-name="T2"> </text:span>persona<text:span text:style-name="T2"> </text:span>licitadora,<text:span text:style-name="T2"> </text:span>lo<text:span text:style-name="T2"> </text:span>que<text:span text:style-name="T2"> </text:span>supondrá<text:span text:style-name="T2"> </text:span>su<text:span text:style-name="T2"> </text:span>exclusión<text:span text:style-name="T2"> </text:span>del<text:span text:style-name="T2"> </text:span>procedimiento<text:span text:style-name="T2"> </text:span>de<text:span text:style-name="T2"> </text:span>adjudicación<text:span text:style-name="T2"> </text:span>y<text:span text:style-name="T2"> </text:span>la<text:span text:style-name="T2"> </text:span>incautación<text:span text:style-name="T2"> </text:span>de<text:span text:style-name="T2"> </text:span>la<text:span text:style-name="T2"> </text:span>garantía<text:span text:style-name="T2"> </text:span>provisional<text:span text:style-name="T2"> </text:span>que,<text:span text:style-name="T2"> </text:span>en<text:span text:style-name="T2"> </text:span>su<text:span text:style-name="T2"> </text:span>caso,<text:span text:style-name="T2"> </text:span>se<text:span text:style-name="T2"> </text:span>hubiese<text:span text:style-name="T2"> </text:span>constituido<text:span text:style-name="T2"> </text:span>o,<text:span text:style-name="T2"> </text:span>en<text:span text:style-name="T2"> </text:span>caso<text:span text:style-name="T2"> </text:span>de<text:span text:style-name="T2"> </text:span>que<text:span text:style-name="T2"> </text:span>no<text:span text:style-name="T2"> </text:span>se<text:span text:style-name="T2"> </text:span>hubiera<text:span text:style-name="T2"> </text:span>constituido,<text:span text:style-name="T2"> </text:span>el<text:span text:style-name="T2"> </text:span>abono<text:span text:style-name="T2"> </text:span>por<text:span text:style-name="T2"> </text:span>parte<text:span text:style-name="T2"> </text:span>de<text:span text:style-name="T2"> </text:span>la<text:span text:style-name="T2"> </text:span>misma<text:span text:style-name="T2"> </text:span>de<text:span text:style-name="T2"> </text:span>la<text:span text:style-name="T2"> </text:span>penalidad<text:span text:style-name="T2"> </text:span>establecida<text:span text:style-name="T2"> </text:span>en<text:span text:style-name="T2"> </text:span>el<text:span text:style-name="T2"> </text:span>anexo<text:span text:style-name="T2"> </text:span>I-A,<text:span text:style-name="T2"> </text:span>que<text:span text:style-name="T2"> </text:span>no<text:span text:style-name="T2"> </text:span>podrá<text:span text:style-name="T2"> </text:span>ser<text:span text:style-name="T2"> </text:span>superior<text:span text:style-name="T2"> </text:span>al<text:span text:style-name="T2"> </text:span>3<text:span text:style-name="T2"> </text:span>por<text:span text:style-name="T2"> </text:span>100<text:span text:style-name="T2"> </text:span>del<text:span text:style-name="T2"> </text:span>presupuesto<text:span text:style-name="T2"> </text:span>de<text:span text:style-name="T2"> </text:span>licitación.</text:p>
      <text:p text:style-name="P231"/>
      <text:p text:style-name="P238"><text:span text:style-name="T59"><text:s/></text:span><text:span text:style-name="T54">A)</text:span><text:span text:style-name="T56"> </text:span><text:span text:style-name="T54">Obligaciones</text:span><text:span text:style-name="T56"> </text:span><text:span text:style-name="T54">Tributarias.</text:span><text:span text:style-name="T56"> </text:span></text:p>
      <text:p text:style-name="P247"/>
      <text:p text:style-name="P227"><text:span text:style-name="T58">-</text:span><text:span text:style-name="T59"> </text:span><text:span text:style-name="T58">Certificación</text:span><text:span text:style-name="T59"> </text:span><text:span text:style-name="T58">positiva,</text:span><text:span text:style-name="T59"> </text:span><text:span text:style-name="T58">expedida</text:span><text:span text:style-name="T59"> </text:span><text:span text:style-name="T58">por</text:span><text:span text:style-name="T59"> </text:span><text:span text:style-name="T58">la</text:span><text:span text:style-name="T59"> </text:span><text:span text:style-name="T58">Agencia</text:span><text:span text:style-name="T59"> </text:span><text:span text:style-name="T58">Estatal</text:span><text:span text:style-name="T59"> </text:span><text:span text:style-name="T58">de</text:span><text:span text:style-name="T59"> </text:span><text:span text:style-name="T58">Administración</text:span><text:span text:style-name="T59"> </text:span><text:span text:style-name="T58">Tributaria,</text:span><text:span text:style-name="T59"> </text:span><text:span text:style-name="T58">de</text:span><text:span text:style-name="T59"> </text:span><text:span text:style-name="T58">hallarse</text:span><text:span text:style-name="T59"> </text:span><text:span text:style-name="T58">al</text:span><text:span text:style-name="T59"> </text:span><text:span text:style-name="T58">corriente</text:span><text:span text:style-name="T59"> </text:span><text:span text:style-name="T58">en</text:span><text:span text:style-name="T59"> </text:span><text:span text:style-name="T58">el</text:span><text:span text:style-name="T59"> </text:span><text:span text:style-name="T58">cumplimiento</text:span><text:span text:style-name="T59"> </text:span><text:span text:style-name="T58">de</text:span><text:span text:style-name="T59"> </text:span><text:span text:style-name="T58">sus</text:span><text:span text:style-name="T59"> </text:span><text:span text:style-name="T58">obligaciones</text:span><text:span text:style-name="T59"> </text:span><text:span text:style-name="T58">tributarias</text:span><text:span text:style-name="T59"> </text:span><text:span text:style-name="T58">o</text:span><text:span text:style-name="T59"> </text:span><text:span text:style-name="T58">declaración</text:span><text:span text:style-name="T59"> </text:span><text:span text:style-name="T58">responsable</text:span><text:span text:style-name="T59"> </text:span><text:span text:style-name="T58">de</text:span><text:span text:style-name="T59"> </text:span><text:span text:style-name="T58">no</text:span><text:span text:style-name="T59"> </text:span><text:span text:style-name="T58">estar</text:span><text:span text:style-name="T59"> </text:span><text:span text:style-name="T58">obligada</text:span><text:span text:style-name="T59"> </text:span><text:span text:style-name="T58">a</text:span><text:span text:style-name="T59"> </text:span><text:span text:style-name="T58">presentarlas.</text:span><text:span text:style-name="T59"> </text:span><text:span text:style-name="T58">Esta</text:span><text:span text:style-name="T59"> </text:span><text:span text:style-name="T58">certificación</text:span><text:span text:style-name="T59"> </text:span><text:span text:style-name="T58">podrá</text:span><text:span text:style-name="T59"> </text:span><text:span text:style-name="T58">obtenerse</text:span><text:span text:style-name="T59"> </text:span><text:span text:style-name="T58">en</text:span><text:span text:style-name="T59"> </text:span><text:span text:style-name="T58">la</text:span><text:span text:style-name="T59"> </text:span><text:span text:style-name="T58">forma</text:span><text:span text:style-name="T59"> </text:span><text:span text:style-name="T58">establecida</text:span><text:span text:style-name="T59"> </text:span><text:span text:style-name="T58">en</text:span><text:span text:style-name="T59"> </text:span><text:span text:style-name="T58">el</text:span><text:span text:style-name="T59"> </text:span><text:span text:style-name="T4">Real</text:span><text:span text:style-name="T70"> </text:span><text:span text:style-name="T4">Decreto</text:span><text:span text:style-name="T70"> </text:span><text:span text:style-name="T4">1671/2009,</text:span><text:span text:style-name="T70"> </text:span><text:span text:style-name="T4">de</text:span><text:span text:style-name="T70"> </text:span><text:span text:style-name="T4">6</text:span><text:span text:style-name="T70"> </text:span><text:span text:style-name="T4">de</text:span><text:span text:style-name="T70"> </text:span><text:span text:style-name="T4">noviembre,</text:span><text:span text:style-name="T70"> </text:span><text:span text:style-name="T4">por</text:span><text:span text:style-name="T70"> </text:span><text:span text:style-name="T4">el</text:span><text:span text:style-name="T70"> </text:span><text:span text:style-name="T4">que</text:span><text:span text:style-name="T70"> </text:span><text:span text:style-name="T4">se</text:span><text:span text:style-name="T70"> </text:span><text:span text:style-name="T4">desarrolla</text:span><text:span text:style-name="T70"> </text:span><text:span text:style-name="T4">parcialmente</text:span><text:span text:style-name="T70"> </text:span><text:span text:style-name="T4">la</text:span><text:span text:style-name="T70"> </text:span><text:span text:style-name="T4">Ley</text:span><text:span text:style-name="T70"> </text:span><text:span text:style-name="T4">11/2007,</text:span><text:span text:style-name="T70"> </text:span><text:span text:style-name="T4">de</text:span><text:span text:style-name="T70"> </text:span><text:span text:style-name="T4">22</text:span><text:span text:style-name="T70"> </text:span><text:span text:style-name="T4">de</text:span><text:span text:style-name="T70"> </text:span><text:span text:style-name="T4">junio,</text:span><text:span text:style-name="T70"> </text:span><text:span text:style-name="T4">de</text:span><text:span text:style-name="T70"> </text:span><text:span text:style-name="T4">acceso</text:span><text:span text:style-name="T70"> </text:span><text:span text:style-name="T4">electrónico</text:span><text:span text:style-name="T70"> </text:span><text:span text:style-name="T4">de</text:span><text:span text:style-name="T70"> </text:span><text:span text:style-name="T4">los</text:span><text:span text:style-name="T70"> </text:span><text:span text:style-name="T4">ciudadanos</text:span><text:span text:style-name="T70"> </text:span><text:span text:style-name="T4">a</text:span><text:span text:style-name="T70"> </text:span><text:span text:style-name="T4">los</text:span><text:span text:style-name="T70"> </text:span><text:span text:style-name="T4">servicios</text:span><text:span text:style-name="T70"> </text:span><text:span text:style-name="T4">públicos.</text:span><text:span text:style-name="T70"> </text:span></text:p>
      <text:p text:style-name="P63"/>
      <text:p text:style-name="P222">-<text:span text:style-name="T2"> </text:span>Certificación<text:span text:style-name="T2"> </text:span>positiva,<text:span text:style-name="T2"> </text:span>expedida<text:span text:style-name="T2"> </text:span>por<text:span text:style-name="T2"> </text:span>la<text:span text:style-name="T2"> </text:span>Administración<text:span text:style-name="T2"> </text:span>Tributaria<text:span text:style-name="T2"> </text:span>de<text:span text:style-name="T2"> </text:span>la<text:span text:style-name="T2"> </text:span>Junta<text:span text:style-name="T2"> </text:span>de<text:span text:style-name="T2"> </text:span>Andalucía,<text:span text:style-name="T2"> </text:span>justificativa<text:span text:style-name="T2"> </text:span>de<text:span text:style-name="T2"> </text:span>la<text:span text:style-name="T2"> </text:span>inexistencia<text:span text:style-name="T2"> </text:span>con<text:span text:style-name="T2"> </text:span>la<text:span text:style-name="T2"> </text:span>Administración<text:span text:style-name="T2"> </text:span>Autonómica<text:span text:style-name="T2"> </text:span>de<text:span text:style-name="T2"> </text:span>deudas<text:span text:style-name="T2"> </text:span>de<text:span text:style-name="T2"> </text:span>naturaleza<text:span text:style-name="T2"> </text:span>tributaria<text:span text:style-name="T2"> </text:span>en<text:span text:style-name="T2"> </text:span>período<text:span text:style-name="T2"> </text:span>ejecutivo<text:span text:style-name="T2"> </text:span>o,<text:span text:style-name="T2"> </text:span>en<text:span text:style-name="T2"> </text:span>el<text:span text:style-name="T2"> </text:span>caso<text:span text:style-name="T2"> </text:span>de<text:span text:style-name="T2"> </text:span>contribuyentes<text:span text:style-name="T2"> </text:span>contra<text:span text:style-name="T2"> </text:span>quienes<text:span text:style-name="T2"> </text:span>no<text:span text:style-name="T2"> </text:span>proceda<text:span text:style-name="T2"> </text:span>la<text:span text:style-name="T2"> </text:span>utilización<text:span text:style-name="T2"> </text:span>de<text:span text:style-name="T2"> </text:span>la<text:span text:style-name="T2"> </text:span>vía<text:span text:style-name="T2"> </text:span>de<text:span text:style-name="T2"> </text:span>apremio,<text:span text:style-name="T2"> </text:span>deudas<text:span text:style-name="T2"> </text:span>no<text:span text:style-name="T2"> </text:span>atendidas<text:span text:style-name="T2"> </text:span>en<text:span text:style-name="T2"> </text:span>período<text:span text:style-name="T2"> </text:span>voluntario.<text:span text:style-name="T2"> </text:span>Esta<text:span text:style-name="T2"> </text:span>certificación<text:span text:style-name="T2"> </text:span>podrá<text:span text:style-name="T2"> </text:span>ser<text:span text:style-name="T2"> </text:span>solicitada<text:span text:style-name="T2"> </text:span>y<text:span text:style-name="T2"> </text:span>expedida<text:span text:style-name="T2"> </text:span>por<text:span text:style-name="T2"> </text:span>medios<text:span text:style-name="T2"> </text:span>electrónicos<text:span text:style-name="T2"> </text:span>en<text:span text:style-name="T2"> </text:span>los<text:span text:style-name="T2"> </text:span>términos<text:span text:style-name="T2"> </text:span>establecidos<text:span text:style-name="T2"> </text:span>en<text:span text:style-name="T2"> </text:span>el<text:span text:style-name="T2"> </text:span>Decreto<text:span text:style-name="T2"> </text:span>183/2003,<text:span text:style-name="T2"> </text:span>de<text:span text:style-name="T2"> </text:span>24<text:span text:style-name="T2"> </text:span>de<text:span text:style-name="T2"> </text:span>junio,<text:span text:style-name="T2"> </text:span>por<text:span text:style-name="T2"> </text:span>el<text:span text:style-name="T2"> </text:span>que<text:span text:style-name="T2"> </text:span>se<text:span text:style-name="T2"> </text:span>regula<text:span text:style-name="T2"> </text:span>la<text:span text:style-name="T2"> </text:span>información<text:span text:style-name="T2"> </text:span>y<text:span text:style-name="T2"> </text:span>atención<text:span text:style-name="T2"> </text:span>al<text:span text:style-name="T2"> </text:span>ciudadano<text:span text:style-name="T2"> </text:span>y<text:span text:style-name="T2"> </text:span>la<text:span text:style-name="T2"> </text:span>tramitación<text:span text:style-name="T2"> </text:span>de<text:span text:style-name="T2"> </text:span>procedimientos<text:span text:style-name="T2"> </text:span>administrativos<text:span text:style-name="T2"> </text:span>por<text:span text:style-name="T2"> </text:span>medios<text:span text:style-name="T2"> </text:span>electrónicos<text:span text:style-name="T2"> </text:span>a<text:span text:style-name="T2"> </text:span>través<text:span text:style-name="T2"> </text:span>de<text:span text:style-name="T2"> </text:span>la<text:span text:style-name="T2"> </text:span>página<text:span text:style-name="T2"> </text:span>web<text:span text:style-name="T2"> </text:span>de<text:span text:style-name="T2"> </text:span>la<text:span text:style-name="T2"> </text:span>Junta<text:span text:style-name="T2"> </text:span>de<text:span text:style-name="T2"> </text:span>Andalucía<text:span text:style-name="T2"> </text:span>indicada<text:span text:style-name="T2"> </text:span>en<text:span text:style-name="T2"> </text:span>el<text:span text:style-name="T2"> </text:span>anexo<text:span text:style-name="T2"> </text:span>I-A.<text:span text:style-name="T2"> </text:span></text:p>
      <text:p text:style-name="P221"/>
      <text:p text:style-name="P280">No<text:span text:style-name="T2"> </text:span>estará<text:span text:style-name="T2"> </text:span>obligada<text:span text:style-name="T2"> </text:span>a<text:span text:style-name="T2"> </text:span>aportar<text:span text:style-name="T2"> </text:span>las<text:span text:style-name="T2"> </text:span>certificaciones<text:span text:style-name="T2"> </text:span>positivas<text:span text:style-name="T2"> </text:span>indicadas<text:span text:style-name="T2"> </text:span>anteriormente<text:span text:style-name="T2"> </text:span>en<text:span text:style-name="T2"> </text:span>el<text:span text:style-name="T2"> </text:span>caso<text:span text:style-name="T2"> </text:span>de<text:span text:style-name="T2"> </text:span>que<text:span text:style-name="T2"> </text:span>hubiera<text:span text:style-name="T2"> </text:span>autorizado<text:span text:style-name="T2"> </text:span>la<text:span text:style-name="T2"> </text:span>cesión<text:span text:style-name="T2"> </text:span>de<text:span text:style-name="T2"> </text:span>la<text:span text:style-name="T2"> </text:span>información<text:span text:style-name="T2"> </text:span>tributaria<text:span text:style-name="T2"> </text:span>que<text:span text:style-name="T2"> </text:span>se<text:span text:style-name="T2"> </text:span>indica<text:span text:style-name="T2"> </text:span>en<text:span text:style-name="T2"> </text:span>la<text:span text:style-name="T2"> </text:span>cláusula<text:span text:style-name="T2"> </text:span>9.2.1.2.b).</text:p>
      <text:p text:style-name="P247"/>
      <text:p text:style-name="P187">B)<text:span text:style-name="T2"> </text:span>Obligaciones<text:span text:style-name="T2"> </text:span>con<text:span text:style-name="T2"> </text:span>la<text:span text:style-name="T2"> </text:span>Seguridad<text:span text:style-name="T2"> </text:span>Social.</text:p>
      <text:p text:style-name="P247"/>
      <text:p text:style-name="P222">Certificación<text:span text:style-name="T2"> </text:span>positiva,<text:span text:style-name="T2"> </text:span>expedida<text:span text:style-name="T2"> </text:span>por<text:span text:style-name="T2"> </text:span>la<text:span text:style-name="T2"> </text:span>Tesorería<text:span text:style-name="T2"> </text:span>Territorial<text:span text:style-name="T2"> </text:span>de<text:span text:style-name="T2"> </text:span>la<text:span text:style-name="T2"> </text:span>Seguridad<text:span text:style-name="T2"> </text:span>Social,<text:span text:style-name="T2"> </text:span>de<text:span text:style-name="T2"> </text:span>hallarse<text:span text:style-name="T2"> </text:span>al<text:span text:style-name="T2"> </text:span>corriente<text:span text:style-name="T2"> </text:span>en<text:span text:style-name="T2"> </text:span>el<text:span text:style-name="T2"> </text:span>cumplimiento<text:span text:style-name="T2"> </text:span>de<text:span text:style-name="T2"> </text:span>sus<text:span text:style-name="T2"> </text:span>obligaciones<text:span text:style-name="T2"> </text:span>con<text:span text:style-name="T2"> </text:span>la<text:span text:style-name="T2"> </text:span>Seguridad<text:span text:style-name="T2"> </text:span>Social,<text:span text:style-name="T2"> </text:span>o<text:span text:style-name="T2"> </text:span>declaración<text:span text:style-name="T2"> </text:span>responsable<text:span text:style-name="T2"> </text:span>de<text:span text:style-name="T2"> </text:span>no<text:span text:style-name="T2"> </text:span>estar<text:span text:style-name="T2"> </text:span>obligada<text:span text:style-name="T2"> </text:span>a<text:span text:style-name="T2"> </text:span>presentarlas.</text:p>
      <text:p text:style-name="P221"/>
      <text:p text:style-name="P187">C)<text:span text:style-name="T2"> </text:span>Impuesto<text:span text:style-name="T2"> </text:span>sobre<text:span text:style-name="T2"> </text:span>Actividades<text:span text:style-name="T2"> </text:span>Económicas.</text:p>
      <text:p text:style-name="P249"/>
      <text:p text:style-name="P221">Justificante<text:span text:style-name="T2"> </text:span>de<text:span text:style-name="T2"> </text:span>estar<text:span text:style-name="T2"> </text:span>dada<text:span text:style-name="T2"> </text:span>de<text:span text:style-name="T2"> </text:span>alta<text:span text:style-name="T2"> </text:span>en<text:span text:style-name="T2"> </text:span>el<text:span text:style-name="T2"> </text:span>Impuesto<text:span text:style-name="T2"> </text:span>sobre<text:span text:style-name="T2"> </text:span>Actividades<text:span text:style-name="T2"> </text:span>Económicas<text:span text:style-name="T2"> </text:span>en<text:span text:style-name="T2"> </text:span>el<text:span text:style-name="T2"> </text:span>epígrafe<text:span text:style-name="T2"> </text:span>correspondiente<text:span text:style-name="T2"> </text:span>al<text:span text:style-name="T2"> </text:span>objeto<text:span text:style-name="T2"> </text:span>del<text:span text:style-name="T2"> </text:span>contrato<text:span text:style-name="T2"> </text:span>y<text:span text:style-name="T2"> </text:span>al<text:span text:style-name="T2"> </text:span>corriente<text:span text:style-name="T2"> </text:span>en<text:span text:style-name="T2"> </text:span>el<text:span text:style-name="T2"> </text:span>pago<text:span text:style-name="T2"> </text:span>del<text:span text:style-name="T2"> </text:span>mismo,<text:span text:style-name="T2"> </text:span>aportando<text:span text:style-name="T2"> </text:span>al<text:span text:style-name="T2"> </text:span>efecto<text:span text:style-name="T2"> </text:span>copia<text:span text:style-name="T2"> </text:span>de<text:span text:style-name="T2"> </text:span>la<text:span text:style-name="T2"> </text:span>carta<text:span text:style-name="T2"> </text:span>de<text:span text:style-name="T2"> </text:span>pago<text:span text:style-name="T2"> </text:span>del<text:span text:style-name="T2"> </text:span>último<text:span text:style-name="T2"> </text:span>ejercicio,<text:span text:style-name="T2"> </text:span>a<text:span text:style-name="T2"> </text:span>la<text:span text:style-name="T2"> </text:span>que<text:span text:style-name="T2"> </text:span>se<text:span text:style-name="T2"> </text:span>acompañará<text:span text:style-name="T2"> </text:span>una<text:span text:style-name="T2"> </text:span>declaración<text:span text:style-name="T2"> </text:span>responsable<text:span text:style-name="T2"> </text:span>de<text:span text:style-name="T2"> </text:span>no<text:span text:style-name="T2"> </text:span>haberse<text:span text:style-name="T2"> </text:span>dado<text:span text:style-name="T2"> </text:span>de<text:span text:style-name="T2"> </text:span>baja<text:span text:style-name="T2"> </text:span>en<text:span text:style-name="T2"> </text:span>la<text:span text:style-name="T2"> </text:span>matrícula<text:span text:style-name="T2"> </text:span>del<text:span text:style-name="T2"> </text:span>citado<text:span text:style-name="T2"> </text:span>impuesto.</text:p>
      <text:p text:style-name="P221"/>
      <text:p text:style-name="P222">En<text:span text:style-name="T2"> </text:span>caso<text:span text:style-name="T2"> </text:span>de<text:span text:style-name="T2"> </text:span>estar<text:span text:style-name="T2"> </text:span>exenta<text:span text:style-name="T2"> </text:span>de<text:span text:style-name="T2"> </text:span>este<text:span text:style-name="T2"> </text:span>impuesto<text:span text:style-name="T2"> </text:span>presentarán<text:span text:style-name="T2"> </text:span>declaración<text:span text:style-name="T2"> </text:span>justificativa<text:span text:style-name="T2"> </text:span>al<text:span text:style-name="T2"> </text:span>respecto.</text:p>
      <text:p text:style-name="P221"/>
      <text:p text:style-name="P217">Las<text:span text:style-name="T2"> </text:span>circunstancias<text:span text:style-name="T2"> </text:span>establecidas<text:span text:style-name="T2"> </text:span>en<text:span text:style-name="T2"> </text:span>las<text:span text:style-name="T2"> </text:span>letras<text:span text:style-name="T2"> </text:span>A),<text:span text:style-name="T2"> </text:span>B)<text:span text:style-name="T2"> </text:span>y<text:span text:style-name="T2"> </text:span>C)<text:span text:style-name="T2"> </text:span>anteriores<text:span text:style-name="T2"> </text:span>podrán<text:span text:style-name="T2"> </text:span>también<text:span text:style-name="T2"> </text:span>acreditarse<text:span text:style-name="T2"> </text:span>mediante<text:span text:style-name="T2"> </text:span>la<text:span text:style-name="T2"> </text:span>aportación<text:span text:style-name="T2"> </text:span>del<text:span text:style-name="T2"> </text:span>certificado<text:span text:style-name="T2"> </text:span>expedido<text:span text:style-name="T2"> </text:span>por<text:span text:style-name="T2"> </text:span>el<text:span text:style-name="T2"> </text:span>Registro<text:span text:style-name="T2"> </text:span>de<text:span text:style-name="T2"> </text:span>Licitadores<text:span text:style-name="T2"> </text:span>que<text:span text:style-name="T2"> </text:span>acredite<text:span text:style-name="T2"> </text:span>los<text:span text:style-name="T2"> </text:span>anteriores<text:span text:style-name="T2"> </text:span>extremos,<text:span text:style-name="T2"> </text:span>tal<text:span text:style-name="T2"> </text:span><text:soft-page-break/>como<text:span text:style-name="T2"> </text:span>se<text:span text:style-name="T2"> </text:span>indica<text:span text:style-name="T2"> </text:span>en<text:span text:style-name="T2"> </text:span>la<text:span text:style-name="T2"> </text:span>cláusula 9.2.1.</text:p>
      <text:p text:style-name="P221"/>
      <text:p text:style-name="P187">D)<text:span text:style-name="T2"> </text:span>Garantía<text:span text:style-name="T2"> </text:span>definitiva.</text:p>
      <text:p text:style-name="P189"/>
      <text:p text:style-name="P223">Resguardo<text:span text:style-name="T2"> </text:span>acreditativo<text:span text:style-name="T2"> </text:span>de<text:span text:style-name="T2"> </text:span>la<text:span text:style-name="T2"> </text:span>constitución,<text:span text:style-name="T2"> </text:span>en<text:span text:style-name="T2"> </text:span>cualquiera<text:span text:style-name="T2"> </text:span>de<text:span text:style-name="T2"> </text:span>las<text:span text:style-name="T2"> </text:span>Cajas<text:span text:style-name="T2"> </text:span>Provinciales<text:span text:style-name="T2"> </text:span>de<text:span text:style-name="T2"> </text:span>Depósitos<text:span text:style-name="T2"> </text:span>de<text:span text:style-name="T2"> </text:span>la<text:span text:style-name="T2"> </text:span>Consejería<text:span text:style-name="T2"> </text:span>competente<text:span text:style-name="T2"> </text:span>en<text:span text:style-name="T2"> </text:span>materia<text:span text:style-name="T2"> </text:span>de<text:span text:style-name="T2"> </text:span>Hacienda<text:span text:style-name="T2"> </text:span>de<text:span text:style-name="T2"> </text:span>la<text:span text:style-name="T2"> </text:span>Junta<text:span text:style-name="T2"> </text:span>de<text:span text:style-name="T2"> </text:span>Andalucía,<text:span text:style-name="T2"> </text:span>de<text:span text:style-name="T2"> </text:span>una<text:span text:style-name="T2"> </text:span>garantía<text:span text:style-name="T2"> </text:span>de<text:span text:style-name="T2"> </text:span>un<text:span text:style-name="T2"> </text:span>5%<text:span text:style-name="T2"> </text:span>del<text:span text:style-name="T2"> </text:span>importe<text:span text:style-name="T2"> </text:span>de<text:span text:style-name="T2"> </text:span>adjudicación,<text:span text:style-name="T2"> </text:span>excluido<text:span text:style-name="T2"> </text:span>el<text:span text:style-name="T2"> </text:span>Impuesto<text:span text:style-name="T2"> </text:span>sobre<text:span text:style-name="T2"> </text:span>el<text:span text:style-name="T2"> </text:span>Valor<text:span text:style-name="T2"> </text:span>Añadido,<text:span text:style-name="T2"> </text:span>a<text:span text:style-name="T2"> </text:span>disposición<text:span text:style-name="T2"> </text:span>del<text:span text:style-name="T2"> </text:span>órgano<text:span text:style-name="T2"> </text:span>de<text:span text:style-name="T2"> </text:span>contratación.</text:p>
      <text:p text:style-name="P226"/>
      <text:p text:style-name="P222">Cuando<text:span text:style-name="T2"> </text:span>así<text:span text:style-name="T2"> </text:span>se<text:span text:style-name="T2"> </text:span>prevea<text:span text:style-name="T2"> </text:span>en<text:span text:style-name="T2"> </text:span>el<text:span text:style-name="T2"> </text:span>anexo<text:span text:style-name="T2"> </text:span>I-A,<text:span text:style-name="T2"> </text:span>la<text:span text:style-name="T2"> </text:span>garantía<text:span text:style-name="T2"> </text:span>que<text:span text:style-name="T2"> </text:span>eventualmente<text:span text:style-name="T2"> </text:span>deba<text:span text:style-name="T2"> </text:span>prestarse<text:span text:style-name="T2"> </text:span>podrá<text:span text:style-name="T2"> </text:span>constituirse<text:span text:style-name="T2"> </text:span>mediante<text:span text:style-name="T2"> </text:span>retención<text:span text:style-name="T2"> </text:span>en<text:span text:style-name="T2"> </text:span>el<text:span text:style-name="T2"> </text:span>precio<text:span text:style-name="T2"> </text:span>en<text:span text:style-name="T2"> </text:span>la<text:span text:style-name="T2"> </text:span>forma<text:span text:style-name="T2"> </text:span>y<text:span text:style-name="T2"> </text:span>condiciones<text:span text:style-name="T2"> </text:span>previstas<text:span text:style-name="T2"> </text:span>en<text:span text:style-name="T2"> </text:span>dicho<text:span text:style-name="T2"> </text:span>anexo.</text:p>
      <text:p text:style-name="P223"/>
      <text:p text:style-name="P227"><text:span text:style-name="T58">La</text:span><text:span text:style-name="T59"> </text:span><text:span text:style-name="T58">persona</text:span><text:span text:style-name="T59"> </text:span><text:span text:style-name="T58">adjudicataria</text:span><text:span text:style-name="T59"> </text:span><text:span text:style-name="T58">podrá</text:span><text:span text:style-name="T59"> </text:span><text:span text:style-name="T58">aplicar,</text:span><text:span text:style-name="T59"> </text:span><text:span text:style-name="T4">en</text:span><text:span text:style-name="T70"> </text:span><text:span text:style-name="T4">los</text:span><text:span text:style-name="T70"> </text:span><text:span text:style-name="T4">casos</text:span><text:span text:style-name="T70"> </text:span><text:span text:style-name="T4">en</text:span><text:span text:style-name="T70"> </text:span><text:span text:style-name="T4">que</text:span><text:span text:style-name="T70"> </text:span><text:span text:style-name="T4">se</text:span><text:span text:style-name="T70"> </text:span><text:span text:style-name="T4">haya</text:span><text:span text:style-name="T70"> </text:span><text:span text:style-name="T4">exigido,</text:span><text:span text:style-name="T59"> </text:span><text:span text:style-name="T58">el</text:span><text:span text:style-name="T59"> </text:span><text:span text:style-name="T58">importe</text:span><text:span text:style-name="T59"> </text:span><text:span text:style-name="T58">de</text:span><text:span text:style-name="T59"> </text:span><text:span text:style-name="T58">la</text:span><text:span text:style-name="T59"> </text:span><text:span text:style-name="T58">garantía</text:span><text:span text:style-name="T59"> </text:span><text:span text:style-name="T58">provisional</text:span><text:span text:style-name="T59"> </text:span><text:span text:style-name="T58">a</text:span><text:span text:style-name="T59"> </text:span><text:span text:style-name="T58">la</text:span><text:span text:style-name="T59"> </text:span><text:span text:style-name="T58">definitiva</text:span><text:span text:style-name="T59"> </text:span><text:span text:style-name="T58">o</text:span><text:span text:style-name="T59"> </text:span><text:span text:style-name="T58">proceder</text:span><text:span text:style-name="T59"> </text:span><text:span text:style-name="T58">a</text:span><text:span text:style-name="T59"> </text:span><text:span text:style-name="T58">una</text:span><text:span text:style-name="T59"> </text:span><text:span text:style-name="T58">nueva</text:span><text:span text:style-name="T59"> </text:span><text:span text:style-name="T58">constitución</text:span><text:span text:style-name="T59"> </text:span><text:span text:style-name="T58">de</text:span><text:span text:style-name="T59"> </text:span><text:span text:style-name="T58">esta</text:span><text:span text:style-name="T59"> </text:span><text:span text:style-name="T58">última,</text:span><text:span text:style-name="T59"> </text:span><text:span text:style-name="T58">en</text:span><text:span text:style-name="T59"> </text:span><text:span text:style-name="T58">cuyo</text:span><text:span text:style-name="T59"> </text:span><text:span text:style-name="T58">caso</text:span><text:span text:style-name="T59"> </text:span><text:span text:style-name="T58">la</text:span><text:span text:style-name="T59"> </text:span><text:span text:style-name="T58">garantía</text:span><text:span text:style-name="T59"> </text:span><text:span text:style-name="T58">provisional</text:span><text:span text:style-name="T59"> </text:span><text:span text:style-name="T58">se</text:span><text:span text:style-name="T59"> </text:span><text:span text:style-name="T58">cancelará</text:span><text:span text:style-name="T59"> </text:span><text:span text:style-name="T58">simultáneamente</text:span><text:span text:style-name="T59"> </text:span><text:span text:style-name="T58">a</text:span><text:span text:style-name="T59"> </text:span><text:span text:style-name="T58">la</text:span><text:span text:style-name="T59"> </text:span><text:span text:style-name="T58">constitución</text:span><text:span text:style-name="T59"> </text:span><text:span text:style-name="T58">de</text:span><text:span text:style-name="T59"> </text:span><text:span text:style-name="T58">la</text:span><text:span text:style-name="T59"> </text:span><text:span text:style-name="T58">definitiva.</text:span></text:p>
      <text:p text:style-name="P223"/>
      <text:p text:style-name="P222">Las<text:span text:style-name="T2"> </text:span>Sociedades<text:span text:style-name="T2"> </text:span>Cooperativas<text:span text:style-name="T2"> </text:span>Andaluzas,<text:span text:style-name="T2"> </text:span>solo<text:span text:style-name="T2"> </text:span>tendrán<text:span text:style-name="T2"> </text:span>que<text:span text:style-name="T2"> </text:span>aportar<text:span text:style-name="T2"> </text:span>el<text:span text:style-name="T2"> </text:span>veinticinco<text:span text:style-name="T2"> </text:span>por<text:span text:style-name="T2"> </text:span>ciento<text:span text:style-name="T2"> </text:span>de<text:span text:style-name="T2"> </text:span>las<text:span text:style-name="T2"> </text:span>garantías<text:span text:style-name="T2"> </text:span>que<text:span text:style-name="T2"> </text:span>hubieren<text:span text:style-name="T2"> </text:span>de<text:span text:style-name="T2"> </text:span>constituir,<text:span text:style-name="T2"> </text:span>conforme<text:span text:style-name="T2"> </text:span>al<text:span text:style-name="T2"> </text:span>artículo<text:span text:style-name="T2"> </text:span>116.6<text:span text:style-name="T2"> </text:span>de<text:span text:style-name="T2"> </text:span>la<text:span text:style-name="T2"> </text:span>Ley<text:span text:style-name="T2"> </text:span>14/2011,<text:span text:style-name="T2"> </text:span>de<text:span text:style-name="T2"> </text:span>23<text:span text:style-name="T2"> </text:span>de<text:span text:style-name="T2"> </text:span>diciembre<text:span text:style-name="T2"> </text:span>de<text:span text:style-name="T2"> </text:span>Sociedades<text:span text:style-name="T2"> </text:span>Cooperativas<text:span text:style-name="T2"> </text:span>Andaluzas.</text:p>
      <text:p text:style-name="P223"/>
      <text:p text:style-name="P223">Además,<text:span text:style-name="T2"> </text:span>cuando<text:span text:style-name="T2"> </text:span>así<text:span text:style-name="T2"> </text:span>se<text:span text:style-name="T2"> </text:span>indique<text:span text:style-name="T2"> </text:span>en<text:span text:style-name="T2"> </text:span>el<text:span text:style-name="T2"> </text:span>anexo<text:span text:style-name="T2"> </text:span>I-A<text:span text:style-name="T2"> </text:span>y<text:span text:style-name="T2"> </text:span>de<text:span text:style-name="T2"> </text:span>conformidad<text:span text:style-name="T2"> </text:span>con<text:span text:style-name="T2"> </text:span>el<text:span text:style-name="T2"> </text:span>artículo<text:span text:style-name="T2"> </text:span>95.2<text:span text:style-name="T2"> </text:span>del<text:span text:style-name="T2"> </text:span>TRLCSP,<text:span text:style-name="T2"> </text:span>se<text:span text:style-name="T2"> </text:span>podrá<text:span text:style-name="T2"> </text:span>exigir<text:span text:style-name="T2"> </text:span>una<text:span text:style-name="T2"> </text:span>garantía<text:span text:style-name="T2"> </text:span>complementaria<text:span text:style-name="T2"> </text:span>de<text:span text:style-name="T2"> </text:span>hasta<text:span text:style-name="T2"> </text:span>un<text:span text:style-name="T2"> </text:span>5<text:span text:style-name="T2"> </text:span>por<text:span text:style-name="T2"> </text:span>100<text:span text:style-name="T2"> </text:span>del<text:span text:style-name="T2"> </text:span>importe<text:span text:style-name="T2"> </text:span>de<text:span text:style-name="T2"> </text:span>adjudicación<text:span text:style-name="T2"> </text:span>del<text:span text:style-name="T2"> </text:span>contrato,<text:span text:style-name="T2"> </text:span>pudiendo<text:span text:style-name="T2"> </text:span>alcanzar<text:span text:style-name="T2"> </text:span>la<text:span text:style-name="T2"> </text:span>garantía<text:span text:style-name="T2"> </text:span>total<text:span text:style-name="T2"> </text:span>un<text:span text:style-name="T2"> </text:span>10<text:span text:style-name="T2"> </text:span>por<text:span text:style-name="T2"> </text:span>100<text:span text:style-name="T2"> </text:span>del<text:span text:style-name="T2"> </text:span>precio<text:span text:style-name="T2"> </text:span>del<text:span text:style-name="T2"> </text:span>contrato.</text:p>
      <text:p text:style-name="P225"/>
      <text:p text:style-name="P223">Cuando,<text:span text:style-name="T2"> </text:span>como<text:span text:style-name="T2"> </text:span>consecuencia<text:span text:style-name="T2"> </text:span>de<text:span text:style-name="T2"> </text:span>una<text:span text:style-name="T2"> </text:span>modificación<text:span text:style-name="T2"> </text:span>del<text:span text:style-name="T2"> </text:span>contrato,<text:span text:style-name="T2"> </text:span>experimente<text:span text:style-name="T2"> </text:span>variación<text:span text:style-name="T2"> </text:span>el<text:span text:style-name="T2"> </text:span>precio<text:span text:style-name="T2"> </text:span>del<text:span text:style-name="T2"> </text:span>mismo,<text:span text:style-name="T2"> </text:span>deberá<text:span text:style-name="T2"> </text:span>reajustarse<text:span text:style-name="T2"> </text:span>la<text:span text:style-name="T2"> </text:span>garantía,<text:span text:style-name="T2"> </text:span>para<text:span text:style-name="T2"> </text:span>que<text:span text:style-name="T2"> </text:span>guarde<text:span text:style-name="T2"> </text:span>la<text:span text:style-name="T2"> </text:span>debida<text:span text:style-name="T2"> </text:span>proporción<text:span text:style-name="T2"> </text:span>con<text:span text:style-name="T2"> </text:span>el<text:span text:style-name="T2"> </text:span>nuevo<text:span text:style-name="T2"> </text:span>precio<text:span text:style-name="T2"> </text:span>modificado,<text:span text:style-name="T2"> </text:span>en<text:span text:style-name="T2"> </text:span>el<text:span text:style-name="T2"> </text:span>plazo<text:span text:style-name="T2"> </text:span>de<text:span text:style-name="T2"> </text:span>quince<text:span text:style-name="T2"> </text:span>días<text:span text:style-name="T2"> </text:span>contados<text:span text:style-name="T2"> </text:span>desde<text:span text:style-name="T2"> </text:span>la<text:span text:style-name="T2"> </text:span>fecha<text:span text:style-name="T2"> </text:span>en<text:span text:style-name="T2"> </text:span>que<text:span text:style-name="T2"> </text:span>se<text:span text:style-name="T2"> </text:span>notifique<text:span text:style-name="T2"> </text:span>a<text:span text:style-name="T2"> </text:span>la<text:span text:style-name="T2"> </text:span>persona<text:span text:style-name="T2"> </text:span>empresaria<text:span text:style-name="T2"> </text:span>el<text:span text:style-name="T2"> </text:span>acuerdo<text:span text:style-name="T2"> </text:span>de<text:span text:style-name="T2"> </text:span>modificación.<text:span text:style-name="T2"> </text:span></text:p>
      <text:p text:style-name="P223"/>
      <text:p text:style-name="P223">La<text:span text:style-name="T2"> </text:span>devolución<text:span text:style-name="T2"> </text:span>o<text:span text:style-name="T2"> </text:span>cancelación<text:span text:style-name="T2"> </text:span>de<text:span text:style-name="T2"> </text:span>la<text:span text:style-name="T2"> </text:span>garantía<text:span text:style-name="T2"> </text:span>definitiva<text:span text:style-name="T2"> </text:span>se<text:span text:style-name="T2"> </text:span>realizará<text:span text:style-name="T2"> </text:span>una<text:span text:style-name="T2"> </text:span>vez<text:span text:style-name="T2"> </text:span>producido<text:span text:style-name="T2"> </text:span>el<text:span text:style-name="T2"> </text:span>vencimiento<text:span text:style-name="T2"> </text:span>del<text:span text:style-name="T2"> </text:span>plazo<text:span text:style-name="T2"> </text:span>de<text:span text:style-name="T2"> </text:span>garantía<text:span text:style-name="T2"> </text:span>señalado<text:span text:style-name="T2"> </text:span>en<text:span text:style-name="T2"> </text:span>el<text:span text:style-name="T2"> </text:span>anexo<text:span text:style-name="T2"> </text:span>I-A,<text:span text:style-name="T2"> </text:span>y<text:span text:style-name="T2"> </text:span>cumplido<text:span text:style-name="T2"> </text:span>satisfactoriamente<text:span text:style-name="T2"> </text:span>el<text:span text:style-name="T2"> </text:span>contrato,<text:span text:style-name="T2"> </text:span>o<text:span text:style-name="T2"> </text:span>resuelto<text:span text:style-name="T2"> </text:span>éste<text:span text:style-name="T2"> </text:span>sin<text:span text:style-name="T2"> </text:span>culpa<text:span text:style-name="T2"> </text:span>de<text:span text:style-name="T2"> </text:span>la<text:span text:style-name="T2"> </text:span>persona<text:span text:style-name="T2"> </text:span>contratista.</text:p>
      <text:p text:style-name="P223"/>
      <text:p text:style-name="P443">E)<text:span text:style-name="T2"> </text:span>Documentación<text:span text:style-name="T2"> </text:span>en<text:span text:style-name="T2"> </text:span>soporte<text:span text:style-name="T2"> </text:span>informático.</text:p>
      <text:p text:style-name="P444"/>
      <text:p text:style-name="P222">Cuando<text:span text:style-name="T2"> </text:span>así<text:span text:style-name="T2"> </text:span>se<text:span text:style-name="T2"> </text:span>establezca<text:span text:style-name="T2"> </text:span>en<text:span text:style-name="T2"> </text:span>el<text:span text:style-name="T2"> </text:span>anexo<text:span text:style-name="T2"> </text:span>I-A<text:span text:style-name="T2"> </text:span>la<text:span text:style-name="T2"> </text:span>persona<text:span text:style-name="T2"> </text:span>licitadora<text:span text:style-name="T2"> </text:span>deberá<text:span text:style-name="T2"> </text:span>presentar<text:span text:style-name="T2"> </text:span>en<text:span text:style-name="T2"> </text:span>soporte<text:span text:style-name="T2"> </text:span>informático<text:span text:style-name="T2"> </text:span>y<text:span text:style-name="T2"> </text:span>debidamente<text:span text:style-name="T2"> </text:span>escaneada<text:span text:style-name="T2"> </text:span>la<text:span text:style-name="T2"> </text:span>documentación<text:span text:style-name="T2"> </text:span>correspondiente<text:span text:style-name="T2"> </text:span>a<text:span text:style-name="T2"> </text:span>los<text:span text:style-name="T2"> </text:span>sobres,<text:span text:style-name="T2"> </text:span>y<text:span text:style-name="T2"> </text:span>en<text:span text:style-name="T2"> </text:span>las<text:span text:style-name="T2"> </text:span>condiciones<text:span text:style-name="T2"> </text:span>que<text:span text:style-name="T2"> </text:span>se<text:span text:style-name="T2"> </text:span>mencionan<text:span text:style-name="T2"> </text:span>en<text:span text:style-name="T2"> </text:span>el<text:span text:style-name="T2"> </text:span>citado<text:span text:style-name="T2"> </text:span>anexo.</text:p>
      <text:p text:style-name="P284"/>
      <text:p text:style-name="P284">F)<text:span text:style-name="T2"> </text:span>Otra<text:span text:style-name="T2"> </text:span>documentación.</text:p>
      <text:p text:style-name="P146"/>
      <text:p text:style-name="P280">Cualesquiera<text:span text:style-name="T2"> </text:span>otros<text:span text:style-name="T2"> </text:span>documentos<text:span text:style-name="T2"> </text:span>acreditativos<text:span text:style-name="T2"> </text:span>de<text:span text:style-name="T2"> </text:span>su<text:span text:style-name="T2"> </text:span>aptitud<text:span text:style-name="T2"> </text:span>para<text:span text:style-name="T2"> </text:span>contratar<text:span text:style-name="T2"> </text:span>o<text:span text:style-name="T2"> </text:span>de<text:span text:style-name="T2"> </text:span>la<text:span text:style-name="T2"> </text:span>efectiva<text:span text:style-name="T2"> </text:span>disposición<text:span text:style-name="T2"> </text:span>de<text:span text:style-name="T2"> </text:span>los<text:span text:style-name="T2"> </text:span>medios<text:span text:style-name="T2"> </text:span>que<text:span text:style-name="T2"> </text:span>se<text:span text:style-name="T2"> </text:span>hubiesen<text:span text:style-name="T2"> </text:span>comprometido<text:span text:style-name="T2"> </text:span>a<text:span text:style-name="T2"> </text:span>dedicar<text:span text:style-name="T2"> </text:span>o<text:span text:style-name="T2"> </text:span>adscribir<text:span text:style-name="T2"> </text:span>a<text:span text:style-name="T2"> </text:span>la<text:span text:style-name="T2"> </text:span>ejecución<text:span text:style-name="T2"> </text:span>del<text:span text:style-name="T2"> </text:span>contrato<text:span text:style-name="T2"> </text:span>conforme<text:span text:style-name="T2"> </text:span>al<text:span text:style-name="T2"> </text:span>artículo<text:span text:style-name="T2"> </text:span>64.2<text:span text:style-name="T2"> </text:span>del<text:span text:style-name="T2"> </text:span>TRLCSP<text:span text:style-name="T2"> </text:span>que<text:span text:style-name="T2"> </text:span>le<text:span text:style-name="T2"> </text:span>reclame<text:span text:style-name="T2"> </text:span>el<text:span text:style-name="T2"> </text:span>órgano<text:span text:style-name="T2"> </text:span>de<text:span text:style-name="T2"> </text:span>contratación.</text:p>
      <text:p text:style-name="P236"/>
      <text:p text:style-name="P177"><text:span text:style-name="T4">En</text:span><text:span text:style-name="T70"> </text:span><text:span text:style-name="T4">los</text:span><text:span text:style-name="T70"> </text:span><text:span text:style-name="T4">supuestos</text:span><text:span text:style-name="T70"> </text:span><text:span text:style-name="T4">de</text:span><text:span text:style-name="T70"> </text:span><text:span text:style-name="T4">los</text:span><text:span text:style-name="T70"> </text:span><text:span text:style-name="T4">apartados</text:span><text:span text:style-name="T70"> </text:span><text:span text:style-name="T4">1</text:span><text:span text:style-name="T70"> </text:span><text:span text:style-name="T4">y</text:span><text:span text:style-name="T70"> </text:span><text:span text:style-name="T4">2</text:span><text:span text:style-name="T70"> </text:span><text:span text:style-name="T4">de</text:span><text:span text:style-name="T70"> </text:span><text:span text:style-name="T4">esta</text:span><text:span text:style-name="T70"> </text:span><text:span text:style-name="T4">cláusula,</text:span><text:span text:style-name="T70"> </text:span><text:span text:style-name="T4">si</text:span><text:span text:style-name="T70"> </text:span><text:span text:style-name="T4">la</text:span><text:span text:style-name="T70"> </text:span><text:span text:style-name="T58">persona</text:span><text:span text:style-name="T59"> </text:span><text:span text:style-name="T58">licitadora</text:span><text:span text:style-name="T59"> </text:span><text:span text:style-name="T58">es</text:span><text:span text:style-name="T59"> </text:span><text:span text:style-name="T58">excluida</text:span><text:span text:style-name="T59"> </text:span><text:span text:style-name="T58">del</text:span><text:span text:style-name="T59"> </text:span><text:span text:style-name="T58">procedimiento</text:span><text:span text:style-name="T59"> </text:span><text:span text:style-name="T58">de</text:span><text:span text:style-name="T59"> </text:span><text:span text:style-name="T58">adjudicación,</text:span><text:span text:style-name="T70"> </text:span><text:span text:style-name="T58">se</text:span><text:span text:style-name="T59"> </text:span><text:span text:style-name="T58">procederá</text:span><text:span text:style-name="T59"> </text:span><text:span text:style-name="T58">a</text:span><text:span text:style-name="T59"> </text:span><text:span text:style-name="T58">solicitar</text:span><text:span text:style-name="T59"> </text:span><text:span text:style-name="T58">la</text:span><text:span text:style-name="T59"> </text:span><text:span text:style-name="T58">misma</text:span><text:span text:style-name="T59"> </text:span><text:span text:style-name="T58">documentación</text:span><text:span text:style-name="T59"> </text:span><text:span text:style-name="T58">a</text:span><text:span text:style-name="T59"> </text:span><text:span text:style-name="T58">la</text:span><text:span text:style-name="T59"> </text:span><text:span text:style-name="T58">licitadora</text:span><text:span text:style-name="T59"> </text:span><text:span text:style-name="T58">siguiente</text:span><text:span text:style-name="T59"> </text:span><text:span text:style-name="T58">por</text:span><text:span text:style-name="T59"> </text:span><text:span text:style-name="T58">el</text:span><text:span text:style-name="T59"> </text:span><text:span text:style-name="T58">orden</text:span><text:span text:style-name="T59"> </text:span><text:span text:style-name="T58">decreciente</text:span><text:span text:style-name="T59"> </text:span><text:span text:style-name="T58">de</text:span><text:span text:style-name="T59"> </text:span><text:span text:style-name="T58">puntuación</text:span><text:span text:style-name="T59"> </text:span><text:span text:style-name="T58">en</text:span><text:span text:style-name="T59"> </text:span><text:span text:style-name="T58">que</text:span><text:span text:style-name="T59"> </text:span><text:span text:style-name="T58">hayan</text:span><text:span text:style-name="T59"> </text:span><text:span text:style-name="T58">quedado</text:span><text:span text:style-name="T59"> </text:span><text:span text:style-name="T58">clasificadas</text:span><text:span text:style-name="T59"> </text:span><text:span text:style-name="T58">las</text:span><text:span text:style-name="T59"> </text:span><text:span text:style-name="T58">ofertas,</text:span><text:span text:style-name="T59"> </text:span><text:span text:style-name="T58">y</text:span><text:span text:style-name="T59"> </text:span><text:span text:style-name="T58">así</text:span><text:span text:style-name="T59"> </text:span><text:span text:style-name="T58">se</text:span><text:span text:style-name="T59"> </text:span><text:span text:style-name="T58">procederá</text:span><text:span text:style-name="T59"> </text:span><text:span text:style-name="T58">sucesivamente</text:span><text:span text:style-name="T59"> </text:span><text:span text:style-name="T58">hasta</text:span><text:span text:style-name="T59"> </text:span><text:span text:style-name="T58">que</text:span><text:span text:style-name="T59"> </text:span><text:span text:style-name="T58">se</text:span><text:span text:style-name="T59"> </text:span><text:span text:style-name="T58">presente</text:span><text:span text:style-name="T59"> </text:span><text:span text:style-name="T58">correctamente</text:span><text:span text:style-name="T59"> </text:span><text:span text:style-name="T58">la</text:span><text:span text:style-name="T59"> </text:span><text:span text:style-name="T58">documentación</text:span><text:span text:style-name="T59"> </text:span><text:span text:style-name="T58">exigida.</text:span></text:p>
      <text:p text:style-name="P489"/>
      <text:p text:style-name="P174">10.8.<text:span text:style-name="T2"> </text:span>Adjudicación<text:span text:style-name="T2"> </text:span>del<text:span text:style-name="T2"> </text:span>contrato.</text:p>
      <text:p text:style-name="P143"/>
      <text:p text:style-name="P184"><text:soft-page-break/>Una<text:span text:style-name="T2"> </text:span>vez<text:span text:style-name="T2"> </text:span>recibida<text:span text:style-name="T2"> </text:span>la<text:span text:style-name="T2"> </text:span>documentación<text:span text:style-name="T2"> </text:span>requerida<text:span text:style-name="T2"> </text:span>a<text:span text:style-name="T2"> </text:span>la<text:span text:style-name="T2"> </text:span>persona<text:span text:style-name="T2"> </text:span>licitadora<text:span text:style-name="T2"> </text:span>que<text:span text:style-name="T2"> </text:span>presentó<text:span text:style-name="T2"> </text:span>la<text:span text:style-name="T2"> </text:span>oferta<text:span text:style-name="T2"> </text:span>económicamente<text:span text:style-name="T2"> </text:span>más<text:span text:style-name="T2"> </text:span>ventajosa<text:span text:style-name="T2"> </text:span>el<text:span text:style-name="T2"> </text:span>órgano<text:span text:style-name="T2"> </text:span>de<text:span text:style-name="T2"> </text:span>contratación<text:span text:style-name="T2"> </text:span>le<text:span text:style-name="T2"> </text:span>adjudicará<text:span text:style-name="T2"> </text:span>el<text:span text:style-name="T2"> </text:span>contrato<text:span text:style-name="T2"> </text:span>dentro<text:span text:style-name="T2"> </text:span>de<text:span text:style-name="T2"> </text:span>los<text:span text:style-name="T2"> </text:span>cinco<text:span text:style-name="T2"> </text:span>días<text:span text:style-name="T2"> </text:span>hábiles<text:span text:style-name="T2"> </text:span>siguientes.<text:span text:style-name="T2"> </text:span></text:p>
      <text:p text:style-name="P144"/>
      <text:p text:style-name="P184">La<text:span text:style-name="T2"> </text:span>resolución<text:span text:style-name="T2"> </text:span>de<text:span text:style-name="T2"> </text:span>adjudicación<text:span text:style-name="T2"> </text:span>deberá<text:span text:style-name="T2"> </text:span>ser<text:span text:style-name="T2"> </text:span>motivada<text:span text:style-name="T2"> </text:span>y<text:span text:style-name="T2"> </text:span>será<text:span text:style-name="T2"> </text:span>notificada<text:span text:style-name="T2"> </text:span>directamente<text:span text:style-name="T2"> </text:span>a<text:span text:style-name="T2"> </text:span>la<text:span text:style-name="T2"> </text:span>adjudicataria<text:span text:style-name="T2"> </text:span>y<text:span text:style-name="T2"> </text:span>a<text:span text:style-name="T2"> </text:span>las<text:span text:style-name="T2"> </text:span>restantes<text:span text:style-name="T2"> </text:span>licitadoras<text:span text:style-name="T2"> </text:span>y,<text:span text:style-name="T2"> </text:span>simultáneamente,<text:span text:style-name="T2"> </text:span>se<text:span text:style-name="T2"> </text:span>publicará<text:span text:style-name="T2"> </text:span>en<text:span text:style-name="T2"> </text:span>el<text:span text:style-name="T2"> </text:span>perfil<text:span text:style-name="T2"> </text:span>de<text:span text:style-name="T2"> </text:span>contratante<text:span text:style-name="T2"> </text:span>del<text:span text:style-name="T2"> </text:span>órgano<text:span text:style-name="T2"> </text:span>de<text:span text:style-name="T2"> </text:span>contratación.<text:span text:style-name="T2"> </text:span></text:p>
      <text:p text:style-name="P184"/>
      <text:p text:style-name="P184">La<text:span text:style-name="T2"> </text:span>notificación<text:span text:style-name="T2"> </text:span>deberá<text:span text:style-name="T2"> </text:span>contener,<text:span text:style-name="T2"> </text:span>en<text:span text:style-name="T2"> </text:span>todo<text:span text:style-name="T2"> </text:span>caso,<text:span text:style-name="T2"> </text:span>la<text:span text:style-name="T2"> </text:span>información<text:span text:style-name="T2"> </text:span>necesaria<text:span text:style-name="T2"> </text:span>que<text:span text:style-name="T2"> </text:span>permita<text:span text:style-name="T2"> </text:span>a<text:span text:style-name="T2"> </text:span>la<text:span text:style-name="T2"> </text:span>licitadora<text:span text:style-name="T2"> </text:span>excluida<text:span text:style-name="T2"> </text:span>o<text:span text:style-name="T2"> </text:span>candidatura<text:span text:style-name="T2"> </text:span>descartada<text:span text:style-name="T2"> </text:span>interponer,<text:span text:style-name="T2"> </text:span>conforme<text:span text:style-name="T2"> </text:span>al<text:span text:style-name="T2"> </text:span>artículo<text:span text:style-name="T2"> </text:span>40<text:span text:style-name="T2"> </text:span>del<text:span text:style-name="T2"> </text:span>TRLCSP,<text:span text:style-name="T2"> </text:span>recurso<text:span text:style-name="T2"> </text:span>suficientemente<text:span text:style-name="T2"> </text:span>fundado<text:span text:style-name="T2"> </text:span>contra<text:span text:style-name="T2"> </text:span>la<text:span text:style-name="T2"> </text:span>decisión<text:span text:style-name="T2"> </text:span>de<text:span text:style-name="T2"> </text:span>adjudicación.</text:p>
      <text:p text:style-name="P184"/>
      <text:p text:style-name="P184">En<text:span text:style-name="T2"> </text:span>todo<text:span text:style-name="T2"> </text:span>caso,<text:span text:style-name="T2"> </text:span>en<text:span text:style-name="T2"> </text:span>dicha<text:span text:style-name="T2"> </text:span>notificación<text:span text:style-name="T2"> </text:span>y<text:span text:style-name="T2"> </text:span>en<text:span text:style-name="T2"> </text:span>el<text:span text:style-name="T2"> </text:span>perfil<text:span text:style-name="T2"> </text:span>de<text:span text:style-name="T2"> </text:span>contratante<text:span text:style-name="T2"> </text:span>se<text:span text:style-name="T2"> </text:span>indicará<text:span text:style-name="T2"> </text:span>el<text:span text:style-name="T2"> </text:span>plazo<text:span text:style-name="T2"> </text:span>en<text:span text:style-name="T2"> </text:span>que<text:span text:style-name="T2"> </text:span>debe<text:span text:style-name="T2"> </text:span>procederse<text:span text:style-name="T2"> </text:span>a<text:span text:style-name="T2"> </text:span>la<text:span text:style-name="T2"> </text:span>formalización<text:span text:style-name="T2"> </text:span>del<text:span text:style-name="T2"> </text:span>contrato.</text:p>
      <text:p text:style-name="P184"/>
      <text:p text:style-name="P184">La<text:span text:style-name="T2"> </text:span>notificación<text:span text:style-name="T2"> </text:span>podrá<text:span text:style-name="T2"> </text:span>efectuarse<text:span text:style-name="T2"> </text:span>por<text:span text:style-name="T2"> </text:span>correo<text:span text:style-name="T2"> </text:span>electrónico<text:span text:style-name="T2"> </text:span>a<text:span text:style-name="T2"> </text:span>la<text:span text:style-name="T2"> </text:span>dirección<text:span text:style-name="T2"> </text:span>que<text:span text:style-name="T2"> </text:span>las<text:span text:style-name="T2"> </text:span>personas<text:span text:style-name="T2"> </text:span>licitadoras<text:span text:style-name="T2"> </text:span>o<text:span text:style-name="T2"> </text:span>candidatas<text:span text:style-name="T2"> </text:span>hubiesen<text:span text:style-name="T2"> </text:span>designado<text:span text:style-name="T2"> </text:span>al<text:span text:style-name="T2"> </text:span>presentar<text:span text:style-name="T2"> </text:span>sus<text:span text:style-name="T2"> </text:span>proposiciones,<text:span text:style-name="T2"> </text:span>en<text:span text:style-name="T2"> </text:span>los<text:span text:style-name="T2"> </text:span>términos<text:span text:style-name="T2"> </text:span>establecidos<text:span text:style-name="T2"> </text:span>en<text:span text:style-name="T2"> </text:span>el<text:span text:style-name="T2"> </text:span>artículo<text:span text:style-name="T2"> </text:span>28<text:span text:style-name="T2"> </text:span>de<text:span text:style-name="T2"> </text:span>la<text:span text:style-name="T2"> </text:span>Ley<text:span text:style-name="T2"> </text:span>11/2007,<text:span text:style-name="T2"> </text:span>de<text:span text:style-name="T2"> </text:span>22<text:span text:style-name="T2"> </text:span>de<text:span text:style-name="T2"> </text:span>junio,<text:span text:style-name="T2"> </text:span>de<text:span text:style-name="T2"> </text:span>acceso<text:span text:style-name="T2"> </text:span>electrónico<text:span text:style-name="T2"> </text:span>de<text:span text:style-name="T2"> </text:span>los<text:span text:style-name="T2"> </text:span>ciudadanos<text:span text:style-name="T2"> </text:span>a<text:span text:style-name="T2"> </text:span>los<text:span text:style-name="T2"> </text:span>Servicios<text:span text:style-name="T2"> </text:span>Públicos.<text:span text:style-name="T2"> </text:span>Sin<text:span text:style-name="T2"> </text:span>embargo,<text:span text:style-name="T2"> </text:span>el<text:span text:style-name="T2"> </text:span>plazo<text:span text:style-name="T2"> </text:span>para<text:span text:style-name="T2"> </text:span>considerar<text:span text:style-name="T2"> </text:span>rechazada<text:span text:style-name="T2"> </text:span>la<text:span text:style-name="T2"> </text:span>notificación,<text:span text:style-name="T2"> </text:span>con<text:span text:style-name="T2"> </text:span>los<text:span text:style-name="T2"> </text:span>efectos<text:span text:style-name="T2"> </text:span>previstos<text:span text:style-name="T2"> </text:span>en<text:span text:style-name="T2"> </text:span>el<text:span text:style-name="T2"> </text:span>artículo<text:span text:style-name="T2"> </text:span>59.4<text:span text:style-name="T2"> </text:span>de<text:span text:style-name="T2"> </text:span>la<text:span text:style-name="T2"> </text:span>Ley<text:span text:style-name="T2"> </text:span>30/1992,<text:span text:style-name="T2"> </text:span>de<text:span text:style-name="T2"> </text:span>26<text:span text:style-name="T2"> </text:span>de<text:span text:style-name="T2"> </text:span>noviembre,<text:span text:style-name="T2"> </text:span>será<text:span text:style-name="T2"> </text:span>de<text:span text:style-name="T2"> </text:span>cinco<text:span text:style-name="T2"> </text:span>días.</text:p>
      <text:p text:style-name="P184"/>
      <text:p text:style-name="P231">Cuando<text:span text:style-name="T2"> </text:span>el<text:span text:style-name="T2"> </text:span>órgano<text:span text:style-name="T2"> </text:span>de<text:span text:style-name="T2"> </text:span>contratación<text:span text:style-name="T2"> </text:span>no<text:span text:style-name="T2"> </text:span>adjudique<text:span text:style-name="T2"> </text:span>el<text:span text:style-name="T2"> </text:span>contrato<text:span text:style-name="T2"> </text:span>de<text:span text:style-name="T2"> </text:span>acuerdo<text:span text:style-name="T2"> </text:span>con<text:span text:style-name="T2"> </text:span>la<text:span text:style-name="T2"> </text:span>propuesta<text:span text:style-name="T2"> </text:span>formulada<text:span text:style-name="T2"> </text:span>por<text:span text:style-name="T2"> </text:span>la<text:span text:style-name="T2"> </text:span>Mesa<text:span text:style-name="T2"> </text:span>de<text:span text:style-name="T2"> </text:span>contratación<text:span text:style-name="T2"> </text:span>deberá<text:span text:style-name="T2"> </text:span>motivar<text:span text:style-name="T2"> </text:span>su<text:span text:style-name="T2"> </text:span>decisión.</text:p>
      <text:p text:style-name="P234"/>
      <text:p text:style-name="P231">No<text:span text:style-name="T2"> </text:span>podrá<text:span text:style-name="T2"> </text:span>declararse<text:span text:style-name="T2"> </text:span>desierta<text:span text:style-name="T2"> </text:span>una<text:span text:style-name="T2"> </text:span>licitación<text:span text:style-name="T2"> </text:span>cuando<text:span text:style-name="T2"> </text:span>exista<text:span text:style-name="T2"> </text:span>alguna<text:span text:style-name="T2"> </text:span>oferta<text:span text:style-name="T2"> </text:span>o<text:span text:style-name="T2"> </text:span>proposición<text:span text:style-name="T2"> </text:span>que<text:span text:style-name="T2"> </text:span>sea<text:span text:style-name="T2"> </text:span>admisible<text:span text:style-name="T2"> </text:span>de<text:span text:style-name="T2"> </text:span>acuerdo<text:span text:style-name="T2"> </text:span>con<text:span text:style-name="T2"> </text:span>los<text:span text:style-name="T2"> </text:span>criterios<text:span text:style-name="T2"> </text:span>que<text:span text:style-name="T2"> </text:span>figuren<text:span text:style-name="T2"> </text:span>en<text:span text:style-name="T2"> </text:span>el<text:span text:style-name="T2"> </text:span>pliego.</text:p>
      <text:p text:style-name="P234"/>
      <text:p text:style-name="P231">Cuando<text:span text:style-name="T2"> </text:span>el<text:span text:style-name="T2"> </text:span>único<text:span text:style-name="T2"> </text:span>criterio<text:span text:style-name="T2"> </text:span>a<text:span text:style-name="T2"> </text:span>considerar<text:span text:style-name="T2"> </text:span>para<text:span text:style-name="T2"> </text:span>seleccionar<text:span text:style-name="T2"> </text:span>a<text:span text:style-name="T2"> </text:span>la<text:span text:style-name="T2"> </text:span>persona<text:span text:style-name="T2"> </text:span>adjudicataria<text:span text:style-name="T2"> </text:span>del<text:span text:style-name="T2"> </text:span>contrato<text:span text:style-name="T2"> </text:span>sea<text:span text:style-name="T2"> </text:span>el<text:span text:style-name="T2"> </text:span>del<text:span text:style-name="T2"> </text:span>precio<text:span text:style-name="T2"> </text:span>más<text:span text:style-name="T2"> </text:span>bajo,<text:span text:style-name="T2"> </text:span>la<text:span text:style-name="T2"> </text:span>adjudicación<text:span text:style-name="T2"> </text:span>deberá<text:span text:style-name="T2"> </text:span>recaer<text:span text:style-name="T2"> </text:span>en<text:span text:style-name="T2"> </text:span>el<text:span text:style-name="T2"> </text:span>plazo<text:span text:style-name="T2"> </text:span>máximo<text:span text:style-name="T2"> </text:span>de<text:span text:style-name="T2"> </text:span>quince<text:span text:style-name="T2"> </text:span>días<text:span text:style-name="T2"> </text:span>a<text:span text:style-name="T2"> </text:span>contar<text:span text:style-name="T2"> </text:span>desde<text:span text:style-name="T2"> </text:span>el<text:span text:style-name="T2"> </text:span>siguiente<text:span text:style-name="T2"> </text:span>al<text:span text:style-name="T2"> </text:span>de<text:span text:style-name="T2"> </text:span>apertura<text:span text:style-name="T2"> </text:span>de<text:span text:style-name="T2"> </text:span>las<text:span text:style-name="T2"> </text:span>proposiciones.<text:span text:style-name="T2"> </text:span></text:p>
      <text:p text:style-name="P233"/>
      <text:p text:style-name="P231">Cuando<text:span text:style-name="T2"> </text:span>para<text:span text:style-name="T2"> </text:span>la<text:span text:style-name="T2"> </text:span>adjudicación<text:span text:style-name="T2"> </text:span>del<text:span text:style-name="T2"> </text:span>contrato<text:span text:style-name="T2"> </text:span>deban<text:span text:style-name="T2"> </text:span>tenerse<text:span text:style-name="T2"> </text:span>en<text:span text:style-name="T2"> </text:span>cuenta<text:span text:style-name="T2"> </text:span>una<text:span text:style-name="T2"> </text:span>pluralidad<text:span text:style-name="T2"> </text:span>de<text:span text:style-name="T2"> </text:span>criterios<text:span text:style-name="T2"> </text:span>el<text:span text:style-name="T2"> </text:span>plazo<text:span text:style-name="T2"> </text:span>máximo<text:span text:style-name="T2"> </text:span>para<text:span text:style-name="T2"> </text:span>efectuar<text:span text:style-name="T2"> </text:span>la<text:span text:style-name="T2"> </text:span>adjudicación<text:span text:style-name="T2"> </text:span>será<text:span text:style-name="T2"> </text:span>de<text:span text:style-name="T2"> </text:span>dos<text:span text:style-name="T2"> </text:span>meses<text:span text:style-name="T2"> </text:span>a<text:span text:style-name="T2"> </text:span>contar<text:span text:style-name="T2"> </text:span>desde<text:span text:style-name="T2"> </text:span>la<text:span text:style-name="T2"> </text:span>apertura<text:span text:style-name="T2"> </text:span>de<text:span text:style-name="T2"> </text:span>las<text:span text:style-name="T2"> </text:span>proposiciones,<text:span text:style-name="T2"> </text:span>salvo<text:span text:style-name="T2"> </text:span>que<text:span text:style-name="T2"> </text:span>se<text:span text:style-name="T2"> </text:span>indique<text:span text:style-name="T2"> </text:span>otro<text:span text:style-name="T2"> </text:span>en<text:span text:style-name="T2"> </text:span>el<text:span text:style-name="T2"> </text:span>anexo<text:span text:style-name="T2"> </text:span>I-A.<text:span text:style-name="T2"> </text:span></text:p>
      <text:p text:style-name="P183"/>
      <text:p text:style-name="P190"><text:span text:style-name="T58">El</text:span><text:span text:style-name="T59"> </text:span><text:span text:style-name="T58">órgano</text:span><text:span text:style-name="T59"> </text:span><text:span text:style-name="T58">de</text:span><text:span text:style-name="T59"> </text:span><text:span text:style-name="T58">contratación</text:span><text:span text:style-name="T59"> </text:span><text:span text:style-name="T58">podrá,</text:span><text:span text:style-name="T59"> </text:span><text:span text:style-name="T58">siempre</text:span><text:span text:style-name="T59"> </text:span><text:span text:style-name="T58">antes</text:span><text:span text:style-name="T59"> </text:span><text:span text:style-name="T58">de</text:span><text:span text:style-name="T59"> </text:span><text:span text:style-name="T58">proceder</text:span><text:span text:style-name="T59"> </text:span><text:span text:style-name="T58">a</text:span><text:span text:style-name="T59"> </text:span><text:span text:style-name="T58">la</text:span><text:span text:style-name="T59"> </text:span><text:span text:style-name="T58">adjudicación,</text:span><text:span text:style-name="T59"> </text:span><text:span text:style-name="T58">renunciar</text:span><text:span text:style-name="T59"> </text:span><text:span text:style-name="T58">a</text:span><text:span text:style-name="T59"> </text:span><text:span text:style-name="T58">la</text:span><text:span text:style-name="T59"> </text:span><text:span text:style-name="T58">ejecución</text:span><text:span text:style-name="T59"> </text:span><text:span text:style-name="T58">del</text:span><text:span text:style-name="T59"> </text:span><text:span text:style-name="T58">contrato</text:span><text:span text:style-name="T59"> </text:span><text:span text:style-name="T58">por</text:span><text:span text:style-name="T59"> </text:span><text:span text:style-name="T58">razones</text:span><text:span text:style-name="T59"> </text:span><text:span text:style-name="T58">de</text:span><text:span text:style-name="T59"> </text:span><text:span text:style-name="T58">interés</text:span><text:span text:style-name="T59"> </text:span><text:span text:style-name="T58">público</text:span><text:span text:style-name="T59"> </text:span><text:span text:style-name="T58">debidamente</text:span><text:span text:style-name="T59"> </text:span><text:span text:style-name="T58">justificadas</text:span><text:span text:style-name="T59"> </text:span><text:span text:style-name="T58">en</text:span><text:span text:style-name="T59"> </text:span><text:span text:style-name="T58">el</text:span><text:span text:style-name="T59"> </text:span><text:span text:style-name="T58">expediente,</text:span><text:span text:style-name="T59"> </text:span><text:span text:style-name="T58">o</text:span><text:span text:style-name="T59"> </text:span><text:span text:style-name="T58">desistir</text:span><text:span text:style-name="T59"> </text:span><text:span text:style-name="T58">del</text:span><text:span text:style-name="T59"> </text:span><text:span text:style-name="T58">procedimiento</text:span><text:span text:style-name="T59"> </text:span><text:span text:style-name="T58">de</text:span><text:span text:style-name="T59"> </text:span><text:span text:style-name="T58">adjudicación</text:span><text:span text:style-name="T59"> </text:span><text:span text:style-name="T58">en</text:span><text:span text:style-name="T59"> </text:span><text:span text:style-name="T58">caso</text:span><text:span text:style-name="T59"> </text:span><text:span text:style-name="T58">de</text:span><text:span text:style-name="T59"> </text:span><text:span text:style-name="T58">haberse</text:span><text:span text:style-name="T59"> </text:span><text:span text:style-name="T58">producido</text:span><text:span text:style-name="T59"> </text:span><text:span text:style-name="T58">una</text:span><text:span text:style-name="T59"> </text:span><text:span text:style-name="T58">infracción</text:span><text:span text:style-name="T59"> </text:span><text:span text:style-name="T58">no</text:span><text:span text:style-name="T59"> </text:span><text:span text:style-name="T58">subsanable</text:span><text:span text:style-name="T59"> </text:span><text:span text:style-name="T58">de</text:span><text:span text:style-name="T59"> </text:span><text:span text:style-name="T58">las</text:span><text:span text:style-name="T59"> </text:span><text:span text:style-name="T58">normas</text:span><text:span text:style-name="T59"> </text:span><text:span text:style-name="T58">de</text:span><text:span text:style-name="T59"> </text:span><text:span text:style-name="T58">preparación</text:span><text:span text:style-name="T59"> </text:span><text:span text:style-name="T58">del</text:span><text:span text:style-name="T59"> </text:span><text:span text:style-name="T58">contrato</text:span><text:span text:style-name="T59"> </text:span><text:span text:style-name="T58">o</text:span><text:span text:style-name="T59"> </text:span><text:span text:style-name="T58">de</text:span><text:span text:style-name="T59"> </text:span><text:span text:style-name="T58">las</text:span><text:span text:style-name="T59"> </text:span><text:span text:style-name="T58">reguladoras</text:span><text:span text:style-name="T59"> </text:span><text:span text:style-name="T58">del</text:span><text:span text:style-name="T59"> </text:span><text:span text:style-name="T58">procedimiento</text:span><text:span text:style-name="T59"> </text:span><text:span text:style-name="T58">de</text:span><text:span text:style-name="T59"> </text:span><text:span text:style-name="T58">adjudicación.</text:span><text:span text:style-name="T7"> </text:span><text:span text:style-name="T4">En</text:span><text:span text:style-name="T70"> </text:span><text:span text:style-name="T4">ambos</text:span><text:span text:style-name="T70"> </text:span><text:span text:style-name="T4">casos,</text:span><text:span text:style-name="T70"> </text:span><text:span text:style-name="T4">se</text:span><text:span text:style-name="T70"> </text:span><text:span text:style-name="T4">compensará</text:span><text:span text:style-name="T70"> </text:span><text:span text:style-name="T4">a</text:span><text:span text:style-name="T70"> </text:span><text:span text:style-name="T4">las</text:span><text:span text:style-name="T70"> </text:span><text:span text:style-name="T4">personas</text:span><text:span text:style-name="T70"> </text:span><text:span text:style-name="T4">candidatas</text:span><text:span text:style-name="T70"> </text:span><text:span text:style-name="T4">o</text:span><text:span text:style-name="T70"> </text:span><text:span text:style-name="T4">licitadoras</text:span><text:span text:style-name="T70"> </text:span><text:span text:style-name="T4">en</text:span><text:span text:style-name="T70"> </text:span><text:span text:style-name="T4">la</text:span><text:span text:style-name="T70"> </text:span><text:span text:style-name="T4">cantidad</text:span><text:span text:style-name="T70"> </text:span><text:span text:style-name="T4">que,</text:span><text:span text:style-name="T70"> </text:span><text:span text:style-name="T4">en</text:span><text:span text:style-name="T70"> </text:span><text:span text:style-name="T4">su</text:span><text:span text:style-name="T70"> </text:span><text:span text:style-name="T4">caso,</text:span><text:span text:style-name="T70"> </text:span><text:span text:style-name="T4">se</text:span><text:span text:style-name="T70"> </text:span><text:span text:style-name="T4">indique</text:span><text:span text:style-name="T70"> </text:span><text:span text:style-name="T4">en</text:span><text:span text:style-name="T70"> </text:span><text:span text:style-name="T4">el</text:span><text:span text:style-name="T70"> </text:span><text:span text:style-name="T4">anexo</text:span><text:span text:style-name="T70"> </text:span><text:span text:style-name="T4">I-A.</text:span></text:p>
      <text:p text:style-name="P183"/>
      <text:p text:style-name="P234">Adjudicado<text:span text:style-name="T2"> </text:span>el<text:span text:style-name="T2"> </text:span>contrato<text:span text:style-name="T2"> </text:span>y<text:span text:style-name="T2"> </text:span>transcurridos<text:span text:style-name="T2"> </text:span>dos<text:span text:style-name="T2"> </text:span>meses<text:span text:style-name="T2"> </text:span>desde<text:span text:style-name="T2"> </text:span>la<text:span text:style-name="T2"> </text:span>notificación<text:span text:style-name="T2"> </text:span>de<text:span text:style-name="T2"> </text:span>la<text:span text:style-name="T2"> </text:span>resolución<text:span text:style-name="T2"> </text:span>de<text:span text:style-name="T2"> </text:span>adjudicación<text:span text:style-name="T2"> </text:span>sin<text:span text:style-name="T2"> </text:span>que<text:span text:style-name="T2"> </text:span>se<text:span text:style-name="T2"> </text:span>haya<text:span text:style-name="T2"> </text:span>interpuesto<text:span text:style-name="T2"> </text:span>recurso,<text:span text:style-name="T2"> </text:span>la<text:span text:style-name="T2"> </text:span>documentación<text:span text:style-name="T2"> </text:span>que<text:span text:style-name="T2"> </text:span>acompaña<text:span text:style-name="T2"> </text:span>a<text:span text:style-name="T2"> </text:span>las<text:span text:style-name="T2"> </text:span>proposiciones<text:span text:style-name="T2"> </text:span>quedará<text:span text:style-name="T2"> </text:span>a<text:span text:style-name="T2"> </text:span>disposición<text:span text:style-name="T2"> </text:span>de<text:span text:style-name="T2"> </text:span>las<text:span text:style-name="T2"> </text:span>personas<text:span text:style-name="T2"> </text:span>interesadas.<text:span text:style-name="T2"> </text:span>Si<text:span text:style-name="T2"> </text:span>éstas<text:span text:style-name="T2"> </text:span>no<text:span text:style-name="T2"> </text:span>retiran<text:span text:style-name="T2"> </text:span>su<text:span text:style-name="T2"> </text:span>documentación<text:span text:style-name="T2"> </text:span>dentro<text:span text:style-name="T2"> </text:span>del<text:span text:style-name="T2"> </text:span>mes<text:span text:style-name="T2"> </text:span>siguiente<text:span text:style-name="T2"> </text:span>a<text:span text:style-name="T2"> </text:span>la<text:span text:style-name="T2"> </text:span>finalización<text:span text:style-name="T2"> </text:span>del<text:span text:style-name="T2"> </text:span>citado<text:span text:style-name="T2"> </text:span>plazo,<text:span text:style-name="T2"> </text:span>el<text:span text:style-name="T2"> </text:span>órgano<text:span text:style-name="T2"> </text:span>de<text:span text:style-name="T2"> </text:span>contratación<text:span text:style-name="T2"> </text:span>no<text:span text:style-name="T2"> </text:span>estará<text:span text:style-name="T2"> </text:span>obligado<text:span text:style-name="T2"> </text:span>a<text:span text:style-name="T2"> </text:span>seguirla<text:span text:style-name="T2"> </text:span>custodiando,<text:span text:style-name="T2"> </text:span>a<text:span text:style-name="T2"> </text:span>excepción<text:span text:style-name="T2"> </text:span>de<text:span text:style-name="T2"> </text:span>los<text:span text:style-name="T2"> </text:span>documentos<text:span text:style-name="T2"> </text:span>justificativos<text:span text:style-name="T2"> </text:span>de<text:span text:style-name="T2"> </text:span>la<text:span text:style-name="T2"> </text:span>garantía<text:span text:style-name="T2"> </text:span>provisional,<text:span text:style-name="T2"> </text:span>que<text:span text:style-name="T2"> </text:span>se<text:span text:style-name="T2"> </text:span>conservarán<text:span text:style-name="T2"> </text:span>para<text:span text:style-name="T2"> </text:span>su<text:span text:style-name="T2"> </text:span>entrega<text:span text:style-name="T2"> </text:span>a<text:span text:style-name="T2"> </text:span>las<text:span text:style-name="T2"> </text:span>personas<text:span text:style-name="T2"> </text:span>interesadas.</text:p>
      <text:p text:style-name="P199"/>
      <text:p text:style-name="P199">11.<text:span text:style-name="T2"> </text:span>Formalización<text:span text:style-name="T2"> </text:span>del<text:span text:style-name="T2"> </text:span>contrato.</text:p>
      <text:p text:style-name="P237"/>
      <text:p text:style-name="Text_20_body_20_indent"><text:soft-page-break/><text:span text:style-name="T99">Antes</text:span><text:span text:style-name="T100"> </text:span><text:span text:style-name="T99">de</text:span><text:span text:style-name="T100"> </text:span><text:span text:style-name="T99">la</text:span><text:span text:style-name="T100"> </text:span><text:span text:style-name="T99">formalización</text:span><text:span text:style-name="T100"> </text:span><text:span text:style-name="T99">del</text:span><text:span text:style-name="T100"> </text:span><text:span text:style-name="T99">contrato,</text:span><text:span text:style-name="T100"> </text:span><text:span text:style-name="T99">la</text:span><text:span text:style-name="T100"> </text:span><text:span text:style-name="T99">persona</text:span><text:span text:style-name="T100"> </text:span><text:span text:style-name="T99">adjudicataria</text:span><text:span text:style-name="T100"> </text:span><text:span text:style-name="T99">deberá</text:span><text:span text:style-name="T100"> </text:span><text:span text:style-name="T99">acreditar</text:span><text:span text:style-name="T100"> </text:span><text:span text:style-name="T99">haber</text:span><text:span text:style-name="T100"> </text:span><text:span text:style-name="T99">abonado</text:span><text:span text:style-name="T100"> </text:span><text:span text:style-name="T99">el</text:span><text:span text:style-name="T100"> </text:span><text:span text:style-name="T99">importe</text:span><text:span text:style-name="T100"> </text:span><text:span text:style-name="T99">total</text:span><text:span text:style-name="T100"> </text:span><text:span text:style-name="T99">de</text:span><text:span text:style-name="T100"> </text:span><text:span text:style-name="T99">los</text:span><text:span text:style-name="T100"> </text:span><text:span text:style-name="T99">anuncios</text:span><text:span text:style-name="T100"> </text:span><text:span text:style-name="T99">de</text:span><text:span text:style-name="T100"> </text:span><text:span text:style-name="T99">licitación</text:span><text:span text:style-name="T100"> </text:span><text:span text:style-name="T99">y,</text:span><text:span text:style-name="T100"> </text:span><text:span text:style-name="T99">en</text:span><text:span text:style-name="T100"> </text:span><text:span text:style-name="T99">su</text:span><text:span text:style-name="T100"> </text:span><text:span text:style-name="T99">caso,</text:span><text:span text:style-name="T100"> </text:span><text:span text:style-name="T99">el</text:span><text:span text:style-name="T100"> </text:span><text:span text:style-name="T99">de</text:span><text:span text:style-name="T100"> </text:span><text:span text:style-name="T99">la</text:span><text:span text:style-name="T100"> </text:span><text:span text:style-name="T99">publicación</text:span><text:span text:style-name="T100"> </text:span><text:span text:style-name="T99">en</text:span><text:span text:style-name="T100"> </text:span><text:span text:style-name="T99">otros</text:span><text:span text:style-name="T100"> </text:span><text:span text:style-name="T99">medios</text:span><text:span text:style-name="T100"> </text:span><text:span text:style-name="T99">de</text:span><text:span text:style-name="T100"> </text:span><text:span text:style-name="T99">difusión,</text:span><text:span text:style-name="T100"> </text:span><text:span text:style-name="T99">dentro</text:span><text:span text:style-name="T100"> </text:span><text:span text:style-name="T99">de</text:span><text:span text:style-name="T100"> </text:span><text:span text:style-name="T99">los</text:span><text:span text:style-name="T100"> </text:span><text:span text:style-name="T99">límites</text:span><text:span text:style-name="T100"> </text:span><text:span text:style-name="T99">máximos</text:span><text:span text:style-name="T100"> </text:span><text:span text:style-name="T99">de</text:span><text:span text:style-name="T100"> </text:span><text:span text:style-name="T99">posible</text:span><text:span text:style-name="T100"> </text:span><text:span text:style-name="T99">repercusión</text:span><text:span text:style-name="T100"> </text:span><text:span text:style-name="T99">establecidos</text:span><text:span text:style-name="T100"> </text:span><text:span text:style-name="T99">en</text:span><text:span text:style-name="T100"> </text:span><text:span text:style-name="T99">el</text:span><text:span text:style-name="T100"> </text:span><text:span text:style-name="T99">anexo</text:span><text:span text:style-name="T100"> </text:span><text:span text:style-name="T99">I-A.</text:span> <text:span text:style-name="T99">Asimismo,</text:span><text:span text:style-name="T100"> </text:span><text:span text:style-name="T99">en</text:span><text:span text:style-name="T100"> </text:span><text:span text:style-name="T99">el</text:span><text:span text:style-name="T100"> </text:span><text:span text:style-name="T99">caso</text:span><text:span text:style-name="T100"> </text:span><text:span text:style-name="T99">de</text:span><text:span text:style-name="T100"> </text:span><text:span text:style-name="T99">que</text:span><text:span text:style-name="T100"> </text:span><text:span text:style-name="T99">la</text:span><text:span text:style-name="T100"> </text:span><text:span text:style-name="T99">adjudicataria</text:span><text:span text:style-name="T100"> </text:span><text:span text:style-name="T99">sea</text:span><text:span text:style-name="T100"> </text:span><text:span text:style-name="T99">una</text:span><text:span text:style-name="T100"> </text:span><text:span text:style-name="T99">unión</text:span><text:span text:style-name="T100"> </text:span><text:span text:style-name="T99">temporal,</text:span><text:span text:style-name="T100"> </text:span><text:span text:style-name="T99">deberá</text:span><text:span text:style-name="T100"> </text:span><text:span text:style-name="T99">aportar</text:span><text:span text:style-name="T100"> </text:span><text:span text:style-name="T99">la</text:span><text:span text:style-name="T100"> </text:span><text:span text:style-name="T99">escritura</text:span><text:span text:style-name="T100"> </text:span><text:span text:style-name="T99">pública</text:span><text:span text:style-name="T100"> </text:span><text:span text:style-name="T99">de</text:span><text:span text:style-name="T100"> </text:span><text:span text:style-name="T99">formalización</text:span><text:span text:style-name="T100"> </text:span><text:span text:style-name="T99">de</text:span><text:span text:style-name="T100"> </text:span><text:span text:style-name="T99">la</text:span><text:span text:style-name="T100"> </text:span><text:span text:style-name="T99">misma,</text:span><text:span text:style-name="T100"> </text:span><text:span text:style-name="T99">cuya</text:span><text:span text:style-name="T100"> </text:span><text:span text:style-name="T99">duración</text:span><text:span text:style-name="T100"> </text:span><text:span text:style-name="T99">será</text:span><text:span text:style-name="T100"> </text:span><text:span text:style-name="T99">coincidente</text:span><text:span text:style-name="T100"> </text:span><text:span text:style-name="T99">con</text:span><text:span text:style-name="T100"> </text:span><text:span text:style-name="T99">la</text:span><text:span text:style-name="T100"> </text:span><text:span text:style-name="T99">del</text:span><text:span text:style-name="T100"> </text:span><text:span text:style-name="T99">contrato</text:span><text:span text:style-name="T100"> </text:span><text:span text:style-name="T99">hasta</text:span><text:span text:style-name="T100"> </text:span><text:span text:style-name="T99">su</text:span><text:span text:style-name="T100"> </text:span><text:span text:style-name="T99">extinción</text:span><text:span text:style-name="T77">.</text:span></text:p>
      <text:p text:style-name="P482"/>
      <text:p text:style-name="P479">El<text:span text:style-name="T2"> </text:span>contrato<text:span text:style-name="T2"> </text:span>se<text:span text:style-name="T2"> </text:span>perfecciona<text:span text:style-name="T2"> </text:span>con<text:span text:style-name="T2"> </text:span>su<text:span text:style-name="T2"> </text:span>formalización<text:span text:style-name="T2"> </text:span>y<text:span text:style-name="T2"> </text:span>salvo<text:span text:style-name="T2"> </text:span>que<text:span text:style-name="T2"> </text:span>se<text:span text:style-name="T2"> </text:span>indique<text:span text:style-name="T2"> </text:span>otra<text:span text:style-name="T2"> </text:span>cosa<text:span text:style-name="T2"> </text:span>en<text:span text:style-name="T2"> </text:span>su<text:span text:style-name="T2"> </text:span>clausulado<text:span text:style-name="T2"> </text:span>se<text:span text:style-name="T2"> </text:span>entenderá<text:span text:style-name="T2"> </text:span>celebrado<text:span text:style-name="T2"> </text:span>en<text:span text:style-name="T2"> </text:span>el<text:span text:style-name="T2"> </text:span>lugar<text:span text:style-name="T2"> </text:span>donde<text:span text:style-name="T2"> </text:span>se<text:span text:style-name="T2"> </text:span>encuentre<text:span text:style-name="T2"> </text:span>la<text:span text:style-name="T2"> </text:span>sede<text:span text:style-name="T2"> </text:span>del<text:span text:style-name="T2"> </text:span>órgano<text:span text:style-name="T2"> </text:span>de<text:span text:style-name="T2"> </text:span>contratación.</text:p>
      <text:p text:style-name="P176"/>
      <text:p text:style-name="P176">El<text:span text:style-name="T2"> </text:span>contrato<text:span text:style-name="T2"> </text:span>se<text:span text:style-name="T2"> </text:span>formalizará<text:span text:style-name="T2"> </text:span>en<text:span text:style-name="T2"> </text:span>documento<text:span text:style-name="T2"> </text:span>administrativo<text:span text:style-name="T2"> </text:span>que<text:span text:style-name="T2"> </text:span>se<text:span text:style-name="T2"> </text:span>ajuste<text:span text:style-name="T2"> </text:span>con<text:span text:style-name="T2"> </text:span>exactitud<text:span text:style-name="T2"> </text:span>a<text:span text:style-name="T2"> </text:span>las<text:span text:style-name="T2"> </text:span>condiciones<text:span text:style-name="T2"> </text:span>de<text:span text:style-name="T2"> </text:span>la<text:span text:style-name="T2"> </text:span>licitación<text:span text:style-name="T2"> </text:span>no<text:span text:style-name="T2"> </text:span>más<text:span text:style-name="T2"> </text:span>tarde<text:span text:style-name="T2"> </text:span>de<text:span text:style-name="T2"> </text:span>los<text:span text:style-name="T2"> </text:span>quince<text:span text:style-name="T2"> </text:span>días<text:span text:style-name="T2"> </text:span>hábiles<text:span text:style-name="T2"> </text:span>siguientes<text:span text:style-name="T2"> </text:span>a<text:span text:style-name="T2"> </text:span>aquél<text:span text:style-name="T2"> </text:span>en<text:span text:style-name="T2"> </text:span>que<text:span text:style-name="T2"> </text:span>se<text:span text:style-name="T2"> </text:span>reciba<text:span text:style-name="T2"> </text:span>la<text:span text:style-name="T2"> </text:span>notificación<text:span text:style-name="T2"> </text:span>de<text:span text:style-name="T2"> </text:span>la<text:span text:style-name="T2"> </text:span>adjudicación<text:span text:style-name="T2"> </text:span>a<text:span text:style-name="T2"> </text:span>las<text:span text:style-name="T2"> </text:span>personas<text:span text:style-name="T2"> </text:span>licitadoras<text:span text:style-name="T2"> </text:span>o<text:span text:style-name="T2"> </text:span>candidatas,<text:span text:style-name="T2"> </text:span>constituyendo<text:span text:style-name="T2"> </text:span>dicho<text:span text:style-name="T2"> </text:span>documento<text:span text:style-name="T2"> </text:span>título<text:span text:style-name="T2"> </text:span>suficiente<text:span text:style-name="T2"> </text:span>para<text:span text:style-name="T2"> </text:span>acceder<text:span text:style-name="T2"> </text:span>a<text:span text:style-name="T2"> </text:span>cualquier<text:span text:style-name="T2"> </text:span>registro<text:span text:style-name="T2"> </text:span>público.<text:span text:style-name="T2"> </text:span>La<text:span text:style-name="T2"> </text:span>persona<text:span text:style-name="T2"> </text:span>contratista<text:span text:style-name="T2"> </text:span>podrá<text:span text:style-name="T2"> </text:span>solicitar<text:span text:style-name="T2"> </text:span>que<text:span text:style-name="T2"> </text:span>el<text:span text:style-name="T2"> </text:span>contrato<text:span text:style-name="T2"> </text:span>se<text:span text:style-name="T2"> </text:span>eleve<text:span text:style-name="T2"> </text:span>a<text:span text:style-name="T2"> </text:span>escritura<text:span text:style-name="T2"> </text:span>pública,<text:span text:style-name="T2"> </text:span>corriendo<text:span text:style-name="T2"> </text:span>de<text:span text:style-name="T2"> </text:span>su<text:span text:style-name="T2"> </text:span>cargo<text:span text:style-name="T2"> </text:span>los<text:span text:style-name="T2"> </text:span>correspondientes<text:span text:style-name="T2"> </text:span>gastos.<text:span text:style-name="T2"> </text:span>En<text:span text:style-name="T2"> </text:span>ningún<text:span text:style-name="T2"> </text:span>caso<text:span text:style-name="T2"> </text:span>se<text:span text:style-name="T2"> </text:span>podrán<text:span text:style-name="T2"> </text:span>incluir<text:span text:style-name="T2"> </text:span>en<text:span text:style-name="T2"> </text:span>el<text:span text:style-name="T2"> </text:span>documento<text:span text:style-name="T2"> </text:span>en<text:span text:style-name="T2"> </text:span>que<text:span text:style-name="T2"> </text:span>se<text:span text:style-name="T2"> </text:span>formalice<text:span text:style-name="T2"> </text:span>el<text:span text:style-name="T2"> </text:span>contrato<text:span text:style-name="T2"> </text:span>cláusulas<text:span text:style-name="T2"> </text:span>que<text:span text:style-name="T2"> </text:span>impliquen<text:span text:style-name="T2"> </text:span>alteración<text:span text:style-name="T2"> </text:span>de<text:span text:style-name="T2"> </text:span>los<text:span text:style-name="T2"> </text:span>términos<text:span text:style-name="T2"> </text:span>de<text:span text:style-name="T2"> </text:span>la<text:span text:style-name="T2"> </text:span>adjudicación.</text:p>
      <text:p text:style-name="P176"/>
      <text:p text:style-name="P176">No<text:span text:style-name="T2"> </text:span>obstante,<text:span text:style-name="T2"> </text:span>en<text:span text:style-name="T2"> </text:span>caso<text:span text:style-name="T2"> </text:span>de<text:span text:style-name="T2"> </text:span>que<text:span text:style-name="T2"> </text:span>el<text:span text:style-name="T2"> </text:span>contrato<text:span text:style-name="T2"> </text:span>sea<text:span text:style-name="T2"> </text:span>susceptible<text:span text:style-name="T2"> </text:span>de<text:span text:style-name="T2"> </text:span>recurso<text:span text:style-name="T2"> </text:span>especial<text:span text:style-name="T2"> </text:span>en<text:span text:style-name="T2"> </text:span>materia<text:span text:style-name="T2"> </text:span>de<text:span text:style-name="T2"> </text:span>contratación,<text:span text:style-name="T2"> </text:span>la<text:span text:style-name="T2"> </text:span>formalización<text:span text:style-name="T2"> </text:span>no<text:span text:style-name="T2"> </text:span>podrá<text:span text:style-name="T2"> </text:span>efectuarse<text:span text:style-name="T2"> </text:span>antes<text:span text:style-name="T2"> </text:span>de<text:span text:style-name="T2"> </text:span>que<text:span text:style-name="T2"> </text:span>transcurran<text:span text:style-name="T2"> </text:span>los<text:span text:style-name="T2"> </text:span>quince<text:span text:style-name="T2"> </text:span>días<text:span text:style-name="T2"> </text:span>hábiles<text:span text:style-name="T2"> </text:span>desde<text:span text:style-name="T2"> </text:span>que<text:span text:style-name="T2"> </text:span>se<text:span text:style-name="T2"> </text:span>remita<text:span text:style-name="T2"> </text:span>la<text:span text:style-name="T2"> </text:span>notificación<text:span text:style-name="T2"> </text:span>de<text:span text:style-name="T2"> </text:span>la<text:span text:style-name="T2"> </text:span>adjudicación<text:span text:style-name="T2"> </text:span>a<text:span text:style-name="T2"> </text:span>las<text:span text:style-name="T2"> </text:span>licitadoras<text:span text:style-name="T2"> </text:span>o<text:span text:style-name="T2"> </text:span>candidatas.<text:span text:style-name="T2"> </text:span>Transcurrido<text:span text:style-name="T2"> </text:span>este<text:span text:style-name="T2"> </text:span>plazo,<text:span text:style-name="T2"> </text:span>el<text:span text:style-name="T2"> </text:span>órgano<text:span text:style-name="T2"> </text:span>de<text:span text:style-name="T2"> </text:span>contratación<text:span text:style-name="T2"> </text:span>requerirá<text:span text:style-name="T2"> </text:span>a<text:span text:style-name="T2"> </text:span>la<text:span text:style-name="T2"> </text:span>adjudicataria<text:span text:style-name="T2"> </text:span>para<text:span text:style-name="T2"> </text:span>que<text:span text:style-name="T2"> </text:span>formalice<text:span text:style-name="T2"> </text:span>el<text:span text:style-name="T2"> </text:span>contrato<text:span text:style-name="T2"> </text:span>en<text:span text:style-name="T2"> </text:span>plazo<text:span text:style-name="T2"> </text:span>no<text:span text:style-name="T2"> </text:span>superior<text:span text:style-name="T2"> </text:span>a<text:span text:style-name="T2"> </text:span>cinco<text:span text:style-name="T2"> </text:span>días,<text:span text:style-name="T2"> </text:span>contados<text:span text:style-name="T2"> </text:span>desde<text:span text:style-name="T2"> </text:span>el<text:span text:style-name="T2"> </text:span>siguiente<text:span text:style-name="T2"> </text:span>a<text:span text:style-name="T2"> </text:span>aquel<text:span text:style-name="T2"> </text:span>en<text:span text:style-name="T2"> </text:span>que<text:span text:style-name="T2"> </text:span>hubiera<text:span text:style-name="T2"> </text:span>recibido<text:span text:style-name="T2"> </text:span>el<text:span text:style-name="T2"> </text:span>requerimiento,<text:span text:style-name="T2"> </text:span>una<text:span text:style-name="T2"> </text:span>vez<text:span text:style-name="T2"> </text:span>transcurrido<text:span text:style-name="T2"> </text:span>el<text:span text:style-name="T2"> </text:span>citado<text:span text:style-name="T2"> </text:span>plazo<text:span text:style-name="T2"> </text:span>de<text:span text:style-name="T2"> </text:span>quince<text:span text:style-name="T2"> </text:span>días<text:span text:style-name="T2"> </text:span>sin<text:span text:style-name="T2"> </text:span>que<text:span text:style-name="T2"> </text:span>se<text:span text:style-name="T2"> </text:span>hubiera<text:span text:style-name="T2"> </text:span>interpuesto<text:span text:style-name="T2"> </text:span>recurso<text:span text:style-name="T2"> </text:span>que<text:span text:style-name="T2"> </text:span>lleve<text:span text:style-name="T2"> </text:span>aparejada<text:span text:style-name="T2"> </text:span>la<text:span text:style-name="T2"> </text:span>suspensión<text:span text:style-name="T2"> </text:span>de<text:span text:style-name="T2"> </text:span>la<text:span text:style-name="T2"> </text:span>formalización<text:span text:style-name="T2"> </text:span>del<text:span text:style-name="T2"> </text:span>contrato<text:span text:style-name="T2"> </text:span>o<text:span text:style-name="T2"> </text:span>desde<text:span text:style-name="T2"> </text:span>que<text:span text:style-name="T2"> </text:span>se<text:span text:style-name="T2"> </text:span>dicte<text:span text:style-name="T2"> </text:span>resolución<text:span text:style-name="T2"> </text:span>con<text:span text:style-name="T2"> </text:span>el<text:span text:style-name="T2"> </text:span>levantamiento<text:span text:style-name="T2"> </text:span>de<text:span text:style-name="T2"> </text:span>la<text:span text:style-name="T2"> </text:span>suspensión<text:span text:style-name="T2"> </text:span>del<text:span text:style-name="T2"> </text:span>acto<text:span text:style-name="T2"> </text:span>de<text:span text:style-name="T2"> </text:span>adjudicación.</text:p>
      <text:p text:style-name="P176"/>
      <text:p text:style-name="P176">La<text:span text:style-name="T2"> </text:span>formalización<text:span text:style-name="T2"> </text:span>del<text:span text:style-name="T2"> </text:span>contrato<text:span text:style-name="T2"> </text:span>se<text:span text:style-name="T2"> </text:span>publicará<text:span text:style-name="T2"> </text:span>en<text:span text:style-name="T2"> </text:span>el<text:span text:style-name="T2"> </text:span>perfil<text:span text:style-name="T2"> </text:span>de<text:span text:style-name="T2"> </text:span>contratante<text:span text:style-name="T2"> </text:span>del<text:span text:style-name="T2"> </text:span>órgano<text:span text:style-name="T2"> </text:span>de<text:span text:style-name="T2"> </text:span>contratación.</text:p>
      <text:p text:style-name="P169"/>
      <text:p text:style-name="Text_20_body_20_indent"><text:span text:style-name="T71">Cuando</text:span><text:span text:style-name="T74"> </text:span><text:span text:style-name="T71">por</text:span><text:span text:style-name="T74"> </text:span><text:span text:style-name="T71">causas</text:span><text:span text:style-name="T74"> </text:span><text:span text:style-name="T71">imputables</text:span><text:span text:style-name="T74"> </text:span><text:span text:style-name="T71">a</text:span><text:span text:style-name="T74"> </text:span><text:span text:style-name="T77">la</text:span><text:span text:style-name="T78"> </text:span><text:span text:style-name="T77">adjudicataria</text:span><text:span text:style-name="T78"> </text:span><text:span text:style-name="T71">no</text:span><text:span text:style-name="T74"> </text:span><text:span text:style-name="T71">se</text:span><text:span text:style-name="T74"> </text:span><text:span text:style-name="T71">hubiese</text:span><text:span text:style-name="T74"> </text:span><text:span text:style-name="T71">formalizado</text:span><text:span text:style-name="T74"> </text:span><text:span text:style-name="T71">el</text:span><text:span text:style-name="T74"> </text:span><text:span text:style-name="T71">contrato</text:span><text:span text:style-name="T74"> </text:span><text:span text:style-name="T71">dentro</text:span><text:span text:style-name="T74"> </text:span><text:span text:style-name="T71">del</text:span><text:span text:style-name="T74"> </text:span><text:span text:style-name="T71">plazo</text:span><text:span text:style-name="T74"> </text:span><text:span text:style-name="T71">indicado,</text:span><text:span text:style-name="T74"> </text:span><text:span text:style-name="T71">la</text:span><text:span text:style-name="T74"> </text:span><text:span text:style-name="T71">Administración</text:span><text:span text:style-name="T74"> </text:span><text:span text:style-name="T71">podrá</text:span><text:span text:style-name="T74"> </text:span><text:span text:style-name="T71">acordar</text:span><text:span text:style-name="T74"> </text:span><text:span text:style-name="T71">la</text:span><text:span text:style-name="T74"> </text:span><text:span text:style-name="T71">incautación</text:span><text:span text:style-name="T74"> </text:span><text:span text:style-name="T71">sobre</text:span><text:span text:style-name="T74"> </text:span><text:span text:style-name="T71">la</text:span><text:span text:style-name="T74"> </text:span><text:span text:style-name="T71">garantía</text:span><text:span text:style-name="T74"> </text:span><text:span text:style-name="T71">definitiva</text:span><text:span text:style-name="T74"> </text:span><text:span text:style-name="T71">del</text:span><text:span text:style-name="T74"> </text:span><text:span text:style-name="T71">importe</text:span><text:span text:style-name="T74"> </text:span><text:span text:style-name="T71">de</text:span><text:span text:style-name="T74"> </text:span><text:span text:style-name="T71">la</text:span><text:span text:style-name="T74"> </text:span><text:span text:style-name="T71">garantía</text:span><text:span text:style-name="T74"> </text:span><text:span text:style-name="T71">provisional</text:span><text:span text:style-name="T74"> </text:span><text:span text:style-name="T71">que,</text:span><text:span text:style-name="T74"> </text:span><text:span text:style-name="T71">en</text:span><text:span text:style-name="T74"> </text:span><text:span text:style-name="T71">su</text:span><text:span text:style-name="T74"> </text:span><text:span text:style-name="T71">caso,</text:span><text:span text:style-name="T74"> </text:span><text:span text:style-name="T71">hubiese</text:span><text:span text:style-name="T74"> </text:span><text:span text:style-name="T71">exigido.</text:span><text:span text:style-name="T181"> </text:span><text:span text:style-name="T71">No</text:span><text:span text:style-name="T74"> </text:span><text:span text:style-name="T71">obstante,</text:span><text:span text:style-name="T74"> </text:span><text:span text:style-name="T71">en</text:span><text:span text:style-name="T74"> </text:span><text:span text:style-name="T71">caso</text:span><text:span text:style-name="T74"> </text:span><text:span text:style-name="T71">de</text:span><text:span text:style-name="T74"> </text:span><text:span text:style-name="T71">que</text:span><text:span text:style-name="T74"> </text:span><text:span text:style-name="T71">no</text:span><text:span text:style-name="T74"> </text:span><text:span text:style-name="T71">se</text:span><text:span text:style-name="T74"> </text:span><text:span text:style-name="T71">hubiera</text:span><text:span text:style-name="T74"> </text:span><text:span text:style-name="T71">constituido</text:span><text:span text:style-name="T74"> </text:span><text:span text:style-name="T71">garantía</text:span><text:span text:style-name="T74"> </text:span><text:span text:style-name="T71">provisional,</text:span><text:span text:style-name="T74"> </text:span><text:span text:style-name="T71">la</text:span><text:span text:style-name="T74"> </text:span><text:span text:style-name="T71">Administración</text:span><text:span text:style-name="T74"> </text:span><text:span text:style-name="T71">podrá</text:span><text:span text:style-name="T74"> </text:span><text:span text:style-name="T71">acordar</text:span><text:span text:style-name="T74"> </text:span><text:span text:style-name="T71">la</text:span><text:span text:style-name="T74"> </text:span><text:span text:style-name="T71">incautación</text:span><text:span text:style-name="T74"> </text:span><text:span text:style-name="T71">sobre</text:span><text:span text:style-name="T74"> </text:span><text:span text:style-name="T71">la</text:span><text:span text:style-name="T74"> </text:span><text:span text:style-name="T71">garantía</text:span><text:span text:style-name="T74"> </text:span><text:span text:style-name="T71">definitiva</text:span><text:span text:style-name="T74"> </text:span><text:span text:style-name="T71">del</text:span><text:span text:style-name="T74"> </text:span><text:span text:style-name="T71">importe</text:span><text:span text:style-name="T74"> </text:span><text:span text:style-name="T71">indicado</text:span><text:span text:style-name="T74"> </text:span><text:span text:style-name="T71">en</text:span><text:span text:style-name="T74"> </text:span><text:span text:style-name="T71">el</text:span><text:span text:style-name="T74"> </text:span><text:span text:style-name="T71">anexo</text:span><text:span text:style-name="T74"> </text:span><text:span text:style-name="T71">I-A,</text:span><text:span text:style-name="T74"> </text:span><text:span text:style-name="T71">que</text:span><text:span text:style-name="T74"> </text:span><text:span text:style-name="T71">no</text:span><text:span text:style-name="T74"> </text:span><text:span text:style-name="T71">podrá</text:span><text:span text:style-name="T74"> </text:span><text:span text:style-name="T71">ser</text:span><text:span text:style-name="T74"> </text:span><text:span text:style-name="T71">superior</text:span><text:span text:style-name="T74"> </text:span><text:span text:style-name="T71">a</text:span><text:span text:style-name="T74"> </text:span><text:span text:style-name="T71">un</text:span><text:span text:style-name="T74"> </text:span><text:span text:style-name="T71">3%</text:span><text:span text:style-name="T74"> </text:span><text:span text:style-name="T71">del</text:span><text:span text:style-name="T74"> </text:span><text:span text:style-name="T71">presupuesto</text:span><text:span text:style-name="T74"> </text:span><text:span text:style-name="T71">del</text:span><text:span text:style-name="T74"> </text:span><text:span text:style-name="T71">contrato.</text:span></text:p>
      <text:p text:style-name="P285"/>
      <text:p text:style-name="Text_20_body_20_indent"><text:span text:style-name="T71">Simultáneamente</text:span><text:span text:style-name="T74"> </text:span><text:span text:style-name="T71">con</text:span><text:span text:style-name="T74"> </text:span><text:span text:style-name="T71">la</text:span><text:span text:style-name="T74"> </text:span><text:span text:style-name="T71">firma</text:span><text:span text:style-name="T74"> </text:span><text:span text:style-name="T71">del</text:span><text:span text:style-name="T74"> </text:span><text:span text:style-name="T71">contrato,</text:span><text:span text:style-name="T74"> </text:span><text:span text:style-name="T71">deberá</text:span><text:span text:style-name="T74"> </text:span><text:span text:style-name="T71">ser</text:span><text:span text:style-name="T74"> </text:span><text:span text:style-name="T71">firmado</text:span><text:span text:style-name="T74"> </text:span><text:span text:style-name="T71">por</text:span><text:span text:style-name="T74"> </text:span><text:span text:style-name="T77">la</text:span><text:span text:style-name="T78"> </text:span><text:span text:style-name="T77">adjudicataria</text:span><text:span text:style-name="T78"> </text:span><text:span text:style-name="T71">el</text:span><text:span text:style-name="T74"> </text:span><text:span text:style-name="T71">Pliego</text:span><text:span text:style-name="T74"> </text:span><text:span text:style-name="T71">de</text:span><text:span text:style-name="T74"> </text:span><text:span text:style-name="T71">Cláusulas</text:span><text:span text:style-name="T74"> </text:span><text:span text:style-name="T71">Administrativas</text:span><text:span text:style-name="T74"> </text:span><text:span text:style-name="T71">Particulares,</text:span><text:span text:style-name="T74"> </text:span><text:span text:style-name="T71">el</text:span><text:span text:style-name="T74"> </text:span><text:span text:style-name="T71">Pliego</text:span><text:span text:style-name="T74"> </text:span><text:span text:style-name="T71">de</text:span><text:span text:style-name="T74"> </text:span><text:span text:style-name="T71">Prescripciones</text:span><text:span text:style-name="T74"> </text:span><text:span text:style-name="T71">Técnicas</text:span><text:span text:style-name="T74"> </text:span><text:span text:style-name="T71">Particulares</text:span><text:span text:style-name="T74"> </text:span><text:span text:style-name="T71">y</text:span><text:span text:style-name="T74"> </text:span><text:span text:style-name="T71">demás</text:span><text:span text:style-name="T74"> </text:span><text:span text:style-name="T71">documentos</text:span><text:span text:style-name="T74"> </text:span><text:span text:style-name="T71">integrantes</text:span><text:span text:style-name="T74"> </text:span><text:span text:style-name="T71">del</text:span><text:span text:style-name="T74"> </text:span><text:span text:style-name="T71">contrato.</text:span></text:p>
      <text:p text:style-name="P485"/>
      <text:p text:style-name="P60">III.<text:span text:style-name="T2"> </text:span>EJECUCIÓN<text:span text:style-name="T2"> </text:span>DEL<text:span text:style-name="T2"> </text:span>CONTRATO</text:p>
      <text:p text:style-name="P209"/>
      <text:p text:style-name="P161">12.<text:span text:style-name="T2"> </text:span>Persona<text:span text:style-name="T2"> </text:span>responsable<text:span text:style-name="T2"> </text:span>del<text:span text:style-name="T2"> </text:span>contrato.<text:span text:style-name="T2"> </text:span></text:p>
      <text:p text:style-name="P159"/>
      <text:p text:style-name="P169">El<text:span text:style-name="T2"> </text:span>órgano<text:span text:style-name="T2"> </text:span>de<text:span text:style-name="T2"> </text:span>contratación<text:span text:style-name="T2"> </text:span>designará<text:span text:style-name="T2"> </text:span>una<text:span text:style-name="T2"> </text:span>persona<text:span text:style-name="T2"> </text:span>responsable<text:span text:style-name="T2"> </text:span>del<text:span text:style-name="T2"> </text:span>contrato,<text:span text:style-name="T2"> </text:span>a<text:span text:style-name="T2"> </text:span>la<text:span text:style-name="T2"> </text:span>que<text:span text:style-name="T2"> </text:span>corresponderá<text:span text:style-name="T2"> </text:span>supervisar<text:span text:style-name="T2"> </text:span>su<text:span text:style-name="T2"> </text:span>ejecución<text:span text:style-name="T2"> </text:span>y<text:span text:style-name="T2"> </text:span>adoptar<text:span text:style-name="T2"> </text:span>las<text:span text:style-name="T2"> </text:span>decisiones<text:span text:style-name="T2"> </text:span>y<text:span text:style-name="T2"> </text:span>dictar<text:span text:style-name="T2"> </text:span>las<text:span text:style-name="T2"> </text:span>instrucciones<text:span text:style-name="T2"> </text:span>necesarias<text:span text:style-name="T2"> </text:span>con<text:span text:style-name="T2"> </text:span>el<text:span text:style-name="T2"> </text:span>fin<text:span text:style-name="T2"> </text:span>de<text:span text:style-name="T2"> </text:span>asegurar<text:span text:style-name="T2"> </text:span>la<text:span text:style-name="T2"> </text:span>correcta<text:span text:style-name="T2"> </text:span>ejecución<text:span text:style-name="T2"> </text:span>de<text:span text:style-name="T2"> </text:span>la<text:span text:style-name="T2"> </text:span>prestación<text:span text:style-name="T2"> </text:span>pactada.<text:span text:style-name="T2"> </text:span>La<text:span text:style-name="T2"> </text:span>responsable<text:span text:style-name="T2"> </text:span>del<text:span text:style-name="T2"> </text:span>contrato<text:span text:style-name="T2"> </text:span>podrá<text:span text:style-name="T2"> </text:span>ser<text:span text:style-name="T2"> </text:span>una<text:span text:style-name="T2"> </text:span>persona<text:span text:style-name="T2"> </text:span>física<text:span text:style-name="T2"> </text:span>o<text:span text:style-name="T2"> </text:span>jurídica.</text:p>
      <text:p text:style-name="P189"/>
      <text:p text:style-name="P169">El<text:span text:style-name="T2"> </text:span>nombramiento<text:span text:style-name="T2"> </text:span>será<text:span text:style-name="T2"> </text:span>comunicado<text:span text:style-name="T2"> </text:span>por<text:span text:style-name="T2"> </text:span>escrito<text:span text:style-name="T2"> </text:span>a<text:span text:style-name="T2"> </text:span>la<text:span text:style-name="T2"> </text:span>persona<text:span text:style-name="T2"> </text:span>contratista<text:span text:style-name="T2"> </text:span>en<text:span text:style-name="T2"> </text:span>el<text:span text:style-name="T2"> </text:span>plazo<text:span text:style-name="T2"> </text:span>de<text:span text:style-name="T2"> </text:span>quince<text:span text:style-name="T2"> </text:span>días<text:span text:style-name="T2"> </text:span>desde<text:span text:style-name="T2"> </text:span>la<text:span text:style-name="T2"> </text:span>fecha<text:span text:style-name="T2"> </text:span>de<text:span text:style-name="T2"> </text:span>formalización<text:span text:style-name="T2"> </text:span>del<text:span text:style-name="T2"> </text:span>contrato<text:span text:style-name="T2"> </text:span>y,<text:span text:style-name="T2"> </text:span>en<text:span text:style-name="T2"> </text:span>su<text:span text:style-name="T2"> </text:span>caso,<text:span text:style-name="T2"> </text:span>su<text:span text:style-name="T2"> </text:span>sustitución<text:span text:style-name="T2"> </text:span>en<text:span text:style-name="T2"> </text:span>idéntico<text:span text:style-name="T2"> </text:span>plazo,<text:span text:style-name="T2"> </text:span>desde<text:span text:style-name="T2"> </text:span>la<text:span text:style-name="T2"> </text:span>fecha<text:span text:style-name="T2"> </text:span>en<text:span text:style-name="T2"> </text:span>que<text:span text:style-name="T2"> </text:span>se<text:span text:style-name="T2"> </text:span>hubiera<text:span text:style-name="T2"> </text:span>producido.</text:p>
      <text:p text:style-name="P169"/>
      <text:p text:style-name="P169">La<text:span text:style-name="T2"> </text:span>persona<text:span text:style-name="T2"> </text:span>responsable<text:span text:style-name="T2"> </text:span>y<text:span text:style-name="T2"> </text:span>su<text:span text:style-name="T2"> </text:span>personal<text:span text:style-name="T2"> </text:span>colaborador,<text:span text:style-name="T2"> </text:span>acompañados<text:span text:style-name="T2"> </text:span>por<text:span text:style-name="T2"> </text:span>la/el<text:span text:style-name="T2"> </text:span>delegada/o<text:span text:style-name="T2"> </text:span>de<text:span text:style-name="T2"> </text:span>la<text:span text:style-name="T2"> </text:span>persona<text:span text:style-name="T2"> </text:span>contratista,<text:span text:style-name="T2"> </text:span>tendrán<text:span text:style-name="T2"> </text:span>libre<text:span text:style-name="T2"> </text:span>acceso<text:span text:style-name="T2"> </text:span>a<text:span text:style-name="T2"> </text:span>los<text:span text:style-name="T2"> </text:span>lugares<text:span text:style-name="T2"> </text:span>donde<text:span text:style-name="T2"> </text:span>se<text:span text:style-name="T2"> </text:span>realice<text:span text:style-name="T2"> </text:span>el<text:span text:style-name="T2"> </text:span>servicio.</text:p>
      <text:p text:style-name="P169"/>
      <text:p text:style-name="P486"><text:soft-page-break/><text:span text:style-name="T97">La</text:span><text:span text:style-name="T98"> </text:span><text:span text:style-name="T4">persona</text:span><text:span text:style-name="T70"> </text:span><text:span text:style-name="T4">contratista</text:span><text:span text:style-name="T97">,</text:span><text:span text:style-name="T98"> </text:span><text:span text:style-name="T97">sin</text:span><text:span text:style-name="T98"> </text:span><text:span text:style-name="T97">coste</text:span><text:span text:style-name="T98"> </text:span><text:span text:style-name="T97">adicional</text:span><text:span text:style-name="T98"> </text:span><text:span text:style-name="T97">alguno,</text:span><text:span text:style-name="T98"> </text:span><text:span text:style-name="T97">facilitará</text:span><text:span text:style-name="T98"> </text:span><text:span text:style-name="T97">a</text:span><text:span text:style-name="T98"> </text:span><text:span text:style-name="T97">la</text:span><text:span text:style-name="T98"> </text:span><text:span text:style-name="T97">Administración</text:span><text:span text:style-name="T98"> </text:span><text:span text:style-name="T97">asistencia</text:span><text:span text:style-name="T98"> </text:span><text:span text:style-name="T97">profesional</text:span><text:span text:style-name="T98"> </text:span><text:span text:style-name="T97">en</text:span><text:span text:style-name="T98"> </text:span><text:span text:style-name="T97">las</text:span><text:span text:style-name="T98"> </text:span><text:span text:style-name="T97">reuniones</text:span><text:span text:style-name="T98"> </text:span><text:span text:style-name="T97">explicativas</text:span><text:span text:style-name="T98"> </text:span><text:span text:style-name="T97">o</text:span><text:span text:style-name="T98"> </text:span><text:span text:style-name="T97">de</text:span><text:span text:style-name="T98"> </text:span><text:span text:style-name="T97">información,</text:span><text:span text:style-name="T98"> </text:span><text:span text:style-name="T97">que</text:span><text:span text:style-name="T98"> </text:span><text:span text:style-name="T97">ésta</text:span><text:span text:style-name="T98"> </text:span><text:span text:style-name="T97">estime</text:span><text:span text:style-name="T98"> </text:span><text:span text:style-name="T97">necesarias</text:span><text:span text:style-name="T98"> </text:span><text:span text:style-name="T97">para</text:span><text:span text:style-name="T98"> </text:span><text:span text:style-name="T97">el</text:span><text:span text:style-name="T98"> </text:span><text:span text:style-name="T97">aprovechamiento</text:span><text:span text:style-name="T98"> </text:span><text:span text:style-name="T97">de</text:span><text:span text:style-name="T98"> </text:span><text:span text:style-name="T97">la</text:span><text:span text:style-name="T98"> </text:span><text:span text:style-name="T97">prestación</text:span><text:span text:style-name="T98"> </text:span><text:span text:style-name="T97">contratada.</text:span></text:p>
      <text:p text:style-name="P161"/>
      <text:p text:style-name="P161"/>
      <text:p text:style-name="P161"/>
      <text:p text:style-name="P161"/>
      <text:p text:style-name="P161"/>
      <text:p text:style-name="P161">13.<text:span text:style-name="T2"> </text:span>Ejecución<text:span text:style-name="T2"> </text:span>del<text:span text:style-name="T2"> </text:span>contrato.</text:p>
      <text:p text:style-name="P161"/>
      <text:p text:style-name="P161">13.1.<text:span text:style-name="T2"> </text:span>Condiciones<text:span text:style-name="T2"> </text:span>de<text:span text:style-name="T2"> </text:span>ejecución.</text:p>
      <text:p text:style-name="P161"/>
      <text:p text:style-name="P169">La<text:span text:style-name="T2"> </text:span>ejecución<text:span text:style-name="T2"> </text:span>del<text:span text:style-name="T2"> </text:span>contrato<text:span text:style-name="T2"> </text:span>se<text:span text:style-name="T2"> </text:span>realizará<text:span text:style-name="T2"> </text:span>a<text:span text:style-name="T2"> </text:span>riesgo<text:span text:style-name="T2"> </text:span>y<text:span text:style-name="T2"> </text:span>ventura<text:span text:style-name="T2"> </text:span>de<text:span text:style-name="T2"> </text:span>la<text:span text:style-name="T2"> </text:span>persona<text:span text:style-name="T2"> </text:span>contratista..</text:p>
      <text:p text:style-name="P169"/>
      <text:p text:style-name="P169">El<text:span text:style-name="T2"> </text:span>contrato<text:span text:style-name="T2"> </text:span>se<text:span text:style-name="T2"> </text:span>ejecutará<text:span text:style-name="T2"> </text:span>con<text:span text:style-name="T2"> </text:span>sujeción<text:span text:style-name="T2"> </text:span>a<text:span text:style-name="T2"> </text:span>lo<text:span text:style-name="T2"> </text:span>establecido<text:span text:style-name="T2"> </text:span>en<text:span text:style-name="T2"> </text:span>su<text:span text:style-name="T2"> </text:span>clausulado<text:span text:style-name="T2"> </text:span>y<text:span text:style-name="T2"> </text:span>en<text:span text:style-name="T2"> </text:span>los<text:span text:style-name="T2"> </text:span>pliegos,<text:span text:style-name="T2"> </text:span>y<text:span text:style-name="T2"> </text:span>de<text:span text:style-name="T2"> </text:span>acuerdo<text:span text:style-name="T2"> </text:span>con<text:span text:style-name="T2"> </text:span>las<text:span text:style-name="T2"> </text:span>instrucciones<text:span text:style-name="T2"> </text:span>que<text:span text:style-name="T2"> </text:span>para<text:span text:style-name="T2"> </text:span>su<text:span text:style-name="T2"> </text:span>interpretación<text:span text:style-name="T2"> </text:span>diere<text:span text:style-name="T2"> </text:span>a<text:span text:style-name="T2"> </text:span>la<text:span text:style-name="T2"> </text:span>persona<text:span text:style-name="T2"> </text:span>contratista<text:span text:style-name="T2"> </text:span>el<text:span text:style-name="T2"> </text:span>órgano<text:span text:style-name="T2"> </text:span>de<text:span text:style-name="T2"> </text:span>contratación.<text:span text:style-name="T2"> </text:span>En<text:span text:style-name="T2"> </text:span>el<text:span text:style-name="T2"> </text:span>supuesto<text:span text:style-name="T2"> </text:span>de<text:span text:style-name="T2"> </text:span>que<text:span text:style-name="T2"> </text:span>fuese<text:span text:style-name="T2"> </text:span>necesario<text:span text:style-name="T2"> </text:span>que<text:span text:style-name="T2"> </text:span>la<text:span text:style-name="T2"> </text:span>prestación<text:span text:style-name="T2"> </text:span>se<text:span text:style-name="T2"> </text:span>ejecutase<text:span text:style-name="T2"> </text:span>en<text:span text:style-name="T2"> </text:span>forma<text:span text:style-name="T2"> </text:span>distinta<text:span text:style-name="T2"> </text:span>a<text:span text:style-name="T2"> </text:span>la<text:span text:style-name="T2"> </text:span>pactada<text:span text:style-name="T2"> </text:span>inicialmente,<text:span text:style-name="T2"> </text:span>deberá<text:span text:style-name="T2"> </text:span>procederse<text:span text:style-name="T2"> </text:span>a<text:span text:style-name="T2"> </text:span>la<text:span text:style-name="T2"> </text:span>resolución<text:span text:style-name="T2"> </text:span>del<text:span text:style-name="T2"> </text:span>contrato<text:span text:style-name="T2"> </text:span>en<text:span text:style-name="T2"> </text:span>los<text:span text:style-name="T2"> </text:span>términos<text:span text:style-name="T2"> </text:span>establecidos<text:span text:style-name="T2"> </text:span>en<text:span text:style-name="T2"> </text:span>la<text:span text:style-name="T2"> </text:span>cláusula<text:span text:style-name="T2"> </text:span>22<text:span text:style-name="T2"> </text:span>del<text:span text:style-name="T2"> </text:span>presente<text:span text:style-name="T2"> </text:span>pliego.<text:span text:style-name="T2"> </text:span></text:p>
      <text:p text:style-name="P169"/>
      <text:p text:style-name="P169">La<text:span text:style-name="T2"> </text:span>persona<text:span text:style-name="T2"> </text:span>contratista<text:span text:style-name="T2"> </text:span>será<text:span text:style-name="T2"> </text:span>responsable<text:span text:style-name="T2"> </text:span>de<text:span text:style-name="T2"> </text:span>la<text:span text:style-name="T2"> </text:span>calidad<text:span text:style-name="T2"> </text:span>técnica<text:span text:style-name="T2"> </text:span>de<text:span text:style-name="T2"> </text:span>los<text:span text:style-name="T2"> </text:span>trabajos<text:span text:style-name="T2"> </text:span>que<text:span text:style-name="T2"> </text:span>desarrolle<text:span text:style-name="T2"> </text:span>y<text:span text:style-name="T2"> </text:span>de<text:span text:style-name="T2"> </text:span>las<text:span text:style-name="T2"> </text:span>prestaciones<text:span text:style-name="T2"> </text:span>y<text:span text:style-name="T2"> </text:span>servicios<text:span text:style-name="T2"> </text:span>realizados,<text:span text:style-name="T2"> </text:span>así<text:span text:style-name="T2"> </text:span>como<text:span text:style-name="T2"> </text:span>de<text:span text:style-name="T2"> </text:span>las<text:span text:style-name="T2"> </text:span>consecuencias<text:span text:style-name="T2"> </text:span>que<text:span text:style-name="T2"> </text:span>se<text:span text:style-name="T2"> </text:span>deduzcan<text:span text:style-name="T2"> </text:span>para<text:span text:style-name="T2"> </text:span>la<text:span text:style-name="T2"> </text:span>Administración<text:span text:style-name="T2"> </text:span>o<text:span text:style-name="T2"> </text:span>para<text:span text:style-name="T2"> </text:span>terceras<text:span text:style-name="T2"> </text:span>personas<text:span text:style-name="T2"> </text:span>de<text:span text:style-name="T2"> </text:span>las<text:span text:style-name="T2"> </text:span>omisiones,<text:span text:style-name="T2"> </text:span>errores,<text:span text:style-name="T2"> </text:span>métodos<text:span text:style-name="T2"> </text:span>inadecuados<text:span text:style-name="T2"> </text:span>o<text:span text:style-name="T2"> </text:span>conclusiones<text:span text:style-name="T2"> </text:span>incorrectas<text:span text:style-name="T2"> </text:span>en<text:span text:style-name="T2"> </text:span>la<text:span text:style-name="T2"> </text:span>ejecución<text:span text:style-name="T2"> </text:span>del<text:span text:style-name="T2"> </text:span>contrato.<text:span text:style-name="T2"> <text:s/></text:span></text:p>
      <text:p text:style-name="P169"/>
      <text:p text:style-name="P481">La<text:span text:style-name="T2"> </text:span>persona<text:span text:style-name="T2"> </text:span>contratista<text:span text:style-name="T2"> </text:span>estará<text:span text:style-name="T2"> </text:span>obligada<text:span text:style-name="T2"> </text:span>a<text:span text:style-name="T2"> </text:span>presentar<text:span text:style-name="T2"> </text:span>un<text:span text:style-name="T2"> </text:span>programa<text:span text:style-name="T2"> </text:span>de<text:span text:style-name="T2"> </text:span>trabajo,<text:span text:style-name="T2"> </text:span>cuando<text:span text:style-name="T2"> </text:span>así<text:span text:style-name="T2"> </text:span>se<text:span text:style-name="T2"> </text:span>especifique<text:span text:style-name="T2"> </text:span>en<text:span text:style-name="T2"> </text:span>el<text:span text:style-name="T2"> </text:span>anexo<text:span text:style-name="T2"> </text:span>I-A<text:span text:style-name="T2"> </text:span>y<text:span text:style-name="T2"> </text:span>con<text:span text:style-name="T2"> </text:span>el<text:span text:style-name="T2"> </text:span>contenido<text:span text:style-name="T2"> </text:span>que<text:span text:style-name="T2"> </text:span>en<text:span text:style-name="T2"> </text:span>el<text:span text:style-name="T2"> </text:span>mismo<text:span text:style-name="T2"> </text:span>se<text:span text:style-name="T2"> </text:span>indique<text:span text:style-name="T2"> </text:span>en<text:span text:style-name="T2"> </text:span>el<text:span text:style-name="T2"> </text:span>Pliego<text:span text:style-name="T2"> </text:span>de<text:span text:style-name="T2"> </text:span>Prescripciones<text:span text:style-name="T2"> </text:span>Técnicas<text:span text:style-name="T2"> </text:span>Particulares,<text:span text:style-name="T2"> </text:span>que<text:span text:style-name="T2"> </text:span>será<text:span text:style-name="T2"> </text:span>aprobado<text:span text:style-name="T2"> </text:span>por<text:span text:style-name="T2"> </text:span>el<text:span text:style-name="T2"> </text:span>órgano<text:span text:style-name="T2"> </text:span>de<text:span text:style-name="T2"> </text:span>contratación.<text:span text:style-name="T2"> </text:span></text:p>
      <text:p text:style-name="P169"/>
      <text:p text:style-name="P169">La<text:span text:style-name="T2"> </text:span>persona<text:span text:style-name="T2"> </text:span>contratista<text:span text:style-name="T2"> </text:span>no<text:span text:style-name="T2"> </text:span>podrá<text:span text:style-name="T2"> </text:span>sustituir<text:span text:style-name="T2"> </text:span>al<text:span text:style-name="T2"> </text:span>personal<text:span text:style-name="T2"> </text:span>facultativo<text:span text:style-name="T2"> </text:span>adscrito<text:span text:style-name="T2"> </text:span>a<text:span text:style-name="T2"> </text:span>la<text:span text:style-name="T2"> </text:span>realización<text:span text:style-name="T2"> </text:span>de<text:span text:style-name="T2"> </text:span>los<text:span text:style-name="T2"> </text:span>trabajos,<text:span text:style-name="T2"> </text:span>sin<text:span text:style-name="T2"> </text:span>la<text:span text:style-name="T2"> </text:span>expresa<text:span text:style-name="T2"> </text:span>autorización<text:span text:style-name="T2"> </text:span>de<text:span text:style-name="T2"> </text:span>la<text:span text:style-name="T2"> </text:span>persona<text:span text:style-name="T2"> </text:span>responsable<text:span text:style-name="T2"> </text:span>del<text:span text:style-name="T2"> </text:span>contrato.<text:span text:style-name="T2"> </text:span></text:p>
      <text:p text:style-name="P169"/>
      <text:p text:style-name="P481">La<text:span text:style-name="T2"> </text:span>persona<text:span text:style-name="T2"> </text:span>contratista<text:span text:style-name="T2"> </text:span>está<text:span text:style-name="T2"> </text:span>obligada<text:span text:style-name="T2"> </text:span>a<text:span text:style-name="T2"> </text:span>guardar<text:span text:style-name="T2"> </text:span>sigilo<text:span text:style-name="T2"> </text:span>respecto<text:span text:style-name="T2"> </text:span>de<text:span text:style-name="T2"> </text:span>los<text:span text:style-name="T2"> </text:span>datos<text:span text:style-name="T2"> </text:span>y<text:span text:style-name="T2"> </text:span>antecedentes<text:span text:style-name="T2"> </text:span>que,<text:span text:style-name="T2"> </text:span>no<text:span text:style-name="T2"> </text:span>siendo<text:span text:style-name="T2"> </text:span>públicos<text:span text:style-name="T2"> </text:span>o<text:span text:style-name="T2"> </text:span>notorios,<text:span text:style-name="T2"> </text:span>estén<text:span text:style-name="T2"> </text:span>relacionados<text:span text:style-name="T2"> </text:span>con<text:span text:style-name="T2"> </text:span>el<text:span text:style-name="T2"> </text:span>objeto<text:span text:style-name="T2"> </text:span>del<text:span text:style-name="T2"> </text:span>contrato,<text:span text:style-name="T2"> </text:span>de<text:span text:style-name="T2"> </text:span>los<text:span text:style-name="T2"> </text:span>que<text:span text:style-name="T2"> </text:span>tenga<text:span text:style-name="T2"> </text:span>conocimiento<text:span text:style-name="T2"> </text:span>con<text:span text:style-name="T2"> </text:span>ocasión<text:span text:style-name="T2"> </text:span>de<text:span text:style-name="T2"> </text:span>la<text:span text:style-name="T2"> </text:span>ejecución<text:span text:style-name="T2"> </text:span>del<text:span text:style-name="T2"> </text:span>mismo.<text:span text:style-name="T2"> </text:span>En<text:span text:style-name="T2"> </text:span>el<text:span text:style-name="T2"> </text:span>anexo<text:span text:style-name="T2"> </text:span>I-A<text:span text:style-name="T2"> </text:span>se<text:span text:style-name="T2"> </text:span>podrá<text:span text:style-name="T2"> </text:span>indicar<text:span text:style-name="T2"> </text:span>la<text:span text:style-name="T2"> </text:span>información<text:span text:style-name="T2"> </text:span>concreta<text:span text:style-name="T2"> </text:span>a<text:span text:style-name="T2"> </text:span>la<text:span text:style-name="T2"> </text:span>que<text:span text:style-name="T2"> </text:span>se<text:span text:style-name="T2"> </text:span>le<text:span text:style-name="T2"> </text:span>otorga<text:span text:style-name="T2"> </text:span>el<text:span text:style-name="T2"> </text:span>carácter<text:span text:style-name="T2"> </text:span>de<text:span text:style-name="T2"> </text:span>confidencial<text:span text:style-name="T2"> </text:span>y<text:span text:style-name="T2"> </text:span>el<text:span text:style-name="T2"> </text:span>plazo<text:span text:style-name="T2"> </text:span>durante<text:span text:style-name="T2"> </text:span>el<text:span text:style-name="T2"> </text:span>que<text:span text:style-name="T2"> </text:span>se<text:span text:style-name="T2"> </text:span>mantendrá<text:span text:style-name="T2"> </text:span>el<text:span text:style-name="T2"> </text:span>deber<text:span text:style-name="T2"> </text:span>de<text:span text:style-name="T2"> </text:span>confidencialidad<text:span text:style-name="T2"> </text:span>por<text:span text:style-name="T2"> </text:span>la<text:span text:style-name="T2"> </text:span>persona<text:span text:style-name="T2"> </text:span>contratista<text:span text:style-name="T2"> </text:span>desde<text:span text:style-name="T2"> </text:span>que<text:span text:style-name="T2"> </text:span>tuvo<text:span text:style-name="T2"> </text:span>conocimiento<text:span text:style-name="T2"> </text:span>de<text:span text:style-name="T2"> </text:span>la<text:span text:style-name="T2"> </text:span>información,<text:span text:style-name="T2"> </text:span>que<text:span text:style-name="T2"> </text:span>no<text:span text:style-name="T2"> </text:span>podrá<text:span text:style-name="T2"> </text:span>ser<text:span text:style-name="T2"> </text:span>inferior<text:span text:style-name="T2"> </text:span>a<text:span text:style-name="T2"> </text:span>cinco<text:span text:style-name="T2"> </text:span>años,<text:span text:style-name="T2"> </text:span>a<text:span text:style-name="T2"> </text:span>contar<text:span text:style-name="T2"> </text:span>desde<text:span text:style-name="T2"> </text:span>el<text:span text:style-name="T2"> </text:span>día<text:span text:style-name="T2"> </text:span>siguiente<text:span text:style-name="T2"> </text:span>al<text:span text:style-name="T2"> </text:span>de<text:span text:style-name="T2"> </text:span>la<text:span text:style-name="T2"> </text:span>formalización<text:span text:style-name="T2"> </text:span>del<text:span text:style-name="T2"> </text:span>contrato.</text:p>
      <text:p text:style-name="P161"/>
      <text:p text:style-name="P161">13.2.<text:span text:style-name="T2"> </text:span>Condiciones<text:span text:style-name="T2"> </text:span>esenciales<text:span text:style-name="T2"> </text:span>de<text:span text:style-name="T2"> </text:span>ejecución.</text:p>
      <text:p text:style-name="P161"/>
      <text:p text:style-name="P169">El<text:span text:style-name="T2"> </text:span>órgano<text:span text:style-name="T2"> </text:span>de<text:span text:style-name="T2"> </text:span>contratación<text:span text:style-name="T2"> </text:span>podrá<text:span text:style-name="T2"> </text:span>comprobar<text:span text:style-name="T2"> </text:span>el<text:span text:style-name="T2"> </text:span>estricto<text:span text:style-name="T2"> </text:span>cumplimiento<text:span text:style-name="T2"> </text:span>de<text:span text:style-name="T2"> </text:span>los<text:span text:style-name="T2"> </text:span>pagos<text:span text:style-name="T2"> </text:span>que<text:span text:style-name="T2"> </text:span>la<text:span text:style-name="T2"> </text:span>persona<text:span text:style-name="T2"> </text:span>contratista<text:span text:style-name="T2"> </text:span>ha<text:span text:style-name="T2"> </text:span>de<text:span text:style-name="T2"> </text:span>hacer<text:span text:style-name="T2"> </text:span>a<text:span text:style-name="T2"> </text:span>todas<text:span text:style-name="T2"> </text:span>las<text:span text:style-name="T2"> </text:span>personas<text:span text:style-name="T2"> </text:span>subcontratistas<text:span text:style-name="T2"> </text:span>o<text:span text:style-name="T2"> </text:span>suministradoras<text:span text:style-name="T2"> </text:span>que<text:span text:style-name="T2"> </text:span>participen<text:span text:style-name="T2"> </text:span>en<text:span text:style-name="T2"> </text:span>el<text:span text:style-name="T2"> </text:span>contrato.<text:span text:style-name="T2"> </text:span>Si<text:span text:style-name="T2"> </text:span>el<text:span text:style-name="T2"> </text:span>órgano<text:span text:style-name="T2"> </text:span>de<text:span text:style-name="T2"> </text:span>contratación<text:span text:style-name="T2"> </text:span>ejerce<text:span text:style-name="T2"> </text:span>esta<text:span text:style-name="T2"> </text:span>opción,<text:span text:style-name="T2"> </text:span>haciéndolo<text:span text:style-name="T2"> </text:span>constar<text:span text:style-name="T2"> </text:span>en<text:span text:style-name="T2"> </text:span>el<text:span text:style-name="T2"> </text:span>anexo<text:span text:style-name="T2"> </text:span>I-A,<text:span text:style-name="T2"> </text:span>se<text:span text:style-name="T2"> </text:span>establecen<text:span text:style-name="T2"> </text:span>las<text:span text:style-name="T2"> </text:span>siguientes<text:span text:style-name="T2"> </text:span>condiciones<text:span text:style-name="T2"> </text:span>esenciales<text:span text:style-name="T2"> </text:span>de<text:span text:style-name="T2"> </text:span>ejecución,<text:span text:style-name="T2"> </text:span>cuyo<text:span text:style-name="T2"> </text:span>incumplimiento,<text:span text:style-name="T2"> </text:span>además<text:span text:style-name="T2"> </text:span>de<text:span text:style-name="T2"> </text:span>las<text:span text:style-name="T2"> </text:span>consecuencias<text:span text:style-name="T2"> </text:span>previstas<text:span text:style-name="T2"> </text:span>por<text:span text:style-name="T2"> </text:span>el<text:span text:style-name="T2"> </text:span>ordenamiento<text:span text:style-name="T2"> </text:span>jurídico,<text:span text:style-name="T2"> </text:span>permitirá<text:span text:style-name="T2"> </text:span>la<text:span text:style-name="T2"> </text:span>imposición<text:span text:style-name="T2"> </text:span>de<text:span text:style-name="T2"> </text:span>las<text:span text:style-name="T2"> </text:span>penalidades<text:span text:style-name="T2"> </text:span>referidas<text:span text:style-name="T2"> </text:span>en<text:span text:style-name="T2"> </text:span>la<text:span text:style-name="T2"> </text:span>cláusula<text:span text:style-name="T2"> </text:span>16<text:span text:style-name="T2"> </text:span>del<text:span text:style-name="T2"> </text:span>presente<text:span text:style-name="T2"> </text:span>pliego.</text:p>
      <text:p text:style-name="P169"/>
      <text:list xml:id="list1367454852" text:style-name="WW8Num12">
        <text:list-item>
          <text:p text:style-name="P49">La<text:span text:style-name="T2"> </text:span>persona<text:span text:style-name="T2"> </text:span>contratista<text:span text:style-name="T2"> </text:span>remitirá<text:span text:style-name="T2"> </text:span>al<text:span text:style-name="T2"> </text:span>órgano<text:span text:style-name="T2"> </text:span>de<text:span text:style-name="T2"> </text:span>contratación,<text:span text:style-name="T2"> </text:span>cuando<text:span text:style-name="T2"> </text:span>éste<text:span text:style-name="T2"> </text:span>lo<text:span text:style-name="T2"> </text:span>solicite,<text:span text:style-name="T2"> </text:span>relación<text:span text:style-name="T2"> </text:span>detallada<text:span text:style-name="T2"> </text:span>de<text:span text:style-name="T2"> </text:span>aquellas<text:span text:style-name="T2"> </text:span>personas<text:span text:style-name="T2"> </text:span>subcontratistas<text:span text:style-name="T2"> </text:span>o<text:span text:style-name="T2"> </text:span>suministradoras<text:span text:style-name="T2"> </text:span>que<text:span text:style-name="T2"> </text:span>participen<text:span text:style-name="T2"> </text:span>en<text:span text:style-name="T2"> </text:span>el<text:span text:style-name="T2"> </text:span>contrato<text:span text:style-name="T2"> </text:span>cuando<text:span text:style-name="T2"> </text:span>se<text:span text:style-name="T2"> </text:span>perfeccione<text:span text:style-name="T2"> </text:span>su<text:span text:style-name="T2"> </text:span>participación,<text:span text:style-name="T2"> </text:span>junto<text:span text:style-name="T2"> </text:span>con<text:span text:style-name="T2"> </text:span>aquellas<text:span text:style-name="T2"> </text:span>condiciones<text:span text:style-name="T2"> </text:span>de<text:span text:style-name="T2"> </text:span>subcontratación<text:span text:style-name="T2"> </text:span>o<text:span text:style-name="T2"> </text:span>suministro<text:span text:style-name="T2"> </text:span>de<text:span text:style-name="T2"> </text:span>cada<text:span text:style-name="T2"> </text:span>uno<text:span text:style-name="T2"> </text:span>de<text:span text:style-name="T2"> </text:span>ellas<text:span text:style-name="T2"> </text:span>que<text:span text:style-name="T2"> </text:span>guarden<text:span text:style-name="T2"> </text:span>una<text:span text:style-name="T2"> </text:span>relación<text:span text:style-name="T2"> </text:span>directa<text:span text:style-name="T2"> </text:span>con<text:span text:style-name="T2"> </text:span>el<text:span text:style-name="T2"> </text:span>plazo<text:span text:style-name="T2"> </text:span>de<text:span text:style-name="T2"> </text:span>pago.<text:span text:style-name="T2"> </text:span></text:p>
        </text:list-item>
      </text:list>
      <text:p text:style-name="P169"><text:soft-page-break/></text:p>
      <text:list xml:id="list1177713516" text:continue-numbering="true" text:style-name="WW8Num12">
        <text:list-item>
          <text:p text:style-name="P49">Asimismo,<text:span text:style-name="T2"> </text:span>deberá<text:span text:style-name="T2"> </text:span>aportar,<text:span text:style-name="T2"> </text:span>a<text:span text:style-name="T2"> </text:span>solicitud<text:span text:style-name="T2"> </text:span>del<text:span text:style-name="T2"> </text:span>órgano<text:span text:style-name="T2"> </text:span>de<text:span text:style-name="T2"> </text:span>contratación,<text:span text:style-name="T2"> </text:span>justificante<text:span text:style-name="T2"> </text:span>de<text:span text:style-name="T2"> </text:span>cumplimiento<text:span text:style-name="T2"> </text:span>de<text:span text:style-name="T2"> </text:span>los<text:span text:style-name="T2"> </text:span>pagos<text:span text:style-name="T2"> </text:span>a<text:span text:style-name="T2"> </text:span>aquéllas<text:span text:style-name="T2"> </text:span>una<text:span text:style-name="T2"> </text:span>vez<text:span text:style-name="T2"> </text:span>terminada<text:span text:style-name="T2"> </text:span>la<text:span text:style-name="T2"> </text:span>prestación<text:span text:style-name="T2"> </text:span>dentro<text:span text:style-name="T2"> </text:span>de<text:span text:style-name="T2"> </text:span>los<text:span text:style-name="T2"> </text:span>plazos<text:span text:style-name="T2"> </text:span>de<text:span text:style-name="T2"> </text:span>pago<text:span text:style-name="T2"> </text:span>legalmente<text:span text:style-name="T2"> </text:span>establecidos<text:span text:style-name="T2"> </text:span>en<text:span text:style-name="T2"> </text:span>el<text:span text:style-name="T2"> </text:span>artículo<text:span text:style-name="T2"> </text:span>228<text:span text:style-name="T2"> </text:span>del<text:span text:style-name="T2"> </text:span>TRLCSP<text:span text:style-name="T2"> </text:span>y<text:span text:style-name="T2"> </text:span>en<text:span text:style-name="T2"> </text:span>el<text:span text:style-name="T2"> </text:span>artículo<text:span text:style-name="T2"> </text:span>4<text:span text:style-name="T2"> </text:span>de<text:span text:style-name="T2"> </text:span>la<text:span text:style-name="T2"> </text:span>Ley<text:span text:style-name="T2"> </text:span>3/2004,<text:span text:style-name="T2"> </text:span>de<text:span text:style-name="T2"> </text:span>29<text:span text:style-name="T2"> </text:span>de<text:span text:style-name="T2"> </text:span>diciembre,<text:span text:style-name="T2"> </text:span>en<text:span text:style-name="T2"> </text:span>lo<text:span text:style-name="T2"> </text:span>que<text:span text:style-name="T2"> </text:span>le<text:span text:style-name="T2"> </text:span>sea<text:span text:style-name="T2"> </text:span>de<text:span text:style-name="T2"> </text:span>aplicación.<text:span text:style-name="T2"> </text:span></text:p>
        </text:list-item>
      </text:list>
      <text:p text:style-name="P161"/>
      <text:p text:style-name="P161">14.<text:span text:style-name="T2"> </text:span>Obligaciones<text:span text:style-name="T2"> </text:span>laborales,<text:span text:style-name="T2"> </text:span>sociales<text:span text:style-name="T2"> </text:span>y<text:span text:style-name="T2"> </text:span>económicas<text:span text:style-name="T2"> </text:span>de<text:span text:style-name="T2"> </text:span>la<text:span text:style-name="T2"> </text:span>persona<text:span text:style-name="T2"> </text:span>contratista.</text:p>
      <text:p text:style-name="P169"/>
      <text:p text:style-name="P169">El<text:span text:style-name="T2"> </text:span>personal<text:span text:style-name="T2"> </text:span>adscrito<text:span text:style-name="T2"> </text:span>a<text:span text:style-name="T2"> </text:span>los<text:span text:style-name="T2"> </text:span>trabajos<text:span text:style-name="T2"> </text:span>dependerá<text:span text:style-name="T2"> </text:span>exclusivamente<text:span text:style-name="T2"> </text:span>de<text:span text:style-name="T2"> </text:span>la<text:span text:style-name="T2"> </text:span>persona<text:span text:style-name="T2"> </text:span>contratista,<text:span text:style-name="T2"> </text:span>quien<text:span text:style-name="T2"> </text:span>tendrá<text:span text:style-name="T2"> </text:span>todos<text:span text:style-name="T2"> </text:span>los<text:span text:style-name="T2"> </text:span>derechos<text:span text:style-name="T2"> </text:span>y<text:span text:style-name="T2"> </text:span>deberes<text:span text:style-name="T2"> </text:span>inherentes<text:span text:style-name="T2"> </text:span>a<text:span text:style-name="T2"> </text:span>su<text:span text:style-name="T2"> </text:span>calidad<text:span text:style-name="T2"> </text:span>de<text:span text:style-name="T2"> </text:span>persona<text:span text:style-name="T2"> </text:span>empresaria<text:span text:style-name="T2"> </text:span>respecto<text:span text:style-name="T2"> </text:span>del<text:span text:style-name="T2"> </text:span>mismo.</text:p>
      <text:p text:style-name="P169"/>
      <text:p text:style-name="P169">En<text:span text:style-name="T2"> </text:span>general,<text:span text:style-name="T2"> </text:span>la<text:span text:style-name="T2"> </text:span>persona<text:span text:style-name="T2"> </text:span>contratista<text:span text:style-name="T2"> </text:span>responderá<text:span text:style-name="T2"> </text:span>de<text:span text:style-name="T2"> </text:span>cuantas<text:span text:style-name="T2"> </text:span>obligaciones<text:span text:style-name="T2"> </text:span>le<text:span text:style-name="T2"> </text:span>vienen<text:span text:style-name="T2"> </text:span>impuestas<text:span text:style-name="T2"> </text:span>en<text:span text:style-name="T2"> </text:span>su<text:span text:style-name="T2"> </text:span>carácter<text:span text:style-name="T2"> </text:span>de<text:span text:style-name="T2"> </text:span>empleadora,<text:span text:style-name="T2"> </text:span>así<text:span text:style-name="T2"> </text:span>como<text:span text:style-name="T2"> </text:span>del<text:span text:style-name="T2"> </text:span>cumplimiento<text:span text:style-name="T2"> </text:span>de<text:span text:style-name="T2"> </text:span>cuantas<text:span text:style-name="T2"> </text:span>normas<text:span text:style-name="T2"> </text:span>regulan<text:span text:style-name="T2"> </text:span>y<text:span text:style-name="T2"> </text:span>desarrollan<text:span text:style-name="T2"> </text:span>la<text:span text:style-name="T2"> </text:span>relación<text:span text:style-name="T2"> </text:span>laboral<text:span text:style-name="T2"> </text:span>o<text:span text:style-name="T2"> </text:span>de<text:span text:style-name="T2"> </text:span>otro<text:span text:style-name="T2"> </text:span>tipo,<text:span text:style-name="T2"> </text:span>existente<text:span text:style-name="T2"> </text:span>entre<text:span text:style-name="T2"> </text:span>aquella<text:span text:style-name="T2"> </text:span>o<text:span text:style-name="T2"> </text:span>entre<text:span text:style-name="T2"> </text:span>sus<text:span text:style-name="T2"> </text:span>subcontratistas<text:span text:style-name="T2"> </text:span>y<text:span text:style-name="T2"> </text:span>las<text:span text:style-name="T2"> </text:span>personas<text:span text:style-name="T2"> </text:span>trabajadoras<text:span text:style-name="T2"> </text:span>de<text:span text:style-name="T2"> </text:span>una<text:span text:style-name="T2"> </text:span>y<text:span text:style-name="T2"> </text:span>otra,<text:span text:style-name="T2"> </text:span>sin<text:span text:style-name="T2"> </text:span>que<text:span text:style-name="T2"> </text:span>pueda<text:span text:style-name="T2"> </text:span>repercutir<text:span text:style-name="T2"> </text:span>contra<text:span text:style-name="T2"> </text:span>la<text:span text:style-name="T2"> </text:span>Administración<text:span text:style-name="T2"> </text:span>ninguna<text:span text:style-name="T2"> </text:span>multa,<text:span text:style-name="T2"> </text:span>sanción<text:span text:style-name="T2"> </text:span>o<text:span text:style-name="T2"> </text:span>cualquier<text:span text:style-name="T2"> </text:span>tipo<text:span text:style-name="T2"> </text:span>de<text:span text:style-name="T2"> </text:span>responsabilidad<text:span text:style-name="T2"> </text:span>que<text:span text:style-name="T2"> </text:span>por<text:span text:style-name="T2"> </text:span>incumplimiento<text:span text:style-name="T2"> </text:span>de<text:span text:style-name="T2"> </text:span>alguna<text:span text:style-name="T2"> </text:span>de<text:span text:style-name="T2"> </text:span>ellas,<text:span text:style-name="T2"> </text:span>pudieran<text:span text:style-name="T2"> </text:span>imponerle<text:span text:style-name="T2"> </text:span>los<text:span text:style-name="T2"> </text:span>Organismos<text:span text:style-name="T2"> </text:span>competentes.</text:p>
      <text:p text:style-name="P169"/>
      <text:p text:style-name="P176">Asimismo<text:span text:style-name="T2"> </text:span>estará<text:span text:style-name="T2"> </text:span>obligada<text:span text:style-name="T2"> </text:span>a<text:span text:style-name="T2"> </text:span>observar<text:span text:style-name="T2"> </text:span>el<text:span text:style-name="T2"> </text:span>cumplimiento<text:span text:style-name="T2"> </text:span>de<text:span text:style-name="T2"> </text:span>lo<text:span text:style-name="T2"> </text:span>preceptuado<text:span text:style-name="T2"> </text:span>en<text:span text:style-name="T2"> </text:span>el<text:span text:style-name="T2"> </text:span>Decreto<text:span text:style-name="T2"> </text:span>293/2009,<text:span text:style-name="T2"> </text:span>de<text:span text:style-name="T2"> </text:span>7<text:span text:style-name="T2"> </text:span>de<text:span text:style-name="T2"> </text:span>julio,<text:span text:style-name="T2"> </text:span>por<text:span text:style-name="T2"> </text:span>el<text:span text:style-name="T2"> </text:span>que<text:span text:style-name="T2"> </text:span>se<text:span text:style-name="T2"> </text:span>aprueba<text:span text:style-name="T2"> </text:span>el<text:span text:style-name="T2"> </text:span>reglamento<text:span text:style-name="T2"> </text:span>que<text:span text:style-name="T2"> </text:span>regula<text:span text:style-name="T2"> </text:span>las<text:span text:style-name="T2"> </text:span>normas<text:span text:style-name="T2"> </text:span>para<text:span text:style-name="T2"> </text:span>la<text:span text:style-name="T2"> </text:span>accesibilidad<text:span text:style-name="T2"> </text:span>en<text:span text:style-name="T2"> </text:span>las<text:span text:style-name="T2"> </text:span>infraestructuras,<text:span text:style-name="T2"> </text:span>el<text:span text:style-name="T2"> </text:span>urbanismo,<text:span text:style-name="T2"> </text:span>la<text:span text:style-name="T2"> </text:span>edificación<text:span text:style-name="T2"> </text:span>y<text:span text:style-name="T2"> </text:span>el<text:span text:style-name="T2"> </text:span>transporte<text:span text:style-name="T2"> </text:span>en<text:span text:style-name="T2"> </text:span>Andalucía.</text:p>
      <text:p text:style-name="P169"/>
      <text:p text:style-name="P169">En<text:span text:style-name="T2"> </text:span>cualquier<text:span text:style-name="T2"> </text:span>caso,<text:span text:style-name="T2"> </text:span>la<text:span text:style-name="T2"> </text:span>persona<text:span text:style-name="T2"> </text:span>contratista,<text:span text:style-name="T2"> </text:span>indemnizará<text:span text:style-name="T2"> </text:span>a<text:span text:style-name="T2"> </text:span>la<text:span text:style-name="T2"> </text:span>Administración<text:span text:style-name="T2"> </text:span>de<text:span text:style-name="T2"> </text:span>toda<text:span text:style-name="T2"> </text:span>cantidad<text:span text:style-name="T2"> </text:span>que<text:span text:style-name="T2"> </text:span>se<text:span text:style-name="T2"> </text:span>viese<text:span text:style-name="T2"> </text:span>obligada<text:span text:style-name="T2"> </text:span>a<text:span text:style-name="T2"> </text:span>pagar<text:span text:style-name="T2"> </text:span>por<text:span text:style-name="T2"> </text:span>incumplimiento<text:span text:style-name="T2"> </text:span>de<text:span text:style-name="T2"> </text:span>las<text:span text:style-name="T2"> </text:span>obligaciones<text:span text:style-name="T2"> </text:span>establecidas<text:span text:style-name="T2"> </text:span>en<text:span text:style-name="T2"> </text:span>este<text:span text:style-name="T2"> </text:span>pliego,<text:span text:style-name="T2"> </text:span>aunque<text:span text:style-name="T2"> </text:span>ello<text:span text:style-name="T2"> </text:span>le<text:span text:style-name="T2"> </text:span>venga<text:span text:style-name="T2"> </text:span>impuesto<text:span text:style-name="T2"> </text:span>por<text:span text:style-name="T2"> </text:span>resolución<text:span text:style-name="T2"> </text:span>judicial<text:span text:style-name="T2"> </text:span>o<text:span text:style-name="T2"> </text:span>administrativa.</text:p>
      <text:p text:style-name="P169"/>
      <text:p text:style-name="P169">Corresponderá<text:span text:style-name="T2"> </text:span>y<text:span text:style-name="T2"> </text:span>será<text:span text:style-name="T2"> </text:span>a<text:span text:style-name="T2"> </text:span>cargo<text:span text:style-name="T2"> </text:span>de<text:span text:style-name="T2"> </text:span>la<text:span text:style-name="T2"> </text:span>persona<text:span text:style-name="T2"> </text:span>contratista:<text:span text:style-name="T2"> </text:span></text:p>
      <text:p text:style-name="P169"/>
      <text:p text:style-name="P169">a)<text:span text:style-name="T2"> </text:span>La<text:span text:style-name="T2"> </text:span>obtención<text:span text:style-name="T2"> </text:span>de<text:span text:style-name="T2"> </text:span>las<text:span text:style-name="T2"> </text:span>autorizaciones<text:span text:style-name="T2"> </text:span>y<text:span text:style-name="T2"> </text:span>licencias,<text:span text:style-name="T2"> </text:span>documentos<text:span text:style-name="T2"> </text:span>o<text:span text:style-name="T2"> </text:span>cualquier<text:span text:style-name="T2"> </text:span>información,<text:span text:style-name="T2"> </text:span>tanto<text:span text:style-name="T2"> </text:span>oficiales<text:span text:style-name="T2"> </text:span>como<text:span text:style-name="T2"> </text:span>particulares,<text:span text:style-name="T2"> </text:span>que<text:span text:style-name="T2"> </text:span>se<text:span text:style-name="T2"> </text:span>requieran<text:span text:style-name="T2"> </text:span>para<text:span text:style-name="T2"> </text:span>la<text:span text:style-name="T2"> </text:span>realización<text:span text:style-name="T2"> </text:span>del<text:span text:style-name="T2"> </text:span>servicio<text:span text:style-name="T2"> </text:span>contratado.</text:p>
      <text:p text:style-name="P169"/>
      <text:p text:style-name="P169">b)<text:span text:style-name="T2"> </text:span>Los<text:span text:style-name="T2"> </text:span>gastos<text:span text:style-name="T2"> </text:span>de<text:span text:style-name="T2"> </text:span>comprobación<text:span text:style-name="T2"> </text:span>de<text:span text:style-name="T2"> </text:span>materiales,<text:span text:style-name="T2"> </text:span>vigilancia<text:span text:style-name="T2"> </text:span>del<text:span text:style-name="T2"> </text:span>proceso<text:span text:style-name="T2"> </text:span>de<text:span text:style-name="T2"> </text:span>ejecución<text:span text:style-name="T2"> </text:span>y<text:span text:style-name="T2"> </text:span>posterior<text:span text:style-name="T2"> </text:span>asistencia<text:span text:style-name="T2"> </text:span>durante<text:span text:style-name="T2"> </text:span>el<text:span text:style-name="T2"> </text:span>plazo<text:span text:style-name="T2"> </text:span>de<text:span text:style-name="T2"> </text:span>garantía.</text:p>
      <text:p text:style-name="P169"/>
      <text:p text:style-name="P169">c)<text:span text:style-name="T2"> </text:span>Las<text:span text:style-name="T2"> </text:span>pruebas,<text:span text:style-name="T2"> </text:span>ensayos<text:span text:style-name="T2"> </text:span>o<text:span text:style-name="T2"> </text:span>informes<text:span text:style-name="T2"> </text:span>necesarios<text:span text:style-name="T2"> </text:span>para<text:span text:style-name="T2"> </text:span>verificar<text:span text:style-name="T2"> </text:span>la<text:span text:style-name="T2"> </text:span>correcta<text:span text:style-name="T2"> </text:span>ejecución<text:span text:style-name="T2"> </text:span>del<text:span text:style-name="T2"> </text:span>servicio<text:span text:style-name="T2"> </text:span>contratado,<text:span text:style-name="T2"> </text:span>con<text:span text:style-name="T2"> </text:span>el<text:span text:style-name="T2"> </text:span>límite<text:span text:style-name="T2"> </text:span>del<text:span text:style-name="T2"> </text:span>1%<text:span text:style-name="T2"> </text:span>del<text:span text:style-name="T2"> </text:span>precio<text:span text:style-name="T2"> </text:span>total<text:span text:style-name="T2"> </text:span>del<text:span text:style-name="T2"> </text:span>contrato.</text:p>
      <text:p text:style-name="P169"/>
      <text:p text:style-name="P169">d)<text:span text:style-name="T2"> </text:span>La<text:span text:style-name="T2"> </text:span>indemnización<text:span text:style-name="T2"> </text:span>de<text:span text:style-name="T2"> </text:span>los<text:span text:style-name="T2"> </text:span>daños<text:span text:style-name="T2"> </text:span>que<text:span text:style-name="T2"> </text:span>se<text:span text:style-name="T2"> </text:span>causen<text:span text:style-name="T2"> </text:span>tanto<text:span text:style-name="T2"> </text:span>a<text:span text:style-name="T2"> </text:span>la<text:span text:style-name="T2"> </text:span>Administración<text:span text:style-name="T2"> </text:span>como<text:span text:style-name="T2"> </text:span>a<text:span text:style-name="T2"> </text:span>terceras<text:span text:style-name="T2"> </text:span>personas,<text:span text:style-name="T2"> </text:span>como<text:span text:style-name="T2"> </text:span>consecuencia<text:span text:style-name="T2"> </text:span>de<text:span text:style-name="T2"> </text:span>las<text:span text:style-name="T2"> </text:span>operaciones<text:span text:style-name="T2"> </text:span>que<text:span text:style-name="T2"> </text:span>requiera<text:span text:style-name="T2"> </text:span>la<text:span text:style-name="T2"> </text:span>ejecución<text:span text:style-name="T2"> </text:span>del<text:span text:style-name="T2"> </text:span>servicio,<text:span text:style-name="T2"> </text:span>salvo<text:span text:style-name="T2"> </text:span>cuando<text:span text:style-name="T2"> </text:span>tales<text:span text:style-name="T2"> </text:span>perjuicios<text:span text:style-name="T2"> </text:span>hayan<text:span text:style-name="T2"> </text:span>sido<text:span text:style-name="T2"> </text:span>ocasionados<text:span text:style-name="T2"> </text:span>por<text:span text:style-name="T2"> </text:span>una<text:span text:style-name="T2"> </text:span>orden<text:span text:style-name="T2"> </text:span>inmediata<text:span text:style-name="T2"> </text:span>y<text:span text:style-name="T2"> </text:span>directa<text:span text:style-name="T2"> </text:span>de<text:span text:style-name="T2"> </text:span>la<text:span text:style-name="T2"> </text:span>Administración.</text:p>
      <text:p text:style-name="P175"/>
      <text:p text:style-name="P161">15.<text:span text:style-name="T2"> </text:span>Seguros.</text:p>
      <text:p text:style-name="P161"/>
      <text:p text:style-name="P169">La<text:span text:style-name="T2"> </text:span>persona<text:span text:style-name="T2"> </text:span>contratista<text:span text:style-name="T2"> </text:span>deberá<text:span text:style-name="T2"> </text:span>tener<text:span text:style-name="T2"> </text:span>suscritos<text:span text:style-name="T2"> </text:span>los<text:span text:style-name="T2"> </text:span>seguros<text:span text:style-name="T2"> </text:span>obligatorios,<text:span text:style-name="T2"> </text:span>así<text:span text:style-name="T2"> </text:span>como<text:span text:style-name="T2"> </text:span>un<text:span text:style-name="T2"> </text:span>seguro<text:span text:style-name="T2"> </text:span>que<text:span text:style-name="T2"> </text:span>cubra<text:span text:style-name="T2"> </text:span>las<text:span text:style-name="T2"> </text:span>responsabilidades<text:span text:style-name="T2"> </text:span>que<text:span text:style-name="T2"> </text:span>se<text:span text:style-name="T2"> </text:span>deriven<text:span text:style-name="T2"> </text:span>de<text:span text:style-name="T2"> </text:span>la<text:span text:style-name="T2"> </text:span>ejecución<text:span text:style-name="T2"> </text:span>del<text:span text:style-name="T2"> </text:span>contrato,<text:span text:style-name="T2"> </text:span>en<text:span text:style-name="T2"> </text:span>los<text:span text:style-name="T2"> </text:span>términos<text:span text:style-name="T2"> </text:span>que,<text:span text:style-name="T2"> </text:span>en<text:span text:style-name="T2"> </text:span>su<text:span text:style-name="T2"> </text:span>caso,<text:span text:style-name="T2"> </text:span>se<text:span text:style-name="T2"> </text:span>indique<text:span text:style-name="T2"> </text:span>en<text:span text:style-name="T2"> </text:span>el<text:span text:style-name="T2"> </text:span>Pliego<text:span text:style-name="T2"> </text:span>de<text:span text:style-name="T2"> </text:span>Prescripciones<text:span text:style-name="T2"> </text:span>Técnicas<text:span text:style-name="T2"> </text:span>Particulares.</text:p>
      <text:p text:style-name="P161"/>
      <text:p text:style-name="P161">16.<text:span text:style-name="T2"> </text:span>Plazos<text:span text:style-name="T2"> </text:span>y<text:span text:style-name="T2"> </text:span>penalidades.</text:p>
      <text:p text:style-name="P161"/>
      <text:p text:style-name="P169">La<text:span text:style-name="T2"> </text:span>persona<text:span text:style-name="T2"> </text:span>contratista<text:span text:style-name="T2"> </text:span>queda<text:span text:style-name="T2"> </text:span>obligada<text:span text:style-name="T2"> </text:span>al<text:span text:style-name="T2"> </text:span>cumplimiento<text:span text:style-name="T2"> </text:span>del<text:span text:style-name="T2"> </text:span>contrato<text:span text:style-name="T2"> </text:span>dentro<text:span text:style-name="T2"> </text:span>del<text:span text:style-name="T2"> </text:span>plazo<text:span text:style-name="T2"> </text:span>total<text:span text:style-name="T2"> </text:span>fijado<text:span text:style-name="T2"> </text:span>para<text:span text:style-name="T2"> </text:span>su<text:span text:style-name="T2"> </text:span>realización<text:span text:style-name="T2"> </text:span>en<text:span text:style-name="T2"> </text:span>el<text:span text:style-name="T2"> </text:span>anexo<text:span text:style-name="T2"> </text:span>I-A,<text:span text:style-name="T2"> </text:span>así<text:span text:style-name="T2"> </text:span>como<text:span text:style-name="T2"> </text:span>de<text:span text:style-name="T2"> </text:span>los<text:span text:style-name="T2"> </text:span>plazos<text:span text:style-name="T2"> </text:span>parciales<text:span text:style-name="T2"> </text:span>señalados<text:span text:style-name="T2"> </text:span>en<text:span text:style-name="T2"> </text:span>el<text:span text:style-name="T2"> </text:span>citado<text:span text:style-name="T2"> </text:span>anexo.</text:p>
      <text:p text:style-name="P169"/>
      <text:p text:style-name="P177"><text:span text:style-name="T4">La</text:span><text:span text:style-name="T70"> </text:span><text:span text:style-name="T4">constitución</text:span><text:span text:style-name="T70"> </text:span><text:span text:style-name="T4">en</text:span><text:span text:style-name="T70"> </text:span><text:span text:style-name="T4">mora</text:span><text:span text:style-name="T70"> </text:span><text:span text:style-name="T4">por</text:span><text:span text:style-name="T70"> </text:span><text:span text:style-name="T4">la</text:span><text:span text:style-name="T70"> </text:span><text:span text:style-name="T4">persona</text:span><text:span text:style-name="T70"> </text:span><text:span text:style-name="T4">contratista</text:span><text:span text:style-name="T70"> </text:span><text:span text:style-name="T4">no</text:span><text:span text:style-name="T70"> </text:span><text:span text:style-name="T4">precisará</text:span><text:span text:style-name="T70"> </text:span><text:span text:style-name="T4">intimación</text:span><text:span text:style-name="T70"> </text:span><text:span text:style-name="T4">previa</text:span><text:span text:style-name="T70"> </text:span><text:span text:style-name="T4">por</text:span><text:span text:style-name="T70"> </text:span><text:span text:style-name="T4">parte</text:span><text:span text:style-name="T70"> </text:span><text:span text:style-name="T4">de</text:span><text:span text:style-name="T70"> </text:span><text:span text:style-name="T4">la</text:span><text:span text:style-name="T70"> </text:span><text:span text:style-name="T4">Administración.</text:span><text:span text:style-name="T78"> </text:span><text:span text:style-name="T77">La</text:span><text:span text:style-name="T78"> </text:span><text:span text:style-name="T77">imposición</text:span><text:span text:style-name="T78"> </text:span><text:span text:style-name="T77">de</text:span><text:span text:style-name="T78"> </text:span><text:span text:style-name="T77">penalidades</text:span><text:span text:style-name="T78"> </text:span><text:span text:style-name="T77">consecuentes</text:span><text:span text:style-name="T78"> </text:span><text:span text:style-name="T77">con</text:span><text:span text:style-name="T78"> </text:span><text:span text:style-name="T77">dicho</text:span><text:span text:style-name="T78"> </text:span><text:span text:style-name="T77">retraso</text:span><text:span text:style-name="T78"> </text:span><text:span text:style-name="T77">se</text:span><text:span text:style-name="T78"> </text:span><text:span text:style-name="T77">aplicará</text:span><text:span text:style-name="T78"> </text:span><text:span text:style-name="T77">automáticamente</text:span><text:span text:style-name="T78"> </text:span><text:span text:style-name="T77">por</text:span><text:span text:style-name="T78"> </text:span><text:soft-page-break/><text:span text:style-name="T77">el</text:span><text:span text:style-name="T78"> </text:span><text:span text:style-name="T77">órgano</text:span><text:span text:style-name="T78"> </text:span><text:span text:style-name="T77">de</text:span><text:span text:style-name="T78"> </text:span><text:span text:style-name="T77">contratación.</text:span></text:p>
      <text:p text:style-name="P169"/>
      <text:p text:style-name="P177"><text:span text:style-name="T4">Si</text:span><text:span text:style-name="T70"> </text:span><text:span text:style-name="T4">llegado</text:span><text:span text:style-name="T70"> </text:span><text:span text:style-name="T4">al</text:span><text:span text:style-name="T70"> </text:span><text:span text:style-name="T4">término</text:span><text:span text:style-name="T70"> </text:span><text:span text:style-name="T4">de</text:span><text:span text:style-name="T70"> </text:span><text:span text:style-name="T4">cualquiera</text:span><text:span text:style-name="T70"> </text:span><text:span text:style-name="T4">de</text:span><text:span text:style-name="T70"> </text:span><text:span text:style-name="T4">los</text:span><text:span text:style-name="T70"> </text:span><text:span text:style-name="T4">plazos</text:span><text:span text:style-name="T70"> </text:span><text:span text:style-name="T4">parciales</text:span><text:span text:style-name="T70"> </text:span><text:span text:style-name="T4">o</text:span><text:span text:style-name="T70"> </text:span><text:span text:style-name="T4">del</text:span><text:span text:style-name="T70"> </text:span><text:span text:style-name="T4">final,</text:span><text:span text:style-name="T70"> </text:span><text:span text:style-name="T4">la</text:span><text:span text:style-name="T70"> </text:span><text:span text:style-name="T4">persona</text:span><text:span text:style-name="T70"> </text:span><text:span text:style-name="T4">contratista</text:span><text:span text:style-name="T70"> </text:span><text:span text:style-name="T4">hubiera</text:span><text:span text:style-name="T70"> </text:span><text:span text:style-name="T4">incurrido</text:span><text:span text:style-name="T70"> </text:span><text:span text:style-name="T4">en</text:span><text:span text:style-name="T70"> </text:span><text:span text:style-name="T4">mora</text:span><text:span text:style-name="T70"> </text:span><text:span text:style-name="T4">por</text:span><text:span text:style-name="T70"> </text:span><text:span text:style-name="T4">causas</text:span><text:span text:style-name="T70"> </text:span><text:span text:style-name="T4">imputables</text:span><text:span text:style-name="T70"> </text:span><text:span text:style-name="T4">al</text:span><text:span text:style-name="T70"> </text:span><text:span text:style-name="T4">mismo,</text:span><text:span text:style-name="T70"> </text:span><text:span text:style-name="T4">la</text:span><text:span text:style-name="T70"> </text:span><text:span text:style-name="T4">Administración</text:span><text:span text:style-name="T70"> </text:span><text:span text:style-name="T4">podrá</text:span><text:span text:style-name="T70"> </text:span><text:span text:style-name="T4">optar</text:span><text:span text:style-name="T70"> </text:span><text:span text:style-name="T4">indistintamente,</text:span><text:span text:style-name="T70"> </text:span><text:span text:style-name="T4">en</text:span><text:span text:style-name="T70"> </text:span><text:span text:style-name="T4">la</text:span><text:span text:style-name="T70"> </text:span><text:span text:style-name="T4">forma</text:span><text:span text:style-name="T70"> </text:span><text:span text:style-name="T4">y</text:span><text:span text:style-name="T70"> </text:span><text:span text:style-name="T4">condiciones</text:span><text:span text:style-name="T70"> </text:span><text:span text:style-name="T4">establecidas</text:span><text:span text:style-name="T70"> </text:span><text:span text:style-name="T4">en</text:span><text:span text:style-name="T70"> </text:span><text:span text:style-name="T4">el</text:span><text:span text:style-name="T70"> </text:span><text:span text:style-name="T4">artículo</text:span><text:span text:style-name="T70"> </text:span><text:span text:style-name="T77">212</text:span><text:span text:style-name="T78"> </text:span><text:span text:style-name="T77">del</text:span><text:span text:style-name="T78"> </text:span><text:span text:style-name="T77">TRLCSP</text:span><text:span text:style-name="T4">,</text:span><text:span text:style-name="T70"> </text:span><text:span text:style-name="T4">por</text:span><text:span text:style-name="T70"> </text:span><text:span text:style-name="T4">la</text:span><text:span text:style-name="T70"> </text:span><text:span text:style-name="T4">resolución</text:span><text:span text:style-name="T70"> </text:span><text:span text:style-name="T4">del</text:span><text:span text:style-name="T70"> </text:span><text:span text:style-name="T4">contrato</text:span><text:span text:style-name="T70"> </text:span><text:span text:style-name="T4">con</text:span><text:span text:style-name="T70"> </text:span><text:span text:style-name="T4">pérdida</text:span><text:span text:style-name="T70"> </text:span><text:span text:style-name="T4">de</text:span><text:span text:style-name="T70"> </text:span><text:span text:style-name="T4">garantía</text:span><text:span text:style-name="T70"> </text:span><text:span text:style-name="T4">definitiva</text:span><text:span text:style-name="T70"> </text:span><text:span text:style-name="T4">o</text:span><text:span text:style-name="T70"> </text:span><text:span text:style-name="T4">por</text:span><text:span text:style-name="T70"> </text:span><text:span text:style-name="T4">la</text:span><text:span text:style-name="T70"> </text:span><text:span text:style-name="T4">imposición</text:span><text:span text:style-name="T70"> </text:span><text:span text:style-name="T4">de</text:span><text:span text:style-name="T70"> </text:span><text:span text:style-name="T4">las</text:span><text:span text:style-name="T70"> </text:span><text:span text:style-name="T4">penalidades</text:span><text:span text:style-name="T70"> </text:span><text:span text:style-name="T4">establecidas</text:span><text:span text:style-name="T70"> </text:span><text:span text:style-name="T4">en</text:span><text:span text:style-name="T70"> </text:span><text:span text:style-name="T4">el</text:span><text:span text:style-name="T70"> </text:span><text:span text:style-name="T4">citado</text:span><text:span text:style-name="T70"> </text:span><text:span text:style-name="T4">artículo.</text:span></text:p>
      <text:p text:style-name="P169"/>
      <text:p text:style-name="P177"><text:span text:style-name="T4">En</text:span><text:span text:style-name="T70"> </text:span><text:span text:style-name="T4">el</text:span><text:span text:style-name="T70"> </text:span><text:span text:style-name="T4">caso</text:span><text:span text:style-name="T70"> </text:span><text:span text:style-name="T4">de</text:span><text:span text:style-name="T70"> </text:span><text:span text:style-name="T4">que</text:span><text:span text:style-name="T70"> </text:span><text:span text:style-name="T4">el</text:span><text:span text:style-name="T70"> </text:span><text:span text:style-name="T4">contrato</text:span><text:span text:style-name="T70"> </text:span><text:span text:style-name="T4">incluyera</text:span><text:span text:style-name="T70"> </text:span><text:span text:style-name="T4">cláusulas</text:span><text:span text:style-name="T70"> </text:span><text:span text:style-name="T4">de</text:span><text:span text:style-name="T70"> </text:span><text:span text:style-name="T4">revisión</text:span><text:span text:style-name="T70"> </text:span><text:span text:style-name="T4">de</text:span><text:span text:style-name="T70"> </text:span><text:span text:style-name="T4">precios</text:span><text:span text:style-name="T70"> </text:span><text:span text:style-name="T4">y</text:span><text:span text:style-name="T70"> </text:span><text:span text:style-name="T4">el</text:span><text:span text:style-name="T70"> </text:span><text:span text:style-name="T4">incumplimiento</text:span><text:span text:style-name="T70"> </text:span><text:span text:style-name="T4">del</text:span><text:span text:style-name="T70"> </text:span><text:span text:style-name="T4">plazo</text:span><text:span text:style-name="T70"> </text:span><text:span text:style-name="T4">fuera</text:span><text:span text:style-name="T70"> </text:span><text:span text:style-name="T4">imputable</text:span><text:span text:style-name="T70"> </text:span><text:span text:style-name="T4">a</text:span><text:span text:style-name="T70"> </text:span><text:span text:style-name="T4">la</text:span><text:span text:style-name="T70"> </text:span><text:span text:style-name="T4">persona</text:span><text:span text:style-name="T70"> </text:span><text:span text:style-name="T4">contratista,</text:span><text:span text:style-name="T70"> </text:span><text:span text:style-name="T4">se</text:span><text:span text:style-name="T70"> </text:span><text:span text:style-name="T4">procederá</text:span><text:span text:style-name="T70"> </text:span><text:span text:style-name="T4">en</text:span><text:span text:style-name="T70"> </text:span><text:span text:style-name="T4">la</text:span><text:span text:style-name="T70"> </text:span><text:span text:style-name="T4">forma</text:span><text:span text:style-name="T70"> </text:span><text:span text:style-name="T4">y</text:span><text:span text:style-name="T70"> </text:span><text:span text:style-name="T4">en</text:span><text:span text:style-name="T70"> </text:span><text:span text:style-name="T4">los</text:span><text:span text:style-name="T70"> </text:span><text:span text:style-name="T4">términos</text:span><text:span text:style-name="T70"> </text:span><text:span text:style-name="T4">previstos</text:span><text:span text:style-name="T70"> </text:span><text:span text:style-name="T4">en</text:span><text:span text:style-name="T70"> </text:span><text:span text:style-name="T4">el</text:span><text:span text:style-name="T70"> </text:span><text:span text:style-name="T4">artículo</text:span><text:span text:style-name="T70"> </text:span><text:span text:style-name="T77">93</text:span><text:span text:style-name="T78"> </text:span><text:span text:style-name="T77">del</text:span><text:span text:style-name="T78"> </text:span><text:span text:style-name="T77">TRLCSP.</text:span></text:p>
      <text:p text:style-name="P169"/>
      <text:p text:style-name="P169">El<text:span text:style-name="T2"> </text:span>importe<text:span text:style-name="T2"> </text:span>de<text:span text:style-name="T2"> </text:span>las<text:span text:style-name="T2"> </text:span>penalidades<text:span text:style-name="T2"> </text:span>no<text:span text:style-name="T2"> </text:span>excluye<text:span text:style-name="T2"> </text:span>la<text:span text:style-name="T2"> </text:span>indemnización<text:span text:style-name="T2"> </text:span>a<text:span text:style-name="T2"> </text:span>que<text:span text:style-name="T2"> </text:span>pudiese<text:span text:style-name="T2"> </text:span>tener<text:span text:style-name="T2"> </text:span>derecho<text:span text:style-name="T2"> </text:span>la<text:span text:style-name="T2"> </text:span>Administración<text:span text:style-name="T2"> </text:span>por<text:span text:style-name="T2"> </text:span>daños<text:span text:style-name="T2"> </text:span>y<text:span text:style-name="T2"> </text:span>perjuicios<text:span text:style-name="T2"> </text:span>originados<text:span text:style-name="T2"> </text:span>por<text:span text:style-name="T2"> </text:span>la<text:span text:style-name="T2"> </text:span>demora<text:span text:style-name="T2"> </text:span>de<text:span text:style-name="T2"> </text:span>la<text:span text:style-name="T2"> </text:span>persona<text:span text:style-name="T2"> </text:span>contratista.</text:p>
      <text:p text:style-name="P169"/>
      <text:p text:style-name="P177"><text:span text:style-name="T4">Si</text:span><text:span text:style-name="T70"> </text:span><text:span text:style-name="T4">el</text:span><text:span text:style-name="T70"> </text:span><text:span text:style-name="T4">retraso</text:span><text:span text:style-name="T70"> </text:span><text:span text:style-name="T4">fuera</text:span><text:span text:style-name="T70"> </text:span><text:span text:style-name="T4">por</text:span><text:span text:style-name="T70"> </text:span><text:span text:style-name="T4">motivos</text:span><text:span text:style-name="T70"> </text:span><text:span text:style-name="T4">no</text:span><text:span text:style-name="T70"> </text:span><text:span text:style-name="T4">imputables</text:span><text:span text:style-name="T70"> </text:span><text:span text:style-name="T4">a</text:span><text:span text:style-name="T70"> </text:span><text:span text:style-name="T4">la</text:span><text:span text:style-name="T70"> </text:span><text:span text:style-name="T4">persona</text:span><text:span text:style-name="T70"> </text:span><text:span text:style-name="T4">contratista</text:span><text:span text:style-name="T70"> </text:span><text:span text:style-name="T4">se</text:span><text:span text:style-name="T70"> </text:span><text:span text:style-name="T4">estará</text:span><text:span text:style-name="T70"> </text:span><text:span text:style-name="T4">a</text:span><text:span text:style-name="T70"> </text:span><text:span text:style-name="T4">lo</text:span><text:span text:style-name="T70"> </text:span><text:span text:style-name="T4">dispuesto</text:span><text:span text:style-name="T70"> </text:span><text:span text:style-name="T4">en</text:span><text:span text:style-name="T70"> </text:span><text:span text:style-name="T4">el</text:span><text:span text:style-name="T70"> </text:span><text:span text:style-name="T4">artículo</text:span><text:span text:style-name="T70"> </text:span><text:span text:style-name="T77">213.2</text:span><text:span text:style-name="T78"> </text:span><text:span text:style-name="T77">del</text:span><text:span text:style-name="T78"> </text:span><text:span text:style-name="T77">TRLCSP.</text:span></text:p>
      <text:p text:style-name="P176"/>
      <text:p text:style-name="P177"><text:span text:style-name="T4">El</text:span><text:span text:style-name="T70"> </text:span><text:span text:style-name="T4">anexo</text:span><text:span text:style-name="T70"> </text:span><text:span text:style-name="T4">I-A</text:span><text:span text:style-name="T70"> </text:span><text:span text:style-name="T4">podrá</text:span><text:span text:style-name="T70"> </text:span><text:span text:style-name="T4">incluir</text:span><text:span text:style-name="T70"> </text:span><text:span text:style-name="T4">penalidades</text:span><text:span text:style-name="T70"> </text:span><text:span text:style-name="T4">para</text:span><text:span text:style-name="T70"> </text:span><text:span text:style-name="T4">el</text:span><text:span text:style-name="T70"> </text:span><text:span text:style-name="T4">caso</text:span><text:span text:style-name="T70"> </text:span><text:span text:style-name="T4">de</text:span><text:span text:style-name="T70"> </text:span><text:span text:style-name="T4">cumplimiento</text:span><text:span text:style-name="T70"> </text:span><text:span text:style-name="T4">defectuoso</text:span><text:span text:style-name="T70"> </text:span><text:span text:style-name="T4">de</text:span><text:span text:style-name="T70"> </text:span><text:span text:style-name="T4">la</text:span><text:span text:style-name="T70"> </text:span><text:span text:style-name="T4">prestación</text:span><text:span text:style-name="T70"> </text:span><text:span text:style-name="T4">objeto</text:span><text:span text:style-name="T70"> </text:span><text:span text:style-name="T4">del</text:span><text:span text:style-name="T70"> </text:span><text:span text:style-name="T4">mismo</text:span><text:span text:style-name="T70"> </text:span><text:span text:style-name="T4">o</text:span><text:span text:style-name="T70"> </text:span><text:span text:style-name="T4">para</text:span><text:span text:style-name="T70"> </text:span><text:span text:style-name="T4">el</text:span><text:span text:style-name="T70"> </text:span><text:span text:style-name="T4">supuesto</text:span><text:span text:style-name="T70"> </text:span><text:span text:style-name="T4">de</text:span><text:span text:style-name="T70"> </text:span><text:span text:style-name="T4">incumplimiento</text:span><text:span text:style-name="T70"> </text:span><text:span text:style-name="T4">de</text:span><text:span text:style-name="T70"> </text:span><text:span text:style-name="T4">los</text:span><text:span text:style-name="T70"> </text:span><text:span text:style-name="T4">compromisos</text:span><text:span text:style-name="T70"> </text:span><text:span text:style-name="T4">o</text:span><text:span text:style-name="T70"> </text:span><text:span text:style-name="T4">de</text:span><text:span text:style-name="T70"> </text:span><text:span text:style-name="T4">las</text:span><text:span text:style-name="T70"> </text:span><text:span text:style-name="T4">obligaciones</text:span><text:span text:style-name="T70"> </text:span><text:span text:style-name="T4">esenciales</text:span><text:span text:style-name="T70"> </text:span><text:span text:style-name="T4">de</text:span><text:span text:style-name="T70"> </text:span><text:span text:style-name="T4">ejecución</text:span><text:span text:style-name="T70"> </text:span><text:span text:style-name="T4">del</text:span><text:span text:style-name="T70"> </text:span><text:span text:style-name="T4">contrato</text:span><text:span text:style-name="T70"> </text:span><text:span text:style-name="T4">que</text:span><text:span text:style-name="T70"> </text:span><text:span text:style-name="T4">se</text:span><text:span text:style-name="T70"> </text:span><text:span text:style-name="T4">hubiesen</text:span><text:span text:style-name="T70"> </text:span><text:span text:style-name="T4">establecido</text:span><text:span text:style-name="T70"> </text:span><text:span text:style-name="T4">conforme</text:span><text:span text:style-name="T70"> </text:span><text:span text:style-name="T4">a</text:span><text:span text:style-name="T70"> </text:span><text:span text:style-name="T4">los</text:span><text:span text:style-name="T70"> </text:span><text:span text:style-name="T4">artículos</text:span><text:span text:style-name="T70"> </text:span><text:span text:style-name="T77">64,</text:span><text:span text:style-name="T78"> </text:span><text:span text:style-name="T77">118.1</text:span><text:span text:style-name="T78"> </text:span><text:span text:style-name="T77">y</text:span><text:span text:style-name="T78"> </text:span><text:span text:style-name="T77">228</text:span><text:span text:style-name="T78"> </text:span><text:span text:style-name="T77">bis</text:span><text:span text:style-name="T78"> </text:span><text:span text:style-name="T77">del</text:span><text:span text:style-name="T78"> </text:span><text:span text:style-name="T77">TRLCSP</text:span><text:span text:style-name="T4">.</text:span><text:span text:style-name="T70"> </text:span><text:span text:style-name="T4">Estas</text:span><text:span text:style-name="T70"> </text:span><text:span text:style-name="T4">penalidades</text:span><text:span text:style-name="T70"> </text:span><text:span text:style-name="T4">serán</text:span><text:span text:style-name="T70"> </text:span><text:span text:style-name="T4">proporcionales</text:span><text:span text:style-name="T70"> </text:span><text:span text:style-name="T4">a</text:span><text:span text:style-name="T70"> </text:span><text:span text:style-name="T4">la</text:span><text:span text:style-name="T70"> </text:span><text:span text:style-name="T4">gravedad</text:span><text:span text:style-name="T70"> </text:span><text:span text:style-name="T4">del</text:span><text:span text:style-name="T70"> </text:span><text:span text:style-name="T4">incumplimiento,</text:span><text:span text:style-name="T70"> </text:span><text:span text:style-name="T4">y</text:span><text:span text:style-name="T70"> </text:span><text:span text:style-name="T4">su</text:span><text:span text:style-name="T70"> </text:span><text:span text:style-name="T4">cuantía</text:span><text:span text:style-name="T70"> </text:span><text:span text:style-name="T4">no</text:span><text:span text:style-name="T70"> </text:span><text:span text:style-name="T4">podrá</text:span><text:span text:style-name="T70"> </text:span><text:span text:style-name="T4">ser</text:span><text:span text:style-name="T70"> </text:span><text:span text:style-name="T4">superior</text:span><text:span text:style-name="T70"> </text:span><text:span text:style-name="T4">al</text:span><text:span text:style-name="T70"> </text:span><text:span text:style-name="T4">10%</text:span><text:span text:style-name="T70"> </text:span><text:span text:style-name="T4">del</text:span><text:span text:style-name="T70"> </text:span><text:span text:style-name="T4">presupuesto</text:span><text:span text:style-name="T70"> </text:span><text:span text:style-name="T4">del</text:span><text:span text:style-name="T70"> </text:span><text:span text:style-name="T4">contrato.</text:span></text:p>
      <text:p text:style-name="P176"/>
      <text:p text:style-name="P177"><text:span text:style-name="T77">Para</text:span><text:span text:style-name="T78"> </text:span><text:span text:style-name="T77">la</text:span><text:span text:style-name="T78"> </text:span><text:span text:style-name="T77">imposición</text:span><text:span text:style-name="T78"> </text:span><text:span text:style-name="T77">de</text:span><text:span text:style-name="T78"> </text:span><text:span text:style-name="T77">este</text:span><text:span text:style-name="T78"> </text:span><text:span text:style-name="T77">tipo</text:span><text:span text:style-name="T78"> </text:span><text:span text:style-name="T77">de</text:span><text:span text:style-name="T78"> </text:span><text:span text:style-name="T77">penalidades</text:span><text:span text:style-name="T78"> </text:span><text:span text:style-name="T77">se</text:span><text:span text:style-name="T78"> </text:span><text:span text:style-name="T77">sustanciará</text:span><text:span text:style-name="T78"> </text:span><text:span text:style-name="T77">un</text:span><text:span text:style-name="T78"> </text:span><text:span text:style-name="T77">procedimiento</text:span><text:span text:style-name="T78"> </text:span><text:span text:style-name="T77">en</text:span><text:span text:style-name="T78"> </text:span><text:span text:style-name="T77">el</text:span><text:span text:style-name="T78"> </text:span><text:span text:style-name="T77">que</text:span><text:span text:style-name="T78"> </text:span><text:span text:style-name="T77">necesariamente</text:span><text:span text:style-name="T78"> </text:span><text:span text:style-name="T77">tendrá</text:span><text:span text:style-name="T78"> </text:span><text:span text:style-name="T77">lugar</text:span><text:span text:style-name="T78"> </text:span><text:span text:style-name="T77">trámite</text:span><text:span text:style-name="T78"> </text:span><text:span text:style-name="T77">de</text:span><text:span text:style-name="T78"> </text:span><text:span text:style-name="T77">alegaciones</text:span><text:span text:style-name="T78"> </text:span><text:span text:style-name="T77">a</text:span><text:span text:style-name="T78"> </text:span><text:span text:style-name="T4">la</text:span><text:span text:style-name="T70"> </text:span><text:span text:style-name="T4">persona</text:span><text:span text:style-name="T70"> </text:span><text:span text:style-name="T4">contratista</text:span><text:span text:style-name="T77">.</text:span></text:p>
      <text:p text:style-name="P176"/>
      <text:p text:style-name="P161">17.<text:span text:style-name="T2"> </text:span>Recepción.</text:p>
      <text:p text:style-name="P169"/>
      <text:p text:style-name="P177"><text:span text:style-name="T4">La</text:span><text:span text:style-name="T70"> </text:span><text:span text:style-name="T4">recepción</text:span><text:span text:style-name="T70"> </text:span><text:span text:style-name="T4">del</text:span><text:span text:style-name="T70"> </text:span><text:span text:style-name="T4">objeto</text:span><text:span text:style-name="T70"> </text:span><text:span text:style-name="T4">de</text:span><text:span text:style-name="T70"> </text:span><text:span text:style-name="T4">contrato</text:span><text:span text:style-name="T70"> </text:span><text:span text:style-name="T4">se</text:span><text:span text:style-name="T70"> </text:span><text:span text:style-name="T4">efectuará</text:span><text:span text:style-name="T70"> </text:span><text:span text:style-name="T4">de</text:span><text:span text:style-name="T70"> </text:span><text:span text:style-name="T4">acuerdo</text:span><text:span text:style-name="T70"> </text:span><text:span text:style-name="T4">con</text:span><text:span text:style-name="T70"> </text:span><text:span text:style-name="T4">lo</text:span><text:span text:style-name="T70"> </text:span><text:span text:style-name="T4">previsto</text:span><text:span text:style-name="T70"> </text:span><text:span text:style-name="T4">en</text:span><text:span text:style-name="T70"> </text:span><text:span text:style-name="T4">los</text:span><text:span text:style-name="T70"> </text:span><text:span text:style-name="T4">artículos</text:span><text:span text:style-name="T7"> </text:span><text:span text:style-name="T4">222</text:span><text:span text:style-name="T70"> </text:span><text:span text:style-name="T4">y</text:span><text:span text:style-name="T70"> </text:span><text:span text:style-name="T4">307</text:span><text:span text:style-name="T70"> </text:span><text:span text:style-name="T4">del</text:span><text:span text:style-name="T70"> </text:span><text:span text:style-name="T4">TRLCSP.</text:span></text:p>
      <text:p text:style-name="P169"/>
      <text:p text:style-name="P481">En<text:span text:style-name="T2"> </text:span>el<text:span text:style-name="T2"> </text:span>Pliego<text:span text:style-name="T2"> </text:span>de<text:span text:style-name="T2"> </text:span>Prescripciones<text:span text:style-name="T2"> </text:span>Técnicas<text:span text:style-name="T2"> </text:span>Particulares<text:span text:style-name="T2"> </text:span>se<text:span text:style-name="T2"> </text:span>indicará,<text:span text:style-name="T2"> </text:span>en<text:span text:style-name="T2"> </text:span>su<text:span text:style-name="T2"> </text:span>caso,<text:span text:style-name="T2"> </text:span>el<text:span text:style-name="T2"> </text:span>lugar<text:span text:style-name="T2"> </text:span>de<text:span text:style-name="T2"> </text:span>entrega<text:span text:style-name="T2"> </text:span>del<text:span text:style-name="T2"> </text:span>objeto<text:span text:style-name="T2"> </text:span>del<text:span text:style-name="T2"> </text:span>contrato.</text:p>
      <text:p text:style-name="P169"/>
      <text:p text:style-name="P169">El<text:span text:style-name="T2"> </text:span>órgano<text:span text:style-name="T2"> </text:span>de<text:span text:style-name="T2"> </text:span>contratación,<text:span text:style-name="T2"> </text:span>a<text:span text:style-name="T2"> </text:span>través<text:span text:style-name="T2"> </text:span>de<text:span text:style-name="T2"> </text:span>la<text:span text:style-name="T2"> </text:span>persona<text:span text:style-name="T2"> </text:span>responsable<text:span text:style-name="T2"> </text:span>del<text:span text:style-name="T2"> </text:span>contrato,<text:span text:style-name="T2"> </text:span>determinará<text:span text:style-name="T2"> </text:span>si<text:span text:style-name="T2"> </text:span>la<text:span text:style-name="T2"> </text:span>prestación<text:span text:style-name="T2"> </text:span>realizada<text:span text:style-name="T2"> </text:span>por<text:span text:style-name="T2"> </text:span>la<text:span text:style-name="T2"> </text:span>persona<text:span text:style-name="T2"> </text:span>contratista<text:span text:style-name="T2"> </text:span>se<text:span text:style-name="T2"> </text:span>ajusta<text:span text:style-name="T2"> </text:span>a<text:span text:style-name="T2"> </text:span>las<text:span text:style-name="T2"> </text:span>prescripciones<text:span text:style-name="T2"> </text:span>establecidas<text:span text:style-name="T2"> </text:span>para<text:span text:style-name="T2"> </text:span>su<text:span text:style-name="T2"> </text:span>ejecución<text:span text:style-name="T2"> </text:span>y<text:span text:style-name="T2"> </text:span>cumplimiento,<text:span text:style-name="T2"> </text:span>requiriendo,<text:span text:style-name="T2"> </text:span>en<text:span text:style-name="T2"> </text:span>su<text:span text:style-name="T2"> </text:span>caso,<text:span text:style-name="T2"> </text:span>la<text:span text:style-name="T2"> </text:span>realización<text:span text:style-name="T2"> </text:span>de<text:span text:style-name="T2"> </text:span>las<text:span text:style-name="T2"> </text:span>prestaciones<text:span text:style-name="T2"> </text:span>contratadas<text:span text:style-name="T2"> </text:span>y<text:span text:style-name="T2"> </text:span>la<text:span text:style-name="T2"> </text:span>subsanación<text:span text:style-name="T2"> </text:span>de<text:span text:style-name="T2"> </text:span>los<text:span text:style-name="T2"> </text:span>defectos<text:span text:style-name="T2"> </text:span>observados<text:span text:style-name="T2"> </text:span>con<text:span text:style-name="T2"> </text:span>ocasión<text:span text:style-name="T2"> </text:span>de<text:span text:style-name="T2"> </text:span>la<text:span text:style-name="T2"> </text:span>recepción.<text:span text:style-name="T2"> </text:span>Si<text:span text:style-name="T2"> </text:span>los<text:span text:style-name="T2"> </text:span>trabajos<text:span text:style-name="T2"> </text:span>efectuados<text:span text:style-name="T2"> </text:span>no<text:span text:style-name="T2"> </text:span>se<text:span text:style-name="T2"> </text:span>adecuan<text:span text:style-name="T2"> </text:span>a<text:span text:style-name="T2"> </text:span>la<text:span text:style-name="T2"> </text:span>prestación<text:span text:style-name="T2"> </text:span>contratada,<text:span text:style-name="T2"> </text:span>como<text:span text:style-name="T2"> </text:span>consecuencia<text:span text:style-name="T2"> </text:span>de<text:span text:style-name="T2"> </text:span>vicios<text:span text:style-name="T2"> </text:span>o<text:span text:style-name="T2"> </text:span>defectos<text:span text:style-name="T2"> </text:span>imputables<text:span text:style-name="T2"> </text:span>a<text:span text:style-name="T2"> </text:span>la<text:span text:style-name="T2"> </text:span>persona<text:span text:style-name="T2"> </text:span>contratista,<text:span text:style-name="T2"> </text:span>podrá<text:span text:style-name="T2"> </text:span>rechazar<text:span text:style-name="T2"> </text:span>la<text:span text:style-name="T2"> </text:span>misma<text:span text:style-name="T2"> </text:span>quedando<text:span text:style-name="T2"> </text:span>exento<text:span text:style-name="T2"> </text:span>de<text:span text:style-name="T2"> </text:span>la<text:span text:style-name="T2"> </text:span>obligación<text:span text:style-name="T2"> </text:span>de<text:span text:style-name="T2"> </text:span>pago<text:span text:style-name="T2"> </text:span>o<text:span text:style-name="T2"> </text:span>teniendo<text:span text:style-name="T2"> </text:span>derecho,<text:span text:style-name="T2"> </text:span>en<text:span text:style-name="T2"> </text:span>su<text:span text:style-name="T2"> </text:span>caso,<text:span text:style-name="T2"> </text:span>a<text:span text:style-name="T2"> </text:span>la<text:span text:style-name="T2"> </text:span>recuperación<text:span text:style-name="T2"> </text:span>del<text:span text:style-name="T2"> </text:span>precio<text:span text:style-name="T2"> </text:span>satisfecho.<text:span text:style-name="T2"> </text:span></text:p>
      <text:p text:style-name="P169"/>
      <text:p text:style-name="P169">La<text:span text:style-name="T2"> </text:span>constatación<text:span text:style-name="T2"> </text:span>de<text:span text:style-name="T2"> </text:span>la<text:span text:style-name="T2"> </text:span>correcta<text:span text:style-name="T2"> </text:span>ejecución<text:span text:style-name="T2"> </text:span>del<text:span text:style-name="T2"> </text:span>objeto<text:span text:style-name="T2"> </text:span>del<text:span text:style-name="T2"> </text:span>contrato<text:span text:style-name="T2"> </text:span>se<text:span text:style-name="T2"> </text:span>acreditará<text:span text:style-name="T2"> </text:span>mediante<text:span text:style-name="T2"> </text:span>acta<text:span text:style-name="T2"> </text:span>de<text:span text:style-name="T2"> </text:span>recepción<text:span text:style-name="T2"> </text:span>expedida<text:span text:style-name="T2"> </text:span>por<text:span text:style-name="T2"> </text:span>la<text:span text:style-name="T2"> </text:span>persona<text:span text:style-name="T2"> </text:span>responsable<text:span text:style-name="T2"> </text:span>del<text:span text:style-name="T2"> </text:span>contrato.</text:p>
      <text:p text:style-name="P169"/>
      <text:p text:style-name="P169">Una<text:span text:style-name="T2"> </text:span>vez<text:span text:style-name="T2"> </text:span>efectuada<text:span text:style-name="T2"> </text:span>la<text:span text:style-name="T2"> </text:span>recepción<text:span text:style-name="T2"> </text:span>de<text:span text:style-name="T2"> </text:span>la<text:span text:style-name="T2"> </text:span>totalidad<text:span text:style-name="T2"> </text:span>del<text:span text:style-name="T2"> </text:span>trabajo<text:span text:style-name="T2"> </text:span>y<text:span text:style-name="T2"> </text:span>cumplido<text:span text:style-name="T2"> </text:span>el<text:span text:style-name="T2"> </text:span>plazo<text:span text:style-name="T2"> </text:span>de<text:span text:style-name="T2"> </text:span>garantía<text:span text:style-name="T2"> </text:span>que,<text:span text:style-name="T2"> </text:span>en<text:span text:style-name="T2"> </text:span>su<text:span text:style-name="T2"> </text:span>caso,<text:span text:style-name="T2"> </text:span>se<text:span text:style-name="T2"> </text:span>indique<text:span text:style-name="T2"> </text:span>en<text:span text:style-name="T2"> </text:span>el<text:span text:style-name="T2"> </text:span>anexo<text:span text:style-name="T2"> </text:span>I-A,<text:span text:style-name="T2"> </text:span>se<text:span text:style-name="T2"> </text:span>procederá<text:span text:style-name="T2"> </text:span>a<text:span text:style-name="T2"> </text:span>la<text:span text:style-name="T2"> </text:span>devolución<text:span text:style-name="T2"> </text:span>de<text:span text:style-name="T2"> </text:span>la<text:span text:style-name="T2"> </text:span>garantía<text:span text:style-name="T2"> </text:span>prestada,<text:span text:style-name="T2"> </text:span>si<text:span text:style-name="T2"> </text:span>no<text:span text:style-name="T2"> </text:span>resultaren<text:span text:style-name="T2"> </text:span>responsabilidades<text:span text:style-name="T2"> </text:span>que<text:span text:style-name="T2"> </text:span>hubieran<text:span text:style-name="T2"> </text:span>de<text:span text:style-name="T2"> </text:span>ejercitarse<text:span text:style-name="T2"> </text:span>sobre<text:span text:style-name="T2"> </text:span>la<text:span text:style-name="T2"> </text:span>garantía,<text:span text:style-name="T2"> </text:span>de<text:span text:style-name="T2"> </text:span>conformidad<text:span text:style-name="T2"> </text:span>con<text:span text:style-name="T2"> </text:span>lo<text:span text:style-name="T2"> </text:span>establecido<text:span text:style-name="T2"> </text:span>en<text:span text:style-name="T2"> </text:span>el<text:span text:style-name="T2"> </text:span>artículo<text:span text:style-name="T2"> </text:span>102<text:span text:style-name="T2"> </text:span>del<text:span text:style-name="T2"> </text:span>TRLCSP:</text:p>
      <text:p text:style-name="P169"/>
      <text:p text:style-name="P169">Si<text:span text:style-name="T2"> </text:span>durante<text:span text:style-name="T2"> </text:span>el<text:span text:style-name="T2"> </text:span>plazo<text:span text:style-name="T2"> </text:span>de<text:span text:style-name="T2"> </text:span>garantía<text:span text:style-name="T2"> </text:span>se<text:span text:style-name="T2"> </text:span>acreditase<text:span text:style-name="T2"> </text:span>la<text:span text:style-name="T2"> </text:span>existencia<text:span text:style-name="T2"> </text:span>de<text:span text:style-name="T2"> </text:span>vicios<text:span text:style-name="T2"> </text:span>o<text:span text:style-name="T2"> </text:span>defectos<text:span text:style-name="T2"> </text:span>en<text:span text:style-name="T2"> </text:span>los<text:span text:style-name="T2"> </text:span>trabajos<text:span text:style-name="T2"> </text:span>efectuados<text:span text:style-name="T2"> </text:span>el<text:span text:style-name="T2"> </text:span>órgano<text:span text:style-name="T2"> </text:span>de<text:span text:style-name="T2"> </text:span>contratación<text:span text:style-name="T2"> </text:span>tendrá<text:span text:style-name="T2"> </text:span>derecho<text:span text:style-name="T2"> </text:span>a<text:span text:style-name="T2"> </text:span>reclamar<text:span text:style-name="T2"> </text:span>a<text:span text:style-name="T2"> </text:span>la<text:span text:style-name="T2"> </text:span>persona<text:span text:style-name="T2"> </text:span>contratista<text:span text:style-name="T2"> </text:span>la<text:span text:style-name="T2"> </text:span>subsanación<text:span text:style-name="T2"> </text:span>de<text:span text:style-name="T2"> </text:span>los<text:span text:style-name="T2"> </text:span>mismos.<text:span text:style-name="T2"> </text:span></text:p>
      <text:p text:style-name="P169"><text:soft-page-break/></text:p>
      <text:p text:style-name="P169">Terminado<text:span text:style-name="T2"> </text:span>el<text:span text:style-name="T2"> </text:span>plazo<text:span text:style-name="T2"> </text:span>de<text:span text:style-name="T2"> </text:span>garantía<text:span text:style-name="T2"> </text:span>sin<text:span text:style-name="T2"> </text:span>que<text:span text:style-name="T2"> </text:span>la<text:span text:style-name="T2"> </text:span>Administración<text:span text:style-name="T2"> </text:span>haya<text:span text:style-name="T2"> </text:span>formalizado<text:span text:style-name="T2"> </text:span>alguno<text:span text:style-name="T2"> </text:span>de<text:span text:style-name="T2"> </text:span>los<text:span text:style-name="T2"> </text:span>reparos<text:span text:style-name="T2"> </text:span>o<text:span text:style-name="T2"> </text:span>la<text:span text:style-name="T2"> </text:span>denuncia<text:span text:style-name="T2"> </text:span>a<text:span text:style-name="T2"> </text:span>que<text:span text:style-name="T2"> </text:span>se<text:span text:style-name="T2"> </text:span>refieren<text:span text:style-name="T2"> </text:span>los<text:span text:style-name="T2"> </text:span>apartados<text:span text:style-name="T2"> </text:span>anteriores,<text:span text:style-name="T2"> </text:span>la<text:span text:style-name="T2"> </text:span>persona<text:span text:style-name="T2"> </text:span>contratista<text:span text:style-name="T2"> </text:span>quedará<text:span text:style-name="T2"> </text:span>exenta<text:span text:style-name="T2"> </text:span>de<text:span text:style-name="T2"> </text:span>responsabilidad<text:span text:style-name="T2"> </text:span>por<text:span text:style-name="T2"> </text:span>razón<text:span text:style-name="T2"> </text:span>de<text:span text:style-name="T2"> </text:span>la<text:span text:style-name="T2"> </text:span>prestación<text:span text:style-name="T2"> </text:span>efectuada.<text:span text:style-name="T2"> </text:span></text:p>
      <text:p text:style-name="P169"/>
      <text:p text:style-name="P486"><text:span text:style-name="T4">La</text:span><text:span text:style-name="T70"> </text:span><text:span text:style-name="T4">persona</text:span><text:span text:style-name="T70"> </text:span><text:span text:style-name="T4">contratista</text:span><text:span text:style-name="T70"> </text:span><text:span text:style-name="T97">tendrá</text:span><text:span text:style-name="T98"> </text:span><text:span text:style-name="T97">derecho</text:span><text:span text:style-name="T98"> </text:span><text:span text:style-name="T97">a</text:span><text:span text:style-name="T98"> </text:span><text:span text:style-name="T97">conocer</text:span><text:span text:style-name="T98"> </text:span><text:span text:style-name="T97">y</text:span><text:span text:style-name="T98"> </text:span><text:span text:style-name="T97">ser</text:span><text:span text:style-name="T98"> </text:span><text:span text:style-name="T97">oída</text:span><text:span text:style-name="T98"> </text:span><text:span text:style-name="T97">sobre</text:span><text:span text:style-name="T98"> </text:span><text:span text:style-name="T97">las</text:span><text:span text:style-name="T98"> </text:span><text:span text:style-name="T97">observaciones</text:span><text:span text:style-name="T98"> </text:span><text:span text:style-name="T97">que</text:span><text:span text:style-name="T98"> </text:span><text:span text:style-name="T97">se</text:span><text:span text:style-name="T98"> </text:span><text:span text:style-name="T97">formulen</text:span><text:span text:style-name="T98"> </text:span><text:span text:style-name="T97">en</text:span><text:span text:style-name="T98"> </text:span><text:span text:style-name="T97">relación</text:span><text:span text:style-name="T98"> </text:span><text:span text:style-name="T97">con</text:span><text:span text:style-name="T98"> </text:span><text:span text:style-name="T97">el</text:span><text:span text:style-name="T98"> </text:span><text:span text:style-name="T97">cumplimiento</text:span><text:span text:style-name="T98"> </text:span><text:span text:style-name="T97">de</text:span><text:span text:style-name="T98"> </text:span><text:span text:style-name="T97">la</text:span><text:span text:style-name="T98"> </text:span><text:span text:style-name="T97">prestación</text:span><text:span text:style-name="T98"> </text:span><text:span text:style-name="T97">contratada.</text:span><text:span text:style-name="T98"> </text:span></text:p>
      <text:p text:style-name="P169"/>
      <text:p text:style-name="P161">18.<text:span text:style-name="T2"> </text:span>Abono<text:span text:style-name="T2"> </text:span>del<text:span text:style-name="T2"> </text:span>precio.</text:p>
      <text:p text:style-name="P161"/>
      <text:p text:style-name="P177"><text:span text:style-name="T4">La</text:span><text:span text:style-name="T70"> </text:span><text:span text:style-name="T4">persona</text:span><text:span text:style-name="T70"> </text:span><text:span text:style-name="T4">adjudicataria</text:span><text:span text:style-name="T70"> </text:span><text:span text:style-name="T4">tiene</text:span><text:span text:style-name="T70"> </text:span><text:span text:style-name="T4">derecho</text:span><text:span text:style-name="T70"> </text:span><text:span text:style-name="T4">al</text:span><text:span text:style-name="T70"> </text:span><text:span text:style-name="T4">abono</text:span><text:span text:style-name="T70"> </text:span><text:span text:style-name="T4">del</text:span><text:span text:style-name="T70"> </text:span><text:span text:style-name="T4">precio</text:span><text:span text:style-name="T70"> </text:span><text:span text:style-name="T4">convenido,</text:span><text:span text:style-name="T70"> </text:span><text:span text:style-name="T4">con</text:span><text:span text:style-name="T70"> </text:span><text:span text:style-name="T4">arreglo</text:span><text:span text:style-name="T70"> </text:span><text:span text:style-name="T4">a</text:span><text:span text:style-name="T70"> </text:span><text:span text:style-name="T4">las</text:span><text:span text:style-name="T70"> </text:span><text:span text:style-name="T4">condiciones</text:span><text:span text:style-name="T70"> </text:span><text:span text:style-name="T4">establecidas</text:span><text:span text:style-name="T70"> </text:span><text:span text:style-name="T4">en</text:span><text:span text:style-name="T70"> </text:span><text:span text:style-name="T4">el</text:span><text:span text:style-name="T70"> </text:span><text:span text:style-name="T4">contrato,</text:span><text:span text:style-name="T70"> </text:span><text:span text:style-name="T4">correspondiente</text:span><text:span text:style-name="T70"> </text:span><text:span text:style-name="T4">a</text:span><text:span text:style-name="T70"> </text:span><text:span text:style-name="T4">los</text:span><text:span text:style-name="T70"> </text:span><text:span text:style-name="T4">trabajos</text:span><text:span text:style-name="T70"> </text:span><text:span text:style-name="T4">efectivamente</text:span><text:span text:style-name="T70"> </text:span><text:span text:style-name="T4">realizados</text:span><text:span text:style-name="T70"> </text:span><text:span text:style-name="T4">y</text:span><text:span text:style-name="T70"> </text:span><text:span text:style-name="T4">formalmente</text:span><text:span text:style-name="T70"> </text:span><text:span text:style-name="T4">recibidos</text:span><text:span text:style-name="T70"> </text:span><text:span text:style-name="T4">por</text:span><text:span text:style-name="T70"> </text:span><text:span text:style-name="T4">la</text:span><text:span text:style-name="T70"> </text:span><text:span text:style-name="T4">Administración</text:span><text:span text:style-name="T183">.</text:span><text:span text:style-name="T184"> </text:span></text:p>
      <text:p text:style-name="P481"/>
      <text:p text:style-name="P481">El<text:span text:style-name="T2"> </text:span>pago<text:span text:style-name="T2"> </text:span>del<text:span text:style-name="T2"> </text:span>precio<text:span text:style-name="T2"> </text:span>se<text:span text:style-name="T2"> </text:span>realizará,<text:span text:style-name="T2"> </text:span>según<text:span text:style-name="T2"> </text:span>se<text:span text:style-name="T2"> </text:span>indique<text:span text:style-name="T2"> </text:span>en<text:span text:style-name="T2"> </text:span>el<text:span text:style-name="T2"> </text:span>anexo<text:span text:style-name="T2"> </text:span>I-A,<text:span text:style-name="T2"> </text:span>de<text:span text:style-name="T2"> </text:span>una<text:span text:style-name="T2"> </text:span>sola<text:span text:style-name="T2"> </text:span>vez<text:span text:style-name="T2"> </text:span>a<text:span text:style-name="T2"> </text:span>la<text:span text:style-name="T2"> </text:span>finalización<text:span text:style-name="T2"> </text:span>del<text:span text:style-name="T2"> </text:span>trabajo<text:span text:style-name="T2"> </text:span>o<text:span text:style-name="T2"> </text:span>mediante<text:span text:style-name="T2"> </text:span>pagos<text:span text:style-name="T2"> </text:span>parciales,<text:span text:style-name="T2"> </text:span>previa<text:span text:style-name="T2"> </text:span>recepción<text:span text:style-name="T2"> </text:span>de<text:span text:style-name="T2"> </text:span>conformidad.</text:p>
      <text:p text:style-name="P169"/>
      <text:p text:style-name="P177"><text:span text:style-name="T4">El</text:span><text:span text:style-name="T70"> </text:span><text:span text:style-name="T4">pago</text:span><text:span text:style-name="T70"> </text:span><text:span text:style-name="T4">del</text:span><text:span text:style-name="T70"> </text:span><text:span text:style-name="T4">precio</text:span><text:span text:style-name="T70"> </text:span><text:span text:style-name="T4">se</text:span><text:span text:style-name="T70"> </text:span><text:span text:style-name="T4">efectuará</text:span><text:span text:style-name="T70"> </text:span><text:span text:style-name="T4">previa</text:span><text:span text:style-name="T70"> </text:span><text:span text:style-name="T4">presentación</text:span><text:span text:style-name="T70"> </text:span><text:span text:style-name="T4">de</text:span><text:span text:style-name="T70"> </text:span><text:span text:style-name="T4">factura</text:span><text:span text:style-name="T180"> </text:span><text:span text:style-name="T4">en</text:span><text:span text:style-name="T70"> </text:span><text:span text:style-name="T4">el</text:span><text:span text:style-name="T70"> </text:span><text:span text:style-name="T4">Registro</text:span><text:span text:style-name="T70"> </text:span><text:span text:style-name="T4">que</text:span><text:span text:style-name="T70"> </text:span><text:span text:style-name="T4">se</text:span><text:span text:style-name="T70"> </text:span><text:span text:style-name="T4">indique</text:span><text:span text:style-name="T70"> </text:span><text:span text:style-name="T4">en</text:span><text:span text:style-name="T70"> </text:span><text:span text:style-name="T4">el</text:span><text:span text:style-name="T70"> </text:span><text:span text:style-name="T4">anexo</text:span><text:span text:style-name="T70"> </text:span><text:span text:style-name="T4">I-A,</text:span><text:span text:style-name="T70"> </text:span><text:span text:style-name="T4">debiendo</text:span><text:span text:style-name="T70"> </text:span><text:span text:style-name="T4">ser</text:span><text:span text:style-name="T70"> </text:span><text:span text:style-name="T4">repercutido</text:span><text:span text:style-name="T70"> </text:span><text:span text:style-name="T4">como</text:span><text:span text:style-name="T70"> </text:span><text:span text:style-name="T4">partida</text:span><text:span text:style-name="T70"> </text:span><text:span text:style-name="T4">independiente</text:span><text:span text:style-name="T70"> </text:span><text:span text:style-name="T4">el</text:span><text:span text:style-name="T70"> </text:span><text:span text:style-name="T4">Impuesto</text:span><text:span text:style-name="T70"> </text:span><text:span text:style-name="T4">sobre</text:span><text:span text:style-name="T70"> </text:span><text:span text:style-name="T4">el</text:span><text:span text:style-name="T70"> </text:span><text:span text:style-name="T4">Valor</text:span><text:span text:style-name="T70"> </text:span><text:span text:style-name="T4">Añadido</text:span><text:span text:style-name="T70"> </text:span><text:span text:style-name="T4">en</text:span><text:span text:style-name="T70"> </text:span><text:span text:style-name="T4">el</text:span><text:span text:style-name="T70"> </text:span><text:span text:style-name="T4">documento</text:span><text:span text:style-name="T70"> </text:span><text:span text:style-name="T4">que</text:span><text:span text:style-name="T70"> </text:span><text:span text:style-name="T4">se</text:span><text:span text:style-name="T70"> </text:span><text:span text:style-name="T4">presente</text:span><text:span text:style-name="T70"> </text:span><text:span text:style-name="T4">para</text:span><text:span text:style-name="T70"> </text:span><text:span text:style-name="T4">el</text:span><text:span text:style-name="T70"> </text:span><text:span text:style-name="T4">cobro,</text:span><text:span text:style-name="T70"> </text:span><text:span text:style-name="T4">sin</text:span><text:span text:style-name="T70"> </text:span><text:span text:style-name="T4">que</text:span><text:span text:style-name="T70"> </text:span><text:span text:style-name="T4">el</text:span><text:span text:style-name="T70"> </text:span><text:span text:style-name="T4">importe</text:span><text:span text:style-name="T70"> </text:span><text:span text:style-name="T4">global</text:span><text:span text:style-name="T70"> </text:span><text:span text:style-name="T4">contratado</text:span><text:span text:style-name="T70"> </text:span><text:span text:style-name="T4">experimente</text:span><text:span text:style-name="T70"> </text:span><text:span text:style-name="T4">incremento</text:span><text:span text:style-name="T70"> </text:span><text:span text:style-name="T4">alguno.</text:span><text:span text:style-name="T180"> </text:span></text:p>
      <text:p text:style-name="P169"/>
      <text:p text:style-name="P169">En<text:span text:style-name="T2"> </text:span>la<text:span text:style-name="T2"> </text:span>factura<text:span text:style-name="T2"> </text:span>y<text:span text:style-name="T2"> </text:span>en<text:span text:style-name="T2"> </text:span>el<text:span text:style-name="T2"> </text:span>anexo<text:span text:style-name="T2"> </text:span>I-A<text:span text:style-name="T2"> </text:span>se<text:span text:style-name="T2"> </text:span>incluirá<text:span text:style-name="T2"> </text:span>la<text:span text:style-name="T2"> </text:span>identificación<text:span text:style-name="T2"> </text:span>del<text:span text:style-name="T2"> </text:span>órgano<text:span text:style-name="T2"> </text:span>de<text:span text:style-name="T2"> </text:span>contratación<text:span text:style-name="T2"> </text:span>y<text:span text:style-name="T2"> </text:span>de<text:span text:style-name="T2"> </text:span>la<text:span text:style-name="T2"> </text:span>persona<text:span text:style-name="T2"> </text:span>destinataria.<text:span text:style-name="T2"> </text:span></text:p>
      <text:p text:style-name="P169"/>
      <text:p text:style-name="P169">La<text:span text:style-name="T2"> </text:span>Administración<text:span text:style-name="T2"> </text:span>deberá<text:span text:style-name="T2"> </text:span>aprobar<text:span text:style-name="T2"> </text:span>los<text:span text:style-name="T2"> </text:span>documentos<text:span text:style-name="T2"> </text:span>que<text:span text:style-name="T2"> </text:span>acrediten<text:span text:style-name="T2"> </text:span>la<text:span text:style-name="T2"> </text:span>conformidad<text:span text:style-name="T2"> </text:span>con<text:span text:style-name="T2"> </text:span>lo<text:span text:style-name="T2"> </text:span>dispuesto<text:span text:style-name="T2"> </text:span>en<text:span text:style-name="T2"> </text:span>el<text:span text:style-name="T2"> </text:span>contrato<text:span text:style-name="T2"> </text:span>de<text:span text:style-name="T2"> </text:span>los<text:span text:style-name="T2"> </text:span>servicios<text:span text:style-name="T2"> </text:span>prestados,<text:span text:style-name="T2"> </text:span>dentro<text:span text:style-name="T2"> </text:span>de<text:span text:style-name="T2"> </text:span>los<text:span text:style-name="T2"> </text:span>treinta<text:span text:style-name="T2"> </text:span>días<text:span text:style-name="T2"> </text:span>siguientes<text:span text:style-name="T2"> </text:span>a<text:span text:style-name="T2"> </text:span>la<text:span text:style-name="T2"> </text:span>efectiva<text:span text:style-name="T2"> </text:span>prestación<text:span text:style-name="T2"> </text:span>del<text:span text:style-name="T2"> </text:span>servicio,<text:span text:style-name="T2"> </text:span>salvo<text:span text:style-name="T2"> </text:span>acuerdo<text:span text:style-name="T2"> </text:span>expreso<text:span text:style-name="T2"> </text:span>en<text:span text:style-name="T2"> </text:span>contrario<text:span text:style-name="T2"> </text:span>que,<text:span text:style-name="T2"> </text:span>en<text:span text:style-name="T2"> </text:span>su<text:span text:style-name="T2"> </text:span>caso,<text:span text:style-name="T2"> </text:span>se<text:span text:style-name="T2"> </text:span>establezca<text:span text:style-name="T2"> <text:s/></text:span>en<text:span text:style-name="T2"> </text:span>el<text:span text:style-name="T2"> </text:span>anexo<text:span text:style-name="T2"> </text:span>I-A<text:span text:style-name="T2"> </text:span>del<text:span text:style-name="T2"> </text:span>presente<text:span text:style-name="T2"> </text:span>pliego<text:span text:style-name="T2"> </text:span>así<text:span text:style-name="T2"> </text:span>como<text:span text:style-name="T2"> </text:span>en<text:span text:style-name="T2"> </text:span>el<text:span text:style-name="T2"> </text:span>contrato.</text:p>
      <text:p text:style-name="P169"/>
      <text:p text:style-name="P169">La<text:span text:style-name="T2"> </text:span>Administración<text:span text:style-name="T2"> </text:span>tendrá<text:span text:style-name="T2"> </text:span>la<text:span text:style-name="T2"> </text:span>obligación<text:span text:style-name="T2"> </text:span>de<text:span text:style-name="T2"> </text:span>abonar<text:span text:style-name="T2"> </text:span>el<text:span text:style-name="T2"> </text:span>precio<text:span text:style-name="T2"> </text:span>dentro<text:span text:style-name="T2"> </text:span>de<text:span text:style-name="T2"> </text:span>los<text:span text:style-name="T2"> </text:span>treinta<text:span text:style-name="T2"> </text:span>días<text:span text:style-name="T2"> </text:span>siguientes<text:span text:style-name="T2"> </text:span>a<text:span text:style-name="T2"> </text:span>la<text:span text:style-name="T2"> </text:span>fecha<text:span text:style-name="T2"> </text:span>de<text:span text:style-name="T2"> </text:span>los<text:span text:style-name="T2"> </text:span>documentos<text:span text:style-name="T2"> </text:span>que<text:span text:style-name="T2"> </text:span>acrediten<text:span text:style-name="T2"> </text:span>la<text:span text:style-name="T2"> </text:span>conformidad<text:span text:style-name="T2"> </text:span>con<text:span text:style-name="T2"> </text:span>los<text:span text:style-name="T2"> </text:span>servicios<text:span text:style-name="T2"> </text:span>prestados.</text:p>
      <text:p text:style-name="P169"/>
      <text:p text:style-name="P169">La<text:span text:style-name="T2"> </text:span>Administración,<text:span text:style-name="T2"> </text:span>dentro<text:span text:style-name="T2"> </text:span>del<text:span text:style-name="T2"> </text:span>plazo<text:span text:style-name="T2"> </text:span>de<text:span text:style-name="T2"> </text:span>treinta<text:span text:style-name="T2"> </text:span>días<text:span text:style-name="T2"> </text:span>a<text:span text:style-name="T2"> </text:span>contar<text:span text:style-name="T2"> </text:span>desde<text:span text:style-name="T2"> </text:span>la<text:span text:style-name="T2"> </text:span>fecha<text:span text:style-name="T2"> </text:span>del<text:span text:style-name="T2"> </text:span>acta<text:span text:style-name="T2"> </text:span>de<text:span text:style-name="T2"> </text:span>recepción<text:span text:style-name="T2"> </text:span>o<text:span text:style-name="T2"> </text:span>conformidad,<text:span text:style-name="T2"> </text:span>deberá<text:span text:style-name="T2"> </text:span>acordar<text:span text:style-name="T2"> </text:span>y<text:span text:style-name="T2"> </text:span>notificar<text:span text:style-name="T2"> </text:span>a<text:span text:style-name="T2"> </text:span>la<text:span text:style-name="T2"> </text:span>persona<text:span text:style-name="T2"> </text:span>contratista<text:span text:style-name="T2"> </text:span>la<text:span text:style-name="T2"> </text:span>liquidación<text:span text:style-name="T2"> </text:span>correspondiente<text:span text:style-name="T2"> </text:span>del<text:span text:style-name="T2"> </text:span>contrato,<text:span text:style-name="T2"> </text:span>y<text:span text:style-name="T2"> </text:span>abonarle,<text:span text:style-name="T2"> </text:span>en<text:span text:style-name="T2"> </text:span>su<text:span text:style-name="T2"> </text:span>caso,<text:span text:style-name="T2"> </text:span>el<text:span text:style-name="T2"> </text:span>saldo<text:span text:style-name="T2"> </text:span>resultante.<text:span text:style-name="T2"> </text:span>No<text:span text:style-name="T2"> </text:span>obstante,<text:span text:style-name="T2"> </text:span>si<text:span text:style-name="T2"> </text:span>la<text:span text:style-name="T2"> </text:span>Administración<text:span text:style-name="T2"> </text:span>recibe<text:span text:style-name="T2"> </text:span>la<text:span text:style-name="T2"> </text:span>factura<text:span text:style-name="T2"> </text:span>con<text:span text:style-name="T2"> </text:span>posterioridad<text:span text:style-name="T2"> </text:span>a<text:span text:style-name="T2"> </text:span>la<text:span text:style-name="T2"> </text:span>fecha<text:span text:style-name="T2"> </text:span>en<text:span text:style-name="T2"> </text:span>que<text:span text:style-name="T2"> </text:span>tiene<text:span text:style-name="T2"> </text:span>lugar<text:span text:style-name="T2"> </text:span>dicha<text:span text:style-name="T2"> </text:span>recepción,<text:span text:style-name="T2"> </text:span>el<text:span text:style-name="T2"> </text:span>plazo<text:span text:style-name="T2"> </text:span>de<text:span text:style-name="T2"> </text:span>treinta<text:span text:style-name="T2"> </text:span>días<text:span text:style-name="T2"> </text:span>se<text:span text:style-name="T2"> </text:span>contará<text:span text:style-name="T2"> </text:span>desde<text:span text:style-name="T2"> </text:span>que<text:span text:style-name="T2"> </text:span>la<text:span text:style-name="T2"> </text:span>persona<text:span text:style-name="T2"> </text:span>contratista<text:span text:style-name="T2"> </text:span>presente<text:span text:style-name="T2"> </text:span>la<text:span text:style-name="T2"> </text:span>citada<text:span text:style-name="T2"> </text:span>factura<text:span text:style-name="T2"> </text:span>en<text:span text:style-name="T2"> </text:span>el<text:span text:style-name="T2"> </text:span>Registro<text:span text:style-name="T2"> </text:span>correspondiente.</text:p>
      <text:p text:style-name="P169"/>
      <text:p text:style-name="P169">La<text:span text:style-name="T2"> </text:span>persona<text:span text:style-name="T2"> <text:s/></text:span>adjudicataria<text:span text:style-name="T2"> </text:span>tendrá<text:span text:style-name="T2"> </text:span>derecho<text:span text:style-name="T2"> </text:span>a<text:span text:style-name="T2"> </text:span>percibir<text:span text:style-name="T2"> </text:span>a<text:span text:style-name="T2"> </text:span>la<text:span text:style-name="T2"> </text:span>iniciación<text:span text:style-name="T2"> </text:span>de<text:span text:style-name="T2"> </text:span>la<text:span text:style-name="T2"> </text:span>ejecución<text:span text:style-name="T2"> </text:span>del<text:span text:style-name="T2"> </text:span>contrato<text:span text:style-name="T2"> </text:span>hasta<text:span text:style-name="T2"> </text:span>un<text:span text:style-name="T2"> </text:span>20<text:span text:style-name="T2"> </text:span>por<text:span text:style-name="T2"> </text:span>100<text:span text:style-name="T2"> </text:span>del<text:span text:style-name="T2"> </text:span>importe<text:span text:style-name="T2"> </text:span>total<text:span text:style-name="T2"> </text:span>del<text:span text:style-name="T2"> </text:span>mismo,<text:span text:style-name="T2"> </text:span>como<text:span text:style-name="T2"> </text:span>abono<text:span text:style-name="T2"> </text:span>a<text:span text:style-name="T2"> </text:span>cuenta<text:span text:style-name="T2"> </text:span>para<text:span text:style-name="T2"> </text:span>la<text:span text:style-name="T2"> </text:span>financiación<text:span text:style-name="T2"> </text:span>de<text:span text:style-name="T2"> </text:span>las<text:span text:style-name="T2"> </text:span>operaciones<text:span text:style-name="T2"> </text:span>preparatorias,<text:span text:style-name="T2"> </text:span>debiéndose<text:span text:style-name="T2"> </text:span>asegurar<text:span text:style-name="T2"> </text:span>el<text:span text:style-name="T2"> </text:span>referido<text:span text:style-name="T2"> </text:span>pago<text:span text:style-name="T2"> </text:span>mediante<text:span text:style-name="T2"> </text:span>la<text:span text:style-name="T2"> </text:span>prestación<text:span text:style-name="T2"> </text:span>de<text:span text:style-name="T2"> </text:span>garantía.<text:span text:style-name="T2"> </text:span>Las<text:span text:style-name="T2"> </text:span>especificaciones<text:span text:style-name="T2"> </text:span>para<text:span text:style-name="T2"> </text:span>su<text:span text:style-name="T2"> </text:span>abono<text:span text:style-name="T2"> </text:span>para<text:span text:style-name="T2"> </text:span>cada<text:span text:style-name="T2"> </text:span>contrato<text:span text:style-name="T2"> </text:span>en<text:span text:style-name="T2"> </text:span>concreto<text:span text:style-name="T2"> </text:span>se<text:span text:style-name="T2"> </text:span>indicarán<text:span text:style-name="T2"> </text:span>en<text:span text:style-name="T2"> </text:span>el<text:span text:style-name="T2"> </text:span>anexo<text:span text:style-name="T2"> </text:span>IX.</text:p>
      <text:p text:style-name="P173"/>
      <text:p text:style-name="P197">19.<text:span text:style-name="T2"> </text:span>Abonos<text:span text:style-name="T2"> </text:span>de<text:span text:style-name="T2"> </text:span>intereses<text:span text:style-name="T2"> </text:span>de<text:span text:style-name="T2"> </text:span>demora<text:span text:style-name="T2"> </text:span>y<text:span text:style-name="T2"> </text:span>costes<text:span text:style-name="T2"> </text:span>de<text:span text:style-name="T2"> </text:span>cobro.</text:p>
      <text:p text:style-name="P224"/>
      <text:p text:style-name="P177"><text:span text:style-name="T77">Si</text:span><text:span text:style-name="T78"> </text:span><text:span text:style-name="T77">la</text:span><text:span text:style-name="T78"> </text:span><text:span text:style-name="T77">Administración</text:span><text:span text:style-name="T78"> </text:span><text:span text:style-name="T77">no</text:span><text:span text:style-name="T78"> </text:span><text:span text:style-name="T77">abonase</text:span><text:span text:style-name="T78"> </text:span><text:span text:style-name="T77">el</text:span><text:span text:style-name="T78"> </text:span><text:span text:style-name="T77">precio</text:span><text:span text:style-name="T78"> </text:span><text:span text:style-name="T77">en</text:span><text:span text:style-name="T78"> </text:span><text:span text:style-name="T77">el</text:span><text:span text:style-name="T78"> </text:span><text:span text:style-name="T77">plazo</text:span><text:span text:style-name="T78"> </text:span><text:span text:style-name="T77">de</text:span><text:span text:style-name="T78"> </text:span><text:span text:style-name="T77">treinta</text:span><text:span text:style-name="T78"> </text:span><text:span text:style-name="T77">días</text:span><text:span text:style-name="T78"> </text:span><text:span text:style-name="T4">siguientes</text:span><text:span text:style-name="T70"> </text:span><text:span text:style-name="T4">a</text:span><text:span text:style-name="T70"> </text:span><text:span text:style-name="T4">la</text:span><text:span text:style-name="T70"> </text:span><text:span text:style-name="T4">fecha</text:span><text:span text:style-name="T70"> </text:span><text:span text:style-name="T4">de</text:span><text:span text:style-name="T70"> </text:span><text:span text:style-name="T4">los</text:span><text:span text:style-name="T70"> </text:span><text:span text:style-name="T4">documentos</text:span><text:span text:style-name="T70"> </text:span><text:span text:style-name="T4">que</text:span><text:span text:style-name="T70"> </text:span><text:span text:style-name="T4">acrediten</text:span><text:span text:style-name="T70"> </text:span><text:span text:style-name="T4">la</text:span><text:span text:style-name="T70"> </text:span><text:span text:style-name="T4">conformidad</text:span><text:span text:style-name="T70"> </text:span><text:span text:style-name="T4">con</text:span><text:span text:style-name="T70"> </text:span><text:span text:style-name="T4">los</text:span><text:span text:style-name="T70"> </text:span><text:span text:style-name="T4">servicios</text:span><text:span text:style-name="T70"> </text:span><text:span text:style-name="T4">prestados,</text:span><text:span text:style-name="T70"> </text:span><text:span text:style-name="T4">deberá</text:span><text:span text:style-name="T70"> </text:span><text:span text:style-name="T4">abonar</text:span><text:span text:style-name="T70"> </text:span><text:span text:style-name="T4">a</text:span><text:span text:style-name="T70"> </text:span><text:span text:style-name="T4">la</text:span><text:span text:style-name="T70"> </text:span><text:span text:style-name="T4">persona</text:span><text:span text:style-name="T70"> </text:span><text:span text:style-name="T4">contratista</text:span><text:span text:style-name="T70"> </text:span><text:span text:style-name="T4">los</text:span><text:span text:style-name="T70"> </text:span><text:span text:style-name="T4">intereses</text:span><text:span text:style-name="T70"> </text:span><text:span text:style-name="T4">de</text:span><text:span text:style-name="T70"> </text:span><text:span text:style-name="T4">demora</text:span><text:span text:style-name="T70"> </text:span><text:span text:style-name="T77">y</text:span><text:span text:style-name="T78"> </text:span><text:span text:style-name="T77">la</text:span><text:span text:style-name="T78"> </text:span><text:span text:style-name="T77">indemnización</text:span><text:span text:style-name="T78"> </text:span><text:span text:style-name="T77">por</text:span><text:span text:style-name="T78"> </text:span><text:span text:style-name="T77">los</text:span><text:span text:style-name="T78"> </text:span><text:span text:style-name="T77">costes</text:span><text:span text:style-name="T78"> </text:span><text:span text:style-name="T77">de</text:span><text:span text:style-name="T78"> </text:span><text:span text:style-name="T77">cobro</text:span><text:span text:style-name="T4">,</text:span><text:span text:style-name="T70"> </text:span><text:span text:style-name="T4">en</text:span><text:span text:style-name="T70"> </text:span><text:span text:style-name="T4">los</text:span><text:span text:style-name="T70"> </text:span><text:span text:style-name="T4">términos</text:span><text:span text:style-name="T70"> </text:span><text:span text:style-name="T4">previstos</text:span><text:span text:style-name="T70"> </text:span><text:span text:style-name="T4">en</text:span><text:span text:style-name="T70"> </text:span><text:span text:style-name="T4">la</text:span><text:span text:style-name="T70"> </text:span><text:span text:style-name="T4">Ley</text:span><text:span text:style-name="T70"> </text:span><text:span text:style-name="T4">3/2004,</text:span><text:span text:style-name="T70"> </text:span><text:span text:style-name="T4">de</text:span><text:span text:style-name="T70"> </text:span><text:span text:style-name="T4">29</text:span><text:span text:style-name="T70"> </text:span><text:span text:style-name="T4">de</text:span><text:span text:style-name="T70"> </text:span><text:span text:style-name="T4">diciembre,</text:span><text:span text:style-name="T70"> </text:span><text:span text:style-name="T4">por</text:span><text:span text:style-name="T70"> </text:span><text:span text:style-name="T4">la</text:span><text:span text:style-name="T70"> </text:span><text:span text:style-name="T4">que</text:span><text:span text:style-name="T70"> </text:span><text:span text:style-name="T4">se</text:span><text:span text:style-name="T70"> </text:span><text:span text:style-name="T4">establecen</text:span><text:span text:style-name="T70"> </text:span><text:span text:style-name="T4">medidas</text:span><text:span text:style-name="T70"> </text:span><text:span text:style-name="T4">de</text:span><text:span text:style-name="T70"> </text:span><text:span text:style-name="T4">lucha</text:span><text:span text:style-name="T70"> </text:span><text:span text:style-name="T4">contra</text:span><text:span text:style-name="T70"> </text:span><text:span text:style-name="T4">la</text:span><text:span text:style-name="T70"> </text:span><text:span text:style-name="T4">morosidad</text:span><text:span text:style-name="T70"> </text:span><text:span text:style-name="T4">en</text:span><text:span text:style-name="T70"> </text:span><text:span text:style-name="T4">las</text:span><text:span text:style-name="T70"> </text:span><text:span text:style-name="T4">operaciones</text:span><text:span text:style-name="T70"> </text:span><text:span text:style-name="T4">comerciales.</text:span><text:span text:style-name="T70"> </text:span><text:span text:style-name="T4">Para</text:span><text:span text:style-name="T70"> </text:span><text:span text:style-name="T4">que</text:span><text:span text:style-name="T70"> </text:span><text:span text:style-name="T4">haya</text:span><text:span text:style-name="T70"> </text:span><text:span text:style-name="T4">lugar</text:span><text:span text:style-name="T70"> </text:span><text:span text:style-name="T4">al</text:span><text:span text:style-name="T70"> </text:span><text:span text:style-name="T4">inicio</text:span><text:span text:style-name="T70"> </text:span><text:span text:style-name="T4">del</text:span><text:span text:style-name="T70"> </text:span><text:span text:style-name="T4">cómputo</text:span><text:span text:style-name="T70"> </text:span><text:span text:style-name="T4">de</text:span><text:span text:style-name="T70"> </text:span><text:span text:style-name="T4">plazo</text:span><text:span text:style-name="T70"> </text:span><text:span text:style-name="T4">para</text:span><text:span text:style-name="T70"> </text:span><text:span text:style-name="T4">el</text:span><text:span text:style-name="T70"> </text:span><text:span text:style-name="T4">devengo</text:span><text:span text:style-name="T70"> </text:span><text:span text:style-name="T4">de</text:span><text:span text:style-name="T70"> </text:span><text:span text:style-name="T4">intereses,</text:span><text:span text:style-name="T70"> </text:span><text:span text:style-name="T4">la</text:span><text:span text:style-name="T70"> </text:span><text:span text:style-name="T4">persona</text:span><text:span text:style-name="T70"> </text:span><text:span text:style-name="T4">contratista</text:span><text:span text:style-name="T70"> </text:span><text:span text:style-name="T4">deberá</text:span><text:span text:style-name="T70"> </text:span><text:span text:style-name="T4">haber</text:span><text:span text:style-name="T70"> </text:span><text:span text:style-name="T4">cumplido</text:span><text:span text:style-name="T70"> </text:span><text:span text:style-name="T4">la</text:span><text:span text:style-name="T70"> </text:span><text:span text:style-name="T4">obligación</text:span><text:span text:style-name="T70"> </text:span><text:span text:style-name="T4">de</text:span><text:span text:style-name="T70"> </text:span><text:span text:style-name="T4">presentar</text:span><text:span text:style-name="T70"> </text:span><text:span text:style-name="T4">la</text:span><text:span text:style-name="T70"> </text:span><text:span text:style-name="T4">factura</text:span><text:span text:style-name="T70"> </text:span><text:span text:style-name="T4">ante</text:span><text:span text:style-name="T70"> </text:span><text:span text:style-name="T4">el</text:span><text:span text:style-name="T70"> </text:span><text:span text:style-name="T4">Registro</text:span><text:span text:style-name="T70"> </text:span><text:span text:style-name="T4">indicado</text:span><text:span text:style-name="T70"> </text:span><text:span text:style-name="T4">en</text:span><text:span text:style-name="T70"> </text:span><text:span text:style-name="T4">el</text:span><text:span text:style-name="T70"> </text:span><text:span text:style-name="T4">anexo</text:span><text:span text:style-name="T70"> </text:span><text:span text:style-name="T4">I-A,</text:span><text:span text:style-name="T70"> </text:span><text:span text:style-name="T4">en</text:span><text:span text:style-name="T70"> </text:span><text:span text:style-name="T4">tiempo</text:span><text:span text:style-name="T70"> </text:span><text:span text:style-name="T4">y</text:span><text:span text:style-name="T70"> </text:span><text:span text:style-name="T4">forma,</text:span><text:span text:style-name="T70"> </text:span><text:span text:style-name="T4">en</text:span><text:span text:style-name="T70"> </text:span><text:span text:style-name="T4">el</text:span><text:span text:style-name="T70"> </text:span><text:span text:style-name="T4">plazo</text:span><text:span text:style-name="T70"> </text:span><text:span text:style-name="T4">de</text:span><text:span text:style-name="T70"> </text:span><text:span text:style-name="T4">treinta</text:span><text:span text:style-name="T70"> </text:span><text:span text:style-name="T4">días</text:span><text:span text:style-name="T70"> </text:span><text:span text:style-name="T4">desde</text:span><text:span text:style-name="T70"> </text:span><text:span text:style-name="T4">la</text:span><text:span text:style-name="T70"> </text:span><text:span text:style-name="T4">fecha</text:span><text:span text:style-name="T70"> </text:span><text:span text:style-name="T4">de</text:span><text:span text:style-name="T70"> </text:span><text:span text:style-name="T4">efectiva</text:span><text:span text:style-name="T70"> </text:span><text:span text:style-name="T4">prestación</text:span><text:span text:style-name="T70"> </text:span><text:span text:style-name="T4">del</text:span><text:span text:style-name="T70"> </text:span><text:span text:style-name="T4">servicio.</text:span></text:p>
      <text:p text:style-name="P109"><text:soft-page-break/></text:p>
      <text:p text:style-name="P177"><text:span text:style-name="T77">En</text:span><text:span text:style-name="T78"> </text:span><text:span text:style-name="T77">todo</text:span><text:span text:style-name="T78"> </text:span><text:span text:style-name="T77">caso,</text:span><text:span text:style-name="T78"> </text:span><text:span text:style-name="T77">si</text:span><text:span text:style-name="T78"> </text:span><text:span text:style-name="T4">la</text:span><text:span text:style-name="T70"> </text:span><text:span text:style-name="T4">persona</text:span><text:span text:style-name="T70"> </text:span><text:span text:style-name="T4">contratista</text:span><text:span text:style-name="T70"> </text:span><text:span text:style-name="T77">incumpliera</text:span><text:span text:style-name="T78"> </text:span><text:span text:style-name="T77">el</text:span><text:span text:style-name="T78"> </text:span><text:span text:style-name="T77">plazo</text:span><text:span text:style-name="T78"> </text:span><text:span text:style-name="T77">de</text:span><text:span text:style-name="T78"> </text:span><text:span text:style-name="T77">treinta</text:span><text:span text:style-name="T78"> </text:span><text:span text:style-name="T77">días</text:span><text:span text:style-name="T78"> </text:span><text:span text:style-name="T77">para</text:span><text:span text:style-name="T78"> </text:span><text:span text:style-name="T77">presentar</text:span><text:span text:style-name="T78"> </text:span><text:span text:style-name="T77">la</text:span><text:span text:style-name="T78"> </text:span><text:span text:style-name="T77">factura</text:span><text:span text:style-name="T78"> </text:span><text:span text:style-name="T77">ante</text:span><text:span text:style-name="T78"> </text:span><text:span text:style-name="T77">el</text:span><text:span text:style-name="T78"> </text:span><text:span text:style-name="T77">Registro,</text:span><text:span text:style-name="T78"> </text:span><text:span text:style-name="T77">el</text:span><text:span text:style-name="T78"> </text:span><text:span text:style-name="T77">devengo</text:span><text:span text:style-name="T78"> </text:span><text:span text:style-name="T77">de</text:span><text:span text:style-name="T78"> </text:span><text:span text:style-name="T77">intereses</text:span><text:span text:style-name="T78"> </text:span><text:span text:style-name="T77">no</text:span><text:span text:style-name="T78"> </text:span><text:span text:style-name="T77">se</text:span><text:span text:style-name="T78"> </text:span><text:span text:style-name="T77">iniciará</text:span><text:span text:style-name="T78"> </text:span><text:span text:style-name="T77">hasta</text:span><text:span text:style-name="T78"> </text:span><text:span text:style-name="T77">transcurridos</text:span><text:span text:style-name="T78"> </text:span><text:span text:style-name="T77">treinta</text:span><text:span text:style-name="T78"> </text:span><text:span text:style-name="T77">días</text:span><text:span text:style-name="T78"> </text:span><text:span text:style-name="T77">desde</text:span><text:span text:style-name="T78"> </text:span><text:span text:style-name="T77">la</text:span><text:span text:style-name="T78"> </text:span><text:span text:style-name="T77">fecha</text:span><text:span text:style-name="T78"> </text:span><text:span text:style-name="T77">de</text:span><text:span text:style-name="T78"> </text:span><text:span text:style-name="T77">presentación</text:span><text:span text:style-name="T78"> </text:span><text:span text:style-name="T77">de</text:span><text:span text:style-name="T78"> </text:span><text:span text:style-name="T77">la</text:span><text:span text:style-name="T78"> </text:span><text:span text:style-name="T77">factura</text:span><text:span text:style-name="T78"> </text:span><text:span text:style-name="T77">en</text:span><text:span text:style-name="T78"> </text:span><text:span text:style-name="T77">el</text:span><text:span text:style-name="T78"> </text:span><text:span text:style-name="T77">Registro,</text:span><text:span text:style-name="T78"> </text:span><text:span text:style-name="T77">sin</text:span><text:span text:style-name="T78"> </text:span><text:span text:style-name="T77">que</text:span><text:span text:style-name="T78"> </text:span><text:span text:style-name="T77">la</text:span><text:span text:style-name="T78"> </text:span><text:span text:style-name="T77">Administración</text:span><text:span text:style-name="T78"> </text:span><text:span text:style-name="T77">haya</text:span><text:span text:style-name="T78"> </text:span><text:span text:style-name="T77">aprobado</text:span><text:span text:style-name="T78"> </text:span><text:span text:style-name="T77">la</text:span><text:span text:style-name="T78"> </text:span><text:span text:style-name="T77">conformidad,</text:span><text:span text:style-name="T78"> </text:span><text:span text:style-name="T77">si</text:span><text:span text:style-name="T78"> </text:span><text:span text:style-name="T77">procede,</text:span><text:span text:style-name="T78"> </text:span><text:span text:style-name="T77">y</text:span><text:span text:style-name="T78"> </text:span><text:span text:style-name="T77">efectuado</text:span><text:span text:style-name="T78"> </text:span><text:span text:style-name="T77">el</text:span><text:span text:style-name="T78"> </text:span><text:span text:style-name="T77">correspondiente</text:span><text:span text:style-name="T78"> </text:span><text:span text:style-name="T77">abono.</text:span></text:p>
      <text:p text:style-name="P176"/>
      <text:p text:style-name="P177"><text:span text:style-name="T77">Asimismo</text:span><text:span text:style-name="T78"> </text:span><text:span text:style-name="T77">si</text:span><text:span text:style-name="T78"> </text:span><text:span text:style-name="T77">se</text:span><text:span text:style-name="T78"> </text:span><text:span text:style-name="T77">produjera</text:span><text:span text:style-name="T78"> </text:span><text:span text:style-name="T77">demora</text:span><text:span text:style-name="T78"> </text:span><text:span text:style-name="T77">en</text:span><text:span text:style-name="T78"> </text:span><text:span text:style-name="T77">el</text:span><text:span text:style-name="T78"> </text:span><text:span text:style-name="T77">pago</text:span><text:span text:style-name="T78"> </text:span><text:span text:style-name="T77">del</text:span><text:span text:style-name="T78"> </text:span><text:span text:style-name="T77">saldo</text:span><text:span text:style-name="T78"> </text:span><text:span text:style-name="T77">de</text:span><text:span text:style-name="T78"> </text:span><text:span text:style-name="T77">liquidación,</text:span><text:span text:style-name="T78"> </text:span><text:span text:style-name="T4">la</text:span><text:span text:style-name="T70"> </text:span><text:span text:style-name="T4">persona</text:span><text:span text:style-name="T70"> </text:span><text:span text:style-name="T4">contratista</text:span><text:span text:style-name="T70"> </text:span><text:span text:style-name="T77">tendrá</text:span><text:span text:style-name="T78"> </text:span><text:span text:style-name="T77">derecho</text:span><text:span text:style-name="T78"> </text:span><text:span text:style-name="T77">a</text:span><text:span text:style-name="T78"> </text:span><text:span text:style-name="T77">percibir</text:span><text:span text:style-name="T78"> </text:span><text:span text:style-name="T77">los</text:span><text:span text:style-name="T78"> </text:span><text:span text:style-name="T77">intereses</text:span><text:span text:style-name="T78"> </text:span><text:span text:style-name="T77">de</text:span><text:span text:style-name="T78"> </text:span><text:span text:style-name="T77">demora</text:span><text:span text:style-name="T78"> </text:span><text:span text:style-name="T77">y</text:span><text:span text:style-name="T78"> </text:span><text:span text:style-name="T77">la</text:span><text:span text:style-name="T78"> </text:span><text:span text:style-name="T77">indemnización</text:span><text:span text:style-name="T78"> </text:span><text:span text:style-name="T77">por</text:span><text:span text:style-name="T78"> </text:span><text:span text:style-name="T77">los</text:span><text:span text:style-name="T78"> </text:span><text:span text:style-name="T77">costes</text:span><text:span text:style-name="T78"> </text:span><text:span text:style-name="T77">de</text:span><text:span text:style-name="T78"> </text:span><text:span text:style-name="T77">cobro</text:span><text:span text:style-name="T78"> </text:span><text:span text:style-name="T77">en</text:span><text:span text:style-name="T78"> </text:span><text:span text:style-name="T77">los</text:span><text:span text:style-name="T78"> </text:span><text:span text:style-name="T77">términos</text:span><text:span text:style-name="T78"> </text:span><text:span text:style-name="T77">previstos</text:span><text:span text:style-name="T78"> </text:span><text:span text:style-name="T77">en</text:span><text:span text:style-name="T78"> </text:span><text:span text:style-name="T77">la</text:span><text:span text:style-name="T78"> </text:span><text:span text:style-name="T77">citada</text:span><text:span text:style-name="T78"> </text:span><text:span text:style-name="T77">Ley</text:span><text:span text:style-name="T78"> </text:span><text:span text:style-name="T77">3/2004.</text:span></text:p>
      <text:p text:style-name="P176"/>
      <text:p text:style-name="P286"><text:span text:style-name="T7"><text:s text:c="4"/></text:span><text:span text:style-name="T5">20.</text:span><text:span text:style-name="T7"> </text:span><text:span text:style-name="T5">Propiedad</text:span><text:span text:style-name="T7"> </text:span><text:span text:style-name="T5">de</text:span><text:span text:style-name="T7"> </text:span><text:span text:style-name="T5">los</text:span><text:span text:style-name="T7"> </text:span><text:span text:style-name="T5">trabajos</text:span><text:span text:style-name="T7"> </text:span><text:span text:style-name="T5">realizados.</text:span></text:p>
      <text:p text:style-name="P161"/>
      <text:p text:style-name="P169">Quedarán<text:span text:style-name="T2"> </text:span>en<text:span text:style-name="T2"> </text:span>propiedad<text:span text:style-name="T2"> </text:span>de<text:span text:style-name="T2"> </text:span>la<text:span text:style-name="T2"> </text:span>Junta<text:span text:style-name="T2"> </text:span>de<text:span text:style-name="T2"> </text:span>Andalucía<text:span text:style-name="T2"> </text:span>tanto<text:span text:style-name="T2"> </text:span>el<text:span text:style-name="T2"> </text:span>servicio<text:span text:style-name="T2"> </text:span>recibido<text:span text:style-name="T2"> </text:span>como<text:span text:style-name="T2"> </text:span>los<text:span text:style-name="T2"> </text:span>derechos<text:span text:style-name="T2"> </text:span>inherentes<text:span text:style-name="T2"> </text:span>a<text:span text:style-name="T2"> </text:span>los<text:span text:style-name="T2"> </text:span>trabajos<text:span text:style-name="T2"> </text:span>realizados,<text:span text:style-name="T2"> </text:span>su<text:span text:style-name="T2"> </text:span>propiedad<text:span text:style-name="T2"> </text:span>industrial<text:span text:style-name="T2"> </text:span>y<text:span text:style-name="T2"> </text:span>comercial,<text:span text:style-name="T2"> </text:span>reservándose<text:span text:style-name="T2"> </text:span>la<text:span text:style-name="T2"> </text:span>Administración<text:span text:style-name="T2"> </text:span>su<text:span text:style-name="T2"> </text:span>utilización,<text:span text:style-name="T2"> </text:span>no<text:span text:style-name="T2"> </text:span>pudiendo<text:span text:style-name="T2"> </text:span>ser<text:span text:style-name="T2"> </text:span>objeto<text:span text:style-name="T2"> </text:span>de<text:span text:style-name="T2"> </text:span>comercialización,<text:span text:style-name="T2"> </text:span>reproducción<text:span text:style-name="T2"> </text:span>u<text:span text:style-name="T2"> </text:span>otro<text:span text:style-name="T2"> </text:span>uso<text:span text:style-name="T2"> </text:span>no<text:span text:style-name="T2"> </text:span>autorizado<text:span text:style-name="T2"> </text:span>expresamente<text:span text:style-name="T2"> </text:span>por<text:span text:style-name="T2"> </text:span>la<text:span text:style-name="T2"> </text:span>Administración<text:span text:style-name="T2"> </text:span>de<text:span text:style-name="T2"> </text:span>la<text:span text:style-name="T2"> </text:span>Junta<text:span text:style-name="T2"> </text:span>de<text:span text:style-name="T2"> </text:span>Andalucía,<text:span text:style-name="T2"> </text:span>y<text:span text:style-name="T2"> </text:span>ésta,<text:span text:style-name="T2"> </text:span>en<text:span text:style-name="T2"> </text:span>consecuencia,<text:span text:style-name="T2"> </text:span>podrá<text:span text:style-name="T2"> </text:span>recabar<text:span text:style-name="T2"> </text:span>en<text:span text:style-name="T2"> </text:span>cualquier<text:span text:style-name="T2"> </text:span>momento<text:span text:style-name="T2"> </text:span>la<text:span text:style-name="T2"> </text:span>entrega<text:span text:style-name="T2"> </text:span>de<text:span text:style-name="T2"> </text:span>los<text:span text:style-name="T2"> </text:span>documentos<text:span text:style-name="T2"> </text:span>o<text:span text:style-name="T2"> </text:span>materiales<text:span text:style-name="T2"> </text:span>que<text:span text:style-name="T2"> </text:span>la<text:span text:style-name="T2"> </text:span>integren,<text:span text:style-name="T2"> </text:span>con<text:span text:style-name="T2"> </text:span>todos<text:span text:style-name="T2"> </text:span>sus<text:span text:style-name="T2"> </text:span>antecedentes,<text:span text:style-name="T2"> </text:span>datos<text:span text:style-name="T2"> </text:span>o<text:span text:style-name="T2"> </text:span>procedimientos.</text:p>
      <text:p text:style-name="P169"/>
      <text:p text:style-name="P169">Los<text:span text:style-name="T2"> </text:span>contratos<text:span text:style-name="T2"> </text:span>de<text:span text:style-name="T2"> </text:span>servicios<text:span text:style-name="T2"> </text:span>que<text:span text:style-name="T2"> </text:span>tengan<text:span text:style-name="T2"> </text:span>por<text:span text:style-name="T2"> </text:span>objeto<text:span text:style-name="T2"> </text:span>el<text:span text:style-name="T2"> </text:span>desarrollo<text:span text:style-name="T2"> </text:span>y<text:span text:style-name="T2"> </text:span>la<text:span text:style-name="T2"> </text:span>puesta<text:span text:style-name="T2"> </text:span>a<text:span text:style-name="T2"> </text:span>disposición<text:span text:style-name="T2"> </text:span>de<text:span text:style-name="T2"> </text:span>productos<text:span text:style-name="T2"> </text:span>protegidos<text:span text:style-name="T2"> </text:span>por<text:span text:style-name="T2"> </text:span>un<text:span text:style-name="T2"> </text:span>derecho<text:span text:style-name="T2"> </text:span>de<text:span text:style-name="T2"> </text:span>propiedad<text:span text:style-name="T2"> </text:span>intelectual<text:span text:style-name="T2"> </text:span>o<text:span text:style-name="T2"> </text:span>industrial<text:span text:style-name="T2"> </text:span>llevarán<text:span text:style-name="T2"> </text:span>aparejada<text:span text:style-name="T2"> </text:span>la<text:span text:style-name="T2"> </text:span>cesión<text:span text:style-name="T2"> </text:span>de<text:span text:style-name="T2"> </text:span>éste<text:span text:style-name="T2"> </text:span>a<text:span text:style-name="T2"> </text:span>la<text:span text:style-name="T2"> </text:span>Administración<text:span text:style-name="T2"> </text:span>contratante.<text:span text:style-name="T2"> </text:span></text:p>
      <text:p text:style-name="P169"/>
      <text:p text:style-name="P169">La<text:span text:style-name="T2"> </text:span>persona<text:span text:style-name="T2"> </text:span>contratista<text:span text:style-name="T2"> </text:span>tendrá<text:span text:style-name="T2"> </text:span>la<text:span text:style-name="T2"> </text:span>obligación<text:span text:style-name="T2"> </text:span>de<text:span text:style-name="T2"> </text:span>proporcionar<text:span text:style-name="T2"> </text:span>en<text:span text:style-name="T2"> </text:span>soporte<text:span text:style-name="T2"> </text:span>informático<text:span text:style-name="T2"> </text:span>a<text:span text:style-name="T2"> </text:span>la<text:span text:style-name="T2"> </text:span>Administración<text:span text:style-name="T2"> </text:span>todos<text:span text:style-name="T2"> </text:span>los<text:span text:style-name="T2"> </text:span>datos,<text:span text:style-name="T2"> </text:span>cálculos,<text:span text:style-name="T2"> </text:span>procesos<text:span text:style-name="T2"> </text:span>y<text:span text:style-name="T2"> </text:span>procedimientos<text:span text:style-name="T2"> </text:span>empleados<text:span text:style-name="T2"> </text:span>durante<text:span text:style-name="T2"> </text:span>la<text:span text:style-name="T2"> </text:span>elaboración<text:span text:style-name="T2"> </text:span>de<text:span text:style-name="T2"> </text:span>los<text:span text:style-name="T2"> </text:span>trabajos.</text:p>
      <text:p text:style-name="P169"/>
      <text:p text:style-name="P169">Los<text:span text:style-name="T2"> </text:span>trabajos<text:span text:style-name="T2"> </text:span>que<text:span text:style-name="T2"> </text:span>constituyan<text:span text:style-name="T2"> </text:span>objeto<text:span text:style-name="T2"> </text:span>de<text:span text:style-name="T2"> </text:span>propiedad<text:span text:style-name="T2"> </text:span>intelectual,<text:span text:style-name="T2"> </text:span>se<text:span text:style-name="T2"> </text:span>entenderán<text:span text:style-name="T2"> </text:span>expresamente<text:span text:style-name="T2"> </text:span>cedidos<text:span text:style-name="T2"> </text:span>en<text:span text:style-name="T2"> </text:span>exclusiva<text:span text:style-name="T2"> </text:span>a<text:span text:style-name="T2"> </text:span>la<text:span text:style-name="T2"> </text:span>Administración<text:span text:style-name="T2"> </text:span>contratante,<text:span text:style-name="T2"> </text:span>salvo<text:span text:style-name="T2"> </text:span>en<text:span text:style-name="T2"> </text:span>el<text:span text:style-name="T2"> </text:span>caso<text:span text:style-name="T2"> </text:span>de<text:span text:style-name="T2"> </text:span>derechos<text:span text:style-name="T2"> </text:span>preexistentes,<text:span text:style-name="T2"> </text:span>en<text:span text:style-name="T2"> </text:span>los<text:span text:style-name="T2"> </text:span>que<text:span text:style-name="T2"> </text:span>la<text:span text:style-name="T2"> </text:span>cesión<text:span text:style-name="T2"> </text:span>puede<text:span text:style-name="T2"> </text:span>no<text:span text:style-name="T2"> </text:span>ser<text:span text:style-name="T2"> </text:span>con<text:span text:style-name="T2"> </text:span>carácter<text:span text:style-name="T2"> </text:span>de<text:span text:style-name="T2"> </text:span>exclusividad.</text:p>
      <text:p text:style-name="P169"/>
      <text:p text:style-name="P161">21.<text:span text:style-name="T2"> </text:span>Modificación<text:span text:style-name="T2"> </text:span>del<text:span text:style-name="T2"> </text:span>contrato.</text:p>
      <text:p text:style-name="P493"/>
      <text:p text:style-name="P495">El<text:span text:style-name="T2"> </text:span>contrato<text:span text:style-name="T2"> </text:span>solo<text:span text:style-name="T2"> </text:span>podrá<text:span text:style-name="T2"> </text:span>ser<text:span text:style-name="T2"> </text:span>modificado<text:span text:style-name="T2"> </text:span>por<text:span text:style-name="T2"> </text:span>razones<text:span text:style-name="T2"> </text:span>de<text:span text:style-name="T2"> </text:span>interés<text:span text:style-name="T2"> </text:span>público<text:span text:style-name="T2"> </text:span>en<text:span text:style-name="T2"> </text:span>los<text:span text:style-name="T2"> </text:span>casos<text:span text:style-name="T2"> </text:span>y<text:span text:style-name="T2"> </text:span>en<text:span text:style-name="T2"> </text:span>la<text:span text:style-name="T2"> </text:span>forma<text:span text:style-name="T2"> </text:span>previstos<text:span text:style-name="T2"> </text:span>en<text:span text:style-name="T2"> </text:span>el<text:span text:style-name="T2"> </text:span>título<text:span text:style-name="T2"> </text:span>V<text:span text:style-name="T2"> </text:span>del<text:span text:style-name="T2"> </text:span></text:p>
      <text:p text:style-name="P495">libro<text:span text:style-name="T2"> </text:span>I<text:span text:style-name="T2"> </text:span>del<text:span text:style-name="T2"> </text:span>TRLCSP.</text:p>
      <text:p text:style-name="P495"/>
      <text:p text:style-name="P496"><text:span text:style-name="T122">En</text:span><text:span text:style-name="T137"> </text:span><text:span text:style-name="T122">el</text:span><text:span text:style-name="T137"> </text:span><text:span text:style-name="T122">anexo</text:span><text:span text:style-name="T137"> </text:span><text:span text:style-name="T122">I-A</text:span><text:span text:style-name="T137"> </text:span><text:span text:style-name="T122">se</text:span><text:span text:style-name="T137"> </text:span><text:span text:style-name="T122">indicará</text:span><text:span text:style-name="T139"> </text:span><text:span text:style-name="T122">la</text:span><text:span text:style-name="T137"> </text:span><text:span text:style-name="T122">posibilidad</text:span><text:span text:style-name="T137"> </text:span><text:span text:style-name="T122">o</text:span><text:span text:style-name="T137"> </text:span><text:span text:style-name="T122">no</text:span><text:span text:style-name="T137"> </text:span><text:span text:style-name="T122">de</text:span><text:span text:style-name="T137"> </text:span><text:span text:style-name="T122">modificación</text:span><text:span text:style-name="T137"> </text:span><text:span text:style-name="T122">del</text:span><text:span text:style-name="T137"> </text:span><text:span text:style-name="T122">contrato,</text:span><text:span text:style-name="T137"> </text:span><text:span text:style-name="T122">detallándose,</text:span><text:span text:style-name="T137"> </text:span><text:span text:style-name="T122">en</text:span><text:span text:style-name="T137"> </text:span><text:span text:style-name="T122">caso</text:span><text:span text:style-name="T137"> </text:span><text:span text:style-name="T122">afirmativo,</text:span><text:span text:style-name="T137"> </text:span><text:span text:style-name="T122">de</text:span><text:span text:style-name="T137"> </text:span><text:span text:style-name="T122">forma</text:span><text:span text:style-name="T137"> </text:span><text:span text:style-name="T122">clara,</text:span><text:span text:style-name="T137"> </text:span><text:span text:style-name="T122">precisa</text:span><text:span text:style-name="T137"> </text:span><text:span text:style-name="T122">e</text:span><text:span text:style-name="T137"> </text:span><text:span text:style-name="T122">inequívoca</text:span><text:span text:style-name="T137"> </text:span><text:span text:style-name="T122">las</text:span><text:span text:style-name="T137"> </text:span><text:span text:style-name="T122">condiciones</text:span><text:span text:style-name="T137"> </text:span><text:span text:style-name="T122">en</text:span><text:span text:style-name="T137"> </text:span><text:span text:style-name="T122">que</text:span><text:span text:style-name="T137"> </text:span><text:span text:style-name="T122">podrá</text:span><text:span text:style-name="T137"> </text:span><text:span text:style-name="T122">hacerse</text:span><text:span text:style-name="T137"> </text:span><text:span text:style-name="T122">uso</text:span><text:span text:style-name="T137"> </text:span><text:span text:style-name="T122">de</text:span><text:span text:style-name="T137"> </text:span><text:span text:style-name="T122">la</text:span><text:span text:style-name="T137"> </text:span><text:span text:style-name="T122">misma,</text:span><text:span text:style-name="T137"> </text:span><text:span text:style-name="T122">así</text:span><text:span text:style-name="T137"> </text:span><text:span text:style-name="T122">como</text:span><text:span text:style-name="T137"> </text:span><text:span text:style-name="T122">el</text:span><text:span text:style-name="T137"> </text:span><text:span text:style-name="T122">alcance</text:span><text:span text:style-name="T137"> </text:span><text:span text:style-name="T122">y</text:span><text:span text:style-name="T137"> </text:span><text:span text:style-name="T122">límites</text:span><text:span text:style-name="T137"> </text:span><text:span text:style-name="T122">de</text:span><text:span text:style-name="T137"> </text:span><text:span text:style-name="T122">dichas</text:span><text:span text:style-name="T137"> </text:span><text:span text:style-name="T122">modificaciones,</text:span><text:span text:style-name="T137"> </text:span><text:span text:style-name="T122">con</text:span><text:span text:style-name="T137"> </text:span><text:span text:style-name="T122">expresa</text:span><text:span text:style-name="T137"> </text:span><text:span text:style-name="T122">indicación</text:span><text:span text:style-name="T137"> </text:span><text:span text:style-name="T122">del</text:span><text:span text:style-name="T137"> </text:span><text:span text:style-name="T122">porcentaje</text:span><text:span text:style-name="T137"> </text:span><text:span text:style-name="T122">del</text:span><text:span text:style-name="T137"> </text:span><text:span text:style-name="T122">precio</text:span><text:span text:style-name="T137"> </text:span><text:span text:style-name="T122">del</text:span><text:span text:style-name="T137"> </text:span><text:span text:style-name="T122">contrato</text:span><text:span text:style-name="T137"> </text:span><text:span text:style-name="T122">al</text:span><text:span text:style-name="T137"> </text:span><text:span text:style-name="T122">que</text:span><text:span text:style-name="T137"> </text:span><text:span text:style-name="T122">como</text:span><text:span text:style-name="T137"> </text:span><text:span text:style-name="T122">máximo</text:span><text:span text:style-name="T137"> </text:span><text:span text:style-name="T122">pueda</text:span><text:span text:style-name="T137"> </text:span><text:span text:style-name="T122">afectar,</text:span><text:span text:style-name="T137"> </text:span><text:span text:style-name="T122">de</text:span><text:span text:style-name="T137"> </text:span><text:span text:style-name="T122">conformidad</text:span><text:span text:style-name="T137"> </text:span><text:span text:style-name="T122">con</text:span><text:span text:style-name="T137"> </text:span><text:span text:style-name="T122">lo</text:span><text:span text:style-name="T137"> </text:span><text:span text:style-name="T122">establecido</text:span><text:span text:style-name="T137"> </text:span><text:span text:style-name="T122">en</text:span><text:span text:style-name="T137"> </text:span><text:span text:style-name="T122">el</text:span><text:span text:style-name="T137"> </text:span><text:span text:style-name="T122">artículo</text:span><text:span text:style-name="T137"> </text:span><text:span text:style-name="T122">106</text:span><text:span text:style-name="T137"> </text:span><text:span text:style-name="T122">del</text:span><text:span text:style-name="T137"> </text:span><text:span text:style-name="T122">TRLCSP.</text:span><text:span text:style-name="T137"> </text:span></text:p>
      <text:p text:style-name="P497"/>
      <text:p text:style-name="P475">Asimismo<text:span text:style-name="T2"> </text:span>y<text:span text:style-name="T2"> </text:span>de<text:span text:style-name="T2"> </text:span>acuerdo<text:span text:style-name="T2"> </text:span>con<text:span text:style-name="T2"> </text:span>lo<text:span text:style-name="T2"> </text:span>establecido<text:span text:style-name="T2"> </text:span>en<text:span text:style-name="T2"> </text:span>dicho<text:span text:style-name="T2"> </text:span>artículo,<text:span text:style-name="T2"> </text:span>el<text:span text:style-name="T2"> </text:span>procedimiento<text:span text:style-name="T2"> </text:span>a<text:span text:style-name="T2"> </text:span>seguir<text:span text:style-name="T2"> </text:span>para<text:span text:style-name="T2"> </text:span>efectuar<text:span text:style-name="T2"> </text:span>la<text:span text:style-name="T2"> </text:span>modificación<text:span text:style-name="T2"> </text:span>del<text:span text:style-name="T2"> </text:span>contrato<text:span text:style-name="T2"> </text:span>en<text:span text:style-name="T2"> </text:span>los<text:span text:style-name="T2"> </text:span>supuestos<text:span text:style-name="T2"> </text:span>contemplados<text:span text:style-name="T2"> </text:span>en<text:span text:style-name="T2"> </text:span>el<text:span text:style-name="T2"> </text:span>citado<text:span text:style-name="T2"> </text:span>anexo<text:span text:style-name="T2"> </text:span>será<text:span text:style-name="T2"> </text:span>el<text:span text:style-name="T2"> </text:span>siguiente:</text:p>
      <text:p text:style-name="P475"/>
      <text:list xml:id="list597310081" text:style-name="WW8Num14">
        <text:list-item>
          <text:p text:style-name="P477">Resolución<text:span text:style-name="T2"> </text:span>de<text:span text:style-name="T2"> </text:span>inicio<text:span text:style-name="T2"> </text:span>de<text:span text:style-name="T2"> </text:span>expediente<text:span text:style-name="T2"> </text:span>de<text:span text:style-name="T2"> </text:span>modificación<text:span text:style-name="T2"> </text:span>del<text:span text:style-name="T2"> </text:span>contrato<text:span text:style-name="T2"> </text:span>por<text:span text:style-name="T2"> </text:span>el<text:span text:style-name="T2"> </text:span>órgano<text:span text:style-name="T2"> </text:span>de<text:span text:style-name="T2"> </text:span>contratación.<text:span text:style-name="T2"> </text:span></text:p>
        </text:list-item>
        <text:list-item>
          <text:p text:style-name="P487"><text:span text:style-name="T75">Audiencia</text:span><text:span text:style-name="T76"> </text:span><text:span text:style-name="T75">a</text:span><text:span text:style-name="T76"> </text:span><text:span text:style-name="T4">la</text:span><text:span text:style-name="T70"> </text:span><text:span text:style-name="T4">persona</text:span><text:span text:style-name="T70"> </text:span><text:span text:style-name="T4">contratista</text:span><text:span text:style-name="T70"> </text:span><text:span text:style-name="T75">por</text:span><text:span text:style-name="T76"> </text:span><text:span text:style-name="T75">un</text:span><text:span text:style-name="T76"> </text:span><text:span text:style-name="T75">plazo</text:span><text:span text:style-name="T76"> </text:span><text:span text:style-name="T75">de</text:span><text:span text:style-name="T76"> </text:span><text:span text:style-name="T75">5</text:span><text:span text:style-name="T76"> </text:span><text:span text:style-name="T75">días</text:span><text:span text:style-name="T76"> </text:span><text:span text:style-name="T75">hábiles.</text:span></text:p>
        </text:list-item>
        <text:list-item>
          <text:p text:style-name="P480">Informe<text:span text:style-name="T2"> </text:span>de<text:span text:style-name="T2"> </text:span>la<text:span text:style-name="T2"> </text:span>Asesoría<text:span text:style-name="T2"> </text:span>Jurídica<text:span text:style-name="T2"> </text:span>en<text:span text:style-name="T2"> </text:span>un<text:span text:style-name="T2"> </text:span>plazo<text:span text:style-name="T2"> </text:span>de<text:span text:style-name="T2"> </text:span>10<text:span text:style-name="T2"> </text:span>días.</text:p>
        </text:list-item>
        <text:list-item>
          <text:p text:style-name="P477">Propuesta<text:span text:style-name="T2"> </text:span>de<text:span text:style-name="T2"> </text:span>resolución<text:span text:style-name="T2"> </text:span>de<text:span text:style-name="T2"> </text:span>modificación<text:span text:style-name="T2"> </text:span>por<text:span text:style-name="T2"> </text:span>el<text:span text:style-name="T2"> </text:span>órgano<text:span text:style-name="T2"> </text:span>de<text:span text:style-name="T2"> </text:span>contratación.</text:p>
        </text:list-item>
        <text:list-item>
          <text:p text:style-name="P474">Informe<text:span text:style-name="T2"> </text:span>del<text:span text:style-name="T2"> </text:span>Consejo<text:span text:style-name="T2"> </text:span>Consultivo<text:span text:style-name="T2"> </text:span>de<text:span text:style-name="T2"> </text:span>Andalucía<text:span text:style-name="T2"> </text:span>cuando<text:span text:style-name="T2"> </text:span>la<text:span text:style-name="T2"> </text:span>cuantía<text:span text:style-name="T2"> </text:span>de<text:span text:style-name="T2"> </text:span>la<text:span text:style-name="T2"> </text:span>modificación,<text:span text:style-name="T2"> </text:span>aislada<text:span text:style-name="T2"> </text:span>o<text:span text:style-name="T2"> </text:span>conjuntamente,<text:span text:style-name="T2"> </text:span>sea<text:span text:style-name="T2"> </text:span>superior<text:span text:style-name="T2"> </text:span>a<text:span text:style-name="T2"> </text:span>un<text:span text:style-name="T2"> </text:span>10%<text:span text:style-name="T2"> </text:span>del<text:span text:style-name="T2"> </text:span>precio<text:span text:style-name="T2"> </text:span>primitivo<text:span text:style-name="T2"> </text:span>del<text:span text:style-name="T2"> </text:span>contrato,<text:span text:style-name="T2"> </text:span>cuando<text:span text:style-name="T2"> </text:span>éste<text:span text:style-name="T2"> </text:span>sea<text:span text:style-name="T2"> </text:span>igual<text:span text:style-name="T2"> </text:span>o<text:span text:style-name="T2"> </text:span>superior<text:span text:style-name="T2"> </text:span>a<text:span text:style-name="T2"> </text:span>6.000.000<text:span text:style-name="T2"> </text:span>de<text:span text:style-name="T2"> </text:span>euros<text:span text:style-name="T2"> </text:span>o<text:span text:style-name="T2"> </text:span>exceda<text:span text:style-name="T2"> </text:span>del<text:span text:style-name="T2"> </text:span>20%<text:span text:style-name="T2"> </text:span>del<text:span text:style-name="T2"> </text:span>precio<text:span text:style-name="T2"> </text:span>del<text:span text:style-name="T2"> </text:span>contrato,<text:span text:style-name="T2"> </text:span>independientemente<text:span text:style-name="T2"> </text:span>de<text:span text:style-name="T2"> </text:span>su<text:span text:style-name="T2"> </text:span>importe.</text:p>
        </text:list-item>
        <text:list-item>
          <text:p text:style-name="P477">Fiscalización,<text:span text:style-name="T2"> </text:span>en<text:span text:style-name="T2"> </text:span>su<text:span text:style-name="T2"> </text:span>caso,<text:span text:style-name="T2"> </text:span>del<text:span text:style-name="T2"> </text:span>gasto<text:span text:style-name="T2"> </text:span>correspondiente.</text:p>
        </text:list-item>
        <text:list-item>
          <text:p text:style-name="P477"><text:soft-page-break/>Resolución<text:span text:style-name="T2"> </text:span>motivada<text:span text:style-name="T2"> </text:span>del<text:span text:style-name="T2"> </text:span>órgano<text:span text:style-name="T2"> </text:span>de<text:span text:style-name="T2"> </text:span>contratación.</text:p>
        </text:list-item>
      </text:list>
      <text:p text:style-name="P177"><text:span text:style-name="T58">8.</text:span><text:span text:style-name="T59"> <text:s text:c="3"/></text:span><text:span text:style-name="T58">Notificación</text:span><text:span text:style-name="T59"> </text:span><text:span text:style-name="T58">a</text:span><text:span text:style-name="T59"> </text:span><text:span text:style-name="T4">la</text:span><text:span text:style-name="T70"> </text:span><text:span text:style-name="T4">persona</text:span><text:span text:style-name="T70"> </text:span><text:span text:style-name="T4">contratista</text:span><text:span text:style-name="T58">.</text:span></text:p>
      <text:p text:style-name="P170"/>
      <text:p text:style-name="P486"><text:span text:style-name="T75">Todas</text:span><text:span text:style-name="T76"> </text:span><text:span text:style-name="T75">aquellas</text:span><text:span text:style-name="T76"> </text:span><text:span text:style-name="T75">modificaciones</text:span><text:span text:style-name="T76"> </text:span><text:span text:style-name="T75">no</text:span><text:span text:style-name="T76"> </text:span><text:span text:style-name="T75">previstas</text:span><text:span text:style-name="T76"> </text:span><text:span text:style-name="T75">en</text:span><text:span text:style-name="T76"> </text:span><text:span text:style-name="T75">el</text:span><text:span text:style-name="T76"> </text:span><text:span text:style-name="T75">anexo</text:span><text:span text:style-name="T76"> </text:span><text:span text:style-name="T75">I-A</text:span><text:span text:style-name="T76"> </text:span><text:span text:style-name="T75">solo</text:span><text:span text:style-name="T76"> </text:span><text:span text:style-name="T75">podrán</text:span><text:span text:style-name="T76"> </text:span><text:span text:style-name="T75">efectuarse</text:span><text:span text:style-name="T76"> </text:span><text:span text:style-name="T75">cuando</text:span><text:span text:style-name="T76"> </text:span><text:span text:style-name="T75">se</text:span><text:span text:style-name="T76"> </text:span><text:span text:style-name="T75">justifique</text:span><text:span text:style-name="T76"> </text:span><text:span text:style-name="T75">suficientemente</text:span><text:span text:style-name="T76"> </text:span><text:span text:style-name="T75">la</text:span><text:span text:style-name="T76"> </text:span><text:span text:style-name="T75">concurrencia</text:span><text:span text:style-name="T76"> </text:span><text:span text:style-name="T75">de</text:span><text:span text:style-name="T76"> </text:span><text:span text:style-name="T75">alguna</text:span><text:span text:style-name="T76"> </text:span><text:span text:style-name="T75">de</text:span><text:span text:style-name="T76"> </text:span><text:span text:style-name="T75">las</text:span><text:span text:style-name="T76"> </text:span><text:span text:style-name="T75">circunstancias</text:span><text:span text:style-name="T76"> </text:span><text:span text:style-name="T75">previstas</text:span><text:span text:style-name="T76"> </text:span><text:span text:style-name="T75">en</text:span><text:span text:style-name="T76"> </text:span><text:span text:style-name="T75">el</text:span><text:span text:style-name="T76"> </text:span><text:span text:style-name="T75">artículo</text:span><text:span text:style-name="T76"> </text:span><text:span text:style-name="T71">107</text:span><text:span text:style-name="T74"> </text:span><text:span text:style-name="T71">del</text:span><text:span text:style-name="T74"> </text:span><text:span text:style-name="T71">TRLCSP</text:span></text:p>
      <text:p text:style-name="P170"/>
      <text:p text:style-name="P486"><text:span text:style-name="T75">Las</text:span><text:span text:style-name="T76"> </text:span><text:span text:style-name="T75">modificaciones</text:span><text:span text:style-name="T76"> </text:span><text:span text:style-name="T75">acordadas</text:span><text:span text:style-name="T76"> </text:span><text:span text:style-name="T75">por</text:span><text:span text:style-name="T76"> </text:span><text:span text:style-name="T75">el</text:span><text:span text:style-name="T76"> </text:span><text:span text:style-name="T75">órgano</text:span><text:span text:style-name="T76"> </text:span><text:span text:style-name="T75">de</text:span><text:span text:style-name="T76"> </text:span><text:span text:style-name="T75">contratación</text:span><text:span text:style-name="T76"> </text:span><text:span text:style-name="T75">serán</text:span><text:span text:style-name="T76"> </text:span><text:span text:style-name="T75">obligatorias</text:span><text:span text:style-name="T76"> </text:span><text:span text:style-name="T75">para</text:span><text:span text:style-name="T76"> </text:span><text:span text:style-name="T4">la</text:span><text:span text:style-name="T70"> </text:span><text:span text:style-name="T4">persona</text:span><text:span text:style-name="T70"> </text:span><text:span text:style-name="T4">contratista</text:span><text:span text:style-name="T70"> </text:span><text:span text:style-name="T75">y</text:span><text:span text:style-name="T76"> </text:span><text:span text:style-name="T75">deberán</text:span><text:span text:style-name="T76"> </text:span><text:span text:style-name="T75">formalizarse</text:span><text:span text:style-name="T76"> </text:span><text:span text:style-name="T75">conforme</text:span><text:span text:style-name="T76"> </text:span><text:span text:style-name="T75">a</text:span><text:span text:style-name="T76"> </text:span><text:span text:style-name="T75">lo</text:span><text:span text:style-name="T76"> </text:span><text:span text:style-name="T75">dispuesto</text:span><text:span text:style-name="T76"> </text:span><text:span text:style-name="T75">en</text:span><text:span text:style-name="T76"> </text:span><text:span text:style-name="T75">el</text:span><text:span text:style-name="T76"> </text:span><text:span text:style-name="T75">artículo</text:span><text:span text:style-name="T76"> </text:span><text:span text:style-name="T4">156</text:span><text:span text:style-name="T70"> </text:span><text:span text:style-name="T4">del</text:span><text:span text:style-name="T70"> </text:span><text:span text:style-name="T4">TRLCSP</text:span><text:span text:style-name="T75">.</text:span></text:p>
      <text:p text:style-name="P170"/>
      <text:p text:style-name="P177"><text:span text:style-name="T58">Cuando</text:span><text:span text:style-name="T59"> </text:span><text:span text:style-name="T58">como</text:span><text:span text:style-name="T59"> </text:span><text:span text:style-name="T58">consecuencia</text:span><text:span text:style-name="T59"> </text:span><text:span text:style-name="T58">de</text:span><text:span text:style-name="T59"> </text:span><text:span text:style-name="T58">modificaciones</text:span><text:span text:style-name="T59"> </text:span><text:span text:style-name="T58">del</text:span><text:span text:style-name="T59"> </text:span><text:span text:style-name="T58">contrato</text:span><text:span text:style-name="T59"> </text:span><text:span text:style-name="T58">de</text:span><text:span text:style-name="T59"> </text:span><text:span text:style-name="T58">servicios</text:span><text:span text:style-name="T59"> </text:span><text:span text:style-name="T58">de</text:span><text:span text:style-name="T59"> </text:span><text:span text:style-name="T58">mantenimiento</text:span><text:span text:style-name="T59"> </text:span><text:span text:style-name="T58">acordadas</text:span><text:span text:style-name="T59"> </text:span><text:span text:style-name="T58">conforme</text:span><text:span text:style-name="T59"> </text:span><text:span text:style-name="T58">a</text:span><text:span text:style-name="T59"> </text:span><text:span text:style-name="T58">lo</text:span><text:span text:style-name="T59"> </text:span><text:span text:style-name="T58">establecido</text:span><text:span text:style-name="T59"> </text:span><text:span text:style-name="T58">en</text:span><text:span text:style-name="T59"> </text:span><text:span text:style-name="T58">el</text:span><text:span text:style-name="T59"> </text:span><text:span text:style-name="T58">artículo</text:span><text:span text:style-name="T59"> </text:span><text:span text:style-name="T58">219</text:span><text:span text:style-name="T59"> </text:span><text:span text:style-name="T58">y</text:span><text:span text:style-name="T59"> </text:span><text:span text:style-name="T58">en</text:span><text:span text:style-name="T59"> </text:span><text:span text:style-name="T58">el</text:span><text:span text:style-name="T59"> </text:span><text:span text:style-name="T58">título</text:span><text:span text:style-name="T59"> </text:span><text:span text:style-name="T58">V</text:span><text:span text:style-name="T59"> </text:span><text:span text:style-name="T58">del</text:span><text:span text:style-name="T59"> </text:span><text:span text:style-name="T58">libro</text:span><text:span text:style-name="T59"> </text:span><text:span text:style-name="T58">I</text:span><text:span text:style-name="T59"> </text:span><text:span text:style-name="T58">del</text:span><text:span text:style-name="T59"> </text:span><text:span text:style-name="T58">TRLCSP</text:span><text:span text:style-name="T59"> </text:span><text:span text:style-name="T58">se</text:span><text:span text:style-name="T59"> </text:span><text:span text:style-name="T58">produzca</text:span><text:span text:style-name="T59"> </text:span><text:span text:style-name="T58">aumento,</text:span><text:span text:style-name="T59"> </text:span><text:span text:style-name="T58">reducción</text:span><text:span text:style-name="T59"> </text:span><text:span text:style-name="T58">o</text:span><text:span text:style-name="T59"> </text:span><text:span text:style-name="T58">supresión</text:span><text:span text:style-name="T59"> </text:span><text:span text:style-name="T58">de</text:span><text:span text:style-name="T59"> </text:span><text:span text:style-name="T58">equipos</text:span><text:span text:style-name="T59"> </text:span><text:span text:style-name="T58">a</text:span><text:span text:style-name="T59"> </text:span><text:span text:style-name="T58">mantener</text:span><text:span text:style-name="T59"> </text:span><text:span text:style-name="T58">o</text:span><text:span text:style-name="T59"> </text:span><text:span text:style-name="T58">la</text:span><text:span text:style-name="T59"> </text:span><text:span text:style-name="T58">sustitución</text:span><text:span text:style-name="T59"> </text:span><text:span text:style-name="T58">de</text:span><text:span text:style-name="T59"> </text:span><text:span text:style-name="T58">unos</text:span><text:span text:style-name="T59"> </text:span><text:span text:style-name="T58">equipos</text:span><text:span text:style-name="T59"> </text:span><text:span text:style-name="T58">por</text:span><text:span text:style-name="T59"> </text:span><text:span text:style-name="T58">otros,</text:span><text:span text:style-name="T59"> </text:span><text:span text:style-name="T58">siempre</text:span><text:span text:style-name="T59"> </text:span><text:span text:style-name="T58">que</text:span><text:span text:style-name="T59"> </text:span><text:span text:style-name="T58">los</text:span><text:span text:style-name="T59"> </text:span><text:span text:style-name="T58">mismos</text:span><text:span text:style-name="T59"> </text:span><text:span text:style-name="T58">estén</text:span><text:span text:style-name="T59"> </text:span><text:span text:style-name="T58">contenidos</text:span><text:span text:style-name="T59"> </text:span><text:span text:style-name="T58">en</text:span><text:span text:style-name="T59"> </text:span><text:span text:style-name="T58">el</text:span><text:span text:style-name="T59"> </text:span><text:span text:style-name="T58">contrato,</text:span><text:span text:style-name="T59"> </text:span><text:span text:style-name="T58">estas</text:span><text:span text:style-name="T59"> </text:span><text:span text:style-name="T58">modificaciones</text:span><text:span text:style-name="T59"> </text:span><text:span text:style-name="T58">serán</text:span><text:span text:style-name="T59"> </text:span><text:span text:style-name="T58">obligatorias</text:span><text:span text:style-name="T59"> </text:span><text:span text:style-name="T58">para</text:span><text:span text:style-name="T59"> </text:span><text:span text:style-name="T4">la</text:span><text:span text:style-name="T70"> </text:span><text:span text:style-name="T4">persona</text:span><text:span text:style-name="T70"> </text:span><text:span text:style-name="T4">contratista</text:span><text:span text:style-name="T58">,</text:span><text:span text:style-name="T59"> </text:span><text:span text:style-name="T58">sin</text:span><text:span text:style-name="T59"> </text:span><text:span text:style-name="T58">que</text:span><text:span text:style-name="T59"> </text:span><text:span text:style-name="T58">tenga</text:span><text:span text:style-name="T59"> </text:span><text:span text:style-name="T58">derecho</text:span><text:span text:style-name="T59"> </text:span><text:span text:style-name="T58">alguno,</text:span><text:span text:style-name="T59"> </text:span><text:span text:style-name="T58">en</text:span><text:span text:style-name="T59"> </text:span><text:span text:style-name="T58">caso</text:span><text:span text:style-name="T59"> </text:span><text:span text:style-name="T58">de</text:span><text:span text:style-name="T59"> </text:span><text:span text:style-name="T58">supresión</text:span><text:span text:style-name="T59"> </text:span><text:span text:style-name="T58">o</text:span><text:span text:style-name="T59"> </text:span><text:span text:style-name="T58">reducción</text:span><text:span text:style-name="T59"> </text:span><text:span text:style-name="T58">de</text:span><text:span text:style-name="T59"> </text:span><text:span text:style-name="T58">unidades</text:span><text:span text:style-name="T59"> </text:span><text:span text:style-name="T58">o</text:span><text:span text:style-name="T59"> </text:span><text:span text:style-name="T58">clases</text:span><text:span text:style-name="T59"> </text:span><text:span text:style-name="T58">de</text:span><text:span text:style-name="T59"> </text:span><text:span text:style-name="T58">equipos,</text:span><text:span text:style-name="T59"> </text:span><text:span text:style-name="T58">a</text:span><text:span text:style-name="T59"> </text:span><text:span text:style-name="T58">reclamar</text:span><text:span text:style-name="T59"> </text:span><text:span text:style-name="T58">indemnización</text:span><text:span text:style-name="T59"> </text:span><text:span text:style-name="T58">por</text:span><text:span text:style-name="T59"> </text:span><text:span text:style-name="T58">dichas</text:span><text:span text:style-name="T59"> </text:span><text:span text:style-name="T58">causas.</text:span></text:p>
      <text:p text:style-name="P170"/>
      <text:p text:style-name="P170">Los<text:span text:style-name="T2"> </text:span>posibles<text:span text:style-name="T2"> </text:span>aumentos<text:span text:style-name="T2"> </text:span>de<text:span text:style-name="T2"> </text:span>duración<text:span text:style-name="T2"> </text:span>del<text:span text:style-name="T2"> </text:span>contrato<text:span text:style-name="T2"> </text:span>producidos<text:span text:style-name="T2"> </text:span>por<text:span text:style-name="T2"> </text:span>modificación<text:span text:style-name="T2"> </text:span>o<text:span text:style-name="T2"> </text:span>por<text:span text:style-name="T2"> </text:span>prórroga<text:span text:style-name="T2"> </text:span>no<text:span text:style-name="T2"> </text:span>pueden<text:span text:style-name="T2"> </text:span>acumularse<text:span text:style-name="T2"> </text:span>de<text:span text:style-name="T2"> </text:span>manera<text:span text:style-name="T2"> </text:span>que<text:span text:style-name="T2"> </text:span>se<text:span text:style-name="T2"> </text:span>supere<text:span text:style-name="T2"> </text:span>el<text:span text:style-name="T2"> </text:span>plazo<text:span text:style-name="T2"> </text:span>máximo<text:span text:style-name="T2"> </text:span>de<text:span text:style-name="T2"> </text:span>duración<text:span text:style-name="T2"> </text:span>del<text:span text:style-name="T2"> </text:span>contrato,<text:span text:style-name="T2"> </text:span>incluidas<text:span text:style-name="T2"> </text:span>sus<text:span text:style-name="T2"> </text:span>prórrogas,<text:span text:style-name="T2"> </text:span>previsto<text:span text:style-name="T2"> </text:span>normativamente.</text:p>
      <text:p text:style-name="P170"/>
      <text:p text:style-name="P206"><text:span text:style-name="T54">22.</text:span><text:span text:style-name="T176"> </text:span><text:span text:style-name="T54">Extinción</text:span><text:span text:style-name="T56"> </text:span><text:span text:style-name="T54">del</text:span><text:span text:style-name="T56"> </text:span><text:span text:style-name="T54">contrato.</text:span></text:p>
      <text:p text:style-name="P180"/>
      <text:p text:style-name="P170">El<text:span text:style-name="T2"> </text:span>contrato<text:span text:style-name="T2"> </text:span>se<text:span text:style-name="T2"> </text:span>extingue<text:span text:style-name="T2"> </text:span>por<text:span text:style-name="T2"> </text:span>cumplimiento<text:span text:style-name="T2"> </text:span>o<text:span text:style-name="T2"> </text:span>por<text:span text:style-name="T2"> </text:span>resolución.</text:p>
      <text:p text:style-name="P170"/>
      <text:p text:style-name="P177"><text:span text:style-name="T4">En</text:span><text:span text:style-name="T70"> </text:span><text:span text:style-name="T4">todo</text:span><text:span text:style-name="T70"> </text:span><text:span text:style-name="T4">caso,</text:span><text:span text:style-name="T70"> </text:span><text:span text:style-name="T4">a</text:span><text:span text:style-name="T70"> </text:span><text:span text:style-name="T4">la</text:span><text:span text:style-name="T70"> </text:span><text:span text:style-name="T4">extinción</text:span><text:span text:style-name="T70"> </text:span><text:span text:style-name="T4">del</text:span><text:span text:style-name="T70"> </text:span><text:span text:style-name="T4">contrato</text:span><text:span text:style-name="T70"> </text:span><text:span text:style-name="T4">no</text:span><text:span text:style-name="T70"> </text:span><text:span text:style-name="T4">podrá</text:span><text:span text:style-name="T70"> </text:span><text:span text:style-name="T4">producirse</text:span><text:span text:style-name="T70"> </text:span><text:span text:style-name="T4">en</text:span><text:span text:style-name="T70"> </text:span><text:span text:style-name="T4">ningún</text:span><text:span text:style-name="T70"> </text:span><text:span text:style-name="T4">caso</text:span><text:span text:style-name="T70"> </text:span><text:span text:style-name="T4">la</text:span><text:span text:style-name="T70"> </text:span><text:span text:style-name="T4">consolidación</text:span><text:span text:style-name="T70"> </text:span><text:span text:style-name="T4">de</text:span><text:span text:style-name="T70"> </text:span><text:span text:style-name="T4">las</text:span><text:span text:style-name="T70"> </text:span><text:span text:style-name="T4">personas</text:span><text:span text:style-name="T70"> </text:span><text:span text:style-name="T4">que</text:span><text:span text:style-name="T70"> </text:span><text:span text:style-name="T4">hayan</text:span><text:span text:style-name="T70"> </text:span><text:span text:style-name="T4">realizado</text:span><text:span text:style-name="T70"> </text:span><text:span text:style-name="T4">los</text:span><text:span text:style-name="T70"> </text:span><text:span text:style-name="T4">trabajos</text:span><text:span text:style-name="T70"> </text:span><text:span text:style-name="T4">objeto</text:span><text:span text:style-name="T70"> </text:span><text:span text:style-name="T4">del</text:span><text:span text:style-name="T70"> </text:span><text:span text:style-name="T4">contrato</text:span><text:span text:style-name="T70"> </text:span><text:span text:style-name="T4">como</text:span><text:span text:style-name="T70"> </text:span><text:span text:style-name="T4">personal</text:span><text:span text:style-name="T70"> </text:span><text:span text:style-name="T4">del</text:span><text:span text:style-name="T70"> </text:span><text:span text:style-name="T4">órgano</text:span><text:span text:style-name="T70"> </text:span><text:span text:style-name="T4">de</text:span><text:span text:style-name="T70"> </text:span><text:span text:style-name="T4">contratación.</text:span><text:span text:style-name="T180"> </text:span></text:p>
      <text:p text:style-name="P181"/>
      <text:p text:style-name="P173">22.1.<text:span text:style-name="T2"> </text:span>Extinción<text:span text:style-name="T2"> </text:span>por<text:span text:style-name="T2"> </text:span>cumplimiento<text:span text:style-name="T2"> </text:span>del<text:span text:style-name="T2"> </text:span>contrato.</text:p>
      <text:p text:style-name="P180"/>
      <text:p text:style-name="P490"><text:span text:style-name="T75">El</text:span><text:span text:style-name="T76"> </text:span><text:span text:style-name="T75">contrato</text:span><text:span text:style-name="T76"> </text:span><text:span text:style-name="T75">se</text:span><text:span text:style-name="T76"> </text:span><text:span text:style-name="T75">extingue</text:span><text:span text:style-name="T76"> </text:span><text:span text:style-name="T75">por</text:span><text:span text:style-name="T76"> </text:span><text:span text:style-name="T75">el</text:span><text:span text:style-name="T76"> </text:span><text:span text:style-name="T75">cumplimiento</text:span><text:span text:style-name="T76"> </text:span><text:span text:style-name="T75">por</text:span><text:span text:style-name="T76"> </text:span><text:span text:style-name="T75">parte</text:span><text:span text:style-name="T76"> </text:span><text:span text:style-name="T75">de</text:span><text:span text:style-name="T76"> </text:span><text:span text:style-name="T4">la</text:span><text:span text:style-name="T70"> </text:span><text:span text:style-name="T4">persona</text:span><text:span text:style-name="T70"> </text:span><text:span text:style-name="T4">contratista</text:span><text:span text:style-name="T70"> </text:span><text:span text:style-name="T75">de</text:span><text:span text:style-name="T76"> </text:span><text:span text:style-name="T75">la</text:span><text:span text:style-name="T76"> </text:span><text:span text:style-name="T75">totalidad</text:span><text:span text:style-name="T76"> </text:span><text:span text:style-name="T75">de</text:span><text:span text:style-name="T76"> </text:span><text:span text:style-name="T75">la</text:span><text:span text:style-name="T76"> </text:span><text:span text:style-name="T75">prestación,</text:span><text:span text:style-name="T76"> </text:span><text:span text:style-name="T75">de</text:span><text:span text:style-name="T76"> </text:span><text:span text:style-name="T75">acuerdo</text:span><text:span text:style-name="T76"> </text:span><text:span text:style-name="T75">con</text:span><text:span text:style-name="T76"> </text:span><text:span text:style-name="T75">los</text:span><text:span text:style-name="T76"> </text:span><text:span text:style-name="T75">términos</text:span><text:span text:style-name="T76"> </text:span><text:span text:style-name="T75">establecidos</text:span><text:span text:style-name="T76"> </text:span><text:span text:style-name="T75">en</text:span><text:span text:style-name="T76"> </text:span><text:span text:style-name="T75">el</text:span><text:span text:style-name="T76"> </text:span><text:span text:style-name="T75">mismo.</text:span></text:p>
      <text:p text:style-name="P178"/>
      <text:p text:style-name="P287">22.2.<text:span text:style-name="T2"> </text:span>Extinción<text:span text:style-name="T2"> </text:span>por<text:span text:style-name="T2"> </text:span>resolución<text:span text:style-name="T2"> </text:span>del<text:span text:style-name="T2"> </text:span>contrato.</text:p>
      <text:p text:style-name="P161"/>
      <text:p text:style-name="P489">Son<text:span text:style-name="T2"> </text:span>causas<text:span text:style-name="T2"> </text:span>de<text:span text:style-name="T2"> </text:span>resolución<text:span text:style-name="T2"> </text:span>del<text:span text:style-name="T2"> </text:span>contrato,<text:span text:style-name="T2"> </text:span>las<text:span text:style-name="T2"> </text:span>previstas<text:span text:style-name="T2"> </text:span>en<text:span text:style-name="T2"> </text:span>los<text:span text:style-name="T2"> </text:span>artículos<text:span text:style-name="T2"> </text:span>223<text:span text:style-name="T2"> </text:span>y<text:span text:style-name="T2"> </text:span>308<text:span text:style-name="T2"> </text:span>del<text:span text:style-name="T2"> </text:span>TRLCSP,<text:span text:style-name="T2"> </text:span>con<text:span text:style-name="T2"> </text:span>los<text:span text:style-name="T2"> </text:span>derechos<text:span text:style-name="T2"> </text:span>que<text:span text:style-name="T2"> </text:span>se<text:span text:style-name="T2"> </text:span>establecen<text:span text:style-name="T2"> </text:span>en<text:span text:style-name="T2"> </text:span>los<text:span text:style-name="T2"> </text:span>mismos,<text:span text:style-name="T2"> </text:span>y<text:span text:style-name="T2"> </text:span>las<text:span text:style-name="T2"> </text:span>establecidas<text:span text:style-name="T2"> </text:span>en<text:span text:style-name="T2"> </text:span>el<text:span text:style-name="T2"> </text:span>anexo<text:span text:style-name="T2"> </text:span>I-A<text:span text:style-name="T2"> </text:span>del<text:span text:style-name="T2"> </text:span>presente<text:span text:style-name="T2"> </text:span>pliego.</text:p>
      <text:p text:style-name="P169"/>
      <text:p text:style-name="P234">Asimismo,<text:span text:style-name="T2"> </text:span>se<text:span text:style-name="T2"> </text:span>resolverá<text:span text:style-name="T2"> </text:span>el<text:span text:style-name="T2"> </text:span>contrato,<text:span text:style-name="T2"> </text:span>considerándose<text:span text:style-name="T2"> </text:span>a<text:span text:style-name="T2"> </text:span>todos<text:span text:style-name="T2"> </text:span>los<text:span text:style-name="T2"> </text:span>efectos<text:span text:style-name="T2"> </text:span>como<text:span text:style-name="T2"> </text:span>supuestos<text:span text:style-name="T2"> </text:span>de<text:span text:style-name="T2"> </text:span>resolución<text:span text:style-name="T2"> </text:span>por<text:span text:style-name="T2"> </text:span>culpa<text:span text:style-name="T2"> </text:span>de<text:span text:style-name="T2"> </text:span>la<text:span text:style-name="T2"> </text:span>persona<text:span text:style-name="T2"> </text:span>contratista:</text:p>
      <text:p text:style-name="P175"/>
      <text:p text:style-name="P288">a)<text:span text:style-name="T2"> </text:span>El<text:span text:style-name="T2"> </text:span>incumplimiento<text:span text:style-name="T2"> </text:span>de<text:span text:style-name="T2"> </text:span>la<text:span text:style-name="T2"> </text:span>obligación<text:span text:style-name="T2"> </text:span>de<text:span text:style-name="T2"> </text:span>guardar<text:span text:style-name="T2"> </text:span>sigilo<text:span text:style-name="T2"> </text:span>establecida<text:span text:style-name="T2"> </text:span>en<text:span text:style-name="T2"> </text:span>la<text:span text:style-name="T2"> </text:span>cláusula<text:span text:style-name="T2"> </text:span>13<text:span text:style-name="T2"> </text:span>de<text:span text:style-name="T2"> </text:span>este<text:span text:style-name="T2"> </text:span>pliego.</text:p>
      <text:p text:style-name="P290"/>
      <text:p text:style-name="P288">b)<text:span text:style-name="T2"> </text:span>El<text:span text:style-name="T2"> </text:span>abandono<text:span text:style-name="T2"> </text:span>por<text:span text:style-name="T2"> </text:span>parte<text:span text:style-name="T2"> </text:span>de<text:span text:style-name="T2"> </text:span>la<text:span text:style-name="T2"> </text:span>persona<text:span text:style-name="T2"> </text:span>contratista<text:span text:style-name="T2"> </text:span>del<text:span text:style-name="T2"> </text:span>servicio<text:span text:style-name="T2"> </text:span>objeto<text:span text:style-name="T2"> </text:span>del<text:span text:style-name="T2"> </text:span>contrato.</text:p>
      <text:p text:style-name="P288"/>
      <text:p text:style-name="P292">Se<text:span text:style-name="T2"> </text:span>entenderá<text:span text:style-name="T2"> </text:span>producido<text:span text:style-name="T2"> </text:span>el<text:span text:style-name="T2"> </text:span>abandono<text:span text:style-name="T2"> </text:span>cuando<text:span text:style-name="T2"> </text:span>la<text:span text:style-name="T2"> </text:span>prestación<text:span text:style-name="T2"> </text:span>no<text:span text:style-name="T2"> </text:span>se<text:span text:style-name="T2"> </text:span>desarrolle<text:span text:style-name="T2"> </text:span>con<text:span text:style-name="T2"> </text:span>la<text:span text:style-name="T2"> </text:span>regularidad<text:span text:style-name="T2"> </text:span>adecuada<text:span text:style-name="T2"> </text:span>o<text:span text:style-name="T2"> </text:span>con<text:span text:style-name="T2"> </text:span>los<text:span text:style-name="T2"> </text:span>medios<text:span text:style-name="T2"> </text:span>humanos<text:span text:style-name="T2"> </text:span>o<text:span text:style-name="T2"> </text:span>materiales<text:span text:style-name="T2"> </text:span>precisos<text:span text:style-name="T2"> </text:span>para<text:span text:style-name="T2"> </text:span>la<text:span text:style-name="T2"> </text:span>normal<text:span text:style-name="T2"> </text:span>ejecución<text:span text:style-name="T2"> </text:span>del<text:span text:style-name="T2"> </text:span>contrato<text:span text:style-name="T2"> </text:span>en<text:span text:style-name="T2"> </text:span>el<text:span text:style-name="T2"> </text:span>plazo<text:span text:style-name="T2"> </text:span>estipulado.<text:span text:style-name="T2"> </text:span>No<text:span text:style-name="T2"> </text:span>obstante,<text:span text:style-name="T2"> </text:span>cuando<text:span text:style-name="T2"> </text:span>se<text:span text:style-name="T2"> </text:span>de<text:span text:style-name="T2"> </text:span>este<text:span text:style-name="T2"> </text:span>supuesto,<text:span text:style-name="T2"> </text:span>la<text:span text:style-name="T2"> </text:span>Administración,<text:span text:style-name="T2"> </text:span>antes<text:span text:style-name="T2"> </text:span>de<text:span text:style-name="T2"> </text:span>declarar<text:span text:style-name="T2"> </text:span>la<text:span text:style-name="T2"> </text:span>resolución,<text:span text:style-name="T2"> </text:span>requerirá<text:span text:style-name="T2"> </text:span>a<text:span text:style-name="T2"> </text:span>la<text:span text:style-name="T2"> </text:span>persona<text:span text:style-name="T2"> </text:span>contratista<text:span text:style-name="T2"> </text:span>para<text:span text:style-name="T2"> </text:span>que<text:span text:style-name="T2"> </text:span>regularice<text:span text:style-name="T2"> </text:span>la<text:span text:style-name="T2"> </text:span>situación<text:span text:style-name="T2"> </text:span>en<text:span text:style-name="T2"> </text:span>el<text:span text:style-name="T2"> </text:span>plazo<text:span text:style-name="T2"> </text:span>de<text:span text:style-name="T2"> </text:span>cinco<text:span text:style-name="T2"> </text:span>días<text:span text:style-name="T2"> </text:span>a<text:span text:style-name="T2"> </text:span>contar<text:span text:style-name="T2"> </text:span>del<text:span text:style-name="T2"> </text:span>requerimiento.</text:p>
      <text:p text:style-name="P289"><text:s/></text:p>
      <text:p text:style-name="P234">c)<text:span text:style-name="T2"> </text:span>La<text:span text:style-name="T2"> </text:span>incursión<text:span text:style-name="T2"> </text:span>de<text:span text:style-name="T2"> </text:span>la<text:span text:style-name="T2"> </text:span>persona<text:span text:style-name="T2"> </text:span>contratista,<text:span text:style-name="T2"> </text:span>durante<text:span text:style-name="T2"> </text:span>la<text:span text:style-name="T2"> </text:span>vigencia<text:span text:style-name="T2"> </text:span>del<text:span text:style-name="T2"> </text:span>contrato,<text:span text:style-name="T2"> </text:span>en<text:span text:style-name="T2"> </text:span>alguna<text:span text:style-name="T2"> </text:span>de<text:span text:style-name="T2"> </text:span>las<text:span text:style-name="T2"> </text:span>prohibiciones<text:span text:style-name="T2"> </text:span>de<text:span text:style-name="T2"> </text:span>contratar<text:span text:style-name="T2"> </text:span>señaladas<text:span text:style-name="T2"> </text:span>en<text:span text:style-name="T2"> </text:span>la<text:span text:style-name="T2"> </text:span>normativa<text:span text:style-name="T2"> </text:span>vigente<text:span text:style-name="T2"> </text:span>o<text:span text:style-name="T2"> </text:span>en<text:span text:style-name="T2"> </text:span>incompatibilidad,<text:span text:style-name="T2"> </text:span>sin<text:span text:style-name="T2"> </text:span>la<text:span text:style-name="T2"> </text:span>obtención<text:span text:style-name="T2"> </text:span>inmediata<text:span text:style-name="T2"> </text:span>de<text:span text:style-name="T2"> </text:span>la<text:span text:style-name="T2"> </text:span><text:soft-page-break/>correspondiente<text:span text:style-name="T2"> </text:span>compatibilidad.</text:p>
      <text:p text:style-name="P288"/>
      <text:p text:style-name="P234">d)<text:span text:style-name="T2"> </text:span>Si<text:span text:style-name="T2"> </text:span>no<text:span text:style-name="T2"> </text:span>pudiese<text:span text:style-name="T2"> </text:span>producirse<text:span text:style-name="T2"> </text:span>la<text:span text:style-name="T2"> </text:span>subrogación<text:span text:style-name="T2"> </text:span>del<text:span text:style-name="T2"> </text:span>contrato<text:span text:style-name="T2"> </text:span>en<text:span text:style-name="T2"> </text:span>los<text:span text:style-name="T2"> </text:span>términos<text:span text:style-name="T2"> </text:span>establecidos<text:span text:style-name="T2"> </text:span>en<text:span text:style-name="T2"> </text:span>el<text:span text:style-name="T2"> </text:span>artículo<text:span text:style-name="T2"> </text:span>85<text:span text:style-name="T2"> </text:span>del<text:span text:style-name="T2"> </text:span>TRLCSP,<text:span text:style-name="T2"> </text:span>por<text:span text:style-name="T2"> </text:span>no<text:span text:style-name="T2"> </text:span>reunir<text:span text:style-name="T2"> </text:span>la<text:span text:style-name="T2"> </text:span>entidad<text:span text:style-name="T2"> </text:span>a<text:span text:style-name="T2"> </text:span>la<text:span text:style-name="T2"> </text:span>que<text:span text:style-name="T2"> </text:span>se<text:span text:style-name="T2"> </text:span>atribuya<text:span text:style-name="T2"> </text:span>el<text:span text:style-name="T2"> </text:span>contrato<text:span text:style-name="T2"> </text:span>las<text:span text:style-name="T2"> </text:span>condiciones<text:span text:style-name="T2"> </text:span>de<text:span text:style-name="T2"> </text:span>solvencia<text:span text:style-name="T2"> </text:span>necesarias.</text:p>
      <text:p text:style-name="P288"/>
      <text:p text:style-name="P234">El<text:span text:style-name="T2"> </text:span>acaecimiento<text:span text:style-name="T2"> </text:span>de<text:span text:style-name="T2"> </text:span>cualquiera<text:span text:style-name="T2"> </text:span>de<text:span text:style-name="T2"> </text:span>estas<text:span text:style-name="T2"> </text:span>causas,<text:span text:style-name="T2"> </text:span>en<text:span text:style-name="T2"> </text:span>los<text:span text:style-name="T2"> </text:span>términos<text:span text:style-name="T2"> </text:span>establecidos,<text:span text:style-name="T2"> </text:span>conllevará<text:span text:style-name="T2"> </text:span>la<text:span text:style-name="T2"> </text:span>resolución<text:span text:style-name="T2"> </text:span>del<text:span text:style-name="T2"> </text:span>contrato,<text:span text:style-name="T2"> </text:span>debiendo<text:span text:style-name="T2"> </text:span>indemnizar<text:span text:style-name="T2"> </text:span>la<text:span text:style-name="T2"> </text:span>persona<text:span text:style-name="T2"> </text:span>contratista<text:span text:style-name="T2"> </text:span>a<text:span text:style-name="T2"> </text:span>la<text:span text:style-name="T2"> </text:span>Administración<text:span text:style-name="T2"> </text:span>los<text:span text:style-name="T2"> </text:span>daños<text:span text:style-name="T2"> </text:span>y<text:span text:style-name="T2"> </text:span>perjuicios<text:span text:style-name="T2"> </text:span>ocasionados,<text:span text:style-name="T2"> </text:span>con<text:span text:style-name="T2"> </text:span>los<text:span text:style-name="T2"> </text:span>demás<text:span text:style-name="T2"> </text:span>efectos<text:span text:style-name="T2"> </text:span>que<text:span text:style-name="T2"> </text:span>procedan<text:span text:style-name="T2"> </text:span>conforme<text:span text:style-name="T2"> </text:span>a<text:span text:style-name="T2"> </text:span>la<text:span text:style-name="T2"> </text:span>normativa<text:span text:style-name="T2"> </text:span>aplicable.<text:span text:style-name="T2"> </text:span>El<text:span text:style-name="T2"> </text:span>importe<text:span text:style-name="T2"> </text:span>de<text:span text:style-name="T2"> </text:span>la<text:span text:style-name="T2"> </text:span>garantía<text:span text:style-name="T2"> </text:span>responderá<text:span text:style-name="T2"> </text:span>de<text:span text:style-name="T2"> </text:span>todo<text:span text:style-name="T2"> </text:span>ello,<text:span text:style-name="T2"> </text:span>en<text:span text:style-name="T2"> </text:span>cuanto<text:span text:style-name="T2"> </text:span>alcance,<text:span text:style-name="T2"> </text:span>y<text:span text:style-name="T2"> </text:span>sin<text:span text:style-name="T2"> </text:span>perjuicio<text:span text:style-name="T2"> </text:span>de<text:span text:style-name="T2"> </text:span>la<text:span text:style-name="T2"> </text:span>subsistencia<text:span text:style-name="T2"> </text:span>de<text:span text:style-name="T2"> </text:span>la<text:span text:style-name="T2"> </text:span>responsabilidad<text:span text:style-name="T2"> </text:span>de<text:span text:style-name="T2"> </text:span>la<text:span text:style-name="T2"> </text:span>persona<text:span text:style-name="T2"> </text:span>contratista<text:span text:style-name="T2"> </text:span>en<text:span text:style-name="T2"> </text:span>lo<text:span text:style-name="T2"> </text:span>que<text:span text:style-name="T2"> </text:span>se<text:span text:style-name="T2"> </text:span>refiere<text:span text:style-name="T2"> </text:span>al<text:span text:style-name="T2"> </text:span>importe<text:span text:style-name="T2"> </text:span>que<text:span text:style-name="T2"> </text:span>exceda<text:span text:style-name="T2"> </text:span>del<text:span text:style-name="T2"> </text:span>de<text:span text:style-name="T2"> </text:span>la<text:span text:style-name="T2"> </text:span>garantía<text:span text:style-name="T2"> </text:span>incautada,<text:span text:style-name="T2"> </text:span>en<text:span text:style-name="T2"> </text:span>su<text:span text:style-name="T2"> </text:span>caso.</text:p>
      <text:p text:style-name="P288"/>
      <text:p text:style-name="P238"><text:span text:style-name="T77">En</text:span><text:span text:style-name="T78"> </text:span><text:span text:style-name="T4">el</text:span><text:span text:style-name="T70"> </text:span><text:span text:style-name="T4">supuesto</text:span><text:span text:style-name="T70"> </text:span><text:span text:style-name="T4">de</text:span><text:span text:style-name="T70"> </text:span><text:span text:style-name="T4">que</text:span><text:span text:style-name="T70"> </text:span><text:span text:style-name="T4">fuese</text:span><text:span text:style-name="T70"> </text:span><text:span text:style-name="T4">necesario</text:span><text:span text:style-name="T70"> </text:span><text:span text:style-name="T4">que</text:span><text:span text:style-name="T70"> </text:span><text:span text:style-name="T4">la</text:span><text:span text:style-name="T70"> </text:span><text:span text:style-name="T4">prestación</text:span><text:span text:style-name="T70"> </text:span><text:span text:style-name="T4">se</text:span><text:span text:style-name="T70"> </text:span><text:span text:style-name="T4">ejecutase</text:span><text:span text:style-name="T70"> </text:span><text:span text:style-name="T4">en</text:span><text:span text:style-name="T70"> </text:span><text:span text:style-name="T4">forma</text:span><text:span text:style-name="T70"> </text:span><text:span text:style-name="T4">distinta</text:span><text:span text:style-name="T70"> </text:span><text:span text:style-name="T4">a</text:span><text:span text:style-name="T70"> </text:span><text:span text:style-name="T4">la</text:span><text:span text:style-name="T70"> </text:span><text:span text:style-name="T4">pactada</text:span><text:span text:style-name="T70"> </text:span><text:span text:style-name="T4">inicialmente,</text:span><text:span text:style-name="T70"> </text:span><text:span text:style-name="T4">deberá</text:span><text:span text:style-name="T70"> </text:span><text:span text:style-name="T4">procederse</text:span><text:span text:style-name="T70"> </text:span><text:span text:style-name="T4">a</text:span><text:span text:style-name="T70"> </text:span><text:span text:style-name="T4">la</text:span><text:span text:style-name="T70"> </text:span><text:span text:style-name="T4">resolución</text:span><text:span text:style-name="T70"> </text:span><text:span text:style-name="T4">del</text:span><text:span text:style-name="T70"> </text:span><text:span text:style-name="T4">contrato</text:span><text:span text:style-name="T70"> </text:span><text:span text:style-name="T4">en</text:span><text:span text:style-name="T70"> </text:span><text:span text:style-name="T4">vigor</text:span><text:span text:style-name="T70"> </text:span><text:span text:style-name="T4">y</text:span><text:span text:style-name="T70"> </text:span><text:span text:style-name="T4">a</text:span><text:span text:style-name="T70"> </text:span><text:span text:style-name="T4">la</text:span><text:span text:style-name="T70"> </text:span><text:span text:style-name="T4">celebración</text:span><text:span text:style-name="T70"> </text:span><text:span text:style-name="T4">de</text:span><text:span text:style-name="T70"> </text:span><text:span text:style-name="T4">otro,</text:span><text:span text:style-name="T70"> </text:span><text:span text:style-name="T4">de</text:span><text:span text:style-name="T70"> </text:span><text:span text:style-name="T4">acuerdo</text:span><text:span text:style-name="T70"> </text:span><text:span text:style-name="T4">con</text:span><text:span text:style-name="T70"> </text:span><text:span text:style-name="T4">lo</text:span><text:span text:style-name="T70"> </text:span><text:span text:style-name="T4">previsto</text:span><text:span text:style-name="T70"> </text:span><text:span text:style-name="T4">en</text:span><text:span text:style-name="T70"> </text:span><text:span text:style-name="T4">el</text:span><text:span text:style-name="T70"> </text:span><text:span text:style-name="T4">Libro</text:span><text:span text:style-name="T70"> </text:span><text:span text:style-name="T4">III</text:span><text:span text:style-name="T70"> </text:span><text:span text:style-name="T4">del</text:span><text:span text:style-name="T70"> </text:span><text:span text:style-name="T4">TRLCSP.</text:span></text:p>
      <text:p text:style-name="P288"/>
      <text:p text:style-name="P234">En<text:span text:style-name="T2"> </text:span>caso<text:span text:style-name="T2"> </text:span>de<text:span text:style-name="T2"> </text:span>que<text:span text:style-name="T2"> </text:span>se<text:span text:style-name="T2"> </text:span>inicie<text:span text:style-name="T2"> </text:span>expediente<text:span text:style-name="T2"> </text:span>de<text:span text:style-name="T2"> </text:span>resolución<text:span text:style-name="T2"> </text:span>del<text:span text:style-name="T2"> </text:span>contrato<text:span text:style-name="T2"> </text:span>por<text:span text:style-name="T2"> </text:span>imposibilidad<text:span text:style-name="T2"> </text:span>de<text:span text:style-name="T2"> </text:span>ejecutar<text:span text:style-name="T2"> </text:span>la<text:span text:style-name="T2"> </text:span>prestación<text:span text:style-name="T2"> </text:span>en<text:span text:style-name="T2"> </text:span>los<text:span text:style-name="T2"> </text:span>términos<text:span text:style-name="T2"> </text:span>inicialmente<text:span text:style-name="T2"> </text:span>pactados,<text:span text:style-name="T2"> </text:span>o<text:span text:style-name="T2"> </text:span>por<text:span text:style-name="T2"> </text:span>la<text:span text:style-name="T2"> </text:span>posibilidad<text:span text:style-name="T2"> </text:span>cierta<text:span text:style-name="T2"> </text:span>de<text:span text:style-name="T2"> </text:span>producción<text:span text:style-name="T2"> </text:span>de<text:span text:style-name="T2"> </text:span>una<text:span text:style-name="T2"> </text:span>lesión<text:span text:style-name="T2"> </text:span>grave<text:span text:style-name="T2"> </text:span>al<text:span text:style-name="T2"> </text:span>interés<text:span text:style-name="T2"> </text:span>público,<text:span text:style-name="T2"> </text:span>de<text:span text:style-name="T2"> </text:span>continuarse<text:span text:style-name="T2"> </text:span>ejecutando<text:span text:style-name="T2"> </text:span>la<text:span text:style-name="T2"> </text:span>prestación<text:span text:style-name="T2"> </text:span>en<text:span text:style-name="T2"> </text:span>esos<text:span text:style-name="T2"> </text:span>términos,<text:span text:style-name="T2"> </text:span>podrá<text:span text:style-name="T2"> </text:span>iniciarse<text:span text:style-name="T2"> </text:span>el<text:span text:style-name="T2"> </text:span>procedimiento<text:span text:style-name="T2"> </text:span>para<text:span text:style-name="T2"> </text:span>la<text:span text:style-name="T2"> </text:span>adjudicación<text:span text:style-name="T2"> </text:span>del<text:span text:style-name="T2"> </text:span>nuevo<text:span text:style-name="T2"> </text:span>contrato,<text:span text:style-name="T2"> </text:span>si<text:span text:style-name="T2"> </text:span>bien<text:span text:style-name="T2"> </text:span>la<text:span text:style-name="T2"> </text:span>adjudicación<text:span text:style-name="T2"> </text:span>de<text:span text:style-name="T2"> </text:span>éste<text:span text:style-name="T2"> </text:span>quedará<text:span text:style-name="T2"> </text:span>condicionada<text:span text:style-name="T2"> </text:span>a<text:span text:style-name="T2"> </text:span>la<text:span text:style-name="T2"> </text:span>terminación<text:span text:style-name="T2"> </text:span>del<text:span text:style-name="T2"> </text:span>expediente<text:span text:style-name="T2"> </text:span>de<text:span text:style-name="T2"> </text:span>resolución.<text:span text:style-name="T2"> </text:span>Hasta<text:span text:style-name="T2"> </text:span>que<text:span text:style-name="T2"> </text:span>se<text:span text:style-name="T2"> </text:span>formalice<text:span text:style-name="T2"> </text:span>el<text:span text:style-name="T2"> </text:span>nuevo<text:span text:style-name="T2"> </text:span>contrato,<text:span text:style-name="T2"> </text:span>la<text:span text:style-name="T2"> </text:span>persona<text:span text:style-name="T2"> </text:span>contratista<text:span text:style-name="T2"> </text:span>quedará<text:span text:style-name="T2"> </text:span>obligado,<text:span text:style-name="T2"> </text:span>en<text:span text:style-name="T2"> </text:span>la<text:span text:style-name="T2"> </text:span>forma<text:span text:style-name="T2"> </text:span>y<text:span text:style-name="T2"> </text:span>con<text:span text:style-name="T2"> </text:span>el<text:span text:style-name="T2"> </text:span>alcance<text:span text:style-name="T2"> </text:span>que<text:span text:style-name="T2"> </text:span>determine<text:span text:style-name="T2"> </text:span>el<text:span text:style-name="T2"> </text:span>órgano<text:span text:style-name="T2"> </text:span>de<text:span text:style-name="T2"> </text:span>contratación,<text:span text:style-name="T2"> </text:span>a<text:span text:style-name="T2"> </text:span>adoptar<text:span text:style-name="T2"> </text:span>las<text:span text:style-name="T2"> </text:span>medidas<text:span text:style-name="T2"> </text:span>necesarias<text:span text:style-name="T2"> </text:span>por<text:span text:style-name="T2"> </text:span>razones<text:span text:style-name="T2"> </text:span>de<text:span text:style-name="T2"> </text:span>seguridad,<text:span text:style-name="T2"> </text:span>o<text:span text:style-name="T2"> </text:span>indispensables<text:span text:style-name="T2"> </text:span>para<text:span text:style-name="T2"> </text:span>evitar<text:span text:style-name="T2"> </text:span>un<text:span text:style-name="T2"> </text:span>grave<text:span text:style-name="T2"> </text:span>trastorno<text:span text:style-name="T2"> </text:span>al<text:span text:style-name="T2"> </text:span>servicio<text:span text:style-name="T2"> </text:span>público,<text:span text:style-name="T2"> </text:span>de<text:span text:style-name="T2"> </text:span>conformidad<text:span text:style-name="T2"> </text:span>con<text:span text:style-name="T2"> </text:span>lo<text:span text:style-name="T2"> </text:span>establecido<text:span text:style-name="T2"> </text:span>en<text:span text:style-name="T2"> </text:span>el<text:span text:style-name="T2"> </text:span>apartado<text:span text:style-name="T2"> </text:span>6<text:span text:style-name="T2"> </text:span>del<text:span text:style-name="T2"> </text:span>artículo<text:span text:style-name="T2"> </text:span>225<text:span text:style-name="T2"> </text:span>del<text:span text:style-name="T2"> </text:span>TRLCSP.<text:span text:style-name="T2"> </text:span></text:p>
      <text:h text:style-name="P426" text:outline-level="5"/>
      <text:h text:style-name="P429" text:outline-level="5">IV.<text:span text:style-name="T2"> </text:span>PRERROGATIVAS<text:span text:style-name="T2"> </text:span>DE<text:span text:style-name="T2"> </text:span>LA<text:span text:style-name="T2"> </text:span>ADMINISTRACIÓN,<text:span text:style-name="T2"> </text:span>JURISDICCIÓN<text:span text:style-name="T2"> </text:span>Y<text:span text:style-name="T2"> </text:span>RECURSOS</text:h>
      <text:p text:style-name="P214"/>
      <text:p text:style-name="P162">23.<text:span text:style-name="T2"> </text:span>Prerrogativas<text:span text:style-name="T2"> </text:span>de<text:span text:style-name="T2"> </text:span>la<text:span text:style-name="T2"> </text:span>Administración.</text:p>
      <text:p text:style-name="P189"><text:tab/></text:p>
      <text:p text:style-name="P483">El<text:span text:style-name="T2"> </text:span>órgano<text:span text:style-name="T2"> </text:span>de<text:span text:style-name="T2"> </text:span>contratación<text:span text:style-name="T2"> </text:span>ostenta<text:span text:style-name="T2"> </text:span>la<text:span text:style-name="T2"> </text:span>prerrogativa<text:span text:style-name="T2"> </text:span>de<text:span text:style-name="T2"> </text:span>interpretar<text:span text:style-name="T2"> </text:span>los<text:span text:style-name="T2"> </text:span>contratos<text:span text:style-name="T2"> </text:span>administrativos<text:span text:style-name="T2"> </text:span>y<text:span text:style-name="T2"> </text:span>resolver<text:span text:style-name="T2"> </text:span>las<text:span text:style-name="T2"> </text:span>dudas<text:span text:style-name="T2"> </text:span>que<text:span text:style-name="T2"> </text:span>ofrezca<text:span text:style-name="T2"> </text:span>su<text:span text:style-name="T2"> </text:span>cumplimiento.<text:span text:style-name="T2"> </text:span>Igualmente<text:span text:style-name="T2"> </text:span>podrá<text:span text:style-name="T2"> </text:span>modificar<text:span text:style-name="T2"> </text:span>los<text:span text:style-name="T2"> </text:span>contratos<text:span text:style-name="T2"> </text:span>celebrados<text:span text:style-name="T2"> </text:span>y<text:span text:style-name="T2"> </text:span>acordar<text:span text:style-name="T2"> </text:span>su<text:span text:style-name="T2"> </text:span>resolución,<text:span text:style-name="T2"> </text:span>dentro<text:span text:style-name="T2"> </text:span>de<text:span text:style-name="T2"> </text:span>los<text:span text:style-name="T2"> </text:span>límites<text:span text:style-name="T2"> </text:span>y<text:span text:style-name="T2"> </text:span>con<text:span text:style-name="T2"> </text:span>sujeción<text:span text:style-name="T2"> </text:span>a<text:span text:style-name="T2"> </text:span>los<text:span text:style-name="T2"> </text:span>requisitos<text:span text:style-name="T2"> </text:span>y<text:span text:style-name="T2"> </text:span>efectos<text:span text:style-name="T2"> </text:span>señalados<text:span text:style-name="T2"> </text:span>en<text:span text:style-name="T2"> </text:span>el<text:span text:style-name="T2"> </text:span>TRLCSP<text:span text:style-name="T2"> </text:span>y<text:span text:style-name="T2"> </text:span>demás<text:span text:style-name="T2"> </text:span>normativa<text:span text:style-name="T2"> </text:span>de<text:span text:style-name="T2"> </text:span>aplicación.</text:p>
      <text:p text:style-name="P189"/>
      <text:p text:style-name="P176">Los<text:span text:style-name="T2"> </text:span>acuerdos<text:span text:style-name="T2"> </text:span>que<text:span text:style-name="T2"> </text:span>dicte<text:span text:style-name="T2"> </text:span>el<text:span text:style-name="T2"> </text:span>órgano<text:span text:style-name="T2"> </text:span>de<text:span text:style-name="T2"> </text:span>contratación,<text:span text:style-name="T2"> </text:span>previo<text:span text:style-name="T2"> </text:span>informe<text:span text:style-name="T2"> </text:span>jurídico<text:span text:style-name="T2"> </text:span>de<text:span text:style-name="T2"> </text:span>los<text:span text:style-name="T2"> </text:span>órganos<text:span text:style-name="T2"> </text:span>competentes,<text:span text:style-name="T2"> </text:span>en<text:span text:style-name="T2"> </text:span>el<text:span text:style-name="T2"> </text:span>ejercicio<text:span text:style-name="T2"> </text:span>de<text:span text:style-name="T2"> </text:span>sus<text:span text:style-name="T2"> </text:span>prerrogativas<text:span text:style-name="T2"> </text:span>de<text:span text:style-name="T2"> </text:span>interpretación,<text:span text:style-name="T2"> </text:span>modificación<text:span text:style-name="T2"> </text:span>y<text:span text:style-name="T2"> </text:span>resolución,<text:span text:style-name="T2"> </text:span>serán<text:span text:style-name="T2"> </text:span>inmediatamente<text:span text:style-name="T2"> </text:span>ejecutivos.</text:p>
      <text:p text:style-name="P162"/>
      <text:p text:style-name="P162">24.<text:span text:style-name="T2"> </text:span>Jurisdicción<text:span text:style-name="T2"> </text:span>competente<text:span text:style-name="T2"> </text:span>y<text:span text:style-name="T2"> </text:span>recursos.</text:p>
      <text:p text:style-name="P214"/>
      <text:p text:style-name="P176">Las<text:span text:style-name="T2"> </text:span>cuestiones<text:span text:style-name="T2"> </text:span>litigiosas<text:span text:style-name="T2"> </text:span>surgidas<text:span text:style-name="T2"> </text:span>sobre<text:span text:style-name="T2"> </text:span>la<text:span text:style-name="T2"> </text:span>interpretación,<text:span text:style-name="T2"> </text:span>modificación,<text:span text:style-name="T2"> </text:span>resolución<text:span text:style-name="T2"> </text:span>y<text:span text:style-name="T2"> </text:span>efectos<text:span text:style-name="T2"> </text:span>de<text:span text:style-name="T2"> </text:span>los<text:span text:style-name="T2"> </text:span>contratos<text:span text:style-name="T2"> </text:span>administrativos,<text:span text:style-name="T2"> </text:span>serán<text:span text:style-name="T2"> </text:span>resueltas<text:span text:style-name="T2"> </text:span>por<text:span text:style-name="T2"> </text:span>el<text:span text:style-name="T2"> </text:span>órgano<text:span text:style-name="T2"> </text:span>de<text:span text:style-name="T2"> </text:span>contratación<text:span text:style-name="T2"> </text:span>competente,<text:span text:style-name="T2"> </text:span>cuyos<text:span text:style-name="T2"> </text:span>acuerdos<text:span text:style-name="T2"> </text:span>pondrán<text:span text:style-name="T2"> </text:span>fin<text:span text:style-name="T2"> </text:span>a<text:span text:style-name="T2"> </text:span>la<text:span text:style-name="T2"> </text:span>vía<text:span text:style-name="T2"> </text:span>administrativa,<text:span text:style-name="T2"> </text:span>y<text:span text:style-name="T2"> </text:span>contra<text:span text:style-name="T2"> </text:span>los<text:span text:style-name="T2"> </text:span>mismos<text:span text:style-name="T2"> </text:span>se<text:span text:style-name="T2"> </text:span>podrá<text:span text:style-name="T2"> </text:span>interponer<text:span text:style-name="T2"> </text:span>potestativamente<text:span text:style-name="T2"> </text:span>recurso<text:span text:style-name="T2"> </text:span>de<text:span text:style-name="T2"> </text:span>reposición<text:span text:style-name="T2"> </text:span>en<text:span text:style-name="T2"> </text:span>el<text:span text:style-name="T2"> </text:span>plazo<text:span text:style-name="T2"> </text:span>de<text:span text:style-name="T2"> </text:span>un<text:span text:style-name="T2"> </text:span>mes<text:span text:style-name="T2"> </text:span>ante<text:span text:style-name="T2"> </text:span>el<text:span text:style-name="T2"> </text:span>mismo<text:span text:style-name="T2"> </text:span>órgano<text:span text:style-name="T2"> </text:span>o<text:span text:style-name="T2"> </text:span>recurso<text:span text:style-name="T2"> </text:span>contencioso administrativo<text:span text:style-name="T2"> </text:span>en<text:span text:style-name="T2"> </text:span>el<text:span text:style-name="T2"> </text:span>plazo<text:span text:style-name="T2"> </text:span>de<text:span text:style-name="T2"> </text:span>dos<text:span text:style-name="T2"> </text:span>meses,<text:span text:style-name="T2"> </text:span>contados<text:span text:style-name="T2"> </text:span>desde<text:span text:style-name="T2"> </text:span>el<text:span text:style-name="T2"> </text:span>día<text:span text:style-name="T2"> </text:span>siguiente<text:span text:style-name="T2"> </text:span>al<text:span text:style-name="T2"> </text:span>de<text:span text:style-name="T2"> </text:span>su<text:span text:style-name="T2"> </text:span>notificación<text:span text:style-name="T2"> </text:span>o<text:span text:style-name="T2"> </text:span>publicación.</text:p>
      <text:p text:style-name="P200"/>
      <text:p text:style-name="P200">25.<text:span text:style-name="T2"> </text:span>Recurso<text:span text:style-name="T2"> </text:span>especial<text:span text:style-name="T2"> </text:span>en<text:span text:style-name="T2"> </text:span>materia<text:span text:style-name="T2"> </text:span>de<text:span text:style-name="T2"> </text:span>contratación.</text:p>
      <text:p text:style-name="P283"/>
      <text:p text:style-name="P484">Serán<text:span text:style-name="T2"> </text:span>susceptibles<text:span text:style-name="T2"> </text:span>de<text:span text:style-name="T2"> </text:span>recurso<text:span text:style-name="T2"> </text:span>especial<text:span text:style-name="T2"> </text:span>en<text:span text:style-name="T2"> </text:span>materia<text:span text:style-name="T2"> </text:span>de<text:span text:style-name="T2"> </text:span>contratación<text:span text:style-name="T2"> </text:span>previo<text:span text:style-name="T2"> </text:span>a<text:span text:style-name="T2"> </text:span>la<text:span text:style-name="T2"> </text:span>interposición<text:span text:style-name="T2"> </text:span>del<text:span text:style-name="T2"> </text:span>contencioso-administrativo,<text:span text:style-name="T2"> </text:span>siempre<text:span text:style-name="T2"> </text:span>que<text:span text:style-name="T2"> </text:span>se<text:span text:style-name="T2"> </text:span>trate<text:span text:style-name="T2"> </text:span>de<text:span text:style-name="T2"> </text:span>un<text:span text:style-name="T2"> </text:span>contrato<text:span text:style-name="T2"> </text:span>de<text:span text:style-name="T2"> </text:span>servicios<text:span text:style-name="T2"> </text:span>sujeto<text:span text:style-name="T2"> </text:span>a<text:span text:style-name="T2"> </text:span>regulación<text:span text:style-name="T2"> </text:span>armonizada<text:span text:style-name="T2"> </text:span>o<text:span text:style-name="T2"> </text:span>de<text:span text:style-name="T2"> </text:span>las<text:span text:style-name="T2"> </text:span>categorías<text:span text:style-name="T2"> </text:span>17<text:span text:style-name="T2"> </text:span>a<text:span text:style-name="T2"> </text:span>27<text:span text:style-name="T2"> </text:span>de<text:span text:style-name="T2"> </text:span>Anexo<text:span text:style-name="T2"> </text:span>II<text:span text:style-name="T2"> </text:span>del<text:span text:style-name="T2"> </text:span>TRLCSP<text:span text:style-name="T2"> </text:span>cuyo<text:span text:style-name="T2"> </text:span>valor<text:span text:style-name="T2"> </text:span>estimado<text:span text:style-name="T2"> </text:span>sea<text:span text:style-name="T2"> </text:span>igual<text:span text:style-name="T2"> </text:span>o<text:span text:style-name="T2"> </text:span>superior<text:span text:style-name="T2"> </text:span>a<text:span text:style-name="T2"> </text:span>la<text:span text:style-name="T2"> </text:span>cantidad<text:span text:style-name="T2"> </text:span>establecida<text:span text:style-name="T2"> </text:span>en<text:span text:style-name="T2"> </text:span>el<text:span text:style-name="T2"> </text:span>artículo<text:span text:style-name="T2"> </text:span>40.1.b)<text:span text:style-name="T2"> </text:span>del<text:span text:style-name="T2"> </text:span>citado<text:span text:style-name="T2"> </text:span>Texto<text:span text:style-name="T2"> </text:span>Refundido,<text:span text:style-name="T2"> </text:span>los<text:span text:style-name="T2"> </text:span>anuncios<text:span text:style-name="T2"> </text:span>de<text:span text:style-name="T2"> </text:span>licitación,<text:span text:style-name="T2"> </text:span>los<text:span text:style-name="T2"> </text:span>pliegos<text:span text:style-name="T2"> </text:span>y<text:span text:style-name="T2"> </text:span>los<text:span text:style-name="T2"> </text:span>documentos<text:span text:style-name="T2"> </text:span><text:soft-page-break/>contractuales<text:span text:style-name="T2"> </text:span>que<text:span text:style-name="T2"> </text:span>establezcan<text:span text:style-name="T2"> </text:span>las<text:span text:style-name="T2"> </text:span>condiciones<text:span text:style-name="T2"> </text:span>que<text:span text:style-name="T2"> </text:span>deban<text:span text:style-name="T2"> </text:span>regir<text:span text:style-name="T2"> </text:span>la<text:span text:style-name="T2"> </text:span>licitación,<text:span text:style-name="T2"> </text:span>los<text:span text:style-name="T2"> </text:span>actos<text:span text:style-name="T2"> </text:span>de<text:span text:style-name="T2"> </text:span>trámite<text:span text:style-name="T2"> </text:span>adoptados<text:span text:style-name="T2"> </text:span>en<text:span text:style-name="T2"> </text:span>el<text:span text:style-name="T2"> </text:span>procedimiento<text:span text:style-name="T2"> </text:span>de<text:span text:style-name="T2"> </text:span>adjudicación,<text:span text:style-name="T2"> </text:span>siempre<text:span text:style-name="T2"> </text:span>que<text:span text:style-name="T2"> </text:span>éstos<text:span text:style-name="T2"> </text:span>decidan<text:span text:style-name="T2"> </text:span>directa<text:span text:style-name="T2"> </text:span>o<text:span text:style-name="T2"> </text:span>indirectamente<text:span text:style-name="T2"> </text:span>sobre<text:span text:style-name="T2"> </text:span>la<text:span text:style-name="T2"> </text:span>adjudicación,<text:span text:style-name="T2"> </text:span>determinen<text:span text:style-name="T2"> </text:span>la<text:span text:style-name="T2"> </text:span>imposibilidad<text:span text:style-name="T2"> </text:span>de<text:span text:style-name="T2"> </text:span>continuar<text:span text:style-name="T2"> </text:span>el<text:span text:style-name="T2"> </text:span>procedimiento<text:span text:style-name="T2"> </text:span>o<text:span text:style-name="T2"> </text:span>produzcan<text:span text:style-name="T2"> </text:span>indefensión<text:span text:style-name="T2"> </text:span>o<text:span text:style-name="T2"> </text:span>perjuicio<text:span text:style-name="T2"> </text:span>irreparable<text:span text:style-name="T2"> </text:span>a<text:span text:style-name="T2"> </text:span>derechos<text:span text:style-name="T2"> </text:span>o<text:span text:style-name="T2"> </text:span>intereses<text:span text:style-name="T2"> </text:span>legítimos,<text:span text:style-name="T2"> </text:span>así<text:span text:style-name="T2"> </text:span>como<text:span text:style-name="T2"> </text:span>los<text:span text:style-name="T2"> </text:span>acuerdos<text:span text:style-name="T2"> </text:span>de<text:span text:style-name="T2"> </text:span>adjudicación<text:span text:style-name="T2"> </text:span>adoptados<text:span text:style-name="T2"> </text:span>por<text:span text:style-name="T2"> </text:span>el<text:span text:style-name="T2"> </text:span>órgano<text:span text:style-name="T2"> </text:span>de<text:span text:style-name="T2"> </text:span>contratación.</text:p>
      <text:p text:style-name="P176"/>
      <text:p text:style-name="P176">No<text:span text:style-name="T2"> </text:span>serán<text:span text:style-name="T2"> </text:span>susceptibles<text:span text:style-name="T2"> </text:span>de<text:span text:style-name="T2"> </text:span>recurso<text:span text:style-name="T2"> </text:span>especial<text:span text:style-name="T2"> </text:span>en<text:span text:style-name="T2"> </text:span>materia<text:span text:style-name="T2"> </text:span>de<text:span text:style-name="T2"> </text:span>contratación<text:span text:style-name="T2"> </text:span>los<text:span text:style-name="T2"> </text:span>actos<text:span text:style-name="T2"> </text:span>de<text:span text:style-name="T2"> </text:span>los<text:span text:style-name="T2"> </text:span>órganos<text:span text:style-name="T2"> </text:span>de<text:span text:style-name="T2"> </text:span>contratación<text:span text:style-name="T2"> </text:span>dictados<text:span text:style-name="T2"> </text:span>en<text:span text:style-name="T2"> </text:span>relación<text:span text:style-name="T2"> </text:span>con<text:span text:style-name="T2"> </text:span>las<text:span text:style-name="T2"> </text:span>modificaciones<text:span text:style-name="T2"> </text:span>contractuales<text:span text:style-name="T2"> </text:span>no<text:span text:style-name="T2"> </text:span>previstas<text:span text:style-name="T2"> </text:span>en<text:span text:style-name="T2"> </text:span>el<text:span text:style-name="T2"> </text:span>pliego<text:span text:style-name="T2"> </text:span>que,<text:span text:style-name="T2"> </text:span>de<text:span text:style-name="T2"> </text:span>conformidad<text:span text:style-name="T2"> </text:span>con<text:span text:style-name="T2"> </text:span>lo<text:span text:style-name="T2"> </text:span>dispuesto<text:span text:style-name="T2"> </text:span>en<text:span text:style-name="T2"> </text:span>los<text:span text:style-name="T2"> </text:span>artículos<text:span text:style-name="T2"> </text:span>105<text:span text:style-name="T2"> </text:span>a<text:span text:style-name="T2"> </text:span>107<text:span text:style-name="T2"> </text:span>del<text:span text:style-name="T2"> </text:span>TRLCSP<text:span text:style-name="T2"> </text:span>sea<text:span text:style-name="T2"> </text:span>preciso<text:span text:style-name="T2"> </text:span>realizar<text:span text:style-name="T2"> </text:span>una<text:span text:style-name="T2"> </text:span>vez<text:span text:style-name="T2"> </text:span>adjudicados<text:span text:style-name="T2"> </text:span>los<text:span text:style-name="T2"> </text:span>contratos<text:span text:style-name="T2"> </text:span>tanto<text:span text:style-name="T2"> </text:span>si<text:span text:style-name="T2"> </text:span>acuerdan<text:span text:style-name="T2"> </text:span>como<text:span text:style-name="T2"> </text:span>si<text:span text:style-name="T2"> </text:span>no<text:span text:style-name="T2"> </text:span>la<text:span text:style-name="T2"> </text:span>resolución<text:span text:style-name="T2"> </text:span>y<text:span text:style-name="T2"> </text:span>la<text:span text:style-name="T2"> </text:span>celebración<text:span text:style-name="T2"> </text:span>de<text:span text:style-name="T2"> </text:span>nueva<text:span text:style-name="T2"> </text:span>licitación.</text:p>
      <text:p text:style-name="P176"/>
      <text:p text:style-name="P483">La<text:span text:style-name="T2"> </text:span>tramitación<text:span text:style-name="T2"> </text:span>del<text:span text:style-name="T2"> </text:span>citado<text:span text:style-name="T2"> </text:span>recurso<text:span text:style-name="T2"> </text:span>se<text:span text:style-name="T2"> </text:span>ajustará<text:span text:style-name="T2"> </text:span>a<text:span text:style-name="T2"> </text:span>lo<text:span text:style-name="T2"> </text:span>dispuesto<text:span text:style-name="T2"> </text:span>en<text:span text:style-name="T2"> </text:span>los<text:span text:style-name="T2"> </text:span>artículos<text:span text:style-name="T2"> </text:span>40<text:span text:style-name="T2"> </text:span>a<text:span text:style-name="T2"> </text:span>49<text:span text:style-name="T2"> </text:span>del<text:span text:style-name="T2"> </text:span>TRLCSP.</text:p>
      <text:p text:style-name="P176"/>
      <text:p text:style-name="P177"><text:span text:style-name="T77">Contra</text:span><text:span text:style-name="T78"> </text:span><text:span text:style-name="T77">la</text:span><text:span text:style-name="T70"> </text:span><text:span text:style-name="T4">resolución</text:span><text:span text:style-name="T70"> </text:span><text:span text:style-name="T4">del</text:span><text:span text:style-name="T70"> </text:span><text:span text:style-name="T4">recurso</text:span><text:span text:style-name="T70"> </text:span><text:span text:style-name="T4">solo</text:span><text:span text:style-name="T70"> </text:span><text:span text:style-name="T4">cabrá</text:span><text:span text:style-name="T70"> </text:span><text:span text:style-name="T4">la</text:span><text:span text:style-name="T70"> </text:span><text:span text:style-name="T4">interposición</text:span><text:span text:style-name="T70"> </text:span><text:span text:style-name="T4">de</text:span><text:span text:style-name="T70"> </text:span><text:span text:style-name="T4">recurso</text:span><text:span text:style-name="T70"> </text:span><text:span text:style-name="T4">contencioso-administrativo</text:span><text:span text:style-name="T70"> </text:span><text:span text:style-name="T4">conforme</text:span><text:span text:style-name="T70"> </text:span><text:span text:style-name="T4">a</text:span><text:span text:style-name="T70"> </text:span><text:span text:style-name="T4">lo</text:span><text:span text:style-name="T70"> </text:span><text:span text:style-name="T4">dispuesto</text:span><text:span text:style-name="T70"> </text:span><text:span text:style-name="T4">en</text:span><text:span text:style-name="T70"> </text:span><text:span text:style-name="T4">el</text:span><text:span text:style-name="T70"> </text:span><text:span text:style-name="T4">artículo</text:span><text:span text:style-name="T70"> </text:span><text:span text:style-name="T4">10,</text:span><text:span text:style-name="T70"> </text:span><text:span text:style-name="T4">letras</text:span><text:span text:style-name="T70"> </text:span><text:span text:style-name="T4">k)</text:span><text:span text:style-name="T70"> </text:span><text:span text:style-name="T4">y</text:span><text:span text:style-name="T70"> </text:span><text:span text:style-name="T4">l)</text:span><text:span text:style-name="T70"> </text:span><text:span text:style-name="T4">del</text:span><text:span text:style-name="T70"> </text:span><text:span text:style-name="T4">apartado</text:span><text:span text:style-name="T70"> </text:span><text:span text:style-name="T4">1</text:span><text:span text:style-name="T70"> </text:span><text:span text:style-name="T4">y</text:span><text:span text:style-name="T70"> </text:span><text:span text:style-name="T4">en</text:span><text:span text:style-name="T70"> </text:span><text:span text:style-name="T4">el</text:span><text:span text:style-name="T70"> </text:span><text:span text:style-name="T4">artículo</text:span><text:span text:style-name="T70"> </text:span><text:span text:style-name="T4">11,</text:span><text:span text:style-name="T70"> </text:span><text:span text:style-name="T4">letra</text:span><text:span text:style-name="T70"> </text:span><text:span text:style-name="T4">f)</text:span><text:span text:style-name="T70"> </text:span><text:span text:style-name="T4">de</text:span><text:span text:style-name="T70"> </text:span><text:span text:style-name="T4">su</text:span><text:span text:style-name="T70"> </text:span><text:span text:style-name="T4">apartado</text:span><text:span text:style-name="T70"> </text:span><text:span text:style-name="T4">1</text:span><text:span text:style-name="T70"> </text:span><text:span text:style-name="T4">de</text:span><text:span text:style-name="T70"> </text:span><text:span text:style-name="T4">la</text:span><text:span text:style-name="T70"> </text:span><text:span text:style-name="T4">Ley</text:span><text:span text:style-name="T70"> </text:span><text:span text:style-name="T4">29/1998,</text:span><text:span text:style-name="T70"> </text:span><text:span text:style-name="T4">de</text:span><text:span text:style-name="T70"> </text:span><text:span text:style-name="T4">13</text:span><text:span text:style-name="T70"> </text:span><text:span text:style-name="T4">de</text:span><text:span text:style-name="T70"> </text:span><text:span text:style-name="T4">julio,</text:span><text:span text:style-name="T70"> </text:span><text:span text:style-name="T4">reguladora</text:span><text:span text:style-name="T70"> </text:span><text:span text:style-name="T4">de</text:span><text:span text:style-name="T70"> </text:span><text:span text:style-name="T4">la</text:span><text:span text:style-name="T70"> </text:span><text:span text:style-name="T4">Jurisdicción</text:span><text:span text:style-name="T70"> </text:span><text:span text:style-name="T4">Contencioso-Administrativa.</text:span></text:p>
      <text:p text:style-name="P169"/>
      <text:p text:style-name="P16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28"/>
      <text:p text:style-name="P128"/>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9"/>
      <text:h text:style-name="P424" text:outline-level="6">ANEXO<text:span text:style-name="T2"> </text:span>I-A</text:h>
      <text:p text:style-name="P54"/>
      <text:h text:style-name="P425" text:outline-level="6">OBJETO<text:span text:style-name="T2"> </text:span>Y<text:span text:style-name="T2"> </text:span>CARACTERÍSTICAS<text:span text:style-name="T2"> </text:span>DEL<text:span text:style-name="T2"> </text:span>CONTRATO</text:h>
      <text:p text:style-name="P198"/>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110"><text:span text:style-name="T80">Expediente</text:span><text:span text:style-name="T82"> </text:span><text:span text:style-name="T85">:SGT075/14TIC</text:span></text:p>
            <text:p text:style-name="P74"/>
            <text:p text:style-name="P74"/>
          </table:table-cell>
          <table:covered-table-cell/>
          <table:table-cell table:style-name="Tabla1.C1" office:value-type="string">
            <text:p text:style-name="P73">Localidad:<text:span text:style-name="T2"> </text:span>Sevilla</text:p>
          </table:table-cell>
        </table:table-row>
        <table:table-row table:style-name="Tabla1.1">
          <table:table-cell table:style-name="Tabla1.A2" office:value-type="string">
            <text:p text:style-name="P73">Objeto<text:span text:style-name="T2"> </text:span>del<text:span text:style-name="T2"> </text:span>contrato:</text:p>
          </table:table-cell>
          <table:table-cell table:style-name="Tabla1.B2" table:number-columns-spanned="2" office:value-type="string">
            <text:p text:style-name="P135">Soporte y desarrollo de la gestión unificada de identidades de la Administración de la Junta de Andalucía</text:p>
            <text:p text:style-name="P135"/>
          </table:table-cell>
          <table:covered-table-cell/>
        </table:table-row>
        <table:table-row table:style-name="Tabla1.1">
          <table:table-cell table:style-name="Tabla1.A1" office:value-type="string">
            <text:p text:style-name="P73">Código<text:span text:style-name="T2"> </text:span>CPV:</text:p>
          </table:table-cell>
          <table:table-cell table:style-name="Tabla1.B2" table:number-columns-spanned="2" office:value-type="string">
            <text:p text:style-name="P136"><text:span text:style-name="T121">48000000-8</text:span><text:span text:style-name="T2"> </text:span>Paquetes<text:span text:style-name="T2"> </text:span>de<text:span text:style-name="T2"> </text:span>software<text:span text:style-name="T2"> </text:span>y<text:span text:style-name="T2"> </text:span>sistemas<text:span text:style-name="T2"> </text:span>de<text:span text:style-name="T2"> </text:span>información</text:p>
            <text:p text:style-name="P165"><text:span text:style-name="T173">72267100-0</text:span><text:span text:style-name="T2"> </text:span>Mantenimiento<text:span text:style-name="T2"> </text:span>de<text:span text:style-name="T2"> </text:span>software<text:span text:style-name="T2"> </text:span>de<text:span text:style-name="T2"> </text:span>tecnología<text:span text:style-name="T2"> </text:span>de<text:span text:style-name="T2"> </text:span>la<text:span text:style-name="T2"> </text:span>información<text:span text:style-name="T2"> </text:span></text:p>
            <text:p text:style-name="P166"/>
          </table:table-cell>
          <table:covered-table-cell/>
        </table:table-row>
      </table:table>
      <text:p text:style-name="P41"/>
      <table:table table:name="Tabla2" table:style-name="Tabla2">
        <table:table-column table:style-name="Tabla2.A"/>
        <table:table-row table:style-name="Tabla2.1">
          <table:table-cell table:style-name="Tabla2.A1" office:value-type="string">
            <text:p text:style-name="P43"><text:span text:style-name="T62">Órgano</text:span><text:span text:style-name="T63"> </text:span><text:span text:style-name="T62">de</text:span><text:span text:style-name="T63"> </text:span><text:span text:style-name="T62">contratación:</text:span><text:span text:style-name="T63"> </text:span><text:span text:style-name="T194">Dirección General de Política Digital (Orden 26 noviembre de 2012, por la que se delegan y se</text:span></text:p>
            <text:p text:style-name="P111">atribuyen competencias en diversas materias en órganos de la Consejería de Hacienda y Administración Pública y de sus</text:p>
            <text:p text:style-name="P111">entidades instrumentales.)</text:p>
          </table:table-cell>
        </table:table-row>
        <table:table-row table:style-name="Tabla2.1">
          <table:table-cell table:style-name="Tabla2.A1" office:value-type="string">
            <text:p text:style-name="P66">Persona<text:span text:style-name="T2"> </text:span>destinataria:</text:p>
          </table:table-cell>
        </table:table-row>
      </table:table>
      <text:p text:style-name="P41"/>
      <table:table table:name="Tabla3" table:style-name="Tabla3">
        <table:table-column table:style-name="Tabla3.A"/>
        <table:table-row table:style-name="Tabla3.1">
          <table:table-cell table:style-name="Tabla3.A1" office:value-type="string">
            <text:p text:style-name="P43"><text:span text:style-name="T80">Perfil</text:span><text:span text:style-name="T82"> </text:span><text:span text:style-name="T80">de</text:span><text:span text:style-name="T82"> </text:span><text:span text:style-name="T80">contratante:</text:span><text:span text:style-name="T82"> </text:span><text:span text:style-name="T77">Plataforma</text:span><text:span text:style-name="T78"> </text:span><text:span text:style-name="T77">de</text:span><text:span text:style-name="T78"> </text:span><text:span text:style-name="T77">Contratación</text:span><text:span text:style-name="T78"> </text:span><text:span text:style-name="T77">de</text:span><text:span text:style-name="T78"> </text:span><text:span text:style-name="T77">la</text:span><text:span text:style-name="T78"> </text:span><text:span text:style-name="T77">Junta</text:span><text:span text:style-name="T78"> </text:span><text:span text:style-name="T77">de</text:span><text:span text:style-name="T78"> </text:span><text:span text:style-name="T77">Andalucía:</text:span><text:span text:style-name="T78"> </text:span><text:span text:style-name="T77">página</text:span><text:span text:style-name="T78"> </text:span><text:span text:style-name="T77">web</text:span><text:span text:style-name="T78"> </text:span><text:span text:style-name="T77">de</text:span><text:span text:style-name="T78"> </text:span><text:span text:style-name="T77">la</text:span><text:span text:style-name="T78"> </text:span><text:span text:style-name="T77">Junta</text:span><text:span text:style-name="T78"> </text:span><text:span text:style-name="T77">de</text:span><text:span text:style-name="T78"> </text:span><text:span text:style-name="T77">Andalucía:</text:span><text:span text:style-name="T78"> </text:span><text:a xlink:type="simple" xlink:href="http://www.juntadeandalucia.es/"><text:span text:style-name="Internet_20_link"><text:span text:style-name="T4">www.juntadeandalucia.es</text:span></text:span></text:a><text:span text:style-name="Internet_20_link"><text:span text:style-name="T70"> <text:s/></text:span></text:span><text:span text:style-name="Internet_20_link"><text:span text:style-name="T4">Consejería</text:span></text:span><text:span text:style-name="Internet_20_link"><text:span text:style-name="T70"> </text:span></text:span><text:span text:style-name="Internet_20_link"><text:span text:style-name="T4">de</text:span></text:span><text:span text:style-name="Internet_20_link"><text:span text:style-name="T70"> </text:span></text:span><text:span text:style-name="Internet_20_link"><text:span text:style-name="T4">Hacienda</text:span></text:span><text:span text:style-name="Internet_20_link"><text:span text:style-name="T70"> </text:span></text:span><text:span text:style-name="Internet_20_link"><text:span text:style-name="T4">y</text:span></text:span><text:span text:style-name="Internet_20_link"><text:span text:style-name="T70"> </text:span></text:span><text:span text:style-name="Internet_20_link"><text:span text:style-name="T4">Administración</text:span></text:span><text:span text:style-name="Internet_20_link"><text:span text:style-name="T70"> </text:span></text:span><text:span text:style-name="Internet_20_link"><text:span text:style-name="T4">Pública.</text:span></text:span><text:span text:style-name="Internet_20_link"><text:span text:style-name="T70"> </text:span></text:span><text:span text:style-name="Internet_20_link"><text:span text:style-name="T4">Secretaría</text:span></text:span><text:span text:style-name="Internet_20_link"><text:span text:style-name="T70"> </text:span></text:span><text:span text:style-name="Internet_20_link"><text:span text:style-name="T4">General</text:span></text:span><text:span text:style-name="Internet_20_link"><text:span text:style-name="T70"> </text:span></text:span><text:span text:style-name="Internet_20_link"><text:span text:style-name="T4">Técnica</text:span></text:span></text:p>
          </table:table-cell>
        </table:table-row>
      </table:table>
      <text:p text:style-name="P4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table:number-columns-spanned="2" office:value-type="string">
            <text:p text:style-name="P112"><text:span text:style-name="T80">Presupuesto</text:span><text:span text:style-name="T82"> </text:span><text:span text:style-name="T80">de</text:span><text:span text:style-name="T82"> </text:span><text:span text:style-name="T80">licitación</text:span><text:span text:style-name="T82"> </text:span><text:span text:style-name="T77">(IVA</text:span><text:span text:style-name="T78"> </text:span><text:span text:style-name="T77">excluido)</text:span><text:span text:style-name="T78"> <text:s text:c="6"/></text:span><text:span text:style-name="Emphasis"><text:span text:style-name="T140">877.963,64</text:span></text:span><text:span text:style-name="T40">.-</text:span><text:span text:style-name="T43">€</text:span></text:p>
            <text:p text:style-name="P76"><text:s text:c="18"/></text:p>
          </table:table-cell>
          <table:covered-table-cell/>
          <table:table-cell table:style-name="Tabla4.A1" table:number-columns-spanned="2" office:value-type="string">
            <text:h text:style-name="P430" text:outline-level="5">IVA<text:span text:style-name="T2"> <text:s/></text:span>184.372,36.-<text:span text:style-name="T2"> €</text:span></text:h>
          </table:table-cell>
          <table:covered-table-cell/>
          <table:table-cell table:style-name="Tabla4.E1" table:number-columns-spanned="3" office:value-type="string">
            <text:h text:style-name="P432" text:outline-level="5">Total<text:span text:style-name="T2"> <text:s/></text:span><text:span text:style-name="Emphasis"><text:span text:style-name="T142">1.062.336,00</text:span></text:span><text:span text:style-name="T196">.-</text:span><text:span text:style-name="T197">€</text:span></text:h>
          </table:table-cell>
          <table:covered-table-cell/>
          <table:covered-table-cell/>
        </table:table-row>
        <table:table-row table:style-name="Tabla4.2">
          <table:table-cell table:style-name="Tabla4.A2" table:number-columns-spanned="7" office:value-type="string">
            <text:p text:style-name="P50">En<text:span text:style-name="T2"> </text:span>letra:<text:span text:style-name="T2"> </text:span>(IVA<text:span text:style-name="T2"> </text:span>excluido)</text:p>
            <text:p text:style-name="P81">Ochocientos<text:span text:style-name="T2"> </text:span>setenta<text:span text:style-name="T2"> </text:span>y<text:span text:style-name="T2"> </text:span>siete<text:span text:style-name="T2"> </text:span>mil<text:span text:style-name="T2"> </text:span>novecientos<text:span text:style-name="T2"> </text:span>sesenta<text:span text:style-name="T2"> </text:span>y<text:span text:style-name="T2"> </text:span>tres<text:span text:style-name="T2"> </text:span>euros<text:span text:style-name="T2"> </text:span>con<text:span text:style-name="T2"> </text:span>sesenta<text:span text:style-name="T2"> </text:span>y<text:span text:style-name="T2"> </text:span>cuatro<text:span text:style-name="T2"> </text:span>céntimos.</text:p>
            <text:p text:style-name="P82"/>
          </table:table-cell>
          <table:covered-table-cell/>
          <table:covered-table-cell/>
          <table:covered-table-cell/>
          <table:covered-table-cell/>
          <table:covered-table-cell/>
          <table:covered-table-cell/>
        </table:table-row>
        <table:table-row table:style-name="Tabla4.2">
          <table:table-cell table:style-name="Tabla4.A3" table:number-columns-spanned="7" office:value-type="string">
            <text:p text:style-name="P43"><text:span text:style-name="T80">Valor</text:span><text:span text:style-name="T82"> </text:span><text:span text:style-name="T80">estimado:</text:span><text:span text:style-name="T82"> </text:span><text:span text:style-name="T85">1.755.927,28.-</text:span><text:span text:style-name="T86">€</text:span><text:span text:style-name="T82"> <text:s/></text:span><text:span text:style-name="T80">Coincide</text:span><text:span text:style-name="T82"> </text:span><text:span text:style-name="T80">con</text:span><text:span text:style-name="T82"> </text:span><text:span text:style-name="T80">el</text:span><text:span text:style-name="T82"> </text:span><text:span text:style-name="T80">importe</text:span><text:span text:style-name="T82"> </text:span><text:span text:style-name="T80">total:</text:span><text:span text:style-name="T82"> </text:span><text:span text:style-name="T85">No.</text:span><text:span text:style-name="T86"> </text:span><text:span text:style-name="T85">Se</text:span><text:span text:style-name="T86"> </text:span><text:span text:style-name="T85">prevé</text:span><text:span text:style-name="T86"> </text:span><text:span text:style-name="T85">prórroga</text:span><text:span text:style-name="T86"> </text:span><text:span text:style-name="T85">del</text:span><text:span text:style-name="T86"> </text:span><text:span text:style-name="T85">contrato</text:span><text:span text:style-name="T86"> </text:span><text:span text:style-name="T85">hasta</text:span><text:span text:style-name="T86"> </text:span><text:span text:style-name="T85">24</text:span><text:span text:style-name="T86"> </text:span><text:span text:style-name="T85">meses.</text:span></text:p>
          </table:table-cell>
          <table:covered-table-cell/>
          <table:covered-table-cell/>
          <table:covered-table-cell/>
          <table:covered-table-cell/>
          <table:covered-table-cell/>
          <table:covered-table-cell/>
        </table:table-row>
        <table:table-row table:style-name="Tabla4.4">
          <table:table-cell table:style-name="Tabla4.A2" table:number-columns-spanned="7" office:value-type="string">
            <text:p text:style-name="P80"/>
          </table:table-cell>
          <table:covered-table-cell/>
          <table:covered-table-cell/>
          <table:covered-table-cell/>
          <table:covered-table-cell/>
          <table:covered-table-cell/>
          <table:covered-table-cell/>
        </table:table-row>
        <table:table-row table:style-name="Tabla4.4">
          <table:table-cell table:style-name="Tabla4.A2" table:number-columns-spanned="7" office:value-type="string">
            <text:p text:style-name="P73">Determinación<text:span text:style-name="T2"> </text:span>del<text:span text:style-name="T2"> </text:span>precio:</text:p>
            <text:p text:style-name="P43"><text:span text:style-name="T102"><text:s text:c="3"/></text:span><text:span text:style-name="T103">-</text:span><text:span text:style-name="T102"> </text:span><text:span text:style-name="T103">Componentes</text:span><text:span text:style-name="T102"> </text:span><text:span text:style-name="T103">de</text:span><text:span text:style-name="T102"> </text:span><text:span text:style-name="T103">la</text:span><text:span text:style-name="T102"> </text:span><text:span text:style-name="T103">prestación</text:span><text:span text:style-name="T102"> <text:s text:c="49"/></text:span><text:span text:style-name="T103">X</text:span><text:span text:style-name="T102"> <text:s/></text:span><text:span text:style-name="T103">-</text:span><text:span text:style-name="T102"> </text:span><text:span text:style-name="T103">Tanto</text:span><text:span text:style-name="T102"> </text:span><text:span text:style-name="T103">alzado</text:span><text:span text:style-name="T102"> <text:s text:c="6"/></text:span></text:p>
            <text:p text:style-name="P43"><text:span text:style-name="T102"><text:s text:c="3"/></text:span><text:span text:style-name="T103">-</text:span><text:span text:style-name="T102"> </text:span><text:span text:style-name="T103">Unidades</text:span><text:span text:style-name="T102"> </text:span><text:span text:style-name="T103">de</text:span><text:span text:style-name="T102"> </text:span><text:span text:style-name="T103">ejecución</text:span><text:span text:style-name="T102"> <text:s text:c="63"/></text:span><text:span text:style-name="T103">-</text:span><text:span text:style-name="T102"> </text:span><text:span text:style-name="T103">Honorarios</text:span><text:span text:style-name="T102"> </text:span><text:span text:style-name="T103">por</text:span><text:span text:style-name="T102"> </text:span><text:span text:style-name="T103">tarifas</text:span></text:p>
            <text:p text:style-name="P43"><text:span text:style-name="T102"><text:s text:c="3"/></text:span><text:span text:style-name="T103">-</text:span><text:span text:style-name="T102"> </text:span><text:span text:style-name="T103">Unidades</text:span><text:span text:style-name="T102"> </text:span><text:span text:style-name="T103">de</text:span><text:span text:style-name="T102"> </text:span><text:span text:style-name="T103">tiempo</text:span><text:span text:style-name="T102"> <text:s text:c="67"/></text:span><text:span text:style-name="T103">-</text:span><text:span text:style-name="T102"> </text:span><text:span text:style-name="T103">Sistema</text:span><text:span text:style-name="T102"> </text:span><text:span text:style-name="T103">mixto</text:span></text:p>
            <text:p text:style-name="P83"/>
          </table:table-cell>
          <table:covered-table-cell/>
          <table:covered-table-cell/>
          <table:covered-table-cell/>
          <table:covered-table-cell/>
          <table:covered-table-cell/>
          <table:covered-table-cell/>
        </table:table-row>
        <table:table-row table:style-name="Tabla4.4">
          <table:table-cell table:style-name="Tabla4.A6" table:number-columns-spanned="3" office:value-type="string">
            <text:p text:style-name="P43"><text:span text:style-name="T80">Anualidades</text:span><text:span text:style-name="T82"> </text:span><text:span text:style-name="T77">(IVA</text:span><text:span text:style-name="T78"> </text:span><text:span text:style-name="T77">incluido):</text:span></text:p>
          </table:table-cell>
          <table:covered-table-cell/>
          <table:covered-table-cell/>
          <table:table-cell table:style-name="Tabla4.D6" table:number-columns-spanned="2" office:value-type="string">
            <text:p text:style-name="P86"/>
          </table:table-cell>
          <table:covered-table-cell/>
          <table:table-cell table:style-name="Tabla4.F6" table:number-columns-spanned="2" office:value-type="string">
            <text:p text:style-name="P43"/>
          </table:table-cell>
          <table:covered-table-cell/>
        </table:table-row>
        <table:table-row table:style-name="Tabla4.7">
          <table:table-cell table:style-name="Tabla4.A7" office:value-type="string">
            <text:p text:style-name="P80"/>
          </table:table-cell>
          <table:table-cell table:style-name="Tabla4.B7" table:number-columns-spanned="2" office:value-type="string">
            <text:p text:style-name="P12"><text:span text:style-name="Emphasis"><text:span text:style-name="T143"><text:s text:c="17"/></text:span></text:span></text:p>
          </table:table-cell>
          <table:covered-table-cell/>
          <table:table-cell table:style-name="Tabla4.B7" table:number-columns-spanned="2" office:value-type="string">
            <text:p text:style-name="P293"/>
          </table:table-cell>
          <table:covered-table-cell/>
          <table:table-cell table:style-name="Tabla4.F7" table:number-columns-spanned="2" office:value-type="string">
            <text:p text:style-name="P106"/>
          </table:table-cell>
          <table:covered-table-cell/>
        </table:table-row>
        <table:table-row table:style-name="Tabla4.7">
          <table:table-cell table:style-name="Tabla4.A8" office:value-type="string">
            <text:p text:style-name="P80">Anualidad<text:span text:style-name="T2"> </text:span>2015</text:p>
            <text:p text:style-name="P80">Anualidad<text:span text:style-name="T2"> </text:span>2016:</text:p>
          </table:table-cell>
          <table:table-cell table:style-name="Tabla4.B8" table:number-columns-spanned="2" office:value-type="string">
            <text:p text:style-name="P12"><text:span text:style-name="Emphasis"><text:span text:style-name="T140">530.441,37.-</text:span></text:span><text:span text:style-name="Emphasis"><text:span text:style-name="T143"> €</text:span></text:span></text:p>
            <text:p text:style-name="P12"><text:span text:style-name="Emphasis"><text:span text:style-name="T142">531.894,63.-</text:span></text:span><text:span text:style-name="Emphasis"><text:span text:style-name="T143">€</text:span></text:span></text:p>
            <text:p text:style-name="P80"/>
          </table:table-cell>
          <table:covered-table-cell/>
          <table:table-cell table:style-name="Tabla4.B8" table:number-columns-spanned="2" office:value-type="string">
            <text:p text:style-name="P86"/>
          </table:table-cell>
          <table:covered-table-cell/>
          <table:table-cell table:style-name="Tabla4.F8" table:number-columns-spanned="2" office:value-type="string">
            <text:p text:style-name="P106"/>
          </table:table-cell>
          <table:covered-table-cell/>
        </table:table-row>
        <table:table-row table:style-name="Tabla4.1">
          <table:table-cell table:style-name="Tabla4.A9" table:number-columns-spanned="3" office:value-type="string">
            <text:p text:style-name="P43"><text:span text:style-name="T80">Revisión</text:span><text:span text:style-name="T82"> </text:span><text:span text:style-name="T80">del</text:span><text:span text:style-name="T82"> </text:span><text:span text:style-name="T80">Precio:</text:span><text:span text:style-name="T82"> </text:span><text:span text:style-name="T77">No,</text:span><text:span text:style-name="T78"> </text:span><text:span text:style-name="T77">Resolución</text:span><text:span text:style-name="T78"> </text:span><text:span text:style-name="T77">de</text:span><text:span text:style-name="T78"> </text:span><text:span text:style-name="T77">2</text:span><text:span text:style-name="T78"> </text:span><text:span text:style-name="T77">de</text:span><text:span text:style-name="T78"> </text:span><text:span text:style-name="T77">julio</text:span><text:span text:style-name="T78"> </text:span><text:span text:style-name="T77">de</text:span><text:span text:style-name="T78"> </text:span><text:span text:style-name="T77">2014</text:span></text:p>
          </table:table-cell>
          <table:covered-table-cell/>
          <table:covered-table-cell/>
          <table:table-cell table:style-name="Tabla4.D9" table:number-columns-spanned="4" office:value-type="string">
            <text:p text:style-name="P70">Fórmula/<text:span text:style-name="T2"> </text:span>Índice<text:span text:style-name="T2"> </text:span>Oficial:</text:p>
          </table:table-cell>
          <table:covered-table-cell/>
          <table:covered-table-cell/>
          <table:covered-table-cell/>
        </table:table-row>
        <text:soft-page-break/>
        <table:table-row table:style-name="Tabla4.1">
          <table:table-cell table:style-name="Tabla4.A10" table:number-columns-spanned="3" office:value-type="string">
            <text:p text:style-name="P110"><text:span text:style-name="T80">Financiación</text:span><text:span text:style-name="T82"> </text:span><text:span text:style-name="T80">con</text:span><text:span text:style-name="T82"> </text:span><text:span text:style-name="T80">Fondos</text:span><text:span text:style-name="T82"> </text:span><text:span text:style-name="T80">Europeos:</text:span><text:span text:style-name="T82"> </text:span><text:span text:style-name="T77">No:</text:span></text:p>
            <text:p text:style-name="P71">Código<text:span text:style-name="T2"> </text:span>Eurofón:<text:span text:style-name="T2"> <text:s/></text:span></text:p>
          </table:table-cell>
          <table:covered-table-cell/>
          <table:covered-table-cell/>
          <table:table-cell table:style-name="Tabla4.D10" table:number-columns-spanned="3" office:value-type="string">
            <text:p text:style-name="P71">Tipo<text:span text:style-name="T2"> </text:span>de<text:span text:style-name="T2"> </text:span>Fondo:</text:p>
          </table:table-cell>
          <table:covered-table-cell/>
          <table:covered-table-cell/>
          <table:table-cell table:style-name="Tabla4.G10" office:value-type="string">
            <text:p text:style-name="P71">%<text:span text:style-name="T2"> </text:span>de<text:span text:style-name="T2"> </text:span>cofinanciación:</text:p>
          </table:table-cell>
        </table:table-row>
        <table:table-row table:style-name="Tabla4.2">
          <table:table-cell table:style-name="Tabla4.A11" table:number-columns-spanned="7" office:value-type="string">
            <text:p text:style-name="P43"><text:span text:style-name="T6">Variación</text:span><text:span text:style-name="T8"> </text:span><text:span text:style-name="T6">de</text:span><text:span text:style-name="T8"> </text:span><text:span text:style-name="T6">precios</text:span><text:span text:style-name="T8"> </text:span><text:span text:style-name="T6">en</text:span><text:span text:style-name="T8"> </text:span><text:span text:style-name="T6">función</text:span><text:span text:style-name="T8"> </text:span><text:span text:style-name="T6">de</text:span><text:span text:style-name="T8"> </text:span><text:span text:style-name="T6">cumplimento</text:span><text:span text:style-name="T8"> </text:span><text:span text:style-name="T6">de</text:span><text:span text:style-name="T8"> </text:span><text:span text:style-name="T6">plazos/rendimiento/penalizaciones:</text:span><text:span text:style-name="T70"> </text:span><text:span text:style-name="T4">NO</text:span></text:p>
          </table:table-cell>
          <table:covered-table-cell/>
          <table:covered-table-cell/>
          <table:covered-table-cell/>
          <table:covered-table-cell/>
          <table:covered-table-cell/>
          <table:covered-table-cell/>
        </table:table-row>
        <table:table-row table:style-name="Tabla4.2">
          <table:table-cell table:style-name="Tabla4.A12" table:number-columns-spanned="7" office:value-type="string">
            <text:p text:style-name="P83"/>
          </table:table-cell>
          <table:covered-table-cell/>
          <table:covered-table-cell/>
          <table:covered-table-cell/>
          <table:covered-table-cell/>
          <table:covered-table-cell/>
          <table:covered-table-cell/>
        </table:table-row>
        <table:table-row table:style-name="Tabla4.13">
          <table:table-cell table:style-name="Tabla4.A13" table:number-columns-spanned="7" office:value-type="string">
            <text:p text:style-name="P43"><text:span text:style-name="T80">Forma</text:span><text:span text:style-name="T82"> </text:span><text:span text:style-name="T80">de</text:span><text:span text:style-name="T82"> </text:span><text:span text:style-name="T80">pago:</text:span><text:span text:style-name="T86"> </text:span><text:span text:style-name="T202"><text:s/></text:span><text:span text:style-name="T46">Certificaciones</text:span><text:span text:style-name="T202"> </text:span><text:span text:style-name="T46">trimestrales</text:span></text:p>
            <text:p text:style-name="P43"><text:span text:style-name="T206">De</text:span><text:span text:style-name="T43"> </text:span><text:span text:style-name="T42">conformidad</text:span><text:span text:style-name="T43"> </text:span><text:span text:style-name="T42">con</text:span><text:span text:style-name="T43"> </text:span><text:span text:style-name="T42">la</text:span><text:span text:style-name="T43"> </text:span><text:span text:style-name="T42">Disposición</text:span><text:span text:style-name="T43"> </text:span><text:span text:style-name="T42">Adicional</text:span><text:span text:style-name="T43"> </text:span><text:span text:style-name="T42">33ª</text:span><text:span text:style-name="T43"> </text:span><text:span text:style-name="T42">del</text:span><text:span text:style-name="T43"> </text:span><text:span text:style-name="T42">TRLCSP,</text:span><text:span text:style-name="T43"> </text:span><text:span text:style-name="T42">las</text:span><text:span text:style-name="T43"> </text:span><text:span text:style-name="T42">facturas</text:span><text:span text:style-name="T43"> </text:span><text:span text:style-name="T42">irán</text:span><text:span text:style-name="T43"> </text:span><text:span text:style-name="T42">dirigidas</text:span><text:span text:style-name="T43"> </text:span><text:span text:style-name="T42">a</text:span><text:span text:style-name="T43"> </text:span><text:span text:style-name="T42">la</text:span><text:span text:style-name="T43"> </text:span><text:span text:style-name="T42">Consejería</text:span><text:span text:style-name="T43"> </text:span><text:span text:style-name="T42">de</text:span><text:span text:style-name="T43"> </text:span><text:span text:style-name="T42">Hacienda</text:span><text:span text:style-name="T43"> </text:span><text:span text:style-name="T42">y</text:span><text:span text:style-name="T43"> </text:span><text:span text:style-name="T218">Administración</text:span><text:span text:style-name="T38"> </text:span><text:span text:style-name="T32">Pública.</text:span><text:span text:style-name="T38"> </text:span><text:span text:style-name="T32">Dirección</text:span><text:span text:style-name="T38"> </text:span><text:span text:style-name="T32">General</text:span><text:span text:style-name="T38"> </text:span><text:span text:style-name="T32">de</text:span><text:span text:style-name="T38"> </text:span><text:span text:style-name="T32">Política</text:span><text:span text:style-name="T38"> </text:span><text:span text:style-name="T32">Digital.</text:span><text:span text:style-name="T38"> </text:span><text:span text:style-name="T32">Calle</text:span><text:span text:style-name="T38"> </text:span><text:span text:style-name="T32">Juan</text:span><text:span text:style-name="T38"> </text:span><text:span text:style-name="T32">Antonio</text:span><text:span text:style-name="T38"> </text:span><text:span text:style-name="T32">Vizarrón,</text:span><text:span text:style-name="T38"> </text:span><text:span text:style-name="T32">s/n.</text:span><text:span text:style-name="T38"> </text:span><text:span text:style-name="T32">CP</text:span><text:span text:style-name="T38"> </text:span><text:span text:style-name="T32">41940,</text:span><text:span text:style-name="T38"> </text:span><text:span text:style-name="T32">Sevilla.</text:span></text:p>
            <text:p text:style-name="P42"><text:span text:style-name="T218">Asimismo</text:span><text:span text:style-name="T38"> </text:span><text:span text:style-name="T32">se</text:span><text:span text:style-name="T38"> </text:span><text:span text:style-name="T32">hace</text:span><text:span text:style-name="T38"> </text:span><text:span text:style-name="T32">constar</text:span><text:span text:style-name="T38"> </text:span><text:span text:style-name="T32">que</text:span><text:span text:style-name="T38"> </text:span><text:span text:style-name="T32">el</text:span><text:span text:style-name="T38"> </text:span><text:span text:style-name="T32">órgano</text:span><text:span text:style-name="T38"> </text:span><text:span text:style-name="T32">administrativo</text:span><text:span text:style-name="T38"> </text:span><text:span text:style-name="T32">con</text:span><text:span text:style-name="T38"> </text:span><text:span text:style-name="T32">competencias</text:span><text:span text:style-name="T38"> </text:span><text:span text:style-name="T32">en</text:span><text:span text:style-name="T38"> </text:span><text:span text:style-name="T32">materia</text:span><text:span text:style-name="T38"> </text:span><text:span text:style-name="T32">de</text:span><text:span text:style-name="T38"> </text:span><text:span text:style-name="T32">contabilidad</text:span><text:span text:style-name="T38"> </text:span><text:span text:style-name="T32">pública</text:span><text:span text:style-name="T38"> </text:span><text:span text:style-name="T32">es</text:span><text:span text:style-name="T38"> </text:span><text:span text:style-name="T32">la</text:span><text:span text:style-name="T38"> </text:span><text:span text:style-name="T32">Intervención</text:span><text:span text:style-name="T38"> </text:span><text:span text:style-name="T206">Delegada</text:span><text:span text:style-name="T43"> </text:span><text:span text:style-name="T42">de</text:span><text:span text:style-name="T43"> </text:span><text:span text:style-name="T42">la</text:span><text:span text:style-name="T43"> </text:span><text:span text:style-name="T42">Consejería</text:span><text:span text:style-name="T43"> </text:span><text:span text:style-name="T42">de</text:span><text:span text:style-name="T43"> </text:span><text:span text:style-name="T42">Hacienda</text:span><text:span text:style-name="T43"> </text:span><text:span text:style-name="T42">y</text:span><text:span text:style-name="T43"> </text:span><text:span text:style-name="T42">Administración</text:span><text:span text:style-name="T43"> </text:span><text:span text:style-name="T42">Pública.</text:span></text:p>
          </table:table-cell>
          <table:covered-table-cell/>
          <table:covered-table-cell/>
          <table:covered-table-cell/>
          <table:covered-table-cell/>
          <table:covered-table-cell/>
          <table:covered-table-cell/>
        </table:table-row>
        <table:table-row table:style-name="Tabla4.13">
          <table:table-cell table:style-name="Tabla4.A13" table:number-columns-spanned="7" office:value-type="string">
            <text:p text:style-name="P43"><text:span text:style-name="T81">Programa</text:span><text:span text:style-name="T83"> </text:span><text:span text:style-name="T81">de</text:span><text:span text:style-name="T83"> </text:span><text:span text:style-name="T81">trabajo:</text:span><text:span text:style-name="T83"> <text:s/></text:span><text:span text:style-name="T87">Sí</text:span></text:p>
          </table:table-cell>
          <table:covered-table-cell/>
          <table:covered-table-cell/>
          <table:covered-table-cell/>
          <table:covered-table-cell/>
          <table:covered-table-cell/>
          <table:covered-table-cell/>
        </table:table-row>
        <table:table-row table:style-name="Tabla4.1">
          <table:table-cell table:style-name="Tabla4.A13" table:number-columns-spanned="7" office:value-type="string">
            <text:h text:style-name="P412" text:outline-level="2"><text:span text:style-name="T157">Plazo</text:span><text:span text:style-name="T158"> </text:span><text:span text:style-name="T157">de</text:span><text:span text:style-name="T158"> </text:span><text:span text:style-name="T157">ejecución</text:span><text:span text:style-name="T159">:</text:span><text:span text:style-name="T161"> </text:span><text:span text:style-name="T159">VEINTICUATRO</text:span><text:span text:style-name="T123"> (24) meses, a contar desde el día siquiente al de la formalización del contrato</text:span></text:h>
          </table:table-cell>
          <table:covered-table-cell/>
          <table:covered-table-cell/>
          <table:covered-table-cell/>
          <table:covered-table-cell/>
          <table:covered-table-cell/>
          <table:covered-table-cell/>
        </table:table-row>
      </table:table>
      <text:p text:style-name="Standard"/>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2">Prórroga<text:span text:style-name="T2"> </text:span>del<text:span text:style-name="T2"> </text:span>contrato:</text:p>
          </table:table-cell>
          <table:table-cell table:style-name="Tabla5.A1" office:value-type="string">
            <text:h text:style-name="P431" text:outline-level="5">Sí:<text:span text:style-name="T2"> </text:span>X</text:h>
          </table:table-cell>
          <table:table-cell table:style-name="Tabla5.C1" office:value-type="string">
            <text:h text:style-name="P431" text:outline-level="5">No:<text:span text:style-name="T2"> </text:span></text:h>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73">Sujeto<text:span text:style-name="T2"> </text:span>a<text:span text:style-name="T2"> </text:span>regulación<text:span text:style-name="T2"> </text:span>armonizada:<text:span text:style-name="T2"> <text:s/></text:span></text:p>
          </table:table-cell>
          <table:table-cell table:style-name="Tabla6.A1" office:value-type="string">
            <text:h text:style-name="P431" text:outline-level="5">Sí:<text:span text:style-name="T2"> </text:span>X</text:h>
          </table:table-cell>
          <table:table-cell table:style-name="Tabla6.C1" office:value-type="string">
            <text:h text:style-name="P431" text:outline-level="5">No:<text:span text:style-name="T2"> </text:span></text:h>
          </table:table-cell>
        </table:table-row>
        <table:table-row table:style-name="Tabla6.1">
          <table:table-cell table:style-name="Tabla6.A1" office:value-type="string">
            <text:p text:style-name="P73">Procedimiento<text:span text:style-name="T2"> </text:span>de<text:span text:style-name="T2"> </text:span>adjudicación:</text:p>
          </table:table-cell>
          <table:table-cell table:style-name="Tabla6.A1" office:value-type="string">
            <text:h text:style-name="P431" text:outline-level="5">Abierto:<text:span text:style-name="T2"> </text:span>X</text:h>
          </table:table-cell>
          <table:table-cell table:style-name="Tabla6.C1" office:value-type="string">
            <text:h text:style-name="P431" text:outline-level="5">Restringido:</text:h>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3">Tramitación<text:span text:style-name="T2"> </text:span>del<text:span text:style-name="T2"> </text:span>expediente:</text:p>
          </table:table-cell>
          <table:table-cell table:style-name="Tabla7.A1" office:value-type="string">
            <text:h text:style-name="P431" text:outline-level="5">Ordinaria:<text:span text:style-name="T2"> </text:span>X</text:h>
          </table:table-cell>
          <table:table-cell table:style-name="Tabla7.C1" office:value-type="string">
            <text:h text:style-name="P431" text:outline-level="5">Urgente:</text:h>
          </table:table-cell>
        </table:table-row>
      </table:table>
      <text:p text:style-name="Standard"/>
      <table:table table:name="Tabla8" table:style-name="Tabla8">
        <table:table-column table:style-name="Tabla8.A"/>
        <table:table-row table:style-name="Tabla8.1">
          <table:table-cell table:style-name="Tabla8.A1" office:value-type="string">
            <text:p text:style-name="P506"><text:span text:style-name="T6">Mesa</text:span><text:span text:style-name="T8"> </text:span><text:span text:style-name="T6">de</text:span><text:span text:style-name="T8"> </text:span><text:span text:style-name="T6">Contratación:</text:span><text:span text:style-name="T8"> </text:span><text:span text:style-name="T4">Comisión</text:span><text:span text:style-name="T70"> </text:span><text:span text:style-name="T4">de</text:span><text:span text:style-name="T70"> </text:span><text:span text:style-name="T4">Contratación</text:span><text:span text:style-name="T70"> </text:span><text:span text:style-name="T4">Bienes</text:span><text:span text:style-name="T70"> </text:span><text:span text:style-name="T4">y</text:span><text:span text:style-name="T70"> </text:span><text:span text:style-name="T4">Servicios</text:span><text:span text:style-name="T70"> </text:span><text:span text:style-name="T4">Informáticos</text:span></text:p>
          </table:table-cell>
        </table:table-row>
      </table:table>
      <text:p text:style-name="Standard"/>
      <table:table table:name="Tabla9" table:style-name="Tabla9">
        <table:table-column table:style-name="Tabla9.A"/>
        <table:table-row table:style-name="Tabla9.1">
          <table:table-cell table:style-name="Tabla9.A1" office:value-type="string">
            <text:p text:style-name="P43"><text:span text:style-name="T54">Aportación</text:span><text:span text:style-name="T56"> </text:span><text:span text:style-name="T54">inicial</text:span><text:span text:style-name="T56"> </text:span><text:span text:style-name="T54">de</text:span><text:span text:style-name="T56"> </text:span><text:span text:style-name="T54">la</text:span><text:span text:style-name="T56"> </text:span><text:span text:style-name="T54">documentación</text:span><text:span text:style-name="T56"> </text:span><text:span text:style-name="T54">acreditativa</text:span><text:span text:style-name="T56"> </text:span><text:span text:style-name="T54">de</text:span><text:span text:style-name="T56"> </text:span><text:span text:style-name="T54">los</text:span><text:span text:style-name="T56"> </text:span><text:span text:style-name="T54">requisitos</text:span><text:span text:style-name="T56"> </text:span><text:span text:style-name="T54">previos</text:span><text:span text:style-name="T56"> </text:span><text:span text:style-name="T54">del</text:span><text:span text:style-name="T56"> </text:span><text:span text:style-name="T54">sobre</text:span><text:span text:style-name="T56"> </text:span><text:span text:style-name="T54">1</text:span><text:span text:style-name="T56"> </text:span><text:span text:style-name="T54">mediante</text:span><text:span text:style-name="T56"> </text:span><text:span text:style-name="T54">declaración</text:span><text:span text:style-name="T56"> </text:span><text:span text:style-name="T54">responsable</text:span><text:span text:style-name="T56"> </text:span><text:span text:style-name="T54">de</text:span><text:span text:style-name="T56"> </text:span><text:span text:style-name="T54">la</text:span><text:span text:style-name="T56"> </text:span><text:span text:style-name="T54">persona</text:span><text:span text:style-name="T56"> </text:span><text:span text:style-name="T54">licitadora:</text:span><text:span text:style-name="T56"> </text:span><text:span text:style-name="T67">No</text:span></text:p>
          </table:table-cell>
        </table:table-row>
      </table:table>
      <text:p text:style-name="Standard"/>
      <table:table table:name="Tabla10" table:style-name="Tabla10">
        <table:table-column table:style-name="Tabla10.A"/>
        <table:table-row table:style-name="Tabla10.1">
          <table:table-cell table:style-name="Tabla10.A1" office:value-type="string">
            <text:p text:style-name="P110"><text:span text:style-name="T80">Procedimiento</text:span><text:span text:style-name="T82"> </text:span><text:span text:style-name="T80">restringido:</text:span><text:span text:style-name="T82"> </text:span><text:span text:style-name="T80">delegación</text:span><text:span text:style-name="T82"> </text:span><text:span text:style-name="T80">en</text:span><text:span text:style-name="T82"> </text:span><text:span text:style-name="T80">la</text:span><text:span text:style-name="T82"> </text:span><text:span text:style-name="T80">Mesa</text:span><text:span text:style-name="T82"> </text:span><text:span text:style-name="T80">de</text:span><text:span text:style-name="T82"> </text:span><text:span text:style-name="T80">contratación</text:span><text:span text:style-name="T82"> </text:span><text:span text:style-name="T80">de</text:span><text:span text:style-name="T82"> </text:span><text:span text:style-name="T80">la</text:span><text:span text:style-name="T82"> </text:span><text:span text:style-name="T80">selección</text:span><text:span text:style-name="T82"> </text:span><text:span text:style-name="T80">de</text:span><text:span text:style-name="T82"> </text:span><text:span text:style-name="T80">las</text:span><text:span text:style-name="T82"> </text:span><text:span text:style-name="T80">personas</text:span><text:span text:style-name="T82"> </text:span><text:span text:style-name="T80">candidatas:</text:span><text:span text:style-name="T82"> <text:s/></text:span><text:span text:style-name="T77">No</text:span><text:span text:style-name="T78"> </text:span><text:span text:style-name="T77">procede</text:span></text:p>
          </table:table-cell>
        </table:table-row>
      </table:table>
      <text:p text:style-name="Standard"/>
      <table:table table:name="Tabla11" table:style-name="Tabla11">
        <table:table-column table:style-name="Tabla11.A"/>
        <table:table-row table:style-name="Tabla11.1">
          <table:table-cell table:style-name="Tabla11.A1" office:value-type="string">
            <text:p text:style-name="P43"><text:span text:style-name="T80">Posibilidad</text:span><text:span text:style-name="T82"> </text:span><text:span text:style-name="T80">de</text:span><text:span text:style-name="T82"> </text:span><text:span text:style-name="T80">variantes</text:span><text:span text:style-name="T82"> </text:span><text:span text:style-name="T80">o</text:span><text:span text:style-name="T82"> </text:span><text:span text:style-name="T80">mejoras:</text:span><text:span text:style-name="T82"> </text:span><text:span text:style-name="T85">Sí,</text:span><text:span text:style-name="T86"> </text:span><text:span text:style-name="T85">mejoras.</text:span></text:p>
          </table:table-cell>
        </table:table-row>
        <table:table-row table:style-name="Tabla11.1">
          <table:table-cell table:style-name="Tabla11.A1" office:value-type="string">
            <text:p text:style-name="P43"><text:span text:style-name="T80">Plazo</text:span><text:span text:style-name="T82"> </text:span><text:span text:style-name="T80">máximo</text:span><text:span text:style-name="T82"> </text:span><text:span text:style-name="T80">para</text:span><text:span text:style-name="T82"> </text:span><text:span text:style-name="T80">efectuar</text:span><text:span text:style-name="T82"> </text:span><text:span text:style-name="T80">la</text:span><text:span text:style-name="T82"> </text:span><text:span text:style-name="T80">adjudicación:</text:span><text:span text:style-name="T82"> </text:span><text:span text:style-name="T85">2</text:span><text:span text:style-name="T86"> </text:span><text:span text:style-name="T85">meses,</text:span><text:span text:style-name="T86"> </text:span><text:span text:style-name="T85">a</text:span><text:span text:style-name="T86"> </text:span><text:span text:style-name="T85">contar</text:span><text:span text:style-name="T86"> </text:span><text:span text:style-name="T85">desde</text:span><text:span text:style-name="T86"> </text:span><text:span text:style-name="T85">la</text:span><text:span text:style-name="T86"> </text:span><text:span text:style-name="T85">fecha</text:span><text:span text:style-name="T86"> </text:span><text:span text:style-name="T85">de</text:span><text:span text:style-name="T86"> </text:span><text:span text:style-name="T85">apertura</text:span><text:span text:style-name="T86"> </text:span><text:span text:style-name="T85">de</text:span><text:span text:style-name="T86"> </text:span><text:span text:style-name="T85">las</text:span><text:span text:style-name="T86"> </text:span><text:span text:style-name="T85">proposiciones.</text:span></text:p>
          </table:table-cell>
        </table:table-row>
      </table:table>
      <text:p text:style-name="P41"/>
      <table:table table:name="Tabla12" table:style-name="Tabla12">
        <table:table-column table:style-name="Tabla12.A"/>
        <table:table-row table:style-name="Tabla12.1">
          <table:table-cell table:style-name="Tabla12.A1" office:value-type="string">
            <text:p text:style-name="P110"><text:span text:style-name="T5">Garantía</text:span><text:span text:style-name="T7"> </text:span><text:span text:style-name="T5">Provisional:</text:span><text:span text:style-name="T7"> </text:span><text:span text:style-name="T4">No</text:span></text:p>
          </table:table-cell>
        </table:table-row>
        <table:table-row table:style-name="Tabla12.1">
          <table:table-cell table:style-name="Tabla12.A1" office:value-type="string">
            <text:p text:style-name="P52">En<text:span text:style-name="T2"> </text:span>caso<text:span text:style-name="T2"> </text:span>afirmativo:</text:p>
            <text:list xml:id="list510036644" text:style-name="WW8Num5">
              <text:list-item>
                <text:p text:style-name="P294">Indicar<text:span text:style-name="T2"> </text:span>importe<text:span text:style-name="T2"> </text:span>en<text:span text:style-name="T2"> </text:span>cifras:<text:span text:style-name="T2"> </text:span></text:p>
              </text:list-item>
            </text:list>
            <text:p text:style-name="P295"/>
            <text:list xml:id="list1206468776" text:continue-numbering="true" text:style-name="WW8Num5">
              <text:list-item>
                <text:p text:style-name="P294">Razones<text:span text:style-name="T2"> </text:span>por<text:span text:style-name="T2"> </text:span>las<text:span text:style-name="T2"> </text:span>que<text:span text:style-name="T2"> </text:span>se<text:span text:style-name="T2"> </text:span>estima<text:span text:style-name="T2"> </text:span>procedente<text:span text:style-name="T2"> </text:span>su<text:span text:style-name="T2"> </text:span>exigencia:<text:span text:style-name="T2"> </text:span></text:p>
              </text:list-item>
            </text:list>
            <text:p text:style-name="P295"/>
          </table:table-cell>
        </table:table-row>
        <table:table-row table:style-name="Tabla12.1">
          <table:table-cell table:style-name="Tabla12.A1" office:value-type="string">
            <text:p text:style-name="P464"><text:span text:style-name="T6">Acreditación</text:span><text:span text:style-name="T8"> </text:span><text:span text:style-name="T6">de</text:span><text:span text:style-name="T8"> </text:span><text:span text:style-name="T6">la</text:span><text:span text:style-name="T8"> </text:span><text:span text:style-name="T6">constitución</text:span><text:span text:style-name="T8"> </text:span><text:span text:style-name="T6">por</text:span><text:span text:style-name="T8"> </text:span><text:span text:style-name="T6">medios</text:span><text:span text:style-name="T8"> </text:span><text:span text:style-name="T6">electrónicos,</text:span><text:span text:style-name="T8"> </text:span><text:span text:style-name="T6">informáticos</text:span><text:span text:style-name="T8"> </text:span><text:span text:style-name="T6">o</text:span><text:span text:style-name="T8"> </text:span><text:span text:style-name="T6">telemáticos:</text:span><text:span text:style-name="T70"> </text:span><text:span text:style-name="T4">No</text:span></text:p>
          </table:table-cell>
        </table:table-row>
      </table:table>
      <text:p text:style-name="P41"/>
      <table:table table:name="Tabla13" table:style-name="Tabla13">
        <table:table-column table:style-name="Tabla13.A"/>
        <table:table-row table:style-name="Tabla13.1">
          <table:table-cell table:style-name="Tabla13.A1" office:value-type="string">
            <text:p text:style-name="P110"><text:span text:style-name="T5">Importe</text:span><text:span text:style-name="T7"> </text:span><text:span text:style-name="T5">de</text:span><text:span text:style-name="T7"> </text:span><text:span text:style-name="T5">la</text:span><text:span text:style-name="T7"> </text:span><text:span text:style-name="T5">penalización</text:span><text:span text:style-name="T7"> </text:span><text:span text:style-name="T5">en</text:span><text:span text:style-name="T7"> </text:span><text:span text:style-name="T5">caso</text:span><text:span text:style-name="T7"> </text:span><text:span text:style-name="T5">de</text:span><text:span text:style-name="T7"> </text:span><text:span text:style-name="T5">retirada</text:span><text:span text:style-name="T7"> </text:span><text:span text:style-name="T5">injustificada</text:span><text:span text:style-name="T7"> </text:span><text:span text:style-name="T5">de</text:span><text:span text:style-name="T7"> </text:span><text:span text:style-name="T5">la</text:span><text:span text:style-name="T7"> </text:span><text:span text:style-name="T5">proposición:</text:span><text:span text:style-name="T7"> </text:span><text:span text:style-name="T12">NO</text:span></text:p>
            <text:p text:style-name="P54"/>
            <text:p text:style-name="P41"><text:span text:style-name="T77">(Indicar</text:span><text:span text:style-name="T78"> </text:span><text:span text:style-name="T77">importe,</text:span><text:span text:style-name="T70"> </text:span><text:span text:style-name="T4">que</text:span><text:span text:style-name="T70"> </text:span><text:span text:style-name="T4">no</text:span><text:span text:style-name="T70"> </text:span><text:span text:style-name="T4">podrá</text:span><text:span text:style-name="T70"> </text:span><text:span text:style-name="T4">ser</text:span><text:span text:style-name="T70"> </text:span><text:span text:style-name="T4">superior</text:span><text:span text:style-name="T70"> </text:span><text:span text:style-name="T4">a</text:span><text:span text:style-name="T70"> </text:span><text:span text:style-name="T4">un</text:span><text:span text:style-name="T70"> </text:span><text:span text:style-name="T4">3%</text:span><text:span text:style-name="T70"> </text:span><text:span text:style-name="T4">del</text:span><text:span text:style-name="T70"> </text:span><text:span text:style-name="T4">presupuesto</text:span><text:span text:style-name="T70"> </text:span><text:span text:style-name="T4">de</text:span><text:span text:style-name="T70"> </text:span><text:span text:style-name="T4">licitación</text:span><text:span text:style-name="T77">)</text:span></text:p>
          </table:table-cell>
        </table:table-row>
      </table:table>
      <text:p text:style-name="P41"/>
      <table:table table:name="Tabla14" table:style-name="Tabla14">
        <table:table-column table:style-name="Tabla14.A"/>
        <table:table-column table:style-name="Tabla14.B"/>
        <table:table-row table:style-name="Tabla14.1">
          <table:table-cell table:style-name="Tabla14.A1" office:value-type="string">
            <text:p text:style-name="P73">Garantía<text:span text:style-name="T2"> </text:span>definitiva:</text:p>
          </table:table-cell>
          <table:table-cell table:style-name="Tabla14.B1" office:value-type="string">
            <text:p text:style-name="P43"><text:span text:style-name="T78"><text:s text:c="49"/></text:span><text:span text:style-name="T77">5</text:span><text:span text:style-name="T78"> <text:s text:c="3"/></text:span><text:span text:style-name="T77">%</text:span><text:span text:style-name="T78"> </text:span><text:span text:style-name="T77">del</text:span><text:span text:style-name="T78"> </text:span><text:span text:style-name="T77">importe</text:span><text:span text:style-name="T78"> </text:span><text:span text:style-name="T77">de</text:span><text:span text:style-name="T78"> </text:span><text:span text:style-name="T77">adjudicación</text:span></text:p>
          </table:table-cell>
        </table:table-row>
        <table:table-row table:style-name="Tabla14.2">
          <table:table-cell table:style-name="Tabla14.A1" office:value-type="string">
            <text:p text:style-name="P73">Garantía<text:span text:style-name="T2"> </text:span>complementaria:</text:p>
          </table:table-cell>
          <table:table-cell table:style-name="Tabla14.B1" office:value-type="string">
            <text:p text:style-name="P43"><text:span text:style-name="T78"><text:s text:c="53"/></text:span><text:span text:style-name="T77">%</text:span><text:span text:style-name="T78"> </text:span><text:span text:style-name="T77">del</text:span><text:span text:style-name="T78"> </text:span><text:span text:style-name="T77">importe</text:span><text:span text:style-name="T78"> </text:span><text:span text:style-name="T77">de</text:span><text:span text:style-name="T78"> </text:span><text:span text:style-name="T77">adjudicación</text:span></text:p>
          </table:table-cell>
        </table:table-row>
        <table:table-row table:style-name="Tabla14.3">
          <table:table-cell table:style-name="Tabla14.B1" table:number-columns-spanned="2" office:value-type="string">
            <text:p text:style-name="P456">Acreditación<text:span text:style-name="T2"> </text:span>por<text:span text:style-name="T2"> </text:span>medios<text:span text:style-name="T2"> </text:span>electrónicos,<text:span text:style-name="T2"> </text:span>informáticos<text:span text:style-name="T2"> </text:span>o<text:span text:style-name="T2"> </text:span>telemáticos:<text:span text:style-name="T2"> </text:span>No<text:span text:style-name="T2"> </text:span></text:p>
          </table:table-cell>
          <table:covered-table-cell/>
        </table:table-row>
      </table:table>
      <text:p text:style-name="P41"/>
      <table:table table:name="Tabla15" table:style-name="Tabla15">
        <table:table-column table:style-name="Tabla15.A"/>
        <table:table-row table:style-name="Tabla15.1">
          <table:table-cell table:style-name="Tabla15.A1" office:value-type="string">
            <text:p text:style-name="P43"><text:span text:style-name="T5">Incautación</text:span><text:span text:style-name="T7"> </text:span><text:span text:style-name="T5">sobre</text:span><text:span text:style-name="T7"> </text:span><text:span text:style-name="T5">la</text:span><text:span text:style-name="T7"> </text:span><text:span text:style-name="T5">garantía</text:span><text:span text:style-name="T7"> </text:span><text:span text:style-name="T5">definitiva</text:span><text:span text:style-name="T7"> </text:span><text:span text:style-name="T5">en</text:span><text:span text:style-name="T7"> </text:span><text:span text:style-name="T5">caso</text:span><text:span text:style-name="T7"> </text:span><text:span text:style-name="T5">de</text:span><text:span text:style-name="T7"> </text:span><text:span text:style-name="T5">no</text:span><text:span text:style-name="T7"> </text:span><text:span text:style-name="T5">formalización</text:span><text:span text:style-name="T7"> </text:span><text:span text:style-name="T5">del</text:span><text:span text:style-name="T7"> </text:span><text:span text:style-name="T5">contrato</text:span><text:span text:style-name="T7"> </text:span><text:span text:style-name="T5">por</text:span><text:span text:style-name="T7"> </text:span><text:span text:style-name="T5">causas</text:span><text:span text:style-name="T7"> </text:span><text:span text:style-name="T5">imputables</text:span><text:span text:style-name="T7"> </text:span><text:span text:style-name="T5">a</text:span><text:span text:style-name="T7"> </text:span><text:span text:style-name="T5">la</text:span><text:span text:style-name="T7"> </text:span><text:span text:style-name="T5">persona</text:span><text:span text:style-name="T7"> </text:span><text:span text:style-name="T5">adjudicataria:</text:span><text:span text:style-name="T7"> <text:s/></text:span><text:span text:style-name="T12">2.967,78.-</text:span><text:span text:style-name="T13">€</text:span></text:p>
            <text:p text:style-name="P457"/>
          </table:table-cell>
        </table:table-row>
      </table:table>
      <text:p text:style-name="P41"/>
      <table:table table:name="Tabla16" table:style-name="Tabla16">
        <table:table-column table:style-name="Tabla16.A"/>
        <text:soft-page-break/>
        <table:table-row table:style-name="Tabla16.1">
          <table:table-cell table:style-name="Tabla16.A1" office:value-type="string">
            <text:p text:style-name="P464"><text:span text:style-name="T80">Garantía</text:span><text:span text:style-name="T82"> </text:span><text:span text:style-name="T80">definitiva</text:span><text:span text:style-name="T82"> </text:span><text:span text:style-name="T80">mediante</text:span><text:span text:style-name="T82"> </text:span><text:span text:style-name="T80">retención</text:span><text:span text:style-name="T82"> </text:span><text:span text:style-name="T80">en</text:span><text:span text:style-name="T82"> </text:span><text:span text:style-name="T80">el</text:span><text:span text:style-name="T82"> </text:span><text:span text:style-name="T80">precio:</text:span><text:span text:style-name="T82"> </text:span><text:span text:style-name="T77">No</text:span></text:p>
            <text:p text:style-name="P464"/>
          </table:table-cell>
        </table:table-row>
        <table:table-row table:style-name="Tabla16.2">
          <table:table-cell table:style-name="Tabla16.A2" office:value-type="string">
            <text:p text:style-name="P464"><text:span text:style-name="T80">Plazo</text:span><text:span text:style-name="T82"> </text:span><text:span text:style-name="T80">de</text:span><text:span text:style-name="T82"> </text:span><text:span text:style-name="T80">garantía:</text:span><text:span text:style-name="T82"> </text:span><text:span text:style-name="T85">DOCE</text:span><text:span text:style-name="T86"> </text:span><text:span text:style-name="T85">(12)</text:span><text:span text:style-name="T45"> </text:span><text:span text:style-name="T44">meses</text:span><text:span text:style-name="T45"> </text:span><text:span text:style-name="T44">a</text:span><text:span text:style-name="T45"> </text:span><text:span text:style-name="T44">contar</text:span><text:span text:style-name="T45"> </text:span><text:span text:style-name="T44">desde</text:span><text:span text:style-name="T45"> </text:span><text:span text:style-name="T44">la</text:span><text:span text:style-name="T45"> </text:span><text:span text:style-name="T44">finalización</text:span><text:span text:style-name="T45"> </text:span><text:span text:style-name="T44">del</text:span><text:span text:style-name="T45"> </text:span><text:span text:style-name="T44">contrato.</text:span></text:p>
            <text:p text:style-name="P460"/>
          </table:table-cell>
        </table:table-row>
      </table:table>
      <text:p text:style-name="Texto_20_independiente_20_2"/>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56">Unico<text:span text:style-name="T2"> </text:span>criterio<text:span text:style-name="T2"> </text:span>de<text:span text:style-name="T2"> </text:span>adjudicación:<text:span text:style-name="T2"> </text:span>precio<text:span text:style-name="T2"> </text:span>más<text:span text:style-name="T2"> </text:span>bajo:</text:p>
          </table:table-cell>
          <table:table-cell table:style-name="Tabla17.A1" office:value-type="string">
            <text:h text:style-name="P431" text:outline-level="5">Sí:</text:h>
          </table:table-cell>
          <table:table-cell table:style-name="Tabla17.C1" office:value-type="string">
            <text:h text:style-name="P431" text:outline-level="5">No:<text:span text:style-name="T2"> </text:span>X</text:h>
          </table:table-cell>
        </table:table-row>
      </table:table>
      <text:p text:style-name="Texto_20_independiente_20_2"/>
      <table:table table:name="Tabla18" table:style-name="Tabla18">
        <table:table-column table:style-name="Tabla18.A"/>
        <table:table-row table:style-name="Tabla18.1">
          <table:table-cell table:style-name="Tabla18.A1" office:value-type="string">
            <text:h text:style-name="P412" text:outline-level="2"><text:span text:style-name="T254">Comité</text:span><text:span text:style-name="T255"> </text:span><text:span text:style-name="T254">de</text:span><text:span text:style-name="T255"> </text:span><text:span text:style-name="T254">expertas/os</text:span><text:span text:style-name="T255"> </text:span><text:span text:style-name="T254">u</text:span><text:span text:style-name="T158"> </text:span><text:span text:style-name="T157">Organismo</text:span><text:span text:style-name="T158"> </text:span><text:span text:style-name="T157">técnico</text:span><text:span text:style-name="T158"> </text:span><text:span text:style-name="T157">especializado</text:span><text:span text:style-name="T158"> </text:span><text:span text:style-name="T157">para</text:span><text:span text:style-name="T158"> </text:span><text:span text:style-name="T157">evaluar</text:span><text:span text:style-name="T158"> </text:span><text:span text:style-name="T157">las</text:span><text:span text:style-name="T158"> </text:span><text:span text:style-name="T157">ofertas:</text:span><text:span text:style-name="T158"> </text:span><text:span text:style-name="T160">No</text:span></text:h>
          </table:table-cell>
        </table:table-row>
      </table:table>
      <text:p text:style-name="P41"/>
      <table:table table:name="Tabla19" table:style-name="Tabla19">
        <table:table-column table:style-name="Tabla19.A"/>
        <table:table-row table:style-name="Tabla19.1">
          <table:table-cell table:style-name="Tabla19.A1" office:value-type="string">
            <text:h text:style-name="P412" text:outline-level="2"><text:span text:style-name="T157">Presentación</text:span><text:span text:style-name="T158"> </text:span><text:span text:style-name="T157">de</text:span><text:span text:style-name="T158"> </text:span><text:span text:style-name="T157">certificados</text:span><text:span text:style-name="T158"> </text:span><text:span text:style-name="T157">expedidos</text:span><text:span text:style-name="T158"> </text:span><text:span text:style-name="T157">por</text:span><text:span text:style-name="T158"> </text:span><text:span text:style-name="T157">organismos</text:span><text:span text:style-name="T158"> </text:span><text:span text:style-name="T157">independientes</text:span><text:span text:style-name="T158"> </text:span><text:span text:style-name="T157">acreditativos</text:span><text:span text:style-name="T158"> </text:span><text:span text:style-name="T157">del</text:span><text:span text:style-name="T158"> </text:span><text:span text:style-name="T157">cumplimiento</text:span><text:span text:style-name="T158"> </text:span><text:span text:style-name="T157">de</text:span><text:span text:style-name="T158"> </text:span><text:span text:style-name="T157">normas</text:span><text:span text:style-name="T158"> </text:span><text:span text:style-name="T157">de</text:span><text:span text:style-name="T158"> </text:span><text:span text:style-name="T157">garantía</text:span><text:span text:style-name="T158"> </text:span><text:span text:style-name="T157">de</text:span><text:span text:style-name="T158"> </text:span><text:span text:style-name="T157">calidad</text:span><text:span text:style-name="T158"> </text:span><text:span text:style-name="T157">o</text:span><text:span text:style-name="T158"> </text:span><text:span text:style-name="T157">de</text:span><text:span text:style-name="T158"> </text:span><text:span text:style-name="T157">gestión</text:span><text:span text:style-name="T158"> </text:span><text:span text:style-name="T157">medioambiental:</text:span><text:span text:style-name="T162"> </text:span><text:span text:style-name="T160">No</text:span></text:h>
          </table:table-cell>
        </table:table-row>
        <table:table-row table:style-name="Tabla19.1">
          <table:table-cell table:style-name="Tabla19.A1" office:value-type="string">
            <text:p text:style-name="P110"><text:span text:style-name="T5">Acreditación</text:span><text:span text:style-name="T7"> </text:span><text:span text:style-name="T5">de</text:span><text:span text:style-name="T7"> </text:span><text:span text:style-name="T5">la</text:span><text:span text:style-name="T7"> </text:span><text:span text:style-name="T5">documentación</text:span><text:span text:style-name="T7"> </text:span><text:span text:style-name="T5">previa</text:span><text:span text:style-name="T7"> </text:span><text:span text:style-name="T5">a</text:span><text:span text:style-name="T7"> </text:span><text:span text:style-name="T5">la</text:span><text:span text:style-name="T7"> </text:span><text:span text:style-name="T5">adjudicación</text:span><text:span text:style-name="T7"> </text:span><text:span text:style-name="T5">mediante</text:span><text:span text:style-name="T7"> </text:span><text:span text:style-name="T5">medios</text:span><text:span text:style-name="T7"> </text:span><text:span text:style-name="T5">electrónicos,</text:span><text:span text:style-name="T7"> </text:span><text:span text:style-name="T5">Informáticos</text:span><text:span text:style-name="T7"> </text:span><text:span text:style-name="T5">o</text:span><text:span text:style-name="T7"> </text:span><text:span text:style-name="T5">telemáticos:</text:span><text:span text:style-name="T7"> </text:span><text:span text:style-name="T4">No</text:span></text:p>
          </table:table-cell>
        </table:table-row>
      </table:table>
      <text:p text:style-name="P41"/>
      <table:table table:name="Tabla20" table:style-name="Tabla20">
        <table:table-column table:style-name="Tabla20.A"/>
        <table:table-row table:style-name="Tabla20.1">
          <table:table-cell table:style-name="Tabla20.A1" office:value-type="string">
            <text:h text:style-name="P412" text:outline-level="2"><text:span text:style-name="T157">Importe</text:span><text:span text:style-name="T158"> </text:span><text:span text:style-name="T157">máximo</text:span><text:span text:style-name="T158"> </text:span><text:span text:style-name="T157">de</text:span><text:span text:style-name="T158"> </text:span><text:span text:style-name="T157">los</text:span><text:span text:style-name="T158"> </text:span><text:span text:style-name="T157">gastos</text:span><text:span text:style-name="T158"> </text:span><text:span text:style-name="T157">de</text:span><text:span text:style-name="T158"> </text:span><text:span text:style-name="T157">publicidad</text:span><text:span text:style-name="T158"> </text:span><text:span text:style-name="T157">de</text:span><text:span text:style-name="T158"> </text:span><text:span text:style-name="T157">licitación</text:span><text:span text:style-name="T158"> </text:span><text:span text:style-name="T157">del</text:span><text:span text:style-name="T158"> </text:span><text:span text:style-name="T157">contrato:</text:span><text:span text:style-name="T158"> </text:span><text:span text:style-name="T160">3.000.-</text:span><text:span text:style-name="T162">€</text:span></text:h>
          </table:table-cell>
        </table:table-row>
      </table:table>
      <text:p text:style-name="P41"/>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column table:style-name="Tabla21.I"/>
        <table:table-column table:style-name="Tabla21.J"/>
        <table:table-column table:style-name="Tabla21.K"/>
        <table:table-column table:style-name="Tabla21.L"/>
        <table:table-column table:style-name="Tabla21.M"/>
        <table:table-column table:style-name="Tabla21.N"/>
        <table:table-row table:style-name="Tabla21.1">
          <table:table-cell table:style-name="Tabla21.A1" table:number-columns-spanned="14" office:value-type="string">
            <text:p text:style-name="P464"><text:span text:style-name="T82"><text:s/></text:span><text:span text:style-name="T80">Clasificación</text:span><text:span text:style-name="T82"> </text:span><text:span text:style-name="T80">de</text:span><text:span text:style-name="T82"> </text:span><text:span text:style-name="T80">la</text:span><text:span text:style-name="T82"> </text:span><text:span text:style-name="T80">persona</text:span><text:span text:style-name="T82"> </text:span><text:span text:style-name="T80">contratista:</text:span><text:span text:style-name="T82">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1">
          <table:table-cell table:style-name="Tabla21.A2" table:number-columns-spanned="2" office:value-type="string">
            <text:p text:style-name="P303">Grupo<text:span text:style-name="T2"> </text:span>V</text:p>
          </table:table-cell>
          <table:covered-table-cell/>
          <table:table-cell table:style-name="Tabla21.C2" office:value-type="string">
            <text:p text:style-name="P458"/>
          </table:table-cell>
          <table:table-cell table:style-name="Tabla21.C2" office:value-type="string">
            <text:p text:style-name="P458">Subgrupo<text:span text:style-name="T2"> </text:span>2</text:p>
          </table:table-cell>
          <table:table-cell table:style-name="Tabla21.C2" office:value-type="string">
            <text:p text:style-name="P458"/>
          </table:table-cell>
          <table:table-cell table:style-name="Tabla21.C2" office:value-type="string">
            <text:p text:style-name="P458">Categoría<text:span text:style-name="T2"> </text:span>C</text:p>
          </table:table-cell>
          <table:table-cell table:style-name="Tabla21.C2" office:value-type="string">
            <text:p text:style-name="P458"/>
          </table:table-cell>
          <table:table-cell table:style-name="Tabla21.C2" table:number-columns-spanned="2" office:value-type="string">
            <text:p text:style-name="P303"/>
          </table:table-cell>
          <table:covered-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N2" office:value-type="string">
            <text:p text:style-name="P458"/>
          </table:table-cell>
        </table:table-row>
        <table:table-row table:style-name="Tabla21.1">
          <table:table-cell table:style-name="Tabla21.A2" table:number-columns-spanned="2" office:value-type="string">
            <text:p text:style-name="P303"/>
          </table:table-cell>
          <table:covered-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C2" table:number-columns-spanned="2" office:value-type="string">
            <text:p text:style-name="P303"/>
          </table:table-cell>
          <table:covered-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C2" office:value-type="string">
            <text:p text:style-name="P458"/>
          </table:table-cell>
          <table:table-cell table:style-name="Tabla21.N2" office:value-type="string">
            <text:p text:style-name="P458"/>
          </table:table-cell>
        </table:table-row>
        <table:table-row table:style-name="Tabla21.1">
          <table:table-cell table:style-name="Tabla21.A4" table:number-columns-spanned="14" office:value-type="string">
            <text:p text:style-name="P464"><text:span text:style-name="T82"><text:s/></text:span><text:span text:style-name="T80">Clasificación</text:span><text:span text:style-name="T82"> </text:span><text:span text:style-name="T80">de</text:span><text:span text:style-name="T82"> </text:span><text:span text:style-name="T80">la</text:span><text:span text:style-name="T82"> </text:span><text:span text:style-name="T80">persona</text:span><text:span text:style-name="T82"> </text:span><text:span text:style-name="T80">subcontratis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1">
          <table:table-cell table:style-name="Tabla21.A2" office:value-type="string">
            <text:p text:style-name="P303">Parte<text:span text:style-name="T2"> </text:span></text:p>
          </table:table-cell>
          <table:table-cell table:style-name="Tabla21.C2" table:number-columns-spanned="7" office:value-type="string">
            <text:p text:style-name="P458"/>
          </table:table-cell>
          <table:covered-table-cell/>
          <table:covered-table-cell/>
          <table:covered-table-cell/>
          <table:covered-table-cell/>
          <table:covered-table-cell/>
          <table:covered-table-cell/>
          <table:table-cell table:style-name="Tabla21.C2" office:value-type="string">
            <text:p text:style-name="P458">Grupo</text:p>
          </table:table-cell>
          <table:table-cell table:style-name="Tabla21.C2" office:value-type="string">
            <text:p text:style-name="P458"/>
          </table:table-cell>
          <table:table-cell table:style-name="Tabla21.C2" office:value-type="string">
            <text:p text:style-name="P458">Subgrupo</text:p>
          </table:table-cell>
          <table:table-cell table:style-name="Tabla21.C2" office:value-type="string">
            <text:p text:style-name="P458"/>
          </table:table-cell>
          <table:table-cell table:style-name="Tabla21.C2" office:value-type="string">
            <text:p text:style-name="P458">Categoría</text:p>
          </table:table-cell>
          <table:table-cell table:style-name="Tabla21.N2" office:value-type="string">
            <text:p text:style-name="P458"/>
          </table:table-cell>
        </table:table-row>
        <table:table-row table:style-name="Tabla21.1">
          <table:table-cell table:style-name="Tabla21.A6" office:value-type="string">
            <text:p text:style-name="P303">Parte</text:p>
          </table:table-cell>
          <table:table-cell table:style-name="Tabla21.B6" table:number-columns-spanned="7" office:value-type="string">
            <text:p text:style-name="P458"/>
          </table:table-cell>
          <table:covered-table-cell/>
          <table:covered-table-cell/>
          <table:covered-table-cell/>
          <table:covered-table-cell/>
          <table:covered-table-cell/>
          <table:covered-table-cell/>
          <table:table-cell table:style-name="Tabla21.B6" office:value-type="string">
            <text:p text:style-name="P458">Grupo</text:p>
          </table:table-cell>
          <table:table-cell table:style-name="Tabla21.B6" office:value-type="string">
            <text:p text:style-name="P458"/>
          </table:table-cell>
          <table:table-cell table:style-name="Tabla21.B6" office:value-type="string">
            <text:p text:style-name="P458">Subgrupo</text:p>
          </table:table-cell>
          <table:table-cell table:style-name="Tabla21.B6" office:value-type="string">
            <text:p text:style-name="P458"/>
          </table:table-cell>
          <table:table-cell table:style-name="Tabla21.B6" office:value-type="string">
            <text:p text:style-name="P458">Categoría</text:p>
          </table:table-cell>
          <table:table-cell table:style-name="Tabla21.N6" office:value-type="string">
            <text:p text:style-name="P458"/>
          </table:table-cell>
        </table:table-row>
      </table:table>
      <text:p text:style-name="P41"/>
      <table:table table:name="Tabla22" table:style-name="Tabla22">
        <table:table-column table:style-name="Tabla22.A"/>
        <table:table-row table:style-name="Tabla22.1">
          <table:table-cell table:style-name="Tabla22.A1" office:value-type="string">
            <text:p text:style-name="P464"><text:span text:style-name="T82"><text:s/></text:span><text:span text:style-name="T80">Posibilidad</text:span><text:span text:style-name="T82"> </text:span><text:span text:style-name="T80">de</text:span><text:span text:style-name="T82"> </text:span><text:span text:style-name="T80">subcontratación:</text:span><text:span text:style-name="T82"> </text:span><text:span text:style-name="T77">Si,</text:span><text:span text:style-name="T78"> </text:span><text:span text:style-name="T77">hasta</text:span><text:span text:style-name="T78"> </text:span><text:span text:style-name="T77">un</text:span><text:span text:style-name="T78"> </text:span><text:span text:style-name="T42">20</text:span><text:span text:style-name="T43"> </text:span><text:span text:style-name="T42">%</text:span><text:span text:style-name="T43"> </text:span><text:span text:style-name="T42">del</text:span><text:span text:style-name="T43"> </text:span><text:span text:style-name="T42">importe</text:span><text:span text:style-name="T43"> </text:span><text:span text:style-name="T42">total</text:span><text:span text:style-name="T43"> </text:span><text:span text:style-name="T42">del</text:span><text:span text:style-name="T43"> </text:span><text:span text:style-name="T42">contrato.</text:span></text:p>
            <text:p text:style-name="P461"/>
            <text:p text:style-name="P461">En<text:span text:style-name="T2"> </text:span>caso<text:span text:style-name="T2"> </text:span>afirmativo,<text:span text:style-name="T2"> </text:span>las<text:span text:style-name="T2"> </text:span>personas<text:span text:style-name="T2"> </text:span>licitadoras<text:span text:style-name="T2"> </text:span>deberán<text:span text:style-name="T2"> </text:span>indicar<text:span text:style-name="T2"> </text:span>la<text:span text:style-name="T2"> </text:span>parte<text:span text:style-name="T2"> </text:span>del<text:span text:style-name="T2"> </text:span>contrato<text:span text:style-name="T2"> </text:span>que<text:span text:style-name="T2"> </text:span>tengan<text:span text:style-name="T2"> </text:span>previsto<text:span text:style-name="T2"> </text:span>subcontratar,<text:span text:style-name="T2"> </text:span>señalando<text:span text:style-name="T2"> </text:span>su<text:span text:style-name="T2"> </text:span>importe<text:span text:style-name="T2"> <text:s/></text:span>y<text:span text:style-name="T2"> </text:span>el<text:span text:style-name="T2"> </text:span>nombre<text:span text:style-name="T2"> </text:span>o<text:span text:style-name="T2"> </text:span>perfil<text:span text:style-name="T2"> </text:span>empresarial<text:span text:style-name="T2"> </text:span>de<text:span text:style-name="T2"> </text:span>la<text:span text:style-name="T2"> </text:span>persona<text:span text:style-name="T2"> </text:span>subcontratista.</text:p>
            <text:p text:style-name="P463"/>
            <text:p text:style-name="P459"/>
          </table:table-cell>
        </table:table-row>
        <table:table-row table:style-name="Tabla22.1">
          <table:table-cell table:style-name="Tabla22.A1" office:value-type="string">
            <text:p text:style-name="P464"><text:span text:style-name="T82"><text:s/></text:span><text:span text:style-name="T80">Subcontratación</text:span><text:span text:style-name="T82"> </text:span><text:span text:style-name="T80">obligatoria:</text:span><text:span text:style-name="T82"> </text:span><text:span text:style-name="T77">No</text:span><text:span text:style-name="T78"> </text:span></text:p>
            <text:p text:style-name="P462"/>
          </table:table-cell>
        </table:table-row>
      </table:table>
      <text:p text:style-name="P446"/>
      <table:table table:name="Tabla23" table:style-name="Tabla23">
        <table:table-column table:style-name="Tabla23.A"/>
        <table:table-row table:style-name="Tabla23.1">
          <table:table-cell table:style-name="Tabla23.A1" office:value-type="string">
            <text:p text:style-name="P464"><text:span text:style-name="T82"><text:s/></text:span><text:span text:style-name="T80">Aportación</text:span><text:span text:style-name="T82"> </text:span><text:span text:style-name="T80">de</text:span><text:span text:style-name="T82"> </text:span><text:span text:style-name="T80">DNI</text:span><text:span text:style-name="T82"> </text:span><text:span text:style-name="T80">u</text:span><text:span text:style-name="T82"> </text:span><text:span text:style-name="T80">otro</text:span><text:span text:style-name="T82"> </text:span><text:span text:style-name="T80">documento</text:span><text:span text:style-name="T82"> </text:span><text:span text:style-name="T80">identificativo</text:span><text:span text:style-name="T82"> </text:span><text:span text:style-name="T80">oficial:</text:span><text:span text:style-name="T82"> </text:span><text:span text:style-name="T77">Si</text:span></text:p>
          </table:table-cell>
        </table:table-row>
      </table:table>
      <text:p text:style-name="P446"/>
      <table:table table:name="Tabla24" table:style-name="Tabla24">
        <table:table-column table:style-name="Tabla24.A"/>
        <table:table-row table:style-name="Tabla24.1">
          <table:table-cell table:style-name="Tabla24.A1" office:value-type="string">
            <text:p text:style-name="P447"><text:span text:style-name="T30">Posibilidad</text:span><text:span text:style-name="T29"> </text:span><text:span text:style-name="T30">de</text:span><text:span text:style-name="T29"> </text:span><text:span text:style-name="T30">aportar</text:span><text:span text:style-name="T29"> </text:span><text:span text:style-name="T30">una</text:span><text:span text:style-name="T29"> </text:span><text:span text:style-name="T30">dirección</text:span><text:span text:style-name="T29"> </text:span><text:span text:style-name="T30">de</text:span><text:span text:style-name="T29"> </text:span><text:span text:style-name="T30">correo</text:span><text:span text:style-name="T29"> </text:span><text:span text:style-name="T30">electrónico</text:span><text:span text:style-name="T29"> </text:span><text:span text:style-name="T30">a</text:span><text:span text:style-name="T29"> </text:span><text:span text:style-name="T30">efectos</text:span><text:span text:style-name="T29"> </text:span><text:span text:style-name="T30">de</text:span><text:span text:style-name="T29"> </text:span><text:span text:style-name="T30">notificaciones:</text:span><text:span text:style-name="T29"> </text:span><text:span text:style-name="T41">Si</text:span></text:p>
          </table:table-cell>
        </table:table-row>
      </table:table>
      <text:p text:style-name="P446"/>
      <table:table table:name="Tabla25" table:style-name="Tabla25">
        <table:table-column table:style-name="Tabla25.A"/>
        <table:table-row table:style-name="Tabla25.1">
          <table:table-cell table:style-name="Tabla25.A1" office:value-type="string">
            <text:p text:style-name="P447"><text:span text:style-name="T30">Información</text:span><text:span text:style-name="T29"> </text:span><text:span text:style-name="T30">del</text:span><text:span text:style-name="T29"> </text:span><text:span text:style-name="T30">contrato</text:span><text:span text:style-name="T29"> </text:span><text:span text:style-name="T30">a</text:span><text:span text:style-name="T29"> </text:span><text:span text:style-name="T30">la</text:span><text:span text:style-name="T29"> </text:span><text:span text:style-name="T30">que</text:span><text:span text:style-name="T29"> </text:span><text:span text:style-name="T30">se</text:span><text:span text:style-name="T29"> </text:span><text:span text:style-name="T30">le</text:span><text:span text:style-name="T29"> </text:span><text:span text:style-name="T30">otorga</text:span><text:span text:style-name="T29"> </text:span><text:span text:style-name="T30">carácter</text:span><text:span text:style-name="T29"> </text:span><text:span text:style-name="T30">confidencial:</text:span><text:span text:style-name="T29"> </text:span><text:span text:style-name="T27">No</text:span><text:span text:style-name="T28"> </text:span><text:span text:style-name="T27">procede.</text:span></text:p>
          </table:table-cell>
        </table:table-row>
      </table:table>
      <text:p text:style-name="Text_20_body"/>
      <table:table table:name="Tabla26" table:style-name="Tabla26">
        <table:table-column table:style-name="Tabla26.A"/>
        <table:table-row table:style-name="Tabla26.1">
          <table:table-cell table:style-name="Tabla26.A1" office:value-type="string">
            <text:h text:style-name="P434" text:outline-level="7"><text:span text:style-name="T164"><text:s/></text:span><text:span text:style-name="T163">Importe</text:span><text:span text:style-name="T164"> </text:span><text:span text:style-name="T163">de</text:span><text:span text:style-name="T164"> </text:span><text:span text:style-name="T163">la</text:span><text:span text:style-name="T164"> </text:span><text:span text:style-name="T163">compensación</text:span><text:span text:style-name="T164"> <text:s/></text:span><text:span text:style-name="T163">a</text:span><text:span text:style-name="T164"> </text:span><text:span text:style-name="T163">las</text:span><text:span text:style-name="T164"> </text:span><text:span text:style-name="T163">personas</text:span><text:span text:style-name="T164"> </text:span><text:span text:style-name="T163">candidatas</text:span><text:span text:style-name="T164"> </text:span><text:span text:style-name="T163">o</text:span><text:span text:style-name="T164"> </text:span><text:span text:style-name="T163">licitadoras</text:span></text:h>
          </table:table-cell>
        </table:table-row>
        <table:table-row table:style-name="Tabla26.2">
          <table:table-cell table:style-name="Tabla26.A1" office:value-type="string">
            <text:p text:style-name="P75"><text:s text:c="2"/></text:p>
            <text:p text:style-name="P43"><text:span text:style-name="T82"><text:s/></text:span><text:span text:style-name="T80">En</text:span><text:span text:style-name="T82"> </text:span><text:span text:style-name="T80">caso</text:span><text:span text:style-name="T82"> </text:span><text:span text:style-name="T80">de</text:span><text:span text:style-name="T82"> </text:span><text:span text:style-name="T80">renuncia:</text:span><text:span text:style-name="T82"> </text:span><text:span text:style-name="T85">600.-</text:span><text:span text:style-name="T170">€</text:span></text:p>
            <text:p text:style-name="P84"/>
            <text:p text:style-name="P43"><text:span text:style-name="T82"><text:s/></text:span><text:span text:style-name="T80">En</text:span><text:span text:style-name="T82"> </text:span><text:span text:style-name="T80">caso</text:span><text:span text:style-name="T82"> </text:span><text:span text:style-name="T80">de</text:span><text:span text:style-name="T82"> </text:span><text:span text:style-name="T80">desistimiento:</text:span><text:span text:style-name="T82"> <text:s/></text:span><text:span text:style-name="T85">600.-</text:span><text:span text:style-name="T170">€</text:span></text:p>
            <text:p text:style-name="P73"/>
          </table:table-cell>
        </table:table-row>
      </table:table>
      <text:p text:style-name="P446"/>
      <table:table table:name="Tabla27" table:style-name="Tabla27">
        <table:table-column table:style-name="Tabla27.A"/>
        <table:table-row table:style-name="Tabla27.1">
          <table:table-cell table:style-name="Tabla27.A1" office:value-type="string">
            <text:p text:style-name="P447"><text:span text:style-name="T30">Condición</text:span><text:span text:style-name="T29"> </text:span><text:span text:style-name="T30">esencial</text:span><text:span text:style-name="T29"> </text:span><text:span text:style-name="T30">de</text:span><text:span text:style-name="T29"> </text:span><text:span text:style-name="T30">ejecución:</text:span><text:span text:style-name="T29"> </text:span><text:span text:style-name="T27">No</text:span><text:span text:style-name="T28"> </text:span><text:span text:style-name="T27">procede.</text:span></text:p>
            <text:p text:style-name="P448"/>
          </table:table-cell>
        </table:table-row>
      </table:table>
      <text:p text:style-name="P446"/>
      <table:table table:name="Tabla28" table:style-name="Tabla28">
        <table:table-column table:style-name="Tabla28.A"/>
        <table:table-row table:style-name="Tabla28.1">
          <table:table-cell table:style-name="Tabla28.A1" office:value-type="string">
            <text:p text:style-name="P447"><text:span text:style-name="T35">Posibilidad</text:span><text:span text:style-name="T36"> </text:span><text:span text:style-name="T35">de</text:span><text:span text:style-name="T36"> </text:span><text:span text:style-name="T35">modificación</text:span><text:span text:style-name="T36"> </text:span><text:span text:style-name="T35">del</text:span><text:span text:style-name="T36"> </text:span><text:span text:style-name="T35">contrato:</text:span><text:span text:style-name="T36"> </text:span><text:span text:style-name="T33">Si</text:span></text:p>
            <text:p text:style-name="P498">-<text:span text:style-name="T2"> </text:span>Según<text:span text:style-name="T2"> </text:span>lo<text:span text:style-name="T2"> </text:span>dispuesto<text:span text:style-name="T2"> </text:span>en<text:span text:style-name="T2"> </text:span>el<text:span text:style-name="T2"> </text:span>apartado<text:span text:style-name="T2"> </text:span>2<text:span text:style-name="T2"> </text:span>de<text:span text:style-name="T2"> </text:span>la<text:span text:style-name="T2"> </text:span>Disposición<text:span text:style-name="T2"> </text:span>adicional<text:span text:style-name="T2"> </text:span>cuarta<text:span text:style-name="T2"> </text:span>de<text:span text:style-name="T2"> </text:span>la<text:span text:style-name="T2"> </text:span>Ley<text:span text:style-name="T2"> </text:span>3/2012,<text:span text:style-name="T2"> </text:span>de<text:span text:style-name="T2"> </text:span>21<text:span text:style-name="T2"> </text:span>de<text:span text:style-name="T2"> </text:span>septiembre,<text:span text:style-name="T2"> </text:span>de<text:span text:style-name="T2"> </text:span>Medidas<text:span text:style-name="T2"> </text:span><text:soft-page-break/>Fiscales,<text:span text:style-name="T2"> </text:span>Administrativas,<text:span text:style-name="T2"> </text:span>Laborales<text:span text:style-name="T2"> </text:span>y<text:span text:style-name="T2"> </text:span>en<text:span text:style-name="T2"> </text:span>materia<text:span text:style-name="T2"> </text:span>de<text:span text:style-name="T2"> </text:span>Hacienda<text:span text:style-name="T2"> </text:span>Pública<text:span text:style-name="T2"> </text:span>para<text:span text:style-name="T2"> </text:span>el<text:span text:style-name="T2"> </text:span>reequilibrio<text:span text:style-name="T2"> </text:span>económico-financiero<text:span text:style-name="T2"> </text:span>de<text:span text:style-name="T2"> </text:span>la<text:span text:style-name="T2"> </text:span>Junta<text:span text:style-name="T2"> </text:span>de<text:span text:style-name="T2"> </text:span>Andalucía,<text:span text:style-name="T2"> </text:span>será<text:span text:style-name="T2"> </text:span>causa<text:span text:style-name="T2"> </text:span>de<text:span text:style-name="T2"> </text:span>modificación<text:span text:style-name="T2"> </text:span>del<text:span text:style-name="T2"> </text:span>presente<text:span text:style-name="T2"> </text:span>contrato<text:span text:style-name="T2"> </text:span>la<text:span text:style-name="T2"> </text:span>aplicación<text:span text:style-name="T2"> </text:span>de<text:span text:style-name="T2"> </text:span>medidas<text:span text:style-name="T2"> </text:span>de<text:span text:style-name="T2"> </text:span>estabilidad<text:span text:style-name="T2"> </text:span>presupuestaria,<text:span text:style-name="T2"> </text:span>acordadas<text:span text:style-name="T2"> </text:span>por<text:span text:style-name="T2"> </text:span>los<text:span text:style-name="T2"> </text:span>órganos<text:span text:style-name="T2"> </text:span>de<text:span text:style-name="T2"> </text:span>gobierno<text:span text:style-name="T2"> </text:span>o<text:span text:style-name="T2"> </text:span>legislativos<text:span text:style-name="T2"> </text:span>competentes,<text:span text:style-name="T2"> </text:span>que<text:span text:style-name="T2"> </text:span>provoquen<text:span text:style-name="T2"> </text:span>la<text:span text:style-name="T2"> </text:span>reducción<text:span text:style-name="T2"> </text:span>de<text:span text:style-name="T2"> </text:span>la<text:span text:style-name="T2"> </text:span>financiación<text:span text:style-name="T2"> </text:span>prevista<text:span text:style-name="T2"> </text:span>en<text:span text:style-name="T2"> </text:span>el<text:span text:style-name="T2"> </text:span>documento<text:span text:style-name="T2"> </text:span>contractual.</text:p>
            <text:p text:style-name="P50">Alcance<text:span text:style-name="T2"> </text:span>y<text:span text:style-name="T2"> </text:span>límites<text:span text:style-name="T2"> </text:span>de<text:span text:style-name="T2"> </text:span>la<text:span text:style-name="T2"> </text:span>modificación:</text:p>
            <text:list xml:id="list1391910841" text:style-name="WW8Num9">
              <text:list-item>
                <text:p text:style-name="P317">El<text:span text:style-name="T2"> </text:span>precio<text:span text:style-name="T2"> </text:span>del<text:span text:style-name="T2"> </text:span>contrato<text:span text:style-name="T2"> </text:span>se<text:span text:style-name="T2"> </text:span>modificará<text:span text:style-name="T2"> </text:span>a<text:span text:style-name="T2"> </text:span>la<text:span text:style-name="T2"> </text:span>baja<text:span text:style-name="T2"> </text:span>en<text:span text:style-name="T2"> </text:span>el<text:span text:style-name="T2"> </text:span>mismo<text:span text:style-name="T2"> </text:span>porcentaje<text:span text:style-name="T2"> </text:span>en<text:span text:style-name="T2"> </text:span>que<text:span text:style-name="T2"> </text:span>se<text:span text:style-name="T2"> </text:span>reduzca<text:span text:style-name="T2"> </text:span>su<text:span text:style-name="T2"> </text:span>financiación,<text:span text:style-name="T2"> </text:span>sin<text:span text:style-name="T2"> </text:span>perjuicio<text:span text:style-name="T2"> </text:span>del<text:span text:style-name="T2"> </text:span>límite<text:span text:style-name="T2"> </text:span>porcentual<text:span text:style-name="T2"> </text:span>a<text:span text:style-name="T2"> </text:span>partir<text:span text:style-name="T2"> </text:span>del<text:span text:style-name="T2"> </text:span>cual<text:span text:style-name="T2"> </text:span>operará<text:span text:style-name="T2"> </text:span>la<text:span text:style-name="T2"> </text:span>cláusula<text:span text:style-name="T2"> </text:span>de<text:span text:style-name="T2"> </text:span>resolución<text:span text:style-name="T2"> </text:span>incluida<text:span text:style-name="T2"> </text:span>en<text:span text:style-name="T2"> </text:span>el<text:span text:style-name="T2"> </text:span>presente<text:span text:style-name="T2"> </text:span>pliego.<text:span text:style-name="T2"> </text:span>Consecuentemente<text:span text:style-name="T2"> </text:span>se<text:span text:style-name="T2"> </text:span>reducirá<text:span text:style-name="T2"> </text:span>proporcionalmente<text:span text:style-name="T2"> </text:span>el<text:span text:style-name="T2"> </text:span>plazo<text:span text:style-name="T2"> </text:span>de<text:span text:style-name="T2"> </text:span>ejecución<text:span text:style-name="T2"> </text:span>del<text:span text:style-name="T2"> </text:span>contrato.</text:p>
              </text:list-item>
              <text:list-item>
                <text:p text:style-name="P317">Porcentaje<text:span text:style-name="T2"> </text:span>máximo<text:span text:style-name="T2"> </text:span>del<text:span text:style-name="T2"> </text:span>precio<text:span text:style-name="T2"> </text:span>del<text:span text:style-name="T2"> </text:span>contrato<text:span text:style-name="T2"> </text:span>al<text:span text:style-name="T2"> </text:span>que<text:span text:style-name="T2"> </text:span>pueda<text:span text:style-name="T2"> </text:span>afectar:<text:span text:style-name="T2"> </text:span>19,99<text:span text:style-name="T2"> </text:span>%.</text:p>
              </text:list-item>
            </text:list>
            <text:p text:style-name="P318">2-<text:span text:style-name="T2"> </text:span>En<text:span text:style-name="T2"> </text:span>todo<text:span text:style-name="T2"> </text:span>caso,<text:span text:style-name="T2"> </text:span>el<text:span text:style-name="T2"> </text:span>precio<text:span text:style-name="T2"> </text:span>del<text:span text:style-name="T2"> </text:span>contrato<text:span text:style-name="T2"> </text:span>podrá<text:span text:style-name="T2"> </text:span>modificarse<text:span text:style-name="T2"> </text:span>a<text:span text:style-name="T2"> </text:span>la<text:span text:style-name="T2"> </text:span>baja,<text:span text:style-name="T2"> </text:span>sin<text:span text:style-name="T2"> </text:span>alteración<text:span text:style-name="T2"> </text:span>de<text:span text:style-name="T2"> </text:span>las<text:span text:style-name="T2"> </text:span>prestaciones,<text:span text:style-name="T2"> <text:s/></text:span>por<text:span text:style-name="T2"> </text:span>acuerdo<text:span text:style-name="T2"> </text:span>de<text:span text:style-name="T2"> </text:span>las<text:span text:style-name="T2"> </text:span>partes,<text:span text:style-name="T2"> </text:span>con<text:span text:style-name="T2"> </text:span>los<text:span text:style-name="T2"> </text:span>límites<text:span text:style-name="T2"> </text:span>establecidos<text:span text:style-name="T2"> </text:span>por<text:span text:style-name="T2"> </text:span>el<text:span text:style-name="T2"> </text:span>artículo<text:span text:style-name="T2"> </text:span>107,<text:span text:style-name="T2"> </text:span>3,<text:span text:style-name="T2"> </text:span>d)<text:span text:style-name="T2"> </text:span>del<text:span text:style-name="T2"> </text:span>Texto<text:span text:style-name="T2"> </text:span>Refundido<text:span text:style-name="T2"> </text:span>de<text:span text:style-name="T2"> </text:span>la<text:span text:style-name="T2"> </text:span>Ley<text:span text:style-name="T2"> </text:span>de<text:span text:style-name="T2"> </text:span>Contratos<text:span text:style-name="T2"> </text:span>de<text:span text:style-name="T2"> </text:span>las<text:span text:style-name="T2"> </text:span>Administraciones<text:span text:style-name="T2"> </text:span>Públicas.</text:p>
          </table:table-cell>
        </table:table-row>
      </table:table>
      <text:p text:style-name="Text_20_body"/>
      <table:table table:name="Tabla29" table:style-name="Tabla29">
        <table:table-column table:style-name="Tabla29.A"/>
        <table:table-row table:style-name="Tabla29.1">
          <table:table-cell table:style-name="Tabla29.A1" office:value-type="string">
            <text:p text:style-name="P10"><text:span text:style-name="T47">Registro</text:span><text:span text:style-name="T48"> </text:span><text:span text:style-name="T47">para</text:span><text:span text:style-name="T48"> </text:span><text:span text:style-name="T47">presentación</text:span><text:span text:style-name="T48"> </text:span><text:span text:style-name="T47">de</text:span><text:span text:style-name="T48"> </text:span><text:span text:style-name="T47">facturas:</text:span><text:span text:style-name="T48"> </text:span><text:span text:style-name="T195">Registro General de la Consejería de Hacienda y Administración Pública. C/ Juan Antonio de Vizarron s/n. Edificio Torretriana. Isla de la Cartuja. CP41092 - Sevilla</text:span></text:p>
          </table:table-cell>
        </table:table-row>
      </table:table>
      <text:p text:style-name="Text_20_body"/>
      <table:table table:name="Tabla30" table:style-name="Tabla30">
        <table:table-column table:style-name="Tabla30.A"/>
        <table:table-row table:style-name="Tabla30.1">
          <table:table-cell table:style-name="Tabla30.A1" office:value-type="string">
            <text:p text:style-name="P110"><text:span text:style-name="T5">Plazo</text:span><text:span text:style-name="T7"> </text:span><text:span text:style-name="T5">para</text:span><text:span text:style-name="T7"> </text:span><text:span text:style-name="T5">aprobar</text:span><text:span text:style-name="T7"> </text:span><text:span text:style-name="T5">los</text:span><text:span text:style-name="T7"> </text:span><text:span text:style-name="T5">documentos</text:span><text:span text:style-name="T7"> </text:span><text:span text:style-name="T5">que</text:span><text:span text:style-name="T7"> </text:span><text:span text:style-name="T5">acreditan</text:span><text:span text:style-name="T7"> </text:span><text:span text:style-name="T5">la</text:span><text:span text:style-name="T7"> </text:span><text:span text:style-name="T5">conformidad</text:span><text:span text:style-name="T7"> </text:span><text:span text:style-name="T5">con</text:span><text:span text:style-name="T7"> </text:span><text:span text:style-name="T5">los</text:span><text:span text:style-name="T7"> </text:span><text:span text:style-name="T5">servicios</text:span><text:span text:style-name="T7"> </text:span><text:span text:style-name="T5">prestados:</text:span><text:span text:style-name="T7"> </text:span><text:span text:style-name="T14">30</text:span><text:span text:style-name="T9"> </text:span><text:span text:style-name="T14">días</text:span><text:span text:style-name="T15"> </text:span><text:span text:style-name="T135">a</text:span><text:span text:style-name="T136"> </text:span><text:span text:style-name="T135">contar</text:span><text:span text:style-name="T136"> </text:span><text:span text:style-name="T135">desde</text:span><text:span text:style-name="T136"> </text:span><text:span text:style-name="T135">la</text:span><text:span text:style-name="T136"> </text:span><text:span text:style-name="T135">fecha</text:span><text:span text:style-name="T136"> </text:span><text:span text:style-name="T135">de</text:span><text:span text:style-name="T136"> </text:span><text:span text:style-name="T135">presentación</text:span><text:span text:style-name="T136"> </text:span><text:span text:style-name="T135">de</text:span><text:span text:style-name="T136"> </text:span><text:span text:style-name="T135">la</text:span><text:span text:style-name="T136"> </text:span><text:span text:style-name="T135">factura</text:span><text:span text:style-name="T136"> </text:span><text:span text:style-name="T135">correspondiente</text:span><text:span text:style-name="T136"> </text:span><text:span text:style-name="T135">en</text:span><text:span text:style-name="T136"> </text:span><text:span text:style-name="T135">el</text:span><text:span text:style-name="T136"> </text:span><text:span text:style-name="T135">Registro</text:span><text:span text:style-name="T136"> </text:span><text:span text:style-name="T135">General</text:span><text:span text:style-name="T136"> </text:span><text:span text:style-name="T135">de</text:span><text:span text:style-name="T136"> </text:span><text:span text:style-name="T135">la</text:span><text:span text:style-name="T136"> </text:span><text:span text:style-name="T135">Consejería</text:span><text:span text:style-name="T136"> </text:span><text:span text:style-name="T135">de</text:span><text:span text:style-name="T136"> </text:span><text:span text:style-name="T135">Hacienda</text:span><text:span text:style-name="T136"> </text:span><text:span text:style-name="T135">y</text:span><text:span text:style-name="T136"> </text:span><text:span text:style-name="T135">Administración</text:span><text:span text:style-name="T136"> </text:span><text:span text:style-name="T135">Pública.</text:span></text:p>
          </table:table-cell>
        </table:table-row>
      </table:table>
      <text:p text:style-name="Text_20_body"/>
      <table:table table:name="Tabla31" table:style-name="Tabla31">
        <table:table-column table:style-name="Tabla31.A"/>
        <table:table-row table:style-name="Tabla31.1">
          <table:table-cell table:style-name="Tabla31.A1" office:value-type="string">
            <text:p text:style-name="P447"><text:span text:style-name="T221">Penalidades</text:span><text:span text:style-name="T223"> </text:span><text:span text:style-name="T221">por</text:span><text:span text:style-name="T223"> </text:span><text:span text:style-name="T221">cumplimiento</text:span><text:span text:style-name="T223"> </text:span><text:span text:style-name="T221">defectuoso:</text:span><text:span text:style-name="T223"> </text:span><text:span text:style-name="T32">Si</text:span></text:p>
            <text:p text:style-name="P13">El<text:span text:style-name="T2"> </text:span>presente<text:span text:style-name="T2"> </text:span>contrato<text:span text:style-name="T2"> </text:span>contempla<text:span text:style-name="T2"> </text:span>la<text:span text:style-name="T2"> </text:span>aplicación<text:span text:style-name="T2"> </text:span>de<text:span text:style-name="T2"> </text:span>penalizaciones<text:span text:style-name="T2"> </text:span>debidas<text:span text:style-name="T2"> </text:span>al<text:span text:style-name="T2"> </text:span>incumplimiento<text:span text:style-name="T2"> </text:span>de<text:span text:style-name="T2"> </text:span>los<text:span text:style-name="T2"> </text:span>indicadores<text:span text:style-name="T2"> </text:span>de<text:span text:style-name="T2"> </text:span>nivel<text:span text:style-name="T2"> </text:span>de<text:span text:style-name="T2"> </text:span>servicio<text:span text:style-name="T2"> </text:span>contemplados<text:span text:style-name="T2"> </text:span>en<text:span text:style-name="T2"> </text:span>el<text:span text:style-name="T2"> </text:span>Acuerdo<text:span text:style-name="T2"> </text:span>de<text:span text:style-name="T2"> </text:span>Nivel<text:span text:style-name="T2"> </text:span>de<text:span text:style-name="T2"> </text:span>Servicio<text:span text:style-name="T2"> </text:span>(ANS)<text:span text:style-name="T2"> </text:span>reflejado<text:span text:style-name="T2"> </text:span>en<text:span text:style-name="T2"> </text:span>el<text:span text:style-name="T2"> </text:span>pliego<text:span text:style-name="T2"> </text:span>de<text:span text:style-name="T2"> </text:span>prescripciones<text:span text:style-name="T2"> </text:span>técnicas,<text:span text:style-name="T2"> </text:span>y<text:span text:style-name="T2"> </text:span>por<text:span text:style-name="T2"> </text:span>la<text:span text:style-name="T2"> </text:span>realización<text:span text:style-name="T2"> </text:span>de<text:span text:style-name="T2"> </text:span>modificaciones<text:span text:style-name="T2"> </text:span>en<text:span text:style-name="T2"> </text:span>el<text:span text:style-name="T2"> </text:span>equipo<text:span text:style-name="T2"> </text:span>de<text:span text:style-name="T2"> </text:span>trabajo<text:span text:style-name="T2"> <text:s/></text:span>no<text:span text:style-name="T2"> </text:span>autorizadas<text:span text:style-name="T2"> </text:span>por<text:span text:style-name="T2"> </text:span>la<text:span text:style-name="T2"> </text:span>DGPD.</text:p>
            <text:p text:style-name="P13"/>
            <text:h text:style-name="P411" text:outline-level="2">Debidas<text:span text:style-name="T2"> </text:span>al<text:span text:style-name="T2"> </text:span>incumplimiento<text:span text:style-name="T2"> </text:span>de<text:span text:style-name="T2"> </text:span>los<text:span text:style-name="T2"> </text:span>valores<text:span text:style-name="T2"> </text:span>acordados<text:span text:style-name="T2"> </text:span>en<text:span text:style-name="T2"> </text:span>el<text:span text:style-name="T2"> </text:span>ANS</text:h>
            <text:p text:style-name="P15">El<text:span text:style-name="T2"> </text:span>incumplimiento<text:span text:style-name="T2"> </text:span>de<text:span text:style-name="T2"> </text:span>los<text:span text:style-name="T2"> </text:span>parámetros<text:span text:style-name="T2"> </text:span>de<text:span text:style-name="T2"> </text:span>calidad<text:span text:style-name="T2"> </text:span>recogidos<text:span text:style-name="T2"> </text:span>en<text:span text:style-name="T2"> </text:span>el<text:span text:style-name="T2"> </text:span>acuerdo<text:span text:style-name="T2"> </text:span>de<text:span text:style-name="T2"> </text:span>nivel<text:span text:style-name="T2"> </text:span>de<text:span text:style-name="T2"> </text:span>servicio<text:span text:style-name="T2"> </text:span>(ANS)<text:span text:style-name="T2"> </text:span>incluído<text:span text:style-name="T2"> </text:span>en<text:span text:style-name="T2"> <text:s/></text:span>el<text:span text:style-name="T2"> </text:span>Pliego<text:span text:style-name="T2"> </text:span>de<text:span text:style-name="T2"> </text:span>Prescripciones<text:span text:style-name="T2"> </text:span>Técnicas<text:span text:style-name="T2"> </text:span>del<text:span text:style-name="T2"> </text:span>presente<text:span text:style-name="T2"> </text:span>contrato,<text:span text:style-name="T2"> </text:span>por<text:span text:style-name="T2"> </text:span>causas<text:span text:style-name="T2"> </text:span>atribuibles<text:span text:style-name="T2"> </text:span>al<text:span text:style-name="T2"> </text:span>contratista,<text:span text:style-name="T2"> </text:span>en<text:span text:style-name="T2"> </text:span>un<text:span text:style-name="T2"> </text:span>número<text:span text:style-name="T2"> </text:span>de<text:span text:style-name="T2"> </text:span>casos<text:span text:style-name="T2"> </text:span>que<text:span text:style-name="T2"> </text:span>exceda<text:span text:style-name="T2"> </text:span>el<text:span text:style-name="T2"> </text:span>máximo<text:span text:style-name="T2"> </text:span>permitido<text:span text:style-name="T2"> </text:span>en<text:span text:style-name="T2"> </text:span>dicho<text:span text:style-name="T2"> </text:span>ANS,<text:span text:style-name="T2"> </text:span>podrá<text:span text:style-name="T2"> </text:span>ocasionar<text:span text:style-name="T2"> </text:span>la<text:span text:style-name="T2"> </text:span>aplicación<text:span text:style-name="T2"> </text:span>de<text:span text:style-name="T2"> <text:s/></text:span>penalidades<text:span text:style-name="T2"> </text:span>previstas,<text:span text:style-name="T2"> </text:span>en<text:span text:style-name="T2"> </text:span>las<text:span text:style-name="T2"> </text:span>certificaciones<text:span text:style-name="T2"> </text:span>a<text:span text:style-name="T2"> </text:span>emitir<text:span text:style-name="T2"> </text:span>con<text:span text:style-name="T2"> </text:span>posterioridad<text:span text:style-name="T2"> </text:span>al<text:span text:style-name="T2"> </text:span>incumplimiento<text:span text:style-name="T2"> </text:span>del<text:span text:style-name="T2"> </text:span>ANS,<text:span text:style-name="T2"> </text:span>hasta<text:span text:style-name="T2"> </text:span>un<text:span text:style-name="T2"> </text:span>máximo<text:span text:style-name="T2"> </text:span>del<text:span text:style-name="T2"> <text:s/></text:span>10%<text:span text:style-name="T2"> </text:span>del<text:span text:style-name="T2"> </text:span>importe<text:span text:style-name="T2"> </text:span>de<text:span text:style-name="T2"> </text:span>adjudicación<text:span text:style-name="T2"> </text:span>del<text:span text:style-name="T2"> </text:span>contrato.<text:span text:style-name="T2"> </text:span>Estas<text:span text:style-name="T2"> </text:span>penalizaciones<text:span text:style-name="T2"> </text:span>se<text:span text:style-name="T2"> </text:span>comenzarán<text:span text:style-name="T2"> </text:span>a<text:span text:style-name="T2"> </text:span>aplicar<text:span text:style-name="T2"> </text:span>tras<text:span text:style-name="T2"> </text:span>el<text:span text:style-name="T2"> </text:span>periodo<text:span text:style-name="T2"> </text:span>inicial<text:span text:style-name="T2"> </text:span>de<text:span text:style-name="T2"> </text:span>lanzamiento<text:span text:style-name="T2"> </text:span>del<text:span text:style-name="T2"> </text:span>proyecto,<text:span text:style-name="T2"> </text:span>tras<text:span text:style-name="T2"> </text:span>la<text:span text:style-name="T2"> </text:span>puesta<text:span text:style-name="T2"> </text:span>en<text:span text:style-name="T2"> </text:span>funcionamiento<text:span text:style-name="T2"> </text:span>del<text:span text:style-name="T2"> </text:span>ANS<text:span text:style-name="T2"> </text:span>y<text:span text:style-name="T2"> </text:span>en<text:span text:style-name="T2"> </text:span>el<text:span text:style-name="T2"> </text:span>mismo<text:span text:style-name="T2"> </text:span>instante<text:span text:style-name="T2"> </text:span>que<text:span text:style-name="T2"> </text:span>se<text:span text:style-name="T2"> </text:span>tendrá<text:span text:style-name="T2"> </text:span>en<text:span text:style-name="T2"> </text:span>cuenta<text:span text:style-name="T2"> </text:span>la<text:span text:style-name="T2"> </text:span>siguiente<text:span text:style-name="T2"> </text:span>tipificación<text:span text:style-name="T2"> </text:span>de<text:span text:style-name="T2"> </text:span>incumplimientos<text:span text:style-name="T2"> </text:span>de<text:span text:style-name="T2"> </text:span>los<text:span text:style-name="T2"> </text:span>ANS,<text:span text:style-name="T2"> </text:span>basados<text:span text:style-name="T2"> </text:span>en<text:span text:style-name="T2"> </text:span>el<text:span text:style-name="T2"> </text:span>valor<text:span text:style-name="T2"> </text:span>de<text:span text:style-name="T2"> </text:span>los<text:span text:style-name="T2"> </text:span>Indicadores<text:span text:style-name="T2"> </text:span>de<text:span text:style-name="T2"> </text:span>Nivel<text:span text:style-name="T2"> </text:span>de<text:span text:style-name="T2"> </text:span>servicio,<text:span text:style-name="T2"> </text:span>descritos<text:span text:style-name="T2"> </text:span>en<text:span text:style-name="T2"> </text:span>el<text:span text:style-name="T2"> </text:span>Pliego<text:span text:style-name="T2"> </text:span>de<text:span text:style-name="T2"> </text:span>Prescripciones<text:span text:style-name="T2"> </text:span>Técnicas.<text:span text:style-name="T2"> </text:span></text:p>
            <text:p text:style-name="P16">Con<text:span text:style-name="T2"> </text:span>carácter<text:span text:style-name="T2"> </text:span>mensual,<text:span text:style-name="T2"> </text:span>se<text:span text:style-name="T2"> </text:span>evaluarán<text:span text:style-name="T2"> </text:span>los<text:span text:style-name="T2"> </text:span>acuerdos<text:span text:style-name="T2"> </text:span>de<text:span text:style-name="T2"> </text:span>nivel<text:span text:style-name="T2"> </text:span>de<text:span text:style-name="T2"> </text:span>servicio<text:span text:style-name="T2"> </text:span>para<text:span text:style-name="T2"> </text:span>calcular<text:span text:style-name="T2"> </text:span>la<text:span text:style-name="T2"> </text:span>penalización<text:span text:style-name="T2"> </text:span>por<text:span text:style-name="T2"> </text:span>incumplimiento<text:span text:style-name="T2"> </text:span>que<text:span text:style-name="T2"> </text:span>se<text:span text:style-name="T2"> </text:span>realizará<text:span text:style-name="T2"> </text:span>según<text:span text:style-name="T2"> </text:span>la<text:span text:style-name="T2"> </text:span>siguiente<text:span text:style-name="T2"> </text:span>tabla,donde<text:span text:style-name="T2"> </text:span>se<text:span text:style-name="T2"> <text:s/></text:span>indica<text:span text:style-name="T2"> </text:span>el<text:span text:style-name="T2"> </text:span>%<text:span text:style-name="T2"> </text:span>del<text:span text:style-name="T2"> <text:s/></text:span>importe<text:span text:style-name="T2"> <text:s text:c="2"/></text:span>de<text:span text:style-name="T2"> </text:span>adjudicación<text:span text:style-name="T2"> <text:s/></text:span>que<text:span text:style-name="T2"> </text:span>el<text:span text:style-name="T2"> </text:span>adjudicatario<text:span text:style-name="T2"> <text:s/></text:span>dejará<text:span text:style-name="T2"> </text:span>de<text:span text:style-name="T2"> </text:span>percibir.</text:p>
            <text:p text:style-name="P507"/>
            <text:p text:style-name="P507"><draw:frame draw:style-name="fr2" draw:name="Objeto1" text:anchor-type="char" svg:x="0.314cm" svg:y="0.153cm" svg:width="14.524cm" svg:height="1.873cm" draw:z-index="124"><draw:object xlink:href="./Object 1" xlink:type="simple" xlink:show="embed" xlink:actuate="onLoad"/><draw:image xlink:href="./ObjectReplacements/Object 1" xlink:type="simple" xlink:show="embed" xlink:actuate="onLoad"/></draw:frame></text:p>
            <text:h text:style-name="P418" text:outline-level="3">Medidas<text:span text:style-name="T2"> </text:span>correctivas</text:h>
            <text:p text:style-name="P14">En<text:span text:style-name="T2"> </text:span>cualquier<text:span text:style-name="T2"> </text:span>caso,<text:span text:style-name="T2"> </text:span>el<text:span text:style-name="T2"> </text:span>incumplimiento<text:span text:style-name="T2"> </text:span>reiterado<text:span text:style-name="T2"> </text:span>de<text:span text:style-name="T2"> </text:span>los<text:span text:style-name="T2"> </text:span>ANS<text:span text:style-name="T2"> </text:span>de<text:span text:style-name="T2"> </text:span>nivel<text:span text:style-name="T2"> </text:span>grave<text:span text:style-name="T2"> </text:span>será<text:span text:style-name="T2"> </text:span>objeto<text:span text:style-name="T2"> </text:span>de<text:span text:style-name="T2"> </text:span>estudio<text:span text:style-name="T2"> </text:span>y<text:span text:style-name="T2"> </text:span>se<text:span text:style-name="T2"> </text:span>tomarán<text:span text:style-name="T2"> </text:span>las<text:span text:style-name="T2"> </text:span>medidas<text:span text:style-name="T2"> </text:span>oportunas<text:span text:style-name="T2"> </text:span>para<text:span text:style-name="T2"> </text:span>evitar<text:span text:style-name="T2"> </text:span>esta<text:span text:style-name="T2"> </text:span>situación.<text:span text:style-name="T2"> </text:span>Se<text:span text:style-name="T2"> </text:span>actuará<text:span text:style-name="T2"> </text:span>tanto<text:span text:style-name="T2"> </text:span>en<text:span text:style-name="T2"> </text:span>la<text:span text:style-name="T2"> </text:span>forma<text:span text:style-name="T2"> </text:span>de<text:span text:style-name="T2"> </text:span>trabajo<text:span text:style-name="T2"> </text:span>como<text:span text:style-name="T2"> </text:span>en<text:span text:style-name="T2"> </text:span>los<text:span text:style-name="T2"> </text:span>medios<text:span text:style-name="T2"> </text:span>de<text:span text:style-name="T2"> </text:span>comunicación,<text:span text:style-name="T2"> </text:span>las<text:span text:style-name="T2"> </text:span>herramientas<text:span text:style-name="T2"> </text:span>utilizadas,<text:span text:style-name="T2"> </text:span>así<text:span text:style-name="T2"> </text:span>como<text:span text:style-name="T2"> </text:span>en<text:span text:style-name="T2"> </text:span>cualquier<text:span text:style-name="T2"> </text:span>otro<text:span text:style-name="T2"> </text:span>factor<text:span text:style-name="T2"> </text:span>mejorable.<text:span text:style-name="T2"> </text:span>El<text:span text:style-name="T2"> </text:span>proveedor<text:span text:style-name="T2"> </text:span>se<text:span text:style-name="T2"> </text:span>compromete<text:span text:style-name="T2"> </text:span>a<text:span text:style-name="T2"> </text:span>poner<text:span text:style-name="T2"> </text:span>de<text:span text:style-name="T2"> </text:span>su<text:span text:style-name="T2"> </text:span>parte<text:span text:style-name="T2"> </text:span>los<text:span text:style-name="T2"> </text:span>medios<text:span text:style-name="T2"> </text:span>necesarios<text:span text:style-name="T2"> </text:span>para<text:span text:style-name="T2"> </text:span>normalizar<text:span text:style-name="T2"> </text:span>la<text:span text:style-name="T2"> </text:span>situación.</text:p>
            <text:p text:style-name="P14">Cabe<text:span text:style-name="T2"> </text:span>la<text:span text:style-name="T2"> </text:span>posibilidad<text:span text:style-name="T2"> </text:span>de<text:span text:style-name="T2"> </text:span>que,<text:span text:style-name="T2"> </text:span>fruto<text:span text:style-name="T2"> </text:span>del<text:span text:style-name="T2"> </text:span>estudio<text:span text:style-name="T2"> </text:span>de<text:span text:style-name="T2"> </text:span>la<text:span text:style-name="T2"> </text:span>situación,<text:span text:style-name="T2"> </text:span>se<text:span text:style-name="T2"> </text:span>considere<text:span text:style-name="T2"> </text:span>la<text:span text:style-name="T2"> </text:span>redefinición<text:span text:style-name="T2"> </text:span>de<text:span text:style-name="T2"> </text:span>la<text:span text:style-name="T2"> </text:span>metodología<text:span text:style-name="T2"> </text:span>de<text:span text:style-name="T2"> </text:span>cálculo<text:span text:style-name="T2"> </text:span>e<text:span text:style-name="T2"> </text:span>incluso<text:span text:style-name="T2"> </text:span>de<text:span text:style-name="T2"> </text:span>los<text:span text:style-name="T2"> </text:span>niveles<text:span text:style-name="T2"> </text:span>objetivo<text:span text:style-name="T2"> </text:span>asociados<text:span text:style-name="T2"> </text:span>a<text:span text:style-name="T2"> </text:span>los<text:span text:style-name="T2"> </text:span>indicadores<text:span text:style-name="T2"> </text:span>de<text:span text:style-name="T2"> </text:span>nivel<text:span text:style-name="T2"> </text:span>de<text:span text:style-name="T2"> </text:span>servicio.<text:span text:style-name="T2"> </text:span>Esta<text:span text:style-name="T2"> </text:span>modificación<text:span text:style-name="T2"> </text:span>deberá<text:span text:style-name="T2"> </text:span>ser<text:span text:style-name="T2"> </text:span>aprobada<text:span text:style-name="T2"> </text:span>por<text:span text:style-name="T2"> </text:span>ambas<text:span text:style-name="T2"> </text:span>partes.</text:p>
            <text:h text:style-name="P418" text:outline-level="3">Carácter<text:span text:style-name="T2"> </text:span>acumulativo<text:span text:style-name="T2"> </text:span>de<text:span text:style-name="T2"> </text:span>la<text:span text:style-name="T2"> </text:span>penalizaciones</text:h>
            <text:p text:style-name="P23"><text:soft-page-break/>Las<text:span text:style-name="T2"> </text:span>penalizaciones<text:span text:style-name="T2"> </text:span>descritas<text:span text:style-name="T2"> </text:span>tendrán<text:span text:style-name="T2"> </text:span>carácter<text:span text:style-name="T2"> </text:span>acumulativo,<text:span text:style-name="T2"> </text:span>salvo<text:span text:style-name="T2"> </text:span>cuando<text:span text:style-name="T2"> </text:span>se<text:span text:style-name="T2"> </text:span>indiquen<text:span text:style-name="T2"> </text:span>expresamente<text:span text:style-name="T2"> </text:span>otras<text:span text:style-name="T2"> </text:span>fórmulas<text:span text:style-name="T2"> </text:span>de<text:span text:style-name="T2"> </text:span>determinación<text:span text:style-name="T2"> </text:span>de<text:span text:style-name="T2"> </text:span>la<text:span text:style-name="T2"> </text:span>penalización<text:span text:style-name="T2"> </text:span>hasta<text:span text:style-name="T2"> </text:span>llegar<text:span text:style-name="T2"> </text:span>al<text:span text:style-name="T2"> </text:span>10<text:span text:style-name="T2"> </text:span>%<text:span text:style-name="T2"> </text:span>del<text:span text:style-name="T2"> </text:span>presupuesto<text:span text:style-name="T2"> </text:span>del<text:span text:style-name="T2"> </text:span>contrato,<text:span text:style-name="T2"> </text:span>según<text:span text:style-name="T2"> </text:span>se<text:span text:style-name="T2"> </text:span>establece<text:span text:style-name="T2"> </text:span>en<text:span text:style-name="T2"> </text:span>el<text:span text:style-name="T2"> </text:span>artículo<text:span text:style-name="T2"> </text:span>212.1<text:span text:style-name="T2"> </text:span>del<text:span text:style-name="T2"> </text:span>TRLCSP.<text:span text:style-name="T2"> <text:s text:c="2"/></text:span></text:p>
            <text:p text:style-name="P514">Los indicadores clave <text:s/>se detallan en el apartado 5.3 del PPT : “Acuerdo de nivel de servicios”</text:p>
            <text:p text:style-name="P450"/>
          </table:table-cell>
        </table:table-row>
      </table:table>
      <text:p text:style-name="P447"/>
      <table:table table:name="Tabla32" table:style-name="Tabla32">
        <table:table-column table:style-name="Tabla32.A"/>
        <table:table-row table:style-name="Tabla32.1">
          <table:table-cell table:style-name="Tabla32.A1" office:value-type="string">
            <text:p text:style-name="P449">Causas<text:span text:style-name="T2"> </text:span>de<text:span text:style-name="T2"> </text:span>resolución<text:span text:style-name="T2"> </text:span>del<text:span text:style-name="T2"> </text:span>contrato:</text:p>
            <text:p text:style-name="P452">Según<text:span text:style-name="T2"> </text:span>lo<text:span text:style-name="T2"> </text:span>dispuesto<text:span text:style-name="T2"> </text:span>en<text:span text:style-name="T2"> </text:span>el<text:span text:style-name="T2"> </text:span>apartado<text:span text:style-name="T2"> </text:span>2<text:span text:style-name="T2"> </text:span>de<text:span text:style-name="T2"> </text:span>la<text:span text:style-name="T2"> </text:span>Disposición<text:span text:style-name="T2"> </text:span>adicional<text:span text:style-name="T2"> </text:span>cuarta<text:span text:style-name="T2"> </text:span>de<text:span text:style-name="T2"> </text:span>la<text:span text:style-name="T2"> </text:span>Ley<text:span text:style-name="T2"> </text:span>3/2012,<text:span text:style-name="T2"> </text:span>de<text:span text:style-name="T2"> </text:span>21<text:span text:style-name="T2"> </text:span>de<text:span text:style-name="T2"> </text:span>septiembre,<text:span text:style-name="T2"> </text:span>de<text:span text:style-name="T2"> </text:span>Medidas<text:span text:style-name="T2"> </text:span>Fiscales,<text:span text:style-name="T2"> </text:span>Administrativas,<text:span text:style-name="T2"> </text:span>Laborales<text:span text:style-name="T2"> </text:span>y<text:span text:style-name="T2"> </text:span>en<text:span text:style-name="T2"> </text:span>materia<text:span text:style-name="T2"> </text:span>de<text:span text:style-name="T2"> </text:span>Hacienda<text:span text:style-name="T2"> </text:span>Pública<text:span text:style-name="T2"> </text:span>para<text:span text:style-name="T2"> </text:span>el<text:span text:style-name="T2"> </text:span>reequilibrio<text:span text:style-name="T2"> </text:span>económico-financiero<text:span text:style-name="T2"> </text:span>de<text:span text:style-name="T2"> </text:span>la<text:span text:style-name="T2"> </text:span>Junta<text:span text:style-name="T2"> </text:span>de<text:span text:style-name="T2"> </text:span>Andalucía<text:span text:style-name="T2"> </text:span>y<text:span text:style-name="T2"> </text:span>a<text:span text:style-name="T2"> </text:span>los<text:span text:style-name="T2"> </text:span>efectos<text:span text:style-name="T2"> </text:span>del<text:span text:style-name="T2"> </text:span>artículo<text:span text:style-name="T2"> </text:span>223<text:span text:style-name="T2"> </text:span>h)<text:span text:style-name="T2"> </text:span>del<text:span text:style-name="T2"> </text:span>TRLCSP,<text:span text:style-name="T2"> </text:span>será<text:span text:style-name="T2"> </text:span>causa<text:span text:style-name="T2"> </text:span>de<text:span text:style-name="T2"> </text:span>resolución<text:span text:style-name="T2"> </text:span>del<text:span text:style-name="T2"> </text:span>presente<text:span text:style-name="T2"> </text:span>contrato<text:span text:style-name="T2"> </text:span>la<text:span text:style-name="T2"> </text:span>aplicación<text:span text:style-name="T2"> </text:span>de<text:span text:style-name="T2"> </text:span>medidas<text:span text:style-name="T2"> </text:span>de<text:span text:style-name="T2"> </text:span>estabilidad<text:span text:style-name="T2"> </text:span>presupuestaria,<text:span text:style-name="T2"> </text:span>acordadas<text:span text:style-name="T2"> </text:span>por<text:span text:style-name="T2"> </text:span>los<text:span text:style-name="T2"> </text:span>órganos<text:span text:style-name="T2"> </text:span>de<text:span text:style-name="T2"> </text:span>gobierno<text:span text:style-name="T2"> </text:span>o<text:span text:style-name="T2"> </text:span>legislativos<text:span text:style-name="T2"> </text:span>competentes,<text:span text:style-name="T2"> </text:span>que<text:span text:style-name="T2"> </text:span>provoquen<text:span text:style-name="T2"> </text:span>la<text:span text:style-name="T2"> </text:span>reducción<text:span text:style-name="T2"> </text:span>de<text:span text:style-name="T2"> </text:span>la<text:span text:style-name="T2"> </text:span>financiación<text:span text:style-name="T2"> </text:span>prevista<text:span text:style-name="T2"> </text:span>en<text:span text:style-name="T2"> </text:span>el<text:span text:style-name="T2"> </text:span>documento<text:span text:style-name="T2"> </text:span>contractual,<text:span text:style-name="T2"> </text:span>en<text:span text:style-name="T2"> </text:span>un<text:span text:style-name="T2"> </text:span>porcentaje<text:span text:style-name="T2"> </text:span>igual<text:span text:style-name="T2"> </text:span>o<text:span text:style-name="T2"> </text:span>superior<text:span text:style-name="T2"> </text:span>al<text:span text:style-name="T2"> </text:span>20<text:span text:style-name="T2"> </text:span>%.</text:p>
            <text:p text:style-name="Table_20_Contents"/>
            <text:p text:style-name="Table_20_Contents"/>
          </table:table-cell>
        </table:table-row>
      </table:table>
      <text:p text:style-name="P451"/>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text:soft-page-break/></text:p>
      <text:p text:style-name="P453"/>
      <text:p text:style-name="P453"/>
      <text:p text:style-name="P453"/>
      <text:p text:style-name="P453"/>
      <text:p text:style-name="P453"/>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68"/>
      <text:p text:style-name="P470">ANEXO<text:span text:style-name="T2"> </text:span>I-B</text:p>
      <text:p text:style-name="P468"/>
      <text:p text:style-name="P469"/>
      <text:p text:style-name="P471">DECLARACIÓN<text:span text:style-name="T2"> </text:span>DE<text:span text:style-name="T2"> </text:span>COMPROMISO<text:span text:style-name="T2"> </text:span>DE<text:span text:style-name="T2"> </text:span>CONSTITUCIÓN<text:span text:style-name="T2"> </text:span>EN<text:span text:style-name="T2"> </text:span>UTE<text:span text:style-name="T2"> </text:span></text:p>
      <text:p text:style-name="P468"/>
      <text:p text:style-name="P296"/>
      <text:p text:style-name="P41"><text:span text:style-name="T4">Dª./D.</text:span><text:span text:style-name="T70"> </text:span><text:span text:style-name="T4">____________________,</text:span><text:span text:style-name="T70"> </text:span><text:span text:style-name="T4">mayor</text:span><text:span text:style-name="T70"> </text:span><text:span text:style-name="T4">de</text:span><text:span text:style-name="T70"> </text:span><text:span text:style-name="T4">edad</text:span><text:span text:style-name="T70"> </text:span><text:span text:style-name="T4">y</text:span><text:span text:style-name="T70"> </text:span><text:span text:style-name="T4">con</text:span><text:span text:style-name="T70"> </text:span><text:span text:style-name="T4">NIF</text:span><text:span text:style-name="T70"> </text:span><text:span text:style-name="T4">núm.</text:span><text:span text:style-name="T70"> </text:span><text:span text:style-name="T4">__________,</text:span><text:span text:style-name="T59"> </text:span><text:span text:style-name="T58">en</text:span><text:span text:style-name="T59"> </text:span><text:span text:style-name="T58">representación</text:span><text:span text:style-name="T59"> </text:span><text:span text:style-name="T58">de</text:span><text:span text:style-name="T59"> </text:span><text:span text:style-name="T58">la</text:span><text:span text:style-name="T59"> </text:span><text:span text:style-name="T58">empresa.......................................................,</text:span><text:span text:style-name="T59"> </text:span><text:span text:style-name="T58">con</text:span><text:span text:style-name="T59"> </text:span><text:span text:style-name="T58">domicilio</text:span><text:span text:style-name="T59"> </text:span><text:span text:style-name="T58">social</text:span><text:span text:style-name="T59"> </text:span><text:span text:style-name="T58">en.....................................</text:span><text:span text:style-name="T59"> </text:span><text:span text:style-name="T58">y</text:span><text:span text:style-name="T59"> </text:span><text:span text:style-name="T58">NIF</text:span><text:span text:style-name="T59"> </text:span><text:span text:style-name="T58">nº..................</text:span></text:p>
      <text:p text:style-name="P41"><text:span text:style-name="T4">Dª./D.</text:span><text:span text:style-name="T70"> </text:span><text:span text:style-name="T4">____________________,</text:span><text:span text:style-name="T70"> </text:span><text:span text:style-name="T4">mayor</text:span><text:span text:style-name="T70"> </text:span><text:span text:style-name="T4">de</text:span><text:span text:style-name="T70"> </text:span><text:span text:style-name="T4">edad</text:span><text:span text:style-name="T70"> </text:span><text:span text:style-name="T4">y</text:span><text:span text:style-name="T70"> </text:span><text:span text:style-name="T4">con</text:span><text:span text:style-name="T70"> </text:span><text:span text:style-name="T4">NIF</text:span><text:span text:style-name="T70"> </text:span><text:span text:style-name="T4">núm.</text:span><text:span text:style-name="T70"> </text:span><text:span text:style-name="T4">__________,</text:span><text:span text:style-name="T59"> </text:span><text:span text:style-name="T58">en</text:span><text:span text:style-name="T59"> </text:span><text:span text:style-name="T58">representación</text:span><text:span text:style-name="T59"> </text:span><text:span text:style-name="T58">de</text:span><text:span text:style-name="T59"> </text:span><text:span text:style-name="T58">la</text:span><text:span text:style-name="T59"> </text:span><text:span text:style-name="T58">empresa.......................................................,</text:span><text:span text:style-name="T59"> </text:span><text:span text:style-name="T58">con</text:span><text:span text:style-name="T59"> </text:span><text:span text:style-name="T58">domicilio</text:span><text:span text:style-name="T59"> </text:span><text:span text:style-name="T58">social</text:span><text:span text:style-name="T59"> </text:span><text:span text:style-name="T58">en....................................,</text:span><text:span text:style-name="T59"> </text:span><text:span text:style-name="T58">y</text:span><text:span text:style-name="T59"> </text:span><text:span text:style-name="T58">NIF</text:span><text:span text:style-name="T59"> </text:span><text:span text:style-name="T58">nº...................</text:span></text:p>
      <text:p text:style-name="P48">Se<text:span text:style-name="T2"> </text:span>comprometen<text:span text:style-name="T2"> </text:span>a<text:span text:style-name="T2"> </text:span>constituir<text:span text:style-name="T2"> </text:span>una<text:span text:style-name="T2"> </text:span>unión<text:span text:style-name="T2"> </text:span>temporal<text:span text:style-name="T2"> </text:span>de<text:span text:style-name="T2"> </text:span>empresarias<text:span text:style-name="T2"> </text:span>y/o<text:span text:style-name="T2"> </text:span>empresarios,<text:span text:style-name="T2"> </text:span>de<text:span text:style-name="T2"> </text:span>conformidad<text:span text:style-name="T2"> </text:span>con<text:span text:style-name="T2"> </text:span>lo<text:span text:style-name="T2"> </text:span>establecido<text:span text:style-name="T2"> </text:span>en<text:span text:style-name="T2"> </text:span>el<text:span text:style-name="T2"> </text:span>Texto<text:span text:style-name="T2"> </text:span>Refundido<text:span text:style-name="T2"> </text:span>de<text:span text:style-name="T2"> </text:span>la<text:span text:style-name="T2"> </text:span>Ley<text:span text:style-name="T2"> </text:span>de<text:span text:style-name="T2"> </text:span>Contratos<text:span text:style-name="T2"> </text:span>del<text:span text:style-name="T2"> </text:span>Sector<text:span text:style-name="T2"> </text:span>Público,<text:span text:style-name="T2"> </text:span>a<text:span text:style-name="T2"> </text:span>efectos<text:span text:style-name="T2"> </text:span>de<text:span text:style-name="T2"> </text:span>participar<text:span text:style-name="T2"> </text:span>en<text:span text:style-name="T2"> </text:span>la<text:span text:style-name="T2"> </text:span>licitación<text:span text:style-name="T2"> </text:span>para<text:span text:style-name="T2"> </text:span>la<text:span text:style-name="T2"> </text:span>contratación<text:span text:style-name="T2"> </text:span>del<text:span text:style-name="T2"> </text:span>expediente<text:span text:style-name="T2"> </text:span>(........).<text:span text:style-name="T2"> </text:span>En<text:span text:style-name="T2"> </text:span>el<text:span text:style-name="T2"> </text:span>caso<text:span text:style-name="T2"> </text:span>de<text:span text:style-name="T2"> </text:span>resultar<text:span text:style-name="T2"> </text:span>adjudicatarias/os<text:span text:style-name="T2"> </text:span>se<text:span text:style-name="T2"> </text:span>comprometen<text:span text:style-name="T2"> </text:span>a<text:span text:style-name="T2"> </text:span>formalizar<text:span text:style-name="T2"> </text:span>en<text:span text:style-name="T2"> </text:span>escritura<text:span text:style-name="T2"> </text:span>pública<text:span text:style-name="T2"> </text:span>la<text:span text:style-name="T2"> </text:span>citada<text:span text:style-name="T2"> </text:span>unión.<text:span text:style-name="T2"> </text:span>La<text:span text:style-name="T2"> </text:span>participación<text:span text:style-name="T2"> </text:span>en<text:span text:style-name="T2"> </text:span>la<text:span text:style-name="T2"> </text:span>UTE,<text:span text:style-name="T2"> </text:span>de<text:span text:style-name="T2"> </text:span>cada<text:span text:style-name="T2"> </text:span>uno<text:span text:style-name="T2"> </text:span>de<text:span text:style-name="T2"> </text:span>los<text:span text:style-name="T2"> </text:span>miembros<text:span text:style-name="T2"> </text:span>es<text:span text:style-name="T2"> </text:span>la<text:span text:style-name="T2"> </text:span>que<text:span text:style-name="T2"> </text:span>sigue:</text:p>
      <text:p text:style-name="P47">___________________<text:span text:style-name="T2"> <text:s/></text:span>XX%.</text:p>
      <text:p text:style-name="P47">___________________<text:span text:style-name="T2"> <text:s/></text:span>XX%.</text:p>
      <text:p text:style-name="P47"/>
      <text:p text:style-name="P47">Como<text:span text:style-name="T2"> </text:span>representante<text:span text:style-name="T2"> </text:span>de<text:span text:style-name="T2"> </text:span>la<text:span text:style-name="T2"> </text:span>citada<text:span text:style-name="T2"> </text:span>unión<text:span text:style-name="T2"> </text:span>se<text:span text:style-name="T2"> </text:span>nombra<text:span text:style-name="T2"> </text:span>a<text:span text:style-name="T2"> </text:span>__________________________,<text:span text:style-name="T2"> </text:span></text:p>
      <text:p text:style-name="P47"/>
      <text:p text:style-name="P47"/>
      <text:p text:style-name="P47">En<text:span text:style-name="T2"> </text:span>_______________,<text:span text:style-name="T2"> </text:span>a<text:span text:style-name="T2"> </text:span>___<text:span text:style-name="T2"> </text:span>de<text:span text:style-name="T2"> </text:span>_______<text:span text:style-name="T2"> </text:span>de<text:span text:style-name="T2"> </text:span>_________.</text:p>
      <text:p text:style-name="P47"/>
      <text:p text:style-name="P47"/>
      <text:p text:style-name="P47">(FIRMA<text:span text:style-name="T2"> </text:span>DE<text:span text:style-name="T2"> </text:span>CADA<text:span text:style-name="T2"> </text:span>MIEMBRO<text:span text:style-name="T2"> </text:span>DE<text:span text:style-name="T2"> </text:span>LA<text:span text:style-name="T2"> </text:span>UTE).</text:p>
      <text:p text:style-name="P297"/>
      <text:p text:style-name="P300"/>
      <text:p text:style-name="P300"/>
      <text:p text:style-name="P300"/>
      <text:p text:style-name="P300"/>
      <text:p text:style-name="P300"/>
      <text:p text:style-name="P300"/>
      <text:p text:style-name="P300"/>
      <text:p text:style-name="P300"/>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129">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8"/>
      <text:h text:style-name="P419" text:outline-level="3">ANEXO<text:span text:style-name="T2"> </text:span>II</text:h>
      <text:p text:style-name="Standard"/>
      <text:p text:style-name="P468"/>
      <text:p text:style-name="P468">DECLARACIÓN<text:span text:style-name="T2"> </text:span>DE<text:span text:style-name="T2"> </text:span>CONFIDENCIALIDAD</text:p>
      <text:p text:style-name="P55"/>
      <text:p text:style-name="P55"/>
      <text:p text:style-name="P47">Dª./D.<text:span text:style-name="T2"> <text:s/>…</text:span>,<text:span text:style-name="T2"> </text:span>con<text:span text:style-name="T2"> </text:span>D.N.I.<text:span text:style-name="T2"> </text:span>núm.<text:span text:style-name="T2"> …</text:span>,<text:span text:style-name="T2"> </text:span>en<text:span text:style-name="T2"> </text:span>nombre<text:span text:style-name="T2"> </text:span>y<text:span text:style-name="T2"> </text:span>representación<text:span text:style-name="T2"> </text:span>de<text:span text:style-name="T2"> … </text:span>con<text:span text:style-name="T2"> </text:span>CIF<text:span text:style-name="T2">…</text:span></text:p>
      <text:p text:style-name="P48"/>
      <text:p text:style-name="P48"/>
      <text:p text:style-name="P48"/>
      <text:p text:style-name="P57">DECLARA</text:p>
      <text:p text:style-name="P47"/>
      <text:p text:style-name="P47"/>
      <text:p text:style-name="P47">Que<text:span text:style-name="T2"> </text:span>los<text:span text:style-name="T2"> </text:span>documentos<text:span text:style-name="T2"> </text:span>y<text:span text:style-name="T2"> </text:span>datos<text:span text:style-name="T2"> </text:span>presentados<text:span text:style-name="T2"> </text:span>en<text:span text:style-name="T2"> </text:span>el<text:span text:style-name="T2"> </text:span>siguiente<text:span text:style-name="T2"> </text:span>sobre<text:span text:style-name="T2"> </text:span>(1)<text:span text:style-name="T2"> </text:span>se<text:span text:style-name="T2"> </text:span>consideran<text:span text:style-name="T2"> </text:span>de<text:span text:style-name="T2"> </text:span>carácter<text:span text:style-name="T2"> </text:span>confidencial<text:span text:style-name="T2"> </text:span>y<text:span text:style-name="T2"> </text:span>son<text:span text:style-name="T2"> </text:span>los<text:span text:style-name="T2"> </text:span>que<text:span text:style-name="T2"> </text:span>a<text:span text:style-name="T2"> </text:span>continuación<text:span text:style-name="T2"> </text:span>se<text:span text:style-name="T2"> </text:span>relacionan:</text:p>
      <text:p text:style-name="P47"/>
      <text:p text:style-name="P47"/>
      <text:p text:style-name="P319"/>
      <text:p text:style-name="P319"/>
      <text:p text:style-name="P319"/>
      <text:p text:style-name="P319"/>
      <text:p text:style-name="P320">(Lugar,<text:span text:style-name="T2"> </text:span>fecha<text:span text:style-name="T2"> </text:span>y<text:span text:style-name="T2"> </text:span>firma)</text:p>
      <text:p text:style-name="P108"/>
      <text:p text:style-name="P108"/>
      <text:p text:style-name="P3"/>
      <text:p text:style-name="P3"/>
      <text:p text:style-name="P3"/>
      <text:p text:style-name="P47">(1)<text:span text:style-name="T2"> </text:span>Indicar<text:span text:style-name="T2"> </text:span>número<text:span text:style-name="T2"> </text:span>de<text:span text:style-name="T2"> </text:span>sobre,<text:span text:style-name="T2"> </text:span>teniendo<text:span text:style-name="T2"> </text:span>en<text:span text:style-name="T2"> </text:span>cuenta<text:span text:style-name="T2"> </text:span>que<text:span text:style-name="T2"> </text:span>deberá<text:span text:style-name="T2"> </text:span>presentarse,<text:span text:style-name="T2"> </text:span>en<text:span text:style-name="T2"> </text:span>su<text:span text:style-name="T2"> </text:span>caso,<text:span text:style-name="T2"> </text:span>una<text:span text:style-name="T2"> </text:span>declaración<text:span text:style-name="T2"> </text:span>por<text:span text:style-name="T2"> </text:span>cada<text:span text:style-name="T2"> </text:span>sobr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29"/>
      <text:p text:style-name="P129"/>
      <text:p text:style-name="P129"/>
      <text:p text:style-name="P129"/>
      <text:p text:style-name="P129">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37"/>
      <text:p text:style-name="P438">ANEXO<text:span text:style-name="T2"> </text:span>III-A</text:p>
      <text:p text:style-name="P440"/>
      <text:p text:style-name="Subtitle">SOBRE<text:span text:style-name="T2"> </text:span>1<text:span text:style-name="T2"> </text:span>-<text:span text:style-name="T2"> </text:span>DOCUMENTACIÓN<text:span text:style-name="T2"> <text:s/></text:span>GENERAL.<text:span text:style-name="T2"> </text:span>DOCUMENTACIÓN<text:span text:style-name="T2"> </text:span>ACREDITATIVA<text:span text:style-name="T2"> </text:span>DE<text:span text:style-name="T2"> </text:span>LOS<text:span text:style-name="T2"> </text:span>REQUISITOS<text:span text:style-name="T2"> </text:span>PREVIOS.</text:p>
      <text:p text:style-name="P201"/>
      <text:p text:style-name="P196">DECLARACIÓN<text:span text:style-name="T2"> </text:span>RESPONSABLE<text:span text:style-name="T2"> </text:span>DE<text:span text:style-name="T2"> </text:span>TENER<text:span text:style-name="T2"> </text:span>CAPACIDAD<text:span text:style-name="T2"> </text:span>PARA<text:span text:style-name="T2"> </text:span>CONTRATAR</text:p>
      <text:p text:style-name="P201"/>
      <text:p text:style-name="P321">Dª./D.</text:p>
      <text:p text:style-name="P321">con<text:span text:style-name="T2"> </text:span>residencia<text:span text:style-name="T2"> </text:span>en</text:p>
      <text:p text:style-name="P321">provincia<text:span text:style-name="T2"> </text:span>de</text:p>
      <text:p text:style-name="P321">calle<text:tab/><text:tab/><text:tab/><text:tab/><text:tab/><text:tab/>nº<text:tab/></text:p>
      <text:p text:style-name="P321">según<text:span text:style-name="T2"> </text:span>Documento<text:span text:style-name="T2"> </text:span>Nacional<text:span text:style-name="T2"> </text:span>de<text:span text:style-name="T2"> </text:span>Identidad<text:span text:style-name="T2"> </text:span>nº</text:p>
      <text:p text:style-name="P321">en<text:span text:style-name="T2"> </text:span>nombre,<text:span text:style-name="T2"> </text:span>propio<text:span text:style-name="T2"> </text:span>o<text:span text:style-name="T2"> </text:span>de<text:span text:style-name="T2"> </text:span>la<text:span text:style-name="T2"> </text:span>empresa</text:p>
      <text:p text:style-name="P322">que<text:span text:style-name="T2"> </text:span>representa,<text:span text:style-name="T2"> </text:span>declara<text:span text:style-name="T2"> </text:span>bajo<text:span text:style-name="T2"> </text:span>su<text:span text:style-name="T2"> </text:span>personal<text:span text:style-name="T2"> </text:span>responsabilidad<text:span text:style-name="T2"> </text:span>y<text:span text:style-name="T2"> </text:span>ante<text:span text:style-name="T2"> </text:span>el<text:span text:style-name="T2"> </text:span>órgano<text:span text:style-name="T2"> </text:span>gestor<text:span text:style-name="T2"> </text:span>del<text:span text:style-name="T2"> </text:span>contrato:</text:p>
      <text:p text:style-name="P323"/>
      <text:p text:style-name="P194">-<text:span text:style-name="T2"> </text:span>Tener<text:span text:style-name="T2"> </text:span>plena<text:span text:style-name="T2"> </text:span>capacidad<text:span text:style-name="T2"> </text:span>de<text:span text:style-name="T2"> </text:span>obrar<text:span text:style-name="T2"> </text:span>y<text:span text:style-name="T2"> </text:span>no<text:span text:style-name="T2"> </text:span>estar<text:span text:style-name="T2"> </text:span>incursa<text:span text:style-name="T2"> </text:span>en<text:span text:style-name="T2"> </text:span>las<text:span text:style-name="T2"> </text:span>prohibiciones<text:span text:style-name="T2"> </text:span>para<text:span text:style-name="T2"> </text:span>contratar<text:span text:style-name="T2"> </text:span>previstas<text:span text:style-name="T2"> </text:span>en<text:span text:style-name="T2"> </text:span>el<text:span text:style-name="T2"> </text:span>artículo<text:span text:style-name="T2"> </text:span>60<text:span text:style-name="T2"> </text:span>del<text:span text:style-name="T2"> </text:span>Texto<text:span text:style-name="T2"> </text:span>Refundido<text:span text:style-name="T2"> </text:span>de<text:span text:style-name="T2"> </text:span>la<text:span text:style-name="T2"> </text:span>Ley<text:span text:style-name="T2"> </text:span>de<text:span text:style-name="T2"> </text:span>Contratos<text:span text:style-name="T2"> </text:span>del<text:span text:style-name="T2"> </text:span>Sector<text:span text:style-name="T2"> </text:span>Público.</text:p>
      <text:p text:style-name="P194"/>
      <text:p text:style-name="P194">-<text:span text:style-name="T2"> </text:span>Hallarse<text:span text:style-name="T2"> </text:span>al<text:span text:style-name="T2"> </text:span>corriente<text:span text:style-name="T2"> </text:span>en<text:span text:style-name="T2"> </text:span>el<text:span text:style-name="T2"> </text:span>cumplimiento<text:span text:style-name="T2"> </text:span>de<text:span text:style-name="T2"> </text:span>sus<text:span text:style-name="T2"> </text:span>obligaciones<text:span text:style-name="T2"> </text:span>tributarias<text:span text:style-name="T2"> </text:span>(recibos<text:span text:style-name="T2"> </text:span>de<text:span text:style-name="T2"> </text:span>alta<text:span text:style-name="T2"> </text:span>y<text:span text:style-name="T2"> </text:span>estar<text:span text:style-name="T2"> </text:span>al<text:span text:style-name="T2"> </text:span>corriente<text:span text:style-name="T2"> </text:span>del<text:span text:style-name="T2"> </text:span>pago,<text:span text:style-name="T2"> </text:span>o<text:span text:style-name="T2"> </text:span>exento<text:span text:style-name="T2"> </text:span>del<text:span text:style-name="T2"> </text:span>mismo,<text:span text:style-name="T2"> </text:span>del<text:span text:style-name="T2"> </text:span>Impuesto<text:span text:style-name="T2"> </text:span>sobre<text:span text:style-name="T2"> </text:span>Actividades<text:span text:style-name="T2"> </text:span>Económicas,<text:span text:style-name="T2"> </text:span>certificaciones<text:span text:style-name="T2"> </text:span>positivas<text:span text:style-name="T2"> </text:span>que<text:span text:style-name="T2"> </text:span>acrediten<text:span text:style-name="T2"> </text:span>la<text:span text:style-name="T2"> </text:span>no<text:span text:style-name="T2"> </text:span>existencia<text:span text:style-name="T2"> </text:span>de<text:span text:style-name="T2"> </text:span>deudas<text:span text:style-name="T2"> </text:span>con<text:span text:style-name="T2"> </text:span>la<text:span text:style-name="T2"> </text:span>Administración<text:span text:style-name="T2"> </text:span>del<text:span text:style-name="T2"> </text:span>Estado<text:span text:style-name="T2"> </text:span>y<text:span text:style-name="T2"> </text:span>con<text:span text:style-name="T2"> </text:span>la<text:span text:style-name="T2"> </text:span>Comunidad<text:span text:style-name="T2"> </text:span>Autónoma<text:span text:style-name="T2"> </text:span>de<text:span text:style-name="T2"> </text:span>Andalucía)<text:span text:style-name="T2"> </text:span>y<text:span text:style-name="T2"> </text:span>con<text:span text:style-name="T2"> </text:span>la<text:span text:style-name="T2"> </text:span>Seguridad<text:span text:style-name="T2"> </text:span>Social.<text:span text:style-name="T2"> </text:span></text:p>
      <text:p text:style-name="P321"/>
      <text:p text:style-name="P325">-<text:span text:style-name="T2"> </text:span>En<text:span text:style-name="T2"> </text:span>el<text:span text:style-name="T2"> </text:span>supuesto<text:span text:style-name="T2"> </text:span>de<text:span text:style-name="T2"> </text:span>exigirse,<text:span text:style-name="T2"> </text:span>declara<text:span text:style-name="T2"> </text:span>igualmente<text:span text:style-name="T2"> </text:span>la<text:span text:style-name="T2"> </text:span>vigencia<text:span text:style-name="T2"> </text:span>del<text:span text:style-name="T2"> </text:span>Certificado<text:span text:style-name="T2"> </text:span>de<text:span text:style-name="T2"> </text:span>Clasificación,<text:span text:style-name="T2"> </text:span>así<text:span text:style-name="T2"> </text:span>como<text:span text:style-name="T2"> </text:span>las<text:span text:style-name="T2"> </text:span>de<text:span text:style-name="T2"> </text:span>las<text:span text:style-name="T2"> </text:span>circunstancias<text:span text:style-name="T2"> </text:span>que<text:span text:style-name="T2"> </text:span>sirvieron<text:span text:style-name="T2"> </text:span>de<text:span text:style-name="T2"> </text:span>base<text:span text:style-name="T2"> </text:span>para<text:span text:style-name="T2"> </text:span>su<text:span text:style-name="T2"> </text:span>otorgamiento.</text:p>
      <text:p text:style-name="P321"/>
      <text:p text:style-name="P123"/>
      <text:p text:style-name="P63"/>
      <text:p text:style-name="P324"/>
      <text:p text:style-name="P291">(Lugar,<text:span text:style-name="T2"> </text:span>fecha<text:span text:style-name="T2"> </text:span>y<text:span text:style-name="T2"> </text:span>firma)</text:p>
      <text:p text:style-name="P437"/>
      <text:p text:style-name="P437"/>
      <text:p text:style-name="P437"/>
      <text:p text:style-name="P437"/>
      <text:p text:style-name="P437"/>
      <text:p text:style-name="P454"/>
      <text:p text:style-name="P24"/>
      <text:p text:style-name="P24"/>
      <text:p text:style-name="P24"/>
      <text:p text:style-name="P24"/>
      <text:p text:style-name="P24"><text:soft-page-break/></text:p>
      <text:p text:style-name="P24"/>
      <text:p text:style-name="P24"/>
      <text:p text:style-name="P24"/>
      <text:p text:style-name="P24"/>
      <text:p text:style-name="P437"/>
      <text:p text:style-name="P437"/>
      <text:p text:style-name="P129">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39"/>
      <text:p text:style-name="P438">ANEXO<text:span text:style-name="T2"> </text:span>III-B</text:p>
      <text:p text:style-name="P437"/>
      <text:p text:style-name="P41"><text:span text:style-name="T54">SOBRE</text:span><text:span text:style-name="T56"> </text:span><text:span text:style-name="T54">1</text:span><text:span text:style-name="T56"> </text:span><text:span text:style-name="T54">-</text:span><text:span text:style-name="T56"> </text:span><text:span text:style-name="T54">DOCUMENTACIÓN</text:span><text:span text:style-name="T56"> </text:span><text:span text:style-name="T54">GENERAL.</text:span><text:span text:style-name="T10">DOCUMENTACIÓN</text:span><text:span text:style-name="T11"> </text:span><text:span text:style-name="T10">ACREDITATIVA</text:span><text:span text:style-name="T11"> </text:span><text:span text:style-name="T10">DE</text:span><text:span text:style-name="T11"> </text:span><text:span text:style-name="T10">LOS</text:span><text:span text:style-name="T11"> </text:span><text:span text:style-name="T10">REQUISITOS</text:span><text:span text:style-name="T11"> </text:span><text:span text:style-name="T10">PREVIOS.</text:span><text:span text:style-name="T11"> </text:span><text:span text:style-name="T10">SOLVENCIA</text:span><text:span text:style-name="T11"> </text:span><text:span text:style-name="T10">ECONÓMICA</text:span><text:span text:style-name="T11"> </text:span><text:span text:style-name="T10">Y</text:span><text:span text:style-name="T11"> </text:span><text:span text:style-name="T10">FINANCIERA</text:span></text:p>
      <text:p text:style-name="P43"><text:span text:style-name="T54">1.</text:span><text:span text:style-name="T56"> </text:span><text:span text:style-name="T54">Cuando</text:span><text:span text:style-name="T56"> </text:span><text:span text:style-name="T54">en</text:span><text:span text:style-name="T56"> </text:span><text:span text:style-name="T54">el</text:span><text:span text:style-name="T56"> </text:span><text:span text:style-name="T54">anexo</text:span><text:span text:style-name="T56"> </text:span><text:span text:style-name="T54">I-A</text:span><text:span text:style-name="T56"> </text:span><text:span text:style-name="T54">se</text:span><text:span text:style-name="T56"> </text:span><text:span text:style-name="T54">exija</text:span><text:span text:style-name="T56"> </text:span><text:span text:style-name="T54">clasificación</text:span><text:span text:style-name="T56"> </text:span><text:span text:style-name="T54">administrativa</text:span><text:span text:style-name="T58">,</text:span><text:span text:style-name="T59"> </text:span><text:span text:style-name="T58">la</text:span><text:span text:style-name="T59"> </text:span><text:span text:style-name="T58">solvencia</text:span><text:span text:style-name="T59"> </text:span><text:span text:style-name="T58">económica</text:span><text:span text:style-name="T59"> </text:span><text:span text:style-name="T58">y</text:span><text:span text:style-name="T59"> </text:span><text:span text:style-name="T58">financiera</text:span><text:span text:style-name="T59"> </text:span><text:span text:style-name="T58">se</text:span><text:span text:style-name="T59"> </text:span><text:span text:style-name="T58">acreditará</text:span><text:span text:style-name="T59"> </text:span><text:span text:style-name="T58">mediante</text:span><text:span text:style-name="T59"> </text:span><text:span text:style-name="T58">la</text:span><text:span text:style-name="T59"> </text:span><text:span text:style-name="T58">presentación</text:span><text:span text:style-name="T59"> </text:span><text:span text:style-name="T58">de</text:span><text:span text:style-name="T59"> </text:span><text:span text:style-name="T58">la</text:span><text:span text:style-name="T59"> </text:span><text:span text:style-name="T58">misma,</text:span><text:span text:style-name="T59"> </text:span><text:span text:style-name="T58">acompañado</text:span><text:span text:style-name="T59"> </text:span><text:span text:style-name="T58">de</text:span><text:span text:style-name="T59"> </text:span><text:span text:style-name="T58">una</text:span><text:span text:style-name="T59"> </text:span><text:span text:style-name="T58">declaración</text:span><text:span text:style-name="T59"> </text:span><text:span text:style-name="T58">sobre</text:span><text:span text:style-name="T59"> </text:span><text:span text:style-name="T58">su</text:span><text:span text:style-name="T59"> </text:span><text:span text:style-name="T58">vigencia</text:span><text:span text:style-name="T59"> </text:span><text:span text:style-name="T58">y</text:span><text:span text:style-name="T59"> </text:span><text:span text:style-name="T58">de</text:span><text:span text:style-name="T59"> </text:span><text:span text:style-name="T58">las</text:span><text:span text:style-name="T59"> </text:span><text:span text:style-name="T58">circunstancias</text:span><text:span text:style-name="T59"> </text:span><text:span text:style-name="T58">que</text:span><text:span text:style-name="T59"> </text:span><text:span text:style-name="T58">sirvieron</text:span><text:span text:style-name="T59"> </text:span><text:span text:style-name="T58">de</text:span><text:span text:style-name="T59"> </text:span><text:span text:style-name="T58">base</text:span><text:span text:style-name="T59"> </text:span><text:span text:style-name="T58">para</text:span><text:span text:style-name="T59"> </text:span><text:span text:style-name="T58">la</text:span><text:span text:style-name="T59"> </text:span><text:span text:style-name="T58">obtención</text:span><text:span text:style-name="T59"> </text:span><text:span text:style-name="T58">de</text:span><text:span text:style-name="T59"> </text:span><text:span text:style-name="T58">la</text:span><text:span text:style-name="T59"> </text:span><text:span text:style-name="T58">misma.</text:span></text:p>
      <text:p text:style-name="P63"/>
      <text:p text:style-name="P41"><text:span text:style-name="T54">2.Cuando</text:span><text:span text:style-name="T56"> </text:span><text:span text:style-name="T54">en</text:span><text:span text:style-name="T56"> </text:span><text:span text:style-name="T54">el</text:span><text:span text:style-name="T56"> </text:span><text:span text:style-name="T54">anexo</text:span><text:span text:style-name="T56"> </text:span><text:span text:style-name="T54">I-A</text:span><text:span text:style-name="T56"> </text:span><text:span text:style-name="T54">no</text:span><text:span text:style-name="T56"> </text:span><text:span text:style-name="T54">se</text:span><text:span text:style-name="T56"> </text:span><text:span text:style-name="T54">exija</text:span><text:span text:style-name="T56"> </text:span><text:span text:style-name="T54">clasificación</text:span><text:span text:style-name="T56"> </text:span><text:span text:style-name="T54">administrativa</text:span><text:span text:style-name="T56"> </text:span><text:span text:style-name="T54">y</text:span><text:span text:style-name="T56"> </text:span><text:span text:style-name="T54">para</text:span><text:span text:style-name="T56"> </text:span><text:span text:style-name="T54">las</text:span><text:span text:style-name="T56"> </text:span><text:span text:style-name="T54">empresas</text:span><text:span text:style-name="T56"> </text:span><text:span text:style-name="T54">no</text:span><text:span text:style-name="T56"> </text:span><text:span text:style-name="T54">españolas</text:span><text:span text:style-name="T56"> <text:s/></text:span><text:span text:style-name="T54">de</text:span><text:span text:style-name="T56"> </text:span><text:span text:style-name="T54">Estados</text:span><text:span text:style-name="T56"> </text:span><text:span text:style-name="T54">miembros</text:span><text:span text:style-name="T56"> </text:span><text:span text:style-name="T54">de</text:span><text:span text:style-name="T56"> </text:span><text:span text:style-name="T54">la</text:span><text:span text:style-name="T56"> </text:span><text:span text:style-name="T54">Unión</text:span><text:span text:style-name="T56"> </text:span><text:span text:style-name="T54">Europea</text:span><text:span text:style-name="T56"> </text:span><text:span text:style-name="T54">,</text:span><text:span text:style-name="T56"> </text:span><text:span text:style-name="T58">la</text:span><text:span text:style-name="T59"> </text:span><text:span text:style-name="T58">citada</text:span><text:span text:style-name="T59"> </text:span><text:span text:style-name="T58">solvencia</text:span><text:span text:style-name="T59"> </text:span><text:span text:style-name="T58">se</text:span><text:span text:style-name="T59"> </text:span><text:span text:style-name="T58">acreditará</text:span><text:span text:style-name="T59"> </text:span><text:span text:style-name="T58">por</text:span><text:span text:style-name="T59"> </text:span><text:span text:style-name="T58">el</text:span><text:span text:style-name="T59"> </text:span><text:span text:style-name="T58">medio</text:span><text:span text:style-name="T59"> </text:span><text:span text:style-name="T58">o</text:span><text:span text:style-name="T59"> </text:span><text:span text:style-name="T58">los</text:span><text:span text:style-name="T59"> </text:span><text:span text:style-name="T58">medios</text:span><text:span text:style-name="T59"> </text:span><text:span text:style-name="T58">que</text:span><text:span text:style-name="T59"> </text:span><text:span text:style-name="T58">se</text:span><text:span text:style-name="T59"> </text:span><text:span text:style-name="T58">señalan</text:span><text:span text:style-name="T59"> </text:span><text:span text:style-name="T58">a</text:span><text:span text:style-name="T59"> </text:span><text:span text:style-name="T58">continuación:</text:span><text:span text:style-name="T59"> </text:span><text:span text:style-name="T58">(En</text:span><text:span text:style-name="T59"> </text:span><text:span text:style-name="T58">caso</text:span><text:span text:style-name="T59"> </text:span><text:span text:style-name="T58">de</text:span><text:span text:style-name="T59"> </text:span><text:span text:style-name="T58">que</text:span><text:span text:style-name="T59"> </text:span><text:span text:style-name="T58">sean</text:span><text:span text:style-name="T59"> </text:span><text:span text:style-name="T58">varios</text:span><text:span text:style-name="T59"> </text:span><text:span text:style-name="T58">los</text:span><text:span text:style-name="T59"> </text:span><text:span text:style-name="T58">medios</text:span><text:span text:style-name="T59"> </text:span><text:span text:style-name="T58">que</text:span><text:span text:style-name="T59"> </text:span><text:span text:style-name="T58">se</text:span><text:span text:style-name="T59"> </text:span><text:span text:style-name="T58">señalan,</text:span><text:span text:style-name="T59"> </text:span><text:span text:style-name="T58">indicar</text:span><text:span text:style-name="T59"> </text:span><text:span text:style-name="T58">si</text:span><text:span text:style-name="T59"> </text:span><text:span text:style-name="T58">son</text:span><text:span text:style-name="T59"> </text:span><text:span text:style-name="T58">alternativos</text:span><text:span text:style-name="T59"> </text:span><text:span text:style-name="T58">o</text:span><text:span text:style-name="T59"> </text:span><text:span text:style-name="T58">acumulativos)</text:span></text:p>
      <text:p text:style-name="P85"/>
      <text:p text:style-name="P445"><text:span text:style-name="T259"></text:span><text:span text:style-name="T37"> </text:span><text:span text:style-name="T31">Mediante</text:span><text:span text:style-name="T37"> </text:span><text:span text:style-name="T31">la</text:span><text:span text:style-name="T37"> </text:span><text:span text:style-name="T31">presentación</text:span><text:span text:style-name="T37"> </text:span><text:span text:style-name="T31">del</text:span><text:span text:style-name="T37"> </text:span><text:span text:style-name="T31">certificado</text:span><text:span text:style-name="T37"> </text:span><text:span text:style-name="T31">de</text:span><text:span text:style-name="T37"> </text:span><text:span text:style-name="T31">clasificación</text:span><text:span text:style-name="T37"> </text:span><text:span text:style-name="T31">administrativa</text:span><text:span text:style-name="T37"> </text:span><text:span text:style-name="T31">como</text:span><text:span text:style-name="T37"> </text:span><text:span text:style-name="T31">contratista</text:span><text:span text:style-name="T37"> </text:span><text:span text:style-name="T31">de</text:span><text:span text:style-name="T37"> </text:span><text:span text:style-name="T31">servicios</text:span><text:span text:style-name="T37"> </text:span><text:span text:style-name="T31">referente</text:span><text:span text:style-name="T37"> </text:span><text:span text:style-name="T31">al</text:span><text:span text:style-name="T37"> </text:span><text:span text:style-name="T31">tipo</text:span><text:span text:style-name="T37"> </text:span><text:span text:style-name="T31">de</text:span><text:span text:style-name="T37"> </text:span><text:span text:style-name="T31">servicios</text:span><text:span text:style-name="T37"> </text:span><text:span text:style-name="T31">objeto</text:span><text:span text:style-name="T37"> </text:span><text:span text:style-name="T31">de</text:span><text:span text:style-name="T37"> </text:span><text:span text:style-name="T31">la</text:span><text:span text:style-name="T37"> </text:span><text:span text:style-name="T31">presente</text:span><text:span text:style-name="T37"> </text:span><text:span text:style-name="T31">licitación,</text:span><text:span text:style-name="T37"> </text:span><text:span text:style-name="T31">expedido</text:span><text:span text:style-name="T37"> </text:span><text:span text:style-name="T31">por</text:span><text:span text:style-name="T37"> </text:span><text:span text:style-name="T31">la</text:span><text:span text:style-name="T37"> </text:span><text:span text:style-name="T31">Junta</text:span><text:span text:style-name="T37"> </text:span><text:span text:style-name="T31">Consultiva</text:span><text:span text:style-name="T37"> </text:span><text:span text:style-name="T31">de</text:span><text:span text:style-name="T37"> </text:span><text:span text:style-name="T31">Contratación</text:span><text:span text:style-name="T37"> </text:span><text:span text:style-name="T31">Administrativa,</text:span><text:span text:style-name="T37"> </text:span><text:span text:style-name="T31">acompañado</text:span><text:span text:style-name="T37"> </text:span><text:span text:style-name="T31">de</text:span><text:span text:style-name="T37"> </text:span><text:span text:style-name="T31">una</text:span><text:span text:style-name="T37"> </text:span><text:span text:style-name="T31">declaración</text:span><text:span text:style-name="T37"> </text:span><text:span text:style-name="T31">sobre</text:span><text:span text:style-name="T37"> </text:span><text:span text:style-name="T31">su</text:span><text:span text:style-name="T37"> </text:span><text:span text:style-name="T31">vigencia</text:span><text:span text:style-name="T37"> </text:span><text:span text:style-name="T31">y</text:span><text:span text:style-name="T37"> </text:span><text:span text:style-name="T31">de</text:span><text:span text:style-name="T37"> </text:span><text:span text:style-name="T31">las</text:span><text:span text:style-name="T37"> </text:span><text:span text:style-name="T31">circunstancias</text:span><text:span text:style-name="T37"> </text:span><text:span text:style-name="T31">que</text:span><text:span text:style-name="T37"> </text:span><text:span text:style-name="T31">sirvieron</text:span><text:span text:style-name="T37"> </text:span><text:span text:style-name="T31">de</text:span><text:span text:style-name="T37"> </text:span><text:span text:style-name="T31">base</text:span><text:span text:style-name="T37"> </text:span><text:span text:style-name="T31">para</text:span><text:span text:style-name="T37"> </text:span><text:span text:style-name="T31">la</text:span><text:span text:style-name="T37"> </text:span><text:span text:style-name="T31">obtención</text:span><text:span text:style-name="T37"> </text:span><text:span text:style-name="T31">de</text:span><text:span text:style-name="T37"> </text:span><text:span text:style-name="T31">la</text:span><text:span text:style-name="T37"> </text:span><text:span text:style-name="T31">misma.</text:span></text:p>
      <text:p text:style-name="P441"/>
      <text:p text:style-name="P41"><text:span text:style-name="T260"></text:span><text:span text:style-name="T59"> </text:span><text:span text:style-name="T58">Mediante</text:span><text:span text:style-name="T59"> </text:span><text:span text:style-name="T58">la</text:span><text:span text:style-name="T59"> </text:span><text:span text:style-name="T58">presentación</text:span><text:span text:style-name="T59"> </text:span><text:span text:style-name="T58">de</text:span><text:span text:style-name="T59"> </text:span><text:span text:style-name="T58">un</text:span><text:span text:style-name="T59"> </text:span><text:span text:style-name="T58">justificante</text:span><text:span text:style-name="T59"> </text:span><text:span text:style-name="T58">de</text:span><text:span text:style-name="T59"> </text:span><text:span text:style-name="T58">tener</text:span><text:span text:style-name="T59"> </text:span><text:span text:style-name="T58">contratado</text:span><text:span text:style-name="T59"> </text:span><text:span text:style-name="T58">un</text:span><text:span text:style-name="T59"> </text:span><text:span text:style-name="T58">seguro</text:span><text:span text:style-name="T59"> </text:span><text:span text:style-name="T58">de</text:span><text:span text:style-name="T59"> </text:span><text:span text:style-name="T58">indemnización</text:span><text:span text:style-name="T59"> </text:span><text:span text:style-name="T58">por</text:span><text:span text:style-name="T59"> </text:span><text:span text:style-name="T58">riesgos</text:span><text:span text:style-name="T59"> </text:span><text:span text:style-name="T58">profesionales.</text:span></text:p>
      <text:p text:style-name="P63"/>
      <text:p text:style-name="P41"><text:span text:style-name="T260"></text:span><text:span text:style-name="T59"> </text:span><text:span text:style-name="T58">Mediante</text:span><text:span text:style-name="T59"> </text:span><text:span text:style-name="T58">la</text:span><text:span text:style-name="T59"> </text:span><text:span text:style-name="T58">aportación</text:span><text:span text:style-name="T59"> </text:span><text:span text:style-name="T58">de</text:span><text:span text:style-name="T59"> </text:span><text:span text:style-name="T58">las</text:span><text:span text:style-name="T59"> </text:span><text:span text:style-name="T58">cuentas</text:span><text:span text:style-name="T59"> </text:span><text:span text:style-name="T58">anuales</text:span><text:span text:style-name="T59"> </text:span><text:span text:style-name="T58">relativas</text:span><text:span text:style-name="T59"> </text:span><text:span text:style-name="T58">a</text:span><text:span text:style-name="T59"> </text:span><text:span text:style-name="T58">los</text:span><text:span text:style-name="T59"> </text:span><text:span text:style-name="T58">tres</text:span><text:span text:style-name="T59"> </text:span><text:span text:style-name="T58">últimos</text:span><text:span text:style-name="T59"> </text:span><text:span text:style-name="T58">ejercicios</text:span><text:span text:style-name="T59"> </text:span><text:span text:style-name="T58">o</text:span><text:span text:style-name="T59"> </text:span><text:span text:style-name="T58">declaraciones</text:span><text:span text:style-name="T59"> </text:span><text:span text:style-name="T58">del</text:span><text:span text:style-name="T59"> </text:span><text:span text:style-name="T58">Impuesto</text:span><text:span text:style-name="T59"> </text:span><text:span text:style-name="T58">de</text:span><text:span text:style-name="T59"> </text:span><text:span text:style-name="T58">la</text:span><text:span text:style-name="T59"> </text:span><text:span text:style-name="T58">Renta</text:span><text:span text:style-name="T59"> </text:span><text:span text:style-name="T58">de</text:span><text:span text:style-name="T59"> </text:span><text:span text:style-name="T58">las</text:span><text:span text:style-name="T59"> </text:span><text:span text:style-name="T58">Personas</text:span><text:span text:style-name="T59"> </text:span><text:span text:style-name="T58">Físicas.</text:span></text:p>
      <text:p text:style-name="P63"/>
      <text:p text:style-name="P41"><text:span text:style-name="T55">X</text:span><text:span text:style-name="T260"> </text:span><text:span text:style-name="T59"><text:s/></text:span><text:span text:style-name="T58">Mediante</text:span><text:span text:style-name="T59"> </text:span><text:span text:style-name="T58">declaración</text:span><text:span text:style-name="T59"> </text:span><text:span text:style-name="T58">relativa</text:span><text:span text:style-name="T59"> </text:span><text:span text:style-name="T58">a</text:span><text:span text:style-name="T59"> </text:span><text:span text:style-name="T58">la</text:span><text:span text:style-name="T59"> </text:span><text:span text:style-name="T58">cifra</text:span><text:span text:style-name="T59"> </text:span><text:span text:style-name="T58">global</text:span><text:span text:style-name="T59"> </text:span><text:span text:style-name="T58">de</text:span><text:span text:style-name="T59"> </text:span><text:span text:style-name="T58">negocios</text:span><text:span text:style-name="T59"> </text:span><text:span text:style-name="T58">en</text:span><text:span text:style-name="T59"> </text:span><text:span text:style-name="T58">el</text:span><text:span text:style-name="T59"> </text:span><text:span text:style-name="T58">curso</text:span><text:span text:style-name="T59"> </text:span><text:span text:style-name="T58">de</text:span><text:span text:style-name="T59"> </text:span><text:span text:style-name="T58">los</text:span><text:span text:style-name="T59"> </text:span><text:span text:style-name="T58">últimos</text:span><text:span text:style-name="T59"> </text:span><text:span text:style-name="T58">tres</text:span><text:span text:style-name="T59"> </text:span><text:span text:style-name="T58">ejercicios.</text:span></text:p>
      <text:p text:style-name="P63"/>
      <text:p text:style-name="P41"><text:span text:style-name="T260"></text:span><text:span text:style-name="T59"> </text:span><text:span text:style-name="T58">Mediante</text:span><text:span text:style-name="T59"> </text:span><text:span text:style-name="T58">declaraciones</text:span><text:span text:style-name="T59"> </text:span><text:span text:style-name="T58">apropiadas</text:span><text:span text:style-name="T59"> </text:span><text:span text:style-name="T58">de</text:span><text:span text:style-name="T59"> </text:span><text:span text:style-name="T58">entidades</text:span><text:span text:style-name="T59"> </text:span><text:span text:style-name="T58">financieras.</text:span></text:p>
      <text:p text:style-name="P326"/>
      <text:p text:style-name="P61">En<text:span text:style-name="T2"> </text:span>función<text:span text:style-name="T2"> </text:span>de<text:span text:style-name="T2"> </text:span>la<text:span text:style-name="T2"> </text:span>documentación<text:span text:style-name="T2"> </text:span>exigida<text:span text:style-name="T2"> </text:span>en<text:span text:style-name="T2"> </text:span>el<text:span text:style-name="T2"> </text:span>apartado<text:span text:style-name="T2"> </text:span>anterior,<text:span text:style-name="T2"> </text:span>se<text:span text:style-name="T2"> </text:span>considerará<text:span text:style-name="T2"> </text:span>que<text:span text:style-name="T2"> </text:span>la<text:span text:style-name="T2"> </text:span>empresa<text:span text:style-name="T2"> </text:span>tiene<text:span text:style-name="T2"> </text:span>solvencia<text:span text:style-name="T2"> </text:span>económica<text:span text:style-name="T2"> </text:span>y<text:span text:style-name="T2"> </text:span>financiera<text:span text:style-name="T2"> </text:span>si<text:span text:style-name="T2"> </text:span>cumple<text:span text:style-name="T2"> </text:span>con<text:span text:style-name="T2"> </text:span>el<text:span text:style-name="T2"> </text:span>criterio<text:span text:style-name="T2"> </text:span>o<text:span text:style-name="T2"> </text:span>los<text:span text:style-name="T2"> </text:span>criterios<text:span text:style-name="T2"> </text:span>que<text:span text:style-name="T2"> </text:span>se<text:span text:style-name="T2"> </text:span>señalan:<text:span text:style-name="T2"> </text:span></text:p>
      <text:p text:style-name="P326"/>
      <text:p text:style-name="Texto_20_independiente_20_2"><text:span text:style-name="T167"></text:span><text:span text:style-name="T166"> </text:span><text:span text:style-name="T165">Que</text:span><text:span text:style-name="T166"> </text:span><text:span text:style-name="T165">presente</text:span><text:span text:style-name="T166"> </text:span><text:span text:style-name="T165">el</text:span><text:span text:style-name="T166"> </text:span><text:span text:style-name="T165">certificado</text:span><text:span text:style-name="T166"> </text:span><text:span text:style-name="T165">de</text:span><text:span text:style-name="T166"> </text:span><text:span text:style-name="T165">clasificación</text:span><text:span text:style-name="T166"> </text:span><text:span text:style-name="T165">administrativa</text:span><text:span text:style-name="T166"> </text:span><text:span text:style-name="T165">como</text:span><text:span text:style-name="T166"> </text:span><text:span text:style-name="T165">contratista</text:span><text:span text:style-name="T166"> </text:span><text:span text:style-name="T165">de</text:span><text:span text:style-name="T166"> </text:span><text:span text:style-name="T165">servicios</text:span><text:span text:style-name="T166"> </text:span><text:span text:style-name="T165">referente</text:span><text:span text:style-name="T166"> </text:span><text:span text:style-name="T165">al</text:span><text:span text:style-name="T166"> </text:span><text:span text:style-name="T165">tipo</text:span><text:span text:style-name="T166"> </text:span><text:span text:style-name="T165">de</text:span><text:span text:style-name="T166"> </text:span><text:span text:style-name="T165">servicio</text:span><text:span text:style-name="T166"> </text:span><text:span text:style-name="T165">objeto</text:span><text:span text:style-name="T166"> </text:span><text:span text:style-name="T165">de</text:span><text:span text:style-name="T166"> </text:span><text:span text:style-name="T165">la</text:span><text:span text:style-name="T166"> </text:span><text:span text:style-name="T165">presente</text:span><text:span text:style-name="T166"> </text:span><text:span text:style-name="T165">licitación,</text:span><text:span text:style-name="T166"> </text:span><text:span text:style-name="T165">expedido</text:span><text:span text:style-name="T166"> </text:span><text:span text:style-name="T165">por</text:span><text:span text:style-name="T166"> </text:span><text:span text:style-name="T165">la</text:span><text:span text:style-name="T166"> </text:span><text:span text:style-name="T165">Junta</text:span><text:span text:style-name="T166"> </text:span><text:span text:style-name="T165">Consultiva</text:span><text:span text:style-name="T166"> </text:span><text:span text:style-name="T165">de</text:span><text:span text:style-name="T166"> </text:span><text:span text:style-name="T165">Contratación</text:span><text:span text:style-name="T166"> </text:span><text:span text:style-name="T165">Administrativa,</text:span><text:span text:style-name="T166"> </text:span><text:span text:style-name="T165">acompañado</text:span><text:span text:style-name="T166"> </text:span><text:span text:style-name="T165">de</text:span><text:span text:style-name="T166"> </text:span><text:span text:style-name="T165">una</text:span><text:span text:style-name="T166"> </text:span><text:span text:style-name="T165">declaración</text:span><text:span text:style-name="T166"> </text:span><text:span text:style-name="T165">sobre</text:span><text:span text:style-name="T166"> </text:span><text:span text:style-name="T165">su</text:span><text:span text:style-name="T166"> </text:span><text:span text:style-name="T165">vigencia</text:span><text:span text:style-name="T166"> </text:span><text:span text:style-name="T165">y</text:span><text:span text:style-name="T166"> </text:span><text:span text:style-name="T165">de</text:span><text:span text:style-name="T166"> </text:span><text:span text:style-name="T165">las</text:span><text:span text:style-name="T166"> </text:span><text:span text:style-name="T165">circunstancias</text:span><text:span text:style-name="T166"> </text:span><text:span text:style-name="T165">que</text:span><text:span text:style-name="T166"> </text:span><text:span text:style-name="T165">sirvieron</text:span><text:span text:style-name="T166"> </text:span><text:span text:style-name="T165">de</text:span><text:span text:style-name="T166"> </text:span><text:span text:style-name="T165">base</text:span><text:span text:style-name="T166"> </text:span><text:span text:style-name="T165">para</text:span><text:span text:style-name="T166"> </text:span><text:span text:style-name="T165">la</text:span><text:span text:style-name="T166"> </text:span><text:span text:style-name="T165">obtención</text:span><text:span text:style-name="T166"> </text:span><text:span text:style-name="T165">de</text:span><text:span text:style-name="T166"> </text:span><text:span text:style-name="T165">la</text:span><text:span text:style-name="T166"> </text:span><text:span text:style-name="T165">misma.</text:span></text:p>
      <text:p text:style-name="P63"/>
      <text:p text:style-name="P41"><text:span text:style-name="T260"></text:span><text:span text:style-name="T59"> </text:span><text:span text:style-name="T58">Que</text:span><text:span text:style-name="T59"> </text:span><text:span text:style-name="T58">se</text:span><text:span text:style-name="T59"> </text:span><text:span text:style-name="T58">aporte</text:span><text:span text:style-name="T59"> </text:span><text:span text:style-name="T58">justificante</text:span><text:span text:style-name="T59"> </text:span><text:span text:style-name="T58">de</text:span><text:span text:style-name="T59"> </text:span><text:span text:style-name="T58">tener</text:span><text:span text:style-name="T59"> </text:span><text:span text:style-name="T58">contratado</text:span><text:span text:style-name="T59"> </text:span><text:span text:style-name="T58">un</text:span><text:span text:style-name="T59"> </text:span><text:span text:style-name="T58">seguro</text:span><text:span text:style-name="T59"> </text:span><text:span text:style-name="T58">de</text:span><text:span text:style-name="T59"> </text:span><text:span text:style-name="T58">indemnización</text:span><text:span text:style-name="T59"> </text:span><text:span text:style-name="T58">por</text:span><text:span text:style-name="T59"> </text:span><text:span text:style-name="T58">riesgos</text:span><text:span text:style-name="T59"> </text:span><text:span text:style-name="T58">profesionales</text:span><text:span text:style-name="T59"> </text:span><text:span text:style-name="T58">por</text:span><text:span text:style-name="T59"> </text:span><text:span text:style-name="T58">cuantía</text:span><text:span text:style-name="T59"> </text:span><text:span text:style-name="T58">de</text:span><text:span text:style-name="T59"> </text:span><text:span text:style-name="T58">_______</text:span></text:p>
      <text:p text:style-name="P327"/>
      <text:p text:style-name="P445"><text:span text:style-name="T259"></text:span><text:span text:style-name="T37"> </text:span><text:span text:style-name="T31">Que</text:span><text:span text:style-name="T37"> </text:span><text:span text:style-name="T31">de</text:span><text:span text:style-name="T37"> </text:span><text:span text:style-name="T31">las</text:span><text:span text:style-name="T37"> </text:span><text:span text:style-name="T31">cuentas</text:span><text:span text:style-name="T37"> </text:span><text:span text:style-name="T31">anuales</text:span><text:span text:style-name="T37"> </text:span><text:span text:style-name="T31">se</text:span><text:span text:style-name="T37"> </text:span><text:span text:style-name="T31">deduzca</text:span><text:span text:style-name="T37"> </text:span><text:span text:style-name="T31">que</text:span><text:span text:style-name="T37"> </text:span><text:span text:style-name="T31">dispone</text:span><text:span text:style-name="T37"> </text:span><text:span text:style-name="T31">de</text:span><text:span text:style-name="T37"> </text:span><text:span text:style-name="T31">unos</text:span><text:span text:style-name="T37"> </text:span><text:span text:style-name="T31">fondos</text:span><text:span text:style-name="T37"> </text:span><text:span text:style-name="T31">propios</text:span><text:span text:style-name="T37"> </text:span><text:span text:style-name="T31">que</text:span><text:span text:style-name="T37"> </text:span><text:span text:style-name="T31">sean</text:span><text:span text:style-name="T37"> </text:span><text:span text:style-name="T31">al</text:span><text:span text:style-name="T37"> </text:span><text:span text:style-name="T31">menos</text:span><text:span text:style-name="T37"> </text:span><text:span text:style-name="T31">el</text:span><text:span text:style-name="T37"> </text:span><text:span text:style-name="T31">_____%</text:span><text:span text:style-name="T37"> </text:span><text:span text:style-name="T31">del</text:span><text:span text:style-name="T37"> </text:span><text:span text:style-name="T31">importe</text:span><text:span text:style-name="T37"> </text:span><text:span text:style-name="T31">del</text:span><text:span text:style-name="T37"> </text:span><text:span text:style-name="T31">contrato.</text:span></text:p>
      <text:p text:style-name="P327"/>
      <text:p text:style-name="P41"><text:soft-page-break/><text:span text:style-name="T55">X</text:span><text:span text:style-name="T57"> </text:span><text:span text:style-name="T59"><text:s/></text:span><text:span text:style-name="T58">Que</text:span><text:span text:style-name="T59"> </text:span><text:span text:style-name="T58">de</text:span><text:span text:style-name="T59"> </text:span><text:span text:style-name="T58">la</text:span><text:span text:style-name="T59"> </text:span><text:span text:style-name="T58">declaración</text:span><text:span text:style-name="T59"> </text:span><text:span text:style-name="T58">relativa</text:span><text:span text:style-name="T59"> </text:span><text:span text:style-name="T58">a</text:span><text:span text:style-name="T59"> </text:span><text:span text:style-name="T58">la</text:span><text:span text:style-name="T59"> </text:span><text:span text:style-name="T58">cifra</text:span><text:span text:style-name="T59"> </text:span><text:span text:style-name="T58">global</text:span><text:span text:style-name="T59"> </text:span><text:span text:style-name="T58">de</text:span><text:span text:style-name="T59"> </text:span><text:span text:style-name="T58">negocios</text:span><text:span text:style-name="T59"> </text:span><text:span text:style-name="T58">resulta</text:span><text:span text:style-name="T59"> </text:span><text:span text:style-name="T58">que</text:span><text:span text:style-name="T59"> </text:span><text:span text:style-name="T58">la</text:span><text:span text:style-name="T59"> </text:span><text:span text:style-name="T58">de</text:span><text:span text:style-name="T59"> </text:span><text:span text:style-name="T58">menor</text:span><text:span text:style-name="T59"> </text:span><text:span text:style-name="T58">importe</text:span><text:span text:style-name="T59"> </text:span><text:span text:style-name="T58">de</text:span><text:span text:style-name="T59"> </text:span><text:span text:style-name="T58">los</text:span><text:span text:style-name="T59"> </text:span><text:span text:style-name="T58">tres</text:span><text:span text:style-name="T59"> </text:span><text:span text:style-name="T58">últimos</text:span><text:span text:style-name="T59"> </text:span><text:span text:style-name="T58">años</text:span><text:span text:style-name="T59"> </text:span><text:span text:style-name="T58">es</text:span><text:span text:style-name="T59"> </text:span><text:span text:style-name="T58">superior</text:span><text:span text:style-name="T59"> </text:span><text:span text:style-name="T58">al</text:span><text:span text:style-name="T59"> </text:span><text:span text:style-name="T58">triple</text:span><text:span text:style-name="T59"> </text:span><text:span text:style-name="T58">del</text:span><text:span text:style-name="T59"> </text:span><text:span text:style-name="T58">importe</text:span><text:span text:style-name="T59"> </text:span><text:span text:style-name="T58">de</text:span><text:span text:style-name="T59"> </text:span><text:span text:style-name="T58">la</text:span><text:span text:style-name="T59"> </text:span><text:span text:style-name="T58">anualidad</text:span><text:span text:style-name="T59"> </text:span><text:span text:style-name="T58">máxima</text:span><text:span text:style-name="T59"> </text:span><text:span text:style-name="T58">del</text:span><text:span text:style-name="T59"> </text:span><text:span text:style-name="T58">contrato.</text:span></text:p>
      <text:p text:style-name="P327"/>
      <text:p text:style-name="P41"><text:span text:style-name="T261"></text:span><text:span text:style-name="T68"> </text:span><text:span text:style-name="T67">Que</text:span><text:span text:style-name="T68"> </text:span><text:span text:style-name="T67">se</text:span><text:span text:style-name="T68"> </text:span><text:span text:style-name="T67">presente</text:span><text:span text:style-name="T68"> </text:span><text:span text:style-name="T67">una</text:span><text:span text:style-name="T68"> </text:span><text:span text:style-name="T67">declaración</text:span><text:span text:style-name="T68"> </text:span><text:span text:style-name="T67">apropiada</text:span><text:span text:style-name="T68"> </text:span><text:span text:style-name="T67">de</text:span><text:span text:style-name="T68"> </text:span><text:span text:style-name="T67">una</text:span><text:span text:style-name="T68"> </text:span><text:span text:style-name="T67">entidad</text:span><text:span text:style-name="T68"> </text:span><text:span text:style-name="T67">financiera.</text:span></text:p>
      <text:p text:style-name="P127"/>
      <text:p text:style-name="P127"/>
      <text:p text:style-name="P127"/>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26"/>
      <text:p text:style-name="P202">ANEXO<text:span text:style-name="T2"> </text:span>III-C</text:p>
      <text:p text:style-name="P68"/>
      <text:p text:style-name="P41"><text:span text:style-name="T54">SOBRE</text:span><text:span text:style-name="T56"> </text:span><text:span text:style-name="T54">1</text:span><text:span text:style-name="T56"> </text:span><text:span text:style-name="T54">-</text:span><text:span text:style-name="T56"> </text:span><text:span text:style-name="T54">DOCUMENTACIÓN</text:span><text:span text:style-name="T56"> </text:span><text:span text:style-name="T5">GENERAL.</text:span><text:span text:style-name="T7"> </text:span><text:span text:style-name="T5">DOCUMENTACIÓN</text:span><text:span text:style-name="T7"> </text:span><text:span text:style-name="T5">ACREDITATIVA</text:span><text:span text:style-name="T7"> </text:span><text:span text:style-name="T5">DE</text:span><text:span text:style-name="T7"> </text:span><text:span text:style-name="T5">LOS</text:span><text:span text:style-name="T7"> </text:span><text:span text:style-name="T5">REQUISITOS</text:span><text:span text:style-name="T7"> </text:span><text:span text:style-name="T5">PREVIOS.</text:span><text:span text:style-name="T7"> </text:span><text:span text:style-name="T5">SOLVENCIA</text:span><text:span text:style-name="T7"> </text:span><text:span text:style-name="T5">TÉCNICA</text:span><text:span text:style-name="T7"> </text:span><text:span text:style-name="T5">O</text:span><text:span text:style-name="T7"> </text:span><text:span text:style-name="T5">PROFESIONAL</text:span></text:p>
      <text:p text:style-name="P201"/>
      <table:table table:name="Tabla33" table:style-name="Tabla33">
        <table:table-column table:style-name="Tabla33.A"/>
        <table:table-row table:style-name="Tabla33.1">
          <table:table-cell table:style-name="Tabla33.A1" office:value-type="string">
            <text:list xml:id="list1145094700" text:style-name="WW8Num11">
              <text:list-item>
                <text:p text:style-name="P301"><text:span text:style-name="T54">Cuando</text:span><text:span text:style-name="T56"> </text:span><text:span text:style-name="T54">en</text:span><text:span text:style-name="T56"> </text:span><text:span text:style-name="T54">el</text:span><text:span text:style-name="T56"> </text:span><text:span text:style-name="T54">anexo</text:span><text:span text:style-name="T56"> </text:span><text:span text:style-name="T54">I-A</text:span><text:span text:style-name="T56"> </text:span><text:span text:style-name="T54">se</text:span><text:span text:style-name="T56"> </text:span><text:span text:style-name="T54">exija</text:span><text:span text:style-name="T56"> </text:span><text:span text:style-name="T54">clasificación</text:span><text:span text:style-name="T56"> </text:span><text:span text:style-name="T54">administrativa,</text:span><text:span text:style-name="T59"> </text:span><text:span text:style-name="T58">la</text:span><text:span text:style-name="T59"> </text:span><text:span text:style-name="T58">solvencia</text:span><text:span text:style-name="T59"> </text:span><text:span text:style-name="T58">técnica</text:span><text:span text:style-name="T59"> </text:span><text:span text:style-name="T58">o</text:span><text:span text:style-name="T59"> </text:span><text:span text:style-name="T58">profesional</text:span><text:span text:style-name="T59"> </text:span><text:span text:style-name="T58">se</text:span><text:span text:style-name="T59"> </text:span><text:span text:style-name="T58">acreditará</text:span><text:span text:style-name="T59"> </text:span><text:span text:style-name="T58">mediante</text:span><text:span text:style-name="T59"> </text:span><text:span text:style-name="T58">la</text:span><text:span text:style-name="T59"> </text:span><text:span text:style-name="T58">presentación</text:span><text:span text:style-name="T59"> </text:span><text:span text:style-name="T58">de</text:span><text:span text:style-name="T59"> </text:span><text:span text:style-name="T58">la</text:span><text:span text:style-name="T59"> </text:span><text:span text:style-name="T58">misma,</text:span><text:span text:style-name="T59"> </text:span><text:span text:style-name="T58">acompañado</text:span><text:span text:style-name="T59"> </text:span><text:span text:style-name="T58">de</text:span><text:span text:style-name="T59"> </text:span><text:span text:style-name="T58">una</text:span><text:span text:style-name="T59"> </text:span><text:span text:style-name="T58">declaración</text:span><text:span text:style-name="T59"> </text:span><text:span text:style-name="T58">sobre</text:span><text:span text:style-name="T59"> </text:span><text:span text:style-name="T58">su</text:span><text:span text:style-name="T59"> </text:span><text:span text:style-name="T58">vigencia</text:span><text:span text:style-name="T59"> </text:span><text:span text:style-name="T58">y</text:span><text:span text:style-name="T59"> </text:span><text:span text:style-name="T58">de</text:span><text:span text:style-name="T59"> </text:span><text:span text:style-name="T58">las</text:span><text:span text:style-name="T59"> </text:span><text:span text:style-name="T58">circunstancias</text:span><text:span text:style-name="T59"> </text:span><text:span text:style-name="T58">que</text:span><text:span text:style-name="T59"> </text:span><text:span text:style-name="T58">sirvieron</text:span><text:span text:style-name="T59"> </text:span><text:span text:style-name="T58">de</text:span><text:span text:style-name="T59"> </text:span><text:span text:style-name="T58">base</text:span><text:span text:style-name="T59"> </text:span><text:span text:style-name="T58">para</text:span><text:span text:style-name="T59"> </text:span><text:span text:style-name="T58">la</text:span><text:span text:style-name="T59"> </text:span><text:span text:style-name="T58">obtención</text:span><text:span text:style-name="T59"> </text:span><text:span text:style-name="T58">de</text:span><text:span text:style-name="T59"> </text:span><text:span text:style-name="T58">la</text:span><text:span text:style-name="T59"> </text:span><text:span text:style-name="T58">misma.</text:span></text:p>
              </text:list-item>
              <text:list-item>
                <text:p text:style-name="P301"><text:span text:style-name="T5">Cuando</text:span><text:span text:style-name="T7"> </text:span><text:span text:style-name="T5">en</text:span><text:span text:style-name="T7"> </text:span><text:span text:style-name="T5">el</text:span><text:span text:style-name="T7"> <text:s/></text:span><text:span text:style-name="T5">anexo</text:span><text:span text:style-name="T7"> </text:span><text:span text:style-name="T5">I-A</text:span><text:span text:style-name="T7"> </text:span><text:span text:style-name="T5">no</text:span><text:span text:style-name="T7"> </text:span><text:span text:style-name="T5">se</text:span><text:span text:style-name="T7"> </text:span><text:span text:style-name="T5">exija</text:span><text:span text:style-name="T7"> </text:span><text:span text:style-name="T5">clasificación</text:span><text:span text:style-name="T7"> </text:span><text:span text:style-name="T5">administrativa,</text:span><text:span text:style-name="T70"> </text:span><text:span text:style-name="T4">y</text:span><text:span text:style-name="T70"> </text:span><text:span text:style-name="T4">para</text:span><text:span text:style-name="T70"> </text:span><text:span text:style-name="T4">las</text:span><text:span text:style-name="T70"> </text:span><text:span text:style-name="T4">empresas</text:span><text:span text:style-name="T70"> </text:span><text:span text:style-name="T4">de</text:span><text:span text:style-name="T70"> </text:span><text:span text:style-name="T4">los</text:span><text:span text:style-name="T70"> </text:span><text:span text:style-name="T4">Estados</text:span><text:span text:style-name="T70"> </text:span><text:span text:style-name="T4">miembros</text:span><text:span text:style-name="T70"> </text:span><text:span text:style-name="T4">de</text:span><text:span text:style-name="T70"> </text:span><text:span text:style-name="T4">la</text:span><text:span text:style-name="T70"> </text:span><text:span text:style-name="T4">Unión</text:span><text:span text:style-name="T70"> </text:span><text:span text:style-name="T4">Europea</text:span><text:span text:style-name="T70"> </text:span><text:span text:style-name="T4">no</text:span><text:span text:style-name="T70"> </text:span><text:span text:style-name="T4">españolas,</text:span><text:span text:style-name="T70"> </text:span><text:span text:style-name="T4">la</text:span><text:span text:style-name="T70"> </text:span><text:span text:style-name="T4">citada</text:span><text:span text:style-name="T70"> </text:span><text:span text:style-name="T4">solvencia</text:span><text:span text:style-name="T70"> </text:span><text:span text:style-name="T4">se</text:span><text:span text:style-name="T70"> </text:span><text:span text:style-name="T4">acreditará</text:span><text:span text:style-name="T70"> </text:span><text:span text:style-name="T4">por</text:span><text:span text:style-name="T70"> </text:span><text:span text:style-name="T4">el</text:span><text:span text:style-name="T70"> </text:span><text:span text:style-name="T4">medio</text:span><text:span text:style-name="T70"> </text:span><text:span text:style-name="T4">o</text:span><text:span text:style-name="T70"> </text:span><text:span text:style-name="T4">los</text:span><text:span text:style-name="T70"> </text:span><text:span text:style-name="T4">medios</text:span><text:span text:style-name="T70"> </text:span><text:span text:style-name="T4">que</text:span><text:span text:style-name="T70"> </text:span><text:span text:style-name="T4">se</text:span><text:span text:style-name="T70"> </text:span><text:span text:style-name="T4">señalan</text:span><text:span text:style-name="T70"> </text:span><text:span text:style-name="T4">a</text:span><text:span text:style-name="T70"> </text:span><text:span text:style-name="T4">continuación:</text:span><text:span text:style-name="T70"> </text:span><text:span text:style-name="T58">(En</text:span><text:span text:style-name="T59"> </text:span><text:span text:style-name="T58">caso</text:span><text:span text:style-name="T59"> </text:span><text:span text:style-name="T58">de</text:span><text:span text:style-name="T59"> </text:span><text:span text:style-name="T58">que</text:span><text:span text:style-name="T59"> </text:span><text:span text:style-name="T58">sean</text:span><text:span text:style-name="T59"> </text:span><text:span text:style-name="T58">varios</text:span><text:span text:style-name="T59"> </text:span><text:span text:style-name="T58">los</text:span><text:span text:style-name="T59"> </text:span><text:span text:style-name="T58">medios</text:span><text:span text:style-name="T59"> </text:span><text:span text:style-name="T58">que</text:span><text:span text:style-name="T59"> </text:span><text:span text:style-name="T58">se</text:span><text:span text:style-name="T59"> </text:span><text:span text:style-name="T58">señalan,</text:span><text:span text:style-name="T59"> </text:span><text:span text:style-name="T58">indicar</text:span><text:span text:style-name="T59"> </text:span><text:span text:style-name="T58">si</text:span><text:span text:style-name="T59"> </text:span><text:span text:style-name="T58">son</text:span><text:span text:style-name="T59"> </text:span><text:span text:style-name="T58">alternativos</text:span><text:span text:style-name="T59"> </text:span><text:span text:style-name="T58">o</text:span><text:span text:style-name="T59"> </text:span><text:span text:style-name="T58">acumulativos).</text:span></text:p>
              </text:list-item>
            </text:list>
            <text:list xml:id="list670418679" text:style-name="WW8Num17">
              <text:list-item>
                <text:p text:style-name="P505"><text:span text:style-name="T173">Una</text:span><text:span text:style-name="T2"> </text:span>relación<text:span text:style-name="T2"> </text:span>de<text:span text:style-name="T2"> </text:span>los<text:span text:style-name="T2"> </text:span>principales<text:span text:style-name="T2"> </text:span>servicios<text:span text:style-name="T2"> </text:span>o<text:span text:style-name="T2"> </text:span>trabajos<text:span text:style-name="T2"> </text:span>realizados<text:span text:style-name="T2"> </text:span>en<text:span text:style-name="T2"> </text:span>los<text:span text:style-name="T2"> </text:span>tres<text:span text:style-name="T2"> </text:span>últimos<text:span text:style-name="T2"> </text:span>años<text:span text:style-name="T2"> </text:span>que<text:span text:style-name="T2"> </text:span>incluya<text:span text:style-name="T2"> </text:span>importe,<text:span text:style-name="T2"> </text:span>fechas<text:span text:style-name="T2"> </text:span>y<text:span text:style-name="T2"> </text:span>el<text:span text:style-name="T2"> </text:span>destinatario,<text:span text:style-name="T2"> </text:span>público<text:span text:style-name="T2"> </text:span>o<text:span text:style-name="T2"> </text:span>privado,<text:span text:style-name="T2"> </text:span>de<text:span text:style-name="T2"> </text:span>los<text:span text:style-name="T2"> </text:span>mismos.<text:span text:style-name="T2"> </text:span>Los<text:span text:style-name="T2"> </text:span>servicios<text:span text:style-name="T2"> </text:span>o<text:span text:style-name="T2"> </text:span>trabajos<text:span text:style-name="T2"> </text:span>efectuados<text:span text:style-name="T2"> </text:span>se<text:span text:style-name="T2"> </text:span>acreditarán<text:span text:style-name="T2"> </text:span>mediante<text:span text:style-name="T2"> </text:span>certificados<text:span text:style-name="T2"> </text:span>expedidos<text:span text:style-name="T2"> </text:span>o<text:span text:style-name="T2"> </text:span>visados<text:span text:style-name="T2"> </text:span>por<text:span text:style-name="T2"> </text:span>el<text:span text:style-name="T2"> </text:span>órgano<text:span text:style-name="T2"> </text:span>competente,<text:span text:style-name="T2"> </text:span>cuando<text:span text:style-name="T2"> </text:span>el<text:span text:style-name="T2"> </text:span>destinatario<text:span text:style-name="T2"> </text:span>sea<text:span text:style-name="T2"> </text:span>una<text:span text:style-name="T2"> </text:span>entidad<text:span text:style-name="T2"> </text:span>del<text:span text:style-name="T2"> </text:span>sector<text:span text:style-name="T2"> </text:span>público<text:span text:style-name="T2"> </text:span>o,<text:span text:style-name="T2"> </text:span>cuando<text:span text:style-name="T2"> </text:span>el<text:span text:style-name="T2"> </text:span>destinatario<text:span text:style-name="T2"> </text:span>sea<text:span text:style-name="T2"> </text:span>un<text:span text:style-name="T2"> </text:span>sujeto<text:span text:style-name="T2"> </text:span>privado,<text:span text:style-name="T2"> </text:span>mediante<text:span text:style-name="T2"> </text:span>una<text:span text:style-name="T2"> </text:span>declaración<text:span text:style-name="T2"> </text:span>del<text:span text:style-name="T2"> </text:span>empresario;<text:span text:style-name="T2"> </text:span>en<text:span text:style-name="T2"> </text:span>su<text:span text:style-name="T2"> </text:span>caso,<text:span text:style-name="T2"> </text:span>estos<text:span text:style-name="T2"> </text:span>certificados<text:span text:style-name="T2"> </text:span>serán<text:span text:style-name="T2"> </text:span>comunicados<text:span text:style-name="T2"> </text:span>directamente<text:span text:style-name="T2"> </text:span>al<text:span text:style-name="T2"> </text:span>órgano<text:span text:style-name="T2"> </text:span>de<text:span text:style-name="T2"> </text:span>contratación<text:span text:style-name="T2"> </text:span>por<text:span text:style-name="T2"> </text:span>la<text:span text:style-name="T2"> </text:span>autoridad<text:span text:style-name="T2"> </text:span>competente.</text:p>
              </text:list-item>
            </text:list>
            <text:p text:style-name="P492">En<text:span text:style-name="T2"> </text:span>función<text:span text:style-name="T2"> </text:span>de<text:span text:style-name="T2"> </text:span>la<text:span text:style-name="T2"> </text:span>documentación<text:span text:style-name="T2"> </text:span>exigida<text:span text:style-name="T2"> </text:span>en<text:span text:style-name="T2"> </text:span>el<text:span text:style-name="T2"> </text:span>apartado<text:span text:style-name="T2"> </text:span>anterior,<text:span text:style-name="T2"> </text:span>se<text:span text:style-name="T2"> </text:span>considerará<text:span text:style-name="T2"> </text:span>que<text:span text:style-name="T2"> </text:span>la<text:span text:style-name="T2"> </text:span>empresa<text:span text:style-name="T2"> </text:span>tiene<text:span text:style-name="T2"> </text:span>solvencia<text:span text:style-name="T2"> </text:span>técnica<text:span text:style-name="T2"> </text:span>o<text:span text:style-name="T2"> </text:span>profesional<text:span text:style-name="T2"> </text:span>si<text:span text:style-name="T2"> </text:span>cumple<text:span text:style-name="T2"> </text:span>con<text:span text:style-name="T2"> </text:span>el<text:span text:style-name="T2"> </text:span>criterio<text:span text:style-name="T2"> </text:span>o<text:span text:style-name="T2"> </text:span>los<text:span text:style-name="T2"> </text:span>criterios<text:span text:style-name="T2"> </text:span>que<text:span text:style-name="T2"> </text:span>se<text:span text:style-name="T2"> </text:span>señalan:</text:p>
            <text:list xml:id="list1241207945" text:style-name="WW8Num19">
              <text:list-item>
                <text:p text:style-name="P328"><text:span text:style-name="T22">Se considera que la empresa licitadora dispone de la solvencia técnica adecuada cuando acredite <text:s/>que ha realizado, al menos, dos (2) trabajos </text:span><text:span text:style-name="T17"><text:s/></text:span><text:span text:style-name="T18">de desarrollo e implantación de soluciones de Sistemas de </text:span><text:span text:style-name="T20">sistema</text:span><text:span text:style-name="T19"> </text:span><text:span text:style-name="T21">de</text:span><text:span text:style-name="T19"> </text:span><text:span text:style-name="T21">gestión</text:span><text:span text:style-name="T19"> </text:span><text:span text:style-name="T21">de</text:span><text:span text:style-name="T19"> </text:span><text:span text:style-name="T21">la</text:span><text:span text:style-name="T19"> </text:span><text:span text:style-name="T21">identidad</text:span><text:span text:style-name="T19"> </text:span><text:span text:style-name="T21">digital</text:span><text:span text:style-name="T91"> </text:span><text:span text:style-name="T18">en la Administración Pública o en grandes organizaciones </text:span><text:span text:style-name="T22"><text:s/>en los tres últimos años con un importe superior a 800.000 euros, IVA excluído. </text:span><text:span text:style-name="T256">Se deberá indicar el </text:span><text:span text:style-name="T22">importe, fechas y destinatario público o privado del mismo.</text:span></text:p>
              </text:list-item>
            </text:list>
          </table:table-cell>
        </table:table-row>
      </table:table>
      <text:p text:style-name="P446"/>
      <text:p text:style-name="P333">Otros<text:span text:style-name="T2"> </text:span>requisitos<text:span text:style-name="T2"> </text:span>a<text:span text:style-name="T2"> </text:span>cumplimentar<text:span text:style-name="T2"> </text:span>por<text:span text:style-name="T2"> </text:span>todas<text:span text:style-name="T2"> </text:span>las<text:span text:style-name="T2"> </text:span>empresas<text:span text:style-name="T2"> </text:span>licitadoras:</text:p>
      <text:p text:style-name="P343">Composición<text:span text:style-name="T2"> </text:span>del<text:span text:style-name="T2"> </text:span>personal<text:span text:style-name="T2"> </text:span>que<text:span text:style-name="T2"> </text:span>interviene<text:span text:style-name="T2"> </text:span>en<text:span text:style-name="T2"> </text:span>el<text:span text:style-name="T2"> </text:span>contrato.</text:p>
      <text:p text:style-name="P331"><text:span text:style-name="T16">-</text:span><text:span text:style-name="T16"> </text:span><text:span text:style-name="T22">Se aportará la <text:s/>documentación que acredite la especialización del personal que intervendrá en los servicios <text:s/>para la realización del contrato mediante la aportación del </text:span><text:span text:style-name="T23">curriculum vitae</text:span><text:span text:style-name="T22"> profesional de cada uno de ellos firmado por la propia persona, en los que se especificarán los conocimientos relacionados con las tareas a realizar y la participación anterior en tareas de la misma o similar naturaleza tanto en el ámbito privado como en el público, tanto en la empresa actual como en posibles empresas anteriores, especificando el grado de implicación en las mismas (por ejemplo, Jefe de Proyecto, Consultor, Analista, etc...).</text:span></text:p>
      <text:p text:style-name="P336">Se<text:span text:style-name="T2"> </text:span>consideran<text:span text:style-name="T2"> </text:span>medios<text:span text:style-name="T2"> </text:span>personales<text:span text:style-name="T2"> </text:span>suficientes<text:span text:style-name="T2"> </text:span>para<text:span text:style-name="T2"> </text:span>la<text:span text:style-name="T2"> </text:span>ejecución<text:span text:style-name="T2"> </text:span>del<text:span text:style-name="T2"> </text:span>contrato,<text:span text:style-name="T2"> </text:span>como<text:span text:style-name="T2"> </text:span>mínimo,<text:span text:style-name="T2"> </text:span>los<text:span text:style-name="T2"> </text:span>expuestos<text:span text:style-name="T2"> </text:span>a<text:span text:style-name="T2"> </text:span>continuación.</text:p>
      <text:p text:style-name="P337">Persona<text:span text:style-name="T2"> </text:span>que<text:span text:style-name="T2"> </text:span>ejerza<text:span text:style-name="T2"> </text:span>la<text:span text:style-name="T2"> </text:span>JEFATURA<text:span text:style-name="T2"> </text:span>DE<text:span text:style-name="T2"> </text:span>PROYECTO</text:p>
      <text:p text:style-name="P336">-<text:span text:style-name="T2"> </text:span>Titulación:<text:span text:style-name="T2"> </text:span>Titulado<text:span text:style-name="T2"> </text:span>Superior<text:span text:style-name="T2"> </text:span>(Ingeniero,<text:span text:style-name="T2"> </text:span>Licenciado)</text:p>
      <text:p text:style-name="P336">-<text:span text:style-name="T2"> </text:span>Experiencia<text:span text:style-name="T2"> </text:span>en<text:span text:style-name="T2"> </text:span>la<text:span text:style-name="T2"> </text:span>ejecución<text:span text:style-name="T2"> </text:span>de<text:span text:style-name="T2"> </text:span>contratos<text:span text:style-name="T2"> </text:span>de<text:span text:style-name="T2"> </text:span>desarrollo<text:span text:style-name="T2"> </text:span>e<text:span text:style-name="T2"> </text:span>implantación<text:span text:style-name="T2"> </text:span>de<text:span text:style-name="T2"> </text:span>soluciones<text:span text:style-name="T2"> </text:span>de<text:span text:style-name="T2"> </text:span>Sistemas<text:span text:style-name="T2"> </text:span>de<text:span text:style-name="T2"> </text:span>Gestión<text:span text:style-name="T2"> </text:span>de<text:span text:style-name="T2"> </text:span>Identidades<text:span text:style-name="T2"> </text:span>en<text:span text:style-name="T2"> </text:span>la<text:span text:style-name="T2"> </text:span>Administración<text:span text:style-name="T2"> </text:span>Pública<text:span text:style-name="T2"> </text:span>o<text:span text:style-name="T2"> </text:span>en<text:span text:style-name="T2"> </text:span>grandes<text:span text:style-name="T2"> </text:span>organizaciones<text:span text:style-name="T2"> </text:span>(mínimo:<text:span text:style-name="T2"> </text:span>3<text:span text:style-name="T2"> </text:span>años<text:span text:style-name="T2"> </text:span>de<text:span text:style-name="T2"> </text:span>experiencia).</text:p>
      <text:p text:style-name="P338"><text:soft-page-break/>Componentes<text:span text:style-name="T2"> </text:span>del<text:span text:style-name="T2"> </text:span>EQUIPO<text:span text:style-name="T2"> </text:span>DEL<text:span text:style-name="T2"> </text:span>PROYECTO</text:p>
      <text:p text:style-name="P339">-<text:span text:style-name="T2"> </text:span>Se<text:span text:style-name="T2"> </text:span>identifican<text:span text:style-name="T2"> </text:span>los<text:span text:style-name="T2"> </text:span>siguientes<text:span text:style-name="T2"> </text:span>perfiles:</text:p>
      <text:p text:style-name="P339">-<text:span text:style-name="T2"> </text:span>Perfil<text:span text:style-name="T2"> </text:span>Consultor</text:p>
      <text:p text:style-name="P331"><text:span text:style-name="T52"><text:tab/>-</text:span><text:span text:style-name="T32">Titulación:</text:span><text:span text:style-name="T38"> </text:span><text:span text:style-name="T32">Titulado</text:span><text:span text:style-name="T38"> </text:span><text:span text:style-name="T32">superior</text:span><text:span text:style-name="T38"> </text:span><text:span text:style-name="T32">(Ingeniero,</text:span><text:span text:style-name="T38"> </text:span><text:span text:style-name="T32">Licenciado)</text:span><text:span text:style-name="T38"> </text:span><text:span text:style-name="T32">en</text:span><text:span text:style-name="T38"> </text:span><text:span text:style-name="T32">Informática</text:span><text:span text:style-name="T38"> </text:span><text:span text:style-name="T32">o</text:span><text:span text:style-name="T38"> </text:span><text:span text:style-name="T32">Telecomunicaciones.</text:span></text:p>
      <text:p text:style-name="P336"><text:tab/>-<text:span text:style-name="T2"> </text:span>Experiencia<text:span text:style-name="T2"> </text:span>mínima:<text:span text:style-name="T2"> </text:span>3<text:span text:style-name="T2"> </text:span>años<text:span text:style-name="T2"> </text:span>en<text:span text:style-name="T2"> </text:span>proyectos<text:span text:style-name="T2"> </text:span>de<text:span text:style-name="T2"> </text:span>Gestión<text:span text:style-name="T2"> </text:span>de<text:span text:style-name="T2"> </text:span>Identidades<text:span text:style-name="T2"> </text:span>en<text:span text:style-name="T2"> </text:span>la<text:span text:style-name="T2"> </text:span>Administración<text:span text:style-name="T2"> </text:span>Pública<text:span text:style-name="T2"> </text:span>o<text:span text:style-name="T2"> </text:span>en<text:span text:style-name="T2"> </text:span><text:tab/>grandes<text:span text:style-name="T2"> </text:span>organizaciones,<text:span text:style-name="T2"> </text:span>utilizando<text:span text:style-name="T2"> </text:span>productos<text:span text:style-name="T2"> </text:span>de<text:span text:style-name="T2"> </text:span>software<text:span text:style-name="T2"> </text:span>base<text:span text:style-name="T2"> </text:span>específicos<text:span text:style-name="T2"> </text:span>de<text:span text:style-name="T2"> </text:span>Gestión<text:span text:style-name="T2"> </text:span>de<text:span text:style-name="T2"> </text:span>Identidades.<text:span text:style-name="T2"> </text:span></text:p>
      <text:p text:style-name="P336">-<text:span text:style-name="T2"> </text:span>Perfil<text:span text:style-name="T2"> </text:span>Analista<text:span text:style-name="T2"> </text:span>Funcional:</text:p>
      <text:p text:style-name="P336"><text:tab/>-<text:span text:style-name="T2"> </text:span>Titulación:<text:span text:style-name="T2"> </text:span>Titulado<text:span text:style-name="T2"> </text:span>superior</text:p>
      <text:p text:style-name="P336"><text:tab/>-<text:span text:style-name="T2"> </text:span>Experiencia<text:span text:style-name="T2"> </text:span>mínima:<text:span text:style-name="T2"> </text:span>2<text:span text:style-name="T2"> </text:span>años<text:span text:style-name="T2"> </text:span>en<text:span text:style-name="T2"> </text:span>proyectos<text:span text:style-name="T2"> </text:span>de<text:span text:style-name="T2"> </text:span>Gestión<text:span text:style-name="T2"> </text:span>de<text:span text:style-name="T2"> </text:span>Identidades<text:span text:style-name="T2"> </text:span>en<text:span text:style-name="T2"> </text:span>la<text:span text:style-name="T2"> </text:span>Administración<text:span text:style-name="T2"> </text:span>Pública<text:span text:style-name="T2"> </text:span>o<text:span text:style-name="T2"> </text:span>en<text:span text:style-name="T2"> </text:span>grandes<text:span text:style-name="T2"> </text:span>organizaciones,<text:span text:style-name="T2"> </text:span>utilizando<text:span text:style-name="T2"> </text:span>productos<text:span text:style-name="T2"> </text:span>de<text:span text:style-name="T2"> </text:span>software<text:span text:style-name="T2"> </text:span>base<text:span text:style-name="T2"> </text:span>específicos<text:span text:style-name="T2"> </text:span>de<text:span text:style-name="T2"> </text:span>Gestión<text:span text:style-name="T2"> </text:span>de<text:span text:style-name="T2"> </text:span>Identidades.</text:p>
      <text:p text:style-name="P336">-<text:span text:style-name="T2"> </text:span>Perfil<text:span text:style-name="T2"> </text:span>Analista<text:span text:style-name="T2"> </text:span>Programador:</text:p>
      <text:p text:style-name="P336"><text:tab/>-<text:span text:style-name="T2"> </text:span>Titulación:<text:span text:style-name="T2"> </text:span>F.P.<text:span text:style-name="T2"> </text:span>En<text:span text:style-name="T2"> </text:span>Informática,<text:span text:style-name="T2"> </text:span>titulado<text:span text:style-name="T2"> </text:span>de<text:span text:style-name="T2"> </text:span>grado<text:span text:style-name="T2"> </text:span>medio<text:span text:style-name="T2"> </text:span>o<text:span text:style-name="T2"> </text:span>superior</text:p>
      <text:p text:style-name="P336"><text:tab/>-<text:span text:style-name="T2"> </text:span>Experiencia<text:span text:style-name="T2"> </text:span>mínima:<text:span text:style-name="T2"> </text:span>2<text:span text:style-name="T2"> </text:span>años<text:span text:style-name="T2"> </text:span>en<text:span text:style-name="T2"> </text:span>proyectos<text:span text:style-name="T2"> </text:span>de<text:span text:style-name="T2"> </text:span>desarrollo<text:span text:style-name="T2"> </text:span>de<text:span text:style-name="T2"> </text:span>software<text:span text:style-name="T2"> </text:span>Java,<text:span text:style-name="T2"> </text:span>Javascript,<text:span text:style-name="T2"> </text:span>XML,<text:span text:style-name="T2"> </text:span>Servicios<text:span text:style-name="T2"> </text:span>Web,<text:span text:style-name="T2"> </text:span><text:tab/>SGBD<text:span text:style-name="T2"> </text:span>Oracle.</text:p>
      <text:p text:style-name="P336">-<text:span text:style-name="T2"> </text:span>Perfil<text:span text:style-name="T2"> </text:span>Analista<text:span text:style-name="T2"> </text:span>de<text:span text:style-name="T2"> </text:span>Sistemas:</text:p>
      <text:p text:style-name="P336"><text:tab/>-<text:span text:style-name="T2"> </text:span>Titulación:<text:span text:style-name="T2"> </text:span>Titulado<text:span text:style-name="T2"> </text:span>superior</text:p>
      <text:p text:style-name="P336"><text:tab/>-<text:span text:style-name="T2"> </text:span>Experiencia<text:span text:style-name="T2"> </text:span>mínima:<text:span text:style-name="T2"> </text:span>2<text:span text:style-name="T2"> </text:span>años<text:span text:style-name="T2"> </text:span>en<text:span text:style-name="T2"> </text:span>proyectos<text:span text:style-name="T2"> </text:span>de<text:span text:style-name="T2"> </text:span>Gestión<text:span text:style-name="T2"> </text:span>de<text:span text:style-name="T2"> </text:span>Identidades<text:span text:style-name="T2"> </text:span>en<text:span text:style-name="T2"> </text:span>la<text:span text:style-name="T2"> </text:span>Administración<text:span text:style-name="T2"> </text:span>Pública<text:span text:style-name="T2"> </text:span>o<text:span text:style-name="T2"> </text:span>en<text:span text:style-name="T2"> </text:span><text:tab/>grandes<text:span text:style-name="T2"> </text:span>organizaciones,<text:span text:style-name="T2"> </text:span>utilizando<text:span text:style-name="T2"> </text:span>productos<text:span text:style-name="T2"> </text:span>de<text:span text:style-name="T2"> </text:span>software<text:span text:style-name="T2"> </text:span>base<text:span text:style-name="T2"> </text:span>específicos<text:span text:style-name="T2"> </text:span>de<text:span text:style-name="T2"> </text:span>Gestión<text:span text:style-name="T2"> </text:span>de<text:span text:style-name="T2"> </text:span>Identidades.</text:p>
      <text:p text:style-name="P336">-<text:span text:style-name="T2"> </text:span>Perfil<text:span text:style-name="T2"> </text:span>Técnico<text:span text:style-name="T2"> </text:span>de<text:span text:style-name="T2"> </text:span>Sistemas:</text:p>
      <text:p text:style-name="P336"><text:tab/>-<text:span text:style-name="T2"> </text:span>Titulación:<text:span text:style-name="T2"> </text:span>F.P.<text:span text:style-name="T2"> </text:span>En<text:span text:style-name="T2"> </text:span>informática,<text:span text:style-name="T2"> </text:span>titulado<text:span text:style-name="T2"> </text:span>de<text:span text:style-name="T2"> </text:span>grado<text:span text:style-name="T2"> </text:span>medio<text:span text:style-name="T2"> </text:span>o<text:span text:style-name="T2"> </text:span>superior</text:p>
      <text:p text:style-name="P336"><text:tab/>-<text:span text:style-name="T2"> </text:span>Experiencia<text:span text:style-name="T2"> </text:span>mínima:<text:span text:style-name="T2"> </text:span>2<text:span text:style-name="T2"> </text:span>años<text:span text:style-name="T2"> </text:span>en<text:span text:style-name="T2"> </text:span>administración<text:span text:style-name="T2"> </text:span>de<text:span text:style-name="T2"> </text:span>sistemas<text:span text:style-name="T2"> </text:span>Java,<text:span text:style-name="T2"> </text:span>Oracle<text:span text:style-name="T2"> </text:span>en<text:span text:style-name="T2"> </text:span>UNIX/Linux.</text:p>
      <text:p text:style-name="P336">-<text:span text:style-name="T2"> </text:span>Perfil<text:span text:style-name="T2"> </text:span>Programador:</text:p>
      <text:p text:style-name="P336"><text:tab/>-<text:span text:style-name="T2"> </text:span>Titulación:<text:span text:style-name="T2"> </text:span>F.P.<text:span text:style-name="T2"> </text:span>En<text:span text:style-name="T2"> </text:span>informática,<text:span text:style-name="T2"> </text:span>titulado<text:span text:style-name="T2"> </text:span>de<text:span text:style-name="T2"> </text:span>grado<text:span text:style-name="T2"> </text:span>medio<text:span text:style-name="T2"> </text:span>o<text:span text:style-name="T2"> </text:span>superior</text:p>
      <text:p text:style-name="P336"><text:tab/>-<text:span text:style-name="T2"> </text:span>Experiencia<text:span text:style-name="T2"> </text:span>mínima:<text:span text:style-name="T2"> </text:span>1<text:span text:style-name="T2"> </text:span>año<text:span text:style-name="T2"> </text:span>en<text:span text:style-name="T2"> </text:span>proyectos<text:span text:style-name="T2"> </text:span>de<text:span text:style-name="T2"> </text:span>desarrollo<text:span text:style-name="T2"> </text:span>Java,<text:span text:style-name="T2"> </text:span>Javascript,<text:span text:style-name="T2"> </text:span>XML,<text:span text:style-name="T2"> </text:span>Servicios<text:span text:style-name="T2"> </text:span>Web,<text:span text:style-name="T2"> </text:span>SGBD<text:span text:style-name="T2"> </text:span>Oracle.</text:p>
      <text:p text:style-name="P336">-<text:span text:style-name="T2"> </text:span>Perfil<text:span text:style-name="T2"> </text:span>Administrador<text:span text:style-name="T2"> </text:span>de<text:span text:style-name="T2"> </text:span>bases<text:span text:style-name="T2"> </text:span>de<text:span text:style-name="T2"> </text:span>datos:</text:p>
      <text:p text:style-name="P336"><text:tab/>-<text:span text:style-name="T2"> </text:span>Titulación:<text:span text:style-name="T2"> </text:span>F.P.<text:span text:style-name="T2"> </text:span>En<text:span text:style-name="T2"> </text:span>informática,<text:span text:style-name="T2"> </text:span>titulado<text:span text:style-name="T2"> </text:span>de<text:span text:style-name="T2"> </text:span>grado<text:span text:style-name="T2"> </text:span>medio<text:span text:style-name="T2"> </text:span>o<text:span text:style-name="T2"> </text:span>superior</text:p>
      <text:p text:style-name="P340"><text:tab/>- Experiencia mínima: 2 años en administración de SGBD Oracle en UNIX/Linux</text:p>
      <text:p text:style-name="P331"/>
      <text:p text:style-name="P331"><text:span text:style-name="T39">- </text:span><text:span text:style-name="T208">Se</text:span><text:span text:style-name="T39"> </text:span><text:span text:style-name="T209">exige</text:span><text:span text:style-name="T39"> </text:span><text:span text:style-name="T209">que,</text:span><text:span text:style-name="T39"> </text:span><text:span text:style-name="T209">al</text:span><text:span text:style-name="T39"> </text:span><text:span text:style-name="T209">menos,</text:span><text:span text:style-name="T39"> </text:span><text:span text:style-name="T209">existan</text:span><text:span text:style-name="T39"> </text:span><text:span text:style-name="T209">dos</text:span><text:span text:style-name="T39"> </text:span><text:span text:style-name="T209">miembros</text:span><text:span text:style-name="T39"> </text:span><text:span text:style-name="T209">del</text:span><text:span text:style-name="T39"> </text:span><text:span text:style-name="T209">equipo</text:span><text:span text:style-name="T39"> </text:span><text:span text:style-name="T209">de</text:span><text:span text:style-name="T39"> </text:span><text:span text:style-name="T209">trabajo</text:span><text:span text:style-name="T39"> </text:span><text:span text:style-name="T209">con</text:span><text:span text:style-name="T39"> </text:span><text:span text:style-name="T209">experiencia</text:span><text:span text:style-name="T39"> </text:span><text:span text:style-name="T209">demostrable</text:span><text:span text:style-name="T39"> </text:span><text:span text:style-name="T209">en</text:span><text:span text:style-name="T39"> </text:span><text:span text:style-name="T209">las</text:span><text:span text:style-name="T39"> </text:span><text:span text:style-name="T209">siguientes</text:span><text:span text:style-name="T39"> </text:span><text:span text:style-name="T209">tecnologías</text:span><text:span text:style-name="T39"> </text:span><text:span text:style-name="T209">o</text:span><text:span text:style-name="T39"> </text:span><text:span text:style-name="T209">productos:</text:span></text:p>
      <text:p text:style-name="P331"><text:span text:style-name="T208"><text:tab/>-</text:span><text:span text:style-name="T39"> </text:span><text:span text:style-name="T203">Experiencia</text:span><text:span text:style-name="T202"> </text:span><text:span text:style-name="T46">de</text:span><text:span text:style-name="T202"> </text:span><text:span text:style-name="T46">dos</text:span><text:span text:style-name="T202"> </text:span><text:span text:style-name="T46">(2)</text:span><text:span text:style-name="T202"> </text:span><text:span text:style-name="T46">años</text:span><text:span text:style-name="T202"> </text:span><text:span text:style-name="T46">en</text:span><text:span text:style-name="T202"> </text:span><text:span text:style-name="T46">desarrollo</text:span><text:span text:style-name="T202"> </text:span><text:span text:style-name="T46">de</text:span><text:span text:style-name="T202"> </text:span><text:span text:style-name="T46">proyectos</text:span><text:span text:style-name="T202"> </text:span><text:span text:style-name="T46">de</text:span><text:span text:style-name="T202"> </text:span><text:span text:style-name="T46">Gestión</text:span><text:span text:style-name="T202"> </text:span><text:span text:style-name="T46">de</text:span><text:span text:style-name="T202"> </text:span><text:span text:style-name="T46">Identidad</text:span><text:span text:style-name="T202"> </text:span><text:span text:style-name="T46">con</text:span><text:span text:style-name="T202"> </text:span><text:span text:style-name="T46">tecnología</text:span><text:span text:style-name="T202"> </text:span><text:span text:style-name="T46">Java</text:span></text:p>
      <text:p text:style-name="P344"><text:span text:style-name="T121"><text:tab/>-</text:span><text:span text:style-name="T2"> </text:span>Experiencia<text:span text:style-name="T2"> </text:span>de<text:span text:style-name="T2"> </text:span>dos<text:span text:style-name="T2"> </text:span>(2)<text:span text:style-name="T2"> </text:span>años<text:span text:style-name="T2"> </text:span>en<text:span text:style-name="T2"> </text:span>desarrollo<text:span text:style-name="T2"> </text:span>de<text:span text:style-name="T2"> </text:span>sistemas<text:span text:style-name="T2"> </text:span>con<text:span text:style-name="T2"> </text:span>trabajos<text:span text:style-name="T2"> </text:span>de<text:span text:style-name="T2"> </text:span>integración<text:span text:style-name="T2"> </text:span>de<text:span text:style-name="T2"> </text:span>directorios<text:span text:style-name="T2"> </text:span>con<text:span text:style-name="T2"> </text:span>tecnología<text:span text:style-name="T2"> </text:span><text:tab/>LDAP<text:span text:style-name="T2"> </text:span>y<text:span text:style-name="T2"> </text:span>Active<text:span text:style-name="T2"> </text:span>Directory</text:p>
      <text:p text:style-name="P331"><text:span text:style-name="T212"><text:tab/>-</text:span><text:span text:style-name="T45"> </text:span><text:span text:style-name="T44">Experiencia</text:span><text:span text:style-name="T45"> </text:span><text:span text:style-name="T44">de</text:span><text:span text:style-name="T45"> </text:span><text:span text:style-name="T44">un</text:span><text:span text:style-name="T45"> </text:span><text:span text:style-name="T44">(1)</text:span><text:span text:style-name="T45"> </text:span><text:span text:style-name="T44">año</text:span><text:span text:style-name="T45"> </text:span><text:span text:style-name="T44">en</text:span><text:span text:style-name="T45"> </text:span><text:span text:style-name="T44">implantación</text:span><text:span text:style-name="T45"> </text:span><text:span text:style-name="T44">de</text:span><text:span text:style-name="T45"> </text:span><text:span text:style-name="T44">sistemas</text:span><text:span text:style-name="T45"> </text:span><text:span text:style-name="T44">de</text:span><text:span text:style-name="T45"> </text:span><text:span text:style-name="T44">Gestión</text:span><text:span text:style-name="T45"> </text:span><text:span text:style-name="T44">de</text:span><text:span text:style-name="T45"> </text:span><text:span text:style-name="T44">Identidad</text:span><text:span text:style-name="T45"> </text:span><text:span text:style-name="T44">basados</text:span><text:span text:style-name="T45"> </text:span><text:span text:style-name="T44">en</text:span><text:span text:style-name="T45"> </text:span><text:span text:style-name="T44">los</text:span><text:span text:style-name="T45"> </text:span><text:span text:style-name="T44">productos</text:span><text:span text:style-name="T45"> </text:span><text:span text:style-name="T44">de</text:span><text:span text:style-name="T45"> </text:span><text:span text:style-name="T44"><text:tab/>software</text:span><text:span text:style-name="T45"> </text:span><text:span text:style-name="T44">base</text:span><text:span text:style-name="T45"> </text:span><text:span text:style-name="T44">para</text:span><text:span text:style-name="T45"> </text:span><text:span text:style-name="T44">la</text:span><text:span text:style-name="T45"> </text:span><text:span text:style-name="T44">gestión</text:span><text:span text:style-name="T45"> </text:span><text:span text:style-name="T44">de</text:span><text:span text:style-name="T45"> </text:span><text:span text:style-name="T44">identidades</text:span><text:span text:style-name="T45"> </text:span><text:span text:style-name="T215">Oracle</text:span><text:span text:style-name="T217"> </text:span><text:span text:style-name="T216">Identity</text:span><text:span text:style-name="T217"> </text:span><text:span text:style-name="T216">Manager</text:span><text:span text:style-name="T212">.</text:span></text:p>
      <text:p text:style-name="P332"/>
      <text:p text:style-name="P332"><text:span text:style-name="T203">-</text:span><text:span text:style-name="T202"> </text:span><text:span text:style-name="T46">Se</text:span><text:span text:style-name="T202"> </text:span><text:span text:style-name="T46">exige</text:span><text:span text:style-name="T202"> </text:span><text:span text:style-name="T46">además</text:span><text:span text:style-name="T202"> </text:span><text:span text:style-name="T46">que,</text:span><text:span text:style-name="T202"> </text:span><text:span text:style-name="T46">al</text:span><text:span text:style-name="T202"> </text:span><text:span text:style-name="T46">menos,</text:span><text:span text:style-name="T202"> </text:span><text:span text:style-name="T46">la</text:span><text:span text:style-name="T202"> </text:span><text:span text:style-name="T46">persona</text:span><text:span text:style-name="T202"> </text:span><text:span text:style-name="T46">que</text:span><text:span text:style-name="T202"> </text:span><text:span text:style-name="T46">ejerza</text:span><text:span text:style-name="T202"> </text:span><text:span text:style-name="T46">la</text:span><text:span text:style-name="T202"> </text:span><text:span text:style-name="T46">jefatura</text:span><text:span text:style-name="T202"> </text:span><text:span text:style-name="T46">del</text:span><text:span text:style-name="T202"> </text:span><text:span text:style-name="T46">proyecto</text:span><text:span text:style-name="T202"> </text:span><text:span text:style-name="T46">tenga</text:span><text:span text:style-name="T202"> </text:span><text:span text:style-name="T46">conocimientos</text:span><text:span text:style-name="T202"> </text:span><text:span text:style-name="T46">demostrables</text:span><text:span text:style-name="T202"> </text:span><text:span text:style-name="T46">mediante</text:span><text:span text:style-name="T202"> </text:span><text:span text:style-name="T46">certificación</text:span><text:span text:style-name="T202"> </text:span><text:span text:style-name="T46">en</text:span><text:span text:style-name="T202"> </text:span><text:span text:style-name="T46">ITIL</text:span><text:span text:style-name="T211">.</text:span></text:p>
      <text:p text:style-name="P343"/>
      <text:p text:style-name="P336">Con<text:span text:style-name="T2"> </text:span>respecto<text:span text:style-name="T2"> </text:span>a<text:span text:style-name="T2"> </text:span>la<text:span text:style-name="T2"> </text:span>composición<text:span text:style-name="T2"> </text:span>del<text:span text:style-name="T2"> </text:span>Equipo<text:span text:style-name="T2"> </text:span>del<text:span text:style-name="T2"> </text:span>Proyecto,<text:span text:style-name="T2"> </text:span>se<text:span text:style-name="T2"> </text:span>consideran<text:span text:style-name="T2"> </text:span>medios<text:span text:style-name="T2"> </text:span>personales<text:span text:style-name="T2"> </text:span>suficientes<text:span text:style-name="T2"> </text:span>para<text:span text:style-name="T2"> </text:span>la<text:span text:style-name="T2"> </text:span>ejecución<text:span text:style-name="T2"> </text:span>del<text:span text:style-name="T2"> </text:span>contrato,<text:span text:style-name="T2"> </text:span>como<text:span text:style-name="T2"> </text:span>mínimo<text:span text:style-name="T2"> </text:span>los<text:span text:style-name="T2"> </text:span>siguientes:</text:p>
      <table:table table:name="Tabla34" table:style-name="Tabla34">
        <table:table-column table:style-name="Tabla34.A"/>
        <table:table-column table:style-name="Tabla34.B"/>
        <table:table-row table:style-name="Tabla34.1">
          <table:table-cell table:style-name="Tabla34.A1" office:value-type="string">
            <text:p text:style-name="P510">Perfil</text:p>
          </table:table-cell>
          <table:table-cell table:style-name="Tabla34.B1" office:value-type="string">
            <text:p text:style-name="P510">Número<text:span text:style-name="T2"> </text:span>de<text:span text:style-name="T2"> </text:span>personas</text:p>
          </table:table-cell>
        </table:table-row>
        <table:table-row table:style-name="Tabla34.1">
          <table:table-cell table:style-name="Tabla34.A2" office:value-type="string">
            <text:p text:style-name="P508">Consultor</text:p>
          </table:table-cell>
          <table:table-cell table:style-name="Tabla34.B2" office:value-type="string">
            <text:p text:style-name="P509">1</text:p>
          </table:table-cell>
        </table:table-row>
        <table:table-row table:style-name="Tabla34.1">
          <table:table-cell table:style-name="Tabla34.A3" office:value-type="string">
            <text:p text:style-name="P508">Analista<text:span text:style-name="T2"> </text:span>Funcional</text:p>
          </table:table-cell>
          <table:table-cell table:style-name="Tabla34.B3" office:value-type="string">
            <text:p text:style-name="P509">2</text:p>
          </table:table-cell>
        </table:table-row>
        <table:table-row table:style-name="Tabla34.1">
          <table:table-cell table:style-name="Tabla34.A4" office:value-type="string">
            <text:p text:style-name="P508">Analista<text:span text:style-name="T2"> </text:span>Programador</text:p>
          </table:table-cell>
          <table:table-cell table:style-name="Tabla34.B4" office:value-type="string">
            <text:p text:style-name="P509">3</text:p>
          </table:table-cell>
        </table:table-row>
        <table:table-row table:style-name="Tabla34.1">
          <table:table-cell table:style-name="Tabla34.A5" office:value-type="string">
            <text:p text:style-name="P508">Analista<text:span text:style-name="T2"> </text:span>de<text:span text:style-name="T2"> </text:span>Sistemas</text:p>
          </table:table-cell>
          <table:table-cell table:style-name="Tabla34.B5" office:value-type="string">
            <text:p text:style-name="P509">1</text:p>
          </table:table-cell>
        </table:table-row>
        <table:table-row table:style-name="Tabla34.1">
          <table:table-cell table:style-name="Tabla34.A6" office:value-type="string">
            <text:p text:style-name="P508">Programador</text:p>
          </table:table-cell>
          <table:table-cell table:style-name="Tabla34.B6" office:value-type="string">
            <text:p text:style-name="P509">1</text:p>
          </table:table-cell>
        </table:table-row>
        <table:table-row table:style-name="Tabla34.1">
          <table:table-cell table:style-name="Tabla34.A7" office:value-type="string">
            <text:p text:style-name="P508">Técnico<text:span text:style-name="T2"> </text:span>de<text:span text:style-name="T2"> </text:span>sistemas</text:p>
          </table:table-cell>
          <table:table-cell table:style-name="Tabla34.B7" office:value-type="string">
            <text:p text:style-name="P509">1</text:p>
          </table:table-cell>
        </table:table-row>
        <text:soft-page-break/>
        <table:table-row table:style-name="Tabla34.1">
          <table:table-cell table:style-name="Tabla34.A8" office:value-type="string">
            <text:p text:style-name="P508">Administrador<text:span text:style-name="T2"> </text:span>de<text:span text:style-name="T2"> </text:span>la<text:span text:style-name="T2"> </text:span>Base<text:span text:style-name="T2"> </text:span>de<text:span text:style-name="T2"> </text:span>Datos</text:p>
          </table:table-cell>
          <table:table-cell table:style-name="Tabla34.B8" office:value-type="string">
            <text:p text:style-name="P509">1</text:p>
          </table:table-cell>
        </table:table-row>
      </table:table>
      <text:p text:style-name="P32"/>
      <text:p text:style-name="P55"/>
      <text:p text:style-name="P153">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55"/>
      <text:p text:style-name="P59">ANEXO<text:span text:style-name="T2"> </text:span>III-D</text:p>
      <text:p text:style-name="P55"/>
      <text:p text:style-name="P55">SOBRE<text:span text:style-name="T2"> </text:span>1<text:span text:style-name="T2"> </text:span>-<text:span text:style-name="T2"> </text:span>DOCUMENTACIÓN<text:span text:style-name="T2"> </text:span>GENERAL.<text:span text:style-name="T2"> </text:span>OTRA<text:span text:style-name="T2"> </text:span>DOCUMENTACIÓN</text:p>
      <text:p text:style-name="P41"/>
      <text:p text:style-name="P54">DECLARACIÓN<text:span text:style-name="T2"> </text:span>RESPONSABLE<text:span text:style-name="T2"> </text:span>SOBRE<text:span text:style-name="T2"> </text:span>CORREO<text:span text:style-name="T2"> </text:span>ELECTRÓNICO</text:p>
      <text:p text:style-name="P55"/>
      <text:p text:style-name="P55"/>
      <text:p text:style-name="P48">Dª./D.<text:span text:style-name="T2"> </text:span>.<text:span text:style-name="T2">……………………………………………………………</text:span>..<text:span text:style-name="T2">……</text:span>con<text:span text:style-name="T2"> </text:span>Documento<text:span text:style-name="T2"> </text:span>Nacional<text:span text:style-name="T2"> </text:span>de<text:span text:style-name="T2"> </text:span>Identidad<text:span text:style-name="T2"> </text:span>nº<text:span text:style-name="T2">……………………</text:span>..actuando<text:span text:style-name="T2"> </text:span>en<text:span text:style-name="T2"> </text:span>nombre<text:span text:style-name="T2"> </text:span>de<text:span text:style-name="T2"> </text:span>la<text:span text:style-name="T2"> </text:span>empresa<text:span text:style-name="T2">………………………………………………………</text:span>de<text:span text:style-name="T2"> </text:span>la<text:span text:style-name="T2"> </text:span>que<text:span text:style-name="T2"> </text:span>actúa<text:span text:style-name="T2"> </text:span>en<text:span text:style-name="T2"> </text:span>calidad<text:span text:style-name="T2"> </text:span>de<text:span text:style-name="T2"> …………………………………</text:span>.(persona<text:span text:style-name="T2"> </text:span>administradora<text:span text:style-name="T2"> </text:span>única,<text:span text:style-name="T2"> </text:span>solidaria<text:span text:style-name="T2"> </text:span>o<text:span text:style-name="T2"> </text:span>mancomunada<text:span text:style-name="T2"> </text:span>o<text:span text:style-name="T2"> </text:span>persona<text:span text:style-name="T2"> </text:span>apoderada<text:span text:style-name="T2"> </text:span>solidaria<text:span text:style-name="T2"> </text:span>o<text:span text:style-name="T2"> </text:span>mancomunada)<text:span text:style-name="T2"> </text:span>según<text:span text:style-name="T2"> </text:span>Escritura<text:span text:style-name="T2"> </text:span>de<text:span text:style-name="T2"> </text:span>constitución/poder/elevación<text:span text:style-name="T2"> </text:span>a<text:span text:style-name="T2"> </text:span>público<text:span text:style-name="T2"> </text:span>de<text:span text:style-name="T2"> </text:span>acuerdos<text:span text:style-name="T2"> </text:span>sociales,<text:span text:style-name="T2"> </text:span>Nº<text:span text:style-name="T2"> </text:span>de<text:span text:style-name="T2"> </text:span>protocolo<text:span text:style-name="T2"> ………</text:span>.<text:span text:style-name="T2">………</text:span>..<text:span text:style-name="T2">…</text:span>otorgado<text:span text:style-name="T2"> </text:span>por<text:span text:style-name="T2"> ……………………………………</text:span>..,<text:span text:style-name="T2"> </text:span>con<text:span text:style-name="T2"> </text:span>fecha<text:span text:style-name="T2">……………………………</text:span>en<text:span text:style-name="T2"> </text:span>la<text:span text:style-name="T2"> </text:span>ciudad<text:span text:style-name="T2"> </text:span>de<text:span text:style-name="T2">………………………</text:span></text:p>
      <text:p text:style-name="P48"/>
      <text:p text:style-name="P48"/>
      <text:p text:style-name="P88">Declara<text:span text:style-name="T2"> </text:span>bajo<text:span text:style-name="T2"> </text:span>su<text:span text:style-name="T2"> </text:span>personal<text:span text:style-name="T2"> </text:span>responsabilidad<text:span text:style-name="T2"> </text:span>y<text:span text:style-name="T2"> </text:span>ante<text:span text:style-name="T2"> </text:span>el<text:span text:style-name="T2"> </text:span>órgano<text:span text:style-name="T2"> </text:span>de<text:span text:style-name="T2"> </text:span>contratación:</text:p>
      <text:p text:style-name="P298"/>
      <text:p text:style-name="P499">Que<text:span text:style-name="T2"> </text:span>consiente<text:span text:style-name="T2"> </text:span>que<text:span text:style-name="T2"> </text:span>todas<text:span text:style-name="T2"> </text:span>las<text:span text:style-name="T2"> </text:span>notificaciones<text:span text:style-name="T2"> </text:span>derivadas<text:span text:style-name="T2"> </text:span>del<text:span text:style-name="T2"> </text:span>presente<text:span text:style-name="T2"> </text:span>procedimiento<text:span text:style-name="T2"> </text:span>de<text:span text:style-name="T2"> </text:span>contratación<text:span text:style-name="T2"> </text:span>sean<text:span text:style-name="T2"> </text:span>realizadas<text:span text:style-name="T2"> </text:span>a<text:span text:style-name="T2"> </text:span>través<text:span text:style-name="T2"> </text:span>de<text:span text:style-name="T2"> </text:span>la<text:span text:style-name="T2"> </text:span>dirección<text:span text:style-name="T2"> </text:span>de<text:span text:style-name="T2"> </text:span>correo<text:span text:style-name="T2"> </text:span>electrónico<text:span text:style-name="T2"> </text:span>y/o<text:span text:style-name="T2"> </text:span>del<text:span text:style-name="T2"> </text:span>número<text:span text:style-name="T2"> </text:span>de<text:span text:style-name="T2"> </text:span>fax<text:span text:style-name="T2"> </text:span>indicados<text:span text:style-name="T2"> </text:span>a<text:span text:style-name="T2"> </text:span>continuación:</text:p>
      <text:p text:style-name="P1"><text:s text:c="9"/></text:p>
      <text:p text:style-name="P33">Correo<text:span text:style-name="T2"> </text:span>electrónico:<text:span text:style-name="T2"> ………………………………………………</text:span></text:p>
      <text:p text:style-name="P4"><text:s text:c="8"/></text:p>
      <text:p text:style-name="P33">Fax:<text:span text:style-name="T2"> ………………………………………………</text:span></text:p>
      <text:p text:style-name="P53"/>
      <text:p text:style-name="P53"/>
      <text:p text:style-name="P105"><text:span text:style-name="T4">(Lugar,</text:span><text:span text:style-name="T70"> </text:span><text:span text:style-name="T4">fecha</text:span><text:span text:style-name="T70"> </text:span><text:span text:style-name="T4">y</text:span><text:span text:style-name="T70"> </text:span><text:span text:style-name="T4">firma)</text:span><text:span text:style-name="T182"> </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27"/>
      <text:p text:style-name="P127"/>
      <text:p text:style-name="P127"/>
      <text:p text:style-name="P127"><text:soft-page-break/>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27"/>
      <text:p text:style-name="P30">ANEXO<text:span text:style-name="T2"> </text:span>III-E</text:p>
      <text:p text:style-name="P27"/>
      <text:p text:style-name="P27"/>
      <text:p text:style-name="P28">SOBRE<text:span text:style-name="T2"> </text:span>1<text:span text:style-name="T2"> – </text:span>DOCUMENTACIÓN<text:span text:style-name="T2"> </text:span>GENERAL.<text:span text:style-name="T2"> </text:span>OTRA<text:span text:style-name="T2"> </text:span>DOCUMENTACIÓN.</text:p>
      <text:p text:style-name="P55"/>
      <text:p text:style-name="P196">DECLARACIÓN<text:span text:style-name="T2"> </text:span>RESPONSABLE<text:span text:style-name="T2"> </text:span>SOBRE<text:span text:style-name="T2"> </text:span>CONDICIONES<text:span text:style-name="T2"> </text:span>ESPECIALES<text:span text:style-name="T2"> </text:span>DE<text:span text:style-name="T2"> </text:span>COMPATIBILIDAD</text:p>
      <text:p text:style-name="P201"/>
      <text:p text:style-name="P321">Dª./D.</text:p>
      <text:p text:style-name="P321">con<text:span text:style-name="T2"> </text:span>residencia<text:span text:style-name="T2"> </text:span>en</text:p>
      <text:p text:style-name="P321">provincia<text:span text:style-name="T2"> </text:span>de</text:p>
      <text:p text:style-name="P321">calle<text:tab/><text:tab/><text:tab/><text:tab/><text:tab/><text:tab/>nº<text:tab/></text:p>
      <text:p text:style-name="P321">según<text:span text:style-name="T2"> </text:span>Documento<text:span text:style-name="T2"> </text:span>Nacional<text:span text:style-name="T2"> </text:span>de<text:span text:style-name="T2"> </text:span>Identidad<text:span text:style-name="T2"> </text:span>nº</text:p>
      <text:p text:style-name="P321">en<text:span text:style-name="T2"> </text:span>nombre,<text:span text:style-name="T2"> </text:span>propio<text:span text:style-name="T2"> </text:span>o<text:span text:style-name="T2"> </text:span>de<text:span text:style-name="T2"> </text:span>la<text:span text:style-name="T2"> </text:span>empresa</text:p>
      <text:p text:style-name="P322">que<text:span text:style-name="T2"> </text:span>representa,<text:span text:style-name="T2"> </text:span>declara<text:span text:style-name="T2"> </text:span>bajo<text:span text:style-name="T2"> </text:span>su<text:span text:style-name="T2"> </text:span>personal<text:span text:style-name="T2"> </text:span>responsabilidad<text:span text:style-name="T2"> </text:span>y<text:span text:style-name="T2"> </text:span>ante<text:span text:style-name="T2"> </text:span>el<text:span text:style-name="T2"> </text:span>órgano<text:span text:style-name="T2"> </text:span>gestor<text:span text:style-name="T2"> </text:span>del<text:span text:style-name="T2"> </text:span>contrato:</text:p>
      <text:p text:style-name="P55"/>
      <text:p text:style-name="P194">No<text:span text:style-name="T2"> </text:span>haber<text:span text:style-name="T2"> </text:span>sido<text:span text:style-name="T2"> </text:span>adjudicataria<text:span text:style-name="T2"> </text:span>o<text:span text:style-name="T2"> </text:span>haber<text:span text:style-name="T2"> </text:span>participado<text:span text:style-name="T2"> </text:span>en<text:span text:style-name="T2"> </text:span>la<text:span text:style-name="T2"> </text:span>elaboración<text:span text:style-name="T2"> </text:span>de<text:span text:style-name="T2"> </text:span>las<text:span text:style-name="T2"> </text:span>especificaciones<text:span text:style-name="T2"> </text:span>técnicas<text:span text:style-name="T2"> </text:span>o<text:span text:style-name="T2"> </text:span>de<text:span text:style-name="T2"> </text:span>los<text:span text:style-name="T2"> </text:span>documentos<text:span text:style-name="T2"> </text:span>preparatorios<text:span text:style-name="T2"> </text:span>del<text:span text:style-name="T2"> </text:span>contrato,<text:span text:style-name="T2"> </text:span>por<text:span text:style-name="T2"> </text:span>sí<text:span text:style-name="T2"> </text:span>o<text:span text:style-name="T2"> </text:span>mediante<text:span text:style-name="T2"> </text:span>unión<text:span text:style-name="T2"> </text:span>temporal<text:span text:style-name="T2"> </text:span>de<text:span text:style-name="T2"> </text:span>empresarias<text:span text:style-name="T2"> </text:span>y/o<text:span text:style-name="T2"> </text:span>empresarios.</text:p>
      <text:p text:style-name="P194"/>
      <text:p text:style-name="P55"/>
      <text:p text:style-name="P55"/>
      <text:p text:style-name="P350"><text:span text:style-name="T59"><text:s text:c="148"/></text:span><text:span text:style-name="T58">(Lugar,</text:span><text:span text:style-name="T59"> </text:span><text:span text:style-name="T58">fecha</text:span><text:span text:style-name="T59"> </text:span><text:span text:style-name="T58">y</text:span><text:span text:style-name="T59"> </text:span><text:span text:style-name="T58">firma)</text:span></text:p>
      <text:p text:style-name="P107"/>
      <text:p text:style-name="P107"/>
      <text:p text:style-name="P107"/>
      <text:p text:style-name="P10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27"/>
      <text:p text:style-name="P127"/>
      <text:p text:style-name="P127"/>
      <text:p text:style-name="P127"/>
      <text:p text:style-name="P127"/>
      <text:p text:style-name="P127"><text:soft-page-break/>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63"/>
      <text:h text:style-name="P415" text:outline-level="1">ANEXO<text:span text:style-name="T2"> </text:span>III-F</text:h>
      <text:p text:style-name="P65"/>
      <text:p text:style-name="P28">SOBRE<text:span text:style-name="T2"> </text:span>1<text:span text:style-name="T2"> – </text:span>DOCUMENTACIÓN<text:span text:style-name="T2"> </text:span>GENERAL.<text:span text:style-name="T2"> </text:span>OTRA<text:span text:style-name="T2"> </text:span>DOCUMENTACIÓN.</text:p>
      <text:p text:style-name="P201"/>
      <text:p text:style-name="P41"><text:span text:style-name="T56"><text:s text:c="6"/></text:span><text:span text:style-name="T54">CERTIFICACIÓN</text:span><text:span text:style-name="T56"> </text:span><text:span text:style-name="T54">DE</text:span><text:span text:style-name="T56"> </text:span><text:span text:style-name="T54">NO</text:span><text:span text:style-name="T56"> </text:span><text:span text:style-name="T54">ESTAR</text:span><text:span text:style-name="T56"> </text:span><text:span text:style-name="T54">INCURSA</text:span><text:span text:style-name="T56"> </text:span><text:span text:style-name="T54">EN</text:span><text:span text:style-name="T56"> </text:span><text:span text:style-name="T54">INCOMPATIBILIDAD</text:span><text:span text:style-name="T56"> </text:span><text:span text:style-name="T54">PARA</text:span><text:span text:style-name="T56"> </text:span><text:span text:style-name="T54">CONTRATAR</text:span></text:p>
      <text:p text:style-name="P29"/>
      <text:p text:style-name="P194">Dª./D.</text:p>
      <text:p text:style-name="P194">con<text:span text:style-name="T2"> </text:span>residencia<text:span text:style-name="T2"> </text:span>en</text:p>
      <text:p text:style-name="P194">provincia<text:span text:style-name="T2"> </text:span>de</text:p>
      <text:p text:style-name="P194">calle<text:tab/><text:tab/><text:tab/><text:tab/><text:tab/><text:tab/>nº<text:tab/></text:p>
      <text:p text:style-name="P194">según<text:span text:style-name="T2"> </text:span>Documento<text:span text:style-name="T2"> </text:span>Nacional<text:span text:style-name="T2"> </text:span>de<text:span text:style-name="T2"> </text:span>Identidad<text:span text:style-name="T2"> </text:span>nº</text:p>
      <text:p text:style-name="P351"/>
      <text:h text:style-name="P435" text:outline-level="9">CERTIFICA</text:h>
      <text:p text:style-name="P352"/>
      <text:h text:style-name="P436" text:outline-level="9">Que<text:span text:style-name="T2"> </text:span>no<text:span text:style-name="T2"> </text:span>forma<text:span text:style-name="T2"> </text:span>parte<text:span text:style-name="T2"> </text:span>de<text:span text:style-name="T2"> </text:span>los<text:span text:style-name="T2"> </text:span>órganos<text:span text:style-name="T2"> </text:span>de<text:span text:style-name="T2"> </text:span>gobierno<text:span text:style-name="T2"> </text:span>o<text:span text:style-name="T2"> </text:span>administración<text:span text:style-name="T2"> </text:span>de<text:span text:style-name="T2"> </text:span>la<text:span text:style-name="T2"> </text:span>empresa/sociedad/<text:span text:style-name="T2"> </text:span>entidad,<text:span text:style-name="T2"> </text:span>persona<text:span text:style-name="T2"> </text:span>alguna<text:span text:style-name="T2"> </text:span>a<text:span text:style-name="T2"> </text:span>la<text:span text:style-name="T2"> </text:span>que<text:span text:style-name="T2"> </text:span>se<text:span text:style-name="T2"> </text:span>refiere<text:span text:style-name="T2"> </text:span>la<text:span text:style-name="T2"> </text:span>Ley<text:span text:style-name="T2"> </text:span>3/2005,<text:span text:style-name="T2"> </text:span>de<text:span text:style-name="T2"> </text:span>8<text:span text:style-name="T2"> </text:span>de<text:span text:style-name="T2"> </text:span>abril,<text:span text:style-name="T2"> </text:span>de<text:span text:style-name="T2"> </text:span>Incompatibilidades<text:span text:style-name="T2"> </text:span>de<text:span text:style-name="T2"> </text:span>Altos<text:span text:style-name="T2"> </text:span>Cargos<text:span text:style-name="T2"> </text:span>de<text:span text:style-name="T2"> </text:span>la<text:span text:style-name="T2"> </text:span>Administración<text:span text:style-name="T2"> </text:span>de<text:span text:style-name="T2"> </text:span>la<text:span text:style-name="T2"> </text:span>Junta<text:span text:style-name="T2"> </text:span>de<text:span text:style-name="T2"> </text:span>Andalucía<text:span text:style-name="T2"> </text:span>y<text:span text:style-name="T2"> </text:span>de<text:span text:style-name="T2"> </text:span>Declaración<text:span text:style-name="T2"> </text:span>de<text:span text:style-name="T2"> </text:span>Actividades,<text:span text:style-name="T2"> </text:span>Bienes,<text:span text:style-name="T2"> </text:span>Intereses<text:span text:style-name="T2"> </text:span>y<text:span text:style-name="T2"> </text:span>Retribuciones<text:span text:style-name="T2"> </text:span>de<text:span text:style-name="T2"> </text:span>Altos<text:span text:style-name="T2"> </text:span>Cargos<text:span text:style-name="T2"> </text:span>y<text:span text:style-name="T2"> </text:span>otros<text:span text:style-name="T2"> </text:span>Cargos<text:span text:style-name="T2"> </text:span>Públicos,<text:span text:style-name="T2"> </text:span>así<text:span text:style-name="T2"> </text:span>como<text:span text:style-name="T2"> </text:span>que<text:span text:style-name="T2"> </text:span>no<text:span text:style-name="T2"> </text:span>ostenta<text:span text:style-name="T2"> </text:span>participación<text:span text:style-name="T2"> </text:span>superior<text:span text:style-name="T2"> </text:span>al<text:span text:style-name="T2"> </text:span>diez<text:span text:style-name="T2"> </text:span>por<text:span text:style-name="T2"> </text:span>ciento<text:span text:style-name="T2"> </text:span>computada<text:span text:style-name="T2"> </text:span>en<text:span text:style-name="T2"> </text:span>la<text:span text:style-name="T2"> </text:span>forma<text:span text:style-name="T2"> </text:span>que<text:span text:style-name="T2"> </text:span>regula<text:span text:style-name="T2"> </text:span>el<text:span text:style-name="T2"> </text:span>artículo<text:span text:style-name="T2"> </text:span>5<text:span text:style-name="T2"> </text:span>de<text:span text:style-name="T2"> </text:span>la<text:span text:style-name="T2"> </text:span>citada<text:span text:style-name="T2"> </text:span>Ley.</text:h>
      <text:p text:style-name="P198"/>
      <text:p text:style-name="P198"/>
      <text:p text:style-name="P195">FIRMA<text:span text:style-name="T2"> </text:span>AUTORIZADA<text:span text:style-name="T2"> </text:span>(1)</text:p>
      <text:p text:style-name="P193"/>
      <text:p text:style-name="P193"/>
      <text:p text:style-name="P193"/>
      <text:p text:style-name="P193"/>
      <text:p text:style-name="P193"/>
      <text:p text:style-name="P193"/>
      <text:p text:style-name="P193"/>
      <text:p text:style-name="P193"/>
      <text:list xml:id="list1358678039" text:continue-list="list1177713516" text:style-name="WW8Num12">
        <text:list-item>
          <text:p text:style-name="P304">La<text:span text:style-name="T2"> </text:span>presente<text:span text:style-name="T2"> </text:span>certificación<text:span text:style-name="T2"> </text:span>solo<text:span text:style-name="T2"> </text:span>podrá<text:span text:style-name="T2"> </text:span>ser<text:span text:style-name="T2"> </text:span>expedida<text:span text:style-name="T2"> </text:span>por<text:span text:style-name="T2"> </text:span>uno<text:span text:style-name="T2"> </text:span>de<text:span text:style-name="T2"> </text:span>los<text:span text:style-name="T2"> </text:span>siguientes<text:span text:style-name="T2"> </text:span>órganos<text:span text:style-name="T2"> </text:span>de<text:span text:style-name="T2"> </text:span>dirección<text:span text:style-name="T2"> </text:span>o<text:span text:style-name="T2"> </text:span>representación<text:span text:style-name="T2"> </text:span>competente:</text:p>
        </text:list-item>
      </text:list>
      <text:p text:style-name="P194"/>
      <text:list xml:id="list665484144" text:style-name="WW8Num15">
        <text:list-item>
          <text:p text:style-name="P353">Administrador/a<text:span text:style-name="T2"> </text:span>único/a.</text:p>
        </text:list-item>
        <text:list-item>
          <text:p text:style-name="P353">Administradoras/es<text:span text:style-name="T2"> </text:span>solidarias/os.</text:p>
        </text:list-item>
        <text:list-item>
          <text:p text:style-name="P353">Administradoras/es<text:span text:style-name="T2"> </text:span>mancomunadas/os.</text:p>
        </text:list-item>
        <text:list-item>
          <text:p text:style-name="P353">Consejo<text:span text:style-name="T2"> </text:span>de<text:span text:style-name="T2"> </text:span>Administración:<text:span text:style-name="T2"> </text:span>firma<text:span text:style-name="T2"> </text:span>de<text:span text:style-name="T2"> </text:span>la/del<text:span text:style-name="T2"> </text:span>Secretaria/o<text:span text:style-name="T2"> </text:span>y<text:span text:style-name="T2"> <text:s/></text:span>Vº<text:span text:style-name="T2"> </text:span>Bº<text:span text:style-name="T2"> <text:s/></text:span>de<text:span text:style-name="T2"> </text:span>la/del<text:span text:style-name="T2"> </text:span>Presidenta/e.</text:p>
        </text:list-item>
      </text:list>
      <text:p text:style-name="P63"/>
      <text:p text:style-name="P63"/>
      <text:p text:style-name="P63"/>
      <text:p text:style-name="P63"/>
      <text:p text:style-name="P63"/>
      <text:p text:style-name="P63"/>
      <text:p text:style-name="P128"/>
      <text:p text:style-name="P128"/>
      <text:p text:style-name="P128"/>
      <text:p text:style-name="P128"/>
      <text:p text:style-name="P127"><text:soft-page-break/>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27"/>
      <text:p text:style-name="P30">ANEXO<text:span text:style-name="T2"> </text:span>III-G</text:p>
      <text:p text:style-name="P27"/>
      <text:p text:style-name="P28">SOBRE<text:span text:style-name="T2"> </text:span>1<text:span text:style-name="T2"> – </text:span>DOCUMENTACIÓN<text:span text:style-name="T2"> </text:span>GENERAL.<text:span text:style-name="T2"> </text:span>OTRA<text:span text:style-name="T2"> </text:span>DOCUMENTACIÓN.</text:p>
      <text:p text:style-name="P201"/>
      <text:p text:style-name="P28">AUTORIZACIÓN<text:span text:style-name="T2"> </text:span>PARA<text:span text:style-name="T2"> </text:span>LA<text:span text:style-name="T2"> </text:span>CESIÓN<text:span text:style-name="T2"> </text:span>DE<text:span text:style-name="T2"> </text:span>INFORMACIÓN<text:span text:style-name="T2"> </text:span>RELATIVA<text:span text:style-name="T2"> </text:span>A<text:span text:style-name="T2"> </text:span>OBLIGACIONES<text:span text:style-name="T2"> </text:span>TRIBUTARIAS<text:span text:style-name="T2"> </text:span>CON<text:span text:style-name="T2"> </text:span>EL<text:span text:style-name="T2"> </text:span>ESTADO<text:span text:style-name="T2"> </text:span>Y<text:span text:style-name="T2"> </text:span>LA<text:span text:style-name="T2"> </text:span>COMUNIDAD<text:span text:style-name="T2"> </text:span>AUTÓNOMA<text:span text:style-name="T2"> </text:span>DE<text:span text:style-name="T2"> </text:span>ANDALUCÍA<text:span text:style-name="T2"> </text:span>EN<text:span text:style-name="T2"> </text:span>PROCEDIMIENTOS<text:span text:style-name="T2"> </text:span>DE<text:span text:style-name="T2"> </text:span>CONTRATACIÓN</text:p>
      <text:p text:style-name="P27"/>
      <text:p text:style-name="P203">Dª./D.</text:p>
      <text:p text:style-name="P203">con<text:span text:style-name="T2"> </text:span>residencia<text:span text:style-name="T2"> </text:span>en</text:p>
      <text:p text:style-name="P203">provincia<text:span text:style-name="T2"> </text:span>de</text:p>
      <text:p text:style-name="P203">calle<text:tab/><text:tab/><text:tab/><text:tab/><text:tab/><text:tab/>nº<text:tab/></text:p>
      <text:p text:style-name="P203">según<text:span text:style-name="T2"> </text:span>Documento<text:span text:style-name="T2"> </text:span>Nacional<text:span text:style-name="T2"> </text:span>de<text:span text:style-name="T2"> </text:span>Identidad<text:span text:style-name="T2"> </text:span>nº</text:p>
      <text:p text:style-name="P203">en<text:span text:style-name="T2"> </text:span>nombre<text:span text:style-name="T2"> </text:span>propio<text:span text:style-name="T2"> </text:span>o<text:span text:style-name="T2"> </text:span>de<text:span text:style-name="T2"> </text:span>la<text:span text:style-name="T2"> </text:span>empresa</text:p>
      <text:p text:style-name="P203">a<text:span text:style-name="T2"> </text:span>la<text:span text:style-name="T2"> </text:span>que<text:span text:style-name="T2"> </text:span>representa<text:span text:style-name="T2"> </text:span>en<text:span text:style-name="T2"> </text:span>el<text:span text:style-name="T2"> </text:span>procedimiento<text:span text:style-name="T2"> </text:span>de<text:span text:style-name="T2"> </text:span>adjudicación<text:span text:style-name="T2"> </text:span>del<text:span text:style-name="T2"> </text:span>contrato<text:span text:style-name="T2"> </text:span>______________<text:span text:style-name="T2"> </text:span>(1):<text:span text:style-name="T2"> </text:span></text:p>
      <text:list xml:id="list1228091915" text:style-name="WW8Num8">
        <text:list-item>
          <text:p text:style-name="P307">Expediente</text:p>
        </text:list-item>
      </text:list>
      <text:p text:style-name="P87"><text:tab/></text:p>
      <text:list xml:id="list218910923" text:continue-numbering="true" text:style-name="WW8Num8">
        <text:list-item>
          <text:p text:style-name="P307">Título:<text:tab/><text:tab/>:</text:p>
        </text:list-item>
      </text:list>
      <text:p text:style-name="P203"/>
      <text:list xml:id="list1550818373" text:continue-numbering="true" text:style-name="WW8Num8">
        <text:list-item>
          <text:p text:style-name="P307">Localidad:</text:p>
        </text:list-item>
      </text:list>
      <text:p text:style-name="P203">Autoriza<text:span text:style-name="T2"> </text:span>a<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de<text:span text:style-name="T2"> </text:span>la<text:span text:style-name="T2"> </text:span>Junta<text:span text:style-name="T2"> </text:span>de<text:span text:style-name="T2"> </text:span>Andalucía<text:span text:style-name="T2"> </text:span>a<text:span text:style-name="T2"> </text:span>solicitar<text:span text:style-name="T2"> </text:span>la<text:span text:style-name="T2"> </text:span>cesión<text:span text:style-name="T2"> </text:span>de<text:span text:style-name="T2"> </text:span>la<text:span text:style-name="T2"> </text:span>información<text:span text:style-name="T2"> </text:span>por<text:span text:style-name="T2"> </text:span>medios<text:span text:style-name="T2"> </text:span>informáticos<text:span text:style-name="T2"> </text:span>o<text:span text:style-name="T2"> </text:span>telemáticos,<text:span text:style-name="T2"> </text:span>sobre<text:span text:style-name="T2"> </text:span>la<text:span text:style-name="T2"> </text:span>circunstancia<text:span text:style-name="T2"> </text:span>de<text:span text:style-name="T2"> </text:span>estar<text:span text:style-name="T2"> </text:span>o<text:span text:style-name="T2"> </text:span>no<text:span text:style-name="T2"> </text:span>al<text:span text:style-name="T2"> </text:span>corriente<text:span text:style-name="T2"> </text:span>de<text:span text:style-name="T2"> </text:span>sus<text:span text:style-name="T2"> </text:span>obligaciones<text:span text:style-name="T2"> </text:span>tributarias<text:span text:style-name="T2"> </text:span>con<text:span text:style-name="T2"> </text:span>la<text:span text:style-name="T2"> </text:span>Comunidad<text:span text:style-name="T2"> </text:span>Autónoma<text:span text:style-name="T2"> </text:span>de<text:span text:style-name="T2"> </text:span>Andalucía<text:span text:style-name="T2"> </text:span>así<text:span text:style-name="T2"> </text:span>como<text:span text:style-name="T2"> </text:span>con<text:span text:style-name="T2"> </text:span>el<text:span text:style-name="T2"> </text:span>Estado<text:span text:style-name="T2"> </text:span>a<text:span text:style-name="T2"> </text:span>efectos<text:span text:style-name="T2"> </text:span>del<text:span text:style-name="T2"> </text:span>procedimiento<text:span text:style-name="T2"> </text:span>de<text:span text:style-name="T2"> </text:span>contratación<text:span text:style-name="T2"> </text:span>del<text:span text:style-name="T2"> </text:span>expediente<text:span text:style-name="T2"> </text:span>anteriormente<text:span text:style-name="T2"> </text:span>indicado,<text:span text:style-name="T2"> </text:span>de<text:span text:style-name="T2"> </text:span>acuerdo<text:span text:style-name="T2"> </text:span>con<text:span text:style-name="T2"> </text:span>lo<text:span text:style-name="T2"> </text:span>establecido<text:span text:style-name="T2"> </text:span>en<text:span text:style-name="T2"> </text:span>la<text:span text:style-name="T2"> </text:span>Ley<text:span text:style-name="T2"> </text:span>Orgánica<text:span text:style-name="T2"> </text:span>15/1999,<text:span text:style-name="T2"> </text:span>de<text:span text:style-name="T2"> </text:span>13<text:span text:style-name="T2"> </text:span>de<text:span text:style-name="T2"> </text:span>diciembre,<text:span text:style-name="T2"> </text:span>de<text:span text:style-name="T2"> </text:span>Protección<text:span text:style-name="T2"> </text:span>de<text:span text:style-name="T2"> </text:span>Datos<text:span text:style-name="T2"> </text:span>de<text:span text:style-name="T2"> </text:span>Carácter<text:span text:style-name="T2"> </text:span>Personal,<text:span text:style-name="T2"> </text:span>disposición<text:span text:style-name="T2"> </text:span>adicional<text:span text:style-name="T2"> </text:span>cuarta<text:span text:style-name="T2"> </text:span>de<text:span text:style-name="T2"> </text:span>la<text:span text:style-name="T2"> </text:span>Ley<text:span text:style-name="T2"> </text:span>40/1998,<text:span text:style-name="T2"> </text:span>de<text:span text:style-name="T2"> </text:span>9<text:span text:style-name="T2"> </text:span>de<text:span text:style-name="T2"> </text:span>diciembre,<text:span text:style-name="T2"> </text:span>del<text:span text:style-name="T2"> </text:span>Impuesto<text:span text:style-name="T2"> </text:span>sobre<text:span text:style-name="T2"> </text:span>la<text:span text:style-name="T2"> </text:span>Renta<text:span text:style-name="T2"> </text:span>de<text:span text:style-name="T2"> </text:span>las<text:span text:style-name="T2"> </text:span>Personas<text:span text:style-name="T2"> </text:span>Físicas<text:span text:style-name="T2"> </text:span>y<text:span text:style-name="T2"> </text:span>otras<text:span text:style-name="T2"> </text:span>Normas<text:span text:style-name="T2"> </text:span>Tributarias,<text:span text:style-name="T2"> </text:span>y<text:span text:style-name="T2"> </text:span>demás<text:span text:style-name="T2"> </text:span>disposiciones<text:span text:style-name="T2"> </text:span>de<text:span text:style-name="T2"> </text:span>aplicación.</text:p>
      <text:p text:style-name="P204"/>
      <text:p text:style-name="P205">(Lugar,<text:span text:style-name="T2"> </text:span>fecha<text:span text:style-name="T2"> </text:span>y<text:span text:style-name="T2"> </text:span>firma)</text:p>
      <text:p text:style-name="P26"/>
      <text:p text:style-name="P26"/>
      <text:list xml:id="list194961156" text:style-name="WW8Num13">
        <text:list-item>
          <text:p text:style-name="P34">Expresar<text:span text:style-name="T2"> </text:span>denominación<text:span text:style-name="T2"> </text:span>y<text:span text:style-name="T2"> </text:span>número<text:span text:style-name="T2"> </text:span>del<text:span text:style-name="T2"> </text:span>expediente.</text:p>
        </text:list-item>
      </text:list>
      <text:p text:style-name="P8"/>
      <text:p text:style-name="P17"/>
      <text:p text:style-name="P17"/>
      <text:p text:style-name="P17"/>
      <text:p text:style-name="P17"/>
      <text:p text:style-name="P17"/>
      <text:p text:style-name="P17"/>
      <text:p text:style-name="P129"/>
      <text:p text:style-name="P129"/>
      <text:p text:style-name="P129"/>
      <text:p text:style-name="P129"><text:soft-page-break/>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8"/>
      <text:h text:style-name="P413" text:outline-level="2">ANEXO<text:span text:style-name="T2"> </text:span>III-H</text:h>
      <text:p text:style-name="Standard"/>
      <text:p text:style-name="P5">SOBRE<text:span text:style-name="T2"> </text:span>1<text:span text:style-name="T2"> – </text:span>DOCUMENTACIÓN<text:span text:style-name="T2"> </text:span>GENERAL.<text:span text:style-name="T2"> </text:span>OTRA<text:span text:style-name="T2"> </text:span>DOCUMENTACIÓN.</text:p>
      <text:p text:style-name="P55"/>
      <text:h text:style-name="P433" text:outline-level="7"><text:span text:style-name="T169"><text:s/></text:span><text:span text:style-name="T168">TRABAJADORAS/ES</text:span><text:span text:style-name="T169"> </text:span><text:span text:style-name="T168">CON</text:span><text:span text:style-name="T169"> </text:span><text:span text:style-name="T168">DISCAPACIDAD</text:span><text:span text:style-name="T169"> </text:span></text:h>
      <text:p text:style-name="P142"/>
      <text:p text:style-name="P321">Dª./D.</text:p>
      <text:p text:style-name="P321">con<text:span text:style-name="T2"> </text:span>residencia<text:span text:style-name="T2"> </text:span>en</text:p>
      <text:p text:style-name="P321">provincia<text:span text:style-name="T2"> </text:span>de</text:p>
      <text:p text:style-name="P321">calle<text:tab/><text:tab/><text:tab/><text:tab/><text:tab/><text:tab/>nº<text:tab/></text:p>
      <text:p text:style-name="P321">según<text:span text:style-name="T2"> </text:span>Documento<text:span text:style-name="T2"> </text:span>Nacional<text:span text:style-name="T2"> </text:span>de<text:span text:style-name="T2"> </text:span>Identidad<text:span text:style-name="T2"> </text:span>nº</text:p>
      <text:p text:style-name="P321">en<text:span text:style-name="T2"> </text:span>nombre,<text:span text:style-name="T2"> </text:span>propio<text:span text:style-name="T2"> </text:span>o<text:span text:style-name="T2"> </text:span>de<text:span text:style-name="T2"> </text:span>la<text:span text:style-name="T2"> </text:span>empresa<text:span text:style-name="T2"> </text:span>que<text:span text:style-name="T2"> </text:span>representa<text:span text:style-name="T2"> </text:span>(1),<text:span text:style-name="T2"> </text:span></text:p>
      <text:p text:style-name="P51"/>
      <text:p text:style-name="P104"><text:span text:style-name="T4">CERTIFICA</text:span><text:span text:style-name="T70"> </text:span><text:span text:style-name="T4">:</text:span><text:span text:style-name="T70"> </text:span><text:span text:style-name="T4">(</text:span><text:span text:style-name="T110">indicar</text:span><text:span text:style-name="T111"> </text:span><text:span text:style-name="T110">a,</text:span><text:span text:style-name="T111"> </text:span><text:span text:style-name="T110">b</text:span><text:span text:style-name="T111"> </text:span><text:span text:style-name="T110">ó</text:span><text:span text:style-name="T111"> </text:span><text:span text:style-name="T110">c)</text:span></text:p>
      <text:p text:style-name="P354">Que<text:span text:style-name="T2"> </text:span>la<text:span text:style-name="T2"> </text:span>empresa<text:span text:style-name="T2"> </text:span>que<text:span text:style-name="T2"> </text:span>representa:<text:span text:style-name="T2"> </text:span></text:p>
      <text:p text:style-name="P41"><text:span text:style-name="T59"><text:s/></text:span><text:span text:style-name="T58"><text:tab/></text:span></text:p>
      <text:list xml:id="list219865321" text:style-name="WW8Num6">
        <text:list-item>
          <text:p text:style-name="P305">a)<text:span text:style-name="T2"> </text:span>Tiene<text:span text:style-name="T2"> </text:span>un<text:span text:style-name="T2"> </text:span>número<text:span text:style-name="T2"> </text:span>de<text:span text:style-name="T2"> </text:span>50<text:span text:style-name="T2"> </text:span>o<text:span text:style-name="T2"> </text:span>más<text:span text:style-name="T2"> </text:span>trabajadoras/es<text:span text:style-name="T2"> </text:span>en<text:span text:style-name="T2"> </text:span>su<text:span text:style-name="T2"> </text:span>plantilla,<text:span text:style-name="T2"> </text:span>siendo<text:span text:style-name="T2"> </text:span>el<text:span text:style-name="T2"> </text:span>número<text:span text:style-name="T2"> </text:span>global<text:span text:style-name="T2"> </text:span>de<text:span text:style-name="T2"> </text:span>trabajadoras/es<text:span text:style-name="T2"> </text:span>de<text:span text:style-name="T2"> </text:span>plantilla<text:span text:style-name="T2"> </text:span>de<text:span text:style-name="T2"> </text:span>.........<text:span text:style-name="T2"> </text:span>y<text:span text:style-name="T2"> </text:span>el<text:span text:style-name="T2"> </text:span>número<text:span text:style-name="T2"> </text:span>de<text:span text:style-name="T2"> </text:span>trabajadoras/es<text:span text:style-name="T2"> </text:span>con<text:span text:style-name="T2"> </text:span>discapacidad<text:span text:style-name="T2"> </text:span>de<text:span text:style-name="T2"> </text:span>..........<text:span text:style-name="T2"> </text:span>,<text:span text:style-name="T2"> </text:span>por<text:span text:style-name="T2"> </text:span>tanto:</text:p>
        </text:list-item>
      </text:list>
      <text:p text:style-name="P63"/>
      <text:list xml:id="list1897487807" text:continue-list="list597310081" text:style-name="WW8Num14">
        <text:list-item>
          <text:p text:style-name="P329">Cuenta<text:span text:style-name="T2"> </text:span>con<text:span text:style-name="T2"> </text:span>un<text:span text:style-name="T2"> </text:span>dos<text:span text:style-name="T2"> </text:span>por<text:span text:style-name="T2"> </text:span>ciento<text:span text:style-name="T2"> </text:span>de<text:span text:style-name="T2"> </text:span>trabajadoras/es<text:span text:style-name="T2"> </text:span>con<text:span text:style-name="T2"> </text:span>discapacidad.</text:p>
        </text:list-item>
        <text:list-item>
          <text:p text:style-name="P330">Ha<text:span text:style-name="T2"> </text:span>optado<text:span text:style-name="T2"> </text:span>por<text:span text:style-name="T2"> </text:span>el<text:span text:style-name="T2"> </text:span>cumplimiento<text:span text:style-name="T2"> </text:span>de<text:span text:style-name="T2"> </text:span>las<text:span text:style-name="T2"> </text:span>medidas<text:span text:style-name="T2"> </text:span>alternativas<text:span text:style-name="T2"> </text:span>legalmente<text:span text:style-name="T2"> </text:span>previstas,<text:span text:style-name="T2"> </text:span>a<text:span text:style-name="T2"> </text:span>cuyo<text:span text:style-name="T2"> </text:span>efecto<text:span text:style-name="T2"> </text:span>presenta<text:span text:style-name="T2"> </text:span>una<text:span text:style-name="T2"> </text:span>copia<text:span text:style-name="T2"> </text:span>de<text:span text:style-name="T2"> </text:span>la<text:span text:style-name="T2"> </text:span>declaración<text:span text:style-name="T2"> </text:span>de<text:span text:style-name="T2"> </text:span>excepcionalidad<text:span text:style-name="T2"> </text:span>y<text:span text:style-name="T2"> </text:span>una<text:span text:style-name="T2"> </text:span>declaración<text:span text:style-name="T2"> </text:span>con<text:span text:style-name="T2"> </text:span>las<text:span text:style-name="T2"> </text:span>concretas<text:span text:style-name="T2"> </text:span>medidas<text:span text:style-name="T2"> </text:span>aplicadas.</text:p>
        </text:list-item>
      </text:list>
      <text:p text:style-name="P63"/>
      <text:list xml:id="list108629481" text:continue-list="list219865321" text:style-name="WW8Num6">
        <text:list-item>
          <text:p text:style-name="P302"><text:span text:style-name="T59"><text:s/></text:span><text:span text:style-name="T58">b)</text:span><text:span text:style-name="T59"> </text:span><text:span text:style-name="T58">Tiene</text:span><text:span text:style-name="T59"> </text:span><text:span text:style-name="T58">menos</text:span><text:span text:style-name="T59"> </text:span><text:span text:style-name="T58">de</text:span><text:span text:style-name="T59"> </text:span><text:span text:style-name="T58">50</text:span><text:span text:style-name="T59"> </text:span><text:span text:style-name="T58">trabajadoras/es</text:span><text:span text:style-name="T59"> </text:span><text:span text:style-name="T58">en</text:span><text:span text:style-name="T59"> </text:span><text:span text:style-name="T58">su</text:span><text:span text:style-name="T59"> </text:span><text:span text:style-name="T58">plantilla,</text:span><text:span text:style-name="T59"> </text:span><text:span text:style-name="T58">siendo</text:span><text:span text:style-name="T59"> </text:span><text:span text:style-name="T58">el</text:span><text:span text:style-name="T59"> </text:span><text:span text:style-name="T58">número</text:span><text:span text:style-name="T59"> </text:span><text:span text:style-name="T58">global</text:span><text:span text:style-name="T59"> </text:span><text:span text:style-name="T58">de</text:span><text:span text:style-name="T59"> </text:span><text:span text:style-name="T58">trabajadoras/es</text:span><text:span text:style-name="T59"> </text:span><text:span text:style-name="T58">de</text:span><text:span text:style-name="T59"> </text:span><text:span text:style-name="T58">plantilla</text:span><text:span text:style-name="T59"> <text:s/></text:span><text:span text:style-name="T58">de</text:span><text:span text:style-name="T59"> </text:span><text:span text:style-name="T58">.........</text:span><text:span text:style-name="T59"> </text:span><text:span text:style-name="T58">y</text:span><text:span text:style-name="T59"> </text:span><text:span text:style-name="T58">el</text:span><text:span text:style-name="T59"> </text:span><text:span text:style-name="T58">número</text:span><text:span text:style-name="T59"> </text:span><text:span text:style-name="T58">de</text:span><text:span text:style-name="T59"> </text:span><text:span text:style-name="T58">trabajadoras/es</text:span><text:span text:style-name="T59"> </text:span><text:span text:style-name="T58">con</text:span><text:span text:style-name="T59"> </text:span><text:span text:style-name="T58">discapacidad</text:span><text:span text:style-name="T59"> </text:span><text:span text:style-name="T58">de</text:span><text:span text:style-name="T59"> </text:span><text:span text:style-name="T58">.........(2)</text:span></text:p>
        </text:list-item>
      </text:list>
      <text:p text:style-name="P63"/>
      <text:list xml:id="list275358340" text:continue-numbering="true" text:style-name="WW8Num6">
        <text:list-item>
          <text:p text:style-name="P302"><text:span text:style-name="T59"><text:s/></text:span><text:span text:style-name="T58">c)</text:span><text:span text:style-name="T59"> </text:span><text:span text:style-name="T58">No</text:span><text:span text:style-name="T59"> </text:span><text:span text:style-name="T58">cuenta</text:span><text:span text:style-name="T59"> </text:span><text:span text:style-name="T58">con</text:span><text:span text:style-name="T59"> </text:span><text:span text:style-name="T58">trabajadoras/es</text:span><text:span text:style-name="T59"> </text:span><text:span text:style-name="T58">en</text:span><text:span text:style-name="T59"> </text:span><text:span text:style-name="T58">plantilla.</text:span></text:p>
        </text:list-item>
      </text:list>
      <text:p text:style-name="P63"/>
      <text:p text:style-name="P63"/>
      <text:p text:style-name="P63"/>
      <text:p text:style-name="P355">(Lugar,<text:span text:style-name="T2"> </text:span>fecha<text:span text:style-name="T2"> </text:span>y<text:span text:style-name="T2"> </text:span>firma)</text:p>
      <text:p text:style-name="P63"/>
      <text:p text:style-name="P63"/>
      <text:p text:style-name="P63"/>
      <text:p text:style-name="P63"/>
      <text:p text:style-name="P63"/>
      <text:p text:style-name="P63"/>
      <text:p text:style-name="P63">(1)<text:span text:style-name="T2"> </text:span>Indicar<text:span text:style-name="T2"> </text:span>denominación<text:span text:style-name="T2"> </text:span>social.</text:p>
      <text:p text:style-name="P63">(2)<text:span text:style-name="T2"> </text:span>En<text:span text:style-name="T2"> </text:span>las<text:span text:style-name="T2"> </text:span>empresas<text:span text:style-name="T2"> </text:span>con<text:span text:style-name="T2"> </text:span>menos<text:span text:style-name="T2"> </text:span>de<text:span text:style-name="T2"> </text:span>50<text:span text:style-name="T2"> </text:span>trabajadoras/es<text:span text:style-name="T2"> </text:span>en<text:span text:style-name="T2"> </text:span>su<text:span text:style-name="T2"> </text:span>plantilla<text:span text:style-name="T2"> </text:span>la<text:span text:style-name="T2"> </text:span>indicación<text:span text:style-name="T2"> </text:span>del<text:span text:style-name="T2"> </text:span>número<text:span text:style-name="T2"> </text:span>de<text:span text:style-name="T2"> </text:span>trabajadoras/es<text:span text:style-name="T2"> </text:span>de<text:span text:style-name="T2"> </text:span>plantilla<text:span text:style-name="T2"> </text:span>es<text:span text:style-name="T2"> </text:span>obligatoria<text:span text:style-name="T2"> </text:span>y<text:span text:style-name="T2"> </text:span>la<text:span text:style-name="T2"> </text:span>indicación<text:span text:style-name="T2"> </text:span>del<text:span text:style-name="T2"> </text:span>número<text:span text:style-name="T2"> </text:span>de<text:span text:style-name="T2"> </text:span>trabajadoras/es<text:span text:style-name="T2"> </text:span>con<text:span text:style-name="T2"> </text:span>discapacidad<text:span text:style-name="T2"> </text:span>que<text:span text:style-name="T2"> </text:span>tienen<text:span text:style-name="T2"> </text:span>en<text:span text:style-name="T2"> </text:span>la<text:span text:style-name="T2"> </text:span>misma<text:span text:style-name="T2"> </text:span>es<text:span text:style-name="T2"> </text:span>optativa<text:span text:style-name="T2"> </text:span>pero<text:span text:style-name="T2"> </text:span>se<text:span text:style-name="T2"> </text:span>valorará<text:span text:style-name="T2"> </text:span>a<text:span text:style-name="T2"> </text:span>efectos<text:span text:style-name="T2"> </text:span>de<text:span text:style-name="T2"> </text:span>lo<text:span text:style-name="T2"> </text:span>establecido<text:span text:style-name="T2"> </text:span>para<text:span text:style-name="T2"> </text:span>los<text:span text:style-name="T2"> </text:span>supuestos<text:span text:style-name="T2"> </text:span>de<text:span text:style-name="T2"> </text:span>empate<text:span text:style-name="T2"> </text:span>en<text:span text:style-name="T2"> </text:span>la<text:span text:style-name="T2"> </text:span>cláusula<text:span text:style-name="T2"> </text:span>relativa<text:span text:style-name="T2"> </text:span>a<text:span text:style-name="T2"> </text:span>la<text:span text:style-name="T2"> </text:span>clasificación<text:span text:style-name="T2"> </text:span>de<text:span text:style-name="T2"> </text:span>las<text:span text:style-name="T2"> </text:span>ofertas.</text:p>
      <text:p text:style-name="P255"/>
      <text:p text:style-name="P130"/>
      <text:p text:style-name="P130"/>
      <text:p text:style-name="P130"/>
      <text:p text:style-name="P129"><text:soft-page-break/>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8"/>
      <text:h text:style-name="P413" text:outline-level="2">ANEXO<text:span text:style-name="T2"> </text:span>III-I</text:h>
      <text:p text:style-name="P55"/>
      <text:p text:style-name="P5">SOBRE<text:span text:style-name="T2"> </text:span>1<text:span text:style-name="T2"> – </text:span>DOCUMENTACIÓN<text:span text:style-name="T2"> </text:span>GENERAL.<text:span text:style-name="T2"> </text:span>OTRA<text:span text:style-name="T2"> </text:span>DOCUMENTACIÓN.</text:p>
      <text:p text:style-name="P55"/>
      <text:p text:style-name="P41"><text:span text:style-name="T7"><text:s/></text:span><text:span text:style-name="T5">RELACIÓN</text:span><text:span text:style-name="T7"> </text:span><text:span text:style-name="T5">DE</text:span><text:span text:style-name="T7"> </text:span><text:span text:style-name="T5">EMPRESAS</text:span><text:span text:style-name="T7"> </text:span><text:span text:style-name="T5">PERTENECIENTES</text:span><text:span text:style-name="T7"> </text:span><text:span text:style-name="T5">AL</text:span><text:span text:style-name="T7"> </text:span><text:span text:style-name="T5">MISMO</text:span><text:span text:style-name="T7"> </text:span><text:span text:style-name="T5">GRUPO.</text:span><text:span text:style-name="T70"> </text:span></text:p>
      <text:p text:style-name="P48"/>
      <text:p text:style-name="P321">Dª./D.</text:p>
      <text:p text:style-name="P321">con<text:span text:style-name="T2"> </text:span>residencia<text:span text:style-name="T2"> </text:span>en</text:p>
      <text:p text:style-name="P321">provincia<text:span text:style-name="T2"> </text:span>de</text:p>
      <text:p text:style-name="P321">calle<text:tab/><text:tab/><text:tab/><text:tab/><text:tab/><text:tab/>nº<text:tab/></text:p>
      <text:p text:style-name="P321">según<text:span text:style-name="T2"> </text:span>Documento<text:span text:style-name="T2"> </text:span>Nacional<text:span text:style-name="T2"> </text:span>de<text:span text:style-name="T2"> </text:span>Identidad<text:span text:style-name="T2"> </text:span>nº</text:p>
      <text:p text:style-name="P321">en<text:span text:style-name="T2"> </text:span>nombre,<text:span text:style-name="T2"> </text:span>propio<text:span text:style-name="T2"> </text:span>o<text:span text:style-name="T2"> </text:span>de<text:span text:style-name="T2"> </text:span>la<text:span text:style-name="T2"> </text:span>empresa<text:span text:style-name="T2"> </text:span>que<text:span text:style-name="T2"> </text:span>representa<text:span text:style-name="T2"> </text:span>(1)<text:span text:style-name="T2"> </text:span></text:p>
      <text:p text:style-name="P51"/>
      <text:p text:style-name="P51">DECLARA</text:p>
      <text:p text:style-name="P48"/>
      <text:p text:style-name="P41"><text:span text:style-name="T4">Que</text:span><text:span text:style-name="T70"> </text:span><text:span text:style-name="T4">la</text:span><text:span text:style-name="T70"> </text:span><text:span text:style-name="T4">empresa</text:span><text:span text:style-name="T70"> </text:span><text:span text:style-name="T4">a</text:span><text:span text:style-name="T70"> </text:span><text:span text:style-name="T4">la</text:span><text:span text:style-name="T70"> </text:span><text:span text:style-name="T4">que</text:span><text:span text:style-name="T70"> </text:span><text:span text:style-name="T4">representa:</text:span><text:span text:style-name="T70"> </text:span><text:span text:style-name="T110">(indicar</text:span><text:span text:style-name="T111"> </text:span><text:span text:style-name="T110">a</text:span><text:span text:style-name="T111"> </text:span><text:span text:style-name="T110">ó</text:span><text:span text:style-name="T111"> </text:span><text:span text:style-name="T110">b)</text:span></text:p>
      <text:p text:style-name="P48"/>
      <text:list xml:id="list1431587591" text:style-name="WW8Num16">
        <text:list-item>
          <text:p text:style-name="P308">a)<text:span text:style-name="T2"> </text:span>No<text:span text:style-name="T2"> </text:span>pertenece<text:span text:style-name="T2"> </text:span>a<text:span text:style-name="T2"> </text:span>ningún<text:span text:style-name="T2"> </text:span>grupo<text:span text:style-name="T2"> </text:span>de<text:span text:style-name="T2"> </text:span>empresas.</text:p>
        </text:list-item>
      </text:list>
      <text:p text:style-name="P48"/>
      <text:list xml:id="list1983697325" text:style-name="WW8Num7">
        <text:list-item>
          <text:p text:style-name="P309">b)<text:span text:style-name="T2"> <text:s/></text:span>Pertenece<text:span text:style-name="T2"> </text:span>al<text:span text:style-name="T2"> </text:span>grupo<text:span text:style-name="T2"> </text:span>de<text:span text:style-name="T2"> </text:span>empresas<text:span text:style-name="T2"> </text:span>denominado:<text:span text:style-name="T2"> <text:s/></text:span>....................<text:span text:style-name="T2"> </text:span></text:p>
        </text:list-item>
      </text:list>
      <text:p text:style-name="P48"/>
      <text:p text:style-name="P500"><text:span text:style-name="T70"><text:s text:c="7"/></text:span><text:span text:style-name="T4">En</text:span><text:span text:style-name="T70"> </text:span><text:span text:style-name="T4">este</text:span><text:span text:style-name="T70"> </text:span><text:span text:style-name="T4">último</text:span><text:span text:style-name="T70"> </text:span><text:span text:style-name="T4">caso</text:span><text:span text:style-name="T70"> </text:span><text:span text:style-name="T4">deberá</text:span><text:span text:style-name="T70"> </text:span><text:span text:style-name="T4">indicar:</text:span></text:p>
      <text:p text:style-name="P501"/>
      <text:p text:style-name="P502"><text:span text:style-name="T262"></text:span><text:span text:style-name="T70"> </text:span><text:span text:style-name="T4">No</text:span><text:span text:style-name="T70"> </text:span><text:span text:style-name="T4">concurren</text:span><text:span text:style-name="T70"> </text:span><text:span text:style-name="T4">a</text:span><text:span text:style-name="T70"> </text:span><text:span text:style-name="T4">la</text:span><text:span text:style-name="T70"> </text:span><text:span text:style-name="T4">licitación</text:span><text:span text:style-name="T70"> </text:span><text:span text:style-name="T4">otras</text:span><text:span text:style-name="T70"> </text:span><text:span text:style-name="T4">empresas</text:span><text:span text:style-name="T70"> </text:span><text:span text:style-name="T4">del</text:span><text:span text:style-name="T70"> </text:span><text:span text:style-name="T4">Grupo</text:span><text:span text:style-name="T70"> </text:span><text:span text:style-name="T4">que</text:span><text:span text:style-name="T70"> </text:span><text:span text:style-name="T4">se</text:span><text:span text:style-name="T70"> </text:span><text:span text:style-name="T4">encuentren</text:span><text:span text:style-name="T70"> </text:span><text:span text:style-name="T4">en</text:span><text:span text:style-name="T70"> </text:span><text:span text:style-name="T4">alguno</text:span><text:span text:style-name="T70"> </text:span><text:span text:style-name="T4">de</text:span><text:span text:style-name="T70"> </text:span><text:span text:style-name="T4">los</text:span><text:span text:style-name="T70"> </text:span><text:span text:style-name="T4">supuestos</text:span><text:span text:style-name="T70"> </text:span><text:span text:style-name="T4">del</text:span><text:span text:style-name="T70"> </text:span><text:span text:style-name="T4">artículo</text:span><text:span text:style-name="T70"> </text:span><text:span text:style-name="T4">42.1</text:span><text:span text:style-name="T70"> </text:span><text:span text:style-name="T4">del</text:span><text:span text:style-name="T70"> </text:span><text:span text:style-name="T4">Código</text:span><text:span text:style-name="T70"> </text:span><text:span text:style-name="T4">de</text:span><text:span text:style-name="T70"> </text:span><text:span text:style-name="T4">Comercio</text:span><text:span text:style-name="T70"> </text:span></text:p>
      <text:p text:style-name="P503"/>
      <text:p text:style-name="P502"><text:span text:style-name="T262"></text:span><text:span text:style-name="T70"> </text:span><text:span text:style-name="T4">Concurren</text:span><text:span text:style-name="T70"> </text:span><text:span text:style-name="T4">a</text:span><text:span text:style-name="T70"> </text:span><text:span text:style-name="T4">la</text:span><text:span text:style-name="T70"> </text:span><text:span text:style-name="T4">licitación</text:span><text:span text:style-name="T70"> </text:span><text:span text:style-name="T4">otras</text:span><text:span text:style-name="T70"> </text:span><text:span text:style-name="T4">empresas</text:span><text:span text:style-name="T70"> </text:span><text:span text:style-name="T4">del</text:span><text:span text:style-name="T70"> </text:span><text:span text:style-name="T4">Grupo</text:span><text:span text:style-name="T70"> </text:span><text:span text:style-name="T4">que</text:span><text:span text:style-name="T70"> </text:span><text:span text:style-name="T4">se</text:span><text:span text:style-name="T70"> </text:span><text:span text:style-name="T4">encuentren</text:span><text:span text:style-name="T70"> </text:span><text:span text:style-name="T4">en</text:span><text:span text:style-name="T70"> </text:span><text:span text:style-name="T4">alguno</text:span><text:span text:style-name="T70"> </text:span><text:span text:style-name="T4">de</text:span><text:span text:style-name="T70"> </text:span><text:span text:style-name="T4">los</text:span><text:span text:style-name="T70"> </text:span><text:span text:style-name="T4">supuestos</text:span><text:span text:style-name="T70"> </text:span><text:span text:style-name="T4">del</text:span><text:span text:style-name="T70"> </text:span><text:span text:style-name="T4">artículo</text:span><text:span text:style-name="T70"> </text:span><text:span text:style-name="T4">42.1</text:span><text:span text:style-name="T70"> <text:s/></text:span><text:span text:style-name="T4">del</text:span><text:span text:style-name="T70"> </text:span><text:span text:style-name="T4">Código</text:span><text:span text:style-name="T70"> </text:span><text:span text:style-name="T4">de</text:span><text:span text:style-name="T70"> </text:span><text:span text:style-name="T4">Comercio.</text:span><text:span text:style-name="T70"> </text:span><text:span text:style-name="T110">(indicar</text:span><text:span text:style-name="T111"> </text:span><text:span text:style-name="T110">nombre</text:span><text:span text:style-name="T111"> </text:span><text:span text:style-name="T110">de</text:span><text:span text:style-name="T111"> </text:span><text:span text:style-name="T110">las</text:span><text:span text:style-name="T111"> </text:span><text:span text:style-name="T110">otras</text:span><text:span text:style-name="T111"> </text:span><text:span text:style-name="T110">empresas)</text:span><text:span text:style-name="T70"> <text:s text:c="10"/></text:span></text:p>
      <text:p text:style-name="P298"/>
      <text:p text:style-name="P299"><text:s/></text:p>
      <text:p text:style-name="P48"/>
      <text:p text:style-name="P63"/>
      <text:p text:style-name="P63"/>
      <text:p text:style-name="P63"/>
      <text:p text:style-name="P63"/>
      <text:p text:style-name="P63">(Lugar,<text:span text:style-name="T2"> </text:span>fecha<text:span text:style-name="T2"> </text:span>y<text:span text:style-name="T2"> </text:span>firma)</text:p>
      <text:p text:style-name="P63"/>
      <text:p text:style-name="P63"/>
      <text:p text:style-name="P63"/>
      <text:p text:style-name="P63"/>
      <text:p text:style-name="P63"/>
      <text:p text:style-name="P63"/>
      <text:list xml:id="list1346097165" text:style-name="WW8Num4">
        <text:list-item>
          <text:p text:style-name="P306">Indicar<text:span text:style-name="T2"> </text:span>denominación<text:span text:style-name="T2"> </text:span>social.</text:p>
        </text:list-item>
      </text:list>
      <text:p text:style-name="P128"/>
      <text:p text:style-name="P128"/>
      <text:p text:style-name="P128"/>
      <text:p text:style-name="P128"/>
      <text:p text:style-name="P128"><text:soft-page-break/></text:p>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48"/>
      <text:h text:style-name="P413" text:outline-level="2">ANEXO<text:span text:style-name="T2"> </text:span>IV-A</text:h>
      <text:p text:style-name="P468">SOBRE<text:span text:style-name="T2"> </text:span>2:<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UN<text:span text:style-name="T2"> </text:span>JUICIO<text:span text:style-name="T2"> </text:span>DE<text:span text:style-name="T2"> </text:span>VALOR</text:p>
      <text:p text:style-name="P472"/>
      <text:p text:style-name="P18"><text:span text:style-name="T53"><text:tab/></text:span><text:span text:style-name="T53">Las</text:span><text:span text:style-name="T38"> </text:span><text:span text:style-name="T32">ofertas,</text:span><text:span text:style-name="T38"> </text:span><text:span text:style-name="T32">en</text:span><text:span text:style-name="T38"> </text:span><text:span text:style-name="T32">el</text:span><text:span text:style-name="T38"> </text:span><text:span text:style-name="T32">ámbito</text:span><text:span text:style-name="T38"> </text:span><text:span text:style-name="T32">técnico,</text:span><text:span text:style-name="T38"> </text:span><text:span text:style-name="T32">deberán</text:span><text:span text:style-name="T38"> </text:span><text:span text:style-name="T32">hacer</text:span><text:span text:style-name="T38"> </text:span><text:span text:style-name="T32">mención</text:span><text:span text:style-name="T38"> </text:span><text:span text:style-name="T32">expresa</text:span><text:span text:style-name="T38"> </text:span><text:span text:style-name="T32">a</text:span><text:span text:style-name="T38"> </text:span><text:span text:style-name="T32">cada</text:span><text:span text:style-name="T38"> </text:span><text:span text:style-name="T32">uno</text:span><text:span text:style-name="T38"> </text:span><text:span text:style-name="T32">de</text:span><text:span text:style-name="T38"> </text:span><text:span text:style-name="T32">los</text:span><text:span text:style-name="T38"> </text:span><text:span text:style-name="T32">puntos</text:span><text:span text:style-name="T38"> </text:span><text:span text:style-name="T32">que</text:span><text:span text:style-name="T38"> </text:span><text:span text:style-name="T32">se</text:span><text:span text:style-name="T38"> </text:span><text:span text:style-name="T32">detallan</text:span><text:span text:style-name="T38"> </text:span><text:span text:style-name="T32">en</text:span><text:span text:style-name="T38"> </text:span><text:span text:style-name="T32">el</text:span><text:span text:style-name="T38"> </text:span><text:span text:style-name="T32">PPT.</text:span><text:span text:style-name="T38"> </text:span><text:span text:style-name="T32">Con</text:span><text:span text:style-name="T38"> </text:span><text:span text:style-name="T32">independencia</text:span><text:span text:style-name="T38"> </text:span><text:span text:style-name="T32">de</text:span><text:span text:style-name="T38"> </text:span><text:span text:style-name="T32">que</text:span><text:span text:style-name="T38"> </text:span><text:span text:style-name="T32">el</text:span><text:span text:style-name="T38"> </text:span><text:span text:style-name="T32">licitador</text:span><text:span text:style-name="T38"> </text:span><text:span text:style-name="T32">pueda</text:span><text:span text:style-name="T38"> </text:span><text:span text:style-name="T32">adjuntar</text:span><text:span text:style-name="T38"> </text:span><text:span text:style-name="T32">a</text:span><text:span text:style-name="T38"> </text:span><text:span text:style-name="T32">su</text:span><text:span text:style-name="T38"> </text:span><text:span text:style-name="T32">oferta</text:span><text:span text:style-name="T38"> </text:span><text:span text:style-name="T32">cuanta</text:span><text:span text:style-name="T38"> </text:span><text:span text:style-name="T32">información</text:span><text:span text:style-name="T38"> </text:span><text:span text:style-name="T32">complementaria</text:span><text:span text:style-name="T38"> </text:span><text:span text:style-name="T32">considere</text:span><text:span text:style-name="T38"> </text:span><text:span text:style-name="T32">de</text:span><text:span text:style-name="T38"> </text:span><text:span text:style-name="T32">interés,</text:span><text:span text:style-name="T38"> </text:span><text:span text:style-name="T32">ésta</text:span><text:span text:style-name="T38"> </text:span><text:span text:style-name="T32">deberá</text:span><text:span text:style-name="T38"> </text:span><text:span text:style-name="T32">estar</text:span><text:span text:style-name="T38"> </text:span><text:span text:style-name="T32">obligatoriamente</text:span><text:span text:style-name="T38"> </text:span><text:span text:style-name="T32">detallada</text:span><text:span text:style-name="T38"> </text:span><text:span text:style-name="T32">de</text:span><text:span text:style-name="T38"> </text:span><text:span text:style-name="T32">la</text:span><text:span text:style-name="T38"> </text:span><text:span text:style-name="T32">siguiente</text:span><text:span text:style-name="T38"> </text:span><text:span text:style-name="T32">forma</text:span><text:span text:style-name="T38"> </text:span><text:span text:style-name="T32">y</text:span><text:span text:style-name="T38"> </text:span><text:span text:style-name="T32">deberá</text:span><text:span text:style-name="T38"> </text:span><text:span text:style-name="T32">ser</text:span><text:span text:style-name="T38"> </text:span><text:span text:style-name="T32">presentada,</text:span><text:span text:style-name="T38"> </text:span><text:span text:style-name="T32">además</text:span><text:span text:style-name="T38"> </text:span><text:span text:style-name="T32">de</text:span><text:span text:style-name="T38"> </text:span><text:span text:style-name="T32">en</text:span><text:span text:style-name="T38"> </text:span><text:span text:style-name="T32">soporte</text:span><text:span text:style-name="T38"> </text:span><text:span text:style-name="T32">papel,</text:span><text:span text:style-name="T38"> </text:span><text:span text:style-name="T32">de</text:span><text:span text:style-name="T38"> </text:span><text:span text:style-name="T32">sus</text:span><text:span text:style-name="T38"> </text:span><text:span text:style-name="T32">sus</text:span><text:span text:style-name="T38"> </text:span><text:span text:style-name="T32">equivalentes</text:span><text:span text:style-name="T38"> </text:span><text:span text:style-name="T32">exactos</text:span><text:span text:style-name="T38"> </text:span><text:span text:style-name="T32">en</text:span><text:span text:style-name="T38"> </text:span><text:span text:style-name="T32">alguno</text:span><text:span text:style-name="T38"> </text:span><text:span text:style-name="T32">de</text:span><text:span text:style-name="T38"> </text:span><text:span text:style-name="T32">los</text:span><text:span text:style-name="T38"> </text:span><text:span text:style-name="T32">formatos</text:span><text:span text:style-name="T38"> </text:span><text:span text:style-name="T32">ISO/IEC</text:span><text:span text:style-name="T38"> </text:span><text:span text:style-name="T32">26300</text:span><text:span text:style-name="T38"> </text:span><text:span text:style-name="T32">Open</text:span><text:span text:style-name="T38"> </text:span><text:span text:style-name="T32">Document</text:span><text:span text:style-name="T38"> </text:span><text:span text:style-name="T32">Formats</text:span><text:span text:style-name="T38"> </text:span><text:span text:style-name="T32">(odt,</text:span><text:span text:style-name="T38"> </text:span><text:span text:style-name="T32">odc,</text:span><text:span text:style-name="T38"> </text:span><text:span text:style-name="T32">odp,</text:span><text:span text:style-name="T38"> </text:span><text:span text:style-name="T32">etc)</text:span><text:span text:style-name="T38"> </text:span><text:span text:style-name="T32">y,</text:span><text:span text:style-name="T38"> </text:span><text:span text:style-name="T32">si</text:span><text:span text:style-name="T38"> </text:span><text:span text:style-name="T32">fuera</text:span><text:span text:style-name="T38"> </text:span><text:span text:style-name="T32">necesario,</text:span><text:span text:style-name="T38"> </text:span><text:span text:style-name="T32">en</text:span><text:span text:style-name="T38"> </text:span><text:span text:style-name="T32">otros</text:span><text:span text:style-name="T38"> </text:span><text:span text:style-name="T32">formatos</text:span><text:span text:style-name="T38"> </text:span><text:span text:style-name="T32">libres</text:span><text:span text:style-name="T38"> </text:span><text:span text:style-name="T32">de</text:span><text:span text:style-name="T38"> <text:s/></text:span><text:span text:style-name="T32">patentes</text:span><text:span text:style-name="T38"> </text:span><text:span text:style-name="T32">y</text:span><text:span text:style-name="T38"> </text:span><text:span text:style-name="T32">restricciones</text:span><text:span text:style-name="T38"> </text:span><text:span text:style-name="T32">al</text:span><text:span text:style-name="T38"> </text:span><text:span text:style-name="T32">uso.</text:span></text:p>
      <text:list xml:id="list1957562426" text:style-name="WW8Num20">
        <text:list-item>
          <text:p text:style-name="P35">Características<text:span text:style-name="T2"> </text:span>generales</text:p>
        </text:list-item>
      </text:list>
      <text:list xml:id="list533400123" text:style-name="WW8Num21">
        <text:list-item>
          <text:p text:style-name="P356">Datos<text:span text:style-name="T2"> </text:span>de<text:span text:style-name="T2"> </text:span>la<text:span text:style-name="T2"> </text:span>empresa</text:p>
        </text:list-item>
        <text:list-item>
          <text:p text:style-name="P356">Descripción<text:span text:style-name="T2"> </text:span>de<text:span text:style-name="T2"> </text:span>la<text:span text:style-name="T2"> </text:span>solución<text:span text:style-name="T2"> </text:span>propuesta<text:span text:style-name="T2"> </text:span>:<text:span text:style-name="T2"> </text:span></text:p>
        </text:list-item>
        <text:list-item>
          <text:p text:style-name="P362">Se<text:span text:style-name="T2"> </text:span>deberá<text:span text:style-name="T2"> </text:span>hacer<text:span text:style-name="T2"> </text:span>una<text:span text:style-name="T2"> </text:span>descripción<text:span text:style-name="T2"> </text:span>de<text:span text:style-name="T2"> </text:span>la<text:span text:style-name="T2"> </text:span>solución<text:span text:style-name="T2"> </text:span>propuesta<text:span text:style-name="T2"> </text:span>atendiendo<text:span text:style-name="T2"> </text:span>a<text:span text:style-name="T2"> </text:span>lo<text:span text:style-name="T2"> </text:span>especificado<text:span text:style-name="T2"> </text:span>en<text:span text:style-name="T2"> </text:span>el<text:span text:style-name="T2"> </text:span>pliego<text:span text:style-name="T2"> </text:span>de<text:span text:style-name="T2"> </text:span>prescripciones<text:span text:style-name="T2"> </text:span>técnicas,<text:span text:style-name="T2"> </text:span>especificando<text:span text:style-name="T2"> </text:span>el<text:span text:style-name="T2"> </text:span>alcance<text:span text:style-name="T2"> </text:span>funcional,<text:span text:style-name="T2"> </text:span>metodologías<text:span text:style-name="T2"> </text:span>y<text:span text:style-name="T2"> </text:span>orientación<text:span text:style-name="T2"> </text:span>tecnológica.</text:p>
        </text:list-item>
        <text:list-item>
          <text:p text:style-name="P362">Incluirá<text:span text:style-name="T2"> </text:span>de<text:span text:style-name="T2"> </text:span>forma<text:span text:style-name="T2"> </text:span>diferenciada<text:span text:style-name="T2"> </text:span>la<text:span text:style-name="T2"> </text:span>planificación<text:span text:style-name="T2"> </text:span>y<text:span text:style-name="T2"> </text:span>programación<text:span text:style-name="T2"> </text:span>detallada<text:span text:style-name="T2"> </text:span>para<text:span text:style-name="T2"> </text:span>los<text:span text:style-name="T2"> </text:span>evolutivos<text:span text:style-name="T2"> </text:span>de<text:span text:style-name="T2"> </text:span>prioridad<text:span text:style-name="T2"> </text:span>alta<text:span text:style-name="T2"> </text:span>para<text:span text:style-name="T2"> </text:span>la<text:span text:style-name="T2"> </text:span>adecuación<text:span text:style-name="T2"> </text:span>del<text:span text:style-name="T2"> </text:span>sistema<text:span text:style-name="T2"> </text:span>de<text:span text:style-name="T2"> </text:span>gestión<text:span text:style-name="T2"> </text:span>de<text:span text:style-name="T2"> </text:span>autorizaciones.</text:p>
        </text:list-item>
        <text:list-item>
          <text:p text:style-name="P362">Incluirá<text:span text:style-name="T2"> </text:span>de<text:span text:style-name="T2"> </text:span>forma<text:span text:style-name="T2"> </text:span>diferenciada<text:span text:style-name="T2"> </text:span>el<text:span text:style-name="T2"> </text:span>diseño,<text:span text:style-name="T2"> </text:span>arquitectura,<text:span text:style-name="T2"> </text:span>planificación<text:span text:style-name="T2"> </text:span>y<text:span text:style-name="T2"> </text:span>requisitos<text:span text:style-name="T2"> </text:span>para<text:span text:style-name="T2"> </text:span>los<text:span text:style-name="T2"> </text:span>trabajos<text:span text:style-name="T2"> </text:span>de<text:span text:style-name="T2"> </text:span>integración<text:span text:style-name="T2"> </text:span>y<text:span text:style-name="T2"> </text:span>aprovisionamiento<text:span text:style-name="T2"> </text:span>de<text:span text:style-name="T2"> </text:span>los<text:span text:style-name="T2"> </text:span>sistemas<text:span text:style-name="T2"> </text:span>de<text:span text:style-name="T2"> </text:span>información<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indicados<text:span text:style-name="T2"> </text:span>en<text:span text:style-name="T2"> </text:span>el<text:span text:style-name="T2"> </text:span>Pliego<text:span text:style-name="T2"> </text:span>de<text:span text:style-name="T2"> </text:span>Prescripciones<text:span text:style-name="T2"> </text:span>Técnicas.</text:p>
        </text:list-item>
        <text:list-item>
          <text:p text:style-name="P362">Incluirá<text:span text:style-name="T2"> </text:span>de<text:span text:style-name="T2"> </text:span>forma<text:span text:style-name="T2"> </text:span>diferenciada<text:span text:style-name="T2"> </text:span>el<text:span text:style-name="T2"> </text:span>diseño,<text:span text:style-name="T2"> </text:span>arquitectura,<text:span text:style-name="T2"> </text:span>planificación<text:span text:style-name="T2"> </text:span>y<text:span text:style-name="T2"> </text:span>requisitos<text:span text:style-name="T2"> </text:span>de<text:span text:style-name="T2"> </text:span>los<text:span text:style-name="T2"> </text:span>trabajos<text:span text:style-name="T2"> </text:span>de<text:span text:style-name="T2"> </text:span>actualización<text:span text:style-name="T2"> </text:span>de<text:span text:style-name="T2"> </text:span>los<text:span text:style-name="T2"> </text:span>componentes<text:span text:style-name="T2"> </text:span>software<text:span text:style-name="T2"> </text:span>del<text:span text:style-name="T2"> </text:span>proyecto<text:span text:style-name="T2"> </text:span></text:p>
        </text:list-item>
        <text:list-item>
          <text:p text:style-name="P362">Además</text:p>
          <text:list>
            <text:list-item>
              <text:p text:style-name="P369">Análisis<text:span text:style-name="T2"> </text:span>de<text:span text:style-name="T2"> </text:span>necesidades<text:span text:style-name="T2"> </text:span>e<text:span text:style-name="T2"> </text:span>impacto<text:span text:style-name="T2"> </text:span>en<text:span text:style-name="T2"> </text:span>cuanto<text:span text:style-name="T2"> </text:span>a<text:span text:style-name="T2"> </text:span>licencias<text:span text:style-name="T2"> </text:span>por<text:span text:style-name="T2"> </text:span>usuario/componentes</text:p>
            </text:list-item>
            <text:list-item>
              <text:p text:style-name="P369">Tabla<text:span text:style-name="T2"> </text:span>que<text:span text:style-name="T2"> </text:span>contempla<text:span text:style-name="T2"> </text:span>la<text:span text:style-name="T2"> </text:span>actualización/sustitución<text:span text:style-name="T2"> </text:span>tecnológica<text:span text:style-name="T2"> </text:span>de<text:span text:style-name="T2"> </text:span>componentes,<text:span text:style-name="T2"> </text:span>y<text:span text:style-name="T2"> </text:span>para<text:span text:style-name="T2"> </text:span>cada<text:span text:style-name="T2"> </text:span>caso:<text:span text:style-name="T2"> </text:span>Justificación,<text:span text:style-name="T2"> </text:span>descripción<text:span text:style-name="T2"> </text:span>tecnológica<text:span text:style-name="T2"> </text:span>detallada<text:span text:style-name="T2"> </text:span>y<text:span text:style-name="T2"> </text:span>análisis<text:span text:style-name="T2"> </text:span>de<text:span text:style-name="T2"> </text:span>impacto<text:span text:style-name="T2"> </text:span>en<text:span text:style-name="T2"> </text:span>el<text:span text:style-name="T2"> </text:span>resto<text:span text:style-name="T2"> </text:span>de<text:span text:style-name="T2"> </text:span>componentes<text:span text:style-name="T2"> </text:span>y<text:span text:style-name="T2"> </text:span>formación<text:span text:style-name="T2"> </text:span>ofertada.</text:p>
            </text:list-item>
          </text:list>
        </text:list-item>
        <text:list-item>
          <text:p text:style-name="P357"><text:soft-page-break/>Plazo<text:span text:style-name="T2"> </text:span>y<text:span text:style-name="T2"> </text:span>Condiciones<text:span text:style-name="T2"> </text:span>de<text:span text:style-name="T2"> </text:span>Garantía</text:p>
        </text:list-item>
        <text:list-item>
          <text:p text:style-name="P357">Planificación<text:span text:style-name="T2"> </text:span>y<text:span text:style-name="T2"> </text:span>mecanismos<text:span text:style-name="T2"> </text:span>de<text:span text:style-name="T2"> </text:span>control<text:span text:style-name="T2"> </text:span>y<text:span text:style-name="T2"> </text:span>seguimiento<text:span text:style-name="T2"> </text:span>del<text:span text:style-name="T2"> </text:span>Proyecto<text:span text:style-name="T2"> </text:span>:</text:p>
        </text:list-item>
        <text:list-item>
          <text:p text:style-name="P365">Se<text:span text:style-name="T2"> </text:span>detallará<text:span text:style-name="T2"> </text:span>la<text:span text:style-name="T2"> </text:span>planificación<text:span text:style-name="T2"> </text:span>propuesta,<text:span text:style-name="T2"> </text:span>atendiendo<text:span text:style-name="T2"> </text:span>a<text:span text:style-name="T2"> </text:span>las<text:span text:style-name="T2"> </text:span>actividades<text:span text:style-name="T2"> </text:span>especificadas<text:span text:style-name="T2"> </text:span>en<text:span text:style-name="T2"> </text:span>el<text:span text:style-name="T2"> </text:span>pliego<text:span text:style-name="T2"> </text:span>de<text:span text:style-name="T2"> </text:span>prescripciones<text:span text:style-name="T2"> </text:span>técnicas,<text:span text:style-name="T2"> </text:span>con<text:span text:style-name="T2"> </text:span>detalle<text:span text:style-name="T2"> </text:span>de<text:span text:style-name="T2"> </text:span>tareas,<text:span text:style-name="T2"> </text:span>plazos,<text:span text:style-name="T2"> </text:span>entregables,<text:span text:style-name="T2"> </text:span>etc.<text:span text:style-name="T2"> </text:span></text:p>
        </text:list-item>
      </text:list>
      <text:p text:style-name="P516">--<text:span text:style-name="T2"> </text:span>En<text:span text:style-name="T2"> </text:span>ningún<text:span text:style-name="T2"> </text:span>caso<text:span text:style-name="T2"> </text:span>se<text:span text:style-name="T2"> </text:span>incluirá<text:span text:style-name="T2"> </text:span>en<text:span text:style-name="T2"> </text:span>el<text:span text:style-name="T2"> </text:span>sobre<text:span text:style-name="T2"> </text:span>nº<text:span text:style-name="T2"> </text:span>2<text:span text:style-name="T2"> </text:span>información<text:span text:style-name="T2"> </text:span>que<text:span text:style-name="T2"> </text:span>deba<text:span text:style-name="T2"> </text:span>estar<text:span text:style-name="T2"> </text:span>incluida<text:span text:style-name="T2"> </text:span>en<text:span text:style-name="T2"> </text:span>el<text:span text:style-name="T2"> </text:span>sobre<text:span text:style-name="T2"> </text:span>nº<text:span text:style-name="T2"> </text:span>3.</text:p>
      <text:p text:style-name="P516"/>
      <text:p text:style-name="P517"/>
      <text:p text:style-name="P518"/>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9"/>
      <text:p text:style-name="P516"/>
      <text:p text:style-name="P516"/>
      <text:p text:style-name="P127"><text:soft-page-break/>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P78"/>
      <text:p text:style-name="P67"/>
      <text:h text:style-name="P419" text:outline-level="3">ANEXO<text:span text:style-name="T2"> </text:span>V-A</text:h>
      <text:p text:style-name="Standard"/>
      <text:p text:style-name="P61">SOBRE<text:span text:style-name="T2"> </text:span>3<text:span text:style-name="T2"> </text:span>-<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LA<text:span text:style-name="T2"> </text:span>APLICACIÓN<text:span text:style-name="T2"> </text:span>DE<text:span text:style-name="T2"> </text:span>FÓRMULAS</text:p>
      <text:p text:style-name="P79"/>
      <text:p text:style-name="P11"><text:span text:style-name="T94">I</text:span><text:span text:style-name="T32">nformación</text:span><text:span text:style-name="T38"> </text:span><text:span text:style-name="T32">que</text:span><text:span text:style-name="T38"> </text:span><text:span text:style-name="T32">permita</text:span><text:span text:style-name="T38"> </text:span><text:span text:style-name="T32">el</text:span><text:span text:style-name="T38"> </text:span><text:span text:style-name="T32">cálculo</text:span><text:span text:style-name="T38"> </text:span><text:span text:style-name="T32">de</text:span><text:span text:style-name="T38"> </text:span><text:span text:style-name="T32">los</text:span><text:span text:style-name="T38"> </text:span><text:span text:style-name="T32">criterios</text:span><text:span text:style-name="T38"> <text:s/></text:span><text:span text:style-name="T32">de</text:span><text:span text:style-name="T38"> </text:span><text:span text:style-name="T32">valoración</text:span><text:span text:style-name="T38"> </text:span><text:span text:style-name="T32">basados</text:span><text:span text:style-name="T38"> </text:span><text:span text:style-name="T32">en</text:span><text:span text:style-name="T38"> </text:span><text:span text:style-name="T32">la</text:span><text:span text:style-name="T38"> </text:span><text:span text:style-name="T32">aplicación</text:span><text:span text:style-name="T38"> </text:span><text:span text:style-name="T32">de</text:span><text:span text:style-name="T38"> </text:span><text:span text:style-name="T32">fórmulas,</text:span><text:span text:style-name="T38"> </text:span><text:span text:style-name="T32">en</text:span><text:span text:style-name="T38"> </text:span><text:span text:style-name="T32">concreto</text:span><text:span text:style-name="T38"> </text:span><text:span text:style-name="T32">se</text:span><text:span text:style-name="T38"> </text:span><text:span text:style-name="T32">presentará</text:span><text:span text:style-name="T38"> </text:span><text:span text:style-name="T32">el</text:span><text:span text:style-name="T38"> </text:span><text:span text:style-name="T32">siguiente</text:span><text:span text:style-name="T38"> </text:span><text:span text:style-name="T32">cuadro:</text:span></text:p>
      <text:h text:style-name="P416" text:outline-level="1" text:is-list-header="true"/>
      <text:p text:style-name="P41"/>
      <table:table table:name="Tabla35" table:style-name="Tabla35">
        <table:table-column table:style-name="Tabla35.A"/>
        <table:table-column table:style-name="Tabla35.B"/>
        <table:table-row table:style-name="Tabla35.1">
          <table:table-cell table:style-name="Tabla35.A1" table:number-columns-spanned="2" office:value-type="string">
            <text:p text:style-name="P371"><text:span text:style-name="T263">Criterios</text:span><text:span text:style-name="T2"> <text:s/></text:span>basados<text:span text:style-name="T2"> </text:span>en<text:span text:style-name="T2"> </text:span>la<text:span text:style-name="T2"> </text:span>aplicación<text:span text:style-name="T2"> </text:span>de<text:span text:style-name="T2"> </text:span>fórmulas</text:p>
          </table:table-cell>
          <table:covered-table-cell/>
        </table:table-row>
        <table:table-row table:style-name="Tabla35.2">
          <table:table-cell table:style-name="Tabla35.A2" table:number-columns-spanned="2" office:value-type="string">
            <text:p text:style-name="P372"><text:span text:style-name="T121">Mejora</text:span><text:span text:style-name="T2"> </text:span>en<text:span text:style-name="T2"> </text:span>las<text:span text:style-name="T2"> </text:span>integraciones<text:span text:style-name="T2"> </text:span>de<text:span text:style-name="T2"> </text:span>Sistemas<text:span text:style-name="T2"> </text:span>de<text:span text:style-name="T2"> </text:span>información</text:p>
          </table:table-cell>
          <table:covered-table-cell/>
        </table:table-row>
        <table:table-row table:style-name="Tabla35.2">
          <table:table-cell table:style-name="Tabla35.A3" office:value-type="string">
            <text:p text:style-name="P374"><text:span text:style-name="T121">Incorporación</text:span><text:span text:style-name="T2"> </text:span>de<text:span text:style-name="T2"> </text:span>un<text:span text:style-name="T2"> </text:span>Sistema<text:span text:style-name="T2"> </text:span>de<text:span text:style-name="T2"> </text:span>Gestión<text:span text:style-name="T2"> </text:span>de<text:span text:style-name="T2"> </text:span>accesos</text:p>
          </table:table-cell>
          <table:table-cell table:style-name="Tabla35.B3" office:value-type="string">
            <text:p text:style-name="P380">Sí/No</text:p>
          </table:table-cell>
        </table:table-row>
        <table:table-row table:style-name="Tabla35.2">
          <table:table-cell table:style-name="Tabla35.A3" office:value-type="string">
            <text:p text:style-name="P382"><text:span text:style-name="T121">Sistemas</text:span><text:span text:style-name="T2"> </text:span>de<text:span text:style-name="T2"> </text:span>Información<text:span text:style-name="T2"> </text:span>adicionales</text:p>
          </table:table-cell>
          <table:table-cell table:style-name="Tabla35.B3" office:value-type="string">
            <text:p text:style-name="P375"><text:span text:style-name="T121">Unificación</text:span><text:span text:style-name="T2"> </text:span>de<text:span text:style-name="T2"> </text:span>Directorio<text:span text:style-name="T2"> </text:span>con<text:span text:style-name="T2"> </text:span>Correo<text:span text:style-name="T2"> </text:span>Corporativo:<text:span text:style-name="T2"> </text:span>Sí/No</text:p>
            <text:p text:style-name="P375"><text:span text:style-name="T121">Integración</text:span><text:span text:style-name="T2"> </text:span>DELFOS:<text:span text:style-name="T2"> </text:span>Sí/No</text:p>
            <text:p text:style-name="P375"><text:span text:style-name="T121">Integración</text:span><text:span text:style-name="T2"> </text:span>CRONO:<text:span text:style-name="T2"> </text:span>Sí/No</text:p>
            <text:p text:style-name="P375"><text:span text:style-name="T121">Integración</text:span><text:span text:style-name="T2"> </text:span>CEIS:<text:span text:style-name="T2"> </text:span>Sí/No</text:p>
            <text:list xml:id="list1967787445" text:style-name="WW8Num29">
              <text:list-item>
                <text:p text:style-name="P376"><text:span text:style-name="T121">Integración</text:span><text:span text:style-name="T2"> </text:span>Alfresco:<text:span text:style-name="T2"> </text:span>Sí/No</text:p>
              </text:list-item>
            </text:list>
          </table:table-cell>
        </table:table-row>
        <table:table-row table:style-name="Tabla35.1">
          <table:table-cell table:style-name="Tabla35.A3" office:value-type="string">
            <text:p text:style-name="P378"><text:span text:style-name="T121">Unificación</text:span><text:span text:style-name="T2"> </text:span>del<text:span text:style-name="T2"> </text:span>identificador<text:span text:style-name="T2"> </text:span>para<text:span text:style-name="T2"> </text:span>GIRO</text:p>
          </table:table-cell>
          <table:table-cell table:style-name="Tabla35.B3" office:value-type="string">
            <text:p text:style-name="P375"><text:span text:style-name="T121">Replicación</text:span><text:span text:style-name="T2"> </text:span>de<text:span text:style-name="T2"> </text:span>credenciales/Login<text:span text:style-name="T2"> </text:span>Único/Identificador<text:span text:style-name="T2"> </text:span>GUIA</text:p>
          </table:table-cell>
        </table:table-row>
        <table:table-row table:style-name="Tabla35.1">
          <table:table-cell table:style-name="Tabla35.A3" office:value-type="string">
            <text:p text:style-name="P379"><text:span text:style-name="T121">Integración</text:span><text:span text:style-name="T2"> </text:span>con<text:span text:style-name="T2"> </text:span>el<text:span text:style-name="T2"> </text:span>SSOWeb</text:p>
          </table:table-cell>
          <table:table-cell table:style-name="Tabla35.B3" office:value-type="string">
            <text:p text:style-name="P375"><text:span text:style-name="T121">No/En</text:span><text:span text:style-name="T2"> </text:span>Login/Completa</text:p>
          </table:table-cell>
        </table:table-row>
        <table:table-row table:style-name="Tabla35.1">
          <table:table-cell table:style-name="Tabla35.A3" office:value-type="string">
            <text:p text:style-name="P373"><text:span text:style-name="T121">Importe</text:span><text:span text:style-name="T2"> </text:span>económico</text:p>
          </table:table-cell>
          <table:table-cell table:style-name="Tabla35.B3" office:value-type="string">
            <text:p text:style-name="P381">€</text:p>
          </table:table-cell>
        </table:table-row>
        <table:table-row table:style-name="Tabla35.1">
          <table:table-cell table:style-name="Tabla35.A3" office:value-type="string">
            <text:p text:style-name="P373"><text:span text:style-name="T121">Mejora</text:span><text:span text:style-name="T2"> </text:span>en<text:span text:style-name="T2"> </text:span>el<text:span text:style-name="T2"> </text:span>número<text:span text:style-name="T2"> </text:span>de<text:span text:style-name="T2"> </text:span>evolutivos<text:span text:style-name="T2"> </text:span>caracterizados<text:span text:style-name="T2"> </text:span>como<text:span text:style-name="T2"> </text:span>prioridad<text:span text:style-name="T2"> </text:span>Alta</text:p>
          </table:table-cell>
          <table:table-cell table:style-name="Tabla35.B3" office:value-type="string">
            <text:p text:style-name="P375"><text:span text:style-name="T121">De</text:span><text:span text:style-name="T2"> </text:span>Media<text:span text:style-name="T2"> </text:span>a<text:span text:style-name="T2"> </text:span>Alta:<text:span text:style-name="T2"> </text:span>Nº</text:p>
            <text:p text:style-name="P375"><text:span text:style-name="T121">De</text:span><text:span text:style-name="T2"> </text:span>Baja<text:span text:style-name="T2"> </text:span>a<text:span text:style-name="T2"> </text:span>Alta:<text:span text:style-name="T2"> </text:span>Nº</text:p>
            <text:p text:style-name="P377"><text:span text:style-name="T121">De</text:span><text:span text:style-name="T2"> </text:span>Baja<text:span text:style-name="T2"> </text:span>a<text:span text:style-name="T2"> </text:span>Alta:<text:span text:style-name="T2"> </text:span>Nº</text:p>
          </table:table-cell>
        </table:table-row>
      </table:table>
      <text:p text:style-name="P41"/>
      <text:p text:style-name="P515"/>
      <text:p text:style-name="P515"/>
      <text:p text:style-name="P515"/>
      <text:p text:style-name="P515"/>
      <text:p text:style-name="P51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27"><text:soft-page-break/></text:p>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h text:style-name="P421" text:outline-level="3"/>
      <text:h text:style-name="P420" text:outline-level="3">ANEXO<text:span text:style-name="T2"> </text:span>V-B</text:h>
      <text:p text:style-name="P383"/>
      <text:p text:style-name="P41"><text:span text:style-name="T5">MODELO</text:span><text:span text:style-name="T7"> </text:span><text:span text:style-name="T5">DE</text:span><text:span text:style-name="T7"> </text:span><text:span text:style-name="T5">PROPOSICIÓN</text:span><text:span text:style-name="T7"> </text:span><text:span text:style-name="T5">ECONÓMICA</text:span><text:span text:style-name="T265"><text:tab/></text:span></text:p>
      <text:p text:style-name="P124"><text:tab/></text:p>
      <text:p text:style-name="P41"><text:span text:style-name="T89"><text:tab/></text:span><text:span text:style-name="T58">Dª./D.</text:span></text:p>
      <text:p text:style-name="P155">con<text:span text:style-name="T2"> </text:span>residencia<text:span text:style-name="T2"> </text:span>en</text:p>
      <text:p text:style-name="P155">provincia<text:span text:style-name="T2"> </text:span>de</text:p>
      <text:p text:style-name="P155">calle<text:tab/><text:tab/><text:tab/><text:tab/><text:tab/><text:tab/>nº<text:tab/></text:p>
      <text:p text:style-name="P155">según<text:span text:style-name="T2"> </text:span>Documento<text:span text:style-name="T2"> </text:span>Nacional<text:span text:style-name="T2"> </text:span>de<text:span text:style-name="T2"> </text:span>Identidad<text:span text:style-name="T2"> </text:span>nº</text:p>
      <text:p text:style-name="P155">enterado/a<text:span text:style-name="T2"> </text:span>de<text:span text:style-name="T2"> </text:span>las<text:span text:style-name="T2"> </text:span>condiciones<text:span text:style-name="T2"> </text:span>y<text:span text:style-name="T2"> </text:span>requisitos<text:span text:style-name="T2"> </text:span>que<text:span text:style-name="T2"> </text:span>se<text:span text:style-name="T2"> </text:span>exigen<text:span text:style-name="T2"> </text:span>para<text:span text:style-name="T2"> </text:span>la<text:span text:style-name="T2"> </text:span>adjudicación<text:span text:style-name="T2"> </text:span>del<text:span text:style-name="T2"> </text:span>contrato<text:span text:style-name="T2"> </text:span>de<text:span text:style-name="T2"> </text:span>servicios<text:span text:style-name="T2"> </text:span>(1):<text:span text:style-name="T2"> </text:span></text:p>
      <text:p text:style-name="P155"/>
      <text:p text:style-name="P384">Expediente:<text:tab/></text:p>
      <text:p text:style-name="P384">Título<text:tab/></text:p>
      <text:p text:style-name="P384">Localidad<text:tab/></text:p>
      <text:p text:style-name="P155">Se<text:span text:style-name="T2"> </text:span>compromete,<text:span text:style-name="T2"> </text:span>en<text:span text:style-name="T2"> </text:span>nombre<text:span text:style-name="T2"> <text:s text:c="23"/></text:span>(2)<text:span text:style-name="T2"> </text:span>a<text:span text:style-name="T2"> </text:span>ejecutar<text:span text:style-name="T2"> </text:span>el<text:span text:style-name="T2"> </text:span>contrato<text:span text:style-name="T2"> </text:span>con<text:span text:style-name="T2"> </text:span>estricta<text:span text:style-name="T2"> </text:span>sujeción<text:span text:style-name="T2"> </text:span>a<text:span text:style-name="T2"> </text:span>los<text:span text:style-name="T2"> </text:span>requisitos<text:span text:style-name="T2"> </text:span>exigidos,<text:span text:style-name="T2"> </text:span>de<text:span text:style-name="T2"> </text:span>acuerdo<text:span text:style-name="T2"> </text:span>con<text:span text:style-name="T2"> </text:span>las<text:span text:style-name="T2"> </text:span>condiciones<text:span text:style-name="T2"> </text:span>ofertadas,<text:span text:style-name="T2"> </text:span>por<text:span text:style-name="T2"> </text:span>la<text:span text:style-name="T2"> </text:span>cantidad<text:span text:style-name="T2"> </text:span>de<text:span text:style-name="T2"> </text:span><text:tab/><text:tab/><text:tab/><text:tab/>euros,<text:span text:style-name="T2"> <text:s/></text:span>IVA<text:span text:style-name="T2"> </text:span>excluido.<text:span text:style-name="T2"> </text:span>(3)</text:p>
      <text:p text:style-name="P155"/>
      <text:p text:style-name="P155">A<text:span text:style-name="T2"> </text:span>esta<text:span text:style-name="T2"> </text:span>cantidad<text:span text:style-name="T2"> </text:span>le<text:span text:style-name="T2"> </text:span>corresponde<text:span text:style-name="T2"> </text:span>un<text:span text:style-name="T2"> </text:span>IVA<text:span text:style-name="T2"> </text:span>de<text:span text:style-name="T2"> <text:s text:c="39"/></text:span>euros.<text:span text:style-name="T2"> </text:span>(3)<text:span text:style-name="T2"> <text:s text:c="12"/></text:span></text:p>
      <text:p text:style-name="P63"/>
      <text:p text:style-name="P63"/>
      <text:p text:style-name="P63"/>
      <text:p text:style-name="P63"/>
      <text:p text:style-name="P63"/>
      <text:p text:style-name="P157"/>
      <text:p text:style-name="P163"/>
      <text:p text:style-name="P163"/>
      <text:p text:style-name="P163"/>
      <text:p text:style-name="P163"/>
      <text:p text:style-name="P163"/>
      <text:p text:style-name="P163"/>
      <text:p text:style-name="P163"/>
      <text:p text:style-name="P164">(Lugar,<text:span text:style-name="T2"> </text:span>fecha<text:span text:style-name="T2"> </text:span>y<text:span text:style-name="T2"> </text:span>firma</text:p>
      <text:p text:style-name="P63"/>
      <text:p text:style-name="P385">(1)<text:span text:style-name="T2"> </text:span>Expresar<text:span text:style-name="T2"> </text:span>denominación<text:span text:style-name="T2"> </text:span>y<text:span text:style-name="T2"> </text:span>número<text:span text:style-name="T2"> </text:span>del<text:span text:style-name="T2"> </text:span>expediente.</text:p>
      <text:p text:style-name="P385">(2)<text:span text:style-name="T2"> </text:span>Propio<text:span text:style-name="T2"> </text:span>o<text:span text:style-name="T2"> </text:span>de<text:span text:style-name="T2"> </text:span>la<text:span text:style-name="T2"> </text:span>empresa<text:span text:style-name="T2"> </text:span>que<text:span text:style-name="T2"> </text:span>representa.</text:p>
      <text:p text:style-name="P385">(3)<text:span text:style-name="T2"> </text:span>Expresar<text:span text:style-name="T2"> </text:span>el<text:span text:style-name="T2"> </text:span>importe<text:span text:style-name="T2"> </text:span>en<text:span text:style-name="T2"> </text:span>letra<text:span text:style-name="T2"> </text:span>y<text:span text:style-name="T2"> </text:span>número.</text:p>
      <text:p text:style-name="P64"/>
      <text:p text:style-name="P128"/>
      <text:p text:style-name="P128"/>
      <text:p text:style-name="P128"/>
      <text:p text:style-name="P128"/>
      <text:p text:style-name="P128"/>
      <text:p text:style-name="P128"/>
      <text:p text:style-name="P128"/>
      <text:p text:style-name="P131"/>
      <text:p text:style-name="P131"><text:soft-page-break/></text:p>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h text:style-name="P422" text:outline-level="4"/>
      <text:h text:style-name="P423" text:outline-level="4">ANEXO<text:span text:style-name="T2"> </text:span>VI-A</text:h>
      <text:p text:style-name="P41"/>
      <text:p text:style-name="P61">SOBRE<text:span text:style-name="T2"> </text:span>2:<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pan>UN<text:span text:style-name="T2"> </text:span>JUICIO<text:span text:style-name="T2"> </text:span>DE<text:span text:style-name="T2"> </text:span>VALOR.<text:span text:style-name="T2"> </text:span>MEJORAS.</text:p>
      <text:p text:style-name="P386"/>
      <text:p text:style-name="P67"/>
      <text:p text:style-name="P67"/>
      <text:p text:style-name="P311">Elementos:</text:p>
      <text:p text:style-name="P334"/>
      <text:p text:style-name="P334"/>
      <text:p text:style-name="P334"/>
      <text:p text:style-name="P334"/>
      <text:p text:style-name="P334"/>
      <text:p text:style-name="P67"/>
      <text:p text:style-name="P311">Condiciones:</text:p>
      <text:p text:style-name="P334"/>
      <text:p text:style-name="P334"/>
      <text:p text:style-name="P334"/>
      <text:p text:style-name="P334"/>
      <text:p text:style-name="P334"/>
      <text:p text:style-name="P67"/>
      <text:p text:style-name="P311">Repercusión<text:span text:style-name="T2"> </text:span>económica:</text:p>
      <text:p text:style-name="P347"/>
      <text:p text:style-name="P347"/>
      <text:p text:style-name="P347"/>
      <text:p text:style-name="P387"/>
      <text:p text:style-name="P348"/>
      <text:p text:style-name="P125"/>
      <text:p text:style-name="P125"/>
      <text:p text:style-name="P41"/>
      <text:p text:style-name="P41"/>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h text:style-name="P422" text:outline-level="4"/>
      <text:h text:style-name="P423" text:outline-level="4">ANEXO<text:span text:style-name="T2"> </text:span>VI-B</text:h>
      <text:p text:style-name="Standard"/>
      <text:p text:style-name="P61">SOBRE<text:span text:style-name="T2"> </text:span>3:<text:span text:style-name="T2"> </text:span>DOCUMENTACIÓN<text:span text:style-name="T2"> </text:span>RELATIVA<text:span text:style-name="T2"> </text:span>A<text:span text:style-name="T2"> </text:span>LOS<text:span text:style-name="T2"> </text:span>CRITERIOS<text:span text:style-name="T2"> </text:span>DE<text:span text:style-name="T2"> </text:span>ADJUDICACIÓN<text:span text:style-name="T2"> </text:span>VALORADOS<text:span text:style-name="T2"> </text:span>MEDIANTE<text:span text:style-name="T2"> <text:s/></text:span>LA<text:span text:style-name="T2"> </text:span>APLICACIÓN<text:span text:style-name="T2"> </text:span>DE<text:span text:style-name="T2"> </text:span>FÓRMULAS.<text:span text:style-name="T2"> </text:span>MEJORAS.</text:p>
      <text:p text:style-name="P61"/>
      <text:p text:style-name="P67"/>
      <text:p text:style-name="P67"/>
      <text:list xml:id="list1910221537" text:style-name="WW8Num10">
        <text:list-item>
          <text:p text:style-name="P312">Elementos:</text:p>
        </text:list-item>
      </text:list>
      <text:p text:style-name="P313"><text:span text:style-name="T263">Mejora</text:span><text:span text:style-name="T2"> </text:span>en<text:span text:style-name="T2"> </text:span>las<text:span text:style-name="T2"> </text:span>integraciones<text:span text:style-name="T2"> </text:span>de<text:span text:style-name="T2"> </text:span>Sistemas<text:span text:style-name="T2"> </text:span>de<text:span text:style-name="T2"> </text:span>información:</text:p>
      <text:p text:style-name="P315"><text:span text:style-name="T263">-</text:span><text:span text:style-name="T2"> </text:span>Incorporación<text:span text:style-name="T2"> </text:span>de<text:span text:style-name="T2"> </text:span>un<text:span text:style-name="T2"> </text:span>sistema<text:span text:style-name="T2"> </text:span>de<text:span text:style-name="T2"> </text:span>gestión<text:span text:style-name="T2"> </text:span>de<text:span text:style-name="T2"> </text:span>accesos</text:p>
      <text:p text:style-name="P310"><text:span text:style-name="T129"><text:s/></text:span><text:span text:style-name="T128">-Sistemas</text:span><text:span text:style-name="T129"> </text:span><text:span text:style-name="T130">de</text:span><text:span text:style-name="T129"> </text:span><text:span text:style-name="T130">información</text:span><text:span text:style-name="T129"> </text:span><text:span text:style-name="T130">adicionales</text:span></text:p>
      <text:p text:style-name="P315"><text:span text:style-name="T263">-</text:span><text:span text:style-name="T2"> </text:span>Unificación<text:span text:style-name="T2"> </text:span>del<text:span text:style-name="T2"> </text:span>identificador<text:span text:style-name="T2"> </text:span>para<text:span text:style-name="T2"> </text:span>GIRO</text:p>
      <text:p text:style-name="P315"><text:span text:style-name="T263">-</text:span><text:span text:style-name="T2"> </text:span>Integración<text:span text:style-name="T2"> </text:span>con<text:span text:style-name="T2"> </text:span>el<text:span text:style-name="T2"> </text:span>SSOWeb</text:p>
      <text:p text:style-name="P316"/>
      <text:p text:style-name="P314"><text:span text:style-name="T263">Mejora</text:span><text:span text:style-name="T2"> </text:span>en<text:span text:style-name="T2"> </text:span>el<text:span text:style-name="T2"> </text:span>número<text:span text:style-name="T2"> </text:span>de<text:span text:style-name="T2"> </text:span>evolutivos<text:span text:style-name="T2"> </text:span>caracterizados<text:span text:style-name="T2"> </text:span>como<text:span text:style-name="T2"> </text:span>prioridad<text:span text:style-name="T2"> </text:span>Alta</text:p>
      <text:p text:style-name="P334"/>
      <text:p text:style-name="P334"/>
      <text:p text:style-name="P334"/>
      <text:p text:style-name="P67"/>
      <text:list xml:id="list2034090713" text:continue-numbering="true" text:style-name="WW8Num10">
        <text:list-item>
          <text:p text:style-name="P312">Condiciones:</text:p>
        </text:list-item>
      </text:list>
      <text:p text:style-name="P335">-<text:span text:style-name="T2"> </text:span>Los<text:span text:style-name="T2"> </text:span>recursos<text:span text:style-name="T2"> </text:span>necesarios<text:span text:style-name="T2"> </text:span>para<text:span text:style-name="T2"> </text:span>la<text:span text:style-name="T2"> </text:span>implementación<text:span text:style-name="T2"> </text:span>o<text:span text:style-name="T2"> </text:span>realización<text:span text:style-name="T2"> </text:span>de<text:span text:style-name="T2"> </text:span>las<text:span text:style-name="T2"> </text:span>mejoras<text:span text:style-name="T2"> </text:span>definidas<text:span text:style-name="T2"> </text:span>no<text:span text:style-name="T2"> </text:span>podrán<text:span text:style-name="T2"> </text:span>ser<text:span text:style-name="T2"> </text:span>sustraídos<text:span text:style-name="T2"> </text:span>del<text:span text:style-name="T2"> </text:span>esfuerzo<text:span text:style-name="T2"> </text:span>y<text:span text:style-name="T2"> </text:span>dedicación<text:span text:style-name="T2"> </text:span>establecidos<text:span text:style-name="T2"> </text:span>como<text:span text:style-name="T2"> </text:span>mínimos<text:span text:style-name="T2"> </text:span>en<text:span text:style-name="T2"> </text:span>el<text:span text:style-name="T2"> </text:span>PPT.</text:p>
      <text:p text:style-name="P334"/>
      <text:p text:style-name="P334"/>
      <text:p text:style-name="P334"/>
      <text:p text:style-name="P334"/>
      <text:p text:style-name="P67"/>
      <text:list xml:id="list943856985" text:continue-numbering="true" text:style-name="WW8Num10">
        <text:list-item>
          <text:p text:style-name="P312">Repercusión<text:span text:style-name="T2"> </text:span>económica:</text:p>
        </text:list-item>
      </text:list>
      <text:p text:style-name="P347"/>
      <text:p text:style-name="P347"/>
      <text:p text:style-name="P335">No</text:p>
      <text:p text:style-name="P387"/>
      <text:p text:style-name="P34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27">PLIEGO<text:span text:style-name="T2"> </text:span>DE<text:span text:style-name="T2"> </text:span>CLÁUSULAS<text:span text:style-name="T2"> </text:span>ADMINISTRATIVAS<text:span text:style-name="T2"> </text:span>PARTICULARES<text:span text:style-name="T2"> </text:span>DE<text:span text:style-name="T2"> </text:span>LA<text:span text:style-name="T2"> </text:span>DIRECCIÓN<text:span text:style-name="T2"> </text:span>GENERAL<text:span text:style-name="T2"> </text:span>DE<text:span text:style-name="T2"> </text:span>POLÍTICA<text:span text:style-name="T2"> </text:span>DIGITAL<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PARA<text:span text:style-name="T2"> </text:span>LA<text:span text:style-name="T2"> </text:span>CONTRATACIÓN<text:span text:style-name="T2"> </text:span>DE<text:span text:style-name="T2"> </text:span>SERVICIOS<text:span text:style-name="T2"> </text:span>MEDIANTE<text:span text:style-name="T2"> </text:span>PROCEDIMIENTO<text:span text:style-name="T2"> </text:span>ABIERTO<text:span text:style-name="T2"> </text:span>O<text:span text:style-name="T2"> </text:span>RESTRINGIDO</text:p>
      <text:p text:style-name="Text_20_body"/>
      <text:h text:style-name="P414" text:outline-level="1">ANEXO<text:span text:style-name="T2"> </text:span>VII</text:h>
      <text:p text:style-name="P388"/>
      <text:p text:style-name="P55">CRITERIOS<text:span text:style-name="T2"> </text:span>DE<text:span text:style-name="T2"> </text:span>ADJUDICACIÓN<text:span text:style-name="T2"> </text:span>Y<text:span text:style-name="T2"> </text:span>BAREMOS<text:span text:style-name="T2"> </text:span>DE<text:span text:style-name="T2"> </text:span>VALORACIÓN</text:p>
      <text:p text:style-name="P55"/>
      <text:p text:style-name="P389"><text:tab/>CRITERIOS<text:span text:style-name="T2"> </text:span>DE<text:span text:style-name="T2"> </text:span>ADJUDICACIÓN<text:span text:style-name="T2"> </text:span>BASADOS<text:span text:style-name="T2"> </text:span>EN<text:span text:style-name="T2"> </text:span>LA<text:span text:style-name="T2"> </text:span>APLICACIÓN<text:span text:style-name="T2"> </text:span>DE<text:span text:style-name="T2"> </text:span>JUICIOS<text:span text:style-name="T2"> </text:span>DE<text:span text:style-name="T2"> </text:span>VALOR:</text:p>
      <text:p text:style-name="P94"/>
      <table:table table:name="Tabla36" table:style-name="Tabla36">
        <table:table-column table:style-name="Tabla36.A"/>
        <table:table-column table:style-name="Tabla36.B"/>
        <table:table-row table:style-name="Tabla36.1">
          <table:table-cell table:style-name="Tabla36.A1" office:value-type="string">
            <text:p text:style-name="P96">CRITERIO</text:p>
          </table:table-cell>
          <table:table-cell table:style-name="Tabla36.B1" office:value-type="string">
            <text:p text:style-name="P96">PESO</text:p>
          </table:table-cell>
        </table:table-row>
        <table:table-row table:style-name="Tabla36.1">
          <table:table-cell table:style-name="Tabla36.A2" office:value-type="string">
            <text:p text:style-name="P98"><text:span text:style-name="T263">Calidad</text:span><text:span text:style-name="T2"> </text:span>técnica<text:span text:style-name="T2"> </text:span>de<text:span text:style-name="T2"> </text:span>las<text:span text:style-name="T2"> </text:span>soluciones<text:span text:style-name="T2"> </text:span>aportadas<text:span text:style-name="T2"> </text:span>para<text:span text:style-name="T2"> </text:span>evolucionar<text:span text:style-name="T2"> </text:span>el<text:span text:style-name="T2"> </text:span>sistema<text:span text:style-name="T2"> </text:span>GUIA</text:p>
          </table:table-cell>
          <table:table-cell table:style-name="Tabla36.B2" office:value-type="string">
            <text:p text:style-name="P97">25%</text:p>
          </table:table-cell>
        </table:table-row>
        <table:table-row table:style-name="Tabla36.1">
          <table:table-cell table:style-name="Tabla36.A3" office:value-type="string">
            <text:p text:style-name="P512"><text:span text:style-name="T263">Calidad</text:span><text:span text:style-name="T2"> </text:span>técnica<text:span text:style-name="T2"> </text:span>y<text:span text:style-name="T2"> </text:span>nivel<text:span text:style-name="T2"> </text:span>de<text:span text:style-name="T2"> </text:span>detalle<text:span text:style-name="T2"> </text:span>de<text:span text:style-name="T2"> </text:span>la<text:span text:style-name="T2"> </text:span>propuesta<text:span text:style-name="T2"> </text:span>para<text:span text:style-name="T2"> </text:span>la<text:span text:style-name="T2"> </text:span>Evolución<text:span text:style-name="T2"> </text:span>del<text:span text:style-name="T2"> </text:span>Sistema<text:span text:style-name="T2"> </text:span>de<text:span text:style-name="T2"> </text:span>Autorizaciones</text:p>
          </table:table-cell>
          <table:table-cell table:style-name="Tabla36.B3" office:value-type="string">
            <text:p text:style-name="P95">40%</text:p>
          </table:table-cell>
        </table:table-row>
        <table:table-row table:style-name="Tabla36.1">
          <table:table-cell table:style-name="Tabla36.A4" office:value-type="string">
            <text:p text:style-name="P512"><text:span text:style-name="T263">Comprensión</text:span><text:span text:style-name="T2"> </text:span>del<text:span text:style-name="T2"> </text:span>sistema<text:span text:style-name="T2"> </text:span>GUIA<text:span text:style-name="T2"> </text:span>y<text:span text:style-name="T2"> </text:span>de<text:span text:style-name="T2"> </text:span>los<text:span text:style-name="T2"> </text:span>objetivos<text:span text:style-name="T2"> </text:span>del<text:span text:style-name="T2"> </text:span>Proyecto</text:p>
          </table:table-cell>
          <table:table-cell table:style-name="Tabla36.B4" office:value-type="string">
            <text:p text:style-name="P95">20%</text:p>
          </table:table-cell>
        </table:table-row>
        <table:table-row table:style-name="Tabla36.1">
          <table:table-cell table:style-name="Tabla36.A5" office:value-type="string">
            <text:p text:style-name="P512"><text:span text:style-name="T263">Solución</text:span><text:span text:style-name="T2"> </text:span>técnica<text:span text:style-name="T2"> </text:span>para<text:span text:style-name="T2"> </text:span>el<text:span text:style-name="T2"> </text:span>resto<text:span text:style-name="T2"> </text:span>de<text:span text:style-name="T2"> </text:span>los<text:span text:style-name="T2"> </text:span>evolutivos<text:span text:style-name="T2"> </text:span>identificados</text:p>
          </table:table-cell>
          <table:table-cell table:style-name="Tabla36.B5" office:value-type="string">
            <text:p text:style-name="P95">20%</text:p>
          </table:table-cell>
        </table:table-row>
        <table:table-row table:style-name="Tabla36.1">
          <table:table-cell table:style-name="Tabla36.A6" office:value-type="string">
            <text:p text:style-name="P512"><text:span text:style-name="T263">Solución</text:span><text:span text:style-name="T2"> </text:span>técnica<text:span text:style-name="T2"> </text:span>para<text:span text:style-name="T2"> </text:span>la<text:span text:style-name="T2"> </text:span>actualización<text:span text:style-name="T2"> </text:span>de<text:span text:style-name="T2"> </text:span>los<text:span text:style-name="T2"> </text:span>componentes<text:span text:style-name="T2"> </text:span>software<text:span text:style-name="T2"> </text:span>de<text:span text:style-name="T2"> </text:span>GUIA</text:p>
          </table:table-cell>
          <table:table-cell table:style-name="Tabla36.B6" office:value-type="string">
            <text:p text:style-name="P95">20%</text:p>
          </table:table-cell>
        </table:table-row>
        <table:table-row table:style-name="Tabla36.7">
          <table:table-cell table:style-name="Tabla36.A2" office:value-type="string">
            <text:p text:style-name="P99"><text:span text:style-name="T263">Calidad</text:span><text:span text:style-name="T2"> </text:span>técnica<text:span text:style-name="T2"> </text:span>de<text:span text:style-name="T2"> </text:span>las<text:span text:style-name="T2"> </text:span>soluciones<text:span text:style-name="T2"> </text:span>técnicas<text:span text:style-name="T2"> </text:span>aportadas<text:span text:style-name="T2"> </text:span>para<text:span text:style-name="T2"> </text:span>la<text:span text:style-name="T2"> </text:span>integración<text:span text:style-name="T2"> </text:span>y<text:span text:style-name="T2"> </text:span>aprovisionamiento<text:span text:style-name="T2"> </text:span>de<text:span text:style-name="T2"> </text:span>los<text:span text:style-name="T2"> </text:span>sistemas</text:p>
          </table:table-cell>
          <table:table-cell table:style-name="Tabla36.B2" office:value-type="string">
            <text:p text:style-name="P390">10%</text:p>
          </table:table-cell>
        </table:table-row>
        <table:table-row table:style-name="Tabla36.1">
          <table:table-cell table:style-name="Tabla36.A8" office:value-type="string">
            <text:p text:style-name="P100"><text:span text:style-name="T263">Arquitectura</text:span><text:span text:style-name="T2"> </text:span>y<text:span text:style-name="T2"> </text:span>componentes<text:span text:style-name="T2"> </text:span>para<text:span text:style-name="T2"> </text:span>la<text:span text:style-name="T2"> </text:span>integración<text:span text:style-name="T2"> </text:span></text:p>
          </table:table-cell>
          <table:table-cell table:style-name="Tabla36.B8" office:value-type="string">
            <text:p text:style-name="P101">50%</text:p>
          </table:table-cell>
        </table:table-row>
        <table:table-row table:style-name="Tabla36.1">
          <table:table-cell table:style-name="Tabla36.A9" office:value-type="string">
            <text:p text:style-name="P113"><text:span text:style-name="T151">R</text:span><text:span text:style-name="T151">eutilización</text:span><text:span text:style-name="T154"> </text:span><text:span text:style-name="T152">de</text:span><text:span text:style-name="T154"> </text:span><text:span text:style-name="T152">los</text:span><text:span text:style-name="T154"> </text:span><text:span text:style-name="T152">componentes</text:span><text:span text:style-name="T154"> </text:span><text:span text:style-name="T152">de</text:span><text:span text:style-name="T154"> </text:span><text:span text:style-name="T152">integración</text:span><text:span text:style-name="T154"> </text:span><text:span text:style-name="T152">y</text:span><text:span text:style-name="T154"> </text:span><text:span text:style-name="T152">aprovisionamiento</text:span></text:p>
          </table:table-cell>
          <table:table-cell table:style-name="Tabla36.B9" office:value-type="string">
            <text:p text:style-name="P101">10%</text:p>
          </table:table-cell>
        </table:table-row>
        <table:table-row table:style-name="Tabla36.1">
          <table:table-cell table:style-name="Tabla36.A10" office:value-type="string">
            <text:p text:style-name="P100"><text:span text:style-name="T263">Facilidad</text:span><text:span text:style-name="T2"> </text:span>para<text:span text:style-name="T2"> </text:span>evolución a<text:span text:style-name="T2"> escenarios de </text:span>mayor<text:span text:style-name="T2"> </text:span>integración</text:p>
          </table:table-cell>
          <table:table-cell table:style-name="Tabla36.B10" office:value-type="string">
            <text:p text:style-name="P101">30%</text:p>
          </table:table-cell>
        </table:table-row>
        <table:table-row table:style-name="Tabla36.1">
          <table:table-cell table:style-name="Tabla36.A11" office:value-type="string">
            <text:p text:style-name="P116">Organización</text:p>
          </table:table-cell>
          <table:table-cell table:style-name="Tabla36.B2" office:value-type="string">
            <text:p text:style-name="P115">5%</text:p>
          </table:table-cell>
        </table:table-row>
        <table:table-row table:style-name="Tabla36.1">
          <table:table-cell table:style-name="Tabla36.A12" office:value-type="string">
            <text:p text:style-name="P102">Mecanismos<text:span text:style-name="T2"> </text:span>de<text:span text:style-name="T2"> </text:span>control<text:span text:style-name="T2"> </text:span>y<text:span text:style-name="T2"> </text:span>seguimiento</text:p>
          </table:table-cell>
          <table:table-cell table:style-name="Tabla36.B12" office:value-type="string">
            <text:p text:style-name="P103">30%</text:p>
          </table:table-cell>
        </table:table-row>
        <table:table-row table:style-name="Tabla36.1">
          <table:table-cell table:style-name="Tabla36.A13" office:value-type="string">
            <text:p text:style-name="P102">Metodología<text:span text:style-name="T2"> </text:span>de<text:span text:style-name="T2"> </text:span>trabajo</text:p>
          </table:table-cell>
          <table:table-cell table:style-name="Tabla36.B13" office:value-type="string">
            <text:p text:style-name="P103">20%</text:p>
          </table:table-cell>
        </table:table-row>
        <table:table-row table:style-name="Tabla36.1">
          <table:table-cell table:style-name="Tabla36.A14" office:value-type="string">
            <text:p text:style-name="P102">Establecimiento<text:span text:style-name="T2"> <text:s/></text:span>de<text:span text:style-name="T2"> </text:span>medidas<text:span text:style-name="T2"> </text:span>de<text:span text:style-name="T2"> </text:span>aseguramiento<text:span text:style-name="T2"> </text:span>de<text:span text:style-name="T2"> </text:span>la<text:span text:style-name="T2"> </text:span>calidad</text:p>
          </table:table-cell>
          <table:table-cell table:style-name="Tabla36.B14" office:value-type="string">
            <text:p text:style-name="P103">20%</text:p>
          </table:table-cell>
        </table:table-row>
        <table:table-row table:style-name="Tabla36.1">
          <table:table-cell table:style-name="Tabla36.A15" office:value-type="string">
            <text:p text:style-name="P102">Planificación<text:span text:style-name="T2"> </text:span>(descripción<text:span text:style-name="T2"> </text:span>de<text:span text:style-name="T2"> </text:span>fases<text:span text:style-name="T2"> </text:span>del<text:span text:style-name="T2"> </text:span>proyecto,<text:span text:style-name="T2"> </text:span>contenido<text:span text:style-name="T2"> </text:span>y<text:span text:style-name="T2"> </text:span>duración)</text:p>
          </table:table-cell>
          <table:table-cell table:style-name="Tabla36.B15" office:value-type="string">
            <text:p text:style-name="P103">30%</text:p>
          </table:table-cell>
        </table:table-row>
      </table:table>
      <text:p text:style-name="Text_20_body"/>
      <text:p text:style-name="P81">Para<text:span text:style-name="T2"> </text:span>cada<text:span text:style-name="T2"> </text:span>uno<text:span text:style-name="T2"> </text:span>de<text:span text:style-name="T2"> </text:span>los<text:span text:style-name="T2"> </text:span>apartados<text:span text:style-name="T2"> </text:span>y<text:span text:style-name="T2"> </text:span>subapartados,<text:span text:style-name="T2"> </text:span>las<text:span text:style-name="T2"> </text:span>ofertas<text:span text:style-name="T2"> </text:span>se<text:span text:style-name="T2"> </text:span>valorarán<text:span text:style-name="T2"> </text:span>entre<text:span text:style-name="T2"> </text:span>0<text:span text:style-name="T2"> </text:span>y<text:span text:style-name="T2"> </text:span>10<text:span text:style-name="T2"> </text:span>puntos,<text:span text:style-name="T2"> </text:span>aplicándose<text:span text:style-name="T2"> </text:span>el<text:span text:style-name="T2"> </text:span>factor<text:span text:style-name="T2"> </text:span>de<text:span text:style-name="T2"> </text:span>ponderación<text:span text:style-name="T2"> </text:span>indicado<text:span text:style-name="T2"> </text:span>en<text:span text:style-name="T2"> </text:span>la<text:span text:style-name="T2"> </text:span>tabla.</text:p>
      <text:p text:style-name="P81"/>
      <text:list xml:id="list405001143" text:style-name="WW8Num18">
        <text:list-item>
          <text:list>
            <text:list-item>
              <text:p text:style-name="P392">CALIDAD<text:span text:style-name="T2"> </text:span>TÉCNICA<text:span text:style-name="T2"> </text:span>DE<text:span text:style-name="T2"> </text:span>LAS<text:span text:style-name="T2"> </text:span>SOLUCIONES<text:span text:style-name="T2"> </text:span>APORTADAS<text:span text:style-name="T2"> </text:span>PARA<text:span text:style-name="T2"> </text:span>EVOLUCIONAR<text:span text:style-name="T2"> </text:span>EL<text:span text:style-name="T2"> </text:span>SISTEMA<text:span text:style-name="T2"> </text:span>GUIA</text:p>
              <text:list>
                <text:list-item>
                  <text:p text:style-name="P358">Calidad<text:span text:style-name="T2"> </text:span>técnica<text:span text:style-name="T2"> </text:span>y<text:span text:style-name="T2"> </text:span>nivel<text:span text:style-name="T2"> </text:span>de<text:span text:style-name="T2"> </text:span>detalle<text:span text:style-name="T2"> </text:span>de<text:span text:style-name="T2"> </text:span>la<text:span text:style-name="T2"> </text:span>propuesta<text:span text:style-name="T2"> </text:span>para<text:span text:style-name="T2"> </text:span>la<text:span text:style-name="T2"> </text:span>Evolución<text:span text:style-name="T2"> </text:span>del<text:span text:style-name="T2"> </text:span>Sistema<text:span text:style-name="T2"> </text:span>de<text:span text:style-name="T2"> </text:span>Autorizaciones</text:p>
                </text:list-item>
              </text:list>
            </text:list-item>
          </text:list>
        </text:list-item>
      </text:list>
      <text:p text:style-name="P363">Se<text:span text:style-name="T2"> </text:span>valorará<text:span text:style-name="T2"> </text:span>que<text:span text:style-name="T2"> </text:span>la<text:span text:style-name="T2"> </text:span>planificación<text:span text:style-name="T2"> </text:span>se<text:span text:style-name="T2"> </text:span>haya<text:span text:style-name="T2"> </text:span>realizado<text:span text:style-name="T2"> </text:span>con<text:span text:style-name="T2"> </text:span>un<text:span text:style-name="T2"> </text:span>alto<text:span text:style-name="T2"> </text:span>nivel<text:span text:style-name="T2"> </text:span>de<text:span text:style-name="T2"> </text:span>detalle<text:span text:style-name="T2"> </text:span>refinando<text:span text:style-name="T2"> </text:span>tareas<text:span text:style-name="T2"> </text:span>y<text:span text:style-name="T2"> </text:span>dedicación<text:span text:style-name="T2"> </text:span>de<text:span text:style-name="T2"> </text:span>recursos.</text:p>
      <text:p text:style-name="P363">Se<text:span text:style-name="T2"> </text:span>valorará<text:span text:style-name="T2"> </text:span>que<text:span text:style-name="T2"> </text:span>los<text:span text:style-name="T2"> </text:span>plazos<text:span text:style-name="T2"> </text:span>sean<text:span text:style-name="T2"> </text:span>coherentes<text:span text:style-name="T2"> </text:span>con<text:span text:style-name="T2"> </text:span>las<text:span text:style-name="T2"> </text:span>tareas,<text:span text:style-name="T2"> </text:span>los<text:span text:style-name="T2"> </text:span>recursos,<text:span text:style-name="T2"> </text:span>y<text:span text:style-name="T2"> </text:span>la<text:span text:style-name="T2"> </text:span>fecha<text:span text:style-name="T2"> </text:span>objetivo<text:span text:style-name="T2"> </text:span>de<text:span text:style-name="T2"> </text:span>entrada<text:span text:style-name="T2"> </text:span>en<text:span text:style-name="T2"> </text:span>producción<text:span text:style-name="T2"> </text:span>del<text:span text:style-name="T2"> </text:span>proyecto<text:span text:style-name="T2"> </text:span>GIRO</text:p>
      <text:p text:style-name="P363">Se<text:span text:style-name="T2"> </text:span>valorará<text:span text:style-name="T2"> </text:span>que<text:span text:style-name="T2"> </text:span>la<text:span text:style-name="T2"> </text:span>solución<text:span text:style-name="T2"> </text:span>propuesta<text:span text:style-name="T2"> </text:span>sea<text:span text:style-name="T2"> </text:span>compatible<text:span text:style-name="T2"> </text:span>y<text:span text:style-name="T2"> </text:span>coherente<text:span text:style-name="T2"> </text:span>con<text:span text:style-name="T2"> </text:span>la<text:span text:style-name="T2"> </text:span>arquitectura<text:span text:style-name="T2"> </text:span>y<text:span text:style-name="T2"> </text:span>las<text:span text:style-name="T2"> </text:span>evoluciones<text:span text:style-name="T2"> </text:span>del<text:span text:style-name="T2"> </text:span>resto<text:span text:style-name="T2"> </text:span>de<text:span text:style-name="T2"> </text:span>la<text:span text:style-name="T2"> </text:span>propuesta.</text:p>
      <text:list xml:id="list890983431" text:style-name="WW8Num22">
        <text:list-item>
          <text:list>
            <text:list-item>
              <text:list>
                <text:list-item>
                  <text:p text:style-name="P359">Comprensión<text:span text:style-name="T2"> </text:span>del<text:span text:style-name="T2"> </text:span>sistema<text:span text:style-name="T2"> </text:span>GUIA<text:span text:style-name="T2"> </text:span>y<text:span text:style-name="T2"> </text:span>de<text:span text:style-name="T2"> </text:span>los<text:span text:style-name="T2"> </text:span>objetivos<text:span text:style-name="T2"> </text:span>del<text:span text:style-name="T2"> </text:span>Proyecto</text:p>
                </text:list-item>
              </text:list>
            </text:list-item>
          </text:list>
        </text:list-item>
      </text:list>
      <text:p text:style-name="P366">Se<text:span text:style-name="T2"> </text:span>valorará<text:span text:style-name="T2"> </text:span>el<text:span text:style-name="T2"> </text:span>contenido<text:span text:style-name="T2"> </text:span>que<text:span text:style-name="T2"> </text:span>documente<text:span text:style-name="T2"> </text:span>el<text:span text:style-name="T2"> </text:span>conocimiento<text:span text:style-name="T2"> </text:span>y<text:span text:style-name="T2"> </text:span>la<text:span text:style-name="T2"> </text:span>comprensión<text:span text:style-name="T2"> </text:span>del<text:span text:style-name="T2"> </text:span>sistema<text:span text:style-name="T2"> </text:span>a<text:span text:style-name="T2"> </text:span>mantener<text:span text:style-name="T2"> </text:span>e<text:span text:style-name="T2"> </text:span>implantar<text:span text:style-name="T2"> </text:span>por<text:span text:style-name="T2"> </text:span>parte<text:span text:style-name="T2"> </text:span>del<text:span text:style-name="T2"> </text:span>licitador.</text:p>
      <text:p text:style-name="P366">Se<text:span text:style-name="T2"> </text:span>valorará<text:span text:style-name="T2"> </text:span>a<text:span text:style-name="T2"> </text:span>través<text:span text:style-name="T2"> </text:span>del<text:span text:style-name="T2"> </text:span>contenido<text:span text:style-name="T2"> </text:span>que<text:span text:style-name="T2"> </text:span>lo<text:span text:style-name="T2"> </text:span>documente,<text:span text:style-name="T2"> </text:span>la<text:span text:style-name="T2"> </text:span>comprensión<text:span text:style-name="T2"> </text:span>de<text:span text:style-name="T2"> </text:span>las<text:span text:style-name="T2"> </text:span>implicaciones<text:span text:style-name="T2"> </text:span>organizativas<text:span text:style-name="T2"> </text:span>y<text:span text:style-name="T2"> </text:span>competenciales<text:span text:style-name="T2"> </text:span>del<text:span text:style-name="T2"> </text:span>sistema.</text:p>
      <text:p text:style-name="P366">Se<text:span text:style-name="T2"> </text:span>valorará<text:span text:style-name="T2"> </text:span>la<text:span text:style-name="T2"> </text:span>coherencia<text:span text:style-name="T2"> </text:span>global<text:span text:style-name="T2"> </text:span>de<text:span text:style-name="T2"> </text:span>las<text:span text:style-name="T2"> </text:span>soluciones<text:span text:style-name="T2"> </text:span>aportadas<text:span text:style-name="T2"> </text:span>para<text:span text:style-name="T2"> </text:span>cada<text:span text:style-name="T2"> </text:span>uno<text:span text:style-name="T2"> </text:span>de<text:span text:style-name="T2"> </text:span>los<text:span text:style-name="T2"> </text:span>mantenimientos<text:span text:style-name="T2"> </text:span>ya<text:span text:style-name="T2"> </text:span>identificados<text:span text:style-name="T2"> </text:span>en<text:span text:style-name="T2"> </text:span>los<text:span text:style-name="T2"> </text:span>pliegos<text:span text:style-name="T2"> </text:span>de<text:span text:style-name="T2"> </text:span>prescripciones<text:span text:style-name="T2"> </text:span>técnicas<text:span text:style-name="T2"> </text:span>tanto<text:span text:style-name="T2"> </text:span>los<text:span text:style-name="T2"> </text:span><text:soft-page-break/>cinco<text:span text:style-name="T2"> </text:span>objetivos<text:span text:style-name="T2"> </text:span>de<text:span text:style-name="T2"> </text:span>la<text:span text:style-name="T2"> </text:span>Adecuación<text:span text:style-name="T2"> </text:span>de<text:span text:style-name="T2"> </text:span>gestión<text:span text:style-name="T2"> </text:span>de<text:span text:style-name="T2"> </text:span>autorizaciones<text:span text:style-name="T2"> </text:span>de<text:span text:style-name="T2"> </text:span>acceso<text:span text:style-name="T2"> </text:span>como<text:span text:style-name="T2"> </text:span>los<text:span text:style-name="T2"> </text:span>del<text:span text:style-name="T2"> </text:span>apartado<text:span text:style-name="T2"> “</text:span>Otros<text:span text:style-name="T2"> </text:span>Evolutivos<text:span text:style-name="T2"> </text:span>del<text:span text:style-name="T2"> </text:span>pliego<text:span text:style-name="T2"> </text:span>de<text:span text:style-name="T2"> </text:span>prescripciones<text:span text:style-name="T2"> </text:span>técnicas.</text:p>
      <text:list xml:id="list166346559" text:continue-list="list405001143" text:style-name="WW8Num18">
        <text:list-item>
          <text:list>
            <text:list-item>
              <text:list>
                <text:list-item>
                  <text:p text:style-name="P358">Solución<text:span text:style-name="T2"> </text:span>técnica<text:span text:style-name="T2"> </text:span>para<text:span text:style-name="T2"> </text:span>el<text:span text:style-name="T2"> </text:span>resto<text:span text:style-name="T2"> </text:span>de<text:span text:style-name="T2"> </text:span>los<text:span text:style-name="T2"> </text:span>evolutivos<text:span text:style-name="T2"> </text:span>identificados</text:p>
                </text:list-item>
              </text:list>
            </text:list-item>
          </text:list>
        </text:list-item>
      </text:list>
      <text:p text:style-name="P36">Se<text:span text:style-name="T2"> </text:span>valorará<text:span text:style-name="T2"> </text:span>la<text:span text:style-name="T2"> </text:span>solución<text:span text:style-name="T2"> </text:span>técnica<text:span text:style-name="T2"> </text:span>propuesta<text:span text:style-name="T2"> </text:span>para<text:span text:style-name="T2"> </text:span>los<text:span text:style-name="T2"> </text:span>evolutivos<text:span text:style-name="T2"> </text:span>identificados<text:span text:style-name="T2"> </text:span>dentro<text:span text:style-name="T2"> </text:span>de<text:span text:style-name="T2"> </text:span>la<text:span text:style-name="T2"> “</text:span>Adecuación<text:span text:style-name="T2"> </text:span>del<text:span text:style-name="T2"> </text:span>sistema<text:span text:style-name="T2"> </text:span>de<text:span text:style-name="T2"> </text:span>autorizaciones<text:span text:style-name="T2"> </text:span>de<text:span text:style-name="T2"> </text:span>acceso<text:span text:style-name="T2">” </text:span>como<text:span text:style-name="T2"> </text:span>de<text:span text:style-name="T2"> </text:span>prioridad<text:span text:style-name="T2"> </text:span>no<text:span text:style-name="T2"> </text:span>alta.</text:p>
      <text:p text:style-name="P36">Se<text:span text:style-name="T2"> </text:span>valorará<text:span text:style-name="T2"> </text:span>la<text:span text:style-name="T2"> </text:span>solución<text:span text:style-name="T2"> </text:span>técnica<text:span text:style-name="T2"> </text:span>propuesta<text:span text:style-name="T2"> </text:span>para<text:span text:style-name="T2"> </text:span>los<text:span text:style-name="T2"> </text:span>evolutivos<text:span text:style-name="T2"> </text:span>identificados<text:span text:style-name="T2"> </text:span>fuera<text:span text:style-name="T2"> </text:span>de<text:span text:style-name="T2"> </text:span>la<text:span text:style-name="T2"> “</text:span>Adecuación<text:span text:style-name="T2"> </text:span>del<text:span text:style-name="T2"> </text:span>sistema<text:span text:style-name="T2"> </text:span>de<text:span text:style-name="T2"> </text:span>autorizaciones<text:span text:style-name="T2"> </text:span>de<text:span text:style-name="T2"> </text:span>acceso<text:span text:style-name="T2">” </text:span>y<text:span text:style-name="T2"> </text:span>de<text:span text:style-name="T2"> </text:span>la<text:span text:style-name="T2"> </text:span>actualización<text:span text:style-name="T2"> </text:span>de<text:span text:style-name="T2"> </text:span>componentes<text:span text:style-name="T2"> </text:span>del<text:span text:style-name="T2"> </text:span>proyecto.</text:p>
      <text:list xml:id="list1158523028" text:style-name="WW8Num28">
        <text:list-item>
          <text:list>
            <text:list-item>
              <text:list>
                <text:list-item>
                  <text:p text:style-name="P360">Solución<text:span text:style-name="T2"> </text:span>técnica<text:span text:style-name="T2"> </text:span>para<text:span text:style-name="T2"> </text:span>la<text:span text:style-name="T2"> </text:span>actualización<text:span text:style-name="T2"> </text:span>de<text:span text:style-name="T2"> </text:span>los<text:span text:style-name="T2"> </text:span>componentes<text:span text:style-name="T2"> </text:span>software<text:span text:style-name="T2"> </text:span>de<text:span text:style-name="T2"> </text:span>GUIA</text:p>
                </text:list-item>
              </text:list>
            </text:list-item>
          </text:list>
        </text:list-item>
      </text:list>
      <text:p text:style-name="P37">Se<text:span text:style-name="T2"> </text:span>valorará<text:span text:style-name="T2"> </text:span>la<text:span text:style-name="T2"> </text:span>solución<text:span text:style-name="T2"> </text:span>técnica<text:span text:style-name="T2"> </text:span>propuesta<text:span text:style-name="T2"> </text:span>desde<text:span text:style-name="T2"> </text:span>las<text:span text:style-name="T2"> </text:span>perspectivas<text:span text:style-name="T2"> </text:span>de:<text:span text:style-name="T2"> </text:span>robustez,<text:span text:style-name="T2"> </text:span>escalabilidad,<text:span text:style-name="T2"> </text:span>modelo<text:span text:style-name="T2"> </text:span>de<text:span text:style-name="T2"> </text:span>licenciamiento<text:span text:style-name="T2"> </text:span>y<text:span text:style-name="T2"> </text:span>propiedad<text:span text:style-name="T2"> </text:span>de<text:span text:style-name="T2"> </text:span>los<text:span text:style-name="T2"> </text:span>productos.</text:p>
      <text:p text:style-name="P38">Se<text:span text:style-name="T2"> </text:span>valorará<text:span text:style-name="T2"> </text:span>el<text:span text:style-name="T2"> </text:span>diseño<text:span text:style-name="T2"> </text:span>del<text:span text:style-name="T2"> </text:span>subproyecto<text:span text:style-name="T2"> </text:span>de<text:span text:style-name="T2"> </text:span>actualización<text:span text:style-name="T2"> </text:span>desde<text:span text:style-name="T2"> </text:span>las<text:span text:style-name="T2"> </text:span>perspectivas<text:span text:style-name="T2"> </text:span>de:<text:span text:style-name="T2"> </text:span>adecuación<text:span text:style-name="T2"> </text:span>de<text:span text:style-name="T2"> </text:span>tareas<text:span text:style-name="T2"> </text:span>y<text:span text:style-name="T2"> </text:span>recursos;<text:span text:style-name="T2"> </text:span>e<text:span text:style-name="T2"> </text:span>impacto<text:span text:style-name="T2"> </text:span>en<text:span text:style-name="T2"> </text:span>la<text:span text:style-name="T2"> </text:span>disponibilidad<text:span text:style-name="T2"> </text:span>del<text:span text:style-name="T2"> </text:span>sistema.</text:p>
      <text:p text:style-name="P37">Se<text:span text:style-name="T2"> </text:span>valorará<text:span text:style-name="T2"> </text:span>la<text:span text:style-name="T2"> </text:span>orientación<text:span text:style-name="T2"> </text:span>a<text:span text:style-name="T2"> </text:span>arquitecturas<text:span text:style-name="T2"> </text:span>basadas<text:span text:style-name="T2"> </text:span>en<text:span text:style-name="T2"> </text:span>servicios.</text:p>
      <text:list xml:id="list629491784" text:continue-numbering="true" text:style-name="WW8Num28">
        <text:list-item>
          <text:list>
            <text:list-item>
              <text:p text:style-name="P393">CALIDAD<text:span text:style-name="T2"> </text:span>TÉCNICA<text:span text:style-name="T2"> </text:span>DE<text:span text:style-name="T2"> </text:span>LAS<text:span text:style-name="T2"> </text:span>SOLUCIONES<text:span text:style-name="T2"> </text:span>TÉCNICAS<text:span text:style-name="T2"> </text:span>APORTADAS<text:span text:style-name="T2"> </text:span>PARA<text:span text:style-name="T2"> </text:span>LA<text:span text:style-name="T2"> </text:span>INTEGRACIÓN<text:span text:style-name="T2"> </text:span>Y<text:span text:style-name="T2"> </text:span>APROVISIONAMIENTO<text:span text:style-name="T2"> </text:span>DE<text:span text:style-name="T2"> </text:span>LOS<text:span text:style-name="T2"> </text:span>SISTEMAS</text:p>
            </text:list-item>
          </text:list>
        </text:list-item>
      </text:list>
      <text:p text:style-name="P81"/>
      <text:p text:style-name="P149"><text:span text:style-name="T264">Se</text:span><text:span text:style-name="T2"> </text:span>valorará<text:span text:style-name="T2"> </text:span>la<text:span text:style-name="T2"> </text:span>arquitectura<text:span text:style-name="T2"> </text:span>y<text:span text:style-name="T2"> </text:span>los<text:span text:style-name="T2"> </text:span>componentes<text:span text:style-name="T2"> </text:span>que<text:span text:style-name="T2"> </text:span>intervengan<text:span text:style-name="T2"> </text:span>en<text:span text:style-name="T2"> </text:span>la<text:span text:style-name="T2"> </text:span>integración<text:span text:style-name="T2"> </text:span>y<text:span text:style-name="T2"> </text:span>en<text:span text:style-name="T2"> </text:span>el<text:span text:style-name="T2"> </text:span>aprovisionamiento<text:span text:style-name="T2"> </text:span>de<text:span text:style-name="T2"> </text:span>los<text:span text:style-name="T2"> </text:span>sistemas<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p>
      <text:p text:style-name="P149"><text:span text:style-name="T264">Se</text:span><text:span text:style-name="T2"> </text:span>valorará<text:span text:style-name="T2"> </text:span>la<text:span text:style-name="T2"> </text:span>posibilidad<text:span text:style-name="T2"> </text:span>de<text:span text:style-name="T2"> </text:span>reutilización<text:span text:style-name="T2"> </text:span>de<text:span text:style-name="T2"> </text:span>los<text:span text:style-name="T2"> </text:span>componentes<text:span text:style-name="T2"> </text:span>de<text:span text:style-name="T2"> </text:span>integración<text:span text:style-name="T2"> </text:span>y<text:span text:style-name="T2"> </text:span>aprovisionamiento<text:span text:style-name="T2"> </text:span>para<text:span text:style-name="T2"> </text:span>los<text:span text:style-name="T2"> </text:span>sistemas<text:span text:style-name="T2"> </text:span>de<text:span text:style-name="T2"> </text:span>la<text:span text:style-name="T2"> </text:span>Consejería<text:span text:style-name="T2"> </text:span>de<text:span text:style-name="T2"> </text:span>Hacienda<text:span text:style-name="T2"> </text:span>y<text:span text:style-name="T2"> </text:span>Administración<text:span text:style-name="T2"> </text:span>Pública<text:span text:style-name="T2"> </text:span>en<text:span text:style-name="T2"> </text:span>otras<text:span text:style-name="T2"> </text:span>Consejerías<text:span text:style-name="T2"> </text:span>y<text:span text:style-name="T2"> </text:span>Entidades<text:span text:style-name="T2"> </text:span>Instrumentales<text:span text:style-name="T2"> </text:span>de<text:span text:style-name="T2"> </text:span>la<text:span text:style-name="T2"> </text:span>Junta<text:span text:style-name="T2"> </text:span>de<text:span text:style-name="T2"> </text:span>Andalucía.</text:p>
      <text:p text:style-name="P149"><text:span text:style-name="T264">Se</text:span><text:span text:style-name="T2"> </text:span>valorará<text:span text:style-name="T2"> </text:span>la<text:span text:style-name="T2"> </text:span>facilidad<text:span text:style-name="T2"> </text:span>para<text:span text:style-name="T2"> </text:span>evolucionar<text:span text:style-name="T2"> </text:span>la<text:span text:style-name="T2"> </text:span>solución<text:span text:style-name="T2"> </text:span>propuesta<text:span text:style-name="T2"> </text:span>hacia<text:span text:style-name="T2"> </text:span>escenarios<text:span text:style-name="T2"> </text:span>de<text:span text:style-name="T2"> </text:span>mayor<text:span text:style-name="T2"> </text:span>integración.</text:p>
      <text:list xml:id="list905802080" text:style-name="WW8Num23">
        <text:list-item>
          <text:list>
            <text:list-item>
              <text:p text:style-name="P394">ORGANIZACIÓN</text:p>
            </text:list-item>
          </text:list>
        </text:list-item>
      </text:list>
      <text:p text:style-name="P150"><text:span text:style-name="T230">Se</text:span><text:span text:style-name="T232"> </text:span><text:span text:style-name="T231">valorarán</text:span><text:span text:style-name="T232"> </text:span><text:span text:style-name="T32">la</text:span><text:span text:style-name="T38"> </text:span><text:span text:style-name="T32">metodología</text:span><text:span text:style-name="T38"> <text:s/></text:span><text:span text:style-name="T32">y</text:span><text:span text:style-name="T38"> </text:span><text:span text:style-name="T32">herramientas</text:span><text:span text:style-name="T38"> </text:span><text:span text:style-name="T32">utilizadas</text:span><text:span text:style-name="T38"> </text:span><text:span text:style-name="T32">en</text:span><text:span text:style-name="T38"> </text:span><text:span text:style-name="T32">el</text:span><text:span text:style-name="T38"> </text:span><text:span text:style-name="T32">proyecto:</text:span></text:p>
      <text:list xml:id="list1030830742" text:style-name="WW8Num24">
        <text:list-item>
          <text:p text:style-name="P364">Mecanismos<text:span text:style-name="T2"> </text:span>de<text:span text:style-name="T2"> </text:span>control<text:span text:style-name="T2"> </text:span>y<text:span text:style-name="T2"> </text:span>seguimiento<text:span text:style-name="T2"> </text:span>del<text:span text:style-name="T2"> </text:span>proyecto</text:p>
        </text:list-item>
        <text:list-item>
          <text:p text:style-name="P364">Metodología<text:span text:style-name="T2"> </text:span>de<text:span text:style-name="T2"> </text:span>trabajo<text:span text:style-name="T2"> </text:span>propuesta</text:p>
        </text:list-item>
        <text:list-item>
          <text:p text:style-name="P364">Establecimiento<text:span text:style-name="T2"> </text:span>de<text:span text:style-name="T2"> </text:span>medidas<text:span text:style-name="T2"> </text:span>de<text:span text:style-name="T2"> </text:span>aseguramiento<text:span text:style-name="T2"> </text:span>de<text:span text:style-name="T2"> </text:span>la<text:span text:style-name="T2"> </text:span>calidad<text:span text:style-name="T2"> </text:span></text:p>
        </text:list-item>
        <text:list-item>
          <text:p text:style-name="P364">Descripción<text:span text:style-name="T2"> </text:span>de<text:span text:style-name="T2"> </text:span>fases<text:span text:style-name="T2"> </text:span>del<text:span text:style-name="T2"> </text:span>proyecto,<text:span text:style-name="T2"> </text:span>contenido<text:span text:style-name="T2"> </text:span>y<text:span text:style-name="T2"> </text:span>duración</text:p>
        </text:list-item>
      </text:list>
      <text:p text:style-name="P361"/>
      <text:h text:style-name="P417" text:outline-level="1">CRITERIOS<text:span text:style-name="T2"> </text:span>DE<text:span text:style-name="T2"> </text:span>ADJUDICACIÓN<text:span text:style-name="T2"> </text:span>BASADOS<text:span text:style-name="T2"> </text:span>EN<text:span text:style-name="T2"> </text:span>LA<text:span text:style-name="T2"> </text:span>APLICACIÓN<text:span text:style-name="T2"> </text:span>DE<text:span text:style-name="T2"> </text:span>FÓRMULAS:</text:h>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89">CRITERIO</text:p>
          </table:table-cell>
          <table:table-cell table:style-name="Tabla37.B1" office:value-type="string">
            <text:p text:style-name="P89">PESO</text:p>
          </table:table-cell>
        </table:table-row>
        <table:table-row table:style-name="Tabla37.1">
          <table:table-cell table:style-name="Tabla37.A2" office:value-type="string">
            <text:p text:style-name="P91"><text:span text:style-name="T263">Mejora</text:span><text:span text:style-name="T2"> </text:span>en<text:span text:style-name="T2"> </text:span>las<text:span text:style-name="T2"> </text:span>integraciones<text:span text:style-name="T2"> </text:span>de<text:span text:style-name="T2"> </text:span>Sistemas<text:span text:style-name="T2"> </text:span>de<text:span text:style-name="T2"> </text:span>información</text:p>
          </table:table-cell>
          <table:table-cell table:style-name="Tabla37.B2" office:value-type="string">
            <text:p text:style-name="P90">35%</text:p>
          </table:table-cell>
        </table:table-row>
        <table:table-row table:style-name="Tabla37.1">
          <table:table-cell table:style-name="Tabla37.A3" office:value-type="string">
            <text:p text:style-name="P513"><text:span text:style-name="T263">Incorporación</text:span><text:span text:style-name="T2"> </text:span>de<text:span text:style-name="T2"> </text:span>un<text:span text:style-name="T2"> </text:span>sistema<text:span text:style-name="T2"> </text:span>de<text:span text:style-name="T2"> </text:span>gestión<text:span text:style-name="T2"> </text:span>de<text:span text:style-name="T2"> </text:span>accesos</text:p>
          </table:table-cell>
          <table:table-cell table:style-name="Tabla37.B3" office:value-type="string">
            <text:p text:style-name="P93">40%</text:p>
          </table:table-cell>
        </table:table-row>
        <table:table-row table:style-name="Tabla37.1">
          <table:table-cell table:style-name="Tabla37.A4" office:value-type="string">
            <text:p text:style-name="P513"><text:span text:style-name="T263">Sistemas</text:span><text:span text:style-name="T2"> </text:span>de<text:span text:style-name="T2"> </text:span>información<text:span text:style-name="T2"> </text:span>adicionales</text:p>
          </table:table-cell>
          <table:table-cell table:style-name="Tabla37.B4" office:value-type="string">
            <text:p text:style-name="P93">20%</text:p>
          </table:table-cell>
        </table:table-row>
        <table:table-row table:style-name="Tabla37.1">
          <table:table-cell table:style-name="Tabla37.A5" office:value-type="string">
            <text:p text:style-name="P513"><text:span text:style-name="T263">Unificación</text:span><text:span text:style-name="T2"> </text:span>del<text:span text:style-name="T2"> </text:span>identificador<text:span text:style-name="T2"> </text:span>para<text:span text:style-name="T2"> </text:span>GIRO</text:p>
          </table:table-cell>
          <table:table-cell table:style-name="Tabla37.B5" office:value-type="string">
            <text:p text:style-name="P93">20%</text:p>
          </table:table-cell>
        </table:table-row>
        <table:table-row table:style-name="Tabla37.1">
          <table:table-cell table:style-name="Tabla37.A6" office:value-type="string">
            <text:p text:style-name="P513"><text:span text:style-name="T263">Integración</text:span><text:span text:style-name="T2"> </text:span>con<text:span text:style-name="T2"> </text:span>el<text:span text:style-name="T2"> </text:span>SSOWeb</text:p>
          </table:table-cell>
          <table:table-cell table:style-name="Tabla37.B6" office:value-type="string">
            <text:p text:style-name="P93">20%</text:p>
          </table:table-cell>
        </table:table-row>
        <table:table-row table:style-name="Tabla37.7">
          <table:table-cell table:style-name="Tabla37.A2" office:value-type="string">
            <text:p text:style-name="P92"><text:span text:style-name="T263">Importe</text:span><text:span text:style-name="T2"> </text:span>económico</text:p>
          </table:table-cell>
          <table:table-cell table:style-name="Tabla37.B2" office:value-type="string">
            <text:p text:style-name="P391">15%</text:p>
          </table:table-cell>
        </table:table-row>
        <table:table-row table:style-name="Tabla37.1">
          <table:table-cell table:style-name="Tabla37.A2" office:value-type="string">
            <text:p text:style-name="P119">Mejora<text:span text:style-name="T2"> </text:span>en<text:span text:style-name="T2"> </text:span>el<text:span text:style-name="T2"> </text:span>número<text:span text:style-name="T2"> </text:span>de<text:span text:style-name="T2"> </text:span>evolutivos<text:span text:style-name="T2"> </text:span>caracterizados<text:span text:style-name="T2"> </text:span>como<text:span text:style-name="T2"> </text:span>prioridad<text:span text:style-name="T2"> </text:span>Alta</text:p>
          </table:table-cell>
          <table:table-cell table:style-name="Tabla37.B8" office:value-type="string">
            <text:p text:style-name="P120">10%</text:p>
          </table:table-cell>
        </table:table-row>
      </table:table>
      <text:p text:style-name="P396"><text:soft-page-break/>Para<text:span text:style-name="T2"> </text:span>cada<text:span text:style-name="T2"> </text:span>uno<text:span text:style-name="T2"> </text:span>de<text:span text:style-name="T2"> </text:span>los<text:span text:style-name="T2"> </text:span>apartados<text:span text:style-name="T2"> </text:span>y<text:span text:style-name="T2"> </text:span>subapartados,<text:span text:style-name="T2"> </text:span>las<text:span text:style-name="T2"> </text:span>ofertas<text:span text:style-name="T2"> </text:span>se<text:span text:style-name="T2"> </text:span>valorarán<text:span text:style-name="T2"> </text:span>entre<text:span text:style-name="T2"> </text:span>0<text:span text:style-name="T2"> </text:span>y<text:span text:style-name="T2"> </text:span>10<text:span text:style-name="T2"> </text:span>puntos,<text:span text:style-name="T2"> </text:span>aplicándose<text:span text:style-name="T2"> </text:span>el<text:span text:style-name="T2"> </text:span>factor<text:span text:style-name="T2"> </text:span>de<text:span text:style-name="T2"> </text:span>ponderación<text:span text:style-name="T2"> </text:span>indicado<text:span text:style-name="T2"> </text:span>en<text:span text:style-name="T2"> </text:span>la<text:span text:style-name="T2"> </text:span>tabla.</text:p>
      <text:p text:style-name="P81"/>
      <text:p text:style-name="P397">A<text:span text:style-name="T2"> </text:span>continuación<text:span text:style-name="T2"> </text:span>se<text:span text:style-name="T2"> </text:span>desarrollan<text:span text:style-name="T2"> </text:span>las<text:span text:style-name="T2"> </text:span>fórmulas<text:span text:style-name="T2"> </text:span>a<text:span text:style-name="T2"> </text:span>aplicar,<text:span text:style-name="T2"> </text:span>y<text:span text:style-name="T2"> </text:span>los<text:span text:style-name="T2"> </text:span>parámetros<text:span text:style-name="T2"> </text:span>de<text:span text:style-name="T2"> </text:span>entrada<text:span text:style-name="T2"> </text:span>de<text:span text:style-name="T2"> </text:span>dichas<text:span text:style-name="T2"> </text:span>fórmulas<text:span text:style-name="T2"> </text:span>que<text:span text:style-name="T2"> </text:span>deberán<text:span text:style-name="T2"> </text:span>ser<text:span text:style-name="T2"> </text:span>especificados<text:span text:style-name="T2"> </text:span>en<text:span text:style-name="T2"> </text:span>las<text:span text:style-name="T2"> </text:span>propuestas<text:span text:style-name="T2"> </text:span>para<text:span text:style-name="T2"> </text:span>realizar<text:span text:style-name="T2"> </text:span>el<text:span text:style-name="T2"> </text:span>cálculo<text:span text:style-name="T2"> </text:span>de<text:span text:style-name="T2"> </text:span>la<text:span text:style-name="T2"> </text:span>valoración<text:span text:style-name="T2"> </text:span>de<text:span text:style-name="T2"> </text:span>una<text:span text:style-name="T2"> </text:span>proposición<text:span text:style-name="T2"> </text:span>concreta.</text:p>
      <text:p text:style-name="P47"/>
      <text:list xml:id="list1635569453" text:style-name="WW8Num30">
        <text:list-item>
          <text:p text:style-name="P399">MEJORA<text:span text:style-name="T2"> </text:span>EN<text:span text:style-name="T2"> </text:span>LAS<text:span text:style-name="T2"> </text:span>INTEGRACIONES<text:span text:style-name="T2"> </text:span>DE<text:span text:style-name="T2"> </text:span>SISTEMAS<text:span text:style-name="T2"> </text:span>DE<text:span text:style-name="T2"> </text:span>INFORMACIÓN</text:p>
        </text:list-item>
      </text:list>
      <text:p text:style-name="P398">Los<text:span text:style-name="T2"> </text:span>recursos<text:span text:style-name="T2"> </text:span>necesarios<text:span text:style-name="T2"> </text:span>para<text:span text:style-name="T2"> </text:span>la<text:span text:style-name="T2"> </text:span>implementación<text:span text:style-name="T2"> </text:span>o<text:span text:style-name="T2"> </text:span>realización<text:span text:style-name="T2"> </text:span>de<text:span text:style-name="T2"> </text:span>las<text:span text:style-name="T2"> </text:span>mejoras<text:span text:style-name="T2"> </text:span>aquí<text:span text:style-name="T2"> </text:span>definidas<text:span text:style-name="T2"> </text:span>no<text:span text:style-name="T2"> </text:span>podrán<text:span text:style-name="T2"> </text:span>ser<text:span text:style-name="T2"> </text:span>substraídos<text:span text:style-name="T2"> </text:span>del<text:span text:style-name="T2"> </text:span>esfuerzo<text:span text:style-name="T2"> </text:span>y<text:span text:style-name="T2"> </text:span>dedicación<text:span text:style-name="T2"> </text:span>fijado<text:span text:style-name="T2"> </text:span>en<text:span text:style-name="T2"> </text:span>la<text:span text:style-name="T2"> </text:span>solvencia<text:span text:style-name="T2"> </text:span>técnica<text:span text:style-name="T2"> </text:span>del<text:span text:style-name="T2"> </text:span>Pliego<text:span text:style-name="T2"> </text:span>de<text:span text:style-name="T2"> </text:span>Prescripciones<text:span text:style-name="T2"> </text:span>Técnicas.</text:p>
      <text:list xml:id="list736241112" text:continue-numbering="true" text:style-name="WW8Num30">
        <text:list-item>
          <text:p text:style-name="P367">Incorporación<text:span text:style-name="T2"> </text:span>de<text:span text:style-name="T2"> </text:span>un<text:span text:style-name="T2"> </text:span>sistema<text:span text:style-name="T2"> </text:span>de<text:span text:style-name="T2"> </text:span>gestión<text:span text:style-name="T2"> </text:span>de<text:span text:style-name="T2"> </text:span>accesos</text:p>
        </text:list-item>
      </text:list>
      <text:p text:style-name="P395">Se<text:span text:style-name="T2"> </text:span>entiende<text:span text:style-name="T2"> </text:span>que<text:span text:style-name="T2"> </text:span>la<text:span text:style-name="T2"> </text:span>oferta<text:span text:style-name="T2"> </text:span>incluye<text:span text:style-name="T2"> </text:span>la<text:span text:style-name="T2"> </text:span>incorporación<text:span text:style-name="T2"> </text:span>de<text:span text:style-name="T2"> </text:span>un<text:span text:style-name="T2"> </text:span>sistema<text:span text:style-name="T2"> </text:span>de<text:span text:style-name="T2"> </text:span>acceso<text:span text:style-name="T2"> </text:span>al<text:span text:style-name="T2"> </text:span>puesto<text:span text:style-name="T2"> </text:span>si<text:span text:style-name="T2"> </text:span>se<text:span text:style-name="T2"> </text:span>provee<text:span text:style-name="T2"> </text:span>a<text:span text:style-name="T2"> </text:span>GUIA<text:span text:style-name="T2"> </text:span>de<text:span text:style-name="T2"> </text:span>un<text:span text:style-name="T2"> </text:span>elemento<text:span text:style-name="T2"> </text:span>o<text:span text:style-name="T2"> </text:span>componente<text:span text:style-name="T2"> </text:span>software<text:span text:style-name="T2"> </text:span>que<text:span text:style-name="T2"> </text:span>permita<text:span text:style-name="T2"> </text:span>la<text:span text:style-name="T2"> </text:span>gestión<text:span text:style-name="T2"> </text:span>centralizada<text:span text:style-name="T2"> </text:span>de<text:span text:style-name="T2"> </text:span>la<text:span text:style-name="T2"> </text:span>autenticación<text:span text:style-name="T2"> </text:span>de<text:span text:style-name="T2"> </text:span>la<text:span text:style-name="T2"> </text:span>persona<text:span text:style-name="T2"> </text:span>en<text:span text:style-name="T2"> </text:span>el<text:span text:style-name="T2"> </text:span>acceso<text:span text:style-name="T2"> </text:span>al<text:span text:style-name="T2"> </text:span>puesto<text:span text:style-name="T2"> </text:span>y/o<text:span text:style-name="T2"> </text:span>a<text:span text:style-name="T2"> </text:span>otras<text:span text:style-name="T2"> </text:span>aplicaciones<text:span text:style-name="T2"> </text:span>basado<text:span text:style-name="T2"> </text:span>en<text:span text:style-name="T2"> </text:span>datos<text:span text:style-name="T2"> </text:span>biométricos<text:span text:style-name="T2"> </text:span>o<text:span text:style-name="T2"> </text:span>en<text:span text:style-name="T2"> </text:span>el<text:span text:style-name="T2"> </text:span>empleo<text:span text:style-name="T2"> </text:span>de<text:span text:style-name="T2"> </text:span>certificados<text:span text:style-name="T2"> </text:span>digitales<text:span text:style-name="T2"> </text:span>en<text:span text:style-name="T2"> </text:span>tarjetas<text:span text:style-name="T2"> </text:span>criptográficas,<text:span text:style-name="T2"> </text:span>credenciales<text:span text:style-name="T2"> </text:span>y<text:span text:style-name="T2"> </text:span>otros<text:span text:style-name="T2"> </text:span>mecanismos,<text:span text:style-name="T2"> </text:span>incluyendo<text:span text:style-name="T2"> </text:span>las<text:span text:style-name="T2"> </text:span>licencias<text:span text:style-name="T2"> </text:span>necesarias<text:span text:style-name="T2"> </text:span>para<text:span text:style-name="T2"> </text:span>su<text:span text:style-name="T2"> </text:span>uso<text:span text:style-name="T2"> </text:span>por<text:span text:style-name="T2"> </text:span>todas<text:span text:style-name="T2"> </text:span>las<text:span text:style-name="T2"> </text:span>personas<text:span text:style-name="T2"> </text:span>potenciales<text:span text:style-name="T2"> </text:span>usuarias<text:span text:style-name="T2"> </text:span>del<text:span text:style-name="T2"> </text:span>Sistema<text:span text:style-name="T2"> </text:span>de<text:span text:style-name="T2"> </text:span>Información<text:span text:style-name="T2"> </text:span>GUIA</text:p>
      <text:p text:style-name="P395">Este<text:span text:style-name="T2"> </text:span>subcriterio<text:span text:style-name="T2"> </text:span>puede<text:span text:style-name="T2"> </text:span>contener<text:span text:style-name="T2"> </text:span>uno<text:span text:style-name="T2"> </text:span>de<text:span text:style-name="T2"> </text:span>los<text:span text:style-name="T2"> </text:span>siguientes<text:span text:style-name="T2"> </text:span>valores<text:span text:style-name="T2"> “</text:span>No<text:span text:style-name="T2">” </text:span>o<text:span text:style-name="T2"> “</text:span>Sí<text:span text:style-name="T2">”</text:span>.<text:span text:style-name="T2"> </text:span>Se<text:span text:style-name="T2"> </text:span>valora<text:span text:style-name="T2"> </text:span>entre<text:span text:style-name="T2"> </text:span>0<text:span text:style-name="T2"> </text:span>y<text:span text:style-name="T2"> </text:span>10<text:span text:style-name="T2"> </text:span>puntos<text:span text:style-name="T2"> </text:span>la<text:span text:style-name="T2"> </text:span>incorporación<text:span text:style-name="T2"> </text:span>de<text:span text:style-name="T2"> </text:span>un<text:span text:style-name="T2"> </text:span>sistema<text:span text:style-name="T2"> </text:span>de<text:span text:style-name="T2"> </text:span>acceso<text:span text:style-name="T2"> </text:span>al<text:span text:style-name="T2"> </text:span>puesto<text:span text:style-name="T2"> </text:span>con<text:span text:style-name="T2"> </text:span>el<text:span text:style-name="T2"> </text:span>siguiente<text:span text:style-name="T2"> </text:span>criterio:</text:p>
      <text:list xml:id="list634261931" text:continue-numbering="true" text:style-name="WW8Num30">
        <text:list-item>
          <text:p text:style-name="P370">No:<text:span text:style-name="T2"> </text:span>0<text:span text:style-name="T2"> </text:span>puntos</text:p>
        </text:list-item>
        <text:list-item>
          <text:p text:style-name="P370">Sí:<text:span text:style-name="T2"> </text:span>10<text:span text:style-name="T2"> </text:span>puntos</text:p>
        </text:list-item>
        <text:list-item>
          <text:p text:style-name="P368">Sistemas<text:span text:style-name="T2"> </text:span>de<text:span text:style-name="T2"> </text:span>información<text:span text:style-name="T2"> </text:span>adicionales</text:p>
        </text:list-item>
      </text:list>
      <text:p text:style-name="P402"><text:span text:style-name="T12">Se</text:span><text:span text:style-name="T13"> </text:span><text:span text:style-name="T12">valorará</text:span><text:span text:style-name="T13"> </text:span><text:span text:style-name="T12">entre</text:span><text:span text:style-name="T13"> </text:span><text:span text:style-name="T12">0</text:span><text:span text:style-name="T13"> </text:span><text:span text:style-name="T12">y</text:span><text:span text:style-name="T13"> </text:span><text:span text:style-name="T241">10</text:span><text:span text:style-name="T13"> </text:span><text:span text:style-name="T12">puntos</text:span><text:span text:style-name="T13"> </text:span><text:span text:style-name="T12">la</text:span><text:span text:style-name="T13"> </text:span><text:span text:style-name="T12">integración</text:span><text:span text:style-name="T13"> </text:span><text:span text:style-name="T12">de</text:span><text:span text:style-name="T13"> </text:span><text:span text:style-name="T12">Sistemas</text:span><text:span text:style-name="T13"> </text:span><text:span text:style-name="T12">de</text:span><text:span text:style-name="T13"> </text:span><text:span text:style-name="T12">Información</text:span><text:span text:style-name="T13"> </text:span><text:span text:style-name="T12">adicionales</text:span><text:span text:style-name="T13"> </text:span><text:span text:style-name="T12">a</text:span><text:span text:style-name="T13"> </text:span><text:span text:style-name="T12">GIRO,</text:span><text:span text:style-name="T13"> </text:span><text:span text:style-name="T12">SUR,</text:span><text:span text:style-name="T13"> </text:span><text:span text:style-name="T12">Datamart</text:span><text:span text:style-name="T13"> </text:span><text:span text:style-name="T12">Sur</text:span><text:span text:style-name="T13"> </text:span><text:span text:style-name="T12">y</text:span><text:span text:style-name="T13"> </text:span><text:span text:style-name="T12">el</text:span><text:span text:style-name="T13"> </text:span><text:span text:style-name="T12">Directorio</text:span><text:span text:style-name="T13"> </text:span><text:span text:style-name="T12">Activo</text:span><text:span text:style-name="T13"> </text:span><text:span text:style-name="T12">de</text:span><text:span text:style-name="T13"> </text:span><text:span text:style-name="T12">los</text:span><text:span text:style-name="T13"> </text:span><text:span text:style-name="T12">Servicios</text:span><text:span text:style-name="T13"> </text:span><text:span text:style-name="T12">Centrales</text:span><text:span text:style-name="T13"> </text:span><text:span text:style-name="T12">cuya</text:span><text:span text:style-name="T13"> </text:span><text:span text:style-name="T12">gestión</text:span><text:span text:style-name="T13"> </text:span><text:span text:style-name="T12">de</text:span><text:span text:style-name="T13"> </text:span><text:span text:style-name="T12">autorizaciones</text:span><text:span text:style-name="T13"> </text:span><text:span text:style-name="T12">y</text:span><text:span text:style-name="T13"> </text:span><text:span text:style-name="T12">aprovisionamiento</text:span><text:span text:style-name="T13"> </text:span><text:span text:style-name="T12">se</text:span><text:span text:style-name="T13"> </text:span><text:span text:style-name="T12">integrarán,</text:span><text:span text:style-name="T13"> </text:span><text:span text:style-name="T12">pudiendo</text:span><text:span text:style-name="T13"> </text:span><text:span text:style-name="T12">ser</text:span><text:span text:style-name="T13"> </text:span><text:span text:style-name="T12">esta</text:span><text:span text:style-name="T13"> </text:span><text:span text:style-name="T12">integración</text:span><text:span text:style-name="T13"> </text:span><text:span text:style-name="T12">mediante</text:span><text:span text:style-name="T13"> </text:span><text:span text:style-name="T12">conector</text:span><text:span text:style-name="T13"> </text:span><text:span text:style-name="T12">adicional</text:span><text:span text:style-name="T13"> </text:span><text:span text:style-name="T12">ofertado.</text:span><text:span text:style-name="T13"> </text:span><text:span text:style-name="T12">Los</text:span><text:span text:style-name="T13"> </text:span><text:span text:style-name="T12">puntos</text:span><text:span text:style-name="T13"> </text:span><text:span text:style-name="T12">en</text:span><text:span text:style-name="T13"> </text:span><text:span text:style-name="T12">este</text:span><text:span text:style-name="T13"> </text:span><text:span text:style-name="T12">subcriterio</text:span><text:span text:style-name="T13"> </text:span><text:span text:style-name="T12">se</text:span><text:span text:style-name="T13"> </text:span><text:span text:style-name="T12">valorarán</text:span><text:span text:style-name="T13"> </text:span><text:span text:style-name="T12">de</text:span><text:span text:style-name="T13"> </text:span><text:span text:style-name="T12">acuerdo</text:span><text:span text:style-name="T13"> </text:span><text:span text:style-name="T12">al</text:span><text:span text:style-name="T13"> </text:span><text:span text:style-name="T12">siguiente</text:span><text:span text:style-name="T13"> </text:span><text:span text:style-name="T12">sistema</text:span><text:span text:style-name="T13"> </text:span><text:span text:style-name="T12">de</text:span><text:span text:style-name="T13"> </text:span><text:span text:style-name="T12">puntuación:</text:span></text:p>
      <text:list xml:id="list2105072657" text:style-name="WW8Num31">
        <text:list-item>
          <text:p text:style-name="P122">Unificación<text:span text:style-name="T2"> </text:span>con<text:span text:style-name="T2"> </text:span>el<text:span text:style-name="T2"> </text:span>directorio<text:span text:style-name="T2"> </text:span>de<text:span text:style-name="T2"> </text:span>Correo<text:span text:style-name="T2"> </text:span>Corporativo:<text:span text:style-name="T2"> </text:span>4<text:span text:style-name="T2"> </text:span>puntos.<text:span text:style-name="T2"> </text:span>Esto<text:span text:style-name="T2"> </text:span>supone<text:span text:style-name="T2"> </text:span>que<text:span text:style-name="T2"> </text:span>Correo<text:span text:style-name="T2"> </text:span>Corporativo<text:span text:style-name="T2"> </text:span>y<text:span text:style-name="T2"> </text:span>GUIA<text:span text:style-name="T2"> </text:span>compartirían<text:span text:style-name="T2"> </text:span>el<text:span text:style-name="T2"> </text:span>repositorio<text:span text:style-name="T2"> </text:span>de<text:span text:style-name="T2"> </text:span>cuentas<text:span text:style-name="T2"> </text:span>e<text:span text:style-name="T2"> </text:span>identidades.<text:span text:style-name="T2"> </text:span></text:p>
        </text:list-item>
        <text:list-item>
          <text:p text:style-name="P44"><text:span text:style-name="T241">Integración</text:span><text:span text:style-name="T242"> </text:span><text:span text:style-name="T241">con</text:span><text:span text:style-name="T242"> </text:span><text:span text:style-name="T241">ARIES:2</text:span><text:span text:style-name="T242"> </text:span><text:span text:style-name="T241">punto.</text:span></text:p>
        </text:list-item>
        <text:list-item>
          <text:p text:style-name="P44"><text:span text:style-name="T12">Sistemas</text:span><text:span text:style-name="T13"> </text:span><text:span text:style-name="T241">de</text:span><text:span text:style-name="T242"> </text:span><text:span text:style-name="T241">control</text:span><text:span text:style-name="T242"> </text:span><text:span text:style-name="T241">horario:</text:span><text:span text:style-name="T242"> </text:span><text:span text:style-name="T241">hasta</text:span><text:span text:style-name="T242"> </text:span><text:span text:style-name="T241">2</text:span><text:span text:style-name="T242"> </text:span><text:span text:style-name="T241">puntos, que se obtendrían como sigue:</text:span></text:p>
          <text:list>
            <text:list-item>
              <text:p text:style-name="P44"><text:span text:style-name="T12">Por integrar el sistema</text:span><text:span text:style-name="T13"> </text:span><text:span text:style-name="T12">DELFOS:</text:span><text:span text:style-name="T13"> </text:span><text:span text:style-name="T12">1</text:span><text:span text:style-name="T13"> </text:span><text:span text:style-name="T12">punto.</text:span></text:p>
            </text:list-item>
            <text:list-item>
              <text:p text:style-name="P44"><text:span text:style-name="T12">Por integrar el sistema</text:span><text:span text:style-name="T13"> </text:span><text:span text:style-name="T12">CRONO:</text:span><text:span text:style-name="T13"> </text:span><text:span text:style-name="T12">1</text:span><text:span text:style-name="T13"> </text:span><text:span text:style-name="T12">punto.</text:span></text:p>
            </text:list-item>
          </text:list>
        </text:list-item>
        <text:list-item>
          <text:p text:style-name="P122">Integración<text:span text:style-name="T2"> </text:span>con<text:span text:style-name="T2"> </text:span>CEIS<text:span text:style-name="T2"> </text:span>(basado<text:span text:style-name="T2"> </text:span>en<text:span text:style-name="T2"> </text:span>Siebel):<text:span text:style-name="T2"> </text:span>1<text:span text:style-name="T2"> </text:span>punto.</text:p>
        </text:list-item>
        <text:list-item>
          <text:p text:style-name="P44"><text:span text:style-name="T12">Integración</text:span><text:span text:style-name="T13"> </text:span><text:span text:style-name="T12">con</text:span><text:span text:style-name="T13"> </text:span><text:span text:style-name="T12">Alfresco:</text:span><text:span text:style-name="T13"> </text:span><text:span text:style-name="T12">1</text:span><text:span text:style-name="T13"> </text:span><text:span text:style-name="T12">punto.</text:span></text:p>
        </text:list-item>
      </text:list>
      <text:list xml:id="list1506095140" text:continue-list="list634261931" text:style-name="WW8Num30">
        <text:list-item>
          <text:p text:style-name="P368">Unificación<text:span text:style-name="T2"> </text:span>del<text:span text:style-name="T2"> </text:span>identificador<text:span text:style-name="T2"> </text:span>para<text:span text:style-name="T2"> </text:span>GIRO</text:p>
        </text:list-item>
      </text:list>
      <text:p text:style-name="P402"><text:span text:style-name="T12">Este</text:span><text:span text:style-name="T13"> </text:span><text:span text:style-name="T12">subcriterio</text:span><text:span text:style-name="T13"> </text:span><text:span text:style-name="T12">puede</text:span><text:span text:style-name="T13"> </text:span><text:span text:style-name="T12">contener</text:span><text:span text:style-name="T13"> </text:span><text:span text:style-name="T12">uno</text:span><text:span text:style-name="T13"> </text:span><text:span text:style-name="T12">de</text:span><text:span text:style-name="T13"> </text:span><text:span text:style-name="T12">los</text:span><text:span text:style-name="T13"> </text:span><text:span text:style-name="T12">siguientes</text:span><text:span text:style-name="T13"> </text:span><text:span text:style-name="T12">valores</text:span><text:span text:style-name="T13"> “</text:span><text:span text:style-name="T12">Replicación</text:span><text:span text:style-name="T13"> </text:span><text:span text:style-name="T12">de</text:span><text:span text:style-name="T13"> </text:span><text:span text:style-name="T12">credenciales</text:span><text:span text:style-name="T13">”</text:span><text:span text:style-name="T12">,</text:span><text:span text:style-name="T13"> “</text:span><text:span text:style-name="T12">Login</text:span><text:span text:style-name="T13"> </text:span><text:span text:style-name="T12">único</text:span><text:span text:style-name="T13">” </text:span><text:span text:style-name="T12">o</text:span><text:span text:style-name="T13"> “</text:span><text:span text:style-name="T12">Identificador</text:span><text:span text:style-name="T13"> </text:span><text:span text:style-name="T12">GUIA</text:span><text:span text:style-name="T13">”</text:span><text:span text:style-name="T12">.</text:span><text:span text:style-name="T13"> </text:span><text:span text:style-name="T12">Se</text:span><text:span text:style-name="T13"> </text:span><text:span text:style-name="T12">valora</text:span><text:span text:style-name="T13"> </text:span><text:span text:style-name="T12">entre</text:span><text:span text:style-name="T13"> </text:span><text:span text:style-name="T12">0</text:span><text:span text:style-name="T13"> </text:span><text:span text:style-name="T12">y</text:span><text:span text:style-name="T13"> </text:span><text:span text:style-name="T241">10</text:span><text:span text:style-name="T242"> </text:span><text:span text:style-name="T12">puntos</text:span><text:span text:style-name="T13"> </text:span><text:span text:style-name="T12">el</text:span><text:span text:style-name="T13"> </text:span><text:span text:style-name="T12">grado</text:span><text:span text:style-name="T13"> </text:span><text:span text:style-name="T12">de</text:span><text:span text:style-name="T13"> </text:span><text:span text:style-name="T12">unificación</text:span><text:span text:style-name="T13"> </text:span><text:span text:style-name="T12">del</text:span><text:span text:style-name="T13"> </text:span><text:span text:style-name="T12">identificador</text:span><text:span text:style-name="T13"> </text:span><text:span text:style-name="T12">para</text:span><text:span text:style-name="T13"> </text:span><text:span text:style-name="T12">GIRO</text:span><text:span text:style-name="T13"> </text:span><text:span text:style-name="T12">con</text:span><text:span text:style-name="T13"> </text:span><text:span text:style-name="T12">el</text:span><text:span text:style-name="T13"> </text:span><text:span text:style-name="T12">siguiente</text:span><text:span text:style-name="T13"> </text:span><text:span text:style-name="T12">criterio (son opciones mutuamente excluyentes):</text:span></text:p>
      <text:list xml:id="list1989491723" text:style-name="WW8Num32">
        <text:list-item>
          <text:p text:style-name="P45"><text:span text:style-name="T245">Replicación</text:span><text:span text:style-name="T246"> </text:span><text:span text:style-name="T245">de</text:span><text:span text:style-name="T246"> </text:span><text:span text:style-name="T245">credenciales</text:span><text:span text:style-name="T12">:</text:span><text:span text:style-name="T13"> </text:span><text:span text:style-name="T12">No</text:span><text:span text:style-name="T13"> </text:span><text:span text:style-name="T12">supone</text:span><text:span text:style-name="T13"> </text:span><text:span text:style-name="T12">mejora</text:span><text:span text:style-name="T13"> </text:span><text:span text:style-name="T12">frente</text:span><text:span text:style-name="T13"> </text:span><text:span text:style-name="T12">a</text:span><text:span text:style-name="T13"> </text:span><text:span text:style-name="T12">lo</text:span><text:span text:style-name="T13"> </text:span><text:span text:style-name="T12">pedido</text:span><text:span text:style-name="T13"> </text:span><text:span text:style-name="T12">en</text:span><text:span text:style-name="T13"> </text:span><text:span text:style-name="T12">el</text:span><text:span text:style-name="T13"> </text:span><text:span text:style-name="T12">Pliego</text:span><text:span text:style-name="T13"> </text:span><text:span text:style-name="T12">de</text:span><text:span text:style-name="T13"> </text:span><text:span text:style-name="T12">Prescripciones</text:span><text:span text:style-name="T13"> </text:span><text:span text:style-name="T12">Técnicas.</text:span><text:span text:style-name="T13"> </text:span><text:span text:style-name="T12">Se</text:span><text:span text:style-name="T13"> </text:span><text:span text:style-name="T12">le</text:span><text:span text:style-name="T13"> </text:span><text:span text:style-name="T12">asignarán</text:span><text:span text:style-name="T13"> </text:span><text:span text:style-name="T12">0</text:span><text:span text:style-name="T13"> </text:span><text:span text:style-name="T12">puntos</text:span></text:p>
        </text:list-item>
        <text:list-item>
          <text:p text:style-name="P45"><text:span text:style-name="T245">Login</text:span><text:span text:style-name="T246"> </text:span><text:span text:style-name="T245">Único</text:span><text:span text:style-name="T12">:</text:span><text:span text:style-name="T13"> </text:span><text:span text:style-name="T12">La</text:span><text:span text:style-name="T13"> </text:span><text:span text:style-name="T12">persona</text:span><text:span text:style-name="T13"> </text:span><text:span text:style-name="T12">usuaria</text:span><text:span text:style-name="T13"> </text:span><text:span text:style-name="T12">sólo</text:span><text:span text:style-name="T13"> </text:span><text:span text:style-name="T12">se</text:span><text:span text:style-name="T13"> </text:span><text:span text:style-name="T12">autentica</text:span><text:span text:style-name="T13"> </text:span><text:span text:style-name="T12">una</text:span><text:span text:style-name="T13"> </text:span><text:span text:style-name="T12">vez</text:span><text:span text:style-name="T13"> </text:span><text:span text:style-name="T12">en</text:span><text:span text:style-name="T13"> </text:span><text:span text:style-name="T12">cualquiera</text:span><text:span text:style-name="T13"> </text:span><text:span text:style-name="T12">de</text:span><text:span text:style-name="T13"> </text:span><text:span text:style-name="T12">los</text:span><text:span text:style-name="T13"> </text:span><text:span text:style-name="T12">módulos</text:span><text:span text:style-name="T13"> </text:span><text:span text:style-name="T12">de</text:span><text:span text:style-name="T13"> </text:span><text:span text:style-name="T12">GIRO</text:span><text:span text:style-name="T13"> </text:span><text:span text:style-name="T12">y</text:span><text:span text:style-name="T13"> </text:span><text:span text:style-name="T12">tiene</text:span><text:span text:style-name="T13"> </text:span><text:span text:style-name="T12">acceso</text:span><text:span text:style-name="T13"> </text:span><text:span text:style-name="T12">a</text:span><text:span text:style-name="T13"> </text:span><text:span text:style-name="T12">todos</text:span><text:span text:style-name="T13"> </text:span><text:span text:style-name="T12">los</text:span><text:span text:style-name="T13"> </text:span><text:span text:style-name="T12">módulos.</text:span><text:span text:style-name="T13"> </text:span><text:span text:style-name="T12">Se</text:span><text:span text:style-name="T13"> </text:span><text:span text:style-name="T12">le</text:span><text:span text:style-name="T13"> </text:span><text:span text:style-name="T12">asignarán</text:span><text:span text:style-name="T13"> 5 </text:span><text:span text:style-name="T12">puntos.</text:span></text:p>
        </text:list-item>
        <text:list-item>
          <text:p text:style-name="P45"><text:span text:style-name="T245">Identificador</text:span><text:span text:style-name="T246"> </text:span><text:span text:style-name="T245">GUIA</text:span><text:span text:style-name="T12">:</text:span><text:span text:style-name="T13"> </text:span><text:span text:style-name="T12">La</text:span><text:span text:style-name="T13"> </text:span><text:span text:style-name="T12">persona</text:span><text:span text:style-name="T13"> </text:span><text:span text:style-name="T12">se</text:span><text:span text:style-name="T13"> </text:span><text:span text:style-name="T12">autentica</text:span><text:span text:style-name="T13"> </text:span><text:span text:style-name="T12">con</text:span><text:span text:style-name="T13"> </text:span><text:span text:style-name="T12">sus</text:span><text:span text:style-name="T13"> </text:span><text:span text:style-name="T12">credenciales</text:span><text:span text:style-name="T13"> </text:span><text:span text:style-name="T12">de</text:span><text:span text:style-name="T13"> </text:span><text:soft-page-break/><text:span text:style-name="T12">GUIA</text:span><text:span text:style-name="T13"> </text:span><text:span text:style-name="T12">(identificador</text:span><text:span text:style-name="T13"> </text:span><text:span text:style-name="T12">de</text:span><text:span text:style-name="T13"> </text:span><text:span text:style-name="T12">correo</text:span><text:span text:style-name="T13"> </text:span><text:span text:style-name="T12">electrónico</text:span><text:span text:style-name="T13"> </text:span><text:span text:style-name="T12">más</text:span><text:span text:style-name="T13"> </text:span><text:span text:style-name="T12">contraseña</text:span><text:span text:style-name="T13"> </text:span><text:span text:style-name="T12">o</text:span><text:span text:style-name="T13"> </text:span><text:span text:style-name="T12">DNI</text:span><text:span text:style-name="T13"> </text:span><text:span text:style-name="T12">más</text:span><text:span text:style-name="T13"> </text:span><text:span text:style-name="T12">contraseña</text:span><text:span text:style-name="T13"> </text:span><text:span text:style-name="T12">o</text:span><text:span text:style-name="T13"> </text:span><text:span text:style-name="T12">mediante</text:span><text:span text:style-name="T13"> </text:span><text:span text:style-name="T12">certificado</text:span><text:span text:style-name="T13"> </text:span><text:span text:style-name="T12">electrónico)</text:span><text:span text:style-name="T13"> </text:span><text:span text:style-name="T12">una</text:span><text:span text:style-name="T13"> </text:span><text:span text:style-name="T12">única</text:span><text:span text:style-name="T13"> </text:span><text:span text:style-name="T12">vez</text:span><text:span text:style-name="T13"> </text:span><text:span text:style-name="T12">y</text:span><text:span text:style-name="T13"> </text:span><text:span text:style-name="T12">tiene</text:span><text:span text:style-name="T13"> </text:span><text:span text:style-name="T12">acceso</text:span><text:span text:style-name="T13"> </text:span><text:span text:style-name="T12">a</text:span><text:span text:style-name="T13"> </text:span><text:span text:style-name="T12">todos</text:span><text:span text:style-name="T13"> </text:span><text:span text:style-name="T12">los</text:span><text:span text:style-name="T13"> </text:span><text:span text:style-name="T12">módulos</text:span><text:span text:style-name="T13"> </text:span><text:span text:style-name="T12">de</text:span><text:span text:style-name="T13"> </text:span><text:span text:style-name="T12">GIRO.</text:span><text:span text:style-name="T13"> </text:span><text:span text:style-name="T12">Nótese</text:span><text:span text:style-name="T13"> </text:span><text:span text:style-name="T12">que</text:span><text:span text:style-name="T13"> </text:span><text:span text:style-name="T12">existe</text:span><text:span text:style-name="T13"> </text:span><text:span text:style-name="T12">una</text:span><text:span text:style-name="T13"> </text:span><text:span text:style-name="T12">limitación</text:span><text:span text:style-name="T13"> </text:span><text:span text:style-name="T12">en</text:span><text:span text:style-name="T13"> </text:span><text:span text:style-name="T12">el</text:span><text:span text:style-name="T13"> </text:span><text:span text:style-name="T12">tamaño</text:span><text:span text:style-name="T13"> </text:span><text:span text:style-name="T12">de</text:span><text:span text:style-name="T13"> </text:span><text:span text:style-name="T12">identificador</text:span><text:span text:style-name="T13"> </text:span><text:span text:style-name="T12">para</text:span><text:span text:style-name="T13"> </text:span><text:span text:style-name="T12">usuarios</text:span><text:span text:style-name="T13"> </text:span><text:span text:style-name="T12">GIRO</text:span><text:span text:style-name="T13"> </text:span><text:span text:style-name="T12">de</text:span><text:span text:style-name="T13"> </text:span><text:span text:style-name="T12">12</text:span><text:span text:style-name="T13"> </text:span><text:span text:style-name="T12">caracteres</text:span><text:span text:style-name="T13"> </text:span><text:span text:style-name="T12">que</text:span><text:span text:style-name="T13"> </text:span><text:span text:style-name="T12">no</text:span><text:span text:style-name="T13"> </text:span><text:span text:style-name="T12">existe</text:span><text:span text:style-name="T13"> </text:span><text:span text:style-name="T12">en</text:span><text:span text:style-name="T13"> </text:span><text:span text:style-name="T12">GUIA,</text:span><text:span text:style-name="T13"> </text:span><text:span text:style-name="T241">por</text:span><text:span text:style-name="T242"> </text:span><text:span text:style-name="T241">lo</text:span><text:span text:style-name="T242"> </text:span><text:span text:style-name="T241">que</text:span><text:span text:style-name="T242"> </text:span><text:span text:style-name="T241">se</text:span><text:span text:style-name="T242"> </text:span><text:span text:style-name="T241">propone</text:span><text:span text:style-name="T242"> </text:span><text:span text:style-name="T241">como</text:span><text:span text:style-name="T242"> </text:span><text:span text:style-name="T241">mecanismo</text:span><text:span text:style-name="T242"> </text:span><text:span text:style-name="T241">(no</text:span><text:span text:style-name="T242"> </text:span><text:span text:style-name="T241">obligatorio)</text:span><text:span text:style-name="T242"> </text:span><text:span text:style-name="T241">la</text:span><text:span text:style-name="T242"> </text:span><text:span text:style-name="T241">Federación.</text:span><text:span text:style-name="T242"> </text:span><text:span text:style-name="T241">S</text:span><text:span text:style-name="T12">e</text:span><text:span text:style-name="T13"> </text:span><text:span text:style-name="T12">le</text:span><text:span text:style-name="T13"> </text:span><text:span text:style-name="T12">asignarán</text:span><text:span text:style-name="T13"> 10 </text:span><text:span text:style-name="T12">puntos.</text:span></text:p>
        </text:list-item>
      </text:list>
      <text:list xml:id="list363309658" text:continue-list="list1506095140" text:style-name="WW8Num30">
        <text:list-item>
          <text:p text:style-name="P368">Integración<text:span text:style-name="T2"> </text:span>con<text:span text:style-name="T2"> </text:span>el<text:span text:style-name="T2"> </text:span>SSOWeb</text:p>
        </text:list-item>
      </text:list>
      <text:p text:style-name="P403">Este<text:span text:style-name="T2"> </text:span>subcriterio<text:span text:style-name="T2"> </text:span>puede<text:span text:style-name="T2"> </text:span>contener<text:span text:style-name="T2"> </text:span>uno<text:span text:style-name="T2"> </text:span>de<text:span text:style-name="T2"> </text:span>los<text:span text:style-name="T2"> </text:span>siguientes<text:span text:style-name="T2"> </text:span>valores<text:span text:style-name="T2"> “</text:span>No<text:span text:style-name="T2">”</text:span>,<text:span text:style-name="T2"> “</text:span>En<text:span text:style-name="T2"> </text:span>Login<text:span text:style-name="T2">” </text:span>o<text:span text:style-name="T2"> “</text:span>Completa<text:span text:style-name="T2">”</text:span>.<text:span text:style-name="T2"> </text:span>Se<text:span text:style-name="T2"> </text:span>valora<text:span text:style-name="T2"> </text:span>entre<text:span text:style-name="T2"> </text:span>0<text:span text:style-name="T2"> </text:span>y<text:span text:style-name="T2"> </text:span>10<text:span text:style-name="T2"> </text:span>puntos<text:span text:style-name="T2"> </text:span>el<text:span text:style-name="T2"> </text:span>grado<text:span text:style-name="T2"> </text:span>de<text:span text:style-name="T2"> </text:span>integración<text:span text:style-name="T2"> </text:span>con<text:span text:style-name="T2"> </text:span>el<text:span text:style-name="T2"> </text:span>Sistema<text:span text:style-name="T2"> </text:span>de<text:span text:style-name="T2"> </text:span>Login<text:span text:style-name="T2"> </text:span>Único<text:span text:style-name="T2"> </text:span>vía<text:span text:style-name="T2"> </text:span>Web<text:span text:style-name="T2"> </text:span>de<text:span text:style-name="T2"> </text:span>GUIA<text:span text:style-name="T2"> </text:span>(ver<text:span text:style-name="T2"> </text:span>anexo<text:span text:style-name="T2"> </text:span>IV<text:span text:style-name="T2"> </text:span>del<text:span text:style-name="T2"> </text:span>PPT)<text:span text:style-name="T2"> </text:span>con<text:span text:style-name="T2"> </text:span>el<text:span text:style-name="T2"> </text:span>siguiente<text:span text:style-name="T2"> </text:span>criterio (son opciones mutuamente excluyentes):</text:p>
      <text:list xml:id="list843890768" text:style-name="WW8Num33">
        <text:list-item>
          <text:p text:style-name="P46"><text:span text:style-name="T245">No</text:span><text:span text:style-name="T12">:</text:span><text:span text:style-name="T13"> </text:span><text:span text:style-name="T12">No</text:span><text:span text:style-name="T13"> </text:span><text:span text:style-name="T12">se</text:span><text:span text:style-name="T13"> </text:span><text:span text:style-name="T12">aporta</text:span><text:span text:style-name="T13"> </text:span><text:span text:style-name="T12">mejora.</text:span><text:span text:style-name="T13"> </text:span><text:span text:style-name="T12">Se</text:span><text:span text:style-name="T13"> </text:span><text:span text:style-name="T12">le</text:span><text:span text:style-name="T13"> </text:span><text:span text:style-name="T12">asignarán</text:span><text:span text:style-name="T13"> </text:span><text:span text:style-name="T12">0</text:span><text:span text:style-name="T13"> </text:span><text:span text:style-name="T12">puntos</text:span></text:p>
        </text:list-item>
        <text:list-item>
          <text:p text:style-name="P46"><text:span text:style-name="T245">En</text:span><text:span text:style-name="T246"> </text:span><text:span text:style-name="T245">Login</text:span><text:span text:style-name="T12">:</text:span><text:span text:style-name="T13"> </text:span><text:span text:style-name="T12">Se</text:span><text:span text:style-name="T13"> </text:span><text:span text:style-name="T12">integrarán</text:span><text:span text:style-name="T13"> </text:span><text:span text:style-name="T12">en</text:span><text:span text:style-name="T13"> </text:span><text:span text:style-name="T12">el</text:span><text:span text:style-name="T13"> </text:span><text:span text:style-name="T12">sistema</text:span><text:span text:style-name="T13"> </text:span><text:span text:style-name="T12">de</text:span><text:span text:style-name="T13"> </text:span><text:span text:style-name="T12">login</text:span><text:span text:style-name="T13"> </text:span><text:span text:style-name="T12">único</text:span><text:span text:style-name="T13"> </text:span><text:span text:style-name="T12">vía</text:span><text:span text:style-name="T13"> </text:span><text:span text:style-name="T12">web</text:span><text:span text:style-name="T13"> </text:span><text:span text:style-name="T12">del</text:span><text:span text:style-name="T13"> </text:span><text:span text:style-name="T12">proyecto</text:span><text:span text:style-name="T13"> </text:span><text:span text:style-name="T12">GUIA</text:span><text:span text:style-name="T13"> </text:span><text:span text:style-name="T12">(SSOWeb)</text:span><text:span text:style-name="T13"> </text:span><text:span text:style-name="T12">como</text:span><text:span text:style-name="T13"> </text:span><text:span text:style-name="T12">Service</text:span><text:span text:style-name="T13"> </text:span><text:span text:style-name="T12">Provider</text:span><text:span text:style-name="T13"> </text:span><text:span text:style-name="T12">las</text:span><text:span text:style-name="T13"> </text:span><text:span text:style-name="T12">aplicaciones</text:span><text:span text:style-name="T13"> </text:span><text:span text:style-name="T12">web</text:span><text:span text:style-name="T13"> </text:span><text:span text:style-name="T12">de</text:span><text:span text:style-name="T13"> </text:span><text:span text:style-name="T12">autoservicio</text:span><text:span text:style-name="T13"> </text:span><text:span text:style-name="T12">del</text:span><text:span text:style-name="T13"> </text:span><text:span text:style-name="T12">proyecto</text:span><text:span text:style-name="T13"> </text:span><text:span text:style-name="T12">GUIA</text:span><text:span text:style-name="T13"> </text:span><text:span text:style-name="T12">(actualmente</text:span><text:span text:style-name="T13"> </text:span><text:span text:style-name="T12">Aplicación</text:span><text:span text:style-name="T13"> </text:span><text:span text:style-name="T12">de</text:span><text:span text:style-name="T13"> </text:span><text:span text:style-name="T12">Gestión</text:span><text:span text:style-name="T13"> </text:span><text:span text:style-name="T12">Operativa</text:span><text:span text:style-name="T13"> </text:span><text:span text:style-name="T12">y</text:span><text:span text:style-name="T13"> </text:span><text:span text:style-name="T12">NAOS-GUIA).</text:span><text:span text:style-name="T13"> </text:span><text:span text:style-name="T12">Se</text:span><text:span text:style-name="T13"> </text:span><text:span text:style-name="T12">le</text:span><text:span text:style-name="T13"> </text:span><text:span text:style-name="T12">asignarán</text:span><text:span text:style-name="T13"> 5 </text:span><text:span text:style-name="T12">puntos.</text:span></text:p>
        </text:list-item>
        <text:list-item>
          <text:p text:style-name="P404"><text:span text:style-name="T233">Completa</text:span><text:span text:style-name="T25">:</text:span><text:span text:style-name="T26"> </text:span><text:span text:style-name="T25">Además</text:span><text:span text:style-name="T26"> </text:span><text:span text:style-name="T25">de</text:span><text:span text:style-name="T26"> </text:span><text:span text:style-name="T25">la</text:span><text:span text:style-name="T26"> </text:span><text:span text:style-name="T25">integración</text:span><text:span text:style-name="T26"> </text:span><text:span text:style-name="T25">en</text:span><text:span text:style-name="T26"> </text:span><text:span text:style-name="T25">autenticación</text:span><text:span text:style-name="T26"> </text:span><text:span text:style-name="T25">se</text:span><text:span text:style-name="T26"> </text:span><text:span text:style-name="T25">integrará</text:span><text:span text:style-name="T26"> </text:span><text:span text:style-name="T25">el</text:span><text:span text:style-name="T26"> </text:span><text:span text:style-name="T25">sistema</text:span><text:span text:style-name="T26"> </text:span><text:span text:style-name="T25">de</text:span><text:span text:style-name="T26"> </text:span><text:span text:style-name="T25">Login</text:span><text:span text:style-name="T26"> </text:span><text:span text:style-name="T25">único</text:span><text:span text:style-name="T26"> </text:span><text:span text:style-name="T25">vía</text:span><text:span text:style-name="T26"> </text:span><text:span text:style-name="T25">web</text:span><text:span text:style-name="T26"> </text:span><text:span text:style-name="T25">en</text:span><text:span text:style-name="T26"> </text:span><text:span text:style-name="T25">el</text:span><text:span text:style-name="T26"> </text:span><text:span text:style-name="T25">ecosistema</text:span><text:span text:style-name="T26"> </text:span><text:span text:style-name="T25">de</text:span><text:span text:style-name="T26"> </text:span><text:span text:style-name="T25">componentes</text:span><text:span text:style-name="T26"> </text:span><text:span text:style-name="T25">del</text:span><text:span text:style-name="T26"> </text:span><text:span text:style-name="T25">proyecto</text:span><text:span text:style-name="T26"> </text:span><text:span text:style-name="T25">GUIA</text:span><text:span text:style-name="T26"> </text:span><text:span text:style-name="T25">contemplando</text:span><text:span text:style-name="T26"> </text:span><text:span text:style-name="T25">la</text:span><text:span text:style-name="T26"> </text:span><text:span text:style-name="T25">gestión</text:span><text:span text:style-name="T26"> </text:span><text:span text:style-name="T25">de</text:span><text:span text:style-name="T26"> </text:span><text:span text:style-name="T25">autorizaciones,</text:span><text:span text:style-name="T26"> </text:span><text:span text:style-name="T25">la</text:span><text:span text:style-name="T26"> </text:span><text:span text:style-name="T25">gestión</text:span><text:span text:style-name="T26"> </text:span><text:span text:style-name="T25">del</text:span><text:span text:style-name="T26"> </text:span><text:span text:style-name="T25">directorio</text:span><text:span text:style-name="T26"> </text:span><text:span text:style-name="T25">y</text:span><text:span text:style-name="T26"> </text:span><text:span text:style-name="T25">sus</text:span><text:span text:style-name="T26"> </text:span><text:span text:style-name="T25">atributos,</text:span><text:span text:style-name="T26"> </text:span><text:span text:style-name="T25">y</text:span><text:span text:style-name="T26"> </text:span><text:span text:style-name="T25">la</text:span><text:span text:style-name="T26"> </text:span><text:span text:style-name="T25">unificación</text:span><text:span text:style-name="T26"> </text:span><text:span text:style-name="T25">del</text:span><text:span text:style-name="T26"> </text:span><text:span text:style-name="T25">sistema</text:span><text:span text:style-name="T26"> </text:span><text:span text:style-name="T25">de</text:span><text:span text:style-name="T26"> </text:span><text:span text:style-name="T25">auditorías</text:span><text:span text:style-name="T26"> </text:span><text:span text:style-name="T25">de</text:span><text:span text:style-name="T26"> </text:span><text:span text:style-name="T25">autorizaciones</text:span><text:span text:style-name="T26"> </text:span><text:span text:style-name="T25">con</text:span><text:span text:style-name="T26"> </text:span><text:span text:style-name="T25">la</text:span><text:span text:style-name="T26"> </text:span><text:span text:style-name="T25">bitácora</text:span><text:span text:style-name="T26"> </text:span><text:span text:style-name="T25">de</text:span><text:span text:style-name="T26"> </text:span><text:span text:style-name="T25">acceso</text:span><text:span text:style-name="T26"> </text:span><text:span text:style-name="T25">y</text:span><text:span text:style-name="T26"> </text:span><text:span text:style-name="T25">otras</text:span><text:span text:style-name="T26"> </text:span><text:span text:style-name="T25">estadísticas</text:span><text:span text:style-name="T26"> </text:span><text:span text:style-name="T25">a</text:span><text:span text:style-name="T26"> </text:span><text:span text:style-name="T25">obtener</text:span><text:span text:style-name="T26"> </text:span><text:span text:style-name="T25">del</text:span><text:span text:style-name="T26"> </text:span><text:span text:style-name="T25">módulo</text:span><text:span text:style-name="T26"> </text:span><text:span text:style-name="T25">de</text:span><text:span text:style-name="T26"> </text:span><text:span text:style-name="T25">SSO</text:span><text:span text:style-name="T26"> </text:span><text:span text:style-name="T25">en</text:span><text:span text:style-name="T26"> </text:span><text:span text:style-name="T25">un</text:span><text:span text:style-name="T26"> </text:span><text:span text:style-name="T25">único</text:span><text:span text:style-name="T26"> </text:span><text:span text:style-name="T25">sistema</text:span><text:span text:style-name="T26"> </text:span><text:span text:style-name="T25">de</text:span><text:span text:style-name="T26"> </text:span><text:span text:style-name="T25">histórico</text:span><text:span text:style-name="T26"> </text:span><text:span text:style-name="T25">y</text:span><text:span text:style-name="T26"> </text:span><text:span text:style-name="T25">estadísticas</text:span><text:span text:style-name="T26"> </text:span><text:span text:style-name="T25">tanto</text:span><text:span text:style-name="T26"> </text:span><text:span text:style-name="T25">de</text:span><text:span text:style-name="T26"> </text:span><text:span text:style-name="T25">autorizaciones</text:span><text:span text:style-name="T26"> </text:span><text:span text:style-name="T25">como</text:span><text:span text:style-name="T26"> </text:span><text:span text:style-name="T25">de</text:span><text:span text:style-name="T26"> </text:span><text:span text:style-name="T25">autenticaciones</text:span><text:span text:style-name="T26"> </text:span><text:span text:style-name="T25">y</text:span><text:span text:style-name="T26"> </text:span><text:span text:style-name="T25">accesos.</text:span><text:span text:style-name="T26"> </text:span><text:span text:style-name="T25">Se</text:span><text:span text:style-name="T26"> </text:span><text:span text:style-name="T25">le</text:span><text:span text:style-name="T26"> </text:span><text:span text:style-name="T25">asignarán</text:span><text:span text:style-name="T26"> 10 </text:span><text:span text:style-name="T25">puntos.</text:span></text:p>
        </text:list-item>
      </text:list>
      <text:list xml:id="list1335214486" text:style-name="WW8Num25">
        <text:list-item>
          <text:p text:style-name="P400">IMPORTE<text:span text:style-name="T2"> </text:span>ECONÓMICO</text:p>
        </text:list-item>
      </text:list>
      <text:p text:style-name="P19"><text:span text:style-name="T263">La</text:span><text:span text:style-name="T2"> </text:span>mínima<text:span text:style-name="T2"> </text:span>puntuación<text:span text:style-name="T2"> </text:span>económica<text:span text:style-name="T2"> </text:span>(0<text:span text:style-name="T2"> </text:span>puntos)<text:span text:style-name="T2"> </text:span>se<text:span text:style-name="T2"> </text:span>corresponderá<text:span text:style-name="T2"> </text:span>con<text:span text:style-name="T2"> </text:span>el<text:span text:style-name="T2"> </text:span>valor<text:span text:style-name="T2"> </text:span>económico<text:span text:style-name="T2"> </text:span>correspondiente<text:span text:style-name="T2"> </text:span>al<text:span text:style-name="T2"> </text:span>presupuesto<text:span text:style-name="T2"> </text:span>base<text:span text:style-name="T2"> </text:span>de<text:span text:style-name="T2"> </text:span>licitación..<text:span text:style-name="T2"> </text:span>La<text:span text:style-name="T2"> </text:span>máxima<text:span text:style-name="T2"> </text:span>puntuación<text:span text:style-name="T2"> </text:span>económica<text:span text:style-name="T2"> </text:span>(10<text:span text:style-name="T2"> </text:span>puntos)<text:span text:style-name="T2"> <text:s/></text:span>corresponderá<text:span text:style-name="T2"> </text:span>a<text:span text:style-name="T2"> </text:span>la<text:span text:style-name="T2"> </text:span>menor<text:span text:style-name="T2"> </text:span>de<text:span text:style-name="T2"> </text:span>las<text:span text:style-name="T2"> </text:span>ofertas<text:span text:style-name="T2"> </text:span>económicas.</text:p>
      <text:p text:style-name="P39"><text:span text:style-name="T263">Las</text:span><text:span text:style-name="T2"> </text:span>ofertas<text:span text:style-name="T2"> </text:span>tendrán<text:span text:style-name="T2"> </text:span>la<text:span text:style-name="T2"> </text:span>puntuación<text:span text:style-name="T2"> </text:span>que<text:span text:style-name="T2"> </text:span>le<text:span text:style-name="T2"> </text:span>correspondan<text:span text:style-name="T2"> </text:span>de<text:span text:style-name="T2"> </text:span>acuerdo<text:span text:style-name="T2"> </text:span>con<text:span text:style-name="T2"> </text:span>el<text:span text:style-name="T2"> </text:span>criterio<text:span text:style-name="T2"> </text:span>de<text:span text:style-name="T2"> </text:span>proporcionalidad<text:span text:style-name="T2"> </text:span>lineal<text:span text:style-name="T2"> </text:span>entre<text:span text:style-name="T2"> </text:span>los<text:span text:style-name="T2"> </text:span>extremos<text:span text:style-name="T2"> </text:span>máximos<text:span text:style-name="T2"> </text:span>y<text:span text:style-name="T2"> </text:span>mínimos<text:span text:style-name="T2"> </text:span>indicados<text:span text:style-name="T2"> </text:span>anteriormente.</text:p>
      <text:list xml:id="list1315120093" text:style-name="WW8Num26">
        <text:list-item>
          <text:p text:style-name="P401"><text:bookmark-start text:name="DDE_LINK813"/><text:bookmark-start text:name="DDE_LINK913"/><text:bookmark-start text:name="DDE_LINK1013"/>MEJORA<text:span text:style-name="T2"> </text:span>EN<text:span text:style-name="T2"> </text:span>EL<text:span text:style-name="T2"> </text:span>NÚMERO<text:span text:style-name="T2"> </text:span>DE<text:span text:style-name="T2"> </text:span>EVOLUTIVOS<text:span text:style-name="T2"> </text:span>CARACTERIZADOS<text:span text:style-name="T2"> </text:span>COMO<text:span text:style-name="T2"> </text:span>PRIORIDAD<text:span text:style-name="T2"> </text:span>ALTA<text:bookmark-end text:name="DDE_LINK813"/><text:bookmark-end text:name="DDE_LINK913"/><text:bookmark-end text:name="DDE_LINK1013"/></text:p>
        </text:list-item>
      </text:list>
      <text:p text:style-name="P11"><text:bookmark-start text:name="DDE_LINK811"/><text:bookmark-start text:name="DDE_LINK911"/><text:bookmark-start text:name="DDE_LINK1011"/><text:span text:style-name="T148">Se</text:span><text:span text:style-name="T150"> </text:span><text:span text:style-name="T149">valora</text:span><text:span text:style-name="T150"> </text:span><text:span text:style-name="T149">entre</text:span><text:span text:style-name="T150"> </text:span><text:span text:style-name="T149">0</text:span><text:span text:style-name="T150"> </text:span><text:span text:style-name="T149">y</text:span><text:span text:style-name="T150"> </text:span><text:span text:style-name="T149">10</text:span><text:span text:style-name="T150"> </text:span><text:span text:style-name="T149">puntos</text:span><text:span text:style-name="T150"> </text:span><text:span text:style-name="T149">el</text:span><text:span text:style-name="T150"> </text:span><text:span text:style-name="T149">número</text:span><text:span text:style-name="T150"> </text:span><text:span text:style-name="T149">de</text:span><text:span text:style-name="T150"> </text:span><text:span text:style-name="T149">evolutivos</text:span><text:span text:style-name="T150"> </text:span><text:span text:style-name="T149">caracterizados</text:span><text:span text:style-name="T150"> </text:span><text:span text:style-name="T149">como</text:span><text:span text:style-name="T150"> </text:span><text:span text:style-name="T149">de</text:span><text:span text:style-name="T150"> </text:span><text:span text:style-name="T149">prioridad</text:span><text:span text:style-name="T150"> </text:span><text:span text:style-name="T149">alta</text:span><text:span text:style-name="T150"> </text:span><text:span text:style-name="T149">adicionales</text:span><text:span text:style-name="T150"> </text:span><text:span text:style-name="T149">a</text:span><text:span text:style-name="T150"> </text:span><text:span text:style-name="T149">los</text:span><text:span text:style-name="T150"> </text:span><text:span text:style-name="T149">así</text:span><text:span text:style-name="T150"> </text:span><text:span text:style-name="T149">definidos</text:span><text:span text:style-name="T150"> </text:span><text:span text:style-name="T149">en</text:span><text:span text:style-name="T150"> </text:span><text:span text:style-name="T149">el</text:span><text:span text:style-name="T150"> </text:span><text:span text:style-name="T149">Pliego</text:span><text:span text:style-name="T150"> </text:span><text:span text:style-name="T149">de</text:span><text:span text:style-name="T150"> </text:span><text:span text:style-name="T149">Prescripciones</text:span><text:span text:style-name="T150"> </text:span><text:span text:style-name="T149">Técnicas</text:span><text:span text:style-name="T150"> </text:span><text:span text:style-name="T149">en</text:span><text:span text:style-name="T150"> </text:span><text:span text:style-name="T149">el</text:span><text:span text:style-name="T150"> </text:span><text:span text:style-name="T149">ámbito</text:span><text:span text:style-name="T150"> </text:span><text:span text:style-name="T149">de</text:span><text:span text:style-name="T150"> </text:span><text:span text:style-name="T149">la</text:span><text:span text:style-name="T150"> </text:span><text:span text:style-name="T149">adecuación</text:span><text:span text:style-name="T150"> </text:span><text:span text:style-name="T149">del</text:span><text:span text:style-name="T150"> </text:span><text:span text:style-name="T149">sistema</text:span><text:span text:style-name="T150"> </text:span><text:span text:style-name="T149">de</text:span><text:span text:style-name="T150"> </text:span><text:span text:style-name="T149">gestión</text:span><text:span text:style-name="T150"> </text:span><text:span text:style-name="T149">de</text:span><text:span text:style-name="T150"> </text:span><text:span text:style-name="T149">autorizaciones</text:span><text:span text:style-name="T150"> </text:span><text:span text:style-name="T149">de</text:span><text:span text:style-name="T150"> </text:span><text:span text:style-name="T149">acceso.</text:span><text:bookmark-end text:name="DDE_LINK811"/><text:bookmark-end text:name="DDE_LINK911"/><text:bookmark-end text:name="DDE_LINK1011"/><text:span text:style-name="T150"> </text:span><text:span text:style-name="T149">En</text:span><text:span text:style-name="T150"> </text:span><text:span text:style-name="T149">función</text:span><text:span text:style-name="T150"> </text:span><text:span text:style-name="T149">de</text:span><text:span text:style-name="T150"> </text:span><text:span text:style-name="T149">qué</text:span><text:span text:style-name="T150"> </text:span><text:span text:style-name="T149">y</text:span><text:span text:style-name="T150"> </text:span><text:span text:style-name="T149">tipo</text:span><text:span text:style-name="T150"> </text:span><text:span text:style-name="T149">y</text:span><text:span text:style-name="T150"> </text:span><text:span text:style-name="T149">número</text:span><text:span text:style-name="T150"> </text:span><text:span text:style-name="T149">de</text:span><text:span text:style-name="T150"> </text:span><text:span text:style-name="T149">evolutivos</text:span><text:span text:style-name="T150"> </text:span><text:span text:style-name="T149">evolutivos</text:span><text:span text:style-name="T150"> </text:span><text:span text:style-name="T149">se</text:span><text:span text:style-name="T150"> </text:span><text:span text:style-name="T149">ofrezcan</text:span><text:span text:style-name="T150"> </text:span><text:span text:style-name="T149">a</text:span><text:span text:style-name="T150"> </text:span><text:span text:style-name="T149">incorporar</text:span><text:span text:style-name="T150"> </text:span><text:span text:style-name="T149">como</text:span><text:span text:style-name="T150"> </text:span><text:span text:style-name="T149">de</text:span><text:span text:style-name="T150"> </text:span><text:span text:style-name="T149">prioridad</text:span><text:span text:style-name="T150"> </text:span><text:span text:style-name="T149">alta</text:span><text:span text:style-name="T150"> </text:span><text:span text:style-name="T149">se</text:span><text:span text:style-name="T150"> </text:span><text:span text:style-name="T149">obtendrá</text:span><text:span text:style-name="T150"> </text:span><text:span text:style-name="T149">la</text:span><text:span text:style-name="T150"> </text:span><text:span text:style-name="T149">siguiente</text:span><text:span text:style-name="T150"> </text:span><text:span text:style-name="T149">puntuación:</text:span></text:p>
      <text:list xml:id="list1512997949" text:style-name="WW8Num27">
        <text:list-item>
          <text:p text:style-name="P40"><text:span text:style-name="T264">Para</text:span><text:span text:style-name="T2"> </text:span>pasos<text:span text:style-name="T2"> </text:span>de<text:span text:style-name="T2"> </text:span>prioridad<text:span text:style-name="T2"> </text:span>Media<text:span text:style-name="T2"> </text:span>a<text:span text:style-name="T2"> </text:span>prioridad<text:span text:style-name="T2"> </text:span>Alta:</text:p>
          <text:list>
            <text:list-item>
              <text:p text:style-name="P40"><text:span text:style-name="T264">Menos</text:span><text:span text:style-name="T2"> </text:span>de<text:span text:style-name="T2"> </text:span>4<text:span text:style-name="T2"> </text:span>evolutivos:<text:span text:style-name="T2"> </text:span>0,5<text:span text:style-name="T2"> </text:span>puntos<text:span text:style-name="T2"> </text:span>por<text:span text:style-name="T2"> </text:span>cada<text:span text:style-name="T2"> </text:span>evolutivo</text:p>
            </text:list-item>
            <text:list-item>
              <text:p text:style-name="P40"><text:span text:style-name="T264">Entre</text:span><text:span text:style-name="T2"> </text:span>4<text:span text:style-name="T2"> </text:span>y<text:span text:style-name="T2"> </text:span>6<text:span text:style-name="T2"> </text:span>evolutivos:<text:span text:style-name="T2"> </text:span>1<text:span text:style-name="T2"> </text:span>punto<text:span text:style-name="T2"> </text:span>por<text:span text:style-name="T2"> </text:span>cada<text:span text:style-name="T2"> </text:span>evolutivo</text:p>
            </text:list-item>
            <text:list-item>
              <text:p text:style-name="P40"><text:span text:style-name="T264">7</text:span><text:span text:style-name="T2"> </text:span>evolutivos:<text:span text:style-name="T2"> </text:span>9<text:span text:style-name="T2"> </text:span>puntos</text:p>
            </text:list-item>
          </text:list>
        </text:list-item>
        <text:list-item>
          <text:p text:style-name="P40"><text:span text:style-name="T264">Para</text:span><text:span text:style-name="T2"> </text:span>pasos<text:span text:style-name="T2"> </text:span>de<text:span text:style-name="T2"> </text:span>prioridad<text:span text:style-name="T2"> </text:span>Baja<text:span text:style-name="T2"> </text:span>a<text:span text:style-name="T2"> </text:span>prioridad<text:span text:style-name="T2"> </text:span>Alta:</text:p>
          <text:list>
            <text:list-item>
              <text:p text:style-name="P40"><text:span text:style-name="T264">Menos</text:span><text:span text:style-name="T2"> </text:span>de<text:span text:style-name="T2"> </text:span>3<text:span text:style-name="T2"> </text:span>evolutivos:<text:span text:style-name="T2"> </text:span>0,25<text:span text:style-name="T2"> </text:span>puntos<text:span text:style-name="T2"> </text:span>por<text:span text:style-name="T2"> </text:span>cada<text:span text:style-name="T2"> </text:span>evolutivo</text:p>
            </text:list-item>
            <text:list-item>
              <text:p text:style-name="P40"><text:span text:style-name="T264">3</text:span><text:span text:style-name="T2"> </text:span>evolutivos:<text:span text:style-name="T2"> </text:span>1<text:span text:style-name="T2"> </text:span>punto</text:p>
            </text:list-item>
          </text:list>
        </text:list-item>
      </text:list>
      <text:p text:style-name="P405"/>
      <text:p text:style-name="P167"><text:span text:style-name="T54">Umbral</text:span><text:span text:style-name="T56"> </text:span><text:span text:style-name="T54">mínimo</text:span><text:span text:style-name="T56"> </text:span><text:span text:style-name="T54">de</text:span><text:span text:style-name="T56"> </text:span><text:span text:style-name="T54">puntuación</text:span><text:span text:style-name="T56"> </text:span><text:span text:style-name="T54">para</text:span><text:span text:style-name="T56"> </text:span><text:span text:style-name="T54">continuar</text:span><text:span text:style-name="T56"> </text:span><text:span text:style-name="T54">en</text:span><text:span text:style-name="T56"> </text:span><text:span text:style-name="T54">el</text:span><text:span text:style-name="T56"> </text:span><text:span text:style-name="T54">proceso</text:span><text:span text:style-name="T56"> </text:span><text:span text:style-name="T54">selectivo:</text:span><text:span text:style-name="T56"> </text:span><text:span text:style-name="T67">NO</text:span></text:p>
      <text:p text:style-name="P504"/>
      <text:p text:style-name="P504"/>
      <text:p text:style-name="P504"/>
      <text:p text:style-name="P504"><text:soft-page-break/></text:p>
      <text:p text:style-name="P504"/>
      <text:p text:style-name="P504"/>
      <text:p text:style-name="P504"/>
      <text:p text:style-name="P504"/>
      <text:p text:style-name="P504"/>
      <text:p text:style-name="P504"/>
      <text:p text:style-name="P504">PLIEGO<text:span text:style-name="T3"> </text:span>DE<text:span text:style-name="T3"> </text:span>CLÁUSULAS<text:span text:style-name="T3"> </text:span>ADMINISTRATIVAS<text:span text:style-name="T3"> </text:span>PARTICULARES<text:span text:style-name="T3"> </text:span>DE<text:span text:style-name="T3"> </text:span>LA<text:span text:style-name="T3"> </text:span>DIRECCIÓN<text:span text:style-name="T3"> </text:span>GENERAL<text:span text:style-name="T3"> </text:span>DE<text:span text:style-name="T3"> </text:span>POLÍTICA<text:span text:style-name="T3"> </text:span>DIGITAL<text:span text:style-name="T3"> </text:span>DE<text:span text:style-name="T3"> </text:span>LA<text:span text:style-name="T3"> </text:span>CONSEJERÍA<text:span text:style-name="T3"> </text:span>DE<text:span text:style-name="T3"> </text:span>HACIENDA<text:span text:style-name="T3"> </text:span>Y<text:span text:style-name="T3"> </text:span>ADMINISTRACIÓN<text:span text:style-name="T3"> </text:span>PÚBLICA<text:span text:style-name="T3"> </text:span>PARA<text:span text:style-name="T3"> </text:span>LA<text:span text:style-name="T3"> </text:span>CONTRATACIÓN<text:span text:style-name="T3"> </text:span>DE<text:span text:style-name="T3"> </text:span>SERVICIOS<text:span text:style-name="T3"> </text:span>MEDIANTE<text:span text:style-name="T3"> </text:span>PROCEDIMIENTO<text:span text:style-name="T3"> </text:span>ABIERTO<text:span text:style-name="T3"> </text:span>O<text:span text:style-name="T3"> </text:span>RESTRINGIDO</text:p>
      <text:p text:style-name="P26"/>
      <text:p text:style-name="P26"/>
      <text:p text:style-name="P31">ANEXO<text:span text:style-name="T2"> </text:span>VIII</text:p>
      <text:p text:style-name="P201"/>
      <text:p text:style-name="P6">PARÁMETROS<text:span text:style-name="T2"> </text:span>OBJETIVOS<text:span text:style-name="T2"> </text:span>PARA<text:span text:style-name="T2"> </text:span>CONSIDERAR<text:span text:style-name="T2"> </text:span>UNA<text:span text:style-name="T2"> </text:span>OFERTA<text:span text:style-name="T2"> </text:span>ANORMAL<text:span text:style-name="T2"> </text:span>O<text:span text:style-name="T2"> </text:span>DESPROPORCIONADA</text:p>
      <text:p text:style-name="P2"/>
      <text:p text:style-name="P7"><text:tab/></text:p>
      <table:table table:name="Tabla38" table:style-name="Tabla38">
        <table:table-column table:style-name="Tabla38.A"/>
        <table:table-row table:style-name="Tabla38.1">
          <table:table-cell table:style-name="Tabla38.A1" office:value-type="string">
            <text:p text:style-name="P43"/>
            <text:p text:style-name="P406">Los<text:span text:style-name="T2"> </text:span>parámetros<text:span text:style-name="T2"> </text:span>objetivos<text:span text:style-name="T2"> </text:span>en<text:span text:style-name="T2"> </text:span>función<text:span text:style-name="T2"> </text:span>de<text:span text:style-name="T2"> </text:span>los<text:span text:style-name="T2"> </text:span>cuales<text:span text:style-name="T2"> </text:span>se<text:span text:style-name="T2"> </text:span>apreciará,<text:span text:style-name="T2"> </text:span>en<text:span text:style-name="T2"> </text:span>su<text:span text:style-name="T2"> </text:span>caso,<text:span text:style-name="T2"> </text:span>que<text:span text:style-name="T2"> </text:span>las<text:span text:style-name="T2"> </text:span>proposiciones<text:span text:style-name="T2"> </text:span>no<text:span text:style-name="T2"> </text:span>pueden<text:span text:style-name="T2"> </text:span>ser<text:span text:style-name="T2"> </text:span>cumplidas<text:span text:style-name="T2"> </text:span>como<text:span text:style-name="T2"> </text:span>consecuencia<text:span text:style-name="T2"> </text:span>de<text:span text:style-name="T2"> </text:span>la<text:span text:style-name="T2"> </text:span>inclusión<text:span text:style-name="T2"> </text:span>de<text:span text:style-name="T2"> </text:span>valores<text:span text:style-name="T2"> </text:span>anormales<text:span text:style-name="T2"> </text:span>o<text:span text:style-name="T2"> </text:span>desproporcionados<text:span text:style-name="T2"> </text:span>serán<text:span text:style-name="T2"> </text:span>los<text:span text:style-name="T2"> </text:span>previstos<text:span text:style-name="T2"> </text:span>en<text:span text:style-name="T2"> </text:span>el<text:span text:style-name="T2"> </text:span>artículo<text:span text:style-name="T2"> </text:span>85<text:span text:style-name="T2"> </text:span>del<text:span text:style-name="T2"> </text:span>RGLCAP</text:p>
            <text:p text:style-name="P406"/>
            <text:p text:style-name="P406">A<text:span text:style-name="T2"> </text:span>efectos<text:span text:style-name="T2"> </text:span>de<text:span text:style-name="T2"> </text:span>considerar<text:span text:style-name="T2"> </text:span>una<text:span text:style-name="T2"> </text:span>oferta<text:span text:style-name="T2"> </text:span>anormal<text:span text:style-name="T2"> </text:span>o<text:span text:style-name="T2"> </text:span>desproporcionada<text:span text:style-name="T2"> </text:span>respecto<text:span text:style-name="T2"> </text:span>de<text:span text:style-name="T2"> </text:span>las<text:span text:style-name="T2"> </text:span>proposiciones<text:span text:style-name="T2"> </text:span>presentadas<text:span text:style-name="T2"> </text:span>por<text:span text:style-name="T2"> </text:span>distintas<text:span text:style-name="T2"> </text:span>empresas<text:span text:style-name="T2"> </text:span>pertenecientes<text:span text:style-name="T2"> </text:span>a<text:span text:style-name="T2"> </text:span>un<text:span text:style-name="T2"> </text:span>mismo<text:span text:style-name="T2"> </text:span>grupo,<text:span text:style-name="T2"> </text:span>lo<text:span text:style-name="T2"> </text:span>establecido<text:span text:style-name="T2"> </text:span>en<text:span text:style-name="T2"> </text:span>el<text:span text:style-name="T2"> </text:span>artículo<text:span text:style-name="T2"> </text:span>86.1<text:span text:style-name="T2"> </text:span>del<text:span text:style-name="T2"> </text:span>RGLCAP<text:span text:style-name="T2"> </text:span>se<text:span text:style-name="T2"> </text:span>aplicará<text:span text:style-name="T2"> </text:span>a<text:span text:style-name="T2"> </text:span>las<text:span text:style-name="T2"> </text:span>empresas<text:span text:style-name="T2"> </text:span>de<text:span text:style-name="T2"> </text:span>un<text:span text:style-name="T2"> </text:span>mismo<text:span text:style-name="T2"> </text:span>grupo<text:span text:style-name="T2"> </text:span>que<text:span text:style-name="T2"> </text:span>concurran<text:span text:style-name="T2"> </text:span>separadamente<text:span text:style-name="T2"> </text:span>a<text:span text:style-name="T2"> </text:span>la<text:span text:style-name="T2"> </text:span>licitación<text:span text:style-name="T2"> </text:span>ya<text:span text:style-name="T2"> </text:span>sea<text:span text:style-name="T2"> </text:span>de<text:span text:style-name="T2"> </text:span>forma<text:span text:style-name="T2"> </text:span>individual<text:span text:style-name="T2"> </text:span>o<text:span text:style-name="T2"> </text:span>formando<text:span text:style-name="T2"> </text:span>parte<text:span text:style-name="T2"> </text:span>de<text:span text:style-name="T2"> </text:span>una<text:span text:style-name="T2"> </text:span>unión<text:span text:style-name="T2"> </text:span>temporal<text:span text:style-name="T2"> </text:span>de<text:span text:style-name="T2"> </text:span>empresarias<text:span text:style-name="T2"> </text:span>y/o<text:span text:style-name="T2"> </text:span>empresarios.</text:p>
            <text:p text:style-name="P72"/>
          </table:table-cell>
        </table:table-row>
      </table:table>
      <text:p text:style-name="P25"/>
      <text:p text:style-name="P26"/>
      <text:p text:style-name="P26"/>
      <text:p text:style-name="P26"/>
      <text:p text:style-name="P26"/>
      <text:p text:style-name="P3"/>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127"/>
      <text:p text:style-name="P127"/>
      <text:p text:style-name="P127"/>
      <text:p text:style-name="P127"/>
      <text:p text:style-name="P126"><text:span text:style-name="T7"><text:s/></text:span><text:span text:style-name="T5">PLIEGO</text:span><text:span text:style-name="T7"> </text:span><text:span text:style-name="T5">DE</text:span><text:span text:style-name="T7"> </text:span><text:span text:style-name="T5">CLÁUSULAS</text:span><text:span text:style-name="T7"> </text:span><text:span text:style-name="T5">ADMINISTRATIVAS</text:span><text:span text:style-name="T7"> </text:span><text:span text:style-name="T5">PARTICULARES</text:span><text:span text:style-name="T7"> </text:span><text:span text:style-name="T5">DE</text:span><text:span text:style-name="T7"> </text:span><text:span text:style-name="T5">LA</text:span><text:span text:style-name="T7"> </text:span><text:span text:style-name="T5">DIRECCIÓN</text:span><text:span text:style-name="T7"> </text:span><text:span text:style-name="T5">GENERAL</text:span><text:span text:style-name="T7"> </text:span><text:span text:style-name="T5">DE</text:span><text:span text:style-name="T7"> </text:span><text:span text:style-name="T5">POLÍTICA</text:span><text:span text:style-name="T7"> </text:span><text:span text:style-name="T5">DIGITAL</text:span><text:span text:style-name="T7"> </text:span><text:span text:style-name="T5">DE</text:span><text:span text:style-name="T7"> </text:span><text:span text:style-name="T5">LA</text:span><text:span text:style-name="T7"> </text:span><text:span text:style-name="T5">CONSEJERÍA</text:span><text:span text:style-name="T7"> </text:span><text:span text:style-name="T5">DE</text:span><text:span text:style-name="T7"> </text:span><text:span text:style-name="T5">HACIENDA</text:span><text:span text:style-name="T7"> </text:span><text:span text:style-name="T5">Y</text:span><text:span text:style-name="T7"> </text:span><text:span text:style-name="T5">ADMINISTRACIÓN</text:span><text:span text:style-name="T7"> </text:span><text:span text:style-name="T5">PÚBLICA</text:span><text:span text:style-name="T7"> </text:span><text:span text:style-name="T5">PARA</text:span><text:span text:style-name="T7"> </text:span><text:span text:style-name="T5">LA</text:span><text:span text:style-name="T7"> </text:span><text:span text:style-name="T5">CONTRATACIÓN</text:span><text:span text:style-name="T7"> </text:span><text:span text:style-name="T5">DE</text:span><text:span text:style-name="T7"> </text:span><text:span text:style-name="T5">SERVICIOS</text:span><text:span text:style-name="T7"> </text:span><text:span text:style-name="T5">MEDIANTE</text:span><text:span text:style-name="T7"> </text:span><text:span text:style-name="T5">PROCEDIMIENTO</text:span><text:span text:style-name="T7"> </text:span><text:span text:style-name="T5">ABIERTO</text:span><text:span text:style-name="T7"> </text:span><text:span text:style-name="T5">O</text:span><text:span text:style-name="T7"> </text:span><text:span text:style-name="T5">RESTRINGIDO</text:span></text:p>
      <text:p text:style-name="P61"/>
      <text:h text:style-name="P419" text:outline-level="3">ANEXO<text:span text:style-name="T2"> </text:span>IX</text:h>
      <text:p text:style-name="P77"/>
      <text:p text:style-name="P55">ESPECIFICACIONES<text:span text:style-name="T2"> </text:span>PARA<text:span text:style-name="T2"> </text:span>EL<text:span text:style-name="T2"> </text:span>ABONO<text:span text:style-name="T2"> </text:span>A<text:span text:style-name="T2"> </text:span>CUENTA<text:span text:style-name="T2"> </text:span>POR<text:span text:style-name="T2"> </text:span>OPERACIONES<text:span text:style-name="T2"> </text:span>PREPARATORIAS</text:p>
      <text:p text:style-name="P55"/>
      <text:p text:style-name="P55"/>
      <text:p text:style-name="P408">Operaciones<text:span text:style-name="T2"> </text:span>preparatorias<text:span text:style-name="T2"> </text:span>susceptibles<text:span text:style-name="T2"> </text:span>de<text:span text:style-name="T2"> </text:span>abonos<text:span text:style-name="T2"> </text:span>a<text:span text:style-name="T2"> </text:span>cuenta:</text:p>
      <text:p text:style-name="P407"/>
      <text:p text:style-name="P407"/>
      <text:p text:style-name="P407"/>
      <text:p text:style-name="P407"/>
      <text:p text:style-name="P55"/>
      <text:p text:style-name="P342">Exigencia,<text:span text:style-name="T2"> </text:span>en<text:span text:style-name="T2"> </text:span>su<text:span text:style-name="T2"> </text:span>caso,<text:span text:style-name="T2"> </text:span>de<text:span text:style-name="T2"> </text:span>un<text:span text:style-name="T2"> </text:span>programa<text:span text:style-name="T2"> </text:span>de<text:span text:style-name="T2"> </text:span>trabajo:</text:p>
      <text:p text:style-name="P341"/>
      <text:p text:style-name="P341"/>
      <text:p text:style-name="P341"/>
      <text:p text:style-name="P341"/>
      <text:p text:style-name="P55"/>
      <text:p text:style-name="P342">Criterios<text:span text:style-name="T2"> </text:span>y<text:span text:style-name="T2"> </text:span>forma<text:span text:style-name="T2"> </text:span>de<text:span text:style-name="T2"> </text:span>valoración<text:span text:style-name="T2"> </text:span>de<text:span text:style-name="T2"> </text:span>las<text:span text:style-name="T2"> </text:span>operaciones<text:span text:style-name="T2"> </text:span>preparatorias:</text:p>
      <text:p text:style-name="P341"/>
      <text:p text:style-name="P341"/>
      <text:p text:style-name="P341"/>
      <text:p text:style-name="P341"/>
      <text:p text:style-name="P55"/>
      <text:p text:style-name="P342">Plan<text:span text:style-name="T2"> </text:span>de<text:span text:style-name="T2"> </text:span>amortización<text:span text:style-name="T2"> </text:span>de<text:span text:style-name="T2"> </text:span>los<text:span text:style-name="T2"> </text:span>abonos<text:span text:style-name="T2"> </text:span>a<text:span text:style-name="T2"> </text:span>cuenta:</text:p>
      <text:p text:style-name="P349"/>
      <text:p text:style-name="P409"/>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EUAlbertina" svg:font-family="EUAlbertina"/>
    <style:font-face style:name="NewsGotT" svg:font-family="NewsGotT"/>
    <style:font-face style:name="OpenSymbol" svg:font-family="OpenSymbol, 'Arial Unicode MS'"/>
    <style:font-face style:name="Tahoma1" svg:font-family="Tahoma"/>
    <style:font-face style:name="Courier New" svg:font-family="'Courier New'" style:font-family-generic="modern"/>
    <style:font-face style:name="FreeSans" svg:font-family="FreeSans" style:font-family-generic="swiss"/>
    <style:font-face style:name="NewsGotT1" svg:font-family="NewsGotT"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d BT" svg:font-family="'Eras Bd BT'"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simple" style:line-break="strict" style:writing-mode="lr-tb"/>
      <style:text-properties style:use-window-font-color="true" style:font-name="Times New Roman" fo:font-size="10pt" fo:language="es" fo:country="ES" style:letter-kerning="tru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fo:orphans="2" fo:widows="2" fo:hyphenation-ladder-count="no-limit" style:punctuation-wrap="hanging"/>
      <style:text-properties style:font-name="Arial" fo:font-size="12pt" style:letter-kerning="true" style:font-size-asian="12pt" style:font-name-complex="Arial"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NewsGotT1" fo:font-size="12pt" fo:font-weight="bold" style:font-size-asian="12pt" style:font-weight-asian="bold" style:font-name-complex="NewsGotT1"/>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color="#0000ff" style:font-name="NewsGotT1" fo:letter-spacing="-0.004cm" style:text-underline-style="solid" style:text-underline-width="auto" style:text-underline-color="font-color" fo:font-weight="bold" style:font-weight-asian="bold" style:font-name-complex="NewsGotT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color="#0000ff" style:font-name="NewsGotT1" fo:font-size="12pt" fo:letter-spacing="-0.004cm" fo:font-weight="bold" style:font-size-asian="12pt" style:font-weight-asian="bold" style:font-name-complex="NewsGotT1"/>
    </style:style>
    <style:style style:name="Heading_20_4" style:display-name="Heading 4" style:family="paragraph" style:parent-style-name="Standard" style:next-style-name="Standard" style:default-outline-level="4" style:class="text">
      <style:paragraph-properties fo:text-align="center" style:justify-single-word="false" fo:padding-left="0cm" fo:padding-right="0cm" fo:padding-top="0cm" fo:padding-bottom="0.035cm" fo:border-left="none" fo:border-right="none" fo:border-top="none" fo:border-bottom="0.11pt solid #000000" fo:keep-with-next="always"/>
      <style:text-properties style:font-name="NewsGotT1" fo:font-size="12pt" fo:font-weight="bold" style:font-size-asian="12pt" style:font-weight-asian="bold" style:font-name-complex="NewsGotT1"/>
    </style:style>
    <style:style style:name="Heading_20_5" style:display-name="Heading 5" style:family="paragraph" style:parent-style-name="Standard" style:next-style-name="Standard" style:default-outline-level="5" style:class="text">
      <style:paragraph-properties fo:text-align="justify" style:justify-single-word="false" fo:orphans="2" fo:widows="2" fo:hyphenation-ladder-count="no-limit" fo:keep-with-next="always" style:punctuation-wrap="hanging"/>
      <style:text-properties style:font-name="NewsGotT1" fo:letter-spacing="-0.005cm" fo:font-weight="bold" style:letter-kerning="true" style:font-weight-asian="bold" style:font-name-complex="NewsGotT1"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orphans="2" fo:widows="2" fo:hyphenation-ladder-count="no-limit" fo:keep-with-next="always" style:punctuation-wrap="hanging"/>
      <style:text-properties fo:font-weight="bold" style:letter-kerning="true" style:font-weight-asian="bold"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color="#0000ff" style:font-name="NewsGotT1" fo:letter-spacing="-0.004cm" fo:font-weight="bold" style:font-weight-asian="bold" style:font-name-complex="NewsGotT1"/>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color="#ff0000" style:font-name="NewsGotT1" fo:letter-spacing="-0.004cm" fo:font-weight="bold" style:font-weight-asian="bold" style:font-name-complex="NewsGotT1"/>
    </style:style>
    <style:style style:name="Heading_20_9" style:display-name="Heading 9" style:family="paragraph" style:parent-style-name="Standard" style:next-style-name="Standard" style:default-outline-level="9" style:class="text">
      <style:paragraph-properties fo:margin-left="3.251cm" fo:margin-right="0cm" fo:text-align="justify" style:justify-single-word="false" fo:orphans="2" fo:widows="2" fo:hyphenation-ladder-count="no-limit" fo:text-indent="-1.75cm" style:auto-text-indent="false" fo:keep-with-next="always" style:punctuation-wrap="hanging">
        <style:tab-stops>
          <style:tab-stop style:position="52.014cm"/>
        </style:tab-stops>
      </style:paragraph-properties>
      <style:text-properties fo:color="#808080" style:font-name="NewsGotT1" fo:font-size="12pt" fo:letter-spacing="-0.004cm" fo:font-style="italic" style:letter-kerning="true" style:font-size-asian="12pt" style:font-style-asian="italic" style:font-name-complex="NewsGotT1" fo:hyphenate="true" fo:hyphenation-remain-char-count="2" fo:hyphenation-push-char-count="2"/>
    </style:style>
    <style:style style:name="Heading_20__28_user_29_" style:display-name="Heading (user)" style:family="paragraph" style:parent-style-name="Standard" style:next-style-name="Subtitle">
      <style:paragraph-properties fo:text-align="center" style:justify-single-word="false" fo:padding-left="0cm" fo:padding-right="0cm" fo:padding-top="0cm" fo:padding-bottom="0.035cm" fo:border-left="none" fo:border-right="none" fo:border-top="none" fo:border-bottom="0.99pt solid #000000"/>
      <style:text-properties fo:color="#0000ff" style:font-name="NewsGotT1" fo:font-size="12pt" style:font-size-asian="12pt" style:font-name-complex="NewsGotT1"/>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style>
    <style:style style:name="Subtitle" style:family="paragraph" style:parent-style-name="Standard" style:next-style-name="Text_20_body" style:class="chapter">
      <style:paragraph-properties fo:margin-left="0.501cm" fo:margin-right="0cm" fo:text-align="justify" style:justify-single-word="false" fo:text-indent="0cm" style:auto-text-indent="false"/>
      <style:text-properties style:font-name="NewsGotT1" fo:letter-spacing="-0.004cm" fo:font-weight="bold" style:font-weight-asian="bold" style:font-name-complex="NewsGotT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ngría_20_3_20_de_20_t._20_independiente" style:display-name="Sangría 3 de t. independiente" style:family="paragraph" style:parent-style-name="Standard">
      <style:paragraph-properties fo:margin-left="0.501cm" fo:margin-right="0cm" fo:text-align="justify" style:justify-single-word="false" fo:orphans="2" fo:widows="2" fo:hyphenation-ladder-count="no-limit" fo:text-indent="0.134cm" style:auto-text-indent="false" style:punctuation-wrap="hanging"/>
      <style:text-properties style:font-name="Arial" fo:font-size="11pt" style:letter-kerning="true" style:font-size-asian="11pt" style:font-name-complex="Arial" fo:hyphenate="true" fo:hyphenation-remain-char-count="2" fo:hyphenation-push-char-count="2"/>
    </style:style>
    <style:style style:name="Texto_20_de_20_bloque" style:display-name="Texto de bloque" style:family="paragraph" style:parent-style-name="Standard">
      <style:paragraph-properties fo:margin-left="1cm" fo:margin-right="-3cm" fo:text-align="justify" style:justify-single-word="false" fo:orphans="2" fo:widows="2" fo:hyphenation-ladder-count="no-limit" fo:text-indent="0cm" style:auto-text-indent="false" style:punctuation-wrap="hanging"/>
      <style:text-properties style:font-name="Arial" fo:font-size="12pt" style:letter-kerning="true" style:font-size-asian="12pt" style:font-name-complex="Arial" fo:hyphenate="true" fo:hyphenation-remain-char-count="2" fo:hyphenation-push-char-count="2"/>
    </style:style>
    <style:style style:name="Texto_20_independiente_20_2" style:display-name="Texto independiente 2" style:family="paragraph" style:parent-style-name="Standard">
      <style:paragraph-properties fo:text-align="justify" style:justify-single-word="false"/>
      <style:text-properties fo:color="#0000ff" style:font-name="NewsGotT1" fo:letter-spacing="-0.004cm" fo:font-weight="bold" style:font-weight-asian="bold" style:font-name-complex="NewsGotT1"/>
    </style:style>
    <style:style style:name="Text_20_body_20_indent" style:display-name="Text body indent" style:family="paragraph" style:parent-style-name="Standard" style:class="text">
      <style:paragraph-properties fo:margin-left="1cm" fo:margin-right="0cm" fo:text-align="justify" style:justify-single-word="false" fo:orphans="2" fo:widows="2" fo:text-indent="0cm" style:auto-text-indent="false" style:punctuation-wrap="hanging"/>
      <style:text-properties fo:letter-spacing="-0.004cm" fo:language="es" fo:country="ES" style:letter-kerning="true" style:language-asian="zxx" style:country-asian="none"/>
    </style:style>
    <style:style style:name="Sangría_20_2_20_de_20_t._20_independiente" style:display-name="Sangría 2 de t. independiente" style:family="paragraph" style:parent-style-name="Standard">
      <style:paragraph-properties fo:margin-left="1.496cm" fo:margin-right="0cm" fo:text-align="justify" style:justify-single-word="false" fo:text-indent="0cm" style:auto-text-indent="false"/>
      <style:text-properties fo:color="#0000ff" style:font-name="NewsGotT1" fo:letter-spacing="-0.004cm" style:font-name-complex="NewsGotT1"/>
    </style:style>
    <style:style style:name="Texto_20_independiente_20_3" style:display-name="Texto independiente 3" style:family="paragraph" style:parent-style-name="Standard">
      <style:paragraph-properties fo:text-align="justify" style:justify-single-word="false"/>
      <style:text-properties fo:color="#ff0000" style:font-name="NewsGotT1" fo:letter-spacing="-0.005cm" style:font-name-complex="NewsGotT1"/>
    </style:style>
    <style:style style:name="List_20_Paragraph" style:display-name="List Paragraph" style:family="paragraph" style:parent-style-name="Standard">
      <style:paragraph-properties fo:margin-left="1.27cm" fo:margin-right="0cm" fo:orphans="2" fo:widows="2" fo:text-indent="0cm" style:auto-text-indent="false" style:punctuation-wrap="hanging"/>
      <style:text-properties style:letter-kerning="true" style:language-asian="es" style:country-asian="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_20_-_20_Texto_20_normal" style:display-name="Corp - Texto normal" style:family="paragraph">
      <style:paragraph-properties fo:margin-top="0.199cm" fo:margin-bottom="0.199cm" fo:text-align="justify" style:justify-single-word="false" fo:orphans="2" fo:widows="2" fo:hyphenation-ladder-count="no-limit" style:text-autospace="none" style:punctuation-wrap="hanging" style:line-break="strict" style:writing-mode="lr-tb"/>
      <style:text-properties style:use-window-font-color="true" style:font-name="NewsGotT1" fo:font-size="12pt" fo:language="es" fo:country="ES" style:letter-kerning="true" style:font-name-asian="Arial" style:font-size-asian="12pt" style:language-asian="zh" style:country-asian="CN" style:font-name-complex="Arial" style:font-size-complex="10pt" style:language-complex="ar" style:country-complex="SA" fo:hyphenate="false" fo:hyphenation-remain-char-count="2" fo:hyphenation-push-char-count="2"/>
    </style:style>
    <style:style style:name="Block_20_Text" style:display-name="Block Text" style:family="paragraph" style:parent-style-name="Standard">
      <style:paragraph-properties fo:text-align="justify" style:justify-single-word="false"/>
      <style:text-properties style:font-name="Arial" fo:font-size="12pt" style:font-name-asian="Arial" style:font-size-asian="12pt" style:font-name-complex="Arial" style:font-size-complex="12pt"/>
    </style:style>
    <style:style style:name="heading_20_1" style:display-name="heading 1" style:family="paragraph" style:parent-style-name="Standard" style:next-style-name="Standard" style:list-style-name="WW8Num3">
      <style:paragraph-properties fo:text-align="center" style:justify-single-word="false" fo:keep-with-next="always">
        <style:tab-stops>
          <style:tab-stop style:position="0cm"/>
        </style:tab-stops>
      </style:paragraph-properties>
      <style:text-properties style:font-name="NewsGotT1" fo:font-size="12pt" fo:font-weight="bold" style:font-name-asian="NewsGotT1" style:font-size-asian="12pt" style:font-weight-asian="bold" style:font-name-complex="NewsGotT1" style:font-size-complex="12pt" style:font-weight-complex="bold"/>
    </style:style>
    <style:style style:name="heading_20_2" style:display-name="heading 2" style:family="paragraph" style:parent-style-name="Standard" style:next-style-name="Standard" style:list-style-name="WW8Num3">
      <style:paragraph-properties fo:text-align="center" style:justify-single-word="false" fo:keep-with-next="always">
        <style:tab-stops>
          <style:tab-stop style:position="0cm"/>
        </style:tab-stops>
      </style:paragraph-properties>
      <style:text-properties fo:color="#0000ff" style:font-name="NewsGotT1" fo:letter-spacing="-0.004cm" style:text-underline-style="solid" style:text-underline-width="auto" style:text-underline-color="font-color" fo:font-weight="bold" style:font-name-asian="NewsGotT1" style:font-weight-asian="bold" style:font-name-complex="NewsGotT1" style:font-weight-complex="bold"/>
    </style:style>
    <style:style style:name="heading_20_3" style:display-name="heading 3" style:family="paragraph" style:parent-style-name="Standard" style:next-style-name="Standard" style:list-style-name="WW8Num3">
      <style:paragraph-properties fo:text-align="center" style:justify-single-word="false" fo:keep-with-next="always">
        <style:tab-stops>
          <style:tab-stop style:position="0cm"/>
        </style:tab-stops>
      </style:paragraph-properties>
      <style:text-properties fo:color="#0000ff" style:font-name="NewsGotT1" fo:font-size="12pt" fo:letter-spacing="-0.004cm" fo:font-weight="bold" style:font-name-asian="NewsGotT1" style:font-size-asian="12pt" style:font-weight-asian="bold" style:font-name-complex="NewsGotT1" style:font-size-complex="12pt" style:font-weight-complex="bold"/>
    </style:style>
    <style:style style:name="heading_20_4" style:display-name="heading 4" style:family="paragraph" style:parent-style-name="Standard" style:next-style-name="Standard" style:list-style-name="WW8Num3">
      <style:paragraph-properties fo:text-align="center" style:justify-single-word="false" fo:padding-left="0cm" fo:padding-right="0cm" fo:padding-top="0cm" fo:padding-bottom="0.035cm" fo:border-left="none" fo:border-right="none" fo:border-top="none" fo:border-bottom="0.11pt solid #000000" fo:keep-with-next="always">
        <style:tab-stops>
          <style:tab-stop style:position="0cm"/>
        </style:tab-stops>
      </style:paragraph-properties>
      <style:text-properties style:font-name="NewsGotT1" fo:font-size="12pt" fo:font-weight="bold" style:font-name-asian="NewsGotT1" style:font-size-asian="12pt" style:font-weight-asian="bold" style:font-name-complex="NewsGotT1" style:font-size-complex="12pt" style:font-weight-complex="bold"/>
    </style:style>
    <style:style style:name="heading_20_5" style:display-name="heading 5"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style:font-name="NewsGotT1" fo:letter-spacing="-0.005cm" fo:font-weight="bold" style:font-name-asian="NewsGotT1" style:font-weight-asian="bold" style:font-name-complex="NewsGotT1" style:font-weight-complex="bold"/>
    </style:style>
    <style:style style:name="heading_20_6" style:display-name="heading 6" style:family="paragraph" style:parent-style-name="Standard" style:next-style-name="Standard" style:list-style-name="WW8Num3">
      <style:paragraph-properties fo:keep-with-next="always">
        <style:tab-stops>
          <style:tab-stop style:position="0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fo:color="#0000ff" style:font-name="NewsGotT1" fo:letter-spacing="-0.004cm" fo:font-weight="bold" style:font-name-asian="NewsGotT1" style:font-weight-asian="bold" style:font-name-complex="NewsGotT1" style:font-weight-complex="bold"/>
    </style:style>
    <style:style style:name="heading_20_8" style:display-name="heading 8"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fo:color="#ff0000" style:font-name="NewsGotT1" fo:letter-spacing="-0.004cm" fo:font-weight="bold" style:font-name-asian="NewsGotT1" style:font-weight-asian="bold" style:font-name-complex="NewsGotT1" style:font-weight-complex="bold"/>
    </style:style>
    <style:style style:name="heading_20_9" style:display-name="heading 9"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fo:color="#808080" style:font-name="NewsGotT1" fo:font-size="12pt" fo:letter-spacing="-0.004cm" fo:font-style="italic" style:font-name-asian="NewsGotT1" style:font-size-asian="12pt" style:font-style-asian="italic" style:font-name-complex="NewsGotT1" style:font-size-complex="12pt" style:font-style-complex="italic"/>
    </style:style>
    <style:style style:name="header" style:family="paragraph" style:parent-style-name="Standard" style:next-style-name="Text_20_body">
      <style:paragraph-properties fo:margin-top="0.423cm" fo:margin-bottom="0.212cm" fo:keep-with-next="always"/>
      <style:text-properties fo:font-size="14pt" style:font-size-asian="14pt" style:font-size-complex="14pt"/>
    </style:style>
    <style:style style:name="WW-header" style:family="paragraph" style:parent-style-name="Standard">
      <style:paragraph-properties>
        <style:tab-stops>
          <style:tab-stop style:position="7.5cm" style:type="center"/>
          <style:tab-stop style:position="15cm" style:type="right"/>
        </style:tab-stops>
      </style:paragraph-properties>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Indent_20_3" style:display-name="Body Text Indent 3" style:family="paragraph" style:parent-style-name="Standard">
      <style:paragraph-properties fo:text-align="justify" style:justify-single-word="false"/>
      <style:text-properties style:font-name="Arial" fo:font-size="11pt" style:font-name-asian="Arial" style:font-size-asian="11pt" style:font-name-complex="Arial" style:font-size-complex="11pt"/>
    </style:style>
    <style:style style:name="Body_20_Text_20_2" style:display-name="Body Text 2" style:family="paragraph" style:parent-style-name="Standard">
      <style:paragraph-properties fo:text-align="justify" style:justify-single-word="false"/>
      <style:text-properties fo:color="#0000ff" style:font-name="NewsGotT1" fo:letter-spacing="-0.004cm" fo:font-weight="bold" style:font-name-asian="NewsGotT1" style:font-weight-asian="bold" style:font-name-complex="NewsGotT1" style:font-weight-complex="bold"/>
    </style:style>
    <style:style style:name="WW-Body_20_Text_20_2" style:display-name="WW-Body Text 2" style:family="paragraph" style:parent-style-name="Standard">
      <style:paragraph-properties fo:text-align="justify" style:justify-single-word="false"/>
      <style:text-properties fo:letter-spacing="-0.004cm"/>
    </style:style>
    <style:style style:name="Body_20_Text_20_Indent_20_2" style:display-name="Body Text Indent 2" style:family="paragraph" style:parent-style-name="Standard">
      <style:paragraph-properties fo:text-align="justify" style:justify-single-word="false"/>
      <style:text-properties fo:color="#0000ff" style:font-name="NewsGotT1" fo:letter-spacing="-0.004cm" style:font-name-asian="NewsGotT1" style:font-name-complex="NewsGotT1"/>
    </style:style>
    <style:style style:name="Body_20_Text_20_3" style:display-name="Body Text 3" style:family="paragraph" style:parent-style-name="Standard">
      <style:paragraph-properties fo:text-align="justify" style:justify-single-word="false"/>
      <style:text-properties fo:color="#ff0000" style:font-name="NewsGotT1" fo:letter-spacing="-0.005cm" style:font-name-asian="NewsGotT1" style:font-name-complex="NewsGotT1"/>
    </style:style>
    <style:style style:name="envelope_20_return" style:display-name="envelope return" style:family="paragraph" style:parent-style-name="Standard">
      <style:paragraph-properties fo:line-height="80%" fo:keep-together="always"/>
      <style:text-properties fo:font-size="8pt" style:font-size-asian="8pt" style:font-size-complex="8pt"/>
    </style:style>
    <style:style style:name="Texto_20_independiente.Texto_20_independiente_20_Título_20_2" style:display-name="Texto independiente.Texto independiente Título 2" style:family="paragraph" style:parent-style-name="Standard">
      <style:paragraph-properties fo:text-align="justify" style:justify-single-word="false"/>
      <style:text-properties style:font-name="Arial" fo:font-size="12pt" style:font-name-asian="Arial" style:font-size-asian="12pt" style:font-name-complex="Arial" style:font-size-complex="12pt"/>
    </style:style>
    <style:style style:name="Frame_20_contents_20__28_user_29_" style:display-name="Frame contents (user)" style:family="paragraph" style:parent-style-name="Text_20_body">
      <style:paragraph-properties fo:text-align="start" style:justify-single-word="false">
        <style:tab-stops>
          <style:tab-stop style:position="-2.54cm"/>
          <style:tab-stop style:position="-1.27cm"/>
        </style:tab-stops>
      </style:paragraph-properties>
      <style:text-properties style:font-name="Times New Roman" fo:font-size="10pt" fo:font-weight="bold" style:font-name-asian="Lucida Sans Unicode" style:font-size-asian="10pt" style:font-weight-asian="bold" style:font-name-complex="Tahoma" style:font-size-complex="10pt" style:font-weight-complex="bold"/>
    </style:style>
    <style:style style:name="Table_20_Contents_20__28_user_29_" style:display-name="Table Contents (user)" style:family="paragraph" style:parent-style-name="Standard">
      <style:text-properties fo:font-size="12pt" style:font-size-asian="12pt" style:font-size-complex="12pt"/>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 style:family="paragraph">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WW-Texto_20_independiente_20_2" style:display-name="WW-Texto independiente 2" style:family="paragraph" style:parent-style-name="Standard">
      <style:paragraph-properties fo:text-align="justify" style:justify-single-word="false"/>
    </style:style>
    <style:style style:name="Criterio_20_Seccion_20_Principal" style:display-name="Criterio Seccion Principal" style:family="paragraph" style:parent-style-name="Standard" style:next-style-name="Criterio">
      <style:text-properties fo:text-transform="uppercase" fo:font-size="12pt" style:font-size-asian="12pt" style:font-size-complex="12pt"/>
    </style:style>
    <style:style style:name="Criterio" style:family="paragraph" style:parent-style-name="Criterio_20_Seccion_20_Principal">
      <style:paragraph-properties fo:margin-top="0.3cm" fo:margin-bottom="0.199cm" fo:keep-together="always" fo:keep-with-next="always"/>
      <style:text-properties fo:font-variant="normal" fo:text-transform="none"/>
    </style:style>
    <style:style style:name="WW-Criterio" style:family="paragraph" style:parent-style-name="Criterio_20_Seccion_20_Principal">
      <style:paragraph-properties fo:margin-top="0.3cm" fo:margin-bottom="0.199cm" fo:keep-together="always" fo:keep-with-next="always"/>
      <style:text-properties fo:font-variant="normal" fo:text-transform="none"/>
    </style:style>
    <style:style style:name="Normal_20__28_Web_29_" style:display-name="Normal (Web)" style:family="paragraph" style:parent-style-name="Standard">
      <style:paragraph-properties fo:margin-top="0.176cm" fo:margin-bottom="0.176cm"/>
    </style:style>
    <style:style style:name="WW-Normal" style:family="paragraph" style:parent-style-name="Standard">
      <style:text-properties style:font-name="NewsGotT1" style:font-name-asian="NewsGotT1" style:font-name-complex="NewsGotT1"/>
    </style:style>
    <style:style style:name="Cuerpo_20_de_20_texto_20_Junta" style:display-name="Cuerpo de texto Junta" style:family="paragraph" style:parent-style-name="WW-Normal">
      <style:paragraph-properties fo:margin-top="0.25cm" fo:margin-bottom="0.25cm"/>
    </style:style>
    <style:style style:name="WW-heading_20_1" style:display-name="WW-heading 1" style:family="paragraph" style:parent-style-name="Standard" style:next-style-name="Standard">
      <style:paragraph-properties fo:text-align="center" style:justify-single-word="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2" style:display-name="WW-heading 2"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letter-spacing="-0.004cm" style:text-underline-style="solid" style:text-underline-width="auto" style:text-underline-color="font-color" fo:font-weight="bold" style:font-weight-asian="bold" style:font-weight-complex="bold"/>
    </style:style>
    <style:style style:name="WW-heading_20_3" style:display-name="WW-heading 3"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font-size="12pt" fo:letter-spacing="-0.004cm" fo:font-weight="bold" style:font-size-asian="12pt" style:font-weight-asian="bold" style:font-size-complex="12pt" style:font-weight-complex="bold"/>
    </style:style>
    <style:style style:name="WW-heading_20_4" style:display-name="WW-heading 4"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11pt solid #000000"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5" style:display-name="WW-heading 5" style:family="paragraph" style:parent-style-name="Standard" style:next-style-name="Standard">
      <style:paragraph-properties fo:text-align="justify" style:justify-single-word="false" fo:keep-with-next="always">
        <style:tab-stops>
          <style:tab-stop style:position="0cm"/>
        </style:tab-stops>
      </style:paragraph-properties>
      <style:text-properties fo:letter-spacing="-0.005cm" fo:font-weight="bold" style:font-weight-asian="bold" style:font-weight-complex="bold"/>
    </style:style>
    <style:style style:name="WW-heading_20_6" style:display-name="WW-heading 6" style:family="paragraph" style:parent-style-name="Standard" style:next-style-name="Standard">
      <style:paragraph-properties fo:keep-with-next="always">
        <style:tab-stops>
          <style:tab-stop style:position="0cm"/>
        </style:tab-stops>
      </style:paragraph-properties>
      <style:text-properties fo:font-weight="bold" style:font-weight-asian="bold" style:font-weight-complex="bold"/>
    </style:style>
    <style:style style:name="WW-heading_20_7" style:display-name="WW-heading 7"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0000ff" fo:letter-spacing="-0.004cm" fo:font-weight="bold" style:font-weight-asian="bold" style:font-weight-complex="bold"/>
    </style:style>
    <style:style style:name="WW-heading_20_8" style:display-name="WW-heading 8"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ff0000" fo:letter-spacing="-0.004cm" fo:font-weight="bold" style:font-weight-asian="bold" style:font-weight-complex="bold"/>
    </style:style>
    <style:style style:name="WW-heading_20_9" style:display-name="WW-heading 9"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808080" fo:font-size="12pt" fo:letter-spacing="-0.004cm" fo:font-style="italic" style:font-size-asian="12pt" style:font-style-asian="italic" style:font-size-complex="12pt" style:font-style-complex="italic"/>
    </style:style>
    <style:style style:name="WW-header1" style:family="paragraph" style:parent-style-name="Standard">
      <style:paragraph-properties>
        <style:tab-stops>
          <style:tab-stop style:position="7.5cm" style:type="center"/>
          <style:tab-stop style:position="15cm" style:type="right"/>
        </style:tab-stops>
      </style:paragraph-properties>
    </style:style>
    <style:style style:name="WW-footer" style:family="paragraph" style:parent-style-name="Standard">
      <style:paragraph-properties>
        <style:tab-stops>
          <style:tab-stop style:position="7.5cm" style:type="center"/>
          <style:tab-stop style:position="15cm" style:type="right"/>
        </style:tab-stops>
      </style:paragraph-properties>
    </style:style>
    <style:style style:name="Body_20_Text" style:display-name="Body Text" style:family="paragraph" style:parent-style-name="Standard">
      <style:paragraph-properties fo:text-align="justify" style:justify-single-word="false"/>
      <style:text-properties fo:font-size="12pt" style:font-size-asian="12pt" style:font-size-complex="12pt"/>
    </style:style>
    <style:style style:name="WW-Body_20_Text_20_Indent_20_3" style:display-name="WW-Body Text Indent 3" style:family="paragraph" style:parent-style-name="Standard">
      <style:paragraph-properties fo:text-align="justify" style:justify-single-word="false"/>
      <style:text-properties fo:font-size="11pt" style:font-size-asian="11pt" style:font-size-complex="11pt"/>
    </style:style>
    <style:style style:name="WW-Block_20_Text" style:display-name="WW-Block Text" style:family="paragraph" style:parent-style-name="Standard">
      <style:paragraph-properties fo:text-align="justify" style:justify-single-word="false"/>
      <style:text-properties fo:font-size="12pt" style:font-size-asian="12pt" style:font-size-complex="12pt"/>
    </style:style>
    <style:style style:name="WW-Body_20_Text_20_21" style:display-name="WW-Body Text 21" style:family="paragraph" style:parent-style-name="Standard">
      <style:paragraph-properties fo:text-align="justify" style:justify-single-word="false"/>
      <style:text-properties fo:color="#0000ff" fo:letter-spacing="-0.004cm" fo:font-weight="bold" style:font-weight-asian="bold" style:font-weight-complex="bold"/>
    </style:style>
    <style:style style:name="WW-Body_20_Text_20_212" style:display-name="WW-Body Text 212" style:family="paragraph" style:parent-style-name="Standard">
      <style:paragraph-properties fo:text-align="justify" style:justify-single-word="false"/>
      <style:text-properties fo:letter-spacing="-0.004cm"/>
    </style:style>
    <style:style style:name="WW-Body_20_Text_20_Indent_20_2" style:display-name="WW-Body Text Indent 2" style:family="paragraph" style:parent-style-name="Standard">
      <style:paragraph-properties fo:text-align="justify" style:justify-single-word="false"/>
      <style:text-properties fo:color="#0000ff" fo:letter-spacing="-0.004cm"/>
    </style:style>
    <style:style style:name="WW-Body_20_Text_20_3" style:display-name="WW-Body Text 3" style:family="paragraph" style:parent-style-name="Standard">
      <style:paragraph-properties fo:text-align="justify" style:justify-single-word="false"/>
      <style:text-properties fo:color="#ff0000" fo:letter-spacing="-0.005cm"/>
    </style:style>
    <style:style style:name="WW-Body_20_Text_20_Indent_20_21" style:display-name="WW-Body Text Indent 21" style:family="paragraph" style:parent-style-name="Standard">
      <style:paragraph-properties fo:margin-left="1.496cm" fo:margin-right="0cm" fo:text-align="justify" style:justify-single-word="false" fo:text-indent="0cm" style:auto-text-indent="false"/>
      <style:text-properties style:font-name="NewsGotT1" style:font-name-asian="NewsGotT1" style:font-name-complex="NewsGotT1"/>
    </style:style>
    <style:style style:name="WW-Body_20_Text_20_Indent_20_31" style:display-name="WW-Body Text Indent 31" style:family="paragraph" style:parent-style-name="Standard">
      <style:paragraph-properties fo:margin-left="1.251cm" fo:margin-right="0cm" fo:text-align="justify" style:justify-single-word="false" fo:text-indent="0cm" style:auto-text-indent="false"/>
    </style:style>
    <style:style style:name="WW-header12" style:family="paragraph" style:parent-style-name="Standard">
      <style:paragraph-properties>
        <style:tab-stops>
          <style:tab-stop style:position="7.5cm" style:type="center"/>
          <style:tab-stop style:position="15cm" style:type="right"/>
        </style:tab-stops>
      </style:paragraph-properties>
    </style:style>
    <style:style style:name="WW-Body_20_Text_20_2123" style:display-name="WW-Body Text 2123" style:family="paragraph" style:parent-style-name="Standard">
      <style:paragraph-properties fo:text-align="justify" style:justify-single-word="false"/>
      <style:text-properties fo:letter-spacing="-0.004cm"/>
    </style:style>
    <style:style style:name="WW-heading_20_11" style:display-name="WW-heading 11" style:family="paragraph" style:parent-style-name="Standard" style:next-style-name="Standard">
      <style:paragraph-properties fo:text-align="center" style:justify-single-word="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21" style:display-name="WW-heading 21"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letter-spacing="-0.004cm" style:text-underline-style="solid" style:text-underline-width="auto" style:text-underline-color="font-color" fo:font-weight="bold" style:font-weight-asian="bold" style:font-weight-complex="bold"/>
    </style:style>
    <style:style style:name="WW-heading_20_31" style:display-name="WW-heading 31"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font-size="12pt" fo:letter-spacing="-0.004cm" fo:font-weight="bold" style:font-size-asian="12pt" style:font-weight-asian="bold" style:font-size-complex="12pt" style:font-weight-complex="bold"/>
    </style:style>
    <style:style style:name="WW-heading_20_41" style:display-name="WW-heading 41"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11pt solid #000000"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51" style:display-name="WW-heading 51" style:family="paragraph" style:parent-style-name="Standard" style:next-style-name="Standard">
      <style:paragraph-properties fo:text-align="justify" style:justify-single-word="false" fo:keep-with-next="always">
        <style:tab-stops>
          <style:tab-stop style:position="0cm"/>
        </style:tab-stops>
      </style:paragraph-properties>
      <style:text-properties fo:letter-spacing="-0.005cm" fo:font-weight="bold" style:font-weight-asian="bold" style:font-weight-complex="bold"/>
    </style:style>
    <style:style style:name="WW-heading_20_61" style:display-name="WW-heading 61" style:family="paragraph" style:parent-style-name="Standard" style:next-style-name="Standard">
      <style:paragraph-properties fo:keep-with-next="always">
        <style:tab-stops>
          <style:tab-stop style:position="0cm"/>
        </style:tab-stops>
      </style:paragraph-properties>
      <style:text-properties fo:font-weight="bold" style:font-weight-asian="bold" style:font-weight-complex="bold"/>
    </style:style>
    <style:style style:name="WW-heading_20_71" style:display-name="WW-heading 71"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0000ff" fo:letter-spacing="-0.004cm" fo:font-weight="bold" style:font-weight-asian="bold" style:font-weight-complex="bold"/>
    </style:style>
    <style:style style:name="WW-heading_20_81" style:display-name="WW-heading 81"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ff0000" fo:letter-spacing="-0.004cm" fo:font-weight="bold" style:font-weight-asian="bold" style:font-weight-complex="bold"/>
    </style:style>
    <style:style style:name="WW-heading_20_91" style:display-name="WW-heading 91"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808080" fo:font-size="12pt" fo:letter-spacing="-0.004cm" fo:font-style="italic" style:font-size-asian="12pt" style:font-style-asian="italic" style:font-size-complex="12pt" style:font-style-complex="italic"/>
    </style:style>
    <style:style style:name="WW-header123" style:family="paragraph" style:parent-style-name="Standard">
      <style:paragraph-properties>
        <style:tab-stops>
          <style:tab-stop style:position="7.5cm" style:type="center"/>
          <style:tab-stop style:position="15cm" style:type="right"/>
        </style:tab-stops>
      </style:paragraph-properties>
    </style:style>
    <style:style style:name="WW-footer1" style:family="paragraph" style:parent-style-name="Standard">
      <style:paragraph-properties>
        <style:tab-stops>
          <style:tab-stop style:position="7.5cm" style:type="center"/>
          <style:tab-stop style:position="15cm" style:type="right"/>
        </style:tab-stops>
      </style:paragraph-properties>
    </style:style>
    <style:style style:name="WW-Body_20_Text_20_Indent_20_312" style:display-name="WW-Body Text Indent 312" style:family="paragraph" style:parent-style-name="Standard">
      <style:paragraph-properties fo:text-align="justify" style:justify-single-word="false"/>
      <style:text-properties fo:font-size="11pt" style:font-size-asian="11pt" style:font-size-complex="11pt"/>
    </style:style>
    <style:style style:name="WW-Block_20_Text1" style:display-name="WW-Block Text1" style:family="paragraph" style:parent-style-name="Standard">
      <style:paragraph-properties fo:text-align="justify" style:justify-single-word="false"/>
      <style:text-properties fo:font-size="12pt" style:font-size-asian="12pt" style:font-size-complex="12pt"/>
    </style:style>
    <style:style style:name="WW-Body_20_Text_20_21234" style:display-name="WW-Body Text 21234" style:family="paragraph" style:parent-style-name="Standard">
      <style:paragraph-properties fo:text-align="justify" style:justify-single-word="false"/>
      <style:text-properties fo:color="#0000ff" fo:letter-spacing="-0.004cm" fo:font-weight="bold" style:font-weight-asian="bold" style:font-weight-complex="bold"/>
    </style:style>
    <style:style style:name="WW-Body_20_Text_20_Indent_20_212" style:display-name="WW-Body Text Indent 212" style:family="paragraph" style:parent-style-name="Standard">
      <style:paragraph-properties fo:text-align="justify" style:justify-single-word="false"/>
      <style:text-properties fo:color="#0000ff" fo:letter-spacing="-0.004cm"/>
    </style:style>
    <style:style style:name="WW-Body_20_Text_20_31" style:display-name="WW-Body Text 31" style:family="paragraph" style:parent-style-name="Standard">
      <style:paragraph-properties fo:text-align="justify" style:justify-single-word="false"/>
      <style:text-properties fo:color="#ff0000" fo:letter-spacing="-0.005cm"/>
    </style:style>
    <style:style style:name="WW-Body_20_Text_20_Indent_20_2123" style:display-name="WW-Body Text Indent 2123" style:family="paragraph" style:parent-style-name="Standard">
      <style:paragraph-properties fo:margin-left="1.496cm" fo:margin-right="0cm" fo:text-align="justify" style:justify-single-word="false" fo:text-indent="0cm" style:auto-text-indent="false"/>
      <style:text-properties style:font-name="NewsGotT1" style:font-name-asian="NewsGotT1" style:font-name-complex="NewsGotT1"/>
    </style:style>
    <style:style style:name="WW-Body_20_Text_20_Indent_20_3123" style:display-name="WW-Body Text Indent 3123" style:family="paragraph" style:parent-style-name="Standard">
      <style:paragraph-properties fo:margin-left="1.25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exo_20_1" style:display-name="Anexo 1" style:family="paragraph" style:parent-style-name="Standard" style:next-style-name="Cuerpo_20_de_20_texto_20_Junta" style:list-style-name="">
      <style:paragraph-properties fo:margin-left="0cm" fo:margin-right="0cm" fo:margin-top="0.109cm" fo:margin-bottom="0.18cm" fo:line-height="0.547cm" fo:text-align="center" style:justify-single-word="false" fo:hyphenation-ladder-count="no-limit" fo:text-indent="0cm" style:auto-text-indent="false" fo:keep-with-next="always"/>
      <style:text-properties fo:text-transform="uppercase" style:use-window-font-color="true" fo:font-size="12pt" fo:language="es" fo:country="ES" fo:font-style="normal" fo:font-weight="bold" style:letter-kerning="true" style:font-size-asian="12pt" style:language-asian="zxx" style:country-asian="none" style:font-style-asian="normal" style:font-weight-asian="bold" style:font-name-complex="Tahoma" style:language-complex="zxx" style:country-complex="none" style:font-style-complex="normal" style:font-weight-complex="bold" fo:hyphenate="false" fo:hyphenation-remain-char-count="2" fo:hyphenation-push-char-count="2"/>
    </style:style>
    <style:style style:name="LO-Normal" style:family="paragraph" style:parent-style-name="Standard">
      <style:paragraph-properties fo:margin-top="0cm" fo:margin-bottom="0cm"/>
      <style:text-properties style:font-name="NewsGotT1" style:font-name-complex="NewsGotT1"/>
    </style:style>
    <style:style style:name="Contenido_20_Cuadro" style:display-name="Contenido Cuadro" style:family="paragraph" style:parent-style-name="Standard">
      <style:paragraph-properties fo:margin-top="0.049cm" fo:margin-bottom="0.049cm" fo:text-align="justify" style:justify-single-word="false" style:text-autospace="none"/>
      <style:text-properties style:font-name="NewsGotT1" fo:font-size="10pt" fo:language="es" fo:country="ES" style:font-name-asian="NewsGotT1" style:font-size-asian="10pt" style:font-name-complex="NewsGotT1" style:font-size-complex="10pt"/>
    </style:style>
    <style:style style:name="WW-footnote_20_text" style:display-name="WW-footnote text" style:family="paragraph" style:parent-style-name="Standard">
      <style:paragraph-properties style:line-height-at-least="0.37cm" fo:text-align="justify" style:justify-single-word="false">
        <style:tab-stops>
          <style:tab-stop style:position="0.6cm"/>
        </style:tab-stops>
      </style:paragraph-properties>
      <style:text-properties fo:font-size="9pt" fo:language="es" fo:country="ES" style:font-size-asian="9pt" style:font-size-complex="9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Times New Roman" style:font-name-complex="Times New Roman"/>
    </style:style>
    <style:style style:name="WW8Num4z0" style:family="text">
      <style:text-properties style:font-name="Times New Roman" style:font-name-complex="Times New Roman"/>
    </style:style>
    <style:style style:name="WW8Num5z0" style:family="text">
      <style:text-properties style:font-name="Times New Roman" fo:letter-spacing="-0.004cm" style:font-name-complex="Times New Roman"/>
    </style:style>
    <style:style style:name="WW8Num6z0" style:family="text">
      <style:text-properties style:font-name="Wingdings" style:font-name-asian="Wingdings" style:font-name-complex="Wingdings"/>
    </style:style>
    <style:style style:name="WW8Num7z0" style:family="text">
      <style:text-properties style:font-name="Times New Roman" style:font-name-complex="Times New Roman"/>
    </style:style>
    <style:style style:name="WW8Num8z0" style:family="text">
      <style:text-properties style:font-name="Times New Roman" style:font-name-asian="Times New Roman" style:font-name-complex="Times New Roman"/>
    </style:style>
    <style:style style:name="WW8Num9z0" style:family="text">
      <style:text-properties style:use-window-font-color="true"/>
    </style:style>
    <style:style style:name="WW8Num10z0" style:family="text">
      <style:text-properties style:font-name="Times New Roman" fo:letter-spacing="-0.004cm" style:font-name-complex="Times New Roman"/>
    </style:style>
    <style:style style:name="WW8Num11z0" style:family="text">
      <style:text-properties style:font-name="Times New Roman" style:font-name-asian="Times New Roman" style:font-name-complex="Times New Roman"/>
    </style:style>
    <style:style style:name="WW8Num12z0" style:family="text">
      <style:text-properties style:font-name="Times New Roman" fo:font-weight="bold" style:font-name-asian="Times New Roman" style:font-weight-asian="bold" style:font-name-complex="Times New Roman" style:font-weight-complex="bold"/>
    </style:style>
    <style:style style:name="WW8Num13z0" style:family="text">
      <style:text-properties style:font-name="Times New Roman" fo:language="es" fo:country="ES" fo:font-weight="bold" style:letter-kerning="true" style:font-name-asian="Times New Roman" style:language-asian="none" style:country-asian="none" style:font-weight-asian="bold" style:font-name-complex="Times New Roman" style:font-weight-complex="bold"/>
    </style:style>
    <style:style style:name="WW8Num14z0" style:family="text">
      <style:text-properties style:font-name="Times New Roman" fo:font-weight="bold" style:font-weight-asian="bold" style:font-name-complex="Times New Roman"/>
    </style:style>
    <style:style style:name="WW8Num15z0" style:family="text">
      <style:text-properties style:font-name="Times New Roman" style:font-name-complex="Times New Roman"/>
    </style:style>
    <style:style style:name="WW8Num16z0" style:family="text">
      <style:text-properties style:font-name="Times New Roman" style:font-name-asian="Times New Roman" style:font-name-complex="Times New Roman"/>
    </style:style>
    <style:style style:name="WW8Num17z0" style:family="text">
      <style:text-properties style:font-name="Wingdings" style:font-name-asian="Wingdings" style:font-name-complex="Wingdings"/>
    </style:style>
    <style:style style:name="WW8Num18z0" style:family="text">
      <style:text-properties style:font-name="Symbol1" style:font-name-asian="Symbol1" style:font-name-complex="Symbol1"/>
    </style:style>
    <style:style style:name="WW8Num18z1" style:family="text">
      <style:text-properties style:font-name="Symbol" style:font-name-complex="OpenSymbol"/>
    </style:style>
    <style:style style:name="WW8Num19z0" style:family="text">
      <style:text-properties style:font-name="Times New Roman" style:font-name-asian="Times New Roman" style:font-name-complex="Times New Roman"/>
    </style:style>
    <style:style style:name="WW8Num20z0" style:family="text">
      <style:text-properties style:font-name="Times New Roman" style:font-name-complex="Times New Roman"/>
    </style:style>
    <style:style style:name="WW8Num20z1" style:family="text">
      <style:text-properties style:font-name="OpenSymbol" style:font-name-complex="OpenSymbol"/>
    </style:style>
    <style:style style:name="WW8Num21z0" style:family="text">
      <style:text-properties style:font-name="Wingdings" fo:font-size="8pt" style:font-size-asian="8pt" style:font-name-complex="Wingdings"/>
    </style:style>
    <style:style style:name="WW8Num21z1" style:family="text">
      <style:text-properties style:font-name="OpenSymbol" style:font-name-complex="OpenSymbol"/>
    </style:style>
    <style:style style:name="WW8Num22z0" style:family="text">
      <style:text-properties style:font-name="Wingdings" fo:font-size="8pt" style:font-size-asian="8pt" style:font-name-complex="Wingdings"/>
    </style:style>
    <style:style style:name="WW8Num22z1" style:family="text">
      <style:text-properties style:font-name="OpenSymbol" style:font-name-complex="OpenSymbol"/>
    </style:style>
    <style:style style:name="WW8Num23z0" style:family="text">
      <style:text-properties style:font-name="Wingdings" fo:font-size="8pt" style:font-size-asian="8pt" style:font-name-complex="Wingdings"/>
    </style:style>
    <style:style style:name="WW8Num23z1" style:family="text">
      <style:text-properties style:font-name="OpenSymbol" style:font-name-complex="OpenSymbol"/>
    </style:style>
    <style:style style:name="WW8Num24z0" style:family="text">
      <style:text-properties style:font-name="Times New Roman" style:font-name-complex="Times New Roman"/>
    </style:style>
    <style:style style:name="WW8Num24z1" style:family="text">
      <style:text-properties style:font-name="OpenSymbol" style:font-name-complex="OpenSymbol"/>
    </style:style>
    <style:style style:name="WW8Num25z0" style:family="text">
      <style:text-properties style:font-name="Wingdings" style:font-name-complex="Wingdings"/>
    </style:style>
    <style:style style:name="WW8Num25z1" style:family="text">
      <style:text-properties style:font-name="OpenSymbol" style:font-name-complex="OpenSymbol"/>
    </style:style>
    <style:style style:name="WW8Num26z0" style:family="text">
      <style:text-properties style:font-name="Times New Roman" style:font-name-complex="Times New Roman"/>
    </style:style>
    <style:style style:name="WW8Num26z1" style:family="text">
      <style:text-properties style:font-name="OpenSymbol" style:font-name-complex="OpenSymbol"/>
    </style:style>
    <style:style style:name="WW8Num27z0" style:family="text">
      <style:text-properties fo:font-weight="bold" style:font-weight-asian="bold"/>
    </style:style>
    <style:style style:name="WW8Num27z1" style:family="text">
      <style:text-properties style:font-name="OpenSymbol" style:font-name-complex="OpenSymbol"/>
    </style:style>
    <style:style style:name="WW8Num28z0" style:family="text">
      <style:text-properties style:font-name="Times New Roman" style:font-name-complex="Times New Roman"/>
    </style:style>
    <style:style style:name="WW8Num28z1" style:family="text">
      <style:text-properties style:font-name="OpenSymbol" style:font-name-complex="OpenSymbol"/>
    </style:style>
    <style:style style:name="WW8Num29z0" style:family="text">
      <style:text-properties style:font-name="Times New Roman" style:font-name-complex="Times New Roman"/>
    </style:style>
    <style:style style:name="WW8Num29z1" style:family="text">
      <style:text-properties style:font-name="Symbol" style:font-name-complex="OpenSymbol"/>
    </style:style>
    <style:style style:name="WW8Num30z0" style:family="text">
      <style:text-properties style:font-name="Symbol" fo:font-weight="bold" fo:background-color="transparent" style:font-weight-asian="bold" style:font-name-complex="Symbol"/>
    </style:style>
    <style:style style:name="WW8Num30z1" style:family="text">
      <style:text-properties style:font-name="Symbol" style:font-name-complex="OpenSymbol"/>
    </style:style>
    <style:style style:name="WW8Num31z0" style:family="text">
      <style:text-properties style:font-name="Times New Roman" style:font-name-complex="Times New Roman"/>
    </style:style>
    <style:style style:name="WW8Num31z1" style:family="text">
      <style:text-properties style:font-name="OpenSymbol" style:font-name-complex="OpenSymbol"/>
    </style:style>
    <style:style style:name="WW8Num32z0" style:family="text">
      <style:text-properties style:font-name="Times New Roman" fo:font-size="10pt" fo:background-color="transparent" style:font-size-asian="10pt" style:font-name-complex="Times New Roman" style:font-size-complex="10pt"/>
    </style:style>
    <style:style style:name="WW8Num32z1" style:family="text">
      <style:text-properties style:font-name="OpenSymbol" style:font-name-complex="OpenSymbol"/>
    </style:style>
    <style:style style:name="WW8Num33z0" style:family="text">
      <style:text-properties style:font-name="Times New Roman" style:font-name-complex="Times New Roman"/>
    </style:style>
    <style:style style:name="WW8Num33z1" style:family="text">
      <style:text-properties style:font-name="OpenSymbol" style:font-name-complex="Open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style:font-name-asian="Times New Roman"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7z1" style:family="text">
      <style:text-properties style:font-name="Symbol" style:font-name-complex="Open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1" style:family="text">
      <style:text-properties style:font-name="OpenSymbol" style:font-name-complex="OpenSymbol"/>
    </style:style>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Absatz-Standardschriftart" style:family="text"/>
    <style:style style:name="WW-Absatz-Standardschriftart" style:family="text"/>
    <style:style style:name="WW-Absatz-Standardschriftart1" style:family="text"/>
    <style:style style:name="WW8Num34z0" style:family="text">
      <style:text-properties style:font-name="Times New Roman" style:font-name-complex="Times New Roman"/>
    </style:style>
    <style:style style:name="WW8Num34z1" style:family="text">
      <style:text-properties style:font-name="StarSymbol" fo:font-size="9pt" style:font-name-asian="StarSymbol" style:font-size-asian="9pt" style:font-name-complex="StarSymbol" style:font-size-complex="9pt"/>
    </style:style>
    <style:style style:name="WW8Num35z0" style:family="text">
      <style:text-properties fo:font-weight="bold" style:font-weight-asian="bold"/>
    </style:style>
    <style:style style:name="WW8Num35z1" style:family="text">
      <style:text-properties style:font-name="Courier New" style:font-name-complex="Courier New"/>
    </style:style>
    <style:style style:name="WW-Absatz-Standardschriftart11" style:family="text"/>
    <style:style style:name="WW8Num36z0" style:family="text">
      <style:text-properties style:font-name="Times New Roman" style:font-name-asian="Times New Roman" style:font-name-complex="Times New Roman"/>
    </style:style>
    <style:style style:name="WW8Num36z1" style:family="text">
      <style:text-properties style:font-name="OpenSymbol" style:font-name-complex="OpenSymbol"/>
    </style:style>
    <style:style style:name="WW8Num37z0" style:family="text">
      <style:text-properties style:font-name="Times New Roman" style:font-name-complex="Times New Roman"/>
    </style:style>
    <style:style style:name="WW8Num37z1" style:family="text">
      <style:text-properties style:font-name="OpenSymbol" style:font-name-complex="OpenSymbol"/>
    </style:style>
    <style:style style:name="WW8Num38z1" style:family="text">
      <style:text-properties style:font-name="OpenSymbol" style:font-name-complex="OpenSymbol"/>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8z0" style:family="text">
      <style:text-properties fo:font-weight="bold" style:font-weight-asian="bold"/>
    </style:style>
    <style:style style:name="WW8Num39z1" style:family="text">
      <style:text-properties style:font-name="Symbol" style:font-name-complex="OpenSymbol"/>
    </style:style>
    <style:style style:name="WW8Num40z0" style:family="text">
      <style:text-properties style:font-name="Symbol1" style:font-name-asian="Symbol1" style:font-name-complex="Symbol1"/>
    </style:style>
    <style:style style:name="WW8Num40z1" style:family="text">
      <style:text-properties style:font-name="OpenSymbol" style:font-name-complex="OpenSymbol"/>
    </style:style>
    <style:style style:name="WW8Num41z0" style:family="text">
      <style:text-properties style:font-name="Symbol" style:font-name-complex="OpenSymbol"/>
    </style:style>
    <style:style style:name="WW8Num41z1" style:family="text">
      <style:text-properties style:font-name="OpenSymbol" style:font-name-complex="OpenSymbol"/>
    </style:style>
    <style:style style:name="WW8Num42z1" style:family="text">
      <style:text-properties style:font-name="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35z2" style:family="text">
      <style:text-properties style:font-name="Wingdings" style:font-name-complex="Wingdings"/>
    </style:style>
    <style:style style:name="WW8Num35z3" style:family="text">
      <style:text-properties style:font-name="Symbol1" style:font-name-complex="Symbol1"/>
    </style:style>
    <style:style style:name="WW8Num39z0" style:family="text">
      <style:text-properties style:font-name="Symbol1" style:font-name-complex="Symbol1"/>
    </style:style>
    <style:style style:name="WW8Num42z0" style:family="text">
      <style:text-properties style:font-name="Times New Roman" style:font-name-complex="Times New Roman"/>
    </style:style>
    <style:style style:name="WW8Num47z0" style:family="text">
      <style:text-properties fo:font-size="10pt" fo:font-weight="normal" style:font-size-asian="10pt" style:font-weight-asian="normal"/>
    </style:style>
    <style:style style:name="WW8Num47z1" style:family="text">
      <style:text-properties fo:font-size="12pt" fo:font-weight="bold" style:font-size-asian="12pt" style:font-weight-asian="bold"/>
    </style:style>
    <style:style style:name="WW8Num48z0" style:family="text">
      <style:text-properties fo:font-size="10pt" fo:font-weight="bold" style:font-size-asian="10pt" style:font-weight-asian="bold"/>
    </style:style>
    <style:style style:name="WW8Num49z0" style:family="text">
      <style:text-properties style:font-name="Times New Roman" style:font-name-complex="Times New Roman"/>
    </style:style>
    <style:style style:name="WW8Num50z0" style:family="text">
      <style:text-properties style:font-name="Wingdings" fo:font-size="8pt" style:font-size-asian="8pt" style:font-name-complex="Wingdings"/>
    </style:style>
    <style:style style:name="WW8Num51z0" style:family="text">
      <style:text-properties style:font-name="Times New Roman" style:font-name-complex="Times New Roman"/>
    </style:style>
    <style:style style:name="WW8Num53z0" style:family="text">
      <style:text-properties style:font-name="Times New Roman" style:font-name-complex="Times New Roman"/>
    </style:style>
    <style:style style:name="WW8Num54z0" style:family="text">
      <style:text-properties style:font-name="Wingdings" fo:font-size="8pt" style:font-size-asian="8pt" style:font-name-complex="Wingdings"/>
    </style:style>
    <style:style style:name="WW8Num56z0" style:family="text">
      <style:text-properties style:font-name="Times New Roman" style:font-name-complex="Times New Roman"/>
    </style:style>
    <style:style style:name="WW8Num57z0" style:family="text">
      <style:text-properties style:font-name="Times New Roman" style:font-name-complex="Times New Roman"/>
    </style:style>
    <style:style style:name="WW8Num59z0" style:family="text">
      <style:text-properties style:font-name="Wingdings" fo:font-size="8pt" style:font-size-asian="8pt" style:font-name-complex="Wingdings"/>
    </style:style>
    <style:style style:name="WW8Num60z0" style:family="text">
      <style:text-properties style:font-name="Symbol1" style:font-name-complex="Symbol1"/>
    </style:style>
    <style:style style:name="WW8NumSt1z0" style:family="text">
      <style:text-properties style:font-name="Times New Roman" style:font-name-complex="Times New Roman"/>
    </style:style>
    <style:style style:name="WW8NumSt2z0" style:family="text">
      <style:text-properties style:font-name="Wingdings" style:font-name-complex="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style>
    <style:style style:name="Page_20_Number" style:display-name="Page Number" style:family="text" style:parent-style-name="Fuente_20_de_20_párrafo_20_predeter."/>
    <style:style style:name="Default_20_Paragraph_20_Font" style:display-name="Default Paragraph Font" style:family="text"/>
    <style:style style:name="Emphasis" style:family="text">
      <style:text-properties style:font-name="Arial" fo:font-size="9pt" fo:letter-spacing="-0.018cm" fo:font-weight="bold" style:font-size-asian="9pt" style:font-weight-asian="bold" style:font-name-complex="Arial"/>
    </style:style>
    <style:style style:name="RTF_5f_Num_20_11_20_1" style:display-name="RTF_Num 11 1" style:family="text">
      <style:text-properties style:font-name="Wingdings" style:font-name-asian="Wingdings" style:font-name-complex="Wingdings"/>
    </style:style>
    <style:style style:name="RTF_5f_Num_20_14_20_1" style:display-name="RTF_Num 14 1" style:family="text">
      <style:text-properties style:font-name="Wingdings" style:font-name-asian="Wingdings" style:font-name-complex="Wingdings"/>
    </style:style>
    <style:style style:name="RTF_5f_Num_20_17_20_1" style:display-name="RTF_Num 17 1" style:family="text">
      <style:text-properties fo:font-weight="bold" style:font-weight-asian="bold" style:font-weight-complex="bold"/>
    </style:style>
    <style:style style:name="RTF_5f_Num_20_18_20_1" style:display-name="RTF_Num 18 1" style:family="text">
      <style:text-properties style:font-name="Times New Roman" fo:font-weight="bold" style:font-name-asian="Times New Roman" style:font-weight-asian="bold" style:font-name-complex="Times New Roman" style:font-weight-complex="bold"/>
    </style:style>
    <style:style style:name="RTF_5f_Num_20_20_20_1" style:display-name="RTF_Num 20 1" style:family="text">
      <style:text-properties style:font-name="Times New Roman" fo:font-weight="bold" style:font-name-asian="Times New Roman" style:font-weight-asian="bold" style:font-name-complex="Times New Roman" style:font-weight-complex="bold"/>
    </style:style>
    <style:style style:name="RTF_5f_Num_20_23_20_1" style:display-name="RTF_Num 23 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8Num12z1" style:family="text">
      <style:text-properties style:font-name="Symbol1" fo:font-size="9pt" style:font-name-asian="Symbol1" style:font-size-asian="9pt" style:font-name-complex="Symbol1" style:font-size-complex="9pt"/>
    </style:style>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8Num13z1" style:family="text">
      <style:text-properties style:font-name="Symbol1" fo:font-size="9pt" style:font-name-asian="Symbol1" style:font-size-asian="9pt" style:font-name-complex="Symbol1" style:font-size-complex="9pt"/>
    </style:style>
    <style:style style:name="WW-Absatz-Standardschriftart1111111111111111111111111111111111111111111111111" style:family="text"/>
    <style:style style:name="WW-Fuente_20_de_20_párrafo_20_predeter." style:display-name="WW-Fuente de párrafo predeter." style:family="text"/>
    <style:style style:name="FollowedHyperlink" style:family="text" style:parent-style-name="WW-Fuente_20_de_20_párrafo_20_predeter.">
      <style:text-properties fo:color="#800080" style:text-underline-style="solid" style:text-underline-width="auto" style:text-underline-color="font-color"/>
    </style:style>
    <style:style style:name="Carácter_20_de_20_numeración" style:display-name="Carácter de numeración"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text-properties style:use-window-font-color="true"/>
    </style:style>
    <style:style style:name="RTF_5f_Num_20_10_20_1" style:display-name="RTF_Num 10 1" style:family="text"/>
    <style:style style:name="RTF_5f_Num_20_12_20_1" style:display-name="RTF_Num 12 1" style:family="text"/>
    <style:style style:name="RTF_5f_Num_20_13_20_1" style:display-name="RTF_Num 13 1" style:family="text"/>
    <style:style style:name="RTF_5f_Num_20_15_20_1" style:display-name="RTF_Num 15 1" style:family="text"/>
    <style:style style:name="RTF_5f_Num_20_16_20_1" style:display-name="RTF_Num 16 1" style:family="text"/>
    <style:style style:name="RTF_5f_Num_20_19_20_1" style:display-name="RTF_Num 19 1" style:family="text"/>
    <style:style style:name="RTF_5f_Num_20_21_20_1" style:display-name="RTF_Num 21 1" style:family="text"/>
    <style:style style:name="RTF_5f_Num_20_22_20_1" style:display-name="RTF_Num 22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style style:name="RTF_5f_Num_20_29_20_1" style:display-name="RTF_Num 29 1" style:family="text"/>
    <style:style style:name="RTF_5f_Num_20_30_20_1" style:display-name="RTF_Num 30 1" style:family="text">
      <style:text-properties fo:font-weight="bold" style:font-weight-asian="bold" style:font-weight-complex="bold"/>
    </style:style>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RTF_5f_Num_20_34_20_1" style:display-name="RTF_Num 34 1" style:family="text"/>
    <style:style style:name="RTF_5f_Num_20_35_20_1" style:display-name="RTF_Num 35 1" style:family="text"/>
    <style:style style:name="RTF_5f_Num_20_36_20_1" style:display-name="RTF_Num 36 1" style:family="text"/>
    <style:style style:name="RTF_5f_Num_20_37_20_1" style:display-name="RTF_Num 37 1" style:family="text"/>
    <style:style style:name="RTF_5f_Num_20_38_20_1" style:display-name="RTF_Num 38 1" style:family="text"/>
    <style:style style:name="RTF_5f_Num_20_39_20_1" style:display-name="RTF_Num 39 1" style:family="text"/>
    <style:style style:name="RTF_5f_Num_20_40_20_1" style:display-name="RTF_Num 40 1" style:family="text"/>
    <style:style style:name="RTF_5f_Num_20_41_20_1" style:display-name="RTF_Num 41 1" style:family="text"/>
    <style:style style:name="RTF_5f_Num_20_42_20_1" style:display-name="RTF_Num 42 1" style:family="text"/>
    <style:style style:name="RTF_5f_Num_20_43_20_1" style:display-name="RTF_Num 43 1" style:family="text"/>
    <style:style style:name="RTF_5f_Num_20_44_20_1" style:display-name="RTF_Num 44 1" style:family="text"/>
    <style:style style:name="RTF_5f_Num_20_45_20_1" style:display-name="RTF_Num 45 1" style:family="text"/>
    <style:style style:name="WW-Default_20_Paragraph_20_Font" style:display-name="WW-Default Paragraph Font" style:family="text"/>
    <style:style style:name="WW-FollowedHyperlink" style:family="text" style:parent-style-name="WW-Default_20_Paragraph_20_Font">
      <style:text-properties fo:color="#800080" style:text-underline-style="solid" style:text-underline-width="auto" style:text-underline-color="font-color"/>
    </style:style>
    <style:style style:name="WW-RTF_5f_Num_20_30_20_1" style:display-name="WW-RTF_Num 30 1" style:family="text">
      <style:text-properties style:font-name="Wingdings" style:font-name-asian="Wingdings" style:font-name-complex="Wingdings"/>
    </style:style>
    <style:style style:name="WW-RTF_5f_Num_20_33_20_1" style:display-name="WW-RTF_Num 33 1" style:family="text">
      <style:text-properties style:font-name="Wingdings" style:font-name-asian="Wingdings" style:font-name-complex="Wingdings"/>
    </style:style>
    <style:style style:name="WW-RTF_5f_Num_20_36_20_1" style:display-name="WW-RTF_Num 36 1" style:family="text">
      <style:text-properties fo:font-weight="bold" style:font-weight-asian="bold" style:font-weight-complex="bold"/>
    </style:style>
    <style:style style:name="WW-RTF_5f_Num_20_37_20_1" style:display-name="WW-RTF_Num 37 1" style:family="text">
      <style:text-properties style:font-name="Times New Roman" fo:font-weight="bold" style:font-name-asian="Times New Roman" style:font-weight-asian="bold" style:font-name-complex="Times New Roman" style:font-weight-complex="bold"/>
    </style:style>
    <style:style style:name="WW-RTF_5f_Num_20_39_20_1" style:display-name="WW-RTF_Num 39 1" style:family="text">
      <style:text-properties style:font-name="Times New Roman" fo:font-weight="bold" style:font-name-asian="Times New Roman" style:font-weight-asian="bold" style:font-name-complex="Times New Roman" style:font-weight-complex="bold"/>
    </style:style>
    <style:style style:name="WW-RTF_5f_Num_20_42_20_1" style:display-name="WW-RTF_Num 42 1" style:family="text"/>
    <style:style style:name="WW-Default_20_Paragraph_20_Font1" style:display-name="WW-Default Paragraph Font1" style:family="text"/>
    <style:style style:name="WW-FollowedHyperlink1" style:family="text" style:parent-style-name="WW-Default_20_Paragraph_20_Font1">
      <style:text-properties fo:color="#800080" style:text-underline-style="solid" style:text-underline-width="auto" style:text-underline-color="font-color"/>
    </style:style>
    <style:style style:name="Símbolo_20_de_20_nota_20_al_20_pie" style:display-name="Símbolo de nota al pie" style:family="text"/>
    <style:style style:name="Footnote_20_Symbol" style:display-name="Footnote Symbol" style:family="text">
      <style:text-properties style:text-position="super 58%"/>
    </style:style>
    <style:style style:name="Símbolo_20_de_20_nota_20_final" style:display-name="Símbolo de nota final" style:family="text">
      <style:text-properties style:text-position="super 58%"/>
    </style:style>
    <style:style style:name="WW-Símbolo_20_de_20_nota_20_final" style:display-name="WW-Símbolo de nota final" style:family="text"/>
    <style:style style:name="RTF_5f_Num_20_102_20_1" style:display-name="RTF_Num 102 1" style:family="text"/>
    <style:style style:name="RTF_5f_Num_20_102_20_4" style:display-name="RTF_Num 102 4" style:family="text"/>
    <style:style style:name="RTF_5f_Num_20_102_20_5" style:display-name="RTF_Num 102 5" style:family="text"/>
    <style:style style:name="RTF_5f_Num_20_102_20_6" style:display-name="RTF_Num 102 6" style:family="text"/>
    <style:style style:name="RTF_5f_Num_20_102_20_7" style:display-name="RTF_Num 102 7" style:family="text"/>
    <style:style style:name="RTF_5f_Num_20_102_20_8" style:display-name="RTF_Num 102 8" style:family="text"/>
    <style:style style:name="RTF_5f_Num_20_102_20_9" style:display-name="RTF_Num 102 9"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6_20_10" style:display-name="RTF_Num 6 10" style:family="text">
      <style:text-properties style:font-name="OpenSymbol" fo:font-size="9pt" style:font-name-asian="OpenSymbol" style:font-size-asian="9pt" style:font-name-complex="OpenSymbol" style:font-size-complex="9pt"/>
    </style:style>
    <style:style style:name="Endnote_20_Symbol" style:display-name="Endnote Symbol"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2.381cm" fo:text-indent="-0.635cm" fo:margin-left="2.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8.177cm" fo:text-indent="-0.635cm" fo:margin-left="8.177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8.812cm" fo:text-indent="-0.635cm" fo:margin-left="8.812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9.447cm" fo:text-indent="-0.635cm" fo:margin-left="9.447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10.082cm" fo:text-indent="-0.635cm" fo:margin-left="10.082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10.717cm" fo:text-indent="-0.635cm" fo:margin-left="10.71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8.177cm" fo:text-indent="-0.635cm" fo:margin-left="8.177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8.812cm" fo:text-indent="-0.635cm" fo:margin-left="8.812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9.447cm" fo:text-indent="-0.635cm" fo:margin-left="9.447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10.082cm" fo:text-indent="-0.635cm" fo:margin-left="10.082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10.717cm" fo:text-indent="-0.635cm" fo:margin-left="10.71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8.177cm" fo:text-indent="-0.635cm" fo:margin-left="8.177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8.812cm" fo:text-indent="-0.635cm" fo:margin-left="8.812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9.447cm" fo:text-indent="-0.635cm" fo:margin-left="9.447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10.082cm" fo:text-indent="-0.635cm" fo:margin-left="10.082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10.717cm" fo:text-indent="-0.635cm" fo:margin-left="10.71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39" style:family="table">
      <style:table-properties style:width="16.503cm" table:align="left" style:writing-mode="lr-tb"/>
    </style:style>
    <style:style style:name="Tabla39.A" style:family="table-column">
      <style:table-column-properties style:column-width="6.251cm"/>
    </style:style>
    <style:style style:name="Tabla39.B" style:family="table-column">
      <style:table-column-properties style:column-width="10.252cm"/>
    </style:style>
    <style:style style:name="Tabla39.1" style:family="table-row">
      <style:table-row-properties style:min-row-height="1.24cm" style:keep-together="true" fo:keep-together="auto"/>
    </style:style>
    <style:style style:name="Tabla39.A1" style:family="table-cell">
      <style:table-cell-properties style:vertical-align="top" fo:padding="0cm" fo:border="none" style:writing-mode="lr-tb"/>
    </style:style>
    <style:style style:name="MP1" style:family="paragraph" style:parent-style-name="Header">
      <style:paragraph-properties fo:margin-left="0cm" fo:margin-right="-0.123cm" fo:text-indent="0cm" style:auto-text-indent="false" style:snap-to-layout-grid="false">
        <style:tab-stops>
          <style:tab-stop style:position="0cm"/>
          <style:tab-stop style:position="15cm" style:type="right"/>
        </style:tab-stops>
      </style:paragraph-properties>
      <style:text-properties style:font-name="Eras Bd BT" style:font-name-complex="Eras Bd BT"/>
    </style:style>
    <style:style style:name="MP2" style:family="paragraph" style:parent-style-name="Header">
      <style:paragraph-properties fo:margin-top="0.212cm" fo:margin-bottom="0cm" style:snap-to-layout-grid="false"/>
    </style:style>
    <style:style style:name="MP3" style:family="paragraph" style:parent-style-name="Footer">
      <style:paragraph-properties fo:text-align="end" style:justify-single-word="false"/>
    </style:style>
    <style:style style:name="MP4" style:family="paragraph">
      <style:paragraph-properties style:writing-mode="lr-tb"/>
    </style:style>
    <style:style style:name="MT1" style:family="text">
      <style:text-properties style:font-name="Eras Bk BT" fo:font-size="11pt" fo:font-weight="bold" style:font-name-asian="Eras Bk BT" style:font-size-asian="11pt" style:font-weight-asian="bold" style:font-name-complex="Eras Bk BT"/>
    </style:style>
    <style:style style:name="MT2" style:family="text">
      <style:text-properties style:font-name="Eras Bk BT" fo:font-weight="bold" style:font-weight-asian="bold" style:font-name-complex="Eras Bk BT"/>
    </style:style>
    <style:style style:name="MT3" style:family="text">
      <style:text-properties style:font-name="Eras Bk BT" fo:font-weight="bold" style:font-name-asian="Eras Bk BT" style:font-weight-asian="bold" style:font-name-complex="Eras Bk BT"/>
    </style:style>
    <style:style style:name="MT4" style:family="text">
      <style:text-properties style:font-name="Eras Md BT" fo:font-weight="bold" style:font-name-asian="Eras Md BT" style:font-weight-asian="bold" style:font-name-complex="Eras Md BT"/>
    </style:style>
    <style:style style:name="MT5" style:family="text">
      <style:text-properties style:font-name="Eras Md BT" fo:font-weight="bold" style:font-weight-asian="bold" style:font-name-complex="Eras Md B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draw:fill="solid" draw:fill-color="#c0c0c0"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46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0.907cm" fo:margin-top="0.808cm" style:dynamic-spacing="true"/>
      </style:footer-style>
    </style:page-layout>
    <style:page-layout style:name="Mpm2">
      <style:page-layout-properties fo:page-width="21.001cm" fo:page-height="29.7cm" style:num-format="1" style:print-orientation="portrait" fo:margin-top="4.2cm" fo:margin-bottom="3.406cm" fo:margin-left="3cm" fo:margin-right="3cm" style:writing-mode="lr-tb" style:layout-grid-color="#c0c0c0" style:layout-grid-lines="3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la39" table:style-name="Tabla39">
          <table:table-column table:style-name="Tabla39.A"/>
          <table:table-column table:style-name="Tabla39.B"/>
          <table:table-row table:style-name="Tabla39.1">
            <table:table-cell table:style-name="Tabla39.A1" office:value-type="string">
              <text:p text:style-name="MP1"><draw:frame draw:style-name="Mfr1" draw:name="gráficos1" text:anchor-type="as-char" svg:width="5.726cm" svg:height="0.596cm" draw:z-index="33"><draw:image xlink:href="Pictures/2000002800007DAD00000D55074AF012.wmf" xlink:type="simple" xlink:show="embed" xlink:actuate="onLoad"/></draw:frame></text:p>
            </table:table-cell>
            <table:table-cell table:style-name="Tabla39.A1" office:value-type="string">
              <text:p text:style-name="MP2"><text:span text:style-name="MT1"><text:s text:c="4"/></text:span><text:span text:style-name="MT2">CONSEJERÍA</text:span><text:span text:style-name="MT3"> </text:span><text:span text:style-name="MT2">DE</text:span><text:span text:style-name="MT3"> </text:span><text:span text:style-name="MT2">HACIENDA</text:span><text:span text:style-name="MT3"> </text:span><text:span text:style-name="MT2">Y</text:span><text:span text:style-name="MT3"> </text:span><text:span text:style-name="MT2">ADMINISTRACIÓN</text:span><text:span text:style-name="MT3"> </text:span><text:span text:style-name="MT2">PÚBLICA</text:span></text:p>
              <text:p text:style-name="Header"><text:span text:style-name="MT4"><text:s text:c="5"/></text:span><text:span text:style-name="MT5">Dirección</text:span><text:span text:style-name="MT4"> </text:span><text:span text:style-name="MT5">General</text:span><text:span text:style-name="MT4"> </text:span><text:span text:style-name="MT5">de</text:span><text:span text:style-name="MT4"> </text:span><text:span text:style-name="MT5">Política</text:span><text:span text:style-name="MT4"> </text:span><text:span text:style-name="MT5">Digital</text:span></text:p>
            </table:table-cell>
          </table:table-row>
        </table:table>
        <text:p text:style-name="Header"/>
      </style:header>
      <style:footer>
        <text:p text:style-name="MP3"><draw:custom-shape text:anchor-type="char" draw:z-index="123" draw:style-name="Mgr1" draw:text-style-name="MP4" svg:width="2.541cm" svg:height="4.569cm" svg:x="-2.683cm" svg:y="4.736cm"><text:p/><draw:enhanced-geometry svg:viewBox="0 0 1440 2590" draw:type="non-primitive" draw:enhanced-path="M 560 913 L 528 900 533 880 568 893 560 913 Z M 555 960 L 583 898 615 915 605 935 593 928 575 968 555 960 Z M 543 975 L 568 985 560 1005 535 993 543 975 Z M 1040 1693 L 990 1693 998 1710 1030 1710 1040 1693 Z M 1115 1493 L 1100 1463 1120 1453 1130 1478 1135 1473 1143 1465 1148 1458 1150 1453 1153 1445 1150 1438 1148 1430 1140 1423 1130 1415 1125 1410 1120 1410 1118 1410 1113 1413 1103 1415 1078 1420 1073 1423 1073 1433 1073 1440 1070 1448 1065 1450 1063 1455 1055 1455 1050 1458 1038 1458 1028 1460 1018 1463 1005 1465 1000 1465 998 1463 990 1460 988 1455 988 1450 990 1448 998 1430 985 1435 973 1438 960 1438 948 1435 928 1423 908 1413 898 1410 890 1410 883 1413 878 1418 873 1420 870 1425 863 1435 863 1440 863 1445 868 1455 875 1465 883 1473 888 1460 908 1468 895 1500 888 1518 883 1538 953 1668 975 1670 985 1670 995 1668 998 1660 973 1660 965 1520 933 1520 933 1498 985 1498 990 1600 1035 1600 1040 1500 1100 1500 1100 1520 1060 1520 1055 1660 1020 1660 1020 1668 1028 1670 1058 1670 1053 1670 1078 1670 1133 1548 1115 1493 Z M 993 1620 L 993 1638 1035 1638 1035 1620 993 1620 Z M 0 2323 L 18 2313 30 2303 43 2293 45 2288 48 2283 53 2273 60 2263 58 2233 58 2225 55 2218 50 2210 45 2203 23 2168 0 2135 0 2323 Z M 0 2428 L 30 2433 48 2435 55 2438 60 2440 65 2445 70 2450 83 2465 88 2473 93 2483 98 2490 105 2498 98 2543 65 2540 83 2583 85 2590 108 2553 118 2533 120 2525 120 2515 120 2503 115 2493 110 2480 108 2468 105 2460 103 2455 100 2448 98 2445 93 2440 88 2438 78 2433 65 2428 53 2423 43 2420 30 2415 13 2403 0 2398 0 2428 Z M 0 2498 L 5 2510 5 2515 5 2520 38 2520 35 2510 33 2500 25 2483 43 2473 55 2498 58 2505 58 2513 58 2520 80 2520 80 2503 68 2483 55 2465 50 2460 45 2458 38 2455 28 2453 0 2448 0 2498 Z M 0 2128 L 15 2120 35 2150 60 2188 70 2198 75 2210 78 2220 80 2233 80 2248 90 2243 100 2243 145 2175 105 2173 68 2170 105 2128 115 2120 128 2113 140 2105 150 2098 163 2088 168 2083 173 2078 185 2070 200 2063 215 2055 245 2043 275 2033 295 2053 303 2065 313 2083 323 2103 333 2085 363 2043 370 2043 380 2045 393 2048 413 2053 408 2040 400 2018 393 2000 390 1993 385 1985 378 1975 370 1968 360 1958 350 1950 345 1945 340 1943 333 1943 325 1943 320 1943 315 1940 305 1935 298 1930 290 1923 278 1908 270 1900 268 1898 263 1898 240 1893 218 1890 173 1883 143 1878 103 1873 35 1868 28 1865 18 1868 10 1870 0 1875 0 2128 Z M 0 518 L 23 483 50 450 75 418 105 390 135 363 168 335 203 313 220 303 238 290 275 273 313 255 353 240 393 228 415 223 435 218 478 210 523 208 543 205 565 205 600 205 635 208 668 213 700 220 733 225 765 235 795 245 825 258 855 270 870 278 885 285 913 303 940 320 965 338 990 358 1015 378 1038 400 1060 423 1080 448 1100 473 1120 498 1138 525 1153 553 1168 583 1180 613 1193 643 1203 673 1213 705 1220 738 1225 770 1230 803 1233 838 1233 870 1130 870 1130 843 1128 813 1125 785 1120 758 1113 730 1105 703 1098 678 1088 653 1075 628 1063 603 1050 578 1035 555 1018 533 1003 513 985 493 965 473 945 453 925 435 905 420 883 403 858 390 835 375 810 363 785 353 760 343 733 333 708 325 680 320 653 315 623 310 595 308 565 308 538 308 508 310 480 315 453 320 425 325 398 333 373 343 345 353 320 363 295 375 273 390 250 403 228 420 205 435 185 453 165 473 148 493 130 513 113 533 98 555 83 578 68 603 55 628 45 653 35 678 25 703 18 730 13 758 8 785 3 813 3 828 0 843 0 870 0 518 Z M 0 210 L 30 185 60 163 90 143 123 123 155 103 190 85 225 70 260 58 295 45 333 33 370 23 408 15 448 10 485 5 525 3 565 0 610 3 655 5 698 10 743 20 783 28 825 40 865 55 905 70 945 88 983 105 1018 128 1053 150 1088 175 1120 200 1153 228 1168 243 1183 255 1213 285 1240 318 1265 350 1290 385 1313 420 1333 458 1353 495 1370 533 1385 573 1400 613 1410 653 1420 695 1425 718 1428 738 1433 783 1438 825 1438 870 1335 870 1335 833 1333 793 1328 755 1320 715 1313 680 1300 643 1290 608 1275 573 1260 538 1243 505 1233 488 1225 473 1205 443 1183 413 1160 383 1135 355 1110 328 1083 303 1055 278 1040 268 1028 255 995 235 965 215 933 195 900 180 865 163 830 150 795 138 758 128 720 120 683 113 645 108 605 105 565 103 525 105 483 108 443 113 403 120 363 130 325 143 288 155 253 170 218 188 200 195 183 205 165 215 150 225 118 248 85 270 55 295 28 323 0 350 0 210 Z M 575 1883 L 575 1823 560 1868 540 1798 533 1753 488 1830 475 1755 468 1813 435 1765 435 1770 435 1818 435 1868 435 1885 435 1905 438 1925 438 1945 435 1990 438 2008 440 2028 453 2063 460 2068 468 2075 473 2080 478 2085 485 2095 505 2120 525 2145 540 2168 540 2143 543 2095 545 2065 548 2025 548 2020 550 2013 558 2000 565 1988 568 1975 570 1938 575 1883 Z M 318 2405 L 318 2420 363 2420 363 2405 318 2405 Z M 363 2383 L 363 2305 415 2305 415 2328 385 2328 385 2443 353 2443 353 2470 353 2473 355 2475 360 2478 403 2478 435 2410 438 2408 440 2400 450 2378 453 2363 455 2353 448 2310 440 2295 438 2288 438 2280 438 2275 440 2268 443 2265 448 2265 453 2268 458 2270 460 2270 465 2270 475 2268 480 2253 483 2245 483 2240 480 2225 478 2220 473 2213 465 2208 455 2205 448 2205 443 2205 435 2208 433 2213 425 2225 415 2235 413 2238 405 2240 400 2240 393 2238 340 2250 278 2268 325 2210 308 2215 295 2223 275 2233 265 2235 258 2235 248 2235 245 2233 243 2230 238 2223 233 2218 225 2213 218 2210 208 2208 200 2205 195 2205 190 2208 185 2213 183 2220 180 2228 180 2235 180 2240 183 2248 188 2253 190 2255 215 2270 210 2300 205 2318 200 2325 195 2333 195 2338 195 2345 195 2350 198 2353 200 2358 210 2368 220 2380 235 2408 280 2475 323 2475 325 2475 328 2473 330 2470 330 2443 295 2443 295 2328 258 2328 258 2305 318 2305 318 2383 363 2383 Z M 288 2498 L 295 2505 308 2515 313 2518 323 2518 380 2518 385 2510 393 2498 288 2498 Z M 430 2078 L 413 2075 373 2065 350 2095 318 2153 308 2125 295 2093 285 2078 280 2068 270 2058 245 2065 220 2075 195 2088 185 2095 178 2103 163 2115 148 2123 140 2128 133 2133 120 2143 113 2150 148 2153 183 2155 115 2258 93 2298 83 2323 78 2333 78 2335 78 2338 83 2338 90 2335 95 2333 98 2333 105 2333 110 2338 115 2343 118 2350 123 2365 128 2378 135 2395 140 2413 145 2430 153 2448 163 2463 170 2480 175 2495 180 2513 185 2498 190 2493 193 2490 198 2488 203 2485 210 2485 218 2488 220 2490 223 2490 225 2490 248 2493 268 2493 263 2485 218 2418 205 2398 195 2383 185 2373 180 2365 178 2360 175 2353 173 2348 173 2340 173 2333 175 2328 180 2320 183 2313 188 2303 193 2280 180 2275 170 2268 165 2258 163 2253 160 2248 160 2235 160 2223 160 2218 163 2213 168 2200 175 2193 185 2185 198 2185 210 2185 220 2188 233 2193 243 2200 253 2208 258 2215 270 2210 280 2208 300 2195 385 2170 335 2230 395 2215 398 2218 400 2218 403 2218 405 2218 408 2213 410 2208 415 2200 420 2195 428 2188 430 2185 438 2185 443 2183 450 2183 458 2185 465 2185 480 2190 485 2195 490 2200 495 2205 498 2210 500 2223 503 2233 503 2243 503 2253 498 2263 490 2283 470 2290 463 2293 468 2305 473 2340 475 2350 475 2360 473 2373 470 2383 468 2393 463 2403 453 2420 420 2488 423 2495 425 2503 430 2515 433 2520 443 2500 455 2483 483 2445 488 2438 493 2435 498 2433 500 2433 503 2435 508 2438 510 2448 518 2470 520 2480 520 2485 523 2488 525 2493 528 2500 540 2478 548 2460 550 2448 553 2435 553 2425 550 2413 545 2373 545 2358 545 2335 550 2283 553 2258 553 2235 553 2225 553 2215 550 2210 548 2205 528 2183 518 2170 508 2158 500 2145 490 2133 468 2108 455 2093 450 2088 445 2085 438 2083 433 2080 430 2078 Z M 1155 1778 L 1088 1855 1058 1805 1048 1813 1005 1830 1008 1770 990 1810 963 1880 900 1843 885 1813 883 1773 838 1805 823 1715 795 1735 795 1763 793 1775 793 1788 788 1813 785 1845 780 1898 780 1918 778 1935 775 1955 773 1965 770 1973 753 2008 745 2025 740 2045 788 2020 828 2005 835 2063 858 2048 883 2068 895 2080 925 2103 935 2110 943 2118 958 2135 973 2153 980 2160 990 2168 1000 2175 1008 2183 1023 2203 1038 2225 1048 2235 1055 2245 1063 2253 1070 2265 1078 2278 1083 2288 1095 2323 1105 2350 1110 2370 1110 2308 1138 2358 1150 2353 1160 2293 1183 2323 1208 2295 1188 2255 1178 2235 1170 2225 1163 2218 1153 2213 1145 2208 1140 2200 1135 2195 1125 2180 1115 2163 1098 2138 1088 2123 1078 2105 1070 2098 1063 2093 1045 2083 1035 2078 1028 2070 1025 2063 1025 2060 1023 2058 1023 2050 1023 2043 1020 2035 1020 2030 1003 2025 1005 2005 1058 2005 1063 2005 1068 2008 1075 2013 1083 2018 1093 2025 1098 2028 1103 2033 1110 2043 1115 2048 1120 2050 1128 2053 1130 2053 1135 2050 1153 2040 1173 2025 1170 2020 1165 2015 1165 2010 1168 2003 1173 1995 1180 1990 1193 1983 1270 1913 1293 1893 1310 1880 1328 1868 1350 1858 1360 1855 1370 1858 1383 1855 1388 1855 1393 1853 1403 1848 1410 1840 1385 1808 1420 1788 1400 1748 1393 1750 1388 1755 1345 1755 1360 1730 1363 1723 1358 1725 1338 1733 1308 1740 1303 1743 1298 1745 1293 1758 1288 1770 1283 1780 1280 1788 1280 1795 1280 1800 1278 1805 1270 1818 1260 1828 1253 1838 1170 1898 1118 1935 1105 1918 1170 1873 1173 1793 1155 1778 Z M 738 2070 L 738 2090 735 2113 730 2133 725 2140 720 2150 718 2158 718 2163 715 2175 715 2190 713 2205 710 2220 710 2233 713 2245 713 2258 710 2268 708 2280 700 2300 698 2310 695 2323 693 2338 688 2350 680 2365 678 2380 673 2395 670 2405 670 2410 685 2423 693 2428 700 2435 715 2448 743 2463 770 2478 780 2480 790 2483 803 2485 818 2490 830 2495 840 2505 843 2505 843 2500 840 2493 838 2483 858 2478 860 2483 868 2495 873 2503 875 2510 878 2508 880 2505 868 2480 885 2468 890 2475 895 2488 900 2495 903 2495 908 2498 923 2500 925 2498 928 2498 928 2495 928 2493 923 2483 913 2468 910 2463 908 2460 900 2455 893 2450 885 2448 870 2443 863 2440 853 2435 798 2423 725 2405 720 2323 748 2298 770 2280 783 2273 790 2268 795 2265 800 2263 805 2255 808 2248 808 2238 810 2215 810 2183 808 2165 805 2150 803 2138 795 2130 780 2118 765 2103 748 2085 738 2070 Z M 610 1860 L 625 1940 635 1998 638 2010 638 2023 638 2038 633 2083 630 2105 628 2115 623 2123 610 2160 593 2208 588 2218 585 2230 583 2255 585 2288 588 2298 588 2305 595 2320 600 2345 603 2365 600 2385 600 2403 600 2420 600 2428 598 2435 595 2440 590 2445 588 2450 583 2458 583 2465 580 2475 580 2485 580 2493 583 2498 588 2503 598 2503 608 2505 625 2510 643 2515 645 2513 648 2510 655 2510 660 2513 663 2513 665 2513 670 2513 675 2513 688 2513 700 2518 713 2523 738 2533 748 2535 758 2538 770 2535 783 2535 795 2533 805 2530 813 2530 818 2528 830 2523 828 2520 823 2518 810 2510 798 2505 790 2505 778 2503 765 2498 750 2490 735 2483 718 2473 705 2465 693 2455 685 2450 678 2443 670 2435 658 2428 653 2423 650 2415 650 2408 653 2395 655 2383 658 2370 663 2358 668 2345 670 2340 673 2333 675 2318 678 2303 680 2298 683 2290 685 2285 688 2280 690 2270 690 2260 690 2250 690 2228 693 2208 695 2193 695 2175 695 2163 698 2153 700 2145 703 2140 708 2128 710 2120 713 2108 715 2098 718 2088 715 2065 715 2058 718 2048 720 2033 725 2018 733 2003 740 1985 748 1968 753 1950 758 1933 760 1895 765 1843 768 1808 770 1783 775 1765 778 1745 778 1723 778 1700 740 1710 735 1735 708 1788 690 1750 680 1735 663 1753 668 1825 610 1860 Z M 778 1678 L 775 1668 773 1648 770 1628 770 1613 768 1600 760 1578 760 1573 758 1568 758 1558 743 1545 703 1570 653 1598 645 1615 625 1608 628 1598 618 1603 605 1605 580 1608 568 1605 555 1603 533 1598 503 1593 478 1588 455 1580 433 1573 425 1588 423 1593 420 1600 418 1608 415 1615 408 1633 438 1625 425 1655 420 1675 418 1688 418 1698 418 1708 420 1713 423 1715 428 1723 435 1730 453 1755 463 1683 485 1683 498 1768 523 1725 550 1735 560 1793 560 1798 575 1755 595 1760 595 1845 645 1813 640 1745 683 1705 695 1720 703 1728 710 1740 715 1730 720 1695 778 1678 Z M 453 1510 L 450 1515 448 1520 445 1525 443 1530 440 1540 435 1553 460 1560 483 1565 505 1573 538 1578 548 1580 560 1583 570 1585 580 1585 588 1588 598 1585 590 1583 453 1510 Z M 455 1488 L 600 1565 645 1578 693 1550 728 1530 715 1513 710 1503 705 1495 698 1475 695 1458 693 1445 693 1383 693 1365 690 1343 685 1300 683 1273 660 1288 648 1273 685 1245 690 1205 693 1165 713 1165 713 1190 708 1228 705 1250 705 1270 705 1290 708 1308 713 1343 713 1363 713 1383 713 1445 715 1455 718 1470 725 1485 733 1500 745 1520 760 1533 760 1528 765 1515 773 1503 780 1490 780 1485 780 1483 780 1475 780 1470 783 1465 785 1460 790 1455 795 1453 800 1450 810 1448 813 1440 803 1438 795 1438 778 1430 793 1410 775 1370 765 1350 755 1333 748 1323 743 1305 738 1285 735 1265 733 1243 733 1223 733 1205 733 1195 735 1180 735 1158 735 1135 733 1123 730 1113 723 1105 715 1100 705 1100 698 1100 683 1098 670 1093 655 1085 643 1080 635 1078 625 1073 618 1068 608 1065 590 1060 563 1075 533 1068 563 1050 525 1043 583 1013 588 1010 593 1003 598 990 605 973 610 960 633 900 613 865 598 890 573 845 550 868 523 845 515 855 495 888 485 903 475 915 468 908 460 903 455 898 453 900 453 905 450 920 450 923 453 925 458 928 460 933 463 938 465 943 473 968 475 980 475 993 478 998 478 1003 475 1018 475 1028 470 1035 468 1040 460 1048 448 1060 433 1073 400 1093 385 1103 378 1105 373 1110 360 1120 353 1125 343 1130 328 1135 323 1138 318 1145 318 1155 318 1163 318 1168 318 1180 318 1193 315 1218 313 1240 313 1265 310 1305 308 1323 305 1338 300 1353 295 1370 288 1388 278 1405 273 1418 270 1430 263 1460 258 1488 255 1515 253 1533 248 1545 243 1555 238 1563 233 1568 228 1573 225 1578 223 1585 220 1590 220 1598 220 1613 220 1640 218 1675 215 1713 213 1728 210 1740 208 1750 203 1760 190 1780 178 1800 170 1813 163 1828 153 1845 153 1853 153 1858 190 1863 210 1825 225 1800 238 1775 253 1753 265 1728 298 1675 300 1670 303 1665 308 1655 310 1643 313 1633 315 1610 320 1588 323 1578 323 1568 323 1550 323 1540 323 1533 325 1523 330 1515 343 1488 355 1460 365 1433 375 1405 380 1378 383 1350 385 1335 388 1320 385 1255 388 1253 390 1250 395 1248 400 1245 413 1240 420 1238 430 1235 438 1228 450 1245 440 1253 430 1258 455 1275 443 1293 423 1278 408 1273 408 1328 415 1338 435 1365 445 1380 448 1388 450 1398 458 1428 458 1440 458 1458 455 1488 Z M 633 953 L 638 953 645 945 650 938 658 918 665 898 673 880 665 875 653 863 640 848 638 840 635 838 635 835 635 828 640 823 620 808 613 798 603 788 600 785 598 780 588 773 570 760 558 763 548 765 530 773 508 780 483 785 475 790 468 798 458 810 450 823 433 853 420 873 400 900 415 903 433 895 435 890 440 883 453 873 470 888 495 850 518 813 550 840 580 813 600 848 615 825 655 898 633 953 Z M 440 943 L 435 938 433 933 430 925 430 920 413 928 408 950 410 953 413 955 425 963 438 970 445 975 453 978 450 963 445 950 443 945 440 943 Z M 1015 1440 L 1028 1438 1038 1438 1045 1438 1050 1435 1050 1423 1053 1418 1053 1413 1055 1408 1058 1405 1073 1400 1108 1393 1113 1390 1120 1390 1128 1390 1133 1393 1140 1395 1148 1400 1153 1405 1158 1413 1168 1425 1170 1433 1170 1440 1173 1450 1170 1458 1168 1465 1163 1473 1153 1488 1138 1500 1155 1550 1090 1693 1065 1693 1043 1733 983 1733 965 1690 940 1688 863 1540 865 1530 868 1515 875 1493 868 1488 860 1480 855 1473 848 1463 845 1455 843 1445 843 1435 845 1428 855 1408 863 1403 868 1398 875 1393 880 1390 895 1388 903 1390 910 1390 925 1398 940 1405 955 1415 965 1418 973 1418 978 1415 983 1415 990 1410 1005 1405 1033 1398 1015 1440 Z M 1163 2193 L 1170 2198 1175 2200 1188 2213 1193 2223 1200 2233 1213 2255 1223 2278 1233 2298 1183 2358 1173 2343 1168 2365 1133 2393 1133 2503 1438 2503 1440 1800 1438 1820 1435 1830 1435 1835 1430 1848 1423 1858 1418 1863 1413 1865 1408 1868 1398 1873 1390 1875 1383 1878 1378 1878 1365 1878 1360 1878 1353 1880 1343 1883 1335 1888 1318 1900 1300 1915 1285 1928 1205 2000 1200 2003 1188 2010 1193 2018 1195 2025 1195 2030 1193 2035 1190 2038 1163 2058 1133 2073 1133 2150 1163 2193 Z M 1133 1278 L 1145 1283 1150 1285 1155 1290 1163 1298 1170 1308 1183 1328 1188 1335 1190 1340 1195 1345 1198 1350 1200 1355 1200 1360 1200 1365 1198 1370 1195 1375 1190 1378 1203 1395 1210 1403 1215 1413 1225 1430 1235 1445 1245 1463 1250 1470 1253 1483 1258 1495 1260 1503 1265 1513 1268 1525 1275 1540 1280 1555 1288 1570 1248 1578 1235 1585 1243 1615 1248 1628 1250 1640 1253 1653 1255 1665 1258 1693 1258 1705 1260 1720 1265 1740 1218 1718 1208 1710 1188 1735 1173 1755 1175 1765 1195 1785 1193 1855 1238 1820 1243 1818 1250 1810 1255 1800 1258 1798 1260 1795 1260 1783 1263 1775 1268 1768 1270 1758 1275 1743 1280 1733 1285 1730 1290 1725 1300 1720 1313 1715 1325 1713 1348 1708 1358 1703 1365 1700 1373 1703 1378 1705 1380 1710 1383 1718 1383 1725 1380 1735 1388 1730 1393 1728 1400 1725 1408 1725 1410 1725 1413 1725 1418 1730 1423 1740 1430 1755 1438 1778 1438 985 1133 985 1133 1278 Z M 1150 1748 L 1173 1723 1203 1683 1228 1700 1235 1703 1235 1698 1233 1675 1233 1655 1233 1648 1230 1638 1225 1630 1223 1623 1213 1573 1243 1558 1258 1555 1253 1545 1248 1530 1245 1518 1240 1510 1238 1500 1233 1488 1230 1478 1225 1470 1218 1453 1208 1440 1198 1423 1193 1415 1188 1408 1173 1393 1170 1383 1168 1375 1168 1373 1168 1368 1170 1365 1175 1363 1180 1360 1175 1353 1168 1345 1160 1330 1153 1318 1148 1310 1140 1305 1135 1300 1130 1298 1125 1298 1120 1300 1110 1305 1100 1310 1093 1310 1083 1313 1075 1313 1065 1310 1033 1300 918 1300 900 1305 923 1320 833 1400 823 1408 818 1413 815 1418 823 1418 828 1420 835 1423 840 1428 843 1430 843 1435 840 1443 833 1448 833 1450 830 1453 828 1458 825 1463 823 1465 818 1468 810 1468 803 1473 800 1475 803 1480 803 1485 800 1493 798 1500 793 1510 788 1518 785 1528 780 1535 778 1545 778 1555 778 1563 778 1565 780 1570 785 1580 788 1595 790 1613 793 1628 793 1648 798 1668 800 1685 800 1695 800 1705 838 1675 853 1768 903 1730 905 1808 915 1828 953 1848 970 1800 998 1743 1030 1763 1028 1798 1038 1793 1065 1773 1090 1820 1150 1748 Z N"/></draw:custom-shape><text:page-number text:select-page="current">6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TUALIZADO RD 817/2009</dc:title>
    <meta:initial-creator>CEH</meta:initial-creator>
    <meta:creation-date>2014-01-30T11:04:00</meta:creation-date>
    <dc:creator>Antonio Blanco Morales</dc:creator>
    <dc:date>2014-08-05T11:22:11</dc:date>
    <meta:print-date>2014-07-10T15:11:00</meta:print-date>
    <meta:editing-cycles>19</meta:editing-cycles>
    <meta:editing-duration>P24DT33M11S</meta:editing-duration>
    <meta:generator>LibreOffice/3.4$Linux LibreOffice_project/340m1$Build-402</meta:generator>
    <meta:document-statistic meta:table-count="39" meta:image-count="1" meta:object-count="1" meta:page-count="62" meta:paragraph-count="1020" meta:word-count="22295" meta:character-count="145191" meta:non-whitespace-character-count="122962"/>
    <meta:user-defined meta:name="ColorPos">-1</meta:user-defined>
    <meta:user-defined meta:name="ColorSet">-1</meta:user-defined>
    <meta:user-defined meta:name="StylePos">-1</meta:user-defined>
    <meta:user-defined meta:name="StyleSe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359cm"/>
    </style:style>
    <style:style style:name="co3" style:family="table-column">
      <style:table-column-properties fo:break-before="auto" style:column-width="6.791cm"/>
    </style:style>
    <style:style style:name="co4" style:family="table-column">
      <style:table-column-properties fo:break-before="auto" style:column-width="4.14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PageStyle_5f_Sheet3">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office:automatic-styles>
  <office:body>
    <office:spreadsheet>
      <table:calculation-settings table:case-sensitive="false" table:use-regular-expressions="false"/>
      <table:table table:name="Sheet3" table:style-name="ta1">
        <office:forms form:automatic-focus="false" form:apply-design-mode="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7" table:default-cell-style-name="Default"/>
        <table:table-row table:style-name="ro1" table:number-rows-repeated="59">
          <table:table-cell table:number-columns-repeated="1024"/>
        </table:table-row>
        <table:table-row table:style-name="ro2">
          <table:table-cell table:number-columns-repeated="4"/>
          <table:table-cell table:style-name="ce1" office:value-type="string">
            <text:p>Incumplimiento</text:p>
          </table:table-cell>
          <table:table-cell table:style-name="ce1"/>
          <table:table-cell table:style-name="ce1" office:value-type="string">
            <text:p>% del importe a deducir </text:p>
          </table:table-cell>
          <table:table-cell table:number-columns-repeated="1017"/>
        </table:table-row>
        <table:table-row table:style-name="ro1">
          <table:table-cell table:number-columns-repeated="4"/>
          <table:table-cell table:style-name="ce2" office:value-type="string">
            <text:p>LEVE</text:p>
          </table:table-cell>
          <table:table-cell table:style-name="ce3" office:value-type="string">
            <text:p>75% &lt;= % aceptación &lt;= 90%</text:p>
          </table:table-cell>
          <table:table-cell table:style-name="ce4" office:value-type="percentage" office:value="0.01">
            <text:p>1,00%</text:p>
          </table:table-cell>
          <table:table-cell table:number-columns-repeated="1017"/>
        </table:table-row>
        <table:table-row table:style-name="ro1">
          <table:table-cell table:number-columns-repeated="4"/>
          <table:table-cell table:style-name="ce2" office:value-type="string">
            <text:p>MODERADO</text:p>
          </table:table-cell>
          <table:table-cell table:style-name="ce3" office:value-type="string">
            <text:p>60% &lt;= % aceptación &lt;= 75%</text:p>
          </table:table-cell>
          <table:table-cell table:style-name="ce4" office:value-type="percentage" office:value="0.005">
            <text:p>0,50%</text:p>
          </table:table-cell>
          <table:table-cell table:number-columns-repeated="1017"/>
        </table:table-row>
        <table:table-row table:style-name="ro1">
          <table:table-cell table:number-columns-repeated="4"/>
          <table:table-cell table:style-name="ce2" office:value-type="string">
            <text:p>GRAVE</text:p>
          </table:table-cell>
          <table:table-cell table:style-name="ce3" office:value-type="string">
            <text:p>% aceptación &lt;= 60%</text:p>
          </table:table-cell>
          <table:table-cell table:style-name="ce4" office:value-type="percentage" office:value="0.0025">
            <text:p>0,25%</text:p>
          </table:table-cell>
          <table:table-cell table:number-columns-repeated="101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5">05/08/2014</text:date>, <text:time>11:22:10</text:time></text:p>
        </style:region-right>
      </style:header>
      <style:header-left style:display="false"/>
      <style:footer>
        <text:p>Página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